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4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2aacb8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asé_0_main" table:style-name="ta1">
        <table:table-column table:style-name="co1" table:default-cell-style-name="ce1"/>
        <table:table-column table:style-name="co1" table:number-columns-repeated="6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Default" table:formula="of:=[.C1]-[.D1]" office:value-type="float" office:value="7526" calcext:value-type="float">
            <text:p>7526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5296" calcext:value-type="float">
            <text:p>15296</text:p>
          </table:table-cell>
          <table:table-cell table:style-name="Default" office:value-type="float" office:value="7770" calcext:value-type="float">
            <text:p>7770</text:p>
          </table:table-cell>
          <table:table-cell table:style-name="Default" office:value-type="string" calcext:value-type="string">
            <text:p>delta</text:p>
          </table:table-cell>
          <table:table-cell table:style-name="Default" office:value-type="string" calcext:value-type="string">
            <text:p>Delta/7770</text:p>
          </table:table-cell>
          <table:table-cell table:style-name="Default" office:value-type="string" calcext:value-type="string">
            <text:p>Delta/7627</text:p>
          </table:table-cell>
          <table:table-cell/>
          <table:table-cell office:value-type="float" office:value="26501365" calcext:value-type="float">
            <text:p>26501365</text:p>
          </table:table-cell>
          <table:table-cell table:formula="of:=[.I1]/131" office:value-type="float" office:value="202300.496183206" calcext:value-type="float">
            <text:p>202300,496183206</text:p>
          </table:table-cell>
          <table:table-cell table:formula="of:=[.I1]-131*202300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style-name="Default" table:formula="of:=[.C2]-[.D2]" office:value-type="float" office:value="22821" calcext:value-type="float">
            <text:p>22821</text:p>
          </table:table-cell>
          <table:table-cell table:style-name="Default" table:formula="of:=[.B1]+131" office:value-type="float" office:value="259" calcext:value-type="float">
            <text:p>259</text:p>
          </table:table-cell>
          <table:table-cell table:style-name="Default" office:value-type="float" office:value="61099" calcext:value-type="float">
            <text:p>61099</text:p>
          </table:table-cell>
          <table:table-cell table:style-name="Default" office:value-type="float" office:value="38278" calcext:value-type="float">
            <text:p>38278</text:p>
          </table:table-cell>
          <table:table-cell table:style-name="Default" table:formula="of:=[.D2]-[.D1]" office:value-type="float" office:value="30508" calcext:value-type="float">
            <text:p>30508</text:p>
          </table:table-cell>
          <table:table-cell table:style-name="Default" table:formula="of:=[.E2]/7770" office:value-type="float" office:value="3.92638352638353" calcext:value-type="float">
            <text:p>3,92638352638353</text:p>
          </table:table-cell>
          <table:table-cell table:style-name="Default" table:formula="of:=[.E2]/7627" office:value-type="float" office:value="4" calcext:value-type="float">
            <text:p>4</text:p>
          </table:table-cell>
          <table:table-cell/>
          <table:table-cell table:formula="of:=[.I1]-128" office:value-type="float" office:value="26501237" calcext:value-type="float">
            <text:p>26501237</text:p>
          </table:table-cell>
          <table:table-cell table:number-columns-repeated="5"/>
        </table:table-row>
        <table:table-row table:style-name="ro1">
          <table:table-cell table:style-name="Default" table:formula="of:=[.C3]-[.D3]" office:value-type="float" office:value="38116" calcext:value-type="float">
            <text:p>38116</text:p>
          </table:table-cell>
          <table:table-cell table:style-name="Default" table:formula="of:=[.B2]+131" office:value-type="float" office:value="390" calcext:value-type="float">
            <text:p>390</text:p>
          </table:table-cell>
          <table:table-cell table:style-name="Default" office:value-type="float" office:value="138554" calcext:value-type="float">
            <text:p>138554</text:p>
          </table:table-cell>
          <table:table-cell table:style-name="Default" office:value-type="float" office:value="100438" calcext:value-type="float">
            <text:p>100438</text:p>
          </table:table-cell>
          <table:table-cell table:style-name="Default" table:formula="of:=[.D3]-[.D2]" office:value-type="float" office:value="62160" calcext:value-type="float">
            <text:p>62160</text:p>
          </table:table-cell>
          <table:table-cell table:style-name="Default" table:formula="of:=[.E3]/7770" office:value-type="float" office:value="8" calcext:value-type="float">
            <text:p>8</text:p>
          </table:table-cell>
          <table:table-cell table:style-name="Default" table:formula="of:=[.E3]/7627" office:value-type="float" office:value="8.14999344434247" calcext:value-type="float">
            <text:p>8,14999344434247</text:p>
          </table:table-cell>
          <table:table-cell/>
          <table:table-cell table:formula="of:=[.I2]/131" office:value-type="float" office:value="202299.519083969" calcext:value-type="float">
            <text:p>202299,519083969</text:p>
          </table:table-cell>
          <table:table-cell table:formula="of:=[.I4]*131" office:value-type="float" office:value="26501169" calcext:value-type="float">
            <text:p>26501169</text:p>
          </table:table-cell>
          <table:table-cell table:number-columns-repeated="4"/>
        </table:table-row>
        <table:table-row table:style-name="ro1">
          <table:table-cell table:style-name="Default" table:formula="of:=[.C4]-[.D4]" office:value-type="float" office:value="53411" calcext:value-type="float">
            <text:p>53411</text:p>
          </table:table-cell>
          <table:table-cell table:style-name="Default" table:formula="of:=[.B3]+131" office:value-type="float" office:value="521" calcext:value-type="float">
            <text:p>521</text:p>
          </table:table-cell>
          <table:table-cell table:style-name="Default" office:value-type="float" office:value="245373" calcext:value-type="float">
            <text:p>245373</text:p>
          </table:table-cell>
          <table:table-cell table:style-name="Default" office:value-type="float" office:value="191962" calcext:value-type="float">
            <text:p>191962</text:p>
          </table:table-cell>
          <table:table-cell table:style-name="Default" table:formula="of:=[.D4]-[.D3]" office:value-type="float" office:value="91524" calcext:value-type="float">
            <text:p>91524</text:p>
          </table:table-cell>
          <table:table-cell table:style-name="Default" table:formula="of:=[.E4]/7770" office:value-type="float" office:value="11.7791505791506" calcext:value-type="float">
            <text:p>11,7791505791506</text:p>
          </table:table-cell>
          <table:table-cell table:style-name="Default" table:formula="of:=[.E4]/7627" office:value-type="float" office:value="12" calcext:value-type="float">
            <text:p>12</text:p>
          </table:table-cell>
          <table:table-cell/>
          <table:table-cell office:value-type="float" office:value="202299" calcext:value-type="float">
            <text:p>202299</text:p>
          </table:table-cell>
          <table:table-cell office:value-type="string" calcext:value-type="string">
            <text:p>* 131</text:p>
          </table:table-cell>
          <table:table-cell table:formula="of:=[.I2]-[.J3]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style-name="Default" table:formula="of:=[.C5]-[.D5]" office:value-type="float" office:value="68706" calcext:value-type="float">
            <text:p>68706</text:p>
          </table:table-cell>
          <table:table-cell table:style-name="Default" table:formula="of:=[.B4]+131" office:value-type="float" office:value="652" calcext:value-type="float">
            <text:p>652</text:p>
          </table:table-cell>
          <table:table-cell table:style-name="Default" office:value-type="float" office:value="384988" calcext:value-type="float">
            <text:p>384988</text:p>
          </table:table-cell>
          <table:table-cell table:style-name="Default" office:value-type="float" office:value="316282" calcext:value-type="float">
            <text:p>316282</text:p>
          </table:table-cell>
          <table:table-cell table:style-name="Default" table:formula="of:=[.D5]-[.D4]" office:value-type="float" office:value="124320" calcext:value-type="float">
            <text:p>124320</text:p>
          </table:table-cell>
          <table:table-cell table:style-name="Default" table:formula="of:=[.E5]/7770" office:value-type="float" office:value="16" calcext:value-type="float">
            <text:p>16</text:p>
          </table:table-cell>
          <table:table-cell table:style-name="Default" table:formula="of:=[.E5]/7627" office:value-type="float" office:value="16.2999868886849" calcext:value-type="float">
            <text:p>16,2999868886849</text:p>
          </table:table-cell>
          <table:table-cell table:number-columns-repeated="7"/>
        </table:table-row>
        <table:table-row table:style-name="ro1">
          <table:table-cell table:style-name="Default" table:formula="of:=[.C6]-[.D6]" office:value-type="float" office:value="84001" calcext:value-type="float">
            <text:p>84001</text:p>
          </table:table-cell>
          <table:table-cell table:style-name="Default" table:formula="of:=[.B5]+131" office:value-type="float" office:value="783" calcext:value-type="float">
            <text:p>783</text:p>
          </table:table-cell>
          <table:table-cell table:style-name="Default" office:value-type="float" office:value="552823" calcext:value-type="float">
            <text:p>552823</text:p>
          </table:table-cell>
          <table:table-cell table:style-name="Default" office:value-type="float" office:value="468822" calcext:value-type="float">
            <text:p>468822</text:p>
          </table:table-cell>
          <table:table-cell table:style-name="Default" table:formula="of:=[.D6]-[.D5]" office:value-type="float" office:value="152540" calcext:value-type="float">
            <text:p>152540</text:p>
          </table:table-cell>
          <table:table-cell table:style-name="Default" table:formula="of:=[.E6]/7770" office:value-type="float" office:value="19.6319176319176" calcext:value-type="float">
            <text:p>19,6319176319176</text:p>
          </table:table-cell>
          <table:table-cell table:style-name="Default" table:formula="of:=[.E6]/7627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Default" table:formula="of:=[.C7]-[.D7]" office:value-type="float" office:value="99296" calcext:value-type="float">
            <text:p>99296</text:p>
          </table:table-cell>
          <table:table-cell table:style-name="Default" table:formula="of:=[.B6]+131" office:value-type="float" office:value="914" calcext:value-type="float">
            <text:p>914</text:p>
          </table:table-cell>
          <table:table-cell table:style-name="Default" office:value-type="float" office:value="754598" calcext:value-type="float">
            <text:p>754598</text:p>
          </table:table-cell>
          <table:table-cell table:style-name="Default" office:value-type="float" office:value="655302" calcext:value-type="float">
            <text:p>655302</text:p>
          </table:table-cell>
          <table:table-cell table:style-name="Default" table:formula="of:=[.D7]-[.D6]" office:value-type="float" office:value="186480" calcext:value-type="float">
            <text:p>186480</text:p>
          </table:table-cell>
          <table:table-cell table:style-name="Default" table:formula="of:=[.E7]/7770" office:value-type="float" office:value="24" calcext:value-type="float">
            <text:p>24</text:p>
          </table:table-cell>
          <table:table-cell table:style-name="Default" table:formula="of:=[.E7]/7627" office:value-type="float" office:value="24.4499803330274" calcext:value-type="float">
            <text:p>24,4499803330274</text:p>
          </table:table-cell>
          <table:table-cell table:number-columns-repeated="7"/>
        </table:table-row>
        <table:table-row table:style-name="ro1">
          <table:table-cell table:style-name="Default" table:formula="of:=[.C8]-[.D8]" office:value-type="float" office:value="114591" calcext:value-type="float">
            <text:p>114591</text:p>
          </table:table-cell>
          <table:table-cell table:style-name="Default" table:formula="of:=[.B7]+131" office:value-type="float" office:value="1045" calcext:value-type="float">
            <text:p>1045</text:p>
          </table:table-cell>
          <table:table-cell table:style-name="Default" office:value-type="float" office:value="983449" calcext:value-type="float">
            <text:p>983449</text:p>
          </table:table-cell>
          <table:table-cell table:style-name="Default" office:value-type="float" office:value="868858" calcext:value-type="float">
            <text:p>868858</text:p>
          </table:table-cell>
          <table:table-cell table:style-name="Default" table:formula="of:=[.D8]-[.D7]" office:value-type="float" office:value="213556" calcext:value-type="float">
            <text:p>213556</text:p>
          </table:table-cell>
          <table:table-cell table:style-name="Default" table:formula="of:=[.E8]/7770" office:value-type="float" office:value="27.4846846846847" calcext:value-type="float">
            <text:p>27,4846846846847</text:p>
          </table:table-cell>
          <table:table-cell table:style-name="Default" table:formula="of:=[.E8]/7627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Default" table:formula="of:=[.C9]-[.D9]" office:value-type="float" office:value="129886" calcext:value-type="float">
            <text:p>129886</text:p>
          </table:table-cell>
          <table:table-cell table:style-name="Default" table:formula="of:=[.B8]+131" office:value-type="float" office:value="1176" calcext:value-type="float">
            <text:p>1176</text:p>
          </table:table-cell>
          <table:table-cell table:style-name="Default" office:value-type="float" office:value="1247384" calcext:value-type="float">
            <text:p>1247384</text:p>
          </table:table-cell>
          <table:table-cell table:style-name="Default" office:value-type="float" office:value="1117498" calcext:value-type="float">
            <text:p>1117498</text:p>
          </table:table-cell>
          <table:table-cell table:style-name="Default" table:formula="of:=[.D9]-[.D8]" office:value-type="float" office:value="248640" calcext:value-type="float">
            <text:p>248640</text:p>
          </table:table-cell>
          <table:table-cell table:style-name="Default" table:formula="of:=[.E9]/7770" office:value-type="float" office:value="32" calcext:value-type="float">
            <text:p>32</text:p>
          </table:table-cell>
          <table:table-cell table:style-name="Default" table:formula="of:=[.E9]/7627" office:value-type="float" office:value="32.5999737773699" calcext:value-type="float">
            <text:p>32,5999737773699</text:p>
          </table:table-cell>
          <table:table-cell table:number-columns-repeated="7"/>
        </table:table-row>
        <table:table-row table:style-name="ro1">
          <table:table-cell table:style-name="Default" table:formula="of:=[.C10]-[.D10]" office:value-type="float" office:value="145181" calcext:value-type="float">
            <text:p>145181</text:p>
          </table:table-cell>
          <table:table-cell table:style-name="Default" table:formula="of:=[.B9]+131" office:value-type="float" office:value="1307" calcext:value-type="float">
            <text:p>1307</text:p>
          </table:table-cell>
          <table:table-cell table:style-name="Default" office:value-type="float" office:value="1537251" calcext:value-type="float">
            <text:p>1537251</text:p>
          </table:table-cell>
          <table:table-cell table:style-name="Default" office:value-type="float" office:value="1392070" calcext:value-type="float">
            <text:p>1392070</text:p>
          </table:table-cell>
          <table:table-cell table:style-name="Default" table:formula="of:=[.D10]-[.D9]" office:value-type="float" office:value="274572" calcext:value-type="float">
            <text:p>274572</text:p>
          </table:table-cell>
          <table:table-cell table:style-name="Default" table:formula="of:=[.E10]/7770" office:value-type="float" office:value="35.3374517374517" calcext:value-type="float">
            <text:p>35,3374517374517</text:p>
          </table:table-cell>
          <table:table-cell table:style-name="Default" table:formula="of:=[.E10]/7627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Default" table:formula="of:=[.C11]-[.D11]" office:value-type="float" office:value="160476" calcext:value-type="float">
            <text:p>160476</text:p>
          </table:table-cell>
          <table:table-cell table:style-name="Default" table:formula="of:=[.B10]+131" office:value-type="float" office:value="1438" calcext:value-type="float">
            <text:p>1438</text:p>
          </table:table-cell>
          <table:table-cell table:style-name="Default" office:value-type="float" office:value="1863346" calcext:value-type="float">
            <text:p>1863346</text:p>
          </table:table-cell>
          <table:table-cell table:style-name="Default" office:value-type="float" office:value="1702870" calcext:value-type="float">
            <text:p>1702870</text:p>
          </table:table-cell>
          <table:table-cell table:style-name="Default" table:formula="of:=[.D11]-[.D10]" office:value-type="float" office:value="310800" calcext:value-type="float">
            <text:p>310800</text:p>
          </table:table-cell>
          <table:table-cell table:style-name="Default" table:formula="of:=[.E11]/7770" office:value-type="float" office:value="40" calcext:value-type="float">
            <text:p>40</text:p>
          </table:table-cell>
          <table:table-cell table:style-name="Default" table:formula="of:=[.E11]/7627" office:value-type="float" office:value="40.7499672217123" calcext:value-type="float">
            <text:p>40,7499672217123</text:p>
          </table:table-cell>
          <table:table-cell table:number-columns-repeated="7"/>
        </table:table-row>
        <table:table-row table:style-name="ro1">
          <table:table-cell table:style-name="Default" table:formula="of:=[.C12]-[.D12]" office:value-type="float" office:value="175771" calcext:value-type="float">
            <text:p>175771</text:p>
          </table:table-cell>
          <table:table-cell table:style-name="Default" table:formula="of:=[.B11]+131" office:value-type="float" office:value="1569" calcext:value-type="float">
            <text:p>1569</text:p>
          </table:table-cell>
          <table:table-cell table:style-name="Default" office:value-type="float" office:value="2214229" calcext:value-type="float">
            <text:p>2214229</text:p>
          </table:table-cell>
          <table:table-cell table:style-name="Default" office:value-type="float" office:value="2038458" calcext:value-type="float">
            <text:p>2038458</text:p>
          </table:table-cell>
          <table:table-cell table:style-name="Default" table:formula="of:=[.D12]-[.D11]" office:value-type="float" office:value="335588" calcext:value-type="float">
            <text:p>335588</text:p>
          </table:table-cell>
          <table:table-cell table:style-name="Default" table:formula="of:=[.E12]/7770" office:value-type="float" office:value="43.1902187902188" calcext:value-type="float">
            <text:p>43,1902187902188</text:p>
          </table:table-cell>
          <table:table-cell table:style-name="Default" table:formula="of:=[.E12]/7627" office:value-type="float" office:value="44" calcext:value-type="float">
            <text:p>44</text:p>
          </table:table-cell>
          <table:table-cell/>
          <table:table-cell office:value-type="float" office:value="26501364" calcext:value-type="float">
            <text:p>26501364</text:p>
          </table:table-cell>
          <table:table-cell table:number-columns-repeated="5"/>
        </table:table-row>
        <table:table-row table:style-name="ro1">
          <table:table-cell table:style-name="Default" table:formula="of:=[.C13]-[.D13]" office:value-type="float" office:value="191066" calcext:value-type="float">
            <text:p>191066</text:p>
          </table:table-cell>
          <table:table-cell table:style-name="Default" table:formula="of:=[.B12]+131" office:value-type="float" office:value="1700" calcext:value-type="float">
            <text:p>1700</text:p>
          </table:table-cell>
          <table:table-cell table:style-name="Default" office:value-type="float" office:value="2602484" calcext:value-type="float">
            <text:p>2602484</text:p>
          </table:table-cell>
          <table:table-cell table:style-name="Default" office:value-type="float" office:value="2411418" calcext:value-type="float">
            <text:p>2411418</text:p>
          </table:table-cell>
          <table:table-cell table:style-name="Default" table:formula="of:=[.D13]-[.D12]" office:value-type="float" office:value="372960" calcext:value-type="float">
            <text:p>372960</text:p>
          </table:table-cell>
          <table:table-cell table:style-name="Default" table:formula="of:=[.E13]/7770" office:value-type="float" office:value="48" calcext:value-type="float">
            <text:p>48</text:p>
          </table:table-cell>
          <table:table-cell table:style-name="Default" table:formula="of:=[.E13]/7627" office:value-type="float" office:value="48.8999606660548" calcext:value-type="float">
            <text:p>48,8999606660548</text:p>
          </table:table-cell>
          <table:table-cell/>
          <table:table-cell table:style-name="ce3" office:value-type="float" office:value="26501364" calcext:value-type="float">
            <text:p>26501364</text:p>
          </table:table-cell>
          <table:table-cell table:number-columns-repeated="5"/>
        </table:table-row>
        <table:table-row table:style-name="ro1">
          <table:table-cell table:style-name="Default" table:formula="of:=[.C14]-[.D14]" office:value-type="float" office:value="206361" calcext:value-type="float">
            <text:p>206361</text:p>
          </table:table-cell>
          <table:table-cell table:style-name="Default" table:formula="of:=[.B13]+131" office:value-type="float" office:value="1831" calcext:value-type="float">
            <text:p>1831</text:p>
          </table:table-cell>
          <table:table-cell table:style-name="Default" office:value-type="float" office:value="3014383" calcext:value-type="float">
            <text:p>3014383</text:p>
          </table:table-cell>
          <table:table-cell table:style-name="Default" office:value-type="float" office:value="2808022" calcext:value-type="float">
            <text:p>2808022</text:p>
          </table:table-cell>
          <table:table-cell table:style-name="Default" table:formula="of:=[.D14]-[.D13]" office:value-type="float" office:value="396604" calcext:value-type="float">
            <text:p>396604</text:p>
          </table:table-cell>
          <table:table-cell table:style-name="Default" table:formula="of:=[.E14]/7770" office:value-type="float" office:value="51.0429858429858" calcext:value-type="float">
            <text:p>51,0429858429858</text:p>
          </table:table-cell>
          <table:table-cell table:style-name="Default" table:formula="of:=[.E14]/7627"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table:style-name="Default" table:formula="of:=[.C15]-[.D15]" office:value-type="float" office:value="221656" calcext:value-type="float">
            <text:p>221656</text:p>
          </table:table-cell>
          <table:table-cell table:style-name="Default" table:formula="of:=[.B14]+131" office:value-type="float" office:value="1962" calcext:value-type="float">
            <text:p>1962</text:p>
          </table:table-cell>
          <table:table-cell table:style-name="Default" office:value-type="float" office:value="3464798" calcext:value-type="float">
            <text:p>3464798</text:p>
          </table:table-cell>
          <table:table-cell table:style-name="Default" office:value-type="float" office:value="3243142" calcext:value-type="float">
            <text:p>3243142</text:p>
          </table:table-cell>
          <table:table-cell table:style-name="Default" table:formula="of:=[.D15]-[.D14]" office:value-type="float" office:value="435120" calcext:value-type="float">
            <text:p>435120</text:p>
          </table:table-cell>
          <table:table-cell table:style-name="Default" table:formula="of:=[.E15]/7770" office:value-type="float" office:value="56" calcext:value-type="float">
            <text:p>56</text:p>
          </table:table-cell>
          <table:table-cell table:style-name="Default" table:formula="of:=[.E15]/7627" office:value-type="float" office:value="57.0499541103973" calcext:value-type="float">
            <text:p>57,0499541103973</text:p>
          </table:table-cell>
          <table:table-cell table:number-columns-repeated="7"/>
        </table:table-row>
        <table:table-row table:style-name="ro1">
          <table:table-cell table:style-name="Default" table:formula="of:=[.C16]-[.D16]" office:value-type="float" office:value="236951" calcext:value-type="float">
            <text:p>236951</text:p>
          </table:table-cell>
          <table:table-cell table:style-name="Default" table:formula="of:=[.B15]+131" office:value-type="float" office:value="2093" calcext:value-type="float">
            <text:p>2093</text:p>
          </table:table-cell>
          <table:table-cell table:style-name="Default" office:value-type="float" office:value="3937713" calcext:value-type="float">
            <text:p>3937713</text:p>
          </table:table-cell>
          <table:table-cell table:style-name="Default" office:value-type="float" office:value="3700762" calcext:value-type="float">
            <text:p>3700762</text:p>
          </table:table-cell>
          <table:table-cell table:style-name="Default" table:formula="of:=[.D16]-[.D15]" office:value-type="float" office:value="457620" calcext:value-type="float">
            <text:p>457620</text:p>
          </table:table-cell>
          <table:table-cell table:style-name="Default" table:formula="of:=[.E16]/7770" office:value-type="float" office:value="58.8957528957529" calcext:value-type="float">
            <text:p>58,8957528957529</text:p>
          </table:table-cell>
          <table:table-cell table:style-name="Default" table:formula="of:=[.E16]/7627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style-name="Default" table:formula="of:=[.C17]-[.D17]" office:value-type="float" office:value="252246" calcext:value-type="float">
            <text:p>252246</text:p>
          </table:table-cell>
          <table:table-cell table:style-name="Default" table:formula="of:=[.B16]+131" office:value-type="float" office:value="2224" calcext:value-type="float">
            <text:p>2224</text:p>
          </table:table-cell>
          <table:table-cell table:style-name="Default" office:value-type="float" office:value="4450288" calcext:value-type="float">
            <text:p>4450288</text:p>
          </table:table-cell>
          <table:table-cell table:style-name="Default" office:value-type="float" office:value="4198042" calcext:value-type="float">
            <text:p>4198042</text:p>
          </table:table-cell>
          <table:table-cell table:style-name="Default" table:formula="of:=[.D17]-[.D16]" office:value-type="float" office:value="497280" calcext:value-type="float">
            <text:p>497280</text:p>
          </table:table-cell>
          <table:table-cell table:style-name="Default" table:formula="of:=[.E17]/7770" office:value-type="float" office:value="64" calcext:value-type="float">
            <text:p>64</text:p>
          </table:table-cell>
          <table:table-cell table:style-name="Default" table:formula="of:=[.E17]/7627" office:value-type="float" office:value="65.1999475547397" calcext:value-type="float">
            <text:p>65,1999475547397</text:p>
          </table:table-cell>
          <table:table-cell/>
          <table:table-cell table:style-name="ce4" table:formula="of:=[.I13]" office:value-type="float" office:value="26501364" calcext:value-type="float">
            <text:p>26501364</text:p>
          </table:table-cell>
          <table:table-cell table:formula="of:=ROUNDDOWN(([.I17]-[.B22])/131)" office:value-type="float" office:value="202278" calcext:value-type="float">
            <text:p>202278</text:p>
          </table:table-cell>
          <table:table-cell table:formula="of:=[.D22]+7770*[.K18]+7627*[.L19]" office:value-type="float" office:value="630123546395770" calcext:value-type="float">
            <text:p>630123546395770</text:p>
          </table:table-cell>
          <table:table-cell table:number-columns-repeated="3"/>
        </table:table-row>
        <table:table-row table:style-name="ro1">
          <table:table-cell table:style-name="Default" table:formula="of:=[.C18]-[.D18]" office:value-type="float" office:value="267541" calcext:value-type="float">
            <text:p>267541</text:p>
          </table:table-cell>
          <table:table-cell table:style-name="Default" table:formula="of:=[.B17]+131" office:value-type="float" office:value="2355" calcext:value-type="float">
            <text:p>2355</text:p>
          </table:table-cell>
          <table:table-cell table:style-name="Default" office:value-type="float" office:value="4984219" calcext:value-type="float">
            <text:p>4984219</text:p>
          </table:table-cell>
          <table:table-cell table:style-name="Default" office:value-type="float" office:value="4716678" calcext:value-type="float">
            <text:p>4716678</text:p>
          </table:table-cell>
          <table:table-cell table:style-name="Default" table:formula="of:=[.D18]-[.D17]" office:value-type="float" office:value="518636" calcext:value-type="float">
            <text:p>518636</text:p>
          </table:table-cell>
          <table:table-cell table:style-name="Default" table:formula="of:=[.E18]/7770" office:value-type="float" office:value="66.7485199485199" calcext:value-type="float">
            <text:p>66,7485199485199</text:p>
          </table:table-cell>
          <table:table-cell table:style-name="Default" table:formula="of:=[.E18]/7627" office:value-type="float" office:value="68" calcext:value-type="float">
            <text:p>68</text:p>
          </table:table-cell>
          <table:table-cell table:number-columns-repeated="2"/>
          <table:table-cell table:formula="of:=ROUNDUP([.J17]/2)" office:value-type="float" office:value="101139" calcext:value-type="float">
            <text:p>101139</text:p>
          </table:table-cell>
          <table:table-cell table:formula="of:=4*[.J18]*[.J18]+84*[.J18]" office:value-type="float" office:value="40924884960" calcext:value-type="float">
            <text:p>40924884960</text:p>
          </table:table-cell>
          <table:table-cell table:number-columns-repeated="3"/>
        </table:table-row>
        <table:table-row table:style-name="ro1">
          <table:table-cell table:style-name="Default" table:formula="of:=[.C19]-[.D19]" office:value-type="float" office:value="282836" calcext:value-type="float">
            <text:p>282836</text:p>
          </table:table-cell>
          <table:table-cell table:style-name="Default" table:formula="of:=[.B18]+131" office:value-type="float" office:value="2486" calcext:value-type="float">
            <text:p>2486</text:p>
          </table:table-cell>
          <table:table-cell table:style-name="Default" office:value-type="float" office:value="5558954" calcext:value-type="float">
            <text:p>5558954</text:p>
          </table:table-cell>
          <table:table-cell table:style-name="Default" office:value-type="float" office:value="5276118" calcext:value-type="float">
            <text:p>5276118</text:p>
          </table:table-cell>
          <table:table-cell table:style-name="Default" table:formula="of:=[.D19]-[.D18]" office:value-type="float" office:value="559440" calcext:value-type="float">
            <text:p>559440</text:p>
          </table:table-cell>
          <table:table-cell table:style-name="Default" table:formula="of:=[.E19]/7770" office:value-type="float" office:value="72" calcext:value-type="float">
            <text:p>72</text:p>
          </table:table-cell>
          <table:table-cell table:style-name="Default" table:formula="of:=[.E19]/7627" office:value-type="float" office:value="73.3499409990822" calcext:value-type="float">
            <text:p>73,3499409990822</text:p>
          </table:table-cell>
          <table:table-cell table:number-columns-repeated="2"/>
          <table:table-cell table:formula="of:=ROUNDDOWN([.J17]/2)" office:value-type="float" office:value="101139" calcext:value-type="float">
            <text:p>101139</text:p>
          </table:table-cell>
          <table:table-cell/>
          <table:table-cell table:formula="of:=4*[.J19]*[.J19]+88*[.J19]" office:value-type="float" office:value="40925289516" calcext:value-type="float">
            <text:p>40925289516</text:p>
          </table:table-cell>
          <table:table-cell table:number-columns-repeated="2"/>
        </table:table-row>
        <table:table-row table:style-name="ro1">
          <table:table-cell table:style-name="Default" table:formula="of:=[.C20]-[.D20]" office:value-type="float" office:value="298131" calcext:value-type="float">
            <text:p>298131</text:p>
          </table:table-cell>
          <table:table-cell table:style-name="Default" table:formula="of:=[.B19]+131" office:value-type="float" office:value="2617" calcext:value-type="float">
            <text:p>2617</text:p>
          </table:table-cell>
          <table:table-cell table:style-name="Default" office:value-type="float" office:value="6153901" calcext:value-type="float">
            <text:p>6153901</text:p>
          </table:table-cell>
          <table:table-cell table:style-name="Default" office:value-type="float" office:value="5855770" calcext:value-type="float">
            <text:p>5855770</text:p>
          </table:table-cell>
          <table:table-cell table:style-name="Default" table:formula="of:=[.D20]-[.D19]" office:value-type="float" office:value="579652" calcext:value-type="float">
            <text:p>579652</text:p>
          </table:table-cell>
          <table:table-cell table:style-name="Default" table:formula="of:=[.E20]/7770" office:value-type="float" office:value="74.601287001287" calcext:value-type="float">
            <text:p>74,601287001287</text:p>
          </table:table-cell>
          <table:table-cell table:style-name="Default" table:formula="of:=[.E20]/7627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table:style-name="Default" table:formula="of:=[.C21]-[.D21]" office:value-type="float" office:value="313426" calcext:value-type="float">
            <text:p>313426</text:p>
          </table:table-cell>
          <table:table-cell table:style-name="Default" table:formula="of:=[.B20]+131" office:value-type="float" office:value="2748" calcext:value-type="float">
            <text:p>2748</text:p>
          </table:table-cell>
          <table:table-cell table:style-name="Default" office:value-type="float" office:value="6790796" calcext:value-type="float">
            <text:p>6790796</text:p>
          </table:table-cell>
          <table:table-cell table:style-name="Default" office:value-type="float" office:value="6477370" calcext:value-type="float">
            <text:p>6477370</text:p>
          </table:table-cell>
          <table:table-cell table:style-name="Default" table:formula="of:=[.D21]-[.D20]" office:value-type="float" office:value="621600" calcext:value-type="float">
            <text:p>621600</text:p>
          </table:table-cell>
          <table:table-cell table:style-name="Default" table:formula="of:=[.E21]/7770" office:value-type="float" office:value="80" calcext:value-type="float">
            <text:p>80</text:p>
          </table:table-cell>
          <table:table-cell table:style-name="Default" table:formula="of:=[.E21]/7627" office:value-type="float" office:value="81.4999344434247" calcext:value-type="float">
            <text:p>81,4999344434247</text:p>
          </table:table-cell>
          <table:table-cell table:number-columns-repeated="7"/>
        </table:table-row>
        <table:table-row table:style-name="ro1">
          <table:table-cell table:style-name="Default" table:formula="of:=[.C22]-[.D22]" office:value-type="float" office:value="328721" calcext:value-type="float">
            <text:p>328721</text:p>
          </table:table-cell>
          <table:table-cell table:style-name="Default" table:formula="of:=[.B21]+131" office:value-type="float" office:value="2879" calcext:value-type="float">
            <text:p>2879</text:p>
          </table:table-cell>
          <table:table-cell table:style-name="Default" office:value-type="float" office:value="7446759" calcext:value-type="float">
            <text:p>7446759</text:p>
          </table:table-cell>
          <table:table-cell table:style-name="Default" office:value-type="float" office:value="7118038" calcext:value-type="float">
            <text:p>7118038</text:p>
          </table:table-cell>
          <table:table-cell table:style-name="Default" table:formula="of:=[.D22]-[.D21]" office:value-type="float" office:value="640668" calcext:value-type="float">
            <text:p>640668</text:p>
          </table:table-cell>
          <table:table-cell table:style-name="Default" table:formula="of:=[.E22]/7770" office:value-type="float" office:value="82.4540540540541" calcext:value-type="float">
            <text:p>82,4540540540541</text:p>
          </table:table-cell>
          <table:table-cell table:style-name="Default" table:formula="of:=[.E22]/7627"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table:formula="of:=[.A22]+15295" office:value-type="float" office:value="344016" calcext:value-type="float">
            <text:p>344016</text:p>
          </table:table-cell>
          <table:table-cell table:formula="of:=[.B22]+131" office:value-type="float" office:value="3010" calcext:value-type="float">
            <text:p>3010</text:p>
          </table:table-cell>
          <table:table-cell/>
          <table:table-cell table:formula="of:=[.D22]+[.E23]" office:value-type="float" office:value="7801798" calcext:value-type="float">
            <text:p>7801798</text:p>
          </table:table-cell>
          <table:table-cell table:formula="of:=[.F23]*7770" office:value-type="float" office:value="683760" calcext:value-type="float">
            <text:p>683760</text:p>
          </table:table-cell>
          <table:table-cell table:formula="of:=[.F21]+8" office:value-type="float" office:value="88" calcext:value-type="float">
            <text:p>88</text:p>
          </table:table-cell>
          <table:table-cell/>
          <table:table-cell office:value-type="string" calcext:value-type="string">
            <text:p>v Projection v</text:p>
          </table:table-cell>
          <table:table-cell table:formula="of:=[.F23]"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table:formula="of:=4*[.K23]*[.K23]+84*[.K23]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formula="of:=[.A23]+15295" office:value-type="float" office:value="359311" calcext:value-type="float">
            <text:p>359311</text:p>
          </table:table-cell>
          <table:table-cell table:formula="of:=[.B23]+131" office:value-type="float" office:value="3141" calcext:value-type="float">
            <text:p>3141</text:p>
          </table:table-cell>
          <table:table-cell/>
          <table:table-cell table:formula="of:=[.D23]+[.E24]" office:value-type="float" office:value="8503482" calcext:value-type="float">
            <text:p>8503482</text:p>
          </table:table-cell>
          <table:table-cell table:formula="of:=[.G24]*7627" office:value-type="float" office:value="701684" calcext:value-type="float">
            <text:p>701684</text:p>
          </table:table-cell>
          <table:table-cell/>
          <table:table-cell table:formula="of:=[.G22]+8" office:value-type="float" office:value="92" calcext:value-type="float">
            <text:p>9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4*[.K24]*[.K24]+84*[.K24]"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formula="of:=4*[.M24]*[.M24]+88*[.M24]" office:value-type="float" office:value="92" calcext:value-type="float">
            <text:p>92</text:p>
          </table:table-cell>
        </table:table-row>
        <table:table-row table:style-name="ro1">
          <table:table-cell table:formula="of:=[.A24]+15295" office:value-type="float" office:value="374606" calcext:value-type="float">
            <text:p>374606</text:p>
          </table:table-cell>
          <table:table-cell table:formula="of:=[.B24]+131" office:value-type="float" office:value="3272" calcext:value-type="float">
            <text:p>3272</text:p>
          </table:table-cell>
          <table:table-cell/>
          <table:table-cell table:formula="of:=[.D24]+[.E25]" office:value-type="float" office:value="9249402" calcext:value-type="float">
            <text:p>9249402</text:p>
          </table:table-cell>
          <table:table-cell table:formula="of:=[.F25]*7770" office:value-type="float" office:value="745920" calcext:value-type="float">
            <text:p>745920</text:p>
          </table:table-cell>
          <table:table-cell table:formula="of:=[.F23]+8" office:value-type="float" office:value="96" calcext:value-type="float">
            <text:p>96</text:p>
          </table:table-cell>
          <table:table-cell table:number-columns-repeated="2"/>
          <table:table-cell table:formula="of:=[.I23]+[.F25]" office:value-type="float" office:value="184" calcext:value-type="float">
            <text:p>184</text:p>
          </table:table-cell>
          <table:table-cell table:formula="of:=100+[.J24]"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table:formula="of:=4*[.K25]*[.K25]+84*[.K25]"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table:formula="of:=4*[.M25]*[.M25]+88*[.M25]" office:value-type="float" office:value="192" calcext:value-type="float">
            <text:p>192</text:p>
          </table:table-cell>
        </table:table-row>
        <table:table-row table:style-name="ro1">
          <table:table-cell table:formula="of:=[.A25]+15295" office:value-type="float" office:value="389901" calcext:value-type="float">
            <text:p>389901</text:p>
          </table:table-cell>
          <table:table-cell table:formula="of:=[.B25]+131" office:value-type="float" office:value="3403" calcext:value-type="float">
            <text:p>3403</text:p>
          </table:table-cell>
          <table:table-cell/>
          <table:table-cell table:formula="of:=[.D25]+[.E26]" office:value-type="float" office:value="10012102" calcext:value-type="float">
            <text:p>10012102</text:p>
          </table:table-cell>
          <table:table-cell table:formula="of:=[.G26]*7627" office:value-type="float" office:value="762700" calcext:value-type="float">
            <text:p>762700</text:p>
          </table:table-cell>
          <table:table-cell/>
          <table:table-cell table:formula="of:=[.G24]+8" office:value-type="float" office:value="100" calcext:value-type="float">
            <text:p>100</text:p>
          </table:table-cell>
          <table:table-cell table:number-columns-repeated="2"/>
          <table:table-cell table:formula="of:=108+[.J25]"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formula="of:=4*[.K26]*[.K26]+84*[.K26]"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formula="of:=4*[.M26]*[.M26]+88*[.M26]" office:value-type="float" office:value="300" calcext:value-type="float">
            <text:p>300</text:p>
          </table:table-cell>
        </table:table-row>
        <table:table-row table:style-name="ro1">
          <table:table-cell table:formula="of:=[.A26]+15295" office:value-type="float" office:value="405196" calcext:value-type="float">
            <text:p>405196</text:p>
          </table:table-cell>
          <table:table-cell table:formula="of:=[.B26]+131" office:value-type="float" office:value="3534" calcext:value-type="float">
            <text:p>3534</text:p>
          </table:table-cell>
          <table:table-cell/>
          <table:table-cell table:formula="of:=[.D26]+[.E27]" office:value-type="float" office:value="10820182" calcext:value-type="float">
            <text:p>10820182</text:p>
          </table:table-cell>
          <table:table-cell table:formula="of:=[.F27]*7770" office:value-type="float" office:value="808080" calcext:value-type="float">
            <text:p>808080</text:p>
          </table:table-cell>
          <table:table-cell table:formula="of:=[.F25]+8" office:value-type="float" office:value="104" calcext:value-type="float">
            <text:p>104</text:p>
          </table:table-cell>
          <table:table-cell table:number-columns-repeated="2"/>
          <table:table-cell table:formula="of:=[.I25]+[.F27]" office:value-type="float" office:value="288" calcext:value-type="float">
            <text:p>288</text:p>
          </table:table-cell>
          <table:table-cell table:formula="of:=116+[.J26]" office:value-type="float" office:value="416" calcext:value-type="float">
            <text:p>416</text:p>
          </table:table-cell>
          <table:table-cell office:value-type="float" office:value="5" calcext:value-type="float">
            <text:p>5</text:p>
          </table:table-cell>
          <table:table-cell table:formula="of:=4*[.K27]*[.K27]+84*[.K27]"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table:formula="of:=4*[.M27]*[.M27]+88*[.M27]" office:value-type="float" office:value="416" calcext:value-type="float">
            <text:p>416</text:p>
          </table:table-cell>
        </table:table-row>
        <table:table-row table:style-name="ro1">
          <table:table-cell table:formula="of:=[.A27]+15295" office:value-type="float" office:value="420491" calcext:value-type="float">
            <text:p>420491</text:p>
          </table:table-cell>
          <table:table-cell table:formula="of:=[.B27]+131" office:value-type="float" office:value="3665" calcext:value-type="float">
            <text:p>3665</text:p>
          </table:table-cell>
          <table:table-cell/>
          <table:table-cell table:formula="of:=[.D27]+[.E28]" office:value-type="float" office:value="11643898" calcext:value-type="float">
            <text:p>11643898</text:p>
          </table:table-cell>
          <table:table-cell table:formula="of:=[.G28]*7627" office:value-type="float" office:value="823716" calcext:value-type="float">
            <text:p>823716</text:p>
          </table:table-cell>
          <table:table-cell/>
          <table:table-cell table:formula="of:=[.G26]+8" office:value-type="float" office:value="108" calcext:value-type="float">
            <text:p>108</text:p>
          </table:table-cell>
          <table:table-cell table:number-columns-repeated="2"/>
          <table:table-cell table:formula="of:=124+[.J27]" office:value-type="float" office:value="540" calcext:value-type="float">
            <text:p>540</text:p>
          </table:table-cell>
          <table:table-cell office:value-type="float" office:value="6" calcext:value-type="float">
            <text:p>6</text:p>
          </table:table-cell>
          <table:table-cell table:formula="of:=4*[.K28]*[.K28]+84*[.K28]" office:value-type="float" office:value="648" calcext:value-type="float">
            <text:p>648</text:p>
          </table:table-cell>
          <table:table-cell office:value-type="float" office:value="5" calcext:value-type="float">
            <text:p>5</text:p>
          </table:table-cell>
          <table:table-cell table:formula="of:=4*[.M28]*[.M28]+88*[.M28]" office:value-type="float" office:value="540" calcext:value-type="float">
            <text:p>540</text:p>
          </table:table-cell>
        </table:table-row>
        <table:table-row table:style-name="ro1">
          <table:table-cell table:formula="of:=[.A28]+15295" office:value-type="float" office:value="435786" calcext:value-type="float">
            <text:p>435786</text:p>
          </table:table-cell>
          <table:table-cell table:formula="of:=[.B28]+131" office:value-type="float" office:value="3796" calcext:value-type="float">
            <text:p>3796</text:p>
          </table:table-cell>
          <table:table-cell/>
          <table:table-cell table:formula="of:=[.D28]+[.E29]" office:value-type="float" office:value="12514138" calcext:value-type="float">
            <text:p>12514138</text:p>
          </table:table-cell>
          <table:table-cell table:formula="of:=[.F29]*7770" office:value-type="float" office:value="870240" calcext:value-type="float">
            <text:p>870240</text:p>
          </table:table-cell>
          <table:table-cell table:formula="of:=[.F27]+8" office:value-type="float" office:value="112" calcext:value-type="float">
            <text:p>112</text:p>
          </table:table-cell>
          <table:table-cell table:number-columns-repeated="2"/>
          <table:table-cell table:formula="of:=[.I27]+[.F29]" office:value-type="float" office:value="400" calcext:value-type="float">
            <text:p>400</text:p>
          </table:table-cell>
          <table:table-cell table:formula="of:=132+[.J28]" office:value-type="float" office:value="672" calcext:value-type="float">
            <text:p>672</text:p>
          </table:table-cell>
          <table:table-cell office:value-type="float" office:value="7" calcext:value-type="float">
            <text:p>7</text:p>
          </table:table-cell>
          <table:table-cell table:formula="of:=4*[.K29]*[.K29]+84*[.K29]" office:value-type="float" office:value="784" calcext:value-type="float">
            <text:p>784</text:p>
          </table:table-cell>
          <table:table-cell office:value-type="float" office:value="6" calcext:value-type="float">
            <text:p>6</text:p>
          </table:table-cell>
          <table:table-cell table:formula="of:=4*[.M29]*[.M29]+88*[.M29]" office:value-type="float" office:value="672" calcext:value-type="float">
            <text:p>672</text:p>
          </table:table-cell>
        </table:table-row>
        <table:table-row table:style-name="ro1">
          <table:table-cell table:formula="of:=[.A29]+15295" office:value-type="float" office:value="451081" calcext:value-type="float">
            <text:p>451081</text:p>
          </table:table-cell>
          <table:table-cell table:formula="of:=[.B29]+131" office:value-type="float" office:value="3927" calcext:value-type="float">
            <text:p>3927</text:p>
          </table:table-cell>
          <table:table-cell/>
          <table:table-cell table:formula="of:=[.D29]+[.E30]" office:value-type="float" office:value="13398870" calcext:value-type="float">
            <text:p>13398870</text:p>
          </table:table-cell>
          <table:table-cell table:formula="of:=[.G30]*7627" office:value-type="float" office:value="884732" calcext:value-type="float">
            <text:p>884732</text:p>
          </table:table-cell>
          <table:table-cell/>
          <table:table-cell table:formula="of:=[.G28]+8" office:value-type="float" office:value="116" calcext:value-type="float">
            <text:p>11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4*[.K30]*[.K30]+84*[.K30]"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 table:formula="of:=4*[.M30]*[.M30]+88*[.M30]" office:value-type="float" office:value="812" calcext:value-type="float">
            <text:p>812</text:p>
          </table:table-cell>
        </table:table-row>
        <table:table-row table:style-name="ro1">
          <table:table-cell table:formula="of:=[.A30]+15295" office:value-type="float" office:value="466376" calcext:value-type="float">
            <text:p>466376</text:p>
          </table:table-cell>
          <table:table-cell table:formula="of:=[.B30]+131" office:value-type="float" office:value="4058" calcext:value-type="float">
            <text:p>4058</text:p>
          </table:table-cell>
          <table:table-cell/>
          <table:table-cell table:formula="of:=[.D30]+[.E31]" office:value-type="float" office:value="14331270" calcext:value-type="float">
            <text:p>14331270</text:p>
          </table:table-cell>
          <table:table-cell table:formula="of:=[.F31]*7770" office:value-type="float" office:value="932400" calcext:value-type="float">
            <text:p>932400</text:p>
          </table:table-cell>
          <table:table-cell table:formula="of:=[.F29]+8" office:value-type="float" office:value="120" calcext:value-type="float">
            <text:p>120</text:p>
          </table:table-cell>
          <table:table-cell table:number-columns-repeated="2"/>
          <table:table-cell table:formula="of:=[.I29]+[.F31]" office:value-type="float" office:value="520" calcext:value-type="float">
            <text:p>520</text:p>
          </table:table-cell>
          <table:table-cell/>
          <table:table-cell office:value-type="float" office:value="9" calcext:value-type="float">
            <text:p>9</text:p>
          </table:table-cell>
          <table:table-cell table:formula="of:=4*[.K31]*[.K31]+84*[.K31]" office:value-type="float" office:value="1080" calcext:value-type="float">
            <text:p>1080</text:p>
          </table:table-cell>
          <table:table-cell office:value-type="float" office:value="8" calcext:value-type="float">
            <text:p>8</text:p>
          </table:table-cell>
          <table:table-cell table:formula="of:=4*[.M31]*[.M31]+88*[.M31]" office:value-type="float" office:value="960" calcext:value-type="float">
            <text:p>960</text:p>
          </table:table-cell>
        </table:table-row>
        <table:table-row table:style-name="ro1">
          <table:table-cell table:formula="of:=[.A31]+15295" office:value-type="float" office:value="481671" calcext:value-type="float">
            <text:p>481671</text:p>
          </table:table-cell>
          <table:table-cell table:formula="of:=[.B31]+131" office:value-type="float" office:value="4189" calcext:value-type="float">
            <text:p>4189</text:p>
          </table:table-cell>
          <table:table-cell/>
          <table:table-cell table:formula="of:=[.D31]+[.E32]" office:value-type="float" office:value="15277018" calcext:value-type="float">
            <text:p>15277018</text:p>
          </table:table-cell>
          <table:table-cell table:formula="of:=[.G32]*7627" office:value-type="float" office:value="945748" calcext:value-type="float">
            <text:p>945748</text:p>
          </table:table-cell>
          <table:table-cell/>
          <table:table-cell table:formula="of:=[.G30]+8" office:value-type="float" office:value="124" calcext:value-type="float">
            <text:p>12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4*[.K32]*[.K32]+84*[.K32]" office:value-type="float" office:value="1240" calcext:value-type="float">
            <text:p>1240</text:p>
          </table:table-cell>
          <table:table-cell office:value-type="float" office:value="9" calcext:value-type="float">
            <text:p>9</text:p>
          </table:table-cell>
          <table:table-cell table:formula="of:=4*[.M32]*[.M32]+88*[.M32]" office:value-type="float" office:value="1116" calcext:value-type="float">
            <text:p>1116</text:p>
          </table:table-cell>
        </table:table-row>
        <table:table-row table:style-name="ro1">
          <table:table-cell table:formula="of:=[.A32]+15295" office:value-type="float" office:value="496966" calcext:value-type="float">
            <text:p>496966</text:p>
          </table:table-cell>
          <table:table-cell table:formula="of:=[.B32]+131" office:value-type="float" office:value="4320" calcext:value-type="float">
            <text:p>4320</text:p>
          </table:table-cell>
          <table:table-cell/>
          <table:table-cell table:formula="of:=[.D32]+[.E33]" office:value-type="float" office:value="16271578" calcext:value-type="float">
            <text:p>16271578</text:p>
          </table:table-cell>
          <table:table-cell table:formula="of:=[.F33]*7770" office:value-type="float" office:value="994560" calcext:value-type="float">
            <text:p>994560</text:p>
          </table:table-cell>
          <table:table-cell table:formula="of:=[.F31]+8" office:value-type="float" office:value="128" calcext:value-type="float">
            <text:p>128</text:p>
          </table:table-cell>
          <table:table-cell table:number-columns-repeated="2"/>
          <table:table-cell table:formula="of:=[.I31]+[.F33]" office:value-type="float" office:value="648" calcext:value-type="float">
            <text:p>64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4*[.K33]*[.K33]+84*[.K33]" office:value-type="float" office:value="1408" calcext:value-type="float">
            <text:p>1408</text:p>
          </table:table-cell>
          <table:table-cell office:value-type="float" office:value="10" calcext:value-type="float">
            <text:p>10</text:p>
          </table:table-cell>
          <table:table-cell table:formula="of:=4*[.M33]*[.M33]+88*[.M33]" office:value-type="float" office:value="1280" calcext:value-type="float">
            <text:p>1280</text:p>
          </table:table-cell>
        </table:table-row>
        <table:table-row table:style-name="ro1">
          <table:table-cell table:formula="of:=[.A33]+15295" office:value-type="float" office:value="512261" calcext:value-type="float">
            <text:p>512261</text:p>
          </table:table-cell>
          <table:table-cell table:formula="of:=[.B33]+131" office:value-type="float" office:value="4451" calcext:value-type="float">
            <text:p>4451</text:p>
          </table:table-cell>
          <table:table-cell/>
          <table:table-cell table:formula="of:=[.D33]+[.E34]" office:value-type="float" office:value="17278342" calcext:value-type="float">
            <text:p>17278342</text:p>
          </table:table-cell>
          <table:table-cell table:formula="of:=[.G34]*7627" office:value-type="float" office:value="1006764" calcext:value-type="float">
            <text:p>1006764</text:p>
          </table:table-cell>
          <table:table-cell/>
          <table:table-cell table:formula="of:=[.G32]+8" office:value-type="float" office:value="132" calcext:value-type="float">
            <text:p>132</text:p>
          </table:table-cell>
          <table:table-cell office:value-type="string" calcext:value-type="string">
            <text:p>- validée expérimentalement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4*[.K34]*[.K34]+84*[.K34]" office:value-type="float" office:value="1584" calcext:value-type="float">
            <text:p>1584</text:p>
          </table:table-cell>
          <table:table-cell office:value-type="float" office:value="11" calcext:value-type="float">
            <text:p>11</text:p>
          </table:table-cell>
          <table:table-cell table:formula="of:=4*[.M34]*[.M34]+88*[.M34]" office:value-type="float" office:value="1452" calcext:value-type="float">
            <text:p>1452</text:p>
          </table:table-cell>
        </table:table-row>
        <table:table-row table:style-name="ro1">
          <table:table-cell table:formula="of:=[.A34]+15295" office:value-type="float" office:value="527556" calcext:value-type="float">
            <text:p>527556</text:p>
          </table:table-cell>
          <table:table-cell table:formula="of:=[.B34]+131" office:value-type="float" office:value="4582" calcext:value-type="float">
            <text:p>4582</text:p>
          </table:table-cell>
          <table:table-cell/>
          <table:table-cell table:formula="of:=[.D34]+[.E35]" office:value-type="float" office:value="18335062" calcext:value-type="float">
            <text:p>18335062</text:p>
          </table:table-cell>
          <table:table-cell table:formula="of:=[.F35]*7770" office:value-type="float" office:value="1056720" calcext:value-type="float">
            <text:p>1056720</text:p>
          </table:table-cell>
          <table:table-cell table:formula="of:=[.F33]+8" office:value-type="float" office:value="136" calcext:value-type="float">
            <text:p>136</text:p>
          </table:table-cell>
          <table:table-cell table:number-columns-repeated="2"/>
          <table:table-cell table:formula="of:=[.I33]+[.F35]" office:value-type="float" office:value="784" calcext:value-type="float">
            <text:p>78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4*[.K35]*[.K35]+84*[.K35]" office:value-type="float" office:value="1768" calcext:value-type="float">
            <text:p>1768</text:p>
          </table:table-cell>
          <table:table-cell office:value-type="float" office:value="12" calcext:value-type="float">
            <text:p>12</text:p>
          </table:table-cell>
          <table:table-cell table:formula="of:=4*[.M35]*[.M35]+88*[.M35]" office:value-type="float" office:value="1632" calcext:value-type="float">
            <text:p>1632</text:p>
          </table:table-cell>
        </table:table-row>
        <table:table-row table:style-name="ro1">
          <table:table-cell table:formula="of:=[.A35]+15295" office:value-type="float" office:value="542851" calcext:value-type="float">
            <text:p>542851</text:p>
          </table:table-cell>
          <table:table-cell table:formula="of:=[.B35]+131" office:value-type="float" office:value="4713" calcext:value-type="float">
            <text:p>4713</text:p>
          </table:table-cell>
          <table:table-cell/>
          <table:table-cell table:formula="of:=[.D35]+[.E36]" office:value-type="float" office:value="19402842" calcext:value-type="float">
            <text:p>19402842</text:p>
          </table:table-cell>
          <table:table-cell table:formula="of:=[.G36]*7627" office:value-type="float" office:value="1067780" calcext:value-type="float">
            <text:p>1067780</text:p>
          </table:table-cell>
          <table:table-cell/>
          <table:table-cell table:formula="of:=[.G34]+8" office:value-type="float" office:value="140" calcext:value-type="float">
            <text:p>14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4*[.K36]*[.K36]+84*[.K36]" office:value-type="float" office:value="1960" calcext:value-type="float">
            <text:p>1960</text:p>
          </table:table-cell>
          <table:table-cell office:value-type="float" office:value="13" calcext:value-type="float">
            <text:p>13</text:p>
          </table:table-cell>
          <table:table-cell table:formula="of:=4*[.M36]*[.M36]+88*[.M36]" office:value-type="float" office:value="1820" calcext:value-type="float">
            <text:p>1820</text:p>
          </table:table-cell>
        </table:table-row>
        <table:table-row table:style-name="ro1">
          <table:table-cell table:formula="of:=[.A36]+15295" office:value-type="float" office:value="558146" calcext:value-type="float">
            <text:p>558146</text:p>
          </table:table-cell>
          <table:table-cell table:formula="of:=[.B36]+131" office:value-type="float" office:value="4844" calcext:value-type="float">
            <text:p>4844</text:p>
          </table:table-cell>
          <table:table-cell/>
          <table:table-cell table:formula="of:=[.D36]+[.E37]" office:value-type="float" office:value="20521722" calcext:value-type="float">
            <text:p>20521722</text:p>
          </table:table-cell>
          <table:table-cell table:formula="of:=[.F37]*7770" office:value-type="float" office:value="1118880" calcext:value-type="float">
            <text:p>1118880</text:p>
          </table:table-cell>
          <table:table-cell table:formula="of:=[.F35]+8" office:value-type="float" office:value="144" calcext:value-type="float">
            <text:p>144</text:p>
          </table:table-cell>
          <table:table-cell table:number-columns-repeated="2"/>
          <table:table-cell table:formula="of:=[.I35]+[.F37]" office:value-type="float" office:value="928" calcext:value-type="float">
            <text:p>92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4*[.K37]*[.K37]+84*[.K37]" office:value-type="float" office:value="2160" calcext:value-type="float">
            <text:p>2160</text:p>
          </table:table-cell>
          <table:table-cell office:value-type="float" office:value="14" calcext:value-type="float">
            <text:p>14</text:p>
          </table:table-cell>
          <table:table-cell table:formula="of:=4*[.M37]*[.M37]+88*[.M37]" office:value-type="float" office:value="2016" calcext:value-type="float">
            <text:p>2016</text:p>
          </table:table-cell>
        </table:table-row>
        <table:table-row table:style-name="ro1">
          <table:table-cell table:formula="of:=[.A37]+15295" office:value-type="float" office:value="573441" calcext:value-type="float">
            <text:p>573441</text:p>
          </table:table-cell>
          <table:table-cell table:formula="of:=[.B37]+131" office:value-type="float" office:value="4975" calcext:value-type="float">
            <text:p>4975</text:p>
          </table:table-cell>
          <table:table-cell/>
          <table:table-cell table:formula="of:=[.D37]+[.E38]" office:value-type="float" office:value="21650518" calcext:value-type="float">
            <text:p>21650518</text:p>
          </table:table-cell>
          <table:table-cell table:formula="of:=[.G38]*7627" office:value-type="float" office:value="1128796" calcext:value-type="float">
            <text:p>1128796</text:p>
          </table:table-cell>
          <table:table-cell/>
          <table:table-cell table:formula="of:=[.G36]+8" office:value-type="float" office:value="148" calcext:value-type="float">
            <text:p>14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4*[.K38]*[.K38]+84*[.K38]" office:value-type="float" office:value="2368" calcext:value-type="float">
            <text:p>2368</text:p>
          </table:table-cell>
          <table:table-cell office:value-type="float" office:value="15" calcext:value-type="float">
            <text:p>15</text:p>
          </table:table-cell>
          <table:table-cell table:formula="of:=4*[.M38]*[.M38]+88*[.M38]" office:value-type="float" office:value="2220" calcext:value-type="float">
            <text:p>2220</text:p>
          </table:table-cell>
        </table:table-row>
        <table:table-row table:style-name="ro1">
          <table:table-cell table:formula="of:=[.A38]+15295" office:value-type="float" office:value="588736" calcext:value-type="float">
            <text:p>588736</text:p>
          </table:table-cell>
          <table:table-cell table:formula="of:=[.B38]+131" office:value-type="float" office:value="5106" calcext:value-type="float">
            <text:p>5106</text:p>
          </table:table-cell>
          <table:table-cell/>
          <table:table-cell table:formula="of:=[.D38]+[.E39]" office:value-type="float" office:value="22831558" calcext:value-type="float">
            <text:p>22831558</text:p>
          </table:table-cell>
          <table:table-cell table:formula="of:=[.F39]*7770" office:value-type="float" office:value="1181040" calcext:value-type="float">
            <text:p>1181040</text:p>
          </table:table-cell>
          <table:table-cell table:formula="of:=[.F37]+8" office:value-type="float" office:value="152" calcext:value-type="float">
            <text:p>152</text:p>
          </table:table-cell>
          <table:table-cell table:number-columns-repeated="2"/>
          <table:table-cell table:formula="of:=[.I37]+[.F39]" office:value-type="float" office:value="1080" calcext:value-type="float">
            <text:p>108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4*[.K39]*[.K39]+84*[.K39]" office:value-type="float" office:value="2584" calcext:value-type="float">
            <text:p>2584</text:p>
          </table:table-cell>
          <table:table-cell office:value-type="float" office:value="16" calcext:value-type="float">
            <text:p>16</text:p>
          </table:table-cell>
          <table:table-cell table:formula="of:=4*[.M39]*[.M39]+88*[.M39]" office:value-type="float" office:value="2432" calcext:value-type="float">
            <text:p>2432</text:p>
          </table:table-cell>
        </table:table-row>
        <table:table-row table:style-name="ro1">
          <table:table-cell table:formula="of:=[.A39]+15295" office:value-type="float" office:value="604031" calcext:value-type="float">
            <text:p>604031</text:p>
          </table:table-cell>
          <table:table-cell table:formula="of:=[.B39]+131" office:value-type="float" office:value="5237" calcext:value-type="float">
            <text:p>5237</text:p>
          </table:table-cell>
          <table:table-cell/>
          <table:table-cell table:formula="of:=[.D39]+[.E40]" office:value-type="float" office:value="24021370" calcext:value-type="float">
            <text:p>24021370</text:p>
          </table:table-cell>
          <table:table-cell table:formula="of:=[.G40]*7627" office:value-type="float" office:value="1189812" calcext:value-type="float">
            <text:p>1189812</text:p>
          </table:table-cell>
          <table:table-cell/>
          <table:table-cell table:formula="of:=[.G38]+8"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 table:formula="of:=[.A40]+15295" office:value-type="float" office:value="619326" calcext:value-type="float">
            <text:p>619326</text:p>
          </table:table-cell>
          <table:table-cell table:formula="of:=[.B40]+131" office:value-type="float" office:value="5368" calcext:value-type="float">
            <text:p>5368</text:p>
          </table:table-cell>
          <table:table-cell/>
          <table:table-cell table:formula="of:=[.D40]+[.E41]" office:value-type="float" office:value="25264570" calcext:value-type="float">
            <text:p>25264570</text:p>
          </table:table-cell>
          <table:table-cell table:formula="of:=[.F41]*7770" office:value-type="float" office:value="1243200" calcext:value-type="float">
            <text:p>1243200</text:p>
          </table:table-cell>
          <table:table-cell table:formula="of:=[.F39]+8" office:value-type="float" office:value="160" calcext:value-type="float">
            <text:p>160</text:p>
          </table:table-cell>
          <table:table-cell table:number-columns-repeated="2"/>
          <table:table-cell table:formula="of:=[.I39]+[.F41]" office:value-type="float" office:value="1240" calcext:value-type="float">
            <text:p>1240</text:p>
          </table:table-cell>
          <table:table-cell table:number-columns-repeated="5"/>
        </table:table-row>
        <table:table-row table:style-name="ro1">
          <table:table-cell table:formula="of:=[.A41]+15295" office:value-type="float" office:value="634621" calcext:value-type="float">
            <text:p>634621</text:p>
          </table:table-cell>
          <table:table-cell table:formula="of:=[.B41]+131" office:value-type="float" office:value="5499" calcext:value-type="float">
            <text:p>5499</text:p>
          </table:table-cell>
          <table:table-cell/>
          <table:table-cell table:formula="of:=[.D41]+[.E42]" office:value-type="float" office:value="26515398" calcext:value-type="float">
            <text:p>26515398</text:p>
          </table:table-cell>
          <table:table-cell table:formula="of:=[.G42]*7627" office:value-type="float" office:value="1250828" calcext:value-type="float">
            <text:p>1250828</text:p>
          </table:table-cell>
          <table:table-cell/>
          <table:table-cell table:formula="of:=[.G40]+8" office:value-type="float" office:value="164" calcext:value-type="float">
            <text:p>164</text:p>
          </table:table-cell>
          <table:table-cell table:number-columns-repeated="7"/>
        </table:table-row>
        <table:table-row table:style-name="ro1">
          <table:table-cell table:formula="of:=[.A42]+15295" office:value-type="float" office:value="649916" calcext:value-type="float">
            <text:p>649916</text:p>
          </table:table-cell>
          <table:table-cell table:formula="of:=[.B42]+131" office:value-type="float" office:value="5630" calcext:value-type="float">
            <text:p>5630</text:p>
          </table:table-cell>
          <table:table-cell/>
          <table:table-cell table:formula="of:=[.D42]+[.E43]" office:value-type="float" office:value="27820758" calcext:value-type="float">
            <text:p>27820758</text:p>
          </table:table-cell>
          <table:table-cell table:formula="of:=[.F43]*7770" office:value-type="float" office:value="1305360" calcext:value-type="float">
            <text:p>1305360</text:p>
          </table:table-cell>
          <table:table-cell table:formula="of:=[.F41]+8" office:value-type="float" office:value="168" calcext:value-type="float">
            <text:p>168</text:p>
          </table:table-cell>
          <table:table-cell table:number-columns-repeated="2"/>
          <table:table-cell table:formula="of:=[.I41]+[.F43]" office:value-type="float" office:value="1408" calcext:value-type="float">
            <text:p>1408</text:p>
          </table:table-cell>
          <table:table-cell table:number-columns-repeated="5"/>
        </table:table-row>
        <table:table-row table:style-name="ro1">
          <table:table-cell table:formula="of:=[.A43]+15295" office:value-type="float" office:value="665211" calcext:value-type="float">
            <text:p>665211</text:p>
          </table:table-cell>
          <table:table-cell table:formula="of:=[.B43]+131" office:value-type="float" office:value="5761" calcext:value-type="float">
            <text:p>5761</text:p>
          </table:table-cell>
          <table:table-cell/>
          <table:table-cell table:formula="of:=[.D43]+[.E44]" office:value-type="float" office:value="29132602" calcext:value-type="float">
            <text:p>29132602</text:p>
          </table:table-cell>
          <table:table-cell table:formula="of:=[.G44]*7627" office:value-type="float" office:value="1311844" calcext:value-type="float">
            <text:p>1311844</text:p>
          </table:table-cell>
          <table:table-cell/>
          <table:table-cell table:formula="of:=[.G42]+8" office:value-type="float" office:value="172" calcext:value-type="float">
            <text:p>172</text:p>
          </table:table-cell>
          <table:table-cell table:number-columns-repeated="7"/>
        </table:table-row>
        <table:table-row table:style-name="ro1">
          <table:table-cell table:formula="of:=[.A44]+15295" office:value-type="float" office:value="680506" calcext:value-type="float">
            <text:p>680506</text:p>
          </table:table-cell>
          <table:table-cell table:formula="of:=[.B44]+131" office:value-type="float" office:value="5892" calcext:value-type="float">
            <text:p>5892</text:p>
          </table:table-cell>
          <table:table-cell/>
          <table:table-cell table:formula="of:=[.D44]+[.E45]" office:value-type="float" office:value="30500122" calcext:value-type="float">
            <text:p>30500122</text:p>
          </table:table-cell>
          <table:table-cell table:formula="of:=[.F45]*7770" office:value-type="float" office:value="1367520" calcext:value-type="float">
            <text:p>1367520</text:p>
          </table:table-cell>
          <table:table-cell table:formula="of:=[.F43]+8" office:value-type="float" office:value="176" calcext:value-type="float">
            <text:p>176</text:p>
          </table:table-cell>
          <table:table-cell table:number-columns-repeated="2"/>
          <table:table-cell table:formula="of:=[.I43]+[.F45]" office:value-type="float" office:value="1584" calcext:value-type="float">
            <text:p>1584</text:p>
          </table:table-cell>
          <table:table-cell table:number-columns-repeated="5"/>
        </table:table-row>
        <table:table-row table:style-name="ro1">
          <table:table-cell table:formula="of:=[.A45]+15295" office:value-type="float" office:value="695801" calcext:value-type="float">
            <text:p>695801</text:p>
          </table:table-cell>
          <table:table-cell table:formula="of:=[.B45]+131" office:value-type="float" office:value="6023" calcext:value-type="float">
            <text:p>6023</text:p>
          </table:table-cell>
          <table:table-cell/>
          <table:table-cell table:formula="of:=[.D45]+[.E46]" office:value-type="float" office:value="31872982" calcext:value-type="float">
            <text:p>31872982</text:p>
          </table:table-cell>
          <table:table-cell table:formula="of:=[.G46]*7627" office:value-type="float" office:value="1372860" calcext:value-type="float">
            <text:p>1372860</text:p>
          </table:table-cell>
          <table:table-cell/>
          <table:table-cell table:formula="of:=[.G44]+8"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table:formula="of:=[.A46]+15295" office:value-type="float" office:value="711096" calcext:value-type="float">
            <text:p>711096</text:p>
          </table:table-cell>
          <table:table-cell table:formula="of:=[.B46]+131" office:value-type="float" office:value="6154" calcext:value-type="float">
            <text:p>6154</text:p>
          </table:table-cell>
          <table:table-cell/>
          <table:table-cell table:formula="of:=[.D46]+[.E47]" office:value-type="float" office:value="33302662" calcext:value-type="float">
            <text:p>33302662</text:p>
          </table:table-cell>
          <table:table-cell table:formula="of:=[.F47]*7770" office:value-type="float" office:value="1429680" calcext:value-type="float">
            <text:p>1429680</text:p>
          </table:table-cell>
          <table:table-cell table:formula="of:=[.F45]+8" office:value-type="float" office:value="184" calcext:value-type="float">
            <text:p>184</text:p>
          </table:table-cell>
          <table:table-cell table:number-columns-repeated="2"/>
          <table:table-cell table:formula="of:=[.I45]+[.F47]" office:value-type="float" office:value="1768" calcext:value-type="float">
            <text:p>1768</text:p>
          </table:table-cell>
          <table:table-cell table:number-columns-repeated="5"/>
        </table:table-row>
        <table:table-row table:style-name="ro1">
          <table:table-cell table:formula="of:=[.A47]+15295" office:value-type="float" office:value="726391" calcext:value-type="float">
            <text:p>726391</text:p>
          </table:table-cell>
          <table:table-cell table:formula="of:=[.B47]+131" office:value-type="float" office:value="6285" calcext:value-type="float">
            <text:p>6285</text:p>
          </table:table-cell>
          <table:table-cell/>
          <table:table-cell table:formula="of:=[.D47]+[.E48]" office:value-type="float" office:value="34736538" calcext:value-type="float">
            <text:p>34736538</text:p>
          </table:table-cell>
          <table:table-cell table:formula="of:=[.G48]*7627" office:value-type="float" office:value="1433876" calcext:value-type="float">
            <text:p>1433876</text:p>
          </table:table-cell>
          <table:table-cell/>
          <table:table-cell table:formula="of:=[.G46]+8" office:value-type="float" office:value="188" calcext:value-type="float">
            <text:p>188</text:p>
          </table:table-cell>
          <table:table-cell table:number-columns-repeated="7"/>
        </table:table-row>
        <table:table-row table:style-name="ro1">
          <table:table-cell table:formula="of:=[.A48]+15295" office:value-type="float" office:value="741686" calcext:value-type="float">
            <text:p>741686</text:p>
          </table:table-cell>
          <table:table-cell table:formula="of:=[.B48]+131" office:value-type="float" office:value="6416" calcext:value-type="float">
            <text:p>6416</text:p>
          </table:table-cell>
          <table:table-cell/>
          <table:table-cell table:formula="of:=[.D48]+[.E49]" office:value-type="float" office:value="36228378" calcext:value-type="float">
            <text:p>36228378</text:p>
          </table:table-cell>
          <table:table-cell table:formula="of:=[.F49]*7770" office:value-type="float" office:value="1491840" calcext:value-type="float">
            <text:p>1491840</text:p>
          </table:table-cell>
          <table:table-cell table:formula="of:=[.F47]+8" office:value-type="float" office:value="192" calcext:value-type="float">
            <text:p>192</text:p>
          </table:table-cell>
          <table:table-cell table:number-columns-repeated="2"/>
          <table:table-cell table:formula="of:=[.I47]+[.F49]" office:value-type="float" office:value="1960" calcext:value-type="float">
            <text:p>1960</text:p>
          </table:table-cell>
          <table:table-cell table:number-columns-repeated="5"/>
        </table:table-row>
        <table:table-row table:style-name="ro1">
          <table:table-cell table:formula="of:=[.A49]+15295" office:value-type="float" office:value="756981" calcext:value-type="float">
            <text:p>756981</text:p>
          </table:table-cell>
          <table:table-cell table:formula="of:=[.B49]+131" office:value-type="float" office:value="6547" calcext:value-type="float">
            <text:p>6547</text:p>
          </table:table-cell>
          <table:table-cell/>
          <table:table-cell table:formula="of:=[.D49]+[.E50]" office:value-type="float" office:value="37723270" calcext:value-type="float">
            <text:p>37723270</text:p>
          </table:table-cell>
          <table:table-cell table:formula="of:=[.G50]*7627" office:value-type="float" office:value="1494892" calcext:value-type="float">
            <text:p>1494892</text:p>
          </table:table-cell>
          <table:table-cell/>
          <table:table-cell table:formula="of:=[.G48]+8" office:value-type="float" office:value="196" calcext:value-type="float">
            <text:p>196</text:p>
          </table:table-cell>
          <table:table-cell table:number-columns-repeated="7"/>
        </table:table-row>
        <table:table-row table:style-name="ro1">
          <table:table-cell table:formula="of:=[.A50]+15295" office:value-type="float" office:value="772276" calcext:value-type="float">
            <text:p>772276</text:p>
          </table:table-cell>
          <table:table-cell table:formula="of:=[.B50]+131" office:value-type="float" office:value="6678" calcext:value-type="float">
            <text:p>6678</text:p>
          </table:table-cell>
          <table:table-cell/>
          <table:table-cell table:formula="of:=[.D50]+[.E51]" office:value-type="float" office:value="39277270" calcext:value-type="float">
            <text:p>39277270</text:p>
          </table:table-cell>
          <table:table-cell table:formula="of:=[.F51]*7770" office:value-type="float" office:value="1554000" calcext:value-type="float">
            <text:p>1554000</text:p>
          </table:table-cell>
          <table:table-cell table:formula="of:=[.F49]+8" office:value-type="float" office:value="200" calcext:value-type="float">
            <text:p>200</text:p>
          </table:table-cell>
          <table:table-cell table:number-columns-repeated="2"/>
          <table:table-cell table:formula="of:=[.I49]+[.F51]" office:value-type="float" office:value="2160" calcext:value-type="float">
            <text:p>2160</text:p>
          </table:table-cell>
          <table:table-cell table:number-columns-repeated="5"/>
        </table:table-row>
        <table:table-row table:style-name="ro1">
          <table:table-cell table:formula="of:=[.A51]+15295" office:value-type="float" office:value="787571" calcext:value-type="float">
            <text:p>787571</text:p>
          </table:table-cell>
          <table:table-cell table:formula="of:=[.B51]+131" office:value-type="float" office:value="6809" calcext:value-type="float">
            <text:p>6809</text:p>
          </table:table-cell>
          <table:table-cell/>
          <table:table-cell table:formula="of:=[.D51]+[.E52]" office:value-type="float" office:value="40833178" calcext:value-type="float">
            <text:p>40833178</text:p>
          </table:table-cell>
          <table:table-cell table:formula="of:=[.G52]*7627" office:value-type="float" office:value="1555908" calcext:value-type="float">
            <text:p>1555908</text:p>
          </table:table-cell>
          <table:table-cell/>
          <table:table-cell table:formula="of:=[.G50]+8" office:value-type="float" office:value="204" calcext:value-type="float">
            <text:p>204</text:p>
          </table:table-cell>
          <table:table-cell table:number-columns-repeated="7"/>
        </table:table-row>
        <table:table-row table:style-name="ro1">
          <table:table-cell table:formula="of:=[.A52]+15295" office:value-type="float" office:value="802866" calcext:value-type="float">
            <text:p>802866</text:p>
          </table:table-cell>
          <table:table-cell table:formula="of:=[.B52]+131" office:value-type="float" office:value="6940" calcext:value-type="float">
            <text:p>6940</text:p>
          </table:table-cell>
          <table:table-cell/>
          <table:table-cell table:formula="of:=[.D52]+[.E53]" office:value-type="float" office:value="42449338" calcext:value-type="float">
            <text:p>42449338</text:p>
          </table:table-cell>
          <table:table-cell table:formula="of:=[.F53]*7770" office:value-type="float" office:value="1616160" calcext:value-type="float">
            <text:p>1616160</text:p>
          </table:table-cell>
          <table:table-cell table:formula="of:=[.F51]+8" office:value-type="float" office:value="208" calcext:value-type="float">
            <text:p>208</text:p>
          </table:table-cell>
          <table:table-cell table:number-columns-repeated="2"/>
          <table:table-cell table:formula="of:=[.I51]+[.F53]" office:value-type="float" office:value="2368" calcext:value-type="float">
            <text:p>2368</text:p>
          </table:table-cell>
          <table:table-cell table:number-columns-repeated="5"/>
        </table:table-row>
        <table:table-row table:style-name="ro1">
          <table:table-cell table:formula="of:=[.A53]+15295" office:value-type="float" office:value="818161" calcext:value-type="float">
            <text:p>818161</text:p>
          </table:table-cell>
          <table:table-cell table:formula="of:=[.B53]+131" office:value-type="float" office:value="7071" calcext:value-type="float">
            <text:p>7071</text:p>
          </table:table-cell>
          <table:table-cell/>
          <table:table-cell table:formula="of:=[.D53]+[.E54]" office:value-type="float" office:value="44066262" calcext:value-type="float">
            <text:p>44066262</text:p>
          </table:table-cell>
          <table:table-cell table:formula="of:=[.G54]*7627" office:value-type="float" office:value="1616924" calcext:value-type="float">
            <text:p>1616924</text:p>
          </table:table-cell>
          <table:table-cell/>
          <table:table-cell table:formula="of:=[.G52]+8" office:value-type="float" office:value="212" calcext:value-type="float">
            <text:p>212</text:p>
          </table:table-cell>
          <table:table-cell table:number-columns-repeated="7"/>
        </table:table-row>
        <table:table-row table:style-name="ro1">
          <table:table-cell table:formula="of:=[.A54]+15295" office:value-type="float" office:value="833456" calcext:value-type="float">
            <text:p>833456</text:p>
          </table:table-cell>
          <table:table-cell table:formula="of:=[.B54]+131" office:value-type="float" office:value="7202" calcext:value-type="float">
            <text:p>7202</text:p>
          </table:table-cell>
          <table:table-cell/>
          <table:table-cell table:formula="of:=[.D54]+[.E55]" office:value-type="float" office:value="45744582" calcext:value-type="float">
            <text:p>45744582</text:p>
          </table:table-cell>
          <table:table-cell table:formula="of:=[.F55]*7770" office:value-type="float" office:value="1678320" calcext:value-type="float">
            <text:p>1678320</text:p>
          </table:table-cell>
          <table:table-cell table:formula="of:=[.F53]+8" office:value-type="float" office:value="216" calcext:value-type="float">
            <text:p>216</text:p>
          </table:table-cell>
          <table:table-cell table:number-columns-repeated="2"/>
          <table:table-cell table:formula="of:=[.I53]+[.F55]" office:value-type="float" office:value="2584" calcext:value-type="float">
            <text:p>2584</text:p>
          </table:table-cell>
          <table:table-cell table:number-columns-repeated="5"/>
        </table:table-row>
        <table:table-row table:style-name="ro1">
          <table:table-cell table:formula="of:=[.A55]+15295" office:value-type="float" office:value="848751" calcext:value-type="float">
            <text:p>848751</text:p>
          </table:table-cell>
          <table:table-cell table:formula="of:=[.B55]+131" office:value-type="float" office:value="7333" calcext:value-type="float">
            <text:p>7333</text:p>
          </table:table-cell>
          <table:table-cell/>
          <table:table-cell table:formula="of:=[.D55]+[.E56]" office:value-type="float" office:value="47422522" calcext:value-type="float">
            <text:p>47422522</text:p>
          </table:table-cell>
          <table:table-cell table:formula="of:=[.G56]*7627" office:value-type="float" office:value="1677940" calcext:value-type="float">
            <text:p>1677940</text:p>
          </table:table-cell>
          <table:table-cell/>
          <table:table-cell table:formula="of:=[.G54]+8"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table:formula="of:=[.A56]+15295" office:value-type="float" office:value="864046" calcext:value-type="float">
            <text:p>864046</text:p>
          </table:table-cell>
          <table:table-cell table:formula="of:=[.B56]+131" office:value-type="float" office:value="7464" calcext:value-type="float">
            <text:p>7464</text:p>
          </table:table-cell>
          <table:table-cell/>
          <table:table-cell table:formula="of:=[.D56]+[.E57]" office:value-type="float" office:value="49163002" calcext:value-type="float">
            <text:p>49163002</text:p>
          </table:table-cell>
          <table:table-cell table:formula="of:=[.F57]*7770" office:value-type="float" office:value="1740480" calcext:value-type="float">
            <text:p>1740480</text:p>
          </table:table-cell>
          <table:table-cell table:formula="of:=[.F55]+8"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table:formula="of:=[.A57]+15295" office:value-type="float" office:value="879341" calcext:value-type="float">
            <text:p>879341</text:p>
          </table:table-cell>
          <table:table-cell table:formula="of:=[.B57]+131" office:value-type="float" office:value="7595" calcext:value-type="float">
            <text:p>7595</text:p>
          </table:table-cell>
          <table:table-cell/>
          <table:table-cell table:formula="of:=[.D57]+[.E58]" office:value-type="float" office:value="50901958" calcext:value-type="float">
            <text:p>50901958</text:p>
          </table:table-cell>
          <table:table-cell table:formula="of:=[.G58]*7627" office:value-type="float" office:value="1738956" calcext:value-type="float">
            <text:p>1738956</text:p>
          </table:table-cell>
          <table:table-cell/>
          <table:table-cell table:formula="of:=[.G56]+8"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table:formula="of:=[.A58]+15295" office:value-type="float" office:value="894636" calcext:value-type="float">
            <text:p>894636</text:p>
          </table:table-cell>
          <table:table-cell table:formula="of:=[.B58]+131" office:value-type="float" office:value="7726" calcext:value-type="float">
            <text:p>7726</text:p>
          </table:table-cell>
          <table:table-cell/>
          <table:table-cell table:formula="of:=[.D58]+[.E59]" office:value-type="float" office:value="52704598" calcext:value-type="float">
            <text:p>52704598</text:p>
          </table:table-cell>
          <table:table-cell table:formula="of:=[.F59]*7770" office:value-type="float" office:value="1802640" calcext:value-type="float">
            <text:p>1802640</text:p>
          </table:table-cell>
          <table:table-cell table:formula="of:=[.F57]+8"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table:formula="of:=[.A59]+15295" office:value-type="float" office:value="909931" calcext:value-type="float">
            <text:p>909931</text:p>
          </table:table-cell>
          <table:table-cell table:formula="of:=[.B59]+131" office:value-type="float" office:value="7857" calcext:value-type="float">
            <text:p>7857</text:p>
          </table:table-cell>
          <table:table-cell/>
          <table:table-cell table:formula="of:=[.D59]+[.E60]" office:value-type="float" office:value="54504570" calcext:value-type="float">
            <text:p>54504570</text:p>
          </table:table-cell>
          <table:table-cell table:formula="of:=[.G60]*7627" office:value-type="float" office:value="1799972" calcext:value-type="float">
            <text:p>1799972</text:p>
          </table:table-cell>
          <table:table-cell/>
          <table:table-cell table:formula="of:=[.G58]+8"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table:formula="of:=[.A60]+15295" office:value-type="float" office:value="925226" calcext:value-type="float">
            <text:p>925226</text:p>
          </table:table-cell>
          <table:table-cell table:formula="of:=[.B60]+131" office:value-type="float" office:value="7988" calcext:value-type="float">
            <text:p>7988</text:p>
          </table:table-cell>
          <table:table-cell/>
          <table:table-cell table:formula="of:=[.D60]+[.E61]" office:value-type="float" office:value="56369370" calcext:value-type="float">
            <text:p>56369370</text:p>
          </table:table-cell>
          <table:table-cell table:formula="of:=[.F61]*7770" office:value-type="float" office:value="1864800" calcext:value-type="float">
            <text:p>1864800</text:p>
          </table:table-cell>
          <table:table-cell table:formula="of:=[.F59]+8"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table:formula="of:=[.A61]+15295" office:value-type="float" office:value="940521" calcext:value-type="float">
            <text:p>940521</text:p>
          </table:table-cell>
          <table:table-cell table:formula="of:=[.B61]+131" office:value-type="float" office:value="8119" calcext:value-type="float">
            <text:p>8119</text:p>
          </table:table-cell>
          <table:table-cell/>
          <table:table-cell table:formula="of:=[.D61]+[.E62]" office:value-type="float" office:value="58230358" calcext:value-type="float">
            <text:p>58230358</text:p>
          </table:table-cell>
          <table:table-cell table:formula="of:=[.G62]*7627" office:value-type="float" office:value="1860988" calcext:value-type="float">
            <text:p>1860988</text:p>
          </table:table-cell>
          <table:table-cell/>
          <table:table-cell table:formula="of:=[.G60]+8"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table:formula="of:=[.A62]+15295" office:value-type="float" office:value="955816" calcext:value-type="float">
            <text:p>955816</text:p>
          </table:table-cell>
          <table:table-cell table:formula="of:=[.B62]+131" office:value-type="float" office:value="8250" calcext:value-type="float">
            <text:p>8250</text:p>
          </table:table-cell>
          <table:table-cell/>
          <table:table-cell table:formula="of:=[.D62]+[.E63]" office:value-type="float" office:value="60157318" calcext:value-type="float">
            <text:p>60157318</text:p>
          </table:table-cell>
          <table:table-cell table:formula="of:=[.F63]*7770" office:value-type="float" office:value="1926960" calcext:value-type="float">
            <text:p>1926960</text:p>
          </table:table-cell>
          <table:table-cell table:formula="of:=[.F61]+8"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table:formula="of:=[.A63]+15295" office:value-type="float" office:value="971111" calcext:value-type="float">
            <text:p>971111</text:p>
          </table:table-cell>
          <table:table-cell table:formula="of:=[.B63]+131" office:value-type="float" office:value="8381" calcext:value-type="float">
            <text:p>8381</text:p>
          </table:table-cell>
          <table:table-cell/>
          <table:table-cell table:formula="of:=[.D63]+[.E64]" office:value-type="float" office:value="62079322" calcext:value-type="float">
            <text:p>62079322</text:p>
          </table:table-cell>
          <table:table-cell table:formula="of:=[.G64]*7627" office:value-type="float" office:value="1922004" calcext:value-type="float">
            <text:p>1922004</text:p>
          </table:table-cell>
          <table:table-cell/>
          <table:table-cell table:formula="of:=[.G62]+8"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table:formula="of:=[.A64]+15295" office:value-type="float" office:value="986406" calcext:value-type="float">
            <text:p>986406</text:p>
          </table:table-cell>
          <table:table-cell table:formula="of:=[.B64]+131" office:value-type="float" office:value="8512" calcext:value-type="float">
            <text:p>8512</text:p>
          </table:table-cell>
          <table:table-cell/>
          <table:table-cell table:formula="of:=[.D64]+[.E65]" office:value-type="float" office:value="64068442" calcext:value-type="float">
            <text:p>64068442</text:p>
          </table:table-cell>
          <table:table-cell table:formula="of:=[.F65]*7770" office:value-type="float" office:value="1989120" calcext:value-type="float">
            <text:p>1989120</text:p>
          </table:table-cell>
          <table:table-cell table:formula="of:=[.F63]+8"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table:formula="of:=[.A65]+15295" office:value-type="float" office:value="1001701" calcext:value-type="float">
            <text:p>1001701</text:p>
          </table:table-cell>
          <table:table-cell table:formula="of:=[.B65]+131" office:value-type="float" office:value="8643" calcext:value-type="float">
            <text:p>8643</text:p>
          </table:table-cell>
          <table:table-cell/>
          <table:table-cell table:formula="of:=[.D65]+[.E66]" office:value-type="float" office:value="66051462" calcext:value-type="float">
            <text:p>66051462</text:p>
          </table:table-cell>
          <table:table-cell table:formula="of:=[.G66]*7627" office:value-type="float" office:value="1983020" calcext:value-type="float">
            <text:p>1983020</text:p>
          </table:table-cell>
          <table:table-cell/>
          <table:table-cell table:formula="of:=[.G64]+8"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table:formula="of:=[.A66]+15295" office:value-type="float" office:value="1016996" calcext:value-type="float">
            <text:p>1016996</text:p>
          </table:table-cell>
          <table:table-cell table:formula="of:=[.B66]+131" office:value-type="float" office:value="8774" calcext:value-type="float">
            <text:p>8774</text:p>
          </table:table-cell>
          <table:table-cell/>
          <table:table-cell table:formula="of:=[.D66]+[.E67]" office:value-type="float" office:value="68102742" calcext:value-type="float">
            <text:p>68102742</text:p>
          </table:table-cell>
          <table:table-cell table:formula="of:=[.F67]*7770" office:value-type="float" office:value="2051280" calcext:value-type="float">
            <text:p>2051280</text:p>
          </table:table-cell>
          <table:table-cell table:formula="of:=[.F65]+8"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table:formula="of:=[.A67]+15295" office:value-type="float" office:value="1032291" calcext:value-type="float">
            <text:p>1032291</text:p>
          </table:table-cell>
          <table:table-cell table:formula="of:=[.B67]+131" office:value-type="float" office:value="8905" calcext:value-type="float">
            <text:p>8905</text:p>
          </table:table-cell>
          <table:table-cell/>
          <table:table-cell table:formula="of:=[.D67]+[.E68]" office:value-type="float" office:value="70146778" calcext:value-type="float">
            <text:p>70146778</text:p>
          </table:table-cell>
          <table:table-cell table:formula="of:=[.G68]*7627" office:value-type="float" office:value="2044036" calcext:value-type="float">
            <text:p>2044036</text:p>
          </table:table-cell>
          <table:table-cell/>
          <table:table-cell table:formula="of:=[.G66]+8"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table:formula="of:=[.A68]+15295" office:value-type="float" office:value="1047586" calcext:value-type="float">
            <text:p>1047586</text:p>
          </table:table-cell>
          <table:table-cell table:formula="of:=[.B68]+131" office:value-type="float" office:value="9036" calcext:value-type="float">
            <text:p>9036</text:p>
          </table:table-cell>
          <table:table-cell/>
          <table:table-cell table:formula="of:=[.D68]+[.E69]" office:value-type="float" office:value="72260218" calcext:value-type="float">
            <text:p>72260218</text:p>
          </table:table-cell>
          <table:table-cell table:formula="of:=[.F69]*7770" office:value-type="float" office:value="2113440" calcext:value-type="float">
            <text:p>2113440</text:p>
          </table:table-cell>
          <table:table-cell table:formula="of:=[.F67]+8"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table:formula="of:=[.A69]+15295" office:value-type="float" office:value="1062881" calcext:value-type="float">
            <text:p>1062881</text:p>
          </table:table-cell>
          <table:table-cell table:formula="of:=[.B69]+131" office:value-type="float" office:value="9167" calcext:value-type="float">
            <text:p>9167</text:p>
          </table:table-cell>
          <table:table-cell/>
          <table:table-cell table:formula="of:=[.D69]+[.E70]" office:value-type="float" office:value="74365270" calcext:value-type="float">
            <text:p>74365270</text:p>
          </table:table-cell>
          <table:table-cell table:formula="of:=[.G70]*7627" office:value-type="float" office:value="2105052" calcext:value-type="float">
            <text:p>2105052</text:p>
          </table:table-cell>
          <table:table-cell/>
          <table:table-cell table:formula="of:=[.G68]+8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formula="of:=[.A70]+15295" office:value-type="float" office:value="1078176" calcext:value-type="float">
            <text:p>1078176</text:p>
          </table:table-cell>
          <table:table-cell table:formula="of:=[.B70]+131" office:value-type="float" office:value="9298" calcext:value-type="float">
            <text:p>9298</text:p>
          </table:table-cell>
          <table:table-cell/>
          <table:table-cell table:formula="of:=[.D70]+[.E71]" office:value-type="float" office:value="76540870" calcext:value-type="float">
            <text:p>76540870</text:p>
          </table:table-cell>
          <table:table-cell table:formula="of:=[.F71]*7770" office:value-type="float" office:value="2175600" calcext:value-type="float">
            <text:p>2175600</text:p>
          </table:table-cell>
          <table:table-cell table:formula="of:=[.F69]+8" office:value-type="float" office:value="280" calcext:value-type="float">
            <text:p>280</text:p>
          </table:table-cell>
          <table:table-cell table:number-columns-repeated="8"/>
        </table:table-row>
        <table:table-row table:style-name="ro1">
          <table:table-cell table:formula="of:=[.A71]+15295" office:value-type="float" office:value="1093471" calcext:value-type="float">
            <text:p>1093471</text:p>
          </table:table-cell>
          <table:table-cell table:formula="of:=[.B71]+131" office:value-type="float" office:value="9429" calcext:value-type="float">
            <text:p>9429</text:p>
          </table:table-cell>
          <table:table-cell/>
          <table:table-cell table:formula="of:=[.D71]+[.E72]" office:value-type="float" office:value="78706938" calcext:value-type="float">
            <text:p>78706938</text:p>
          </table:table-cell>
          <table:table-cell table:formula="of:=[.G72]*7627" office:value-type="float" office:value="2166068" calcext:value-type="float">
            <text:p>2166068</text:p>
          </table:table-cell>
          <table:table-cell/>
          <table:table-cell table:formula="of:=[.G70]+8" office:value-type="float" office:value="284" calcext:value-type="float">
            <text:p>284</text:p>
          </table:table-cell>
          <table:table-cell table:number-columns-repeated="7"/>
        </table:table-row>
        <table:table-row table:style-name="ro1">
          <table:table-cell table:formula="of:=[.A72]+15295" office:value-type="float" office:value="1108766" calcext:value-type="float">
            <text:p>1108766</text:p>
          </table:table-cell>
          <table:table-cell table:formula="of:=[.B72]+131" office:value-type="float" office:value="9560" calcext:value-type="float">
            <text:p>9560</text:p>
          </table:table-cell>
          <table:table-cell/>
          <table:table-cell table:formula="of:=[.D72]+[.E73]" office:value-type="float" office:value="80944698" calcext:value-type="float">
            <text:p>80944698</text:p>
          </table:table-cell>
          <table:table-cell table:formula="of:=[.F73]*7770" office:value-type="float" office:value="2237760" calcext:value-type="float">
            <text:p>2237760</text:p>
          </table:table-cell>
          <table:table-cell table:formula="of:=[.F71]+8" office:value-type="float" office:value="288" calcext:value-type="float">
            <text:p>288</text:p>
          </table:table-cell>
          <table:table-cell table:number-columns-repeated="8"/>
        </table:table-row>
        <table:table-row table:style-name="ro1">
          <table:table-cell table:formula="of:=[.A73]+15295" office:value-type="float" office:value="1124061" calcext:value-type="float">
            <text:p>1124061</text:p>
          </table:table-cell>
          <table:table-cell table:formula="of:=[.B73]+131" office:value-type="float" office:value="9691" calcext:value-type="float">
            <text:p>9691</text:p>
          </table:table-cell>
          <table:table-cell/>
          <table:table-cell table:formula="of:=[.D73]+[.E74]" office:value-type="float" office:value="83171782" calcext:value-type="float">
            <text:p>83171782</text:p>
          </table:table-cell>
          <table:table-cell table:formula="of:=[.G74]*7627" office:value-type="float" office:value="2227084" calcext:value-type="float">
            <text:p>2227084</text:p>
          </table:table-cell>
          <table:table-cell/>
          <table:table-cell table:formula="of:=[.G72]+8" office:value-type="float" office:value="292" calcext:value-type="float">
            <text:p>292</text:p>
          </table:table-cell>
          <table:table-cell table:number-columns-repeated="7"/>
        </table:table-row>
        <table:table-row table:style-name="ro1">
          <table:table-cell table:formula="of:=[.A74]+15295" office:value-type="float" office:value="1139356" calcext:value-type="float">
            <text:p>1139356</text:p>
          </table:table-cell>
          <table:table-cell table:formula="of:=[.B74]+131" office:value-type="float" office:value="9822" calcext:value-type="float">
            <text:p>9822</text:p>
          </table:table-cell>
          <table:table-cell/>
          <table:table-cell table:formula="of:=[.D74]+[.E75]" office:value-type="float" office:value="85471702" calcext:value-type="float">
            <text:p>85471702</text:p>
          </table:table-cell>
          <table:table-cell table:formula="of:=[.F75]*7770" office:value-type="float" office:value="2299920" calcext:value-type="float">
            <text:p>2299920</text:p>
          </table:table-cell>
          <table:table-cell table:formula="of:=[.F73]+8" office:value-type="float" office:value="296" calcext:value-type="float">
            <text:p>296</text:p>
          </table:table-cell>
          <table:table-cell table:number-columns-repeated="8"/>
        </table:table-row>
        <table:table-row table:style-name="ro1">
          <table:table-cell table:formula="of:=[.A75]+15295" office:value-type="float" office:value="1154651" calcext:value-type="float">
            <text:p>1154651</text:p>
          </table:table-cell>
          <table:table-cell table:formula="of:=[.B75]+131" office:value-type="float" office:value="9953" calcext:value-type="float">
            <text:p>9953</text:p>
          </table:table-cell>
          <table:table-cell/>
          <table:table-cell table:formula="of:=[.D75]+[.E76]" office:value-type="float" office:value="87759802" calcext:value-type="float">
            <text:p>87759802</text:p>
          </table:table-cell>
          <table:table-cell table:formula="of:=[.G76]*7627" office:value-type="float" office:value="2288100" calcext:value-type="float">
            <text:p>2288100</text:p>
          </table:table-cell>
          <table:table-cell/>
          <table:table-cell table:formula="of:=[.G74]+8"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table:formula="of:=[.A76]+15295" office:value-type="float" office:value="1169946" calcext:value-type="float">
            <text:p>1169946</text:p>
          </table:table-cell>
          <table:table-cell table:formula="of:=[.B76]+131" office:value-type="float" office:value="10084" calcext:value-type="float">
            <text:p>10084</text:p>
          </table:table-cell>
          <table:table-cell/>
          <table:table-cell table:formula="of:=[.D76]+[.E77]" office:value-type="float" office:value="90121882" calcext:value-type="float">
            <text:p>90121882</text:p>
          </table:table-cell>
          <table:table-cell table:formula="of:=[.F77]*7770" office:value-type="float" office:value="2362080" calcext:value-type="float">
            <text:p>2362080</text:p>
          </table:table-cell>
          <table:table-cell table:formula="of:=[.F75]+8" office:value-type="float" office:value="304" calcext:value-type="float">
            <text:p>304</text:p>
          </table:table-cell>
          <table:table-cell table:number-columns-repeated="8"/>
        </table:table-row>
        <table:table-row table:style-name="ro1">
          <table:table-cell table:formula="of:=[.A77]+15295" office:value-type="float" office:value="1185241" calcext:value-type="float">
            <text:p>1185241</text:p>
          </table:table-cell>
          <table:table-cell table:formula="of:=[.B77]+131" office:value-type="float" office:value="10215" calcext:value-type="float">
            <text:p>10215</text:p>
          </table:table-cell>
          <table:table-cell/>
          <table:table-cell table:formula="of:=[.D77]+[.E78]" office:value-type="float" office:value="92470998" calcext:value-type="float">
            <text:p>92470998</text:p>
          </table:table-cell>
          <table:table-cell table:formula="of:=[.G78]*7627" office:value-type="float" office:value="2349116" calcext:value-type="float">
            <text:p>2349116</text:p>
          </table:table-cell>
          <table:table-cell/>
          <table:table-cell table:formula="of:=[.G76]+8" office:value-type="float" office:value="308" calcext:value-type="float">
            <text:p>308</text:p>
          </table:table-cell>
          <table:table-cell table:number-columns-repeated="7"/>
        </table:table-row>
        <table:table-row table:style-name="ro1">
          <table:table-cell table:formula="of:=[.A78]+15295" office:value-type="float" office:value="1200536" calcext:value-type="float">
            <text:p>1200536</text:p>
          </table:table-cell>
          <table:table-cell table:formula="of:=[.B78]+131" office:value-type="float" office:value="10346" calcext:value-type="float">
            <text:p>10346</text:p>
          </table:table-cell>
          <table:table-cell/>
          <table:table-cell table:formula="of:=[.D78]+[.E79]" office:value-type="float" office:value="94895238" calcext:value-type="float">
            <text:p>94895238</text:p>
          </table:table-cell>
          <table:table-cell table:formula="of:=[.F79]*7770" office:value-type="float" office:value="2424240" calcext:value-type="float">
            <text:p>2424240</text:p>
          </table:table-cell>
          <table:table-cell table:formula="of:=[.F77]+8" office:value-type="float" office:value="312" calcext:value-type="float">
            <text:p>312</text:p>
          </table:table-cell>
          <table:table-cell table:number-columns-repeated="8"/>
        </table:table-row>
        <table:table-row table:style-name="ro1">
          <table:table-cell table:formula="of:=[.A79]+15295" office:value-type="float" office:value="1215831" calcext:value-type="float">
            <text:p>1215831</text:p>
          </table:table-cell>
          <table:table-cell table:formula="of:=[.B79]+131" office:value-type="float" office:value="10477" calcext:value-type="float">
            <text:p>10477</text:p>
          </table:table-cell>
          <table:table-cell/>
          <table:table-cell table:formula="of:=[.D79]+[.E80]" office:value-type="float" office:value="97305370" calcext:value-type="float">
            <text:p>97305370</text:p>
          </table:table-cell>
          <table:table-cell table:formula="of:=[.G80]*7627" office:value-type="float" office:value="2410132" calcext:value-type="float">
            <text:p>2410132</text:p>
          </table:table-cell>
          <table:table-cell/>
          <table:table-cell table:formula="of:=[.G78]+8" office:value-type="float" office:value="316" calcext:value-type="float">
            <text:p>316</text:p>
          </table:table-cell>
          <table:table-cell table:number-columns-repeated="7"/>
        </table:table-row>
        <table:table-row table:style-name="ro1">
          <table:table-cell table:formula="of:=[.A80]+15295" office:value-type="float" office:value="1231126" calcext:value-type="float">
            <text:p>1231126</text:p>
          </table:table-cell>
          <table:table-cell table:formula="of:=[.B80]+131" office:value-type="float" office:value="10608" calcext:value-type="float">
            <text:p>10608</text:p>
          </table:table-cell>
          <table:table-cell/>
          <table:table-cell table:formula="of:=[.D80]+[.E81]" office:value-type="float" office:value="99791770" calcext:value-type="float">
            <text:p>99791770</text:p>
          </table:table-cell>
          <table:table-cell table:formula="of:=[.F81]*7770" office:value-type="float" office:value="2486400" calcext:value-type="float">
            <text:p>2486400</text:p>
          </table:table-cell>
          <table:table-cell table:formula="of:=[.F79]+8" office:value-type="float" office:value="320" calcext:value-type="float">
            <text:p>320</text:p>
          </table:table-cell>
          <table:table-cell table:number-columns-repeated="8"/>
        </table:table-row>
        <table:table-row table:style-name="ro1">
          <table:table-cell table:formula="of:=[.A81]+15295" office:value-type="float" office:value="1246421" calcext:value-type="float">
            <text:p>1246421</text:p>
          </table:table-cell>
          <table:table-cell table:formula="of:=[.B81]+131" office:value-type="float" office:value="10739" calcext:value-type="float">
            <text:p>10739</text:p>
          </table:table-cell>
          <table:table-cell/>
          <table:table-cell table:formula="of:=[.D81]+[.E82]" office:value-type="float" office:value="102262918" calcext:value-type="float">
            <text:p>102262918</text:p>
          </table:table-cell>
          <table:table-cell table:formula="of:=[.G82]*7627" office:value-type="float" office:value="2471148" calcext:value-type="float">
            <text:p>2471148</text:p>
          </table:table-cell>
          <table:table-cell/>
          <table:table-cell table:formula="of:=[.G80]+8" office:value-type="float" office:value="324" calcext:value-type="float">
            <text:p>324</text:p>
          </table:table-cell>
          <table:table-cell table:number-columns-repeated="7"/>
        </table:table-row>
        <table:table-row table:style-name="ro1">
          <table:table-cell table:formula="of:=[.A82]+15295" office:value-type="float" office:value="1261716" calcext:value-type="float">
            <text:p>1261716</text:p>
          </table:table-cell>
          <table:table-cell table:formula="of:=[.B82]+131" office:value-type="float" office:value="10870" calcext:value-type="float">
            <text:p>10870</text:p>
          </table:table-cell>
          <table:table-cell/>
          <table:table-cell table:formula="of:=[.D82]+[.E83]" office:value-type="float" office:value="104811478" calcext:value-type="float">
            <text:p>104811478</text:p>
          </table:table-cell>
          <table:table-cell table:formula="of:=[.F83]*7770" office:value-type="float" office:value="2548560" calcext:value-type="float">
            <text:p>2548560</text:p>
          </table:table-cell>
          <table:table-cell table:formula="of:=[.F81]+8" office:value-type="float" office:value="328" calcext:value-type="float">
            <text:p>328</text:p>
          </table:table-cell>
          <table:table-cell table:number-columns-repeated="8"/>
        </table:table-row>
        <table:table-row table:style-name="ro1">
          <table:table-cell table:formula="of:=[.A83]+15295" office:value-type="float" office:value="1277011" calcext:value-type="float">
            <text:p>1277011</text:p>
          </table:table-cell>
          <table:table-cell table:formula="of:=[.B83]+131" office:value-type="float" office:value="11001" calcext:value-type="float">
            <text:p>11001</text:p>
          </table:table-cell>
          <table:table-cell/>
          <table:table-cell table:formula="of:=[.D83]+[.E84]" office:value-type="float" office:value="107343642" calcext:value-type="float">
            <text:p>107343642</text:p>
          </table:table-cell>
          <table:table-cell table:formula="of:=[.G84]*7627" office:value-type="float" office:value="2532164" calcext:value-type="float">
            <text:p>2532164</text:p>
          </table:table-cell>
          <table:table-cell/>
          <table:table-cell table:formula="of:=[.G82]+8" office:value-type="float" office:value="332" calcext:value-type="float">
            <text:p>332</text:p>
          </table:table-cell>
          <table:table-cell table:number-columns-repeated="7"/>
        </table:table-row>
        <table:table-row table:style-name="ro1">
          <table:table-cell table:formula="of:=[.A84]+15295" office:value-type="float" office:value="1292306" calcext:value-type="float">
            <text:p>1292306</text:p>
          </table:table-cell>
          <table:table-cell table:formula="of:=[.B84]+131" office:value-type="float" office:value="11132" calcext:value-type="float">
            <text:p>11132</text:p>
          </table:table-cell>
          <table:table-cell/>
          <table:table-cell table:formula="of:=[.D84]+[.E85]" office:value-type="float" office:value="109954362" calcext:value-type="float">
            <text:p>109954362</text:p>
          </table:table-cell>
          <table:table-cell table:formula="of:=[.F85]*7770" office:value-type="float" office:value="2610720" calcext:value-type="float">
            <text:p>2610720</text:p>
          </table:table-cell>
          <table:table-cell table:formula="of:=[.F83]+8" office:value-type="float" office:value="336" calcext:value-type="float">
            <text:p>336</text:p>
          </table:table-cell>
          <table:table-cell table:number-columns-repeated="8"/>
        </table:table-row>
        <table:table-row table:style-name="ro1">
          <table:table-cell table:formula="of:=[.A85]+15295" office:value-type="float" office:value="1307601" calcext:value-type="float">
            <text:p>1307601</text:p>
          </table:table-cell>
          <table:table-cell table:formula="of:=[.B85]+131" office:value-type="float" office:value="11263" calcext:value-type="float">
            <text:p>11263</text:p>
          </table:table-cell>
          <table:table-cell/>
          <table:table-cell table:formula="of:=[.D85]+[.E86]" office:value-type="float" office:value="112547542" calcext:value-type="float">
            <text:p>112547542</text:p>
          </table:table-cell>
          <table:table-cell table:formula="of:=[.G86]*7627" office:value-type="float" office:value="2593180" calcext:value-type="float">
            <text:p>2593180</text:p>
          </table:table-cell>
          <table:table-cell/>
          <table:table-cell table:formula="of:=[.G84]+8"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table:formula="of:=[.A86]+15295" office:value-type="float" office:value="1322896" calcext:value-type="float">
            <text:p>1322896</text:p>
          </table:table-cell>
          <table:table-cell table:formula="of:=[.B86]+131" office:value-type="float" office:value="11394" calcext:value-type="float">
            <text:p>11394</text:p>
          </table:table-cell>
          <table:table-cell/>
          <table:table-cell table:formula="of:=[.D86]+[.E87]" office:value-type="float" office:value="115220422" calcext:value-type="float">
            <text:p>115220422</text:p>
          </table:table-cell>
          <table:table-cell table:formula="of:=[.F87]*7770" office:value-type="float" office:value="2672880" calcext:value-type="float">
            <text:p>2672880</text:p>
          </table:table-cell>
          <table:table-cell table:formula="of:=[.F85]+8" office:value-type="float" office:value="344" calcext:value-type="float">
            <text:p>344</text:p>
          </table:table-cell>
          <table:table-cell table:number-columns-repeated="8"/>
        </table:table-row>
        <table:table-row table:style-name="ro1">
          <table:table-cell table:formula="of:=[.A87]+15295" office:value-type="float" office:value="1338191" calcext:value-type="float">
            <text:p>1338191</text:p>
          </table:table-cell>
          <table:table-cell table:formula="of:=[.B87]+131" office:value-type="float" office:value="11525" calcext:value-type="float">
            <text:p>11525</text:p>
          </table:table-cell>
          <table:table-cell/>
          <table:table-cell table:formula="of:=[.D87]+[.E88]" office:value-type="float" office:value="117874618" calcext:value-type="float">
            <text:p>117874618</text:p>
          </table:table-cell>
          <table:table-cell table:formula="of:=[.G88]*7627" office:value-type="float" office:value="2654196" calcext:value-type="float">
            <text:p>2654196</text:p>
          </table:table-cell>
          <table:table-cell/>
          <table:table-cell table:formula="of:=[.G86]+8"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 table:formula="of:=[.A88]+15295" office:value-type="float" office:value="1353486" calcext:value-type="float">
            <text:p>1353486</text:p>
          </table:table-cell>
          <table:table-cell table:formula="of:=[.B88]+131" office:value-type="float" office:value="11656" calcext:value-type="float">
            <text:p>11656</text:p>
          </table:table-cell>
          <table:table-cell/>
          <table:table-cell table:formula="of:=[.D88]+[.E89]" office:value-type="float" office:value="120609658" calcext:value-type="float">
            <text:p>120609658</text:p>
          </table:table-cell>
          <table:table-cell table:formula="of:=[.F89]*7770" office:value-type="float" office:value="2735040" calcext:value-type="float">
            <text:p>2735040</text:p>
          </table:table-cell>
          <table:table-cell table:formula="of:=[.F87]+8" office:value-type="float" office:value="352" calcext:value-type="float">
            <text:p>352</text:p>
          </table:table-cell>
          <table:table-cell table:number-columns-repeated="8"/>
        </table:table-row>
        <table:table-row table:style-name="ro1">
          <table:table-cell table:formula="of:=[.A89]+15295" office:value-type="float" office:value="1368781" calcext:value-type="float">
            <text:p>1368781</text:p>
          </table:table-cell>
          <table:table-cell table:formula="of:=[.B89]+131" office:value-type="float" office:value="11787" calcext:value-type="float">
            <text:p>11787</text:p>
          </table:table-cell>
          <table:table-cell/>
          <table:table-cell table:formula="of:=[.D89]+[.E90]" office:value-type="float" office:value="123324870" calcext:value-type="float">
            <text:p>123324870</text:p>
          </table:table-cell>
          <table:table-cell table:formula="of:=[.G90]*7627" office:value-type="float" office:value="2715212" calcext:value-type="float">
            <text:p>2715212</text:p>
          </table:table-cell>
          <table:table-cell/>
          <table:table-cell table:formula="of:=[.G88]+8"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 table:formula="of:=[.A90]+15295" office:value-type="float" office:value="1384076" calcext:value-type="float">
            <text:p>1384076</text:p>
          </table:table-cell>
          <table:table-cell table:formula="of:=[.B90]+131" office:value-type="float" office:value="11918" calcext:value-type="float">
            <text:p>11918</text:p>
          </table:table-cell>
          <table:table-cell/>
          <table:table-cell table:formula="of:=[.D90]+[.E91]" office:value-type="float" office:value="126122070" calcext:value-type="float">
            <text:p>126122070</text:p>
          </table:table-cell>
          <table:table-cell table:formula="of:=[.F91]*7770" office:value-type="float" office:value="2797200" calcext:value-type="float">
            <text:p>2797200</text:p>
          </table:table-cell>
          <table:table-cell table:formula="of:=[.F89]+8" office:value-type="float" office:value="360" calcext:value-type="float">
            <text:p>360</text:p>
          </table:table-cell>
          <table:table-cell table:number-columns-repeated="8"/>
        </table:table-row>
        <table:table-row table:style-name="ro1">
          <table:table-cell table:formula="of:=[.A91]+15295" office:value-type="float" office:value="1399371" calcext:value-type="float">
            <text:p>1399371</text:p>
          </table:table-cell>
          <table:table-cell table:formula="of:=[.B91]+131" office:value-type="float" office:value="12049" calcext:value-type="float">
            <text:p>12049</text:p>
          </table:table-cell>
          <table:table-cell/>
          <table:table-cell table:formula="of:=[.D91]+[.E92]" office:value-type="float" office:value="128898298" calcext:value-type="float">
            <text:p>128898298</text:p>
          </table:table-cell>
          <table:table-cell table:formula="of:=[.G92]*7627" office:value-type="float" office:value="2776228" calcext:value-type="float">
            <text:p>2776228</text:p>
          </table:table-cell>
          <table:table-cell/>
          <table:table-cell table:formula="of:=[.G90]+8"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table:formula="of:=[.A92]+15295" office:value-type="float" office:value="1414666" calcext:value-type="float">
            <text:p>1414666</text:p>
          </table:table-cell>
          <table:table-cell table:formula="of:=[.B92]+131" office:value-type="float" office:value="12180" calcext:value-type="float">
            <text:p>12180</text:p>
          </table:table-cell>
          <table:table-cell/>
          <table:table-cell table:formula="of:=[.D92]+[.E93]" office:value-type="float" office:value="131757658" calcext:value-type="float">
            <text:p>131757658</text:p>
          </table:table-cell>
          <table:table-cell table:formula="of:=[.F93]*7770" office:value-type="float" office:value="2859360" calcext:value-type="float">
            <text:p>2859360</text:p>
          </table:table-cell>
          <table:table-cell table:formula="of:=[.F91]+8" office:value-type="float" office:value="368" calcext:value-type="float">
            <text:p>368</text:p>
          </table:table-cell>
          <table:table-cell table:number-columns-repeated="8"/>
        </table:table-row>
        <table:table-row table:style-name="ro1">
          <table:table-cell table:formula="of:=[.A93]+15295" office:value-type="float" office:value="1429961" calcext:value-type="float">
            <text:p>1429961</text:p>
          </table:table-cell>
          <table:table-cell table:formula="of:=[.B93]+131" office:value-type="float" office:value="12311" calcext:value-type="float">
            <text:p>12311</text:p>
          </table:table-cell>
          <table:table-cell/>
          <table:table-cell table:formula="of:=[.D93]+[.E94]" office:value-type="float" office:value="134594902" calcext:value-type="float">
            <text:p>134594902</text:p>
          </table:table-cell>
          <table:table-cell table:formula="of:=[.G94]*7627" office:value-type="float" office:value="2837244" calcext:value-type="float">
            <text:p>2837244</text:p>
          </table:table-cell>
          <table:table-cell/>
          <table:table-cell table:formula="of:=[.G92]+8" office:value-type="float" office:value="372" calcext:value-type="float">
            <text:p>372</text:p>
          </table:table-cell>
          <table:table-cell table:number-columns-repeated="7"/>
        </table:table-row>
        <table:table-row table:style-name="ro1">
          <table:table-cell table:formula="of:=[.A94]+15295" office:value-type="float" office:value="1445256" calcext:value-type="float">
            <text:p>1445256</text:p>
          </table:table-cell>
          <table:table-cell table:formula="of:=[.B94]+131" office:value-type="float" office:value="12442" calcext:value-type="float">
            <text:p>12442</text:p>
          </table:table-cell>
          <table:table-cell/>
          <table:table-cell table:formula="of:=[.D94]+[.E95]" office:value-type="float" office:value="137516422" calcext:value-type="float">
            <text:p>137516422</text:p>
          </table:table-cell>
          <table:table-cell table:formula="of:=[.F95]*7770" office:value-type="float" office:value="2921520" calcext:value-type="float">
            <text:p>2921520</text:p>
          </table:table-cell>
          <table:table-cell table:formula="of:=[.F93]+8" office:value-type="float" office:value="376" calcext:value-type="float">
            <text:p>376</text:p>
          </table:table-cell>
          <table:table-cell table:number-columns-repeated="8"/>
        </table:table-row>
        <table:table-row table:style-name="ro1">
          <table:table-cell table:formula="of:=[.A95]+15295" office:value-type="float" office:value="1460551" calcext:value-type="float">
            <text:p>1460551</text:p>
          </table:table-cell>
          <table:table-cell table:formula="of:=[.B95]+131" office:value-type="float" office:value="12573" calcext:value-type="float">
            <text:p>12573</text:p>
          </table:table-cell>
          <table:table-cell/>
          <table:table-cell table:formula="of:=[.D95]+[.E96]" office:value-type="float" office:value="140414682" calcext:value-type="float">
            <text:p>140414682</text:p>
          </table:table-cell>
          <table:table-cell table:formula="of:=[.G96]*7627" office:value-type="float" office:value="2898260" calcext:value-type="float">
            <text:p>2898260</text:p>
          </table:table-cell>
          <table:table-cell/>
          <table:table-cell table:formula="of:=[.G94]+8"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table:formula="of:=[.A96]+15295" office:value-type="float" office:value="1475846" calcext:value-type="float">
            <text:p>1475846</text:p>
          </table:table-cell>
          <table:table-cell table:formula="of:=[.B96]+131" office:value-type="float" office:value="12704" calcext:value-type="float">
            <text:p>12704</text:p>
          </table:table-cell>
          <table:table-cell/>
          <table:table-cell table:formula="of:=[.D96]+[.E97]" office:value-type="float" office:value="143398362" calcext:value-type="float">
            <text:p>143398362</text:p>
          </table:table-cell>
          <table:table-cell table:formula="of:=[.F97]*7770" office:value-type="float" office:value="2983680" calcext:value-type="float">
            <text:p>2983680</text:p>
          </table:table-cell>
          <table:table-cell table:formula="of:=[.F95]+8" office:value-type="float" office:value="384" calcext:value-type="float">
            <text:p>384</text:p>
          </table:table-cell>
          <table:table-cell table:number-columns-repeated="8"/>
        </table:table-row>
        <table:table-row table:style-name="ro1">
          <table:table-cell table:formula="of:=[.A97]+15295" office:value-type="float" office:value="1491141" calcext:value-type="float">
            <text:p>1491141</text:p>
          </table:table-cell>
          <table:table-cell table:formula="of:=[.B97]+131" office:value-type="float" office:value="12835" calcext:value-type="float">
            <text:p>12835</text:p>
          </table:table-cell>
          <table:table-cell/>
          <table:table-cell table:formula="of:=[.D97]+[.E98]" office:value-type="float" office:value="146357638" calcext:value-type="float">
            <text:p>146357638</text:p>
          </table:table-cell>
          <table:table-cell table:formula="of:=[.G98]*7627" office:value-type="float" office:value="2959276" calcext:value-type="float">
            <text:p>2959276</text:p>
          </table:table-cell>
          <table:table-cell/>
          <table:table-cell table:formula="of:=[.G96]+8" office:value-type="float" office:value="388" calcext:value-type="float">
            <text:p>388</text:p>
          </table:table-cell>
          <table:table-cell table:number-columns-repeated="7"/>
        </table:table-row>
        <table:table-row table:style-name="ro1">
          <table:table-cell table:formula="of:=[.A98]+15295" office:value-type="float" office:value="1506436" calcext:value-type="float">
            <text:p>1506436</text:p>
          </table:table-cell>
          <table:table-cell table:formula="of:=[.B98]+131" office:value-type="float" office:value="12966" calcext:value-type="float">
            <text:p>12966</text:p>
          </table:table-cell>
          <table:table-cell/>
          <table:table-cell table:formula="of:=[.D98]+[.E99]" office:value-type="float" office:value="149403478" calcext:value-type="float">
            <text:p>149403478</text:p>
          </table:table-cell>
          <table:table-cell table:formula="of:=[.F99]*7770" office:value-type="float" office:value="3045840" calcext:value-type="float">
            <text:p>3045840</text:p>
          </table:table-cell>
          <table:table-cell table:formula="of:=[.F97]+8" office:value-type="float" office:value="392" calcext:value-type="float">
            <text:p>392</text:p>
          </table:table-cell>
          <table:table-cell table:number-columns-repeated="8"/>
        </table:table-row>
        <table:table-row table:style-name="ro1">
          <table:table-cell table:formula="of:=[.A99]+15295" office:value-type="float" office:value="1521731" calcext:value-type="float">
            <text:p>1521731</text:p>
          </table:table-cell>
          <table:table-cell table:formula="of:=[.B99]+131" office:value-type="float" office:value="13097" calcext:value-type="float">
            <text:p>13097</text:p>
          </table:table-cell>
          <table:table-cell/>
          <table:table-cell table:formula="of:=[.D99]+[.E100]" office:value-type="float" office:value="152423770" calcext:value-type="float">
            <text:p>152423770</text:p>
          </table:table-cell>
          <table:table-cell table:formula="of:=[.G100]*7627" office:value-type="float" office:value="3020292" calcext:value-type="float">
            <text:p>3020292</text:p>
          </table:table-cell>
          <table:table-cell/>
          <table:table-cell table:formula="of:=[.G98]+8"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table:formula="of:=[.A100]+15295" office:value-type="float" office:value="1537026" calcext:value-type="float">
            <text:p>1537026</text:p>
          </table:table-cell>
          <table:table-cell table:formula="of:=[.B100]+131" office:value-type="float" office:value="13228" calcext:value-type="float">
            <text:p>13228</text:p>
          </table:table-cell>
          <table:table-cell/>
          <table:table-cell table:formula="of:=[.D100]+[.E101]" office:value-type="float" office:value="155531770" calcext:value-type="float">
            <text:p>155531770</text:p>
          </table:table-cell>
          <table:table-cell table:formula="of:=[.F101]*7770" office:value-type="float" office:value="3108000" calcext:value-type="float">
            <text:p>3108000</text:p>
          </table:table-cell>
          <table:table-cell table:formula="of:=[.F99]+8" office:value-type="float" office:value="400" calcext:value-type="float">
            <text:p>400</text:p>
          </table:table-cell>
          <table:table-cell table:number-columns-repeated="8"/>
        </table:table-row>
        <table:table-row table:style-name="ro1">
          <table:table-cell table:formula="of:=[.A101]+15295" office:value-type="float" office:value="1552321" calcext:value-type="float">
            <text:p>1552321</text:p>
          </table:table-cell>
          <table:table-cell table:formula="of:=[.B101]+131" office:value-type="float" office:value="13359" calcext:value-type="float">
            <text:p>13359</text:p>
          </table:table-cell>
          <table:table-cell/>
          <table:table-cell table:formula="of:=[.D101]+[.E102]" office:value-type="float" office:value="158613078" calcext:value-type="float">
            <text:p>158613078</text:p>
          </table:table-cell>
          <table:table-cell table:formula="of:=[.G102]*7627" office:value-type="float" office:value="3081308" calcext:value-type="float">
            <text:p>3081308</text:p>
          </table:table-cell>
          <table:table-cell/>
          <table:table-cell table:formula="of:=[.G100]+8"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table:formula="of:=[.A102]+15295" office:value-type="float" office:value="1567616" calcext:value-type="float">
            <text:p>1567616</text:p>
          </table:table-cell>
          <table:table-cell table:formula="of:=[.B102]+131" office:value-type="float" office:value="13490" calcext:value-type="float">
            <text:p>13490</text:p>
          </table:table-cell>
          <table:table-cell/>
          <table:table-cell table:formula="of:=[.D102]+[.E103]" office:value-type="float" office:value="161783238" calcext:value-type="float">
            <text:p>161783238</text:p>
          </table:table-cell>
          <table:table-cell table:formula="of:=[.F103]*7770" office:value-type="float" office:value="3170160" calcext:value-type="float">
            <text:p>3170160</text:p>
          </table:table-cell>
          <table:table-cell table:formula="of:=[.F101]+8" office:value-type="float" office:value="408" calcext:value-type="float">
            <text:p>408</text:p>
          </table:table-cell>
          <table:table-cell table:number-columns-repeated="8"/>
        </table:table-row>
        <table:table-row table:style-name="ro1">
          <table:table-cell table:formula="of:=[.A103]+15295" office:value-type="float" office:value="1582911" calcext:value-type="float">
            <text:p>1582911</text:p>
          </table:table-cell>
          <table:table-cell table:formula="of:=[.B103]+131" office:value-type="float" office:value="13621" calcext:value-type="float">
            <text:p>13621</text:p>
          </table:table-cell>
          <table:table-cell/>
          <table:table-cell table:formula="of:=[.D103]+[.E104]" office:value-type="float" office:value="164925562" calcext:value-type="float">
            <text:p>164925562</text:p>
          </table:table-cell>
          <table:table-cell table:formula="of:=[.G104]*7627" office:value-type="float" office:value="3142324" calcext:value-type="float">
            <text:p>3142324</text:p>
          </table:table-cell>
          <table:table-cell/>
          <table:table-cell table:formula="of:=[.G102]+8"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table:formula="of:=[.A104]+15295" office:value-type="float" office:value="1598206" calcext:value-type="float">
            <text:p>1598206</text:p>
          </table:table-cell>
          <table:table-cell table:formula="of:=[.B104]+131" office:value-type="float" office:value="13752" calcext:value-type="float">
            <text:p>13752</text:p>
          </table:table-cell>
          <table:table-cell/>
          <table:table-cell table:formula="of:=[.D104]+[.E105]" office:value-type="float" office:value="168157882" calcext:value-type="float">
            <text:p>168157882</text:p>
          </table:table-cell>
          <table:table-cell table:formula="of:=[.F105]*7770" office:value-type="float" office:value="3232320" calcext:value-type="float">
            <text:p>3232320</text:p>
          </table:table-cell>
          <table:table-cell table:formula="of:=[.F103]+8" office:value-type="float" office:value="416" calcext:value-type="float">
            <text:p>416</text:p>
          </table:table-cell>
          <table:table-cell table:number-columns-repeated="8"/>
        </table:table-row>
        <table:table-row table:style-name="ro1">
          <table:table-cell table:formula="of:=[.A105]+15295" office:value-type="float" office:value="1613501" calcext:value-type="float">
            <text:p>1613501</text:p>
          </table:table-cell>
          <table:table-cell table:formula="of:=[.B105]+131" office:value-type="float" office:value="13883" calcext:value-type="float">
            <text:p>13883</text:p>
          </table:table-cell>
          <table:table-cell/>
          <table:table-cell table:formula="of:=[.D105]+[.E106]" office:value-type="float" office:value="171361222" calcext:value-type="float">
            <text:p>171361222</text:p>
          </table:table-cell>
          <table:table-cell table:formula="of:=[.G106]*7627" office:value-type="float" office:value="3203340" calcext:value-type="float">
            <text:p>3203340</text:p>
          </table:table-cell>
          <table:table-cell/>
          <table:table-cell table:formula="of:=[.G104]+8"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table:formula="of:=[.A106]+15295" office:value-type="float" office:value="1628796" calcext:value-type="float">
            <text:p>1628796</text:p>
          </table:table-cell>
          <table:table-cell table:formula="of:=[.B106]+131" office:value-type="float" office:value="14014" calcext:value-type="float">
            <text:p>14014</text:p>
          </table:table-cell>
          <table:table-cell/>
          <table:table-cell table:formula="of:=[.D106]+[.E107]" office:value-type="float" office:value="174655702" calcext:value-type="float">
            <text:p>174655702</text:p>
          </table:table-cell>
          <table:table-cell table:formula="of:=[.F107]*7770" office:value-type="float" office:value="3294480" calcext:value-type="float">
            <text:p>3294480</text:p>
          </table:table-cell>
          <table:table-cell table:formula="of:=[.F105]+8" office:value-type="float" office:value="424" calcext:value-type="float">
            <text:p>424</text:p>
          </table:table-cell>
          <table:table-cell table:number-columns-repeated="8"/>
        </table:table-row>
        <table:table-row table:style-name="ro1">
          <table:table-cell table:formula="of:=[.A107]+15295" office:value-type="float" office:value="1644091" calcext:value-type="float">
            <text:p>1644091</text:p>
          </table:table-cell>
          <table:table-cell table:formula="of:=[.B107]+131" office:value-type="float" office:value="14145" calcext:value-type="float">
            <text:p>14145</text:p>
          </table:table-cell>
          <table:table-cell/>
          <table:table-cell table:formula="of:=[.D107]+[.E108]" office:value-type="float" office:value="177920058" calcext:value-type="float">
            <text:p>177920058</text:p>
          </table:table-cell>
          <table:table-cell table:formula="of:=[.G108]*7627" office:value-type="float" office:value="3264356" calcext:value-type="float">
            <text:p>3264356</text:p>
          </table:table-cell>
          <table:table-cell/>
          <table:table-cell table:formula="of:=[.G106]+8" office:value-type="float" office:value="428" calcext:value-type="float">
            <text:p>428</text:p>
          </table:table-cell>
          <table:table-cell table:number-columns-repeated="7"/>
        </table:table-row>
        <table:table-row table:style-name="ro1">
          <table:table-cell table:formula="of:=[.A108]+15295" office:value-type="float" office:value="1659386" calcext:value-type="float">
            <text:p>1659386</text:p>
          </table:table-cell>
          <table:table-cell table:formula="of:=[.B108]+131" office:value-type="float" office:value="14276" calcext:value-type="float">
            <text:p>14276</text:p>
          </table:table-cell>
          <table:table-cell/>
          <table:table-cell table:formula="of:=[.D108]+[.E109]" office:value-type="float" office:value="181276698" calcext:value-type="float">
            <text:p>181276698</text:p>
          </table:table-cell>
          <table:table-cell table:formula="of:=[.F109]*7770" office:value-type="float" office:value="3356640" calcext:value-type="float">
            <text:p>3356640</text:p>
          </table:table-cell>
          <table:table-cell table:formula="of:=[.F107]+8" office:value-type="float" office:value="432" calcext:value-type="float">
            <text:p>432</text:p>
          </table:table-cell>
          <table:table-cell table:number-columns-repeated="8"/>
        </table:table-row>
        <table:table-row table:style-name="ro1">
          <table:table-cell table:formula="of:=[.A109]+15295" office:value-type="float" office:value="1674681" calcext:value-type="float">
            <text:p>1674681</text:p>
          </table:table-cell>
          <table:table-cell table:formula="of:=[.B109]+131" office:value-type="float" office:value="14407" calcext:value-type="float">
            <text:p>14407</text:p>
          </table:table-cell>
          <table:table-cell/>
          <table:table-cell table:formula="of:=[.D109]+[.E110]" office:value-type="float" office:value="184602070" calcext:value-type="float">
            <text:p>184602070</text:p>
          </table:table-cell>
          <table:table-cell table:formula="of:=[.G110]*7627" office:value-type="float" office:value="3325372" calcext:value-type="float">
            <text:p>3325372</text:p>
          </table:table-cell>
          <table:table-cell/>
          <table:table-cell table:formula="of:=[.G108]+8"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table:formula="of:=[.A110]+15295" office:value-type="float" office:value="1689976" calcext:value-type="float">
            <text:p>1689976</text:p>
          </table:table-cell>
          <table:table-cell table:formula="of:=[.B110]+131" office:value-type="float" office:value="14538" calcext:value-type="float">
            <text:p>14538</text:p>
          </table:table-cell>
          <table:table-cell/>
          <table:table-cell table:formula="of:=[.D110]+[.E111]" office:value-type="float" office:value="188020870" calcext:value-type="float">
            <text:p>188020870</text:p>
          </table:table-cell>
          <table:table-cell table:formula="of:=[.F111]*7770" office:value-type="float" office:value="3418800" calcext:value-type="float">
            <text:p>3418800</text:p>
          </table:table-cell>
          <table:table-cell table:formula="of:=[.F109]+8" office:value-type="float" office:value="440" calcext:value-type="float">
            <text:p>440</text:p>
          </table:table-cell>
          <table:table-cell table:number-columns-repeated="8"/>
        </table:table-row>
        <table:table-row table:style-name="ro1">
          <table:table-cell table:formula="of:=[.A111]+15295" office:value-type="float" office:value="1705271" calcext:value-type="float">
            <text:p>1705271</text:p>
          </table:table-cell>
          <table:table-cell table:formula="of:=[.B111]+131" office:value-type="float" office:value="14669" calcext:value-type="float">
            <text:p>14669</text:p>
          </table:table-cell>
          <table:table-cell/>
          <table:table-cell table:formula="of:=[.D111]+[.E112]" office:value-type="float" office:value="191407258" calcext:value-type="float">
            <text:p>191407258</text:p>
          </table:table-cell>
          <table:table-cell table:formula="of:=[.G112]*7627" office:value-type="float" office:value="3386388" calcext:value-type="float">
            <text:p>3386388</text:p>
          </table:table-cell>
          <table:table-cell/>
          <table:table-cell table:formula="of:=[.G110]+8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table:formula="of:=[.A112]+15295" office:value-type="float" office:value="1720566" calcext:value-type="float">
            <text:p>1720566</text:p>
          </table:table-cell>
          <table:table-cell table:formula="of:=[.B112]+131" office:value-type="float" office:value="14800" calcext:value-type="float">
            <text:p>14800</text:p>
          </table:table-cell>
          <table:table-cell/>
          <table:table-cell table:formula="of:=[.D112]+[.E113]" office:value-type="float" office:value="194888218" calcext:value-type="float">
            <text:p>194888218</text:p>
          </table:table-cell>
          <table:table-cell table:formula="of:=[.F113]*7770" office:value-type="float" office:value="3480960" calcext:value-type="float">
            <text:p>3480960</text:p>
          </table:table-cell>
          <table:table-cell table:formula="of:=[.F111]+8" office:value-type="float" office:value="448" calcext:value-type="float">
            <text:p>448</text:p>
          </table:table-cell>
          <table:table-cell table:number-columns-repeated="8"/>
        </table:table-row>
        <table:table-row table:style-name="ro1">
          <table:table-cell table:formula="of:=[.A113]+15295" office:value-type="float" office:value="1735861" calcext:value-type="float">
            <text:p>1735861</text:p>
          </table:table-cell>
          <table:table-cell table:formula="of:=[.B113]+131" office:value-type="float" office:value="14931" calcext:value-type="float">
            <text:p>14931</text:p>
          </table:table-cell>
          <table:table-cell/>
          <table:table-cell table:formula="of:=[.D113]+[.E114]" office:value-type="float" office:value="198335622" calcext:value-type="float">
            <text:p>198335622</text:p>
          </table:table-cell>
          <table:table-cell table:formula="of:=[.G114]*7627" office:value-type="float" office:value="3447404" calcext:value-type="float">
            <text:p>3447404</text:p>
          </table:table-cell>
          <table:table-cell/>
          <table:table-cell table:formula="of:=[.G112]+8" office:value-type="float" office:value="452" calcext:value-type="float">
            <text:p>452</text:p>
          </table:table-cell>
          <table:table-cell table:number-columns-repeated="7"/>
        </table:table-row>
        <table:table-row table:style-name="ro1">
          <table:table-cell table:formula="of:=[.A114]+15295" office:value-type="float" office:value="1751156" calcext:value-type="float">
            <text:p>1751156</text:p>
          </table:table-cell>
          <table:table-cell table:formula="of:=[.B114]+131" office:value-type="float" office:value="15062" calcext:value-type="float">
            <text:p>15062</text:p>
          </table:table-cell>
          <table:table-cell/>
          <table:table-cell table:formula="of:=[.D114]+[.E115]" office:value-type="float" office:value="201878742" calcext:value-type="float">
            <text:p>201878742</text:p>
          </table:table-cell>
          <table:table-cell table:formula="of:=[.F115]*7770" office:value-type="float" office:value="3543120" calcext:value-type="float">
            <text:p>3543120</text:p>
          </table:table-cell>
          <table:table-cell table:formula="of:=[.F113]+8" office:value-type="float" office:value="456" calcext:value-type="float">
            <text:p>456</text:p>
          </table:table-cell>
          <table:table-cell table:number-columns-repeated="8"/>
        </table:table-row>
        <table:table-row table:style-name="ro1">
          <table:table-cell table:formula="of:=[.A115]+15295" office:value-type="float" office:value="1766451" calcext:value-type="float">
            <text:p>1766451</text:p>
          </table:table-cell>
          <table:table-cell table:formula="of:=[.B115]+131" office:value-type="float" office:value="15193" calcext:value-type="float">
            <text:p>15193</text:p>
          </table:table-cell>
          <table:table-cell/>
          <table:table-cell table:formula="of:=[.D115]+[.E116]" office:value-type="float" office:value="205387162" calcext:value-type="float">
            <text:p>205387162</text:p>
          </table:table-cell>
          <table:table-cell table:formula="of:=[.G116]*7627" office:value-type="float" office:value="3508420" calcext:value-type="float">
            <text:p>3508420</text:p>
          </table:table-cell>
          <table:table-cell/>
          <table:table-cell table:formula="of:=[.G114]+8" office:value-type="float" office:value="460" calcext:value-type="float">
            <text:p>460</text:p>
          </table:table-cell>
          <table:table-cell table:number-columns-repeated="7"/>
        </table:table-row>
        <table:table-row table:style-name="ro1">
          <table:table-cell table:formula="of:=[.A116]+15295" office:value-type="float" office:value="1781746" calcext:value-type="float">
            <text:p>1781746</text:p>
          </table:table-cell>
          <table:table-cell table:formula="of:=[.B116]+131" office:value-type="float" office:value="15324" calcext:value-type="float">
            <text:p>15324</text:p>
          </table:table-cell>
          <table:table-cell/>
          <table:table-cell table:formula="of:=[.D116]+[.E117]" office:value-type="float" office:value="208992442" calcext:value-type="float">
            <text:p>208992442</text:p>
          </table:table-cell>
          <table:table-cell table:formula="of:=[.F117]*7770" office:value-type="float" office:value="3605280" calcext:value-type="float">
            <text:p>3605280</text:p>
          </table:table-cell>
          <table:table-cell table:formula="of:=[.F115]+8" office:value-type="float" office:value="464" calcext:value-type="float">
            <text:p>464</text:p>
          </table:table-cell>
          <table:table-cell table:number-columns-repeated="8"/>
        </table:table-row>
        <table:table-row table:style-name="ro1">
          <table:table-cell table:formula="of:=[.A117]+15295" office:value-type="float" office:value="1797041" calcext:value-type="float">
            <text:p>1797041</text:p>
          </table:table-cell>
          <table:table-cell table:formula="of:=[.B117]+131" office:value-type="float" office:value="15455" calcext:value-type="float">
            <text:p>15455</text:p>
          </table:table-cell>
          <table:table-cell/>
          <table:table-cell table:formula="of:=[.D117]+[.E118]" office:value-type="float" office:value="212561878" calcext:value-type="float">
            <text:p>212561878</text:p>
          </table:table-cell>
          <table:table-cell table:formula="of:=[.G118]*7627" office:value-type="float" office:value="3569436" calcext:value-type="float">
            <text:p>3569436</text:p>
          </table:table-cell>
          <table:table-cell/>
          <table:table-cell table:formula="of:=[.G116]+8" office:value-type="float" office:value="468" calcext:value-type="float">
            <text:p>468</text:p>
          </table:table-cell>
          <table:table-cell table:number-columns-repeated="7"/>
        </table:table-row>
        <table:table-row table:style-name="ro1">
          <table:table-cell table:formula="of:=[.A118]+15295" office:value-type="float" office:value="1812336" calcext:value-type="float">
            <text:p>1812336</text:p>
          </table:table-cell>
          <table:table-cell table:formula="of:=[.B118]+131" office:value-type="float" office:value="15586" calcext:value-type="float">
            <text:p>15586</text:p>
          </table:table-cell>
          <table:table-cell/>
          <table:table-cell table:formula="of:=[.D118]+[.E119]" office:value-type="float" office:value="216229318" calcext:value-type="float">
            <text:p>216229318</text:p>
          </table:table-cell>
          <table:table-cell table:formula="of:=[.F119]*7770" office:value-type="float" office:value="3667440" calcext:value-type="float">
            <text:p>3667440</text:p>
          </table:table-cell>
          <table:table-cell table:formula="of:=[.F117]+8" office:value-type="float" office:value="472" calcext:value-type="float">
            <text:p>472</text:p>
          </table:table-cell>
          <table:table-cell table:number-columns-repeated="8"/>
        </table:table-row>
        <table:table-row table:style-name="ro1">
          <table:table-cell table:formula="of:=[.A119]+15295" office:value-type="float" office:value="1827631" calcext:value-type="float">
            <text:p>1827631</text:p>
          </table:table-cell>
          <table:table-cell table:formula="of:=[.B119]+131" office:value-type="float" office:value="15717" calcext:value-type="float">
            <text:p>15717</text:p>
          </table:table-cell>
          <table:table-cell/>
          <table:table-cell table:formula="of:=[.D119]+[.E120]" office:value-type="float" office:value="219859770" calcext:value-type="float">
            <text:p>219859770</text:p>
          </table:table-cell>
          <table:table-cell table:formula="of:=[.G120]*7627" office:value-type="float" office:value="3630452" calcext:value-type="float">
            <text:p>3630452</text:p>
          </table:table-cell>
          <table:table-cell/>
          <table:table-cell table:formula="of:=[.G118]+8" office:value-type="float" office:value="476" calcext:value-type="float">
            <text:p>476</text:p>
          </table:table-cell>
          <table:table-cell table:number-columns-repeated="7"/>
        </table:table-row>
        <table:table-row table:style-name="ro1">
          <table:table-cell table:formula="of:=[.A120]+15295" office:value-type="float" office:value="1842926" calcext:value-type="float">
            <text:p>1842926</text:p>
          </table:table-cell>
          <table:table-cell table:formula="of:=[.B120]+131" office:value-type="float" office:value="15848" calcext:value-type="float">
            <text:p>15848</text:p>
          </table:table-cell>
          <table:table-cell/>
          <table:table-cell table:formula="of:=[.D120]+[.E121]" office:value-type="float" office:value="223589370" calcext:value-type="float">
            <text:p>223589370</text:p>
          </table:table-cell>
          <table:table-cell table:formula="of:=[.F121]*7770" office:value-type="float" office:value="3729600" calcext:value-type="float">
            <text:p>3729600</text:p>
          </table:table-cell>
          <table:table-cell table:formula="of:=[.F119]+8" office:value-type="float" office:value="480" calcext:value-type="float">
            <text:p>480</text:p>
          </table:table-cell>
          <table:table-cell table:number-columns-repeated="8"/>
        </table:table-row>
        <table:table-row table:style-name="ro1">
          <table:table-cell table:formula="of:=[.A121]+15295" office:value-type="float" office:value="1858221" calcext:value-type="float">
            <text:p>1858221</text:p>
          </table:table-cell>
          <table:table-cell table:formula="of:=[.B121]+131" office:value-type="float" office:value="15979" calcext:value-type="float">
            <text:p>15979</text:p>
          </table:table-cell>
          <table:table-cell/>
          <table:table-cell table:formula="of:=[.D121]+[.E122]" office:value-type="float" office:value="227280838" calcext:value-type="float">
            <text:p>227280838</text:p>
          </table:table-cell>
          <table:table-cell table:formula="of:=[.G122]*7627" office:value-type="float" office:value="3691468" calcext:value-type="float">
            <text:p>3691468</text:p>
          </table:table-cell>
          <table:table-cell/>
          <table:table-cell table:formula="of:=[.G120]+8" office:value-type="float" office:value="484" calcext:value-type="float">
            <text:p>484</text:p>
          </table:table-cell>
          <table:table-cell table:number-columns-repeated="7"/>
        </table:table-row>
        <table:table-row table:style-name="ro1">
          <table:table-cell table:formula="of:=[.A122]+15295" office:value-type="float" office:value="1873516" calcext:value-type="float">
            <text:p>1873516</text:p>
          </table:table-cell>
          <table:table-cell table:formula="of:=[.B122]+131" office:value-type="float" office:value="16110" calcext:value-type="float">
            <text:p>16110</text:p>
          </table:table-cell>
          <table:table-cell/>
          <table:table-cell table:formula="of:=[.D122]+[.E123]" office:value-type="float" office:value="231072598" calcext:value-type="float">
            <text:p>231072598</text:p>
          </table:table-cell>
          <table:table-cell table:formula="of:=[.F123]*7770" office:value-type="float" office:value="3791760" calcext:value-type="float">
            <text:p>3791760</text:p>
          </table:table-cell>
          <table:table-cell table:formula="of:=[.F121]+8" office:value-type="float" office:value="488" calcext:value-type="float">
            <text:p>488</text:p>
          </table:table-cell>
          <table:table-cell table:number-columns-repeated="8"/>
        </table:table-row>
        <table:table-row table:style-name="ro1">
          <table:table-cell table:formula="of:=[.A123]+15295" office:value-type="float" office:value="1888811" calcext:value-type="float">
            <text:p>1888811</text:p>
          </table:table-cell>
          <table:table-cell table:formula="of:=[.B123]+131" office:value-type="float" office:value="16241" calcext:value-type="float">
            <text:p>16241</text:p>
          </table:table-cell>
          <table:table-cell/>
          <table:table-cell table:formula="of:=[.D123]+[.E124]" office:value-type="float" office:value="234825082" calcext:value-type="float">
            <text:p>234825082</text:p>
          </table:table-cell>
          <table:table-cell table:formula="of:=[.G124]*7627" office:value-type="float" office:value="3752484" calcext:value-type="float">
            <text:p>3752484</text:p>
          </table:table-cell>
          <table:table-cell/>
          <table:table-cell table:formula="of:=[.G122]+8"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table:formula="of:=[.A124]+15295" office:value-type="float" office:value="1904106" calcext:value-type="float">
            <text:p>1904106</text:p>
          </table:table-cell>
          <table:table-cell table:formula="of:=[.B124]+131" office:value-type="float" office:value="16372" calcext:value-type="float">
            <text:p>16372</text:p>
          </table:table-cell>
          <table:table-cell/>
          <table:table-cell table:formula="of:=[.D124]+[.E125]" office:value-type="float" office:value="238679002" calcext:value-type="float">
            <text:p>238679002</text:p>
          </table:table-cell>
          <table:table-cell table:formula="of:=[.F125]*7770" office:value-type="float" office:value="3853920" calcext:value-type="float">
            <text:p>3853920</text:p>
          </table:table-cell>
          <table:table-cell table:formula="of:=[.F123]+8" office:value-type="float" office:value="496" calcext:value-type="float">
            <text:p>496</text:p>
          </table:table-cell>
          <table:table-cell table:number-columns-repeated="8"/>
        </table:table-row>
        <table:table-row table:style-name="ro1">
          <table:table-cell table:formula="of:=[.A125]+15295" office:value-type="float" office:value="1919401" calcext:value-type="float">
            <text:p>1919401</text:p>
          </table:table-cell>
          <table:table-cell table:formula="of:=[.B125]+131" office:value-type="float" office:value="16503" calcext:value-type="float">
            <text:p>16503</text:p>
          </table:table-cell>
          <table:table-cell/>
          <table:table-cell table:formula="of:=[.D125]+[.E126]" office:value-type="float" office:value="242492502" calcext:value-type="float">
            <text:p>242492502</text:p>
          </table:table-cell>
          <table:table-cell table:formula="of:=[.G126]*7627" office:value-type="float" office:value="3813500" calcext:value-type="float">
            <text:p>3813500</text:p>
          </table:table-cell>
          <table:table-cell/>
          <table:table-cell table:formula="of:=[.G124]+8"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table:formula="of:=[.A126]+15295" office:value-type="float" office:value="1934696" calcext:value-type="float">
            <text:p>1934696</text:p>
          </table:table-cell>
          <table:table-cell table:formula="of:=[.B126]+131" office:value-type="float" office:value="16634" calcext:value-type="float">
            <text:p>16634</text:p>
          </table:table-cell>
          <table:table-cell/>
          <table:table-cell table:formula="of:=[.D126]+[.E127]" office:value-type="float" office:value="246408582" calcext:value-type="float">
            <text:p>246408582</text:p>
          </table:table-cell>
          <table:table-cell table:formula="of:=[.F127]*7770" office:value-type="float" office:value="3916080" calcext:value-type="float">
            <text:p>3916080</text:p>
          </table:table-cell>
          <table:table-cell table:formula="of:=[.F125]+8" office:value-type="float" office:value="504" calcext:value-type="float">
            <text:p>504</text:p>
          </table:table-cell>
          <table:table-cell table:number-columns-repeated="8"/>
        </table:table-row>
        <table:table-row table:style-name="ro1">
          <table:table-cell table:formula="of:=[.A127]+15295" office:value-type="float" office:value="1949991" calcext:value-type="float">
            <text:p>1949991</text:p>
          </table:table-cell>
          <table:table-cell table:formula="of:=[.B127]+131" office:value-type="float" office:value="16765" calcext:value-type="float">
            <text:p>16765</text:p>
          </table:table-cell>
          <table:table-cell/>
          <table:table-cell table:formula="of:=[.D127]+[.E128]" office:value-type="float" office:value="250283098" calcext:value-type="float">
            <text:p>250283098</text:p>
          </table:table-cell>
          <table:table-cell table:formula="of:=[.G128]*7627" office:value-type="float" office:value="3874516" calcext:value-type="float">
            <text:p>3874516</text:p>
          </table:table-cell>
          <table:table-cell/>
          <table:table-cell table:formula="of:=[.G126]+8"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table:formula="of:=[.A128]+15295" office:value-type="float" office:value="1965286" calcext:value-type="float">
            <text:p>1965286</text:p>
          </table:table-cell>
          <table:table-cell table:formula="of:=[.B128]+131" office:value-type="float" office:value="16896" calcext:value-type="float">
            <text:p>16896</text:p>
          </table:table-cell>
          <table:table-cell/>
          <table:table-cell table:formula="of:=[.D128]+[.E129]" office:value-type="float" office:value="254261338" calcext:value-type="float">
            <text:p>254261338</text:p>
          </table:table-cell>
          <table:table-cell table:formula="of:=[.F129]*7770" office:value-type="float" office:value="3978240" calcext:value-type="float">
            <text:p>3978240</text:p>
          </table:table-cell>
          <table:table-cell table:formula="of:=[.F127]+8" office:value-type="float" office:value="512" calcext:value-type="float">
            <text:p>512</text:p>
          </table:table-cell>
          <table:table-cell table:number-columns-repeated="8"/>
        </table:table-row>
        <table:table-row table:style-name="ro1">
          <table:table-cell table:formula="of:=[.A129]+15295" office:value-type="float" office:value="1980581" calcext:value-type="float">
            <text:p>1980581</text:p>
          </table:table-cell>
          <table:table-cell table:formula="of:=[.B129]+131" office:value-type="float" office:value="17027" calcext:value-type="float">
            <text:p>17027</text:p>
          </table:table-cell>
          <table:table-cell/>
          <table:table-cell table:formula="of:=[.D129]+[.E130]" office:value-type="float" office:value="258196870" calcext:value-type="float">
            <text:p>258196870</text:p>
          </table:table-cell>
          <table:table-cell table:formula="of:=[.G130]*7627" office:value-type="float" office:value="3935532" calcext:value-type="float">
            <text:p>3935532</text:p>
          </table:table-cell>
          <table:table-cell/>
          <table:table-cell table:formula="of:=[.G128]+8" office:value-type="float" office:value="516" calcext:value-type="float">
            <text:p>516</text:p>
          </table:table-cell>
          <table:table-cell table:number-columns-repeated="7"/>
        </table:table-row>
        <table:table-row table:style-name="ro1">
          <table:table-cell table:formula="of:=[.A130]+15295" office:value-type="float" office:value="1995876" calcext:value-type="float">
            <text:p>1995876</text:p>
          </table:table-cell>
          <table:table-cell table:formula="of:=[.B130]+131" office:value-type="float" office:value="17158" calcext:value-type="float">
            <text:p>17158</text:p>
          </table:table-cell>
          <table:table-cell/>
          <table:table-cell table:formula="of:=[.D130]+[.E131]" office:value-type="float" office:value="262237270" calcext:value-type="float">
            <text:p>262237270</text:p>
          </table:table-cell>
          <table:table-cell table:formula="of:=[.F131]*7770" office:value-type="float" office:value="4040400" calcext:value-type="float">
            <text:p>4040400</text:p>
          </table:table-cell>
          <table:table-cell table:formula="of:=[.F129]+8" office:value-type="float" office:value="520" calcext:value-type="float">
            <text:p>520</text:p>
          </table:table-cell>
          <table:table-cell table:number-columns-repeated="8"/>
        </table:table-row>
        <table:table-row table:style-name="ro1">
          <table:table-cell table:formula="of:=[.A131]+15295" office:value-type="float" office:value="2011171" calcext:value-type="float">
            <text:p>2011171</text:p>
          </table:table-cell>
          <table:table-cell table:formula="of:=[.B131]+131" office:value-type="float" office:value="17289" calcext:value-type="float">
            <text:p>17289</text:p>
          </table:table-cell>
          <table:table-cell/>
          <table:table-cell table:formula="of:=[.D131]+[.E132]" office:value-type="float" office:value="266233818" calcext:value-type="float">
            <text:p>266233818</text:p>
          </table:table-cell>
          <table:table-cell table:formula="of:=[.G132]*7627" office:value-type="float" office:value="3996548" calcext:value-type="float">
            <text:p>3996548</text:p>
          </table:table-cell>
          <table:table-cell/>
          <table:table-cell table:formula="of:=[.G130]+8" office:value-type="float" office:value="524" calcext:value-type="float">
            <text:p>524</text:p>
          </table:table-cell>
          <table:table-cell table:number-columns-repeated="7"/>
        </table:table-row>
        <table:table-row table:style-name="ro1">
          <table:table-cell table:formula="of:=[.A132]+15295" office:value-type="float" office:value="2026466" calcext:value-type="float">
            <text:p>2026466</text:p>
          </table:table-cell>
          <table:table-cell table:formula="of:=[.B132]+131" office:value-type="float" office:value="17420" calcext:value-type="float">
            <text:p>17420</text:p>
          </table:table-cell>
          <table:table-cell/>
          <table:table-cell table:formula="of:=[.D132]+[.E133]" office:value-type="float" office:value="270336378" calcext:value-type="float">
            <text:p>270336378</text:p>
          </table:table-cell>
          <table:table-cell table:formula="of:=[.F133]*7770" office:value-type="float" office:value="4102560" calcext:value-type="float">
            <text:p>4102560</text:p>
          </table:table-cell>
          <table:table-cell table:formula="of:=[.F131]+8" office:value-type="float" office:value="528" calcext:value-type="float">
            <text:p>528</text:p>
          </table:table-cell>
          <table:table-cell table:number-columns-repeated="8"/>
        </table:table-row>
        <table:table-row table:style-name="ro1">
          <table:table-cell table:formula="of:=[.A133]+15295" office:value-type="float" office:value="2041761" calcext:value-type="float">
            <text:p>2041761</text:p>
          </table:table-cell>
          <table:table-cell table:formula="of:=[.B133]+131" office:value-type="float" office:value="17551" calcext:value-type="float">
            <text:p>17551</text:p>
          </table:table-cell>
          <table:table-cell/>
          <table:table-cell table:formula="of:=[.D133]+[.E134]" office:value-type="float" office:value="274393942" calcext:value-type="float">
            <text:p>274393942</text:p>
          </table:table-cell>
          <table:table-cell table:formula="of:=[.G134]*7627" office:value-type="float" office:value="4057564" calcext:value-type="float">
            <text:p>4057564</text:p>
          </table:table-cell>
          <table:table-cell/>
          <table:table-cell table:formula="of:=[.G132]+8" office:value-type="float" office:value="532" calcext:value-type="float">
            <text:p>532</text:p>
          </table:table-cell>
          <table:table-cell table:number-columns-repeated="7"/>
        </table:table-row>
        <table:table-row table:style-name="ro1">
          <table:table-cell table:formula="of:=[.A134]+15295" office:value-type="float" office:value="2057056" calcext:value-type="float">
            <text:p>2057056</text:p>
          </table:table-cell>
          <table:table-cell table:formula="of:=[.B134]+131" office:value-type="float" office:value="17682" calcext:value-type="float">
            <text:p>17682</text:p>
          </table:table-cell>
          <table:table-cell/>
          <table:table-cell table:formula="of:=[.D134]+[.E135]" office:value-type="float" office:value="278558662" calcext:value-type="float">
            <text:p>278558662</text:p>
          </table:table-cell>
          <table:table-cell table:formula="of:=[.F135]*7770" office:value-type="float" office:value="4164720" calcext:value-type="float">
            <text:p>4164720</text:p>
          </table:table-cell>
          <table:table-cell table:formula="of:=[.F133]+8" office:value-type="float" office:value="536" calcext:value-type="float">
            <text:p>536</text:p>
          </table:table-cell>
          <table:table-cell table:number-columns-repeated="8"/>
        </table:table-row>
        <table:table-row table:style-name="ro1">
          <table:table-cell table:formula="of:=[.A135]+15295" office:value-type="float" office:value="2072351" calcext:value-type="float">
            <text:p>2072351</text:p>
          </table:table-cell>
          <table:table-cell table:formula="of:=[.B135]+131" office:value-type="float" office:value="17813" calcext:value-type="float">
            <text:p>17813</text:p>
          </table:table-cell>
          <table:table-cell/>
          <table:table-cell table:formula="of:=[.D135]+[.E136]" office:value-type="float" office:value="282677242" calcext:value-type="float">
            <text:p>282677242</text:p>
          </table:table-cell>
          <table:table-cell table:formula="of:=[.G136]*7627" office:value-type="float" office:value="4118580" calcext:value-type="float">
            <text:p>4118580</text:p>
          </table:table-cell>
          <table:table-cell/>
          <table:table-cell table:formula="of:=[.G134]+8" office:value-type="float" office:value="540" calcext:value-type="float">
            <text:p>540</text:p>
          </table:table-cell>
          <table:table-cell table:number-columns-repeated="7"/>
        </table:table-row>
        <table:table-row table:style-name="ro1">
          <table:table-cell table:formula="of:=[.A136]+15295" office:value-type="float" office:value="2087646" calcext:value-type="float">
            <text:p>2087646</text:p>
          </table:table-cell>
          <table:table-cell table:formula="of:=[.B136]+131" office:value-type="float" office:value="17944" calcext:value-type="float">
            <text:p>17944</text:p>
          </table:table-cell>
          <table:table-cell/>
          <table:table-cell table:formula="of:=[.D136]+[.E137]" office:value-type="float" office:value="286904122" calcext:value-type="float">
            <text:p>286904122</text:p>
          </table:table-cell>
          <table:table-cell table:formula="of:=[.F137]*7770" office:value-type="float" office:value="4226880" calcext:value-type="float">
            <text:p>4226880</text:p>
          </table:table-cell>
          <table:table-cell table:formula="of:=[.F135]+8" office:value-type="float" office:value="544" calcext:value-type="float">
            <text:p>544</text:p>
          </table:table-cell>
          <table:table-cell table:number-columns-repeated="8"/>
        </table:table-row>
        <table:table-row table:style-name="ro1">
          <table:table-cell table:formula="of:=[.A137]+15295" office:value-type="float" office:value="2102941" calcext:value-type="float">
            <text:p>2102941</text:p>
          </table:table-cell>
          <table:table-cell table:formula="of:=[.B137]+131" office:value-type="float" office:value="18075" calcext:value-type="float">
            <text:p>18075</text:p>
          </table:table-cell>
          <table:table-cell/>
          <table:table-cell table:formula="of:=[.D137]+[.E138]" office:value-type="float" office:value="291083718" calcext:value-type="float">
            <text:p>291083718</text:p>
          </table:table-cell>
          <table:table-cell table:formula="of:=[.G138]*7627" office:value-type="float" office:value="4179596" calcext:value-type="float">
            <text:p>4179596</text:p>
          </table:table-cell>
          <table:table-cell/>
          <table:table-cell table:formula="of:=[.G136]+8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table:formula="of:=[.A138]+15295" office:value-type="float" office:value="2118236" calcext:value-type="float">
            <text:p>2118236</text:p>
          </table:table-cell>
          <table:table-cell table:formula="of:=[.B138]+131" office:value-type="float" office:value="18206" calcext:value-type="float">
            <text:p>18206</text:p>
          </table:table-cell>
          <table:table-cell/>
          <table:table-cell table:formula="of:=[.D138]+[.E139]" office:value-type="float" office:value="295372758" calcext:value-type="float">
            <text:p>295372758</text:p>
          </table:table-cell>
          <table:table-cell table:formula="of:=[.F139]*7770" office:value-type="float" office:value="4289040" calcext:value-type="float">
            <text:p>4289040</text:p>
          </table:table-cell>
          <table:table-cell table:formula="of:=[.F137]+8" office:value-type="float" office:value="552" calcext:value-type="float">
            <text:p>552</text:p>
          </table:table-cell>
          <table:table-cell table:number-columns-repeated="8"/>
        </table:table-row>
        <table:table-row table:style-name="ro1">
          <table:table-cell table:formula="of:=[.A139]+15295" office:value-type="float" office:value="2133531" calcext:value-type="float">
            <text:p>2133531</text:p>
          </table:table-cell>
          <table:table-cell table:formula="of:=[.B139]+131" office:value-type="float" office:value="18337" calcext:value-type="float">
            <text:p>18337</text:p>
          </table:table-cell>
          <table:table-cell/>
          <table:table-cell table:formula="of:=[.D139]+[.E140]" office:value-type="float" office:value="299613370" calcext:value-type="float">
            <text:p>299613370</text:p>
          </table:table-cell>
          <table:table-cell table:formula="of:=[.G140]*7627" office:value-type="float" office:value="4240612" calcext:value-type="float">
            <text:p>4240612</text:p>
          </table:table-cell>
          <table:table-cell/>
          <table:table-cell table:formula="of:=[.G138]+8" office:value-type="float" office:value="556" calcext:value-type="float">
            <text:p>556</text:p>
          </table:table-cell>
          <table:table-cell table:number-columns-repeated="7"/>
        </table:table-row>
        <table:table-row table:style-name="ro1">
          <table:table-cell table:formula="of:=[.A140]+15295" office:value-type="float" office:value="2148826" calcext:value-type="float">
            <text:p>2148826</text:p>
          </table:table-cell>
          <table:table-cell table:formula="of:=[.B140]+131" office:value-type="float" office:value="18468" calcext:value-type="float">
            <text:p>18468</text:p>
          </table:table-cell>
          <table:table-cell/>
          <table:table-cell table:formula="of:=[.D140]+[.E141]" office:value-type="float" office:value="303964570" calcext:value-type="float">
            <text:p>303964570</text:p>
          </table:table-cell>
          <table:table-cell table:formula="of:=[.F141]*7770" office:value-type="float" office:value="4351200" calcext:value-type="float">
            <text:p>4351200</text:p>
          </table:table-cell>
          <table:table-cell table:formula="of:=[.F139]+8" office:value-type="float" office:value="560" calcext:value-type="float">
            <text:p>560</text:p>
          </table:table-cell>
          <table:table-cell table:number-columns-repeated="8"/>
        </table:table-row>
        <table:table-row table:style-name="ro1">
          <table:table-cell table:formula="of:=[.A141]+15295" office:value-type="float" office:value="2164121" calcext:value-type="float">
            <text:p>2164121</text:p>
          </table:table-cell>
          <table:table-cell table:formula="of:=[.B141]+131" office:value-type="float" office:value="18599" calcext:value-type="float">
            <text:p>18599</text:p>
          </table:table-cell>
          <table:table-cell/>
          <table:table-cell table:formula="of:=[.D141]+[.E142]" office:value-type="float" office:value="308266198" calcext:value-type="float">
            <text:p>308266198</text:p>
          </table:table-cell>
          <table:table-cell table:formula="of:=[.G142]*7627" office:value-type="float" office:value="4301628" calcext:value-type="float">
            <text:p>4301628</text:p>
          </table:table-cell>
          <table:table-cell/>
          <table:table-cell table:formula="of:=[.G140]+8" office:value-type="float" office:value="564" calcext:value-type="float">
            <text:p>564</text:p>
          </table:table-cell>
          <table:table-cell table:number-columns-repeated="7"/>
        </table:table-row>
        <table:table-row table:style-name="ro1">
          <table:table-cell table:formula="of:=[.A142]+15295" office:value-type="float" office:value="2179416" calcext:value-type="float">
            <text:p>2179416</text:p>
          </table:table-cell>
          <table:table-cell table:formula="of:=[.B142]+131" office:value-type="float" office:value="18730" calcext:value-type="float">
            <text:p>18730</text:p>
          </table:table-cell>
          <table:table-cell/>
          <table:table-cell table:formula="of:=[.D142]+[.E143]" office:value-type="float" office:value="312679558" calcext:value-type="float">
            <text:p>312679558</text:p>
          </table:table-cell>
          <table:table-cell table:formula="of:=[.F143]*7770" office:value-type="float" office:value="4413360" calcext:value-type="float">
            <text:p>4413360</text:p>
          </table:table-cell>
          <table:table-cell table:formula="of:=[.F141]+8" office:value-type="float" office:value="568" calcext:value-type="float">
            <text:p>568</text:p>
          </table:table-cell>
          <table:table-cell table:number-columns-repeated="8"/>
        </table:table-row>
        <table:table-row table:style-name="ro1">
          <table:table-cell table:formula="of:=[.A143]+15295" office:value-type="float" office:value="2194711" calcext:value-type="float">
            <text:p>2194711</text:p>
          </table:table-cell>
          <table:table-cell table:formula="of:=[.B143]+131" office:value-type="float" office:value="18861" calcext:value-type="float">
            <text:p>18861</text:p>
          </table:table-cell>
          <table:table-cell/>
          <table:table-cell table:formula="of:=[.D143]+[.E144]" office:value-type="float" office:value="317042202" calcext:value-type="float">
            <text:p>317042202</text:p>
          </table:table-cell>
          <table:table-cell table:formula="of:=[.G144]*7627" office:value-type="float" office:value="4362644" calcext:value-type="float">
            <text:p>4362644</text:p>
          </table:table-cell>
          <table:table-cell/>
          <table:table-cell table:formula="of:=[.G142]+8" office:value-type="float" office:value="572" calcext:value-type="float">
            <text:p>572</text:p>
          </table:table-cell>
          <table:table-cell table:number-columns-repeated="7"/>
        </table:table-row>
        <table:table-row table:style-name="ro1">
          <table:table-cell table:formula="of:=[.A144]+15295" office:value-type="float" office:value="2210006" calcext:value-type="float">
            <text:p>2210006</text:p>
          </table:table-cell>
          <table:table-cell table:formula="of:=[.B144]+131" office:value-type="float" office:value="18992" calcext:value-type="float">
            <text:p>18992</text:p>
          </table:table-cell>
          <table:table-cell/>
          <table:table-cell table:formula="of:=[.D144]+[.E145]" office:value-type="float" office:value="321517722" calcext:value-type="float">
            <text:p>321517722</text:p>
          </table:table-cell>
          <table:table-cell table:formula="of:=[.F145]*7770" office:value-type="float" office:value="4475520" calcext:value-type="float">
            <text:p>4475520</text:p>
          </table:table-cell>
          <table:table-cell table:formula="of:=[.F143]+8" office:value-type="float" office:value="576" calcext:value-type="float">
            <text:p>576</text:p>
          </table:table-cell>
          <table:table-cell table:number-columns-repeated="8"/>
        </table:table-row>
        <table:table-row table:style-name="ro1">
          <table:table-cell table:formula="of:=[.A145]+15295" office:value-type="float" office:value="2225301" calcext:value-type="float">
            <text:p>2225301</text:p>
          </table:table-cell>
          <table:table-cell table:formula="of:=[.B145]+131" office:value-type="float" office:value="19123" calcext:value-type="float">
            <text:p>19123</text:p>
          </table:table-cell>
          <table:table-cell/>
          <table:table-cell table:formula="of:=[.D145]+[.E146]" office:value-type="float" office:value="325941382" calcext:value-type="float">
            <text:p>325941382</text:p>
          </table:table-cell>
          <table:table-cell table:formula="of:=[.G146]*7627" office:value-type="float" office:value="4423660" calcext:value-type="float">
            <text:p>4423660</text:p>
          </table:table-cell>
          <table:table-cell/>
          <table:table-cell table:formula="of:=[.G144]+8" office:value-type="float" office:value="580" calcext:value-type="float">
            <text:p>580</text:p>
          </table:table-cell>
          <table:table-cell table:number-columns-repeated="7"/>
        </table:table-row>
        <table:table-row table:style-name="ro1">
          <table:table-cell table:formula="of:=[.A146]+15295" office:value-type="float" office:value="2240596" calcext:value-type="float">
            <text:p>2240596</text:p>
          </table:table-cell>
          <table:table-cell table:formula="of:=[.B146]+131" office:value-type="float" office:value="19254" calcext:value-type="float">
            <text:p>19254</text:p>
          </table:table-cell>
          <table:table-cell/>
          <table:table-cell table:formula="of:=[.D146]+[.E147]" office:value-type="float" office:value="330479062" calcext:value-type="float">
            <text:p>330479062</text:p>
          </table:table-cell>
          <table:table-cell table:formula="of:=[.F147]*7770" office:value-type="float" office:value="4537680" calcext:value-type="float">
            <text:p>4537680</text:p>
          </table:table-cell>
          <table:table-cell table:formula="of:=[.F145]+8" office:value-type="float" office:value="584" calcext:value-type="float">
            <text:p>584</text:p>
          </table:table-cell>
          <table:table-cell table:number-columns-repeated="8"/>
        </table:table-row>
        <table:table-row table:style-name="ro1">
          <table:table-cell table:formula="of:=[.A147]+15295" office:value-type="float" office:value="2255891" calcext:value-type="float">
            <text:p>2255891</text:p>
          </table:table-cell>
          <table:table-cell table:formula="of:=[.B147]+131" office:value-type="float" office:value="19385" calcext:value-type="float">
            <text:p>19385</text:p>
          </table:table-cell>
          <table:table-cell/>
          <table:table-cell table:formula="of:=[.D147]+[.E148]" office:value-type="float" office:value="334963738" calcext:value-type="float">
            <text:p>334963738</text:p>
          </table:table-cell>
          <table:table-cell table:formula="of:=[.G148]*7627" office:value-type="float" office:value="4484676" calcext:value-type="float">
            <text:p>4484676</text:p>
          </table:table-cell>
          <table:table-cell/>
          <table:table-cell table:formula="of:=[.G146]+8" office:value-type="float" office:value="588" calcext:value-type="float">
            <text:p>588</text:p>
          </table:table-cell>
          <table:table-cell table:number-columns-repeated="7"/>
        </table:table-row>
        <table:table-row table:style-name="ro1">
          <table:table-cell table:formula="of:=[.A148]+15295" office:value-type="float" office:value="2271186" calcext:value-type="float">
            <text:p>2271186</text:p>
          </table:table-cell>
          <table:table-cell table:formula="of:=[.B148]+131" office:value-type="float" office:value="19516" calcext:value-type="float">
            <text:p>19516</text:p>
          </table:table-cell>
          <table:table-cell/>
          <table:table-cell table:formula="of:=[.D148]+[.E149]" office:value-type="float" office:value="339563578" calcext:value-type="float">
            <text:p>339563578</text:p>
          </table:table-cell>
          <table:table-cell table:formula="of:=[.F149]*7770" office:value-type="float" office:value="4599840" calcext:value-type="float">
            <text:p>4599840</text:p>
          </table:table-cell>
          <table:table-cell table:formula="of:=[.F147]+8" office:value-type="float" office:value="592" calcext:value-type="float">
            <text:p>592</text:p>
          </table:table-cell>
          <table:table-cell table:number-columns-repeated="8"/>
        </table:table-row>
        <table:table-row table:style-name="ro1">
          <table:table-cell table:formula="of:=[.A149]+15295" office:value-type="float" office:value="2286481" calcext:value-type="float">
            <text:p>2286481</text:p>
          </table:table-cell>
          <table:table-cell table:formula="of:=[.B149]+131" office:value-type="float" office:value="19647" calcext:value-type="float">
            <text:p>19647</text:p>
          </table:table-cell>
          <table:table-cell/>
          <table:table-cell table:formula="of:=[.D149]+[.E150]" office:value-type="float" office:value="344109270" calcext:value-type="float">
            <text:p>344109270</text:p>
          </table:table-cell>
          <table:table-cell table:formula="of:=[.G150]*7627" office:value-type="float" office:value="4545692" calcext:value-type="float">
            <text:p>4545692</text:p>
          </table:table-cell>
          <table:table-cell/>
          <table:table-cell table:formula="of:=[.G148]+8" office:value-type="float" office:value="596" calcext:value-type="float">
            <text:p>596</text:p>
          </table:table-cell>
          <table:table-cell table:number-columns-repeated="7"/>
        </table:table-row>
        <table:table-row table:style-name="ro1">
          <table:table-cell table:formula="of:=[.A150]+15295" office:value-type="float" office:value="2301776" calcext:value-type="float">
            <text:p>2301776</text:p>
          </table:table-cell>
          <table:table-cell table:formula="of:=[.B150]+131" office:value-type="float" office:value="19778" calcext:value-type="float">
            <text:p>19778</text:p>
          </table:table-cell>
          <table:table-cell/>
          <table:table-cell table:formula="of:=[.D150]+[.E151]" office:value-type="float" office:value="348771270" calcext:value-type="float">
            <text:p>348771270</text:p>
          </table:table-cell>
          <table:table-cell table:formula="of:=[.F151]*7770" office:value-type="float" office:value="4662000" calcext:value-type="float">
            <text:p>4662000</text:p>
          </table:table-cell>
          <table:table-cell table:formula="of:=[.F149]+8"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table:formula="of:=[.A151]+15295" office:value-type="float" office:value="2317071" calcext:value-type="float">
            <text:p>2317071</text:p>
          </table:table-cell>
          <table:table-cell table:formula="of:=[.B151]+131" office:value-type="float" office:value="19909" calcext:value-type="float">
            <text:p>19909</text:p>
          </table:table-cell>
          <table:table-cell/>
          <table:table-cell table:formula="of:=[.D151]+[.E152]" office:value-type="float" office:value="353377978" calcext:value-type="float">
            <text:p>353377978</text:p>
          </table:table-cell>
          <table:table-cell table:formula="of:=[.G152]*7627" office:value-type="float" office:value="4606708" calcext:value-type="float">
            <text:p>4606708</text:p>
          </table:table-cell>
          <table:table-cell/>
          <table:table-cell table:formula="of:=[.G150]+8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table:formula="of:=[.A152]+15295" office:value-type="float" office:value="2332366" calcext:value-type="float">
            <text:p>2332366</text:p>
          </table:table-cell>
          <table:table-cell table:formula="of:=[.B152]+131" office:value-type="float" office:value="20040" calcext:value-type="float">
            <text:p>20040</text:p>
          </table:table-cell>
          <table:table-cell/>
          <table:table-cell table:formula="of:=[.D152]+[.E153]" office:value-type="float" office:value="358102138" calcext:value-type="float">
            <text:p>358102138</text:p>
          </table:table-cell>
          <table:table-cell table:formula="of:=[.F153]*7770" office:value-type="float" office:value="4724160" calcext:value-type="float">
            <text:p>4724160</text:p>
          </table:table-cell>
          <table:table-cell table:formula="of:=[.F151]+8" office:value-type="float" office:value="608" calcext:value-type="float">
            <text:p>608</text:p>
          </table:table-cell>
          <table:table-cell table:number-columns-repeated="8"/>
        </table:table-row>
        <table:table-row table:style-name="ro1">
          <table:table-cell table:formula="of:=[.A153]+15295" office:value-type="float" office:value="2347661" calcext:value-type="float">
            <text:p>2347661</text:p>
          </table:table-cell>
          <table:table-cell table:formula="of:=[.B153]+131" office:value-type="float" office:value="20171" calcext:value-type="float">
            <text:p>20171</text:p>
          </table:table-cell>
          <table:table-cell/>
          <table:table-cell table:formula="of:=[.D153]+[.E154]" office:value-type="float" office:value="362769862" calcext:value-type="float">
            <text:p>362769862</text:p>
          </table:table-cell>
          <table:table-cell table:formula="of:=[.G154]*7627" office:value-type="float" office:value="4667724" calcext:value-type="float">
            <text:p>4667724</text:p>
          </table:table-cell>
          <table:table-cell/>
          <table:table-cell table:formula="of:=[.G152]+8" office:value-type="float" office:value="612" calcext:value-type="float">
            <text:p>612</text:p>
          </table:table-cell>
          <table:table-cell table:number-columns-repeated="7"/>
        </table:table-row>
        <table:table-row table:style-name="ro1">
          <table:table-cell table:formula="of:=[.A154]+15295" office:value-type="float" office:value="2362956" calcext:value-type="float">
            <text:p>2362956</text:p>
          </table:table-cell>
          <table:table-cell table:formula="of:=[.B154]+131" office:value-type="float" office:value="20302" calcext:value-type="float">
            <text:p>20302</text:p>
          </table:table-cell>
          <table:table-cell/>
          <table:table-cell table:formula="of:=[.D154]+[.E155]" office:value-type="float" office:value="367556182" calcext:value-type="float">
            <text:p>367556182</text:p>
          </table:table-cell>
          <table:table-cell table:formula="of:=[.F155]*7770" office:value-type="float" office:value="4786320" calcext:value-type="float">
            <text:p>4786320</text:p>
          </table:table-cell>
          <table:table-cell table:formula="of:=[.F153]+8" office:value-type="float" office:value="616" calcext:value-type="float">
            <text:p>616</text:p>
          </table:table-cell>
          <table:table-cell table:number-columns-repeated="8"/>
        </table:table-row>
        <table:table-row table:style-name="ro1">
          <table:table-cell table:formula="of:=[.A155]+15295" office:value-type="float" office:value="2378251" calcext:value-type="float">
            <text:p>2378251</text:p>
          </table:table-cell>
          <table:table-cell table:formula="of:=[.B155]+131" office:value-type="float" office:value="20433" calcext:value-type="float">
            <text:p>20433</text:p>
          </table:table-cell>
          <table:table-cell/>
          <table:table-cell table:formula="of:=[.D155]+[.E156]" office:value-type="float" office:value="372284922" calcext:value-type="float">
            <text:p>372284922</text:p>
          </table:table-cell>
          <table:table-cell table:formula="of:=[.G156]*7627" office:value-type="float" office:value="4728740" calcext:value-type="float">
            <text:p>4728740</text:p>
          </table:table-cell>
          <table:table-cell/>
          <table:table-cell table:formula="of:=[.G154]+8" office:value-type="float" office:value="620" calcext:value-type="float">
            <text:p>620</text:p>
          </table:table-cell>
          <table:table-cell table:number-columns-repeated="7"/>
        </table:table-row>
        <table:table-row table:style-name="ro1">
          <table:table-cell table:formula="of:=[.A156]+15295" office:value-type="float" office:value="2393546" calcext:value-type="float">
            <text:p>2393546</text:p>
          </table:table-cell>
          <table:table-cell table:formula="of:=[.B156]+131" office:value-type="float" office:value="20564" calcext:value-type="float">
            <text:p>20564</text:p>
          </table:table-cell>
          <table:table-cell/>
          <table:table-cell table:formula="of:=[.D156]+[.E157]" office:value-type="float" office:value="377133402" calcext:value-type="float">
            <text:p>377133402</text:p>
          </table:table-cell>
          <table:table-cell table:formula="of:=[.F157]*7770" office:value-type="float" office:value="4848480" calcext:value-type="float">
            <text:p>4848480</text:p>
          </table:table-cell>
          <table:table-cell table:formula="of:=[.F155]+8" office:value-type="float" office:value="624" calcext:value-type="float">
            <text:p>624</text:p>
          </table:table-cell>
          <table:table-cell table:number-columns-repeated="8"/>
        </table:table-row>
        <table:table-row table:style-name="ro1">
          <table:table-cell table:formula="of:=[.A157]+15295" office:value-type="float" office:value="2408841" calcext:value-type="float">
            <text:p>2408841</text:p>
          </table:table-cell>
          <table:table-cell table:formula="of:=[.B157]+131" office:value-type="float" office:value="20695" calcext:value-type="float">
            <text:p>20695</text:p>
          </table:table-cell>
          <table:table-cell/>
          <table:table-cell table:formula="of:=[.D157]+[.E158]" office:value-type="float" office:value="381923158" calcext:value-type="float">
            <text:p>381923158</text:p>
          </table:table-cell>
          <table:table-cell table:formula="of:=[.G158]*7627" office:value-type="float" office:value="4789756" calcext:value-type="float">
            <text:p>4789756</text:p>
          </table:table-cell>
          <table:table-cell/>
          <table:table-cell table:formula="of:=[.G156]+8"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table:formula="of:=[.A158]+15295" office:value-type="float" office:value="2424136" calcext:value-type="float">
            <text:p>2424136</text:p>
          </table:table-cell>
          <table:table-cell table:formula="of:=[.B158]+131" office:value-type="float" office:value="20826" calcext:value-type="float">
            <text:p>20826</text:p>
          </table:table-cell>
          <table:table-cell/>
          <table:table-cell table:formula="of:=[.D158]+[.E159]" office:value-type="float" office:value="386833798" calcext:value-type="float">
            <text:p>386833798</text:p>
          </table:table-cell>
          <table:table-cell table:formula="of:=[.F159]*7770" office:value-type="float" office:value="4910640" calcext:value-type="float">
            <text:p>4910640</text:p>
          </table:table-cell>
          <table:table-cell table:formula="of:=[.F157]+8" office:value-type="float" office:value="632" calcext:value-type="float">
            <text:p>632</text:p>
          </table:table-cell>
          <table:table-cell table:number-columns-repeated="8"/>
        </table:table-row>
        <table:table-row table:style-name="ro1">
          <table:table-cell table:formula="of:=[.A159]+15295" office:value-type="float" office:value="2439431" calcext:value-type="float">
            <text:p>2439431</text:p>
          </table:table-cell>
          <table:table-cell table:formula="of:=[.B159]+131" office:value-type="float" office:value="20957" calcext:value-type="float">
            <text:p>20957</text:p>
          </table:table-cell>
          <table:table-cell/>
          <table:table-cell table:formula="of:=[.D159]+[.E160]" office:value-type="float" office:value="391684570" calcext:value-type="float">
            <text:p>391684570</text:p>
          </table:table-cell>
          <table:table-cell table:formula="of:=[.G160]*7627" office:value-type="float" office:value="4850772" calcext:value-type="float">
            <text:p>4850772</text:p>
          </table:table-cell>
          <table:table-cell/>
          <table:table-cell table:formula="of:=[.G158]+8"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table:formula="of:=[.A160]+15295" office:value-type="float" office:value="2454726" calcext:value-type="float">
            <text:p>2454726</text:p>
          </table:table-cell>
          <table:table-cell table:formula="of:=[.B160]+131" office:value-type="float" office:value="21088" calcext:value-type="float">
            <text:p>21088</text:p>
          </table:table-cell>
          <table:table-cell/>
          <table:table-cell table:formula="of:=[.D160]+[.E161]" office:value-type="float" office:value="396657370" calcext:value-type="float">
            <text:p>396657370</text:p>
          </table:table-cell>
          <table:table-cell table:formula="of:=[.F161]*7770" office:value-type="float" office:value="4972800" calcext:value-type="float">
            <text:p>4972800</text:p>
          </table:table-cell>
          <table:table-cell table:formula="of:=[.F159]+8" office:value-type="float" office:value="640" calcext:value-type="float">
            <text:p>640</text:p>
          </table:table-cell>
          <table:table-cell table:number-columns-repeated="8"/>
        </table:table-row>
        <table:table-row table:style-name="ro1">
          <table:table-cell table:formula="of:=[.A161]+15295" office:value-type="float" office:value="2470021" calcext:value-type="float">
            <text:p>2470021</text:p>
          </table:table-cell>
          <table:table-cell table:formula="of:=[.B161]+131" office:value-type="float" office:value="21219" calcext:value-type="float">
            <text:p>21219</text:p>
          </table:table-cell>
          <table:table-cell/>
          <table:table-cell table:formula="of:=[.D161]+[.E162]" office:value-type="float" office:value="401569158" calcext:value-type="float">
            <text:p>401569158</text:p>
          </table:table-cell>
          <table:table-cell table:formula="of:=[.G162]*7627" office:value-type="float" office:value="4911788" calcext:value-type="float">
            <text:p>4911788</text:p>
          </table:table-cell>
          <table:table-cell/>
          <table:table-cell table:formula="of:=[.G160]+8"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table:formula="of:=[.A162]+15295" office:value-type="float" office:value="2485316" calcext:value-type="float">
            <text:p>2485316</text:p>
          </table:table-cell>
          <table:table-cell table:formula="of:=[.B162]+131" office:value-type="float" office:value="21350" calcext:value-type="float">
            <text:p>21350</text:p>
          </table:table-cell>
          <table:table-cell/>
          <table:table-cell table:formula="of:=[.D162]+[.E163]" office:value-type="float" office:value="406604118" calcext:value-type="float">
            <text:p>406604118</text:p>
          </table:table-cell>
          <table:table-cell table:formula="of:=[.F163]*7770" office:value-type="float" office:value="5034960" calcext:value-type="float">
            <text:p>5034960</text:p>
          </table:table-cell>
          <table:table-cell table:formula="of:=[.F161]+8" office:value-type="float" office:value="648" calcext:value-type="float">
            <text:p>648</text:p>
          </table:table-cell>
          <table:table-cell table:number-columns-repeated="8"/>
        </table:table-row>
        <table:table-row table:style-name="ro1">
          <table:table-cell table:formula="of:=[.A163]+15295" office:value-type="float" office:value="2500611" calcext:value-type="float">
            <text:p>2500611</text:p>
          </table:table-cell>
          <table:table-cell table:formula="of:=[.B163]+131" office:value-type="float" office:value="21481" calcext:value-type="float">
            <text:p>21481</text:p>
          </table:table-cell>
          <table:table-cell/>
          <table:table-cell table:formula="of:=[.D163]+[.E164]" office:value-type="float" office:value="411576922" calcext:value-type="float">
            <text:p>411576922</text:p>
          </table:table-cell>
          <table:table-cell table:formula="of:=[.G164]*7627" office:value-type="float" office:value="4972804" calcext:value-type="float">
            <text:p>4972804</text:p>
          </table:table-cell>
          <table:table-cell/>
          <table:table-cell table:formula="of:=[.G162]+8"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table:formula="of:=[.A164]+15295" office:value-type="float" office:value="2515906" calcext:value-type="float">
            <text:p>2515906</text:p>
          </table:table-cell>
          <table:table-cell table:formula="of:=[.B164]+131" office:value-type="float" office:value="21612" calcext:value-type="float">
            <text:p>21612</text:p>
          </table:table-cell>
          <table:table-cell/>
          <table:table-cell table:formula="of:=[.D164]+[.E165]" office:value-type="float" office:value="416674042" calcext:value-type="float">
            <text:p>416674042</text:p>
          </table:table-cell>
          <table:table-cell table:formula="of:=[.F165]*7770" office:value-type="float" office:value="5097120" calcext:value-type="float">
            <text:p>5097120</text:p>
          </table:table-cell>
          <table:table-cell table:formula="of:=[.F163]+8" office:value-type="float" office:value="656" calcext:value-type="float">
            <text:p>656</text:p>
          </table:table-cell>
          <table:table-cell table:number-columns-repeated="8"/>
        </table:table-row>
        <table:table-row table:style-name="ro1">
          <table:table-cell table:formula="of:=[.A165]+15295" office:value-type="float" office:value="2531201" calcext:value-type="float">
            <text:p>2531201</text:p>
          </table:table-cell>
          <table:table-cell table:formula="of:=[.B165]+131" office:value-type="float" office:value="21743" calcext:value-type="float">
            <text:p>21743</text:p>
          </table:table-cell>
          <table:table-cell/>
          <table:table-cell table:formula="of:=[.D165]+[.E166]" office:value-type="float" office:value="421707862" calcext:value-type="float">
            <text:p>421707862</text:p>
          </table:table-cell>
          <table:table-cell table:formula="of:=[.G166]*7627" office:value-type="float" office:value="5033820" calcext:value-type="float">
            <text:p>5033820</text:p>
          </table:table-cell>
          <table:table-cell/>
          <table:table-cell table:formula="of:=[.G164]+8"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table:formula="of:=[.A166]+15295" office:value-type="float" office:value="2546496" calcext:value-type="float">
            <text:p>2546496</text:p>
          </table:table-cell>
          <table:table-cell table:formula="of:=[.B166]+131" office:value-type="float" office:value="21874" calcext:value-type="float">
            <text:p>21874</text:p>
          </table:table-cell>
          <table:table-cell/>
          <table:table-cell table:formula="of:=[.D166]+[.E167]" office:value-type="float" office:value="426867142" calcext:value-type="float">
            <text:p>426867142</text:p>
          </table:table-cell>
          <table:table-cell table:formula="of:=[.F167]*7770" office:value-type="float" office:value="5159280" calcext:value-type="float">
            <text:p>5159280</text:p>
          </table:table-cell>
          <table:table-cell table:formula="of:=[.F165]+8" office:value-type="float" office:value="664" calcext:value-type="float">
            <text:p>664</text:p>
          </table:table-cell>
          <table:table-cell table:number-columns-repeated="8"/>
        </table:table-row>
        <table:table-row table:style-name="ro1">
          <table:table-cell table:formula="of:=[.A167]+15295" office:value-type="float" office:value="2561791" calcext:value-type="float">
            <text:p>2561791</text:p>
          </table:table-cell>
          <table:table-cell table:formula="of:=[.B167]+131" office:value-type="float" office:value="22005" calcext:value-type="float">
            <text:p>22005</text:p>
          </table:table-cell>
          <table:table-cell/>
          <table:table-cell table:formula="of:=[.D167]+[.E168]" office:value-type="float" office:value="431961978" calcext:value-type="float">
            <text:p>431961978</text:p>
          </table:table-cell>
          <table:table-cell table:formula="of:=[.G168]*7627" office:value-type="float" office:value="5094836" calcext:value-type="float">
            <text:p>5094836</text:p>
          </table:table-cell>
          <table:table-cell/>
          <table:table-cell table:formula="of:=[.G166]+8"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table:formula="of:=[.A168]+15295" office:value-type="float" office:value="2577086" calcext:value-type="float">
            <text:p>2577086</text:p>
          </table:table-cell>
          <table:table-cell table:formula="of:=[.B168]+131" office:value-type="float" office:value="22136" calcext:value-type="float">
            <text:p>22136</text:p>
          </table:table-cell>
          <table:table-cell/>
          <table:table-cell table:formula="of:=[.D168]+[.E169]" office:value-type="float" office:value="437183418" calcext:value-type="float">
            <text:p>437183418</text:p>
          </table:table-cell>
          <table:table-cell table:formula="of:=[.F169]*7770" office:value-type="float" office:value="5221440" calcext:value-type="float">
            <text:p>5221440</text:p>
          </table:table-cell>
          <table:table-cell table:formula="of:=[.F167]+8" office:value-type="float" office:value="672" calcext:value-type="float">
            <text:p>672</text:p>
          </table:table-cell>
          <table:table-cell table:number-columns-repeated="8"/>
        </table:table-row>
        <table:table-row table:style-name="ro1">
          <table:table-cell table:formula="of:=[.A169]+15295" office:value-type="float" office:value="2592381" calcext:value-type="float">
            <text:p>2592381</text:p>
          </table:table-cell>
          <table:table-cell table:formula="of:=[.B169]+131" office:value-type="float" office:value="22267" calcext:value-type="float">
            <text:p>22267</text:p>
          </table:table-cell>
          <table:table-cell/>
          <table:table-cell table:formula="of:=[.D169]+[.E170]" office:value-type="float" office:value="442339270" calcext:value-type="float">
            <text:p>442339270</text:p>
          </table:table-cell>
          <table:table-cell table:formula="of:=[.G170]*7627" office:value-type="float" office:value="5155852" calcext:value-type="float">
            <text:p>5155852</text:p>
          </table:table-cell>
          <table:table-cell/>
          <table:table-cell table:formula="of:=[.G168]+8" office:value-type="float" office:value="676" calcext:value-type="float">
            <text:p>676</text:p>
          </table:table-cell>
          <table:table-cell table:number-columns-repeated="7"/>
        </table:table-row>
        <table:table-row table:style-name="ro1">
          <table:table-cell table:formula="of:=[.A170]+15295" office:value-type="float" office:value="2607676" calcext:value-type="float">
            <text:p>2607676</text:p>
          </table:table-cell>
          <table:table-cell table:formula="of:=[.B170]+131" office:value-type="float" office:value="22398" calcext:value-type="float">
            <text:p>22398</text:p>
          </table:table-cell>
          <table:table-cell/>
          <table:table-cell table:formula="of:=[.D170]+[.E171]" office:value-type="float" office:value="447622870" calcext:value-type="float">
            <text:p>447622870</text:p>
          </table:table-cell>
          <table:table-cell table:formula="of:=[.F171]*7770" office:value-type="float" office:value="5283600" calcext:value-type="float">
            <text:p>5283600</text:p>
          </table:table-cell>
          <table:table-cell table:formula="of:=[.F169]+8" office:value-type="float" office:value="680" calcext:value-type="float">
            <text:p>680</text:p>
          </table:table-cell>
          <table:table-cell table:number-columns-repeated="8"/>
        </table:table-row>
        <table:table-row table:style-name="ro1">
          <table:table-cell table:formula="of:=[.A171]+15295" office:value-type="float" office:value="2622971" calcext:value-type="float">
            <text:p>2622971</text:p>
          </table:table-cell>
          <table:table-cell table:formula="of:=[.B171]+131" office:value-type="float" office:value="22529" calcext:value-type="float">
            <text:p>22529</text:p>
          </table:table-cell>
          <table:table-cell/>
          <table:table-cell table:formula="of:=[.D171]+[.E172]" office:value-type="float" office:value="452839738" calcext:value-type="float">
            <text:p>452839738</text:p>
          </table:table-cell>
          <table:table-cell table:formula="of:=[.G172]*7627" office:value-type="float" office:value="5216868" calcext:value-type="float">
            <text:p>5216868</text:p>
          </table:table-cell>
          <table:table-cell/>
          <table:table-cell table:formula="of:=[.G170]+8" office:value-type="float" office:value="684" calcext:value-type="float">
            <text:p>684</text:p>
          </table:table-cell>
          <table:table-cell table:number-columns-repeated="7"/>
        </table:table-row>
        <table:table-row table:style-name="ro1">
          <table:table-cell table:formula="of:=[.A172]+15295" office:value-type="float" office:value="2638266" calcext:value-type="float">
            <text:p>2638266</text:p>
          </table:table-cell>
          <table:table-cell table:formula="of:=[.B172]+131" office:value-type="float" office:value="22660" calcext:value-type="float">
            <text:p>22660</text:p>
          </table:table-cell>
          <table:table-cell/>
          <table:table-cell table:formula="of:=[.D172]+[.E173]" office:value-type="float" office:value="458185498" calcext:value-type="float">
            <text:p>458185498</text:p>
          </table:table-cell>
          <table:table-cell table:formula="of:=[.F173]*7770" office:value-type="float" office:value="5345760" calcext:value-type="float">
            <text:p>5345760</text:p>
          </table:table-cell>
          <table:table-cell table:formula="of:=[.F171]+8" office:value-type="float" office:value="688" calcext:value-type="float">
            <text:p>688</text:p>
          </table:table-cell>
          <table:table-cell table:number-columns-repeated="8"/>
        </table:table-row>
        <table:table-row table:style-name="ro1">
          <table:table-cell table:formula="of:=[.A173]+15295" office:value-type="float" office:value="2653561" calcext:value-type="float">
            <text:p>2653561</text:p>
          </table:table-cell>
          <table:table-cell table:formula="of:=[.B173]+131" office:value-type="float" office:value="22791" calcext:value-type="float">
            <text:p>22791</text:p>
          </table:table-cell>
          <table:table-cell/>
          <table:table-cell table:formula="of:=[.D173]+[.E174]" office:value-type="float" office:value="463463382" calcext:value-type="float">
            <text:p>463463382</text:p>
          </table:table-cell>
          <table:table-cell table:formula="of:=[.G174]*7627" office:value-type="float" office:value="5277884" calcext:value-type="float">
            <text:p>5277884</text:p>
          </table:table-cell>
          <table:table-cell/>
          <table:table-cell table:formula="of:=[.G172]+8" office:value-type="float" office:value="692" calcext:value-type="float">
            <text:p>692</text:p>
          </table:table-cell>
          <table:table-cell table:number-columns-repeated="7"/>
        </table:table-row>
        <table:table-row table:style-name="ro1">
          <table:table-cell table:formula="of:=[.A174]+15295" office:value-type="float" office:value="2668856" calcext:value-type="float">
            <text:p>2668856</text:p>
          </table:table-cell>
          <table:table-cell table:formula="of:=[.B174]+131" office:value-type="float" office:value="22922" calcext:value-type="float">
            <text:p>22922</text:p>
          </table:table-cell>
          <table:table-cell/>
          <table:table-cell table:formula="of:=[.D174]+[.E175]" office:value-type="float" office:value="468871302" calcext:value-type="float">
            <text:p>468871302</text:p>
          </table:table-cell>
          <table:table-cell table:formula="of:=[.F175]*7770" office:value-type="float" office:value="5407920" calcext:value-type="float">
            <text:p>5407920</text:p>
          </table:table-cell>
          <table:table-cell table:formula="of:=[.F173]+8" office:value-type="float" office:value="696" calcext:value-type="float">
            <text:p>696</text:p>
          </table:table-cell>
          <table:table-cell table:number-columns-repeated="8"/>
        </table:table-row>
        <table:table-row table:style-name="ro1">
          <table:table-cell table:formula="of:=[.A175]+15295" office:value-type="float" office:value="2684151" calcext:value-type="float">
            <text:p>2684151</text:p>
          </table:table-cell>
          <table:table-cell table:formula="of:=[.B175]+131" office:value-type="float" office:value="23053" calcext:value-type="float">
            <text:p>23053</text:p>
          </table:table-cell>
          <table:table-cell/>
          <table:table-cell table:formula="of:=[.D175]+[.E176]" office:value-type="float" office:value="474210202" calcext:value-type="float">
            <text:p>474210202</text:p>
          </table:table-cell>
          <table:table-cell table:formula="of:=[.G176]*7627" office:value-type="float" office:value="5338900" calcext:value-type="float">
            <text:p>5338900</text:p>
          </table:table-cell>
          <table:table-cell/>
          <table:table-cell table:formula="of:=[.G174]+8" office:value-type="float" office:value="700" calcext:value-type="float">
            <text:p>700</text:p>
          </table:table-cell>
          <table:table-cell table:number-columns-repeated="7"/>
        </table:table-row>
        <table:table-row table:style-name="ro1">
          <table:table-cell table:formula="of:=[.A176]+15295" office:value-type="float" office:value="2699446" calcext:value-type="float">
            <text:p>2699446</text:p>
          </table:table-cell>
          <table:table-cell table:formula="of:=[.B176]+131" office:value-type="float" office:value="23184" calcext:value-type="float">
            <text:p>23184</text:p>
          </table:table-cell>
          <table:table-cell/>
          <table:table-cell table:formula="of:=[.D176]+[.E177]" office:value-type="float" office:value="479680282" calcext:value-type="float">
            <text:p>479680282</text:p>
          </table:table-cell>
          <table:table-cell table:formula="of:=[.F177]*7770" office:value-type="float" office:value="5470080" calcext:value-type="float">
            <text:p>5470080</text:p>
          </table:table-cell>
          <table:table-cell table:formula="of:=[.F175]+8" office:value-type="float" office:value="704" calcext:value-type="float">
            <text:p>704</text:p>
          </table:table-cell>
          <table:table-cell table:number-columns-repeated="8"/>
        </table:table-row>
        <table:table-row table:style-name="ro1">
          <table:table-cell table:formula="of:=[.A177]+15295" office:value-type="float" office:value="2714741" calcext:value-type="float">
            <text:p>2714741</text:p>
          </table:table-cell>
          <table:table-cell table:formula="of:=[.B177]+131" office:value-type="float" office:value="23315" calcext:value-type="float">
            <text:p>23315</text:p>
          </table:table-cell>
          <table:table-cell/>
          <table:table-cell table:formula="of:=[.D177]+[.E178]" office:value-type="float" office:value="485080198" calcext:value-type="float">
            <text:p>485080198</text:p>
          </table:table-cell>
          <table:table-cell table:formula="of:=[.G178]*7627" office:value-type="float" office:value="5399916" calcext:value-type="float">
            <text:p>5399916</text:p>
          </table:table-cell>
          <table:table-cell/>
          <table:table-cell table:formula="of:=[.G176]+8" office:value-type="float" office:value="708" calcext:value-type="float">
            <text:p>708</text:p>
          </table:table-cell>
          <table:table-cell table:number-columns-repeated="7"/>
        </table:table-row>
        <table:table-row table:style-name="ro1">
          <table:table-cell table:formula="of:=[.A178]+15295" office:value-type="float" office:value="2730036" calcext:value-type="float">
            <text:p>2730036</text:p>
          </table:table-cell>
          <table:table-cell table:formula="of:=[.B178]+131" office:value-type="float" office:value="23446" calcext:value-type="float">
            <text:p>23446</text:p>
          </table:table-cell>
          <table:table-cell/>
          <table:table-cell table:formula="of:=[.D178]+[.E179]" office:value-type="float" office:value="490612438" calcext:value-type="float">
            <text:p>490612438</text:p>
          </table:table-cell>
          <table:table-cell table:formula="of:=[.F179]*7770" office:value-type="float" office:value="5532240" calcext:value-type="float">
            <text:p>5532240</text:p>
          </table:table-cell>
          <table:table-cell table:formula="of:=[.F177]+8" office:value-type="float" office:value="712" calcext:value-type="float">
            <text:p>712</text:p>
          </table:table-cell>
          <table:table-cell table:number-columns-repeated="8"/>
        </table:table-row>
        <table:table-row table:style-name="ro1">
          <table:table-cell table:formula="of:=[.A179]+15295" office:value-type="float" office:value="2745331" calcext:value-type="float">
            <text:p>2745331</text:p>
          </table:table-cell>
          <table:table-cell table:formula="of:=[.B179]+131" office:value-type="float" office:value="23577" calcext:value-type="float">
            <text:p>23577</text:p>
          </table:table-cell>
          <table:table-cell/>
          <table:table-cell table:formula="of:=[.D179]+[.E180]" office:value-type="float" office:value="496073370" calcext:value-type="float">
            <text:p>496073370</text:p>
          </table:table-cell>
          <table:table-cell table:formula="of:=[.G180]*7627" office:value-type="float" office:value="5460932" calcext:value-type="float">
            <text:p>5460932</text:p>
          </table:table-cell>
          <table:table-cell/>
          <table:table-cell table:formula="of:=[.G178]+8" office:value-type="float" office:value="716" calcext:value-type="float">
            <text:p>716</text:p>
          </table:table-cell>
          <table:table-cell table:number-columns-repeated="7"/>
        </table:table-row>
        <table:table-row table:style-name="ro1">
          <table:table-cell table:formula="of:=[.A180]+15295" office:value-type="float" office:value="2760626" calcext:value-type="float">
            <text:p>2760626</text:p>
          </table:table-cell>
          <table:table-cell table:formula="of:=[.B180]+131" office:value-type="float" office:value="23708" calcext:value-type="float">
            <text:p>23708</text:p>
          </table:table-cell>
          <table:table-cell/>
          <table:table-cell table:formula="of:=[.D180]+[.E181]" office:value-type="float" office:value="501667770" calcext:value-type="float">
            <text:p>501667770</text:p>
          </table:table-cell>
          <table:table-cell table:formula="of:=[.F181]*7770" office:value-type="float" office:value="5594400" calcext:value-type="float">
            <text:p>5594400</text:p>
          </table:table-cell>
          <table:table-cell table:formula="of:=[.F179]+8" office:value-type="float" office:value="720" calcext:value-type="float">
            <text:p>720</text:p>
          </table:table-cell>
          <table:table-cell table:number-columns-repeated="8"/>
        </table:table-row>
        <table:table-row table:style-name="ro1">
          <table:table-cell table:formula="of:=[.A181]+15295" office:value-type="float" office:value="2775921" calcext:value-type="float">
            <text:p>2775921</text:p>
          </table:table-cell>
          <table:table-cell table:formula="of:=[.B181]+131" office:value-type="float" office:value="23839" calcext:value-type="float">
            <text:p>23839</text:p>
          </table:table-cell>
          <table:table-cell/>
          <table:table-cell table:formula="of:=[.D181]+[.E182]" office:value-type="float" office:value="507189718" calcext:value-type="float">
            <text:p>507189718</text:p>
          </table:table-cell>
          <table:table-cell table:formula="of:=[.G182]*7627" office:value-type="float" office:value="5521948" calcext:value-type="float">
            <text:p>5521948</text:p>
          </table:table-cell>
          <table:table-cell/>
          <table:table-cell table:formula="of:=[.G180]+8" office:value-type="float" office:value="724" calcext:value-type="float">
            <text:p>724</text:p>
          </table:table-cell>
          <table:table-cell table:number-columns-repeated="7"/>
        </table:table-row>
        <table:table-row table:style-name="ro1">
          <table:table-cell table:formula="of:=[.A182]+15295" office:value-type="float" office:value="2791216" calcext:value-type="float">
            <text:p>2791216</text:p>
          </table:table-cell>
          <table:table-cell table:formula="of:=[.B182]+131" office:value-type="float" office:value="23970" calcext:value-type="float">
            <text:p>23970</text:p>
          </table:table-cell>
          <table:table-cell/>
          <table:table-cell table:formula="of:=[.D182]+[.E183]" office:value-type="float" office:value="512846278" calcext:value-type="float">
            <text:p>512846278</text:p>
          </table:table-cell>
          <table:table-cell table:formula="of:=[.F183]*7770" office:value-type="float" office:value="5656560" calcext:value-type="float">
            <text:p>5656560</text:p>
          </table:table-cell>
          <table:table-cell table:formula="of:=[.F181]+8" office:value-type="float" office:value="728" calcext:value-type="float">
            <text:p>728</text:p>
          </table:table-cell>
          <table:table-cell table:number-columns-repeated="8"/>
        </table:table-row>
        <table:table-row table:style-name="ro1">
          <table:table-cell table:formula="of:=[.A183]+15295" office:value-type="float" office:value="2806511" calcext:value-type="float">
            <text:p>2806511</text:p>
          </table:table-cell>
          <table:table-cell table:formula="of:=[.B183]+131" office:value-type="float" office:value="24101" calcext:value-type="float">
            <text:p>24101</text:p>
          </table:table-cell>
          <table:table-cell/>
          <table:table-cell table:formula="of:=[.D183]+[.E184]" office:value-type="float" office:value="518429242" calcext:value-type="float">
            <text:p>518429242</text:p>
          </table:table-cell>
          <table:table-cell table:formula="of:=[.G184]*7627" office:value-type="float" office:value="5582964" calcext:value-type="float">
            <text:p>5582964</text:p>
          </table:table-cell>
          <table:table-cell/>
          <table:table-cell table:formula="of:=[.G182]+8" office:value-type="float" office:value="732" calcext:value-type="float">
            <text:p>732</text:p>
          </table:table-cell>
          <table:table-cell table:number-columns-repeated="7"/>
        </table:table-row>
        <table:table-row table:style-name="ro1">
          <table:table-cell table:formula="of:=[.A184]+15295" office:value-type="float" office:value="2821806" calcext:value-type="float">
            <text:p>2821806</text:p>
          </table:table-cell>
          <table:table-cell table:formula="of:=[.B184]+131" office:value-type="float" office:value="24232" calcext:value-type="float">
            <text:p>24232</text:p>
          </table:table-cell>
          <table:table-cell/>
          <table:table-cell table:formula="of:=[.D184]+[.E185]" office:value-type="float" office:value="524147962" calcext:value-type="float">
            <text:p>524147962</text:p>
          </table:table-cell>
          <table:table-cell table:formula="of:=[.F185]*7770" office:value-type="float" office:value="5718720" calcext:value-type="float">
            <text:p>5718720</text:p>
          </table:table-cell>
          <table:table-cell table:formula="of:=[.F183]+8" office:value-type="float" office:value="736" calcext:value-type="float">
            <text:p>736</text:p>
          </table:table-cell>
          <table:table-cell table:number-columns-repeated="8"/>
        </table:table-row>
        <table:table-row table:style-name="ro1">
          <table:table-cell table:formula="of:=[.A185]+15295" office:value-type="float" office:value="2837101" calcext:value-type="float">
            <text:p>2837101</text:p>
          </table:table-cell>
          <table:table-cell table:formula="of:=[.B185]+131" office:value-type="float" office:value="24363" calcext:value-type="float">
            <text:p>24363</text:p>
          </table:table-cell>
          <table:table-cell/>
          <table:table-cell table:formula="of:=[.D185]+[.E186]" office:value-type="float" office:value="529791942" calcext:value-type="float">
            <text:p>529791942</text:p>
          </table:table-cell>
          <table:table-cell table:formula="of:=[.G186]*7627" office:value-type="float" office:value="5643980" calcext:value-type="float">
            <text:p>5643980</text:p>
          </table:table-cell>
          <table:table-cell/>
          <table:table-cell table:formula="of:=[.G184]+8" office:value-type="float" office:value="740" calcext:value-type="float">
            <text:p>740</text:p>
          </table:table-cell>
          <table:table-cell table:number-columns-repeated="7"/>
        </table:table-row>
        <table:table-row table:style-name="ro1">
          <table:table-cell table:formula="of:=[.A186]+15295" office:value-type="float" office:value="2852396" calcext:value-type="float">
            <text:p>2852396</text:p>
          </table:table-cell>
          <table:table-cell table:formula="of:=[.B186]+131" office:value-type="float" office:value="24494" calcext:value-type="float">
            <text:p>24494</text:p>
          </table:table-cell>
          <table:table-cell/>
          <table:table-cell table:formula="of:=[.D186]+[.E187]" office:value-type="float" office:value="535572822" calcext:value-type="float">
            <text:p>535572822</text:p>
          </table:table-cell>
          <table:table-cell table:formula="of:=[.F187]*7770" office:value-type="float" office:value="5780880" calcext:value-type="float">
            <text:p>5780880</text:p>
          </table:table-cell>
          <table:table-cell table:formula="of:=[.F185]+8" office:value-type="float" office:value="744" calcext:value-type="float">
            <text:p>744</text:p>
          </table:table-cell>
          <table:table-cell table:number-columns-repeated="8"/>
        </table:table-row>
        <table:table-row table:style-name="ro1">
          <table:table-cell table:formula="of:=[.A187]+15295" office:value-type="float" office:value="2867691" calcext:value-type="float">
            <text:p>2867691</text:p>
          </table:table-cell>
          <table:table-cell table:formula="of:=[.B187]+131" office:value-type="float" office:value="24625" calcext:value-type="float">
            <text:p>24625</text:p>
          </table:table-cell>
          <table:table-cell/>
          <table:table-cell table:formula="of:=[.D187]+[.E188]" office:value-type="float" office:value="541277818" calcext:value-type="float">
            <text:p>541277818</text:p>
          </table:table-cell>
          <table:table-cell table:formula="of:=[.G188]*7627" office:value-type="float" office:value="5704996" calcext:value-type="float">
            <text:p>5704996</text:p>
          </table:table-cell>
          <table:table-cell/>
          <table:table-cell table:formula="of:=[.G186]+8" office:value-type="float" office:value="748" calcext:value-type="float">
            <text:p>748</text:p>
          </table:table-cell>
          <table:table-cell table:number-columns-repeated="7"/>
        </table:table-row>
        <table:table-row table:style-name="ro1">
          <table:table-cell table:formula="of:=[.A188]+15295" office:value-type="float" office:value="2882986" calcext:value-type="float">
            <text:p>2882986</text:p>
          </table:table-cell>
          <table:table-cell table:formula="of:=[.B188]+131" office:value-type="float" office:value="24756" calcext:value-type="float">
            <text:p>24756</text:p>
          </table:table-cell>
          <table:table-cell/>
          <table:table-cell table:formula="of:=[.D188]+[.E189]" office:value-type="float" office:value="547120858" calcext:value-type="float">
            <text:p>547120858</text:p>
          </table:table-cell>
          <table:table-cell table:formula="of:=[.F189]*7770" office:value-type="float" office:value="5843040" calcext:value-type="float">
            <text:p>5843040</text:p>
          </table:table-cell>
          <table:table-cell table:formula="of:=[.F187]+8" office:value-type="float" office:value="752" calcext:value-type="float">
            <text:p>752</text:p>
          </table:table-cell>
          <table:table-cell table:number-columns-repeated="8"/>
        </table:table-row>
        <table:table-row table:style-name="ro1">
          <table:table-cell table:formula="of:=[.A189]+15295" office:value-type="float" office:value="2898281" calcext:value-type="float">
            <text:p>2898281</text:p>
          </table:table-cell>
          <table:table-cell table:formula="of:=[.B189]+131" office:value-type="float" office:value="24887" calcext:value-type="float">
            <text:p>24887</text:p>
          </table:table-cell>
          <table:table-cell/>
          <table:table-cell table:formula="of:=[.D189]+[.E190]" office:value-type="float" office:value="552886870" calcext:value-type="float">
            <text:p>552886870</text:p>
          </table:table-cell>
          <table:table-cell table:formula="of:=[.G190]*7627" office:value-type="float" office:value="5766012" calcext:value-type="float">
            <text:p>5766012</text:p>
          </table:table-cell>
          <table:table-cell/>
          <table:table-cell table:formula="of:=[.G188]+8" office:value-type="float" office:value="756" calcext:value-type="float">
            <text:p>756</text:p>
          </table:table-cell>
          <table:table-cell table:number-columns-repeated="7"/>
        </table:table-row>
        <table:table-row table:style-name="ro1">
          <table:table-cell table:formula="of:=[.A190]+15295" office:value-type="float" office:value="2913576" calcext:value-type="float">
            <text:p>2913576</text:p>
          </table:table-cell>
          <table:table-cell table:formula="of:=[.B190]+131" office:value-type="float" office:value="25018" calcext:value-type="float">
            <text:p>25018</text:p>
          </table:table-cell>
          <table:table-cell/>
          <table:table-cell table:formula="of:=[.D190]+[.E191]" office:value-type="float" office:value="558792070" calcext:value-type="float">
            <text:p>558792070</text:p>
          </table:table-cell>
          <table:table-cell table:formula="of:=[.F191]*7770" office:value-type="float" office:value="5905200" calcext:value-type="float">
            <text:p>5905200</text:p>
          </table:table-cell>
          <table:table-cell table:formula="of:=[.F189]+8" office:value-type="float" office:value="760" calcext:value-type="float">
            <text:p>760</text:p>
          </table:table-cell>
          <table:table-cell table:number-columns-repeated="8"/>
        </table:table-row>
        <table:table-row table:style-name="ro1">
          <table:table-cell table:formula="of:=[.A191]+15295" office:value-type="float" office:value="2928871" calcext:value-type="float">
            <text:p>2928871</text:p>
          </table:table-cell>
          <table:table-cell table:formula="of:=[.B191]+131" office:value-type="float" office:value="25149" calcext:value-type="float">
            <text:p>25149</text:p>
          </table:table-cell>
          <table:table-cell/>
          <table:table-cell table:formula="of:=[.D191]+[.E192]" office:value-type="float" office:value="564619098" calcext:value-type="float">
            <text:p>564619098</text:p>
          </table:table-cell>
          <table:table-cell table:formula="of:=[.G192]*7627" office:value-type="float" office:value="5827028" calcext:value-type="float">
            <text:p>5827028</text:p>
          </table:table-cell>
          <table:table-cell/>
          <table:table-cell table:formula="of:=[.G190]+8" office:value-type="float" office:value="764" calcext:value-type="float">
            <text:p>764</text:p>
          </table:table-cell>
          <table:table-cell table:number-columns-repeated="7"/>
        </table:table-row>
        <table:table-row table:style-name="ro1">
          <table:table-cell table:formula="of:=[.A192]+15295" office:value-type="float" office:value="2944166" calcext:value-type="float">
            <text:p>2944166</text:p>
          </table:table-cell>
          <table:table-cell table:formula="of:=[.B192]+131" office:value-type="float" office:value="25280" calcext:value-type="float">
            <text:p>25280</text:p>
          </table:table-cell>
          <table:table-cell/>
          <table:table-cell table:formula="of:=[.D192]+[.E193]" office:value-type="float" office:value="570586458" calcext:value-type="float">
            <text:p>570586458</text:p>
          </table:table-cell>
          <table:table-cell table:formula="of:=[.F193]*7770" office:value-type="float" office:value="5967360" calcext:value-type="float">
            <text:p>5967360</text:p>
          </table:table-cell>
          <table:table-cell table:formula="of:=[.F191]+8" office:value-type="float" office:value="768" calcext:value-type="float">
            <text:p>768</text:p>
          </table:table-cell>
          <table:table-cell table:number-columns-repeated="8"/>
        </table:table-row>
        <table:table-row table:style-name="ro1">
          <table:table-cell table:formula="of:=[.A193]+15295" office:value-type="float" office:value="2959461" calcext:value-type="float">
            <text:p>2959461</text:p>
          </table:table-cell>
          <table:table-cell table:formula="of:=[.B193]+131" office:value-type="float" office:value="25411" calcext:value-type="float">
            <text:p>25411</text:p>
          </table:table-cell>
          <table:table-cell/>
          <table:table-cell table:formula="of:=[.D193]+[.E194]" office:value-type="float" office:value="576474502" calcext:value-type="float">
            <text:p>576474502</text:p>
          </table:table-cell>
          <table:table-cell table:formula="of:=[.G194]*7627" office:value-type="float" office:value="5888044" calcext:value-type="float">
            <text:p>5888044</text:p>
          </table:table-cell>
          <table:table-cell/>
          <table:table-cell table:formula="of:=[.G192]+8" office:value-type="float" office:value="772" calcext:value-type="float">
            <text:p>772</text:p>
          </table:table-cell>
          <table:table-cell table:number-columns-repeated="7"/>
        </table:table-row>
        <table:table-row table:style-name="ro1">
          <table:table-cell table:formula="of:=[.A194]+15295" office:value-type="float" office:value="2974756" calcext:value-type="float">
            <text:p>2974756</text:p>
          </table:table-cell>
          <table:table-cell table:formula="of:=[.B194]+131" office:value-type="float" office:value="25542" calcext:value-type="float">
            <text:p>25542</text:p>
          </table:table-cell>
          <table:table-cell/>
          <table:table-cell table:formula="of:=[.D194]+[.E195]" office:value-type="float" office:value="582504022" calcext:value-type="float">
            <text:p>582504022</text:p>
          </table:table-cell>
          <table:table-cell table:formula="of:=[.F195]*7770" office:value-type="float" office:value="6029520" calcext:value-type="float">
            <text:p>6029520</text:p>
          </table:table-cell>
          <table:table-cell table:formula="of:=[.F193]+8" office:value-type="float" office:value="776" calcext:value-type="float">
            <text:p>776</text:p>
          </table:table-cell>
          <table:table-cell table:number-columns-repeated="8"/>
        </table:table-row>
        <table:table-row table:style-name="ro1">
          <table:table-cell table:formula="of:=[.A195]+15295" office:value-type="float" office:value="2990051" calcext:value-type="float">
            <text:p>2990051</text:p>
          </table:table-cell>
          <table:table-cell table:formula="of:=[.B195]+131" office:value-type="float" office:value="25673" calcext:value-type="float">
            <text:p>25673</text:p>
          </table:table-cell>
          <table:table-cell/>
          <table:table-cell table:formula="of:=[.D195]+[.E196]" office:value-type="float" office:value="588453082" calcext:value-type="float">
            <text:p>588453082</text:p>
          </table:table-cell>
          <table:table-cell table:formula="of:=[.G196]*7627" office:value-type="float" office:value="5949060" calcext:value-type="float">
            <text:p>5949060</text:p>
          </table:table-cell>
          <table:table-cell/>
          <table:table-cell table:formula="of:=[.G194]+8" office:value-type="float" office:value="780" calcext:value-type="float">
            <text:p>780</text:p>
          </table:table-cell>
          <table:table-cell table:number-columns-repeated="7"/>
        </table:table-row>
        <table:table-row table:style-name="ro1">
          <table:table-cell table:formula="of:=[.A196]+15295" office:value-type="float" office:value="3005346" calcext:value-type="float">
            <text:p>3005346</text:p>
          </table:table-cell>
          <table:table-cell table:formula="of:=[.B196]+131" office:value-type="float" office:value="25804" calcext:value-type="float">
            <text:p>25804</text:p>
          </table:table-cell>
          <table:table-cell/>
          <table:table-cell table:formula="of:=[.D196]+[.E197]" office:value-type="float" office:value="594544762" calcext:value-type="float">
            <text:p>594544762</text:p>
          </table:table-cell>
          <table:table-cell table:formula="of:=[.F197]*7770" office:value-type="float" office:value="6091680" calcext:value-type="float">
            <text:p>6091680</text:p>
          </table:table-cell>
          <table:table-cell table:formula="of:=[.F195]+8" office:value-type="float" office:value="784" calcext:value-type="float">
            <text:p>784</text:p>
          </table:table-cell>
          <table:table-cell table:number-columns-repeated="8"/>
        </table:table-row>
        <table:table-row table:style-name="ro1">
          <table:table-cell table:formula="of:=[.A197]+15295" office:value-type="float" office:value="3020641" calcext:value-type="float">
            <text:p>3020641</text:p>
          </table:table-cell>
          <table:table-cell table:formula="of:=[.B197]+131" office:value-type="float" office:value="25935" calcext:value-type="float">
            <text:p>25935</text:p>
          </table:table-cell>
          <table:table-cell/>
          <table:table-cell table:formula="of:=[.D197]+[.E198]" office:value-type="float" office:value="600554838" calcext:value-type="float">
            <text:p>600554838</text:p>
          </table:table-cell>
          <table:table-cell table:formula="of:=[.G198]*7627" office:value-type="float" office:value="6010076" calcext:value-type="float">
            <text:p>6010076</text:p>
          </table:table-cell>
          <table:table-cell/>
          <table:table-cell table:formula="of:=[.G196]+8" office:value-type="float" office:value="788" calcext:value-type="float">
            <text:p>788</text:p>
          </table:table-cell>
          <table:table-cell table:number-columns-repeated="7"/>
        </table:table-row>
        <table:table-row table:style-name="ro1">
          <table:table-cell table:formula="of:=[.A198]+15295" office:value-type="float" office:value="3035936" calcext:value-type="float">
            <text:p>3035936</text:p>
          </table:table-cell>
          <table:table-cell table:formula="of:=[.B198]+131" office:value-type="float" office:value="26066" calcext:value-type="float">
            <text:p>26066</text:p>
          </table:table-cell>
          <table:table-cell/>
          <table:table-cell table:formula="of:=[.D198]+[.E199]" office:value-type="float" office:value="606708678" calcext:value-type="float">
            <text:p>606708678</text:p>
          </table:table-cell>
          <table:table-cell table:formula="of:=[.F199]*7770" office:value-type="float" office:value="6153840" calcext:value-type="float">
            <text:p>6153840</text:p>
          </table:table-cell>
          <table:table-cell table:formula="of:=[.F197]+8" office:value-type="float" office:value="792" calcext:value-type="float">
            <text:p>792</text:p>
          </table:table-cell>
          <table:table-cell table:number-columns-repeated="8"/>
        </table:table-row>
        <table:table-row table:style-name="ro1">
          <table:table-cell table:formula="of:=[.A199]+15295" office:value-type="float" office:value="3051231" calcext:value-type="float">
            <text:p>3051231</text:p>
          </table:table-cell>
          <table:table-cell table:formula="of:=[.B199]+131" office:value-type="float" office:value="26197" calcext:value-type="float">
            <text:p>26197</text:p>
          </table:table-cell>
          <table:table-cell/>
          <table:table-cell table:formula="of:=[.D199]+[.E200]" office:value-type="float" office:value="612779770" calcext:value-type="float">
            <text:p>612779770</text:p>
          </table:table-cell>
          <table:table-cell table:formula="of:=[.G200]*7627" office:value-type="float" office:value="6071092" calcext:value-type="float">
            <text:p>6071092</text:p>
          </table:table-cell>
          <table:table-cell/>
          <table:table-cell table:formula="of:=[.G198]+8" office:value-type="float" office:value="796" calcext:value-type="float">
            <text:p>796</text:p>
          </table:table-cell>
          <table:table-cell table:number-columns-repeated="7"/>
        </table:table-row>
        <table:table-row table:style-name="ro1">
          <table:table-cell table:formula="of:=[.A200]+15295" office:value-type="float" office:value="3066526" calcext:value-type="float">
            <text:p>3066526</text:p>
          </table:table-cell>
          <table:table-cell table:formula="of:=[.B200]+131" office:value-type="float" office:value="26328" calcext:value-type="float">
            <text:p>26328</text:p>
          </table:table-cell>
          <table:table-cell/>
          <table:table-cell table:formula="of:=[.D200]+[.E201]" office:value-type="float" office:value="618995770" calcext:value-type="float">
            <text:p>618995770</text:p>
          </table:table-cell>
          <table:table-cell table:formula="of:=[.F201]*7770" office:value-type="float" office:value="6216000" calcext:value-type="float">
            <text:p>6216000</text:p>
          </table:table-cell>
          <table:table-cell table:formula="of:=[.F199]+8" office:value-type="float" office:value="800" calcext:value-type="float">
            <text:p>800</text:p>
          </table:table-cell>
          <table:table-cell table:number-columns-repeated="8"/>
        </table:table-row>
        <table:table-row table:style-name="ro1">
          <table:table-cell table:formula="of:=[.A201]+15295" office:value-type="float" office:value="3081821" calcext:value-type="float">
            <text:p>3081821</text:p>
          </table:table-cell>
          <table:table-cell table:formula="of:=[.B201]+131" office:value-type="float" office:value="26459" calcext:value-type="float">
            <text:p>26459</text:p>
          </table:table-cell>
          <table:table-cell/>
          <table:table-cell table:formula="of:=[.D201]+[.E202]" office:value-type="float" office:value="625127878" calcext:value-type="float">
            <text:p>625127878</text:p>
          </table:table-cell>
          <table:table-cell table:formula="of:=[.G202]*7627" office:value-type="float" office:value="6132108" calcext:value-type="float">
            <text:p>6132108</text:p>
          </table:table-cell>
          <table:table-cell/>
          <table:table-cell table:formula="of:=[.G200]+8" office:value-type="float" office:value="804" calcext:value-type="float">
            <text:p>804</text:p>
          </table:table-cell>
          <table:table-cell table:number-columns-repeated="7"/>
        </table:table-row>
        <table:table-row table:style-name="ro1">
          <table:table-cell table:formula="of:=[.A202]+15295" office:value-type="float" office:value="3097116" calcext:value-type="float">
            <text:p>3097116</text:p>
          </table:table-cell>
          <table:table-cell table:formula="of:=[.B202]+131" office:value-type="float" office:value="26590" calcext:value-type="float">
            <text:p>26590</text:p>
          </table:table-cell>
          <table:table-cell/>
          <table:table-cell table:formula="of:=[.D202]+[.E203]" office:value-type="float" office:value="631406038" calcext:value-type="float">
            <text:p>631406038</text:p>
          </table:table-cell>
          <table:table-cell table:formula="of:=[.F203]*7770" office:value-type="float" office:value="6278160" calcext:value-type="float">
            <text:p>6278160</text:p>
          </table:table-cell>
          <table:table-cell table:formula="of:=[.F201]+8" office:value-type="float" office:value="808" calcext:value-type="float">
            <text:p>808</text:p>
          </table:table-cell>
          <table:table-cell table:number-columns-repeated="8"/>
        </table:table-row>
        <table:table-row table:style-name="ro1">
          <table:table-cell table:formula="of:=[.A203]+15295" office:value-type="float" office:value="3112411" calcext:value-type="float">
            <text:p>3112411</text:p>
          </table:table-cell>
          <table:table-cell table:formula="of:=[.B203]+131" office:value-type="float" office:value="26721" calcext:value-type="float">
            <text:p>26721</text:p>
          </table:table-cell>
          <table:table-cell/>
          <table:table-cell table:formula="of:=[.D203]+[.E204]" office:value-type="float" office:value="637599162" calcext:value-type="float">
            <text:p>637599162</text:p>
          </table:table-cell>
          <table:table-cell table:formula="of:=[.G204]*7627" office:value-type="float" office:value="6193124" calcext:value-type="float">
            <text:p>6193124</text:p>
          </table:table-cell>
          <table:table-cell/>
          <table:table-cell table:formula="of:=[.G202]+8" office:value-type="float" office:value="812" calcext:value-type="float">
            <text:p>812</text:p>
          </table:table-cell>
          <table:table-cell table:number-columns-repeated="7"/>
        </table:table-row>
        <table:table-row table:style-name="ro1">
          <table:table-cell table:formula="of:=[.A204]+15295" office:value-type="float" office:value="3127706" calcext:value-type="float">
            <text:p>3127706</text:p>
          </table:table-cell>
          <table:table-cell table:formula="of:=[.B204]+131" office:value-type="float" office:value="26852" calcext:value-type="float">
            <text:p>26852</text:p>
          </table:table-cell>
          <table:table-cell/>
          <table:table-cell table:formula="of:=[.D204]+[.E205]" office:value-type="float" office:value="643939482" calcext:value-type="float">
            <text:p>643939482</text:p>
          </table:table-cell>
          <table:table-cell table:formula="of:=[.F205]*7770" office:value-type="float" office:value="6340320" calcext:value-type="float">
            <text:p>6340320</text:p>
          </table:table-cell>
          <table:table-cell table:formula="of:=[.F203]+8" office:value-type="float" office:value="816" calcext:value-type="float">
            <text:p>816</text:p>
          </table:table-cell>
          <table:table-cell table:number-columns-repeated="8"/>
        </table:table-row>
        <table:table-row table:style-name="ro1">
          <table:table-cell table:formula="of:=[.A205]+15295" office:value-type="float" office:value="3143001" calcext:value-type="float">
            <text:p>3143001</text:p>
          </table:table-cell>
          <table:table-cell table:formula="of:=[.B205]+131" office:value-type="float" office:value="26983" calcext:value-type="float">
            <text:p>26983</text:p>
          </table:table-cell>
          <table:table-cell/>
          <table:table-cell table:formula="of:=[.D205]+[.E206]" office:value-type="float" office:value="650193622" calcext:value-type="float">
            <text:p>650193622</text:p>
          </table:table-cell>
          <table:table-cell table:formula="of:=[.G206]*7627" office:value-type="float" office:value="6254140" calcext:value-type="float">
            <text:p>6254140</text:p>
          </table:table-cell>
          <table:table-cell/>
          <table:table-cell table:formula="of:=[.G204]+8" office:value-type="float" office:value="820" calcext:value-type="float">
            <text:p>820</text:p>
          </table:table-cell>
          <table:table-cell table:number-columns-repeated="7"/>
        </table:table-row>
        <table:table-row table:style-name="ro1">
          <table:table-cell table:formula="of:=[.A206]+15295" office:value-type="float" office:value="3158296" calcext:value-type="float">
            <text:p>3158296</text:p>
          </table:table-cell>
          <table:table-cell table:formula="of:=[.B206]+131" office:value-type="float" office:value="27114" calcext:value-type="float">
            <text:p>27114</text:p>
          </table:table-cell>
          <table:table-cell/>
          <table:table-cell table:formula="of:=[.D206]+[.E207]" office:value-type="float" office:value="656596102" calcext:value-type="float">
            <text:p>656596102</text:p>
          </table:table-cell>
          <table:table-cell table:formula="of:=[.F207]*7770" office:value-type="float" office:value="6402480" calcext:value-type="float">
            <text:p>6402480</text:p>
          </table:table-cell>
          <table:table-cell table:formula="of:=[.F205]+8" office:value-type="float" office:value="824" calcext:value-type="float">
            <text:p>824</text:p>
          </table:table-cell>
          <table:table-cell table:number-columns-repeated="8"/>
        </table:table-row>
        <table:table-row table:style-name="ro1">
          <table:table-cell table:formula="of:=[.A207]+15295" office:value-type="float" office:value="3173591" calcext:value-type="float">
            <text:p>3173591</text:p>
          </table:table-cell>
          <table:table-cell table:formula="of:=[.B207]+131" office:value-type="float" office:value="27245" calcext:value-type="float">
            <text:p>27245</text:p>
          </table:table-cell>
          <table:table-cell/>
          <table:table-cell table:formula="of:=[.D207]+[.E208]" office:value-type="float" office:value="662911258" calcext:value-type="float">
            <text:p>662911258</text:p>
          </table:table-cell>
          <table:table-cell table:formula="of:=[.G208]*7627" office:value-type="float" office:value="6315156" calcext:value-type="float">
            <text:p>6315156</text:p>
          </table:table-cell>
          <table:table-cell/>
          <table:table-cell table:formula="of:=[.G206]+8" office:value-type="float" office:value="828" calcext:value-type="float">
            <text:p>828</text:p>
          </table:table-cell>
          <table:table-cell table:number-columns-repeated="7"/>
        </table:table-row>
        <table:table-row table:style-name="ro1">
          <table:table-cell table:formula="of:=[.A208]+15295" office:value-type="float" office:value="3188886" calcext:value-type="float">
            <text:p>3188886</text:p>
          </table:table-cell>
          <table:table-cell table:formula="of:=[.B208]+131" office:value-type="float" office:value="27376" calcext:value-type="float">
            <text:p>27376</text:p>
          </table:table-cell>
          <table:table-cell/>
          <table:table-cell table:formula="of:=[.D208]+[.E209]" office:value-type="float" office:value="669375898" calcext:value-type="float">
            <text:p>669375898</text:p>
          </table:table-cell>
          <table:table-cell table:formula="of:=[.F209]*7770" office:value-type="float" office:value="6464640" calcext:value-type="float">
            <text:p>6464640</text:p>
          </table:table-cell>
          <table:table-cell table:formula="of:=[.F207]+8" office:value-type="float" office:value="832" calcext:value-type="float">
            <text:p>832</text:p>
          </table:table-cell>
          <table:table-cell table:number-columns-repeated="8"/>
        </table:table-row>
        <table:table-row table:style-name="ro1">
          <table:table-cell table:formula="of:=[.A209]+15295" office:value-type="float" office:value="3204181" calcext:value-type="float">
            <text:p>3204181</text:p>
          </table:table-cell>
          <table:table-cell table:formula="of:=[.B209]+131" office:value-type="float" office:value="27507" calcext:value-type="float">
            <text:p>27507</text:p>
          </table:table-cell>
          <table:table-cell/>
          <table:table-cell table:formula="of:=[.D209]+[.E210]" office:value-type="float" office:value="675752070" calcext:value-type="float">
            <text:p>675752070</text:p>
          </table:table-cell>
          <table:table-cell table:formula="of:=[.G210]*7627" office:value-type="float" office:value="6376172" calcext:value-type="float">
            <text:p>6376172</text:p>
          </table:table-cell>
          <table:table-cell/>
          <table:table-cell table:formula="of:=[.G208]+8" office:value-type="float" office:value="836" calcext:value-type="float">
            <text:p>836</text:p>
          </table:table-cell>
          <table:table-cell table:number-columns-repeated="7"/>
        </table:table-row>
        <table:table-row table:style-name="ro1">
          <table:table-cell table:formula="of:=[.A210]+15295" office:value-type="float" office:value="3219476" calcext:value-type="float">
            <text:p>3219476</text:p>
          </table:table-cell>
          <table:table-cell table:formula="of:=[.B210]+131" office:value-type="float" office:value="27638" calcext:value-type="float">
            <text:p>27638</text:p>
          </table:table-cell>
          <table:table-cell/>
          <table:table-cell table:formula="of:=[.D210]+[.E211]" office:value-type="float" office:value="682278870" calcext:value-type="float">
            <text:p>682278870</text:p>
          </table:table-cell>
          <table:table-cell table:formula="of:=[.F211]*7770" office:value-type="float" office:value="6526800" calcext:value-type="float">
            <text:p>6526800</text:p>
          </table:table-cell>
          <table:table-cell table:formula="of:=[.F209]+8" office:value-type="float" office:value="840" calcext:value-type="float">
            <text:p>840</text:p>
          </table:table-cell>
          <table:table-cell table:number-columns-repeated="8"/>
        </table:table-row>
        <table:table-row table:style-name="ro1">
          <table:table-cell table:formula="of:=[.A211]+15295" office:value-type="float" office:value="3234771" calcext:value-type="float">
            <text:p>3234771</text:p>
          </table:table-cell>
          <table:table-cell table:formula="of:=[.B211]+131" office:value-type="float" office:value="27769" calcext:value-type="float">
            <text:p>27769</text:p>
          </table:table-cell>
          <table:table-cell/>
          <table:table-cell table:formula="of:=[.D211]+[.E212]" office:value-type="float" office:value="688716058" calcext:value-type="float">
            <text:p>688716058</text:p>
          </table:table-cell>
          <table:table-cell table:formula="of:=[.G212]*7627" office:value-type="float" office:value="6437188" calcext:value-type="float">
            <text:p>6437188</text:p>
          </table:table-cell>
          <table:table-cell/>
          <table:table-cell table:formula="of:=[.G210]+8" office:value-type="float" office:value="844" calcext:value-type="float">
            <text:p>844</text:p>
          </table:table-cell>
          <table:table-cell table:number-columns-repeated="7"/>
        </table:table-row>
        <table:table-row table:style-name="ro1">
          <table:table-cell table:formula="of:=[.A212]+15295" office:value-type="float" office:value="3250066" calcext:value-type="float">
            <text:p>3250066</text:p>
          </table:table-cell>
          <table:table-cell table:formula="of:=[.B212]+131" office:value-type="float" office:value="27900" calcext:value-type="float">
            <text:p>27900</text:p>
          </table:table-cell>
          <table:table-cell/>
          <table:table-cell table:formula="of:=[.D212]+[.E213]" office:value-type="float" office:value="695305018" calcext:value-type="float">
            <text:p>695305018</text:p>
          </table:table-cell>
          <table:table-cell table:formula="of:=[.F213]*7770" office:value-type="float" office:value="6588960" calcext:value-type="float">
            <text:p>6588960</text:p>
          </table:table-cell>
          <table:table-cell table:formula="of:=[.F211]+8" office:value-type="float" office:value="848" calcext:value-type="float">
            <text:p>848</text:p>
          </table:table-cell>
          <table:table-cell table:number-columns-repeated="8"/>
        </table:table-row>
        <table:table-row table:style-name="ro1">
          <table:table-cell table:formula="of:=[.A213]+15295" office:value-type="float" office:value="3265361" calcext:value-type="float">
            <text:p>3265361</text:p>
          </table:table-cell>
          <table:table-cell table:formula="of:=[.B213]+131" office:value-type="float" office:value="28031" calcext:value-type="float">
            <text:p>28031</text:p>
          </table:table-cell>
          <table:table-cell/>
          <table:table-cell table:formula="of:=[.D213]+[.E214]" office:value-type="float" office:value="701803222" calcext:value-type="float">
            <text:p>701803222</text:p>
          </table:table-cell>
          <table:table-cell table:formula="of:=[.G214]*7627" office:value-type="float" office:value="6498204" calcext:value-type="float">
            <text:p>6498204</text:p>
          </table:table-cell>
          <table:table-cell/>
          <table:table-cell table:formula="of:=[.G212]+8" office:value-type="float" office:value="852" calcext:value-type="float">
            <text:p>852</text:p>
          </table:table-cell>
          <table:table-cell table:number-columns-repeated="7"/>
        </table:table-row>
        <table:table-row table:style-name="ro1">
          <table:table-cell table:formula="of:=[.A214]+15295" office:value-type="float" office:value="3280656" calcext:value-type="float">
            <text:p>3280656</text:p>
          </table:table-cell>
          <table:table-cell table:formula="of:=[.B214]+131" office:value-type="float" office:value="28162" calcext:value-type="float">
            <text:p>28162</text:p>
          </table:table-cell>
          <table:table-cell/>
          <table:table-cell table:formula="of:=[.D214]+[.E215]" office:value-type="float" office:value="708454342" calcext:value-type="float">
            <text:p>708454342</text:p>
          </table:table-cell>
          <table:table-cell table:formula="of:=[.F215]*7770" office:value-type="float" office:value="6651120" calcext:value-type="float">
            <text:p>6651120</text:p>
          </table:table-cell>
          <table:table-cell table:formula="of:=[.F213]+8" office:value-type="float" office:value="856" calcext:value-type="float">
            <text:p>856</text:p>
          </table:table-cell>
          <table:table-cell table:number-columns-repeated="8"/>
        </table:table-row>
        <table:table-row table:style-name="ro1">
          <table:table-cell table:formula="of:=[.A215]+15295" office:value-type="float" office:value="3295951" calcext:value-type="float">
            <text:p>3295951</text:p>
          </table:table-cell>
          <table:table-cell table:formula="of:=[.B215]+131" office:value-type="float" office:value="28293" calcext:value-type="float">
            <text:p>28293</text:p>
          </table:table-cell>
          <table:table-cell/>
          <table:table-cell table:formula="of:=[.D215]+[.E216]" office:value-type="float" office:value="715013562" calcext:value-type="float">
            <text:p>715013562</text:p>
          </table:table-cell>
          <table:table-cell table:formula="of:=[.G216]*7627" office:value-type="float" office:value="6559220" calcext:value-type="float">
            <text:p>6559220</text:p>
          </table:table-cell>
          <table:table-cell/>
          <table:table-cell table:formula="of:=[.G214]+8" office:value-type="float" office:value="860" calcext:value-type="float">
            <text:p>860</text:p>
          </table:table-cell>
          <table:table-cell table:number-columns-repeated="7"/>
        </table:table-row>
        <table:table-row table:style-name="ro1">
          <table:table-cell table:formula="of:=[.A216]+15295" office:value-type="float" office:value="3311246" calcext:value-type="float">
            <text:p>3311246</text:p>
          </table:table-cell>
          <table:table-cell table:formula="of:=[.B216]+131" office:value-type="float" office:value="28424" calcext:value-type="float">
            <text:p>28424</text:p>
          </table:table-cell>
          <table:table-cell/>
          <table:table-cell table:formula="of:=[.D216]+[.E217]" office:value-type="float" office:value="721726842" calcext:value-type="float">
            <text:p>721726842</text:p>
          </table:table-cell>
          <table:table-cell table:formula="of:=[.F217]*7770" office:value-type="float" office:value="6713280" calcext:value-type="float">
            <text:p>6713280</text:p>
          </table:table-cell>
          <table:table-cell table:formula="of:=[.F215]+8" office:value-type="float" office:value="864" calcext:value-type="float">
            <text:p>864</text:p>
          </table:table-cell>
          <table:table-cell table:number-columns-repeated="8"/>
        </table:table-row>
        <table:table-row table:style-name="ro1">
          <table:table-cell table:formula="of:=[.A217]+15295" office:value-type="float" office:value="3326541" calcext:value-type="float">
            <text:p>3326541</text:p>
          </table:table-cell>
          <table:table-cell table:formula="of:=[.B217]+131" office:value-type="float" office:value="28555" calcext:value-type="float">
            <text:p>28555</text:p>
          </table:table-cell>
          <table:table-cell/>
          <table:table-cell table:formula="of:=[.D217]+[.E218]" office:value-type="float" office:value="728347078" calcext:value-type="float">
            <text:p>728347078</text:p>
          </table:table-cell>
          <table:table-cell table:formula="of:=[.G218]*7627" office:value-type="float" office:value="6620236" calcext:value-type="float">
            <text:p>6620236</text:p>
          </table:table-cell>
          <table:table-cell/>
          <table:table-cell table:formula="of:=[.G216]+8" office:value-type="float" office:value="868" calcext:value-type="float">
            <text:p>868</text:p>
          </table:table-cell>
          <table:table-cell table:number-columns-repeated="7"/>
        </table:table-row>
        <table:table-row table:style-name="ro1">
          <table:table-cell table:formula="of:=[.A218]+15295" office:value-type="float" office:value="3341836" calcext:value-type="float">
            <text:p>3341836</text:p>
          </table:table-cell>
          <table:table-cell table:formula="of:=[.B218]+131" office:value-type="float" office:value="28686" calcext:value-type="float">
            <text:p>28686</text:p>
          </table:table-cell>
          <table:table-cell/>
          <table:table-cell table:formula="of:=[.D218]+[.E219]" office:value-type="float" office:value="735122518" calcext:value-type="float">
            <text:p>735122518</text:p>
          </table:table-cell>
          <table:table-cell table:formula="of:=[.F219]*7770" office:value-type="float" office:value="6775440" calcext:value-type="float">
            <text:p>6775440</text:p>
          </table:table-cell>
          <table:table-cell table:formula="of:=[.F217]+8" office:value-type="float" office:value="872" calcext:value-type="float">
            <text:p>872</text:p>
          </table:table-cell>
          <table:table-cell table:number-columns-repeated="8"/>
        </table:table-row>
        <table:table-row table:style-name="ro1">
          <table:table-cell table:formula="of:=[.A219]+15295" office:value-type="float" office:value="3357131" calcext:value-type="float">
            <text:p>3357131</text:p>
          </table:table-cell>
          <table:table-cell table:formula="of:=[.B219]+131" office:value-type="float" office:value="28817" calcext:value-type="float">
            <text:p>28817</text:p>
          </table:table-cell>
          <table:table-cell/>
          <table:table-cell table:formula="of:=[.D219]+[.E220]" office:value-type="float" office:value="741803770" calcext:value-type="float">
            <text:p>741803770</text:p>
          </table:table-cell>
          <table:table-cell table:formula="of:=[.G220]*7627" office:value-type="float" office:value="6681252" calcext:value-type="float">
            <text:p>6681252</text:p>
          </table:table-cell>
          <table:table-cell/>
          <table:table-cell table:formula="of:=[.G218]+8" office:value-type="float" office:value="876" calcext:value-type="float">
            <text:p>876</text:p>
          </table:table-cell>
          <table:table-cell table:number-columns-repeated="7"/>
        </table:table-row>
        <table:table-row table:style-name="ro1">
          <table:table-cell table:formula="of:=[.A220]+15295" office:value-type="float" office:value="3372426" calcext:value-type="float">
            <text:p>3372426</text:p>
          </table:table-cell>
          <table:table-cell table:formula="of:=[.B220]+131" office:value-type="float" office:value="28948" calcext:value-type="float">
            <text:p>28948</text:p>
          </table:table-cell>
          <table:table-cell/>
          <table:table-cell table:formula="of:=[.D220]+[.E221]" office:value-type="float" office:value="748641370" calcext:value-type="float">
            <text:p>748641370</text:p>
          </table:table-cell>
          <table:table-cell table:formula="of:=[.F221]*7770" office:value-type="float" office:value="6837600" calcext:value-type="float">
            <text:p>6837600</text:p>
          </table:table-cell>
          <table:table-cell table:formula="of:=[.F219]+8" office:value-type="float" office:value="880" calcext:value-type="float">
            <text:p>880</text:p>
          </table:table-cell>
          <table:table-cell table:number-columns-repeated="8"/>
        </table:table-row>
        <table:table-row table:style-name="ro1">
          <table:table-cell table:formula="of:=[.A221]+15295" office:value-type="float" office:value="3387721" calcext:value-type="float">
            <text:p>3387721</text:p>
          </table:table-cell>
          <table:table-cell table:formula="of:=[.B221]+131" office:value-type="float" office:value="29079" calcext:value-type="float">
            <text:p>29079</text:p>
          </table:table-cell>
          <table:table-cell/>
          <table:table-cell table:formula="of:=[.D221]+[.E222]" office:value-type="float" office:value="755383638" calcext:value-type="float">
            <text:p>755383638</text:p>
          </table:table-cell>
          <table:table-cell table:formula="of:=[.G222]*7627" office:value-type="float" office:value="6742268" calcext:value-type="float">
            <text:p>6742268</text:p>
          </table:table-cell>
          <table:table-cell/>
          <table:table-cell table:formula="of:=[.G220]+8" office:value-type="float" office:value="884" calcext:value-type="float">
            <text:p>884</text:p>
          </table:table-cell>
          <table:table-cell table:number-columns-repeated="7"/>
        </table:table-row>
        <table:table-row table:style-name="ro1">
          <table:table-cell table:formula="of:=[.A222]+15295" office:value-type="float" office:value="3403016" calcext:value-type="float">
            <text:p>3403016</text:p>
          </table:table-cell>
          <table:table-cell table:formula="of:=[.B222]+131" office:value-type="float" office:value="29210" calcext:value-type="float">
            <text:p>29210</text:p>
          </table:table-cell>
          <table:table-cell/>
          <table:table-cell table:formula="of:=[.D222]+[.E223]" office:value-type="float" office:value="762283398" calcext:value-type="float">
            <text:p>762283398</text:p>
          </table:table-cell>
          <table:table-cell table:formula="of:=[.F223]*7770" office:value-type="float" office:value="6899760" calcext:value-type="float">
            <text:p>6899760</text:p>
          </table:table-cell>
          <table:table-cell table:formula="of:=[.F221]+8" office:value-type="float" office:value="888" calcext:value-type="float">
            <text:p>888</text:p>
          </table:table-cell>
          <table:table-cell table:number-columns-repeated="8"/>
        </table:table-row>
        <table:table-row table:style-name="ro1">
          <table:table-cell table:formula="of:=[.A223]+15295" office:value-type="float" office:value="3418311" calcext:value-type="float">
            <text:p>3418311</text:p>
          </table:table-cell>
          <table:table-cell table:formula="of:=[.B223]+131" office:value-type="float" office:value="29341" calcext:value-type="float">
            <text:p>29341</text:p>
          </table:table-cell>
          <table:table-cell/>
          <table:table-cell table:formula="of:=[.D223]+[.E224]" office:value-type="float" office:value="769086682" calcext:value-type="float">
            <text:p>769086682</text:p>
          </table:table-cell>
          <table:table-cell table:formula="of:=[.G224]*7627" office:value-type="float" office:value="6803284" calcext:value-type="float">
            <text:p>6803284</text:p>
          </table:table-cell>
          <table:table-cell/>
          <table:table-cell table:formula="of:=[.G222]+8" office:value-type="float" office:value="892" calcext:value-type="float">
            <text:p>892</text:p>
          </table:table-cell>
          <table:table-cell table:number-columns-repeated="7"/>
        </table:table-row>
        <table:table-row table:style-name="ro1">
          <table:table-cell table:formula="of:=[.A224]+15295" office:value-type="float" office:value="3433606" calcext:value-type="float">
            <text:p>3433606</text:p>
          </table:table-cell>
          <table:table-cell table:formula="of:=[.B224]+131" office:value-type="float" office:value="29472" calcext:value-type="float">
            <text:p>29472</text:p>
          </table:table-cell>
          <table:table-cell/>
          <table:table-cell table:formula="of:=[.D224]+[.E225]" office:value-type="float" office:value="776048602" calcext:value-type="float">
            <text:p>776048602</text:p>
          </table:table-cell>
          <table:table-cell table:formula="of:=[.F225]*7770" office:value-type="float" office:value="6961920" calcext:value-type="float">
            <text:p>6961920</text:p>
          </table:table-cell>
          <table:table-cell table:formula="of:=[.F223]+8" office:value-type="float" office:value="896" calcext:value-type="float">
            <text:p>896</text:p>
          </table:table-cell>
          <table:table-cell table:number-columns-repeated="8"/>
        </table:table-row>
        <table:table-row table:style-name="ro1">
          <table:table-cell table:formula="of:=[.A225]+15295" office:value-type="float" office:value="3448901" calcext:value-type="float">
            <text:p>3448901</text:p>
          </table:table-cell>
          <table:table-cell table:formula="of:=[.B225]+131" office:value-type="float" office:value="29603" calcext:value-type="float">
            <text:p>29603</text:p>
          </table:table-cell>
          <table:table-cell/>
          <table:table-cell table:formula="of:=[.D225]+[.E226]" office:value-type="float" office:value="782912902" calcext:value-type="float">
            <text:p>782912902</text:p>
          </table:table-cell>
          <table:table-cell table:formula="of:=[.G226]*7627" office:value-type="float" office:value="6864300" calcext:value-type="float">
            <text:p>6864300</text:p>
          </table:table-cell>
          <table:table-cell/>
          <table:table-cell table:formula="of:=[.G224]+8" office:value-type="float" office:value="900" calcext:value-type="float">
            <text:p>900</text:p>
          </table:table-cell>
          <table:table-cell table:number-columns-repeated="7"/>
        </table:table-row>
        <table:table-row table:style-name="ro1">
          <table:table-cell table:formula="of:=[.A226]+15295" office:value-type="float" office:value="3464196" calcext:value-type="float">
            <text:p>3464196</text:p>
          </table:table-cell>
          <table:table-cell table:formula="of:=[.B226]+131" office:value-type="float" office:value="29734" calcext:value-type="float">
            <text:p>29734</text:p>
          </table:table-cell>
          <table:table-cell/>
          <table:table-cell table:formula="of:=[.D226]+[.E227]" office:value-type="float" office:value="789936982" calcext:value-type="float">
            <text:p>789936982</text:p>
          </table:table-cell>
          <table:table-cell table:formula="of:=[.F227]*7770" office:value-type="float" office:value="7024080" calcext:value-type="float">
            <text:p>7024080</text:p>
          </table:table-cell>
          <table:table-cell table:formula="of:=[.F225]+8" office:value-type="float" office:value="904" calcext:value-type="float">
            <text:p>904</text:p>
          </table:table-cell>
          <table:table-cell table:number-columns-repeated="8"/>
        </table:table-row>
        <table:table-row table:style-name="ro1">
          <table:table-cell table:formula="of:=[.A227]+15295" office:value-type="float" office:value="3479491" calcext:value-type="float">
            <text:p>3479491</text:p>
          </table:table-cell>
          <table:table-cell table:formula="of:=[.B227]+131" office:value-type="float" office:value="29865" calcext:value-type="float">
            <text:p>29865</text:p>
          </table:table-cell>
          <table:table-cell/>
          <table:table-cell table:formula="of:=[.D227]+[.E228]" office:value-type="float" office:value="796862298" calcext:value-type="float">
            <text:p>796862298</text:p>
          </table:table-cell>
          <table:table-cell table:formula="of:=[.G228]*7627" office:value-type="float" office:value="6925316" calcext:value-type="float">
            <text:p>6925316</text:p>
          </table:table-cell>
          <table:table-cell/>
          <table:table-cell table:formula="of:=[.G226]+8" office:value-type="float" office:value="908" calcext:value-type="float">
            <text:p>908</text:p>
          </table:table-cell>
          <table:table-cell table:number-columns-repeated="7"/>
        </table:table-row>
        <table:table-row table:style-name="ro1">
          <table:table-cell table:formula="of:=[.A228]+15295" office:value-type="float" office:value="3494786" calcext:value-type="float">
            <text:p>3494786</text:p>
          </table:table-cell>
          <table:table-cell table:formula="of:=[.B228]+131" office:value-type="float" office:value="29996" calcext:value-type="float">
            <text:p>29996</text:p>
          </table:table-cell>
          <table:table-cell/>
          <table:table-cell table:formula="of:=[.D228]+[.E229]" office:value-type="float" office:value="803948538" calcext:value-type="float">
            <text:p>803948538</text:p>
          </table:table-cell>
          <table:table-cell table:formula="of:=[.F229]*7770" office:value-type="float" office:value="7086240" calcext:value-type="float">
            <text:p>7086240</text:p>
          </table:table-cell>
          <table:table-cell table:formula="of:=[.F227]+8" office:value-type="float" office:value="912" calcext:value-type="float">
            <text:p>912</text:p>
          </table:table-cell>
          <table:table-cell table:number-columns-repeated="8"/>
        </table:table-row>
        <table:table-row table:style-name="ro1">
          <table:table-cell table:formula="of:=[.A229]+15295" office:value-type="float" office:value="3510081" calcext:value-type="float">
            <text:p>3510081</text:p>
          </table:table-cell>
          <table:table-cell table:formula="of:=[.B229]+131" office:value-type="float" office:value="30127" calcext:value-type="float">
            <text:p>30127</text:p>
          </table:table-cell>
          <table:table-cell/>
          <table:table-cell table:formula="of:=[.D229]+[.E230]" office:value-type="float" office:value="810934870" calcext:value-type="float">
            <text:p>810934870</text:p>
          </table:table-cell>
          <table:table-cell table:formula="of:=[.G230]*7627" office:value-type="float" office:value="6986332" calcext:value-type="float">
            <text:p>6986332</text:p>
          </table:table-cell>
          <table:table-cell/>
          <table:table-cell table:formula="of:=[.G228]+8" office:value-type="float" office:value="916" calcext:value-type="float">
            <text:p>916</text:p>
          </table:table-cell>
          <table:table-cell table:number-columns-repeated="7"/>
        </table:table-row>
        <table:table-row table:style-name="ro1">
          <table:table-cell table:formula="of:=[.A230]+15295" office:value-type="float" office:value="3525376" calcext:value-type="float">
            <text:p>3525376</text:p>
          </table:table-cell>
          <table:table-cell table:formula="of:=[.B230]+131" office:value-type="float" office:value="30258" calcext:value-type="float">
            <text:p>30258</text:p>
          </table:table-cell>
          <table:table-cell/>
          <table:table-cell table:formula="of:=[.D230]+[.E231]" office:value-type="float" office:value="818083270" calcext:value-type="float">
            <text:p>818083270</text:p>
          </table:table-cell>
          <table:table-cell table:formula="of:=[.F231]*7770" office:value-type="float" office:value="7148400" calcext:value-type="float">
            <text:p>7148400</text:p>
          </table:table-cell>
          <table:table-cell table:formula="of:=[.F229]+8" office:value-type="float" office:value="920" calcext:value-type="float">
            <text:p>920</text:p>
          </table:table-cell>
          <table:table-cell table:number-columns-repeated="8"/>
        </table:table-row>
        <table:table-row table:style-name="ro1">
          <table:table-cell table:formula="of:=[.A231]+15295" office:value-type="float" office:value="3540671" calcext:value-type="float">
            <text:p>3540671</text:p>
          </table:table-cell>
          <table:table-cell table:formula="of:=[.B231]+131" office:value-type="float" office:value="30389" calcext:value-type="float">
            <text:p>30389</text:p>
          </table:table-cell>
          <table:table-cell/>
          <table:table-cell table:formula="of:=[.D231]+[.E232]" office:value-type="float" office:value="825130618" calcext:value-type="float">
            <text:p>825130618</text:p>
          </table:table-cell>
          <table:table-cell table:formula="of:=[.G232]*7627" office:value-type="float" office:value="7047348" calcext:value-type="float">
            <text:p>7047348</text:p>
          </table:table-cell>
          <table:table-cell/>
          <table:table-cell table:formula="of:=[.G230]+8" office:value-type="float" office:value="924" calcext:value-type="float">
            <text:p>924</text:p>
          </table:table-cell>
          <table:table-cell table:number-columns-repeated="7"/>
        </table:table-row>
        <table:table-row table:style-name="ro1">
          <table:table-cell table:formula="of:=[.A232]+15295" office:value-type="float" office:value="3555966" calcext:value-type="float">
            <text:p>3555966</text:p>
          </table:table-cell>
          <table:table-cell table:formula="of:=[.B232]+131" office:value-type="float" office:value="30520" calcext:value-type="float">
            <text:p>30520</text:p>
          </table:table-cell>
          <table:table-cell/>
          <table:table-cell table:formula="of:=[.D232]+[.E233]" office:value-type="float" office:value="832341178" calcext:value-type="float">
            <text:p>832341178</text:p>
          </table:table-cell>
          <table:table-cell table:formula="of:=[.F233]*7770" office:value-type="float" office:value="7210560" calcext:value-type="float">
            <text:p>7210560</text:p>
          </table:table-cell>
          <table:table-cell table:formula="of:=[.F231]+8" office:value-type="float" office:value="928" calcext:value-type="float">
            <text:p>928</text:p>
          </table:table-cell>
          <table:table-cell table:number-columns-repeated="8"/>
        </table:table-row>
        <table:table-row table:style-name="ro1">
          <table:table-cell table:formula="of:=[.A233]+15295" office:value-type="float" office:value="3571261" calcext:value-type="float">
            <text:p>3571261</text:p>
          </table:table-cell>
          <table:table-cell table:formula="of:=[.B233]+131" office:value-type="float" office:value="30651" calcext:value-type="float">
            <text:p>30651</text:p>
          </table:table-cell>
          <table:table-cell/>
          <table:table-cell table:formula="of:=[.D233]+[.E234]" office:value-type="float" office:value="839449542" calcext:value-type="float">
            <text:p>839449542</text:p>
          </table:table-cell>
          <table:table-cell table:formula="of:=[.G234]*7627" office:value-type="float" office:value="7108364" calcext:value-type="float">
            <text:p>7108364</text:p>
          </table:table-cell>
          <table:table-cell/>
          <table:table-cell table:formula="of:=[.G232]+8" office:value-type="float" office:value="932" calcext:value-type="float">
            <text:p>932</text:p>
          </table:table-cell>
          <table:table-cell table:number-columns-repeated="7"/>
        </table:table-row>
        <table:table-row table:style-name="ro1">
          <table:table-cell table:formula="of:=[.A234]+15295" office:value-type="float" office:value="3586556" calcext:value-type="float">
            <text:p>3586556</text:p>
          </table:table-cell>
          <table:table-cell table:formula="of:=[.B234]+131" office:value-type="float" office:value="30782" calcext:value-type="float">
            <text:p>30782</text:p>
          </table:table-cell>
          <table:table-cell/>
          <table:table-cell table:formula="of:=[.D234]+[.E235]" office:value-type="float" office:value="846722262" calcext:value-type="float">
            <text:p>846722262</text:p>
          </table:table-cell>
          <table:table-cell table:formula="of:=[.F235]*7770" office:value-type="float" office:value="7272720" calcext:value-type="float">
            <text:p>7272720</text:p>
          </table:table-cell>
          <table:table-cell table:formula="of:=[.F233]+8" office:value-type="float" office:value="936" calcext:value-type="float">
            <text:p>936</text:p>
          </table:table-cell>
          <table:table-cell table:number-columns-repeated="8"/>
        </table:table-row>
        <table:table-row table:style-name="ro1">
          <table:table-cell table:formula="of:=[.A235]+15295" office:value-type="float" office:value="3601851" calcext:value-type="float">
            <text:p>3601851</text:p>
          </table:table-cell>
          <table:table-cell table:formula="of:=[.B235]+131" office:value-type="float" office:value="30913" calcext:value-type="float">
            <text:p>30913</text:p>
          </table:table-cell>
          <table:table-cell/>
          <table:table-cell table:formula="of:=[.D235]+[.E236]" office:value-type="float" office:value="853891642" calcext:value-type="float">
            <text:p>853891642</text:p>
          </table:table-cell>
          <table:table-cell table:formula="of:=[.G236]*7627" office:value-type="float" office:value="7169380" calcext:value-type="float">
            <text:p>7169380</text:p>
          </table:table-cell>
          <table:table-cell/>
          <table:table-cell table:formula="of:=[.G234]+8" office:value-type="float" office:value="940" calcext:value-type="float">
            <text:p>940</text:p>
          </table:table-cell>
          <table:table-cell table:number-columns-repeated="7"/>
        </table:table-row>
        <table:table-row table:style-name="ro1">
          <table:table-cell table:formula="of:=[.A236]+15295" office:value-type="float" office:value="3617146" calcext:value-type="float">
            <text:p>3617146</text:p>
          </table:table-cell>
          <table:table-cell table:formula="of:=[.B236]+131" office:value-type="float" office:value="31044" calcext:value-type="float">
            <text:p>31044</text:p>
          </table:table-cell>
          <table:table-cell/>
          <table:table-cell table:formula="of:=[.D236]+[.E237]" office:value-type="float" office:value="861226522" calcext:value-type="float">
            <text:p>861226522</text:p>
          </table:table-cell>
          <table:table-cell table:formula="of:=[.F237]*7770" office:value-type="float" office:value="7334880" calcext:value-type="float">
            <text:p>7334880</text:p>
          </table:table-cell>
          <table:table-cell table:formula="of:=[.F235]+8" office:value-type="float" office:value="944" calcext:value-type="float">
            <text:p>944</text:p>
          </table:table-cell>
          <table:table-cell table:number-columns-repeated="8"/>
        </table:table-row>
        <table:table-row table:style-name="ro1">
          <table:table-cell table:formula="of:=[.A237]+15295" office:value-type="float" office:value="3632441" calcext:value-type="float">
            <text:p>3632441</text:p>
          </table:table-cell>
          <table:table-cell table:formula="of:=[.B237]+131" office:value-type="float" office:value="31175" calcext:value-type="float">
            <text:p>31175</text:p>
          </table:table-cell>
          <table:table-cell/>
          <table:table-cell table:formula="of:=[.D237]+[.E238]" office:value-type="float" office:value="868456918" calcext:value-type="float">
            <text:p>868456918</text:p>
          </table:table-cell>
          <table:table-cell table:formula="of:=[.G238]*7627" office:value-type="float" office:value="7230396" calcext:value-type="float">
            <text:p>7230396</text:p>
          </table:table-cell>
          <table:table-cell/>
          <table:table-cell table:formula="of:=[.G236]+8" office:value-type="float" office:value="948" calcext:value-type="float">
            <text:p>948</text:p>
          </table:table-cell>
          <table:table-cell table:number-columns-repeated="7"/>
        </table:table-row>
        <table:table-row table:style-name="ro1">
          <table:table-cell table:formula="of:=[.A238]+15295" office:value-type="float" office:value="3647736" calcext:value-type="float">
            <text:p>3647736</text:p>
          </table:table-cell>
          <table:table-cell table:formula="of:=[.B238]+131" office:value-type="float" office:value="31306" calcext:value-type="float">
            <text:p>31306</text:p>
          </table:table-cell>
          <table:table-cell/>
          <table:table-cell table:formula="of:=[.D238]+[.E239]" office:value-type="float" office:value="875853958" calcext:value-type="float">
            <text:p>875853958</text:p>
          </table:table-cell>
          <table:table-cell table:formula="of:=[.F239]*7770" office:value-type="float" office:value="7397040" calcext:value-type="float">
            <text:p>7397040</text:p>
          </table:table-cell>
          <table:table-cell table:formula="of:=[.F237]+8"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 table:formula="of:=[.A239]+15295" office:value-type="float" office:value="3663031" calcext:value-type="float">
            <text:p>3663031</text:p>
          </table:table-cell>
          <table:table-cell table:formula="of:=[.B239]+131" office:value-type="float" office:value="31437" calcext:value-type="float">
            <text:p>31437</text:p>
          </table:table-cell>
          <table:table-cell/>
          <table:table-cell table:formula="of:=[.D239]+[.E240]" office:value-type="float" office:value="883145370" calcext:value-type="float">
            <text:p>883145370</text:p>
          </table:table-cell>
          <table:table-cell table:formula="of:=[.G240]*7627" office:value-type="float" office:value="7291412" calcext:value-type="float">
            <text:p>7291412</text:p>
          </table:table-cell>
          <table:table-cell/>
          <table:table-cell table:formula="of:=[.G238]+8" office:value-type="float" office:value="956" calcext:value-type="float">
            <text:p>956</text:p>
          </table:table-cell>
          <table:table-cell table:number-columns-repeated="7"/>
        </table:table-row>
        <table:table-row table:style-name="ro1">
          <table:table-cell table:formula="of:=[.A240]+15295" office:value-type="float" office:value="3678326" calcext:value-type="float">
            <text:p>3678326</text:p>
          </table:table-cell>
          <table:table-cell table:formula="of:=[.B240]+131" office:value-type="float" office:value="31568" calcext:value-type="float">
            <text:p>31568</text:p>
          </table:table-cell>
          <table:table-cell/>
          <table:table-cell table:formula="of:=[.D240]+[.E241]" office:value-type="float" office:value="890604570" calcext:value-type="float">
            <text:p>890604570</text:p>
          </table:table-cell>
          <table:table-cell table:formula="of:=[.F241]*7770" office:value-type="float" office:value="7459200" calcext:value-type="float">
            <text:p>7459200</text:p>
          </table:table-cell>
          <table:table-cell table:formula="of:=[.F239]+8" office:value-type="float" office:value="960" calcext:value-type="float">
            <text:p>960</text:p>
          </table:table-cell>
          <table:table-cell table:number-columns-repeated="8"/>
        </table:table-row>
        <table:table-row table:style-name="ro1">
          <table:table-cell table:formula="of:=[.A241]+15295" office:value-type="float" office:value="3693621" calcext:value-type="float">
            <text:p>3693621</text:p>
          </table:table-cell>
          <table:table-cell table:formula="of:=[.B241]+131" office:value-type="float" office:value="31699" calcext:value-type="float">
            <text:p>31699</text:p>
          </table:table-cell>
          <table:table-cell/>
          <table:table-cell table:formula="of:=[.D241]+[.E242]" office:value-type="float" office:value="897956998" calcext:value-type="float">
            <text:p>897956998</text:p>
          </table:table-cell>
          <table:table-cell table:formula="of:=[.G242]*7627" office:value-type="float" office:value="7352428" calcext:value-type="float">
            <text:p>7352428</text:p>
          </table:table-cell>
          <table:table-cell/>
          <table:table-cell table:formula="of:=[.G240]+8" office:value-type="float" office:value="964" calcext:value-type="float">
            <text:p>964</text:p>
          </table:table-cell>
          <table:table-cell table:number-columns-repeated="7"/>
        </table:table-row>
        <table:table-row table:style-name="ro1">
          <table:table-cell table:formula="of:=[.A242]+15295" office:value-type="float" office:value="3708916" calcext:value-type="float">
            <text:p>3708916</text:p>
          </table:table-cell>
          <table:table-cell table:formula="of:=[.B242]+131" office:value-type="float" office:value="31830" calcext:value-type="float">
            <text:p>31830</text:p>
          </table:table-cell>
          <table:table-cell/>
          <table:table-cell table:formula="of:=[.D242]+[.E243]" office:value-type="float" office:value="905478358" calcext:value-type="float">
            <text:p>905478358</text:p>
          </table:table-cell>
          <table:table-cell table:formula="of:=[.F243]*7770" office:value-type="float" office:value="7521360" calcext:value-type="float">
            <text:p>7521360</text:p>
          </table:table-cell>
          <table:table-cell table:formula="of:=[.F241]+8" office:value-type="float" office:value="968" calcext:value-type="float">
            <text:p>968</text:p>
          </table:table-cell>
          <table:table-cell table:number-columns-repeated="8"/>
        </table:table-row>
        <table:table-row table:style-name="ro1">
          <table:table-cell table:formula="of:=[.A243]+15295" office:value-type="float" office:value="3724211" calcext:value-type="float">
            <text:p>3724211</text:p>
          </table:table-cell>
          <table:table-cell table:formula="of:=[.B243]+131" office:value-type="float" office:value="31961" calcext:value-type="float">
            <text:p>31961</text:p>
          </table:table-cell>
          <table:table-cell/>
          <table:table-cell table:formula="of:=[.D243]+[.E244]" office:value-type="float" office:value="912891802" calcext:value-type="float">
            <text:p>912891802</text:p>
          </table:table-cell>
          <table:table-cell table:formula="of:=[.G244]*7627" office:value-type="float" office:value="7413444" calcext:value-type="float">
            <text:p>7413444</text:p>
          </table:table-cell>
          <table:table-cell/>
          <table:table-cell table:formula="of:=[.G242]+8" office:value-type="float" office:value="972" calcext:value-type="float">
            <text:p>972</text:p>
          </table:table-cell>
          <table:table-cell table:number-columns-repeated="7"/>
        </table:table-row>
        <table:table-row table:style-name="ro1">
          <table:table-cell table:formula="of:=[.A244]+15295" office:value-type="float" office:value="3739506" calcext:value-type="float">
            <text:p>3739506</text:p>
          </table:table-cell>
          <table:table-cell table:formula="of:=[.B244]+131" office:value-type="float" office:value="32092" calcext:value-type="float">
            <text:p>32092</text:p>
          </table:table-cell>
          <table:table-cell/>
          <table:table-cell table:formula="of:=[.D244]+[.E245]" office:value-type="float" office:value="920475322" calcext:value-type="float">
            <text:p>920475322</text:p>
          </table:table-cell>
          <table:table-cell table:formula="of:=[.F245]*7770" office:value-type="float" office:value="7583520" calcext:value-type="float">
            <text:p>7583520</text:p>
          </table:table-cell>
          <table:table-cell table:formula="of:=[.F243]+8" office:value-type="float" office:value="976" calcext:value-type="float">
            <text:p>976</text:p>
          </table:table-cell>
          <table:table-cell table:number-columns-repeated="8"/>
        </table:table-row>
        <table:table-row table:style-name="ro1">
          <table:table-cell table:formula="of:=[.A245]+15295" office:value-type="float" office:value="3754801" calcext:value-type="float">
            <text:p>3754801</text:p>
          </table:table-cell>
          <table:table-cell table:formula="of:=[.B245]+131" office:value-type="float" office:value="32223" calcext:value-type="float">
            <text:p>32223</text:p>
          </table:table-cell>
          <table:table-cell/>
          <table:table-cell table:formula="of:=[.D245]+[.E246]" office:value-type="float" office:value="927949782" calcext:value-type="float">
            <text:p>927949782</text:p>
          </table:table-cell>
          <table:table-cell table:formula="of:=[.G246]*7627" office:value-type="float" office:value="7474460" calcext:value-type="float">
            <text:p>7474460</text:p>
          </table:table-cell>
          <table:table-cell/>
          <table:table-cell table:formula="of:=[.G244]+8" office:value-type="float" office:value="980" calcext:value-type="float">
            <text:p>980</text:p>
          </table:table-cell>
          <table:table-cell table:number-columns-repeated="7"/>
        </table:table-row>
        <table:table-row table:style-name="ro1">
          <table:table-cell table:formula="of:=[.A246]+15295" office:value-type="float" office:value="3770096" calcext:value-type="float">
            <text:p>3770096</text:p>
          </table:table-cell>
          <table:table-cell table:formula="of:=[.B246]+131" office:value-type="float" office:value="32354" calcext:value-type="float">
            <text:p>32354</text:p>
          </table:table-cell>
          <table:table-cell/>
          <table:table-cell table:formula="of:=[.D246]+[.E247]" office:value-type="float" office:value="935595462" calcext:value-type="float">
            <text:p>935595462</text:p>
          </table:table-cell>
          <table:table-cell table:formula="of:=[.F247]*7770" office:value-type="float" office:value="7645680" calcext:value-type="float">
            <text:p>7645680</text:p>
          </table:table-cell>
          <table:table-cell table:formula="of:=[.F245]+8" office:value-type="float" office:value="984" calcext:value-type="float">
            <text:p>984</text:p>
          </table:table-cell>
          <table:table-cell table:number-columns-repeated="8"/>
        </table:table-row>
        <table:table-row table:style-name="ro1">
          <table:table-cell table:formula="of:=[.A247]+15295" office:value-type="float" office:value="3785391" calcext:value-type="float">
            <text:p>3785391</text:p>
          </table:table-cell>
          <table:table-cell table:formula="of:=[.B247]+131" office:value-type="float" office:value="32485" calcext:value-type="float">
            <text:p>32485</text:p>
          </table:table-cell>
          <table:table-cell/>
          <table:table-cell table:formula="of:=[.D247]+[.E248]" office:value-type="float" office:value="943130938" calcext:value-type="float">
            <text:p>943130938</text:p>
          </table:table-cell>
          <table:table-cell table:formula="of:=[.G248]*7627" office:value-type="float" office:value="7535476" calcext:value-type="float">
            <text:p>7535476</text:p>
          </table:table-cell>
          <table:table-cell/>
          <table:table-cell table:formula="of:=[.G246]+8" office:value-type="float" office:value="988" calcext:value-type="float">
            <text:p>988</text:p>
          </table:table-cell>
          <table:table-cell table:number-columns-repeated="7"/>
        </table:table-row>
        <table:table-row table:style-name="ro1">
          <table:table-cell table:formula="of:=[.A248]+15295" office:value-type="float" office:value="3800686" calcext:value-type="float">
            <text:p>3800686</text:p>
          </table:table-cell>
          <table:table-cell table:formula="of:=[.B248]+131" office:value-type="float" office:value="32616" calcext:value-type="float">
            <text:p>32616</text:p>
          </table:table-cell>
          <table:table-cell/>
          <table:table-cell table:formula="of:=[.D248]+[.E249]" office:value-type="float" office:value="950838778" calcext:value-type="float">
            <text:p>950838778</text:p>
          </table:table-cell>
          <table:table-cell table:formula="of:=[.F249]*7770" office:value-type="float" office:value="7707840" calcext:value-type="float">
            <text:p>7707840</text:p>
          </table:table-cell>
          <table:table-cell table:formula="of:=[.F247]+8" office:value-type="float" office:value="992" calcext:value-type="float">
            <text:p>992</text:p>
          </table:table-cell>
          <table:table-cell table:number-columns-repeated="8"/>
        </table:table-row>
        <table:table-row table:style-name="ro1">
          <table:table-cell table:formula="of:=[.A249]+15295" office:value-type="float" office:value="3815981" calcext:value-type="float">
            <text:p>3815981</text:p>
          </table:table-cell>
          <table:table-cell table:formula="of:=[.B249]+131" office:value-type="float" office:value="32747" calcext:value-type="float">
            <text:p>32747</text:p>
          </table:table-cell>
          <table:table-cell/>
          <table:table-cell table:formula="of:=[.D249]+[.E250]" office:value-type="float" office:value="958435270" calcext:value-type="float">
            <text:p>958435270</text:p>
          </table:table-cell>
          <table:table-cell table:formula="of:=[.G250]*7627" office:value-type="float" office:value="7596492" calcext:value-type="float">
            <text:p>7596492</text:p>
          </table:table-cell>
          <table:table-cell/>
          <table:table-cell table:formula="of:=[.G248]+8" office:value-type="float" office:value="996" calcext:value-type="float">
            <text:p>996</text:p>
          </table:table-cell>
          <table:table-cell table:number-columns-repeated="7"/>
        </table:table-row>
        <table:table-row table:style-name="ro1">
          <table:table-cell table:formula="of:=[.A250]+15295" office:value-type="float" office:value="3831276" calcext:value-type="float">
            <text:p>3831276</text:p>
          </table:table-cell>
          <table:table-cell table:formula="of:=[.B250]+131" office:value-type="float" office:value="32878" calcext:value-type="float">
            <text:p>32878</text:p>
          </table:table-cell>
          <table:table-cell/>
          <table:table-cell table:formula="of:=[.D250]+[.E251]" office:value-type="float" office:value="966205270" calcext:value-type="float">
            <text:p>966205270</text:p>
          </table:table-cell>
          <table:table-cell table:formula="of:=[.F251]*7770" office:value-type="float" office:value="7770000" calcext:value-type="float">
            <text:p>7770000</text:p>
          </table:table-cell>
          <table:table-cell table:formula="of:=[.F249]+8"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table:formula="of:=[.A251]+15295" office:value-type="float" office:value="3846571" calcext:value-type="float">
            <text:p>3846571</text:p>
          </table:table-cell>
          <table:table-cell table:formula="of:=[.B251]+131" office:value-type="float" office:value="33009" calcext:value-type="float">
            <text:p>33009</text:p>
          </table:table-cell>
          <table:table-cell/>
          <table:table-cell table:formula="of:=[.D251]+[.E252]" office:value-type="float" office:value="973862778" calcext:value-type="float">
            <text:p>973862778</text:p>
          </table:table-cell>
          <table:table-cell table:formula="of:=[.G252]*7627" office:value-type="float" office:value="7657508" calcext:value-type="float">
            <text:p>7657508</text:p>
          </table:table-cell>
          <table:table-cell/>
          <table:table-cell table:formula="of:=[.G250]+8" office:value-type="float" office:value="1004" calcext:value-type="float">
            <text:p>1004</text:p>
          </table:table-cell>
          <table:table-cell table:number-columns-repeated="7"/>
        </table:table-row>
        <table:table-row table:style-name="ro1">
          <table:table-cell table:formula="of:=[.A252]+15295" office:value-type="float" office:value="3861866" calcext:value-type="float">
            <text:p>3861866</text:p>
          </table:table-cell>
          <table:table-cell table:formula="of:=[.B252]+131" office:value-type="float" office:value="33140" calcext:value-type="float">
            <text:p>33140</text:p>
          </table:table-cell>
          <table:table-cell/>
          <table:table-cell table:formula="of:=[.D252]+[.E253]" office:value-type="float" office:value="981694938" calcext:value-type="float">
            <text:p>981694938</text:p>
          </table:table-cell>
          <table:table-cell table:formula="of:=[.F253]*7770" office:value-type="float" office:value="7832160" calcext:value-type="float">
            <text:p>7832160</text:p>
          </table:table-cell>
          <table:table-cell table:formula="of:=[.F251]+8" office:value-type="float" office:value="1008" calcext:value-type="float">
            <text:p>1008</text:p>
          </table:table-cell>
          <table:table-cell table:number-columns-repeated="8"/>
        </table:table-row>
        <table:table-row table:style-name="ro1">
          <table:table-cell table:formula="of:=[.A253]+15295" office:value-type="float" office:value="3877161" calcext:value-type="float">
            <text:p>3877161</text:p>
          </table:table-cell>
          <table:table-cell table:formula="of:=[.B253]+131" office:value-type="float" office:value="33271" calcext:value-type="float">
            <text:p>33271</text:p>
          </table:table-cell>
          <table:table-cell/>
          <table:table-cell table:formula="of:=[.D253]+[.E254]" office:value-type="float" office:value="989413462" calcext:value-type="float">
            <text:p>989413462</text:p>
          </table:table-cell>
          <table:table-cell table:formula="of:=[.G254]*7627" office:value-type="float" office:value="7718524" calcext:value-type="float">
            <text:p>7718524</text:p>
          </table:table-cell>
          <table:table-cell/>
          <table:table-cell table:formula="of:=[.G252]+8" office:value-type="float" office:value="1012" calcext:value-type="float">
            <text:p>1012</text:p>
          </table:table-cell>
          <table:table-cell table:number-columns-repeated="7"/>
        </table:table-row>
        <table:table-row table:style-name="ro1">
          <table:table-cell table:formula="of:=[.A254]+15295" office:value-type="float" office:value="3892456" calcext:value-type="float">
            <text:p>3892456</text:p>
          </table:table-cell>
          <table:table-cell table:formula="of:=[.B254]+131" office:value-type="float" office:value="33402" calcext:value-type="float">
            <text:p>33402</text:p>
          </table:table-cell>
          <table:table-cell/>
          <table:table-cell table:formula="of:=[.D254]+[.E255]" office:value-type="float" office:value="997307782" calcext:value-type="float">
            <text:p>997307782</text:p>
          </table:table-cell>
          <table:table-cell table:formula="of:=[.F255]*7770" office:value-type="float" office:value="7894320" calcext:value-type="float">
            <text:p>7894320</text:p>
          </table:table-cell>
          <table:table-cell table:formula="of:=[.F253]+8" office:value-type="float" office:value="1016" calcext:value-type="float">
            <text:p>1016</text:p>
          </table:table-cell>
          <table:table-cell table:number-columns-repeated="8"/>
        </table:table-row>
        <table:table-row table:style-name="ro1">
          <table:table-cell table:formula="of:=[.A255]+15295" office:value-type="float" office:value="3907751" calcext:value-type="float">
            <text:p>3907751</text:p>
          </table:table-cell>
          <table:table-cell table:formula="of:=[.B255]+131" office:value-type="float" office:value="33533" calcext:value-type="float">
            <text:p>33533</text:p>
          </table:table-cell>
          <table:table-cell/>
          <table:table-cell table:formula="of:=[.D255]+[.E256]" office:value-type="float" office:value="1005087322" calcext:value-type="float">
            <text:p>1005087322</text:p>
          </table:table-cell>
          <table:table-cell table:formula="of:=[.G256]*7627" office:value-type="float" office:value="7779540" calcext:value-type="float">
            <text:p>7779540</text:p>
          </table:table-cell>
          <table:table-cell/>
          <table:table-cell table:formula="of:=[.G254]+8" office:value-type="float" office:value="1020" calcext:value-type="float">
            <text:p>1020</text:p>
          </table:table-cell>
          <table:table-cell table:number-columns-repeated="7"/>
        </table:table-row>
        <table:table-row table:style-name="ro1">
          <table:table-cell table:formula="of:=[.A256]+15295" office:value-type="float" office:value="3923046" calcext:value-type="float">
            <text:p>3923046</text:p>
          </table:table-cell>
          <table:table-cell table:formula="of:=[.B256]+131" office:value-type="float" office:value="33664" calcext:value-type="float">
            <text:p>33664</text:p>
          </table:table-cell>
          <table:table-cell/>
          <table:table-cell table:formula="of:=[.D256]+[.E257]" office:value-type="float" office:value="1013043802" calcext:value-type="float">
            <text:p>1013043802</text:p>
          </table:table-cell>
          <table:table-cell table:formula="of:=[.F257]*7770" office:value-type="float" office:value="7956480" calcext:value-type="float">
            <text:p>7956480</text:p>
          </table:table-cell>
          <table:table-cell table:formula="of:=[.F255]+8" office:value-type="float" office:value="1024" calcext:value-type="float">
            <text:p>1024</text:p>
          </table:table-cell>
          <table:table-cell table:number-columns-repeated="8"/>
        </table:table-row>
        <table:table-row table:style-name="ro1">
          <table:table-cell table:formula="of:=[.A257]+15295" office:value-type="float" office:value="3938341" calcext:value-type="float">
            <text:p>3938341</text:p>
          </table:table-cell>
          <table:table-cell table:formula="of:=[.B257]+131" office:value-type="float" office:value="33795" calcext:value-type="float">
            <text:p>33795</text:p>
          </table:table-cell>
          <table:table-cell/>
          <table:table-cell table:formula="of:=[.D257]+[.E258]" office:value-type="float" office:value="1020884358" calcext:value-type="float">
            <text:p>1020884358</text:p>
          </table:table-cell>
          <table:table-cell table:formula="of:=[.G258]*7627" office:value-type="float" office:value="7840556" calcext:value-type="float">
            <text:p>7840556</text:p>
          </table:table-cell>
          <table:table-cell/>
          <table:table-cell table:formula="of:=[.G256]+8"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 table:formula="of:=[.A258]+15295" office:value-type="float" office:value="3953636" calcext:value-type="float">
            <text:p>3953636</text:p>
          </table:table-cell>
          <table:table-cell table:formula="of:=[.B258]+131" office:value-type="float" office:value="33926" calcext:value-type="float">
            <text:p>33926</text:p>
          </table:table-cell>
          <table:table-cell/>
          <table:table-cell table:formula="of:=[.D258]+[.E259]" office:value-type="float" office:value="1028902998" calcext:value-type="float">
            <text:p>1028902998</text:p>
          </table:table-cell>
          <table:table-cell table:formula="of:=[.F259]*7770" office:value-type="float" office:value="8018640" calcext:value-type="float">
            <text:p>8018640</text:p>
          </table:table-cell>
          <table:table-cell table:formula="of:=[.F257]+8" office:value-type="float" office:value="1032" calcext:value-type="float">
            <text:p>1032</text:p>
          </table:table-cell>
          <table:table-cell table:number-columns-repeated="8"/>
        </table:table-row>
        <table:table-row table:style-name="ro1">
          <table:table-cell table:formula="of:=[.A259]+15295" office:value-type="float" office:value="3968931" calcext:value-type="float">
            <text:p>3968931</text:p>
          </table:table-cell>
          <table:table-cell table:formula="of:=[.B259]+131" office:value-type="float" office:value="34057" calcext:value-type="float">
            <text:p>34057</text:p>
          </table:table-cell>
          <table:table-cell/>
          <table:table-cell table:formula="of:=[.D259]+[.E260]" office:value-type="float" office:value="1036804570" calcext:value-type="float">
            <text:p>1036804570</text:p>
          </table:table-cell>
          <table:table-cell table:formula="of:=[.G260]*7627" office:value-type="float" office:value="7901572" calcext:value-type="float">
            <text:p>7901572</text:p>
          </table:table-cell>
          <table:table-cell/>
          <table:table-cell table:formula="of:=[.G258]+8" office:value-type="float" office:value="1036" calcext:value-type="float">
            <text:p>1036</text:p>
          </table:table-cell>
          <table:table-cell table:number-columns-repeated="7"/>
        </table:table-row>
        <table:table-row table:style-name="ro1">
          <table:table-cell table:formula="of:=[.A260]+15295" office:value-type="float" office:value="3984226" calcext:value-type="float">
            <text:p>3984226</text:p>
          </table:table-cell>
          <table:table-cell table:formula="of:=[.B260]+131" office:value-type="float" office:value="34188" calcext:value-type="float">
            <text:p>34188</text:p>
          </table:table-cell>
          <table:table-cell/>
          <table:table-cell table:formula="of:=[.D260]+[.E261]" office:value-type="float" office:value="1044885370" calcext:value-type="float">
            <text:p>1044885370</text:p>
          </table:table-cell>
          <table:table-cell table:formula="of:=[.F261]*7770" office:value-type="float" office:value="8080800" calcext:value-type="float">
            <text:p>8080800</text:p>
          </table:table-cell>
          <table:table-cell table:formula="of:=[.F259]+8" office:value-type="float" office:value="1040" calcext:value-type="float">
            <text:p>1040</text:p>
          </table:table-cell>
          <table:table-cell table:number-columns-repeated="8"/>
        </table:table-row>
        <table:table-row table:style-name="ro1">
          <table:table-cell table:formula="of:=[.A261]+15295" office:value-type="float" office:value="3999521" calcext:value-type="float">
            <text:p>3999521</text:p>
          </table:table-cell>
          <table:table-cell table:formula="of:=[.B261]+131" office:value-type="float" office:value="34319" calcext:value-type="float">
            <text:p>34319</text:p>
          </table:table-cell>
          <table:table-cell/>
          <table:table-cell table:formula="of:=[.D261]+[.E262]" office:value-type="float" office:value="1052847958" calcext:value-type="float">
            <text:p>1052847958</text:p>
          </table:table-cell>
          <table:table-cell table:formula="of:=[.G262]*7627" office:value-type="float" office:value="7962588" calcext:value-type="float">
            <text:p>7962588</text:p>
          </table:table-cell>
          <table:table-cell/>
          <table:table-cell table:formula="of:=[.G260]+8" office:value-type="float" office:value="1044" calcext:value-type="float">
            <text:p>1044</text:p>
          </table:table-cell>
          <table:table-cell table:number-columns-repeated="7"/>
        </table:table-row>
        <table:table-row table:style-name="ro1">
          <table:table-cell table:formula="of:=[.A262]+15295" office:value-type="float" office:value="4014816" calcext:value-type="float">
            <text:p>4014816</text:p>
          </table:table-cell>
          <table:table-cell table:formula="of:=[.B262]+131" office:value-type="float" office:value="34450" calcext:value-type="float">
            <text:p>34450</text:p>
          </table:table-cell>
          <table:table-cell/>
          <table:table-cell table:formula="of:=[.D262]+[.E263]" office:value-type="float" office:value="1060990918" calcext:value-type="float">
            <text:p>1060990918</text:p>
          </table:table-cell>
          <table:table-cell table:formula="of:=[.F263]*7770" office:value-type="float" office:value="8142960" calcext:value-type="float">
            <text:p>8142960</text:p>
          </table:table-cell>
          <table:table-cell table:formula="of:=[.F261]+8" office:value-type="float" office:value="1048" calcext:value-type="float">
            <text:p>1048</text:p>
          </table:table-cell>
          <table:table-cell table:number-columns-repeated="8"/>
        </table:table-row>
        <table:table-row table:style-name="ro1">
          <table:table-cell table:formula="of:=[.A263]+15295" office:value-type="float" office:value="4030111" calcext:value-type="float">
            <text:p>4030111</text:p>
          </table:table-cell>
          <table:table-cell table:formula="of:=[.B263]+131" office:value-type="float" office:value="34581" calcext:value-type="float">
            <text:p>34581</text:p>
          </table:table-cell>
          <table:table-cell/>
          <table:table-cell table:formula="of:=[.D263]+[.E264]" office:value-type="float" office:value="1069014522" calcext:value-type="float">
            <text:p>1069014522</text:p>
          </table:table-cell>
          <table:table-cell table:formula="of:=[.G264]*7627" office:value-type="float" office:value="8023604" calcext:value-type="float">
            <text:p>8023604</text:p>
          </table:table-cell>
          <table:table-cell/>
          <table:table-cell table:formula="of:=[.G262]+8" office:value-type="float" office:value="1052" calcext:value-type="float">
            <text:p>1052</text:p>
          </table:table-cell>
          <table:table-cell table:number-columns-repeated="7"/>
        </table:table-row>
        <table:table-row table:style-name="ro1">
          <table:table-cell table:formula="of:=[.A264]+15295" office:value-type="float" office:value="4045406" calcext:value-type="float">
            <text:p>4045406</text:p>
          </table:table-cell>
          <table:table-cell table:formula="of:=[.B264]+131" office:value-type="float" office:value="34712" calcext:value-type="float">
            <text:p>34712</text:p>
          </table:table-cell>
          <table:table-cell/>
          <table:table-cell table:formula="of:=[.D264]+[.E265]" office:value-type="float" office:value="1077219642" calcext:value-type="float">
            <text:p>1077219642</text:p>
          </table:table-cell>
          <table:table-cell table:formula="of:=[.F265]*7770" office:value-type="float" office:value="8205120" calcext:value-type="float">
            <text:p>8205120</text:p>
          </table:table-cell>
          <table:table-cell table:formula="of:=[.F263]+8" office:value-type="float" office:value="1056" calcext:value-type="float">
            <text:p>1056</text:p>
          </table:table-cell>
          <table:table-cell table:number-columns-repeated="8"/>
        </table:table-row>
        <table:table-row table:style-name="ro1">
          <table:table-cell table:formula="of:=[.A265]+15295" office:value-type="float" office:value="4060701" calcext:value-type="float">
            <text:p>4060701</text:p>
          </table:table-cell>
          <table:table-cell table:formula="of:=[.B265]+131" office:value-type="float" office:value="34843" calcext:value-type="float">
            <text:p>34843</text:p>
          </table:table-cell>
          <table:table-cell/>
          <table:table-cell table:formula="of:=[.D265]+[.E266]" office:value-type="float" office:value="1085304262" calcext:value-type="float">
            <text:p>1085304262</text:p>
          </table:table-cell>
          <table:table-cell table:formula="of:=[.G266]*7627" office:value-type="float" office:value="8084620" calcext:value-type="float">
            <text:p>8084620</text:p>
          </table:table-cell>
          <table:table-cell/>
          <table:table-cell table:formula="of:=[.G264]+8" office:value-type="float" office:value="1060" calcext:value-type="float">
            <text:p>1060</text:p>
          </table:table-cell>
          <table:table-cell table:number-columns-repeated="7"/>
        </table:table-row>
        <table:table-row table:style-name="ro1">
          <table:table-cell table:formula="of:=[.A266]+15295" office:value-type="float" office:value="4075996" calcext:value-type="float">
            <text:p>4075996</text:p>
          </table:table-cell>
          <table:table-cell table:formula="of:=[.B266]+131" office:value-type="float" office:value="34974" calcext:value-type="float">
            <text:p>34974</text:p>
          </table:table-cell>
          <table:table-cell/>
          <table:table-cell table:formula="of:=[.D266]+[.E267]" office:value-type="float" office:value="1093571542" calcext:value-type="float">
            <text:p>1093571542</text:p>
          </table:table-cell>
          <table:table-cell table:formula="of:=[.F267]*7770" office:value-type="float" office:value="8267280" calcext:value-type="float">
            <text:p>8267280</text:p>
          </table:table-cell>
          <table:table-cell table:formula="of:=[.F265]+8" office:value-type="float" office:value="1064" calcext:value-type="float">
            <text:p>1064</text:p>
          </table:table-cell>
          <table:table-cell table:number-columns-repeated="8"/>
        </table:table-row>
        <table:table-row table:style-name="ro1">
          <table:table-cell table:formula="of:=[.A267]+15295" office:value-type="float" office:value="4091291" calcext:value-type="float">
            <text:p>4091291</text:p>
          </table:table-cell>
          <table:table-cell table:formula="of:=[.B267]+131" office:value-type="float" office:value="35105" calcext:value-type="float">
            <text:p>35105</text:p>
          </table:table-cell>
          <table:table-cell/>
          <table:table-cell table:formula="of:=[.D267]+[.E268]" office:value-type="float" office:value="1101717178" calcext:value-type="float">
            <text:p>1101717178</text:p>
          </table:table-cell>
          <table:table-cell table:formula="of:=[.G268]*7627" office:value-type="float" office:value="8145636" calcext:value-type="float">
            <text:p>8145636</text:p>
          </table:table-cell>
          <table:table-cell/>
          <table:table-cell table:formula="of:=[.G266]+8" office:value-type="float" office:value="1068" calcext:value-type="float">
            <text:p>1068</text:p>
          </table:table-cell>
          <table:table-cell table:number-columns-repeated="7"/>
        </table:table-row>
        <table:table-row table:style-name="ro1">
          <table:table-cell table:formula="of:=[.A268]+15295" office:value-type="float" office:value="4106586" calcext:value-type="float">
            <text:p>4106586</text:p>
          </table:table-cell>
          <table:table-cell table:formula="of:=[.B268]+131" office:value-type="float" office:value="35236" calcext:value-type="float">
            <text:p>35236</text:p>
          </table:table-cell>
          <table:table-cell/>
          <table:table-cell table:formula="of:=[.D268]+[.E269]" office:value-type="float" office:value="1110046618" calcext:value-type="float">
            <text:p>1110046618</text:p>
          </table:table-cell>
          <table:table-cell table:formula="of:=[.F269]*7770" office:value-type="float" office:value="8329440" calcext:value-type="float">
            <text:p>8329440</text:p>
          </table:table-cell>
          <table:table-cell table:formula="of:=[.F267]+8" office:value-type="float" office:value="1072" calcext:value-type="float">
            <text:p>1072</text:p>
          </table:table-cell>
          <table:table-cell table:number-columns-repeated="8"/>
        </table:table-row>
        <table:table-row table:style-name="ro1">
          <table:table-cell table:formula="of:=[.A269]+15295" office:value-type="float" office:value="4121881" calcext:value-type="float">
            <text:p>4121881</text:p>
          </table:table-cell>
          <table:table-cell table:formula="of:=[.B269]+131" office:value-type="float" office:value="35367" calcext:value-type="float">
            <text:p>35367</text:p>
          </table:table-cell>
          <table:table-cell/>
          <table:table-cell table:formula="of:=[.D269]+[.E270]" office:value-type="float" office:value="1118253270" calcext:value-type="float">
            <text:p>1118253270</text:p>
          </table:table-cell>
          <table:table-cell table:formula="of:=[.G270]*7627" office:value-type="float" office:value="8206652" calcext:value-type="float">
            <text:p>8206652</text:p>
          </table:table-cell>
          <table:table-cell/>
          <table:table-cell table:formula="of:=[.G268]+8" office:value-type="float" office:value="1076" calcext:value-type="float">
            <text:p>1076</text:p>
          </table:table-cell>
          <table:table-cell table:number-columns-repeated="7"/>
        </table:table-row>
        <table:table-row table:style-name="ro1">
          <table:table-cell table:formula="of:=[.A270]+15295" office:value-type="float" office:value="4137176" calcext:value-type="float">
            <text:p>4137176</text:p>
          </table:table-cell>
          <table:table-cell table:formula="of:=[.B270]+131" office:value-type="float" office:value="35498" calcext:value-type="float">
            <text:p>35498</text:p>
          </table:table-cell>
          <table:table-cell/>
          <table:table-cell table:formula="of:=[.D270]+[.E271]" office:value-type="float" office:value="1126644870" calcext:value-type="float">
            <text:p>1126644870</text:p>
          </table:table-cell>
          <table:table-cell table:formula="of:=[.F271]*7770" office:value-type="float" office:value="8391600" calcext:value-type="float">
            <text:p>8391600</text:p>
          </table:table-cell>
          <table:table-cell table:formula="of:=[.F269]+8" office:value-type="float" office:value="1080" calcext:value-type="float">
            <text:p>1080</text:p>
          </table:table-cell>
          <table:table-cell table:number-columns-repeated="8"/>
        </table:table-row>
        <table:table-row table:style-name="ro1">
          <table:table-cell table:formula="of:=[.A271]+15295" office:value-type="float" office:value="4152471" calcext:value-type="float">
            <text:p>4152471</text:p>
          </table:table-cell>
          <table:table-cell table:formula="of:=[.B271]+131" office:value-type="float" office:value="35629" calcext:value-type="float">
            <text:p>35629</text:p>
          </table:table-cell>
          <table:table-cell/>
          <table:table-cell table:formula="of:=[.D271]+[.E272]" office:value-type="float" office:value="1134912538" calcext:value-type="float">
            <text:p>1134912538</text:p>
          </table:table-cell>
          <table:table-cell table:formula="of:=[.G272]*7627" office:value-type="float" office:value="8267668" calcext:value-type="float">
            <text:p>8267668</text:p>
          </table:table-cell>
          <table:table-cell/>
          <table:table-cell table:formula="of:=[.G270]+8" office:value-type="float" office:value="1084" calcext:value-type="float">
            <text:p>1084</text:p>
          </table:table-cell>
          <table:table-cell table:number-columns-repeated="7"/>
        </table:table-row>
        <table:table-row table:style-name="ro1">
          <table:table-cell table:formula="of:=[.A272]+15295" office:value-type="float" office:value="4167766" calcext:value-type="float">
            <text:p>4167766</text:p>
          </table:table-cell>
          <table:table-cell table:formula="of:=[.B272]+131" office:value-type="float" office:value="35760" calcext:value-type="float">
            <text:p>35760</text:p>
          </table:table-cell>
          <table:table-cell/>
          <table:table-cell table:formula="of:=[.D272]+[.E273]" office:value-type="float" office:value="1143366298" calcext:value-type="float">
            <text:p>1143366298</text:p>
          </table:table-cell>
          <table:table-cell table:formula="of:=[.F273]*7770" office:value-type="float" office:value="8453760" calcext:value-type="float">
            <text:p>8453760</text:p>
          </table:table-cell>
          <table:table-cell table:formula="of:=[.F271]+8" office:value-type="float" office:value="1088" calcext:value-type="float">
            <text:p>1088</text:p>
          </table:table-cell>
          <table:table-cell table:number-columns-repeated="8"/>
        </table:table-row>
        <table:table-row table:style-name="ro1">
          <table:table-cell table:formula="of:=[.A273]+15295" office:value-type="float" office:value="4183061" calcext:value-type="float">
            <text:p>4183061</text:p>
          </table:table-cell>
          <table:table-cell table:formula="of:=[.B273]+131" office:value-type="float" office:value="35891" calcext:value-type="float">
            <text:p>35891</text:p>
          </table:table-cell>
          <table:table-cell/>
          <table:table-cell table:formula="of:=[.D273]+[.E274]" office:value-type="float" office:value="1151694982" calcext:value-type="float">
            <text:p>1151694982</text:p>
          </table:table-cell>
          <table:table-cell table:formula="of:=[.G274]*7627" office:value-type="float" office:value="8328684" calcext:value-type="float">
            <text:p>8328684</text:p>
          </table:table-cell>
          <table:table-cell/>
          <table:table-cell table:formula="of:=[.G272]+8" office:value-type="float" office:value="1092" calcext:value-type="float">
            <text:p>1092</text:p>
          </table:table-cell>
          <table:table-cell table:number-columns-repeated="7"/>
        </table:table-row>
        <table:table-row table:style-name="ro1">
          <table:table-cell table:formula="of:=[.A274]+15295" office:value-type="float" office:value="4198356" calcext:value-type="float">
            <text:p>4198356</text:p>
          </table:table-cell>
          <table:table-cell table:formula="of:=[.B274]+131" office:value-type="float" office:value="36022" calcext:value-type="float">
            <text:p>36022</text:p>
          </table:table-cell>
          <table:table-cell/>
          <table:table-cell table:formula="of:=[.D274]+[.E275]" office:value-type="float" office:value="1160210902" calcext:value-type="float">
            <text:p>1160210902</text:p>
          </table:table-cell>
          <table:table-cell table:formula="of:=[.F275]*7770" office:value-type="float" office:value="8515920" calcext:value-type="float">
            <text:p>8515920</text:p>
          </table:table-cell>
          <table:table-cell table:formula="of:=[.F273]+8" office:value-type="float" office:value="1096" calcext:value-type="float">
            <text:p>1096</text:p>
          </table:table-cell>
          <table:table-cell table:number-columns-repeated="8"/>
        </table:table-row>
        <table:table-row table:style-name="ro1">
          <table:table-cell table:formula="of:=[.A275]+15295" office:value-type="float" office:value="4213651" calcext:value-type="float">
            <text:p>4213651</text:p>
          </table:table-cell>
          <table:table-cell table:formula="of:=[.B275]+131" office:value-type="float" office:value="36153" calcext:value-type="float">
            <text:p>36153</text:p>
          </table:table-cell>
          <table:table-cell/>
          <table:table-cell table:formula="of:=[.D275]+[.E276]" office:value-type="float" office:value="1168600602" calcext:value-type="float">
            <text:p>1168600602</text:p>
          </table:table-cell>
          <table:table-cell table:formula="of:=[.G276]*7627" office:value-type="float" office:value="8389700" calcext:value-type="float">
            <text:p>8389700</text:p>
          </table:table-cell>
          <table:table-cell/>
          <table:table-cell table:formula="of:=[.G274]+8" office:value-type="float" office:value="1100" calcext:value-type="float">
            <text:p>1100</text:p>
          </table:table-cell>
          <table:table-cell table:number-columns-repeated="7"/>
        </table:table-row>
        <table:table-row table:style-name="ro1">
          <table:table-cell table:formula="of:=[.A276]+15295" office:value-type="float" office:value="4228946" calcext:value-type="float">
            <text:p>4228946</text:p>
          </table:table-cell>
          <table:table-cell table:formula="of:=[.B276]+131" office:value-type="float" office:value="36284" calcext:value-type="float">
            <text:p>36284</text:p>
          </table:table-cell>
          <table:table-cell/>
          <table:table-cell table:formula="of:=[.D276]+[.E277]" office:value-type="float" office:value="1177178682" calcext:value-type="float">
            <text:p>1177178682</text:p>
          </table:table-cell>
          <table:table-cell table:formula="of:=[.F277]*7770" office:value-type="float" office:value="8578080" calcext:value-type="float">
            <text:p>8578080</text:p>
          </table:table-cell>
          <table:table-cell table:formula="of:=[.F275]+8" office:value-type="float" office:value="1104" calcext:value-type="float">
            <text:p>1104</text:p>
          </table:table-cell>
          <table:table-cell table:number-columns-repeated="8"/>
        </table:table-row>
        <table:table-row table:style-name="ro1">
          <table:table-cell table:formula="of:=[.A277]+15295" office:value-type="float" office:value="4244241" calcext:value-type="float">
            <text:p>4244241</text:p>
          </table:table-cell>
          <table:table-cell table:formula="of:=[.B277]+131" office:value-type="float" office:value="36415" calcext:value-type="float">
            <text:p>36415</text:p>
          </table:table-cell>
          <table:table-cell/>
          <table:table-cell table:formula="of:=[.D277]+[.E278]" office:value-type="float" office:value="1185629398" calcext:value-type="float">
            <text:p>1185629398</text:p>
          </table:table-cell>
          <table:table-cell table:formula="of:=[.G278]*7627" office:value-type="float" office:value="8450716" calcext:value-type="float">
            <text:p>8450716</text:p>
          </table:table-cell>
          <table:table-cell/>
          <table:table-cell table:formula="of:=[.G276]+8" office:value-type="float" office:value="1108" calcext:value-type="float">
            <text:p>1108</text:p>
          </table:table-cell>
          <table:table-cell table:number-columns-repeated="7"/>
        </table:table-row>
        <table:table-row table:style-name="ro1">
          <table:table-cell table:formula="of:=[.A278]+15295" office:value-type="float" office:value="4259536" calcext:value-type="float">
            <text:p>4259536</text:p>
          </table:table-cell>
          <table:table-cell table:formula="of:=[.B278]+131" office:value-type="float" office:value="36546" calcext:value-type="float">
            <text:p>36546</text:p>
          </table:table-cell>
          <table:table-cell/>
          <table:table-cell table:formula="of:=[.D278]+[.E279]" office:value-type="float" office:value="1194269638" calcext:value-type="float">
            <text:p>1194269638</text:p>
          </table:table-cell>
          <table:table-cell table:formula="of:=[.F279]*7770" office:value-type="float" office:value="8640240" calcext:value-type="float">
            <text:p>8640240</text:p>
          </table:table-cell>
          <table:table-cell table:formula="of:=[.F277]+8" office:value-type="float" office:value="1112" calcext:value-type="float">
            <text:p>1112</text:p>
          </table:table-cell>
          <table:table-cell table:number-columns-repeated="8"/>
        </table:table-row>
        <table:table-row table:style-name="ro1">
          <table:table-cell table:formula="of:=[.A279]+15295" office:value-type="float" office:value="4274831" calcext:value-type="float">
            <text:p>4274831</text:p>
          </table:table-cell>
          <table:table-cell table:formula="of:=[.B279]+131" office:value-type="float" office:value="36677" calcext:value-type="float">
            <text:p>36677</text:p>
          </table:table-cell>
          <table:table-cell/>
          <table:table-cell table:formula="of:=[.D279]+[.E280]" office:value-type="float" office:value="1202781370" calcext:value-type="float">
            <text:p>1202781370</text:p>
          </table:table-cell>
          <table:table-cell table:formula="of:=[.G280]*7627" office:value-type="float" office:value="8511732" calcext:value-type="float">
            <text:p>8511732</text:p>
          </table:table-cell>
          <table:table-cell/>
          <table:table-cell table:formula="of:=[.G278]+8" office:value-type="float" office:value="1116" calcext:value-type="float">
            <text:p>1116</text:p>
          </table:table-cell>
          <table:table-cell table:number-columns-repeated="7"/>
        </table:table-row>
        <table:table-row table:style-name="ro1">
          <table:table-cell table:formula="of:=[.A280]+15295" office:value-type="float" office:value="4290126" calcext:value-type="float">
            <text:p>4290126</text:p>
          </table:table-cell>
          <table:table-cell table:formula="of:=[.B280]+131" office:value-type="float" office:value="36808" calcext:value-type="float">
            <text:p>36808</text:p>
          </table:table-cell>
          <table:table-cell/>
          <table:table-cell table:formula="of:=[.D280]+[.E281]" office:value-type="float" office:value="1211483770" calcext:value-type="float">
            <text:p>1211483770</text:p>
          </table:table-cell>
          <table:table-cell table:formula="of:=[.F281]*7770" office:value-type="float" office:value="8702400" calcext:value-type="float">
            <text:p>8702400</text:p>
          </table:table-cell>
          <table:table-cell table:formula="of:=[.F279]+8" office:value-type="float" office:value="1120" calcext:value-type="float">
            <text:p>1120</text:p>
          </table:table-cell>
          <table:table-cell table:number-columns-repeated="8"/>
        </table:table-row>
        <table:table-row table:style-name="ro1">
          <table:table-cell table:formula="of:=[.A281]+15295" office:value-type="float" office:value="4305421" calcext:value-type="float">
            <text:p>4305421</text:p>
          </table:table-cell>
          <table:table-cell table:formula="of:=[.B281]+131" office:value-type="float" office:value="36939" calcext:value-type="float">
            <text:p>36939</text:p>
          </table:table-cell>
          <table:table-cell/>
          <table:table-cell table:formula="of:=[.D281]+[.E282]" office:value-type="float" office:value="1220056518" calcext:value-type="float">
            <text:p>1220056518</text:p>
          </table:table-cell>
          <table:table-cell table:formula="of:=[.G282]*7627" office:value-type="float" office:value="8572748" calcext:value-type="float">
            <text:p>8572748</text:p>
          </table:table-cell>
          <table:table-cell/>
          <table:table-cell table:formula="of:=[.G280]+8" office:value-type="float" office:value="1124" calcext:value-type="float">
            <text:p>1124</text:p>
          </table:table-cell>
          <table:table-cell table:number-columns-repeated="7"/>
        </table:table-row>
        <table:table-row table:style-name="ro1">
          <table:table-cell table:formula="of:=[.A282]+15295" office:value-type="float" office:value="4320716" calcext:value-type="float">
            <text:p>4320716</text:p>
          </table:table-cell>
          <table:table-cell table:formula="of:=[.B282]+131" office:value-type="float" office:value="37070" calcext:value-type="float">
            <text:p>37070</text:p>
          </table:table-cell>
          <table:table-cell/>
          <table:table-cell table:formula="of:=[.D282]+[.E283]" office:value-type="float" office:value="1228821078" calcext:value-type="float">
            <text:p>1228821078</text:p>
          </table:table-cell>
          <table:table-cell table:formula="of:=[.F283]*7770" office:value-type="float" office:value="8764560" calcext:value-type="float">
            <text:p>8764560</text:p>
          </table:table-cell>
          <table:table-cell table:formula="of:=[.F281]+8" office:value-type="float" office:value="1128" calcext:value-type="float">
            <text:p>1128</text:p>
          </table:table-cell>
          <table:table-cell table:number-columns-repeated="8"/>
        </table:table-row>
        <table:table-row table:style-name="ro1">
          <table:table-cell table:formula="of:=[.A283]+15295" office:value-type="float" office:value="4336011" calcext:value-type="float">
            <text:p>4336011</text:p>
          </table:table-cell>
          <table:table-cell table:formula="of:=[.B283]+131" office:value-type="float" office:value="37201" calcext:value-type="float">
            <text:p>37201</text:p>
          </table:table-cell>
          <table:table-cell/>
          <table:table-cell table:formula="of:=[.D283]+[.E284]" office:value-type="float" office:value="1237454842" calcext:value-type="float">
            <text:p>1237454842</text:p>
          </table:table-cell>
          <table:table-cell table:formula="of:=[.G284]*7627" office:value-type="float" office:value="8633764" calcext:value-type="float">
            <text:p>8633764</text:p>
          </table:table-cell>
          <table:table-cell/>
          <table:table-cell table:formula="of:=[.G282]+8" office:value-type="float" office:value="1132" calcext:value-type="float">
            <text:p>1132</text:p>
          </table:table-cell>
          <table:table-cell table:number-columns-repeated="7"/>
        </table:table-row>
        <table:table-row table:style-name="ro1">
          <table:table-cell table:formula="of:=[.A284]+15295" office:value-type="float" office:value="4351306" calcext:value-type="float">
            <text:p>4351306</text:p>
          </table:table-cell>
          <table:table-cell table:formula="of:=[.B284]+131" office:value-type="float" office:value="37332" calcext:value-type="float">
            <text:p>37332</text:p>
          </table:table-cell>
          <table:table-cell/>
          <table:table-cell table:formula="of:=[.D284]+[.E285]" office:value-type="float" office:value="1246281562" calcext:value-type="float">
            <text:p>1246281562</text:p>
          </table:table-cell>
          <table:table-cell table:formula="of:=[.F285]*7770" office:value-type="float" office:value="8826720" calcext:value-type="float">
            <text:p>8826720</text:p>
          </table:table-cell>
          <table:table-cell table:formula="of:=[.F283]+8" office:value-type="float" office:value="1136" calcext:value-type="float">
            <text:p>1136</text:p>
          </table:table-cell>
          <table:table-cell table:number-columns-repeated="8"/>
        </table:table-row>
        <table:table-row table:style-name="ro1">
          <table:table-cell table:formula="of:=[.A285]+15295" office:value-type="float" office:value="4366601" calcext:value-type="float">
            <text:p>4366601</text:p>
          </table:table-cell>
          <table:table-cell table:formula="of:=[.B285]+131" office:value-type="float" office:value="37463" calcext:value-type="float">
            <text:p>37463</text:p>
          </table:table-cell>
          <table:table-cell/>
          <table:table-cell table:formula="of:=[.D285]+[.E286]" office:value-type="float" office:value="1254976342" calcext:value-type="float">
            <text:p>1254976342</text:p>
          </table:table-cell>
          <table:table-cell table:formula="of:=[.G286]*7627" office:value-type="float" office:value="8694780" calcext:value-type="float">
            <text:p>8694780</text:p>
          </table:table-cell>
          <table:table-cell/>
          <table:table-cell table:formula="of:=[.G284]+8" office:value-type="float" office:value="1140" calcext:value-type="float">
            <text:p>1140</text:p>
          </table:table-cell>
          <table:table-cell table:number-columns-repeated="7"/>
        </table:table-row>
        <table:table-row table:style-name="ro1">
          <table:table-cell table:formula="of:=[.A286]+15295" office:value-type="float" office:value="4381896" calcext:value-type="float">
            <text:p>4381896</text:p>
          </table:table-cell>
          <table:table-cell table:formula="of:=[.B286]+131" office:value-type="float" office:value="37594" calcext:value-type="float">
            <text:p>37594</text:p>
          </table:table-cell>
          <table:table-cell/>
          <table:table-cell table:formula="of:=[.D286]+[.E287]" office:value-type="float" office:value="1263865222" calcext:value-type="float">
            <text:p>1263865222</text:p>
          </table:table-cell>
          <table:table-cell table:formula="of:=[.F287]*7770" office:value-type="float" office:value="8888880" calcext:value-type="float">
            <text:p>8888880</text:p>
          </table:table-cell>
          <table:table-cell table:formula="of:=[.F285]+8" office:value-type="float" office:value="1144" calcext:value-type="float">
            <text:p>1144</text:p>
          </table:table-cell>
          <table:table-cell table:number-columns-repeated="8"/>
        </table:table-row>
        <table:table-row table:style-name="ro1">
          <table:table-cell table:formula="of:=[.A287]+15295" office:value-type="float" office:value="4397191" calcext:value-type="float">
            <text:p>4397191</text:p>
          </table:table-cell>
          <table:table-cell table:formula="of:=[.B287]+131" office:value-type="float" office:value="37725" calcext:value-type="float">
            <text:p>37725</text:p>
          </table:table-cell>
          <table:table-cell/>
          <table:table-cell table:formula="of:=[.D287]+[.E288]" office:value-type="float" office:value="1272621018" calcext:value-type="float">
            <text:p>1272621018</text:p>
          </table:table-cell>
          <table:table-cell table:formula="of:=[.G288]*7627" office:value-type="float" office:value="8755796" calcext:value-type="float">
            <text:p>8755796</text:p>
          </table:table-cell>
          <table:table-cell/>
          <table:table-cell table:formula="of:=[.G286]+8" office:value-type="float" office:value="1148" calcext:value-type="float">
            <text:p>1148</text:p>
          </table:table-cell>
          <table:table-cell table:number-columns-repeated="7"/>
        </table:table-row>
        <table:table-row table:style-name="ro1">
          <table:table-cell table:formula="of:=[.A288]+15295" office:value-type="float" office:value="4412486" calcext:value-type="float">
            <text:p>4412486</text:p>
          </table:table-cell>
          <table:table-cell table:formula="of:=[.B288]+131" office:value-type="float" office:value="37856" calcext:value-type="float">
            <text:p>37856</text:p>
          </table:table-cell>
          <table:table-cell/>
          <table:table-cell table:formula="of:=[.D288]+[.E289]" office:value-type="float" office:value="1281572058" calcext:value-type="float">
            <text:p>1281572058</text:p>
          </table:table-cell>
          <table:table-cell table:formula="of:=[.F289]*7770" office:value-type="float" office:value="8951040" calcext:value-type="float">
            <text:p>8951040</text:p>
          </table:table-cell>
          <table:table-cell table:formula="of:=[.F287]+8" office:value-type="float" office:value="1152" calcext:value-type="float">
            <text:p>1152</text:p>
          </table:table-cell>
          <table:table-cell table:number-columns-repeated="8"/>
        </table:table-row>
        <table:table-row table:style-name="ro1">
          <table:table-cell table:formula="of:=[.A289]+15295" office:value-type="float" office:value="4427781" calcext:value-type="float">
            <text:p>4427781</text:p>
          </table:table-cell>
          <table:table-cell table:formula="of:=[.B289]+131" office:value-type="float" office:value="37987" calcext:value-type="float">
            <text:p>37987</text:p>
          </table:table-cell>
          <table:table-cell/>
          <table:table-cell table:formula="of:=[.D289]+[.E290]" office:value-type="float" office:value="1290388870" calcext:value-type="float">
            <text:p>1290388870</text:p>
          </table:table-cell>
          <table:table-cell table:formula="of:=[.G290]*7627" office:value-type="float" office:value="8816812" calcext:value-type="float">
            <text:p>8816812</text:p>
          </table:table-cell>
          <table:table-cell/>
          <table:table-cell table:formula="of:=[.G288]+8" office:value-type="float" office:value="1156" calcext:value-type="float">
            <text:p>1156</text:p>
          </table:table-cell>
          <table:table-cell table:number-columns-repeated="7"/>
        </table:table-row>
        <table:table-row table:style-name="ro1">
          <table:table-cell table:formula="of:=[.A290]+15295" office:value-type="float" office:value="4443076" calcext:value-type="float">
            <text:p>4443076</text:p>
          </table:table-cell>
          <table:table-cell table:formula="of:=[.B290]+131" office:value-type="float" office:value="38118" calcext:value-type="float">
            <text:p>38118</text:p>
          </table:table-cell>
          <table:table-cell/>
          <table:table-cell table:formula="of:=[.D290]+[.E291]" office:value-type="float" office:value="1299402070" calcext:value-type="float">
            <text:p>1299402070</text:p>
          </table:table-cell>
          <table:table-cell table:formula="of:=[.F291]*7770" office:value-type="float" office:value="9013200" calcext:value-type="float">
            <text:p>9013200</text:p>
          </table:table-cell>
          <table:table-cell table:formula="of:=[.F289]+8" office:value-type="float" office:value="1160" calcext:value-type="float">
            <text:p>1160</text:p>
          </table:table-cell>
          <table:table-cell table:number-columns-repeated="8"/>
        </table:table-row>
        <table:table-row table:style-name="ro1">
          <table:table-cell table:formula="of:=[.A291]+15295" office:value-type="float" office:value="4458371" calcext:value-type="float">
            <text:p>4458371</text:p>
          </table:table-cell>
          <table:table-cell table:formula="of:=[.B291]+131" office:value-type="float" office:value="38249" calcext:value-type="float">
            <text:p>38249</text:p>
          </table:table-cell>
          <table:table-cell/>
          <table:table-cell table:formula="of:=[.D291]+[.E292]" office:value-type="float" office:value="1308279898" calcext:value-type="float">
            <text:p>1308279898</text:p>
          </table:table-cell>
          <table:table-cell table:formula="of:=[.G292]*7627" office:value-type="float" office:value="8877828" calcext:value-type="float">
            <text:p>8877828</text:p>
          </table:table-cell>
          <table:table-cell/>
          <table:table-cell table:formula="of:=[.G290]+8" office:value-type="float" office:value="1164" calcext:value-type="float">
            <text:p>1164</text:p>
          </table:table-cell>
          <table:table-cell table:number-columns-repeated="7"/>
        </table:table-row>
        <table:table-row table:style-name="ro1">
          <table:table-cell table:formula="of:=[.A292]+15295" office:value-type="float" office:value="4473666" calcext:value-type="float">
            <text:p>4473666</text:p>
          </table:table-cell>
          <table:table-cell table:formula="of:=[.B292]+131" office:value-type="float" office:value="38380" calcext:value-type="float">
            <text:p>38380</text:p>
          </table:table-cell>
          <table:table-cell/>
          <table:table-cell table:formula="of:=[.D292]+[.E293]" office:value-type="float" office:value="1317355258" calcext:value-type="float">
            <text:p>1317355258</text:p>
          </table:table-cell>
          <table:table-cell table:formula="of:=[.F293]*7770" office:value-type="float" office:value="9075360" calcext:value-type="float">
            <text:p>9075360</text:p>
          </table:table-cell>
          <table:table-cell table:formula="of:=[.F291]+8" office:value-type="float" office:value="1168" calcext:value-type="float">
            <text:p>1168</text:p>
          </table:table-cell>
          <table:table-cell table:number-columns-repeated="8"/>
        </table:table-row>
        <table:table-row table:style-name="ro1">
          <table:table-cell table:formula="of:=[.A293]+15295" office:value-type="float" office:value="4488961" calcext:value-type="float">
            <text:p>4488961</text:p>
          </table:table-cell>
          <table:table-cell table:formula="of:=[.B293]+131" office:value-type="float" office:value="38511" calcext:value-type="float">
            <text:p>38511</text:p>
          </table:table-cell>
          <table:table-cell/>
          <table:table-cell table:formula="of:=[.D293]+[.E294]" office:value-type="float" office:value="1326294102" calcext:value-type="float">
            <text:p>1326294102</text:p>
          </table:table-cell>
          <table:table-cell table:formula="of:=[.G294]*7627" office:value-type="float" office:value="8938844" calcext:value-type="float">
            <text:p>8938844</text:p>
          </table:table-cell>
          <table:table-cell/>
          <table:table-cell table:formula="of:=[.G292]+8" office:value-type="float" office:value="1172" calcext:value-type="float">
            <text:p>1172</text:p>
          </table:table-cell>
          <table:table-cell table:number-columns-repeated="7"/>
        </table:table-row>
        <table:table-row table:style-name="ro1">
          <table:table-cell table:formula="of:=[.A294]+15295" office:value-type="float" office:value="4504256" calcext:value-type="float">
            <text:p>4504256</text:p>
          </table:table-cell>
          <table:table-cell table:formula="of:=[.B294]+131" office:value-type="float" office:value="38642" calcext:value-type="float">
            <text:p>38642</text:p>
          </table:table-cell>
          <table:table-cell/>
          <table:table-cell table:formula="of:=[.D294]+[.E295]" office:value-type="float" office:value="1335431622" calcext:value-type="float">
            <text:p>1335431622</text:p>
          </table:table-cell>
          <table:table-cell table:formula="of:=[.F295]*7770" office:value-type="float" office:value="9137520" calcext:value-type="float">
            <text:p>9137520</text:p>
          </table:table-cell>
          <table:table-cell table:formula="of:=[.F293]+8" office:value-type="float" office:value="1176" calcext:value-type="float">
            <text:p>1176</text:p>
          </table:table-cell>
          <table:table-cell table:number-columns-repeated="8"/>
        </table:table-row>
        <table:table-row table:style-name="ro1">
          <table:table-cell table:formula="of:=[.A295]+15295" office:value-type="float" office:value="4519551" calcext:value-type="float">
            <text:p>4519551</text:p>
          </table:table-cell>
          <table:table-cell table:formula="of:=[.B295]+131" office:value-type="float" office:value="38773" calcext:value-type="float">
            <text:p>38773</text:p>
          </table:table-cell>
          <table:table-cell/>
          <table:table-cell table:formula="of:=[.D295]+[.E296]" office:value-type="float" office:value="1344431482" calcext:value-type="float">
            <text:p>1344431482</text:p>
          </table:table-cell>
          <table:table-cell table:formula="of:=[.G296]*7627" office:value-type="float" office:value="8999860" calcext:value-type="float">
            <text:p>8999860</text:p>
          </table:table-cell>
          <table:table-cell/>
          <table:table-cell table:formula="of:=[.G294]+8" office:value-type="float" office:value="1180" calcext:value-type="float">
            <text:p>1180</text:p>
          </table:table-cell>
          <table:table-cell table:number-columns-repeated="7"/>
        </table:table-row>
        <table:table-row table:style-name="ro1">
          <table:table-cell table:formula="of:=[.A296]+15295" office:value-type="float" office:value="4534846" calcext:value-type="float">
            <text:p>4534846</text:p>
          </table:table-cell>
          <table:table-cell table:formula="of:=[.B296]+131" office:value-type="float" office:value="38904" calcext:value-type="float">
            <text:p>38904</text:p>
          </table:table-cell>
          <table:table-cell/>
          <table:table-cell table:formula="of:=[.D296]+[.E297]" office:value-type="float" office:value="1353631162" calcext:value-type="float">
            <text:p>1353631162</text:p>
          </table:table-cell>
          <table:table-cell table:formula="of:=[.F297]*7770" office:value-type="float" office:value="9199680" calcext:value-type="float">
            <text:p>9199680</text:p>
          </table:table-cell>
          <table:table-cell table:formula="of:=[.F295]+8" office:value-type="float" office:value="1184" calcext:value-type="float">
            <text:p>1184</text:p>
          </table:table-cell>
          <table:table-cell table:number-columns-repeated="8"/>
        </table:table-row>
        <table:table-row table:style-name="ro1">
          <table:table-cell table:formula="of:=[.A297]+15295" office:value-type="float" office:value="4550141" calcext:value-type="float">
            <text:p>4550141</text:p>
          </table:table-cell>
          <table:table-cell table:formula="of:=[.B297]+131" office:value-type="float" office:value="39035" calcext:value-type="float">
            <text:p>39035</text:p>
          </table:table-cell>
          <table:table-cell/>
          <table:table-cell table:formula="of:=[.D297]+[.E298]" office:value-type="float" office:value="1362692038" calcext:value-type="float">
            <text:p>1362692038</text:p>
          </table:table-cell>
          <table:table-cell table:formula="of:=[.G298]*7627" office:value-type="float" office:value="9060876" calcext:value-type="float">
            <text:p>9060876</text:p>
          </table:table-cell>
          <table:table-cell/>
          <table:table-cell table:formula="of:=[.G296]+8" office:value-type="float" office:value="1188" calcext:value-type="float">
            <text:p>1188</text:p>
          </table:table-cell>
          <table:table-cell table:number-columns-repeated="7"/>
        </table:table-row>
        <table:table-row table:style-name="ro1">
          <table:table-cell table:formula="of:=[.A298]+15295" office:value-type="float" office:value="4565436" calcext:value-type="float">
            <text:p>4565436</text:p>
          </table:table-cell>
          <table:table-cell table:formula="of:=[.B298]+131" office:value-type="float" office:value="39166" calcext:value-type="float">
            <text:p>39166</text:p>
          </table:table-cell>
          <table:table-cell/>
          <table:table-cell table:formula="of:=[.D298]+[.E299]" office:value-type="float" office:value="1371953878" calcext:value-type="float">
            <text:p>1371953878</text:p>
          </table:table-cell>
          <table:table-cell table:formula="of:=[.F299]*7770" office:value-type="float" office:value="9261840" calcext:value-type="float">
            <text:p>9261840</text:p>
          </table:table-cell>
          <table:table-cell table:formula="of:=[.F297]+8" office:value-type="float" office:value="1192" calcext:value-type="float">
            <text:p>1192</text:p>
          </table:table-cell>
          <table:table-cell table:number-columns-repeated="8"/>
        </table:table-row>
        <table:table-row table:style-name="ro1">
          <table:table-cell table:formula="of:=[.A299]+15295" office:value-type="float" office:value="4580731" calcext:value-type="float">
            <text:p>4580731</text:p>
          </table:table-cell>
          <table:table-cell table:formula="of:=[.B299]+131" office:value-type="float" office:value="39297" calcext:value-type="float">
            <text:p>39297</text:p>
          </table:table-cell>
          <table:table-cell/>
          <table:table-cell table:formula="of:=[.D299]+[.E300]" office:value-type="float" office:value="1381075770" calcext:value-type="float">
            <text:p>1381075770</text:p>
          </table:table-cell>
          <table:table-cell table:formula="of:=[.G300]*7627" office:value-type="float" office:value="9121892" calcext:value-type="float">
            <text:p>9121892</text:p>
          </table:table-cell>
          <table:table-cell/>
          <table:table-cell table:formula="of:=[.G298]+8" office:value-type="float" office:value="1196" calcext:value-type="float">
            <text:p>1196</text:p>
          </table:table-cell>
          <table:table-cell table:number-columns-repeated="7"/>
        </table:table-row>
        <table:table-row table:style-name="ro1">
          <table:table-cell table:formula="of:=[.A300]+15295" office:value-type="float" office:value="4596026" calcext:value-type="float">
            <text:p>4596026</text:p>
          </table:table-cell>
          <table:table-cell table:formula="of:=[.B300]+131" office:value-type="float" office:value="39428" calcext:value-type="float">
            <text:p>39428</text:p>
          </table:table-cell>
          <table:table-cell/>
          <table:table-cell table:formula="of:=[.D300]+[.E301]" office:value-type="float" office:value="1390399770" calcext:value-type="float">
            <text:p>1390399770</text:p>
          </table:table-cell>
          <table:table-cell table:formula="of:=[.F301]*7770" office:value-type="float" office:value="9324000" calcext:value-type="float">
            <text:p>9324000</text:p>
          </table:table-cell>
          <table:table-cell table:formula="of:=[.F299]+8" office:value-type="float" office:value="1200" calcext:value-type="float">
            <text:p>1200</text:p>
          </table:table-cell>
          <table:table-cell table:number-columns-repeated="8"/>
        </table:table-row>
        <table:table-row table:style-name="ro1">
          <table:table-cell table:formula="of:=[.A301]+15295" office:value-type="float" office:value="4611321" calcext:value-type="float">
            <text:p>4611321</text:p>
          </table:table-cell>
          <table:table-cell table:formula="of:=[.B301]+131" office:value-type="float" office:value="39559" calcext:value-type="float">
            <text:p>39559</text:p>
          </table:table-cell>
          <table:table-cell/>
          <table:table-cell table:formula="of:=[.D301]+[.E302]" office:value-type="float" office:value="1399582678" calcext:value-type="float">
            <text:p>1399582678</text:p>
          </table:table-cell>
          <table:table-cell table:formula="of:=[.G302]*7627" office:value-type="float" office:value="9182908" calcext:value-type="float">
            <text:p>9182908</text:p>
          </table:table-cell>
          <table:table-cell/>
          <table:table-cell table:formula="of:=[.G300]+8" office:value-type="float" office:value="1204" calcext:value-type="float">
            <text:p>1204</text:p>
          </table:table-cell>
          <table:table-cell table:number-columns-repeated="7"/>
        </table:table-row>
        <table:table-row table:style-name="ro1">
          <table:table-cell table:formula="of:=[.A302]+15295" office:value-type="float" office:value="4626616" calcext:value-type="float">
            <text:p>4626616</text:p>
          </table:table-cell>
          <table:table-cell table:formula="of:=[.B302]+131" office:value-type="float" office:value="39690" calcext:value-type="float">
            <text:p>39690</text:p>
          </table:table-cell>
          <table:table-cell/>
          <table:table-cell table:formula="of:=[.D302]+[.E303]" office:value-type="float" office:value="1408968838" calcext:value-type="float">
            <text:p>1408968838</text:p>
          </table:table-cell>
          <table:table-cell table:formula="of:=[.F303]*7770" office:value-type="float" office:value="9386160" calcext:value-type="float">
            <text:p>9386160</text:p>
          </table:table-cell>
          <table:table-cell table:formula="of:=[.F301]+8" office:value-type="float" office:value="1208" calcext:value-type="float">
            <text:p>1208</text:p>
          </table:table-cell>
          <table:table-cell table:number-columns-repeated="8"/>
        </table:table-row>
        <table:table-row table:style-name="ro1">
          <table:table-cell table:formula="of:=[.A303]+15295" office:value-type="float" office:value="4641911" calcext:value-type="float">
            <text:p>4641911</text:p>
          </table:table-cell>
          <table:table-cell table:formula="of:=[.B303]+131" office:value-type="float" office:value="39821" calcext:value-type="float">
            <text:p>39821</text:p>
          </table:table-cell>
          <table:table-cell/>
          <table:table-cell table:formula="of:=[.D303]+[.E304]" office:value-type="float" office:value="1418212762" calcext:value-type="float">
            <text:p>1418212762</text:p>
          </table:table-cell>
          <table:table-cell table:formula="of:=[.G304]*7627" office:value-type="float" office:value="9243924" calcext:value-type="float">
            <text:p>9243924</text:p>
          </table:table-cell>
          <table:table-cell/>
          <table:table-cell table:formula="of:=[.G302]+8" office:value-type="float" office:value="1212" calcext:value-type="float">
            <text:p>1212</text:p>
          </table:table-cell>
          <table:table-cell table:number-columns-repeated="7"/>
        </table:table-row>
        <table:table-row table:style-name="ro1">
          <table:table-cell table:formula="of:=[.A304]+15295" office:value-type="float" office:value="4657206" calcext:value-type="float">
            <text:p>4657206</text:p>
          </table:table-cell>
          <table:table-cell table:formula="of:=[.B304]+131" office:value-type="float" office:value="39952" calcext:value-type="float">
            <text:p>39952</text:p>
          </table:table-cell>
          <table:table-cell/>
          <table:table-cell table:formula="of:=[.D304]+[.E305]" office:value-type="float" office:value="1427661082" calcext:value-type="float">
            <text:p>1427661082</text:p>
          </table:table-cell>
          <table:table-cell table:formula="of:=[.F305]*7770" office:value-type="float" office:value="9448320" calcext:value-type="float">
            <text:p>9448320</text:p>
          </table:table-cell>
          <table:table-cell table:formula="of:=[.F303]+8" office:value-type="float" office:value="1216" calcext:value-type="float">
            <text:p>1216</text:p>
          </table:table-cell>
          <table:table-cell table:number-columns-repeated="8"/>
        </table:table-row>
        <table:table-row table:style-name="ro1">
          <table:table-cell table:formula="of:=[.A305]+15295" office:value-type="float" office:value="4672501" calcext:value-type="float">
            <text:p>4672501</text:p>
          </table:table-cell>
          <table:table-cell table:formula="of:=[.B305]+131" office:value-type="float" office:value="40083" calcext:value-type="float">
            <text:p>40083</text:p>
          </table:table-cell>
          <table:table-cell/>
          <table:table-cell table:formula="of:=[.D305]+[.E306]" office:value-type="float" office:value="1436966022" calcext:value-type="float">
            <text:p>1436966022</text:p>
          </table:table-cell>
          <table:table-cell table:formula="of:=[.G306]*7627" office:value-type="float" office:value="9304940" calcext:value-type="float">
            <text:p>9304940</text:p>
          </table:table-cell>
          <table:table-cell/>
          <table:table-cell table:formula="of:=[.G304]+8" office:value-type="float" office:value="1220" calcext:value-type="float">
            <text:p>1220</text:p>
          </table:table-cell>
          <table:table-cell table:number-columns-repeated="7"/>
        </table:table-row>
        <table:table-row table:style-name="ro1">
          <table:table-cell table:formula="of:=[.A306]+15295" office:value-type="float" office:value="4687796" calcext:value-type="float">
            <text:p>4687796</text:p>
          </table:table-cell>
          <table:table-cell table:formula="of:=[.B306]+131" office:value-type="float" office:value="40214" calcext:value-type="float">
            <text:p>40214</text:p>
          </table:table-cell>
          <table:table-cell/>
          <table:table-cell table:formula="of:=[.D306]+[.E307]" office:value-type="float" office:value="1446476502" calcext:value-type="float">
            <text:p>1446476502</text:p>
          </table:table-cell>
          <table:table-cell table:formula="of:=[.F307]*7770" office:value-type="float" office:value="9510480" calcext:value-type="float">
            <text:p>9510480</text:p>
          </table:table-cell>
          <table:table-cell table:formula="of:=[.F305]+8" office:value-type="float" office:value="1224" calcext:value-type="float">
            <text:p>1224</text:p>
          </table:table-cell>
          <table:table-cell table:number-columns-repeated="8"/>
        </table:table-row>
        <table:table-row table:style-name="ro1">
          <table:table-cell table:formula="of:=[.A307]+15295" office:value-type="float" office:value="4703091" calcext:value-type="float">
            <text:p>4703091</text:p>
          </table:table-cell>
          <table:table-cell table:formula="of:=[.B307]+131" office:value-type="float" office:value="40345" calcext:value-type="float">
            <text:p>40345</text:p>
          </table:table-cell>
          <table:table-cell/>
          <table:table-cell table:formula="of:=[.D307]+[.E308]" office:value-type="float" office:value="1455842458" calcext:value-type="float">
            <text:p>1455842458</text:p>
          </table:table-cell>
          <table:table-cell table:formula="of:=[.G308]*7627" office:value-type="float" office:value="9365956" calcext:value-type="float">
            <text:p>9365956</text:p>
          </table:table-cell>
          <table:table-cell/>
          <table:table-cell table:formula="of:=[.G306]+8" office:value-type="float" office:value="1228" calcext:value-type="float">
            <text:p>1228</text:p>
          </table:table-cell>
          <table:table-cell table:number-columns-repeated="7"/>
        </table:table-row>
        <table:table-row table:style-name="ro1">
          <table:table-cell table:formula="of:=[.A308]+15295" office:value-type="float" office:value="4718386" calcext:value-type="float">
            <text:p>4718386</text:p>
          </table:table-cell>
          <table:table-cell table:formula="of:=[.B308]+131" office:value-type="float" office:value="40476" calcext:value-type="float">
            <text:p>40476</text:p>
          </table:table-cell>
          <table:table-cell/>
          <table:table-cell table:formula="of:=[.D308]+[.E309]" office:value-type="float" office:value="1465415098" calcext:value-type="float">
            <text:p>1465415098</text:p>
          </table:table-cell>
          <table:table-cell table:formula="of:=[.F309]*7770" office:value-type="float" office:value="9572640" calcext:value-type="float">
            <text:p>9572640</text:p>
          </table:table-cell>
          <table:table-cell table:formula="of:=[.F307]+8" office:value-type="float" office:value="1232" calcext:value-type="float">
            <text:p>1232</text:p>
          </table:table-cell>
          <table:table-cell table:number-columns-repeated="8"/>
        </table:table-row>
        <table:table-row table:style-name="ro1">
          <table:table-cell table:formula="of:=[.A309]+15295" office:value-type="float" office:value="4733681" calcext:value-type="float">
            <text:p>4733681</text:p>
          </table:table-cell>
          <table:table-cell table:formula="of:=[.B309]+131" office:value-type="float" office:value="40607" calcext:value-type="float">
            <text:p>40607</text:p>
          </table:table-cell>
          <table:table-cell/>
          <table:table-cell table:formula="of:=[.D309]+[.E310]" office:value-type="float" office:value="1474842070" calcext:value-type="float">
            <text:p>1474842070</text:p>
          </table:table-cell>
          <table:table-cell table:formula="of:=[.G310]*7627" office:value-type="float" office:value="9426972" calcext:value-type="float">
            <text:p>9426972</text:p>
          </table:table-cell>
          <table:table-cell/>
          <table:table-cell table:formula="of:=[.G308]+8" office:value-type="float" office:value="1236" calcext:value-type="float">
            <text:p>1236</text:p>
          </table:table-cell>
          <table:table-cell table:number-columns-repeated="7"/>
        </table:table-row>
        <table:table-row table:style-name="ro1">
          <table:table-cell table:formula="of:=[.A310]+15295" office:value-type="float" office:value="4748976" calcext:value-type="float">
            <text:p>4748976</text:p>
          </table:table-cell>
          <table:table-cell table:formula="of:=[.B310]+131" office:value-type="float" office:value="40738" calcext:value-type="float">
            <text:p>40738</text:p>
          </table:table-cell>
          <table:table-cell/>
          <table:table-cell table:formula="of:=[.D310]+[.E311]" office:value-type="float" office:value="1484476870" calcext:value-type="float">
            <text:p>1484476870</text:p>
          </table:table-cell>
          <table:table-cell table:formula="of:=[.F311]*7770" office:value-type="float" office:value="9634800" calcext:value-type="float">
            <text:p>9634800</text:p>
          </table:table-cell>
          <table:table-cell table:formula="of:=[.F309]+8" office:value-type="float" office:value="1240" calcext:value-type="float">
            <text:p>1240</text:p>
          </table:table-cell>
          <table:table-cell table:number-columns-repeated="8"/>
        </table:table-row>
        <table:table-row table:style-name="ro1">
          <table:table-cell table:formula="of:=[.A311]+15295" office:value-type="float" office:value="4764271" calcext:value-type="float">
            <text:p>4764271</text:p>
          </table:table-cell>
          <table:table-cell table:formula="of:=[.B311]+131" office:value-type="float" office:value="40869" calcext:value-type="float">
            <text:p>40869</text:p>
          </table:table-cell>
          <table:table-cell/>
          <table:table-cell table:formula="of:=[.D311]+[.E312]" office:value-type="float" office:value="1493964858" calcext:value-type="float">
            <text:p>1493964858</text:p>
          </table:table-cell>
          <table:table-cell table:formula="of:=[.G312]*7627" office:value-type="float" office:value="9487988" calcext:value-type="float">
            <text:p>9487988</text:p>
          </table:table-cell>
          <table:table-cell/>
          <table:table-cell table:formula="of:=[.G310]+8" office:value-type="float" office:value="1244" calcext:value-type="float">
            <text:p>1244</text:p>
          </table:table-cell>
          <table:table-cell table:number-columns-repeated="7"/>
        </table:table-row>
        <table:table-row table:style-name="ro1">
          <table:table-cell table:formula="of:=[.A312]+15295" office:value-type="float" office:value="4779566" calcext:value-type="float">
            <text:p>4779566</text:p>
          </table:table-cell>
          <table:table-cell table:formula="of:=[.B312]+131" office:value-type="float" office:value="41000" calcext:value-type="float">
            <text:p>41000</text:p>
          </table:table-cell>
          <table:table-cell/>
          <table:table-cell table:formula="of:=[.D312]+[.E313]" office:value-type="float" office:value="1503661818" calcext:value-type="float">
            <text:p>1503661818</text:p>
          </table:table-cell>
          <table:table-cell table:formula="of:=[.F313]*7770" office:value-type="float" office:value="9696960" calcext:value-type="float">
            <text:p>9696960</text:p>
          </table:table-cell>
          <table:table-cell table:formula="of:=[.F311]+8" office:value-type="float" office:value="1248" calcext:value-type="float">
            <text:p>1248</text:p>
          </table:table-cell>
          <table:table-cell table:number-columns-repeated="8"/>
        </table:table-row>
        <table:table-row table:style-name="ro1">
          <table:table-cell table:formula="of:=[.A313]+15295" office:value-type="float" office:value="4794861" calcext:value-type="float">
            <text:p>4794861</text:p>
          </table:table-cell>
          <table:table-cell table:formula="of:=[.B313]+131" office:value-type="float" office:value="41131" calcext:value-type="float">
            <text:p>41131</text:p>
          </table:table-cell>
          <table:table-cell/>
          <table:table-cell table:formula="of:=[.D313]+[.E314]" office:value-type="float" office:value="1513210822" calcext:value-type="float">
            <text:p>1513210822</text:p>
          </table:table-cell>
          <table:table-cell table:formula="of:=[.G314]*7627" office:value-type="float" office:value="9549004" calcext:value-type="float">
            <text:p>9549004</text:p>
          </table:table-cell>
          <table:table-cell/>
          <table:table-cell table:formula="of:=[.G312]+8" office:value-type="float" office:value="1252" calcext:value-type="float">
            <text:p>1252</text:p>
          </table:table-cell>
          <table:table-cell table:number-columns-repeated="7"/>
        </table:table-row>
        <table:table-row table:style-name="ro1">
          <table:table-cell table:formula="of:=[.A314]+15295" office:value-type="float" office:value="4810156" calcext:value-type="float">
            <text:p>4810156</text:p>
          </table:table-cell>
          <table:table-cell table:formula="of:=[.B314]+131" office:value-type="float" office:value="41262" calcext:value-type="float">
            <text:p>41262</text:p>
          </table:table-cell>
          <table:table-cell/>
          <table:table-cell table:formula="of:=[.D314]+[.E315]" office:value-type="float" office:value="1522969942" calcext:value-type="float">
            <text:p>1522969942</text:p>
          </table:table-cell>
          <table:table-cell table:formula="of:=[.F315]*7770" office:value-type="float" office:value="9759120" calcext:value-type="float">
            <text:p>9759120</text:p>
          </table:table-cell>
          <table:table-cell table:formula="of:=[.F313]+8" office:value-type="float" office:value="1256" calcext:value-type="float">
            <text:p>1256</text:p>
          </table:table-cell>
          <table:table-cell table:number-columns-repeated="8"/>
        </table:table-row>
        <table:table-row table:style-name="ro1">
          <table:table-cell table:formula="of:=[.A315]+15295" office:value-type="float" office:value="4825451" calcext:value-type="float">
            <text:p>4825451</text:p>
          </table:table-cell>
          <table:table-cell table:formula="of:=[.B315]+131" office:value-type="float" office:value="41393" calcext:value-type="float">
            <text:p>41393</text:p>
          </table:table-cell>
          <table:table-cell/>
          <table:table-cell table:formula="of:=[.D315]+[.E316]" office:value-type="float" office:value="1532579962" calcext:value-type="float">
            <text:p>1532579962</text:p>
          </table:table-cell>
          <table:table-cell table:formula="of:=[.G316]*7627" office:value-type="float" office:value="9610020" calcext:value-type="float">
            <text:p>9610020</text:p>
          </table:table-cell>
          <table:table-cell/>
          <table:table-cell table:formula="of:=[.G314]+8" office:value-type="float" office:value="1260" calcext:value-type="float">
            <text:p>1260</text:p>
          </table:table-cell>
          <table:table-cell table:number-columns-repeated="7"/>
        </table:table-row>
        <table:table-row table:style-name="ro1">
          <table:table-cell table:formula="of:=[.A316]+15295" office:value-type="float" office:value="4840746" calcext:value-type="float">
            <text:p>4840746</text:p>
          </table:table-cell>
          <table:table-cell table:formula="of:=[.B316]+131" office:value-type="float" office:value="41524" calcext:value-type="float">
            <text:p>41524</text:p>
          </table:table-cell>
          <table:table-cell/>
          <table:table-cell table:formula="of:=[.D316]+[.E317]" office:value-type="float" office:value="1542401242" calcext:value-type="float">
            <text:p>1542401242</text:p>
          </table:table-cell>
          <table:table-cell table:formula="of:=[.F317]*7770" office:value-type="float" office:value="9821280" calcext:value-type="float">
            <text:p>9821280</text:p>
          </table:table-cell>
          <table:table-cell table:formula="of:=[.F315]+8" office:value-type="float" office:value="1264" calcext:value-type="float">
            <text:p>1264</text:p>
          </table:table-cell>
          <table:table-cell table:number-columns-repeated="8"/>
        </table:table-row>
        <table:table-row table:style-name="ro1">
          <table:table-cell table:formula="of:=[.A317]+15295" office:value-type="float" office:value="4856041" calcext:value-type="float">
            <text:p>4856041</text:p>
          </table:table-cell>
          <table:table-cell table:formula="of:=[.B317]+131" office:value-type="float" office:value="41655" calcext:value-type="float">
            <text:p>41655</text:p>
          </table:table-cell>
          <table:table-cell/>
          <table:table-cell table:formula="of:=[.D317]+[.E318]" office:value-type="float" office:value="1552072278" calcext:value-type="float">
            <text:p>1552072278</text:p>
          </table:table-cell>
          <table:table-cell table:formula="of:=[.G318]*7627" office:value-type="float" office:value="9671036" calcext:value-type="float">
            <text:p>9671036</text:p>
          </table:table-cell>
          <table:table-cell/>
          <table:table-cell table:formula="of:=[.G316]+8" office:value-type="float" office:value="1268" calcext:value-type="float">
            <text:p>1268</text:p>
          </table:table-cell>
          <table:table-cell table:number-columns-repeated="7"/>
        </table:table-row>
        <table:table-row table:style-name="ro1">
          <table:table-cell table:formula="of:=[.A318]+15295" office:value-type="float" office:value="4871336" calcext:value-type="float">
            <text:p>4871336</text:p>
          </table:table-cell>
          <table:table-cell table:formula="of:=[.B318]+131" office:value-type="float" office:value="41786" calcext:value-type="float">
            <text:p>41786</text:p>
          </table:table-cell>
          <table:table-cell/>
          <table:table-cell table:formula="of:=[.D318]+[.E319]" office:value-type="float" office:value="1561955718" calcext:value-type="float">
            <text:p>1561955718</text:p>
          </table:table-cell>
          <table:table-cell table:formula="of:=[.F319]*7770" office:value-type="float" office:value="9883440" calcext:value-type="float">
            <text:p>9883440</text:p>
          </table:table-cell>
          <table:table-cell table:formula="of:=[.F317]+8" office:value-type="float" office:value="1272" calcext:value-type="float">
            <text:p>1272</text:p>
          </table:table-cell>
          <table:table-cell table:number-columns-repeated="8"/>
        </table:table-row>
        <table:table-row table:style-name="ro1">
          <table:table-cell table:formula="of:=[.A319]+15295" office:value-type="float" office:value="4886631" calcext:value-type="float">
            <text:p>4886631</text:p>
          </table:table-cell>
          <table:table-cell table:formula="of:=[.B319]+131" office:value-type="float" office:value="41917" calcext:value-type="float">
            <text:p>41917</text:p>
          </table:table-cell>
          <table:table-cell/>
          <table:table-cell table:formula="of:=[.D319]+[.E320]" office:value-type="float" office:value="1571687770" calcext:value-type="float">
            <text:p>1571687770</text:p>
          </table:table-cell>
          <table:table-cell table:formula="of:=[.G320]*7627" office:value-type="float" office:value="9732052" calcext:value-type="float">
            <text:p>9732052</text:p>
          </table:table-cell>
          <table:table-cell/>
          <table:table-cell table:formula="of:=[.G318]+8" office:value-type="float" office:value="1276" calcext:value-type="float">
            <text:p>1276</text:p>
          </table:table-cell>
          <table:table-cell table:number-columns-repeated="7"/>
        </table:table-row>
        <table:table-row table:style-name="ro1">
          <table:table-cell table:formula="of:=[.A320]+15295" office:value-type="float" office:value="4901926" calcext:value-type="float">
            <text:p>4901926</text:p>
          </table:table-cell>
          <table:table-cell table:formula="of:=[.B320]+131" office:value-type="float" office:value="42048" calcext:value-type="float">
            <text:p>42048</text:p>
          </table:table-cell>
          <table:table-cell/>
          <table:table-cell table:formula="of:=[.D320]+[.E321]" office:value-type="float" office:value="1581633370" calcext:value-type="float">
            <text:p>1581633370</text:p>
          </table:table-cell>
          <table:table-cell table:formula="of:=[.F321]*7770" office:value-type="float" office:value="9945600" calcext:value-type="float">
            <text:p>9945600</text:p>
          </table:table-cell>
          <table:table-cell table:formula="of:=[.F319]+8" office:value-type="float" office:value="1280" calcext:value-type="float">
            <text:p>1280</text:p>
          </table:table-cell>
          <table:table-cell table:number-columns-repeated="8"/>
        </table:table-row>
        <table:table-row table:style-name="ro1">
          <table:table-cell table:formula="of:=[.A321]+15295" office:value-type="float" office:value="4917221" calcext:value-type="float">
            <text:p>4917221</text:p>
          </table:table-cell>
          <table:table-cell table:formula="of:=[.B321]+131" office:value-type="float" office:value="42179" calcext:value-type="float">
            <text:p>42179</text:p>
          </table:table-cell>
          <table:table-cell/>
          <table:table-cell table:formula="of:=[.D321]+[.E322]" office:value-type="float" office:value="1591426438" calcext:value-type="float">
            <text:p>1591426438</text:p>
          </table:table-cell>
          <table:table-cell table:formula="of:=[.G322]*7627" office:value-type="float" office:value="9793068" calcext:value-type="float">
            <text:p>9793068</text:p>
          </table:table-cell>
          <table:table-cell/>
          <table:table-cell table:formula="of:=[.G320]+8" office:value-type="float" office:value="1284" calcext:value-type="float">
            <text:p>1284</text:p>
          </table:table-cell>
          <table:table-cell table:number-columns-repeated="7"/>
        </table:table-row>
        <table:table-row table:style-name="ro1">
          <table:table-cell table:formula="of:=[.A322]+15295" office:value-type="float" office:value="4932516" calcext:value-type="float">
            <text:p>4932516</text:p>
          </table:table-cell>
          <table:table-cell table:formula="of:=[.B322]+131" office:value-type="float" office:value="42310" calcext:value-type="float">
            <text:p>42310</text:p>
          </table:table-cell>
          <table:table-cell/>
          <table:table-cell table:formula="of:=[.D322]+[.E323]" office:value-type="float" office:value="1601434198" calcext:value-type="float">
            <text:p>1601434198</text:p>
          </table:table-cell>
          <table:table-cell table:formula="of:=[.F323]*7770" office:value-type="float" office:value="10007760" calcext:value-type="float">
            <text:p>10007760</text:p>
          </table:table-cell>
          <table:table-cell table:formula="of:=[.F321]+8" office:value-type="float" office:value="1288" calcext:value-type="float">
            <text:p>1288</text:p>
          </table:table-cell>
          <table:table-cell table:number-columns-repeated="8"/>
        </table:table-row>
        <table:table-row table:style-name="ro1">
          <table:table-cell table:formula="of:=[.A323]+15295" office:value-type="float" office:value="4947811" calcext:value-type="float">
            <text:p>4947811</text:p>
          </table:table-cell>
          <table:table-cell table:formula="of:=[.B323]+131" office:value-type="float" office:value="42441" calcext:value-type="float">
            <text:p>42441</text:p>
          </table:table-cell>
          <table:table-cell/>
          <table:table-cell table:formula="of:=[.D323]+[.E324]" office:value-type="float" office:value="1611288282" calcext:value-type="float">
            <text:p>1611288282</text:p>
          </table:table-cell>
          <table:table-cell table:formula="of:=[.G324]*7627" office:value-type="float" office:value="9854084" calcext:value-type="float">
            <text:p>9854084</text:p>
          </table:table-cell>
          <table:table-cell/>
          <table:table-cell table:formula="of:=[.G322]+8" office:value-type="float" office:value="1292" calcext:value-type="float">
            <text:p>1292</text:p>
          </table:table-cell>
          <table:table-cell table:number-columns-repeated="7"/>
        </table:table-row>
        <table:table-row table:style-name="ro1">
          <table:table-cell table:formula="of:=[.A324]+15295" office:value-type="float" office:value="4963106" calcext:value-type="float">
            <text:p>4963106</text:p>
          </table:table-cell>
          <table:table-cell table:formula="of:=[.B324]+131" office:value-type="float" office:value="42572" calcext:value-type="float">
            <text:p>42572</text:p>
          </table:table-cell>
          <table:table-cell/>
          <table:table-cell table:formula="of:=[.D324]+[.E325]" office:value-type="float" office:value="1621358202" calcext:value-type="float">
            <text:p>1621358202</text:p>
          </table:table-cell>
          <table:table-cell table:formula="of:=[.F325]*7770" office:value-type="float" office:value="10069920" calcext:value-type="float">
            <text:p>10069920</text:p>
          </table:table-cell>
          <table:table-cell table:formula="of:=[.F323]+8" office:value-type="float" office:value="1296" calcext:value-type="float">
            <text:p>1296</text:p>
          </table:table-cell>
          <table:table-cell table:number-columns-repeated="8"/>
        </table:table-row>
        <table:table-row table:style-name="ro1">
          <table:table-cell table:formula="of:=[.A325]+15295" office:value-type="float" office:value="4978401" calcext:value-type="float">
            <text:p>4978401</text:p>
          </table:table-cell>
          <table:table-cell table:formula="of:=[.B325]+131" office:value-type="float" office:value="42703" calcext:value-type="float">
            <text:p>42703</text:p>
          </table:table-cell>
          <table:table-cell/>
          <table:table-cell table:formula="of:=[.D325]+[.E326]" office:value-type="float" office:value="1631273302" calcext:value-type="float">
            <text:p>1631273302</text:p>
          </table:table-cell>
          <table:table-cell table:formula="of:=[.G326]*7627" office:value-type="float" office:value="9915100" calcext:value-type="float">
            <text:p>9915100</text:p>
          </table:table-cell>
          <table:table-cell/>
          <table:table-cell table:formula="of:=[.G324]+8" office:value-type="float" office:value="1300" calcext:value-type="float">
            <text:p>1300</text:p>
          </table:table-cell>
          <table:table-cell table:number-columns-repeated="7"/>
        </table:table-row>
        <table:table-row table:style-name="ro1">
          <table:table-cell table:formula="of:=[.A326]+15295" office:value-type="float" office:value="4993696" calcext:value-type="float">
            <text:p>4993696</text:p>
          </table:table-cell>
          <table:table-cell table:formula="of:=[.B326]+131" office:value-type="float" office:value="42834" calcext:value-type="float">
            <text:p>42834</text:p>
          </table:table-cell>
          <table:table-cell/>
          <table:table-cell table:formula="of:=[.D326]+[.E327]" office:value-type="float" office:value="1641405382" calcext:value-type="float">
            <text:p>1641405382</text:p>
          </table:table-cell>
          <table:table-cell table:formula="of:=[.F327]*7770" office:value-type="float" office:value="10132080" calcext:value-type="float">
            <text:p>10132080</text:p>
          </table:table-cell>
          <table:table-cell table:formula="of:=[.F325]+8" office:value-type="float" office:value="1304" calcext:value-type="float">
            <text:p>1304</text:p>
          </table:table-cell>
          <table:table-cell table:number-columns-repeated="8"/>
        </table:table-row>
        <table:table-row table:style-name="ro1">
          <table:table-cell table:formula="of:=[.A327]+15295" office:value-type="float" office:value="5008991" calcext:value-type="float">
            <text:p>5008991</text:p>
          </table:table-cell>
          <table:table-cell table:formula="of:=[.B327]+131" office:value-type="float" office:value="42965" calcext:value-type="float">
            <text:p>42965</text:p>
          </table:table-cell>
          <table:table-cell/>
          <table:table-cell table:formula="of:=[.D327]+[.E328]" office:value-type="float" office:value="1651381498" calcext:value-type="float">
            <text:p>1651381498</text:p>
          </table:table-cell>
          <table:table-cell table:formula="of:=[.G328]*7627" office:value-type="float" office:value="9976116" calcext:value-type="float">
            <text:p>9976116</text:p>
          </table:table-cell>
          <table:table-cell/>
          <table:table-cell table:formula="of:=[.G326]+8" office:value-type="float" office:value="1308" calcext:value-type="float">
            <text:p>1308</text:p>
          </table:table-cell>
          <table:table-cell table:number-columns-repeated="7"/>
        </table:table-row>
        <table:table-row table:style-name="ro1">
          <table:table-cell table:formula="of:=[.A328]+15295" office:value-type="float" office:value="5024286" calcext:value-type="float">
            <text:p>5024286</text:p>
          </table:table-cell>
          <table:table-cell table:formula="of:=[.B328]+131" office:value-type="float" office:value="43096" calcext:value-type="float">
            <text:p>43096</text:p>
          </table:table-cell>
          <table:table-cell/>
          <table:table-cell table:formula="of:=[.D328]+[.E329]" office:value-type="float" office:value="1661575738" calcext:value-type="float">
            <text:p>1661575738</text:p>
          </table:table-cell>
          <table:table-cell table:formula="of:=[.F329]*7770" office:value-type="float" office:value="10194240" calcext:value-type="float">
            <text:p>10194240</text:p>
          </table:table-cell>
          <table:table-cell table:formula="of:=[.F327]+8" office:value-type="float" office:value="1312" calcext:value-type="float">
            <text:p>1312</text:p>
          </table:table-cell>
          <table:table-cell table:number-columns-repeated="8"/>
        </table:table-row>
        <table:table-row table:style-name="ro1">
          <table:table-cell table:formula="of:=[.A329]+15295" office:value-type="float" office:value="5039581" calcext:value-type="float">
            <text:p>5039581</text:p>
          </table:table-cell>
          <table:table-cell table:formula="of:=[.B329]+131" office:value-type="float" office:value="43227" calcext:value-type="float">
            <text:p>43227</text:p>
          </table:table-cell>
          <table:table-cell/>
          <table:table-cell table:formula="of:=[.D329]+[.E330]" office:value-type="float" office:value="1671612870" calcext:value-type="float">
            <text:p>1671612870</text:p>
          </table:table-cell>
          <table:table-cell table:formula="of:=[.G330]*7627" office:value-type="float" office:value="10037132" calcext:value-type="float">
            <text:p>10037132</text:p>
          </table:table-cell>
          <table:table-cell/>
          <table:table-cell table:formula="of:=[.G328]+8" office:value-type="float" office:value="1316" calcext:value-type="float">
            <text:p>1316</text:p>
          </table:table-cell>
          <table:table-cell table:number-columns-repeated="7"/>
        </table:table-row>
        <table:table-row table:style-name="ro1">
          <table:table-cell table:formula="of:=[.A330]+15295" office:value-type="float" office:value="5054876" calcext:value-type="float">
            <text:p>5054876</text:p>
          </table:table-cell>
          <table:table-cell table:formula="of:=[.B330]+131" office:value-type="float" office:value="43358" calcext:value-type="float">
            <text:p>43358</text:p>
          </table:table-cell>
          <table:table-cell/>
          <table:table-cell table:formula="of:=[.D330]+[.E331]" office:value-type="float" office:value="1681869270" calcext:value-type="float">
            <text:p>1681869270</text:p>
          </table:table-cell>
          <table:table-cell table:formula="of:=[.F331]*7770" office:value-type="float" office:value="10256400" calcext:value-type="float">
            <text:p>10256400</text:p>
          </table:table-cell>
          <table:table-cell table:formula="of:=[.F329]+8" office:value-type="float" office:value="1320" calcext:value-type="float">
            <text:p>1320</text:p>
          </table:table-cell>
          <table:table-cell table:number-columns-repeated="8"/>
        </table:table-row>
        <table:table-row table:style-name="ro1">
          <table:table-cell table:formula="of:=[.A331]+15295" office:value-type="float" office:value="5070171" calcext:value-type="float">
            <text:p>5070171</text:p>
          </table:table-cell>
          <table:table-cell table:formula="of:=[.B331]+131" office:value-type="float" office:value="43489" calcext:value-type="float">
            <text:p>43489</text:p>
          </table:table-cell>
          <table:table-cell/>
          <table:table-cell table:formula="of:=[.D331]+[.E332]" office:value-type="float" office:value="1691967418" calcext:value-type="float">
            <text:p>1691967418</text:p>
          </table:table-cell>
          <table:table-cell table:formula="of:=[.G332]*7627" office:value-type="float" office:value="10098148" calcext:value-type="float">
            <text:p>10098148</text:p>
          </table:table-cell>
          <table:table-cell/>
          <table:table-cell table:formula="of:=[.G330]+8" office:value-type="float" office:value="1324" calcext:value-type="float">
            <text:p>1324</text:p>
          </table:table-cell>
          <table:table-cell table:number-columns-repeated="7"/>
        </table:table-row>
        <table:table-row table:style-name="ro1">
          <table:table-cell table:formula="of:=[.A332]+15295" office:value-type="float" office:value="5085466" calcext:value-type="float">
            <text:p>5085466</text:p>
          </table:table-cell>
          <table:table-cell table:formula="of:=[.B332]+131" office:value-type="float" office:value="43620" calcext:value-type="float">
            <text:p>43620</text:p>
          </table:table-cell>
          <table:table-cell/>
          <table:table-cell table:formula="of:=[.D332]+[.E333]" office:value-type="float" office:value="1702285978" calcext:value-type="float">
            <text:p>1702285978</text:p>
          </table:table-cell>
          <table:table-cell table:formula="of:=[.F333]*7770" office:value-type="float" office:value="10318560" calcext:value-type="float">
            <text:p>10318560</text:p>
          </table:table-cell>
          <table:table-cell table:formula="of:=[.F331]+8" office:value-type="float" office:value="1328" calcext:value-type="float">
            <text:p>1328</text:p>
          </table:table-cell>
          <table:table-cell table:number-columns-repeated="8"/>
        </table:table-row>
        <table:table-row table:style-name="ro1">
          <table:table-cell table:formula="of:=[.A333]+15295" office:value-type="float" office:value="5100761" calcext:value-type="float">
            <text:p>5100761</text:p>
          </table:table-cell>
          <table:table-cell table:formula="of:=[.B333]+131" office:value-type="float" office:value="43751" calcext:value-type="float">
            <text:p>43751</text:p>
          </table:table-cell>
          <table:table-cell/>
          <table:table-cell table:formula="of:=[.D333]+[.E334]" office:value-type="float" office:value="1712445142" calcext:value-type="float">
            <text:p>1712445142</text:p>
          </table:table-cell>
          <table:table-cell table:formula="of:=[.G334]*7627" office:value-type="float" office:value="10159164" calcext:value-type="float">
            <text:p>10159164</text:p>
          </table:table-cell>
          <table:table-cell/>
          <table:table-cell table:formula="of:=[.G332]+8" office:value-type="float" office:value="1332" calcext:value-type="float">
            <text:p>1332</text:p>
          </table:table-cell>
          <table:table-cell table:number-columns-repeated="7"/>
        </table:table-row>
        <table:table-row table:style-name="ro1">
          <table:table-cell table:formula="of:=[.A334]+15295" office:value-type="float" office:value="5116056" calcext:value-type="float">
            <text:p>5116056</text:p>
          </table:table-cell>
          <table:table-cell table:formula="of:=[.B334]+131" office:value-type="float" office:value="43882" calcext:value-type="float">
            <text:p>43882</text:p>
          </table:table-cell>
          <table:table-cell/>
          <table:table-cell table:formula="of:=[.D334]+[.E335]" office:value-type="float" office:value="1722825862" calcext:value-type="float">
            <text:p>1722825862</text:p>
          </table:table-cell>
          <table:table-cell table:formula="of:=[.F335]*7770" office:value-type="float" office:value="10380720" calcext:value-type="float">
            <text:p>10380720</text:p>
          </table:table-cell>
          <table:table-cell table:formula="of:=[.F333]+8" office:value-type="float" office:value="1336" calcext:value-type="float">
            <text:p>1336</text:p>
          </table:table-cell>
          <table:table-cell table:number-columns-repeated="8"/>
        </table:table-row>
        <table:table-row table:style-name="ro1">
          <table:table-cell table:formula="of:=[.A335]+15295" office:value-type="float" office:value="5131351" calcext:value-type="float">
            <text:p>5131351</text:p>
          </table:table-cell>
          <table:table-cell table:formula="of:=[.B335]+131" office:value-type="float" office:value="44013" calcext:value-type="float">
            <text:p>44013</text:p>
          </table:table-cell>
          <table:table-cell/>
          <table:table-cell table:formula="of:=[.D335]+[.E336]" office:value-type="float" office:value="1733046042" calcext:value-type="float">
            <text:p>1733046042</text:p>
          </table:table-cell>
          <table:table-cell table:formula="of:=[.G336]*7627" office:value-type="float" office:value="10220180" calcext:value-type="float">
            <text:p>10220180</text:p>
          </table:table-cell>
          <table:table-cell/>
          <table:table-cell table:formula="of:=[.G334]+8" office:value-type="float" office:value="1340" calcext:value-type="float">
            <text:p>1340</text:p>
          </table:table-cell>
          <table:table-cell table:number-columns-repeated="7"/>
        </table:table-row>
        <table:table-row table:style-name="ro1">
          <table:table-cell table:formula="of:=[.A336]+15295" office:value-type="float" office:value="5146646" calcext:value-type="float">
            <text:p>5146646</text:p>
          </table:table-cell>
          <table:table-cell table:formula="of:=[.B336]+131" office:value-type="float" office:value="44144" calcext:value-type="float">
            <text:p>44144</text:p>
          </table:table-cell>
          <table:table-cell/>
          <table:table-cell table:formula="of:=[.D336]+[.E337]" office:value-type="float" office:value="1743488922" calcext:value-type="float">
            <text:p>1743488922</text:p>
          </table:table-cell>
          <table:table-cell table:formula="of:=[.F337]*7770" office:value-type="float" office:value="10442880" calcext:value-type="float">
            <text:p>10442880</text:p>
          </table:table-cell>
          <table:table-cell table:formula="of:=[.F335]+8" office:value-type="float" office:value="1344" calcext:value-type="float">
            <text:p>1344</text:p>
          </table:table-cell>
          <table:table-cell table:number-columns-repeated="8"/>
        </table:table-row>
        <table:table-row table:style-name="ro1">
          <table:table-cell table:formula="of:=[.A337]+15295" office:value-type="float" office:value="5161941" calcext:value-type="float">
            <text:p>5161941</text:p>
          </table:table-cell>
          <table:table-cell table:formula="of:=[.B337]+131" office:value-type="float" office:value="44275" calcext:value-type="float">
            <text:p>44275</text:p>
          </table:table-cell>
          <table:table-cell/>
          <table:table-cell table:formula="of:=[.D337]+[.E338]" office:value-type="float" office:value="1753770118" calcext:value-type="float">
            <text:p>1753770118</text:p>
          </table:table-cell>
          <table:table-cell table:formula="of:=[.G338]*7627" office:value-type="float" office:value="10281196" calcext:value-type="float">
            <text:p>10281196</text:p>
          </table:table-cell>
          <table:table-cell/>
          <table:table-cell table:formula="of:=[.G336]+8" office:value-type="float" office:value="1348" calcext:value-type="float">
            <text:p>1348</text:p>
          </table:table-cell>
          <table:table-cell table:number-columns-repeated="7"/>
        </table:table-row>
        <table:table-row table:style-name="ro1">
          <table:table-cell table:formula="of:=[.A338]+15295" office:value-type="float" office:value="5177236" calcext:value-type="float">
            <text:p>5177236</text:p>
          </table:table-cell>
          <table:table-cell table:formula="of:=[.B338]+131" office:value-type="float" office:value="44406" calcext:value-type="float">
            <text:p>44406</text:p>
          </table:table-cell>
          <table:table-cell/>
          <table:table-cell table:formula="of:=[.D338]+[.E339]" office:value-type="float" office:value="1764275158" calcext:value-type="float">
            <text:p>1764275158</text:p>
          </table:table-cell>
          <table:table-cell table:formula="of:=[.F339]*7770" office:value-type="float" office:value="10505040" calcext:value-type="float">
            <text:p>10505040</text:p>
          </table:table-cell>
          <table:table-cell table:formula="of:=[.F337]+8" office:value-type="float" office:value="1352" calcext:value-type="float">
            <text:p>1352</text:p>
          </table:table-cell>
          <table:table-cell table:number-columns-repeated="8"/>
        </table:table-row>
        <table:table-row table:style-name="ro1">
          <table:table-cell table:formula="of:=[.A339]+15295" office:value-type="float" office:value="5192531" calcext:value-type="float">
            <text:p>5192531</text:p>
          </table:table-cell>
          <table:table-cell table:formula="of:=[.B339]+131" office:value-type="float" office:value="44537" calcext:value-type="float">
            <text:p>44537</text:p>
          </table:table-cell>
          <table:table-cell/>
          <table:table-cell table:formula="of:=[.D339]+[.E340]" office:value-type="float" office:value="1774617370" calcext:value-type="float">
            <text:p>1774617370</text:p>
          </table:table-cell>
          <table:table-cell table:formula="of:=[.G340]*7627" office:value-type="float" office:value="10342212" calcext:value-type="float">
            <text:p>10342212</text:p>
          </table:table-cell>
          <table:table-cell/>
          <table:table-cell table:formula="of:=[.G338]+8" office:value-type="float" office:value="1356" calcext:value-type="float">
            <text:p>1356</text:p>
          </table:table-cell>
          <table:table-cell table:number-columns-repeated="7"/>
        </table:table-row>
        <table:table-row table:style-name="ro1">
          <table:table-cell table:formula="of:=[.A340]+15295" office:value-type="float" office:value="5207826" calcext:value-type="float">
            <text:p>5207826</text:p>
          </table:table-cell>
          <table:table-cell table:formula="of:=[.B340]+131" office:value-type="float" office:value="44668" calcext:value-type="float">
            <text:p>44668</text:p>
          </table:table-cell>
          <table:table-cell/>
          <table:table-cell table:formula="of:=[.D340]+[.E341]" office:value-type="float" office:value="1785184570" calcext:value-type="float">
            <text:p>1785184570</text:p>
          </table:table-cell>
          <table:table-cell table:formula="of:=[.F341]*7770" office:value-type="float" office:value="10567200" calcext:value-type="float">
            <text:p>10567200</text:p>
          </table:table-cell>
          <table:table-cell table:formula="of:=[.F339]+8" office:value-type="float" office:value="1360" calcext:value-type="float">
            <text:p>1360</text:p>
          </table:table-cell>
          <table:table-cell table:number-columns-repeated="8"/>
        </table:table-row>
        <table:table-row table:style-name="ro1">
          <table:table-cell table:formula="of:=[.A341]+15295" office:value-type="float" office:value="5223121" calcext:value-type="float">
            <text:p>5223121</text:p>
          </table:table-cell>
          <table:table-cell table:formula="of:=[.B341]+131" office:value-type="float" office:value="44799" calcext:value-type="float">
            <text:p>44799</text:p>
          </table:table-cell>
          <table:table-cell/>
          <table:table-cell table:formula="of:=[.D341]+[.E342]" office:value-type="float" office:value="1795587798" calcext:value-type="float">
            <text:p>1795587798</text:p>
          </table:table-cell>
          <table:table-cell table:formula="of:=[.G342]*7627" office:value-type="float" office:value="10403228" calcext:value-type="float">
            <text:p>10403228</text:p>
          </table:table-cell>
          <table:table-cell/>
          <table:table-cell table:formula="of:=[.G340]+8" office:value-type="float" office:value="1364" calcext:value-type="float">
            <text:p>1364</text:p>
          </table:table-cell>
          <table:table-cell table:number-columns-repeated="7"/>
        </table:table-row>
        <table:table-row table:style-name="ro1">
          <table:table-cell table:formula="of:=[.A342]+15295" office:value-type="float" office:value="5238416" calcext:value-type="float">
            <text:p>5238416</text:p>
          </table:table-cell>
          <table:table-cell table:formula="of:=[.B342]+131" office:value-type="float" office:value="44930" calcext:value-type="float">
            <text:p>44930</text:p>
          </table:table-cell>
          <table:table-cell/>
          <table:table-cell table:formula="of:=[.D342]+[.E343]" office:value-type="float" office:value="1806217158" calcext:value-type="float">
            <text:p>1806217158</text:p>
          </table:table-cell>
          <table:table-cell table:formula="of:=[.F343]*7770" office:value-type="float" office:value="10629360" calcext:value-type="float">
            <text:p>10629360</text:p>
          </table:table-cell>
          <table:table-cell table:formula="of:=[.F341]+8" office:value-type="float" office:value="1368" calcext:value-type="float">
            <text:p>1368</text:p>
          </table:table-cell>
          <table:table-cell table:number-columns-repeated="8"/>
        </table:table-row>
        <table:table-row table:style-name="ro1">
          <table:table-cell table:formula="of:=[.A343]+15295" office:value-type="float" office:value="5253711" calcext:value-type="float">
            <text:p>5253711</text:p>
          </table:table-cell>
          <table:table-cell table:formula="of:=[.B343]+131" office:value-type="float" office:value="45061" calcext:value-type="float">
            <text:p>45061</text:p>
          </table:table-cell>
          <table:table-cell/>
          <table:table-cell table:formula="of:=[.D343]+[.E344]" office:value-type="float" office:value="1816681402" calcext:value-type="float">
            <text:p>1816681402</text:p>
          </table:table-cell>
          <table:table-cell table:formula="of:=[.G344]*7627" office:value-type="float" office:value="10464244" calcext:value-type="float">
            <text:p>10464244</text:p>
          </table:table-cell>
          <table:table-cell/>
          <table:table-cell table:formula="of:=[.G342]+8" office:value-type="float" office:value="1372" calcext:value-type="float">
            <text:p>1372</text:p>
          </table:table-cell>
          <table:table-cell table:number-columns-repeated="7"/>
        </table:table-row>
        <table:table-row table:style-name="ro1">
          <table:table-cell table:formula="of:=[.A344]+15295" office:value-type="float" office:value="5269006" calcext:value-type="float">
            <text:p>5269006</text:p>
          </table:table-cell>
          <table:table-cell table:formula="of:=[.B344]+131" office:value-type="float" office:value="45192" calcext:value-type="float">
            <text:p>45192</text:p>
          </table:table-cell>
          <table:table-cell/>
          <table:table-cell table:formula="of:=[.D344]+[.E345]" office:value-type="float" office:value="1827372922" calcext:value-type="float">
            <text:p>1827372922</text:p>
          </table:table-cell>
          <table:table-cell table:formula="of:=[.F345]*7770" office:value-type="float" office:value="10691520" calcext:value-type="float">
            <text:p>10691520</text:p>
          </table:table-cell>
          <table:table-cell table:formula="of:=[.F343]+8" office:value-type="float" office:value="1376" calcext:value-type="float">
            <text:p>1376</text:p>
          </table:table-cell>
          <table:table-cell table:number-columns-repeated="8"/>
        </table:table-row>
        <table:table-row table:style-name="ro1">
          <table:table-cell table:formula="of:=[.A345]+15295" office:value-type="float" office:value="5284301" calcext:value-type="float">
            <text:p>5284301</text:p>
          </table:table-cell>
          <table:table-cell table:formula="of:=[.B345]+131" office:value-type="float" office:value="45323" calcext:value-type="float">
            <text:p>45323</text:p>
          </table:table-cell>
          <table:table-cell/>
          <table:table-cell table:formula="of:=[.D345]+[.E346]" office:value-type="float" office:value="1837898182" calcext:value-type="float">
            <text:p>1837898182</text:p>
          </table:table-cell>
          <table:table-cell table:formula="of:=[.G346]*7627" office:value-type="float" office:value="10525260" calcext:value-type="float">
            <text:p>10525260</text:p>
          </table:table-cell>
          <table:table-cell/>
          <table:table-cell table:formula="of:=[.G344]+8" office:value-type="float" office:value="1380" calcext:value-type="float">
            <text:p>1380</text:p>
          </table:table-cell>
          <table:table-cell table:number-columns-repeated="7"/>
        </table:table-row>
        <table:table-row table:style-name="ro1">
          <table:table-cell table:formula="of:=[.A346]+15295" office:value-type="float" office:value="5299596" calcext:value-type="float">
            <text:p>5299596</text:p>
          </table:table-cell>
          <table:table-cell table:formula="of:=[.B346]+131" office:value-type="float" office:value="45454" calcext:value-type="float">
            <text:p>45454</text:p>
          </table:table-cell>
          <table:table-cell/>
          <table:table-cell table:formula="of:=[.D346]+[.E347]" office:value-type="float" office:value="1848651862" calcext:value-type="float">
            <text:p>1848651862</text:p>
          </table:table-cell>
          <table:table-cell table:formula="of:=[.F347]*7770" office:value-type="float" office:value="10753680" calcext:value-type="float">
            <text:p>10753680</text:p>
          </table:table-cell>
          <table:table-cell table:formula="of:=[.F345]+8" office:value-type="float" office:value="1384" calcext:value-type="float">
            <text:p>1384</text:p>
          </table:table-cell>
          <table:table-cell table:number-columns-repeated="8"/>
        </table:table-row>
        <table:table-row table:style-name="ro1">
          <table:table-cell table:formula="of:=[.A347]+15295" office:value-type="float" office:value="5314891" calcext:value-type="float">
            <text:p>5314891</text:p>
          </table:table-cell>
          <table:table-cell table:formula="of:=[.B347]+131" office:value-type="float" office:value="45585" calcext:value-type="float">
            <text:p>45585</text:p>
          </table:table-cell>
          <table:table-cell/>
          <table:table-cell table:formula="of:=[.D347]+[.E348]" office:value-type="float" office:value="1859238138" calcext:value-type="float">
            <text:p>1859238138</text:p>
          </table:table-cell>
          <table:table-cell table:formula="of:=[.G348]*7627" office:value-type="float" office:value="10586276" calcext:value-type="float">
            <text:p>10586276</text:p>
          </table:table-cell>
          <table:table-cell/>
          <table:table-cell table:formula="of:=[.G346]+8" office:value-type="float" office:value="1388" calcext:value-type="float">
            <text:p>1388</text:p>
          </table:table-cell>
          <table:table-cell table:number-columns-repeated="7"/>
        </table:table-row>
        <table:table-row table:style-name="ro1">
          <table:table-cell table:formula="of:=[.A348]+15295" office:value-type="float" office:value="5330186" calcext:value-type="float">
            <text:p>5330186</text:p>
          </table:table-cell>
          <table:table-cell table:formula="of:=[.B348]+131" office:value-type="float" office:value="45716" calcext:value-type="float">
            <text:p>45716</text:p>
          </table:table-cell>
          <table:table-cell/>
          <table:table-cell table:formula="of:=[.D348]+[.E349]" office:value-type="float" office:value="1870053978" calcext:value-type="float">
            <text:p>1870053978</text:p>
          </table:table-cell>
          <table:table-cell table:formula="of:=[.F349]*7770" office:value-type="float" office:value="10815840" calcext:value-type="float">
            <text:p>10815840</text:p>
          </table:table-cell>
          <table:table-cell table:formula="of:=[.F347]+8" office:value-type="float" office:value="1392" calcext:value-type="float">
            <text:p>1392</text:p>
          </table:table-cell>
          <table:table-cell table:number-columns-repeated="8"/>
        </table:table-row>
        <table:table-row table:style-name="ro1">
          <table:table-cell table:formula="of:=[.A349]+15295" office:value-type="float" office:value="5345481" calcext:value-type="float">
            <text:p>5345481</text:p>
          </table:table-cell>
          <table:table-cell table:formula="of:=[.B349]+131" office:value-type="float" office:value="45847" calcext:value-type="float">
            <text:p>45847</text:p>
          </table:table-cell>
          <table:table-cell/>
          <table:table-cell table:formula="of:=[.D349]+[.E350]" office:value-type="float" office:value="1880701270" calcext:value-type="float">
            <text:p>1880701270</text:p>
          </table:table-cell>
          <table:table-cell table:formula="of:=[.G350]*7627" office:value-type="float" office:value="10647292" calcext:value-type="float">
            <text:p>10647292</text:p>
          </table:table-cell>
          <table:table-cell/>
          <table:table-cell table:formula="of:=[.G348]+8" office:value-type="float" office:value="1396" calcext:value-type="float">
            <text:p>1396</text:p>
          </table:table-cell>
          <table:table-cell table:number-columns-repeated="7"/>
        </table:table-row>
        <table:table-row table:style-name="ro1">
          <table:table-cell table:formula="of:=[.A350]+15295" office:value-type="float" office:value="5360776" calcext:value-type="float">
            <text:p>5360776</text:p>
          </table:table-cell>
          <table:table-cell table:formula="of:=[.B350]+131" office:value-type="float" office:value="45978" calcext:value-type="float">
            <text:p>45978</text:p>
          </table:table-cell>
          <table:table-cell/>
          <table:table-cell table:formula="of:=[.D350]+[.E351]" office:value-type="float" office:value="1891579270" calcext:value-type="float">
            <text:p>1891579270</text:p>
          </table:table-cell>
          <table:table-cell table:formula="of:=[.F351]*7770" office:value-type="float" office:value="10878000" calcext:value-type="float">
            <text:p>10878000</text:p>
          </table:table-cell>
          <table:table-cell table:formula="of:=[.F349]+8" office:value-type="float" office:value="1400" calcext:value-type="float">
            <text:p>1400</text:p>
          </table:table-cell>
          <table:table-cell table:number-columns-repeated="8"/>
        </table:table-row>
        <table:table-row table:style-name="ro1">
          <table:table-cell table:formula="of:=[.A351]+15295" office:value-type="float" office:value="5376071" calcext:value-type="float">
            <text:p>5376071</text:p>
          </table:table-cell>
          <table:table-cell table:formula="of:=[.B351]+131" office:value-type="float" office:value="46109" calcext:value-type="float">
            <text:p>46109</text:p>
          </table:table-cell>
          <table:table-cell/>
          <table:table-cell table:formula="of:=[.D351]+[.E352]" office:value-type="float" office:value="1902287578" calcext:value-type="float">
            <text:p>1902287578</text:p>
          </table:table-cell>
          <table:table-cell table:formula="of:=[.G352]*7627" office:value-type="float" office:value="10708308" calcext:value-type="float">
            <text:p>10708308</text:p>
          </table:table-cell>
          <table:table-cell/>
          <table:table-cell table:formula="of:=[.G350]+8" office:value-type="float" office:value="1404" calcext:value-type="float">
            <text:p>1404</text:p>
          </table:table-cell>
          <table:table-cell table:number-columns-repeated="7"/>
        </table:table-row>
        <table:table-row table:style-name="ro1">
          <table:table-cell table:formula="of:=[.A352]+15295" office:value-type="float" office:value="5391366" calcext:value-type="float">
            <text:p>5391366</text:p>
          </table:table-cell>
          <table:table-cell table:formula="of:=[.B352]+131" office:value-type="float" office:value="46240" calcext:value-type="float">
            <text:p>46240</text:p>
          </table:table-cell>
          <table:table-cell/>
          <table:table-cell table:formula="of:=[.D352]+[.E353]" office:value-type="float" office:value="1913227738" calcext:value-type="float">
            <text:p>1913227738</text:p>
          </table:table-cell>
          <table:table-cell table:formula="of:=[.F353]*7770" office:value-type="float" office:value="10940160" calcext:value-type="float">
            <text:p>10940160</text:p>
          </table:table-cell>
          <table:table-cell table:formula="of:=[.F351]+8" office:value-type="float" office:value="1408" calcext:value-type="float">
            <text:p>1408</text:p>
          </table:table-cell>
          <table:table-cell table:number-columns-repeated="8"/>
        </table:table-row>
        <table:table-row table:style-name="ro1">
          <table:table-cell table:formula="of:=[.A353]+15295" office:value-type="float" office:value="5406661" calcext:value-type="float">
            <text:p>5406661</text:p>
          </table:table-cell>
          <table:table-cell table:formula="of:=[.B353]+131" office:value-type="float" office:value="46371" calcext:value-type="float">
            <text:p>46371</text:p>
          </table:table-cell>
          <table:table-cell/>
          <table:table-cell table:formula="of:=[.D353]+[.E354]" office:value-type="float" office:value="1923997062" calcext:value-type="float">
            <text:p>1923997062</text:p>
          </table:table-cell>
          <table:table-cell table:formula="of:=[.G354]*7627" office:value-type="float" office:value="10769324" calcext:value-type="float">
            <text:p>10769324</text:p>
          </table:table-cell>
          <table:table-cell/>
          <table:table-cell table:formula="of:=[.G352]+8" office:value-type="float" office:value="1412" calcext:value-type="float">
            <text:p>1412</text:p>
          </table:table-cell>
          <table:table-cell table:number-columns-repeated="7"/>
        </table:table-row>
        <table:table-row table:style-name="ro1">
          <table:table-cell table:formula="of:=[.A354]+15295" office:value-type="float" office:value="5421956" calcext:value-type="float">
            <text:p>5421956</text:p>
          </table:table-cell>
          <table:table-cell table:formula="of:=[.B354]+131" office:value-type="float" office:value="46502" calcext:value-type="float">
            <text:p>46502</text:p>
          </table:table-cell>
          <table:table-cell/>
          <table:table-cell table:formula="of:=[.D354]+[.E355]" office:value-type="float" office:value="1934999382" calcext:value-type="float">
            <text:p>1934999382</text:p>
          </table:table-cell>
          <table:table-cell table:formula="of:=[.F355]*7770" office:value-type="float" office:value="11002320" calcext:value-type="float">
            <text:p>11002320</text:p>
          </table:table-cell>
          <table:table-cell table:formula="of:=[.F353]+8" office:value-type="float" office:value="1416" calcext:value-type="float">
            <text:p>1416</text:p>
          </table:table-cell>
          <table:table-cell table:number-columns-repeated="8"/>
        </table:table-row>
        <table:table-row table:style-name="ro1">
          <table:table-cell table:formula="of:=[.A355]+15295" office:value-type="float" office:value="5437251" calcext:value-type="float">
            <text:p>5437251</text:p>
          </table:table-cell>
          <table:table-cell table:formula="of:=[.B355]+131" office:value-type="float" office:value="46633" calcext:value-type="float">
            <text:p>46633</text:p>
          </table:table-cell>
          <table:table-cell/>
          <table:table-cell table:formula="of:=[.D355]+[.E356]" office:value-type="float" office:value="1945829722" calcext:value-type="float">
            <text:p>1945829722</text:p>
          </table:table-cell>
          <table:table-cell table:formula="of:=[.G356]*7627" office:value-type="float" office:value="10830340" calcext:value-type="float">
            <text:p>10830340</text:p>
          </table:table-cell>
          <table:table-cell/>
          <table:table-cell table:formula="of:=[.G354]+8" office:value-type="float" office:value="1420" calcext:value-type="float">
            <text:p>1420</text:p>
          </table:table-cell>
          <table:table-cell table:number-columns-repeated="7"/>
        </table:table-row>
        <table:table-row table:style-name="ro1">
          <table:table-cell table:formula="of:=[.A356]+15295" office:value-type="float" office:value="5452546" calcext:value-type="float">
            <text:p>5452546</text:p>
          </table:table-cell>
          <table:table-cell table:formula="of:=[.B356]+131" office:value-type="float" office:value="46764" calcext:value-type="float">
            <text:p>46764</text:p>
          </table:table-cell>
          <table:table-cell/>
          <table:table-cell table:formula="of:=[.D356]+[.E357]" office:value-type="float" office:value="1956894202" calcext:value-type="float">
            <text:p>1956894202</text:p>
          </table:table-cell>
          <table:table-cell table:formula="of:=[.F357]*7770" office:value-type="float" office:value="11064480" calcext:value-type="float">
            <text:p>11064480</text:p>
          </table:table-cell>
          <table:table-cell table:formula="of:=[.F355]+8" office:value-type="float" office:value="1424" calcext:value-type="float">
            <text:p>1424</text:p>
          </table:table-cell>
          <table:table-cell table:number-columns-repeated="8"/>
        </table:table-row>
        <table:table-row table:style-name="ro1">
          <table:table-cell table:formula="of:=[.A357]+15295" office:value-type="float" office:value="5467841" calcext:value-type="float">
            <text:p>5467841</text:p>
          </table:table-cell>
          <table:table-cell table:formula="of:=[.B357]+131" office:value-type="float" office:value="46895" calcext:value-type="float">
            <text:p>46895</text:p>
          </table:table-cell>
          <table:table-cell/>
          <table:table-cell table:formula="of:=[.D357]+[.E358]" office:value-type="float" office:value="1967785558" calcext:value-type="float">
            <text:p>1967785558</text:p>
          </table:table-cell>
          <table:table-cell table:formula="of:=[.G358]*7627" office:value-type="float" office:value="10891356" calcext:value-type="float">
            <text:p>10891356</text:p>
          </table:table-cell>
          <table:table-cell/>
          <table:table-cell table:formula="of:=[.G356]+8" office:value-type="float" office:value="1428" calcext:value-type="float">
            <text:p>1428</text:p>
          </table:table-cell>
          <table:table-cell table:number-columns-repeated="7"/>
        </table:table-row>
        <table:table-row table:style-name="ro1">
          <table:table-cell table:formula="of:=[.A358]+15295" office:value-type="float" office:value="5483136" calcext:value-type="float">
            <text:p>5483136</text:p>
          </table:table-cell>
          <table:table-cell table:formula="of:=[.B358]+131" office:value-type="float" office:value="47026" calcext:value-type="float">
            <text:p>47026</text:p>
          </table:table-cell>
          <table:table-cell/>
          <table:table-cell table:formula="of:=[.D358]+[.E359]" office:value-type="float" office:value="1978912198" calcext:value-type="float">
            <text:p>1978912198</text:p>
          </table:table-cell>
          <table:table-cell table:formula="of:=[.F359]*7770" office:value-type="float" office:value="11126640" calcext:value-type="float">
            <text:p>11126640</text:p>
          </table:table-cell>
          <table:table-cell table:formula="of:=[.F357]+8" office:value-type="float" office:value="1432" calcext:value-type="float">
            <text:p>1432</text:p>
          </table:table-cell>
          <table:table-cell table:number-columns-repeated="8"/>
        </table:table-row>
        <table:table-row table:style-name="ro1">
          <table:table-cell table:formula="of:=[.A359]+15295" office:value-type="float" office:value="5498431" calcext:value-type="float">
            <text:p>5498431</text:p>
          </table:table-cell>
          <table:table-cell table:formula="of:=[.B359]+131" office:value-type="float" office:value="47157" calcext:value-type="float">
            <text:p>47157</text:p>
          </table:table-cell>
          <table:table-cell/>
          <table:table-cell table:formula="of:=[.D359]+[.E360]" office:value-type="float" office:value="1989864570" calcext:value-type="float">
            <text:p>1989864570</text:p>
          </table:table-cell>
          <table:table-cell table:formula="of:=[.G360]*7627" office:value-type="float" office:value="10952372" calcext:value-type="float">
            <text:p>10952372</text:p>
          </table:table-cell>
          <table:table-cell/>
          <table:table-cell table:formula="of:=[.G358]+8" office:value-type="float" office:value="1436" calcext:value-type="float">
            <text:p>1436</text:p>
          </table:table-cell>
          <table:table-cell table:number-columns-repeated="7"/>
        </table:table-row>
        <table:table-row table:style-name="ro1">
          <table:table-cell table:formula="of:=[.A360]+15295" office:value-type="float" office:value="5513726" calcext:value-type="float">
            <text:p>5513726</text:p>
          </table:table-cell>
          <table:table-cell table:formula="of:=[.B360]+131" office:value-type="float" office:value="47288" calcext:value-type="float">
            <text:p>47288</text:p>
          </table:table-cell>
          <table:table-cell/>
          <table:table-cell table:formula="of:=[.D360]+[.E361]" office:value-type="float" office:value="2001053370" calcext:value-type="float">
            <text:p>2001053370</text:p>
          </table:table-cell>
          <table:table-cell table:formula="of:=[.F361]*7770" office:value-type="float" office:value="11188800" calcext:value-type="float">
            <text:p>11188800</text:p>
          </table:table-cell>
          <table:table-cell table:formula="of:=[.F359]+8" office:value-type="float" office:value="1440" calcext:value-type="float">
            <text:p>1440</text:p>
          </table:table-cell>
          <table:table-cell table:number-columns-repeated="8"/>
        </table:table-row>
        <table:table-row table:style-name="ro1">
          <table:table-cell table:formula="of:=[.A361]+15295" office:value-type="float" office:value="5529021" calcext:value-type="float">
            <text:p>5529021</text:p>
          </table:table-cell>
          <table:table-cell table:formula="of:=[.B361]+131" office:value-type="float" office:value="47419" calcext:value-type="float">
            <text:p>47419</text:p>
          </table:table-cell>
          <table:table-cell/>
          <table:table-cell table:formula="of:=[.D361]+[.E362]" office:value-type="float" office:value="2012066758" calcext:value-type="float">
            <text:p>2012066758</text:p>
          </table:table-cell>
          <table:table-cell table:formula="of:=[.G362]*7627" office:value-type="float" office:value="11013388" calcext:value-type="float">
            <text:p>11013388</text:p>
          </table:table-cell>
          <table:table-cell/>
          <table:table-cell table:formula="of:=[.G360]+8" office:value-type="float" office:value="1444" calcext:value-type="float">
            <text:p>1444</text:p>
          </table:table-cell>
          <table:table-cell table:number-columns-repeated="7"/>
        </table:table-row>
        <table:table-row table:style-name="ro1">
          <table:table-cell table:formula="of:=[.A362]+15295" office:value-type="float" office:value="5544316" calcext:value-type="float">
            <text:p>5544316</text:p>
          </table:table-cell>
          <table:table-cell table:formula="of:=[.B362]+131" office:value-type="float" office:value="47550" calcext:value-type="float">
            <text:p>47550</text:p>
          </table:table-cell>
          <table:table-cell/>
          <table:table-cell table:formula="of:=[.D362]+[.E363]" office:value-type="float" office:value="2023317718" calcext:value-type="float">
            <text:p>2023317718</text:p>
          </table:table-cell>
          <table:table-cell table:formula="of:=[.F363]*7770" office:value-type="float" office:value="11250960" calcext:value-type="float">
            <text:p>11250960</text:p>
          </table:table-cell>
          <table:table-cell table:formula="of:=[.F361]+8" office:value-type="float" office:value="1448" calcext:value-type="float">
            <text:p>1448</text:p>
          </table:table-cell>
          <table:table-cell table:number-columns-repeated="8"/>
        </table:table-row>
        <table:table-row table:style-name="ro1">
          <table:table-cell table:formula="of:=[.A363]+15295" office:value-type="float" office:value="5559611" calcext:value-type="float">
            <text:p>5559611</text:p>
          </table:table-cell>
          <table:table-cell table:formula="of:=[.B363]+131" office:value-type="float" office:value="47681" calcext:value-type="float">
            <text:p>47681</text:p>
          </table:table-cell>
          <table:table-cell/>
          <table:table-cell table:formula="of:=[.D363]+[.E364]" office:value-type="float" office:value="2034392122" calcext:value-type="float">
            <text:p>2034392122</text:p>
          </table:table-cell>
          <table:table-cell table:formula="of:=[.G364]*7627" office:value-type="float" office:value="11074404" calcext:value-type="float">
            <text:p>11074404</text:p>
          </table:table-cell>
          <table:table-cell/>
          <table:table-cell table:formula="of:=[.G362]+8" office:value-type="float" office:value="1452" calcext:value-type="float">
            <text:p>1452</text:p>
          </table:table-cell>
          <table:table-cell table:number-columns-repeated="7"/>
        </table:table-row>
        <table:table-row table:style-name="ro1">
          <table:table-cell table:formula="of:=[.A364]+15295" office:value-type="float" office:value="5574906" calcext:value-type="float">
            <text:p>5574906</text:p>
          </table:table-cell>
          <table:table-cell table:formula="of:=[.B364]+131" office:value-type="float" office:value="47812" calcext:value-type="float">
            <text:p>47812</text:p>
          </table:table-cell>
          <table:table-cell/>
          <table:table-cell table:formula="of:=[.D364]+[.E365]" office:value-type="float" office:value="2045705242" calcext:value-type="float">
            <text:p>2045705242</text:p>
          </table:table-cell>
          <table:table-cell table:formula="of:=[.F365]*7770" office:value-type="float" office:value="11313120" calcext:value-type="float">
            <text:p>11313120</text:p>
          </table:table-cell>
          <table:table-cell table:formula="of:=[.F363]+8" office:value-type="float" office:value="1456" calcext:value-type="float">
            <text:p>1456</text:p>
          </table:table-cell>
          <table:table-cell table:number-columns-repeated="8"/>
        </table:table-row>
        <table:table-row table:style-name="ro1">
          <table:table-cell table:formula="of:=[.A365]+15295" office:value-type="float" office:value="5590201" calcext:value-type="float">
            <text:p>5590201</text:p>
          </table:table-cell>
          <table:table-cell table:formula="of:=[.B365]+131" office:value-type="float" office:value="47943" calcext:value-type="float">
            <text:p>47943</text:p>
          </table:table-cell>
          <table:table-cell/>
          <table:table-cell table:formula="of:=[.D365]+[.E366]" office:value-type="float" office:value="2056840662" calcext:value-type="float">
            <text:p>2056840662</text:p>
          </table:table-cell>
          <table:table-cell table:formula="of:=[.G366]*7627" office:value-type="float" office:value="11135420" calcext:value-type="float">
            <text:p>11135420</text:p>
          </table:table-cell>
          <table:table-cell/>
          <table:table-cell table:formula="of:=[.G364]+8" office:value-type="float" office:value="1460" calcext:value-type="float">
            <text:p>1460</text:p>
          </table:table-cell>
          <table:table-cell table:number-columns-repeated="7"/>
        </table:table-row>
        <table:table-row table:style-name="ro1">
          <table:table-cell table:formula="of:=[.A366]+15295" office:value-type="float" office:value="5605496" calcext:value-type="float">
            <text:p>5605496</text:p>
          </table:table-cell>
          <table:table-cell table:formula="of:=[.B366]+131" office:value-type="float" office:value="48074" calcext:value-type="float">
            <text:p>48074</text:p>
          </table:table-cell>
          <table:table-cell/>
          <table:table-cell table:formula="of:=[.D366]+[.E367]" office:value-type="float" office:value="2068215942" calcext:value-type="float">
            <text:p>2068215942</text:p>
          </table:table-cell>
          <table:table-cell table:formula="of:=[.F367]*7770" office:value-type="float" office:value="11375280" calcext:value-type="float">
            <text:p>11375280</text:p>
          </table:table-cell>
          <table:table-cell table:formula="of:=[.F365]+8" office:value-type="float" office:value="1464" calcext:value-type="float">
            <text:p>1464</text:p>
          </table:table-cell>
          <table:table-cell table:number-columns-repeated="8"/>
        </table:table-row>
        <table:table-row table:style-name="ro1">
          <table:table-cell table:formula="of:=[.A367]+15295" office:value-type="float" office:value="5620791" calcext:value-type="float">
            <text:p>5620791</text:p>
          </table:table-cell>
          <table:table-cell table:formula="of:=[.B367]+131" office:value-type="float" office:value="48205" calcext:value-type="float">
            <text:p>48205</text:p>
          </table:table-cell>
          <table:table-cell/>
          <table:table-cell table:formula="of:=[.D367]+[.E368]" office:value-type="float" office:value="2079412378" calcext:value-type="float">
            <text:p>2079412378</text:p>
          </table:table-cell>
          <table:table-cell table:formula="of:=[.G368]*7627" office:value-type="float" office:value="11196436" calcext:value-type="float">
            <text:p>11196436</text:p>
          </table:table-cell>
          <table:table-cell/>
          <table:table-cell table:formula="of:=[.G366]+8" office:value-type="float" office:value="1468" calcext:value-type="float">
            <text:p>1468</text:p>
          </table:table-cell>
          <table:table-cell table:number-columns-repeated="7"/>
        </table:table-row>
        <table:table-row table:style-name="ro1">
          <table:table-cell table:formula="of:=[.A368]+15295" office:value-type="float" office:value="5636086" calcext:value-type="float">
            <text:p>5636086</text:p>
          </table:table-cell>
          <table:table-cell table:formula="of:=[.B368]+131" office:value-type="float" office:value="48336" calcext:value-type="float">
            <text:p>48336</text:p>
          </table:table-cell>
          <table:table-cell/>
          <table:table-cell table:formula="of:=[.D368]+[.E369]" office:value-type="float" office:value="2090849818" calcext:value-type="float">
            <text:p>2090849818</text:p>
          </table:table-cell>
          <table:table-cell table:formula="of:=[.F369]*7770" office:value-type="float" office:value="11437440" calcext:value-type="float">
            <text:p>11437440</text:p>
          </table:table-cell>
          <table:table-cell table:formula="of:=[.F367]+8" office:value-type="float" office:value="1472" calcext:value-type="float">
            <text:p>1472</text:p>
          </table:table-cell>
          <table:table-cell table:number-columns-repeated="8"/>
        </table:table-row>
        <table:table-row table:style-name="ro1">
          <table:table-cell table:formula="of:=[.A369]+15295" office:value-type="float" office:value="5651381" calcext:value-type="float">
            <text:p>5651381</text:p>
          </table:table-cell>
          <table:table-cell table:formula="of:=[.B369]+131" office:value-type="float" office:value="48467" calcext:value-type="float">
            <text:p>48467</text:p>
          </table:table-cell>
          <table:table-cell/>
          <table:table-cell table:formula="of:=[.D369]+[.E370]" office:value-type="float" office:value="2102107270" calcext:value-type="float">
            <text:p>2102107270</text:p>
          </table:table-cell>
          <table:table-cell table:formula="of:=[.G370]*7627" office:value-type="float" office:value="11257452" calcext:value-type="float">
            <text:p>11257452</text:p>
          </table:table-cell>
          <table:table-cell/>
          <table:table-cell table:formula="of:=[.G368]+8" office:value-type="float" office:value="1476" calcext:value-type="float">
            <text:p>1476</text:p>
          </table:table-cell>
          <table:table-cell table:number-columns-repeated="7"/>
        </table:table-row>
        <table:table-row table:style-name="ro1">
          <table:table-cell table:formula="of:=[.A370]+15295" office:value-type="float" office:value="5666676" calcext:value-type="float">
            <text:p>5666676</text:p>
          </table:table-cell>
          <table:table-cell table:formula="of:=[.B370]+131" office:value-type="float" office:value="48598" calcext:value-type="float">
            <text:p>48598</text:p>
          </table:table-cell>
          <table:table-cell/>
          <table:table-cell table:formula="of:=[.D370]+[.E371]" office:value-type="float" office:value="2113606870" calcext:value-type="float">
            <text:p>2113606870</text:p>
          </table:table-cell>
          <table:table-cell table:formula="of:=[.F371]*7770" office:value-type="float" office:value="11499600" calcext:value-type="float">
            <text:p>11499600</text:p>
          </table:table-cell>
          <table:table-cell table:formula="of:=[.F369]+8" office:value-type="float" office:value="1480" calcext:value-type="float">
            <text:p>1480</text:p>
          </table:table-cell>
          <table:table-cell table:number-columns-repeated="8"/>
        </table:table-row>
        <table:table-row table:style-name="ro1">
          <table:table-cell table:formula="of:=[.A371]+15295" office:value-type="float" office:value="5681971" calcext:value-type="float">
            <text:p>5681971</text:p>
          </table:table-cell>
          <table:table-cell table:formula="of:=[.B371]+131" office:value-type="float" office:value="48729" calcext:value-type="float">
            <text:p>48729</text:p>
          </table:table-cell>
          <table:table-cell/>
          <table:table-cell table:formula="of:=[.D371]+[.E372]" office:value-type="float" office:value="2124925338" calcext:value-type="float">
            <text:p>2124925338</text:p>
          </table:table-cell>
          <table:table-cell table:formula="of:=[.G372]*7627" office:value-type="float" office:value="11318468" calcext:value-type="float">
            <text:p>11318468</text:p>
          </table:table-cell>
          <table:table-cell/>
          <table:table-cell table:formula="of:=[.G370]+8" office:value-type="float" office:value="1484" calcext:value-type="float">
            <text:p>1484</text:p>
          </table:table-cell>
          <table:table-cell table:number-columns-repeated="7"/>
        </table:table-row>
        <table:table-row table:style-name="ro1">
          <table:table-cell table:formula="of:=[.A372]+15295" office:value-type="float" office:value="5697266" calcext:value-type="float">
            <text:p>5697266</text:p>
          </table:table-cell>
          <table:table-cell table:formula="of:=[.B372]+131" office:value-type="float" office:value="48860" calcext:value-type="float">
            <text:p>48860</text:p>
          </table:table-cell>
          <table:table-cell/>
          <table:table-cell table:formula="of:=[.D372]+[.E373]" office:value-type="float" office:value="2136487098" calcext:value-type="float">
            <text:p>2136487098</text:p>
          </table:table-cell>
          <table:table-cell table:formula="of:=[.F373]*7770" office:value-type="float" office:value="11561760" calcext:value-type="float">
            <text:p>11561760</text:p>
          </table:table-cell>
          <table:table-cell table:formula="of:=[.F371]+8" office:value-type="float" office:value="1488" calcext:value-type="float">
            <text:p>1488</text:p>
          </table:table-cell>
          <table:table-cell table:number-columns-repeated="8"/>
        </table:table-row>
        <table:table-row table:style-name="ro1">
          <table:table-cell table:formula="of:=[.A373]+15295" office:value-type="float" office:value="5712561" calcext:value-type="float">
            <text:p>5712561</text:p>
          </table:table-cell>
          <table:table-cell table:formula="of:=[.B373]+131" office:value-type="float" office:value="48991" calcext:value-type="float">
            <text:p>48991</text:p>
          </table:table-cell>
          <table:table-cell/>
          <table:table-cell table:formula="of:=[.D373]+[.E374]" office:value-type="float" office:value="2147866582" calcext:value-type="float">
            <text:p>2147866582</text:p>
          </table:table-cell>
          <table:table-cell table:formula="of:=[.G374]*7627" office:value-type="float" office:value="11379484" calcext:value-type="float">
            <text:p>11379484</text:p>
          </table:table-cell>
          <table:table-cell/>
          <table:table-cell table:formula="of:=[.G372]+8" office:value-type="float" office:value="1492" calcext:value-type="float">
            <text:p>1492</text:p>
          </table:table-cell>
          <table:table-cell table:number-columns-repeated="7"/>
        </table:table-row>
        <table:table-row table:style-name="ro1">
          <table:table-cell table:formula="of:=[.A374]+15295" office:value-type="float" office:value="5727856" calcext:value-type="float">
            <text:p>5727856</text:p>
          </table:table-cell>
          <table:table-cell table:formula="of:=[.B374]+131" office:value-type="float" office:value="49122" calcext:value-type="float">
            <text:p>49122</text:p>
          </table:table-cell>
          <table:table-cell/>
          <table:table-cell table:formula="of:=[.D374]+[.E375]" office:value-type="float" office:value="2159490502" calcext:value-type="float">
            <text:p>2159490502</text:p>
          </table:table-cell>
          <table:table-cell table:formula="of:=[.F375]*7770" office:value-type="float" office:value="11623920" calcext:value-type="float">
            <text:p>11623920</text:p>
          </table:table-cell>
          <table:table-cell table:formula="of:=[.F373]+8" office:value-type="float" office:value="1496" calcext:value-type="float">
            <text:p>1496</text:p>
          </table:table-cell>
          <table:table-cell table:number-columns-repeated="8"/>
        </table:table-row>
        <table:table-row table:style-name="ro1">
          <table:table-cell table:formula="of:=[.A375]+15295" office:value-type="float" office:value="5743151" calcext:value-type="float">
            <text:p>5743151</text:p>
          </table:table-cell>
          <table:table-cell table:formula="of:=[.B375]+131" office:value-type="float" office:value="49253" calcext:value-type="float">
            <text:p>49253</text:p>
          </table:table-cell>
          <table:table-cell/>
          <table:table-cell table:formula="of:=[.D375]+[.E376]" office:value-type="float" office:value="2170931002" calcext:value-type="float">
            <text:p>2170931002</text:p>
          </table:table-cell>
          <table:table-cell table:formula="of:=[.G376]*7627" office:value-type="float" office:value="11440500" calcext:value-type="float">
            <text:p>11440500</text:p>
          </table:table-cell>
          <table:table-cell/>
          <table:table-cell table:formula="of:=[.G374]+8"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 table:formula="of:=[.A376]+15295" office:value-type="float" office:value="5758446" calcext:value-type="float">
            <text:p>5758446</text:p>
          </table:table-cell>
          <table:table-cell table:formula="of:=[.B376]+131" office:value-type="float" office:value="49384" calcext:value-type="float">
            <text:p>49384</text:p>
          </table:table-cell>
          <table:table-cell/>
          <table:table-cell table:formula="of:=[.D376]+[.E377]" office:value-type="float" office:value="2182617082" calcext:value-type="float">
            <text:p>2182617082</text:p>
          </table:table-cell>
          <table:table-cell table:formula="of:=[.F377]*7770" office:value-type="float" office:value="11686080" calcext:value-type="float">
            <text:p>11686080</text:p>
          </table:table-cell>
          <table:table-cell table:formula="of:=[.F375]+8" office:value-type="float" office:value="1504" calcext:value-type="float">
            <text:p>1504</text:p>
          </table:table-cell>
          <table:table-cell table:number-columns-repeated="8"/>
        </table:table-row>
        <table:table-row table:style-name="ro1">
          <table:table-cell table:formula="of:=[.A377]+15295" office:value-type="float" office:value="5773741" calcext:value-type="float">
            <text:p>5773741</text:p>
          </table:table-cell>
          <table:table-cell table:formula="of:=[.B377]+131" office:value-type="float" office:value="49515" calcext:value-type="float">
            <text:p>49515</text:p>
          </table:table-cell>
          <table:table-cell/>
          <table:table-cell table:formula="of:=[.D377]+[.E378]" office:value-type="float" office:value="2194118598" calcext:value-type="float">
            <text:p>2194118598</text:p>
          </table:table-cell>
          <table:table-cell table:formula="of:=[.G378]*7627" office:value-type="float" office:value="11501516" calcext:value-type="float">
            <text:p>11501516</text:p>
          </table:table-cell>
          <table:table-cell/>
          <table:table-cell table:formula="of:=[.G376]+8" office:value-type="float" office:value="1508" calcext:value-type="float">
            <text:p>1508</text:p>
          </table:table-cell>
          <table:table-cell table:number-columns-repeated="7"/>
        </table:table-row>
        <table:table-row table:style-name="ro1">
          <table:table-cell table:formula="of:=[.A378]+15295" office:value-type="float" office:value="5789036" calcext:value-type="float">
            <text:p>5789036</text:p>
          </table:table-cell>
          <table:table-cell table:formula="of:=[.B378]+131" office:value-type="float" office:value="49646" calcext:value-type="float">
            <text:p>49646</text:p>
          </table:table-cell>
          <table:table-cell/>
          <table:table-cell table:formula="of:=[.D378]+[.E379]" office:value-type="float" office:value="2205866838" calcext:value-type="float">
            <text:p>2205866838</text:p>
          </table:table-cell>
          <table:table-cell table:formula="of:=[.F379]*7770" office:value-type="float" office:value="11748240" calcext:value-type="float">
            <text:p>11748240</text:p>
          </table:table-cell>
          <table:table-cell table:formula="of:=[.F377]+8" office:value-type="float" office:value="1512" calcext:value-type="float">
            <text:p>1512</text:p>
          </table:table-cell>
          <table:table-cell table:number-columns-repeated="8"/>
        </table:table-row>
        <table:table-row table:style-name="ro1">
          <table:table-cell table:formula="of:=[.A379]+15295" office:value-type="float" office:value="5804331" calcext:value-type="float">
            <text:p>5804331</text:p>
          </table:table-cell>
          <table:table-cell table:formula="of:=[.B379]+131" office:value-type="float" office:value="49777" calcext:value-type="float">
            <text:p>49777</text:p>
          </table:table-cell>
          <table:table-cell/>
          <table:table-cell table:formula="of:=[.D379]+[.E380]" office:value-type="float" office:value="2217429370" calcext:value-type="float">
            <text:p>2217429370</text:p>
          </table:table-cell>
          <table:table-cell table:formula="of:=[.G380]*7627" office:value-type="float" office:value="11562532" calcext:value-type="float">
            <text:p>11562532</text:p>
          </table:table-cell>
          <table:table-cell/>
          <table:table-cell table:formula="of:=[.G378]+8" office:value-type="float" office:value="1516" calcext:value-type="float">
            <text:p>1516</text:p>
          </table:table-cell>
          <table:table-cell table:number-columns-repeated="7"/>
        </table:table-row>
        <table:table-row table:style-name="ro1">
          <table:table-cell table:formula="of:=[.A380]+15295" office:value-type="float" office:value="5819626" calcext:value-type="float">
            <text:p>5819626</text:p>
          </table:table-cell>
          <table:table-cell table:formula="of:=[.B380]+131" office:value-type="float" office:value="49908" calcext:value-type="float">
            <text:p>49908</text:p>
          </table:table-cell>
          <table:table-cell/>
          <table:table-cell table:formula="of:=[.D380]+[.E381]" office:value-type="float" office:value="2229239770" calcext:value-type="float">
            <text:p>2229239770</text:p>
          </table:table-cell>
          <table:table-cell table:formula="of:=[.F381]*7770" office:value-type="float" office:value="11810400" calcext:value-type="float">
            <text:p>11810400</text:p>
          </table:table-cell>
          <table:table-cell table:formula="of:=[.F379]+8" office:value-type="float" office:value="1520" calcext:value-type="float">
            <text:p>1520</text:p>
          </table:table-cell>
          <table:table-cell table:number-columns-repeated="8"/>
        </table:table-row>
        <table:table-row table:style-name="ro1">
          <table:table-cell table:formula="of:=[.A381]+15295" office:value-type="float" office:value="5834921" calcext:value-type="float">
            <text:p>5834921</text:p>
          </table:table-cell>
          <table:table-cell table:formula="of:=[.B381]+131" office:value-type="float" office:value="50039" calcext:value-type="float">
            <text:p>50039</text:p>
          </table:table-cell>
          <table:table-cell/>
          <table:table-cell table:formula="of:=[.D381]+[.E382]" office:value-type="float" office:value="2240863318" calcext:value-type="float">
            <text:p>2240863318</text:p>
          </table:table-cell>
          <table:table-cell table:formula="of:=[.G382]*7627" office:value-type="float" office:value="11623548" calcext:value-type="float">
            <text:p>11623548</text:p>
          </table:table-cell>
          <table:table-cell/>
          <table:table-cell table:formula="of:=[.G380]+8" office:value-type="float" office:value="1524" calcext:value-type="float">
            <text:p>1524</text:p>
          </table:table-cell>
          <table:table-cell table:number-columns-repeated="7"/>
        </table:table-row>
        <table:table-row table:style-name="ro1">
          <table:table-cell table:formula="of:=[.A382]+15295" office:value-type="float" office:value="5850216" calcext:value-type="float">
            <text:p>5850216</text:p>
          </table:table-cell>
          <table:table-cell table:formula="of:=[.B382]+131" office:value-type="float" office:value="50170" calcext:value-type="float">
            <text:p>50170</text:p>
          </table:table-cell>
          <table:table-cell/>
          <table:table-cell table:formula="of:=[.D382]+[.E383]" office:value-type="float" office:value="2252735878" calcext:value-type="float">
            <text:p>2252735878</text:p>
          </table:table-cell>
          <table:table-cell table:formula="of:=[.F383]*7770" office:value-type="float" office:value="11872560" calcext:value-type="float">
            <text:p>11872560</text:p>
          </table:table-cell>
          <table:table-cell table:formula="of:=[.F381]+8" office:value-type="float" office:value="1528" calcext:value-type="float">
            <text:p>1528</text:p>
          </table:table-cell>
          <table:table-cell table:number-columns-repeated="8"/>
        </table:table-row>
        <table:table-row table:style-name="ro1">
          <table:table-cell table:formula="of:=[.A383]+15295" office:value-type="float" office:value="5865511" calcext:value-type="float">
            <text:p>5865511</text:p>
          </table:table-cell>
          <table:table-cell table:formula="of:=[.B383]+131" office:value-type="float" office:value="50301" calcext:value-type="float">
            <text:p>50301</text:p>
          </table:table-cell>
          <table:table-cell/>
          <table:table-cell table:formula="of:=[.D383]+[.E384]" office:value-type="float" office:value="2264420442" calcext:value-type="float">
            <text:p>2264420442</text:p>
          </table:table-cell>
          <table:table-cell table:formula="of:=[.G384]*7627" office:value-type="float" office:value="11684564" calcext:value-type="float">
            <text:p>11684564</text:p>
          </table:table-cell>
          <table:table-cell/>
          <table:table-cell table:formula="of:=[.G382]+8" office:value-type="float" office:value="1532" calcext:value-type="float">
            <text:p>1532</text:p>
          </table:table-cell>
          <table:table-cell table:number-columns-repeated="7"/>
        </table:table-row>
        <table:table-row table:style-name="ro1">
          <table:table-cell table:formula="of:=[.A384]+15295" office:value-type="float" office:value="5880806" calcext:value-type="float">
            <text:p>5880806</text:p>
          </table:table-cell>
          <table:table-cell table:formula="of:=[.B384]+131" office:value-type="float" office:value="50432" calcext:value-type="float">
            <text:p>50432</text:p>
          </table:table-cell>
          <table:table-cell/>
          <table:table-cell table:formula="of:=[.D384]+[.E385]" office:value-type="float" office:value="2276355162" calcext:value-type="float">
            <text:p>2276355162</text:p>
          </table:table-cell>
          <table:table-cell table:formula="of:=[.F385]*7770" office:value-type="float" office:value="11934720" calcext:value-type="float">
            <text:p>11934720</text:p>
          </table:table-cell>
          <table:table-cell table:formula="of:=[.F383]+8" office:value-type="float" office:value="1536" calcext:value-type="float">
            <text:p>1536</text:p>
          </table:table-cell>
          <table:table-cell table:number-columns-repeated="8"/>
        </table:table-row>
        <table:table-row table:style-name="ro1">
          <table:table-cell table:formula="of:=[.A385]+15295" office:value-type="float" office:value="5896101" calcext:value-type="float">
            <text:p>5896101</text:p>
          </table:table-cell>
          <table:table-cell table:formula="of:=[.B385]+131" office:value-type="float" office:value="50563" calcext:value-type="float">
            <text:p>50563</text:p>
          </table:table-cell>
          <table:table-cell/>
          <table:table-cell table:formula="of:=[.D385]+[.E386]" office:value-type="float" office:value="2288100742" calcext:value-type="float">
            <text:p>2288100742</text:p>
          </table:table-cell>
          <table:table-cell table:formula="of:=[.G386]*7627" office:value-type="float" office:value="11745580" calcext:value-type="float">
            <text:p>11745580</text:p>
          </table:table-cell>
          <table:table-cell/>
          <table:table-cell table:formula="of:=[.G384]+8" office:value-type="float" office:value="1540" calcext:value-type="float">
            <text:p>1540</text:p>
          </table:table-cell>
          <table:table-cell table:number-columns-repeated="7"/>
        </table:table-row>
        <table:table-row table:style-name="ro1">
          <table:table-cell table:formula="of:=[.A386]+15295" office:value-type="float" office:value="5911396" calcext:value-type="float">
            <text:p>5911396</text:p>
          </table:table-cell>
          <table:table-cell table:formula="of:=[.B386]+131" office:value-type="float" office:value="50694" calcext:value-type="float">
            <text:p>50694</text:p>
          </table:table-cell>
          <table:table-cell/>
          <table:table-cell table:formula="of:=[.D386]+[.E387]" office:value-type="float" office:value="2300097622" calcext:value-type="float">
            <text:p>2300097622</text:p>
          </table:table-cell>
          <table:table-cell table:formula="of:=[.F387]*7770" office:value-type="float" office:value="11996880" calcext:value-type="float">
            <text:p>11996880</text:p>
          </table:table-cell>
          <table:table-cell table:formula="of:=[.F385]+8" office:value-type="float" office:value="1544" calcext:value-type="float">
            <text:p>1544</text:p>
          </table:table-cell>
          <table:table-cell table:number-columns-repeated="8"/>
        </table:table-row>
        <table:table-row table:style-name="ro1">
          <table:table-cell table:formula="of:=[.A387]+15295" office:value-type="float" office:value="5926691" calcext:value-type="float">
            <text:p>5926691</text:p>
          </table:table-cell>
          <table:table-cell table:formula="of:=[.B387]+131" office:value-type="float" office:value="50825" calcext:value-type="float">
            <text:p>50825</text:p>
          </table:table-cell>
          <table:table-cell/>
          <table:table-cell table:formula="of:=[.D387]+[.E388]" office:value-type="float" office:value="2311904218" calcext:value-type="float">
            <text:p>2311904218</text:p>
          </table:table-cell>
          <table:table-cell table:formula="of:=[.G388]*7627" office:value-type="float" office:value="11806596" calcext:value-type="float">
            <text:p>11806596</text:p>
          </table:table-cell>
          <table:table-cell/>
          <table:table-cell table:formula="of:=[.G386]+8" office:value-type="float" office:value="1548" calcext:value-type="float">
            <text:p>1548</text:p>
          </table:table-cell>
          <table:table-cell table:number-columns-repeated="7"/>
        </table:table-row>
        <table:table-row table:style-name="ro1">
          <table:table-cell table:formula="of:=[.A388]+15295" office:value-type="float" office:value="5941986" calcext:value-type="float">
            <text:p>5941986</text:p>
          </table:table-cell>
          <table:table-cell table:formula="of:=[.B388]+131" office:value-type="float" office:value="50956" calcext:value-type="float">
            <text:p>50956</text:p>
          </table:table-cell>
          <table:table-cell/>
          <table:table-cell table:formula="of:=[.D388]+[.E389]" office:value-type="float" office:value="2323963258" calcext:value-type="float">
            <text:p>2323963258</text:p>
          </table:table-cell>
          <table:table-cell table:formula="of:=[.F389]*7770" office:value-type="float" office:value="12059040" calcext:value-type="float">
            <text:p>12059040</text:p>
          </table:table-cell>
          <table:table-cell table:formula="of:=[.F387]+8" office:value-type="float" office:value="1552" calcext:value-type="float">
            <text:p>1552</text:p>
          </table:table-cell>
          <table:table-cell table:number-columns-repeated="8"/>
        </table:table-row>
        <table:table-row table:style-name="ro1">
          <table:table-cell table:formula="of:=[.A389]+15295" office:value-type="float" office:value="5957281" calcext:value-type="float">
            <text:p>5957281</text:p>
          </table:table-cell>
          <table:table-cell table:formula="of:=[.B389]+131" office:value-type="float" office:value="51087" calcext:value-type="float">
            <text:p>51087</text:p>
          </table:table-cell>
          <table:table-cell/>
          <table:table-cell table:formula="of:=[.D389]+[.E390]" office:value-type="float" office:value="2335830870" calcext:value-type="float">
            <text:p>2335830870</text:p>
          </table:table-cell>
          <table:table-cell table:formula="of:=[.G390]*7627" office:value-type="float" office:value="11867612" calcext:value-type="float">
            <text:p>11867612</text:p>
          </table:table-cell>
          <table:table-cell/>
          <table:table-cell table:formula="of:=[.G388]+8" office:value-type="float" office:value="1556" calcext:value-type="float">
            <text:p>1556</text:p>
          </table:table-cell>
          <table:table-cell table:number-columns-repeated="7"/>
        </table:table-row>
        <table:table-row table:style-name="ro1">
          <table:table-cell table:formula="of:=[.A390]+15295" office:value-type="float" office:value="5972576" calcext:value-type="float">
            <text:p>5972576</text:p>
          </table:table-cell>
          <table:table-cell table:formula="of:=[.B390]+131" office:value-type="float" office:value="51218" calcext:value-type="float">
            <text:p>51218</text:p>
          </table:table-cell>
          <table:table-cell/>
          <table:table-cell table:formula="of:=[.D390]+[.E391]" office:value-type="float" office:value="2347952070" calcext:value-type="float">
            <text:p>2347952070</text:p>
          </table:table-cell>
          <table:table-cell table:formula="of:=[.F391]*7770" office:value-type="float" office:value="12121200" calcext:value-type="float">
            <text:p>12121200</text:p>
          </table:table-cell>
          <table:table-cell table:formula="of:=[.F389]+8" office:value-type="float" office:value="1560" calcext:value-type="float">
            <text:p>1560</text:p>
          </table:table-cell>
          <table:table-cell table:number-columns-repeated="8"/>
        </table:table-row>
        <table:table-row table:style-name="ro1">
          <table:table-cell table:formula="of:=[.A391]+15295" office:value-type="float" office:value="5987871" calcext:value-type="float">
            <text:p>5987871</text:p>
          </table:table-cell>
          <table:table-cell table:formula="of:=[.B391]+131" office:value-type="float" office:value="51349" calcext:value-type="float">
            <text:p>51349</text:p>
          </table:table-cell>
          <table:table-cell/>
          <table:table-cell table:formula="of:=[.D391]+[.E392]" office:value-type="float" office:value="2359880698" calcext:value-type="float">
            <text:p>2359880698</text:p>
          </table:table-cell>
          <table:table-cell table:formula="of:=[.G392]*7627" office:value-type="float" office:value="11928628" calcext:value-type="float">
            <text:p>11928628</text:p>
          </table:table-cell>
          <table:table-cell/>
          <table:table-cell table:formula="of:=[.G390]+8" office:value-type="float" office:value="1564" calcext:value-type="float">
            <text:p>1564</text:p>
          </table:table-cell>
          <table:table-cell table:number-columns-repeated="7"/>
        </table:table-row>
        <table:table-row table:style-name="ro1">
          <table:table-cell table:formula="of:=[.A392]+15295" office:value-type="float" office:value="6003166" calcext:value-type="float">
            <text:p>6003166</text:p>
          </table:table-cell>
          <table:table-cell table:formula="of:=[.B392]+131" office:value-type="float" office:value="51480" calcext:value-type="float">
            <text:p>51480</text:p>
          </table:table-cell>
          <table:table-cell/>
          <table:table-cell table:formula="of:=[.D392]+[.E393]" office:value-type="float" office:value="2372064058" calcext:value-type="float">
            <text:p>2372064058</text:p>
          </table:table-cell>
          <table:table-cell table:formula="of:=[.F393]*7770" office:value-type="float" office:value="12183360" calcext:value-type="float">
            <text:p>12183360</text:p>
          </table:table-cell>
          <table:table-cell table:formula="of:=[.F391]+8" office:value-type="float" office:value="1568" calcext:value-type="float">
            <text:p>1568</text:p>
          </table:table-cell>
          <table:table-cell table:number-columns-repeated="8"/>
        </table:table-row>
        <table:table-row table:style-name="ro1">
          <table:table-cell table:formula="of:=[.A393]+15295" office:value-type="float" office:value="6018461" calcext:value-type="float">
            <text:p>6018461</text:p>
          </table:table-cell>
          <table:table-cell table:formula="of:=[.B393]+131" office:value-type="float" office:value="51611" calcext:value-type="float">
            <text:p>51611</text:p>
          </table:table-cell>
          <table:table-cell/>
          <table:table-cell table:formula="of:=[.D393]+[.E394]" office:value-type="float" office:value="2384053702" calcext:value-type="float">
            <text:p>2384053702</text:p>
          </table:table-cell>
          <table:table-cell table:formula="of:=[.G394]*7627" office:value-type="float" office:value="11989644" calcext:value-type="float">
            <text:p>11989644</text:p>
          </table:table-cell>
          <table:table-cell/>
          <table:table-cell table:formula="of:=[.G392]+8" office:value-type="float" office:value="1572" calcext:value-type="float">
            <text:p>1572</text:p>
          </table:table-cell>
          <table:table-cell table:number-columns-repeated="7"/>
        </table:table-row>
        <table:table-row table:style-name="ro1">
          <table:table-cell table:formula="of:=[.A394]+15295" office:value-type="float" office:value="6033756" calcext:value-type="float">
            <text:p>6033756</text:p>
          </table:table-cell>
          <table:table-cell table:formula="of:=[.B394]+131" office:value-type="float" office:value="51742" calcext:value-type="float">
            <text:p>51742</text:p>
          </table:table-cell>
          <table:table-cell/>
          <table:table-cell table:formula="of:=[.D394]+[.E395]" office:value-type="float" office:value="2396299222" calcext:value-type="float">
            <text:p>2396299222</text:p>
          </table:table-cell>
          <table:table-cell table:formula="of:=[.F395]*7770" office:value-type="float" office:value="12245520" calcext:value-type="float">
            <text:p>12245520</text:p>
          </table:table-cell>
          <table:table-cell table:formula="of:=[.F393]+8" office:value-type="float" office:value="1576" calcext:value-type="float">
            <text:p>1576</text:p>
          </table:table-cell>
          <table:table-cell table:number-columns-repeated="8"/>
        </table:table-row>
        <table:table-row table:style-name="ro1">
          <table:table-cell table:formula="of:=[.A395]+15295" office:value-type="float" office:value="6049051" calcext:value-type="float">
            <text:p>6049051</text:p>
          </table:table-cell>
          <table:table-cell table:formula="of:=[.B395]+131" office:value-type="float" office:value="51873" calcext:value-type="float">
            <text:p>51873</text:p>
          </table:table-cell>
          <table:table-cell/>
          <table:table-cell table:formula="of:=[.D395]+[.E396]" office:value-type="float" office:value="2408349882" calcext:value-type="float">
            <text:p>2408349882</text:p>
          </table:table-cell>
          <table:table-cell table:formula="of:=[.G396]*7627" office:value-type="float" office:value="12050660" calcext:value-type="float">
            <text:p>12050660</text:p>
          </table:table-cell>
          <table:table-cell/>
          <table:table-cell table:formula="of:=[.G394]+8" office:value-type="float" office:value="1580" calcext:value-type="float">
            <text:p>1580</text:p>
          </table:table-cell>
          <table:table-cell table:number-columns-repeated="7"/>
        </table:table-row>
        <table:table-row table:style-name="ro1">
          <table:table-cell table:formula="of:=[.A396]+15295" office:value-type="float" office:value="6064346" calcext:value-type="float">
            <text:p>6064346</text:p>
          </table:table-cell>
          <table:table-cell table:formula="of:=[.B396]+131" office:value-type="float" office:value="52004" calcext:value-type="float">
            <text:p>52004</text:p>
          </table:table-cell>
          <table:table-cell/>
          <table:table-cell table:formula="of:=[.D396]+[.E397]" office:value-type="float" office:value="2420657562" calcext:value-type="float">
            <text:p>2420657562</text:p>
          </table:table-cell>
          <table:table-cell table:formula="of:=[.F397]*7770" office:value-type="float" office:value="12307680" calcext:value-type="float">
            <text:p>12307680</text:p>
          </table:table-cell>
          <table:table-cell table:formula="of:=[.F395]+8" office:value-type="float" office:value="1584" calcext:value-type="float">
            <text:p>1584</text:p>
          </table:table-cell>
          <table:table-cell table:number-columns-repeated="8"/>
        </table:table-row>
        <table:table-row table:style-name="ro1">
          <table:table-cell table:formula="of:=[.A397]+15295" office:value-type="float" office:value="6079641" calcext:value-type="float">
            <text:p>6079641</text:p>
          </table:table-cell>
          <table:table-cell table:formula="of:=[.B397]+131" office:value-type="float" office:value="52135" calcext:value-type="float">
            <text:p>52135</text:p>
          </table:table-cell>
          <table:table-cell/>
          <table:table-cell table:formula="of:=[.D397]+[.E398]" office:value-type="float" office:value="2432769238" calcext:value-type="float">
            <text:p>2432769238</text:p>
          </table:table-cell>
          <table:table-cell table:formula="of:=[.G398]*7627" office:value-type="float" office:value="12111676" calcext:value-type="float">
            <text:p>12111676</text:p>
          </table:table-cell>
          <table:table-cell/>
          <table:table-cell table:formula="of:=[.G396]+8" office:value-type="float" office:value="1588" calcext:value-type="float">
            <text:p>1588</text:p>
          </table:table-cell>
          <table:table-cell table:number-columns-repeated="7"/>
        </table:table-row>
        <table:table-row table:style-name="ro1">
          <table:table-cell table:formula="of:=[.A398]+15295" office:value-type="float" office:value="6094936" calcext:value-type="float">
            <text:p>6094936</text:p>
          </table:table-cell>
          <table:table-cell table:formula="of:=[.B398]+131" office:value-type="float" office:value="52266" calcext:value-type="float">
            <text:p>52266</text:p>
          </table:table-cell>
          <table:table-cell/>
          <table:table-cell table:formula="of:=[.D398]+[.E399]" office:value-type="float" office:value="2445139078" calcext:value-type="float">
            <text:p>2445139078</text:p>
          </table:table-cell>
          <table:table-cell table:formula="of:=[.F399]*7770" office:value-type="float" office:value="12369840" calcext:value-type="float">
            <text:p>12369840</text:p>
          </table:table-cell>
          <table:table-cell table:formula="of:=[.F397]+8" office:value-type="float" office:value="1592" calcext:value-type="float">
            <text:p>1592</text:p>
          </table:table-cell>
          <table:table-cell table:number-columns-repeated="8"/>
        </table:table-row>
        <table:table-row table:style-name="ro1">
          <table:table-cell table:formula="of:=[.A399]+15295" office:value-type="float" office:value="6110231" calcext:value-type="float">
            <text:p>6110231</text:p>
          </table:table-cell>
          <table:table-cell table:formula="of:=[.B399]+131" office:value-type="float" office:value="52397" calcext:value-type="float">
            <text:p>52397</text:p>
          </table:table-cell>
          <table:table-cell/>
          <table:table-cell table:formula="of:=[.D399]+[.E400]" office:value-type="float" office:value="2457311770" calcext:value-type="float">
            <text:p>2457311770</text:p>
          </table:table-cell>
          <table:table-cell table:formula="of:=[.G400]*7627" office:value-type="float" office:value="12172692" calcext:value-type="float">
            <text:p>12172692</text:p>
          </table:table-cell>
          <table:table-cell/>
          <table:table-cell table:formula="of:=[.G398]+8" office:value-type="float" office:value="1596" calcext:value-type="float">
            <text:p>1596</text:p>
          </table:table-cell>
          <table:table-cell table:number-columns-repeated="7"/>
        </table:table-row>
        <table:table-row table:style-name="ro1">
          <table:table-cell table:formula="of:=[.A400]+15295" office:value-type="float" office:value="6125526" calcext:value-type="float">
            <text:p>6125526</text:p>
          </table:table-cell>
          <table:table-cell table:formula="of:=[.B400]+131" office:value-type="float" office:value="52528" calcext:value-type="float">
            <text:p>52528</text:p>
          </table:table-cell>
          <table:table-cell/>
          <table:table-cell table:formula="of:=[.D400]+[.E401]" office:value-type="float" office:value="2469743770" calcext:value-type="float">
            <text:p>2469743770</text:p>
          </table:table-cell>
          <table:table-cell table:formula="of:=[.F401]*7770" office:value-type="float" office:value="12432000" calcext:value-type="float">
            <text:p>12432000</text:p>
          </table:table-cell>
          <table:table-cell table:formula="of:=[.F399]+8" office:value-type="float" office:value="1600" calcext:value-type="float">
            <text:p>1600</text:p>
          </table:table-cell>
          <table:table-cell table:number-columns-repeated="8"/>
        </table:table-row>
        <table:table-row table:style-name="ro1">
          <table:table-cell table:formula="of:=[.A401]+15295" office:value-type="float" office:value="6140821" calcext:value-type="float">
            <text:p>6140821</text:p>
          </table:table-cell>
          <table:table-cell table:formula="of:=[.B401]+131" office:value-type="float" office:value="52659" calcext:value-type="float">
            <text:p>52659</text:p>
          </table:table-cell>
          <table:table-cell/>
          <table:table-cell table:formula="of:=[.D401]+[.E402]" office:value-type="float" office:value="2481977478" calcext:value-type="float">
            <text:p>2481977478</text:p>
          </table:table-cell>
          <table:table-cell table:formula="of:=[.G402]*7627" office:value-type="float" office:value="12233708" calcext:value-type="float">
            <text:p>12233708</text:p>
          </table:table-cell>
          <table:table-cell/>
          <table:table-cell table:formula="of:=[.G400]+8" office:value-type="float" office:value="1604" calcext:value-type="float">
            <text:p>1604</text:p>
          </table:table-cell>
          <table:table-cell table:number-columns-repeated="7"/>
        </table:table-row>
        <table:table-row table:style-name="ro1">
          <table:table-cell table:formula="of:=[.A402]+15295" office:value-type="float" office:value="6156116" calcext:value-type="float">
            <text:p>6156116</text:p>
          </table:table-cell>
          <table:table-cell table:formula="of:=[.B402]+131" office:value-type="float" office:value="52790" calcext:value-type="float">
            <text:p>52790</text:p>
          </table:table-cell>
          <table:table-cell/>
          <table:table-cell table:formula="of:=[.D402]+[.E403]" office:value-type="float" office:value="2494471638" calcext:value-type="float">
            <text:p>2494471638</text:p>
          </table:table-cell>
          <table:table-cell table:formula="of:=[.F403]*7770" office:value-type="float" office:value="12494160" calcext:value-type="float">
            <text:p>12494160</text:p>
          </table:table-cell>
          <table:table-cell table:formula="of:=[.F401]+8" office:value-type="float" office:value="1608" calcext:value-type="float">
            <text:p>1608</text:p>
          </table:table-cell>
          <table:table-cell table:number-columns-repeated="8"/>
        </table:table-row>
        <table:table-row table:style-name="ro1">
          <table:table-cell table:formula="of:=[.A403]+15295" office:value-type="float" office:value="6171411" calcext:value-type="float">
            <text:p>6171411</text:p>
          </table:table-cell>
          <table:table-cell table:formula="of:=[.B403]+131" office:value-type="float" office:value="52921" calcext:value-type="float">
            <text:p>52921</text:p>
          </table:table-cell>
          <table:table-cell/>
          <table:table-cell table:formula="of:=[.D403]+[.E404]" office:value-type="float" office:value="2506766362" calcext:value-type="float">
            <text:p>2506766362</text:p>
          </table:table-cell>
          <table:table-cell table:formula="of:=[.G404]*7627" office:value-type="float" office:value="12294724" calcext:value-type="float">
            <text:p>12294724</text:p>
          </table:table-cell>
          <table:table-cell/>
          <table:table-cell table:formula="of:=[.G402]+8" office:value-type="float" office:value="1612" calcext:value-type="float">
            <text:p>1612</text:p>
          </table:table-cell>
          <table:table-cell table:number-columns-repeated="7"/>
        </table:table-row>
        <table:table-row table:style-name="ro1">
          <table:table-cell table:formula="of:=[.A404]+15295" office:value-type="float" office:value="6186706" calcext:value-type="float">
            <text:p>6186706</text:p>
          </table:table-cell>
          <table:table-cell table:formula="of:=[.B404]+131" office:value-type="float" office:value="53052" calcext:value-type="float">
            <text:p>53052</text:p>
          </table:table-cell>
          <table:table-cell/>
          <table:table-cell table:formula="of:=[.D404]+[.E405]" office:value-type="float" office:value="2519322682" calcext:value-type="float">
            <text:p>2519322682</text:p>
          </table:table-cell>
          <table:table-cell table:formula="of:=[.F405]*7770" office:value-type="float" office:value="12556320" calcext:value-type="float">
            <text:p>12556320</text:p>
          </table:table-cell>
          <table:table-cell table:formula="of:=[.F403]+8" office:value-type="float" office:value="1616" calcext:value-type="float">
            <text:p>1616</text:p>
          </table:table-cell>
          <table:table-cell table:number-columns-repeated="8"/>
        </table:table-row>
        <table:table-row table:style-name="ro1">
          <table:table-cell table:formula="of:=[.A405]+15295" office:value-type="float" office:value="6202001" calcext:value-type="float">
            <text:p>6202001</text:p>
          </table:table-cell>
          <table:table-cell table:formula="of:=[.B405]+131" office:value-type="float" office:value="53183" calcext:value-type="float">
            <text:p>53183</text:p>
          </table:table-cell>
          <table:table-cell/>
          <table:table-cell table:formula="of:=[.D405]+[.E406]" office:value-type="float" office:value="2531678422" calcext:value-type="float">
            <text:p>2531678422</text:p>
          </table:table-cell>
          <table:table-cell table:formula="of:=[.G406]*7627" office:value-type="float" office:value="12355740" calcext:value-type="float">
            <text:p>12355740</text:p>
          </table:table-cell>
          <table:table-cell/>
          <table:table-cell table:formula="of:=[.G404]+8" office:value-type="float" office:value="1620" calcext:value-type="float">
            <text:p>1620</text:p>
          </table:table-cell>
          <table:table-cell table:number-columns-repeated="7"/>
        </table:table-row>
        <table:table-row table:style-name="ro1">
          <table:table-cell table:formula="of:=[.A406]+15295" office:value-type="float" office:value="6217296" calcext:value-type="float">
            <text:p>6217296</text:p>
          </table:table-cell>
          <table:table-cell table:formula="of:=[.B406]+131" office:value-type="float" office:value="53314" calcext:value-type="float">
            <text:p>53314</text:p>
          </table:table-cell>
          <table:table-cell/>
          <table:table-cell table:formula="of:=[.D406]+[.E407]" office:value-type="float" office:value="2544296902" calcext:value-type="float">
            <text:p>2544296902</text:p>
          </table:table-cell>
          <table:table-cell table:formula="of:=[.F407]*7770" office:value-type="float" office:value="12618480" calcext:value-type="float">
            <text:p>12618480</text:p>
          </table:table-cell>
          <table:table-cell table:formula="of:=[.F405]+8" office:value-type="float" office:value="1624" calcext:value-type="float">
            <text:p>1624</text:p>
          </table:table-cell>
          <table:table-cell table:number-columns-repeated="8"/>
        </table:table-row>
        <table:table-row table:style-name="ro1">
          <table:table-cell table:formula="of:=[.A407]+15295" office:value-type="float" office:value="6232591" calcext:value-type="float">
            <text:p>6232591</text:p>
          </table:table-cell>
          <table:table-cell table:formula="of:=[.B407]+131" office:value-type="float" office:value="53445" calcext:value-type="float">
            <text:p>53445</text:p>
          </table:table-cell>
          <table:table-cell/>
          <table:table-cell table:formula="of:=[.D407]+[.E408]" office:value-type="float" office:value="2556713658" calcext:value-type="float">
            <text:p>2556713658</text:p>
          </table:table-cell>
          <table:table-cell table:formula="of:=[.G408]*7627" office:value-type="float" office:value="12416756" calcext:value-type="float">
            <text:p>12416756</text:p>
          </table:table-cell>
          <table:table-cell/>
          <table:table-cell table:formula="of:=[.G406]+8" office:value-type="float" office:value="1628" calcext:value-type="float">
            <text:p>1628</text:p>
          </table:table-cell>
          <table:table-cell table:number-columns-repeated="7"/>
        </table:table-row>
        <table:table-row table:style-name="ro1">
          <table:table-cell table:formula="of:=[.A408]+15295" office:value-type="float" office:value="6247886" calcext:value-type="float">
            <text:p>6247886</text:p>
          </table:table-cell>
          <table:table-cell table:formula="of:=[.B408]+131" office:value-type="float" office:value="53576" calcext:value-type="float">
            <text:p>53576</text:p>
          </table:table-cell>
          <table:table-cell/>
          <table:table-cell table:formula="of:=[.D408]+[.E409]" office:value-type="float" office:value="2569394298" calcext:value-type="float">
            <text:p>2569394298</text:p>
          </table:table-cell>
          <table:table-cell table:formula="of:=[.F409]*7770" office:value-type="float" office:value="12680640" calcext:value-type="float">
            <text:p>12680640</text:p>
          </table:table-cell>
          <table:table-cell table:formula="of:=[.F407]+8" office:value-type="float" office:value="1632" calcext:value-type="float">
            <text:p>1632</text:p>
          </table:table-cell>
          <table:table-cell table:number-columns-repeated="8"/>
        </table:table-row>
        <table:table-row table:style-name="ro1">
          <table:table-cell table:formula="of:=[.A409]+15295" office:value-type="float" office:value="6263181" calcext:value-type="float">
            <text:p>6263181</text:p>
          </table:table-cell>
          <table:table-cell table:formula="of:=[.B409]+131" office:value-type="float" office:value="53707" calcext:value-type="float">
            <text:p>53707</text:p>
          </table:table-cell>
          <table:table-cell/>
          <table:table-cell table:formula="of:=[.D409]+[.E410]" office:value-type="float" office:value="2581872070" calcext:value-type="float">
            <text:p>2581872070</text:p>
          </table:table-cell>
          <table:table-cell table:formula="of:=[.G410]*7627" office:value-type="float" office:value="12477772" calcext:value-type="float">
            <text:p>12477772</text:p>
          </table:table-cell>
          <table:table-cell/>
          <table:table-cell table:formula="of:=[.G408]+8" office:value-type="float" office:value="1636" calcext:value-type="float">
            <text:p>1636</text:p>
          </table:table-cell>
          <table:table-cell table:number-columns-repeated="7"/>
        </table:table-row>
        <table:table-row table:style-name="ro1">
          <table:table-cell table:formula="of:=[.A410]+15295" office:value-type="float" office:value="6278476" calcext:value-type="float">
            <text:p>6278476</text:p>
          </table:table-cell>
          <table:table-cell table:formula="of:=[.B410]+131" office:value-type="float" office:value="53838" calcext:value-type="float">
            <text:p>53838</text:p>
          </table:table-cell>
          <table:table-cell/>
          <table:table-cell table:formula="of:=[.D410]+[.E411]" office:value-type="float" office:value="2594614870" calcext:value-type="float">
            <text:p>2594614870</text:p>
          </table:table-cell>
          <table:table-cell table:formula="of:=[.F411]*7770" office:value-type="float" office:value="12742800" calcext:value-type="float">
            <text:p>12742800</text:p>
          </table:table-cell>
          <table:table-cell table:formula="of:=[.F409]+8" office:value-type="float" office:value="1640" calcext:value-type="float">
            <text:p>1640</text:p>
          </table:table-cell>
          <table:table-cell table:number-columns-repeated="8"/>
        </table:table-row>
        <table:table-row table:style-name="ro1">
          <table:table-cell table:formula="of:=[.A411]+15295" office:value-type="float" office:value="6293771" calcext:value-type="float">
            <text:p>6293771</text:p>
          </table:table-cell>
          <table:table-cell table:formula="of:=[.B411]+131" office:value-type="float" office:value="53969" calcext:value-type="float">
            <text:p>53969</text:p>
          </table:table-cell>
          <table:table-cell/>
          <table:table-cell table:formula="of:=[.D411]+[.E412]" office:value-type="float" office:value="2607153658" calcext:value-type="float">
            <text:p>2607153658</text:p>
          </table:table-cell>
          <table:table-cell table:formula="of:=[.G412]*7627" office:value-type="float" office:value="12538788" calcext:value-type="float">
            <text:p>12538788</text:p>
          </table:table-cell>
          <table:table-cell/>
          <table:table-cell table:formula="of:=[.G410]+8" office:value-type="float" office:value="1644" calcext:value-type="float">
            <text:p>1644</text:p>
          </table:table-cell>
          <table:table-cell table:number-columns-repeated="7"/>
        </table:table-row>
        <table:table-row table:style-name="ro1">
          <table:table-cell table:formula="of:=[.A412]+15295" office:value-type="float" office:value="6309066" calcext:value-type="float">
            <text:p>6309066</text:p>
          </table:table-cell>
          <table:table-cell table:formula="of:=[.B412]+131" office:value-type="float" office:value="54100" calcext:value-type="float">
            <text:p>54100</text:p>
          </table:table-cell>
          <table:table-cell/>
          <table:table-cell table:formula="of:=[.D412]+[.E413]" office:value-type="float" office:value="2619958618" calcext:value-type="float">
            <text:p>2619958618</text:p>
          </table:table-cell>
          <table:table-cell table:formula="of:=[.F413]*7770" office:value-type="float" office:value="12804960" calcext:value-type="float">
            <text:p>12804960</text:p>
          </table:table-cell>
          <table:table-cell table:formula="of:=[.F411]+8" office:value-type="float" office:value="1648" calcext:value-type="float">
            <text:p>1648</text:p>
          </table:table-cell>
          <table:table-cell table:number-columns-repeated="8"/>
        </table:table-row>
        <table:table-row table:style-name="ro1">
          <table:table-cell table:formula="of:=[.A413]+15295" office:value-type="float" office:value="6324361" calcext:value-type="float">
            <text:p>6324361</text:p>
          </table:table-cell>
          <table:table-cell table:formula="of:=[.B413]+131" office:value-type="float" office:value="54231" calcext:value-type="float">
            <text:p>54231</text:p>
          </table:table-cell>
          <table:table-cell/>
          <table:table-cell table:formula="of:=[.D413]+[.E414]" office:value-type="float" office:value="2632558422" calcext:value-type="float">
            <text:p>2632558422</text:p>
          </table:table-cell>
          <table:table-cell table:formula="of:=[.G414]*7627" office:value-type="float" office:value="12599804" calcext:value-type="float">
            <text:p>12599804</text:p>
          </table:table-cell>
          <table:table-cell/>
          <table:table-cell table:formula="of:=[.G412]+8" office:value-type="float" office:value="1652" calcext:value-type="float">
            <text:p>1652</text:p>
          </table:table-cell>
          <table:table-cell table:number-columns-repeated="7"/>
        </table:table-row>
        <table:table-row table:style-name="ro1">
          <table:table-cell table:formula="of:=[.A414]+15295" office:value-type="float" office:value="6339656" calcext:value-type="float">
            <text:p>6339656</text:p>
          </table:table-cell>
          <table:table-cell table:formula="of:=[.B414]+131" office:value-type="float" office:value="54362" calcext:value-type="float">
            <text:p>54362</text:p>
          </table:table-cell>
          <table:table-cell/>
          <table:table-cell table:formula="of:=[.D414]+[.E415]" office:value-type="float" office:value="2645425542" calcext:value-type="float">
            <text:p>2645425542</text:p>
          </table:table-cell>
          <table:table-cell table:formula="of:=[.F415]*7770" office:value-type="float" office:value="12867120" calcext:value-type="float">
            <text:p>12867120</text:p>
          </table:table-cell>
          <table:table-cell table:formula="of:=[.F413]+8" office:value-type="float" office:value="1656" calcext:value-type="float">
            <text:p>1656</text:p>
          </table:table-cell>
          <table:table-cell table:number-columns-repeated="8"/>
        </table:table-row>
        <table:table-row table:style-name="ro1">
          <table:table-cell table:formula="of:=[.A415]+15295" office:value-type="float" office:value="6354951" calcext:value-type="float">
            <text:p>6354951</text:p>
          </table:table-cell>
          <table:table-cell table:formula="of:=[.B415]+131" office:value-type="float" office:value="54493" calcext:value-type="float">
            <text:p>54493</text:p>
          </table:table-cell>
          <table:table-cell/>
          <table:table-cell table:formula="of:=[.D415]+[.E416]" office:value-type="float" office:value="2658086362" calcext:value-type="float">
            <text:p>2658086362</text:p>
          </table:table-cell>
          <table:table-cell table:formula="of:=[.G416]*7627" office:value-type="float" office:value="12660820" calcext:value-type="float">
            <text:p>12660820</text:p>
          </table:table-cell>
          <table:table-cell/>
          <table:table-cell table:formula="of:=[.G414]+8" office:value-type="float" office:value="1660" calcext:value-type="float">
            <text:p>1660</text:p>
          </table:table-cell>
          <table:table-cell table:number-columns-repeated="7"/>
        </table:table-row>
        <table:table-row table:style-name="ro1">
          <table:table-cell table:formula="of:=[.A416]+15295" office:value-type="float" office:value="6370246" calcext:value-type="float">
            <text:p>6370246</text:p>
          </table:table-cell>
          <table:table-cell table:formula="of:=[.B416]+131" office:value-type="float" office:value="54624" calcext:value-type="float">
            <text:p>54624</text:p>
          </table:table-cell>
          <table:table-cell/>
          <table:table-cell table:formula="of:=[.D416]+[.E417]" office:value-type="float" office:value="2671015642" calcext:value-type="float">
            <text:p>2671015642</text:p>
          </table:table-cell>
          <table:table-cell table:formula="of:=[.F417]*7770" office:value-type="float" office:value="12929280" calcext:value-type="float">
            <text:p>12929280</text:p>
          </table:table-cell>
          <table:table-cell table:formula="of:=[.F415]+8" office:value-type="float" office:value="1664" calcext:value-type="float">
            <text:p>1664</text:p>
          </table:table-cell>
          <table:table-cell table:number-columns-repeated="8"/>
        </table:table-row>
        <table:table-row table:style-name="ro1">
          <table:table-cell table:formula="of:=[.A417]+15295" office:value-type="float" office:value="6385541" calcext:value-type="float">
            <text:p>6385541</text:p>
          </table:table-cell>
          <table:table-cell table:formula="of:=[.B417]+131" office:value-type="float" office:value="54755" calcext:value-type="float">
            <text:p>54755</text:p>
          </table:table-cell>
          <table:table-cell/>
          <table:table-cell table:formula="of:=[.D417]+[.E418]" office:value-type="float" office:value="2683737478" calcext:value-type="float">
            <text:p>2683737478</text:p>
          </table:table-cell>
          <table:table-cell table:formula="of:=[.G418]*7627" office:value-type="float" office:value="12721836" calcext:value-type="float">
            <text:p>12721836</text:p>
          </table:table-cell>
          <table:table-cell/>
          <table:table-cell table:formula="of:=[.G416]+8" office:value-type="float" office:value="1668" calcext:value-type="float">
            <text:p>1668</text:p>
          </table:table-cell>
          <table:table-cell table:number-columns-repeated="7"/>
        </table:table-row>
        <table:table-row table:style-name="ro1">
          <table:table-cell table:formula="of:=[.A418]+15295" office:value-type="float" office:value="6400836" calcext:value-type="float">
            <text:p>6400836</text:p>
          </table:table-cell>
          <table:table-cell table:formula="of:=[.B418]+131" office:value-type="float" office:value="54886" calcext:value-type="float">
            <text:p>54886</text:p>
          </table:table-cell>
          <table:table-cell/>
          <table:table-cell table:formula="of:=[.D418]+[.E419]" office:value-type="float" office:value="2696728918" calcext:value-type="float">
            <text:p>2696728918</text:p>
          </table:table-cell>
          <table:table-cell table:formula="of:=[.F419]*7770" office:value-type="float" office:value="12991440" calcext:value-type="float">
            <text:p>12991440</text:p>
          </table:table-cell>
          <table:table-cell table:formula="of:=[.F417]+8" office:value-type="float" office:value="1672" calcext:value-type="float">
            <text:p>1672</text:p>
          </table:table-cell>
          <table:table-cell table:number-columns-repeated="8"/>
        </table:table-row>
        <table:table-row table:style-name="ro1">
          <table:table-cell table:formula="of:=[.A419]+15295" office:value-type="float" office:value="6416131" calcext:value-type="float">
            <text:p>6416131</text:p>
          </table:table-cell>
          <table:table-cell table:formula="of:=[.B419]+131" office:value-type="float" office:value="55017" calcext:value-type="float">
            <text:p>55017</text:p>
          </table:table-cell>
          <table:table-cell/>
          <table:table-cell table:formula="of:=[.D419]+[.E420]" office:value-type="float" office:value="2709511770" calcext:value-type="float">
            <text:p>2709511770</text:p>
          </table:table-cell>
          <table:table-cell table:formula="of:=[.G420]*7627" office:value-type="float" office:value="12782852" calcext:value-type="float">
            <text:p>12782852</text:p>
          </table:table-cell>
          <table:table-cell/>
          <table:table-cell table:formula="of:=[.G418]+8" office:value-type="float" office:value="1676" calcext:value-type="float">
            <text:p>1676</text:p>
          </table:table-cell>
          <table:table-cell table:number-columns-repeated="7"/>
        </table:table-row>
        <table:table-row table:style-name="ro1">
          <table:table-cell table:formula="of:=[.A420]+15295" office:value-type="float" office:value="6431426" calcext:value-type="float">
            <text:p>6431426</text:p>
          </table:table-cell>
          <table:table-cell table:formula="of:=[.B420]+131" office:value-type="float" office:value="55148" calcext:value-type="float">
            <text:p>55148</text:p>
          </table:table-cell>
          <table:table-cell/>
          <table:table-cell table:formula="of:=[.D420]+[.E421]" office:value-type="float" office:value="2722565370" calcext:value-type="float">
            <text:p>2722565370</text:p>
          </table:table-cell>
          <table:table-cell table:formula="of:=[.F421]*7770" office:value-type="float" office:value="13053600" calcext:value-type="float">
            <text:p>13053600</text:p>
          </table:table-cell>
          <table:table-cell table:formula="of:=[.F419]+8" office:value-type="float" office:value="1680" calcext:value-type="float">
            <text:p>1680</text:p>
          </table:table-cell>
          <table:table-cell table:number-columns-repeated="8"/>
        </table:table-row>
        <table:table-row table:style-name="ro1">
          <table:table-cell table:formula="of:=[.A421]+15295" office:value-type="float" office:value="6446721" calcext:value-type="float">
            <text:p>6446721</text:p>
          </table:table-cell>
          <table:table-cell table:formula="of:=[.B421]+131" office:value-type="float" office:value="55279" calcext:value-type="float">
            <text:p>55279</text:p>
          </table:table-cell>
          <table:table-cell/>
          <table:table-cell table:formula="of:=[.D421]+[.E422]" office:value-type="float" office:value="2735409238" calcext:value-type="float">
            <text:p>2735409238</text:p>
          </table:table-cell>
          <table:table-cell table:formula="of:=[.G422]*7627" office:value-type="float" office:value="12843868" calcext:value-type="float">
            <text:p>12843868</text:p>
          </table:table-cell>
          <table:table-cell/>
          <table:table-cell table:formula="of:=[.G420]+8" office:value-type="float" office:value="1684" calcext:value-type="float">
            <text:p>1684</text:p>
          </table:table-cell>
          <table:table-cell table:number-columns-repeated="7"/>
        </table:table-row>
        <table:table-row table:style-name="ro1">
          <table:table-cell table:formula="of:=[.A422]+15295" office:value-type="float" office:value="6462016" calcext:value-type="float">
            <text:p>6462016</text:p>
          </table:table-cell>
          <table:table-cell table:formula="of:=[.B422]+131" office:value-type="float" office:value="55410" calcext:value-type="float">
            <text:p>55410</text:p>
          </table:table-cell>
          <table:table-cell/>
          <table:table-cell table:formula="of:=[.D422]+[.E423]" office:value-type="float" office:value="2748524998" calcext:value-type="float">
            <text:p>2748524998</text:p>
          </table:table-cell>
          <table:table-cell table:formula="of:=[.F423]*7770" office:value-type="float" office:value="13115760" calcext:value-type="float">
            <text:p>13115760</text:p>
          </table:table-cell>
          <table:table-cell table:formula="of:=[.F421]+8" office:value-type="float" office:value="1688" calcext:value-type="float">
            <text:p>1688</text:p>
          </table:table-cell>
          <table:table-cell table:number-columns-repeated="8"/>
        </table:table-row>
        <table:table-row table:style-name="ro1">
          <table:table-cell table:formula="of:=[.A423]+15295" office:value-type="float" office:value="6477311" calcext:value-type="float">
            <text:p>6477311</text:p>
          </table:table-cell>
          <table:table-cell table:formula="of:=[.B423]+131" office:value-type="float" office:value="55541" calcext:value-type="float">
            <text:p>55541</text:p>
          </table:table-cell>
          <table:table-cell/>
          <table:table-cell table:formula="of:=[.D423]+[.E424]" office:value-type="float" office:value="2761429882" calcext:value-type="float">
            <text:p>2761429882</text:p>
          </table:table-cell>
          <table:table-cell table:formula="of:=[.G424]*7627" office:value-type="float" office:value="12904884" calcext:value-type="float">
            <text:p>12904884</text:p>
          </table:table-cell>
          <table:table-cell/>
          <table:table-cell table:formula="of:=[.G422]+8" office:value-type="float" office:value="1692" calcext:value-type="float">
            <text:p>1692</text:p>
          </table:table-cell>
          <table:table-cell table:number-columns-repeated="7"/>
        </table:table-row>
        <table:table-row table:style-name="ro1">
          <table:table-cell table:formula="of:=[.A424]+15295" office:value-type="float" office:value="6492606" calcext:value-type="float">
            <text:p>6492606</text:p>
          </table:table-cell>
          <table:table-cell table:formula="of:=[.B424]+131" office:value-type="float" office:value="55672" calcext:value-type="float">
            <text:p>55672</text:p>
          </table:table-cell>
          <table:table-cell/>
          <table:table-cell table:formula="of:=[.D424]+[.E425]" office:value-type="float" office:value="2774607802" calcext:value-type="float">
            <text:p>2774607802</text:p>
          </table:table-cell>
          <table:table-cell table:formula="of:=[.F425]*7770" office:value-type="float" office:value="13177920" calcext:value-type="float">
            <text:p>13177920</text:p>
          </table:table-cell>
          <table:table-cell table:formula="of:=[.F423]+8" office:value-type="float" office:value="1696" calcext:value-type="float">
            <text:p>1696</text:p>
          </table:table-cell>
          <table:table-cell table:number-columns-repeated="8"/>
        </table:table-row>
        <table:table-row table:style-name="ro1">
          <table:table-cell table:formula="of:=[.A425]+15295" office:value-type="float" office:value="6507901" calcext:value-type="float">
            <text:p>6507901</text:p>
          </table:table-cell>
          <table:table-cell table:formula="of:=[.B425]+131" office:value-type="float" office:value="55803" calcext:value-type="float">
            <text:p>55803</text:p>
          </table:table-cell>
          <table:table-cell/>
          <table:table-cell table:formula="of:=[.D425]+[.E426]" office:value-type="float" office:value="2787573702" calcext:value-type="float">
            <text:p>2787573702</text:p>
          </table:table-cell>
          <table:table-cell table:formula="of:=[.G426]*7627" office:value-type="float" office:value="12965900" calcext:value-type="float">
            <text:p>12965900</text:p>
          </table:table-cell>
          <table:table-cell/>
          <table:table-cell table:formula="of:=[.G424]+8" office:value-type="float" office:value="1700" calcext:value-type="float">
            <text:p>1700</text:p>
          </table:table-cell>
          <table:table-cell table:number-columns-repeated="7"/>
        </table:table-row>
        <table:table-row table:style-name="ro1">
          <table:table-cell table:formula="of:=[.A426]+15295" office:value-type="float" office:value="6523196" calcext:value-type="float">
            <text:p>6523196</text:p>
          </table:table-cell>
          <table:table-cell table:formula="of:=[.B426]+131" office:value-type="float" office:value="55934" calcext:value-type="float">
            <text:p>55934</text:p>
          </table:table-cell>
          <table:table-cell/>
          <table:table-cell table:formula="of:=[.D426]+[.E427]" office:value-type="float" office:value="2800813782" calcext:value-type="float">
            <text:p>2800813782</text:p>
          </table:table-cell>
          <table:table-cell table:formula="of:=[.F427]*7770" office:value-type="float" office:value="13240080" calcext:value-type="float">
            <text:p>13240080</text:p>
          </table:table-cell>
          <table:table-cell table:formula="of:=[.F425]+8" office:value-type="float" office:value="1704" calcext:value-type="float">
            <text:p>1704</text:p>
          </table:table-cell>
          <table:table-cell table:number-columns-repeated="8"/>
        </table:table-row>
        <table:table-row table:style-name="ro1">
          <table:table-cell table:formula="of:=[.A427]+15295" office:value-type="float" office:value="6538491" calcext:value-type="float">
            <text:p>6538491</text:p>
          </table:table-cell>
          <table:table-cell table:formula="of:=[.B427]+131" office:value-type="float" office:value="56065" calcext:value-type="float">
            <text:p>56065</text:p>
          </table:table-cell>
          <table:table-cell/>
          <table:table-cell table:formula="of:=[.D427]+[.E428]" office:value-type="float" office:value="2813840698" calcext:value-type="float">
            <text:p>2813840698</text:p>
          </table:table-cell>
          <table:table-cell table:formula="of:=[.G428]*7627" office:value-type="float" office:value="13026916" calcext:value-type="float">
            <text:p>13026916</text:p>
          </table:table-cell>
          <table:table-cell/>
          <table:table-cell table:formula="of:=[.G426]+8" office:value-type="float" office:value="1708" calcext:value-type="float">
            <text:p>1708</text:p>
          </table:table-cell>
          <table:table-cell table:number-columns-repeated="7"/>
        </table:table-row>
        <table:table-row table:style-name="ro1">
          <table:table-cell table:formula="of:=[.A428]+15295" office:value-type="float" office:value="6553786" calcext:value-type="float">
            <text:p>6553786</text:p>
          </table:table-cell>
          <table:table-cell table:formula="of:=[.B428]+131" office:value-type="float" office:value="56196" calcext:value-type="float">
            <text:p>56196</text:p>
          </table:table-cell>
          <table:table-cell/>
          <table:table-cell table:formula="of:=[.D428]+[.E429]" office:value-type="float" office:value="2827142938" calcext:value-type="float">
            <text:p>2827142938</text:p>
          </table:table-cell>
          <table:table-cell table:formula="of:=[.F429]*7770" office:value-type="float" office:value="13302240" calcext:value-type="float">
            <text:p>13302240</text:p>
          </table:table-cell>
          <table:table-cell table:formula="of:=[.F427]+8" office:value-type="float" office:value="1712" calcext:value-type="float">
            <text:p>1712</text:p>
          </table:table-cell>
          <table:table-cell table:number-columns-repeated="8"/>
        </table:table-row>
        <table:table-row table:style-name="ro1">
          <table:table-cell table:formula="of:=[.A429]+15295" office:value-type="float" office:value="6569081" calcext:value-type="float">
            <text:p>6569081</text:p>
          </table:table-cell>
          <table:table-cell table:formula="of:=[.B429]+131" office:value-type="float" office:value="56327" calcext:value-type="float">
            <text:p>56327</text:p>
          </table:table-cell>
          <table:table-cell/>
          <table:table-cell table:formula="of:=[.D429]+[.E430]" office:value-type="float" office:value="2840230870" calcext:value-type="float">
            <text:p>2840230870</text:p>
          </table:table-cell>
          <table:table-cell table:formula="of:=[.G430]*7627" office:value-type="float" office:value="13087932" calcext:value-type="float">
            <text:p>13087932</text:p>
          </table:table-cell>
          <table:table-cell/>
          <table:table-cell table:formula="of:=[.G428]+8" office:value-type="float" office:value="1716" calcext:value-type="float">
            <text:p>1716</text:p>
          </table:table-cell>
          <table:table-cell table:number-columns-repeated="7"/>
        </table:table-row>
        <table:table-row table:style-name="ro1">
          <table:table-cell table:formula="of:=[.A430]+15295" office:value-type="float" office:value="6584376" calcext:value-type="float">
            <text:p>6584376</text:p>
          </table:table-cell>
          <table:table-cell table:formula="of:=[.B430]+131" office:value-type="float" office:value="56458" calcext:value-type="float">
            <text:p>56458</text:p>
          </table:table-cell>
          <table:table-cell/>
          <table:table-cell table:formula="of:=[.D430]+[.E431]" office:value-type="float" office:value="2853595270" calcext:value-type="float">
            <text:p>2853595270</text:p>
          </table:table-cell>
          <table:table-cell table:formula="of:=[.F431]*7770" office:value-type="float" office:value="13364400" calcext:value-type="float">
            <text:p>13364400</text:p>
          </table:table-cell>
          <table:table-cell table:formula="of:=[.F429]+8" office:value-type="float" office:value="1720" calcext:value-type="float">
            <text:p>1720</text:p>
          </table:table-cell>
          <table:table-cell table:number-columns-repeated="8"/>
        </table:table-row>
        <table:table-row table:style-name="ro1">
          <table:table-cell table:formula="of:=[.A431]+15295" office:value-type="float" office:value="6599671" calcext:value-type="float">
            <text:p>6599671</text:p>
          </table:table-cell>
          <table:table-cell table:formula="of:=[.B431]+131" office:value-type="float" office:value="56589" calcext:value-type="float">
            <text:p>56589</text:p>
          </table:table-cell>
          <table:table-cell/>
          <table:table-cell table:formula="of:=[.D431]+[.E432]" office:value-type="float" office:value="2866744218" calcext:value-type="float">
            <text:p>2866744218</text:p>
          </table:table-cell>
          <table:table-cell table:formula="of:=[.G432]*7627" office:value-type="float" office:value="13148948" calcext:value-type="float">
            <text:p>13148948</text:p>
          </table:table-cell>
          <table:table-cell/>
          <table:table-cell table:formula="of:=[.G430]+8" office:value-type="float" office:value="1724" calcext:value-type="float">
            <text:p>1724</text:p>
          </table:table-cell>
          <table:table-cell table:number-columns-repeated="7"/>
        </table:table-row>
        <table:table-row table:style-name="ro1">
          <table:table-cell table:formula="of:=[.A432]+15295" office:value-type="float" office:value="6614966" calcext:value-type="float">
            <text:p>6614966</text:p>
          </table:table-cell>
          <table:table-cell table:formula="of:=[.B432]+131" office:value-type="float" office:value="56720" calcext:value-type="float">
            <text:p>56720</text:p>
          </table:table-cell>
          <table:table-cell/>
          <table:table-cell table:formula="of:=[.D432]+[.E433]" office:value-type="float" office:value="2880170778" calcext:value-type="float">
            <text:p>2880170778</text:p>
          </table:table-cell>
          <table:table-cell table:formula="of:=[.F433]*7770" office:value-type="float" office:value="13426560" calcext:value-type="float">
            <text:p>13426560</text:p>
          </table:table-cell>
          <table:table-cell table:formula="of:=[.F431]+8" office:value-type="float" office:value="1728" calcext:value-type="float">
            <text:p>1728</text:p>
          </table:table-cell>
          <table:table-cell table:number-columns-repeated="8"/>
        </table:table-row>
        <table:table-row table:style-name="ro1">
          <table:table-cell table:formula="of:=[.A433]+15295" office:value-type="float" office:value="6630261" calcext:value-type="float">
            <text:p>6630261</text:p>
          </table:table-cell>
          <table:table-cell table:formula="of:=[.B433]+131" office:value-type="float" office:value="56851" calcext:value-type="float">
            <text:p>56851</text:p>
          </table:table-cell>
          <table:table-cell/>
          <table:table-cell table:formula="of:=[.D433]+[.E434]" office:value-type="float" office:value="2893380742" calcext:value-type="float">
            <text:p>2893380742</text:p>
          </table:table-cell>
          <table:table-cell table:formula="of:=[.G434]*7627" office:value-type="float" office:value="13209964" calcext:value-type="float">
            <text:p>13209964</text:p>
          </table:table-cell>
          <table:table-cell/>
          <table:table-cell table:formula="of:=[.G432]+8" office:value-type="float" office:value="1732" calcext:value-type="float">
            <text:p>1732</text:p>
          </table:table-cell>
          <table:table-cell table:number-columns-repeated="7"/>
        </table:table-row>
        <table:table-row table:style-name="ro1">
          <table:table-cell table:formula="of:=[.A434]+15295" office:value-type="float" office:value="6645556" calcext:value-type="float">
            <text:p>6645556</text:p>
          </table:table-cell>
          <table:table-cell table:formula="of:=[.B434]+131" office:value-type="float" office:value="56982" calcext:value-type="float">
            <text:p>56982</text:p>
          </table:table-cell>
          <table:table-cell/>
          <table:table-cell table:formula="of:=[.D434]+[.E435]" office:value-type="float" office:value="2906869462" calcext:value-type="float">
            <text:p>2906869462</text:p>
          </table:table-cell>
          <table:table-cell table:formula="of:=[.F435]*7770" office:value-type="float" office:value="13488720" calcext:value-type="float">
            <text:p>13488720</text:p>
          </table:table-cell>
          <table:table-cell table:formula="of:=[.F433]+8" office:value-type="float" office:value="1736" calcext:value-type="float">
            <text:p>1736</text:p>
          </table:table-cell>
          <table:table-cell table:number-columns-repeated="8"/>
        </table:table-row>
        <table:table-row table:style-name="ro1">
          <table:table-cell table:formula="of:=[.A435]+15295" office:value-type="float" office:value="6660851" calcext:value-type="float">
            <text:p>6660851</text:p>
          </table:table-cell>
          <table:table-cell table:formula="of:=[.B435]+131" office:value-type="float" office:value="57113" calcext:value-type="float">
            <text:p>57113</text:p>
          </table:table-cell>
          <table:table-cell/>
          <table:table-cell table:formula="of:=[.D435]+[.E436]" office:value-type="float" office:value="2920140442" calcext:value-type="float">
            <text:p>2920140442</text:p>
          </table:table-cell>
          <table:table-cell table:formula="of:=[.G436]*7627" office:value-type="float" office:value="13270980" calcext:value-type="float">
            <text:p>13270980</text:p>
          </table:table-cell>
          <table:table-cell/>
          <table:table-cell table:formula="of:=[.G434]+8" office:value-type="float" office:value="1740" calcext:value-type="float">
            <text:p>1740</text:p>
          </table:table-cell>
          <table:table-cell table:number-columns-repeated="7"/>
        </table:table-row>
        <table:table-row table:style-name="ro1">
          <table:table-cell table:formula="of:=[.A436]+15295" office:value-type="float" office:value="6676146" calcext:value-type="float">
            <text:p>6676146</text:p>
          </table:table-cell>
          <table:table-cell table:formula="of:=[.B436]+131" office:value-type="float" office:value="57244" calcext:value-type="float">
            <text:p>57244</text:p>
          </table:table-cell>
          <table:table-cell/>
          <table:table-cell table:formula="of:=[.D436]+[.E437]" office:value-type="float" office:value="2933691322" calcext:value-type="float">
            <text:p>2933691322</text:p>
          </table:table-cell>
          <table:table-cell table:formula="of:=[.F437]*7770" office:value-type="float" office:value="13550880" calcext:value-type="float">
            <text:p>13550880</text:p>
          </table:table-cell>
          <table:table-cell table:formula="of:=[.F435]+8"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table:formula="of:=[.A437]+15295" office:value-type="float" office:value="6691441" calcext:value-type="float">
            <text:p>6691441</text:p>
          </table:table-cell>
          <table:table-cell table:formula="of:=[.B437]+131" office:value-type="float" office:value="57375" calcext:value-type="float">
            <text:p>57375</text:p>
          </table:table-cell>
          <table:table-cell/>
          <table:table-cell table:formula="of:=[.D437]+[.E438]" office:value-type="float" office:value="2947023318" calcext:value-type="float">
            <text:p>2947023318</text:p>
          </table:table-cell>
          <table:table-cell table:formula="of:=[.G438]*7627" office:value-type="float" office:value="13331996" calcext:value-type="float">
            <text:p>13331996</text:p>
          </table:table-cell>
          <table:table-cell/>
          <table:table-cell table:formula="of:=[.G436]+8" office:value-type="float" office:value="1748" calcext:value-type="float">
            <text:p>1748</text:p>
          </table:table-cell>
          <table:table-cell table:number-columns-repeated="7"/>
        </table:table-row>
        <table:table-row table:style-name="ro1">
          <table:table-cell table:formula="of:=[.A438]+15295" office:value-type="float" office:value="6706736" calcext:value-type="float">
            <text:p>6706736</text:p>
          </table:table-cell>
          <table:table-cell table:formula="of:=[.B438]+131" office:value-type="float" office:value="57506" calcext:value-type="float">
            <text:p>57506</text:p>
          </table:table-cell>
          <table:table-cell/>
          <table:table-cell table:formula="of:=[.D438]+[.E439]" office:value-type="float" office:value="2960636358" calcext:value-type="float">
            <text:p>2960636358</text:p>
          </table:table-cell>
          <table:table-cell table:formula="of:=[.F439]*7770" office:value-type="float" office:value="13613040" calcext:value-type="float">
            <text:p>13613040</text:p>
          </table:table-cell>
          <table:table-cell table:formula="of:=[.F437]+8" office:value-type="float" office:value="1752" calcext:value-type="float">
            <text:p>1752</text:p>
          </table:table-cell>
          <table:table-cell table:number-columns-repeated="8"/>
        </table:table-row>
        <table:table-row table:style-name="ro1">
          <table:table-cell table:formula="of:=[.A439]+15295" office:value-type="float" office:value="6722031" calcext:value-type="float">
            <text:p>6722031</text:p>
          </table:table-cell>
          <table:table-cell table:formula="of:=[.B439]+131" office:value-type="float" office:value="57637" calcext:value-type="float">
            <text:p>57637</text:p>
          </table:table-cell>
          <table:table-cell/>
          <table:table-cell table:formula="of:=[.D439]+[.E440]" office:value-type="float" office:value="2974029370" calcext:value-type="float">
            <text:p>2974029370</text:p>
          </table:table-cell>
          <table:table-cell table:formula="of:=[.G440]*7627" office:value-type="float" office:value="13393012" calcext:value-type="float">
            <text:p>13393012</text:p>
          </table:table-cell>
          <table:table-cell/>
          <table:table-cell table:formula="of:=[.G438]+8" office:value-type="float" office:value="1756" calcext:value-type="float">
            <text:p>1756</text:p>
          </table:table-cell>
          <table:table-cell table:number-columns-repeated="7"/>
        </table:table-row>
        <table:table-row table:style-name="ro1">
          <table:table-cell table:formula="of:=[.A440]+15295" office:value-type="float" office:value="6737326" calcext:value-type="float">
            <text:p>6737326</text:p>
          </table:table-cell>
          <table:table-cell table:formula="of:=[.B440]+131" office:value-type="float" office:value="57768" calcext:value-type="float">
            <text:p>57768</text:p>
          </table:table-cell>
          <table:table-cell/>
          <table:table-cell table:formula="of:=[.D440]+[.E441]" office:value-type="float" office:value="2987704570" calcext:value-type="float">
            <text:p>2987704570</text:p>
          </table:table-cell>
          <table:table-cell table:formula="of:=[.F441]*7770" office:value-type="float" office:value="13675200" calcext:value-type="float">
            <text:p>13675200</text:p>
          </table:table-cell>
          <table:table-cell table:formula="of:=[.F439]+8" office:value-type="float" office:value="1760" calcext:value-type="float">
            <text:p>1760</text:p>
          </table:table-cell>
          <table:table-cell table:number-columns-repeated="8"/>
        </table:table-row>
        <table:table-row table:style-name="ro1">
          <table:table-cell table:formula="of:=[.A441]+15295" office:value-type="float" office:value="6752621" calcext:value-type="float">
            <text:p>6752621</text:p>
          </table:table-cell>
          <table:table-cell table:formula="of:=[.B441]+131" office:value-type="float" office:value="57899" calcext:value-type="float">
            <text:p>57899</text:p>
          </table:table-cell>
          <table:table-cell/>
          <table:table-cell table:formula="of:=[.D441]+[.E442]" office:value-type="float" office:value="3001158598" calcext:value-type="float">
            <text:p>3001158598</text:p>
          </table:table-cell>
          <table:table-cell table:formula="of:=[.G442]*7627" office:value-type="float" office:value="13454028" calcext:value-type="float">
            <text:p>13454028</text:p>
          </table:table-cell>
          <table:table-cell/>
          <table:table-cell table:formula="of:=[.G440]+8" office:value-type="float" office:value="1764" calcext:value-type="float">
            <text:p>1764</text:p>
          </table:table-cell>
          <table:table-cell table:number-columns-repeated="7"/>
        </table:table-row>
        <table:table-row table:style-name="ro1">
          <table:table-cell table:formula="of:=[.A442]+15295" office:value-type="float" office:value="6767916" calcext:value-type="float">
            <text:p>6767916</text:p>
          </table:table-cell>
          <table:table-cell table:formula="of:=[.B442]+131" office:value-type="float" office:value="58030" calcext:value-type="float">
            <text:p>58030</text:p>
          </table:table-cell>
          <table:table-cell/>
          <table:table-cell table:formula="of:=[.D442]+[.E443]" office:value-type="float" office:value="3014895958" calcext:value-type="float">
            <text:p>3014895958</text:p>
          </table:table-cell>
          <table:table-cell table:formula="of:=[.F443]*7770" office:value-type="float" office:value="13737360" calcext:value-type="float">
            <text:p>13737360</text:p>
          </table:table-cell>
          <table:table-cell table:formula="of:=[.F441]+8" office:value-type="float" office:value="1768" calcext:value-type="float">
            <text:p>1768</text:p>
          </table:table-cell>
          <table:table-cell table:number-columns-repeated="8"/>
        </table:table-row>
        <table:table-row table:style-name="ro1">
          <table:table-cell table:formula="of:=[.A443]+15295" office:value-type="float" office:value="6783211" calcext:value-type="float">
            <text:p>6783211</text:p>
          </table:table-cell>
          <table:table-cell table:formula="of:=[.B443]+131" office:value-type="float" office:value="58161" calcext:value-type="float">
            <text:p>58161</text:p>
          </table:table-cell>
          <table:table-cell/>
          <table:table-cell table:formula="of:=[.D443]+[.E444]" office:value-type="float" office:value="3028411002" calcext:value-type="float">
            <text:p>3028411002</text:p>
          </table:table-cell>
          <table:table-cell table:formula="of:=[.G444]*7627" office:value-type="float" office:value="13515044" calcext:value-type="float">
            <text:p>13515044</text:p>
          </table:table-cell>
          <table:table-cell/>
          <table:table-cell table:formula="of:=[.G442]+8" office:value-type="float" office:value="1772" calcext:value-type="float">
            <text:p>1772</text:p>
          </table:table-cell>
          <table:table-cell table:number-columns-repeated="7"/>
        </table:table-row>
        <table:table-row table:style-name="ro1">
          <table:table-cell table:formula="of:=[.A444]+15295" office:value-type="float" office:value="6798506" calcext:value-type="float">
            <text:p>6798506</text:p>
          </table:table-cell>
          <table:table-cell table:formula="of:=[.B444]+131" office:value-type="float" office:value="58292" calcext:value-type="float">
            <text:p>58292</text:p>
          </table:table-cell>
          <table:table-cell/>
          <table:table-cell table:formula="of:=[.D444]+[.E445]" office:value-type="float" office:value="3042210522" calcext:value-type="float">
            <text:p>3042210522</text:p>
          </table:table-cell>
          <table:table-cell table:formula="of:=[.F445]*7770" office:value-type="float" office:value="13799520" calcext:value-type="float">
            <text:p>13799520</text:p>
          </table:table-cell>
          <table:table-cell table:formula="of:=[.F443]+8" office:value-type="float" office:value="1776" calcext:value-type="float">
            <text:p>1776</text:p>
          </table:table-cell>
          <table:table-cell table:number-columns-repeated="8"/>
        </table:table-row>
        <table:table-row table:style-name="ro1">
          <table:table-cell table:formula="of:=[.A445]+15295" office:value-type="float" office:value="6813801" calcext:value-type="float">
            <text:p>6813801</text:p>
          </table:table-cell>
          <table:table-cell table:formula="of:=[.B445]+131" office:value-type="float" office:value="58423" calcext:value-type="float">
            <text:p>58423</text:p>
          </table:table-cell>
          <table:table-cell/>
          <table:table-cell table:formula="of:=[.D445]+[.E446]" office:value-type="float" office:value="3055786582" calcext:value-type="float">
            <text:p>3055786582</text:p>
          </table:table-cell>
          <table:table-cell table:formula="of:=[.G446]*7627" office:value-type="float" office:value="13576060" calcext:value-type="float">
            <text:p>13576060</text:p>
          </table:table-cell>
          <table:table-cell/>
          <table:table-cell table:formula="of:=[.G444]+8" office:value-type="float" office:value="1780" calcext:value-type="float">
            <text:p>1780</text:p>
          </table:table-cell>
          <table:table-cell table:number-columns-repeated="7"/>
        </table:table-row>
        <table:table-row table:style-name="ro1">
          <table:table-cell table:formula="of:=[.A446]+15295" office:value-type="float" office:value="6829096" calcext:value-type="float">
            <text:p>6829096</text:p>
          </table:table-cell>
          <table:table-cell table:formula="of:=[.B446]+131" office:value-type="float" office:value="58554" calcext:value-type="float">
            <text:p>58554</text:p>
          </table:table-cell>
          <table:table-cell/>
          <table:table-cell table:formula="of:=[.D446]+[.E447]" office:value-type="float" office:value="3069648262" calcext:value-type="float">
            <text:p>3069648262</text:p>
          </table:table-cell>
          <table:table-cell table:formula="of:=[.F447]*7770" office:value-type="float" office:value="13861680" calcext:value-type="float">
            <text:p>13861680</text:p>
          </table:table-cell>
          <table:table-cell table:formula="of:=[.F445]+8" office:value-type="float" office:value="1784" calcext:value-type="float">
            <text:p>1784</text:p>
          </table:table-cell>
          <table:table-cell table:number-columns-repeated="8"/>
        </table:table-row>
        <table:table-row table:style-name="ro1">
          <table:table-cell table:formula="of:=[.A447]+15295" office:value-type="float" office:value="6844391" calcext:value-type="float">
            <text:p>6844391</text:p>
          </table:table-cell>
          <table:table-cell table:formula="of:=[.B447]+131" office:value-type="float" office:value="58685" calcext:value-type="float">
            <text:p>58685</text:p>
          </table:table-cell>
          <table:table-cell/>
          <table:table-cell table:formula="of:=[.D447]+[.E448]" office:value-type="float" office:value="3083285338" calcext:value-type="float">
            <text:p>3083285338</text:p>
          </table:table-cell>
          <table:table-cell table:formula="of:=[.G448]*7627" office:value-type="float" office:value="13637076" calcext:value-type="float">
            <text:p>13637076</text:p>
          </table:table-cell>
          <table:table-cell/>
          <table:table-cell table:formula="of:=[.G446]+8" office:value-type="float" office:value="1788" calcext:value-type="float">
            <text:p>1788</text:p>
          </table:table-cell>
          <table:table-cell table:number-columns-repeated="7"/>
        </table:table-row>
        <table:table-row table:style-name="ro1">
          <table:table-cell table:formula="of:=[.A448]+15295" office:value-type="float" office:value="6859686" calcext:value-type="float">
            <text:p>6859686</text:p>
          </table:table-cell>
          <table:table-cell table:formula="of:=[.B448]+131" office:value-type="float" office:value="58816" calcext:value-type="float">
            <text:p>58816</text:p>
          </table:table-cell>
          <table:table-cell/>
          <table:table-cell table:formula="of:=[.D448]+[.E449]" office:value-type="float" office:value="3097209178" calcext:value-type="float">
            <text:p>3097209178</text:p>
          </table:table-cell>
          <table:table-cell table:formula="of:=[.F449]*7770" office:value-type="float" office:value="13923840" calcext:value-type="float">
            <text:p>13923840</text:p>
          </table:table-cell>
          <table:table-cell table:formula="of:=[.F447]+8" office:value-type="float" office:value="1792" calcext:value-type="float">
            <text:p>1792</text:p>
          </table:table-cell>
          <table:table-cell table:number-columns-repeated="8"/>
        </table:table-row>
        <table:table-row table:style-name="ro1">
          <table:table-cell table:formula="of:=[.A449]+15295" office:value-type="float" office:value="6874981" calcext:value-type="float">
            <text:p>6874981</text:p>
          </table:table-cell>
          <table:table-cell table:formula="of:=[.B449]+131" office:value-type="float" office:value="58947" calcext:value-type="float">
            <text:p>58947</text:p>
          </table:table-cell>
          <table:table-cell/>
          <table:table-cell table:formula="of:=[.D449]+[.E450]" office:value-type="float" office:value="3110907270" calcext:value-type="float">
            <text:p>3110907270</text:p>
          </table:table-cell>
          <table:table-cell table:formula="of:=[.G450]*7627" office:value-type="float" office:value="13698092" calcext:value-type="float">
            <text:p>13698092</text:p>
          </table:table-cell>
          <table:table-cell/>
          <table:table-cell table:formula="of:=[.G448]+8" office:value-type="float" office:value="1796" calcext:value-type="float">
            <text:p>1796</text:p>
          </table:table-cell>
          <table:table-cell table:number-columns-repeated="7"/>
        </table:table-row>
        <table:table-row table:style-name="ro1">
          <table:table-cell table:formula="of:=[.A450]+15295" office:value-type="float" office:value="6890276" calcext:value-type="float">
            <text:p>6890276</text:p>
          </table:table-cell>
          <table:table-cell table:formula="of:=[.B450]+131" office:value-type="float" office:value="59078" calcext:value-type="float">
            <text:p>59078</text:p>
          </table:table-cell>
          <table:table-cell/>
          <table:table-cell table:formula="of:=[.D450]+[.E451]" office:value-type="float" office:value="3124893270" calcext:value-type="float">
            <text:p>3124893270</text:p>
          </table:table-cell>
          <table:table-cell table:formula="of:=[.F451]*7770" office:value-type="float" office:value="13986000" calcext:value-type="float">
            <text:p>13986000</text:p>
          </table:table-cell>
          <table:table-cell table:formula="of:=[.F449]+8" office:value-type="float" office:value="1800" calcext:value-type="float">
            <text:p>1800</text:p>
          </table:table-cell>
          <table:table-cell table:number-columns-repeated="8"/>
        </table:table-row>
        <table:table-row table:style-name="ro1">
          <table:table-cell table:formula="of:=[.A451]+15295" office:value-type="float" office:value="6905571" calcext:value-type="float">
            <text:p>6905571</text:p>
          </table:table-cell>
          <table:table-cell table:formula="of:=[.B451]+131" office:value-type="float" office:value="59209" calcext:value-type="float">
            <text:p>59209</text:p>
          </table:table-cell>
          <table:table-cell/>
          <table:table-cell table:formula="of:=[.D451]+[.E452]" office:value-type="float" office:value="3138652378" calcext:value-type="float">
            <text:p>3138652378</text:p>
          </table:table-cell>
          <table:table-cell table:formula="of:=[.G452]*7627" office:value-type="float" office:value="13759108" calcext:value-type="float">
            <text:p>13759108</text:p>
          </table:table-cell>
          <table:table-cell/>
          <table:table-cell table:formula="of:=[.G450]+8" office:value-type="float" office:value="1804" calcext:value-type="float">
            <text:p>1804</text:p>
          </table:table-cell>
          <table:table-cell table:number-columns-repeated="7"/>
        </table:table-row>
        <table:table-row table:style-name="ro1">
          <table:table-cell table:formula="of:=[.A452]+15295" office:value-type="float" office:value="6920866" calcext:value-type="float">
            <text:p>6920866</text:p>
          </table:table-cell>
          <table:table-cell table:formula="of:=[.B452]+131" office:value-type="float" office:value="59340" calcext:value-type="float">
            <text:p>59340</text:p>
          </table:table-cell>
          <table:table-cell/>
          <table:table-cell table:formula="of:=[.D452]+[.E453]" office:value-type="float" office:value="3152700538" calcext:value-type="float">
            <text:p>3152700538</text:p>
          </table:table-cell>
          <table:table-cell table:formula="of:=[.F453]*7770" office:value-type="float" office:value="14048160" calcext:value-type="float">
            <text:p>14048160</text:p>
          </table:table-cell>
          <table:table-cell table:formula="of:=[.F451]+8" office:value-type="float" office:value="1808" calcext:value-type="float">
            <text:p>1808</text:p>
          </table:table-cell>
          <table:table-cell table:number-columns-repeated="8"/>
        </table:table-row>
        <table:table-row table:style-name="ro1">
          <table:table-cell table:formula="of:=[.A453]+15295" office:value-type="float" office:value="6936161" calcext:value-type="float">
            <text:p>6936161</text:p>
          </table:table-cell>
          <table:table-cell table:formula="of:=[.B453]+131" office:value-type="float" office:value="59471" calcext:value-type="float">
            <text:p>59471</text:p>
          </table:table-cell>
          <table:table-cell/>
          <table:table-cell table:formula="of:=[.D453]+[.E454]" office:value-type="float" office:value="3166520662" calcext:value-type="float">
            <text:p>3166520662</text:p>
          </table:table-cell>
          <table:table-cell table:formula="of:=[.G454]*7627" office:value-type="float" office:value="13820124" calcext:value-type="float">
            <text:p>13820124</text:p>
          </table:table-cell>
          <table:table-cell/>
          <table:table-cell table:formula="of:=[.G452]+8" office:value-type="float" office:value="1812" calcext:value-type="float">
            <text:p>1812</text:p>
          </table:table-cell>
          <table:table-cell table:number-columns-repeated="7"/>
        </table:table-row>
        <table:table-row table:style-name="ro1">
          <table:table-cell table:formula="of:=[.A454]+15295" office:value-type="float" office:value="6951456" calcext:value-type="float">
            <text:p>6951456</text:p>
          </table:table-cell>
          <table:table-cell table:formula="of:=[.B454]+131" office:value-type="float" office:value="59602" calcext:value-type="float">
            <text:p>59602</text:p>
          </table:table-cell>
          <table:table-cell/>
          <table:table-cell table:formula="of:=[.D454]+[.E455]" office:value-type="float" office:value="3180630982" calcext:value-type="float">
            <text:p>3180630982</text:p>
          </table:table-cell>
          <table:table-cell table:formula="of:=[.F455]*7770" office:value-type="float" office:value="14110320" calcext:value-type="float">
            <text:p>14110320</text:p>
          </table:table-cell>
          <table:table-cell table:formula="of:=[.F453]+8" office:value-type="float" office:value="1816" calcext:value-type="float">
            <text:p>1816</text:p>
          </table:table-cell>
          <table:table-cell table:number-columns-repeated="8"/>
        </table:table-row>
        <table:table-row table:style-name="ro1">
          <table:table-cell table:formula="of:=[.A455]+15295" office:value-type="float" office:value="6966751" calcext:value-type="float">
            <text:p>6966751</text:p>
          </table:table-cell>
          <table:table-cell table:formula="of:=[.B455]+131" office:value-type="float" office:value="59733" calcext:value-type="float">
            <text:p>59733</text:p>
          </table:table-cell>
          <table:table-cell/>
          <table:table-cell table:formula="of:=[.D455]+[.E456]" office:value-type="float" office:value="3194512122" calcext:value-type="float">
            <text:p>3194512122</text:p>
          </table:table-cell>
          <table:table-cell table:formula="of:=[.G456]*7627" office:value-type="float" office:value="13881140" calcext:value-type="float">
            <text:p>13881140</text:p>
          </table:table-cell>
          <table:table-cell/>
          <table:table-cell table:formula="of:=[.G454]+8" office:value-type="float" office:value="1820" calcext:value-type="float">
            <text:p>1820</text:p>
          </table:table-cell>
          <table:table-cell table:number-columns-repeated="7"/>
        </table:table-row>
        <table:table-row table:style-name="ro1">
          <table:table-cell table:formula="of:=[.A456]+15295" office:value-type="float" office:value="6982046" calcext:value-type="float">
            <text:p>6982046</text:p>
          </table:table-cell>
          <table:table-cell table:formula="of:=[.B456]+131" office:value-type="float" office:value="59864" calcext:value-type="float">
            <text:p>59864</text:p>
          </table:table-cell>
          <table:table-cell/>
          <table:table-cell table:formula="of:=[.D456]+[.E457]" office:value-type="float" office:value="3208684602" calcext:value-type="float">
            <text:p>3208684602</text:p>
          </table:table-cell>
          <table:table-cell table:formula="of:=[.F457]*7770" office:value-type="float" office:value="14172480" calcext:value-type="float">
            <text:p>14172480</text:p>
          </table:table-cell>
          <table:table-cell table:formula="of:=[.F455]+8" office:value-type="float" office:value="1824" calcext:value-type="float">
            <text:p>1824</text:p>
          </table:table-cell>
          <table:table-cell table:number-columns-repeated="8"/>
        </table:table-row>
        <table:table-row table:style-name="ro1">
          <table:table-cell table:formula="of:=[.A457]+15295" office:value-type="float" office:value="6997341" calcext:value-type="float">
            <text:p>6997341</text:p>
          </table:table-cell>
          <table:table-cell table:formula="of:=[.B457]+131" office:value-type="float" office:value="59995" calcext:value-type="float">
            <text:p>59995</text:p>
          </table:table-cell>
          <table:table-cell/>
          <table:table-cell table:formula="of:=[.D457]+[.E458]" office:value-type="float" office:value="3222626758" calcext:value-type="float">
            <text:p>3222626758</text:p>
          </table:table-cell>
          <table:table-cell table:formula="of:=[.G458]*7627" office:value-type="float" office:value="13942156" calcext:value-type="float">
            <text:p>13942156</text:p>
          </table:table-cell>
          <table:table-cell/>
          <table:table-cell table:formula="of:=[.G456]+8" office:value-type="float" office:value="1828" calcext:value-type="float">
            <text:p>1828</text:p>
          </table:table-cell>
          <table:table-cell table:number-columns-repeated="7"/>
        </table:table-row>
        <table:table-row table:style-name="ro1">
          <table:table-cell table:formula="of:=[.A458]+15295" office:value-type="float" office:value="7012636" calcext:value-type="float">
            <text:p>7012636</text:p>
          </table:table-cell>
          <table:table-cell table:formula="of:=[.B458]+131" office:value-type="float" office:value="60126" calcext:value-type="float">
            <text:p>60126</text:p>
          </table:table-cell>
          <table:table-cell/>
          <table:table-cell table:formula="of:=[.D458]+[.E459]" office:value-type="float" office:value="3236861398" calcext:value-type="float">
            <text:p>3236861398</text:p>
          </table:table-cell>
          <table:table-cell table:formula="of:=[.F459]*7770" office:value-type="float" office:value="14234640" calcext:value-type="float">
            <text:p>14234640</text:p>
          </table:table-cell>
          <table:table-cell table:formula="of:=[.F457]+8" office:value-type="float" office:value="1832" calcext:value-type="float">
            <text:p>1832</text:p>
          </table:table-cell>
          <table:table-cell table:number-columns-repeated="8"/>
        </table:table-row>
        <table:table-row table:style-name="ro1">
          <table:table-cell table:formula="of:=[.A459]+15295" office:value-type="float" office:value="7027931" calcext:value-type="float">
            <text:p>7027931</text:p>
          </table:table-cell>
          <table:table-cell table:formula="of:=[.B459]+131" office:value-type="float" office:value="60257" calcext:value-type="float">
            <text:p>60257</text:p>
          </table:table-cell>
          <table:table-cell/>
          <table:table-cell table:formula="of:=[.D459]+[.E460]" office:value-type="float" office:value="3250864570" calcext:value-type="float">
            <text:p>3250864570</text:p>
          </table:table-cell>
          <table:table-cell table:formula="of:=[.G460]*7627" office:value-type="float" office:value="14003172" calcext:value-type="float">
            <text:p>14003172</text:p>
          </table:table-cell>
          <table:table-cell/>
          <table:table-cell table:formula="of:=[.G458]+8" office:value-type="float" office:value="1836" calcext:value-type="float">
            <text:p>1836</text:p>
          </table:table-cell>
          <table:table-cell table:number-columns-repeated="7"/>
        </table:table-row>
        <table:table-row table:style-name="ro1">
          <table:table-cell table:formula="of:=[.A460]+15295" office:value-type="float" office:value="7043226" calcext:value-type="float">
            <text:p>7043226</text:p>
          </table:table-cell>
          <table:table-cell table:formula="of:=[.B460]+131" office:value-type="float" office:value="60388" calcext:value-type="float">
            <text:p>60388</text:p>
          </table:table-cell>
          <table:table-cell/>
          <table:table-cell table:formula="of:=[.D460]+[.E461]" office:value-type="float" office:value="3265161370" calcext:value-type="float">
            <text:p>3265161370</text:p>
          </table:table-cell>
          <table:table-cell table:formula="of:=[.F461]*7770" office:value-type="float" office:value="14296800" calcext:value-type="float">
            <text:p>14296800</text:p>
          </table:table-cell>
          <table:table-cell table:formula="of:=[.F459]+8" office:value-type="float" office:value="1840" calcext:value-type="float">
            <text:p>1840</text:p>
          </table:table-cell>
          <table:table-cell table:number-columns-repeated="8"/>
        </table:table-row>
        <table:table-row table:style-name="ro1">
          <table:table-cell table:formula="of:=[.A461]+15295" office:value-type="float" office:value="7058521" calcext:value-type="float">
            <text:p>7058521</text:p>
          </table:table-cell>
          <table:table-cell table:formula="of:=[.B461]+131" office:value-type="float" office:value="60519" calcext:value-type="float">
            <text:p>60519</text:p>
          </table:table-cell>
          <table:table-cell/>
          <table:table-cell table:formula="of:=[.D461]+[.E462]" office:value-type="float" office:value="3279225558" calcext:value-type="float">
            <text:p>3279225558</text:p>
          </table:table-cell>
          <table:table-cell table:formula="of:=[.G462]*7627" office:value-type="float" office:value="14064188" calcext:value-type="float">
            <text:p>14064188</text:p>
          </table:table-cell>
          <table:table-cell/>
          <table:table-cell table:formula="of:=[.G460]+8" office:value-type="float" office:value="1844" calcext:value-type="float">
            <text:p>1844</text:p>
          </table:table-cell>
          <table:table-cell table:number-columns-repeated="7"/>
        </table:table-row>
        <table:table-row table:style-name="ro1">
          <table:table-cell table:formula="of:=[.A462]+15295" office:value-type="float" office:value="7073816" calcext:value-type="float">
            <text:p>7073816</text:p>
          </table:table-cell>
          <table:table-cell table:formula="of:=[.B462]+131" office:value-type="float" office:value="60650" calcext:value-type="float">
            <text:p>60650</text:p>
          </table:table-cell>
          <table:table-cell/>
          <table:table-cell table:formula="of:=[.D462]+[.E463]" office:value-type="float" office:value="3293584518" calcext:value-type="float">
            <text:p>3293584518</text:p>
          </table:table-cell>
          <table:table-cell table:formula="of:=[.F463]*7770" office:value-type="float" office:value="14358960" calcext:value-type="float">
            <text:p>14358960</text:p>
          </table:table-cell>
          <table:table-cell table:formula="of:=[.F461]+8" office:value-type="float" office:value="1848" calcext:value-type="float">
            <text:p>1848</text:p>
          </table:table-cell>
          <table:table-cell table:number-columns-repeated="8"/>
        </table:table-row>
        <table:table-row table:style-name="ro1">
          <table:table-cell table:formula="of:=[.A463]+15295" office:value-type="float" office:value="7089111" calcext:value-type="float">
            <text:p>7089111</text:p>
          </table:table-cell>
          <table:table-cell table:formula="of:=[.B463]+131" office:value-type="float" office:value="60781" calcext:value-type="float">
            <text:p>60781</text:p>
          </table:table-cell>
          <table:table-cell/>
          <table:table-cell table:formula="of:=[.D463]+[.E464]" office:value-type="float" office:value="3307709722" calcext:value-type="float">
            <text:p>3307709722</text:p>
          </table:table-cell>
          <table:table-cell table:formula="of:=[.G464]*7627" office:value-type="float" office:value="14125204" calcext:value-type="float">
            <text:p>14125204</text:p>
          </table:table-cell>
          <table:table-cell/>
          <table:table-cell table:formula="of:=[.G462]+8" office:value-type="float" office:value="1852" calcext:value-type="float">
            <text:p>1852</text:p>
          </table:table-cell>
          <table:table-cell table:number-columns-repeated="7"/>
        </table:table-row>
        <table:table-row table:style-name="ro1">
          <table:table-cell table:formula="of:=[.A464]+15295" office:value-type="float" office:value="7104406" calcext:value-type="float">
            <text:p>7104406</text:p>
          </table:table-cell>
          <table:table-cell table:formula="of:=[.B464]+131" office:value-type="float" office:value="60912" calcext:value-type="float">
            <text:p>60912</text:p>
          </table:table-cell>
          <table:table-cell/>
          <table:table-cell table:formula="of:=[.D464]+[.E465]" office:value-type="float" office:value="3322130842" calcext:value-type="float">
            <text:p>3322130842</text:p>
          </table:table-cell>
          <table:table-cell table:formula="of:=[.F465]*7770" office:value-type="float" office:value="14421120" calcext:value-type="float">
            <text:p>14421120</text:p>
          </table:table-cell>
          <table:table-cell table:formula="of:=[.F463]+8" office:value-type="float" office:value="1856" calcext:value-type="float">
            <text:p>1856</text:p>
          </table:table-cell>
          <table:table-cell table:number-columns-repeated="8"/>
        </table:table-row>
        <table:table-row table:style-name="ro1">
          <table:table-cell table:formula="of:=[.A465]+15295" office:value-type="float" office:value="7119701" calcext:value-type="float">
            <text:p>7119701</text:p>
          </table:table-cell>
          <table:table-cell table:formula="of:=[.B465]+131" office:value-type="float" office:value="61043" calcext:value-type="float">
            <text:p>61043</text:p>
          </table:table-cell>
          <table:table-cell/>
          <table:table-cell table:formula="of:=[.D465]+[.E466]" office:value-type="float" office:value="3336317062" calcext:value-type="float">
            <text:p>3336317062</text:p>
          </table:table-cell>
          <table:table-cell table:formula="of:=[.G466]*7627" office:value-type="float" office:value="14186220" calcext:value-type="float">
            <text:p>14186220</text:p>
          </table:table-cell>
          <table:table-cell/>
          <table:table-cell table:formula="of:=[.G464]+8" office:value-type="float" office:value="1860" calcext:value-type="float">
            <text:p>1860</text:p>
          </table:table-cell>
          <table:table-cell table:number-columns-repeated="7"/>
        </table:table-row>
        <table:table-row table:style-name="ro1">
          <table:table-cell table:formula="of:=[.A466]+15295" office:value-type="float" office:value="7134996" calcext:value-type="float">
            <text:p>7134996</text:p>
          </table:table-cell>
          <table:table-cell table:formula="of:=[.B466]+131" office:value-type="float" office:value="61174" calcext:value-type="float">
            <text:p>61174</text:p>
          </table:table-cell>
          <table:table-cell/>
          <table:table-cell table:formula="of:=[.D466]+[.E467]" office:value-type="float" office:value="3350800342" calcext:value-type="float">
            <text:p>3350800342</text:p>
          </table:table-cell>
          <table:table-cell table:formula="of:=[.F467]*7770" office:value-type="float" office:value="14483280" calcext:value-type="float">
            <text:p>14483280</text:p>
          </table:table-cell>
          <table:table-cell table:formula="of:=[.F465]+8" office:value-type="float" office:value="1864" calcext:value-type="float">
            <text:p>1864</text:p>
          </table:table-cell>
          <table:table-cell table:number-columns-repeated="8"/>
        </table:table-row>
        <table:table-row table:style-name="ro1">
          <table:table-cell table:formula="of:=[.A467]+15295" office:value-type="float" office:value="7150291" calcext:value-type="float">
            <text:p>7150291</text:p>
          </table:table-cell>
          <table:table-cell table:formula="of:=[.B467]+131" office:value-type="float" office:value="61305" calcext:value-type="float">
            <text:p>61305</text:p>
          </table:table-cell>
          <table:table-cell/>
          <table:table-cell table:formula="of:=[.D467]+[.E468]" office:value-type="float" office:value="3365047578" calcext:value-type="float">
            <text:p>3365047578</text:p>
          </table:table-cell>
          <table:table-cell table:formula="of:=[.G468]*7627" office:value-type="float" office:value="14247236" calcext:value-type="float">
            <text:p>14247236</text:p>
          </table:table-cell>
          <table:table-cell/>
          <table:table-cell table:formula="of:=[.G466]+8" office:value-type="float" office:value="1868" calcext:value-type="float">
            <text:p>1868</text:p>
          </table:table-cell>
          <table:table-cell table:number-columns-repeated="7"/>
        </table:table-row>
        <table:table-row table:style-name="ro1">
          <table:table-cell table:formula="of:=[.A468]+15295" office:value-type="float" office:value="7165586" calcext:value-type="float">
            <text:p>7165586</text:p>
          </table:table-cell>
          <table:table-cell table:formula="of:=[.B468]+131" office:value-type="float" office:value="61436" calcext:value-type="float">
            <text:p>61436</text:p>
          </table:table-cell>
          <table:table-cell/>
          <table:table-cell table:formula="of:=[.D468]+[.E469]" office:value-type="float" office:value="3379593018" calcext:value-type="float">
            <text:p>3379593018</text:p>
          </table:table-cell>
          <table:table-cell table:formula="of:=[.F469]*7770" office:value-type="float" office:value="14545440" calcext:value-type="float">
            <text:p>14545440</text:p>
          </table:table-cell>
          <table:table-cell table:formula="of:=[.F467]+8" office:value-type="float" office:value="1872" calcext:value-type="float">
            <text:p>1872</text:p>
          </table:table-cell>
          <table:table-cell table:number-columns-repeated="8"/>
        </table:table-row>
        <table:table-row table:style-name="ro1">
          <table:table-cell table:formula="of:=[.A469]+15295" office:value-type="float" office:value="7180881" calcext:value-type="float">
            <text:p>7180881</text:p>
          </table:table-cell>
          <table:table-cell table:formula="of:=[.B469]+131" office:value-type="float" office:value="61567" calcext:value-type="float">
            <text:p>61567</text:p>
          </table:table-cell>
          <table:table-cell/>
          <table:table-cell table:formula="of:=[.D469]+[.E470]" office:value-type="float" office:value="3393901270" calcext:value-type="float">
            <text:p>3393901270</text:p>
          </table:table-cell>
          <table:table-cell table:formula="of:=[.G470]*7627" office:value-type="float" office:value="14308252" calcext:value-type="float">
            <text:p>14308252</text:p>
          </table:table-cell>
          <table:table-cell/>
          <table:table-cell table:formula="of:=[.G468]+8" office:value-type="float" office:value="1876" calcext:value-type="float">
            <text:p>1876</text:p>
          </table:table-cell>
          <table:table-cell table:number-columns-repeated="7"/>
        </table:table-row>
        <table:table-row table:style-name="ro1">
          <table:table-cell table:formula="of:=[.A470]+15295" office:value-type="float" office:value="7196176" calcext:value-type="float">
            <text:p>7196176</text:p>
          </table:table-cell>
          <table:table-cell table:formula="of:=[.B470]+131" office:value-type="float" office:value="61698" calcext:value-type="float">
            <text:p>61698</text:p>
          </table:table-cell>
          <table:table-cell/>
          <table:table-cell table:formula="of:=[.D470]+[.E471]" office:value-type="float" office:value="3408508870" calcext:value-type="float">
            <text:p>3408508870</text:p>
          </table:table-cell>
          <table:table-cell table:formula="of:=[.F471]*7770" office:value-type="float" office:value="14607600" calcext:value-type="float">
            <text:p>14607600</text:p>
          </table:table-cell>
          <table:table-cell table:formula="of:=[.F469]+8" office:value-type="float" office:value="1880" calcext:value-type="float">
            <text:p>1880</text:p>
          </table:table-cell>
          <table:table-cell table:number-columns-repeated="8"/>
        </table:table-row>
        <table:table-row table:style-name="ro1">
          <table:table-cell table:formula="of:=[.A471]+15295" office:value-type="float" office:value="7211471" calcext:value-type="float">
            <text:p>7211471</text:p>
          </table:table-cell>
          <table:table-cell table:formula="of:=[.B471]+131" office:value-type="float" office:value="61829" calcext:value-type="float">
            <text:p>61829</text:p>
          </table:table-cell>
          <table:table-cell/>
          <table:table-cell table:formula="of:=[.D471]+[.E472]" office:value-type="float" office:value="3422878138" calcext:value-type="float">
            <text:p>3422878138</text:p>
          </table:table-cell>
          <table:table-cell table:formula="of:=[.G472]*7627" office:value-type="float" office:value="14369268" calcext:value-type="float">
            <text:p>14369268</text:p>
          </table:table-cell>
          <table:table-cell/>
          <table:table-cell table:formula="of:=[.G470]+8" office:value-type="float" office:value="1884" calcext:value-type="float">
            <text:p>1884</text:p>
          </table:table-cell>
          <table:table-cell table:number-columns-repeated="7"/>
        </table:table-row>
        <table:table-row table:style-name="ro1">
          <table:table-cell table:formula="of:=[.A472]+15295" office:value-type="float" office:value="7226766" calcext:value-type="float">
            <text:p>7226766</text:p>
          </table:table-cell>
          <table:table-cell table:formula="of:=[.B472]+131" office:value-type="float" office:value="61960" calcext:value-type="float">
            <text:p>61960</text:p>
          </table:table-cell>
          <table:table-cell/>
          <table:table-cell table:formula="of:=[.D472]+[.E473]" office:value-type="float" office:value="3437547898" calcext:value-type="float">
            <text:p>3437547898</text:p>
          </table:table-cell>
          <table:table-cell table:formula="of:=[.F473]*7770" office:value-type="float" office:value="14669760" calcext:value-type="float">
            <text:p>14669760</text:p>
          </table:table-cell>
          <table:table-cell table:formula="of:=[.F471]+8" office:value-type="float" office:value="1888" calcext:value-type="float">
            <text:p>1888</text:p>
          </table:table-cell>
          <table:table-cell table:number-columns-repeated="8"/>
        </table:table-row>
        <table:table-row table:style-name="ro1">
          <table:table-cell table:formula="of:=[.A473]+15295" office:value-type="float" office:value="7242061" calcext:value-type="float">
            <text:p>7242061</text:p>
          </table:table-cell>
          <table:table-cell table:formula="of:=[.B473]+131" office:value-type="float" office:value="62091" calcext:value-type="float">
            <text:p>62091</text:p>
          </table:table-cell>
          <table:table-cell/>
          <table:table-cell table:formula="of:=[.D473]+[.E474]" office:value-type="float" office:value="3451978182" calcext:value-type="float">
            <text:p>3451978182</text:p>
          </table:table-cell>
          <table:table-cell table:formula="of:=[.G474]*7627" office:value-type="float" office:value="14430284" calcext:value-type="float">
            <text:p>14430284</text:p>
          </table:table-cell>
          <table:table-cell/>
          <table:table-cell table:formula="of:=[.G472]+8" office:value-type="float" office:value="1892" calcext:value-type="float">
            <text:p>1892</text:p>
          </table:table-cell>
          <table:table-cell table:number-columns-repeated="7"/>
        </table:table-row>
        <table:table-row table:style-name="ro1">
          <table:table-cell table:formula="of:=[.A474]+15295" office:value-type="float" office:value="7257356" calcext:value-type="float">
            <text:p>7257356</text:p>
          </table:table-cell>
          <table:table-cell table:formula="of:=[.B474]+131" office:value-type="float" office:value="62222" calcext:value-type="float">
            <text:p>62222</text:p>
          </table:table-cell>
          <table:table-cell/>
          <table:table-cell table:formula="of:=[.D474]+[.E475]" office:value-type="float" office:value="3466710102" calcext:value-type="float">
            <text:p>3466710102</text:p>
          </table:table-cell>
          <table:table-cell table:formula="of:=[.F475]*7770" office:value-type="float" office:value="14731920" calcext:value-type="float">
            <text:p>14731920</text:p>
          </table:table-cell>
          <table:table-cell table:formula="of:=[.F473]+8" office:value-type="float" office:value="1896" calcext:value-type="float">
            <text:p>1896</text:p>
          </table:table-cell>
          <table:table-cell table:number-columns-repeated="8"/>
        </table:table-row>
        <table:table-row table:style-name="ro1">
          <table:table-cell table:formula="of:=[.A475]+15295" office:value-type="float" office:value="7272651" calcext:value-type="float">
            <text:p>7272651</text:p>
          </table:table-cell>
          <table:table-cell table:formula="of:=[.B475]+131" office:value-type="float" office:value="62353" calcext:value-type="float">
            <text:p>62353</text:p>
          </table:table-cell>
          <table:table-cell/>
          <table:table-cell table:formula="of:=[.D475]+[.E476]" office:value-type="float" office:value="3481201402" calcext:value-type="float">
            <text:p>3481201402</text:p>
          </table:table-cell>
          <table:table-cell table:formula="of:=[.G476]*7627" office:value-type="float" office:value="14491300" calcext:value-type="float">
            <text:p>14491300</text:p>
          </table:table-cell>
          <table:table-cell/>
          <table:table-cell table:formula="of:=[.G474]+8" office:value-type="float" office:value="1900" calcext:value-type="float">
            <text:p>1900</text:p>
          </table:table-cell>
          <table:table-cell table:number-columns-repeated="7"/>
        </table:table-row>
        <table:table-row table:style-name="ro1">
          <table:table-cell table:formula="of:=[.A476]+15295" office:value-type="float" office:value="7287946" calcext:value-type="float">
            <text:p>7287946</text:p>
          </table:table-cell>
          <table:table-cell table:formula="of:=[.B476]+131" office:value-type="float" office:value="62484" calcext:value-type="float">
            <text:p>62484</text:p>
          </table:table-cell>
          <table:table-cell/>
          <table:table-cell table:formula="of:=[.D476]+[.E477]" office:value-type="float" office:value="3495995482" calcext:value-type="float">
            <text:p>3495995482</text:p>
          </table:table-cell>
          <table:table-cell table:formula="of:=[.F477]*7770" office:value-type="float" office:value="14794080" calcext:value-type="float">
            <text:p>14794080</text:p>
          </table:table-cell>
          <table:table-cell table:formula="of:=[.F475]+8" office:value-type="float" office:value="1904" calcext:value-type="float">
            <text:p>1904</text:p>
          </table:table-cell>
          <table:table-cell table:number-columns-repeated="8"/>
        </table:table-row>
        <table:table-row table:style-name="ro1">
          <table:table-cell table:formula="of:=[.A477]+15295" office:value-type="float" office:value="7303241" calcext:value-type="float">
            <text:p>7303241</text:p>
          </table:table-cell>
          <table:table-cell table:formula="of:=[.B477]+131" office:value-type="float" office:value="62615" calcext:value-type="float">
            <text:p>62615</text:p>
          </table:table-cell>
          <table:table-cell/>
          <table:table-cell table:formula="of:=[.D477]+[.E478]" office:value-type="float" office:value="3510547798" calcext:value-type="float">
            <text:p>3510547798</text:p>
          </table:table-cell>
          <table:table-cell table:formula="of:=[.G478]*7627" office:value-type="float" office:value="14552316" calcext:value-type="float">
            <text:p>14552316</text:p>
          </table:table-cell>
          <table:table-cell/>
          <table:table-cell table:formula="of:=[.G476]+8" office:value-type="float" office:value="1908" calcext:value-type="float">
            <text:p>1908</text:p>
          </table:table-cell>
          <table:table-cell table:number-columns-repeated="7"/>
        </table:table-row>
        <table:table-row table:style-name="ro1">
          <table:table-cell table:formula="of:=[.A478]+15295" office:value-type="float" office:value="7318536" calcext:value-type="float">
            <text:p>7318536</text:p>
          </table:table-cell>
          <table:table-cell table:formula="of:=[.B478]+131" office:value-type="float" office:value="62746" calcext:value-type="float">
            <text:p>62746</text:p>
          </table:table-cell>
          <table:table-cell/>
          <table:table-cell table:formula="of:=[.D478]+[.E479]" office:value-type="float" office:value="3525404038" calcext:value-type="float">
            <text:p>3525404038</text:p>
          </table:table-cell>
          <table:table-cell table:formula="of:=[.F479]*7770" office:value-type="float" office:value="14856240" calcext:value-type="float">
            <text:p>14856240</text:p>
          </table:table-cell>
          <table:table-cell table:formula="of:=[.F477]+8" office:value-type="float" office:value="1912" calcext:value-type="float">
            <text:p>1912</text:p>
          </table:table-cell>
          <table:table-cell table:number-columns-repeated="8"/>
        </table:table-row>
        <table:table-row table:style-name="ro1">
          <table:table-cell table:formula="of:=[.A479]+15295" office:value-type="float" office:value="7333831" calcext:value-type="float">
            <text:p>7333831</text:p>
          </table:table-cell>
          <table:table-cell table:formula="of:=[.B479]+131" office:value-type="float" office:value="62877" calcext:value-type="float">
            <text:p>62877</text:p>
          </table:table-cell>
          <table:table-cell/>
          <table:table-cell table:formula="of:=[.D479]+[.E480]" office:value-type="float" office:value="3540017370" calcext:value-type="float">
            <text:p>3540017370</text:p>
          </table:table-cell>
          <table:table-cell table:formula="of:=[.G480]*7627" office:value-type="float" office:value="14613332" calcext:value-type="float">
            <text:p>14613332</text:p>
          </table:table-cell>
          <table:table-cell/>
          <table:table-cell table:formula="of:=[.G478]+8" office:value-type="float" office:value="1916" calcext:value-type="float">
            <text:p>1916</text:p>
          </table:table-cell>
          <table:table-cell table:number-columns-repeated="7"/>
        </table:table-row>
        <table:table-row table:style-name="ro1">
          <table:table-cell table:formula="of:=[.A480]+15295" office:value-type="float" office:value="7349126" calcext:value-type="float">
            <text:p>7349126</text:p>
          </table:table-cell>
          <table:table-cell table:formula="of:=[.B480]+131" office:value-type="float" office:value="63008" calcext:value-type="float">
            <text:p>63008</text:p>
          </table:table-cell>
          <table:table-cell/>
          <table:table-cell table:formula="of:=[.D480]+[.E481]" office:value-type="float" office:value="3554935770" calcext:value-type="float">
            <text:p>3554935770</text:p>
          </table:table-cell>
          <table:table-cell table:formula="of:=[.F481]*7770" office:value-type="float" office:value="14918400" calcext:value-type="float">
            <text:p>14918400</text:p>
          </table:table-cell>
          <table:table-cell table:formula="of:=[.F479]+8" office:value-type="float" office:value="1920" calcext:value-type="float">
            <text:p>1920</text:p>
          </table:table-cell>
          <table:table-cell table:number-columns-repeated="8"/>
        </table:table-row>
        <table:table-row table:style-name="ro1">
          <table:table-cell table:formula="of:=[.A481]+15295" office:value-type="float" office:value="7364421" calcext:value-type="float">
            <text:p>7364421</text:p>
          </table:table-cell>
          <table:table-cell table:formula="of:=[.B481]+131" office:value-type="float" office:value="63139" calcext:value-type="float">
            <text:p>63139</text:p>
          </table:table-cell>
          <table:table-cell/>
          <table:table-cell table:formula="of:=[.D481]+[.E482]" office:value-type="float" office:value="3569610118" calcext:value-type="float">
            <text:p>3569610118</text:p>
          </table:table-cell>
          <table:table-cell table:formula="of:=[.G482]*7627" office:value-type="float" office:value="14674348" calcext:value-type="float">
            <text:p>14674348</text:p>
          </table:table-cell>
          <table:table-cell/>
          <table:table-cell table:formula="of:=[.G480]+8" office:value-type="float" office:value="1924" calcext:value-type="float">
            <text:p>1924</text:p>
          </table:table-cell>
          <table:table-cell table:number-columns-repeated="7"/>
        </table:table-row>
        <table:table-row table:style-name="ro1">
          <table:table-cell table:formula="of:=[.A482]+15295" office:value-type="float" office:value="7379716" calcext:value-type="float">
            <text:p>7379716</text:p>
          </table:table-cell>
          <table:table-cell table:formula="of:=[.B482]+131" office:value-type="float" office:value="63270" calcext:value-type="float">
            <text:p>63270</text:p>
          </table:table-cell>
          <table:table-cell/>
          <table:table-cell table:formula="of:=[.D482]+[.E483]" office:value-type="float" office:value="3584590678" calcext:value-type="float">
            <text:p>3584590678</text:p>
          </table:table-cell>
          <table:table-cell table:formula="of:=[.F483]*7770" office:value-type="float" office:value="14980560" calcext:value-type="float">
            <text:p>14980560</text:p>
          </table:table-cell>
          <table:table-cell table:formula="of:=[.F481]+8" office:value-type="float" office:value="1928" calcext:value-type="float">
            <text:p>1928</text:p>
          </table:table-cell>
          <table:table-cell table:number-columns-repeated="8"/>
        </table:table-row>
        <table:table-row table:style-name="ro1">
          <table:table-cell table:formula="of:=[.A483]+15295" office:value-type="float" office:value="7395011" calcext:value-type="float">
            <text:p>7395011</text:p>
          </table:table-cell>
          <table:table-cell table:formula="of:=[.B483]+131" office:value-type="float" office:value="63401" calcext:value-type="float">
            <text:p>63401</text:p>
          </table:table-cell>
          <table:table-cell/>
          <table:table-cell table:formula="of:=[.D483]+[.E484]" office:value-type="float" office:value="3599326042" calcext:value-type="float">
            <text:p>3599326042</text:p>
          </table:table-cell>
          <table:table-cell table:formula="of:=[.G484]*7627" office:value-type="float" office:value="14735364" calcext:value-type="float">
            <text:p>14735364</text:p>
          </table:table-cell>
          <table:table-cell/>
          <table:table-cell table:formula="of:=[.G482]+8" office:value-type="float" office:value="1932" calcext:value-type="float">
            <text:p>1932</text:p>
          </table:table-cell>
          <table:table-cell table:number-columns-repeated="7"/>
        </table:table-row>
        <table:table-row table:style-name="ro1">
          <table:table-cell table:formula="of:=[.A484]+15295" office:value-type="float" office:value="7410306" calcext:value-type="float">
            <text:p>7410306</text:p>
          </table:table-cell>
          <table:table-cell table:formula="of:=[.B484]+131" office:value-type="float" office:value="63532" calcext:value-type="float">
            <text:p>63532</text:p>
          </table:table-cell>
          <table:table-cell/>
          <table:table-cell table:formula="of:=[.D484]+[.E485]" office:value-type="float" office:value="3614368762" calcext:value-type="float">
            <text:p>3614368762</text:p>
          </table:table-cell>
          <table:table-cell table:formula="of:=[.F485]*7770" office:value-type="float" office:value="15042720" calcext:value-type="float">
            <text:p>15042720</text:p>
          </table:table-cell>
          <table:table-cell table:formula="of:=[.F483]+8" office:value-type="float" office:value="1936" calcext:value-type="float">
            <text:p>1936</text:p>
          </table:table-cell>
          <table:table-cell table:number-columns-repeated="8"/>
        </table:table-row>
        <table:table-row table:style-name="ro1">
          <table:table-cell table:formula="of:=[.A485]+15295" office:value-type="float" office:value="7425601" calcext:value-type="float">
            <text:p>7425601</text:p>
          </table:table-cell>
          <table:table-cell table:formula="of:=[.B485]+131" office:value-type="float" office:value="63663" calcext:value-type="float">
            <text:p>63663</text:p>
          </table:table-cell>
          <table:table-cell/>
          <table:table-cell table:formula="of:=[.D485]+[.E486]" office:value-type="float" office:value="3629165142" calcext:value-type="float">
            <text:p>3629165142</text:p>
          </table:table-cell>
          <table:table-cell table:formula="of:=[.G486]*7627" office:value-type="float" office:value="14796380" calcext:value-type="float">
            <text:p>14796380</text:p>
          </table:table-cell>
          <table:table-cell/>
          <table:table-cell table:formula="of:=[.G484]+8" office:value-type="float" office:value="1940" calcext:value-type="float">
            <text:p>1940</text:p>
          </table:table-cell>
          <table:table-cell table:number-columns-repeated="7"/>
        </table:table-row>
        <table:table-row table:style-name="ro1">
          <table:table-cell table:formula="of:=[.A486]+15295" office:value-type="float" office:value="7440896" calcext:value-type="float">
            <text:p>7440896</text:p>
          </table:table-cell>
          <table:table-cell table:formula="of:=[.B486]+131" office:value-type="float" office:value="63794" calcext:value-type="float">
            <text:p>63794</text:p>
          </table:table-cell>
          <table:table-cell/>
          <table:table-cell table:formula="of:=[.D486]+[.E487]" office:value-type="float" office:value="3644270022" calcext:value-type="float">
            <text:p>3644270022</text:p>
          </table:table-cell>
          <table:table-cell table:formula="of:=[.F487]*7770" office:value-type="float" office:value="15104880" calcext:value-type="float">
            <text:p>15104880</text:p>
          </table:table-cell>
          <table:table-cell table:formula="of:=[.F485]+8" office:value-type="float" office:value="1944" calcext:value-type="float">
            <text:p>1944</text:p>
          </table:table-cell>
          <table:table-cell table:number-columns-repeated="8"/>
        </table:table-row>
        <table:table-row table:style-name="ro1">
          <table:table-cell table:formula="of:=[.A487]+15295" office:value-type="float" office:value="7456191" calcext:value-type="float">
            <text:p>7456191</text:p>
          </table:table-cell>
          <table:table-cell table:formula="of:=[.B487]+131" office:value-type="float" office:value="63925" calcext:value-type="float">
            <text:p>63925</text:p>
          </table:table-cell>
          <table:table-cell/>
          <table:table-cell table:formula="of:=[.D487]+[.E488]" office:value-type="float" office:value="3659127418" calcext:value-type="float">
            <text:p>3659127418</text:p>
          </table:table-cell>
          <table:table-cell table:formula="of:=[.G488]*7627" office:value-type="float" office:value="14857396" calcext:value-type="float">
            <text:p>14857396</text:p>
          </table:table-cell>
          <table:table-cell/>
          <table:table-cell table:formula="of:=[.G486]+8" office:value-type="float" office:value="1948" calcext:value-type="float">
            <text:p>1948</text:p>
          </table:table-cell>
          <table:table-cell table:number-columns-repeated="7"/>
        </table:table-row>
        <table:table-row table:style-name="ro1">
          <table:table-cell table:formula="of:=[.A488]+15295" office:value-type="float" office:value="7471486" calcext:value-type="float">
            <text:p>7471486</text:p>
          </table:table-cell>
          <table:table-cell table:formula="of:=[.B488]+131" office:value-type="float" office:value="64056" calcext:value-type="float">
            <text:p>64056</text:p>
          </table:table-cell>
          <table:table-cell/>
          <table:table-cell table:formula="of:=[.D488]+[.E489]" office:value-type="float" office:value="3674294458" calcext:value-type="float">
            <text:p>3674294458</text:p>
          </table:table-cell>
          <table:table-cell table:formula="of:=[.F489]*7770" office:value-type="float" office:value="15167040" calcext:value-type="float">
            <text:p>15167040</text:p>
          </table:table-cell>
          <table:table-cell table:formula="of:=[.F487]+8" office:value-type="float" office:value="1952" calcext:value-type="float">
            <text:p>1952</text:p>
          </table:table-cell>
          <table:table-cell table:number-columns-repeated="8"/>
        </table:table-row>
        <table:table-row table:style-name="ro1">
          <table:table-cell table:formula="of:=[.A489]+15295" office:value-type="float" office:value="7486781" calcext:value-type="float">
            <text:p>7486781</text:p>
          </table:table-cell>
          <table:table-cell table:formula="of:=[.B489]+131" office:value-type="float" office:value="64187" calcext:value-type="float">
            <text:p>64187</text:p>
          </table:table-cell>
          <table:table-cell/>
          <table:table-cell table:formula="of:=[.D489]+[.E490]" office:value-type="float" office:value="3689212870" calcext:value-type="float">
            <text:p>3689212870</text:p>
          </table:table-cell>
          <table:table-cell table:formula="of:=[.G490]*7627" office:value-type="float" office:value="14918412" calcext:value-type="float">
            <text:p>14918412</text:p>
          </table:table-cell>
          <table:table-cell/>
          <table:table-cell table:formula="of:=[.G488]+8" office:value-type="float" office:value="1956" calcext:value-type="float">
            <text:p>1956</text:p>
          </table:table-cell>
          <table:table-cell table:number-columns-repeated="7"/>
        </table:table-row>
        <table:table-row table:style-name="ro1">
          <table:table-cell table:formula="of:=[.A490]+15295" office:value-type="float" office:value="7502076" calcext:value-type="float">
            <text:p>7502076</text:p>
          </table:table-cell>
          <table:table-cell table:formula="of:=[.B490]+131" office:value-type="float" office:value="64318" calcext:value-type="float">
            <text:p>64318</text:p>
          </table:table-cell>
          <table:table-cell/>
          <table:table-cell table:formula="of:=[.D490]+[.E491]" office:value-type="float" office:value="3704442070" calcext:value-type="float">
            <text:p>3704442070</text:p>
          </table:table-cell>
          <table:table-cell table:formula="of:=[.F491]*7770" office:value-type="float" office:value="15229200" calcext:value-type="float">
            <text:p>15229200</text:p>
          </table:table-cell>
          <table:table-cell table:formula="of:=[.F489]+8" office:value-type="float" office:value="1960" calcext:value-type="float">
            <text:p>1960</text:p>
          </table:table-cell>
          <table:table-cell table:number-columns-repeated="8"/>
        </table:table-row>
        <table:table-row table:style-name="ro1">
          <table:table-cell table:formula="of:=[.A491]+15295" office:value-type="float" office:value="7517371" calcext:value-type="float">
            <text:p>7517371</text:p>
          </table:table-cell>
          <table:table-cell table:formula="of:=[.B491]+131" office:value-type="float" office:value="64449" calcext:value-type="float">
            <text:p>64449</text:p>
          </table:table-cell>
          <table:table-cell/>
          <table:table-cell table:formula="of:=[.D491]+[.E492]" office:value-type="float" office:value="3719421498" calcext:value-type="float">
            <text:p>3719421498</text:p>
          </table:table-cell>
          <table:table-cell table:formula="of:=[.G492]*7627" office:value-type="float" office:value="14979428" calcext:value-type="float">
            <text:p>14979428</text:p>
          </table:table-cell>
          <table:table-cell/>
          <table:table-cell table:formula="of:=[.G490]+8" office:value-type="float" office:value="1964" calcext:value-type="float">
            <text:p>1964</text:p>
          </table:table-cell>
          <table:table-cell table:number-columns-repeated="7"/>
        </table:table-row>
        <table:table-row table:style-name="ro1">
          <table:table-cell table:formula="of:=[.A492]+15295" office:value-type="float" office:value="7532666" calcext:value-type="float">
            <text:p>7532666</text:p>
          </table:table-cell>
          <table:table-cell table:formula="of:=[.B492]+131" office:value-type="float" office:value="64580" calcext:value-type="float">
            <text:p>64580</text:p>
          </table:table-cell>
          <table:table-cell/>
          <table:table-cell table:formula="of:=[.D492]+[.E493]" office:value-type="float" office:value="3734712858" calcext:value-type="float">
            <text:p>3734712858</text:p>
          </table:table-cell>
          <table:table-cell table:formula="of:=[.F493]*7770" office:value-type="float" office:value="15291360" calcext:value-type="float">
            <text:p>15291360</text:p>
          </table:table-cell>
          <table:table-cell table:formula="of:=[.F491]+8" office:value-type="float" office:value="1968" calcext:value-type="float">
            <text:p>1968</text:p>
          </table:table-cell>
          <table:table-cell table:number-columns-repeated="8"/>
        </table:table-row>
        <table:table-row table:style-name="ro1">
          <table:table-cell table:formula="of:=[.A493]+15295" office:value-type="float" office:value="7547961" calcext:value-type="float">
            <text:p>7547961</text:p>
          </table:table-cell>
          <table:table-cell table:formula="of:=[.B493]+131" office:value-type="float" office:value="64711" calcext:value-type="float">
            <text:p>64711</text:p>
          </table:table-cell>
          <table:table-cell/>
          <table:table-cell table:formula="of:=[.D493]+[.E494]" office:value-type="float" office:value="3749753302" calcext:value-type="float">
            <text:p>3749753302</text:p>
          </table:table-cell>
          <table:table-cell table:formula="of:=[.G494]*7627" office:value-type="float" office:value="15040444" calcext:value-type="float">
            <text:p>15040444</text:p>
          </table:table-cell>
          <table:table-cell/>
          <table:table-cell table:formula="of:=[.G492]+8" office:value-type="float" office:value="1972" calcext:value-type="float">
            <text:p>1972</text:p>
          </table:table-cell>
          <table:table-cell table:number-columns-repeated="7"/>
        </table:table-row>
        <table:table-row table:style-name="ro1">
          <table:table-cell table:formula="of:=[.A494]+15295" office:value-type="float" office:value="7563256" calcext:value-type="float">
            <text:p>7563256</text:p>
          </table:table-cell>
          <table:table-cell table:formula="of:=[.B494]+131" office:value-type="float" office:value="64842" calcext:value-type="float">
            <text:p>64842</text:p>
          </table:table-cell>
          <table:table-cell/>
          <table:table-cell table:formula="of:=[.D494]+[.E495]" office:value-type="float" office:value="3765106822" calcext:value-type="float">
            <text:p>3765106822</text:p>
          </table:table-cell>
          <table:table-cell table:formula="of:=[.F495]*7770" office:value-type="float" office:value="15353520" calcext:value-type="float">
            <text:p>15353520</text:p>
          </table:table-cell>
          <table:table-cell table:formula="of:=[.F493]+8" office:value-type="float" office:value="1976" calcext:value-type="float">
            <text:p>1976</text:p>
          </table:table-cell>
          <table:table-cell table:number-columns-repeated="8"/>
        </table:table-row>
        <table:table-row table:style-name="ro1">
          <table:table-cell table:formula="of:=[.A495]+15295" office:value-type="float" office:value="7578551" calcext:value-type="float">
            <text:p>7578551</text:p>
          </table:table-cell>
          <table:table-cell table:formula="of:=[.B495]+131" office:value-type="float" office:value="64973" calcext:value-type="float">
            <text:p>64973</text:p>
          </table:table-cell>
          <table:table-cell/>
          <table:table-cell table:formula="of:=[.D495]+[.E496]" office:value-type="float" office:value="3780208282" calcext:value-type="float">
            <text:p>3780208282</text:p>
          </table:table-cell>
          <table:table-cell table:formula="of:=[.G496]*7627" office:value-type="float" office:value="15101460" calcext:value-type="float">
            <text:p>15101460</text:p>
          </table:table-cell>
          <table:table-cell/>
          <table:table-cell table:formula="of:=[.G494]+8" office:value-type="float" office:value="1980" calcext:value-type="float">
            <text:p>1980</text:p>
          </table:table-cell>
          <table:table-cell table:number-columns-repeated="7"/>
        </table:table-row>
        <table:table-row table:style-name="ro1">
          <table:table-cell table:formula="of:=[.A496]+15295" office:value-type="float" office:value="7593846" calcext:value-type="float">
            <text:p>7593846</text:p>
          </table:table-cell>
          <table:table-cell table:formula="of:=[.B496]+131" office:value-type="float" office:value="65104" calcext:value-type="float">
            <text:p>65104</text:p>
          </table:table-cell>
          <table:table-cell/>
          <table:table-cell table:formula="of:=[.D496]+[.E497]" office:value-type="float" office:value="3795623962" calcext:value-type="float">
            <text:p>3795623962</text:p>
          </table:table-cell>
          <table:table-cell table:formula="of:=[.F497]*7770" office:value-type="float" office:value="15415680" calcext:value-type="float">
            <text:p>15415680</text:p>
          </table:table-cell>
          <table:table-cell table:formula="of:=[.F495]+8" office:value-type="float" office:value="1984" calcext:value-type="float">
            <text:p>1984</text:p>
          </table:table-cell>
          <table:table-cell table:number-columns-repeated="8"/>
        </table:table-row>
        <table:table-row table:style-name="ro1">
          <table:table-cell table:formula="of:=[.A497]+15295" office:value-type="float" office:value="7609141" calcext:value-type="float">
            <text:p>7609141</text:p>
          </table:table-cell>
          <table:table-cell table:formula="of:=[.B497]+131" office:value-type="float" office:value="65235" calcext:value-type="float">
            <text:p>65235</text:p>
          </table:table-cell>
          <table:table-cell/>
          <table:table-cell table:formula="of:=[.D497]+[.E498]" office:value-type="float" office:value="3810786438" calcext:value-type="float">
            <text:p>3810786438</text:p>
          </table:table-cell>
          <table:table-cell table:formula="of:=[.G498]*7627" office:value-type="float" office:value="15162476" calcext:value-type="float">
            <text:p>15162476</text:p>
          </table:table-cell>
          <table:table-cell/>
          <table:table-cell table:formula="of:=[.G496]+8" office:value-type="float" office:value="1988" calcext:value-type="float">
            <text:p>1988</text:p>
          </table:table-cell>
          <table:table-cell table:number-columns-repeated="7"/>
        </table:table-row>
        <table:table-row table:style-name="ro1">
          <table:table-cell table:formula="of:=[.A498]+15295" office:value-type="float" office:value="7624436" calcext:value-type="float">
            <text:p>7624436</text:p>
          </table:table-cell>
          <table:table-cell table:formula="of:=[.B498]+131" office:value-type="float" office:value="65366" calcext:value-type="float">
            <text:p>65366</text:p>
          </table:table-cell>
          <table:table-cell/>
          <table:table-cell table:formula="of:=[.D498]+[.E499]" office:value-type="float" office:value="3826264278" calcext:value-type="float">
            <text:p>3826264278</text:p>
          </table:table-cell>
          <table:table-cell table:formula="of:=[.F499]*7770" office:value-type="float" office:value="15477840" calcext:value-type="float">
            <text:p>15477840</text:p>
          </table:table-cell>
          <table:table-cell table:formula="of:=[.F497]+8" office:value-type="float" office:value="1992" calcext:value-type="float">
            <text:p>1992</text:p>
          </table:table-cell>
          <table:table-cell table:number-columns-repeated="8"/>
        </table:table-row>
        <table:table-row table:style-name="ro1">
          <table:table-cell table:formula="of:=[.A499]+15295" office:value-type="float" office:value="7639731" calcext:value-type="float">
            <text:p>7639731</text:p>
          </table:table-cell>
          <table:table-cell table:formula="of:=[.B499]+131" office:value-type="float" office:value="65497" calcext:value-type="float">
            <text:p>65497</text:p>
          </table:table-cell>
          <table:table-cell/>
          <table:table-cell table:formula="of:=[.D499]+[.E500]" office:value-type="float" office:value="3841487770" calcext:value-type="float">
            <text:p>3841487770</text:p>
          </table:table-cell>
          <table:table-cell table:formula="of:=[.G500]*7627" office:value-type="float" office:value="15223492" calcext:value-type="float">
            <text:p>15223492</text:p>
          </table:table-cell>
          <table:table-cell/>
          <table:table-cell table:formula="of:=[.G498]+8" office:value-type="float" office:value="1996" calcext:value-type="float">
            <text:p>1996</text:p>
          </table:table-cell>
          <table:table-cell table:number-columns-repeated="7"/>
        </table:table-row>
        <table:table-row table:style-name="ro1">
          <table:table-cell table:formula="of:=[.A500]+15295" office:value-type="float" office:value="7655026" calcext:value-type="float">
            <text:p>7655026</text:p>
          </table:table-cell>
          <table:table-cell table:formula="of:=[.B500]+131" office:value-type="float" office:value="65628" calcext:value-type="float">
            <text:p>65628</text:p>
          </table:table-cell>
          <table:table-cell/>
          <table:table-cell table:formula="of:=[.D500]+[.E501]" office:value-type="float" office:value="3857027770" calcext:value-type="float">
            <text:p>3857027770</text:p>
          </table:table-cell>
          <table:table-cell table:formula="of:=[.F501]*7770" office:value-type="float" office:value="15540000" calcext:value-type="float">
            <text:p>15540000</text:p>
          </table:table-cell>
          <table:table-cell table:formula="of:=[.F499]+8" office:value-type="float" office:value="2000" calcext:value-type="float">
            <text:p>2000</text:p>
          </table:table-cell>
          <table:table-cell table:number-columns-repeated="8"/>
        </table:table-row>
        <table:table-row table:style-name="ro1">
          <table:table-cell table:formula="of:=[.A501]+15295" office:value-type="float" office:value="7670321" calcext:value-type="float">
            <text:p>7670321</text:p>
          </table:table-cell>
          <table:table-cell table:formula="of:=[.B501]+131" office:value-type="float" office:value="65759" calcext:value-type="float">
            <text:p>65759</text:p>
          </table:table-cell>
          <table:table-cell/>
          <table:table-cell table:formula="of:=[.D501]+[.E502]" office:value-type="float" office:value="3872312278" calcext:value-type="float">
            <text:p>3872312278</text:p>
          </table:table-cell>
          <table:table-cell table:formula="of:=[.G502]*7627" office:value-type="float" office:value="15284508" calcext:value-type="float">
            <text:p>15284508</text:p>
          </table:table-cell>
          <table:table-cell/>
          <table:table-cell table:formula="of:=[.G500]+8" office:value-type="float" office:value="2004" calcext:value-type="float">
            <text:p>2004</text:p>
          </table:table-cell>
          <table:table-cell table:number-columns-repeated="7"/>
        </table:table-row>
        <table:table-row table:style-name="ro1">
          <table:table-cell table:formula="of:=[.A502]+15295" office:value-type="float" office:value="7685616" calcext:value-type="float">
            <text:p>7685616</text:p>
          </table:table-cell>
          <table:table-cell table:formula="of:=[.B502]+131" office:value-type="float" office:value="65890" calcext:value-type="float">
            <text:p>65890</text:p>
          </table:table-cell>
          <table:table-cell/>
          <table:table-cell table:formula="of:=[.D502]+[.E503]" office:value-type="float" office:value="3887914438" calcext:value-type="float">
            <text:p>3887914438</text:p>
          </table:table-cell>
          <table:table-cell table:formula="of:=[.F503]*7770" office:value-type="float" office:value="15602160" calcext:value-type="float">
            <text:p>15602160</text:p>
          </table:table-cell>
          <table:table-cell table:formula="of:=[.F501]+8" office:value-type="float" office:value="2008" calcext:value-type="float">
            <text:p>2008</text:p>
          </table:table-cell>
          <table:table-cell table:number-columns-repeated="8"/>
        </table:table-row>
        <table:table-row table:style-name="ro1">
          <table:table-cell table:formula="of:=[.A503]+15295" office:value-type="float" office:value="7700911" calcext:value-type="float">
            <text:p>7700911</text:p>
          </table:table-cell>
          <table:table-cell table:formula="of:=[.B503]+131" office:value-type="float" office:value="66021" calcext:value-type="float">
            <text:p>66021</text:p>
          </table:table-cell>
          <table:table-cell/>
          <table:table-cell table:formula="of:=[.D503]+[.E504]" office:value-type="float" office:value="3903259962" calcext:value-type="float">
            <text:p>3903259962</text:p>
          </table:table-cell>
          <table:table-cell table:formula="of:=[.G504]*7627" office:value-type="float" office:value="15345524" calcext:value-type="float">
            <text:p>15345524</text:p>
          </table:table-cell>
          <table:table-cell/>
          <table:table-cell table:formula="of:=[.G502]+8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table:formula="of:=[.A504]+15295" office:value-type="float" office:value="7716206" calcext:value-type="float">
            <text:p>7716206</text:p>
          </table:table-cell>
          <table:table-cell table:formula="of:=[.B504]+131" office:value-type="float" office:value="66152" calcext:value-type="float">
            <text:p>66152</text:p>
          </table:table-cell>
          <table:table-cell/>
          <table:table-cell table:formula="of:=[.D504]+[.E505]" office:value-type="float" office:value="3918924282" calcext:value-type="float">
            <text:p>3918924282</text:p>
          </table:table-cell>
          <table:table-cell table:formula="of:=[.F505]*7770" office:value-type="float" office:value="15664320" calcext:value-type="float">
            <text:p>15664320</text:p>
          </table:table-cell>
          <table:table-cell table:formula="of:=[.F503]+8" office:value-type="float" office:value="2016" calcext:value-type="float">
            <text:p>2016</text:p>
          </table:table-cell>
          <table:table-cell table:number-columns-repeated="8"/>
        </table:table-row>
        <table:table-row table:style-name="ro1">
          <table:table-cell table:formula="of:=[.A505]+15295" office:value-type="float" office:value="7731501" calcext:value-type="float">
            <text:p>7731501</text:p>
          </table:table-cell>
          <table:table-cell table:formula="of:=[.B505]+131" office:value-type="float" office:value="66283" calcext:value-type="float">
            <text:p>66283</text:p>
          </table:table-cell>
          <table:table-cell/>
          <table:table-cell table:formula="of:=[.D505]+[.E506]" office:value-type="float" office:value="3934330822" calcext:value-type="float">
            <text:p>3934330822</text:p>
          </table:table-cell>
          <table:table-cell table:formula="of:=[.G506]*7627" office:value-type="float" office:value="15406540" calcext:value-type="float">
            <text:p>15406540</text:p>
          </table:table-cell>
          <table:table-cell/>
          <table:table-cell table:formula="of:=[.G504]+8" office:value-type="float" office:value="2020" calcext:value-type="float">
            <text:p>2020</text:p>
          </table:table-cell>
          <table:table-cell table:number-columns-repeated="7"/>
        </table:table-row>
        <table:table-row table:style-name="ro1">
          <table:table-cell table:formula="of:=[.A506]+15295" office:value-type="float" office:value="7746796" calcext:value-type="float">
            <text:p>7746796</text:p>
          </table:table-cell>
          <table:table-cell table:formula="of:=[.B506]+131" office:value-type="float" office:value="66414" calcext:value-type="float">
            <text:p>66414</text:p>
          </table:table-cell>
          <table:table-cell/>
          <table:table-cell table:formula="of:=[.D506]+[.E507]" office:value-type="float" office:value="3950057302" calcext:value-type="float">
            <text:p>3950057302</text:p>
          </table:table-cell>
          <table:table-cell table:formula="of:=[.F507]*7770" office:value-type="float" office:value="15726480" calcext:value-type="float">
            <text:p>15726480</text:p>
          </table:table-cell>
          <table:table-cell table:formula="of:=[.F505]+8" office:value-type="float" office:value="2024" calcext:value-type="float">
            <text:p>2024</text:p>
          </table:table-cell>
          <table:table-cell table:number-columns-repeated="8"/>
        </table:table-row>
        <table:table-row table:style-name="ro1">
          <table:table-cell table:formula="of:=[.A507]+15295" office:value-type="float" office:value="7762091" calcext:value-type="float">
            <text:p>7762091</text:p>
          </table:table-cell>
          <table:table-cell table:formula="of:=[.B507]+131" office:value-type="float" office:value="66545" calcext:value-type="float">
            <text:p>66545</text:p>
          </table:table-cell>
          <table:table-cell/>
          <table:table-cell table:formula="of:=[.D507]+[.E508]" office:value-type="float" office:value="3965524858" calcext:value-type="float">
            <text:p>3965524858</text:p>
          </table:table-cell>
          <table:table-cell table:formula="of:=[.G508]*7627" office:value-type="float" office:value="15467556" calcext:value-type="float">
            <text:p>15467556</text:p>
          </table:table-cell>
          <table:table-cell/>
          <table:table-cell table:formula="of:=[.G506]+8" office:value-type="float" office:value="2028" calcext:value-type="float">
            <text:p>2028</text:p>
          </table:table-cell>
          <table:table-cell table:number-columns-repeated="7"/>
        </table:table-row>
        <table:table-row table:style-name="ro1">
          <table:table-cell table:formula="of:=[.A508]+15295" office:value-type="float" office:value="7777386" calcext:value-type="float">
            <text:p>7777386</text:p>
          </table:table-cell>
          <table:table-cell table:formula="of:=[.B508]+131" office:value-type="float" office:value="66676" calcext:value-type="float">
            <text:p>66676</text:p>
          </table:table-cell>
          <table:table-cell/>
          <table:table-cell table:formula="of:=[.D508]+[.E509]" office:value-type="float" office:value="3981313498" calcext:value-type="float">
            <text:p>3981313498</text:p>
          </table:table-cell>
          <table:table-cell table:formula="of:=[.F509]*7770" office:value-type="float" office:value="15788640" calcext:value-type="float">
            <text:p>15788640</text:p>
          </table:table-cell>
          <table:table-cell table:formula="of:=[.F507]+8" office:value-type="float" office:value="2032" calcext:value-type="float">
            <text:p>2032</text:p>
          </table:table-cell>
          <table:table-cell table:number-columns-repeated="8"/>
        </table:table-row>
        <table:table-row table:style-name="ro1">
          <table:table-cell table:formula="of:=[.A509]+15295" office:value-type="float" office:value="7792681" calcext:value-type="float">
            <text:p>7792681</text:p>
          </table:table-cell>
          <table:table-cell table:formula="of:=[.B509]+131" office:value-type="float" office:value="66807" calcext:value-type="float">
            <text:p>66807</text:p>
          </table:table-cell>
          <table:table-cell/>
          <table:table-cell table:formula="of:=[.D509]+[.E510]" office:value-type="float" office:value="3996842070" calcext:value-type="float">
            <text:p>3996842070</text:p>
          </table:table-cell>
          <table:table-cell table:formula="of:=[.G510]*7627" office:value-type="float" office:value="15528572" calcext:value-type="float">
            <text:p>15528572</text:p>
          </table:table-cell>
          <table:table-cell/>
          <table:table-cell table:formula="of:=[.G508]+8" office:value-type="float" office:value="2036" calcext:value-type="float">
            <text:p>2036</text:p>
          </table:table-cell>
          <table:table-cell table:number-columns-repeated="7"/>
        </table:table-row>
        <table:table-row table:style-name="ro1">
          <table:table-cell table:formula="of:=[.A510]+15295" office:value-type="float" office:value="7807976" calcext:value-type="float">
            <text:p>7807976</text:p>
          </table:table-cell>
          <table:table-cell table:formula="of:=[.B510]+131" office:value-type="float" office:value="66938" calcext:value-type="float">
            <text:p>66938</text:p>
          </table:table-cell>
          <table:table-cell/>
          <table:table-cell table:formula="of:=[.D510]+[.E511]" office:value-type="float" office:value="4012692870" calcext:value-type="float">
            <text:p>4012692870</text:p>
          </table:table-cell>
          <table:table-cell table:formula="of:=[.F511]*7770" office:value-type="float" office:value="15850800" calcext:value-type="float">
            <text:p>15850800</text:p>
          </table:table-cell>
          <table:table-cell table:formula="of:=[.F509]+8" office:value-type="float" office:value="2040" calcext:value-type="float">
            <text:p>2040</text:p>
          </table:table-cell>
          <table:table-cell table:number-columns-repeated="8"/>
        </table:table-row>
        <table:table-row table:style-name="ro1">
          <table:table-cell table:formula="of:=[.A511]+15295" office:value-type="float" office:value="7823271" calcext:value-type="float">
            <text:p>7823271</text:p>
          </table:table-cell>
          <table:table-cell table:formula="of:=[.B511]+131" office:value-type="float" office:value="67069" calcext:value-type="float">
            <text:p>67069</text:p>
          </table:table-cell>
          <table:table-cell/>
          <table:table-cell table:formula="of:=[.D511]+[.E512]" office:value-type="float" office:value="4028282458" calcext:value-type="float">
            <text:p>4028282458</text:p>
          </table:table-cell>
          <table:table-cell table:formula="of:=[.G512]*7627" office:value-type="float" office:value="15589588" calcext:value-type="float">
            <text:p>15589588</text:p>
          </table:table-cell>
          <table:table-cell/>
          <table:table-cell table:formula="of:=[.G510]+8" office:value-type="float" office:value="2044" calcext:value-type="float">
            <text:p>2044</text:p>
          </table:table-cell>
          <table:table-cell table:number-columns-repeated="7"/>
        </table:table-row>
        <table:table-row table:style-name="ro1">
          <table:table-cell table:formula="of:=[.A512]+15295" office:value-type="float" office:value="7838566" calcext:value-type="float">
            <text:p>7838566</text:p>
          </table:table-cell>
          <table:table-cell table:formula="of:=[.B512]+131" office:value-type="float" office:value="67200" calcext:value-type="float">
            <text:p>67200</text:p>
          </table:table-cell>
          <table:table-cell/>
          <table:table-cell table:formula="of:=[.D512]+[.E513]" office:value-type="float" office:value="4044195418" calcext:value-type="float">
            <text:p>4044195418</text:p>
          </table:table-cell>
          <table:table-cell table:formula="of:=[.F513]*7770" office:value-type="float" office:value="15912960" calcext:value-type="float">
            <text:p>15912960</text:p>
          </table:table-cell>
          <table:table-cell table:formula="of:=[.F511]+8" office:value-type="float" office:value="2048" calcext:value-type="float">
            <text:p>2048</text:p>
          </table:table-cell>
          <table:table-cell table:number-columns-repeated="8"/>
        </table:table-row>
        <table:table-row table:style-name="ro1">
          <table:table-cell table:formula="of:=[.A513]+15295" office:value-type="float" office:value="7853861" calcext:value-type="float">
            <text:p>7853861</text:p>
          </table:table-cell>
          <table:table-cell table:formula="of:=[.B513]+131" office:value-type="float" office:value="67331" calcext:value-type="float">
            <text:p>67331</text:p>
          </table:table-cell>
          <table:table-cell/>
          <table:table-cell table:formula="of:=[.D513]+[.E514]" office:value-type="float" office:value="4059846022" calcext:value-type="float">
            <text:p>4059846022</text:p>
          </table:table-cell>
          <table:table-cell table:formula="of:=[.G514]*7627" office:value-type="float" office:value="15650604" calcext:value-type="float">
            <text:p>15650604</text:p>
          </table:table-cell>
          <table:table-cell/>
          <table:table-cell table:formula="of:=[.G512]+8" office:value-type="float" office:value="2052" calcext:value-type="float">
            <text:p>2052</text:p>
          </table:table-cell>
          <table:table-cell table:number-columns-repeated="7"/>
        </table:table-row>
        <table:table-row table:style-name="ro1">
          <table:table-cell table:formula="of:=[.A514]+15295" office:value-type="float" office:value="7869156" calcext:value-type="float">
            <text:p>7869156</text:p>
          </table:table-cell>
          <table:table-cell table:formula="of:=[.B514]+131" office:value-type="float" office:value="67462" calcext:value-type="float">
            <text:p>67462</text:p>
          </table:table-cell>
          <table:table-cell/>
          <table:table-cell table:formula="of:=[.D514]+[.E515]" office:value-type="float" office:value="4075821142" calcext:value-type="float">
            <text:p>4075821142</text:p>
          </table:table-cell>
          <table:table-cell table:formula="of:=[.F515]*7770" office:value-type="float" office:value="15975120" calcext:value-type="float">
            <text:p>15975120</text:p>
          </table:table-cell>
          <table:table-cell table:formula="of:=[.F513]+8" office:value-type="float" office:value="2056" calcext:value-type="float">
            <text:p>2056</text:p>
          </table:table-cell>
          <table:table-cell table:number-columns-repeated="8"/>
        </table:table-row>
        <table:table-row table:style-name="ro1">
          <table:table-cell table:formula="of:=[.A515]+15295" office:value-type="float" office:value="7884451" calcext:value-type="float">
            <text:p>7884451</text:p>
          </table:table-cell>
          <table:table-cell table:formula="of:=[.B515]+131" office:value-type="float" office:value="67593" calcext:value-type="float">
            <text:p>67593</text:p>
          </table:table-cell>
          <table:table-cell/>
          <table:table-cell table:formula="of:=[.D515]+[.E516]" office:value-type="float" office:value="4091532762" calcext:value-type="float">
            <text:p>4091532762</text:p>
          </table:table-cell>
          <table:table-cell table:formula="of:=[.G516]*7627" office:value-type="float" office:value="15711620" calcext:value-type="float">
            <text:p>15711620</text:p>
          </table:table-cell>
          <table:table-cell/>
          <table:table-cell table:formula="of:=[.G514]+8" office:value-type="float" office:value="2060" calcext:value-type="float">
            <text:p>2060</text:p>
          </table:table-cell>
          <table:table-cell table:number-columns-repeated="7"/>
        </table:table-row>
        <table:table-row table:style-name="ro1">
          <table:table-cell table:formula="of:=[.A516]+15295" office:value-type="float" office:value="7899746" calcext:value-type="float">
            <text:p>7899746</text:p>
          </table:table-cell>
          <table:table-cell table:formula="of:=[.B516]+131" office:value-type="float" office:value="67724" calcext:value-type="float">
            <text:p>67724</text:p>
          </table:table-cell>
          <table:table-cell/>
          <table:table-cell table:formula="of:=[.D516]+[.E517]" office:value-type="float" office:value="4107570042" calcext:value-type="float">
            <text:p>4107570042</text:p>
          </table:table-cell>
          <table:table-cell table:formula="of:=[.F517]*7770" office:value-type="float" office:value="16037280" calcext:value-type="float">
            <text:p>16037280</text:p>
          </table:table-cell>
          <table:table-cell table:formula="of:=[.F515]+8" office:value-type="float" office:value="2064" calcext:value-type="float">
            <text:p>2064</text:p>
          </table:table-cell>
          <table:table-cell table:number-columns-repeated="8"/>
        </table:table-row>
        <table:table-row table:style-name="ro1">
          <table:table-cell table:formula="of:=[.A517]+15295" office:value-type="float" office:value="7915041" calcext:value-type="float">
            <text:p>7915041</text:p>
          </table:table-cell>
          <table:table-cell table:formula="of:=[.B517]+131" office:value-type="float" office:value="67855" calcext:value-type="float">
            <text:p>67855</text:p>
          </table:table-cell>
          <table:table-cell/>
          <table:table-cell table:formula="of:=[.D517]+[.E518]" office:value-type="float" office:value="4123342678" calcext:value-type="float">
            <text:p>4123342678</text:p>
          </table:table-cell>
          <table:table-cell table:formula="of:=[.G518]*7627" office:value-type="float" office:value="15772636" calcext:value-type="float">
            <text:p>15772636</text:p>
          </table:table-cell>
          <table:table-cell/>
          <table:table-cell table:formula="of:=[.G516]+8" office:value-type="float" office:value="2068" calcext:value-type="float">
            <text:p>2068</text:p>
          </table:table-cell>
          <table:table-cell table:number-columns-repeated="7"/>
        </table:table-row>
        <table:table-row table:style-name="ro1">
          <table:table-cell table:formula="of:=[.A518]+15295" office:value-type="float" office:value="7930336" calcext:value-type="float">
            <text:p>7930336</text:p>
          </table:table-cell>
          <table:table-cell table:formula="of:=[.B518]+131" office:value-type="float" office:value="67986" calcext:value-type="float">
            <text:p>67986</text:p>
          </table:table-cell>
          <table:table-cell/>
          <table:table-cell table:formula="of:=[.D518]+[.E519]" office:value-type="float" office:value="4139442118" calcext:value-type="float">
            <text:p>4139442118</text:p>
          </table:table-cell>
          <table:table-cell table:formula="of:=[.F519]*7770" office:value-type="float" office:value="16099440" calcext:value-type="float">
            <text:p>16099440</text:p>
          </table:table-cell>
          <table:table-cell table:formula="of:=[.F517]+8" office:value-type="float" office:value="2072" calcext:value-type="float">
            <text:p>2072</text:p>
          </table:table-cell>
          <table:table-cell table:number-columns-repeated="8"/>
        </table:table-row>
        <table:table-row table:style-name="ro1">
          <table:table-cell table:formula="of:=[.A519]+15295" office:value-type="float" office:value="7945631" calcext:value-type="float">
            <text:p>7945631</text:p>
          </table:table-cell>
          <table:table-cell table:formula="of:=[.B519]+131" office:value-type="float" office:value="68117" calcext:value-type="float">
            <text:p>68117</text:p>
          </table:table-cell>
          <table:table-cell/>
          <table:table-cell table:formula="of:=[.D519]+[.E520]" office:value-type="float" office:value="4155275770" calcext:value-type="float">
            <text:p>4155275770</text:p>
          </table:table-cell>
          <table:table-cell table:formula="of:=[.G520]*7627" office:value-type="float" office:value="15833652" calcext:value-type="float">
            <text:p>15833652</text:p>
          </table:table-cell>
          <table:table-cell/>
          <table:table-cell table:formula="of:=[.G518]+8" office:value-type="float" office:value="2076" calcext:value-type="float">
            <text:p>2076</text:p>
          </table:table-cell>
          <table:table-cell table:number-columns-repeated="7"/>
        </table:table-row>
        <table:table-row table:style-name="ro1">
          <table:table-cell table:formula="of:=[.A520]+15295" office:value-type="float" office:value="7960926" calcext:value-type="float">
            <text:p>7960926</text:p>
          </table:table-cell>
          <table:table-cell table:formula="of:=[.B520]+131" office:value-type="float" office:value="68248" calcext:value-type="float">
            <text:p>68248</text:p>
          </table:table-cell>
          <table:table-cell/>
          <table:table-cell table:formula="of:=[.D520]+[.E521]" office:value-type="float" office:value="4171437370" calcext:value-type="float">
            <text:p>4171437370</text:p>
          </table:table-cell>
          <table:table-cell table:formula="of:=[.F521]*7770" office:value-type="float" office:value="16161600" calcext:value-type="float">
            <text:p>16161600</text:p>
          </table:table-cell>
          <table:table-cell table:formula="of:=[.F519]+8" office:value-type="float" office:value="2080" calcext:value-type="float">
            <text:p>2080</text:p>
          </table:table-cell>
          <table:table-cell table:number-columns-repeated="8"/>
        </table:table-row>
        <table:table-row table:style-name="ro1">
          <table:table-cell table:formula="of:=[.A521]+15295" office:value-type="float" office:value="7976221" calcext:value-type="float">
            <text:p>7976221</text:p>
          </table:table-cell>
          <table:table-cell table:formula="of:=[.B521]+131" office:value-type="float" office:value="68379" calcext:value-type="float">
            <text:p>68379</text:p>
          </table:table-cell>
          <table:table-cell/>
          <table:table-cell table:formula="of:=[.D521]+[.E522]" office:value-type="float" office:value="4187332038" calcext:value-type="float">
            <text:p>4187332038</text:p>
          </table:table-cell>
          <table:table-cell table:formula="of:=[.G522]*7627" office:value-type="float" office:value="15894668" calcext:value-type="float">
            <text:p>15894668</text:p>
          </table:table-cell>
          <table:table-cell/>
          <table:table-cell table:formula="of:=[.G520]+8" office:value-type="float" office:value="2084" calcext:value-type="float">
            <text:p>2084</text:p>
          </table:table-cell>
          <table:table-cell table:number-columns-repeated="7"/>
        </table:table-row>
        <table:table-row table:style-name="ro1">
          <table:table-cell table:formula="of:=[.A522]+15295" office:value-type="float" office:value="7991516" calcext:value-type="float">
            <text:p>7991516</text:p>
          </table:table-cell>
          <table:table-cell table:formula="of:=[.B522]+131" office:value-type="float" office:value="68510" calcext:value-type="float">
            <text:p>68510</text:p>
          </table:table-cell>
          <table:table-cell/>
          <table:table-cell table:formula="of:=[.D522]+[.E523]" office:value-type="float" office:value="4203555798" calcext:value-type="float">
            <text:p>4203555798</text:p>
          </table:table-cell>
          <table:table-cell table:formula="of:=[.F523]*7770" office:value-type="float" office:value="16223760" calcext:value-type="float">
            <text:p>16223760</text:p>
          </table:table-cell>
          <table:table-cell table:formula="of:=[.F521]+8" office:value-type="float" office:value="2088" calcext:value-type="float">
            <text:p>2088</text:p>
          </table:table-cell>
          <table:table-cell table:number-columns-repeated="8"/>
        </table:table-row>
        <table:table-row table:style-name="ro1">
          <table:table-cell table:formula="of:=[.A523]+15295" office:value-type="float" office:value="8006811" calcext:value-type="float">
            <text:p>8006811</text:p>
          </table:table-cell>
          <table:table-cell table:formula="of:=[.B523]+131" office:value-type="float" office:value="68641" calcext:value-type="float">
            <text:p>68641</text:p>
          </table:table-cell>
          <table:table-cell/>
          <table:table-cell table:formula="of:=[.D523]+[.E524]" office:value-type="float" office:value="4219511482" calcext:value-type="float">
            <text:p>4219511482</text:p>
          </table:table-cell>
          <table:table-cell table:formula="of:=[.G524]*7627" office:value-type="float" office:value="15955684" calcext:value-type="float">
            <text:p>15955684</text:p>
          </table:table-cell>
          <table:table-cell/>
          <table:table-cell table:formula="of:=[.G522]+8" office:value-type="float" office:value="2092" calcext:value-type="float">
            <text:p>2092</text:p>
          </table:table-cell>
          <table:table-cell table:number-columns-repeated="7"/>
        </table:table-row>
        <table:table-row table:style-name="ro1">
          <table:table-cell table:formula="of:=[.A524]+15295" office:value-type="float" office:value="8022106" calcext:value-type="float">
            <text:p>8022106</text:p>
          </table:table-cell>
          <table:table-cell table:formula="of:=[.B524]+131" office:value-type="float" office:value="68772" calcext:value-type="float">
            <text:p>68772</text:p>
          </table:table-cell>
          <table:table-cell/>
          <table:table-cell table:formula="of:=[.D524]+[.E525]" office:value-type="float" office:value="4235797402" calcext:value-type="float">
            <text:p>4235797402</text:p>
          </table:table-cell>
          <table:table-cell table:formula="of:=[.F525]*7770" office:value-type="float" office:value="16285920" calcext:value-type="float">
            <text:p>16285920</text:p>
          </table:table-cell>
          <table:table-cell table:formula="of:=[.F523]+8" office:value-type="float" office:value="2096" calcext:value-type="float">
            <text:p>2096</text:p>
          </table:table-cell>
          <table:table-cell table:number-columns-repeated="8"/>
        </table:table-row>
        <table:table-row table:style-name="ro1">
          <table:table-cell table:formula="of:=[.A525]+15295" office:value-type="float" office:value="8037401" calcext:value-type="float">
            <text:p>8037401</text:p>
          </table:table-cell>
          <table:table-cell table:formula="of:=[.B525]+131" office:value-type="float" office:value="68903" calcext:value-type="float">
            <text:p>68903</text:p>
          </table:table-cell>
          <table:table-cell/>
          <table:table-cell table:formula="of:=[.D525]+[.E526]" office:value-type="float" office:value="4251814102" calcext:value-type="float">
            <text:p>4251814102</text:p>
          </table:table-cell>
          <table:table-cell table:formula="of:=[.G526]*7627" office:value-type="float" office:value="16016700" calcext:value-type="float">
            <text:p>16016700</text:p>
          </table:table-cell>
          <table:table-cell/>
          <table:table-cell table:formula="of:=[.G524]+8" office:value-type="float" office:value="2100" calcext:value-type="float">
            <text:p>2100</text:p>
          </table:table-cell>
          <table:table-cell table:number-columns-repeated="7"/>
        </table:table-row>
        <table:table-row table:style-name="ro1">
          <table:table-cell table:formula="of:=[.A526]+15295" office:value-type="float" office:value="8052696" calcext:value-type="float">
            <text:p>8052696</text:p>
          </table:table-cell>
          <table:table-cell table:formula="of:=[.B526]+131" office:value-type="float" office:value="69034" calcext:value-type="float">
            <text:p>69034</text:p>
          </table:table-cell>
          <table:table-cell/>
          <table:table-cell table:formula="of:=[.D526]+[.E527]" office:value-type="float" office:value="4268162182" calcext:value-type="float">
            <text:p>4268162182</text:p>
          </table:table-cell>
          <table:table-cell table:formula="of:=[.F527]*7770" office:value-type="float" office:value="16348080" calcext:value-type="float">
            <text:p>16348080</text:p>
          </table:table-cell>
          <table:table-cell table:formula="of:=[.F525]+8" office:value-type="float" office:value="2104" calcext:value-type="float">
            <text:p>2104</text:p>
          </table:table-cell>
          <table:table-cell table:number-columns-repeated="8"/>
        </table:table-row>
        <table:table-row table:style-name="ro1">
          <table:table-cell table:formula="of:=[.A527]+15295" office:value-type="float" office:value="8067991" calcext:value-type="float">
            <text:p>8067991</text:p>
          </table:table-cell>
          <table:table-cell table:formula="of:=[.B527]+131" office:value-type="float" office:value="69165" calcext:value-type="float">
            <text:p>69165</text:p>
          </table:table-cell>
          <table:table-cell/>
          <table:table-cell table:formula="of:=[.D527]+[.E528]" office:value-type="float" office:value="4284239898" calcext:value-type="float">
            <text:p>4284239898</text:p>
          </table:table-cell>
          <table:table-cell table:formula="of:=[.G528]*7627" office:value-type="float" office:value="16077716" calcext:value-type="float">
            <text:p>16077716</text:p>
          </table:table-cell>
          <table:table-cell/>
          <table:table-cell table:formula="of:=[.G526]+8" office:value-type="float" office:value="2108" calcext:value-type="float">
            <text:p>2108</text:p>
          </table:table-cell>
          <table:table-cell table:number-columns-repeated="7"/>
        </table:table-row>
        <table:table-row table:style-name="ro1">
          <table:table-cell table:formula="of:=[.A528]+15295" office:value-type="float" office:value="8083286" calcext:value-type="float">
            <text:p>8083286</text:p>
          </table:table-cell>
          <table:table-cell table:formula="of:=[.B528]+131" office:value-type="float" office:value="69296" calcext:value-type="float">
            <text:p>69296</text:p>
          </table:table-cell>
          <table:table-cell/>
          <table:table-cell table:formula="of:=[.D528]+[.E529]" office:value-type="float" office:value="4300650138" calcext:value-type="float">
            <text:p>4300650138</text:p>
          </table:table-cell>
          <table:table-cell table:formula="of:=[.F529]*7770" office:value-type="float" office:value="16410240" calcext:value-type="float">
            <text:p>16410240</text:p>
          </table:table-cell>
          <table:table-cell table:formula="of:=[.F527]+8" office:value-type="float" office:value="2112" calcext:value-type="float">
            <text:p>2112</text:p>
          </table:table-cell>
          <table:table-cell table:number-columns-repeated="8"/>
        </table:table-row>
        <table:table-row table:style-name="ro1">
          <table:table-cell table:formula="of:=[.A529]+15295" office:value-type="float" office:value="8098581" calcext:value-type="float">
            <text:p>8098581</text:p>
          </table:table-cell>
          <table:table-cell table:formula="of:=[.B529]+131" office:value-type="float" office:value="69427" calcext:value-type="float">
            <text:p>69427</text:p>
          </table:table-cell>
          <table:table-cell/>
          <table:table-cell table:formula="of:=[.D529]+[.E530]" office:value-type="float" office:value="4316788870" calcext:value-type="float">
            <text:p>4316788870</text:p>
          </table:table-cell>
          <table:table-cell table:formula="of:=[.G530]*7627" office:value-type="float" office:value="16138732" calcext:value-type="float">
            <text:p>16138732</text:p>
          </table:table-cell>
          <table:table-cell/>
          <table:table-cell table:formula="of:=[.G528]+8" office:value-type="float" office:value="2116" calcext:value-type="float">
            <text:p>2116</text:p>
          </table:table-cell>
          <table:table-cell table:number-columns-repeated="7"/>
        </table:table-row>
        <table:table-row table:style-name="ro1">
          <table:table-cell table:formula="of:=[.A530]+15295" office:value-type="float" office:value="8113876" calcext:value-type="float">
            <text:p>8113876</text:p>
          </table:table-cell>
          <table:table-cell table:formula="of:=[.B530]+131" office:value-type="float" office:value="69558" calcext:value-type="float">
            <text:p>69558</text:p>
          </table:table-cell>
          <table:table-cell/>
          <table:table-cell table:formula="of:=[.D530]+[.E531]" office:value-type="float" office:value="4333261270" calcext:value-type="float">
            <text:p>4333261270</text:p>
          </table:table-cell>
          <table:table-cell table:formula="of:=[.F531]*7770" office:value-type="float" office:value="16472400" calcext:value-type="float">
            <text:p>16472400</text:p>
          </table:table-cell>
          <table:table-cell table:formula="of:=[.F529]+8" office:value-type="float" office:value="2120" calcext:value-type="float">
            <text:p>2120</text:p>
          </table:table-cell>
          <table:table-cell table:number-columns-repeated="8"/>
        </table:table-row>
        <table:table-row table:style-name="ro1">
          <table:table-cell table:formula="of:=[.A531]+15295" office:value-type="float" office:value="8129171" calcext:value-type="float">
            <text:p>8129171</text:p>
          </table:table-cell>
          <table:table-cell table:formula="of:=[.B531]+131" office:value-type="float" office:value="69689" calcext:value-type="float">
            <text:p>69689</text:p>
          </table:table-cell>
          <table:table-cell/>
          <table:table-cell table:formula="of:=[.D531]+[.E532]" office:value-type="float" office:value="4349461018" calcext:value-type="float">
            <text:p>4349461018</text:p>
          </table:table-cell>
          <table:table-cell table:formula="of:=[.G532]*7627" office:value-type="float" office:value="16199748" calcext:value-type="float">
            <text:p>16199748</text:p>
          </table:table-cell>
          <table:table-cell/>
          <table:table-cell table:formula="of:=[.G530]+8" office:value-type="float" office:value="2124" calcext:value-type="float">
            <text:p>2124</text:p>
          </table:table-cell>
          <table:table-cell table:number-columns-repeated="7"/>
        </table:table-row>
        <table:table-row table:style-name="ro1">
          <table:table-cell table:formula="of:=[.A532]+15295" office:value-type="float" office:value="8144466" calcext:value-type="float">
            <text:p>8144466</text:p>
          </table:table-cell>
          <table:table-cell table:formula="of:=[.B532]+131" office:value-type="float" office:value="69820" calcext:value-type="float">
            <text:p>69820</text:p>
          </table:table-cell>
          <table:table-cell/>
          <table:table-cell table:formula="of:=[.D532]+[.E533]" office:value-type="float" office:value="4365995578" calcext:value-type="float">
            <text:p>4365995578</text:p>
          </table:table-cell>
          <table:table-cell table:formula="of:=[.F533]*7770" office:value-type="float" office:value="16534560" calcext:value-type="float">
            <text:p>16534560</text:p>
          </table:table-cell>
          <table:table-cell table:formula="of:=[.F531]+8" office:value-type="float" office:value="2128" calcext:value-type="float">
            <text:p>2128</text:p>
          </table:table-cell>
          <table:table-cell table:number-columns-repeated="8"/>
        </table:table-row>
        <table:table-row table:style-name="ro1">
          <table:table-cell table:formula="of:=[.A533]+15295" office:value-type="float" office:value="8159761" calcext:value-type="float">
            <text:p>8159761</text:p>
          </table:table-cell>
          <table:table-cell table:formula="of:=[.B533]+131" office:value-type="float" office:value="69951" calcext:value-type="float">
            <text:p>69951</text:p>
          </table:table-cell>
          <table:table-cell/>
          <table:table-cell table:formula="of:=[.D533]+[.E534]" office:value-type="float" office:value="4382256342" calcext:value-type="float">
            <text:p>4382256342</text:p>
          </table:table-cell>
          <table:table-cell table:formula="of:=[.G534]*7627" office:value-type="float" office:value="16260764" calcext:value-type="float">
            <text:p>16260764</text:p>
          </table:table-cell>
          <table:table-cell/>
          <table:table-cell table:formula="of:=[.G532]+8" office:value-type="float" office:value="2132" calcext:value-type="float">
            <text:p>2132</text:p>
          </table:table-cell>
          <table:table-cell table:number-columns-repeated="7"/>
        </table:table-row>
        <table:table-row table:style-name="ro1">
          <table:table-cell table:formula="of:=[.A534]+15295" office:value-type="float" office:value="8175056" calcext:value-type="float">
            <text:p>8175056</text:p>
          </table:table-cell>
          <table:table-cell table:formula="of:=[.B534]+131" office:value-type="float" office:value="70082" calcext:value-type="float">
            <text:p>70082</text:p>
          </table:table-cell>
          <table:table-cell/>
          <table:table-cell table:formula="of:=[.D534]+[.E535]" office:value-type="float" office:value="4398853062" calcext:value-type="float">
            <text:p>4398853062</text:p>
          </table:table-cell>
          <table:table-cell table:formula="of:=[.F535]*7770" office:value-type="float" office:value="16596720" calcext:value-type="float">
            <text:p>16596720</text:p>
          </table:table-cell>
          <table:table-cell table:formula="of:=[.F533]+8" office:value-type="float" office:value="2136" calcext:value-type="float">
            <text:p>2136</text:p>
          </table:table-cell>
          <table:table-cell table:number-columns-repeated="8"/>
        </table:table-row>
        <table:table-row table:style-name="ro1">
          <table:table-cell table:formula="of:=[.A535]+15295" office:value-type="float" office:value="8190351" calcext:value-type="float">
            <text:p>8190351</text:p>
          </table:table-cell>
          <table:table-cell table:formula="of:=[.B535]+131" office:value-type="float" office:value="70213" calcext:value-type="float">
            <text:p>70213</text:p>
          </table:table-cell>
          <table:table-cell/>
          <table:table-cell table:formula="of:=[.D535]+[.E536]" office:value-type="float" office:value="4415174842" calcext:value-type="float">
            <text:p>4415174842</text:p>
          </table:table-cell>
          <table:table-cell table:formula="of:=[.G536]*7627" office:value-type="float" office:value="16321780" calcext:value-type="float">
            <text:p>16321780</text:p>
          </table:table-cell>
          <table:table-cell/>
          <table:table-cell table:formula="of:=[.G534]+8" office:value-type="float" office:value="2140" calcext:value-type="float">
            <text:p>2140</text:p>
          </table:table-cell>
          <table:table-cell table:number-columns-repeated="7"/>
        </table:table-row>
        <table:table-row table:style-name="ro1">
          <table:table-cell table:formula="of:=[.A536]+15295" office:value-type="float" office:value="8205646" calcext:value-type="float">
            <text:p>8205646</text:p>
          </table:table-cell>
          <table:table-cell table:formula="of:=[.B536]+131" office:value-type="float" office:value="70344" calcext:value-type="float">
            <text:p>70344</text:p>
          </table:table-cell>
          <table:table-cell/>
          <table:table-cell table:formula="of:=[.D536]+[.E537]" office:value-type="float" office:value="4431833722" calcext:value-type="float">
            <text:p>4431833722</text:p>
          </table:table-cell>
          <table:table-cell table:formula="of:=[.F537]*7770" office:value-type="float" office:value="16658880" calcext:value-type="float">
            <text:p>16658880</text:p>
          </table:table-cell>
          <table:table-cell table:formula="of:=[.F535]+8" office:value-type="float" office:value="2144" calcext:value-type="float">
            <text:p>2144</text:p>
          </table:table-cell>
          <table:table-cell table:number-columns-repeated="8"/>
        </table:table-row>
        <table:table-row table:style-name="ro1">
          <table:table-cell table:formula="of:=[.A537]+15295" office:value-type="float" office:value="8220941" calcext:value-type="float">
            <text:p>8220941</text:p>
          </table:table-cell>
          <table:table-cell table:formula="of:=[.B537]+131" office:value-type="float" office:value="70475" calcext:value-type="float">
            <text:p>70475</text:p>
          </table:table-cell>
          <table:table-cell/>
          <table:table-cell table:formula="of:=[.D537]+[.E538]" office:value-type="float" office:value="4448216518" calcext:value-type="float">
            <text:p>4448216518</text:p>
          </table:table-cell>
          <table:table-cell table:formula="of:=[.G538]*7627" office:value-type="float" office:value="16382796" calcext:value-type="float">
            <text:p>16382796</text:p>
          </table:table-cell>
          <table:table-cell/>
          <table:table-cell table:formula="of:=[.G536]+8" office:value-type="float" office:value="2148" calcext:value-type="float">
            <text:p>2148</text:p>
          </table:table-cell>
          <table:table-cell table:number-columns-repeated="7"/>
        </table:table-row>
        <table:table-row table:style-name="ro1">
          <table:table-cell table:formula="of:=[.A538]+15295" office:value-type="float" office:value="8236236" calcext:value-type="float">
            <text:p>8236236</text:p>
          </table:table-cell>
          <table:table-cell table:formula="of:=[.B538]+131" office:value-type="float" office:value="70606" calcext:value-type="float">
            <text:p>70606</text:p>
          </table:table-cell>
          <table:table-cell/>
          <table:table-cell table:formula="of:=[.D538]+[.E539]" office:value-type="float" office:value="4464937558" calcext:value-type="float">
            <text:p>4464937558</text:p>
          </table:table-cell>
          <table:table-cell table:formula="of:=[.F539]*7770" office:value-type="float" office:value="16721040" calcext:value-type="float">
            <text:p>16721040</text:p>
          </table:table-cell>
          <table:table-cell table:formula="of:=[.F537]+8" office:value-type="float" office:value="2152" calcext:value-type="float">
            <text:p>2152</text:p>
          </table:table-cell>
          <table:table-cell table:number-columns-repeated="8"/>
        </table:table-row>
        <table:table-row table:style-name="ro1">
          <table:table-cell table:formula="of:=[.A539]+15295" office:value-type="float" office:value="8251531" calcext:value-type="float">
            <text:p>8251531</text:p>
          </table:table-cell>
          <table:table-cell table:formula="of:=[.B539]+131" office:value-type="float" office:value="70737" calcext:value-type="float">
            <text:p>70737</text:p>
          </table:table-cell>
          <table:table-cell/>
          <table:table-cell table:formula="of:=[.D539]+[.E540]" office:value-type="float" office:value="4481381370" calcext:value-type="float">
            <text:p>4481381370</text:p>
          </table:table-cell>
          <table:table-cell table:formula="of:=[.G540]*7627" office:value-type="float" office:value="16443812" calcext:value-type="float">
            <text:p>16443812</text:p>
          </table:table-cell>
          <table:table-cell/>
          <table:table-cell table:formula="of:=[.G538]+8" office:value-type="float" office:value="2156" calcext:value-type="float">
            <text:p>2156</text:p>
          </table:table-cell>
          <table:table-cell table:number-columns-repeated="7"/>
        </table:table-row>
        <table:table-row table:style-name="ro1">
          <table:table-cell table:formula="of:=[.A540]+15295" office:value-type="float" office:value="8266826" calcext:value-type="float">
            <text:p>8266826</text:p>
          </table:table-cell>
          <table:table-cell table:formula="of:=[.B540]+131" office:value-type="float" office:value="70868" calcext:value-type="float">
            <text:p>70868</text:p>
          </table:table-cell>
          <table:table-cell/>
          <table:table-cell table:formula="of:=[.D540]+[.E541]" office:value-type="float" office:value="4498164570" calcext:value-type="float">
            <text:p>4498164570</text:p>
          </table:table-cell>
          <table:table-cell table:formula="of:=[.F541]*7770" office:value-type="float" office:value="16783200" calcext:value-type="float">
            <text:p>16783200</text:p>
          </table:table-cell>
          <table:table-cell table:formula="of:=[.F539]+8" office:value-type="float" office:value="2160" calcext:value-type="float">
            <text:p>2160</text:p>
          </table:table-cell>
          <table:table-cell table:number-columns-repeated="8"/>
        </table:table-row>
        <table:table-row table:style-name="ro1">
          <table:table-cell table:formula="of:=[.A541]+15295" office:value-type="float" office:value="8282121" calcext:value-type="float">
            <text:p>8282121</text:p>
          </table:table-cell>
          <table:table-cell table:formula="of:=[.B541]+131" office:value-type="float" office:value="70999" calcext:value-type="float">
            <text:p>70999</text:p>
          </table:table-cell>
          <table:table-cell/>
          <table:table-cell table:formula="of:=[.D541]+[.E542]" office:value-type="float" office:value="4514669398" calcext:value-type="float">
            <text:p>4514669398</text:p>
          </table:table-cell>
          <table:table-cell table:formula="of:=[.G542]*7627" office:value-type="float" office:value="16504828" calcext:value-type="float">
            <text:p>16504828</text:p>
          </table:table-cell>
          <table:table-cell/>
          <table:table-cell table:formula="of:=[.G540]+8" office:value-type="float" office:value="2164" calcext:value-type="float">
            <text:p>2164</text:p>
          </table:table-cell>
          <table:table-cell table:number-columns-repeated="7"/>
        </table:table-row>
        <table:table-row table:style-name="ro1">
          <table:table-cell table:formula="of:=[.A542]+15295" office:value-type="float" office:value="8297416" calcext:value-type="float">
            <text:p>8297416</text:p>
          </table:table-cell>
          <table:table-cell table:formula="of:=[.B542]+131" office:value-type="float" office:value="71130" calcext:value-type="float">
            <text:p>71130</text:p>
          </table:table-cell>
          <table:table-cell/>
          <table:table-cell table:formula="of:=[.D542]+[.E543]" office:value-type="float" office:value="4531514758" calcext:value-type="float">
            <text:p>4531514758</text:p>
          </table:table-cell>
          <table:table-cell table:formula="of:=[.F543]*7770" office:value-type="float" office:value="16845360" calcext:value-type="float">
            <text:p>16845360</text:p>
          </table:table-cell>
          <table:table-cell table:formula="of:=[.F541]+8" office:value-type="float" office:value="2168" calcext:value-type="float">
            <text:p>2168</text:p>
          </table:table-cell>
          <table:table-cell table:number-columns-repeated="8"/>
        </table:table-row>
        <table:table-row table:style-name="ro1">
          <table:table-cell table:formula="of:=[.A543]+15295" office:value-type="float" office:value="8312711" calcext:value-type="float">
            <text:p>8312711</text:p>
          </table:table-cell>
          <table:table-cell table:formula="of:=[.B543]+131" office:value-type="float" office:value="71261" calcext:value-type="float">
            <text:p>71261</text:p>
          </table:table-cell>
          <table:table-cell/>
          <table:table-cell table:formula="of:=[.D543]+[.E544]" office:value-type="float" office:value="4548080602" calcext:value-type="float">
            <text:p>4548080602</text:p>
          </table:table-cell>
          <table:table-cell table:formula="of:=[.G544]*7627" office:value-type="float" office:value="16565844" calcext:value-type="float">
            <text:p>16565844</text:p>
          </table:table-cell>
          <table:table-cell/>
          <table:table-cell table:formula="of:=[.G542]+8" office:value-type="float" office:value="2172" calcext:value-type="float">
            <text:p>2172</text:p>
          </table:table-cell>
          <table:table-cell table:number-columns-repeated="7"/>
        </table:table-row>
        <table:table-row table:style-name="ro1">
          <table:table-cell table:formula="of:=[.A544]+15295" office:value-type="float" office:value="8328006" calcext:value-type="float">
            <text:p>8328006</text:p>
          </table:table-cell>
          <table:table-cell table:formula="of:=[.B544]+131" office:value-type="float" office:value="71392" calcext:value-type="float">
            <text:p>71392</text:p>
          </table:table-cell>
          <table:table-cell/>
          <table:table-cell table:formula="of:=[.D544]+[.E545]" office:value-type="float" office:value="4564988122" calcext:value-type="float">
            <text:p>4564988122</text:p>
          </table:table-cell>
          <table:table-cell table:formula="of:=[.F545]*7770" office:value-type="float" office:value="16907520" calcext:value-type="float">
            <text:p>16907520</text:p>
          </table:table-cell>
          <table:table-cell table:formula="of:=[.F543]+8" office:value-type="float" office:value="2176" calcext:value-type="float">
            <text:p>2176</text:p>
          </table:table-cell>
          <table:table-cell table:number-columns-repeated="8"/>
        </table:table-row>
        <table:table-row table:style-name="ro1">
          <table:table-cell table:formula="of:=[.A545]+15295" office:value-type="float" office:value="8343301" calcext:value-type="float">
            <text:p>8343301</text:p>
          </table:table-cell>
          <table:table-cell table:formula="of:=[.B545]+131" office:value-type="float" office:value="71523" calcext:value-type="float">
            <text:p>71523</text:p>
          </table:table-cell>
          <table:table-cell/>
          <table:table-cell table:formula="of:=[.D545]+[.E546]" office:value-type="float" office:value="4581614982" calcext:value-type="float">
            <text:p>4581614982</text:p>
          </table:table-cell>
          <table:table-cell table:formula="of:=[.G546]*7627" office:value-type="float" office:value="16626860" calcext:value-type="float">
            <text:p>16626860</text:p>
          </table:table-cell>
          <table:table-cell/>
          <table:table-cell table:formula="of:=[.G544]+8" office:value-type="float" office:value="2180" calcext:value-type="float">
            <text:p>2180</text:p>
          </table:table-cell>
          <table:table-cell table:number-columns-repeated="7"/>
        </table:table-row>
        <table:table-row table:style-name="ro1">
          <table:table-cell table:formula="of:=[.A546]+15295" office:value-type="float" office:value="8358596" calcext:value-type="float">
            <text:p>8358596</text:p>
          </table:table-cell>
          <table:table-cell table:formula="of:=[.B546]+131" office:value-type="float" office:value="71654" calcext:value-type="float">
            <text:p>71654</text:p>
          </table:table-cell>
          <table:table-cell/>
          <table:table-cell table:formula="of:=[.D546]+[.E547]" office:value-type="float" office:value="4598584662" calcext:value-type="float">
            <text:p>4598584662</text:p>
          </table:table-cell>
          <table:table-cell table:formula="of:=[.F547]*7770" office:value-type="float" office:value="16969680" calcext:value-type="float">
            <text:p>16969680</text:p>
          </table:table-cell>
          <table:table-cell table:formula="of:=[.F545]+8" office:value-type="float" office:value="2184" calcext:value-type="float">
            <text:p>2184</text:p>
          </table:table-cell>
          <table:table-cell table:number-columns-repeated="8"/>
        </table:table-row>
        <table:table-row table:style-name="ro1">
          <table:table-cell table:formula="of:=[.A547]+15295" office:value-type="float" office:value="8373891" calcext:value-type="float">
            <text:p>8373891</text:p>
          </table:table-cell>
          <table:table-cell table:formula="of:=[.B547]+131" office:value-type="float" office:value="71785" calcext:value-type="float">
            <text:p>71785</text:p>
          </table:table-cell>
          <table:table-cell/>
          <table:table-cell table:formula="of:=[.D547]+[.E548]" office:value-type="float" office:value="4615272538" calcext:value-type="float">
            <text:p>4615272538</text:p>
          </table:table-cell>
          <table:table-cell table:formula="of:=[.G548]*7627" office:value-type="float" office:value="16687876" calcext:value-type="float">
            <text:p>16687876</text:p>
          </table:table-cell>
          <table:table-cell/>
          <table:table-cell table:formula="of:=[.G546]+8" office:value-type="float" office:value="2188" calcext:value-type="float">
            <text:p>2188</text:p>
          </table:table-cell>
          <table:table-cell table:number-columns-repeated="7"/>
        </table:table-row>
        <table:table-row table:style-name="ro1">
          <table:table-cell table:formula="of:=[.A548]+15295" office:value-type="float" office:value="8389186" calcext:value-type="float">
            <text:p>8389186</text:p>
          </table:table-cell>
          <table:table-cell table:formula="of:=[.B548]+131" office:value-type="float" office:value="71916" calcext:value-type="float">
            <text:p>71916</text:p>
          </table:table-cell>
          <table:table-cell/>
          <table:table-cell table:formula="of:=[.D548]+[.E549]" office:value-type="float" office:value="4632304378" calcext:value-type="float">
            <text:p>4632304378</text:p>
          </table:table-cell>
          <table:table-cell table:formula="of:=[.F549]*7770" office:value-type="float" office:value="17031840" calcext:value-type="float">
            <text:p>17031840</text:p>
          </table:table-cell>
          <table:table-cell table:formula="of:=[.F547]+8" office:value-type="float" office:value="2192" calcext:value-type="float">
            <text:p>2192</text:p>
          </table:table-cell>
          <table:table-cell table:number-columns-repeated="8"/>
        </table:table-row>
        <table:table-row table:style-name="ro1">
          <table:table-cell table:formula="of:=[.A549]+15295" office:value-type="float" office:value="8404481" calcext:value-type="float">
            <text:p>8404481</text:p>
          </table:table-cell>
          <table:table-cell table:formula="of:=[.B549]+131" office:value-type="float" office:value="72047" calcext:value-type="float">
            <text:p>72047</text:p>
          </table:table-cell>
          <table:table-cell/>
          <table:table-cell table:formula="of:=[.D549]+[.E550]" office:value-type="float" office:value="4649053270" calcext:value-type="float">
            <text:p>4649053270</text:p>
          </table:table-cell>
          <table:table-cell table:formula="of:=[.G550]*7627" office:value-type="float" office:value="16748892" calcext:value-type="float">
            <text:p>16748892</text:p>
          </table:table-cell>
          <table:table-cell/>
          <table:table-cell table:formula="of:=[.G548]+8" office:value-type="float" office:value="2196" calcext:value-type="float">
            <text:p>2196</text:p>
          </table:table-cell>
          <table:table-cell table:number-columns-repeated="7"/>
        </table:table-row>
        <table:table-row table:style-name="ro1">
          <table:table-cell table:formula="of:=[.A550]+15295" office:value-type="float" office:value="8419776" calcext:value-type="float">
            <text:p>8419776</text:p>
          </table:table-cell>
          <table:table-cell table:formula="of:=[.B550]+131" office:value-type="float" office:value="72178" calcext:value-type="float">
            <text:p>72178</text:p>
          </table:table-cell>
          <table:table-cell/>
          <table:table-cell table:formula="of:=[.D550]+[.E551]" office:value-type="float" office:value="4666147270" calcext:value-type="float">
            <text:p>4666147270</text:p>
          </table:table-cell>
          <table:table-cell table:formula="of:=[.F551]*7770" office:value-type="float" office:value="17094000" calcext:value-type="float">
            <text:p>17094000</text:p>
          </table:table-cell>
          <table:table-cell table:formula="of:=[.F549]+8" office:value-type="float" office:value="2200" calcext:value-type="float">
            <text:p>2200</text:p>
          </table:table-cell>
          <table:table-cell table:number-columns-repeated="8"/>
        </table:table-row>
        <table:table-row table:style-name="ro1">
          <table:table-cell table:formula="of:=[.A551]+15295" office:value-type="float" office:value="8435071" calcext:value-type="float">
            <text:p>8435071</text:p>
          </table:table-cell>
          <table:table-cell table:formula="of:=[.B551]+131" office:value-type="float" office:value="72309" calcext:value-type="float">
            <text:p>72309</text:p>
          </table:table-cell>
          <table:table-cell/>
          <table:table-cell table:formula="of:=[.D551]+[.E552]" office:value-type="float" office:value="4682957178" calcext:value-type="float">
            <text:p>4682957178</text:p>
          </table:table-cell>
          <table:table-cell table:formula="of:=[.G552]*7627" office:value-type="float" office:value="16809908" calcext:value-type="float">
            <text:p>16809908</text:p>
          </table:table-cell>
          <table:table-cell/>
          <table:table-cell table:formula="of:=[.G550]+8" office:value-type="float" office:value="2204" calcext:value-type="float">
            <text:p>2204</text:p>
          </table:table-cell>
          <table:table-cell table:number-columns-repeated="7"/>
        </table:table-row>
        <table:table-row table:style-name="ro1">
          <table:table-cell table:formula="of:=[.A552]+15295" office:value-type="float" office:value="8450366" calcext:value-type="float">
            <text:p>8450366</text:p>
          </table:table-cell>
          <table:table-cell table:formula="of:=[.B552]+131" office:value-type="float" office:value="72440" calcext:value-type="float">
            <text:p>72440</text:p>
          </table:table-cell>
          <table:table-cell/>
          <table:table-cell table:formula="of:=[.D552]+[.E553]" office:value-type="float" office:value="4700113338" calcext:value-type="float">
            <text:p>4700113338</text:p>
          </table:table-cell>
          <table:table-cell table:formula="of:=[.F553]*7770" office:value-type="float" office:value="17156160" calcext:value-type="float">
            <text:p>17156160</text:p>
          </table:table-cell>
          <table:table-cell table:formula="of:=[.F551]+8" office:value-type="float" office:value="2208" calcext:value-type="float">
            <text:p>2208</text:p>
          </table:table-cell>
          <table:table-cell table:number-columns-repeated="8"/>
        </table:table-row>
        <table:table-row table:style-name="ro1">
          <table:table-cell table:formula="of:=[.A553]+15295" office:value-type="float" office:value="8465661" calcext:value-type="float">
            <text:p>8465661</text:p>
          </table:table-cell>
          <table:table-cell table:formula="of:=[.B553]+131" office:value-type="float" office:value="72571" calcext:value-type="float">
            <text:p>72571</text:p>
          </table:table-cell>
          <table:table-cell/>
          <table:table-cell table:formula="of:=[.D553]+[.E554]" office:value-type="float" office:value="4716984262" calcext:value-type="float">
            <text:p>4716984262</text:p>
          </table:table-cell>
          <table:table-cell table:formula="of:=[.G554]*7627" office:value-type="float" office:value="16870924" calcext:value-type="float">
            <text:p>16870924</text:p>
          </table:table-cell>
          <table:table-cell/>
          <table:table-cell table:formula="of:=[.G552]+8" office:value-type="float" office:value="2212" calcext:value-type="float">
            <text:p>2212</text:p>
          </table:table-cell>
          <table:table-cell table:number-columns-repeated="7"/>
        </table:table-row>
        <table:table-row table:style-name="ro1">
          <table:table-cell table:formula="of:=[.A554]+15295" office:value-type="float" office:value="8480956" calcext:value-type="float">
            <text:p>8480956</text:p>
          </table:table-cell>
          <table:table-cell table:formula="of:=[.B554]+131" office:value-type="float" office:value="72702" calcext:value-type="float">
            <text:p>72702</text:p>
          </table:table-cell>
          <table:table-cell/>
          <table:table-cell table:formula="of:=[.D554]+[.E555]" office:value-type="float" office:value="4734202582" calcext:value-type="float">
            <text:p>4734202582</text:p>
          </table:table-cell>
          <table:table-cell table:formula="of:=[.F555]*7770" office:value-type="float" office:value="17218320" calcext:value-type="float">
            <text:p>17218320</text:p>
          </table:table-cell>
          <table:table-cell table:formula="of:=[.F553]+8" office:value-type="float" office:value="2216" calcext:value-type="float">
            <text:p>2216</text:p>
          </table:table-cell>
          <table:table-cell table:number-columns-repeated="8"/>
        </table:table-row>
        <table:table-row table:style-name="ro1">
          <table:table-cell table:formula="of:=[.A555]+15295" office:value-type="float" office:value="8496251" calcext:value-type="float">
            <text:p>8496251</text:p>
          </table:table-cell>
          <table:table-cell table:formula="of:=[.B555]+131" office:value-type="float" office:value="72833" calcext:value-type="float">
            <text:p>72833</text:p>
          </table:table-cell>
          <table:table-cell/>
          <table:table-cell table:formula="of:=[.D555]+[.E556]" office:value-type="float" office:value="4751134522" calcext:value-type="float">
            <text:p>4751134522</text:p>
          </table:table-cell>
          <table:table-cell table:formula="of:=[.G556]*7627" office:value-type="float" office:value="16931940" calcext:value-type="float">
            <text:p>16931940</text:p>
          </table:table-cell>
          <table:table-cell/>
          <table:table-cell table:formula="of:=[.G554]+8" office:value-type="float" office:value="2220" calcext:value-type="float">
            <text:p>2220</text:p>
          </table:table-cell>
          <table:table-cell table:number-columns-repeated="7"/>
        </table:table-row>
        <table:table-row table:style-name="ro1">
          <table:table-cell table:formula="of:=[.A556]+15295" office:value-type="float" office:value="8511546" calcext:value-type="float">
            <text:p>8511546</text:p>
          </table:table-cell>
          <table:table-cell table:formula="of:=[.B556]+131" office:value-type="float" office:value="72964" calcext:value-type="float">
            <text:p>72964</text:p>
          </table:table-cell>
          <table:table-cell/>
          <table:table-cell table:formula="of:=[.D556]+[.E557]" office:value-type="float" office:value="4768415002" calcext:value-type="float">
            <text:p>4768415002</text:p>
          </table:table-cell>
          <table:table-cell table:formula="of:=[.F557]*7770" office:value-type="float" office:value="17280480" calcext:value-type="float">
            <text:p>17280480</text:p>
          </table:table-cell>
          <table:table-cell table:formula="of:=[.F555]+8" office:value-type="float" office:value="2224" calcext:value-type="float">
            <text:p>2224</text:p>
          </table:table-cell>
          <table:table-cell table:number-columns-repeated="8"/>
        </table:table-row>
        <table:table-row table:style-name="ro1">
          <table:table-cell table:formula="of:=[.A557]+15295" office:value-type="float" office:value="8526841" calcext:value-type="float">
            <text:p>8526841</text:p>
          </table:table-cell>
          <table:table-cell table:formula="of:=[.B557]+131" office:value-type="float" office:value="73095" calcext:value-type="float">
            <text:p>73095</text:p>
          </table:table-cell>
          <table:table-cell/>
          <table:table-cell table:formula="of:=[.D557]+[.E558]" office:value-type="float" office:value="4785407958" calcext:value-type="float">
            <text:p>4785407958</text:p>
          </table:table-cell>
          <table:table-cell table:formula="of:=[.G558]*7627" office:value-type="float" office:value="16992956" calcext:value-type="float">
            <text:p>16992956</text:p>
          </table:table-cell>
          <table:table-cell/>
          <table:table-cell table:formula="of:=[.G556]+8" office:value-type="float" office:value="2228" calcext:value-type="float">
            <text:p>2228</text:p>
          </table:table-cell>
          <table:table-cell table:number-columns-repeated="7"/>
        </table:table-row>
        <table:table-row table:style-name="ro1">
          <table:table-cell table:formula="of:=[.A558]+15295" office:value-type="float" office:value="8542136" calcext:value-type="float">
            <text:p>8542136</text:p>
          </table:table-cell>
          <table:table-cell table:formula="of:=[.B558]+131" office:value-type="float" office:value="73226" calcext:value-type="float">
            <text:p>73226</text:p>
          </table:table-cell>
          <table:table-cell/>
          <table:table-cell table:formula="of:=[.D558]+[.E559]" office:value-type="float" office:value="4802750598" calcext:value-type="float">
            <text:p>4802750598</text:p>
          </table:table-cell>
          <table:table-cell table:formula="of:=[.F559]*7770" office:value-type="float" office:value="17342640" calcext:value-type="float">
            <text:p>17342640</text:p>
          </table:table-cell>
          <table:table-cell table:formula="of:=[.F557]+8" office:value-type="float" office:value="2232" calcext:value-type="float">
            <text:p>2232</text:p>
          </table:table-cell>
          <table:table-cell table:number-columns-repeated="8"/>
        </table:table-row>
        <table:table-row table:style-name="ro1">
          <table:table-cell table:formula="of:=[.A559]+15295" office:value-type="float" office:value="8557431" calcext:value-type="float">
            <text:p>8557431</text:p>
          </table:table-cell>
          <table:table-cell table:formula="of:=[.B559]+131" office:value-type="float" office:value="73357" calcext:value-type="float">
            <text:p>73357</text:p>
          </table:table-cell>
          <table:table-cell/>
          <table:table-cell table:formula="of:=[.D559]+[.E560]" office:value-type="float" office:value="4819804570" calcext:value-type="float">
            <text:p>4819804570</text:p>
          </table:table-cell>
          <table:table-cell table:formula="of:=[.G560]*7627" office:value-type="float" office:value="17053972" calcext:value-type="float">
            <text:p>17053972</text:p>
          </table:table-cell>
          <table:table-cell/>
          <table:table-cell table:formula="of:=[.G558]+8" office:value-type="float" office:value="2236" calcext:value-type="float">
            <text:p>2236</text:p>
          </table:table-cell>
          <table:table-cell table:number-columns-repeated="7"/>
        </table:table-row>
        <table:table-row table:style-name="ro1">
          <table:table-cell table:formula="of:=[.A560]+15295" office:value-type="float" office:value="8572726" calcext:value-type="float">
            <text:p>8572726</text:p>
          </table:table-cell>
          <table:table-cell table:formula="of:=[.B560]+131" office:value-type="float" office:value="73488" calcext:value-type="float">
            <text:p>73488</text:p>
          </table:table-cell>
          <table:table-cell/>
          <table:table-cell table:formula="of:=[.D560]+[.E561]" office:value-type="float" office:value="4837209370" calcext:value-type="float">
            <text:p>4837209370</text:p>
          </table:table-cell>
          <table:table-cell table:formula="of:=[.F561]*7770" office:value-type="float" office:value="17404800" calcext:value-type="float">
            <text:p>17404800</text:p>
          </table:table-cell>
          <table:table-cell table:formula="of:=[.F559]+8" office:value-type="float" office:value="2240" calcext:value-type="float">
            <text:p>2240</text:p>
          </table:table-cell>
          <table:table-cell table:number-columns-repeated="8"/>
        </table:table-row>
        <table:table-row table:style-name="ro1">
          <table:table-cell table:formula="of:=[.A561]+15295" office:value-type="float" office:value="8588021" calcext:value-type="float">
            <text:p>8588021</text:p>
          </table:table-cell>
          <table:table-cell table:formula="of:=[.B561]+131" office:value-type="float" office:value="73619" calcext:value-type="float">
            <text:p>73619</text:p>
          </table:table-cell>
          <table:table-cell/>
          <table:table-cell table:formula="of:=[.D561]+[.E562]" office:value-type="float" office:value="4854324358" calcext:value-type="float">
            <text:p>4854324358</text:p>
          </table:table-cell>
          <table:table-cell table:formula="of:=[.G562]*7627" office:value-type="float" office:value="17114988" calcext:value-type="float">
            <text:p>17114988</text:p>
          </table:table-cell>
          <table:table-cell/>
          <table:table-cell table:formula="of:=[.G560]+8" office:value-type="float" office:value="2244" calcext:value-type="float">
            <text:p>2244</text:p>
          </table:table-cell>
          <table:table-cell table:number-columns-repeated="7"/>
        </table:table-row>
        <table:table-row table:style-name="ro1">
          <table:table-cell table:formula="of:=[.A562]+15295" office:value-type="float" office:value="8603316" calcext:value-type="float">
            <text:p>8603316</text:p>
          </table:table-cell>
          <table:table-cell table:formula="of:=[.B562]+131" office:value-type="float" office:value="73750" calcext:value-type="float">
            <text:p>73750</text:p>
          </table:table-cell>
          <table:table-cell/>
          <table:table-cell table:formula="of:=[.D562]+[.E563]" office:value-type="float" office:value="4871791318" calcext:value-type="float">
            <text:p>4871791318</text:p>
          </table:table-cell>
          <table:table-cell table:formula="of:=[.F563]*7770" office:value-type="float" office:value="17466960" calcext:value-type="float">
            <text:p>17466960</text:p>
          </table:table-cell>
          <table:table-cell table:formula="of:=[.F561]+8" office:value-type="float" office:value="2248" calcext:value-type="float">
            <text:p>2248</text:p>
          </table:table-cell>
          <table:table-cell table:number-columns-repeated="8"/>
        </table:table-row>
        <table:table-row table:style-name="ro1">
          <table:table-cell table:formula="of:=[.A563]+15295" office:value-type="float" office:value="8618611" calcext:value-type="float">
            <text:p>8618611</text:p>
          </table:table-cell>
          <table:table-cell table:formula="of:=[.B563]+131" office:value-type="float" office:value="73881" calcext:value-type="float">
            <text:p>73881</text:p>
          </table:table-cell>
          <table:table-cell/>
          <table:table-cell table:formula="of:=[.D563]+[.E564]" office:value-type="float" office:value="4888967322" calcext:value-type="float">
            <text:p>4888967322</text:p>
          </table:table-cell>
          <table:table-cell table:formula="of:=[.G564]*7627" office:value-type="float" office:value="17176004" calcext:value-type="float">
            <text:p>17176004</text:p>
          </table:table-cell>
          <table:table-cell/>
          <table:table-cell table:formula="of:=[.G562]+8" office:value-type="float" office:value="2252" calcext:value-type="float">
            <text:p>2252</text:p>
          </table:table-cell>
          <table:table-cell table:number-columns-repeated="7"/>
        </table:table-row>
        <table:table-row table:style-name="ro1">
          <table:table-cell table:formula="of:=[.A564]+15295" office:value-type="float" office:value="8633906" calcext:value-type="float">
            <text:p>8633906</text:p>
          </table:table-cell>
          <table:table-cell table:formula="of:=[.B564]+131" office:value-type="float" office:value="74012" calcext:value-type="float">
            <text:p>74012</text:p>
          </table:table-cell>
          <table:table-cell/>
          <table:table-cell table:formula="of:=[.D564]+[.E565]" office:value-type="float" office:value="4906496442" calcext:value-type="float">
            <text:p>4906496442</text:p>
          </table:table-cell>
          <table:table-cell table:formula="of:=[.F565]*7770" office:value-type="float" office:value="17529120" calcext:value-type="float">
            <text:p>17529120</text:p>
          </table:table-cell>
          <table:table-cell table:formula="of:=[.F563]+8" office:value-type="float" office:value="2256" calcext:value-type="float">
            <text:p>2256</text:p>
          </table:table-cell>
          <table:table-cell table:number-columns-repeated="8"/>
        </table:table-row>
        <table:table-row table:style-name="ro1">
          <table:table-cell table:formula="of:=[.A565]+15295" office:value-type="float" office:value="8649201" calcext:value-type="float">
            <text:p>8649201</text:p>
          </table:table-cell>
          <table:table-cell table:formula="of:=[.B565]+131" office:value-type="float" office:value="74143" calcext:value-type="float">
            <text:p>74143</text:p>
          </table:table-cell>
          <table:table-cell/>
          <table:table-cell table:formula="of:=[.D565]+[.E566]" office:value-type="float" office:value="4923733462" calcext:value-type="float">
            <text:p>4923733462</text:p>
          </table:table-cell>
          <table:table-cell table:formula="of:=[.G566]*7627" office:value-type="float" office:value="17237020" calcext:value-type="float">
            <text:p>17237020</text:p>
          </table:table-cell>
          <table:table-cell/>
          <table:table-cell table:formula="of:=[.G564]+8" office:value-type="float" office:value="2260" calcext:value-type="float">
            <text:p>2260</text:p>
          </table:table-cell>
          <table:table-cell table:number-columns-repeated="7"/>
        </table:table-row>
        <table:table-row table:style-name="ro1">
          <table:table-cell table:formula="of:=[.A566]+15295" office:value-type="float" office:value="8664496" calcext:value-type="float">
            <text:p>8664496</text:p>
          </table:table-cell>
          <table:table-cell table:formula="of:=[.B566]+131" office:value-type="float" office:value="74274" calcext:value-type="float">
            <text:p>74274</text:p>
          </table:table-cell>
          <table:table-cell/>
          <table:table-cell table:formula="of:=[.D566]+[.E567]" office:value-type="float" office:value="4941324742" calcext:value-type="float">
            <text:p>4941324742</text:p>
          </table:table-cell>
          <table:table-cell table:formula="of:=[.F567]*7770" office:value-type="float" office:value="17591280" calcext:value-type="float">
            <text:p>17591280</text:p>
          </table:table-cell>
          <table:table-cell table:formula="of:=[.F565]+8" office:value-type="float" office:value="2264" calcext:value-type="float">
            <text:p>2264</text:p>
          </table:table-cell>
          <table:table-cell table:number-columns-repeated="8"/>
        </table:table-row>
        <table:table-row table:style-name="ro1">
          <table:table-cell table:formula="of:=[.A567]+15295" office:value-type="float" office:value="8679791" calcext:value-type="float">
            <text:p>8679791</text:p>
          </table:table-cell>
          <table:table-cell table:formula="of:=[.B567]+131" office:value-type="float" office:value="74405" calcext:value-type="float">
            <text:p>74405</text:p>
          </table:table-cell>
          <table:table-cell/>
          <table:table-cell table:formula="of:=[.D567]+[.E568]" office:value-type="float" office:value="4958622778" calcext:value-type="float">
            <text:p>4958622778</text:p>
          </table:table-cell>
          <table:table-cell table:formula="of:=[.G568]*7627" office:value-type="float" office:value="17298036" calcext:value-type="float">
            <text:p>17298036</text:p>
          </table:table-cell>
          <table:table-cell/>
          <table:table-cell table:formula="of:=[.G566]+8" office:value-type="float" office:value="2268" calcext:value-type="float">
            <text:p>2268</text:p>
          </table:table-cell>
          <table:table-cell table:number-columns-repeated="7"/>
        </table:table-row>
        <table:table-row table:style-name="ro1">
          <table:table-cell table:formula="of:=[.A568]+15295" office:value-type="float" office:value="8695086" calcext:value-type="float">
            <text:p>8695086</text:p>
          </table:table-cell>
          <table:table-cell table:formula="of:=[.B568]+131" office:value-type="float" office:value="74536" calcext:value-type="float">
            <text:p>74536</text:p>
          </table:table-cell>
          <table:table-cell/>
          <table:table-cell table:formula="of:=[.D568]+[.E569]" office:value-type="float" office:value="4976276218" calcext:value-type="float">
            <text:p>4976276218</text:p>
          </table:table-cell>
          <table:table-cell table:formula="of:=[.F569]*7770" office:value-type="float" office:value="17653440" calcext:value-type="float">
            <text:p>17653440</text:p>
          </table:table-cell>
          <table:table-cell table:formula="of:=[.F567]+8" office:value-type="float" office:value="2272" calcext:value-type="float">
            <text:p>2272</text:p>
          </table:table-cell>
          <table:table-cell table:number-columns-repeated="8"/>
        </table:table-row>
        <table:table-row table:style-name="ro1">
          <table:table-cell table:formula="of:=[.A569]+15295" office:value-type="float" office:value="8710381" calcext:value-type="float">
            <text:p>8710381</text:p>
          </table:table-cell>
          <table:table-cell table:formula="of:=[.B569]+131" office:value-type="float" office:value="74667" calcext:value-type="float">
            <text:p>74667</text:p>
          </table:table-cell>
          <table:table-cell/>
          <table:table-cell table:formula="of:=[.D569]+[.E570]" office:value-type="float" office:value="4993635270" calcext:value-type="float">
            <text:p>4993635270</text:p>
          </table:table-cell>
          <table:table-cell table:formula="of:=[.G570]*7627" office:value-type="float" office:value="17359052" calcext:value-type="float">
            <text:p>17359052</text:p>
          </table:table-cell>
          <table:table-cell/>
          <table:table-cell table:formula="of:=[.G568]+8" office:value-type="float" office:value="2276" calcext:value-type="float">
            <text:p>2276</text:p>
          </table:table-cell>
          <table:table-cell table:number-columns-repeated="7"/>
        </table:table-row>
        <table:table-row table:style-name="ro1">
          <table:table-cell table:formula="of:=[.A570]+15295" office:value-type="float" office:value="8725676" calcext:value-type="float">
            <text:p>8725676</text:p>
          </table:table-cell>
          <table:table-cell table:formula="of:=[.B570]+131" office:value-type="float" office:value="74798" calcext:value-type="float">
            <text:p>74798</text:p>
          </table:table-cell>
          <table:table-cell/>
          <table:table-cell table:formula="of:=[.D570]+[.E571]" office:value-type="float" office:value="5011350870" calcext:value-type="float">
            <text:p>5011350870</text:p>
          </table:table-cell>
          <table:table-cell table:formula="of:=[.F571]*7770" office:value-type="float" office:value="17715600" calcext:value-type="float">
            <text:p>17715600</text:p>
          </table:table-cell>
          <table:table-cell table:formula="of:=[.F569]+8" office:value-type="float" office:value="2280" calcext:value-type="float">
            <text:p>2280</text:p>
          </table:table-cell>
          <table:table-cell table:number-columns-repeated="8"/>
        </table:table-row>
        <table:table-row table:style-name="ro1">
          <table:table-cell table:formula="of:=[.A571]+15295" office:value-type="float" office:value="8740971" calcext:value-type="float">
            <text:p>8740971</text:p>
          </table:table-cell>
          <table:table-cell table:formula="of:=[.B571]+131" office:value-type="float" office:value="74929" calcext:value-type="float">
            <text:p>74929</text:p>
          </table:table-cell>
          <table:table-cell/>
          <table:table-cell table:formula="of:=[.D571]+[.E572]" office:value-type="float" office:value="5028770938" calcext:value-type="float">
            <text:p>5028770938</text:p>
          </table:table-cell>
          <table:table-cell table:formula="of:=[.G572]*7627" office:value-type="float" office:value="17420068" calcext:value-type="float">
            <text:p>17420068</text:p>
          </table:table-cell>
          <table:table-cell/>
          <table:table-cell table:formula="of:=[.G570]+8" office:value-type="float" office:value="2284" calcext:value-type="float">
            <text:p>2284</text:p>
          </table:table-cell>
          <table:table-cell table:number-columns-repeated="7"/>
        </table:table-row>
        <table:table-row table:style-name="ro1">
          <table:table-cell table:formula="of:=[.A572]+15295" office:value-type="float" office:value="8756266" calcext:value-type="float">
            <text:p>8756266</text:p>
          </table:table-cell>
          <table:table-cell table:formula="of:=[.B572]+131" office:value-type="float" office:value="75060" calcext:value-type="float">
            <text:p>75060</text:p>
          </table:table-cell>
          <table:table-cell/>
          <table:table-cell table:formula="of:=[.D572]+[.E573]" office:value-type="float" office:value="5046548698" calcext:value-type="float">
            <text:p>5046548698</text:p>
          </table:table-cell>
          <table:table-cell table:formula="of:=[.F573]*7770" office:value-type="float" office:value="17777760" calcext:value-type="float">
            <text:p>17777760</text:p>
          </table:table-cell>
          <table:table-cell table:formula="of:=[.F571]+8" office:value-type="float" office:value="2288" calcext:value-type="float">
            <text:p>2288</text:p>
          </table:table-cell>
          <table:table-cell table:number-columns-repeated="8"/>
        </table:table-row>
        <table:table-row table:style-name="ro1">
          <table:table-cell table:formula="of:=[.A573]+15295" office:value-type="float" office:value="8771561" calcext:value-type="float">
            <text:p>8771561</text:p>
          </table:table-cell>
          <table:table-cell table:formula="of:=[.B573]+131" office:value-type="float" office:value="75191" calcext:value-type="float">
            <text:p>75191</text:p>
          </table:table-cell>
          <table:table-cell/>
          <table:table-cell table:formula="of:=[.D573]+[.E574]" office:value-type="float" office:value="5064029782" calcext:value-type="float">
            <text:p>5064029782</text:p>
          </table:table-cell>
          <table:table-cell table:formula="of:=[.G574]*7627" office:value-type="float" office:value="17481084" calcext:value-type="float">
            <text:p>17481084</text:p>
          </table:table-cell>
          <table:table-cell/>
          <table:table-cell table:formula="of:=[.G572]+8" office:value-type="float" office:value="2292" calcext:value-type="float">
            <text:p>2292</text:p>
          </table:table-cell>
          <table:table-cell table:number-columns-repeated="7"/>
        </table:table-row>
        <table:table-row table:style-name="ro1">
          <table:table-cell table:formula="of:=[.A574]+15295" office:value-type="float" office:value="8786856" calcext:value-type="float">
            <text:p>8786856</text:p>
          </table:table-cell>
          <table:table-cell table:formula="of:=[.B574]+131" office:value-type="float" office:value="75322" calcext:value-type="float">
            <text:p>75322</text:p>
          </table:table-cell>
          <table:table-cell/>
          <table:table-cell table:formula="of:=[.D574]+[.E575]" office:value-type="float" office:value="5081869702" calcext:value-type="float">
            <text:p>5081869702</text:p>
          </table:table-cell>
          <table:table-cell table:formula="of:=[.F575]*7770" office:value-type="float" office:value="17839920" calcext:value-type="float">
            <text:p>17839920</text:p>
          </table:table-cell>
          <table:table-cell table:formula="of:=[.F573]+8" office:value-type="float" office:value="2296" calcext:value-type="float">
            <text:p>2296</text:p>
          </table:table-cell>
          <table:table-cell table:number-columns-repeated="8"/>
        </table:table-row>
        <table:table-row table:style-name="ro1">
          <table:table-cell table:formula="of:=[.A575]+15295" office:value-type="float" office:value="8802151" calcext:value-type="float">
            <text:p>8802151</text:p>
          </table:table-cell>
          <table:table-cell table:formula="of:=[.B575]+131" office:value-type="float" office:value="75453" calcext:value-type="float">
            <text:p>75453</text:p>
          </table:table-cell>
          <table:table-cell/>
          <table:table-cell table:formula="of:=[.D575]+[.E576]" office:value-type="float" office:value="5099411802" calcext:value-type="float">
            <text:p>5099411802</text:p>
          </table:table-cell>
          <table:table-cell table:formula="of:=[.G576]*7627" office:value-type="float" office:value="17542100" calcext:value-type="float">
            <text:p>17542100</text:p>
          </table:table-cell>
          <table:table-cell/>
          <table:table-cell table:formula="of:=[.G574]+8" office:value-type="float" office:value="2300" calcext:value-type="float">
            <text:p>2300</text:p>
          </table:table-cell>
          <table:table-cell table:number-columns-repeated="7"/>
        </table:table-row>
        <table:table-row table:style-name="ro1">
          <table:table-cell table:formula="of:=[.A576]+15295" office:value-type="float" office:value="8817446" calcext:value-type="float">
            <text:p>8817446</text:p>
          </table:table-cell>
          <table:table-cell table:formula="of:=[.B576]+131" office:value-type="float" office:value="75584" calcext:value-type="float">
            <text:p>75584</text:p>
          </table:table-cell>
          <table:table-cell/>
          <table:table-cell table:formula="of:=[.D576]+[.E577]" office:value-type="float" office:value="5117313882" calcext:value-type="float">
            <text:p>5117313882</text:p>
          </table:table-cell>
          <table:table-cell table:formula="of:=[.F577]*7770" office:value-type="float" office:value="17902080" calcext:value-type="float">
            <text:p>17902080</text:p>
          </table:table-cell>
          <table:table-cell table:formula="of:=[.F575]+8" office:value-type="float" office:value="2304" calcext:value-type="float">
            <text:p>2304</text:p>
          </table:table-cell>
          <table:table-cell table:number-columns-repeated="8"/>
        </table:table-row>
        <table:table-row table:style-name="ro1">
          <table:table-cell table:formula="of:=[.A577]+15295" office:value-type="float" office:value="8832741" calcext:value-type="float">
            <text:p>8832741</text:p>
          </table:table-cell>
          <table:table-cell table:formula="of:=[.B577]+131" office:value-type="float" office:value="75715" calcext:value-type="float">
            <text:p>75715</text:p>
          </table:table-cell>
          <table:table-cell/>
          <table:table-cell table:formula="of:=[.D577]+[.E578]" office:value-type="float" office:value="5134916998" calcext:value-type="float">
            <text:p>5134916998</text:p>
          </table:table-cell>
          <table:table-cell table:formula="of:=[.G578]*7627" office:value-type="float" office:value="17603116" calcext:value-type="float">
            <text:p>17603116</text:p>
          </table:table-cell>
          <table:table-cell/>
          <table:table-cell table:formula="of:=[.G576]+8" office:value-type="float" office:value="2308" calcext:value-type="float">
            <text:p>2308</text:p>
          </table:table-cell>
          <table:table-cell table:number-columns-repeated="7"/>
        </table:table-row>
        <table:table-row table:style-name="ro1">
          <table:table-cell table:formula="of:=[.A578]+15295" office:value-type="float" office:value="8848036" calcext:value-type="float">
            <text:p>8848036</text:p>
          </table:table-cell>
          <table:table-cell table:formula="of:=[.B578]+131" office:value-type="float" office:value="75846" calcext:value-type="float">
            <text:p>75846</text:p>
          </table:table-cell>
          <table:table-cell/>
          <table:table-cell table:formula="of:=[.D578]+[.E579]" office:value-type="float" office:value="5152881238" calcext:value-type="float">
            <text:p>5152881238</text:p>
          </table:table-cell>
          <table:table-cell table:formula="of:=[.F579]*7770" office:value-type="float" office:value="17964240" calcext:value-type="float">
            <text:p>17964240</text:p>
          </table:table-cell>
          <table:table-cell table:formula="of:=[.F577]+8" office:value-type="float" office:value="2312" calcext:value-type="float">
            <text:p>2312</text:p>
          </table:table-cell>
          <table:table-cell table:number-columns-repeated="8"/>
        </table:table-row>
        <table:table-row table:style-name="ro1">
          <table:table-cell table:formula="of:=[.A579]+15295" office:value-type="float" office:value="8863331" calcext:value-type="float">
            <text:p>8863331</text:p>
          </table:table-cell>
          <table:table-cell table:formula="of:=[.B579]+131" office:value-type="float" office:value="75977" calcext:value-type="float">
            <text:p>75977</text:p>
          </table:table-cell>
          <table:table-cell/>
          <table:table-cell table:formula="of:=[.D579]+[.E580]" office:value-type="float" office:value="5170545370" calcext:value-type="float">
            <text:p>5170545370</text:p>
          </table:table-cell>
          <table:table-cell table:formula="of:=[.G580]*7627" office:value-type="float" office:value="17664132" calcext:value-type="float">
            <text:p>17664132</text:p>
          </table:table-cell>
          <table:table-cell/>
          <table:table-cell table:formula="of:=[.G578]+8" office:value-type="float" office:value="2316" calcext:value-type="float">
            <text:p>2316</text:p>
          </table:table-cell>
          <table:table-cell table:number-columns-repeated="7"/>
        </table:table-row>
        <table:table-row table:style-name="ro1">
          <table:table-cell table:formula="of:=[.A580]+15295" office:value-type="float" office:value="8878626" calcext:value-type="float">
            <text:p>8878626</text:p>
          </table:table-cell>
          <table:table-cell table:formula="of:=[.B580]+131" office:value-type="float" office:value="76108" calcext:value-type="float">
            <text:p>76108</text:p>
          </table:table-cell>
          <table:table-cell/>
          <table:table-cell table:formula="of:=[.D580]+[.E581]" office:value-type="float" office:value="5188571770" calcext:value-type="float">
            <text:p>5188571770</text:p>
          </table:table-cell>
          <table:table-cell table:formula="of:=[.F581]*7770" office:value-type="float" office:value="18026400" calcext:value-type="float">
            <text:p>18026400</text:p>
          </table:table-cell>
          <table:table-cell table:formula="of:=[.F579]+8" office:value-type="float" office:value="2320" calcext:value-type="float">
            <text:p>2320</text:p>
          </table:table-cell>
          <table:table-cell table:number-columns-repeated="8"/>
        </table:table-row>
        <table:table-row table:style-name="ro1">
          <table:table-cell table:formula="of:=[.A581]+15295" office:value-type="float" office:value="8893921" calcext:value-type="float">
            <text:p>8893921</text:p>
          </table:table-cell>
          <table:table-cell table:formula="of:=[.B581]+131" office:value-type="float" office:value="76239" calcext:value-type="float">
            <text:p>76239</text:p>
          </table:table-cell>
          <table:table-cell/>
          <table:table-cell table:formula="of:=[.D581]+[.E582]" office:value-type="float" office:value="5206296918" calcext:value-type="float">
            <text:p>5206296918</text:p>
          </table:table-cell>
          <table:table-cell table:formula="of:=[.G582]*7627" office:value-type="float" office:value="17725148" calcext:value-type="float">
            <text:p>17725148</text:p>
          </table:table-cell>
          <table:table-cell/>
          <table:table-cell table:formula="of:=[.G580]+8" office:value-type="float" office:value="2324" calcext:value-type="float">
            <text:p>2324</text:p>
          </table:table-cell>
          <table:table-cell table:number-columns-repeated="7"/>
        </table:table-row>
        <table:table-row table:style-name="ro1">
          <table:table-cell table:formula="of:=[.A582]+15295" office:value-type="float" office:value="8909216" calcext:value-type="float">
            <text:p>8909216</text:p>
          </table:table-cell>
          <table:table-cell table:formula="of:=[.B582]+131" office:value-type="float" office:value="76370" calcext:value-type="float">
            <text:p>76370</text:p>
          </table:table-cell>
          <table:table-cell/>
          <table:table-cell table:formula="of:=[.D582]+[.E583]" office:value-type="float" office:value="5224385478" calcext:value-type="float">
            <text:p>5224385478</text:p>
          </table:table-cell>
          <table:table-cell table:formula="of:=[.F583]*7770" office:value-type="float" office:value="18088560" calcext:value-type="float">
            <text:p>18088560</text:p>
          </table:table-cell>
          <table:table-cell table:formula="of:=[.F581]+8" office:value-type="float" office:value="2328" calcext:value-type="float">
            <text:p>2328</text:p>
          </table:table-cell>
          <table:table-cell table:number-columns-repeated="8"/>
        </table:table-row>
        <table:table-row table:style-name="ro1">
          <table:table-cell table:formula="of:=[.A583]+15295" office:value-type="float" office:value="8924511" calcext:value-type="float">
            <text:p>8924511</text:p>
          </table:table-cell>
          <table:table-cell table:formula="of:=[.B583]+131" office:value-type="float" office:value="76501" calcext:value-type="float">
            <text:p>76501</text:p>
          </table:table-cell>
          <table:table-cell/>
          <table:table-cell table:formula="of:=[.D583]+[.E584]" office:value-type="float" office:value="5242171642" calcext:value-type="float">
            <text:p>5242171642</text:p>
          </table:table-cell>
          <table:table-cell table:formula="of:=[.G584]*7627" office:value-type="float" office:value="17786164" calcext:value-type="float">
            <text:p>17786164</text:p>
          </table:table-cell>
          <table:table-cell/>
          <table:table-cell table:formula="of:=[.G582]+8" office:value-type="float" office:value="2332" calcext:value-type="float">
            <text:p>2332</text:p>
          </table:table-cell>
          <table:table-cell table:number-columns-repeated="7"/>
        </table:table-row>
        <table:table-row table:style-name="ro1">
          <table:table-cell table:formula="of:=[.A584]+15295" office:value-type="float" office:value="8939806" calcext:value-type="float">
            <text:p>8939806</text:p>
          </table:table-cell>
          <table:table-cell table:formula="of:=[.B584]+131" office:value-type="float" office:value="76632" calcext:value-type="float">
            <text:p>76632</text:p>
          </table:table-cell>
          <table:table-cell/>
          <table:table-cell table:formula="of:=[.D584]+[.E585]" office:value-type="float" office:value="5260322362" calcext:value-type="float">
            <text:p>5260322362</text:p>
          </table:table-cell>
          <table:table-cell table:formula="of:=[.F585]*7770" office:value-type="float" office:value="18150720" calcext:value-type="float">
            <text:p>18150720</text:p>
          </table:table-cell>
          <table:table-cell table:formula="of:=[.F583]+8" office:value-type="float" office:value="2336" calcext:value-type="float">
            <text:p>2336</text:p>
          </table:table-cell>
          <table:table-cell table:number-columns-repeated="8"/>
        </table:table-row>
        <table:table-row table:style-name="ro1">
          <table:table-cell table:formula="of:=[.A585]+15295" office:value-type="float" office:value="8955101" calcext:value-type="float">
            <text:p>8955101</text:p>
          </table:table-cell>
          <table:table-cell table:formula="of:=[.B585]+131" office:value-type="float" office:value="76763" calcext:value-type="float">
            <text:p>76763</text:p>
          </table:table-cell>
          <table:table-cell/>
          <table:table-cell table:formula="of:=[.D585]+[.E586]" office:value-type="float" office:value="5278169542" calcext:value-type="float">
            <text:p>5278169542</text:p>
          </table:table-cell>
          <table:table-cell table:formula="of:=[.G586]*7627" office:value-type="float" office:value="17847180" calcext:value-type="float">
            <text:p>17847180</text:p>
          </table:table-cell>
          <table:table-cell/>
          <table:table-cell table:formula="of:=[.G584]+8" office:value-type="float" office:value="2340" calcext:value-type="float">
            <text:p>2340</text:p>
          </table:table-cell>
          <table:table-cell table:number-columns-repeated="7"/>
        </table:table-row>
        <table:table-row table:style-name="ro1">
          <table:table-cell table:formula="of:=[.A586]+15295" office:value-type="float" office:value="8970396" calcext:value-type="float">
            <text:p>8970396</text:p>
          </table:table-cell>
          <table:table-cell table:formula="of:=[.B586]+131" office:value-type="float" office:value="76894" calcext:value-type="float">
            <text:p>76894</text:p>
          </table:table-cell>
          <table:table-cell/>
          <table:table-cell table:formula="of:=[.D586]+[.E587]" office:value-type="float" office:value="5296382422" calcext:value-type="float">
            <text:p>5296382422</text:p>
          </table:table-cell>
          <table:table-cell table:formula="of:=[.F587]*7770" office:value-type="float" office:value="18212880" calcext:value-type="float">
            <text:p>18212880</text:p>
          </table:table-cell>
          <table:table-cell table:formula="of:=[.F585]+8" office:value-type="float" office:value="2344" calcext:value-type="float">
            <text:p>2344</text:p>
          </table:table-cell>
          <table:table-cell table:number-columns-repeated="8"/>
        </table:table-row>
        <table:table-row table:style-name="ro1">
          <table:table-cell table:formula="of:=[.A587]+15295" office:value-type="float" office:value="8985691" calcext:value-type="float">
            <text:p>8985691</text:p>
          </table:table-cell>
          <table:table-cell table:formula="of:=[.B587]+131" office:value-type="float" office:value="77025" calcext:value-type="float">
            <text:p>77025</text:p>
          </table:table-cell>
          <table:table-cell/>
          <table:table-cell table:formula="of:=[.D587]+[.E588]" office:value-type="float" office:value="5314290618" calcext:value-type="float">
            <text:p>5314290618</text:p>
          </table:table-cell>
          <table:table-cell table:formula="of:=[.G588]*7627" office:value-type="float" office:value="17908196" calcext:value-type="float">
            <text:p>17908196</text:p>
          </table:table-cell>
          <table:table-cell/>
          <table:table-cell table:formula="of:=[.G586]+8" office:value-type="float" office:value="2348" calcext:value-type="float">
            <text:p>2348</text:p>
          </table:table-cell>
          <table:table-cell table:number-columns-repeated="7"/>
        </table:table-row>
        <table:table-row table:style-name="ro1">
          <table:table-cell table:formula="of:=[.A588]+15295" office:value-type="float" office:value="9000986" calcext:value-type="float">
            <text:p>9000986</text:p>
          </table:table-cell>
          <table:table-cell table:formula="of:=[.B588]+131" office:value-type="float" office:value="77156" calcext:value-type="float">
            <text:p>77156</text:p>
          </table:table-cell>
          <table:table-cell/>
          <table:table-cell table:formula="of:=[.D588]+[.E589]" office:value-type="float" office:value="5332565658" calcext:value-type="float">
            <text:p>5332565658</text:p>
          </table:table-cell>
          <table:table-cell table:formula="of:=[.F589]*7770" office:value-type="float" office:value="18275040" calcext:value-type="float">
            <text:p>18275040</text:p>
          </table:table-cell>
          <table:table-cell table:formula="of:=[.F587]+8" office:value-type="float" office:value="2352" calcext:value-type="float">
            <text:p>2352</text:p>
          </table:table-cell>
          <table:table-cell table:number-columns-repeated="8"/>
        </table:table-row>
        <table:table-row table:style-name="ro1">
          <table:table-cell table:formula="of:=[.A589]+15295" office:value-type="float" office:value="9016281" calcext:value-type="float">
            <text:p>9016281</text:p>
          </table:table-cell>
          <table:table-cell table:formula="of:=[.B589]+131" office:value-type="float" office:value="77287" calcext:value-type="float">
            <text:p>77287</text:p>
          </table:table-cell>
          <table:table-cell/>
          <table:table-cell table:formula="of:=[.D589]+[.E590]" office:value-type="float" office:value="5350534870" calcext:value-type="float">
            <text:p>5350534870</text:p>
          </table:table-cell>
          <table:table-cell table:formula="of:=[.G590]*7627" office:value-type="float" office:value="17969212" calcext:value-type="float">
            <text:p>17969212</text:p>
          </table:table-cell>
          <table:table-cell/>
          <table:table-cell table:formula="of:=[.G588]+8" office:value-type="float" office:value="2356" calcext:value-type="float">
            <text:p>2356</text:p>
          </table:table-cell>
          <table:table-cell table:number-columns-repeated="7"/>
        </table:table-row>
        <table:table-row table:style-name="ro1">
          <table:table-cell table:formula="of:=[.A590]+15295" office:value-type="float" office:value="9031576" calcext:value-type="float">
            <text:p>9031576</text:p>
          </table:table-cell>
          <table:table-cell table:formula="of:=[.B590]+131" office:value-type="float" office:value="77418" calcext:value-type="float">
            <text:p>77418</text:p>
          </table:table-cell>
          <table:table-cell/>
          <table:table-cell table:formula="of:=[.D590]+[.E591]" office:value-type="float" office:value="5368872070" calcext:value-type="float">
            <text:p>5368872070</text:p>
          </table:table-cell>
          <table:table-cell table:formula="of:=[.F591]*7770" office:value-type="float" office:value="18337200" calcext:value-type="float">
            <text:p>18337200</text:p>
          </table:table-cell>
          <table:table-cell table:formula="of:=[.F589]+8" office:value-type="float" office:value="2360" calcext:value-type="float">
            <text:p>2360</text:p>
          </table:table-cell>
          <table:table-cell table:number-columns-repeated="8"/>
        </table:table-row>
        <table:table-row table:style-name="ro1">
          <table:table-cell table:formula="of:=[.A591]+15295" office:value-type="float" office:value="9046871" calcext:value-type="float">
            <text:p>9046871</text:p>
          </table:table-cell>
          <table:table-cell table:formula="of:=[.B591]+131" office:value-type="float" office:value="77549" calcext:value-type="float">
            <text:p>77549</text:p>
          </table:table-cell>
          <table:table-cell/>
          <table:table-cell table:formula="of:=[.D591]+[.E592]" office:value-type="float" office:value="5386902298" calcext:value-type="float">
            <text:p>5386902298</text:p>
          </table:table-cell>
          <table:table-cell table:formula="of:=[.G592]*7627" office:value-type="float" office:value="18030228" calcext:value-type="float">
            <text:p>18030228</text:p>
          </table:table-cell>
          <table:table-cell/>
          <table:table-cell table:formula="of:=[.G590]+8" office:value-type="float" office:value="2364" calcext:value-type="float">
            <text:p>2364</text:p>
          </table:table-cell>
          <table:table-cell table:number-columns-repeated="7"/>
        </table:table-row>
        <table:table-row table:style-name="ro1">
          <table:table-cell table:formula="of:=[.A592]+15295" office:value-type="float" office:value="9062166" calcext:value-type="float">
            <text:p>9062166</text:p>
          </table:table-cell>
          <table:table-cell table:formula="of:=[.B592]+131" office:value-type="float" office:value="77680" calcext:value-type="float">
            <text:p>77680</text:p>
          </table:table-cell>
          <table:table-cell/>
          <table:table-cell table:formula="of:=[.D592]+[.E593]" office:value-type="float" office:value="5405301658" calcext:value-type="float">
            <text:p>5405301658</text:p>
          </table:table-cell>
          <table:table-cell table:formula="of:=[.F593]*7770" office:value-type="float" office:value="18399360" calcext:value-type="float">
            <text:p>18399360</text:p>
          </table:table-cell>
          <table:table-cell table:formula="of:=[.F591]+8" office:value-type="float" office:value="2368" calcext:value-type="float">
            <text:p>2368</text:p>
          </table:table-cell>
          <table:table-cell table:number-columns-repeated="8"/>
        </table:table-row>
        <table:table-row table:style-name="ro1">
          <table:table-cell table:formula="of:=[.A593]+15295" office:value-type="float" office:value="9077461" calcext:value-type="float">
            <text:p>9077461</text:p>
          </table:table-cell>
          <table:table-cell table:formula="of:=[.B593]+131" office:value-type="float" office:value="77811" calcext:value-type="float">
            <text:p>77811</text:p>
          </table:table-cell>
          <table:table-cell/>
          <table:table-cell table:formula="of:=[.D593]+[.E594]" office:value-type="float" office:value="5423392902" calcext:value-type="float">
            <text:p>5423392902</text:p>
          </table:table-cell>
          <table:table-cell table:formula="of:=[.G594]*7627" office:value-type="float" office:value="18091244" calcext:value-type="float">
            <text:p>18091244</text:p>
          </table:table-cell>
          <table:table-cell/>
          <table:table-cell table:formula="of:=[.G592]+8" office:value-type="float" office:value="2372" calcext:value-type="float">
            <text:p>2372</text:p>
          </table:table-cell>
          <table:table-cell table:number-columns-repeated="7"/>
        </table:table-row>
        <table:table-row table:style-name="ro1">
          <table:table-cell table:formula="of:=[.A594]+15295" office:value-type="float" office:value="9092756" calcext:value-type="float">
            <text:p>9092756</text:p>
          </table:table-cell>
          <table:table-cell table:formula="of:=[.B594]+131" office:value-type="float" office:value="77942" calcext:value-type="float">
            <text:p>77942</text:p>
          </table:table-cell>
          <table:table-cell/>
          <table:table-cell table:formula="of:=[.D594]+[.E595]" office:value-type="float" office:value="5441854422" calcext:value-type="float">
            <text:p>5441854422</text:p>
          </table:table-cell>
          <table:table-cell table:formula="of:=[.F595]*7770" office:value-type="float" office:value="18461520" calcext:value-type="float">
            <text:p>18461520</text:p>
          </table:table-cell>
          <table:table-cell table:formula="of:=[.F593]+8" office:value-type="float" office:value="2376" calcext:value-type="float">
            <text:p>2376</text:p>
          </table:table-cell>
          <table:table-cell table:number-columns-repeated="8"/>
        </table:table-row>
        <table:table-row table:style-name="ro1">
          <table:table-cell table:formula="of:=[.A595]+15295" office:value-type="float" office:value="9108051" calcext:value-type="float">
            <text:p>9108051</text:p>
          </table:table-cell>
          <table:table-cell table:formula="of:=[.B595]+131" office:value-type="float" office:value="78073" calcext:value-type="float">
            <text:p>78073</text:p>
          </table:table-cell>
          <table:table-cell/>
          <table:table-cell table:formula="of:=[.D595]+[.E596]" office:value-type="float" office:value="5460006682" calcext:value-type="float">
            <text:p>5460006682</text:p>
          </table:table-cell>
          <table:table-cell table:formula="of:=[.G596]*7627" office:value-type="float" office:value="18152260" calcext:value-type="float">
            <text:p>18152260</text:p>
          </table:table-cell>
          <table:table-cell/>
          <table:table-cell table:formula="of:=[.G594]+8" office:value-type="float" office:value="2380" calcext:value-type="float">
            <text:p>2380</text:p>
          </table:table-cell>
          <table:table-cell table:number-columns-repeated="7"/>
        </table:table-row>
        <table:table-row table:style-name="ro1">
          <table:table-cell table:formula="of:=[.A596]+15295" office:value-type="float" office:value="9123346" calcext:value-type="float">
            <text:p>9123346</text:p>
          </table:table-cell>
          <table:table-cell table:formula="of:=[.B596]+131" office:value-type="float" office:value="78204" calcext:value-type="float">
            <text:p>78204</text:p>
          </table:table-cell>
          <table:table-cell/>
          <table:table-cell table:formula="of:=[.D596]+[.E597]" office:value-type="float" office:value="5478530362" calcext:value-type="float">
            <text:p>5478530362</text:p>
          </table:table-cell>
          <table:table-cell table:formula="of:=[.F597]*7770" office:value-type="float" office:value="18523680" calcext:value-type="float">
            <text:p>18523680</text:p>
          </table:table-cell>
          <table:table-cell table:formula="of:=[.F595]+8" office:value-type="float" office:value="2384" calcext:value-type="float">
            <text:p>2384</text:p>
          </table:table-cell>
          <table:table-cell table:number-columns-repeated="8"/>
        </table:table-row>
        <table:table-row table:style-name="ro1">
          <table:table-cell table:formula="of:=[.A597]+15295" office:value-type="float" office:value="9138641" calcext:value-type="float">
            <text:p>9138641</text:p>
          </table:table-cell>
          <table:table-cell table:formula="of:=[.B597]+131" office:value-type="float" office:value="78335" calcext:value-type="float">
            <text:p>78335</text:p>
          </table:table-cell>
          <table:table-cell/>
          <table:table-cell table:formula="of:=[.D597]+[.E598]" office:value-type="float" office:value="5496743638" calcext:value-type="float">
            <text:p>5496743638</text:p>
          </table:table-cell>
          <table:table-cell table:formula="of:=[.G598]*7627" office:value-type="float" office:value="18213276" calcext:value-type="float">
            <text:p>18213276</text:p>
          </table:table-cell>
          <table:table-cell/>
          <table:table-cell table:formula="of:=[.G596]+8" office:value-type="float" office:value="2388" calcext:value-type="float">
            <text:p>2388</text:p>
          </table:table-cell>
          <table:table-cell table:number-columns-repeated="7"/>
        </table:table-row>
        <table:table-row table:style-name="ro1">
          <table:table-cell table:formula="of:=[.A598]+15295" office:value-type="float" office:value="9153936" calcext:value-type="float">
            <text:p>9153936</text:p>
          </table:table-cell>
          <table:table-cell table:formula="of:=[.B598]+131" office:value-type="float" office:value="78466" calcext:value-type="float">
            <text:p>78466</text:p>
          </table:table-cell>
          <table:table-cell/>
          <table:table-cell table:formula="of:=[.D598]+[.E599]" office:value-type="float" office:value="5515329478" calcext:value-type="float">
            <text:p>5515329478</text:p>
          </table:table-cell>
          <table:table-cell table:formula="of:=[.F599]*7770" office:value-type="float" office:value="18585840" calcext:value-type="float">
            <text:p>18585840</text:p>
          </table:table-cell>
          <table:table-cell table:formula="of:=[.F597]+8" office:value-type="float" office:value="2392" calcext:value-type="float">
            <text:p>2392</text:p>
          </table:table-cell>
          <table:table-cell table:number-columns-repeated="8"/>
        </table:table-row>
        <table:table-row table:style-name="ro1">
          <table:table-cell table:formula="of:=[.A599]+15295" office:value-type="float" office:value="9169231" calcext:value-type="float">
            <text:p>9169231</text:p>
          </table:table-cell>
          <table:table-cell table:formula="of:=[.B599]+131" office:value-type="float" office:value="78597" calcext:value-type="float">
            <text:p>78597</text:p>
          </table:table-cell>
          <table:table-cell/>
          <table:table-cell table:formula="of:=[.D599]+[.E600]" office:value-type="float" office:value="5533603770" calcext:value-type="float">
            <text:p>5533603770</text:p>
          </table:table-cell>
          <table:table-cell table:formula="of:=[.G600]*7627" office:value-type="float" office:value="18274292" calcext:value-type="float">
            <text:p>18274292</text:p>
          </table:table-cell>
          <table:table-cell/>
          <table:table-cell table:formula="of:=[.G598]+8" office:value-type="float" office:value="2396" calcext:value-type="float">
            <text:p>2396</text:p>
          </table:table-cell>
          <table:table-cell table:number-columns-repeated="7"/>
        </table:table-row>
        <table:table-row table:style-name="ro1">
          <table:table-cell table:formula="of:=[.A600]+15295" office:value-type="float" office:value="9184526" calcext:value-type="float">
            <text:p>9184526</text:p>
          </table:table-cell>
          <table:table-cell table:formula="of:=[.B600]+131" office:value-type="float" office:value="78728" calcext:value-type="float">
            <text:p>78728</text:p>
          </table:table-cell>
          <table:table-cell/>
          <table:table-cell table:formula="of:=[.D600]+[.E601]" office:value-type="float" office:value="5552251770" calcext:value-type="float">
            <text:p>5552251770</text:p>
          </table:table-cell>
          <table:table-cell table:formula="of:=[.F601]*7770" office:value-type="float" office:value="18648000" calcext:value-type="float">
            <text:p>18648000</text:p>
          </table:table-cell>
          <table:table-cell table:formula="of:=[.F599]+8" office:value-type="float" office:value="2400" calcext:value-type="float">
            <text:p>2400</text:p>
          </table:table-cell>
          <table:table-cell table:number-columns-repeated="8"/>
        </table:table-row>
        <table:table-row table:style-name="ro1">
          <table:table-cell table:formula="of:=[.A601]+15295" office:value-type="float" office:value="9199821" calcext:value-type="float">
            <text:p>9199821</text:p>
          </table:table-cell>
          <table:table-cell table:formula="of:=[.B601]+131" office:value-type="float" office:value="78859" calcext:value-type="float">
            <text:p>78859</text:p>
          </table:table-cell>
          <table:table-cell/>
          <table:table-cell table:formula="of:=[.D601]+[.E602]" office:value-type="float" office:value="5570587078" calcext:value-type="float">
            <text:p>5570587078</text:p>
          </table:table-cell>
          <table:table-cell table:formula="of:=[.G602]*7627" office:value-type="float" office:value="18335308" calcext:value-type="float">
            <text:p>18335308</text:p>
          </table:table-cell>
          <table:table-cell/>
          <table:table-cell table:formula="of:=[.G600]+8" office:value-type="float" office:value="2404" calcext:value-type="float">
            <text:p>2404</text:p>
          </table:table-cell>
          <table:table-cell table:number-columns-repeated="7"/>
        </table:table-row>
        <table:table-row table:style-name="ro1">
          <table:table-cell table:formula="of:=[.A602]+15295" office:value-type="float" office:value="9215116" calcext:value-type="float">
            <text:p>9215116</text:p>
          </table:table-cell>
          <table:table-cell table:formula="of:=[.B602]+131" office:value-type="float" office:value="78990" calcext:value-type="float">
            <text:p>78990</text:p>
          </table:table-cell>
          <table:table-cell/>
          <table:table-cell table:formula="of:=[.D602]+[.E603]" office:value-type="float" office:value="5589297238" calcext:value-type="float">
            <text:p>5589297238</text:p>
          </table:table-cell>
          <table:table-cell table:formula="of:=[.F603]*7770" office:value-type="float" office:value="18710160" calcext:value-type="float">
            <text:p>18710160</text:p>
          </table:table-cell>
          <table:table-cell table:formula="of:=[.F601]+8" office:value-type="float" office:value="2408" calcext:value-type="float">
            <text:p>2408</text:p>
          </table:table-cell>
          <table:table-cell table:number-columns-repeated="8"/>
        </table:table-row>
        <table:table-row table:style-name="ro1">
          <table:table-cell table:formula="of:=[.A603]+15295" office:value-type="float" office:value="9230411" calcext:value-type="float">
            <text:p>9230411</text:p>
          </table:table-cell>
          <table:table-cell table:formula="of:=[.B603]+131" office:value-type="float" office:value="79121" calcext:value-type="float">
            <text:p>79121</text:p>
          </table:table-cell>
          <table:table-cell/>
          <table:table-cell table:formula="of:=[.D603]+[.E604]" office:value-type="float" office:value="5607693562" calcext:value-type="float">
            <text:p>5607693562</text:p>
          </table:table-cell>
          <table:table-cell table:formula="of:=[.G604]*7627" office:value-type="float" office:value="18396324" calcext:value-type="float">
            <text:p>18396324</text:p>
          </table:table-cell>
          <table:table-cell/>
          <table:table-cell table:formula="of:=[.G602]+8" office:value-type="float" office:value="2412" calcext:value-type="float">
            <text:p>2412</text:p>
          </table:table-cell>
          <table:table-cell table:number-columns-repeated="7"/>
        </table:table-row>
        <table:table-row table:style-name="ro1">
          <table:table-cell table:formula="of:=[.A604]+15295" office:value-type="float" office:value="9245706" calcext:value-type="float">
            <text:p>9245706</text:p>
          </table:table-cell>
          <table:table-cell table:formula="of:=[.B604]+131" office:value-type="float" office:value="79252" calcext:value-type="float">
            <text:p>79252</text:p>
          </table:table-cell>
          <table:table-cell/>
          <table:table-cell table:formula="of:=[.D604]+[.E605]" office:value-type="float" office:value="5626465882" calcext:value-type="float">
            <text:p>5626465882</text:p>
          </table:table-cell>
          <table:table-cell table:formula="of:=[.F605]*7770" office:value-type="float" office:value="18772320" calcext:value-type="float">
            <text:p>18772320</text:p>
          </table:table-cell>
          <table:table-cell table:formula="of:=[.F603]+8" office:value-type="float" office:value="2416" calcext:value-type="float">
            <text:p>2416</text:p>
          </table:table-cell>
          <table:table-cell table:number-columns-repeated="8"/>
        </table:table-row>
        <table:table-row table:style-name="ro1">
          <table:table-cell table:formula="of:=[.A605]+15295" office:value-type="float" office:value="9261001" calcext:value-type="float">
            <text:p>9261001</text:p>
          </table:table-cell>
          <table:table-cell table:formula="of:=[.B605]+131" office:value-type="float" office:value="79383" calcext:value-type="float">
            <text:p>79383</text:p>
          </table:table-cell>
          <table:table-cell/>
          <table:table-cell table:formula="of:=[.D605]+[.E606]" office:value-type="float" office:value="5644923222" calcext:value-type="float">
            <text:p>5644923222</text:p>
          </table:table-cell>
          <table:table-cell table:formula="of:=[.G606]*7627" office:value-type="float" office:value="18457340" calcext:value-type="float">
            <text:p>18457340</text:p>
          </table:table-cell>
          <table:table-cell/>
          <table:table-cell table:formula="of:=[.G604]+8" office:value-type="float" office:value="2420" calcext:value-type="float">
            <text:p>2420</text:p>
          </table:table-cell>
          <table:table-cell table:number-columns-repeated="7"/>
        </table:table-row>
        <table:table-row table:style-name="ro1">
          <table:table-cell table:formula="of:=[.A606]+15295" office:value-type="float" office:value="9276296" calcext:value-type="float">
            <text:p>9276296</text:p>
          </table:table-cell>
          <table:table-cell table:formula="of:=[.B606]+131" office:value-type="float" office:value="79514" calcext:value-type="float">
            <text:p>79514</text:p>
          </table:table-cell>
          <table:table-cell/>
          <table:table-cell table:formula="of:=[.D606]+[.E607]" office:value-type="float" office:value="5663757702" calcext:value-type="float">
            <text:p>5663757702</text:p>
          </table:table-cell>
          <table:table-cell table:formula="of:=[.F607]*7770" office:value-type="float" office:value="18834480" calcext:value-type="float">
            <text:p>18834480</text:p>
          </table:table-cell>
          <table:table-cell table:formula="of:=[.F605]+8" office:value-type="float" office:value="2424" calcext:value-type="float">
            <text:p>2424</text:p>
          </table:table-cell>
          <table:table-cell table:number-columns-repeated="8"/>
        </table:table-row>
        <table:table-row table:style-name="ro1">
          <table:table-cell table:formula="of:=[.A607]+15295" office:value-type="float" office:value="9291591" calcext:value-type="float">
            <text:p>9291591</text:p>
          </table:table-cell>
          <table:table-cell table:formula="of:=[.B607]+131" office:value-type="float" office:value="79645" calcext:value-type="float">
            <text:p>79645</text:p>
          </table:table-cell>
          <table:table-cell/>
          <table:table-cell table:formula="of:=[.D607]+[.E608]" office:value-type="float" office:value="5682276058" calcext:value-type="float">
            <text:p>5682276058</text:p>
          </table:table-cell>
          <table:table-cell table:formula="of:=[.G608]*7627" office:value-type="float" office:value="18518356" calcext:value-type="float">
            <text:p>18518356</text:p>
          </table:table-cell>
          <table:table-cell/>
          <table:table-cell table:formula="of:=[.G606]+8" office:value-type="float" office:value="2428" calcext:value-type="float">
            <text:p>2428</text:p>
          </table:table-cell>
          <table:table-cell table:number-columns-repeated="7"/>
        </table:table-row>
        <table:table-row table:style-name="ro1">
          <table:table-cell table:formula="of:=[.A608]+15295" office:value-type="float" office:value="9306886" calcext:value-type="float">
            <text:p>9306886</text:p>
          </table:table-cell>
          <table:table-cell table:formula="of:=[.B608]+131" office:value-type="float" office:value="79776" calcext:value-type="float">
            <text:p>79776</text:p>
          </table:table-cell>
          <table:table-cell/>
          <table:table-cell table:formula="of:=[.D608]+[.E609]" office:value-type="float" office:value="5701172698" calcext:value-type="float">
            <text:p>5701172698</text:p>
          </table:table-cell>
          <table:table-cell table:formula="of:=[.F609]*7770" office:value-type="float" office:value="18896640" calcext:value-type="float">
            <text:p>18896640</text:p>
          </table:table-cell>
          <table:table-cell table:formula="of:=[.F607]+8" office:value-type="float" office:value="2432" calcext:value-type="float">
            <text:p>2432</text:p>
          </table:table-cell>
          <table:table-cell table:number-columns-repeated="8"/>
        </table:table-row>
        <table:table-row table:style-name="ro1">
          <table:table-cell table:formula="of:=[.A609]+15295" office:value-type="float" office:value="9322181" calcext:value-type="float">
            <text:p>9322181</text:p>
          </table:table-cell>
          <table:table-cell table:formula="of:=[.B609]+131" office:value-type="float" office:value="79907" calcext:value-type="float">
            <text:p>79907</text:p>
          </table:table-cell>
          <table:table-cell/>
          <table:table-cell table:formula="of:=[.D609]+[.E610]" office:value-type="float" office:value="5719752070" calcext:value-type="float">
            <text:p>5719752070</text:p>
          </table:table-cell>
          <table:table-cell table:formula="of:=[.G610]*7627" office:value-type="float" office:value="18579372" calcext:value-type="float">
            <text:p>18579372</text:p>
          </table:table-cell>
          <table:table-cell/>
          <table:table-cell table:formula="of:=[.G608]+8" office:value-type="float" office:value="2436" calcext:value-type="float">
            <text:p>2436</text:p>
          </table:table-cell>
          <table:table-cell table:number-columns-repeated="7"/>
        </table:table-row>
        <table:table-row table:style-name="ro1">
          <table:table-cell table:formula="of:=[.A610]+15295" office:value-type="float" office:value="9337476" calcext:value-type="float">
            <text:p>9337476</text:p>
          </table:table-cell>
          <table:table-cell table:formula="of:=[.B610]+131" office:value-type="float" office:value="80038" calcext:value-type="float">
            <text:p>80038</text:p>
          </table:table-cell>
          <table:table-cell/>
          <table:table-cell table:formula="of:=[.D610]+[.E611]" office:value-type="float" office:value="5738710870" calcext:value-type="float">
            <text:p>5738710870</text:p>
          </table:table-cell>
          <table:table-cell table:formula="of:=[.F611]*7770" office:value-type="float" office:value="18958800" calcext:value-type="float">
            <text:p>18958800</text:p>
          </table:table-cell>
          <table:table-cell table:formula="of:=[.F609]+8" office:value-type="float" office:value="2440" calcext:value-type="float">
            <text:p>2440</text:p>
          </table:table-cell>
          <table:table-cell table:number-columns-repeated="8"/>
        </table:table-row>
        <table:table-row table:style-name="ro1">
          <table:table-cell table:formula="of:=[.A611]+15295" office:value-type="float" office:value="9352771" calcext:value-type="float">
            <text:p>9352771</text:p>
          </table:table-cell>
          <table:table-cell table:formula="of:=[.B611]+131" office:value-type="float" office:value="80169" calcext:value-type="float">
            <text:p>80169</text:p>
          </table:table-cell>
          <table:table-cell/>
          <table:table-cell table:formula="of:=[.D611]+[.E612]" office:value-type="float" office:value="5757351258" calcext:value-type="float">
            <text:p>5757351258</text:p>
          </table:table-cell>
          <table:table-cell table:formula="of:=[.G612]*7627" office:value-type="float" office:value="18640388" calcext:value-type="float">
            <text:p>18640388</text:p>
          </table:table-cell>
          <table:table-cell/>
          <table:table-cell table:formula="of:=[.G610]+8" office:value-type="float" office:value="2444" calcext:value-type="float">
            <text:p>2444</text:p>
          </table:table-cell>
          <table:table-cell table:number-columns-repeated="7"/>
        </table:table-row>
        <table:table-row table:style-name="ro1">
          <table:table-cell table:formula="of:=[.A612]+15295" office:value-type="float" office:value="9368066" calcext:value-type="float">
            <text:p>9368066</text:p>
          </table:table-cell>
          <table:table-cell table:formula="of:=[.B612]+131" office:value-type="float" office:value="80300" calcext:value-type="float">
            <text:p>80300</text:p>
          </table:table-cell>
          <table:table-cell/>
          <table:table-cell table:formula="of:=[.D612]+[.E613]" office:value-type="float" office:value="5776372218" calcext:value-type="float">
            <text:p>5776372218</text:p>
          </table:table-cell>
          <table:table-cell table:formula="of:=[.F613]*7770" office:value-type="float" office:value="19020960" calcext:value-type="float">
            <text:p>19020960</text:p>
          </table:table-cell>
          <table:table-cell table:formula="of:=[.F611]+8" office:value-type="float" office:value="2448" calcext:value-type="float">
            <text:p>2448</text:p>
          </table:table-cell>
          <table:table-cell table:number-columns-repeated="8"/>
        </table:table-row>
        <table:table-row table:style-name="ro1">
          <table:table-cell table:formula="of:=[.A613]+15295" office:value-type="float" office:value="9383361" calcext:value-type="float">
            <text:p>9383361</text:p>
          </table:table-cell>
          <table:table-cell table:formula="of:=[.B613]+131" office:value-type="float" office:value="80431" calcext:value-type="float">
            <text:p>80431</text:p>
          </table:table-cell>
          <table:table-cell/>
          <table:table-cell table:formula="of:=[.D613]+[.E614]" office:value-type="float" office:value="5795073622" calcext:value-type="float">
            <text:p>5795073622</text:p>
          </table:table-cell>
          <table:table-cell table:formula="of:=[.G614]*7627" office:value-type="float" office:value="18701404" calcext:value-type="float">
            <text:p>18701404</text:p>
          </table:table-cell>
          <table:table-cell/>
          <table:table-cell table:formula="of:=[.G612]+8" office:value-type="float" office:value="2452" calcext:value-type="float">
            <text:p>2452</text:p>
          </table:table-cell>
          <table:table-cell table:number-columns-repeated="7"/>
        </table:table-row>
        <table:table-row table:style-name="ro1">
          <table:table-cell table:formula="of:=[.A614]+15295" office:value-type="float" office:value="9398656" calcext:value-type="float">
            <text:p>9398656</text:p>
          </table:table-cell>
          <table:table-cell table:formula="of:=[.B614]+131" office:value-type="float" office:value="80562" calcext:value-type="float">
            <text:p>80562</text:p>
          </table:table-cell>
          <table:table-cell/>
          <table:table-cell table:formula="of:=[.D614]+[.E615]" office:value-type="float" office:value="5814156742" calcext:value-type="float">
            <text:p>5814156742</text:p>
          </table:table-cell>
          <table:table-cell table:formula="of:=[.F615]*7770" office:value-type="float" office:value="19083120" calcext:value-type="float">
            <text:p>19083120</text:p>
          </table:table-cell>
          <table:table-cell table:formula="of:=[.F613]+8" office:value-type="float" office:value="2456" calcext:value-type="float">
            <text:p>2456</text:p>
          </table:table-cell>
          <table:table-cell table:number-columns-repeated="8"/>
        </table:table-row>
        <table:table-row table:style-name="ro1">
          <table:table-cell table:formula="of:=[.A615]+15295" office:value-type="float" office:value="9413951" calcext:value-type="float">
            <text:p>9413951</text:p>
          </table:table-cell>
          <table:table-cell table:formula="of:=[.B615]+131" office:value-type="float" office:value="80693" calcext:value-type="float">
            <text:p>80693</text:p>
          </table:table-cell>
          <table:table-cell/>
          <table:table-cell table:formula="of:=[.D615]+[.E616]" office:value-type="float" office:value="5832919162" calcext:value-type="float">
            <text:p>5832919162</text:p>
          </table:table-cell>
          <table:table-cell table:formula="of:=[.G616]*7627" office:value-type="float" office:value="18762420" calcext:value-type="float">
            <text:p>18762420</text:p>
          </table:table-cell>
          <table:table-cell/>
          <table:table-cell table:formula="of:=[.G614]+8" office:value-type="float" office:value="2460" calcext:value-type="float">
            <text:p>2460</text:p>
          </table:table-cell>
          <table:table-cell table:number-columns-repeated="7"/>
        </table:table-row>
        <table:table-row table:style-name="ro1">
          <table:table-cell table:formula="of:=[.A616]+15295" office:value-type="float" office:value="9429246" calcext:value-type="float">
            <text:p>9429246</text:p>
          </table:table-cell>
          <table:table-cell table:formula="of:=[.B616]+131" office:value-type="float" office:value="80824" calcext:value-type="float">
            <text:p>80824</text:p>
          </table:table-cell>
          <table:table-cell/>
          <table:table-cell table:formula="of:=[.D616]+[.E617]" office:value-type="float" office:value="5852064442" calcext:value-type="float">
            <text:p>5852064442</text:p>
          </table:table-cell>
          <table:table-cell table:formula="of:=[.F617]*7770" office:value-type="float" office:value="19145280" calcext:value-type="float">
            <text:p>19145280</text:p>
          </table:table-cell>
          <table:table-cell table:formula="of:=[.F615]+8" office:value-type="float" office:value="2464" calcext:value-type="float">
            <text:p>2464</text:p>
          </table:table-cell>
          <table:table-cell table:number-columns-repeated="8"/>
        </table:table-row>
        <table:table-row table:style-name="ro1">
          <table:table-cell table:formula="of:=[.A617]+15295" office:value-type="float" office:value="9444541" calcext:value-type="float">
            <text:p>9444541</text:p>
          </table:table-cell>
          <table:table-cell table:formula="of:=[.B617]+131" office:value-type="float" office:value="80955" calcext:value-type="float">
            <text:p>80955</text:p>
          </table:table-cell>
          <table:table-cell/>
          <table:table-cell table:formula="of:=[.D617]+[.E618]" office:value-type="float" office:value="5870887878" calcext:value-type="float">
            <text:p>5870887878</text:p>
          </table:table-cell>
          <table:table-cell table:formula="of:=[.G618]*7627" office:value-type="float" office:value="18823436" calcext:value-type="float">
            <text:p>18823436</text:p>
          </table:table-cell>
          <table:table-cell/>
          <table:table-cell table:formula="of:=[.G616]+8" office:value-type="float" office:value="2468" calcext:value-type="float">
            <text:p>2468</text:p>
          </table:table-cell>
          <table:table-cell table:number-columns-repeated="7"/>
        </table:table-row>
        <table:table-row table:style-name="ro1">
          <table:table-cell table:formula="of:=[.A618]+15295" office:value-type="float" office:value="9459836" calcext:value-type="float">
            <text:p>9459836</text:p>
          </table:table-cell>
          <table:table-cell table:formula="of:=[.B618]+131" office:value-type="float" office:value="81086" calcext:value-type="float">
            <text:p>81086</text:p>
          </table:table-cell>
          <table:table-cell/>
          <table:table-cell table:formula="of:=[.D618]+[.E619]" office:value-type="float" office:value="5890095318" calcext:value-type="float">
            <text:p>5890095318</text:p>
          </table:table-cell>
          <table:table-cell table:formula="of:=[.F619]*7770" office:value-type="float" office:value="19207440" calcext:value-type="float">
            <text:p>19207440</text:p>
          </table:table-cell>
          <table:table-cell table:formula="of:=[.F617]+8" office:value-type="float" office:value="2472" calcext:value-type="float">
            <text:p>2472</text:p>
          </table:table-cell>
          <table:table-cell table:number-columns-repeated="8"/>
        </table:table-row>
        <table:table-row table:style-name="ro1">
          <table:table-cell table:formula="of:=[.A619]+15295" office:value-type="float" office:value="9475131" calcext:value-type="float">
            <text:p>9475131</text:p>
          </table:table-cell>
          <table:table-cell table:formula="of:=[.B619]+131" office:value-type="float" office:value="81217" calcext:value-type="float">
            <text:p>81217</text:p>
          </table:table-cell>
          <table:table-cell/>
          <table:table-cell table:formula="of:=[.D619]+[.E620]" office:value-type="float" office:value="5908979770" calcext:value-type="float">
            <text:p>5908979770</text:p>
          </table:table-cell>
          <table:table-cell table:formula="of:=[.G620]*7627" office:value-type="float" office:value="18884452" calcext:value-type="float">
            <text:p>18884452</text:p>
          </table:table-cell>
          <table:table-cell/>
          <table:table-cell table:formula="of:=[.G618]+8" office:value-type="float" office:value="2476" calcext:value-type="float">
            <text:p>2476</text:p>
          </table:table-cell>
          <table:table-cell table:number-columns-repeated="7"/>
        </table:table-row>
        <table:table-row table:style-name="ro1">
          <table:table-cell table:formula="of:=[.A620]+15295" office:value-type="float" office:value="9490426" calcext:value-type="float">
            <text:p>9490426</text:p>
          </table:table-cell>
          <table:table-cell table:formula="of:=[.B620]+131" office:value-type="float" office:value="81348" calcext:value-type="float">
            <text:p>81348</text:p>
          </table:table-cell>
          <table:table-cell/>
          <table:table-cell table:formula="of:=[.D620]+[.E621]" office:value-type="float" office:value="5928249370" calcext:value-type="float">
            <text:p>5928249370</text:p>
          </table:table-cell>
          <table:table-cell table:formula="of:=[.F621]*7770" office:value-type="float" office:value="19269600" calcext:value-type="float">
            <text:p>19269600</text:p>
          </table:table-cell>
          <table:table-cell table:formula="of:=[.F619]+8" office:value-type="float" office:value="2480" calcext:value-type="float">
            <text:p>2480</text:p>
          </table:table-cell>
          <table:table-cell table:number-columns-repeated="8"/>
        </table:table-row>
        <table:table-row table:style-name="ro1">
          <table:table-cell table:formula="of:=[.A621]+15295" office:value-type="float" office:value="9505721" calcext:value-type="float">
            <text:p>9505721</text:p>
          </table:table-cell>
          <table:table-cell table:formula="of:=[.B621]+131" office:value-type="float" office:value="81479" calcext:value-type="float">
            <text:p>81479</text:p>
          </table:table-cell>
          <table:table-cell/>
          <table:table-cell table:formula="of:=[.D621]+[.E622]" office:value-type="float" office:value="5947194838" calcext:value-type="float">
            <text:p>5947194838</text:p>
          </table:table-cell>
          <table:table-cell table:formula="of:=[.G622]*7627" office:value-type="float" office:value="18945468" calcext:value-type="float">
            <text:p>18945468</text:p>
          </table:table-cell>
          <table:table-cell/>
          <table:table-cell table:formula="of:=[.G620]+8" office:value-type="float" office:value="2484" calcext:value-type="float">
            <text:p>2484</text:p>
          </table:table-cell>
          <table:table-cell table:number-columns-repeated="7"/>
        </table:table-row>
        <table:table-row table:style-name="ro1">
          <table:table-cell table:formula="of:=[.A622]+15295" office:value-type="float" office:value="9521016" calcext:value-type="float">
            <text:p>9521016</text:p>
          </table:table-cell>
          <table:table-cell table:formula="of:=[.B622]+131" office:value-type="float" office:value="81610" calcext:value-type="float">
            <text:p>81610</text:p>
          </table:table-cell>
          <table:table-cell/>
          <table:table-cell table:formula="of:=[.D622]+[.E623]" office:value-type="float" office:value="5966526598" calcext:value-type="float">
            <text:p>5966526598</text:p>
          </table:table-cell>
          <table:table-cell table:formula="of:=[.F623]*7770" office:value-type="float" office:value="19331760" calcext:value-type="float">
            <text:p>19331760</text:p>
          </table:table-cell>
          <table:table-cell table:formula="of:=[.F621]+8" office:value-type="float" office:value="2488" calcext:value-type="float">
            <text:p>2488</text:p>
          </table:table-cell>
          <table:table-cell table:number-columns-repeated="8"/>
        </table:table-row>
        <table:table-row table:style-name="ro1">
          <table:table-cell table:formula="of:=[.A623]+15295" office:value-type="float" office:value="9536311" calcext:value-type="float">
            <text:p>9536311</text:p>
          </table:table-cell>
          <table:table-cell table:formula="of:=[.B623]+131" office:value-type="float" office:value="81741" calcext:value-type="float">
            <text:p>81741</text:p>
          </table:table-cell>
          <table:table-cell/>
          <table:table-cell table:formula="of:=[.D623]+[.E624]" office:value-type="float" office:value="5985533082" calcext:value-type="float">
            <text:p>5985533082</text:p>
          </table:table-cell>
          <table:table-cell table:formula="of:=[.G624]*7627" office:value-type="float" office:value="19006484" calcext:value-type="float">
            <text:p>19006484</text:p>
          </table:table-cell>
          <table:table-cell/>
          <table:table-cell table:formula="of:=[.G622]+8" office:value-type="float" office:value="2492" calcext:value-type="float">
            <text:p>2492</text:p>
          </table:table-cell>
          <table:table-cell table:number-columns-repeated="7"/>
        </table:table-row>
        <table:table-row table:style-name="ro1">
          <table:table-cell table:formula="of:=[.A624]+15295" office:value-type="float" office:value="9551606" calcext:value-type="float">
            <text:p>9551606</text:p>
          </table:table-cell>
          <table:table-cell table:formula="of:=[.B624]+131" office:value-type="float" office:value="81872" calcext:value-type="float">
            <text:p>81872</text:p>
          </table:table-cell>
          <table:table-cell/>
          <table:table-cell table:formula="of:=[.D624]+[.E625]" office:value-type="float" office:value="6004927002" calcext:value-type="float">
            <text:p>6004927002</text:p>
          </table:table-cell>
          <table:table-cell table:formula="of:=[.F625]*7770" office:value-type="float" office:value="19393920" calcext:value-type="float">
            <text:p>19393920</text:p>
          </table:table-cell>
          <table:table-cell table:formula="of:=[.F623]+8" office:value-type="float" office:value="2496" calcext:value-type="float">
            <text:p>2496</text:p>
          </table:table-cell>
          <table:table-cell table:number-columns-repeated="8"/>
        </table:table-row>
        <table:table-row table:style-name="ro1">
          <table:table-cell table:formula="of:=[.A625]+15295" office:value-type="float" office:value="9566901" calcext:value-type="float">
            <text:p>9566901</text:p>
          </table:table-cell>
          <table:table-cell table:formula="of:=[.B625]+131" office:value-type="float" office:value="82003" calcext:value-type="float">
            <text:p>82003</text:p>
          </table:table-cell>
          <table:table-cell/>
          <table:table-cell table:formula="of:=[.D625]+[.E626]" office:value-type="float" office:value="6023994502" calcext:value-type="float">
            <text:p>6023994502</text:p>
          </table:table-cell>
          <table:table-cell table:formula="of:=[.G626]*7627" office:value-type="float" office:value="19067500" calcext:value-type="float">
            <text:p>19067500</text:p>
          </table:table-cell>
          <table:table-cell/>
          <table:table-cell table:formula="of:=[.G624]+8" office:value-type="float" office:value="2500" calcext:value-type="float">
            <text:p>2500</text:p>
          </table:table-cell>
          <table:table-cell table:number-columns-repeated="7"/>
        </table:table-row>
        <table:table-row table:style-name="ro1">
          <table:table-cell table:formula="of:=[.A626]+15295" office:value-type="float" office:value="9582196" calcext:value-type="float">
            <text:p>9582196</text:p>
          </table:table-cell>
          <table:table-cell table:formula="of:=[.B626]+131" office:value-type="float" office:value="82134" calcext:value-type="float">
            <text:p>82134</text:p>
          </table:table-cell>
          <table:table-cell/>
          <table:table-cell table:formula="of:=[.D626]+[.E627]" office:value-type="float" office:value="6043450582" calcext:value-type="float">
            <text:p>6043450582</text:p>
          </table:table-cell>
          <table:table-cell table:formula="of:=[.F627]*7770" office:value-type="float" office:value="19456080" calcext:value-type="float">
            <text:p>19456080</text:p>
          </table:table-cell>
          <table:table-cell table:formula="of:=[.F625]+8" office:value-type="float" office:value="2504" calcext:value-type="float">
            <text:p>2504</text:p>
          </table:table-cell>
          <table:table-cell table:number-columns-repeated="8"/>
        </table:table-row>
        <table:table-row table:style-name="ro1">
          <table:table-cell table:formula="of:=[.A627]+15295" office:value-type="float" office:value="9597491" calcext:value-type="float">
            <text:p>9597491</text:p>
          </table:table-cell>
          <table:table-cell table:formula="of:=[.B627]+131" office:value-type="float" office:value="82265" calcext:value-type="float">
            <text:p>82265</text:p>
          </table:table-cell>
          <table:table-cell/>
          <table:table-cell table:formula="of:=[.D627]+[.E628]" office:value-type="float" office:value="6062579098" calcext:value-type="float">
            <text:p>6062579098</text:p>
          </table:table-cell>
          <table:table-cell table:formula="of:=[.G628]*7627" office:value-type="float" office:value="19128516" calcext:value-type="float">
            <text:p>19128516</text:p>
          </table:table-cell>
          <table:table-cell/>
          <table:table-cell table:formula="of:=[.G626]+8" office:value-type="float" office:value="2508" calcext:value-type="float">
            <text:p>2508</text:p>
          </table:table-cell>
          <table:table-cell table:number-columns-repeated="7"/>
        </table:table-row>
        <table:table-row table:style-name="ro1">
          <table:table-cell table:formula="of:=[.A628]+15295" office:value-type="float" office:value="9612786" calcext:value-type="float">
            <text:p>9612786</text:p>
          </table:table-cell>
          <table:table-cell table:formula="of:=[.B628]+131" office:value-type="float" office:value="82396" calcext:value-type="float">
            <text:p>82396</text:p>
          </table:table-cell>
          <table:table-cell/>
          <table:table-cell table:formula="of:=[.D628]+[.E629]" office:value-type="float" office:value="6082097338" calcext:value-type="float">
            <text:p>6082097338</text:p>
          </table:table-cell>
          <table:table-cell table:formula="of:=[.F629]*7770" office:value-type="float" office:value="19518240" calcext:value-type="float">
            <text:p>19518240</text:p>
          </table:table-cell>
          <table:table-cell table:formula="of:=[.F627]+8" office:value-type="float" office:value="2512" calcext:value-type="float">
            <text:p>2512</text:p>
          </table:table-cell>
          <table:table-cell table:number-columns-repeated="8"/>
        </table:table-row>
        <table:table-row table:style-name="ro1">
          <table:table-cell table:formula="of:=[.A629]+15295" office:value-type="float" office:value="9628081" calcext:value-type="float">
            <text:p>9628081</text:p>
          </table:table-cell>
          <table:table-cell table:formula="of:=[.B629]+131" office:value-type="float" office:value="82527" calcext:value-type="float">
            <text:p>82527</text:p>
          </table:table-cell>
          <table:table-cell/>
          <table:table-cell table:formula="of:=[.D629]+[.E630]" office:value-type="float" office:value="6101286870" calcext:value-type="float">
            <text:p>6101286870</text:p>
          </table:table-cell>
          <table:table-cell table:formula="of:=[.G630]*7627" office:value-type="float" office:value="19189532" calcext:value-type="float">
            <text:p>19189532</text:p>
          </table:table-cell>
          <table:table-cell/>
          <table:table-cell table:formula="of:=[.G628]+8" office:value-type="float" office:value="2516" calcext:value-type="float">
            <text:p>2516</text:p>
          </table:table-cell>
          <table:table-cell table:number-columns-repeated="7"/>
        </table:table-row>
        <table:table-row table:style-name="ro1">
          <table:table-cell table:formula="of:=[.A630]+15295" office:value-type="float" office:value="9643376" calcext:value-type="float">
            <text:p>9643376</text:p>
          </table:table-cell>
          <table:table-cell table:formula="of:=[.B630]+131" office:value-type="float" office:value="82658" calcext:value-type="float">
            <text:p>82658</text:p>
          </table:table-cell>
          <table:table-cell/>
          <table:table-cell table:formula="of:=[.D630]+[.E631]" office:value-type="float" office:value="6120867270" calcext:value-type="float">
            <text:p>6120867270</text:p>
          </table:table-cell>
          <table:table-cell table:formula="of:=[.F631]*7770" office:value-type="float" office:value="19580400" calcext:value-type="float">
            <text:p>19580400</text:p>
          </table:table-cell>
          <table:table-cell table:formula="of:=[.F629]+8" office:value-type="float" office:value="2520" calcext:value-type="float">
            <text:p>2520</text:p>
          </table:table-cell>
          <table:table-cell table:number-columns-repeated="8"/>
        </table:table-row>
        <table:table-row table:style-name="ro1">
          <table:table-cell table:formula="of:=[.A631]+15295" office:value-type="float" office:value="9658671" calcext:value-type="float">
            <text:p>9658671</text:p>
          </table:table-cell>
          <table:table-cell table:formula="of:=[.B631]+131" office:value-type="float" office:value="82789" calcext:value-type="float">
            <text:p>82789</text:p>
          </table:table-cell>
          <table:table-cell/>
          <table:table-cell table:formula="of:=[.D631]+[.E632]" office:value-type="float" office:value="6140117818" calcext:value-type="float">
            <text:p>6140117818</text:p>
          </table:table-cell>
          <table:table-cell table:formula="of:=[.G632]*7627" office:value-type="float" office:value="19250548" calcext:value-type="float">
            <text:p>19250548</text:p>
          </table:table-cell>
          <table:table-cell/>
          <table:table-cell table:formula="of:=[.G630]+8" office:value-type="float" office:value="2524" calcext:value-type="float">
            <text:p>2524</text:p>
          </table:table-cell>
          <table:table-cell table:number-columns-repeated="7"/>
        </table:table-row>
        <table:table-row table:style-name="ro1">
          <table:table-cell table:formula="of:=[.A632]+15295" office:value-type="float" office:value="9673966" calcext:value-type="float">
            <text:p>9673966</text:p>
          </table:table-cell>
          <table:table-cell table:formula="of:=[.B632]+131" office:value-type="float" office:value="82920" calcext:value-type="float">
            <text:p>82920</text:p>
          </table:table-cell>
          <table:table-cell/>
          <table:table-cell table:formula="of:=[.D632]+[.E633]" office:value-type="float" office:value="6159760378" calcext:value-type="float">
            <text:p>6159760378</text:p>
          </table:table-cell>
          <table:table-cell table:formula="of:=[.F633]*7770" office:value-type="float" office:value="19642560" calcext:value-type="float">
            <text:p>19642560</text:p>
          </table:table-cell>
          <table:table-cell table:formula="of:=[.F631]+8" office:value-type="float" office:value="2528" calcext:value-type="float">
            <text:p>2528</text:p>
          </table:table-cell>
          <table:table-cell table:number-columns-repeated="8"/>
        </table:table-row>
        <table:table-row table:style-name="ro1">
          <table:table-cell table:formula="of:=[.A633]+15295" office:value-type="float" office:value="9689261" calcext:value-type="float">
            <text:p>9689261</text:p>
          </table:table-cell>
          <table:table-cell table:formula="of:=[.B633]+131" office:value-type="float" office:value="83051" calcext:value-type="float">
            <text:p>83051</text:p>
          </table:table-cell>
          <table:table-cell/>
          <table:table-cell table:formula="of:=[.D633]+[.E634]" office:value-type="float" office:value="6179071942" calcext:value-type="float">
            <text:p>6179071942</text:p>
          </table:table-cell>
          <table:table-cell table:formula="of:=[.G634]*7627" office:value-type="float" office:value="19311564" calcext:value-type="float">
            <text:p>19311564</text:p>
          </table:table-cell>
          <table:table-cell/>
          <table:table-cell table:formula="of:=[.G632]+8" office:value-type="float" office:value="2532" calcext:value-type="float">
            <text:p>2532</text:p>
          </table:table-cell>
          <table:table-cell table:number-columns-repeated="7"/>
        </table:table-row>
        <table:table-row table:style-name="ro1">
          <table:table-cell table:formula="of:=[.A634]+15295" office:value-type="float" office:value="9704556" calcext:value-type="float">
            <text:p>9704556</text:p>
          </table:table-cell>
          <table:table-cell table:formula="of:=[.B634]+131" office:value-type="float" office:value="83182" calcext:value-type="float">
            <text:p>83182</text:p>
          </table:table-cell>
          <table:table-cell/>
          <table:table-cell table:formula="of:=[.D634]+[.E635]" office:value-type="float" office:value="6198776662" calcext:value-type="float">
            <text:p>6198776662</text:p>
          </table:table-cell>
          <table:table-cell table:formula="of:=[.F635]*7770" office:value-type="float" office:value="19704720" calcext:value-type="float">
            <text:p>19704720</text:p>
          </table:table-cell>
          <table:table-cell table:formula="of:=[.F633]+8" office:value-type="float" office:value="2536" calcext:value-type="float">
            <text:p>2536</text:p>
          </table:table-cell>
          <table:table-cell table:number-columns-repeated="8"/>
        </table:table-row>
        <table:table-row table:style-name="ro1">
          <table:table-cell table:formula="of:=[.A635]+15295" office:value-type="float" office:value="9719851" calcext:value-type="float">
            <text:p>9719851</text:p>
          </table:table-cell>
          <table:table-cell table:formula="of:=[.B635]+131" office:value-type="float" office:value="83313" calcext:value-type="float">
            <text:p>83313</text:p>
          </table:table-cell>
          <table:table-cell/>
          <table:table-cell table:formula="of:=[.D635]+[.E636]" office:value-type="float" office:value="6218149242" calcext:value-type="float">
            <text:p>6218149242</text:p>
          </table:table-cell>
          <table:table-cell table:formula="of:=[.G636]*7627" office:value-type="float" office:value="19372580" calcext:value-type="float">
            <text:p>19372580</text:p>
          </table:table-cell>
          <table:table-cell/>
          <table:table-cell table:formula="of:=[.G634]+8" office:value-type="float" office:value="2540" calcext:value-type="float">
            <text:p>2540</text:p>
          </table:table-cell>
          <table:table-cell table:number-columns-repeated="7"/>
        </table:table-row>
        <table:table-row table:style-name="ro1">
          <table:table-cell table:formula="of:=[.A636]+15295" office:value-type="float" office:value="9735146" calcext:value-type="float">
            <text:p>9735146</text:p>
          </table:table-cell>
          <table:table-cell table:formula="of:=[.B636]+131" office:value-type="float" office:value="83444" calcext:value-type="float">
            <text:p>83444</text:p>
          </table:table-cell>
          <table:table-cell/>
          <table:table-cell table:formula="of:=[.D636]+[.E637]" office:value-type="float" office:value="6237916122" calcext:value-type="float">
            <text:p>6237916122</text:p>
          </table:table-cell>
          <table:table-cell table:formula="of:=[.F637]*7770" office:value-type="float" office:value="19766880" calcext:value-type="float">
            <text:p>19766880</text:p>
          </table:table-cell>
          <table:table-cell table:formula="of:=[.F635]+8" office:value-type="float" office:value="2544" calcext:value-type="float">
            <text:p>2544</text:p>
          </table:table-cell>
          <table:table-cell table:number-columns-repeated="8"/>
        </table:table-row>
        <table:table-row table:style-name="ro1">
          <table:table-cell table:formula="of:=[.A637]+15295" office:value-type="float" office:value="9750441" calcext:value-type="float">
            <text:p>9750441</text:p>
          </table:table-cell>
          <table:table-cell table:formula="of:=[.B637]+131" office:value-type="float" office:value="83575" calcext:value-type="float">
            <text:p>83575</text:p>
          </table:table-cell>
          <table:table-cell/>
          <table:table-cell table:formula="of:=[.D637]+[.E638]" office:value-type="float" office:value="6257349718" calcext:value-type="float">
            <text:p>6257349718</text:p>
          </table:table-cell>
          <table:table-cell table:formula="of:=[.G638]*7627" office:value-type="float" office:value="19433596" calcext:value-type="float">
            <text:p>19433596</text:p>
          </table:table-cell>
          <table:table-cell/>
          <table:table-cell table:formula="of:=[.G636]+8" office:value-type="float" office:value="2548" calcext:value-type="float">
            <text:p>2548</text:p>
          </table:table-cell>
          <table:table-cell table:number-columns-repeated="7"/>
        </table:table-row>
        <table:table-row table:style-name="ro1">
          <table:table-cell table:formula="of:=[.A638]+15295" office:value-type="float" office:value="9765736" calcext:value-type="float">
            <text:p>9765736</text:p>
          </table:table-cell>
          <table:table-cell table:formula="of:=[.B638]+131" office:value-type="float" office:value="83706" calcext:value-type="float">
            <text:p>83706</text:p>
          </table:table-cell>
          <table:table-cell/>
          <table:table-cell table:formula="of:=[.D638]+[.E639]" office:value-type="float" office:value="6277178758" calcext:value-type="float">
            <text:p>6277178758</text:p>
          </table:table-cell>
          <table:table-cell table:formula="of:=[.F639]*7770" office:value-type="float" office:value="19829040" calcext:value-type="float">
            <text:p>19829040</text:p>
          </table:table-cell>
          <table:table-cell table:formula="of:=[.F637]+8" office:value-type="float" office:value="2552" calcext:value-type="float">
            <text:p>2552</text:p>
          </table:table-cell>
          <table:table-cell table:number-columns-repeated="8"/>
        </table:table-row>
        <table:table-row table:style-name="ro1">
          <table:table-cell table:formula="of:=[.A639]+15295" office:value-type="float" office:value="9781031" calcext:value-type="float">
            <text:p>9781031</text:p>
          </table:table-cell>
          <table:table-cell table:formula="of:=[.B639]+131" office:value-type="float" office:value="83837" calcext:value-type="float">
            <text:p>83837</text:p>
          </table:table-cell>
          <table:table-cell/>
          <table:table-cell table:formula="of:=[.D639]+[.E640]" office:value-type="float" office:value="6296673370" calcext:value-type="float">
            <text:p>6296673370</text:p>
          </table:table-cell>
          <table:table-cell table:formula="of:=[.G640]*7627" office:value-type="float" office:value="19494612" calcext:value-type="float">
            <text:p>19494612</text:p>
          </table:table-cell>
          <table:table-cell/>
          <table:table-cell table:formula="of:=[.G638]+8" office:value-type="float" office:value="2556" calcext:value-type="float">
            <text:p>2556</text:p>
          </table:table-cell>
          <table:table-cell table:number-columns-repeated="7"/>
        </table:table-row>
        <table:table-row table:style-name="ro1">
          <table:table-cell table:formula="of:=[.A640]+15295" office:value-type="float" office:value="9796326" calcext:value-type="float">
            <text:p>9796326</text:p>
          </table:table-cell>
          <table:table-cell table:formula="of:=[.B640]+131" office:value-type="float" office:value="83968" calcext:value-type="float">
            <text:p>83968</text:p>
          </table:table-cell>
          <table:table-cell/>
          <table:table-cell table:formula="of:=[.D640]+[.E641]" office:value-type="float" office:value="6316564570" calcext:value-type="float">
            <text:p>6316564570</text:p>
          </table:table-cell>
          <table:table-cell table:formula="of:=[.F641]*7770" office:value-type="float" office:value="19891200" calcext:value-type="float">
            <text:p>19891200</text:p>
          </table:table-cell>
          <table:table-cell table:formula="of:=[.F639]+8" office:value-type="float" office:value="2560" calcext:value-type="float">
            <text:p>2560</text:p>
          </table:table-cell>
          <table:table-cell table:number-columns-repeated="8"/>
        </table:table-row>
        <table:table-row table:style-name="ro1">
          <table:table-cell table:formula="of:=[.A641]+15295" office:value-type="float" office:value="9811621" calcext:value-type="float">
            <text:p>9811621</text:p>
          </table:table-cell>
          <table:table-cell table:formula="of:=[.B641]+131" office:value-type="float" office:value="84099" calcext:value-type="float">
            <text:p>84099</text:p>
          </table:table-cell>
          <table:table-cell/>
          <table:table-cell table:formula="of:=[.D641]+[.E642]" office:value-type="float" office:value="6336120198" calcext:value-type="float">
            <text:p>6336120198</text:p>
          </table:table-cell>
          <table:table-cell table:formula="of:=[.G642]*7627" office:value-type="float" office:value="19555628" calcext:value-type="float">
            <text:p>19555628</text:p>
          </table:table-cell>
          <table:table-cell/>
          <table:table-cell table:formula="of:=[.G640]+8" office:value-type="float" office:value="2564" calcext:value-type="float">
            <text:p>2564</text:p>
          </table:table-cell>
          <table:table-cell table:number-columns-repeated="7"/>
        </table:table-row>
        <table:table-row table:style-name="ro1">
          <table:table-cell table:formula="of:=[.A642]+15295" office:value-type="float" office:value="9826916" calcext:value-type="float">
            <text:p>9826916</text:p>
          </table:table-cell>
          <table:table-cell table:formula="of:=[.B642]+131" office:value-type="float" office:value="84230" calcext:value-type="float">
            <text:p>84230</text:p>
          </table:table-cell>
          <table:table-cell/>
          <table:table-cell table:formula="of:=[.D642]+[.E643]" office:value-type="float" office:value="6356073558" calcext:value-type="float">
            <text:p>6356073558</text:p>
          </table:table-cell>
          <table:table-cell table:formula="of:=[.F643]*7770" office:value-type="float" office:value="19953360" calcext:value-type="float">
            <text:p>19953360</text:p>
          </table:table-cell>
          <table:table-cell table:formula="of:=[.F641]+8" office:value-type="float" office:value="2568" calcext:value-type="float">
            <text:p>2568</text:p>
          </table:table-cell>
          <table:table-cell table:number-columns-repeated="8"/>
        </table:table-row>
        <table:table-row table:style-name="ro1">
          <table:table-cell table:formula="of:=[.A643]+15295" office:value-type="float" office:value="9842211" calcext:value-type="float">
            <text:p>9842211</text:p>
          </table:table-cell>
          <table:table-cell table:formula="of:=[.B643]+131" office:value-type="float" office:value="84361" calcext:value-type="float">
            <text:p>84361</text:p>
          </table:table-cell>
          <table:table-cell/>
          <table:table-cell table:formula="of:=[.D643]+[.E644]" office:value-type="float" office:value="6375690202" calcext:value-type="float">
            <text:p>6375690202</text:p>
          </table:table-cell>
          <table:table-cell table:formula="of:=[.G644]*7627" office:value-type="float" office:value="19616644" calcext:value-type="float">
            <text:p>19616644</text:p>
          </table:table-cell>
          <table:table-cell/>
          <table:table-cell table:formula="of:=[.G642]+8" office:value-type="float" office:value="2572" calcext:value-type="float">
            <text:p>2572</text:p>
          </table:table-cell>
          <table:table-cell table:number-columns-repeated="7"/>
        </table:table-row>
        <table:table-row table:style-name="ro1">
          <table:table-cell table:formula="of:=[.A644]+15295" office:value-type="float" office:value="9857506" calcext:value-type="float">
            <text:p>9857506</text:p>
          </table:table-cell>
          <table:table-cell table:formula="of:=[.B644]+131" office:value-type="float" office:value="84492" calcext:value-type="float">
            <text:p>84492</text:p>
          </table:table-cell>
          <table:table-cell/>
          <table:table-cell table:formula="of:=[.D644]+[.E645]" office:value-type="float" office:value="6395705722" calcext:value-type="float">
            <text:p>6395705722</text:p>
          </table:table-cell>
          <table:table-cell table:formula="of:=[.F645]*7770" office:value-type="float" office:value="20015520" calcext:value-type="float">
            <text:p>20015520</text:p>
          </table:table-cell>
          <table:table-cell table:formula="of:=[.F643]+8" office:value-type="float" office:value="2576" calcext:value-type="float">
            <text:p>2576</text:p>
          </table:table-cell>
          <table:table-cell table:number-columns-repeated="8"/>
        </table:table-row>
        <table:table-row table:style-name="ro1">
          <table:table-cell table:formula="of:=[.A645]+15295" office:value-type="float" office:value="9872801" calcext:value-type="float">
            <text:p>9872801</text:p>
          </table:table-cell>
          <table:table-cell table:formula="of:=[.B645]+131" office:value-type="float" office:value="84623" calcext:value-type="float">
            <text:p>84623</text:p>
          </table:table-cell>
          <table:table-cell/>
          <table:table-cell table:formula="of:=[.D645]+[.E646]" office:value-type="float" office:value="6415383382" calcext:value-type="float">
            <text:p>6415383382</text:p>
          </table:table-cell>
          <table:table-cell table:formula="of:=[.G646]*7627" office:value-type="float" office:value="19677660" calcext:value-type="float">
            <text:p>19677660</text:p>
          </table:table-cell>
          <table:table-cell/>
          <table:table-cell table:formula="of:=[.G644]+8" office:value-type="float" office:value="2580" calcext:value-type="float">
            <text:p>2580</text:p>
          </table:table-cell>
          <table:table-cell table:number-columns-repeated="7"/>
        </table:table-row>
        <table:table-row table:style-name="ro1">
          <table:table-cell table:formula="of:=[.A646]+15295" office:value-type="float" office:value="9888096" calcext:value-type="float">
            <text:p>9888096</text:p>
          </table:table-cell>
          <table:table-cell table:formula="of:=[.B646]+131" office:value-type="float" office:value="84754" calcext:value-type="float">
            <text:p>84754</text:p>
          </table:table-cell>
          <table:table-cell/>
          <table:table-cell table:formula="of:=[.D646]+[.E647]" office:value-type="float" office:value="6435461062" calcext:value-type="float">
            <text:p>6435461062</text:p>
          </table:table-cell>
          <table:table-cell table:formula="of:=[.F647]*7770" office:value-type="float" office:value="20077680" calcext:value-type="float">
            <text:p>20077680</text:p>
          </table:table-cell>
          <table:table-cell table:formula="of:=[.F645]+8" office:value-type="float" office:value="2584" calcext:value-type="float">
            <text:p>2584</text:p>
          </table:table-cell>
          <table:table-cell table:number-columns-repeated="8"/>
        </table:table-row>
        <table:table-row table:style-name="ro1">
          <table:table-cell table:formula="of:=[.A647]+15295" office:value-type="float" office:value="9903391" calcext:value-type="float">
            <text:p>9903391</text:p>
          </table:table-cell>
          <table:table-cell table:formula="of:=[.B647]+131" office:value-type="float" office:value="84885" calcext:value-type="float">
            <text:p>84885</text:p>
          </table:table-cell>
          <table:table-cell/>
          <table:table-cell table:formula="of:=[.D647]+[.E648]" office:value-type="float" office:value="6455199738" calcext:value-type="float">
            <text:p>6455199738</text:p>
          </table:table-cell>
          <table:table-cell table:formula="of:=[.G648]*7627" office:value-type="float" office:value="19738676" calcext:value-type="float">
            <text:p>19738676</text:p>
          </table:table-cell>
          <table:table-cell/>
          <table:table-cell table:formula="of:=[.G646]+8" office:value-type="float" office:value="2588" calcext:value-type="float">
            <text:p>2588</text:p>
          </table:table-cell>
          <table:table-cell table:number-columns-repeated="7"/>
        </table:table-row>
        <table:table-row table:style-name="ro1">
          <table:table-cell table:formula="of:=[.A648]+15295" office:value-type="float" office:value="9918686" calcext:value-type="float">
            <text:p>9918686</text:p>
          </table:table-cell>
          <table:table-cell table:formula="of:=[.B648]+131" office:value-type="float" office:value="85016" calcext:value-type="float">
            <text:p>85016</text:p>
          </table:table-cell>
          <table:table-cell/>
          <table:table-cell table:formula="of:=[.D648]+[.E649]" office:value-type="float" office:value="6475339578" calcext:value-type="float">
            <text:p>6475339578</text:p>
          </table:table-cell>
          <table:table-cell table:formula="of:=[.F649]*7770" office:value-type="float" office:value="20139840" calcext:value-type="float">
            <text:p>20139840</text:p>
          </table:table-cell>
          <table:table-cell table:formula="of:=[.F647]+8" office:value-type="float" office:value="2592" calcext:value-type="float">
            <text:p>2592</text:p>
          </table:table-cell>
          <table:table-cell table:number-columns-repeated="8"/>
        </table:table-row>
        <table:table-row table:style-name="ro1">
          <table:table-cell table:formula="of:=[.A649]+15295" office:value-type="float" office:value="9933981" calcext:value-type="float">
            <text:p>9933981</text:p>
          </table:table-cell>
          <table:table-cell table:formula="of:=[.B649]+131" office:value-type="float" office:value="85147" calcext:value-type="float">
            <text:p>85147</text:p>
          </table:table-cell>
          <table:table-cell/>
          <table:table-cell table:formula="of:=[.D649]+[.E650]" office:value-type="float" office:value="6495139270" calcext:value-type="float">
            <text:p>6495139270</text:p>
          </table:table-cell>
          <table:table-cell table:formula="of:=[.G650]*7627" office:value-type="float" office:value="19799692" calcext:value-type="float">
            <text:p>19799692</text:p>
          </table:table-cell>
          <table:table-cell/>
          <table:table-cell table:formula="of:=[.G648]+8" office:value-type="float" office:value="2596" calcext:value-type="float">
            <text:p>2596</text:p>
          </table:table-cell>
          <table:table-cell table:number-columns-repeated="7"/>
        </table:table-row>
        <table:table-row table:style-name="ro1">
          <table:table-cell table:formula="of:=[.A650]+15295" office:value-type="float" office:value="9949276" calcext:value-type="float">
            <text:p>9949276</text:p>
          </table:table-cell>
          <table:table-cell table:formula="of:=[.B650]+131" office:value-type="float" office:value="85278" calcext:value-type="float">
            <text:p>85278</text:p>
          </table:table-cell>
          <table:table-cell/>
          <table:table-cell table:formula="of:=[.D650]+[.E651]" office:value-type="float" office:value="6515341270" calcext:value-type="float">
            <text:p>6515341270</text:p>
          </table:table-cell>
          <table:table-cell table:formula="of:=[.F651]*7770" office:value-type="float" office:value="20202000" calcext:value-type="float">
            <text:p>20202000</text:p>
          </table:table-cell>
          <table:table-cell table:formula="of:=[.F649]+8" office:value-type="float" office:value="2600" calcext:value-type="float">
            <text:p>2600</text:p>
          </table:table-cell>
          <table:table-cell table:number-columns-repeated="8"/>
        </table:table-row>
        <table:table-row table:style-name="ro1">
          <table:table-cell table:formula="of:=[.A651]+15295" office:value-type="float" office:value="9964571" calcext:value-type="float">
            <text:p>9964571</text:p>
          </table:table-cell>
          <table:table-cell table:formula="of:=[.B651]+131" office:value-type="float" office:value="85409" calcext:value-type="float">
            <text:p>85409</text:p>
          </table:table-cell>
          <table:table-cell/>
          <table:table-cell table:formula="of:=[.D651]+[.E652]" office:value-type="float" office:value="6535201978" calcext:value-type="float">
            <text:p>6535201978</text:p>
          </table:table-cell>
          <table:table-cell table:formula="of:=[.G652]*7627" office:value-type="float" office:value="19860708" calcext:value-type="float">
            <text:p>19860708</text:p>
          </table:table-cell>
          <table:table-cell/>
          <table:table-cell table:formula="of:=[.G650]+8" office:value-type="float" office:value="2604" calcext:value-type="float">
            <text:p>2604</text:p>
          </table:table-cell>
          <table:table-cell table:number-columns-repeated="7"/>
        </table:table-row>
        <table:table-row table:style-name="ro1">
          <table:table-cell table:formula="of:=[.A652]+15295" office:value-type="float" office:value="9979866" calcext:value-type="float">
            <text:p>9979866</text:p>
          </table:table-cell>
          <table:table-cell table:formula="of:=[.B652]+131" office:value-type="float" office:value="85540" calcext:value-type="float">
            <text:p>85540</text:p>
          </table:table-cell>
          <table:table-cell/>
          <table:table-cell table:formula="of:=[.D652]+[.E653]" office:value-type="float" office:value="6555466138" calcext:value-type="float">
            <text:p>6555466138</text:p>
          </table:table-cell>
          <table:table-cell table:formula="of:=[.F653]*7770" office:value-type="float" office:value="20264160" calcext:value-type="float">
            <text:p>20264160</text:p>
          </table:table-cell>
          <table:table-cell table:formula="of:=[.F651]+8" office:value-type="float" office:value="2608" calcext:value-type="float">
            <text:p>2608</text:p>
          </table:table-cell>
          <table:table-cell table:number-columns-repeated="8"/>
        </table:table-row>
        <table:table-row table:style-name="ro1">
          <table:table-cell table:formula="of:=[.A653]+15295" office:value-type="float" office:value="9995161" calcext:value-type="float">
            <text:p>9995161</text:p>
          </table:table-cell>
          <table:table-cell table:formula="of:=[.B653]+131" office:value-type="float" office:value="85671" calcext:value-type="float">
            <text:p>85671</text:p>
          </table:table-cell>
          <table:table-cell/>
          <table:table-cell table:formula="of:=[.D653]+[.E654]" office:value-type="float" office:value="6575387862" calcext:value-type="float">
            <text:p>6575387862</text:p>
          </table:table-cell>
          <table:table-cell table:formula="of:=[.G654]*7627" office:value-type="float" office:value="19921724" calcext:value-type="float">
            <text:p>19921724</text:p>
          </table:table-cell>
          <table:table-cell/>
          <table:table-cell table:formula="of:=[.G652]+8" office:value-type="float" office:value="2612" calcext:value-type="float">
            <text:p>2612</text:p>
          </table:table-cell>
          <table:table-cell table:number-columns-repeated="7"/>
        </table:table-row>
        <table:table-row table:style-name="ro1">
          <table:table-cell table:formula="of:=[.A654]+15295" office:value-type="float" office:value="10010456" calcext:value-type="float">
            <text:p>10010456</text:p>
          </table:table-cell>
          <table:table-cell table:formula="of:=[.B654]+131" office:value-type="float" office:value="85802" calcext:value-type="float">
            <text:p>85802</text:p>
          </table:table-cell>
          <table:table-cell/>
          <table:table-cell table:formula="of:=[.D654]+[.E655]" office:value-type="float" office:value="6595714182" calcext:value-type="float">
            <text:p>6595714182</text:p>
          </table:table-cell>
          <table:table-cell table:formula="of:=[.F655]*7770" office:value-type="float" office:value="20326320" calcext:value-type="float">
            <text:p>20326320</text:p>
          </table:table-cell>
          <table:table-cell table:formula="of:=[.F653]+8" office:value-type="float" office:value="2616" calcext:value-type="float">
            <text:p>2616</text:p>
          </table:table-cell>
          <table:table-cell table:number-columns-repeated="8"/>
        </table:table-row>
        <table:table-row table:style-name="ro1">
          <table:table-cell table:formula="of:=[.A655]+15295" office:value-type="float" office:value="10025751" calcext:value-type="float">
            <text:p>10025751</text:p>
          </table:table-cell>
          <table:table-cell table:formula="of:=[.B655]+131" office:value-type="float" office:value="85933" calcext:value-type="float">
            <text:p>85933</text:p>
          </table:table-cell>
          <table:table-cell/>
          <table:table-cell table:formula="of:=[.D655]+[.E656]" office:value-type="float" office:value="6615696922" calcext:value-type="float">
            <text:p>6615696922</text:p>
          </table:table-cell>
          <table:table-cell table:formula="of:=[.G656]*7627" office:value-type="float" office:value="19982740" calcext:value-type="float">
            <text:p>19982740</text:p>
          </table:table-cell>
          <table:table-cell/>
          <table:table-cell table:formula="of:=[.G654]+8" office:value-type="float" office:value="2620" calcext:value-type="float">
            <text:p>2620</text:p>
          </table:table-cell>
          <table:table-cell table:number-columns-repeated="7"/>
        </table:table-row>
        <table:table-row table:style-name="ro1">
          <table:table-cell table:formula="of:=[.A656]+15295" office:value-type="float" office:value="10041046" calcext:value-type="float">
            <text:p>10041046</text:p>
          </table:table-cell>
          <table:table-cell table:formula="of:=[.B656]+131" office:value-type="float" office:value="86064" calcext:value-type="float">
            <text:p>86064</text:p>
          </table:table-cell>
          <table:table-cell/>
          <table:table-cell table:formula="of:=[.D656]+[.E657]" office:value-type="float" office:value="6636085402" calcext:value-type="float">
            <text:p>6636085402</text:p>
          </table:table-cell>
          <table:table-cell table:formula="of:=[.F657]*7770" office:value-type="float" office:value="20388480" calcext:value-type="float">
            <text:p>20388480</text:p>
          </table:table-cell>
          <table:table-cell table:formula="of:=[.F655]+8" office:value-type="float" office:value="2624" calcext:value-type="float">
            <text:p>2624</text:p>
          </table:table-cell>
          <table:table-cell table:number-columns-repeated="8"/>
        </table:table-row>
        <table:table-row table:style-name="ro1">
          <table:table-cell table:formula="of:=[.A657]+15295" office:value-type="float" office:value="10056341" calcext:value-type="float">
            <text:p>10056341</text:p>
          </table:table-cell>
          <table:table-cell table:formula="of:=[.B657]+131" office:value-type="float" office:value="86195" calcext:value-type="float">
            <text:p>86195</text:p>
          </table:table-cell>
          <table:table-cell/>
          <table:table-cell table:formula="of:=[.D657]+[.E658]" office:value-type="float" office:value="6656129158" calcext:value-type="float">
            <text:p>6656129158</text:p>
          </table:table-cell>
          <table:table-cell table:formula="of:=[.G658]*7627" office:value-type="float" office:value="20043756" calcext:value-type="float">
            <text:p>20043756</text:p>
          </table:table-cell>
          <table:table-cell/>
          <table:table-cell table:formula="of:=[.G656]+8" office:value-type="float" office:value="2628" calcext:value-type="float">
            <text:p>2628</text:p>
          </table:table-cell>
          <table:table-cell table:number-columns-repeated="7"/>
        </table:table-row>
        <table:table-row table:style-name="ro1">
          <table:table-cell table:formula="of:=[.A658]+15295" office:value-type="float" office:value="10071636" calcext:value-type="float">
            <text:p>10071636</text:p>
          </table:table-cell>
          <table:table-cell table:formula="of:=[.B658]+131" office:value-type="float" office:value="86326" calcext:value-type="float">
            <text:p>86326</text:p>
          </table:table-cell>
          <table:table-cell/>
          <table:table-cell table:formula="of:=[.D658]+[.E659]" office:value-type="float" office:value="6676579798" calcext:value-type="float">
            <text:p>6676579798</text:p>
          </table:table-cell>
          <table:table-cell table:formula="of:=[.F659]*7770" office:value-type="float" office:value="20450640" calcext:value-type="float">
            <text:p>20450640</text:p>
          </table:table-cell>
          <table:table-cell table:formula="of:=[.F657]+8" office:value-type="float" office:value="2632" calcext:value-type="float">
            <text:p>2632</text:p>
          </table:table-cell>
          <table:table-cell table:number-columns-repeated="8"/>
        </table:table-row>
        <table:table-row table:style-name="ro1">
          <table:table-cell table:formula="of:=[.A659]+15295" office:value-type="float" office:value="10086931" calcext:value-type="float">
            <text:p>10086931</text:p>
          </table:table-cell>
          <table:table-cell table:formula="of:=[.B659]+131" office:value-type="float" office:value="86457" calcext:value-type="float">
            <text:p>86457</text:p>
          </table:table-cell>
          <table:table-cell/>
          <table:table-cell table:formula="of:=[.D659]+[.E660]" office:value-type="float" office:value="6696684570" calcext:value-type="float">
            <text:p>6696684570</text:p>
          </table:table-cell>
          <table:table-cell table:formula="of:=[.G660]*7627" office:value-type="float" office:value="20104772" calcext:value-type="float">
            <text:p>20104772</text:p>
          </table:table-cell>
          <table:table-cell/>
          <table:table-cell table:formula="of:=[.G658]+8" office:value-type="float" office:value="2636" calcext:value-type="float">
            <text:p>2636</text:p>
          </table:table-cell>
          <table:table-cell table:number-columns-repeated="7"/>
        </table:table-row>
        <table:table-row table:style-name="ro1">
          <table:table-cell table:formula="of:=[.A660]+15295" office:value-type="float" office:value="10102226" calcext:value-type="float">
            <text:p>10102226</text:p>
          </table:table-cell>
          <table:table-cell table:formula="of:=[.B660]+131" office:value-type="float" office:value="86588" calcext:value-type="float">
            <text:p>86588</text:p>
          </table:table-cell>
          <table:table-cell/>
          <table:table-cell table:formula="of:=[.D660]+[.E661]" office:value-type="float" office:value="6717197370" calcext:value-type="float">
            <text:p>6717197370</text:p>
          </table:table-cell>
          <table:table-cell table:formula="of:=[.F661]*7770" office:value-type="float" office:value="20512800" calcext:value-type="float">
            <text:p>20512800</text:p>
          </table:table-cell>
          <table:table-cell table:formula="of:=[.F659]+8" office:value-type="float" office:value="2640" calcext:value-type="float">
            <text:p>2640</text:p>
          </table:table-cell>
          <table:table-cell table:number-columns-repeated="8"/>
        </table:table-row>
        <table:table-row table:style-name="ro1">
          <table:table-cell table:formula="of:=[.A661]+15295" office:value-type="float" office:value="10117521" calcext:value-type="float">
            <text:p>10117521</text:p>
          </table:table-cell>
          <table:table-cell table:formula="of:=[.B661]+131" office:value-type="float" office:value="86719" calcext:value-type="float">
            <text:p>86719</text:p>
          </table:table-cell>
          <table:table-cell/>
          <table:table-cell table:formula="of:=[.D661]+[.E662]" office:value-type="float" office:value="6737363158" calcext:value-type="float">
            <text:p>6737363158</text:p>
          </table:table-cell>
          <table:table-cell table:formula="of:=[.G662]*7627" office:value-type="float" office:value="20165788" calcext:value-type="float">
            <text:p>20165788</text:p>
          </table:table-cell>
          <table:table-cell/>
          <table:table-cell table:formula="of:=[.G660]+8" office:value-type="float" office:value="2644" calcext:value-type="float">
            <text:p>2644</text:p>
          </table:table-cell>
          <table:table-cell table:number-columns-repeated="7"/>
        </table:table-row>
        <table:table-row table:style-name="ro1">
          <table:table-cell table:formula="of:=[.A662]+15295" office:value-type="float" office:value="10132816" calcext:value-type="float">
            <text:p>10132816</text:p>
          </table:table-cell>
          <table:table-cell table:formula="of:=[.B662]+131" office:value-type="float" office:value="86850" calcext:value-type="float">
            <text:p>86850</text:p>
          </table:table-cell>
          <table:table-cell/>
          <table:table-cell table:formula="of:=[.D662]+[.E663]" office:value-type="float" office:value="6757938118" calcext:value-type="float">
            <text:p>6757938118</text:p>
          </table:table-cell>
          <table:table-cell table:formula="of:=[.F663]*7770" office:value-type="float" office:value="20574960" calcext:value-type="float">
            <text:p>20574960</text:p>
          </table:table-cell>
          <table:table-cell table:formula="of:=[.F661]+8" office:value-type="float" office:value="2648" calcext:value-type="float">
            <text:p>2648</text:p>
          </table:table-cell>
          <table:table-cell table:number-columns-repeated="8"/>
        </table:table-row>
        <table:table-row table:style-name="ro1">
          <table:table-cell table:formula="of:=[.A663]+15295" office:value-type="float" office:value="10148111" calcext:value-type="float">
            <text:p>10148111</text:p>
          </table:table-cell>
          <table:table-cell table:formula="of:=[.B663]+131" office:value-type="float" office:value="86981" calcext:value-type="float">
            <text:p>86981</text:p>
          </table:table-cell>
          <table:table-cell/>
          <table:table-cell table:formula="of:=[.D663]+[.E664]" office:value-type="float" office:value="6778164922" calcext:value-type="float">
            <text:p>6778164922</text:p>
          </table:table-cell>
          <table:table-cell table:formula="of:=[.G664]*7627" office:value-type="float" office:value="20226804" calcext:value-type="float">
            <text:p>20226804</text:p>
          </table:table-cell>
          <table:table-cell/>
          <table:table-cell table:formula="of:=[.G662]+8" office:value-type="float" office:value="2652" calcext:value-type="float">
            <text:p>2652</text:p>
          </table:table-cell>
          <table:table-cell table:number-columns-repeated="7"/>
        </table:table-row>
        <table:table-row table:style-name="ro1">
          <table:table-cell table:formula="of:=[.A664]+15295" office:value-type="float" office:value="10163406" calcext:value-type="float">
            <text:p>10163406</text:p>
          </table:table-cell>
          <table:table-cell table:formula="of:=[.B664]+131" office:value-type="float" office:value="87112" calcext:value-type="float">
            <text:p>87112</text:p>
          </table:table-cell>
          <table:table-cell/>
          <table:table-cell table:formula="of:=[.D664]+[.E665]" office:value-type="float" office:value="6798802042" calcext:value-type="float">
            <text:p>6798802042</text:p>
          </table:table-cell>
          <table:table-cell table:formula="of:=[.F665]*7770" office:value-type="float" office:value="20637120" calcext:value-type="float">
            <text:p>20637120</text:p>
          </table:table-cell>
          <table:table-cell table:formula="of:=[.F663]+8" office:value-type="float" office:value="2656" calcext:value-type="float">
            <text:p>2656</text:p>
          </table:table-cell>
          <table:table-cell table:number-columns-repeated="8"/>
        </table:table-row>
        <table:table-row table:style-name="ro1">
          <table:table-cell table:formula="of:=[.A665]+15295" office:value-type="float" office:value="10178701" calcext:value-type="float">
            <text:p>10178701</text:p>
          </table:table-cell>
          <table:table-cell table:formula="of:=[.B665]+131" office:value-type="float" office:value="87243" calcext:value-type="float">
            <text:p>87243</text:p>
          </table:table-cell>
          <table:table-cell/>
          <table:table-cell table:formula="of:=[.D665]+[.E666]" office:value-type="float" office:value="6819089862" calcext:value-type="float">
            <text:p>6819089862</text:p>
          </table:table-cell>
          <table:table-cell table:formula="of:=[.G666]*7627" office:value-type="float" office:value="20287820" calcext:value-type="float">
            <text:p>20287820</text:p>
          </table:table-cell>
          <table:table-cell/>
          <table:table-cell table:formula="of:=[.G664]+8" office:value-type="float" office:value="2660" calcext:value-type="float">
            <text:p>2660</text:p>
          </table:table-cell>
          <table:table-cell table:number-columns-repeated="7"/>
        </table:table-row>
        <table:table-row table:style-name="ro1">
          <table:table-cell table:formula="of:=[.A666]+15295" office:value-type="float" office:value="10193996" calcext:value-type="float">
            <text:p>10193996</text:p>
          </table:table-cell>
          <table:table-cell table:formula="of:=[.B666]+131" office:value-type="float" office:value="87374" calcext:value-type="float">
            <text:p>87374</text:p>
          </table:table-cell>
          <table:table-cell/>
          <table:table-cell table:formula="of:=[.D666]+[.E667]" office:value-type="float" office:value="6839789142" calcext:value-type="float">
            <text:p>6839789142</text:p>
          </table:table-cell>
          <table:table-cell table:formula="of:=[.F667]*7770" office:value-type="float" office:value="20699280" calcext:value-type="float">
            <text:p>20699280</text:p>
          </table:table-cell>
          <table:table-cell table:formula="of:=[.F665]+8" office:value-type="float" office:value="2664" calcext:value-type="float">
            <text:p>2664</text:p>
          </table:table-cell>
          <table:table-cell table:number-columns-repeated="8"/>
        </table:table-row>
        <table:table-row table:style-name="ro1">
          <table:table-cell table:formula="of:=[.A667]+15295" office:value-type="float" office:value="10209291" calcext:value-type="float">
            <text:p>10209291</text:p>
          </table:table-cell>
          <table:table-cell table:formula="of:=[.B667]+131" office:value-type="float" office:value="87505" calcext:value-type="float">
            <text:p>87505</text:p>
          </table:table-cell>
          <table:table-cell/>
          <table:table-cell table:formula="of:=[.D667]+[.E668]" office:value-type="float" office:value="6860137978" calcext:value-type="float">
            <text:p>6860137978</text:p>
          </table:table-cell>
          <table:table-cell table:formula="of:=[.G668]*7627" office:value-type="float" office:value="20348836" calcext:value-type="float">
            <text:p>20348836</text:p>
          </table:table-cell>
          <table:table-cell/>
          <table:table-cell table:formula="of:=[.G666]+8" office:value-type="float" office:value="2668" calcext:value-type="float">
            <text:p>2668</text:p>
          </table:table-cell>
          <table:table-cell table:number-columns-repeated="7"/>
        </table:table-row>
        <table:table-row table:style-name="ro1">
          <table:table-cell table:formula="of:=[.A668]+15295" office:value-type="float" office:value="10224586" calcext:value-type="float">
            <text:p>10224586</text:p>
          </table:table-cell>
          <table:table-cell table:formula="of:=[.B668]+131" office:value-type="float" office:value="87636" calcext:value-type="float">
            <text:p>87636</text:p>
          </table:table-cell>
          <table:table-cell/>
          <table:table-cell table:formula="of:=[.D668]+[.E669]" office:value-type="float" office:value="6880899418" calcext:value-type="float">
            <text:p>6880899418</text:p>
          </table:table-cell>
          <table:table-cell table:formula="of:=[.F669]*7770" office:value-type="float" office:value="20761440" calcext:value-type="float">
            <text:p>20761440</text:p>
          </table:table-cell>
          <table:table-cell table:formula="of:=[.F667]+8" office:value-type="float" office:value="2672" calcext:value-type="float">
            <text:p>2672</text:p>
          </table:table-cell>
          <table:table-cell table:number-columns-repeated="8"/>
        </table:table-row>
        <table:table-row table:style-name="ro1">
          <table:table-cell table:formula="of:=[.A669]+15295" office:value-type="float" office:value="10239881" calcext:value-type="float">
            <text:p>10239881</text:p>
          </table:table-cell>
          <table:table-cell table:formula="of:=[.B669]+131" office:value-type="float" office:value="87767" calcext:value-type="float">
            <text:p>87767</text:p>
          </table:table-cell>
          <table:table-cell/>
          <table:table-cell table:formula="of:=[.D669]+[.E670]" office:value-type="float" office:value="6901309270" calcext:value-type="float">
            <text:p>6901309270</text:p>
          </table:table-cell>
          <table:table-cell table:formula="of:=[.G670]*7627" office:value-type="float" office:value="20409852" calcext:value-type="float">
            <text:p>20409852</text:p>
          </table:table-cell>
          <table:table-cell/>
          <table:table-cell table:formula="of:=[.G668]+8" office:value-type="float" office:value="2676" calcext:value-type="float">
            <text:p>2676</text:p>
          </table:table-cell>
          <table:table-cell table:number-columns-repeated="7"/>
        </table:table-row>
        <table:table-row table:style-name="ro1">
          <table:table-cell table:formula="of:=[.A670]+15295" office:value-type="float" office:value="10255176" calcext:value-type="float">
            <text:p>10255176</text:p>
          </table:table-cell>
          <table:table-cell table:formula="of:=[.B670]+131" office:value-type="float" office:value="87898" calcext:value-type="float">
            <text:p>87898</text:p>
          </table:table-cell>
          <table:table-cell/>
          <table:table-cell table:formula="of:=[.D670]+[.E671]" office:value-type="float" office:value="6922132870" calcext:value-type="float">
            <text:p>6922132870</text:p>
          </table:table-cell>
          <table:table-cell table:formula="of:=[.F671]*7770" office:value-type="float" office:value="20823600" calcext:value-type="float">
            <text:p>20823600</text:p>
          </table:table-cell>
          <table:table-cell table:formula="of:=[.F669]+8" office:value-type="float" office:value="2680" calcext:value-type="float">
            <text:p>2680</text:p>
          </table:table-cell>
          <table:table-cell table:number-columns-repeated="8"/>
        </table:table-row>
        <table:table-row table:style-name="ro1">
          <table:table-cell table:formula="of:=[.A671]+15295" office:value-type="float" office:value="10270471" calcext:value-type="float">
            <text:p>10270471</text:p>
          </table:table-cell>
          <table:table-cell table:formula="of:=[.B671]+131" office:value-type="float" office:value="88029" calcext:value-type="float">
            <text:p>88029</text:p>
          </table:table-cell>
          <table:table-cell/>
          <table:table-cell table:formula="of:=[.D671]+[.E672]" office:value-type="float" office:value="6942603738" calcext:value-type="float">
            <text:p>6942603738</text:p>
          </table:table-cell>
          <table:table-cell table:formula="of:=[.G672]*7627" office:value-type="float" office:value="20470868" calcext:value-type="float">
            <text:p>20470868</text:p>
          </table:table-cell>
          <table:table-cell/>
          <table:table-cell table:formula="of:=[.G670]+8" office:value-type="float" office:value="2684" calcext:value-type="float">
            <text:p>2684</text:p>
          </table:table-cell>
          <table:table-cell table:number-columns-repeated="7"/>
        </table:table-row>
        <table:table-row table:style-name="ro1">
          <table:table-cell table:formula="of:=[.A672]+15295" office:value-type="float" office:value="10285766" calcext:value-type="float">
            <text:p>10285766</text:p>
          </table:table-cell>
          <table:table-cell table:formula="of:=[.B672]+131" office:value-type="float" office:value="88160" calcext:value-type="float">
            <text:p>88160</text:p>
          </table:table-cell>
          <table:table-cell/>
          <table:table-cell table:formula="of:=[.D672]+[.E673]" office:value-type="float" office:value="6963489498" calcext:value-type="float">
            <text:p>6963489498</text:p>
          </table:table-cell>
          <table:table-cell table:formula="of:=[.F673]*7770" office:value-type="float" office:value="20885760" calcext:value-type="float">
            <text:p>20885760</text:p>
          </table:table-cell>
          <table:table-cell table:formula="of:=[.F671]+8" office:value-type="float" office:value="2688" calcext:value-type="float">
            <text:p>2688</text:p>
          </table:table-cell>
          <table:table-cell table:number-columns-repeated="8"/>
        </table:table-row>
        <table:table-row table:style-name="ro1">
          <table:table-cell table:formula="of:=[.A673]+15295" office:value-type="float" office:value="10301061" calcext:value-type="float">
            <text:p>10301061</text:p>
          </table:table-cell>
          <table:table-cell table:formula="of:=[.B673]+131" office:value-type="float" office:value="88291" calcext:value-type="float">
            <text:p>88291</text:p>
          </table:table-cell>
          <table:table-cell/>
          <table:table-cell table:formula="of:=[.D673]+[.E674]" office:value-type="float" office:value="6984021382" calcext:value-type="float">
            <text:p>6984021382</text:p>
          </table:table-cell>
          <table:table-cell table:formula="of:=[.G674]*7627" office:value-type="float" office:value="20531884" calcext:value-type="float">
            <text:p>20531884</text:p>
          </table:table-cell>
          <table:table-cell/>
          <table:table-cell table:formula="of:=[.G672]+8" office:value-type="float" office:value="2692" calcext:value-type="float">
            <text:p>2692</text:p>
          </table:table-cell>
          <table:table-cell table:number-columns-repeated="7"/>
        </table:table-row>
        <table:table-row table:style-name="ro1">
          <table:table-cell table:formula="of:=[.A674]+15295" office:value-type="float" office:value="10316356" calcext:value-type="float">
            <text:p>10316356</text:p>
          </table:table-cell>
          <table:table-cell table:formula="of:=[.B674]+131" office:value-type="float" office:value="88422" calcext:value-type="float">
            <text:p>88422</text:p>
          </table:table-cell>
          <table:table-cell/>
          <table:table-cell table:formula="of:=[.D674]+[.E675]" office:value-type="float" office:value="7004969302" calcext:value-type="float">
            <text:p>7004969302</text:p>
          </table:table-cell>
          <table:table-cell table:formula="of:=[.F675]*7770" office:value-type="float" office:value="20947920" calcext:value-type="float">
            <text:p>20947920</text:p>
          </table:table-cell>
          <table:table-cell table:formula="of:=[.F673]+8" office:value-type="float" office:value="2696" calcext:value-type="float">
            <text:p>2696</text:p>
          </table:table-cell>
          <table:table-cell table:number-columns-repeated="8"/>
        </table:table-row>
        <table:table-row table:style-name="ro1">
          <table:table-cell table:formula="of:=[.A675]+15295" office:value-type="float" office:value="10331651" calcext:value-type="float">
            <text:p>10331651</text:p>
          </table:table-cell>
          <table:table-cell table:formula="of:=[.B675]+131" office:value-type="float" office:value="88553" calcext:value-type="float">
            <text:p>88553</text:p>
          </table:table-cell>
          <table:table-cell/>
          <table:table-cell table:formula="of:=[.D675]+[.E676]" office:value-type="float" office:value="7025562202" calcext:value-type="float">
            <text:p>7025562202</text:p>
          </table:table-cell>
          <table:table-cell table:formula="of:=[.G676]*7627" office:value-type="float" office:value="20592900" calcext:value-type="float">
            <text:p>20592900</text:p>
          </table:table-cell>
          <table:table-cell/>
          <table:table-cell table:formula="of:=[.G674]+8" office:value-type="float" office:value="2700" calcext:value-type="float">
            <text:p>2700</text:p>
          </table:table-cell>
          <table:table-cell table:number-columns-repeated="7"/>
        </table:table-row>
        <table:table-row table:style-name="ro1">
          <table:table-cell table:formula="of:=[.A676]+15295" office:value-type="float" office:value="10346946" calcext:value-type="float">
            <text:p>10346946</text:p>
          </table:table-cell>
          <table:table-cell table:formula="of:=[.B676]+131" office:value-type="float" office:value="88684" calcext:value-type="float">
            <text:p>88684</text:p>
          </table:table-cell>
          <table:table-cell/>
          <table:table-cell table:formula="of:=[.D676]+[.E677]" office:value-type="float" office:value="7046572282" calcext:value-type="float">
            <text:p>7046572282</text:p>
          </table:table-cell>
          <table:table-cell table:formula="of:=[.F677]*7770" office:value-type="float" office:value="21010080" calcext:value-type="float">
            <text:p>21010080</text:p>
          </table:table-cell>
          <table:table-cell table:formula="of:=[.F675]+8" office:value-type="float" office:value="2704" calcext:value-type="float">
            <text:p>2704</text:p>
          </table:table-cell>
          <table:table-cell table:number-columns-repeated="8"/>
        </table:table-row>
        <table:table-row table:style-name="ro1">
          <table:table-cell table:formula="of:=[.A677]+15295" office:value-type="float" office:value="10362241" calcext:value-type="float">
            <text:p>10362241</text:p>
          </table:table-cell>
          <table:table-cell table:formula="of:=[.B677]+131" office:value-type="float" office:value="88815" calcext:value-type="float">
            <text:p>88815</text:p>
          </table:table-cell>
          <table:table-cell/>
          <table:table-cell table:formula="of:=[.D677]+[.E678]" office:value-type="float" office:value="7067226198" calcext:value-type="float">
            <text:p>7067226198</text:p>
          </table:table-cell>
          <table:table-cell table:formula="of:=[.G678]*7627" office:value-type="float" office:value="20653916" calcext:value-type="float">
            <text:p>20653916</text:p>
          </table:table-cell>
          <table:table-cell/>
          <table:table-cell table:formula="of:=[.G676]+8" office:value-type="float" office:value="2708" calcext:value-type="float">
            <text:p>2708</text:p>
          </table:table-cell>
          <table:table-cell table:number-columns-repeated="7"/>
        </table:table-row>
        <table:table-row table:style-name="ro1">
          <table:table-cell table:formula="of:=[.A678]+15295" office:value-type="float" office:value="10377536" calcext:value-type="float">
            <text:p>10377536</text:p>
          </table:table-cell>
          <table:table-cell table:formula="of:=[.B678]+131" office:value-type="float" office:value="88946" calcext:value-type="float">
            <text:p>88946</text:p>
          </table:table-cell>
          <table:table-cell/>
          <table:table-cell table:formula="of:=[.D678]+[.E679]" office:value-type="float" office:value="7088298438" calcext:value-type="float">
            <text:p>7088298438</text:p>
          </table:table-cell>
          <table:table-cell table:formula="of:=[.F679]*7770" office:value-type="float" office:value="21072240" calcext:value-type="float">
            <text:p>21072240</text:p>
          </table:table-cell>
          <table:table-cell table:formula="of:=[.F677]+8" office:value-type="float" office:value="2712" calcext:value-type="float">
            <text:p>2712</text:p>
          </table:table-cell>
          <table:table-cell table:number-columns-repeated="8"/>
        </table:table-row>
        <table:table-row table:style-name="ro1">
          <table:table-cell table:formula="of:=[.A679]+15295" office:value-type="float" office:value="10392831" calcext:value-type="float">
            <text:p>10392831</text:p>
          </table:table-cell>
          <table:table-cell table:formula="of:=[.B679]+131" office:value-type="float" office:value="89077" calcext:value-type="float">
            <text:p>89077</text:p>
          </table:table-cell>
          <table:table-cell/>
          <table:table-cell table:formula="of:=[.D679]+[.E680]" office:value-type="float" office:value="7109013370" calcext:value-type="float">
            <text:p>7109013370</text:p>
          </table:table-cell>
          <table:table-cell table:formula="of:=[.G680]*7627" office:value-type="float" office:value="20714932" calcext:value-type="float">
            <text:p>20714932</text:p>
          </table:table-cell>
          <table:table-cell/>
          <table:table-cell table:formula="of:=[.G678]+8" office:value-type="float" office:value="2716" calcext:value-type="float">
            <text:p>2716</text:p>
          </table:table-cell>
          <table:table-cell table:number-columns-repeated="7"/>
        </table:table-row>
        <table:table-row table:style-name="ro1">
          <table:table-cell table:formula="of:=[.A680]+15295" office:value-type="float" office:value="10408126" calcext:value-type="float">
            <text:p>10408126</text:p>
          </table:table-cell>
          <table:table-cell table:formula="of:=[.B680]+131" office:value-type="float" office:value="89208" calcext:value-type="float">
            <text:p>89208</text:p>
          </table:table-cell>
          <table:table-cell/>
          <table:table-cell table:formula="of:=[.D680]+[.E681]" office:value-type="float" office:value="7130147770" calcext:value-type="float">
            <text:p>7130147770</text:p>
          </table:table-cell>
          <table:table-cell table:formula="of:=[.F681]*7770" office:value-type="float" office:value="21134400" calcext:value-type="float">
            <text:p>21134400</text:p>
          </table:table-cell>
          <table:table-cell table:formula="of:=[.F679]+8" office:value-type="float" office:value="2720" calcext:value-type="float">
            <text:p>2720</text:p>
          </table:table-cell>
          <table:table-cell table:number-columns-repeated="8"/>
        </table:table-row>
        <table:table-row table:style-name="ro1">
          <table:table-cell table:formula="of:=[.A681]+15295" office:value-type="float" office:value="10423421" calcext:value-type="float">
            <text:p>10423421</text:p>
          </table:table-cell>
          <table:table-cell table:formula="of:=[.B681]+131" office:value-type="float" office:value="89339" calcext:value-type="float">
            <text:p>89339</text:p>
          </table:table-cell>
          <table:table-cell/>
          <table:table-cell table:formula="of:=[.D681]+[.E682]" office:value-type="float" office:value="7150923718" calcext:value-type="float">
            <text:p>7150923718</text:p>
          </table:table-cell>
          <table:table-cell table:formula="of:=[.G682]*7627" office:value-type="float" office:value="20775948" calcext:value-type="float">
            <text:p>20775948</text:p>
          </table:table-cell>
          <table:table-cell/>
          <table:table-cell table:formula="of:=[.G680]+8" office:value-type="float" office:value="2724" calcext:value-type="float">
            <text:p>2724</text:p>
          </table:table-cell>
          <table:table-cell table:number-columns-repeated="7"/>
        </table:table-row>
        <table:table-row table:style-name="ro1">
          <table:table-cell table:formula="of:=[.A682]+15295" office:value-type="float" office:value="10438716" calcext:value-type="float">
            <text:p>10438716</text:p>
          </table:table-cell>
          <table:table-cell table:formula="of:=[.B682]+131" office:value-type="float" office:value="89470" calcext:value-type="float">
            <text:p>89470</text:p>
          </table:table-cell>
          <table:table-cell/>
          <table:table-cell table:formula="of:=[.D682]+[.E683]" office:value-type="float" office:value="7172120278" calcext:value-type="float">
            <text:p>7172120278</text:p>
          </table:table-cell>
          <table:table-cell table:formula="of:=[.F683]*7770" office:value-type="float" office:value="21196560" calcext:value-type="float">
            <text:p>21196560</text:p>
          </table:table-cell>
          <table:table-cell table:formula="of:=[.F681]+8" office:value-type="float" office:value="2728" calcext:value-type="float">
            <text:p>2728</text:p>
          </table:table-cell>
          <table:table-cell table:number-columns-repeated="8"/>
        </table:table-row>
        <table:table-row table:style-name="ro1">
          <table:table-cell table:formula="of:=[.A683]+15295" office:value-type="float" office:value="10454011" calcext:value-type="float">
            <text:p>10454011</text:p>
          </table:table-cell>
          <table:table-cell table:formula="of:=[.B683]+131" office:value-type="float" office:value="89601" calcext:value-type="float">
            <text:p>89601</text:p>
          </table:table-cell>
          <table:table-cell/>
          <table:table-cell table:formula="of:=[.D683]+[.E684]" office:value-type="float" office:value="7192957242" calcext:value-type="float">
            <text:p>7192957242</text:p>
          </table:table-cell>
          <table:table-cell table:formula="of:=[.G684]*7627" office:value-type="float" office:value="20836964" calcext:value-type="float">
            <text:p>20836964</text:p>
          </table:table-cell>
          <table:table-cell/>
          <table:table-cell table:formula="of:=[.G682]+8" office:value-type="float" office:value="2732" calcext:value-type="float">
            <text:p>2732</text:p>
          </table:table-cell>
          <table:table-cell table:number-columns-repeated="7"/>
        </table:table-row>
        <table:table-row table:style-name="ro1">
          <table:table-cell table:formula="of:=[.A684]+15295" office:value-type="float" office:value="10469306" calcext:value-type="float">
            <text:p>10469306</text:p>
          </table:table-cell>
          <table:table-cell table:formula="of:=[.B684]+131" office:value-type="float" office:value="89732" calcext:value-type="float">
            <text:p>89732</text:p>
          </table:table-cell>
          <table:table-cell/>
          <table:table-cell table:formula="of:=[.D684]+[.E685]" office:value-type="float" office:value="7214215962" calcext:value-type="float">
            <text:p>7214215962</text:p>
          </table:table-cell>
          <table:table-cell table:formula="of:=[.F685]*7770" office:value-type="float" office:value="21258720" calcext:value-type="float">
            <text:p>21258720</text:p>
          </table:table-cell>
          <table:table-cell table:formula="of:=[.F683]+8" office:value-type="float" office:value="2736" calcext:value-type="float">
            <text:p>2736</text:p>
          </table:table-cell>
          <table:table-cell table:number-columns-repeated="8"/>
        </table:table-row>
        <table:table-row table:style-name="ro1">
          <table:table-cell table:formula="of:=[.A685]+15295" office:value-type="float" office:value="10484601" calcext:value-type="float">
            <text:p>10484601</text:p>
          </table:table-cell>
          <table:table-cell table:formula="of:=[.B685]+131" office:value-type="float" office:value="89863" calcext:value-type="float">
            <text:p>89863</text:p>
          </table:table-cell>
          <table:table-cell/>
          <table:table-cell table:formula="of:=[.D685]+[.E686]" office:value-type="float" office:value="7235113942" calcext:value-type="float">
            <text:p>7235113942</text:p>
          </table:table-cell>
          <table:table-cell table:formula="of:=[.G686]*7627" office:value-type="float" office:value="20897980" calcext:value-type="float">
            <text:p>20897980</text:p>
          </table:table-cell>
          <table:table-cell/>
          <table:table-cell table:formula="of:=[.G684]+8" office:value-type="float" office:value="2740" calcext:value-type="float">
            <text:p>2740</text:p>
          </table:table-cell>
          <table:table-cell table:number-columns-repeated="7"/>
        </table:table-row>
        <table:table-row table:style-name="ro1">
          <table:table-cell table:formula="of:=[.A686]+15295" office:value-type="float" office:value="10499896" calcext:value-type="float">
            <text:p>10499896</text:p>
          </table:table-cell>
          <table:table-cell table:formula="of:=[.B686]+131" office:value-type="float" office:value="89994" calcext:value-type="float">
            <text:p>89994</text:p>
          </table:table-cell>
          <table:table-cell/>
          <table:table-cell table:formula="of:=[.D686]+[.E687]" office:value-type="float" office:value="7256434822" calcext:value-type="float">
            <text:p>7256434822</text:p>
          </table:table-cell>
          <table:table-cell table:formula="of:=[.F687]*7770" office:value-type="float" office:value="21320880" calcext:value-type="float">
            <text:p>21320880</text:p>
          </table:table-cell>
          <table:table-cell table:formula="of:=[.F685]+8" office:value-type="float" office:value="2744" calcext:value-type="float">
            <text:p>2744</text:p>
          </table:table-cell>
          <table:table-cell table:number-columns-repeated="8"/>
        </table:table-row>
        <table:table-row table:style-name="ro1">
          <table:table-cell table:formula="of:=[.A687]+15295" office:value-type="float" office:value="10515191" calcext:value-type="float">
            <text:p>10515191</text:p>
          </table:table-cell>
          <table:table-cell table:formula="of:=[.B687]+131" office:value-type="float" office:value="90125" calcext:value-type="float">
            <text:p>90125</text:p>
          </table:table-cell>
          <table:table-cell/>
          <table:table-cell table:formula="of:=[.D687]+[.E688]" office:value-type="float" office:value="7277393818" calcext:value-type="float">
            <text:p>7277393818</text:p>
          </table:table-cell>
          <table:table-cell table:formula="of:=[.G688]*7627" office:value-type="float" office:value="20958996" calcext:value-type="float">
            <text:p>20958996</text:p>
          </table:table-cell>
          <table:table-cell/>
          <table:table-cell table:formula="of:=[.G686]+8" office:value-type="float" office:value="2748" calcext:value-type="float">
            <text:p>2748</text:p>
          </table:table-cell>
          <table:table-cell table:number-columns-repeated="7"/>
        </table:table-row>
        <table:table-row table:style-name="ro1">
          <table:table-cell table:formula="of:=[.A688]+15295" office:value-type="float" office:value="10530486" calcext:value-type="float">
            <text:p>10530486</text:p>
          </table:table-cell>
          <table:table-cell table:formula="of:=[.B688]+131" office:value-type="float" office:value="90256" calcext:value-type="float">
            <text:p>90256</text:p>
          </table:table-cell>
          <table:table-cell/>
          <table:table-cell table:formula="of:=[.D688]+[.E689]" office:value-type="float" office:value="7298776858" calcext:value-type="float">
            <text:p>7298776858</text:p>
          </table:table-cell>
          <table:table-cell table:formula="of:=[.F689]*7770" office:value-type="float" office:value="21383040" calcext:value-type="float">
            <text:p>21383040</text:p>
          </table:table-cell>
          <table:table-cell table:formula="of:=[.F687]+8" office:value-type="float" office:value="2752" calcext:value-type="float">
            <text:p>2752</text:p>
          </table:table-cell>
          <table:table-cell table:number-columns-repeated="8"/>
        </table:table-row>
        <table:table-row table:style-name="ro1">
          <table:table-cell table:formula="of:=[.A689]+15295" office:value-type="float" office:value="10545781" calcext:value-type="float">
            <text:p>10545781</text:p>
          </table:table-cell>
          <table:table-cell table:formula="of:=[.B689]+131" office:value-type="float" office:value="90387" calcext:value-type="float">
            <text:p>90387</text:p>
          </table:table-cell>
          <table:table-cell/>
          <table:table-cell table:formula="of:=[.D689]+[.E690]" office:value-type="float" office:value="7319796870" calcext:value-type="float">
            <text:p>7319796870</text:p>
          </table:table-cell>
          <table:table-cell table:formula="of:=[.G690]*7627" office:value-type="float" office:value="21020012" calcext:value-type="float">
            <text:p>21020012</text:p>
          </table:table-cell>
          <table:table-cell/>
          <table:table-cell table:formula="of:=[.G688]+8" office:value-type="float" office:value="2756" calcext:value-type="float">
            <text:p>2756</text:p>
          </table:table-cell>
          <table:table-cell table:number-columns-repeated="7"/>
        </table:table-row>
        <table:table-row table:style-name="ro1">
          <table:table-cell table:formula="of:=[.A690]+15295" office:value-type="float" office:value="10561076" calcext:value-type="float">
            <text:p>10561076</text:p>
          </table:table-cell>
          <table:table-cell table:formula="of:=[.B690]+131" office:value-type="float" office:value="90518" calcext:value-type="float">
            <text:p>90518</text:p>
          </table:table-cell>
          <table:table-cell/>
          <table:table-cell table:formula="of:=[.D690]+[.E691]" office:value-type="float" office:value="7341242070" calcext:value-type="float">
            <text:p>7341242070</text:p>
          </table:table-cell>
          <table:table-cell table:formula="of:=[.F691]*7770" office:value-type="float" office:value="21445200" calcext:value-type="float">
            <text:p>21445200</text:p>
          </table:table-cell>
          <table:table-cell table:formula="of:=[.F689]+8" office:value-type="float" office:value="2760" calcext:value-type="float">
            <text:p>2760</text:p>
          </table:table-cell>
          <table:table-cell table:number-columns-repeated="8"/>
        </table:table-row>
        <table:table-row table:style-name="ro1">
          <table:table-cell table:formula="of:=[.A691]+15295" office:value-type="float" office:value="10576371" calcext:value-type="float">
            <text:p>10576371</text:p>
          </table:table-cell>
          <table:table-cell table:formula="of:=[.B691]+131" office:value-type="float" office:value="90649" calcext:value-type="float">
            <text:p>90649</text:p>
          </table:table-cell>
          <table:table-cell/>
          <table:table-cell table:formula="of:=[.D691]+[.E692]" office:value-type="float" office:value="7362323098" calcext:value-type="float">
            <text:p>7362323098</text:p>
          </table:table-cell>
          <table:table-cell table:formula="of:=[.G692]*7627" office:value-type="float" office:value="21081028" calcext:value-type="float">
            <text:p>21081028</text:p>
          </table:table-cell>
          <table:table-cell/>
          <table:table-cell table:formula="of:=[.G690]+8" office:value-type="float" office:value="2764" calcext:value-type="float">
            <text:p>2764</text:p>
          </table:table-cell>
          <table:table-cell table:number-columns-repeated="7"/>
        </table:table-row>
        <table:table-row table:style-name="ro1">
          <table:table-cell table:formula="of:=[.A692]+15295" office:value-type="float" office:value="10591666" calcext:value-type="float">
            <text:p>10591666</text:p>
          </table:table-cell>
          <table:table-cell table:formula="of:=[.B692]+131" office:value-type="float" office:value="90780" calcext:value-type="float">
            <text:p>90780</text:p>
          </table:table-cell>
          <table:table-cell/>
          <table:table-cell table:formula="of:=[.D692]+[.E693]" office:value-type="float" office:value="7383830458" calcext:value-type="float">
            <text:p>7383830458</text:p>
          </table:table-cell>
          <table:table-cell table:formula="of:=[.F693]*7770" office:value-type="float" office:value="21507360" calcext:value-type="float">
            <text:p>21507360</text:p>
          </table:table-cell>
          <table:table-cell table:formula="of:=[.F691]+8" office:value-type="float" office:value="2768" calcext:value-type="float">
            <text:p>2768</text:p>
          </table:table-cell>
          <table:table-cell table:number-columns-repeated="8"/>
        </table:table-row>
        <table:table-row table:style-name="ro1">
          <table:table-cell table:formula="of:=[.A693]+15295" office:value-type="float" office:value="10606961" calcext:value-type="float">
            <text:p>10606961</text:p>
          </table:table-cell>
          <table:table-cell table:formula="of:=[.B693]+131" office:value-type="float" office:value="90911" calcext:value-type="float">
            <text:p>90911</text:p>
          </table:table-cell>
          <table:table-cell/>
          <table:table-cell table:formula="of:=[.D693]+[.E694]" office:value-type="float" office:value="7404972502" calcext:value-type="float">
            <text:p>7404972502</text:p>
          </table:table-cell>
          <table:table-cell table:formula="of:=[.G694]*7627" office:value-type="float" office:value="21142044" calcext:value-type="float">
            <text:p>21142044</text:p>
          </table:table-cell>
          <table:table-cell/>
          <table:table-cell table:formula="of:=[.G692]+8" office:value-type="float" office:value="2772" calcext:value-type="float">
            <text:p>2772</text:p>
          </table:table-cell>
          <table:table-cell table:number-columns-repeated="7"/>
        </table:table-row>
        <table:table-row table:style-name="ro1">
          <table:table-cell table:formula="of:=[.A694]+15295" office:value-type="float" office:value="10622256" calcext:value-type="float">
            <text:p>10622256</text:p>
          </table:table-cell>
          <table:table-cell table:formula="of:=[.B694]+131" office:value-type="float" office:value="91042" calcext:value-type="float">
            <text:p>91042</text:p>
          </table:table-cell>
          <table:table-cell/>
          <table:table-cell table:formula="of:=[.D694]+[.E695]" office:value-type="float" office:value="7426542022" calcext:value-type="float">
            <text:p>7426542022</text:p>
          </table:table-cell>
          <table:table-cell table:formula="of:=[.F695]*7770" office:value-type="float" office:value="21569520" calcext:value-type="float">
            <text:p>21569520</text:p>
          </table:table-cell>
          <table:table-cell table:formula="of:=[.F693]+8" office:value-type="float" office:value="2776" calcext:value-type="float">
            <text:p>2776</text:p>
          </table:table-cell>
          <table:table-cell table:number-columns-repeated="8"/>
        </table:table-row>
        <table:table-row table:style-name="ro1">
          <table:table-cell table:formula="of:=[.A695]+15295" office:value-type="float" office:value="10637551" calcext:value-type="float">
            <text:p>10637551</text:p>
          </table:table-cell>
          <table:table-cell table:formula="of:=[.B695]+131" office:value-type="float" office:value="91173" calcext:value-type="float">
            <text:p>91173</text:p>
          </table:table-cell>
          <table:table-cell/>
          <table:table-cell table:formula="of:=[.D695]+[.E696]" office:value-type="float" office:value="7447745082" calcext:value-type="float">
            <text:p>7447745082</text:p>
          </table:table-cell>
          <table:table-cell table:formula="of:=[.G696]*7627" office:value-type="float" office:value="21203060" calcext:value-type="float">
            <text:p>21203060</text:p>
          </table:table-cell>
          <table:table-cell/>
          <table:table-cell table:formula="of:=[.G694]+8" office:value-type="float" office:value="2780" calcext:value-type="float">
            <text:p>2780</text:p>
          </table:table-cell>
          <table:table-cell table:number-columns-repeated="7"/>
        </table:table-row>
        <table:table-row table:style-name="ro1">
          <table:table-cell table:formula="of:=[.A696]+15295" office:value-type="float" office:value="10652846" calcext:value-type="float">
            <text:p>10652846</text:p>
          </table:table-cell>
          <table:table-cell table:formula="of:=[.B696]+131" office:value-type="float" office:value="91304" calcext:value-type="float">
            <text:p>91304</text:p>
          </table:table-cell>
          <table:table-cell/>
          <table:table-cell table:formula="of:=[.D696]+[.E697]" office:value-type="float" office:value="7469376762" calcext:value-type="float">
            <text:p>7469376762</text:p>
          </table:table-cell>
          <table:table-cell table:formula="of:=[.F697]*7770" office:value-type="float" office:value="21631680" calcext:value-type="float">
            <text:p>21631680</text:p>
          </table:table-cell>
          <table:table-cell table:formula="of:=[.F695]+8" office:value-type="float" office:value="2784" calcext:value-type="float">
            <text:p>2784</text:p>
          </table:table-cell>
          <table:table-cell table:number-columns-repeated="8"/>
        </table:table-row>
        <table:table-row table:style-name="ro1">
          <table:table-cell table:formula="of:=[.A697]+15295" office:value-type="float" office:value="10668141" calcext:value-type="float">
            <text:p>10668141</text:p>
          </table:table-cell>
          <table:table-cell table:formula="of:=[.B697]+131" office:value-type="float" office:value="91435" calcext:value-type="float">
            <text:p>91435</text:p>
          </table:table-cell>
          <table:table-cell/>
          <table:table-cell table:formula="of:=[.D697]+[.E698]" office:value-type="float" office:value="7490640838" calcext:value-type="float">
            <text:p>7490640838</text:p>
          </table:table-cell>
          <table:table-cell table:formula="of:=[.G698]*7627" office:value-type="float" office:value="21264076" calcext:value-type="float">
            <text:p>21264076</text:p>
          </table:table-cell>
          <table:table-cell/>
          <table:table-cell table:formula="of:=[.G696]+8" office:value-type="float" office:value="2788" calcext:value-type="float">
            <text:p>2788</text:p>
          </table:table-cell>
          <table:table-cell table:number-columns-repeated="7"/>
        </table:table-row>
        <table:table-row table:style-name="ro1">
          <table:table-cell table:formula="of:=[.A698]+15295" office:value-type="float" office:value="10683436" calcext:value-type="float">
            <text:p>10683436</text:p>
          </table:table-cell>
          <table:table-cell table:formula="of:=[.B698]+131" office:value-type="float" office:value="91566" calcext:value-type="float">
            <text:p>91566</text:p>
          </table:table-cell>
          <table:table-cell/>
          <table:table-cell table:formula="of:=[.D698]+[.E699]" office:value-type="float" office:value="7512334678" calcext:value-type="float">
            <text:p>7512334678</text:p>
          </table:table-cell>
          <table:table-cell table:formula="of:=[.F699]*7770" office:value-type="float" office:value="21693840" calcext:value-type="float">
            <text:p>21693840</text:p>
          </table:table-cell>
          <table:table-cell table:formula="of:=[.F697]+8" office:value-type="float" office:value="2792" calcext:value-type="float">
            <text:p>2792</text:p>
          </table:table-cell>
          <table:table-cell table:number-columns-repeated="8"/>
        </table:table-row>
        <table:table-row table:style-name="ro1">
          <table:table-cell table:formula="of:=[.A699]+15295" office:value-type="float" office:value="10698731" calcext:value-type="float">
            <text:p>10698731</text:p>
          </table:table-cell>
          <table:table-cell table:formula="of:=[.B699]+131" office:value-type="float" office:value="91697" calcext:value-type="float">
            <text:p>91697</text:p>
          </table:table-cell>
          <table:table-cell/>
          <table:table-cell table:formula="of:=[.D699]+[.E700]" office:value-type="float" office:value="7533659770" calcext:value-type="float">
            <text:p>7533659770</text:p>
          </table:table-cell>
          <table:table-cell table:formula="of:=[.G700]*7627" office:value-type="float" office:value="21325092" calcext:value-type="float">
            <text:p>21325092</text:p>
          </table:table-cell>
          <table:table-cell/>
          <table:table-cell table:formula="of:=[.G698]+8" office:value-type="float" office:value="2796" calcext:value-type="float">
            <text:p>2796</text:p>
          </table:table-cell>
          <table:table-cell table:number-columns-repeated="7"/>
        </table:table-row>
        <table:table-row table:style-name="ro1">
          <table:table-cell table:formula="of:=[.A700]+15295" office:value-type="float" office:value="10714026" calcext:value-type="float">
            <text:p>10714026</text:p>
          </table:table-cell>
          <table:table-cell table:formula="of:=[.B700]+131" office:value-type="float" office:value="91828" calcext:value-type="float">
            <text:p>91828</text:p>
          </table:table-cell>
          <table:table-cell/>
          <table:table-cell table:formula="of:=[.D700]+[.E701]" office:value-type="float" office:value="7555415770" calcext:value-type="float">
            <text:p>7555415770</text:p>
          </table:table-cell>
          <table:table-cell table:formula="of:=[.F701]*7770" office:value-type="float" office:value="21756000" calcext:value-type="float">
            <text:p>21756000</text:p>
          </table:table-cell>
          <table:table-cell table:formula="of:=[.F699]+8" office:value-type="float" office:value="2800" calcext:value-type="float">
            <text:p>2800</text:p>
          </table:table-cell>
          <table:table-cell table:number-columns-repeated="8"/>
        </table:table-row>
        <table:table-row table:style-name="ro1">
          <table:table-cell table:formula="of:=[.A701]+15295" office:value-type="float" office:value="10729321" calcext:value-type="float">
            <text:p>10729321</text:p>
          </table:table-cell>
          <table:table-cell table:formula="of:=[.B701]+131" office:value-type="float" office:value="91959" calcext:value-type="float">
            <text:p>91959</text:p>
          </table:table-cell>
          <table:table-cell/>
          <table:table-cell table:formula="of:=[.D701]+[.E702]" office:value-type="float" office:value="7576801878" calcext:value-type="float">
            <text:p>7576801878</text:p>
          </table:table-cell>
          <table:table-cell table:formula="of:=[.G702]*7627" office:value-type="float" office:value="21386108" calcext:value-type="float">
            <text:p>21386108</text:p>
          </table:table-cell>
          <table:table-cell/>
          <table:table-cell table:formula="of:=[.G700]+8" office:value-type="float" office:value="2804" calcext:value-type="float">
            <text:p>2804</text:p>
          </table:table-cell>
          <table:table-cell table:number-columns-repeated="7"/>
        </table:table-row>
        <table:table-row table:style-name="ro1">
          <table:table-cell table:formula="of:=[.A702]+15295" office:value-type="float" office:value="10744616" calcext:value-type="float">
            <text:p>10744616</text:p>
          </table:table-cell>
          <table:table-cell table:formula="of:=[.B702]+131" office:value-type="float" office:value="92090" calcext:value-type="float">
            <text:p>92090</text:p>
          </table:table-cell>
          <table:table-cell/>
          <table:table-cell table:formula="of:=[.D702]+[.E703]" office:value-type="float" office:value="7598620038" calcext:value-type="float">
            <text:p>7598620038</text:p>
          </table:table-cell>
          <table:table-cell table:formula="of:=[.F703]*7770" office:value-type="float" office:value="21818160" calcext:value-type="float">
            <text:p>21818160</text:p>
          </table:table-cell>
          <table:table-cell table:formula="of:=[.F701]+8" office:value-type="float" office:value="2808" calcext:value-type="float">
            <text:p>2808</text:p>
          </table:table-cell>
          <table:table-cell table:number-columns-repeated="8"/>
        </table:table-row>
        <table:table-row table:style-name="ro1">
          <table:table-cell table:formula="of:=[.A703]+15295" office:value-type="float" office:value="10759911" calcext:value-type="float">
            <text:p>10759911</text:p>
          </table:table-cell>
          <table:table-cell table:formula="of:=[.B703]+131" office:value-type="float" office:value="92221" calcext:value-type="float">
            <text:p>92221</text:p>
          </table:table-cell>
          <table:table-cell/>
          <table:table-cell table:formula="of:=[.D703]+[.E704]" office:value-type="float" office:value="7620067162" calcext:value-type="float">
            <text:p>7620067162</text:p>
          </table:table-cell>
          <table:table-cell table:formula="of:=[.G704]*7627" office:value-type="float" office:value="21447124" calcext:value-type="float">
            <text:p>21447124</text:p>
          </table:table-cell>
          <table:table-cell/>
          <table:table-cell table:formula="of:=[.G702]+8" office:value-type="float" office:value="2812" calcext:value-type="float">
            <text:p>2812</text:p>
          </table:table-cell>
          <table:table-cell table:number-columns-repeated="7"/>
        </table:table-row>
        <table:table-row table:style-name="ro1">
          <table:table-cell table:formula="of:=[.A704]+15295" office:value-type="float" office:value="10775206" calcext:value-type="float">
            <text:p>10775206</text:p>
          </table:table-cell>
          <table:table-cell table:formula="of:=[.B704]+131" office:value-type="float" office:value="92352" calcext:value-type="float">
            <text:p>92352</text:p>
          </table:table-cell>
          <table:table-cell/>
          <table:table-cell table:formula="of:=[.D704]+[.E705]" office:value-type="float" office:value="7641947482" calcext:value-type="float">
            <text:p>7641947482</text:p>
          </table:table-cell>
          <table:table-cell table:formula="of:=[.F705]*7770" office:value-type="float" office:value="21880320" calcext:value-type="float">
            <text:p>21880320</text:p>
          </table:table-cell>
          <table:table-cell table:formula="of:=[.F703]+8" office:value-type="float" office:value="2816" calcext:value-type="float">
            <text:p>2816</text:p>
          </table:table-cell>
          <table:table-cell table:number-columns-repeated="8"/>
        </table:table-row>
        <table:table-row table:style-name="ro1">
          <table:table-cell table:formula="of:=[.A705]+15295" office:value-type="float" office:value="10790501" calcext:value-type="float">
            <text:p>10790501</text:p>
          </table:table-cell>
          <table:table-cell table:formula="of:=[.B705]+131" office:value-type="float" office:value="92483" calcext:value-type="float">
            <text:p>92483</text:p>
          </table:table-cell>
          <table:table-cell/>
          <table:table-cell table:formula="of:=[.D705]+[.E706]" office:value-type="float" office:value="7663455622" calcext:value-type="float">
            <text:p>7663455622</text:p>
          </table:table-cell>
          <table:table-cell table:formula="of:=[.G706]*7627" office:value-type="float" office:value="21508140" calcext:value-type="float">
            <text:p>21508140</text:p>
          </table:table-cell>
          <table:table-cell/>
          <table:table-cell table:formula="of:=[.G704]+8" office:value-type="float" office:value="2820" calcext:value-type="float">
            <text:p>2820</text:p>
          </table:table-cell>
          <table:table-cell table:number-columns-repeated="7"/>
        </table:table-row>
        <table:table-row table:style-name="ro1">
          <table:table-cell table:formula="of:=[.A706]+15295" office:value-type="float" office:value="10805796" calcext:value-type="float">
            <text:p>10805796</text:p>
          </table:table-cell>
          <table:table-cell table:formula="of:=[.B706]+131" office:value-type="float" office:value="92614" calcext:value-type="float">
            <text:p>92614</text:p>
          </table:table-cell>
          <table:table-cell/>
          <table:table-cell table:formula="of:=[.D706]+[.E707]" office:value-type="float" office:value="7685398102" calcext:value-type="float">
            <text:p>7685398102</text:p>
          </table:table-cell>
          <table:table-cell table:formula="of:=[.F707]*7770" office:value-type="float" office:value="21942480" calcext:value-type="float">
            <text:p>21942480</text:p>
          </table:table-cell>
          <table:table-cell table:formula="of:=[.F705]+8" office:value-type="float" office:value="2824" calcext:value-type="float">
            <text:p>2824</text:p>
          </table:table-cell>
          <table:table-cell table:number-columns-repeated="8"/>
        </table:table-row>
        <table:table-row table:style-name="ro1">
          <table:table-cell table:formula="of:=[.A707]+15295" office:value-type="float" office:value="10821091" calcext:value-type="float">
            <text:p>10821091</text:p>
          </table:table-cell>
          <table:table-cell table:formula="of:=[.B707]+131" office:value-type="float" office:value="92745" calcext:value-type="float">
            <text:p>92745</text:p>
          </table:table-cell>
          <table:table-cell/>
          <table:table-cell table:formula="of:=[.D707]+[.E708]" office:value-type="float" office:value="7706967258" calcext:value-type="float">
            <text:p>7706967258</text:p>
          </table:table-cell>
          <table:table-cell table:formula="of:=[.G708]*7627" office:value-type="float" office:value="21569156" calcext:value-type="float">
            <text:p>21569156</text:p>
          </table:table-cell>
          <table:table-cell/>
          <table:table-cell table:formula="of:=[.G706]+8" office:value-type="float" office:value="2828" calcext:value-type="float">
            <text:p>2828</text:p>
          </table:table-cell>
          <table:table-cell table:number-columns-repeated="7"/>
        </table:table-row>
        <table:table-row table:style-name="ro1">
          <table:table-cell table:formula="of:=[.A708]+15295" office:value-type="float" office:value="10836386" calcext:value-type="float">
            <text:p>10836386</text:p>
          </table:table-cell>
          <table:table-cell table:formula="of:=[.B708]+131" office:value-type="float" office:value="92876" calcext:value-type="float">
            <text:p>92876</text:p>
          </table:table-cell>
          <table:table-cell/>
          <table:table-cell table:formula="of:=[.D708]+[.E709]" office:value-type="float" office:value="7728971898" calcext:value-type="float">
            <text:p>7728971898</text:p>
          </table:table-cell>
          <table:table-cell table:formula="of:=[.F709]*7770" office:value-type="float" office:value="22004640" calcext:value-type="float">
            <text:p>22004640</text:p>
          </table:table-cell>
          <table:table-cell table:formula="of:=[.F707]+8" office:value-type="float" office:value="2832" calcext:value-type="float">
            <text:p>2832</text:p>
          </table:table-cell>
          <table:table-cell table:number-columns-repeated="8"/>
        </table:table-row>
        <table:table-row table:style-name="ro1">
          <table:table-cell table:formula="of:=[.A709]+15295" office:value-type="float" office:value="10851681" calcext:value-type="float">
            <text:p>10851681</text:p>
          </table:table-cell>
          <table:table-cell table:formula="of:=[.B709]+131" office:value-type="float" office:value="93007" calcext:value-type="float">
            <text:p>93007</text:p>
          </table:table-cell>
          <table:table-cell/>
          <table:table-cell table:formula="of:=[.D709]+[.E710]" office:value-type="float" office:value="7750602070" calcext:value-type="float">
            <text:p>7750602070</text:p>
          </table:table-cell>
          <table:table-cell table:formula="of:=[.G710]*7627" office:value-type="float" office:value="21630172" calcext:value-type="float">
            <text:p>21630172</text:p>
          </table:table-cell>
          <table:table-cell/>
          <table:table-cell table:formula="of:=[.G708]+8" office:value-type="float" office:value="2836" calcext:value-type="float">
            <text:p>2836</text:p>
          </table:table-cell>
          <table:table-cell table:number-columns-repeated="7"/>
        </table:table-row>
        <table:table-row table:style-name="ro1">
          <table:table-cell table:formula="of:=[.A710]+15295" office:value-type="float" office:value="10866976" calcext:value-type="float">
            <text:p>10866976</text:p>
          </table:table-cell>
          <table:table-cell table:formula="of:=[.B710]+131" office:value-type="float" office:value="93138" calcext:value-type="float">
            <text:p>93138</text:p>
          </table:table-cell>
          <table:table-cell/>
          <table:table-cell table:formula="of:=[.D710]+[.E711]" office:value-type="float" office:value="7772668870" calcext:value-type="float">
            <text:p>7772668870</text:p>
          </table:table-cell>
          <table:table-cell table:formula="of:=[.F711]*7770" office:value-type="float" office:value="22066800" calcext:value-type="float">
            <text:p>22066800</text:p>
          </table:table-cell>
          <table:table-cell table:formula="of:=[.F709]+8" office:value-type="float" office:value="2840" calcext:value-type="float">
            <text:p>2840</text:p>
          </table:table-cell>
          <table:table-cell table:number-columns-repeated="8"/>
        </table:table-row>
        <table:table-row table:style-name="ro1">
          <table:table-cell table:formula="of:=[.A711]+15295" office:value-type="float" office:value="10882271" calcext:value-type="float">
            <text:p>10882271</text:p>
          </table:table-cell>
          <table:table-cell table:formula="of:=[.B711]+131" office:value-type="float" office:value="93269" calcext:value-type="float">
            <text:p>93269</text:p>
          </table:table-cell>
          <table:table-cell/>
          <table:table-cell table:formula="of:=[.D711]+[.E712]" office:value-type="float" office:value="7794360058" calcext:value-type="float">
            <text:p>7794360058</text:p>
          </table:table-cell>
          <table:table-cell table:formula="of:=[.G712]*7627" office:value-type="float" office:value="21691188" calcext:value-type="float">
            <text:p>21691188</text:p>
          </table:table-cell>
          <table:table-cell/>
          <table:table-cell table:formula="of:=[.G710]+8" office:value-type="float" office:value="2844" calcext:value-type="float">
            <text:p>2844</text:p>
          </table:table-cell>
          <table:table-cell table:number-columns-repeated="7"/>
        </table:table-row>
        <table:table-row table:style-name="ro1">
          <table:table-cell table:formula="of:=[.A712]+15295" office:value-type="float" office:value="10897566" calcext:value-type="float">
            <text:p>10897566</text:p>
          </table:table-cell>
          <table:table-cell table:formula="of:=[.B712]+131" office:value-type="float" office:value="93400" calcext:value-type="float">
            <text:p>93400</text:p>
          </table:table-cell>
          <table:table-cell/>
          <table:table-cell table:formula="of:=[.D712]+[.E713]" office:value-type="float" office:value="7816489018" calcext:value-type="float">
            <text:p>7816489018</text:p>
          </table:table-cell>
          <table:table-cell table:formula="of:=[.F713]*7770" office:value-type="float" office:value="22128960" calcext:value-type="float">
            <text:p>22128960</text:p>
          </table:table-cell>
          <table:table-cell table:formula="of:=[.F711]+8" office:value-type="float" office:value="2848" calcext:value-type="float">
            <text:p>2848</text:p>
          </table:table-cell>
          <table:table-cell table:number-columns-repeated="8"/>
        </table:table-row>
        <table:table-row table:style-name="ro1">
          <table:table-cell table:formula="of:=[.A713]+15295" office:value-type="float" office:value="10912861" calcext:value-type="float">
            <text:p>10912861</text:p>
          </table:table-cell>
          <table:table-cell table:formula="of:=[.B713]+131" office:value-type="float" office:value="93531" calcext:value-type="float">
            <text:p>93531</text:p>
          </table:table-cell>
          <table:table-cell/>
          <table:table-cell table:formula="of:=[.D713]+[.E714]" office:value-type="float" office:value="7838241222" calcext:value-type="float">
            <text:p>7838241222</text:p>
          </table:table-cell>
          <table:table-cell table:formula="of:=[.G714]*7627" office:value-type="float" office:value="21752204" calcext:value-type="float">
            <text:p>21752204</text:p>
          </table:table-cell>
          <table:table-cell/>
          <table:table-cell table:formula="of:=[.G712]+8" office:value-type="float" office:value="2852" calcext:value-type="float">
            <text:p>2852</text:p>
          </table:table-cell>
          <table:table-cell table:number-columns-repeated="7"/>
        </table:table-row>
        <table:table-row table:style-name="ro1">
          <table:table-cell table:formula="of:=[.A714]+15295" office:value-type="float" office:value="10928156" calcext:value-type="float">
            <text:p>10928156</text:p>
          </table:table-cell>
          <table:table-cell table:formula="of:=[.B714]+131" office:value-type="float" office:value="93662" calcext:value-type="float">
            <text:p>93662</text:p>
          </table:table-cell>
          <table:table-cell/>
          <table:table-cell table:formula="of:=[.D714]+[.E715]" office:value-type="float" office:value="7860432342" calcext:value-type="float">
            <text:p>7860432342</text:p>
          </table:table-cell>
          <table:table-cell table:formula="of:=[.F715]*7770" office:value-type="float" office:value="22191120" calcext:value-type="float">
            <text:p>22191120</text:p>
          </table:table-cell>
          <table:table-cell table:formula="of:=[.F713]+8" office:value-type="float" office:value="2856" calcext:value-type="float">
            <text:p>2856</text:p>
          </table:table-cell>
          <table:table-cell table:number-columns-repeated="8"/>
        </table:table-row>
        <table:table-row table:style-name="ro1">
          <table:table-cell table:formula="of:=[.A715]+15295" office:value-type="float" office:value="10943451" calcext:value-type="float">
            <text:p>10943451</text:p>
          </table:table-cell>
          <table:table-cell table:formula="of:=[.B715]+131" office:value-type="float" office:value="93793" calcext:value-type="float">
            <text:p>93793</text:p>
          </table:table-cell>
          <table:table-cell/>
          <table:table-cell table:formula="of:=[.D715]+[.E716]" office:value-type="float" office:value="7882245562" calcext:value-type="float">
            <text:p>7882245562</text:p>
          </table:table-cell>
          <table:table-cell table:formula="of:=[.G716]*7627" office:value-type="float" office:value="21813220" calcext:value-type="float">
            <text:p>21813220</text:p>
          </table:table-cell>
          <table:table-cell/>
          <table:table-cell table:formula="of:=[.G714]+8" office:value-type="float" office:value="2860" calcext:value-type="float">
            <text:p>2860</text:p>
          </table:table-cell>
          <table:table-cell table:number-columns-repeated="7"/>
        </table:table-row>
        <table:table-row table:style-name="ro1">
          <table:table-cell table:formula="of:=[.A716]+15295" office:value-type="float" office:value="10958746" calcext:value-type="float">
            <text:p>10958746</text:p>
          </table:table-cell>
          <table:table-cell table:formula="of:=[.B716]+131" office:value-type="float" office:value="93924" calcext:value-type="float">
            <text:p>93924</text:p>
          </table:table-cell>
          <table:table-cell/>
          <table:table-cell table:formula="of:=[.D716]+[.E717]" office:value-type="float" office:value="7904498842" calcext:value-type="float">
            <text:p>7904498842</text:p>
          </table:table-cell>
          <table:table-cell table:formula="of:=[.F717]*7770" office:value-type="float" office:value="22253280" calcext:value-type="float">
            <text:p>22253280</text:p>
          </table:table-cell>
          <table:table-cell table:formula="of:=[.F715]+8" office:value-type="float" office:value="2864" calcext:value-type="float">
            <text:p>2864</text:p>
          </table:table-cell>
          <table:table-cell table:number-columns-repeated="8"/>
        </table:table-row>
        <table:table-row table:style-name="ro1">
          <table:table-cell table:formula="of:=[.A717]+15295" office:value-type="float" office:value="10974041" calcext:value-type="float">
            <text:p>10974041</text:p>
          </table:table-cell>
          <table:table-cell table:formula="of:=[.B717]+131" office:value-type="float" office:value="94055" calcext:value-type="float">
            <text:p>94055</text:p>
          </table:table-cell>
          <table:table-cell/>
          <table:table-cell table:formula="of:=[.D717]+[.E718]" office:value-type="float" office:value="7926373078" calcext:value-type="float">
            <text:p>7926373078</text:p>
          </table:table-cell>
          <table:table-cell table:formula="of:=[.G718]*7627" office:value-type="float" office:value="21874236" calcext:value-type="float">
            <text:p>21874236</text:p>
          </table:table-cell>
          <table:table-cell/>
          <table:table-cell table:formula="of:=[.G716]+8" office:value-type="float" office:value="2868" calcext:value-type="float">
            <text:p>2868</text:p>
          </table:table-cell>
          <table:table-cell table:number-columns-repeated="7"/>
        </table:table-row>
        <table:table-row table:style-name="ro1">
          <table:table-cell table:formula="of:=[.A718]+15295" office:value-type="float" office:value="10989336" calcext:value-type="float">
            <text:p>10989336</text:p>
          </table:table-cell>
          <table:table-cell table:formula="of:=[.B718]+131" office:value-type="float" office:value="94186" calcext:value-type="float">
            <text:p>94186</text:p>
          </table:table-cell>
          <table:table-cell/>
          <table:table-cell table:formula="of:=[.D718]+[.E719]" office:value-type="float" office:value="7948688518" calcext:value-type="float">
            <text:p>7948688518</text:p>
          </table:table-cell>
          <table:table-cell table:formula="of:=[.F719]*7770" office:value-type="float" office:value="22315440" calcext:value-type="float">
            <text:p>22315440</text:p>
          </table:table-cell>
          <table:table-cell table:formula="of:=[.F717]+8" office:value-type="float" office:value="2872" calcext:value-type="float">
            <text:p>2872</text:p>
          </table:table-cell>
          <table:table-cell table:number-columns-repeated="8"/>
        </table:table-row>
        <table:table-row table:style-name="ro1">
          <table:table-cell table:formula="of:=[.A719]+15295" office:value-type="float" office:value="11004631" calcext:value-type="float">
            <text:p>11004631</text:p>
          </table:table-cell>
          <table:table-cell table:formula="of:=[.B719]+131" office:value-type="float" office:value="94317" calcext:value-type="float">
            <text:p>94317</text:p>
          </table:table-cell>
          <table:table-cell/>
          <table:table-cell table:formula="of:=[.D719]+[.E720]" office:value-type="float" office:value="7970623770" calcext:value-type="float">
            <text:p>7970623770</text:p>
          </table:table-cell>
          <table:table-cell table:formula="of:=[.G720]*7627" office:value-type="float" office:value="21935252" calcext:value-type="float">
            <text:p>21935252</text:p>
          </table:table-cell>
          <table:table-cell/>
          <table:table-cell table:formula="of:=[.G718]+8" office:value-type="float" office:value="2876" calcext:value-type="float">
            <text:p>2876</text:p>
          </table:table-cell>
          <table:table-cell table:number-columns-repeated="7"/>
        </table:table-row>
        <table:table-row table:style-name="ro1">
          <table:table-cell table:formula="of:=[.A720]+15295" office:value-type="float" office:value="11019926" calcext:value-type="float">
            <text:p>11019926</text:p>
          </table:table-cell>
          <table:table-cell table:formula="of:=[.B720]+131" office:value-type="float" office:value="94448" calcext:value-type="float">
            <text:p>94448</text:p>
          </table:table-cell>
          <table:table-cell/>
          <table:table-cell table:formula="of:=[.D720]+[.E721]" office:value-type="float" office:value="7993001370" calcext:value-type="float">
            <text:p>7993001370</text:p>
          </table:table-cell>
          <table:table-cell table:formula="of:=[.F721]*7770" office:value-type="float" office:value="22377600" calcext:value-type="float">
            <text:p>22377600</text:p>
          </table:table-cell>
          <table:table-cell table:formula="of:=[.F719]+8" office:value-type="float" office:value="2880" calcext:value-type="float">
            <text:p>2880</text:p>
          </table:table-cell>
          <table:table-cell table:number-columns-repeated="8"/>
        </table:table-row>
        <table:table-row table:style-name="ro1">
          <table:table-cell table:formula="of:=[.A721]+15295" office:value-type="float" office:value="11035221" calcext:value-type="float">
            <text:p>11035221</text:p>
          </table:table-cell>
          <table:table-cell table:formula="of:=[.B721]+131" office:value-type="float" office:value="94579" calcext:value-type="float">
            <text:p>94579</text:p>
          </table:table-cell>
          <table:table-cell/>
          <table:table-cell table:formula="of:=[.D721]+[.E722]" office:value-type="float" office:value="8014997638" calcext:value-type="float">
            <text:p>8014997638</text:p>
          </table:table-cell>
          <table:table-cell table:formula="of:=[.G722]*7627" office:value-type="float" office:value="21996268" calcext:value-type="float">
            <text:p>21996268</text:p>
          </table:table-cell>
          <table:table-cell/>
          <table:table-cell table:formula="of:=[.G720]+8" office:value-type="float" office:value="2884" calcext:value-type="float">
            <text:p>2884</text:p>
          </table:table-cell>
          <table:table-cell table:number-columns-repeated="7"/>
        </table:table-row>
        <table:table-row table:style-name="ro1">
          <table:table-cell table:formula="of:=[.A722]+15295" office:value-type="float" office:value="11050516" calcext:value-type="float">
            <text:p>11050516</text:p>
          </table:table-cell>
          <table:table-cell table:formula="of:=[.B722]+131" office:value-type="float" office:value="94710" calcext:value-type="float">
            <text:p>94710</text:p>
          </table:table-cell>
          <table:table-cell/>
          <table:table-cell table:formula="of:=[.D722]+[.E723]" office:value-type="float" office:value="8037437398" calcext:value-type="float">
            <text:p>8037437398</text:p>
          </table:table-cell>
          <table:table-cell table:formula="of:=[.F723]*7770" office:value-type="float" office:value="22439760" calcext:value-type="float">
            <text:p>22439760</text:p>
          </table:table-cell>
          <table:table-cell table:formula="of:=[.F721]+8" office:value-type="float" office:value="2888" calcext:value-type="float">
            <text:p>2888</text:p>
          </table:table-cell>
          <table:table-cell table:number-columns-repeated="8"/>
        </table:table-row>
        <table:table-row table:style-name="ro1">
          <table:table-cell table:formula="of:=[.A723]+15295" office:value-type="float" office:value="11065811" calcext:value-type="float">
            <text:p>11065811</text:p>
          </table:table-cell>
          <table:table-cell table:formula="of:=[.B723]+131" office:value-type="float" office:value="94841" calcext:value-type="float">
            <text:p>94841</text:p>
          </table:table-cell>
          <table:table-cell/>
          <table:table-cell table:formula="of:=[.D723]+[.E724]" office:value-type="float" office:value="8059494682" calcext:value-type="float">
            <text:p>8059494682</text:p>
          </table:table-cell>
          <table:table-cell table:formula="of:=[.G724]*7627" office:value-type="float" office:value="22057284" calcext:value-type="float">
            <text:p>22057284</text:p>
          </table:table-cell>
          <table:table-cell/>
          <table:table-cell table:formula="of:=[.G722]+8" office:value-type="float" office:value="2892" calcext:value-type="float">
            <text:p>2892</text:p>
          </table:table-cell>
          <table:table-cell table:number-columns-repeated="7"/>
        </table:table-row>
        <table:table-row table:style-name="ro1">
          <table:table-cell table:formula="of:=[.A724]+15295" office:value-type="float" office:value="11081106" calcext:value-type="float">
            <text:p>11081106</text:p>
          </table:table-cell>
          <table:table-cell table:formula="of:=[.B724]+131" office:value-type="float" office:value="94972" calcext:value-type="float">
            <text:p>94972</text:p>
          </table:table-cell>
          <table:table-cell/>
          <table:table-cell table:formula="of:=[.D724]+[.E725]" office:value-type="float" office:value="8081996602" calcext:value-type="float">
            <text:p>8081996602</text:p>
          </table:table-cell>
          <table:table-cell table:formula="of:=[.F725]*7770" office:value-type="float" office:value="22501920" calcext:value-type="float">
            <text:p>22501920</text:p>
          </table:table-cell>
          <table:table-cell table:formula="of:=[.F723]+8" office:value-type="float" office:value="2896" calcext:value-type="float">
            <text:p>2896</text:p>
          </table:table-cell>
          <table:table-cell table:number-columns-repeated="8"/>
        </table:table-row>
        <table:table-row table:style-name="ro1">
          <table:table-cell table:formula="of:=[.A725]+15295" office:value-type="float" office:value="11096401" calcext:value-type="float">
            <text:p>11096401</text:p>
          </table:table-cell>
          <table:table-cell table:formula="of:=[.B725]+131" office:value-type="float" office:value="95103" calcext:value-type="float">
            <text:p>95103</text:p>
          </table:table-cell>
          <table:table-cell/>
          <table:table-cell table:formula="of:=[.D725]+[.E726]" office:value-type="float" office:value="8104114902" calcext:value-type="float">
            <text:p>8104114902</text:p>
          </table:table-cell>
          <table:table-cell table:formula="of:=[.G726]*7627" office:value-type="float" office:value="22118300" calcext:value-type="float">
            <text:p>22118300</text:p>
          </table:table-cell>
          <table:table-cell/>
          <table:table-cell table:formula="of:=[.G724]+8" office:value-type="float" office:value="2900" calcext:value-type="float">
            <text:p>2900</text:p>
          </table:table-cell>
          <table:table-cell table:number-columns-repeated="7"/>
        </table:table-row>
        <table:table-row table:style-name="ro1">
          <table:table-cell table:formula="of:=[.A726]+15295" office:value-type="float" office:value="11111696" calcext:value-type="float">
            <text:p>11111696</text:p>
          </table:table-cell>
          <table:table-cell table:formula="of:=[.B726]+131" office:value-type="float" office:value="95234" calcext:value-type="float">
            <text:p>95234</text:p>
          </table:table-cell>
          <table:table-cell/>
          <table:table-cell table:formula="of:=[.D726]+[.E727]" office:value-type="float" office:value="8126678982" calcext:value-type="float">
            <text:p>8126678982</text:p>
          </table:table-cell>
          <table:table-cell table:formula="of:=[.F727]*7770" office:value-type="float" office:value="22564080" calcext:value-type="float">
            <text:p>22564080</text:p>
          </table:table-cell>
          <table:table-cell table:formula="of:=[.F725]+8" office:value-type="float" office:value="2904" calcext:value-type="float">
            <text:p>2904</text:p>
          </table:table-cell>
          <table:table-cell table:number-columns-repeated="8"/>
        </table:table-row>
        <table:table-row table:style-name="ro1">
          <table:table-cell table:formula="of:=[.A727]+15295" office:value-type="float" office:value="11126991" calcext:value-type="float">
            <text:p>11126991</text:p>
          </table:table-cell>
          <table:table-cell table:formula="of:=[.B727]+131" office:value-type="float" office:value="95365" calcext:value-type="float">
            <text:p>95365</text:p>
          </table:table-cell>
          <table:table-cell/>
          <table:table-cell table:formula="of:=[.D727]+[.E728]" office:value-type="float" office:value="8148858298" calcext:value-type="float">
            <text:p>8148858298</text:p>
          </table:table-cell>
          <table:table-cell table:formula="of:=[.G728]*7627" office:value-type="float" office:value="22179316" calcext:value-type="float">
            <text:p>22179316</text:p>
          </table:table-cell>
          <table:table-cell/>
          <table:table-cell table:formula="of:=[.G726]+8" office:value-type="float" office:value="2908" calcext:value-type="float">
            <text:p>2908</text:p>
          </table:table-cell>
          <table:table-cell table:number-columns-repeated="7"/>
        </table:table-row>
        <table:table-row table:style-name="ro1">
          <table:table-cell table:formula="of:=[.A728]+15295" office:value-type="float" office:value="11142286" calcext:value-type="float">
            <text:p>11142286</text:p>
          </table:table-cell>
          <table:table-cell table:formula="of:=[.B728]+131" office:value-type="float" office:value="95496" calcext:value-type="float">
            <text:p>95496</text:p>
          </table:table-cell>
          <table:table-cell/>
          <table:table-cell table:formula="of:=[.D728]+[.E729]" office:value-type="float" office:value="8171484538" calcext:value-type="float">
            <text:p>8171484538</text:p>
          </table:table-cell>
          <table:table-cell table:formula="of:=[.F729]*7770" office:value-type="float" office:value="22626240" calcext:value-type="float">
            <text:p>22626240</text:p>
          </table:table-cell>
          <table:table-cell table:formula="of:=[.F727]+8" office:value-type="float" office:value="2912" calcext:value-type="float">
            <text:p>2912</text:p>
          </table:table-cell>
          <table:table-cell table:number-columns-repeated="8"/>
        </table:table-row>
        <table:table-row table:style-name="ro1">
          <table:table-cell table:formula="of:=[.A729]+15295" office:value-type="float" office:value="11157581" calcext:value-type="float">
            <text:p>11157581</text:p>
          </table:table-cell>
          <table:table-cell table:formula="of:=[.B729]+131" office:value-type="float" office:value="95627" calcext:value-type="float">
            <text:p>95627</text:p>
          </table:table-cell>
          <table:table-cell/>
          <table:table-cell table:formula="of:=[.D729]+[.E730]" office:value-type="float" office:value="8193724870" calcext:value-type="float">
            <text:p>8193724870</text:p>
          </table:table-cell>
          <table:table-cell table:formula="of:=[.G730]*7627" office:value-type="float" office:value="22240332" calcext:value-type="float">
            <text:p>22240332</text:p>
          </table:table-cell>
          <table:table-cell/>
          <table:table-cell table:formula="of:=[.G728]+8" office:value-type="float" office:value="2916" calcext:value-type="float">
            <text:p>2916</text:p>
          </table:table-cell>
          <table:table-cell table:number-columns-repeated="7"/>
        </table:table-row>
        <table:table-row table:style-name="ro1">
          <table:table-cell table:formula="of:=[.A730]+15295" office:value-type="float" office:value="11172876" calcext:value-type="float">
            <text:p>11172876</text:p>
          </table:table-cell>
          <table:table-cell table:formula="of:=[.B730]+131" office:value-type="float" office:value="95758" calcext:value-type="float">
            <text:p>95758</text:p>
          </table:table-cell>
          <table:table-cell/>
          <table:table-cell table:formula="of:=[.D730]+[.E731]" office:value-type="float" office:value="8216413270" calcext:value-type="float">
            <text:p>8216413270</text:p>
          </table:table-cell>
          <table:table-cell table:formula="of:=[.F731]*7770" office:value-type="float" office:value="22688400" calcext:value-type="float">
            <text:p>22688400</text:p>
          </table:table-cell>
          <table:table-cell table:formula="of:=[.F729]+8" office:value-type="float" office:value="2920" calcext:value-type="float">
            <text:p>2920</text:p>
          </table:table-cell>
          <table:table-cell table:number-columns-repeated="8"/>
        </table:table-row>
        <table:table-row table:style-name="ro1">
          <table:table-cell table:formula="of:=[.A731]+15295" office:value-type="float" office:value="11188171" calcext:value-type="float">
            <text:p>11188171</text:p>
          </table:table-cell>
          <table:table-cell table:formula="of:=[.B731]+131" office:value-type="float" office:value="95889" calcext:value-type="float">
            <text:p>95889</text:p>
          </table:table-cell>
          <table:table-cell/>
          <table:table-cell table:formula="of:=[.D731]+[.E732]" office:value-type="float" office:value="8238714618" calcext:value-type="float">
            <text:p>8238714618</text:p>
          </table:table-cell>
          <table:table-cell table:formula="of:=[.G732]*7627" office:value-type="float" office:value="22301348" calcext:value-type="float">
            <text:p>22301348</text:p>
          </table:table-cell>
          <table:table-cell/>
          <table:table-cell table:formula="of:=[.G730]+8" office:value-type="float" office:value="2924" calcext:value-type="float">
            <text:p>2924</text:p>
          </table:table-cell>
          <table:table-cell table:number-columns-repeated="7"/>
        </table:table-row>
        <table:table-row table:style-name="ro1">
          <table:table-cell table:formula="of:=[.A732]+15295" office:value-type="float" office:value="11203466" calcext:value-type="float">
            <text:p>11203466</text:p>
          </table:table-cell>
          <table:table-cell table:formula="of:=[.B732]+131" office:value-type="float" office:value="96020" calcext:value-type="float">
            <text:p>96020</text:p>
          </table:table-cell>
          <table:table-cell/>
          <table:table-cell table:formula="of:=[.D732]+[.E733]" office:value-type="float" office:value="8261465178" calcext:value-type="float">
            <text:p>8261465178</text:p>
          </table:table-cell>
          <table:table-cell table:formula="of:=[.F733]*7770" office:value-type="float" office:value="22750560" calcext:value-type="float">
            <text:p>22750560</text:p>
          </table:table-cell>
          <table:table-cell table:formula="of:=[.F731]+8" office:value-type="float" office:value="2928" calcext:value-type="float">
            <text:p>2928</text:p>
          </table:table-cell>
          <table:table-cell table:number-columns-repeated="8"/>
        </table:table-row>
        <table:table-row table:style-name="ro1">
          <table:table-cell table:formula="of:=[.A733]+15295" office:value-type="float" office:value="11218761" calcext:value-type="float">
            <text:p>11218761</text:p>
          </table:table-cell>
          <table:table-cell table:formula="of:=[.B733]+131" office:value-type="float" office:value="96151" calcext:value-type="float">
            <text:p>96151</text:p>
          </table:table-cell>
          <table:table-cell/>
          <table:table-cell table:formula="of:=[.D733]+[.E734]" office:value-type="float" office:value="8283827542" calcext:value-type="float">
            <text:p>8283827542</text:p>
          </table:table-cell>
          <table:table-cell table:formula="of:=[.G734]*7627" office:value-type="float" office:value="22362364" calcext:value-type="float">
            <text:p>22362364</text:p>
          </table:table-cell>
          <table:table-cell/>
          <table:table-cell table:formula="of:=[.G732]+8" office:value-type="float" office:value="2932" calcext:value-type="float">
            <text:p>2932</text:p>
          </table:table-cell>
          <table:table-cell table:number-columns-repeated="7"/>
        </table:table-row>
        <table:table-row table:style-name="ro1">
          <table:table-cell table:formula="of:=[.A734]+15295" office:value-type="float" office:value="11234056" calcext:value-type="float">
            <text:p>11234056</text:p>
          </table:table-cell>
          <table:table-cell table:formula="of:=[.B734]+131" office:value-type="float" office:value="96282" calcext:value-type="float">
            <text:p>96282</text:p>
          </table:table-cell>
          <table:table-cell/>
          <table:table-cell table:formula="of:=[.D734]+[.E735]" office:value-type="float" office:value="8306640262" calcext:value-type="float">
            <text:p>8306640262</text:p>
          </table:table-cell>
          <table:table-cell table:formula="of:=[.F735]*7770" office:value-type="float" office:value="22812720" calcext:value-type="float">
            <text:p>22812720</text:p>
          </table:table-cell>
          <table:table-cell table:formula="of:=[.F733]+8" office:value-type="float" office:value="2936" calcext:value-type="float">
            <text:p>2936</text:p>
          </table:table-cell>
          <table:table-cell table:number-columns-repeated="8"/>
        </table:table-row>
        <table:table-row table:style-name="ro1">
          <table:table-cell table:formula="of:=[.A735]+15295" office:value-type="float" office:value="11249351" calcext:value-type="float">
            <text:p>11249351</text:p>
          </table:table-cell>
          <table:table-cell table:formula="of:=[.B735]+131" office:value-type="float" office:value="96413" calcext:value-type="float">
            <text:p>96413</text:p>
          </table:table-cell>
          <table:table-cell/>
          <table:table-cell table:formula="of:=[.D735]+[.E736]" office:value-type="float" office:value="8329063642" calcext:value-type="float">
            <text:p>8329063642</text:p>
          </table:table-cell>
          <table:table-cell table:formula="of:=[.G736]*7627" office:value-type="float" office:value="22423380" calcext:value-type="float">
            <text:p>22423380</text:p>
          </table:table-cell>
          <table:table-cell/>
          <table:table-cell table:formula="of:=[.G734]+8" office:value-type="float" office:value="2940" calcext:value-type="float">
            <text:p>2940</text:p>
          </table:table-cell>
          <table:table-cell table:number-columns-repeated="7"/>
        </table:table-row>
        <table:table-row table:style-name="ro1">
          <table:table-cell table:formula="of:=[.A736]+15295" office:value-type="float" office:value="11264646" calcext:value-type="float">
            <text:p>11264646</text:p>
          </table:table-cell>
          <table:table-cell table:formula="of:=[.B736]+131" office:value-type="float" office:value="96544" calcext:value-type="float">
            <text:p>96544</text:p>
          </table:table-cell>
          <table:table-cell/>
          <table:table-cell table:formula="of:=[.D736]+[.E737]" office:value-type="float" office:value="8351938522" calcext:value-type="float">
            <text:p>8351938522</text:p>
          </table:table-cell>
          <table:table-cell table:formula="of:=[.F737]*7770" office:value-type="float" office:value="22874880" calcext:value-type="float">
            <text:p>22874880</text:p>
          </table:table-cell>
          <table:table-cell table:formula="of:=[.F735]+8" office:value-type="float" office:value="2944" calcext:value-type="float">
            <text:p>2944</text:p>
          </table:table-cell>
          <table:table-cell table:number-columns-repeated="8"/>
        </table:table-row>
        <table:table-row table:style-name="ro1">
          <table:table-cell table:formula="of:=[.A737]+15295" office:value-type="float" office:value="11279941" calcext:value-type="float">
            <text:p>11279941</text:p>
          </table:table-cell>
          <table:table-cell table:formula="of:=[.B737]+131" office:value-type="float" office:value="96675" calcext:value-type="float">
            <text:p>96675</text:p>
          </table:table-cell>
          <table:table-cell/>
          <table:table-cell table:formula="of:=[.D737]+[.E738]" office:value-type="float" office:value="8374422918" calcext:value-type="float">
            <text:p>8374422918</text:p>
          </table:table-cell>
          <table:table-cell table:formula="of:=[.G738]*7627" office:value-type="float" office:value="22484396" calcext:value-type="float">
            <text:p>22484396</text:p>
          </table:table-cell>
          <table:table-cell/>
          <table:table-cell table:formula="of:=[.G736]+8" office:value-type="float" office:value="2948" calcext:value-type="float">
            <text:p>2948</text:p>
          </table:table-cell>
          <table:table-cell table:number-columns-repeated="7"/>
        </table:table-row>
        <table:table-row table:style-name="ro1">
          <table:table-cell table:formula="of:=[.A738]+15295" office:value-type="float" office:value="11295236" calcext:value-type="float">
            <text:p>11295236</text:p>
          </table:table-cell>
          <table:table-cell table:formula="of:=[.B738]+131" office:value-type="float" office:value="96806" calcext:value-type="float">
            <text:p>96806</text:p>
          </table:table-cell>
          <table:table-cell/>
          <table:table-cell table:formula="of:=[.D738]+[.E739]" office:value-type="float" office:value="8397359958" calcext:value-type="float">
            <text:p>8397359958</text:p>
          </table:table-cell>
          <table:table-cell table:formula="of:=[.F739]*7770" office:value-type="float" office:value="22937040" calcext:value-type="float">
            <text:p>22937040</text:p>
          </table:table-cell>
          <table:table-cell table:formula="of:=[.F737]+8" office:value-type="float" office:value="2952" calcext:value-type="float">
            <text:p>2952</text:p>
          </table:table-cell>
          <table:table-cell table:number-columns-repeated="8"/>
        </table:table-row>
        <table:table-row table:style-name="ro1">
          <table:table-cell table:formula="of:=[.A739]+15295" office:value-type="float" office:value="11310531" calcext:value-type="float">
            <text:p>11310531</text:p>
          </table:table-cell>
          <table:table-cell table:formula="of:=[.B739]+131" office:value-type="float" office:value="96937" calcext:value-type="float">
            <text:p>96937</text:p>
          </table:table-cell>
          <table:table-cell/>
          <table:table-cell table:formula="of:=[.D739]+[.E740]" office:value-type="float" office:value="8419905370" calcext:value-type="float">
            <text:p>8419905370</text:p>
          </table:table-cell>
          <table:table-cell table:formula="of:=[.G740]*7627" office:value-type="float" office:value="22545412" calcext:value-type="float">
            <text:p>22545412</text:p>
          </table:table-cell>
          <table:table-cell/>
          <table:table-cell table:formula="of:=[.G738]+8" office:value-type="float" office:value="2956" calcext:value-type="float">
            <text:p>2956</text:p>
          </table:table-cell>
          <table:table-cell table:number-columns-repeated="7"/>
        </table:table-row>
        <table:table-row table:style-name="ro1">
          <table:table-cell table:formula="of:=[.A740]+15295" office:value-type="float" office:value="11325826" calcext:value-type="float">
            <text:p>11325826</text:p>
          </table:table-cell>
          <table:table-cell table:formula="of:=[.B740]+131" office:value-type="float" office:value="97068" calcext:value-type="float">
            <text:p>97068</text:p>
          </table:table-cell>
          <table:table-cell/>
          <table:table-cell table:formula="of:=[.D740]+[.E741]" office:value-type="float" office:value="8442904570" calcext:value-type="float">
            <text:p>8442904570</text:p>
          </table:table-cell>
          <table:table-cell table:formula="of:=[.F741]*7770" office:value-type="float" office:value="22999200" calcext:value-type="float">
            <text:p>22999200</text:p>
          </table:table-cell>
          <table:table-cell table:formula="of:=[.F739]+8" office:value-type="float" office:value="2960" calcext:value-type="float">
            <text:p>2960</text:p>
          </table:table-cell>
          <table:table-cell table:number-columns-repeated="8"/>
        </table:table-row>
        <table:table-row table:style-name="ro1">
          <table:table-cell table:formula="of:=[.A741]+15295" office:value-type="float" office:value="11341121" calcext:value-type="float">
            <text:p>11341121</text:p>
          </table:table-cell>
          <table:table-cell table:formula="of:=[.B741]+131" office:value-type="float" office:value="97199" calcext:value-type="float">
            <text:p>97199</text:p>
          </table:table-cell>
          <table:table-cell/>
          <table:table-cell table:formula="of:=[.D741]+[.E742]" office:value-type="float" office:value="8465510998" calcext:value-type="float">
            <text:p>8465510998</text:p>
          </table:table-cell>
          <table:table-cell table:formula="of:=[.G742]*7627" office:value-type="float" office:value="22606428" calcext:value-type="float">
            <text:p>22606428</text:p>
          </table:table-cell>
          <table:table-cell/>
          <table:table-cell table:formula="of:=[.G740]+8" office:value-type="float" office:value="2964" calcext:value-type="float">
            <text:p>2964</text:p>
          </table:table-cell>
          <table:table-cell table:number-columns-repeated="7"/>
        </table:table-row>
        <table:table-row table:style-name="ro1">
          <table:table-cell table:formula="of:=[.A742]+15295" office:value-type="float" office:value="11356416" calcext:value-type="float">
            <text:p>11356416</text:p>
          </table:table-cell>
          <table:table-cell table:formula="of:=[.B742]+131" office:value-type="float" office:value="97330" calcext:value-type="float">
            <text:p>97330</text:p>
          </table:table-cell>
          <table:table-cell/>
          <table:table-cell table:formula="of:=[.D742]+[.E743]" office:value-type="float" office:value="8488572358" calcext:value-type="float">
            <text:p>8488572358</text:p>
          </table:table-cell>
          <table:table-cell table:formula="of:=[.F743]*7770" office:value-type="float" office:value="23061360" calcext:value-type="float">
            <text:p>23061360</text:p>
          </table:table-cell>
          <table:table-cell table:formula="of:=[.F741]+8" office:value-type="float" office:value="2968" calcext:value-type="float">
            <text:p>2968</text:p>
          </table:table-cell>
          <table:table-cell table:number-columns-repeated="8"/>
        </table:table-row>
        <table:table-row table:style-name="ro1">
          <table:table-cell table:formula="of:=[.A743]+15295" office:value-type="float" office:value="11371711" calcext:value-type="float">
            <text:p>11371711</text:p>
          </table:table-cell>
          <table:table-cell table:formula="of:=[.B743]+131" office:value-type="float" office:value="97461" calcext:value-type="float">
            <text:p>97461</text:p>
          </table:table-cell>
          <table:table-cell/>
          <table:table-cell table:formula="of:=[.D743]+[.E744]" office:value-type="float" office:value="8511239802" calcext:value-type="float">
            <text:p>8511239802</text:p>
          </table:table-cell>
          <table:table-cell table:formula="of:=[.G744]*7627" office:value-type="float" office:value="22667444" calcext:value-type="float">
            <text:p>22667444</text:p>
          </table:table-cell>
          <table:table-cell/>
          <table:table-cell table:formula="of:=[.G742]+8" office:value-type="float" office:value="2972" calcext:value-type="float">
            <text:p>2972</text:p>
          </table:table-cell>
          <table:table-cell table:number-columns-repeated="7"/>
        </table:table-row>
        <table:table-row table:style-name="ro1">
          <table:table-cell table:formula="of:=[.A744]+15295" office:value-type="float" office:value="11387006" calcext:value-type="float">
            <text:p>11387006</text:p>
          </table:table-cell>
          <table:table-cell table:formula="of:=[.B744]+131" office:value-type="float" office:value="97592" calcext:value-type="float">
            <text:p>97592</text:p>
          </table:table-cell>
          <table:table-cell/>
          <table:table-cell table:formula="of:=[.D744]+[.E745]" office:value-type="float" office:value="8534363322" calcext:value-type="float">
            <text:p>8534363322</text:p>
          </table:table-cell>
          <table:table-cell table:formula="of:=[.F745]*7770" office:value-type="float" office:value="23123520" calcext:value-type="float">
            <text:p>23123520</text:p>
          </table:table-cell>
          <table:table-cell table:formula="of:=[.F743]+8" office:value-type="float" office:value="2976" calcext:value-type="float">
            <text:p>2976</text:p>
          </table:table-cell>
          <table:table-cell table:number-columns-repeated="8"/>
        </table:table-row>
        <table:table-row table:style-name="ro1">
          <table:table-cell table:formula="of:=[.A745]+15295" office:value-type="float" office:value="11402301" calcext:value-type="float">
            <text:p>11402301</text:p>
          </table:table-cell>
          <table:table-cell table:formula="of:=[.B745]+131" office:value-type="float" office:value="97723" calcext:value-type="float">
            <text:p>97723</text:p>
          </table:table-cell>
          <table:table-cell/>
          <table:table-cell table:formula="of:=[.D745]+[.E746]" office:value-type="float" office:value="8557091782" calcext:value-type="float">
            <text:p>8557091782</text:p>
          </table:table-cell>
          <table:table-cell table:formula="of:=[.G746]*7627" office:value-type="float" office:value="22728460" calcext:value-type="float">
            <text:p>22728460</text:p>
          </table:table-cell>
          <table:table-cell/>
          <table:table-cell table:formula="of:=[.G744]+8" office:value-type="float" office:value="2980" calcext:value-type="float">
            <text:p>2980</text:p>
          </table:table-cell>
          <table:table-cell table:number-columns-repeated="7"/>
        </table:table-row>
        <table:table-row table:style-name="ro1">
          <table:table-cell table:formula="of:=[.A746]+15295" office:value-type="float" office:value="11417596" calcext:value-type="float">
            <text:p>11417596</text:p>
          </table:table-cell>
          <table:table-cell table:formula="of:=[.B746]+131" office:value-type="float" office:value="97854" calcext:value-type="float">
            <text:p>97854</text:p>
          </table:table-cell>
          <table:table-cell/>
          <table:table-cell table:formula="of:=[.D746]+[.E747]" office:value-type="float" office:value="8580277462" calcext:value-type="float">
            <text:p>8580277462</text:p>
          </table:table-cell>
          <table:table-cell table:formula="of:=[.F747]*7770" office:value-type="float" office:value="23185680" calcext:value-type="float">
            <text:p>23185680</text:p>
          </table:table-cell>
          <table:table-cell table:formula="of:=[.F745]+8" office:value-type="float" office:value="2984" calcext:value-type="float">
            <text:p>2984</text:p>
          </table:table-cell>
          <table:table-cell table:number-columns-repeated="8"/>
        </table:table-row>
        <table:table-row table:style-name="ro1">
          <table:table-cell table:formula="of:=[.A747]+15295" office:value-type="float" office:value="11432891" calcext:value-type="float">
            <text:p>11432891</text:p>
          </table:table-cell>
          <table:table-cell table:formula="of:=[.B747]+131" office:value-type="float" office:value="97985" calcext:value-type="float">
            <text:p>97985</text:p>
          </table:table-cell>
          <table:table-cell/>
          <table:table-cell table:formula="of:=[.D747]+[.E748]" office:value-type="float" office:value="8603066938" calcext:value-type="float">
            <text:p>8603066938</text:p>
          </table:table-cell>
          <table:table-cell table:formula="of:=[.G748]*7627" office:value-type="float" office:value="22789476" calcext:value-type="float">
            <text:p>22789476</text:p>
          </table:table-cell>
          <table:table-cell/>
          <table:table-cell table:formula="of:=[.G746]+8" office:value-type="float" office:value="2988" calcext:value-type="float">
            <text:p>2988</text:p>
          </table:table-cell>
          <table:table-cell table:number-columns-repeated="7"/>
        </table:table-row>
        <table:table-row table:style-name="ro1">
          <table:table-cell table:formula="of:=[.A748]+15295" office:value-type="float" office:value="11448186" calcext:value-type="float">
            <text:p>11448186</text:p>
          </table:table-cell>
          <table:table-cell table:formula="of:=[.B748]+131" office:value-type="float" office:value="98116" calcext:value-type="float">
            <text:p>98116</text:p>
          </table:table-cell>
          <table:table-cell/>
          <table:table-cell table:formula="of:=[.D748]+[.E749]" office:value-type="float" office:value="8626314778" calcext:value-type="float">
            <text:p>8626314778</text:p>
          </table:table-cell>
          <table:table-cell table:formula="of:=[.F749]*7770" office:value-type="float" office:value="23247840" calcext:value-type="float">
            <text:p>23247840</text:p>
          </table:table-cell>
          <table:table-cell table:formula="of:=[.F747]+8" office:value-type="float" office:value="2992" calcext:value-type="float">
            <text:p>2992</text:p>
          </table:table-cell>
          <table:table-cell table:number-columns-repeated="8"/>
        </table:table-row>
        <table:table-row table:style-name="ro1">
          <table:table-cell table:formula="of:=[.A749]+15295" office:value-type="float" office:value="11463481" calcext:value-type="float">
            <text:p>11463481</text:p>
          </table:table-cell>
          <table:table-cell table:formula="of:=[.B749]+131" office:value-type="float" office:value="98247" calcext:value-type="float">
            <text:p>98247</text:p>
          </table:table-cell>
          <table:table-cell/>
          <table:table-cell table:formula="of:=[.D749]+[.E750]" office:value-type="float" office:value="8649165270" calcext:value-type="float">
            <text:p>8649165270</text:p>
          </table:table-cell>
          <table:table-cell table:formula="of:=[.G750]*7627" office:value-type="float" office:value="22850492" calcext:value-type="float">
            <text:p>22850492</text:p>
          </table:table-cell>
          <table:table-cell/>
          <table:table-cell table:formula="of:=[.G748]+8" office:value-type="float" office:value="2996" calcext:value-type="float">
            <text:p>2996</text:p>
          </table:table-cell>
          <table:table-cell table:number-columns-repeated="7"/>
        </table:table-row>
        <table:table-row table:style-name="ro1">
          <table:table-cell table:formula="of:=[.A750]+15295" office:value-type="float" office:value="11478776" calcext:value-type="float">
            <text:p>11478776</text:p>
          </table:table-cell>
          <table:table-cell table:formula="of:=[.B750]+131" office:value-type="float" office:value="98378" calcext:value-type="float">
            <text:p>98378</text:p>
          </table:table-cell>
          <table:table-cell/>
          <table:table-cell table:formula="of:=[.D750]+[.E751]" office:value-type="float" office:value="8672475270" calcext:value-type="float">
            <text:p>8672475270</text:p>
          </table:table-cell>
          <table:table-cell table:formula="of:=[.F751]*7770" office:value-type="float" office:value="23310000" calcext:value-type="float">
            <text:p>23310000</text:p>
          </table:table-cell>
          <table:table-cell table:formula="of:=[.F749]+8" office:value-type="float" office:value="3000" calcext:value-type="float">
            <text:p>3000</text:p>
          </table:table-cell>
          <table:table-cell table:number-columns-repeated="8"/>
        </table:table-row>
        <table:table-row table:style-name="ro1">
          <table:table-cell table:formula="of:=[.A751]+15295" office:value-type="float" office:value="11494071" calcext:value-type="float">
            <text:p>11494071</text:p>
          </table:table-cell>
          <table:table-cell table:formula="of:=[.B751]+131" office:value-type="float" office:value="98509" calcext:value-type="float">
            <text:p>98509</text:p>
          </table:table-cell>
          <table:table-cell/>
          <table:table-cell table:formula="of:=[.D751]+[.E752]" office:value-type="float" office:value="8695386778" calcext:value-type="float">
            <text:p>8695386778</text:p>
          </table:table-cell>
          <table:table-cell table:formula="of:=[.G752]*7627" office:value-type="float" office:value="22911508" calcext:value-type="float">
            <text:p>22911508</text:p>
          </table:table-cell>
          <table:table-cell/>
          <table:table-cell table:formula="of:=[.G750]+8" office:value-type="float" office:value="3004" calcext:value-type="float">
            <text:p>3004</text:p>
          </table:table-cell>
          <table:table-cell table:number-columns-repeated="7"/>
        </table:table-row>
        <table:table-row table:style-name="ro1">
          <table:table-cell table:formula="of:=[.A752]+15295" office:value-type="float" office:value="11509366" calcext:value-type="float">
            <text:p>11509366</text:p>
          </table:table-cell>
          <table:table-cell table:formula="of:=[.B752]+131" office:value-type="float" office:value="98640" calcext:value-type="float">
            <text:p>98640</text:p>
          </table:table-cell>
          <table:table-cell/>
          <table:table-cell table:formula="of:=[.D752]+[.E753]" office:value-type="float" office:value="8718758938" calcext:value-type="float">
            <text:p>8718758938</text:p>
          </table:table-cell>
          <table:table-cell table:formula="of:=[.F753]*7770" office:value-type="float" office:value="23372160" calcext:value-type="float">
            <text:p>23372160</text:p>
          </table:table-cell>
          <table:table-cell table:formula="of:=[.F751]+8" office:value-type="float" office:value="3008" calcext:value-type="float">
            <text:p>3008</text:p>
          </table:table-cell>
          <table:table-cell table:number-columns-repeated="8"/>
        </table:table-row>
        <table:table-row table:style-name="ro1">
          <table:table-cell table:formula="of:=[.A753]+15295" office:value-type="float" office:value="11524661" calcext:value-type="float">
            <text:p>11524661</text:p>
          </table:table-cell>
          <table:table-cell table:formula="of:=[.B753]+131" office:value-type="float" office:value="98771" calcext:value-type="float">
            <text:p>98771</text:p>
          </table:table-cell>
          <table:table-cell/>
          <table:table-cell table:formula="of:=[.D753]+[.E754]" office:value-type="float" office:value="8741731462" calcext:value-type="float">
            <text:p>8741731462</text:p>
          </table:table-cell>
          <table:table-cell table:formula="of:=[.G754]*7627" office:value-type="float" office:value="22972524" calcext:value-type="float">
            <text:p>22972524</text:p>
          </table:table-cell>
          <table:table-cell/>
          <table:table-cell table:formula="of:=[.G752]+8" office:value-type="float" office:value="3012" calcext:value-type="float">
            <text:p>3012</text:p>
          </table:table-cell>
          <table:table-cell table:number-columns-repeated="7"/>
        </table:table-row>
        <table:table-row table:style-name="ro1">
          <table:table-cell table:formula="of:=[.A754]+15295" office:value-type="float" office:value="11539956" calcext:value-type="float">
            <text:p>11539956</text:p>
          </table:table-cell>
          <table:table-cell table:formula="of:=[.B754]+131" office:value-type="float" office:value="98902" calcext:value-type="float">
            <text:p>98902</text:p>
          </table:table-cell>
          <table:table-cell/>
          <table:table-cell table:formula="of:=[.D754]+[.E755]" office:value-type="float" office:value="8765165782" calcext:value-type="float">
            <text:p>8765165782</text:p>
          </table:table-cell>
          <table:table-cell table:formula="of:=[.F755]*7770" office:value-type="float" office:value="23434320" calcext:value-type="float">
            <text:p>23434320</text:p>
          </table:table-cell>
          <table:table-cell table:formula="of:=[.F753]+8" office:value-type="float" office:value="3016" calcext:value-type="float">
            <text:p>3016</text:p>
          </table:table-cell>
          <table:table-cell table:number-columns-repeated="8"/>
        </table:table-row>
        <table:table-row table:style-name="ro1">
          <table:table-cell table:formula="of:=[.A755]+15295" office:value-type="float" office:value="11555251" calcext:value-type="float">
            <text:p>11555251</text:p>
          </table:table-cell>
          <table:table-cell table:formula="of:=[.B755]+131" office:value-type="float" office:value="99033" calcext:value-type="float">
            <text:p>99033</text:p>
          </table:table-cell>
          <table:table-cell/>
          <table:table-cell table:formula="of:=[.D755]+[.E756]" office:value-type="float" office:value="8788199322" calcext:value-type="float">
            <text:p>8788199322</text:p>
          </table:table-cell>
          <table:table-cell table:formula="of:=[.G756]*7627" office:value-type="float" office:value="23033540" calcext:value-type="float">
            <text:p>23033540</text:p>
          </table:table-cell>
          <table:table-cell/>
          <table:table-cell table:formula="of:=[.G754]+8" office:value-type="float" office:value="3020" calcext:value-type="float">
            <text:p>3020</text:p>
          </table:table-cell>
          <table:table-cell table:number-columns-repeated="7"/>
        </table:table-row>
        <table:table-row table:style-name="ro1">
          <table:table-cell table:formula="of:=[.A756]+15295" office:value-type="float" office:value="11570546" calcext:value-type="float">
            <text:p>11570546</text:p>
          </table:table-cell>
          <table:table-cell table:formula="of:=[.B756]+131" office:value-type="float" office:value="99164" calcext:value-type="float">
            <text:p>99164</text:p>
          </table:table-cell>
          <table:table-cell/>
          <table:table-cell table:formula="of:=[.D756]+[.E757]" office:value-type="float" office:value="8811695802" calcext:value-type="float">
            <text:p>8811695802</text:p>
          </table:table-cell>
          <table:table-cell table:formula="of:=[.F757]*7770" office:value-type="float" office:value="23496480" calcext:value-type="float">
            <text:p>23496480</text:p>
          </table:table-cell>
          <table:table-cell table:formula="of:=[.F755]+8" office:value-type="float" office:value="3024" calcext:value-type="float">
            <text:p>3024</text:p>
          </table:table-cell>
          <table:table-cell table:number-columns-repeated="8"/>
        </table:table-row>
        <table:table-row table:style-name="ro1">
          <table:table-cell table:formula="of:=[.A757]+15295" office:value-type="float" office:value="11585841" calcext:value-type="float">
            <text:p>11585841</text:p>
          </table:table-cell>
          <table:table-cell table:formula="of:=[.B757]+131" office:value-type="float" office:value="99295" calcext:value-type="float">
            <text:p>99295</text:p>
          </table:table-cell>
          <table:table-cell/>
          <table:table-cell table:formula="of:=[.D757]+[.E758]" office:value-type="float" office:value="8834790358" calcext:value-type="float">
            <text:p>8834790358</text:p>
          </table:table-cell>
          <table:table-cell table:formula="of:=[.G758]*7627" office:value-type="float" office:value="23094556" calcext:value-type="float">
            <text:p>23094556</text:p>
          </table:table-cell>
          <table:table-cell/>
          <table:table-cell table:formula="of:=[.G756]+8" office:value-type="float" office:value="3028" calcext:value-type="float">
            <text:p>3028</text:p>
          </table:table-cell>
          <table:table-cell table:number-columns-repeated="7"/>
        </table:table-row>
        <table:table-row table:style-name="ro1">
          <table:table-cell table:formula="of:=[.A758]+15295" office:value-type="float" office:value="11601136" calcext:value-type="float">
            <text:p>11601136</text:p>
          </table:table-cell>
          <table:table-cell table:formula="of:=[.B758]+131" office:value-type="float" office:value="99426" calcext:value-type="float">
            <text:p>99426</text:p>
          </table:table-cell>
          <table:table-cell/>
          <table:table-cell table:formula="of:=[.D758]+[.E759]" office:value-type="float" office:value="8858348998" calcext:value-type="float">
            <text:p>8858348998</text:p>
          </table:table-cell>
          <table:table-cell table:formula="of:=[.F759]*7770" office:value-type="float" office:value="23558640" calcext:value-type="float">
            <text:p>23558640</text:p>
          </table:table-cell>
          <table:table-cell table:formula="of:=[.F757]+8" office:value-type="float" office:value="3032" calcext:value-type="float">
            <text:p>3032</text:p>
          </table:table-cell>
          <table:table-cell table:number-columns-repeated="8"/>
        </table:table-row>
        <table:table-row table:style-name="ro1">
          <table:table-cell table:formula="of:=[.A759]+15295" office:value-type="float" office:value="11616431" calcext:value-type="float">
            <text:p>11616431</text:p>
          </table:table-cell>
          <table:table-cell table:formula="of:=[.B759]+131" office:value-type="float" office:value="99557" calcext:value-type="float">
            <text:p>99557</text:p>
          </table:table-cell>
          <table:table-cell/>
          <table:table-cell table:formula="of:=[.D759]+[.E760]" office:value-type="float" office:value="8881504570" calcext:value-type="float">
            <text:p>8881504570</text:p>
          </table:table-cell>
          <table:table-cell table:formula="of:=[.G760]*7627" office:value-type="float" office:value="23155572" calcext:value-type="float">
            <text:p>23155572</text:p>
          </table:table-cell>
          <table:table-cell/>
          <table:table-cell table:formula="of:=[.G758]+8" office:value-type="float" office:value="3036" calcext:value-type="float">
            <text:p>3036</text:p>
          </table:table-cell>
          <table:table-cell table:number-columns-repeated="7"/>
        </table:table-row>
        <table:table-row table:style-name="ro1">
          <table:table-cell table:formula="of:=[.A760]+15295" office:value-type="float" office:value="11631726" calcext:value-type="float">
            <text:p>11631726</text:p>
          </table:table-cell>
          <table:table-cell table:formula="of:=[.B760]+131" office:value-type="float" office:value="99688" calcext:value-type="float">
            <text:p>99688</text:p>
          </table:table-cell>
          <table:table-cell/>
          <table:table-cell table:formula="of:=[.D760]+[.E761]" office:value-type="float" office:value="8905125370" calcext:value-type="float">
            <text:p>8905125370</text:p>
          </table:table-cell>
          <table:table-cell table:formula="of:=[.F761]*7770" office:value-type="float" office:value="23620800" calcext:value-type="float">
            <text:p>23620800</text:p>
          </table:table-cell>
          <table:table-cell table:formula="of:=[.F759]+8" office:value-type="float" office:value="3040" calcext:value-type="float">
            <text:p>3040</text:p>
          </table:table-cell>
          <table:table-cell table:number-columns-repeated="8"/>
        </table:table-row>
        <table:table-row table:style-name="ro1">
          <table:table-cell table:formula="of:=[.A761]+15295" office:value-type="float" office:value="11647021" calcext:value-type="float">
            <text:p>11647021</text:p>
          </table:table-cell>
          <table:table-cell table:formula="of:=[.B761]+131" office:value-type="float" office:value="99819" calcext:value-type="float">
            <text:p>99819</text:p>
          </table:table-cell>
          <table:table-cell/>
          <table:table-cell table:formula="of:=[.D761]+[.E762]" office:value-type="float" office:value="8928341958" calcext:value-type="float">
            <text:p>8928341958</text:p>
          </table:table-cell>
          <table:table-cell table:formula="of:=[.G762]*7627" office:value-type="float" office:value="23216588" calcext:value-type="float">
            <text:p>23216588</text:p>
          </table:table-cell>
          <table:table-cell/>
          <table:table-cell table:formula="of:=[.G760]+8" office:value-type="float" office:value="3044" calcext:value-type="float">
            <text:p>3044</text:p>
          </table:table-cell>
          <table:table-cell table:number-columns-repeated="7"/>
        </table:table-row>
        <table:table-row table:style-name="ro1">
          <table:table-cell table:formula="of:=[.A762]+15295" office:value-type="float" office:value="11662316" calcext:value-type="float">
            <text:p>11662316</text:p>
          </table:table-cell>
          <table:table-cell table:formula="of:=[.B762]+131" office:value-type="float" office:value="99950" calcext:value-type="float">
            <text:p>99950</text:p>
          </table:table-cell>
          <table:table-cell/>
          <table:table-cell table:formula="of:=[.D762]+[.E763]" office:value-type="float" office:value="8952024918" calcext:value-type="float">
            <text:p>8952024918</text:p>
          </table:table-cell>
          <table:table-cell table:formula="of:=[.F763]*7770" office:value-type="float" office:value="23682960" calcext:value-type="float">
            <text:p>23682960</text:p>
          </table:table-cell>
          <table:table-cell table:formula="of:=[.F761]+8" office:value-type="float" office:value="3048" calcext:value-type="float">
            <text:p>3048</text:p>
          </table:table-cell>
          <table:table-cell table:number-columns-repeated="8"/>
        </table:table-row>
        <table:table-row table:style-name="ro1">
          <table:table-cell table:formula="of:=[.A763]+15295" office:value-type="float" office:value="11677611" calcext:value-type="float">
            <text:p>11677611</text:p>
          </table:table-cell>
          <table:table-cell table:formula="of:=[.B763]+131" office:value-type="float" office:value="100081" calcext:value-type="float">
            <text:p>100081</text:p>
          </table:table-cell>
          <table:table-cell/>
          <table:table-cell table:formula="of:=[.D763]+[.E764]" office:value-type="float" office:value="8975302522" calcext:value-type="float">
            <text:p>8975302522</text:p>
          </table:table-cell>
          <table:table-cell table:formula="of:=[.G764]*7627" office:value-type="float" office:value="23277604" calcext:value-type="float">
            <text:p>23277604</text:p>
          </table:table-cell>
          <table:table-cell/>
          <table:table-cell table:formula="of:=[.G762]+8" office:value-type="float" office:value="3052" calcext:value-type="float">
            <text:p>3052</text:p>
          </table:table-cell>
          <table:table-cell table:number-columns-repeated="7"/>
        </table:table-row>
        <table:table-row table:style-name="ro1">
          <table:table-cell table:formula="of:=[.A764]+15295" office:value-type="float" office:value="11692906" calcext:value-type="float">
            <text:p>11692906</text:p>
          </table:table-cell>
          <table:table-cell table:formula="of:=[.B764]+131" office:value-type="float" office:value="100212" calcext:value-type="float">
            <text:p>100212</text:p>
          </table:table-cell>
          <table:table-cell/>
          <table:table-cell table:formula="of:=[.D764]+[.E765]" office:value-type="float" office:value="8999047642" calcext:value-type="float">
            <text:p>8999047642</text:p>
          </table:table-cell>
          <table:table-cell table:formula="of:=[.F765]*7770" office:value-type="float" office:value="23745120" calcext:value-type="float">
            <text:p>23745120</text:p>
          </table:table-cell>
          <table:table-cell table:formula="of:=[.F763]+8" office:value-type="float" office:value="3056" calcext:value-type="float">
            <text:p>3056</text:p>
          </table:table-cell>
          <table:table-cell table:number-columns-repeated="8"/>
        </table:table-row>
        <table:table-row table:style-name="ro1">
          <table:table-cell table:formula="of:=[.A765]+15295" office:value-type="float" office:value="11708201" calcext:value-type="float">
            <text:p>11708201</text:p>
          </table:table-cell>
          <table:table-cell table:formula="of:=[.B765]+131" office:value-type="float" office:value="100343" calcext:value-type="float">
            <text:p>100343</text:p>
          </table:table-cell>
          <table:table-cell/>
          <table:table-cell table:formula="of:=[.D765]+[.E766]" office:value-type="float" office:value="9022386262" calcext:value-type="float">
            <text:p>9022386262</text:p>
          </table:table-cell>
          <table:table-cell table:formula="of:=[.G766]*7627" office:value-type="float" office:value="23338620" calcext:value-type="float">
            <text:p>23338620</text:p>
          </table:table-cell>
          <table:table-cell/>
          <table:table-cell table:formula="of:=[.G764]+8" office:value-type="float" office:value="3060" calcext:value-type="float">
            <text:p>3060</text:p>
          </table:table-cell>
          <table:table-cell table:number-columns-repeated="7"/>
        </table:table-row>
        <table:table-row table:style-name="ro1">
          <table:table-cell table:formula="of:=[.A766]+15295" office:value-type="float" office:value="11723496" calcext:value-type="float">
            <text:p>11723496</text:p>
          </table:table-cell>
          <table:table-cell table:formula="of:=[.B766]+131" office:value-type="float" office:value="100474" calcext:value-type="float">
            <text:p>100474</text:p>
          </table:table-cell>
          <table:table-cell/>
          <table:table-cell table:formula="of:=[.D766]+[.E767]" office:value-type="float" office:value="9046193542" calcext:value-type="float">
            <text:p>9046193542</text:p>
          </table:table-cell>
          <table:table-cell table:formula="of:=[.F767]*7770" office:value-type="float" office:value="23807280" calcext:value-type="float">
            <text:p>23807280</text:p>
          </table:table-cell>
          <table:table-cell table:formula="of:=[.F765]+8" office:value-type="float" office:value="3064" calcext:value-type="float">
            <text:p>3064</text:p>
          </table:table-cell>
          <table:table-cell table:number-columns-repeated="8"/>
        </table:table-row>
        <table:table-row table:style-name="ro1">
          <table:table-cell table:formula="of:=[.A767]+15295" office:value-type="float" office:value="11738791" calcext:value-type="float">
            <text:p>11738791</text:p>
          </table:table-cell>
          <table:table-cell table:formula="of:=[.B767]+131" office:value-type="float" office:value="100605" calcext:value-type="float">
            <text:p>100605</text:p>
          </table:table-cell>
          <table:table-cell/>
          <table:table-cell table:formula="of:=[.D767]+[.E768]" office:value-type="float" office:value="9069593178" calcext:value-type="float">
            <text:p>9069593178</text:p>
          </table:table-cell>
          <table:table-cell table:formula="of:=[.G768]*7627" office:value-type="float" office:value="23399636" calcext:value-type="float">
            <text:p>23399636</text:p>
          </table:table-cell>
          <table:table-cell/>
          <table:table-cell table:formula="of:=[.G766]+8" office:value-type="float" office:value="3068" calcext:value-type="float">
            <text:p>3068</text:p>
          </table:table-cell>
          <table:table-cell table:number-columns-repeated="7"/>
        </table:table-row>
        <table:table-row table:style-name="ro1">
          <table:table-cell table:formula="of:=[.A768]+15295" office:value-type="float" office:value="11754086" calcext:value-type="float">
            <text:p>11754086</text:p>
          </table:table-cell>
          <table:table-cell table:formula="of:=[.B768]+131" office:value-type="float" office:value="100736" calcext:value-type="float">
            <text:p>100736</text:p>
          </table:table-cell>
          <table:table-cell/>
          <table:table-cell table:formula="of:=[.D768]+[.E769]" office:value-type="float" office:value="9093462618" calcext:value-type="float">
            <text:p>9093462618</text:p>
          </table:table-cell>
          <table:table-cell table:formula="of:=[.F769]*7770" office:value-type="float" office:value="23869440" calcext:value-type="float">
            <text:p>23869440</text:p>
          </table:table-cell>
          <table:table-cell table:formula="of:=[.F767]+8" office:value-type="float" office:value="3072" calcext:value-type="float">
            <text:p>3072</text:p>
          </table:table-cell>
          <table:table-cell table:number-columns-repeated="8"/>
        </table:table-row>
        <table:table-row table:style-name="ro1">
          <table:table-cell table:formula="of:=[.A769]+15295" office:value-type="float" office:value="11769381" calcext:value-type="float">
            <text:p>11769381</text:p>
          </table:table-cell>
          <table:table-cell table:formula="of:=[.B769]+131" office:value-type="float" office:value="100867" calcext:value-type="float">
            <text:p>100867</text:p>
          </table:table-cell>
          <table:table-cell/>
          <table:table-cell table:formula="of:=[.D769]+[.E770]" office:value-type="float" office:value="9116923270" calcext:value-type="float">
            <text:p>9116923270</text:p>
          </table:table-cell>
          <table:table-cell table:formula="of:=[.G770]*7627" office:value-type="float" office:value="23460652" calcext:value-type="float">
            <text:p>23460652</text:p>
          </table:table-cell>
          <table:table-cell/>
          <table:table-cell table:formula="of:=[.G768]+8" office:value-type="float" office:value="3076" calcext:value-type="float">
            <text:p>3076</text:p>
          </table:table-cell>
          <table:table-cell table:number-columns-repeated="7"/>
        </table:table-row>
        <table:table-row table:style-name="ro1">
          <table:table-cell table:formula="of:=[.A770]+15295" office:value-type="float" office:value="11784676" calcext:value-type="float">
            <text:p>11784676</text:p>
          </table:table-cell>
          <table:table-cell table:formula="of:=[.B770]+131" office:value-type="float" office:value="100998" calcext:value-type="float">
            <text:p>100998</text:p>
          </table:table-cell>
          <table:table-cell/>
          <table:table-cell table:formula="of:=[.D770]+[.E771]" office:value-type="float" office:value="9140854870" calcext:value-type="float">
            <text:p>9140854870</text:p>
          </table:table-cell>
          <table:table-cell table:formula="of:=[.F771]*7770" office:value-type="float" office:value="23931600" calcext:value-type="float">
            <text:p>23931600</text:p>
          </table:table-cell>
          <table:table-cell table:formula="of:=[.F769]+8" office:value-type="float" office:value="3080" calcext:value-type="float">
            <text:p>3080</text:p>
          </table:table-cell>
          <table:table-cell table:number-columns-repeated="8"/>
        </table:table-row>
        <table:table-row table:style-name="ro1">
          <table:table-cell table:formula="of:=[.A771]+15295" office:value-type="float" office:value="11799971" calcext:value-type="float">
            <text:p>11799971</text:p>
          </table:table-cell>
          <table:table-cell table:formula="of:=[.B771]+131" office:value-type="float" office:value="101129" calcext:value-type="float">
            <text:p>101129</text:p>
          </table:table-cell>
          <table:table-cell/>
          <table:table-cell table:formula="of:=[.D771]+[.E772]" office:value-type="float" office:value="9164376538" calcext:value-type="float">
            <text:p>9164376538</text:p>
          </table:table-cell>
          <table:table-cell table:formula="of:=[.G772]*7627" office:value-type="float" office:value="23521668" calcext:value-type="float">
            <text:p>23521668</text:p>
          </table:table-cell>
          <table:table-cell/>
          <table:table-cell table:formula="of:=[.G770]+8" office:value-type="float" office:value="3084" calcext:value-type="float">
            <text:p>3084</text:p>
          </table:table-cell>
          <table:table-cell table:number-columns-repeated="7"/>
        </table:table-row>
        <table:table-row table:style-name="ro1">
          <table:table-cell table:formula="of:=[.A772]+15295" office:value-type="float" office:value="11815266" calcext:value-type="float">
            <text:p>11815266</text:p>
          </table:table-cell>
          <table:table-cell table:formula="of:=[.B772]+131" office:value-type="float" office:value="101260" calcext:value-type="float">
            <text:p>101260</text:p>
          </table:table-cell>
          <table:table-cell/>
          <table:table-cell table:formula="of:=[.D772]+[.E773]" office:value-type="float" office:value="9188370298" calcext:value-type="float">
            <text:p>9188370298</text:p>
          </table:table-cell>
          <table:table-cell table:formula="of:=[.F773]*7770" office:value-type="float" office:value="23993760" calcext:value-type="float">
            <text:p>23993760</text:p>
          </table:table-cell>
          <table:table-cell table:formula="of:=[.F771]+8" office:value-type="float" office:value="3088" calcext:value-type="float">
            <text:p>3088</text:p>
          </table:table-cell>
          <table:table-cell table:number-columns-repeated="8"/>
        </table:table-row>
        <table:table-row table:style-name="ro1">
          <table:table-cell table:formula="of:=[.A773]+15295" office:value-type="float" office:value="11830561" calcext:value-type="float">
            <text:p>11830561</text:p>
          </table:table-cell>
          <table:table-cell table:formula="of:=[.B773]+131" office:value-type="float" office:value="101391" calcext:value-type="float">
            <text:p>101391</text:p>
          </table:table-cell>
          <table:table-cell/>
          <table:table-cell table:formula="of:=[.D773]+[.E774]" office:value-type="float" office:value="9211952982" calcext:value-type="float">
            <text:p>9211952982</text:p>
          </table:table-cell>
          <table:table-cell table:formula="of:=[.G774]*7627" office:value-type="float" office:value="23582684" calcext:value-type="float">
            <text:p>23582684</text:p>
          </table:table-cell>
          <table:table-cell/>
          <table:table-cell table:formula="of:=[.G772]+8" office:value-type="float" office:value="3092" calcext:value-type="float">
            <text:p>3092</text:p>
          </table:table-cell>
          <table:table-cell table:number-columns-repeated="7"/>
        </table:table-row>
        <table:table-row table:style-name="ro1">
          <table:table-cell table:formula="of:=[.A774]+15295" office:value-type="float" office:value="11845856" calcext:value-type="float">
            <text:p>11845856</text:p>
          </table:table-cell>
          <table:table-cell table:formula="of:=[.B774]+131" office:value-type="float" office:value="101522" calcext:value-type="float">
            <text:p>101522</text:p>
          </table:table-cell>
          <table:table-cell/>
          <table:table-cell table:formula="of:=[.D774]+[.E775]" office:value-type="float" office:value="9236008902" calcext:value-type="float">
            <text:p>9236008902</text:p>
          </table:table-cell>
          <table:table-cell table:formula="of:=[.F775]*7770" office:value-type="float" office:value="24055920" calcext:value-type="float">
            <text:p>24055920</text:p>
          </table:table-cell>
          <table:table-cell table:formula="of:=[.F773]+8" office:value-type="float" office:value="3096" calcext:value-type="float">
            <text:p>3096</text:p>
          </table:table-cell>
          <table:table-cell table:number-columns-repeated="8"/>
        </table:table-row>
        <table:table-row table:style-name="ro1">
          <table:table-cell table:formula="of:=[.A775]+15295" office:value-type="float" office:value="11861151" calcext:value-type="float">
            <text:p>11861151</text:p>
          </table:table-cell>
          <table:table-cell table:formula="of:=[.B775]+131" office:value-type="float" office:value="101653" calcext:value-type="float">
            <text:p>101653</text:p>
          </table:table-cell>
          <table:table-cell/>
          <table:table-cell table:formula="of:=[.D775]+[.E776]" office:value-type="float" office:value="9259652602" calcext:value-type="float">
            <text:p>9259652602</text:p>
          </table:table-cell>
          <table:table-cell table:formula="of:=[.G776]*7627" office:value-type="float" office:value="23643700" calcext:value-type="float">
            <text:p>23643700</text:p>
          </table:table-cell>
          <table:table-cell/>
          <table:table-cell table:formula="of:=[.G774]+8" office:value-type="float" office:value="3100" calcext:value-type="float">
            <text:p>3100</text:p>
          </table:table-cell>
          <table:table-cell table:number-columns-repeated="7"/>
        </table:table-row>
        <table:table-row table:style-name="ro1">
          <table:table-cell table:formula="of:=[.A776]+15295" office:value-type="float" office:value="11876446" calcext:value-type="float">
            <text:p>11876446</text:p>
          </table:table-cell>
          <table:table-cell table:formula="of:=[.B776]+131" office:value-type="float" office:value="101784" calcext:value-type="float">
            <text:p>101784</text:p>
          </table:table-cell>
          <table:table-cell/>
          <table:table-cell table:formula="of:=[.D776]+[.E777]" office:value-type="float" office:value="9283770682" calcext:value-type="float">
            <text:p>9283770682</text:p>
          </table:table-cell>
          <table:table-cell table:formula="of:=[.F777]*7770" office:value-type="float" office:value="24118080" calcext:value-type="float">
            <text:p>24118080</text:p>
          </table:table-cell>
          <table:table-cell table:formula="of:=[.F775]+8" office:value-type="float" office:value="3104" calcext:value-type="float">
            <text:p>3104</text:p>
          </table:table-cell>
          <table:table-cell table:number-columns-repeated="8"/>
        </table:table-row>
        <table:table-row table:style-name="ro1">
          <table:table-cell table:formula="of:=[.A777]+15295" office:value-type="float" office:value="11891741" calcext:value-type="float">
            <text:p>11891741</text:p>
          </table:table-cell>
          <table:table-cell table:formula="of:=[.B777]+131" office:value-type="float" office:value="101915" calcext:value-type="float">
            <text:p>101915</text:p>
          </table:table-cell>
          <table:table-cell/>
          <table:table-cell table:formula="of:=[.D777]+[.E778]" office:value-type="float" office:value="9307475398" calcext:value-type="float">
            <text:p>9307475398</text:p>
          </table:table-cell>
          <table:table-cell table:formula="of:=[.G778]*7627" office:value-type="float" office:value="23704716" calcext:value-type="float">
            <text:p>23704716</text:p>
          </table:table-cell>
          <table:table-cell/>
          <table:table-cell table:formula="of:=[.G776]+8" office:value-type="float" office:value="3108" calcext:value-type="float">
            <text:p>3108</text:p>
          </table:table-cell>
          <table:table-cell table:number-columns-repeated="7"/>
        </table:table-row>
        <table:table-row table:style-name="ro1">
          <table:table-cell table:formula="of:=[.A778]+15295" office:value-type="float" office:value="11907036" calcext:value-type="float">
            <text:p>11907036</text:p>
          </table:table-cell>
          <table:table-cell table:formula="of:=[.B778]+131" office:value-type="float" office:value="102046" calcext:value-type="float">
            <text:p>102046</text:p>
          </table:table-cell>
          <table:table-cell/>
          <table:table-cell table:formula="of:=[.D778]+[.E779]" office:value-type="float" office:value="9331655638" calcext:value-type="float">
            <text:p>9331655638</text:p>
          </table:table-cell>
          <table:table-cell table:formula="of:=[.F779]*7770" office:value-type="float" office:value="24180240" calcext:value-type="float">
            <text:p>24180240</text:p>
          </table:table-cell>
          <table:table-cell table:formula="of:=[.F777]+8" office:value-type="float" office:value="3112" calcext:value-type="float">
            <text:p>3112</text:p>
          </table:table-cell>
          <table:table-cell table:number-columns-repeated="8"/>
        </table:table-row>
        <table:table-row table:style-name="ro1">
          <table:table-cell table:formula="of:=[.A779]+15295" office:value-type="float" office:value="11922331" calcext:value-type="float">
            <text:p>11922331</text:p>
          </table:table-cell>
          <table:table-cell table:formula="of:=[.B779]+131" office:value-type="float" office:value="102177" calcext:value-type="float">
            <text:p>102177</text:p>
          </table:table-cell>
          <table:table-cell/>
          <table:table-cell table:formula="of:=[.D779]+[.E780]" office:value-type="float" office:value="9355421370" calcext:value-type="float">
            <text:p>9355421370</text:p>
          </table:table-cell>
          <table:table-cell table:formula="of:=[.G780]*7627" office:value-type="float" office:value="23765732" calcext:value-type="float">
            <text:p>23765732</text:p>
          </table:table-cell>
          <table:table-cell/>
          <table:table-cell table:formula="of:=[.G778]+8" office:value-type="float" office:value="3116" calcext:value-type="float">
            <text:p>3116</text:p>
          </table:table-cell>
          <table:table-cell table:number-columns-repeated="7"/>
        </table:table-row>
        <table:table-row table:style-name="ro1">
          <table:table-cell table:formula="of:=[.A780]+15295" office:value-type="float" office:value="11937626" calcext:value-type="float">
            <text:p>11937626</text:p>
          </table:table-cell>
          <table:table-cell table:formula="of:=[.B780]+131" office:value-type="float" office:value="102308" calcext:value-type="float">
            <text:p>102308</text:p>
          </table:table-cell>
          <table:table-cell/>
          <table:table-cell table:formula="of:=[.D780]+[.E781]" office:value-type="float" office:value="9379663770" calcext:value-type="float">
            <text:p>9379663770</text:p>
          </table:table-cell>
          <table:table-cell table:formula="of:=[.F781]*7770" office:value-type="float" office:value="24242400" calcext:value-type="float">
            <text:p>24242400</text:p>
          </table:table-cell>
          <table:table-cell table:formula="of:=[.F779]+8" office:value-type="float" office:value="3120" calcext:value-type="float">
            <text:p>3120</text:p>
          </table:table-cell>
          <table:table-cell table:number-columns-repeated="8"/>
        </table:table-row>
        <table:table-row table:style-name="ro1">
          <table:table-cell table:formula="of:=[.A781]+15295" office:value-type="float" office:value="11952921" calcext:value-type="float">
            <text:p>11952921</text:p>
          </table:table-cell>
          <table:table-cell table:formula="of:=[.B781]+131" office:value-type="float" office:value="102439" calcext:value-type="float">
            <text:p>102439</text:p>
          </table:table-cell>
          <table:table-cell/>
          <table:table-cell table:formula="of:=[.D781]+[.E782]" office:value-type="float" office:value="9403490518" calcext:value-type="float">
            <text:p>9403490518</text:p>
          </table:table-cell>
          <table:table-cell table:formula="of:=[.G782]*7627" office:value-type="float" office:value="23826748" calcext:value-type="float">
            <text:p>23826748</text:p>
          </table:table-cell>
          <table:table-cell/>
          <table:table-cell table:formula="of:=[.G780]+8" office:value-type="float" office:value="3124" calcext:value-type="float">
            <text:p>3124</text:p>
          </table:table-cell>
          <table:table-cell table:number-columns-repeated="7"/>
        </table:table-row>
        <table:table-row table:style-name="ro1">
          <table:table-cell table:formula="of:=[.A782]+15295" office:value-type="float" office:value="11968216" calcext:value-type="float">
            <text:p>11968216</text:p>
          </table:table-cell>
          <table:table-cell table:formula="of:=[.B782]+131" office:value-type="float" office:value="102570" calcext:value-type="float">
            <text:p>102570</text:p>
          </table:table-cell>
          <table:table-cell/>
          <table:table-cell table:formula="of:=[.D782]+[.E783]" office:value-type="float" office:value="9427795078" calcext:value-type="float">
            <text:p>9427795078</text:p>
          </table:table-cell>
          <table:table-cell table:formula="of:=[.F783]*7770" office:value-type="float" office:value="24304560" calcext:value-type="float">
            <text:p>24304560</text:p>
          </table:table-cell>
          <table:table-cell table:formula="of:=[.F781]+8" office:value-type="float" office:value="3128" calcext:value-type="float">
            <text:p>3128</text:p>
          </table:table-cell>
          <table:table-cell table:number-columns-repeated="8"/>
        </table:table-row>
        <table:table-row table:style-name="ro1">
          <table:table-cell table:formula="of:=[.A783]+15295" office:value-type="float" office:value="11983511" calcext:value-type="float">
            <text:p>11983511</text:p>
          </table:table-cell>
          <table:table-cell table:formula="of:=[.B783]+131" office:value-type="float" office:value="102701" calcext:value-type="float">
            <text:p>102701</text:p>
          </table:table-cell>
          <table:table-cell/>
          <table:table-cell table:formula="of:=[.D783]+[.E784]" office:value-type="float" office:value="9451682842" calcext:value-type="float">
            <text:p>9451682842</text:p>
          </table:table-cell>
          <table:table-cell table:formula="of:=[.G784]*7627" office:value-type="float" office:value="23887764" calcext:value-type="float">
            <text:p>23887764</text:p>
          </table:table-cell>
          <table:table-cell/>
          <table:table-cell table:formula="of:=[.G782]+8" office:value-type="float" office:value="3132" calcext:value-type="float">
            <text:p>3132</text:p>
          </table:table-cell>
          <table:table-cell table:number-columns-repeated="7"/>
        </table:table-row>
        <table:table-row table:style-name="ro1">
          <table:table-cell table:formula="of:=[.A784]+15295" office:value-type="float" office:value="11998806" calcext:value-type="float">
            <text:p>11998806</text:p>
          </table:table-cell>
          <table:table-cell table:formula="of:=[.B784]+131" office:value-type="float" office:value="102832" calcext:value-type="float">
            <text:p>102832</text:p>
          </table:table-cell>
          <table:table-cell/>
          <table:table-cell table:formula="of:=[.D784]+[.E785]" office:value-type="float" office:value="9476049562" calcext:value-type="float">
            <text:p>9476049562</text:p>
          </table:table-cell>
          <table:table-cell table:formula="of:=[.F785]*7770" office:value-type="float" office:value="24366720" calcext:value-type="float">
            <text:p>24366720</text:p>
          </table:table-cell>
          <table:table-cell table:formula="of:=[.F783]+8" office:value-type="float" office:value="3136" calcext:value-type="float">
            <text:p>3136</text:p>
          </table:table-cell>
          <table:table-cell table:number-columns-repeated="8"/>
        </table:table-row>
        <table:table-row table:style-name="ro1">
          <table:table-cell table:formula="of:=[.A785]+15295" office:value-type="float" office:value="12014101" calcext:value-type="float">
            <text:p>12014101</text:p>
          </table:table-cell>
          <table:table-cell table:formula="of:=[.B785]+131" office:value-type="float" office:value="102963" calcext:value-type="float">
            <text:p>102963</text:p>
          </table:table-cell>
          <table:table-cell/>
          <table:table-cell table:formula="of:=[.D785]+[.E786]" office:value-type="float" office:value="9499998342" calcext:value-type="float">
            <text:p>9499998342</text:p>
          </table:table-cell>
          <table:table-cell table:formula="of:=[.G786]*7627" office:value-type="float" office:value="23948780" calcext:value-type="float">
            <text:p>23948780</text:p>
          </table:table-cell>
          <table:table-cell/>
          <table:table-cell table:formula="of:=[.G784]+8" office:value-type="float" office:value="3140" calcext:value-type="float">
            <text:p>3140</text:p>
          </table:table-cell>
          <table:table-cell table:number-columns-repeated="7"/>
        </table:table-row>
        <table:table-row table:style-name="ro1">
          <table:table-cell table:formula="of:=[.A786]+15295" office:value-type="float" office:value="12029396" calcext:value-type="float">
            <text:p>12029396</text:p>
          </table:table-cell>
          <table:table-cell table:formula="of:=[.B786]+131" office:value-type="float" office:value="103094" calcext:value-type="float">
            <text:p>103094</text:p>
          </table:table-cell>
          <table:table-cell/>
          <table:table-cell table:formula="of:=[.D786]+[.E787]" office:value-type="float" office:value="9524427222" calcext:value-type="float">
            <text:p>9524427222</text:p>
          </table:table-cell>
          <table:table-cell table:formula="of:=[.F787]*7770" office:value-type="float" office:value="24428880" calcext:value-type="float">
            <text:p>24428880</text:p>
          </table:table-cell>
          <table:table-cell table:formula="of:=[.F785]+8" office:value-type="float" office:value="3144" calcext:value-type="float">
            <text:p>3144</text:p>
          </table:table-cell>
          <table:table-cell table:number-columns-repeated="8"/>
        </table:table-row>
        <table:table-row table:style-name="ro1">
          <table:table-cell table:formula="of:=[.A787]+15295" office:value-type="float" office:value="12044691" calcext:value-type="float">
            <text:p>12044691</text:p>
          </table:table-cell>
          <table:table-cell table:formula="of:=[.B787]+131" office:value-type="float" office:value="103225" calcext:value-type="float">
            <text:p>103225</text:p>
          </table:table-cell>
          <table:table-cell/>
          <table:table-cell table:formula="of:=[.D787]+[.E788]" office:value-type="float" office:value="9548437018" calcext:value-type="float">
            <text:p>9548437018</text:p>
          </table:table-cell>
          <table:table-cell table:formula="of:=[.G788]*7627" office:value-type="float" office:value="24009796" calcext:value-type="float">
            <text:p>24009796</text:p>
          </table:table-cell>
          <table:table-cell/>
          <table:table-cell table:formula="of:=[.G786]+8" office:value-type="float" office:value="3148" calcext:value-type="float">
            <text:p>3148</text:p>
          </table:table-cell>
          <table:table-cell table:number-columns-repeated="7"/>
        </table:table-row>
        <table:table-row table:style-name="ro1">
          <table:table-cell table:formula="of:=[.A788]+15295" office:value-type="float" office:value="12059986" calcext:value-type="float">
            <text:p>12059986</text:p>
          </table:table-cell>
          <table:table-cell table:formula="of:=[.B788]+131" office:value-type="float" office:value="103356" calcext:value-type="float">
            <text:p>103356</text:p>
          </table:table-cell>
          <table:table-cell/>
          <table:table-cell table:formula="of:=[.D788]+[.E789]" office:value-type="float" office:value="9572928058" calcext:value-type="float">
            <text:p>9572928058</text:p>
          </table:table-cell>
          <table:table-cell table:formula="of:=[.F789]*7770" office:value-type="float" office:value="24491040" calcext:value-type="float">
            <text:p>24491040</text:p>
          </table:table-cell>
          <table:table-cell table:formula="of:=[.F787]+8" office:value-type="float" office:value="3152" calcext:value-type="float">
            <text:p>3152</text:p>
          </table:table-cell>
          <table:table-cell table:number-columns-repeated="8"/>
        </table:table-row>
        <table:table-row table:style-name="ro1">
          <table:table-cell table:formula="of:=[.A789]+15295" office:value-type="float" office:value="12075281" calcext:value-type="float">
            <text:p>12075281</text:p>
          </table:table-cell>
          <table:table-cell table:formula="of:=[.B789]+131" office:value-type="float" office:value="103487" calcext:value-type="float">
            <text:p>103487</text:p>
          </table:table-cell>
          <table:table-cell/>
          <table:table-cell table:formula="of:=[.D789]+[.E790]" office:value-type="float" office:value="9596998870" calcext:value-type="float">
            <text:p>9596998870</text:p>
          </table:table-cell>
          <table:table-cell table:formula="of:=[.G790]*7627" office:value-type="float" office:value="24070812" calcext:value-type="float">
            <text:p>24070812</text:p>
          </table:table-cell>
          <table:table-cell/>
          <table:table-cell table:formula="of:=[.G788]+8" office:value-type="float" office:value="3156" calcext:value-type="float">
            <text:p>3156</text:p>
          </table:table-cell>
          <table:table-cell table:number-columns-repeated="7"/>
        </table:table-row>
        <table:table-row table:style-name="ro1">
          <table:table-cell table:formula="of:=[.A790]+15295" office:value-type="float" office:value="12090576" calcext:value-type="float">
            <text:p>12090576</text:p>
          </table:table-cell>
          <table:table-cell table:formula="of:=[.B790]+131" office:value-type="float" office:value="103618" calcext:value-type="float">
            <text:p>103618</text:p>
          </table:table-cell>
          <table:table-cell/>
          <table:table-cell table:formula="of:=[.D790]+[.E791]" office:value-type="float" office:value="9621552070" calcext:value-type="float">
            <text:p>9621552070</text:p>
          </table:table-cell>
          <table:table-cell table:formula="of:=[.F791]*7770" office:value-type="float" office:value="24553200" calcext:value-type="float">
            <text:p>24553200</text:p>
          </table:table-cell>
          <table:table-cell table:formula="of:=[.F789]+8" office:value-type="float" office:value="3160" calcext:value-type="float">
            <text:p>3160</text:p>
          </table:table-cell>
          <table:table-cell table:number-columns-repeated="8"/>
        </table:table-row>
        <table:table-row table:style-name="ro1">
          <table:table-cell table:formula="of:=[.A791]+15295" office:value-type="float" office:value="12105871" calcext:value-type="float">
            <text:p>12105871</text:p>
          </table:table-cell>
          <table:table-cell table:formula="of:=[.B791]+131" office:value-type="float" office:value="103749" calcext:value-type="float">
            <text:p>103749</text:p>
          </table:table-cell>
          <table:table-cell/>
          <table:table-cell table:formula="of:=[.D791]+[.E792]" office:value-type="float" office:value="9645683898" calcext:value-type="float">
            <text:p>9645683898</text:p>
          </table:table-cell>
          <table:table-cell table:formula="of:=[.G792]*7627" office:value-type="float" office:value="24131828" calcext:value-type="float">
            <text:p>24131828</text:p>
          </table:table-cell>
          <table:table-cell/>
          <table:table-cell table:formula="of:=[.G790]+8" office:value-type="float" office:value="3164" calcext:value-type="float">
            <text:p>3164</text:p>
          </table:table-cell>
          <table:table-cell table:number-columns-repeated="7"/>
        </table:table-row>
        <table:table-row table:style-name="ro1">
          <table:table-cell table:formula="of:=[.A792]+15295" office:value-type="float" office:value="12121166" calcext:value-type="float">
            <text:p>12121166</text:p>
          </table:table-cell>
          <table:table-cell table:formula="of:=[.B792]+131" office:value-type="float" office:value="103880" calcext:value-type="float">
            <text:p>103880</text:p>
          </table:table-cell>
          <table:table-cell/>
          <table:table-cell table:formula="of:=[.D792]+[.E793]" office:value-type="float" office:value="9670299258" calcext:value-type="float">
            <text:p>9670299258</text:p>
          </table:table-cell>
          <table:table-cell table:formula="of:=[.F793]*7770" office:value-type="float" office:value="24615360" calcext:value-type="float">
            <text:p>24615360</text:p>
          </table:table-cell>
          <table:table-cell table:formula="of:=[.F791]+8" office:value-type="float" office:value="3168" calcext:value-type="float">
            <text:p>3168</text:p>
          </table:table-cell>
          <table:table-cell table:number-columns-repeated="8"/>
        </table:table-row>
        <table:table-row table:style-name="ro1">
          <table:table-cell table:formula="of:=[.A793]+15295" office:value-type="float" office:value="12136461" calcext:value-type="float">
            <text:p>12136461</text:p>
          </table:table-cell>
          <table:table-cell table:formula="of:=[.B793]+131" office:value-type="float" office:value="104011" calcext:value-type="float">
            <text:p>104011</text:p>
          </table:table-cell>
          <table:table-cell/>
          <table:table-cell table:formula="of:=[.D793]+[.E794]" office:value-type="float" office:value="9694492102" calcext:value-type="float">
            <text:p>9694492102</text:p>
          </table:table-cell>
          <table:table-cell table:formula="of:=[.G794]*7627" office:value-type="float" office:value="24192844" calcext:value-type="float">
            <text:p>24192844</text:p>
          </table:table-cell>
          <table:table-cell/>
          <table:table-cell table:formula="of:=[.G792]+8" office:value-type="float" office:value="3172" calcext:value-type="float">
            <text:p>3172</text:p>
          </table:table-cell>
          <table:table-cell table:number-columns-repeated="7"/>
        </table:table-row>
        <table:table-row table:style-name="ro1">
          <table:table-cell table:formula="of:=[.A794]+15295" office:value-type="float" office:value="12151756" calcext:value-type="float">
            <text:p>12151756</text:p>
          </table:table-cell>
          <table:table-cell table:formula="of:=[.B794]+131" office:value-type="float" office:value="104142" calcext:value-type="float">
            <text:p>104142</text:p>
          </table:table-cell>
          <table:table-cell/>
          <table:table-cell table:formula="of:=[.D794]+[.E795]" office:value-type="float" office:value="9719169622" calcext:value-type="float">
            <text:p>9719169622</text:p>
          </table:table-cell>
          <table:table-cell table:formula="of:=[.F795]*7770" office:value-type="float" office:value="24677520" calcext:value-type="float">
            <text:p>24677520</text:p>
          </table:table-cell>
          <table:table-cell table:formula="of:=[.F793]+8" office:value-type="float" office:value="3176" calcext:value-type="float">
            <text:p>3176</text:p>
          </table:table-cell>
          <table:table-cell table:number-columns-repeated="8"/>
        </table:table-row>
        <table:table-row table:style-name="ro1">
          <table:table-cell table:formula="of:=[.A795]+15295" office:value-type="float" office:value="12167051" calcext:value-type="float">
            <text:p>12167051</text:p>
          </table:table-cell>
          <table:table-cell table:formula="of:=[.B795]+131" office:value-type="float" office:value="104273" calcext:value-type="float">
            <text:p>104273</text:p>
          </table:table-cell>
          <table:table-cell/>
          <table:table-cell table:formula="of:=[.D795]+[.E796]" office:value-type="float" office:value="9743423482" calcext:value-type="float">
            <text:p>9743423482</text:p>
          </table:table-cell>
          <table:table-cell table:formula="of:=[.G796]*7627" office:value-type="float" office:value="24253860" calcext:value-type="float">
            <text:p>24253860</text:p>
          </table:table-cell>
          <table:table-cell/>
          <table:table-cell table:formula="of:=[.G794]+8" office:value-type="float" office:value="3180" calcext:value-type="float">
            <text:p>3180</text:p>
          </table:table-cell>
          <table:table-cell table:number-columns-repeated="7"/>
        </table:table-row>
        <table:table-row table:style-name="ro1">
          <table:table-cell table:formula="of:=[.A796]+15295" office:value-type="float" office:value="12182346" calcext:value-type="float">
            <text:p>12182346</text:p>
          </table:table-cell>
          <table:table-cell table:formula="of:=[.B796]+131" office:value-type="float" office:value="104404" calcext:value-type="float">
            <text:p>104404</text:p>
          </table:table-cell>
          <table:table-cell/>
          <table:table-cell table:formula="of:=[.D796]+[.E797]" office:value-type="float" office:value="9768163162" calcext:value-type="float">
            <text:p>9768163162</text:p>
          </table:table-cell>
          <table:table-cell table:formula="of:=[.F797]*7770" office:value-type="float" office:value="24739680" calcext:value-type="float">
            <text:p>24739680</text:p>
          </table:table-cell>
          <table:table-cell table:formula="of:=[.F795]+8" office:value-type="float" office:value="3184" calcext:value-type="float">
            <text:p>3184</text:p>
          </table:table-cell>
          <table:table-cell table:number-columns-repeated="8"/>
        </table:table-row>
        <table:table-row table:style-name="ro1">
          <table:table-cell table:formula="of:=[.A797]+15295" office:value-type="float" office:value="12197641" calcext:value-type="float">
            <text:p>12197641</text:p>
          </table:table-cell>
          <table:table-cell table:formula="of:=[.B797]+131" office:value-type="float" office:value="104535" calcext:value-type="float">
            <text:p>104535</text:p>
          </table:table-cell>
          <table:table-cell/>
          <table:table-cell table:formula="of:=[.D797]+[.E798]" office:value-type="float" office:value="9792478038" calcext:value-type="float">
            <text:p>9792478038</text:p>
          </table:table-cell>
          <table:table-cell table:formula="of:=[.G798]*7627" office:value-type="float" office:value="24314876" calcext:value-type="float">
            <text:p>24314876</text:p>
          </table:table-cell>
          <table:table-cell/>
          <table:table-cell table:formula="of:=[.G796]+8" office:value-type="float" office:value="3188" calcext:value-type="float">
            <text:p>3188</text:p>
          </table:table-cell>
          <table:table-cell table:number-columns-repeated="7"/>
        </table:table-row>
        <table:table-row table:style-name="ro1">
          <table:table-cell table:formula="of:=[.A798]+15295" office:value-type="float" office:value="12212936" calcext:value-type="float">
            <text:p>12212936</text:p>
          </table:table-cell>
          <table:table-cell table:formula="of:=[.B798]+131" office:value-type="float" office:value="104666" calcext:value-type="float">
            <text:p>104666</text:p>
          </table:table-cell>
          <table:table-cell/>
          <table:table-cell table:formula="of:=[.D798]+[.E799]" office:value-type="float" office:value="9817279878" calcext:value-type="float">
            <text:p>9817279878</text:p>
          </table:table-cell>
          <table:table-cell table:formula="of:=[.F799]*7770" office:value-type="float" office:value="24801840" calcext:value-type="float">
            <text:p>24801840</text:p>
          </table:table-cell>
          <table:table-cell table:formula="of:=[.F797]+8" office:value-type="float" office:value="3192" calcext:value-type="float">
            <text:p>3192</text:p>
          </table:table-cell>
          <table:table-cell table:number-columns-repeated="8"/>
        </table:table-row>
        <table:table-row table:style-name="ro1">
          <table:table-cell table:formula="of:=[.A799]+15295" office:value-type="float" office:value="12228231" calcext:value-type="float">
            <text:p>12228231</text:p>
          </table:table-cell>
          <table:table-cell table:formula="of:=[.B799]+131" office:value-type="float" office:value="104797" calcext:value-type="float">
            <text:p>104797</text:p>
          </table:table-cell>
          <table:table-cell/>
          <table:table-cell table:formula="of:=[.D799]+[.E800]" office:value-type="float" office:value="9841655770" calcext:value-type="float">
            <text:p>9841655770</text:p>
          </table:table-cell>
          <table:table-cell table:formula="of:=[.G800]*7627" office:value-type="float" office:value="24375892" calcext:value-type="float">
            <text:p>24375892</text:p>
          </table:table-cell>
          <table:table-cell/>
          <table:table-cell table:formula="of:=[.G798]+8" office:value-type="float" office:value="3196" calcext:value-type="float">
            <text:p>3196</text:p>
          </table:table-cell>
          <table:table-cell table:number-columns-repeated="7"/>
        </table:table-row>
        <table:table-row table:style-name="ro1">
          <table:table-cell table:formula="of:=[.A800]+15295" office:value-type="float" office:value="12243526" calcext:value-type="float">
            <text:p>12243526</text:p>
          </table:table-cell>
          <table:table-cell table:formula="of:=[.B800]+131" office:value-type="float" office:value="104928" calcext:value-type="float">
            <text:p>104928</text:p>
          </table:table-cell>
          <table:table-cell/>
          <table:table-cell table:formula="of:=[.D800]+[.E801]" office:value-type="float" office:value="9866519770" calcext:value-type="float">
            <text:p>9866519770</text:p>
          </table:table-cell>
          <table:table-cell table:formula="of:=[.F801]*7770" office:value-type="float" office:value="24864000" calcext:value-type="float">
            <text:p>24864000</text:p>
          </table:table-cell>
          <table:table-cell table:formula="of:=[.F799]+8" office:value-type="float" office:value="3200" calcext:value-type="float">
            <text:p>3200</text:p>
          </table:table-cell>
          <table:table-cell table:number-columns-repeated="8"/>
        </table:table-row>
        <table:table-row table:style-name="ro1">
          <table:table-cell table:formula="of:=[.A801]+15295" office:value-type="float" office:value="12258821" calcext:value-type="float">
            <text:p>12258821</text:p>
          </table:table-cell>
          <table:table-cell table:formula="of:=[.B801]+131" office:value-type="float" office:value="105059" calcext:value-type="float">
            <text:p>105059</text:p>
          </table:table-cell>
          <table:table-cell/>
          <table:table-cell table:formula="of:=[.D801]+[.E802]" office:value-type="float" office:value="9890956678" calcext:value-type="float">
            <text:p>9890956678</text:p>
          </table:table-cell>
          <table:table-cell table:formula="of:=[.G802]*7627" office:value-type="float" office:value="24436908" calcext:value-type="float">
            <text:p>24436908</text:p>
          </table:table-cell>
          <table:table-cell/>
          <table:table-cell table:formula="of:=[.G800]+8" office:value-type="float" office:value="3204" calcext:value-type="float">
            <text:p>3204</text:p>
          </table:table-cell>
          <table:table-cell table:number-columns-repeated="7"/>
        </table:table-row>
        <table:table-row table:style-name="ro1">
          <table:table-cell table:formula="of:=[.A802]+15295" office:value-type="float" office:value="12274116" calcext:value-type="float">
            <text:p>12274116</text:p>
          </table:table-cell>
          <table:table-cell table:formula="of:=[.B802]+131" office:value-type="float" office:value="105190" calcext:value-type="float">
            <text:p>105190</text:p>
          </table:table-cell>
          <table:table-cell/>
          <table:table-cell table:formula="of:=[.D802]+[.E803]" office:value-type="float" office:value="9915882838" calcext:value-type="float">
            <text:p>9915882838</text:p>
          </table:table-cell>
          <table:table-cell table:formula="of:=[.F803]*7770" office:value-type="float" office:value="24926160" calcext:value-type="float">
            <text:p>24926160</text:p>
          </table:table-cell>
          <table:table-cell table:formula="of:=[.F801]+8" office:value-type="float" office:value="3208" calcext:value-type="float">
            <text:p>3208</text:p>
          </table:table-cell>
          <table:table-cell table:number-columns-repeated="8"/>
        </table:table-row>
        <table:table-row table:style-name="ro1">
          <table:table-cell table:formula="of:=[.A803]+15295" office:value-type="float" office:value="12289411" calcext:value-type="float">
            <text:p>12289411</text:p>
          </table:table-cell>
          <table:table-cell table:formula="of:=[.B803]+131" office:value-type="float" office:value="105321" calcext:value-type="float">
            <text:p>105321</text:p>
          </table:table-cell>
          <table:table-cell/>
          <table:table-cell table:formula="of:=[.D803]+[.E804]" office:value-type="float" office:value="9940380762" calcext:value-type="float">
            <text:p>9940380762</text:p>
          </table:table-cell>
          <table:table-cell table:formula="of:=[.G804]*7627" office:value-type="float" office:value="24497924" calcext:value-type="float">
            <text:p>24497924</text:p>
          </table:table-cell>
          <table:table-cell/>
          <table:table-cell table:formula="of:=[.G802]+8" office:value-type="float" office:value="3212" calcext:value-type="float">
            <text:p>3212</text:p>
          </table:table-cell>
          <table:table-cell table:number-columns-repeated="7"/>
        </table:table-row>
        <table:table-row table:style-name="ro1">
          <table:table-cell table:formula="of:=[.A804]+15295" office:value-type="float" office:value="12304706" calcext:value-type="float">
            <text:p>12304706</text:p>
          </table:table-cell>
          <table:table-cell table:formula="of:=[.B804]+131" office:value-type="float" office:value="105452" calcext:value-type="float">
            <text:p>105452</text:p>
          </table:table-cell>
          <table:table-cell/>
          <table:table-cell table:formula="of:=[.D804]+[.E805]" office:value-type="float" office:value="9965369082" calcext:value-type="float">
            <text:p>9965369082</text:p>
          </table:table-cell>
          <table:table-cell table:formula="of:=[.F805]*7770" office:value-type="float" office:value="24988320" calcext:value-type="float">
            <text:p>24988320</text:p>
          </table:table-cell>
          <table:table-cell table:formula="of:=[.F803]+8" office:value-type="float" office:value="3216" calcext:value-type="float">
            <text:p>3216</text:p>
          </table:table-cell>
          <table:table-cell table:number-columns-repeated="8"/>
        </table:table-row>
        <table:table-row table:style-name="ro1">
          <table:table-cell table:formula="of:=[.A805]+15295" office:value-type="float" office:value="12320001" calcext:value-type="float">
            <text:p>12320001</text:p>
          </table:table-cell>
          <table:table-cell table:formula="of:=[.B805]+131" office:value-type="float" office:value="105583" calcext:value-type="float">
            <text:p>105583</text:p>
          </table:table-cell>
          <table:table-cell/>
          <table:table-cell table:formula="of:=[.D805]+[.E806]" office:value-type="float" office:value="9989928022" calcext:value-type="float">
            <text:p>9989928022</text:p>
          </table:table-cell>
          <table:table-cell table:formula="of:=[.G806]*7627" office:value-type="float" office:value="24558940" calcext:value-type="float">
            <text:p>24558940</text:p>
          </table:table-cell>
          <table:table-cell/>
          <table:table-cell table:formula="of:=[.G804]+8" office:value-type="float" office:value="3220" calcext:value-type="float">
            <text:p>3220</text:p>
          </table:table-cell>
          <table:table-cell table:number-columns-repeated="7"/>
        </table:table-row>
        <table:table-row table:style-name="ro1">
          <table:table-cell table:formula="of:=[.A806]+15295" office:value-type="float" office:value="12335296" calcext:value-type="float">
            <text:p>12335296</text:p>
          </table:table-cell>
          <table:table-cell table:formula="of:=[.B806]+131" office:value-type="float" office:value="105714" calcext:value-type="float">
            <text:p>105714</text:p>
          </table:table-cell>
          <table:table-cell/>
          <table:table-cell table:formula="of:=[.D806]+[.E807]" office:value-type="float" office:value="10014978502" calcext:value-type="float">
            <text:p>10014978502</text:p>
          </table:table-cell>
          <table:table-cell table:formula="of:=[.F807]*7770" office:value-type="float" office:value="25050480" calcext:value-type="float">
            <text:p>25050480</text:p>
          </table:table-cell>
          <table:table-cell table:formula="of:=[.F805]+8" office:value-type="float" office:value="3224" calcext:value-type="float">
            <text:p>3224</text:p>
          </table:table-cell>
          <table:table-cell table:number-columns-repeated="8"/>
        </table:table-row>
        <table:table-row table:style-name="ro1">
          <table:table-cell table:formula="of:=[.A807]+15295" office:value-type="float" office:value="12350591" calcext:value-type="float">
            <text:p>12350591</text:p>
          </table:table-cell>
          <table:table-cell table:formula="of:=[.B807]+131" office:value-type="float" office:value="105845" calcext:value-type="float">
            <text:p>105845</text:p>
          </table:table-cell>
          <table:table-cell/>
          <table:table-cell table:formula="of:=[.D807]+[.E808]" office:value-type="float" office:value="10039598458" calcext:value-type="float">
            <text:p>10039598458</text:p>
          </table:table-cell>
          <table:table-cell table:formula="of:=[.G808]*7627" office:value-type="float" office:value="24619956" calcext:value-type="float">
            <text:p>24619956</text:p>
          </table:table-cell>
          <table:table-cell/>
          <table:table-cell table:formula="of:=[.G806]+8" office:value-type="float" office:value="3228" calcext:value-type="float">
            <text:p>3228</text:p>
          </table:table-cell>
          <table:table-cell table:number-columns-repeated="7"/>
        </table:table-row>
        <table:table-row table:style-name="ro1">
          <table:table-cell table:formula="of:=[.A808]+15295" office:value-type="float" office:value="12365886" calcext:value-type="float">
            <text:p>12365886</text:p>
          </table:table-cell>
          <table:table-cell table:formula="of:=[.B808]+131" office:value-type="float" office:value="105976" calcext:value-type="float">
            <text:p>105976</text:p>
          </table:table-cell>
          <table:table-cell/>
          <table:table-cell table:formula="of:=[.D808]+[.E809]" office:value-type="float" office:value="10064711098" calcext:value-type="float">
            <text:p>10064711098</text:p>
          </table:table-cell>
          <table:table-cell table:formula="of:=[.F809]*7770" office:value-type="float" office:value="25112640" calcext:value-type="float">
            <text:p>25112640</text:p>
          </table:table-cell>
          <table:table-cell table:formula="of:=[.F807]+8" office:value-type="float" office:value="3232" calcext:value-type="float">
            <text:p>3232</text:p>
          </table:table-cell>
          <table:table-cell table:number-columns-repeated="8"/>
        </table:table-row>
        <table:table-row table:style-name="ro1">
          <table:table-cell table:formula="of:=[.A809]+15295" office:value-type="float" office:value="12381181" calcext:value-type="float">
            <text:p>12381181</text:p>
          </table:table-cell>
          <table:table-cell table:formula="of:=[.B809]+131" office:value-type="float" office:value="106107" calcext:value-type="float">
            <text:p>106107</text:p>
          </table:table-cell>
          <table:table-cell/>
          <table:table-cell table:formula="of:=[.D809]+[.E810]" office:value-type="float" office:value="10089392070" calcext:value-type="float">
            <text:p>10089392070</text:p>
          </table:table-cell>
          <table:table-cell table:formula="of:=[.G810]*7627" office:value-type="float" office:value="24680972" calcext:value-type="float">
            <text:p>24680972</text:p>
          </table:table-cell>
          <table:table-cell/>
          <table:table-cell table:formula="of:=[.G808]+8" office:value-type="float" office:value="3236" calcext:value-type="float">
            <text:p>3236</text:p>
          </table:table-cell>
          <table:table-cell table:number-columns-repeated="7"/>
        </table:table-row>
        <table:table-row table:style-name="ro1">
          <table:table-cell table:formula="of:=[.A810]+15295" office:value-type="float" office:value="12396476" calcext:value-type="float">
            <text:p>12396476</text:p>
          </table:table-cell>
          <table:table-cell table:formula="of:=[.B810]+131" office:value-type="float" office:value="106238" calcext:value-type="float">
            <text:p>106238</text:p>
          </table:table-cell>
          <table:table-cell/>
          <table:table-cell table:formula="of:=[.D810]+[.E811]" office:value-type="float" office:value="10114566870" calcext:value-type="float">
            <text:p>10114566870</text:p>
          </table:table-cell>
          <table:table-cell table:formula="of:=[.F811]*7770" office:value-type="float" office:value="25174800" calcext:value-type="float">
            <text:p>25174800</text:p>
          </table:table-cell>
          <table:table-cell table:formula="of:=[.F809]+8" office:value-type="float" office:value="3240" calcext:value-type="float">
            <text:p>3240</text:p>
          </table:table-cell>
          <table:table-cell table:number-columns-repeated="8"/>
        </table:table-row>
        <table:table-row table:style-name="ro1">
          <table:table-cell table:formula="of:=[.A811]+15295" office:value-type="float" office:value="12411771" calcext:value-type="float">
            <text:p>12411771</text:p>
          </table:table-cell>
          <table:table-cell table:formula="of:=[.B811]+131" office:value-type="float" office:value="106369" calcext:value-type="float">
            <text:p>106369</text:p>
          </table:table-cell>
          <table:table-cell/>
          <table:table-cell table:formula="of:=[.D811]+[.E812]" office:value-type="float" office:value="10139308858" calcext:value-type="float">
            <text:p>10139308858</text:p>
          </table:table-cell>
          <table:table-cell table:formula="of:=[.G812]*7627" office:value-type="float" office:value="24741988" calcext:value-type="float">
            <text:p>24741988</text:p>
          </table:table-cell>
          <table:table-cell/>
          <table:table-cell table:formula="of:=[.G810]+8" office:value-type="float" office:value="3244" calcext:value-type="float">
            <text:p>3244</text:p>
          </table:table-cell>
          <table:table-cell table:number-columns-repeated="7"/>
        </table:table-row>
        <table:table-row table:style-name="ro1">
          <table:table-cell table:formula="of:=[.A812]+15295" office:value-type="float" office:value="12427066" calcext:value-type="float">
            <text:p>12427066</text:p>
          </table:table-cell>
          <table:table-cell table:formula="of:=[.B812]+131" office:value-type="float" office:value="106500" calcext:value-type="float">
            <text:p>106500</text:p>
          </table:table-cell>
          <table:table-cell/>
          <table:table-cell table:formula="of:=[.D812]+[.E813]" office:value-type="float" office:value="10164545818" calcext:value-type="float">
            <text:p>10164545818</text:p>
          </table:table-cell>
          <table:table-cell table:formula="of:=[.F813]*7770" office:value-type="float" office:value="25236960" calcext:value-type="float">
            <text:p>25236960</text:p>
          </table:table-cell>
          <table:table-cell table:formula="of:=[.F811]+8" office:value-type="float" office:value="3248" calcext:value-type="float">
            <text:p>3248</text:p>
          </table:table-cell>
          <table:table-cell table:number-columns-repeated="8"/>
        </table:table-row>
        <table:table-row table:style-name="ro1">
          <table:table-cell table:formula="of:=[.A813]+15295" office:value-type="float" office:value="12442361" calcext:value-type="float">
            <text:p>12442361</text:p>
          </table:table-cell>
          <table:table-cell table:formula="of:=[.B813]+131" office:value-type="float" office:value="106631" calcext:value-type="float">
            <text:p>106631</text:p>
          </table:table-cell>
          <table:table-cell/>
          <table:table-cell table:formula="of:=[.D813]+[.E814]" office:value-type="float" office:value="10189348822" calcext:value-type="float">
            <text:p>10189348822</text:p>
          </table:table-cell>
          <table:table-cell table:formula="of:=[.G814]*7627" office:value-type="float" office:value="24803004" calcext:value-type="float">
            <text:p>24803004</text:p>
          </table:table-cell>
          <table:table-cell/>
          <table:table-cell table:formula="of:=[.G812]+8" office:value-type="float" office:value="3252" calcext:value-type="float">
            <text:p>3252</text:p>
          </table:table-cell>
          <table:table-cell table:number-columns-repeated="7"/>
        </table:table-row>
        <table:table-row table:style-name="ro1">
          <table:table-cell table:formula="of:=[.A814]+15295" office:value-type="float" office:value="12457656" calcext:value-type="float">
            <text:p>12457656</text:p>
          </table:table-cell>
          <table:table-cell table:formula="of:=[.B814]+131" office:value-type="float" office:value="106762" calcext:value-type="float">
            <text:p>106762</text:p>
          </table:table-cell>
          <table:table-cell/>
          <table:table-cell table:formula="of:=[.D814]+[.E815]" office:value-type="float" office:value="10214647942" calcext:value-type="float">
            <text:p>10214647942</text:p>
          </table:table-cell>
          <table:table-cell table:formula="of:=[.F815]*7770" office:value-type="float" office:value="25299120" calcext:value-type="float">
            <text:p>25299120</text:p>
          </table:table-cell>
          <table:table-cell table:formula="of:=[.F813]+8" office:value-type="float" office:value="3256" calcext:value-type="float">
            <text:p>3256</text:p>
          </table:table-cell>
          <table:table-cell table:number-columns-repeated="8"/>
        </table:table-row>
        <table:table-row table:style-name="ro1">
          <table:table-cell table:formula="of:=[.A815]+15295" office:value-type="float" office:value="12472951" calcext:value-type="float">
            <text:p>12472951</text:p>
          </table:table-cell>
          <table:table-cell table:formula="of:=[.B815]+131" office:value-type="float" office:value="106893" calcext:value-type="float">
            <text:p>106893</text:p>
          </table:table-cell>
          <table:table-cell/>
          <table:table-cell table:formula="of:=[.D815]+[.E816]" office:value-type="float" office:value="10239511962" calcext:value-type="float">
            <text:p>10239511962</text:p>
          </table:table-cell>
          <table:table-cell table:formula="of:=[.G816]*7627" office:value-type="float" office:value="24864020" calcext:value-type="float">
            <text:p>24864020</text:p>
          </table:table-cell>
          <table:table-cell/>
          <table:table-cell table:formula="of:=[.G814]+8" office:value-type="float" office:value="3260" calcext:value-type="float">
            <text:p>3260</text:p>
          </table:table-cell>
          <table:table-cell table:number-columns-repeated="7"/>
        </table:table-row>
        <table:table-row table:style-name="ro1">
          <table:table-cell table:formula="of:=[.A816]+15295" office:value-type="float" office:value="12488246" calcext:value-type="float">
            <text:p>12488246</text:p>
          </table:table-cell>
          <table:table-cell table:formula="of:=[.B816]+131" office:value-type="float" office:value="107024" calcext:value-type="float">
            <text:p>107024</text:p>
          </table:table-cell>
          <table:table-cell/>
          <table:table-cell table:formula="of:=[.D816]+[.E817]" office:value-type="float" office:value="10264873242" calcext:value-type="float">
            <text:p>10264873242</text:p>
          </table:table-cell>
          <table:table-cell table:formula="of:=[.F817]*7770" office:value-type="float" office:value="25361280" calcext:value-type="float">
            <text:p>25361280</text:p>
          </table:table-cell>
          <table:table-cell table:formula="of:=[.F815]+8" office:value-type="float" office:value="3264" calcext:value-type="float">
            <text:p>3264</text:p>
          </table:table-cell>
          <table:table-cell table:number-columns-repeated="8"/>
        </table:table-row>
        <table:table-row table:style-name="ro1">
          <table:table-cell table:formula="of:=[.A817]+15295" office:value-type="float" office:value="12503541" calcext:value-type="float">
            <text:p>12503541</text:p>
          </table:table-cell>
          <table:table-cell table:formula="of:=[.B817]+131" office:value-type="float" office:value="107155" calcext:value-type="float">
            <text:p>107155</text:p>
          </table:table-cell>
          <table:table-cell/>
          <table:table-cell table:formula="of:=[.D817]+[.E818]" office:value-type="float" office:value="10289798278" calcext:value-type="float">
            <text:p>10289798278</text:p>
          </table:table-cell>
          <table:table-cell table:formula="of:=[.G818]*7627" office:value-type="float" office:value="24925036" calcext:value-type="float">
            <text:p>24925036</text:p>
          </table:table-cell>
          <table:table-cell/>
          <table:table-cell table:formula="of:=[.G816]+8" office:value-type="float" office:value="3268" calcext:value-type="float">
            <text:p>3268</text:p>
          </table:table-cell>
          <table:table-cell table:number-columns-repeated="7"/>
        </table:table-row>
        <table:table-row table:style-name="ro1">
          <table:table-cell table:formula="of:=[.A818]+15295" office:value-type="float" office:value="12518836" calcext:value-type="float">
            <text:p>12518836</text:p>
          </table:table-cell>
          <table:table-cell table:formula="of:=[.B818]+131" office:value-type="float" office:value="107286" calcext:value-type="float">
            <text:p>107286</text:p>
          </table:table-cell>
          <table:table-cell/>
          <table:table-cell table:formula="of:=[.D818]+[.E819]" office:value-type="float" office:value="10315221718" calcext:value-type="float">
            <text:p>10315221718</text:p>
          </table:table-cell>
          <table:table-cell table:formula="of:=[.F819]*7770" office:value-type="float" office:value="25423440" calcext:value-type="float">
            <text:p>25423440</text:p>
          </table:table-cell>
          <table:table-cell table:formula="of:=[.F817]+8" office:value-type="float" office:value="3272" calcext:value-type="float">
            <text:p>3272</text:p>
          </table:table-cell>
          <table:table-cell table:number-columns-repeated="8"/>
        </table:table-row>
        <table:table-row table:style-name="ro1">
          <table:table-cell table:formula="of:=[.A819]+15295" office:value-type="float" office:value="12534131" calcext:value-type="float">
            <text:p>12534131</text:p>
          </table:table-cell>
          <table:table-cell table:formula="of:=[.B819]+131" office:value-type="float" office:value="107417" calcext:value-type="float">
            <text:p>107417</text:p>
          </table:table-cell>
          <table:table-cell/>
          <table:table-cell table:formula="of:=[.D819]+[.E820]" office:value-type="float" office:value="10340207770" calcext:value-type="float">
            <text:p>10340207770</text:p>
          </table:table-cell>
          <table:table-cell table:formula="of:=[.G820]*7627" office:value-type="float" office:value="24986052" calcext:value-type="float">
            <text:p>24986052</text:p>
          </table:table-cell>
          <table:table-cell/>
          <table:table-cell table:formula="of:=[.G818]+8" office:value-type="float" office:value="3276" calcext:value-type="float">
            <text:p>3276</text:p>
          </table:table-cell>
          <table:table-cell table:number-columns-repeated="7"/>
        </table:table-row>
        <table:table-row table:style-name="ro1">
          <table:table-cell table:formula="of:=[.A820]+15295" office:value-type="float" office:value="12549426" calcext:value-type="float">
            <text:p>12549426</text:p>
          </table:table-cell>
          <table:table-cell table:formula="of:=[.B820]+131" office:value-type="float" office:value="107548" calcext:value-type="float">
            <text:p>107548</text:p>
          </table:table-cell>
          <table:table-cell/>
          <table:table-cell table:formula="of:=[.D820]+[.E821]" office:value-type="float" office:value="10365693370" calcext:value-type="float">
            <text:p>10365693370</text:p>
          </table:table-cell>
          <table:table-cell table:formula="of:=[.F821]*7770" office:value-type="float" office:value="25485600" calcext:value-type="float">
            <text:p>25485600</text:p>
          </table:table-cell>
          <table:table-cell table:formula="of:=[.F819]+8" office:value-type="float" office:value="3280" calcext:value-type="float">
            <text:p>3280</text:p>
          </table:table-cell>
          <table:table-cell table:number-columns-repeated="8"/>
        </table:table-row>
        <table:table-row table:style-name="ro1">
          <table:table-cell table:formula="of:=[.A821]+15295" office:value-type="float" office:value="12564721" calcext:value-type="float">
            <text:p>12564721</text:p>
          </table:table-cell>
          <table:table-cell table:formula="of:=[.B821]+131" office:value-type="float" office:value="107679" calcext:value-type="float">
            <text:p>107679</text:p>
          </table:table-cell>
          <table:table-cell/>
          <table:table-cell table:formula="of:=[.D821]+[.E822]" office:value-type="float" office:value="10390740438" calcext:value-type="float">
            <text:p>10390740438</text:p>
          </table:table-cell>
          <table:table-cell table:formula="of:=[.G822]*7627" office:value-type="float" office:value="25047068" calcext:value-type="float">
            <text:p>25047068</text:p>
          </table:table-cell>
          <table:table-cell/>
          <table:table-cell table:formula="of:=[.G820]+8" office:value-type="float" office:value="3284" calcext:value-type="float">
            <text:p>3284</text:p>
          </table:table-cell>
          <table:table-cell table:number-columns-repeated="7"/>
        </table:table-row>
        <table:table-row table:style-name="ro1">
          <table:table-cell table:formula="of:=[.A822]+15295" office:value-type="float" office:value="12580016" calcext:value-type="float">
            <text:p>12580016</text:p>
          </table:table-cell>
          <table:table-cell table:formula="of:=[.B822]+131" office:value-type="float" office:value="107810" calcext:value-type="float">
            <text:p>107810</text:p>
          </table:table-cell>
          <table:table-cell/>
          <table:table-cell table:formula="of:=[.D822]+[.E823]" office:value-type="float" office:value="10416288198" calcext:value-type="float">
            <text:p>10416288198</text:p>
          </table:table-cell>
          <table:table-cell table:formula="of:=[.F823]*7770" office:value-type="float" office:value="25547760" calcext:value-type="float">
            <text:p>25547760</text:p>
          </table:table-cell>
          <table:table-cell table:formula="of:=[.F821]+8" office:value-type="float" office:value="3288" calcext:value-type="float">
            <text:p>3288</text:p>
          </table:table-cell>
          <table:table-cell table:number-columns-repeated="8"/>
        </table:table-row>
        <table:table-row table:style-name="ro1">
          <table:table-cell table:formula="of:=[.A823]+15295" office:value-type="float" office:value="12595311" calcext:value-type="float">
            <text:p>12595311</text:p>
          </table:table-cell>
          <table:table-cell table:formula="of:=[.B823]+131" office:value-type="float" office:value="107941" calcext:value-type="float">
            <text:p>107941</text:p>
          </table:table-cell>
          <table:table-cell/>
          <table:table-cell table:formula="of:=[.D823]+[.E824]" office:value-type="float" office:value="10441396282" calcext:value-type="float">
            <text:p>10441396282</text:p>
          </table:table-cell>
          <table:table-cell table:formula="of:=[.G824]*7627" office:value-type="float" office:value="25108084" calcext:value-type="float">
            <text:p>25108084</text:p>
          </table:table-cell>
          <table:table-cell/>
          <table:table-cell table:formula="of:=[.G822]+8" office:value-type="float" office:value="3292" calcext:value-type="float">
            <text:p>3292</text:p>
          </table:table-cell>
          <table:table-cell table:number-columns-repeated="7"/>
        </table:table-row>
        <table:table-row table:style-name="ro1">
          <table:table-cell table:formula="of:=[.A824]+15295" office:value-type="float" office:value="12610606" calcext:value-type="float">
            <text:p>12610606</text:p>
          </table:table-cell>
          <table:table-cell table:formula="of:=[.B824]+131" office:value-type="float" office:value="108072" calcext:value-type="float">
            <text:p>108072</text:p>
          </table:table-cell>
          <table:table-cell/>
          <table:table-cell table:formula="of:=[.D824]+[.E825]" office:value-type="float" office:value="10467006202" calcext:value-type="float">
            <text:p>10467006202</text:p>
          </table:table-cell>
          <table:table-cell table:formula="of:=[.F825]*7770" office:value-type="float" office:value="25609920" calcext:value-type="float">
            <text:p>25609920</text:p>
          </table:table-cell>
          <table:table-cell table:formula="of:=[.F823]+8" office:value-type="float" office:value="3296" calcext:value-type="float">
            <text:p>3296</text:p>
          </table:table-cell>
          <table:table-cell table:number-columns-repeated="8"/>
        </table:table-row>
        <table:table-row table:style-name="ro1">
          <table:table-cell table:formula="of:=[.A825]+15295" office:value-type="float" office:value="12625901" calcext:value-type="float">
            <text:p>12625901</text:p>
          </table:table-cell>
          <table:table-cell table:formula="of:=[.B825]+131" office:value-type="float" office:value="108203" calcext:value-type="float">
            <text:p>108203</text:p>
          </table:table-cell>
          <table:table-cell/>
          <table:table-cell table:formula="of:=[.D825]+[.E826]" office:value-type="float" office:value="10492175302" calcext:value-type="float">
            <text:p>10492175302</text:p>
          </table:table-cell>
          <table:table-cell table:formula="of:=[.G826]*7627" office:value-type="float" office:value="25169100" calcext:value-type="float">
            <text:p>25169100</text:p>
          </table:table-cell>
          <table:table-cell/>
          <table:table-cell table:formula="of:=[.G824]+8" office:value-type="float" office:value="3300" calcext:value-type="float">
            <text:p>3300</text:p>
          </table:table-cell>
          <table:table-cell table:number-columns-repeated="7"/>
        </table:table-row>
        <table:table-row table:style-name="ro1">
          <table:table-cell table:formula="of:=[.A826]+15295" office:value-type="float" office:value="12641196" calcext:value-type="float">
            <text:p>12641196</text:p>
          </table:table-cell>
          <table:table-cell table:formula="of:=[.B826]+131" office:value-type="float" office:value="108334" calcext:value-type="float">
            <text:p>108334</text:p>
          </table:table-cell>
          <table:table-cell/>
          <table:table-cell table:formula="of:=[.D826]+[.E827]" office:value-type="float" office:value="10517847382" calcext:value-type="float">
            <text:p>10517847382</text:p>
          </table:table-cell>
          <table:table-cell table:formula="of:=[.F827]*7770" office:value-type="float" office:value="25672080" calcext:value-type="float">
            <text:p>25672080</text:p>
          </table:table-cell>
          <table:table-cell table:formula="of:=[.F825]+8" office:value-type="float" office:value="3304" calcext:value-type="float">
            <text:p>3304</text:p>
          </table:table-cell>
          <table:table-cell table:number-columns-repeated="8"/>
        </table:table-row>
        <table:table-row table:style-name="ro1">
          <table:table-cell table:formula="of:=[.A827]+15295" office:value-type="float" office:value="12656491" calcext:value-type="float">
            <text:p>12656491</text:p>
          </table:table-cell>
          <table:table-cell table:formula="of:=[.B827]+131" office:value-type="float" office:value="108465" calcext:value-type="float">
            <text:p>108465</text:p>
          </table:table-cell>
          <table:table-cell/>
          <table:table-cell table:formula="of:=[.D827]+[.E828]" office:value-type="float" office:value="10543077498" calcext:value-type="float">
            <text:p>10543077498</text:p>
          </table:table-cell>
          <table:table-cell table:formula="of:=[.G828]*7627" office:value-type="float" office:value="25230116" calcext:value-type="float">
            <text:p>25230116</text:p>
          </table:table-cell>
          <table:table-cell/>
          <table:table-cell table:formula="of:=[.G826]+8" office:value-type="float" office:value="3308" calcext:value-type="float">
            <text:p>3308</text:p>
          </table:table-cell>
          <table:table-cell table:number-columns-repeated="7"/>
        </table:table-row>
        <table:table-row table:style-name="ro1">
          <table:table-cell table:formula="of:=[.A828]+15295" office:value-type="float" office:value="12671786" calcext:value-type="float">
            <text:p>12671786</text:p>
          </table:table-cell>
          <table:table-cell table:formula="of:=[.B828]+131" office:value-type="float" office:value="108596" calcext:value-type="float">
            <text:p>108596</text:p>
          </table:table-cell>
          <table:table-cell/>
          <table:table-cell table:formula="of:=[.D828]+[.E829]" office:value-type="float" office:value="10568811738" calcext:value-type="float">
            <text:p>10568811738</text:p>
          </table:table-cell>
          <table:table-cell table:formula="of:=[.F829]*7770" office:value-type="float" office:value="25734240" calcext:value-type="float">
            <text:p>25734240</text:p>
          </table:table-cell>
          <table:table-cell table:formula="of:=[.F827]+8" office:value-type="float" office:value="3312" calcext:value-type="float">
            <text:p>3312</text:p>
          </table:table-cell>
          <table:table-cell table:number-columns-repeated="8"/>
        </table:table-row>
        <table:table-row table:style-name="ro1">
          <table:table-cell table:formula="of:=[.A829]+15295" office:value-type="float" office:value="12687081" calcext:value-type="float">
            <text:p>12687081</text:p>
          </table:table-cell>
          <table:table-cell table:formula="of:=[.B829]+131" office:value-type="float" office:value="108727" calcext:value-type="float">
            <text:p>108727</text:p>
          </table:table-cell>
          <table:table-cell/>
          <table:table-cell table:formula="of:=[.D829]+[.E830]" office:value-type="float" office:value="10594102870" calcext:value-type="float">
            <text:p>10594102870</text:p>
          </table:table-cell>
          <table:table-cell table:formula="of:=[.G830]*7627" office:value-type="float" office:value="25291132" calcext:value-type="float">
            <text:p>25291132</text:p>
          </table:table-cell>
          <table:table-cell/>
          <table:table-cell table:formula="of:=[.G828]+8" office:value-type="float" office:value="3316" calcext:value-type="float">
            <text:p>3316</text:p>
          </table:table-cell>
          <table:table-cell table:number-columns-repeated="7"/>
        </table:table-row>
        <table:table-row table:style-name="ro1">
          <table:table-cell table:formula="of:=[.A830]+15295" office:value-type="float" office:value="12702376" calcext:value-type="float">
            <text:p>12702376</text:p>
          </table:table-cell>
          <table:table-cell table:formula="of:=[.B830]+131" office:value-type="float" office:value="108858" calcext:value-type="float">
            <text:p>108858</text:p>
          </table:table-cell>
          <table:table-cell/>
          <table:table-cell table:formula="of:=[.D830]+[.E831]" office:value-type="float" office:value="10619899270" calcext:value-type="float">
            <text:p>10619899270</text:p>
          </table:table-cell>
          <table:table-cell table:formula="of:=[.F831]*7770" office:value-type="float" office:value="25796400" calcext:value-type="float">
            <text:p>25796400</text:p>
          </table:table-cell>
          <table:table-cell table:formula="of:=[.F829]+8" office:value-type="float" office:value="3320" calcext:value-type="float">
            <text:p>3320</text:p>
          </table:table-cell>
          <table:table-cell table:number-columns-repeated="8"/>
        </table:table-row>
        <table:table-row table:style-name="ro1">
          <table:table-cell table:formula="of:=[.A831]+15295" office:value-type="float" office:value="12717671" calcext:value-type="float">
            <text:p>12717671</text:p>
          </table:table-cell>
          <table:table-cell table:formula="of:=[.B831]+131" office:value-type="float" office:value="108989" calcext:value-type="float">
            <text:p>108989</text:p>
          </table:table-cell>
          <table:table-cell/>
          <table:table-cell table:formula="of:=[.D831]+[.E832]" office:value-type="float" office:value="10645251418" calcext:value-type="float">
            <text:p>10645251418</text:p>
          </table:table-cell>
          <table:table-cell table:formula="of:=[.G832]*7627" office:value-type="float" office:value="25352148" calcext:value-type="float">
            <text:p>25352148</text:p>
          </table:table-cell>
          <table:table-cell/>
          <table:table-cell table:formula="of:=[.G830]+8" office:value-type="float" office:value="3324" calcext:value-type="float">
            <text:p>3324</text:p>
          </table:table-cell>
          <table:table-cell table:number-columns-repeated="7"/>
        </table:table-row>
        <table:table-row table:style-name="ro1">
          <table:table-cell table:formula="of:=[.A832]+15295" office:value-type="float" office:value="12732966" calcext:value-type="float">
            <text:p>12732966</text:p>
          </table:table-cell>
          <table:table-cell table:formula="of:=[.B832]+131" office:value-type="float" office:value="109120" calcext:value-type="float">
            <text:p>109120</text:p>
          </table:table-cell>
          <table:table-cell/>
          <table:table-cell table:formula="of:=[.D832]+[.E833]" office:value-type="float" office:value="10671109978" calcext:value-type="float">
            <text:p>10671109978</text:p>
          </table:table-cell>
          <table:table-cell table:formula="of:=[.F833]*7770" office:value-type="float" office:value="25858560" calcext:value-type="float">
            <text:p>25858560</text:p>
          </table:table-cell>
          <table:table-cell table:formula="of:=[.F831]+8" office:value-type="float" office:value="3328" calcext:value-type="float">
            <text:p>3328</text:p>
          </table:table-cell>
          <table:table-cell table:number-columns-repeated="8"/>
        </table:table-row>
        <table:table-row table:style-name="ro1">
          <table:table-cell table:formula="of:=[.A833]+15295" office:value-type="float" office:value="12748261" calcext:value-type="float">
            <text:p>12748261</text:p>
          </table:table-cell>
          <table:table-cell table:formula="of:=[.B833]+131" office:value-type="float" office:value="109251" calcext:value-type="float">
            <text:p>109251</text:p>
          </table:table-cell>
          <table:table-cell/>
          <table:table-cell table:formula="of:=[.D833]+[.E834]" office:value-type="float" office:value="10696523142" calcext:value-type="float">
            <text:p>10696523142</text:p>
          </table:table-cell>
          <table:table-cell table:formula="of:=[.G834]*7627" office:value-type="float" office:value="25413164" calcext:value-type="float">
            <text:p>25413164</text:p>
          </table:table-cell>
          <table:table-cell/>
          <table:table-cell table:formula="of:=[.G832]+8" office:value-type="float" office:value="3332" calcext:value-type="float">
            <text:p>3332</text:p>
          </table:table-cell>
          <table:table-cell table:number-columns-repeated="7"/>
        </table:table-row>
        <table:table-row table:style-name="ro1">
          <table:table-cell table:formula="of:=[.A834]+15295" office:value-type="float" office:value="12763556" calcext:value-type="float">
            <text:p>12763556</text:p>
          </table:table-cell>
          <table:table-cell table:formula="of:=[.B834]+131" office:value-type="float" office:value="109382" calcext:value-type="float">
            <text:p>109382</text:p>
          </table:table-cell>
          <table:table-cell/>
          <table:table-cell table:formula="of:=[.D834]+[.E835]" office:value-type="float" office:value="10722443862" calcext:value-type="float">
            <text:p>10722443862</text:p>
          </table:table-cell>
          <table:table-cell table:formula="of:=[.F835]*7770" office:value-type="float" office:value="25920720" calcext:value-type="float">
            <text:p>25920720</text:p>
          </table:table-cell>
          <table:table-cell table:formula="of:=[.F833]+8" office:value-type="float" office:value="3336" calcext:value-type="float">
            <text:p>3336</text:p>
          </table:table-cell>
          <table:table-cell table:number-columns-repeated="8"/>
        </table:table-row>
        <table:table-row table:style-name="ro1">
          <table:table-cell table:formula="of:=[.A835]+15295" office:value-type="float" office:value="12778851" calcext:value-type="float">
            <text:p>12778851</text:p>
          </table:table-cell>
          <table:table-cell table:formula="of:=[.B835]+131" office:value-type="float" office:value="109513" calcext:value-type="float">
            <text:p>109513</text:p>
          </table:table-cell>
          <table:table-cell/>
          <table:table-cell table:formula="of:=[.D835]+[.E836]" office:value-type="float" office:value="10747918042" calcext:value-type="float">
            <text:p>10747918042</text:p>
          </table:table-cell>
          <table:table-cell table:formula="of:=[.G836]*7627" office:value-type="float" office:value="25474180" calcext:value-type="float">
            <text:p>25474180</text:p>
          </table:table-cell>
          <table:table-cell/>
          <table:table-cell table:formula="of:=[.G834]+8" office:value-type="float" office:value="3340" calcext:value-type="float">
            <text:p>3340</text:p>
          </table:table-cell>
          <table:table-cell table:number-columns-repeated="7"/>
        </table:table-row>
        <table:table-row table:style-name="ro1">
          <table:table-cell table:formula="of:=[.A836]+15295" office:value-type="float" office:value="12794146" calcext:value-type="float">
            <text:p>12794146</text:p>
          </table:table-cell>
          <table:table-cell table:formula="of:=[.B836]+131" office:value-type="float" office:value="109644" calcext:value-type="float">
            <text:p>109644</text:p>
          </table:table-cell>
          <table:table-cell/>
          <table:table-cell table:formula="of:=[.D836]+[.E837]" office:value-type="float" office:value="10773900922" calcext:value-type="float">
            <text:p>10773900922</text:p>
          </table:table-cell>
          <table:table-cell table:formula="of:=[.F837]*7770" office:value-type="float" office:value="25982880" calcext:value-type="float">
            <text:p>25982880</text:p>
          </table:table-cell>
          <table:table-cell table:formula="of:=[.F835]+8" office:value-type="float" office:value="3344" calcext:value-type="float">
            <text:p>3344</text:p>
          </table:table-cell>
          <table:table-cell table:number-columns-repeated="8"/>
        </table:table-row>
        <table:table-row table:style-name="ro1">
          <table:table-cell table:formula="of:=[.A837]+15295" office:value-type="float" office:value="12809441" calcext:value-type="float">
            <text:p>12809441</text:p>
          </table:table-cell>
          <table:table-cell table:formula="of:=[.B837]+131" office:value-type="float" office:value="109775" calcext:value-type="float">
            <text:p>109775</text:p>
          </table:table-cell>
          <table:table-cell/>
          <table:table-cell table:formula="of:=[.D837]+[.E838]" office:value-type="float" office:value="10799436118" calcext:value-type="float">
            <text:p>10799436118</text:p>
          </table:table-cell>
          <table:table-cell table:formula="of:=[.G838]*7627" office:value-type="float" office:value="25535196" calcext:value-type="float">
            <text:p>25535196</text:p>
          </table:table-cell>
          <table:table-cell/>
          <table:table-cell table:formula="of:=[.G836]+8" office:value-type="float" office:value="3348" calcext:value-type="float">
            <text:p>3348</text:p>
          </table:table-cell>
          <table:table-cell table:number-columns-repeated="7"/>
        </table:table-row>
        <table:table-row table:style-name="ro1">
          <table:table-cell table:formula="of:=[.A838]+15295" office:value-type="float" office:value="12824736" calcext:value-type="float">
            <text:p>12824736</text:p>
          </table:table-cell>
          <table:table-cell table:formula="of:=[.B838]+131" office:value-type="float" office:value="109906" calcext:value-type="float">
            <text:p>109906</text:p>
          </table:table-cell>
          <table:table-cell/>
          <table:table-cell table:formula="of:=[.D838]+[.E839]" office:value-type="float" office:value="10825481158" calcext:value-type="float">
            <text:p>10825481158</text:p>
          </table:table-cell>
          <table:table-cell table:formula="of:=[.F839]*7770" office:value-type="float" office:value="26045040" calcext:value-type="float">
            <text:p>26045040</text:p>
          </table:table-cell>
          <table:table-cell table:formula="of:=[.F837]+8" office:value-type="float" office:value="3352" calcext:value-type="float">
            <text:p>3352</text:p>
          </table:table-cell>
          <table:table-cell table:number-columns-repeated="8"/>
        </table:table-row>
        <table:table-row table:style-name="ro1">
          <table:table-cell table:formula="of:=[.A839]+15295" office:value-type="float" office:value="12840031" calcext:value-type="float">
            <text:p>12840031</text:p>
          </table:table-cell>
          <table:table-cell table:formula="of:=[.B839]+131" office:value-type="float" office:value="110037" calcext:value-type="float">
            <text:p>110037</text:p>
          </table:table-cell>
          <table:table-cell/>
          <table:table-cell table:formula="of:=[.D839]+[.E840]" office:value-type="float" office:value="10851077370" calcext:value-type="float">
            <text:p>10851077370</text:p>
          </table:table-cell>
          <table:table-cell table:formula="of:=[.G840]*7627" office:value-type="float" office:value="25596212" calcext:value-type="float">
            <text:p>25596212</text:p>
          </table:table-cell>
          <table:table-cell/>
          <table:table-cell table:formula="of:=[.G838]+8" office:value-type="float" office:value="3356" calcext:value-type="float">
            <text:p>3356</text:p>
          </table:table-cell>
          <table:table-cell table:number-columns-repeated="7"/>
        </table:table-row>
        <table:table-row table:style-name="ro1">
          <table:table-cell table:formula="of:=[.A840]+15295" office:value-type="float" office:value="12855326" calcext:value-type="float">
            <text:p>12855326</text:p>
          </table:table-cell>
          <table:table-cell table:formula="of:=[.B840]+131" office:value-type="float" office:value="110168" calcext:value-type="float">
            <text:p>110168</text:p>
          </table:table-cell>
          <table:table-cell/>
          <table:table-cell table:formula="of:=[.D840]+[.E841]" office:value-type="float" office:value="10877184570" calcext:value-type="float">
            <text:p>10877184570</text:p>
          </table:table-cell>
          <table:table-cell table:formula="of:=[.F841]*7770" office:value-type="float" office:value="26107200" calcext:value-type="float">
            <text:p>26107200</text:p>
          </table:table-cell>
          <table:table-cell table:formula="of:=[.F839]+8" office:value-type="float" office:value="3360" calcext:value-type="float">
            <text:p>3360</text:p>
          </table:table-cell>
          <table:table-cell table:number-columns-repeated="8"/>
        </table:table-row>
        <table:table-row table:style-name="ro1">
          <table:table-cell table:formula="of:=[.A841]+15295" office:value-type="float" office:value="12870621" calcext:value-type="float">
            <text:p>12870621</text:p>
          </table:table-cell>
          <table:table-cell table:formula="of:=[.B841]+131" office:value-type="float" office:value="110299" calcext:value-type="float">
            <text:p>110299</text:p>
          </table:table-cell>
          <table:table-cell/>
          <table:table-cell table:formula="of:=[.D841]+[.E842]" office:value-type="float" office:value="10902841798" calcext:value-type="float">
            <text:p>10902841798</text:p>
          </table:table-cell>
          <table:table-cell table:formula="of:=[.G842]*7627" office:value-type="float" office:value="25657228" calcext:value-type="float">
            <text:p>25657228</text:p>
          </table:table-cell>
          <table:table-cell/>
          <table:table-cell table:formula="of:=[.G840]+8" office:value-type="float" office:value="3364" calcext:value-type="float">
            <text:p>3364</text:p>
          </table:table-cell>
          <table:table-cell table:number-columns-repeated="7"/>
        </table:table-row>
        <table:table-row table:style-name="ro1">
          <table:table-cell table:formula="of:=[.A842]+15295" office:value-type="float" office:value="12885916" calcext:value-type="float">
            <text:p>12885916</text:p>
          </table:table-cell>
          <table:table-cell table:formula="of:=[.B842]+131" office:value-type="float" office:value="110430" calcext:value-type="float">
            <text:p>110430</text:p>
          </table:table-cell>
          <table:table-cell/>
          <table:table-cell table:formula="of:=[.D842]+[.E843]" office:value-type="float" office:value="10929011158" calcext:value-type="float">
            <text:p>10929011158</text:p>
          </table:table-cell>
          <table:table-cell table:formula="of:=[.F843]*7770" office:value-type="float" office:value="26169360" calcext:value-type="float">
            <text:p>26169360</text:p>
          </table:table-cell>
          <table:table-cell table:formula="of:=[.F841]+8" office:value-type="float" office:value="3368" calcext:value-type="float">
            <text:p>3368</text:p>
          </table:table-cell>
          <table:table-cell table:number-columns-repeated="8"/>
        </table:table-row>
        <table:table-row table:style-name="ro1">
          <table:table-cell table:formula="of:=[.A843]+15295" office:value-type="float" office:value="12901211" calcext:value-type="float">
            <text:p>12901211</text:p>
          </table:table-cell>
          <table:table-cell table:formula="of:=[.B843]+131" office:value-type="float" office:value="110561" calcext:value-type="float">
            <text:p>110561</text:p>
          </table:table-cell>
          <table:table-cell/>
          <table:table-cell table:formula="of:=[.D843]+[.E844]" office:value-type="float" office:value="10954729402" calcext:value-type="float">
            <text:p>10954729402</text:p>
          </table:table-cell>
          <table:table-cell table:formula="of:=[.G844]*7627" office:value-type="float" office:value="25718244" calcext:value-type="float">
            <text:p>25718244</text:p>
          </table:table-cell>
          <table:table-cell/>
          <table:table-cell table:formula="of:=[.G842]+8" office:value-type="float" office:value="3372" calcext:value-type="float">
            <text:p>3372</text:p>
          </table:table-cell>
          <table:table-cell table:number-columns-repeated="7"/>
        </table:table-row>
        <table:table-row table:style-name="ro1">
          <table:table-cell table:formula="of:=[.A844]+15295" office:value-type="float" office:value="12916506" calcext:value-type="float">
            <text:p>12916506</text:p>
          </table:table-cell>
          <table:table-cell table:formula="of:=[.B844]+131" office:value-type="float" office:value="110692" calcext:value-type="float">
            <text:p>110692</text:p>
          </table:table-cell>
          <table:table-cell/>
          <table:table-cell table:formula="of:=[.D844]+[.E845]" office:value-type="float" office:value="10980960922" calcext:value-type="float">
            <text:p>10980960922</text:p>
          </table:table-cell>
          <table:table-cell table:formula="of:=[.F845]*7770" office:value-type="float" office:value="26231520" calcext:value-type="float">
            <text:p>26231520</text:p>
          </table:table-cell>
          <table:table-cell table:formula="of:=[.F843]+8" office:value-type="float" office:value="3376" calcext:value-type="float">
            <text:p>3376</text:p>
          </table:table-cell>
          <table:table-cell table:number-columns-repeated="8"/>
        </table:table-row>
        <table:table-row table:style-name="ro1">
          <table:table-cell table:formula="of:=[.A845]+15295" office:value-type="float" office:value="12931801" calcext:value-type="float">
            <text:p>12931801</text:p>
          </table:table-cell>
          <table:table-cell table:formula="of:=[.B845]+131" office:value-type="float" office:value="110823" calcext:value-type="float">
            <text:p>110823</text:p>
          </table:table-cell>
          <table:table-cell/>
          <table:table-cell table:formula="of:=[.D845]+[.E846]" office:value-type="float" office:value="11006740182" calcext:value-type="float">
            <text:p>11006740182</text:p>
          </table:table-cell>
          <table:table-cell table:formula="of:=[.G846]*7627" office:value-type="float" office:value="25779260" calcext:value-type="float">
            <text:p>25779260</text:p>
          </table:table-cell>
          <table:table-cell/>
          <table:table-cell table:formula="of:=[.G844]+8" office:value-type="float" office:value="3380" calcext:value-type="float">
            <text:p>3380</text:p>
          </table:table-cell>
          <table:table-cell table:number-columns-repeated="7"/>
        </table:table-row>
        <table:table-row table:style-name="ro1">
          <table:table-cell table:formula="of:=[.A846]+15295" office:value-type="float" office:value="12947096" calcext:value-type="float">
            <text:p>12947096</text:p>
          </table:table-cell>
          <table:table-cell table:formula="of:=[.B846]+131" office:value-type="float" office:value="110954" calcext:value-type="float">
            <text:p>110954</text:p>
          </table:table-cell>
          <table:table-cell/>
          <table:table-cell table:formula="of:=[.D846]+[.E847]" office:value-type="float" office:value="11033033862" calcext:value-type="float">
            <text:p>11033033862</text:p>
          </table:table-cell>
          <table:table-cell table:formula="of:=[.F847]*7770" office:value-type="float" office:value="26293680" calcext:value-type="float">
            <text:p>26293680</text:p>
          </table:table-cell>
          <table:table-cell table:formula="of:=[.F845]+8" office:value-type="float" office:value="3384" calcext:value-type="float">
            <text:p>3384</text:p>
          </table:table-cell>
          <table:table-cell table:number-columns-repeated="8"/>
        </table:table-row>
        <table:table-row table:style-name="ro1">
          <table:table-cell table:formula="of:=[.A847]+15295" office:value-type="float" office:value="12962391" calcext:value-type="float">
            <text:p>12962391</text:p>
          </table:table-cell>
          <table:table-cell table:formula="of:=[.B847]+131" office:value-type="float" office:value="111085" calcext:value-type="float">
            <text:p>111085</text:p>
          </table:table-cell>
          <table:table-cell/>
          <table:table-cell table:formula="of:=[.D847]+[.E848]" office:value-type="float" office:value="11058874138" calcext:value-type="float">
            <text:p>11058874138</text:p>
          </table:table-cell>
          <table:table-cell table:formula="of:=[.G848]*7627" office:value-type="float" office:value="25840276" calcext:value-type="float">
            <text:p>25840276</text:p>
          </table:table-cell>
          <table:table-cell/>
          <table:table-cell table:formula="of:=[.G846]+8" office:value-type="float" office:value="3388" calcext:value-type="float">
            <text:p>3388</text:p>
          </table:table-cell>
          <table:table-cell table:number-columns-repeated="7"/>
        </table:table-row>
        <table:table-row table:style-name="ro1">
          <table:table-cell table:formula="of:=[.A848]+15295" office:value-type="float" office:value="12977686" calcext:value-type="float">
            <text:p>12977686</text:p>
          </table:table-cell>
          <table:table-cell table:formula="of:=[.B848]+131" office:value-type="float" office:value="111216" calcext:value-type="float">
            <text:p>111216</text:p>
          </table:table-cell>
          <table:table-cell/>
          <table:table-cell table:formula="of:=[.D848]+[.E849]" office:value-type="float" office:value="11085229978" calcext:value-type="float">
            <text:p>11085229978</text:p>
          </table:table-cell>
          <table:table-cell table:formula="of:=[.F849]*7770" office:value-type="float" office:value="26355840" calcext:value-type="float">
            <text:p>26355840</text:p>
          </table:table-cell>
          <table:table-cell table:formula="of:=[.F847]+8" office:value-type="float" office:value="3392" calcext:value-type="float">
            <text:p>3392</text:p>
          </table:table-cell>
          <table:table-cell table:number-columns-repeated="8"/>
        </table:table-row>
        <table:table-row table:style-name="ro1">
          <table:table-cell table:formula="of:=[.A849]+15295" office:value-type="float" office:value="12992981" calcext:value-type="float">
            <text:p>12992981</text:p>
          </table:table-cell>
          <table:table-cell table:formula="of:=[.B849]+131" office:value-type="float" office:value="111347" calcext:value-type="float">
            <text:p>111347</text:p>
          </table:table-cell>
          <table:table-cell/>
          <table:table-cell table:formula="of:=[.D849]+[.E850]" office:value-type="float" office:value="11111131270" calcext:value-type="float">
            <text:p>11111131270</text:p>
          </table:table-cell>
          <table:table-cell table:formula="of:=[.G850]*7627" office:value-type="float" office:value="25901292" calcext:value-type="float">
            <text:p>25901292</text:p>
          </table:table-cell>
          <table:table-cell/>
          <table:table-cell table:formula="of:=[.G848]+8" office:value-type="float" office:value="3396" calcext:value-type="float">
            <text:p>3396</text:p>
          </table:table-cell>
          <table:table-cell table:number-columns-repeated="7"/>
        </table:table-row>
        <table:table-row table:style-name="ro1">
          <table:table-cell table:formula="of:=[.A850]+15295" office:value-type="float" office:value="13008276" calcext:value-type="float">
            <text:p>13008276</text:p>
          </table:table-cell>
          <table:table-cell table:formula="of:=[.B850]+131" office:value-type="float" office:value="111478" calcext:value-type="float">
            <text:p>111478</text:p>
          </table:table-cell>
          <table:table-cell/>
          <table:table-cell table:formula="of:=[.D850]+[.E851]" office:value-type="float" office:value="11137549270" calcext:value-type="float">
            <text:p>11137549270</text:p>
          </table:table-cell>
          <table:table-cell table:formula="of:=[.F851]*7770" office:value-type="float" office:value="26418000" calcext:value-type="float">
            <text:p>26418000</text:p>
          </table:table-cell>
          <table:table-cell table:formula="of:=[.F849]+8" office:value-type="float" office:value="3400" calcext:value-type="float">
            <text:p>3400</text:p>
          </table:table-cell>
          <table:table-cell table:number-columns-repeated="8"/>
        </table:table-row>
        <table:table-row table:style-name="ro1">
          <table:table-cell table:formula="of:=[.A851]+15295" office:value-type="float" office:value="13023571" calcext:value-type="float">
            <text:p>13023571</text:p>
          </table:table-cell>
          <table:table-cell table:formula="of:=[.B851]+131" office:value-type="float" office:value="111609" calcext:value-type="float">
            <text:p>111609</text:p>
          </table:table-cell>
          <table:table-cell/>
          <table:table-cell table:formula="of:=[.D851]+[.E852]" office:value-type="float" office:value="11163511578" calcext:value-type="float">
            <text:p>11163511578</text:p>
          </table:table-cell>
          <table:table-cell table:formula="of:=[.G852]*7627" office:value-type="float" office:value="25962308" calcext:value-type="float">
            <text:p>25962308</text:p>
          </table:table-cell>
          <table:table-cell/>
          <table:table-cell table:formula="of:=[.G850]+8" office:value-type="float" office:value="3404" calcext:value-type="float">
            <text:p>3404</text:p>
          </table:table-cell>
          <table:table-cell table:number-columns-repeated="7"/>
        </table:table-row>
        <table:table-row table:style-name="ro1">
          <table:table-cell table:formula="of:=[.A852]+15295" office:value-type="float" office:value="13038866" calcext:value-type="float">
            <text:p>13038866</text:p>
          </table:table-cell>
          <table:table-cell table:formula="of:=[.B852]+131" office:value-type="float" office:value="111740" calcext:value-type="float">
            <text:p>111740</text:p>
          </table:table-cell>
          <table:table-cell/>
          <table:table-cell table:formula="of:=[.D852]+[.E853]" office:value-type="float" office:value="11189991738" calcext:value-type="float">
            <text:p>11189991738</text:p>
          </table:table-cell>
          <table:table-cell table:formula="of:=[.F853]*7770" office:value-type="float" office:value="26480160" calcext:value-type="float">
            <text:p>26480160</text:p>
          </table:table-cell>
          <table:table-cell table:formula="of:=[.F851]+8" office:value-type="float" office:value="3408" calcext:value-type="float">
            <text:p>3408</text:p>
          </table:table-cell>
          <table:table-cell table:number-columns-repeated="8"/>
        </table:table-row>
        <table:table-row table:style-name="ro1">
          <table:table-cell table:formula="of:=[.A853]+15295" office:value-type="float" office:value="13054161" calcext:value-type="float">
            <text:p>13054161</text:p>
          </table:table-cell>
          <table:table-cell table:formula="of:=[.B853]+131" office:value-type="float" office:value="111871" calcext:value-type="float">
            <text:p>111871</text:p>
          </table:table-cell>
          <table:table-cell/>
          <table:table-cell table:formula="of:=[.D853]+[.E854]" office:value-type="float" office:value="11216015062" calcext:value-type="float">
            <text:p>11216015062</text:p>
          </table:table-cell>
          <table:table-cell table:formula="of:=[.G854]*7627" office:value-type="float" office:value="26023324" calcext:value-type="float">
            <text:p>26023324</text:p>
          </table:table-cell>
          <table:table-cell/>
          <table:table-cell table:formula="of:=[.G852]+8" office:value-type="float" office:value="3412" calcext:value-type="float">
            <text:p>3412</text:p>
          </table:table-cell>
          <table:table-cell table:number-columns-repeated="7"/>
        </table:table-row>
        <table:table-row table:style-name="ro1">
          <table:table-cell table:formula="of:=[.A854]+15295" office:value-type="float" office:value="13069456" calcext:value-type="float">
            <text:p>13069456</text:p>
          </table:table-cell>
          <table:table-cell table:formula="of:=[.B854]+131" office:value-type="float" office:value="112002" calcext:value-type="float">
            <text:p>112002</text:p>
          </table:table-cell>
          <table:table-cell/>
          <table:table-cell table:formula="of:=[.D854]+[.E855]" office:value-type="float" office:value="11242557382" calcext:value-type="float">
            <text:p>11242557382</text:p>
          </table:table-cell>
          <table:table-cell table:formula="of:=[.F855]*7770" office:value-type="float" office:value="26542320" calcext:value-type="float">
            <text:p>26542320</text:p>
          </table:table-cell>
          <table:table-cell table:formula="of:=[.F853]+8" office:value-type="float" office:value="3416" calcext:value-type="float">
            <text:p>3416</text:p>
          </table:table-cell>
          <table:table-cell table:number-columns-repeated="8"/>
        </table:table-row>
        <table:table-row table:style-name="ro1">
          <table:table-cell table:formula="of:=[.A855]+15295" office:value-type="float" office:value="13084751" calcext:value-type="float">
            <text:p>13084751</text:p>
          </table:table-cell>
          <table:table-cell table:formula="of:=[.B855]+131" office:value-type="float" office:value="112133" calcext:value-type="float">
            <text:p>112133</text:p>
          </table:table-cell>
          <table:table-cell/>
          <table:table-cell table:formula="of:=[.D855]+[.E856]" office:value-type="float" office:value="11268641722" calcext:value-type="float">
            <text:p>11268641722</text:p>
          </table:table-cell>
          <table:table-cell table:formula="of:=[.G856]*7627" office:value-type="float" office:value="26084340" calcext:value-type="float">
            <text:p>26084340</text:p>
          </table:table-cell>
          <table:table-cell/>
          <table:table-cell table:formula="of:=[.G854]+8" office:value-type="float" office:value="3420" calcext:value-type="float">
            <text:p>3420</text:p>
          </table:table-cell>
          <table:table-cell table:number-columns-repeated="7"/>
        </table:table-row>
        <table:table-row table:style-name="ro1">
          <table:table-cell table:formula="of:=[.A856]+15295" office:value-type="float" office:value="13100046" calcext:value-type="float">
            <text:p>13100046</text:p>
          </table:table-cell>
          <table:table-cell table:formula="of:=[.B856]+131" office:value-type="float" office:value="112264" calcext:value-type="float">
            <text:p>112264</text:p>
          </table:table-cell>
          <table:table-cell/>
          <table:table-cell table:formula="of:=[.D856]+[.E857]" office:value-type="float" office:value="11295246202" calcext:value-type="float">
            <text:p>11295246202</text:p>
          </table:table-cell>
          <table:table-cell table:formula="of:=[.F857]*7770" office:value-type="float" office:value="26604480" calcext:value-type="float">
            <text:p>26604480</text:p>
          </table:table-cell>
          <table:table-cell table:formula="of:=[.F855]+8" office:value-type="float" office:value="3424" calcext:value-type="float">
            <text:p>3424</text:p>
          </table:table-cell>
          <table:table-cell table:number-columns-repeated="8"/>
        </table:table-row>
        <table:table-row table:style-name="ro1">
          <table:table-cell table:formula="of:=[.A857]+15295" office:value-type="float" office:value="13115341" calcext:value-type="float">
            <text:p>13115341</text:p>
          </table:table-cell>
          <table:table-cell table:formula="of:=[.B857]+131" office:value-type="float" office:value="112395" calcext:value-type="float">
            <text:p>112395</text:p>
          </table:table-cell>
          <table:table-cell/>
          <table:table-cell table:formula="of:=[.D857]+[.E858]" office:value-type="float" office:value="11321391558" calcext:value-type="float">
            <text:p>11321391558</text:p>
          </table:table-cell>
          <table:table-cell table:formula="of:=[.G858]*7627" office:value-type="float" office:value="26145356" calcext:value-type="float">
            <text:p>26145356</text:p>
          </table:table-cell>
          <table:table-cell/>
          <table:table-cell table:formula="of:=[.G856]+8" office:value-type="float" office:value="3428" calcext:value-type="float">
            <text:p>3428</text:p>
          </table:table-cell>
          <table:table-cell table:number-columns-repeated="7"/>
        </table:table-row>
        <table:table-row table:style-name="ro1">
          <table:table-cell table:formula="of:=[.A858]+15295" office:value-type="float" office:value="13130636" calcext:value-type="float">
            <text:p>13130636</text:p>
          </table:table-cell>
          <table:table-cell table:formula="of:=[.B858]+131" office:value-type="float" office:value="112526" calcext:value-type="float">
            <text:p>112526</text:p>
          </table:table-cell>
          <table:table-cell/>
          <table:table-cell table:formula="of:=[.D858]+[.E859]" office:value-type="float" office:value="11348058198" calcext:value-type="float">
            <text:p>11348058198</text:p>
          </table:table-cell>
          <table:table-cell table:formula="of:=[.F859]*7770" office:value-type="float" office:value="26666640" calcext:value-type="float">
            <text:p>26666640</text:p>
          </table:table-cell>
          <table:table-cell table:formula="of:=[.F857]+8" office:value-type="float" office:value="3432" calcext:value-type="float">
            <text:p>3432</text:p>
          </table:table-cell>
          <table:table-cell table:number-columns-repeated="8"/>
        </table:table-row>
        <table:table-row table:style-name="ro1">
          <table:table-cell table:formula="of:=[.A859]+15295" office:value-type="float" office:value="13145931" calcext:value-type="float">
            <text:p>13145931</text:p>
          </table:table-cell>
          <table:table-cell table:formula="of:=[.B859]+131" office:value-type="float" office:value="112657" calcext:value-type="float">
            <text:p>112657</text:p>
          </table:table-cell>
          <table:table-cell/>
          <table:table-cell table:formula="of:=[.D859]+[.E860]" office:value-type="float" office:value="11374264570" calcext:value-type="float">
            <text:p>11374264570</text:p>
          </table:table-cell>
          <table:table-cell table:formula="of:=[.G860]*7627" office:value-type="float" office:value="26206372" calcext:value-type="float">
            <text:p>26206372</text:p>
          </table:table-cell>
          <table:table-cell/>
          <table:table-cell table:formula="of:=[.G858]+8" office:value-type="float" office:value="3436" calcext:value-type="float">
            <text:p>3436</text:p>
          </table:table-cell>
          <table:table-cell table:number-columns-repeated="7"/>
        </table:table-row>
        <table:table-row table:style-name="ro1">
          <table:table-cell table:formula="of:=[.A860]+15295" office:value-type="float" office:value="13161226" calcext:value-type="float">
            <text:p>13161226</text:p>
          </table:table-cell>
          <table:table-cell table:formula="of:=[.B860]+131" office:value-type="float" office:value="112788" calcext:value-type="float">
            <text:p>112788</text:p>
          </table:table-cell>
          <table:table-cell/>
          <table:table-cell table:formula="of:=[.D860]+[.E861]" office:value-type="float" office:value="11400993370" calcext:value-type="float">
            <text:p>11400993370</text:p>
          </table:table-cell>
          <table:table-cell table:formula="of:=[.F861]*7770" office:value-type="float" office:value="26728800" calcext:value-type="float">
            <text:p>26728800</text:p>
          </table:table-cell>
          <table:table-cell table:formula="of:=[.F859]+8" office:value-type="float" office:value="3440" calcext:value-type="float">
            <text:p>3440</text:p>
          </table:table-cell>
          <table:table-cell table:number-columns-repeated="8"/>
        </table:table-row>
        <table:table-row table:style-name="ro1">
          <table:table-cell table:formula="of:=[.A861]+15295" office:value-type="float" office:value="13176521" calcext:value-type="float">
            <text:p>13176521</text:p>
          </table:table-cell>
          <table:table-cell table:formula="of:=[.B861]+131" office:value-type="float" office:value="112919" calcext:value-type="float">
            <text:p>112919</text:p>
          </table:table-cell>
          <table:table-cell/>
          <table:table-cell table:formula="of:=[.D861]+[.E862]" office:value-type="float" office:value="11427260758" calcext:value-type="float">
            <text:p>11427260758</text:p>
          </table:table-cell>
          <table:table-cell table:formula="of:=[.G862]*7627" office:value-type="float" office:value="26267388" calcext:value-type="float">
            <text:p>26267388</text:p>
          </table:table-cell>
          <table:table-cell/>
          <table:table-cell table:formula="of:=[.G860]+8" office:value-type="float" office:value="3444" calcext:value-type="float">
            <text:p>3444</text:p>
          </table:table-cell>
          <table:table-cell table:number-columns-repeated="7"/>
        </table:table-row>
        <table:table-row table:style-name="ro1">
          <table:table-cell table:formula="of:=[.A862]+15295" office:value-type="float" office:value="13191816" calcext:value-type="float">
            <text:p>13191816</text:p>
          </table:table-cell>
          <table:table-cell table:formula="of:=[.B862]+131" office:value-type="float" office:value="113050" calcext:value-type="float">
            <text:p>113050</text:p>
          </table:table-cell>
          <table:table-cell/>
          <table:table-cell table:formula="of:=[.D862]+[.E863]" office:value-type="float" office:value="11454051718" calcext:value-type="float">
            <text:p>11454051718</text:p>
          </table:table-cell>
          <table:table-cell table:formula="of:=[.F863]*7770" office:value-type="float" office:value="26790960" calcext:value-type="float">
            <text:p>26790960</text:p>
          </table:table-cell>
          <table:table-cell table:formula="of:=[.F861]+8" office:value-type="float" office:value="3448" calcext:value-type="float">
            <text:p>3448</text:p>
          </table:table-cell>
          <table:table-cell table:number-columns-repeated="8"/>
        </table:table-row>
        <table:table-row table:style-name="ro1">
          <table:table-cell table:formula="of:=[.A863]+15295" office:value-type="float" office:value="13207111" calcext:value-type="float">
            <text:p>13207111</text:p>
          </table:table-cell>
          <table:table-cell table:formula="of:=[.B863]+131" office:value-type="float" office:value="113181" calcext:value-type="float">
            <text:p>113181</text:p>
          </table:table-cell>
          <table:table-cell/>
          <table:table-cell table:formula="of:=[.D863]+[.E864]" office:value-type="float" office:value="11480380122" calcext:value-type="float">
            <text:p>11480380122</text:p>
          </table:table-cell>
          <table:table-cell table:formula="of:=[.G864]*7627" office:value-type="float" office:value="26328404" calcext:value-type="float">
            <text:p>26328404</text:p>
          </table:table-cell>
          <table:table-cell/>
          <table:table-cell table:formula="of:=[.G862]+8" office:value-type="float" office:value="3452" calcext:value-type="float">
            <text:p>3452</text:p>
          </table:table-cell>
          <table:table-cell table:number-columns-repeated="7"/>
        </table:table-row>
        <table:table-row table:style-name="ro1">
          <table:table-cell table:formula="of:=[.A864]+15295" office:value-type="float" office:value="13222406" calcext:value-type="float">
            <text:p>13222406</text:p>
          </table:table-cell>
          <table:table-cell table:formula="of:=[.B864]+131" office:value-type="float" office:value="113312" calcext:value-type="float">
            <text:p>113312</text:p>
          </table:table-cell>
          <table:table-cell/>
          <table:table-cell table:formula="of:=[.D864]+[.E865]" office:value-type="float" office:value="11507233242" calcext:value-type="float">
            <text:p>11507233242</text:p>
          </table:table-cell>
          <table:table-cell table:formula="of:=[.F865]*7770" office:value-type="float" office:value="26853120" calcext:value-type="float">
            <text:p>26853120</text:p>
          </table:table-cell>
          <table:table-cell table:formula="of:=[.F863]+8" office:value-type="float" office:value="3456" calcext:value-type="float">
            <text:p>3456</text:p>
          </table:table-cell>
          <table:table-cell table:number-columns-repeated="8"/>
        </table:table-row>
        <table:table-row table:style-name="ro1">
          <table:table-cell table:formula="of:=[.A865]+15295" office:value-type="float" office:value="13237701" calcext:value-type="float">
            <text:p>13237701</text:p>
          </table:table-cell>
          <table:table-cell table:formula="of:=[.B865]+131" office:value-type="float" office:value="113443" calcext:value-type="float">
            <text:p>113443</text:p>
          </table:table-cell>
          <table:table-cell/>
          <table:table-cell table:formula="of:=[.D865]+[.E866]" office:value-type="float" office:value="11533622662" calcext:value-type="float">
            <text:p>11533622662</text:p>
          </table:table-cell>
          <table:table-cell table:formula="of:=[.G866]*7627" office:value-type="float" office:value="26389420" calcext:value-type="float">
            <text:p>26389420</text:p>
          </table:table-cell>
          <table:table-cell/>
          <table:table-cell table:formula="of:=[.G864]+8" office:value-type="float" office:value="3460" calcext:value-type="float">
            <text:p>3460</text:p>
          </table:table-cell>
          <table:table-cell table:number-columns-repeated="7"/>
        </table:table-row>
        <table:table-row table:style-name="ro1">
          <table:table-cell table:formula="of:=[.A866]+15295" office:value-type="float" office:value="13252996" calcext:value-type="float">
            <text:p>13252996</text:p>
          </table:table-cell>
          <table:table-cell table:formula="of:=[.B866]+131" office:value-type="float" office:value="113574" calcext:value-type="float">
            <text:p>113574</text:p>
          </table:table-cell>
          <table:table-cell/>
          <table:table-cell table:formula="of:=[.D866]+[.E867]" office:value-type="float" office:value="11560537942" calcext:value-type="float">
            <text:p>11560537942</text:p>
          </table:table-cell>
          <table:table-cell table:formula="of:=[.F867]*7770" office:value-type="float" office:value="26915280" calcext:value-type="float">
            <text:p>26915280</text:p>
          </table:table-cell>
          <table:table-cell table:formula="of:=[.F865]+8" office:value-type="float" office:value="3464" calcext:value-type="float">
            <text:p>3464</text:p>
          </table:table-cell>
          <table:table-cell table:number-columns-repeated="8"/>
        </table:table-row>
        <table:table-row table:style-name="ro1">
          <table:table-cell table:formula="of:=[.A867]+15295" office:value-type="float" office:value="13268291" calcext:value-type="float">
            <text:p>13268291</text:p>
          </table:table-cell>
          <table:table-cell table:formula="of:=[.B867]+131" office:value-type="float" office:value="113705" calcext:value-type="float">
            <text:p>113705</text:p>
          </table:table-cell>
          <table:table-cell/>
          <table:table-cell table:formula="of:=[.D867]+[.E868]" office:value-type="float" office:value="11586988378" calcext:value-type="float">
            <text:p>11586988378</text:p>
          </table:table-cell>
          <table:table-cell table:formula="of:=[.G868]*7627" office:value-type="float" office:value="26450436" calcext:value-type="float">
            <text:p>26450436</text:p>
          </table:table-cell>
          <table:table-cell/>
          <table:table-cell table:formula="of:=[.G866]+8" office:value-type="float" office:value="3468" calcext:value-type="float">
            <text:p>3468</text:p>
          </table:table-cell>
          <table:table-cell table:number-columns-repeated="7"/>
        </table:table-row>
        <table:table-row table:style-name="ro1">
          <table:table-cell table:formula="of:=[.A868]+15295" office:value-type="float" office:value="13283586" calcext:value-type="float">
            <text:p>13283586</text:p>
          </table:table-cell>
          <table:table-cell table:formula="of:=[.B868]+131" office:value-type="float" office:value="113836" calcext:value-type="float">
            <text:p>113836</text:p>
          </table:table-cell>
          <table:table-cell/>
          <table:table-cell table:formula="of:=[.D868]+[.E869]" office:value-type="float" office:value="11613965818" calcext:value-type="float">
            <text:p>11613965818</text:p>
          </table:table-cell>
          <table:table-cell table:formula="of:=[.F869]*7770" office:value-type="float" office:value="26977440" calcext:value-type="float">
            <text:p>26977440</text:p>
          </table:table-cell>
          <table:table-cell table:formula="of:=[.F867]+8" office:value-type="float" office:value="3472" calcext:value-type="float">
            <text:p>3472</text:p>
          </table:table-cell>
          <table:table-cell table:number-columns-repeated="8"/>
        </table:table-row>
        <table:table-row table:style-name="ro1">
          <table:table-cell table:formula="of:=[.A869]+15295" office:value-type="float" office:value="13298881" calcext:value-type="float">
            <text:p>13298881</text:p>
          </table:table-cell>
          <table:table-cell table:formula="of:=[.B869]+131" office:value-type="float" office:value="113967" calcext:value-type="float">
            <text:p>113967</text:p>
          </table:table-cell>
          <table:table-cell/>
          <table:table-cell table:formula="of:=[.D869]+[.E870]" office:value-type="float" office:value="11640477270" calcext:value-type="float">
            <text:p>11640477270</text:p>
          </table:table-cell>
          <table:table-cell table:formula="of:=[.G870]*7627" office:value-type="float" office:value="26511452" calcext:value-type="float">
            <text:p>26511452</text:p>
          </table:table-cell>
          <table:table-cell/>
          <table:table-cell table:formula="of:=[.G868]+8" office:value-type="float" office:value="3476" calcext:value-type="float">
            <text:p>3476</text:p>
          </table:table-cell>
          <table:table-cell table:number-columns-repeated="7"/>
        </table:table-row>
        <table:table-row table:style-name="ro1">
          <table:table-cell table:formula="of:=[.A870]+15295" office:value-type="float" office:value="13314176" calcext:value-type="float">
            <text:p>13314176</text:p>
          </table:table-cell>
          <table:table-cell table:formula="of:=[.B870]+131" office:value-type="float" office:value="114098" calcext:value-type="float">
            <text:p>114098</text:p>
          </table:table-cell>
          <table:table-cell/>
          <table:table-cell table:formula="of:=[.D870]+[.E871]" office:value-type="float" office:value="11667516870" calcext:value-type="float">
            <text:p>11667516870</text:p>
          </table:table-cell>
          <table:table-cell table:formula="of:=[.F871]*7770" office:value-type="float" office:value="27039600" calcext:value-type="float">
            <text:p>27039600</text:p>
          </table:table-cell>
          <table:table-cell table:formula="of:=[.F869]+8" office:value-type="float" office:value="3480" calcext:value-type="float">
            <text:p>3480</text:p>
          </table:table-cell>
          <table:table-cell table:number-columns-repeated="8"/>
        </table:table-row>
        <table:table-row table:style-name="ro1">
          <table:table-cell table:formula="of:=[.A871]+15295" office:value-type="float" office:value="13329471" calcext:value-type="float">
            <text:p>13329471</text:p>
          </table:table-cell>
          <table:table-cell table:formula="of:=[.B871]+131" office:value-type="float" office:value="114229" calcext:value-type="float">
            <text:p>114229</text:p>
          </table:table-cell>
          <table:table-cell/>
          <table:table-cell table:formula="of:=[.D871]+[.E872]" office:value-type="float" office:value="11694089338" calcext:value-type="float">
            <text:p>11694089338</text:p>
          </table:table-cell>
          <table:table-cell table:formula="of:=[.G872]*7627" office:value-type="float" office:value="26572468" calcext:value-type="float">
            <text:p>26572468</text:p>
          </table:table-cell>
          <table:table-cell/>
          <table:table-cell table:formula="of:=[.G870]+8" office:value-type="float" office:value="3484" calcext:value-type="float">
            <text:p>3484</text:p>
          </table:table-cell>
          <table:table-cell table:number-columns-repeated="7"/>
        </table:table-row>
        <table:table-row table:style-name="ro1">
          <table:table-cell table:formula="of:=[.A872]+15295" office:value-type="float" office:value="13344766" calcext:value-type="float">
            <text:p>13344766</text:p>
          </table:table-cell>
          <table:table-cell table:formula="of:=[.B872]+131" office:value-type="float" office:value="114360" calcext:value-type="float">
            <text:p>114360</text:p>
          </table:table-cell>
          <table:table-cell/>
          <table:table-cell table:formula="of:=[.D872]+[.E873]" office:value-type="float" office:value="11721191098" calcext:value-type="float">
            <text:p>11721191098</text:p>
          </table:table-cell>
          <table:table-cell table:formula="of:=[.F873]*7770" office:value-type="float" office:value="27101760" calcext:value-type="float">
            <text:p>27101760</text:p>
          </table:table-cell>
          <table:table-cell table:formula="of:=[.F871]+8" office:value-type="float" office:value="3488" calcext:value-type="float">
            <text:p>3488</text:p>
          </table:table-cell>
          <table:table-cell table:number-columns-repeated="8"/>
        </table:table-row>
        <table:table-row table:style-name="ro1">
          <table:table-cell table:formula="of:=[.A873]+15295" office:value-type="float" office:value="13360061" calcext:value-type="float">
            <text:p>13360061</text:p>
          </table:table-cell>
          <table:table-cell table:formula="of:=[.B873]+131" office:value-type="float" office:value="114491" calcext:value-type="float">
            <text:p>114491</text:p>
          </table:table-cell>
          <table:table-cell/>
          <table:table-cell table:formula="of:=[.D873]+[.E874]" office:value-type="float" office:value="11747824582" calcext:value-type="float">
            <text:p>11747824582</text:p>
          </table:table-cell>
          <table:table-cell table:formula="of:=[.G874]*7627" office:value-type="float" office:value="26633484" calcext:value-type="float">
            <text:p>26633484</text:p>
          </table:table-cell>
          <table:table-cell/>
          <table:table-cell table:formula="of:=[.G872]+8" office:value-type="float" office:value="3492" calcext:value-type="float">
            <text:p>3492</text:p>
          </table:table-cell>
          <table:table-cell table:number-columns-repeated="7"/>
        </table:table-row>
        <table:table-row table:style-name="ro1">
          <table:table-cell table:formula="of:=[.A874]+15295" office:value-type="float" office:value="13375356" calcext:value-type="float">
            <text:p>13375356</text:p>
          </table:table-cell>
          <table:table-cell table:formula="of:=[.B874]+131" office:value-type="float" office:value="114622" calcext:value-type="float">
            <text:p>114622</text:p>
          </table:table-cell>
          <table:table-cell/>
          <table:table-cell table:formula="of:=[.D874]+[.E875]" office:value-type="float" office:value="11774988502" calcext:value-type="float">
            <text:p>11774988502</text:p>
          </table:table-cell>
          <table:table-cell table:formula="of:=[.F875]*7770" office:value-type="float" office:value="27163920" calcext:value-type="float">
            <text:p>27163920</text:p>
          </table:table-cell>
          <table:table-cell table:formula="of:=[.F873]+8" office:value-type="float" office:value="3496" calcext:value-type="float">
            <text:p>3496</text:p>
          </table:table-cell>
          <table:table-cell table:number-columns-repeated="8"/>
        </table:table-row>
        <table:table-row table:style-name="ro1">
          <table:table-cell table:formula="of:=[.A875]+15295" office:value-type="float" office:value="13390651" calcext:value-type="float">
            <text:p>13390651</text:p>
          </table:table-cell>
          <table:table-cell table:formula="of:=[.B875]+131" office:value-type="float" office:value="114753" calcext:value-type="float">
            <text:p>114753</text:p>
          </table:table-cell>
          <table:table-cell/>
          <table:table-cell table:formula="of:=[.D875]+[.E876]" office:value-type="float" office:value="11801683002" calcext:value-type="float">
            <text:p>11801683002</text:p>
          </table:table-cell>
          <table:table-cell table:formula="of:=[.G876]*7627" office:value-type="float" office:value="26694500" calcext:value-type="float">
            <text:p>26694500</text:p>
          </table:table-cell>
          <table:table-cell/>
          <table:table-cell table:formula="of:=[.G874]+8"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table:formula="of:=[.A876]+15295" office:value-type="float" office:value="13405946" calcext:value-type="float">
            <text:p>13405946</text:p>
          </table:table-cell>
          <table:table-cell table:formula="of:=[.B876]+131" office:value-type="float" office:value="114884" calcext:value-type="float">
            <text:p>114884</text:p>
          </table:table-cell>
          <table:table-cell/>
          <table:table-cell table:formula="of:=[.D876]+[.E877]" office:value-type="float" office:value="11828909082" calcext:value-type="float">
            <text:p>11828909082</text:p>
          </table:table-cell>
          <table:table-cell table:formula="of:=[.F877]*7770" office:value-type="float" office:value="27226080" calcext:value-type="float">
            <text:p>27226080</text:p>
          </table:table-cell>
          <table:table-cell table:formula="of:=[.F875]+8" office:value-type="float" office:value="3504" calcext:value-type="float">
            <text:p>3504</text:p>
          </table:table-cell>
          <table:table-cell table:number-columns-repeated="8"/>
        </table:table-row>
        <table:table-row table:style-name="ro1">
          <table:table-cell table:formula="of:=[.A877]+15295" office:value-type="float" office:value="13421241" calcext:value-type="float">
            <text:p>13421241</text:p>
          </table:table-cell>
          <table:table-cell table:formula="of:=[.B877]+131" office:value-type="float" office:value="115015" calcext:value-type="float">
            <text:p>115015</text:p>
          </table:table-cell>
          <table:table-cell/>
          <table:table-cell table:formula="of:=[.D877]+[.E878]" office:value-type="float" office:value="11855664598" calcext:value-type="float">
            <text:p>11855664598</text:p>
          </table:table-cell>
          <table:table-cell table:formula="of:=[.G878]*7627" office:value-type="float" office:value="26755516" calcext:value-type="float">
            <text:p>26755516</text:p>
          </table:table-cell>
          <table:table-cell/>
          <table:table-cell table:formula="of:=[.G876]+8" office:value-type="float" office:value="3508" calcext:value-type="float">
            <text:p>3508</text:p>
          </table:table-cell>
          <table:table-cell table:number-columns-repeated="7"/>
        </table:table-row>
        <table:table-row table:style-name="ro1">
          <table:table-cell table:formula="of:=[.A878]+15295" office:value-type="float" office:value="13436536" calcext:value-type="float">
            <text:p>13436536</text:p>
          </table:table-cell>
          <table:table-cell table:formula="of:=[.B878]+131" office:value-type="float" office:value="115146" calcext:value-type="float">
            <text:p>115146</text:p>
          </table:table-cell>
          <table:table-cell/>
          <table:table-cell table:formula="of:=[.D878]+[.E879]" office:value-type="float" office:value="11882952838" calcext:value-type="float">
            <text:p>11882952838</text:p>
          </table:table-cell>
          <table:table-cell table:formula="of:=[.F879]*7770" office:value-type="float" office:value="27288240" calcext:value-type="float">
            <text:p>27288240</text:p>
          </table:table-cell>
          <table:table-cell table:formula="of:=[.F877]+8" office:value-type="float" office:value="3512" calcext:value-type="float">
            <text:p>3512</text:p>
          </table:table-cell>
          <table:table-cell table:number-columns-repeated="8"/>
        </table:table-row>
        <table:table-row table:style-name="ro1">
          <table:table-cell table:formula="of:=[.A879]+15295" office:value-type="float" office:value="13451831" calcext:value-type="float">
            <text:p>13451831</text:p>
          </table:table-cell>
          <table:table-cell table:formula="of:=[.B879]+131" office:value-type="float" office:value="115277" calcext:value-type="float">
            <text:p>115277</text:p>
          </table:table-cell>
          <table:table-cell/>
          <table:table-cell table:formula="of:=[.D879]+[.E880]" office:value-type="float" office:value="11909769370" calcext:value-type="float">
            <text:p>11909769370</text:p>
          </table:table-cell>
          <table:table-cell table:formula="of:=[.G880]*7627" office:value-type="float" office:value="26816532" calcext:value-type="float">
            <text:p>26816532</text:p>
          </table:table-cell>
          <table:table-cell/>
          <table:table-cell table:formula="of:=[.G878]+8" office:value-type="float" office:value="3516" calcext:value-type="float">
            <text:p>3516</text:p>
          </table:table-cell>
          <table:table-cell table:number-columns-repeated="7"/>
        </table:table-row>
        <table:table-row table:style-name="ro1">
          <table:table-cell table:formula="of:=[.A880]+15295" office:value-type="float" office:value="13467126" calcext:value-type="float">
            <text:p>13467126</text:p>
          </table:table-cell>
          <table:table-cell table:formula="of:=[.B880]+131" office:value-type="float" office:value="115408" calcext:value-type="float">
            <text:p>115408</text:p>
          </table:table-cell>
          <table:table-cell/>
          <table:table-cell table:formula="of:=[.D880]+[.E881]" office:value-type="float" office:value="11937119770" calcext:value-type="float">
            <text:p>11937119770</text:p>
          </table:table-cell>
          <table:table-cell table:formula="of:=[.F881]*7770" office:value-type="float" office:value="27350400" calcext:value-type="float">
            <text:p>27350400</text:p>
          </table:table-cell>
          <table:table-cell table:formula="of:=[.F879]+8" office:value-type="float" office:value="3520" calcext:value-type="float">
            <text:p>3520</text:p>
          </table:table-cell>
          <table:table-cell table:number-columns-repeated="8"/>
        </table:table-row>
        <table:table-row table:style-name="ro1">
          <table:table-cell table:formula="of:=[.A881]+15295" office:value-type="float" office:value="13482421" calcext:value-type="float">
            <text:p>13482421</text:p>
          </table:table-cell>
          <table:table-cell table:formula="of:=[.B881]+131" office:value-type="float" office:value="115539" calcext:value-type="float">
            <text:p>115539</text:p>
          </table:table-cell>
          <table:table-cell/>
          <table:table-cell table:formula="of:=[.D881]+[.E882]" office:value-type="float" office:value="11963997318" calcext:value-type="float">
            <text:p>11963997318</text:p>
          </table:table-cell>
          <table:table-cell table:formula="of:=[.G882]*7627" office:value-type="float" office:value="26877548" calcext:value-type="float">
            <text:p>26877548</text:p>
          </table:table-cell>
          <table:table-cell/>
          <table:table-cell table:formula="of:=[.G880]+8" office:value-type="float" office:value="3524" calcext:value-type="float">
            <text:p>3524</text:p>
          </table:table-cell>
          <table:table-cell table:number-columns-repeated="7"/>
        </table:table-row>
        <table:table-row table:style-name="ro1">
          <table:table-cell table:formula="of:=[.A882]+15295" office:value-type="float" office:value="13497716" calcext:value-type="float">
            <text:p>13497716</text:p>
          </table:table-cell>
          <table:table-cell table:formula="of:=[.B882]+131" office:value-type="float" office:value="115670" calcext:value-type="float">
            <text:p>115670</text:p>
          </table:table-cell>
          <table:table-cell/>
          <table:table-cell table:formula="of:=[.D882]+[.E883]" office:value-type="float" office:value="11991409878" calcext:value-type="float">
            <text:p>11991409878</text:p>
          </table:table-cell>
          <table:table-cell table:formula="of:=[.F883]*7770" office:value-type="float" office:value="27412560" calcext:value-type="float">
            <text:p>27412560</text:p>
          </table:table-cell>
          <table:table-cell table:formula="of:=[.F881]+8" office:value-type="float" office:value="3528" calcext:value-type="float">
            <text:p>3528</text:p>
          </table:table-cell>
          <table:table-cell table:number-columns-repeated="8"/>
        </table:table-row>
        <table:table-row table:style-name="ro1">
          <table:table-cell table:formula="of:=[.A883]+15295" office:value-type="float" office:value="13513011" calcext:value-type="float">
            <text:p>13513011</text:p>
          </table:table-cell>
          <table:table-cell table:formula="of:=[.B883]+131" office:value-type="float" office:value="115801" calcext:value-type="float">
            <text:p>115801</text:p>
          </table:table-cell>
          <table:table-cell/>
          <table:table-cell table:formula="of:=[.D883]+[.E884]" office:value-type="float" office:value="12018348442" calcext:value-type="float">
            <text:p>12018348442</text:p>
          </table:table-cell>
          <table:table-cell table:formula="of:=[.G884]*7627" office:value-type="float" office:value="26938564" calcext:value-type="float">
            <text:p>26938564</text:p>
          </table:table-cell>
          <table:table-cell/>
          <table:table-cell table:formula="of:=[.G882]+8" office:value-type="float" office:value="3532" calcext:value-type="float">
            <text:p>3532</text:p>
          </table:table-cell>
          <table:table-cell table:number-columns-repeated="7"/>
        </table:table-row>
        <table:table-row table:style-name="ro1">
          <table:table-cell table:formula="of:=[.A884]+15295" office:value-type="float" office:value="13528306" calcext:value-type="float">
            <text:p>13528306</text:p>
          </table:table-cell>
          <table:table-cell table:formula="of:=[.B884]+131" office:value-type="float" office:value="115932" calcext:value-type="float">
            <text:p>115932</text:p>
          </table:table-cell>
          <table:table-cell/>
          <table:table-cell table:formula="of:=[.D884]+[.E885]" office:value-type="float" office:value="12045823162" calcext:value-type="float">
            <text:p>12045823162</text:p>
          </table:table-cell>
          <table:table-cell table:formula="of:=[.F885]*7770" office:value-type="float" office:value="27474720" calcext:value-type="float">
            <text:p>27474720</text:p>
          </table:table-cell>
          <table:table-cell table:formula="of:=[.F883]+8" office:value-type="float" office:value="3536" calcext:value-type="float">
            <text:p>3536</text:p>
          </table:table-cell>
          <table:table-cell table:number-columns-repeated="8"/>
        </table:table-row>
        <table:table-row table:style-name="ro1">
          <table:table-cell table:formula="of:=[.A885]+15295" office:value-type="float" office:value="13543601" calcext:value-type="float">
            <text:p>13543601</text:p>
          </table:table-cell>
          <table:table-cell table:formula="of:=[.B885]+131" office:value-type="float" office:value="116063" calcext:value-type="float">
            <text:p>116063</text:p>
          </table:table-cell>
          <table:table-cell/>
          <table:table-cell table:formula="of:=[.D885]+[.E886]" office:value-type="float" office:value="12072822742" calcext:value-type="float">
            <text:p>12072822742</text:p>
          </table:table-cell>
          <table:table-cell table:formula="of:=[.G886]*7627" office:value-type="float" office:value="26999580" calcext:value-type="float">
            <text:p>26999580</text:p>
          </table:table-cell>
          <table:table-cell/>
          <table:table-cell table:formula="of:=[.G884]+8" office:value-type="float" office:value="3540" calcext:value-type="float">
            <text:p>3540</text:p>
          </table:table-cell>
          <table:table-cell table:number-columns-repeated="7"/>
        </table:table-row>
        <table:table-row table:style-name="ro1">
          <table:table-cell table:formula="of:=[.A886]+15295" office:value-type="float" office:value="13558896" calcext:value-type="float">
            <text:p>13558896</text:p>
          </table:table-cell>
          <table:table-cell table:formula="of:=[.B886]+131" office:value-type="float" office:value="116194" calcext:value-type="float">
            <text:p>116194</text:p>
          </table:table-cell>
          <table:table-cell/>
          <table:table-cell table:formula="of:=[.D886]+[.E887]" office:value-type="float" office:value="12100359622" calcext:value-type="float">
            <text:p>12100359622</text:p>
          </table:table-cell>
          <table:table-cell table:formula="of:=[.F887]*7770" office:value-type="float" office:value="27536880" calcext:value-type="float">
            <text:p>27536880</text:p>
          </table:table-cell>
          <table:table-cell table:formula="of:=[.F885]+8" office:value-type="float" office:value="3544" calcext:value-type="float">
            <text:p>3544</text:p>
          </table:table-cell>
          <table:table-cell table:number-columns-repeated="8"/>
        </table:table-row>
        <table:table-row table:style-name="ro1">
          <table:table-cell table:formula="of:=[.A887]+15295" office:value-type="float" office:value="13574191" calcext:value-type="float">
            <text:p>13574191</text:p>
          </table:table-cell>
          <table:table-cell table:formula="of:=[.B887]+131" office:value-type="float" office:value="116325" calcext:value-type="float">
            <text:p>116325</text:p>
          </table:table-cell>
          <table:table-cell/>
          <table:table-cell table:formula="of:=[.D887]+[.E888]" office:value-type="float" office:value="12127420218" calcext:value-type="float">
            <text:p>12127420218</text:p>
          </table:table-cell>
          <table:table-cell table:formula="of:=[.G888]*7627" office:value-type="float" office:value="27060596" calcext:value-type="float">
            <text:p>27060596</text:p>
          </table:table-cell>
          <table:table-cell/>
          <table:table-cell table:formula="of:=[.G886]+8" office:value-type="float" office:value="3548" calcext:value-type="float">
            <text:p>3548</text:p>
          </table:table-cell>
          <table:table-cell table:number-columns-repeated="7"/>
        </table:table-row>
        <table:table-row table:style-name="ro1">
          <table:table-cell table:formula="of:=[.A888]+15295" office:value-type="float" office:value="13589486" calcext:value-type="float">
            <text:p>13589486</text:p>
          </table:table-cell>
          <table:table-cell table:formula="of:=[.B888]+131" office:value-type="float" office:value="116456" calcext:value-type="float">
            <text:p>116456</text:p>
          </table:table-cell>
          <table:table-cell/>
          <table:table-cell table:formula="of:=[.D888]+[.E889]" office:value-type="float" office:value="12155019258" calcext:value-type="float">
            <text:p>12155019258</text:p>
          </table:table-cell>
          <table:table-cell table:formula="of:=[.F889]*7770" office:value-type="float" office:value="27599040" calcext:value-type="float">
            <text:p>27599040</text:p>
          </table:table-cell>
          <table:table-cell table:formula="of:=[.F887]+8" office:value-type="float" office:value="3552" calcext:value-type="float">
            <text:p>3552</text:p>
          </table:table-cell>
          <table:table-cell table:number-columns-repeated="8"/>
        </table:table-row>
        <table:table-row table:style-name="ro1">
          <table:table-cell table:formula="of:=[.A889]+15295" office:value-type="float" office:value="13604781" calcext:value-type="float">
            <text:p>13604781</text:p>
          </table:table-cell>
          <table:table-cell table:formula="of:=[.B889]+131" office:value-type="float" office:value="116587" calcext:value-type="float">
            <text:p>116587</text:p>
          </table:table-cell>
          <table:table-cell/>
          <table:table-cell table:formula="of:=[.D889]+[.E890]" office:value-type="float" office:value="12182140870" calcext:value-type="float">
            <text:p>12182140870</text:p>
          </table:table-cell>
          <table:table-cell table:formula="of:=[.G890]*7627" office:value-type="float" office:value="27121612" calcext:value-type="float">
            <text:p>27121612</text:p>
          </table:table-cell>
          <table:table-cell/>
          <table:table-cell table:formula="of:=[.G888]+8" office:value-type="float" office:value="3556" calcext:value-type="float">
            <text:p>3556</text:p>
          </table:table-cell>
          <table:table-cell table:number-columns-repeated="7"/>
        </table:table-row>
        <table:table-row table:style-name="ro1">
          <table:table-cell table:formula="of:=[.A890]+15295" office:value-type="float" office:value="13620076" calcext:value-type="float">
            <text:p>13620076</text:p>
          </table:table-cell>
          <table:table-cell table:formula="of:=[.B890]+131" office:value-type="float" office:value="116718" calcext:value-type="float">
            <text:p>116718</text:p>
          </table:table-cell>
          <table:table-cell/>
          <table:table-cell table:formula="of:=[.D890]+[.E891]" office:value-type="float" office:value="12209802070" calcext:value-type="float">
            <text:p>12209802070</text:p>
          </table:table-cell>
          <table:table-cell table:formula="of:=[.F891]*7770" office:value-type="float" office:value="27661200" calcext:value-type="float">
            <text:p>27661200</text:p>
          </table:table-cell>
          <table:table-cell table:formula="of:=[.F889]+8" office:value-type="float" office:value="3560" calcext:value-type="float">
            <text:p>3560</text:p>
          </table:table-cell>
          <table:table-cell table:number-columns-repeated="8"/>
        </table:table-row>
        <table:table-row table:style-name="ro1">
          <table:table-cell table:formula="of:=[.A891]+15295" office:value-type="float" office:value="13635371" calcext:value-type="float">
            <text:p>13635371</text:p>
          </table:table-cell>
          <table:table-cell table:formula="of:=[.B891]+131" office:value-type="float" office:value="116849" calcext:value-type="float">
            <text:p>116849</text:p>
          </table:table-cell>
          <table:table-cell/>
          <table:table-cell table:formula="of:=[.D891]+[.E892]" office:value-type="float" office:value="12236984698" calcext:value-type="float">
            <text:p>12236984698</text:p>
          </table:table-cell>
          <table:table-cell table:formula="of:=[.G892]*7627" office:value-type="float" office:value="27182628" calcext:value-type="float">
            <text:p>27182628</text:p>
          </table:table-cell>
          <table:table-cell/>
          <table:table-cell table:formula="of:=[.G890]+8" office:value-type="float" office:value="3564" calcext:value-type="float">
            <text:p>3564</text:p>
          </table:table-cell>
          <table:table-cell table:number-columns-repeated="7"/>
        </table:table-row>
        <table:table-row table:style-name="ro1">
          <table:table-cell table:formula="of:=[.A892]+15295" office:value-type="float" office:value="13650666" calcext:value-type="float">
            <text:p>13650666</text:p>
          </table:table-cell>
          <table:table-cell table:formula="of:=[.B892]+131" office:value-type="float" office:value="116980" calcext:value-type="float">
            <text:p>116980</text:p>
          </table:table-cell>
          <table:table-cell/>
          <table:table-cell table:formula="of:=[.D892]+[.E893]" office:value-type="float" office:value="12264708058" calcext:value-type="float">
            <text:p>12264708058</text:p>
          </table:table-cell>
          <table:table-cell table:formula="of:=[.F893]*7770" office:value-type="float" office:value="27723360" calcext:value-type="float">
            <text:p>27723360</text:p>
          </table:table-cell>
          <table:table-cell table:formula="of:=[.F891]+8" office:value-type="float" office:value="3568" calcext:value-type="float">
            <text:p>3568</text:p>
          </table:table-cell>
          <table:table-cell table:number-columns-repeated="8"/>
        </table:table-row>
        <table:table-row table:style-name="ro1">
          <table:table-cell table:formula="of:=[.A893]+15295" office:value-type="float" office:value="13665961" calcext:value-type="float">
            <text:p>13665961</text:p>
          </table:table-cell>
          <table:table-cell table:formula="of:=[.B893]+131" office:value-type="float" office:value="117111" calcext:value-type="float">
            <text:p>117111</text:p>
          </table:table-cell>
          <table:table-cell/>
          <table:table-cell table:formula="of:=[.D893]+[.E894]" office:value-type="float" office:value="12291951702" calcext:value-type="float">
            <text:p>12291951702</text:p>
          </table:table-cell>
          <table:table-cell table:formula="of:=[.G894]*7627" office:value-type="float" office:value="27243644" calcext:value-type="float">
            <text:p>27243644</text:p>
          </table:table-cell>
          <table:table-cell/>
          <table:table-cell table:formula="of:=[.G892]+8" office:value-type="float" office:value="3572" calcext:value-type="float">
            <text:p>3572</text:p>
          </table:table-cell>
          <table:table-cell table:number-columns-repeated="7"/>
        </table:table-row>
        <table:table-row table:style-name="ro1">
          <table:table-cell table:formula="of:=[.A894]+15295" office:value-type="float" office:value="13681256" calcext:value-type="float">
            <text:p>13681256</text:p>
          </table:table-cell>
          <table:table-cell table:formula="of:=[.B894]+131" office:value-type="float" office:value="117242" calcext:value-type="float">
            <text:p>117242</text:p>
          </table:table-cell>
          <table:table-cell/>
          <table:table-cell table:formula="of:=[.D894]+[.E895]" office:value-type="float" office:value="12319737222" calcext:value-type="float">
            <text:p>12319737222</text:p>
          </table:table-cell>
          <table:table-cell table:formula="of:=[.F895]*7770" office:value-type="float" office:value="27785520" calcext:value-type="float">
            <text:p>27785520</text:p>
          </table:table-cell>
          <table:table-cell table:formula="of:=[.F893]+8" office:value-type="float" office:value="3576" calcext:value-type="float">
            <text:p>3576</text:p>
          </table:table-cell>
          <table:table-cell table:number-columns-repeated="8"/>
        </table:table-row>
        <table:table-row table:style-name="ro1">
          <table:table-cell table:formula="of:=[.A895]+15295" office:value-type="float" office:value="13696551" calcext:value-type="float">
            <text:p>13696551</text:p>
          </table:table-cell>
          <table:table-cell table:formula="of:=[.B895]+131" office:value-type="float" office:value="117373" calcext:value-type="float">
            <text:p>117373</text:p>
          </table:table-cell>
          <table:table-cell/>
          <table:table-cell table:formula="of:=[.D895]+[.E896]" office:value-type="float" office:value="12347041882" calcext:value-type="float">
            <text:p>12347041882</text:p>
          </table:table-cell>
          <table:table-cell table:formula="of:=[.G896]*7627" office:value-type="float" office:value="27304660" calcext:value-type="float">
            <text:p>27304660</text:p>
          </table:table-cell>
          <table:table-cell/>
          <table:table-cell table:formula="of:=[.G894]+8" office:value-type="float" office:value="3580" calcext:value-type="float">
            <text:p>3580</text:p>
          </table:table-cell>
          <table:table-cell table:number-columns-repeated="7"/>
        </table:table-row>
        <table:table-row table:style-name="ro1">
          <table:table-cell table:formula="of:=[.A896]+15295" office:value-type="float" office:value="13711846" calcext:value-type="float">
            <text:p>13711846</text:p>
          </table:table-cell>
          <table:table-cell table:formula="of:=[.B896]+131" office:value-type="float" office:value="117504" calcext:value-type="float">
            <text:p>117504</text:p>
          </table:table-cell>
          <table:table-cell/>
          <table:table-cell table:formula="of:=[.D896]+[.E897]" office:value-type="float" office:value="12374889562" calcext:value-type="float">
            <text:p>12374889562</text:p>
          </table:table-cell>
          <table:table-cell table:formula="of:=[.F897]*7770" office:value-type="float" office:value="27847680" calcext:value-type="float">
            <text:p>27847680</text:p>
          </table:table-cell>
          <table:table-cell table:formula="of:=[.F895]+8" office:value-type="float" office:value="3584" calcext:value-type="float">
            <text:p>3584</text:p>
          </table:table-cell>
          <table:table-cell table:number-columns-repeated="8"/>
        </table:table-row>
        <table:table-row table:style-name="ro1">
          <table:table-cell table:formula="of:=[.A897]+15295" office:value-type="float" office:value="13727141" calcext:value-type="float">
            <text:p>13727141</text:p>
          </table:table-cell>
          <table:table-cell table:formula="of:=[.B897]+131" office:value-type="float" office:value="117635" calcext:value-type="float">
            <text:p>117635</text:p>
          </table:table-cell>
          <table:table-cell/>
          <table:table-cell table:formula="of:=[.D897]+[.E898]" office:value-type="float" office:value="12402255238" calcext:value-type="float">
            <text:p>12402255238</text:p>
          </table:table-cell>
          <table:table-cell table:formula="of:=[.G898]*7627" office:value-type="float" office:value="27365676" calcext:value-type="float">
            <text:p>27365676</text:p>
          </table:table-cell>
          <table:table-cell/>
          <table:table-cell table:formula="of:=[.G896]+8" office:value-type="float" office:value="3588" calcext:value-type="float">
            <text:p>3588</text:p>
          </table:table-cell>
          <table:table-cell table:number-columns-repeated="7"/>
        </table:table-row>
        <table:table-row table:style-name="ro1">
          <table:table-cell table:formula="of:=[.A898]+15295" office:value-type="float" office:value="13742436" calcext:value-type="float">
            <text:p>13742436</text:p>
          </table:table-cell>
          <table:table-cell table:formula="of:=[.B898]+131" office:value-type="float" office:value="117766" calcext:value-type="float">
            <text:p>117766</text:p>
          </table:table-cell>
          <table:table-cell/>
          <table:table-cell table:formula="of:=[.D898]+[.E899]" office:value-type="float" office:value="12430165078" calcext:value-type="float">
            <text:p>12430165078</text:p>
          </table:table-cell>
          <table:table-cell table:formula="of:=[.F899]*7770" office:value-type="float" office:value="27909840" calcext:value-type="float">
            <text:p>27909840</text:p>
          </table:table-cell>
          <table:table-cell table:formula="of:=[.F897]+8" office:value-type="float" office:value="3592" calcext:value-type="float">
            <text:p>3592</text:p>
          </table:table-cell>
          <table:table-cell table:number-columns-repeated="8"/>
        </table:table-row>
        <table:table-row table:style-name="ro1">
          <table:table-cell table:formula="of:=[.A899]+15295" office:value-type="float" office:value="13757731" calcext:value-type="float">
            <text:p>13757731</text:p>
          </table:table-cell>
          <table:table-cell table:formula="of:=[.B899]+131" office:value-type="float" office:value="117897" calcext:value-type="float">
            <text:p>117897</text:p>
          </table:table-cell>
          <table:table-cell/>
          <table:table-cell table:formula="of:=[.D899]+[.E900]" office:value-type="float" office:value="12457591770" calcext:value-type="float">
            <text:p>12457591770</text:p>
          </table:table-cell>
          <table:table-cell table:formula="of:=[.G900]*7627" office:value-type="float" office:value="27426692" calcext:value-type="float">
            <text:p>27426692</text:p>
          </table:table-cell>
          <table:table-cell/>
          <table:table-cell table:formula="of:=[.G898]+8" office:value-type="float" office:value="3596" calcext:value-type="float">
            <text:p>3596</text:p>
          </table:table-cell>
          <table:table-cell table:number-columns-repeated="7"/>
        </table:table-row>
        <table:table-row table:style-name="ro1">
          <table:table-cell table:formula="of:=[.A900]+15295" office:value-type="float" office:value="13773026" calcext:value-type="float">
            <text:p>13773026</text:p>
          </table:table-cell>
          <table:table-cell table:formula="of:=[.B900]+131" office:value-type="float" office:value="118028" calcext:value-type="float">
            <text:p>118028</text:p>
          </table:table-cell>
          <table:table-cell/>
          <table:table-cell table:formula="of:=[.D900]+[.E901]" office:value-type="float" office:value="12485563770" calcext:value-type="float">
            <text:p>12485563770</text:p>
          </table:table-cell>
          <table:table-cell table:formula="of:=[.F901]*7770" office:value-type="float" office:value="27972000" calcext:value-type="float">
            <text:p>27972000</text:p>
          </table:table-cell>
          <table:table-cell table:formula="of:=[.F899]+8"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table:formula="of:=[.A901]+15295" office:value-type="float" office:value="13788321" calcext:value-type="float">
            <text:p>13788321</text:p>
          </table:table-cell>
          <table:table-cell table:formula="of:=[.B901]+131" office:value-type="float" office:value="118159" calcext:value-type="float">
            <text:p>118159</text:p>
          </table:table-cell>
          <table:table-cell/>
          <table:table-cell table:formula="of:=[.D901]+[.E902]" office:value-type="float" office:value="12513051478" calcext:value-type="float">
            <text:p>12513051478</text:p>
          </table:table-cell>
          <table:table-cell table:formula="of:=[.G902]*7627" office:value-type="float" office:value="27487708" calcext:value-type="float">
            <text:p>27487708</text:p>
          </table:table-cell>
          <table:table-cell/>
          <table:table-cell table:formula="of:=[.G900]+8" office:value-type="float" office:value="3604" calcext:value-type="float">
            <text:p>3604</text:p>
          </table:table-cell>
          <table:table-cell table:number-columns-repeated="7"/>
        </table:table-row>
        <table:table-row table:style-name="ro1">
          <table:table-cell table:formula="of:=[.A902]+15295" office:value-type="float" office:value="13803616" calcext:value-type="float">
            <text:p>13803616</text:p>
          </table:table-cell>
          <table:table-cell table:formula="of:=[.B902]+131" office:value-type="float" office:value="118290" calcext:value-type="float">
            <text:p>118290</text:p>
          </table:table-cell>
          <table:table-cell/>
          <table:table-cell table:formula="of:=[.D902]+[.E903]" office:value-type="float" office:value="12541085638" calcext:value-type="float">
            <text:p>12541085638</text:p>
          </table:table-cell>
          <table:table-cell table:formula="of:=[.F903]*7770" office:value-type="float" office:value="28034160" calcext:value-type="float">
            <text:p>28034160</text:p>
          </table:table-cell>
          <table:table-cell table:formula="of:=[.F901]+8" office:value-type="float" office:value="3608" calcext:value-type="float">
            <text:p>3608</text:p>
          </table:table-cell>
          <table:table-cell table:number-columns-repeated="8"/>
        </table:table-row>
        <table:table-row table:style-name="ro1">
          <table:table-cell table:formula="of:=[.A903]+15295" office:value-type="float" office:value="13818911" calcext:value-type="float">
            <text:p>13818911</text:p>
          </table:table-cell>
          <table:table-cell table:formula="of:=[.B903]+131" office:value-type="float" office:value="118421" calcext:value-type="float">
            <text:p>118421</text:p>
          </table:table-cell>
          <table:table-cell/>
          <table:table-cell table:formula="of:=[.D903]+[.E904]" office:value-type="float" office:value="12568634362" calcext:value-type="float">
            <text:p>12568634362</text:p>
          </table:table-cell>
          <table:table-cell table:formula="of:=[.G904]*7627" office:value-type="float" office:value="27548724" calcext:value-type="float">
            <text:p>27548724</text:p>
          </table:table-cell>
          <table:table-cell/>
          <table:table-cell table:formula="of:=[.G902]+8" office:value-type="float" office:value="3612" calcext:value-type="float">
            <text:p>3612</text:p>
          </table:table-cell>
          <table:table-cell table:number-columns-repeated="7"/>
        </table:table-row>
        <table:table-row table:style-name="ro1">
          <table:table-cell table:formula="of:=[.A904]+15295" office:value-type="float" office:value="13834206" calcext:value-type="float">
            <text:p>13834206</text:p>
          </table:table-cell>
          <table:table-cell table:formula="of:=[.B904]+131" office:value-type="float" office:value="118552" calcext:value-type="float">
            <text:p>118552</text:p>
          </table:table-cell>
          <table:table-cell/>
          <table:table-cell table:formula="of:=[.D904]+[.E905]" office:value-type="float" office:value="12596730682" calcext:value-type="float">
            <text:p>12596730682</text:p>
          </table:table-cell>
          <table:table-cell table:formula="of:=[.F905]*7770" office:value-type="float" office:value="28096320" calcext:value-type="float">
            <text:p>28096320</text:p>
          </table:table-cell>
          <table:table-cell table:formula="of:=[.F903]+8" office:value-type="float" office:value="3616" calcext:value-type="float">
            <text:p>3616</text:p>
          </table:table-cell>
          <table:table-cell table:number-columns-repeated="8"/>
        </table:table-row>
        <table:table-row table:style-name="ro1">
          <table:table-cell table:formula="of:=[.A905]+15295" office:value-type="float" office:value="13849501" calcext:value-type="float">
            <text:p>13849501</text:p>
          </table:table-cell>
          <table:table-cell table:formula="of:=[.B905]+131" office:value-type="float" office:value="118683" calcext:value-type="float">
            <text:p>118683</text:p>
          </table:table-cell>
          <table:table-cell/>
          <table:table-cell table:formula="of:=[.D905]+[.E906]" office:value-type="float" office:value="12624340422" calcext:value-type="float">
            <text:p>12624340422</text:p>
          </table:table-cell>
          <table:table-cell table:formula="of:=[.G906]*7627" office:value-type="float" office:value="27609740" calcext:value-type="float">
            <text:p>27609740</text:p>
          </table:table-cell>
          <table:table-cell/>
          <table:table-cell table:formula="of:=[.G904]+8" office:value-type="float" office:value="3620" calcext:value-type="float">
            <text:p>3620</text:p>
          </table:table-cell>
          <table:table-cell table:number-columns-repeated="7"/>
        </table:table-row>
        <table:table-row table:style-name="ro1">
          <table:table-cell table:formula="of:=[.A906]+15295" office:value-type="float" office:value="13864796" calcext:value-type="float">
            <text:p>13864796</text:p>
          </table:table-cell>
          <table:table-cell table:formula="of:=[.B906]+131" office:value-type="float" office:value="118814" calcext:value-type="float">
            <text:p>118814</text:p>
          </table:table-cell>
          <table:table-cell/>
          <table:table-cell table:formula="of:=[.D906]+[.E907]" office:value-type="float" office:value="12652498902" calcext:value-type="float">
            <text:p>12652498902</text:p>
          </table:table-cell>
          <table:table-cell table:formula="of:=[.F907]*7770" office:value-type="float" office:value="28158480" calcext:value-type="float">
            <text:p>28158480</text:p>
          </table:table-cell>
          <table:table-cell table:formula="of:=[.F905]+8" office:value-type="float" office:value="3624" calcext:value-type="float">
            <text:p>3624</text:p>
          </table:table-cell>
          <table:table-cell table:number-columns-repeated="8"/>
        </table:table-row>
        <table:table-row table:style-name="ro1">
          <table:table-cell table:formula="of:=[.A907]+15295" office:value-type="float" office:value="13880091" calcext:value-type="float">
            <text:p>13880091</text:p>
          </table:table-cell>
          <table:table-cell table:formula="of:=[.B907]+131" office:value-type="float" office:value="118945" calcext:value-type="float">
            <text:p>118945</text:p>
          </table:table-cell>
          <table:table-cell/>
          <table:table-cell table:formula="of:=[.D907]+[.E908]" office:value-type="float" office:value="12680169658" calcext:value-type="float">
            <text:p>12680169658</text:p>
          </table:table-cell>
          <table:table-cell table:formula="of:=[.G908]*7627" office:value-type="float" office:value="27670756" calcext:value-type="float">
            <text:p>27670756</text:p>
          </table:table-cell>
          <table:table-cell/>
          <table:table-cell table:formula="of:=[.G906]+8" office:value-type="float" office:value="3628" calcext:value-type="float">
            <text:p>3628</text:p>
          </table:table-cell>
          <table:table-cell table:number-columns-repeated="7"/>
        </table:table-row>
        <table:table-row table:style-name="ro1">
          <table:table-cell table:formula="of:=[.A908]+15295" office:value-type="float" office:value="13895386" calcext:value-type="float">
            <text:p>13895386</text:p>
          </table:table-cell>
          <table:table-cell table:formula="of:=[.B908]+131" office:value-type="float" office:value="119076" calcext:value-type="float">
            <text:p>119076</text:p>
          </table:table-cell>
          <table:table-cell/>
          <table:table-cell table:formula="of:=[.D908]+[.E909]" office:value-type="float" office:value="12708390298" calcext:value-type="float">
            <text:p>12708390298</text:p>
          </table:table-cell>
          <table:table-cell table:formula="of:=[.F909]*7770" office:value-type="float" office:value="28220640" calcext:value-type="float">
            <text:p>28220640</text:p>
          </table:table-cell>
          <table:table-cell table:formula="of:=[.F907]+8" office:value-type="float" office:value="3632" calcext:value-type="float">
            <text:p>3632</text:p>
          </table:table-cell>
          <table:table-cell table:number-columns-repeated="8"/>
        </table:table-row>
        <table:table-row table:style-name="ro1">
          <table:table-cell table:formula="of:=[.A909]+15295" office:value-type="float" office:value="13910681" calcext:value-type="float">
            <text:p>13910681</text:p>
          </table:table-cell>
          <table:table-cell table:formula="of:=[.B909]+131" office:value-type="float" office:value="119207" calcext:value-type="float">
            <text:p>119207</text:p>
          </table:table-cell>
          <table:table-cell/>
          <table:table-cell table:formula="of:=[.D909]+[.E910]" office:value-type="float" office:value="12736122070" calcext:value-type="float">
            <text:p>12736122070</text:p>
          </table:table-cell>
          <table:table-cell table:formula="of:=[.G910]*7627" office:value-type="float" office:value="27731772" calcext:value-type="float">
            <text:p>27731772</text:p>
          </table:table-cell>
          <table:table-cell/>
          <table:table-cell table:formula="of:=[.G908]+8" office:value-type="float" office:value="3636" calcext:value-type="float">
            <text:p>3636</text:p>
          </table:table-cell>
          <table:table-cell table:number-columns-repeated="7"/>
        </table:table-row>
        <table:table-row table:style-name="ro1">
          <table:table-cell table:formula="of:=[.A910]+15295" office:value-type="float" office:value="13925976" calcext:value-type="float">
            <text:p>13925976</text:p>
          </table:table-cell>
          <table:table-cell table:formula="of:=[.B910]+131" office:value-type="float" office:value="119338" calcext:value-type="float">
            <text:p>119338</text:p>
          </table:table-cell>
          <table:table-cell/>
          <table:table-cell table:formula="of:=[.D910]+[.E911]" office:value-type="float" office:value="12764404870" calcext:value-type="float">
            <text:p>12764404870</text:p>
          </table:table-cell>
          <table:table-cell table:formula="of:=[.F911]*7770" office:value-type="float" office:value="28282800" calcext:value-type="float">
            <text:p>28282800</text:p>
          </table:table-cell>
          <table:table-cell table:formula="of:=[.F909]+8" office:value-type="float" office:value="3640" calcext:value-type="float">
            <text:p>3640</text:p>
          </table:table-cell>
          <table:table-cell table:number-columns-repeated="8"/>
        </table:table-row>
        <table:table-row table:style-name="ro1">
          <table:table-cell table:formula="of:=[.A911]+15295" office:value-type="float" office:value="13941271" calcext:value-type="float">
            <text:p>13941271</text:p>
          </table:table-cell>
          <table:table-cell table:formula="of:=[.B911]+131" office:value-type="float" office:value="119469" calcext:value-type="float">
            <text:p>119469</text:p>
          </table:table-cell>
          <table:table-cell/>
          <table:table-cell table:formula="of:=[.D911]+[.E912]" office:value-type="float" office:value="12792197658" calcext:value-type="float">
            <text:p>12792197658</text:p>
          </table:table-cell>
          <table:table-cell table:formula="of:=[.G912]*7627" office:value-type="float" office:value="27792788" calcext:value-type="float">
            <text:p>27792788</text:p>
          </table:table-cell>
          <table:table-cell/>
          <table:table-cell table:formula="of:=[.G910]+8" office:value-type="float" office:value="3644" calcext:value-type="float">
            <text:p>3644</text:p>
          </table:table-cell>
          <table:table-cell table:number-columns-repeated="7"/>
        </table:table-row>
        <table:table-row table:style-name="ro1">
          <table:table-cell table:formula="of:=[.A912]+15295" office:value-type="float" office:value="13956566" calcext:value-type="float">
            <text:p>13956566</text:p>
          </table:table-cell>
          <table:table-cell table:formula="of:=[.B912]+131" office:value-type="float" office:value="119600" calcext:value-type="float">
            <text:p>119600</text:p>
          </table:table-cell>
          <table:table-cell/>
          <table:table-cell table:formula="of:=[.D912]+[.E913]" office:value-type="float" office:value="12820542618" calcext:value-type="float">
            <text:p>12820542618</text:p>
          </table:table-cell>
          <table:table-cell table:formula="of:=[.F913]*7770" office:value-type="float" office:value="28344960" calcext:value-type="float">
            <text:p>28344960</text:p>
          </table:table-cell>
          <table:table-cell table:formula="of:=[.F911]+8" office:value-type="float" office:value="3648" calcext:value-type="float">
            <text:p>3648</text:p>
          </table:table-cell>
          <table:table-cell table:number-columns-repeated="8"/>
        </table:table-row>
        <table:table-row table:style-name="ro1">
          <table:table-cell table:formula="of:=[.A913]+15295" office:value-type="float" office:value="13971861" calcext:value-type="float">
            <text:p>13971861</text:p>
          </table:table-cell>
          <table:table-cell table:formula="of:=[.B913]+131" office:value-type="float" office:value="119731" calcext:value-type="float">
            <text:p>119731</text:p>
          </table:table-cell>
          <table:table-cell/>
          <table:table-cell table:formula="of:=[.D913]+[.E914]" office:value-type="float" office:value="12848396422" calcext:value-type="float">
            <text:p>12848396422</text:p>
          </table:table-cell>
          <table:table-cell table:formula="of:=[.G914]*7627" office:value-type="float" office:value="27853804" calcext:value-type="float">
            <text:p>27853804</text:p>
          </table:table-cell>
          <table:table-cell/>
          <table:table-cell table:formula="of:=[.G912]+8" office:value-type="float" office:value="3652" calcext:value-type="float">
            <text:p>3652</text:p>
          </table:table-cell>
          <table:table-cell table:number-columns-repeated="7"/>
        </table:table-row>
        <table:table-row table:style-name="ro1">
          <table:table-cell table:formula="of:=[.A914]+15295" office:value-type="float" office:value="13987156" calcext:value-type="float">
            <text:p>13987156</text:p>
          </table:table-cell>
          <table:table-cell table:formula="of:=[.B914]+131" office:value-type="float" office:value="119862" calcext:value-type="float">
            <text:p>119862</text:p>
          </table:table-cell>
          <table:table-cell/>
          <table:table-cell table:formula="of:=[.D914]+[.E915]" office:value-type="float" office:value="12876803542" calcext:value-type="float">
            <text:p>12876803542</text:p>
          </table:table-cell>
          <table:table-cell table:formula="of:=[.F915]*7770" office:value-type="float" office:value="28407120" calcext:value-type="float">
            <text:p>28407120</text:p>
          </table:table-cell>
          <table:table-cell table:formula="of:=[.F913]+8" office:value-type="float" office:value="3656" calcext:value-type="float">
            <text:p>3656</text:p>
          </table:table-cell>
          <table:table-cell table:number-columns-repeated="8"/>
        </table:table-row>
        <table:table-row table:style-name="ro1">
          <table:table-cell table:formula="of:=[.A915]+15295" office:value-type="float" office:value="14002451" calcext:value-type="float">
            <text:p>14002451</text:p>
          </table:table-cell>
          <table:table-cell table:formula="of:=[.B915]+131" office:value-type="float" office:value="119993" calcext:value-type="float">
            <text:p>119993</text:p>
          </table:table-cell>
          <table:table-cell/>
          <table:table-cell table:formula="of:=[.D915]+[.E916]" office:value-type="float" office:value="12904718362" calcext:value-type="float">
            <text:p>12904718362</text:p>
          </table:table-cell>
          <table:table-cell table:formula="of:=[.G916]*7627" office:value-type="float" office:value="27914820" calcext:value-type="float">
            <text:p>27914820</text:p>
          </table:table-cell>
          <table:table-cell/>
          <table:table-cell table:formula="of:=[.G914]+8" office:value-type="float" office:value="3660" calcext:value-type="float">
            <text:p>3660</text:p>
          </table:table-cell>
          <table:table-cell table:number-columns-repeated="7"/>
        </table:table-row>
        <table:table-row table:style-name="ro1">
          <table:table-cell table:formula="of:=[.A916]+15295" office:value-type="float" office:value="14017746" calcext:value-type="float">
            <text:p>14017746</text:p>
          </table:table-cell>
          <table:table-cell table:formula="of:=[.B916]+131" office:value-type="float" office:value="120124" calcext:value-type="float">
            <text:p>120124</text:p>
          </table:table-cell>
          <table:table-cell/>
          <table:table-cell table:formula="of:=[.D916]+[.E917]" office:value-type="float" office:value="12933187642" calcext:value-type="float">
            <text:p>12933187642</text:p>
          </table:table-cell>
          <table:table-cell table:formula="of:=[.F917]*7770" office:value-type="float" office:value="28469280" calcext:value-type="float">
            <text:p>28469280</text:p>
          </table:table-cell>
          <table:table-cell table:formula="of:=[.F915]+8" office:value-type="float" office:value="3664" calcext:value-type="float">
            <text:p>3664</text:p>
          </table:table-cell>
          <table:table-cell table:number-columns-repeated="8"/>
        </table:table-row>
        <table:table-row table:style-name="ro1">
          <table:table-cell table:formula="of:=[.A917]+15295" office:value-type="float" office:value="14033041" calcext:value-type="float">
            <text:p>14033041</text:p>
          </table:table-cell>
          <table:table-cell table:formula="of:=[.B917]+131" office:value-type="float" office:value="120255" calcext:value-type="float">
            <text:p>120255</text:p>
          </table:table-cell>
          <table:table-cell/>
          <table:table-cell table:formula="of:=[.D917]+[.E918]" office:value-type="float" office:value="12961163478" calcext:value-type="float">
            <text:p>12961163478</text:p>
          </table:table-cell>
          <table:table-cell table:formula="of:=[.G918]*7627" office:value-type="float" office:value="27975836" calcext:value-type="float">
            <text:p>27975836</text:p>
          </table:table-cell>
          <table:table-cell/>
          <table:table-cell table:formula="of:=[.G916]+8" office:value-type="float" office:value="3668" calcext:value-type="float">
            <text:p>3668</text:p>
          </table:table-cell>
          <table:table-cell table:number-columns-repeated="7"/>
        </table:table-row>
        <table:table-row table:style-name="ro1">
          <table:table-cell table:formula="of:=[.A918]+15295" office:value-type="float" office:value="14048336" calcext:value-type="float">
            <text:p>14048336</text:p>
          </table:table-cell>
          <table:table-cell table:formula="of:=[.B918]+131" office:value-type="float" office:value="120386" calcext:value-type="float">
            <text:p>120386</text:p>
          </table:table-cell>
          <table:table-cell/>
          <table:table-cell table:formula="of:=[.D918]+[.E919]" office:value-type="float" office:value="12989694918" calcext:value-type="float">
            <text:p>12989694918</text:p>
          </table:table-cell>
          <table:table-cell table:formula="of:=[.F919]*7770" office:value-type="float" office:value="28531440" calcext:value-type="float">
            <text:p>28531440</text:p>
          </table:table-cell>
          <table:table-cell table:formula="of:=[.F917]+8" office:value-type="float" office:value="3672" calcext:value-type="float">
            <text:p>3672</text:p>
          </table:table-cell>
          <table:table-cell table:number-columns-repeated="8"/>
        </table:table-row>
        <table:table-row table:style-name="ro1">
          <table:table-cell table:formula="of:=[.A919]+15295" office:value-type="float" office:value="14063631" calcext:value-type="float">
            <text:p>14063631</text:p>
          </table:table-cell>
          <table:table-cell table:formula="of:=[.B919]+131" office:value-type="float" office:value="120517" calcext:value-type="float">
            <text:p>120517</text:p>
          </table:table-cell>
          <table:table-cell/>
          <table:table-cell table:formula="of:=[.D919]+[.E920]" office:value-type="float" office:value="13017731770" calcext:value-type="float">
            <text:p>13017731770</text:p>
          </table:table-cell>
          <table:table-cell table:formula="of:=[.G920]*7627" office:value-type="float" office:value="28036852" calcext:value-type="float">
            <text:p>28036852</text:p>
          </table:table-cell>
          <table:table-cell/>
          <table:table-cell table:formula="of:=[.G918]+8" office:value-type="float" office:value="3676" calcext:value-type="float">
            <text:p>3676</text:p>
          </table:table-cell>
          <table:table-cell table:number-columns-repeated="7"/>
        </table:table-row>
        <table:table-row table:style-name="ro1">
          <table:table-cell table:formula="of:=[.A920]+15295" office:value-type="float" office:value="14078926" calcext:value-type="float">
            <text:p>14078926</text:p>
          </table:table-cell>
          <table:table-cell table:formula="of:=[.B920]+131" office:value-type="float" office:value="120648" calcext:value-type="float">
            <text:p>120648</text:p>
          </table:table-cell>
          <table:table-cell/>
          <table:table-cell table:formula="of:=[.D920]+[.E921]" office:value-type="float" office:value="13046325370" calcext:value-type="float">
            <text:p>13046325370</text:p>
          </table:table-cell>
          <table:table-cell table:formula="of:=[.F921]*7770" office:value-type="float" office:value="28593600" calcext:value-type="float">
            <text:p>28593600</text:p>
          </table:table-cell>
          <table:table-cell table:formula="of:=[.F919]+8" office:value-type="float" office:value="3680" calcext:value-type="float">
            <text:p>3680</text:p>
          </table:table-cell>
          <table:table-cell table:number-columns-repeated="8"/>
        </table:table-row>
        <table:table-row table:style-name="ro1">
          <table:table-cell table:formula="of:=[.A921]+15295" office:value-type="float" office:value="14094221" calcext:value-type="float">
            <text:p>14094221</text:p>
          </table:table-cell>
          <table:table-cell table:formula="of:=[.B921]+131" office:value-type="float" office:value="120779" calcext:value-type="float">
            <text:p>120779</text:p>
          </table:table-cell>
          <table:table-cell/>
          <table:table-cell table:formula="of:=[.D921]+[.E922]" office:value-type="float" office:value="13074423238" calcext:value-type="float">
            <text:p>13074423238</text:p>
          </table:table-cell>
          <table:table-cell table:formula="of:=[.G922]*7627" office:value-type="float" office:value="28097868" calcext:value-type="float">
            <text:p>28097868</text:p>
          </table:table-cell>
          <table:table-cell/>
          <table:table-cell table:formula="of:=[.G920]+8" office:value-type="float" office:value="3684" calcext:value-type="float">
            <text:p>3684</text:p>
          </table:table-cell>
          <table:table-cell table:number-columns-repeated="7"/>
        </table:table-row>
        <table:table-row table:style-name="ro1">
          <table:table-cell table:formula="of:=[.A922]+15295" office:value-type="float" office:value="14109516" calcext:value-type="float">
            <text:p>14109516</text:p>
          </table:table-cell>
          <table:table-cell table:formula="of:=[.B922]+131" office:value-type="float" office:value="120910" calcext:value-type="float">
            <text:p>120910</text:p>
          </table:table-cell>
          <table:table-cell/>
          <table:table-cell table:formula="of:=[.D922]+[.E923]" office:value-type="float" office:value="13103078998" calcext:value-type="float">
            <text:p>13103078998</text:p>
          </table:table-cell>
          <table:table-cell table:formula="of:=[.F923]*7770" office:value-type="float" office:value="28655760" calcext:value-type="float">
            <text:p>28655760</text:p>
          </table:table-cell>
          <table:table-cell table:formula="of:=[.F921]+8" office:value-type="float" office:value="3688" calcext:value-type="float">
            <text:p>3688</text:p>
          </table:table-cell>
          <table:table-cell table:number-columns-repeated="8"/>
        </table:table-row>
        <table:table-row table:style-name="ro1">
          <table:table-cell table:formula="of:=[.A923]+15295" office:value-type="float" office:value="14124811" calcext:value-type="float">
            <text:p>14124811</text:p>
          </table:table-cell>
          <table:table-cell table:formula="of:=[.B923]+131" office:value-type="float" office:value="121041" calcext:value-type="float">
            <text:p>121041</text:p>
          </table:table-cell>
          <table:table-cell/>
          <table:table-cell table:formula="of:=[.D923]+[.E924]" office:value-type="float" office:value="13131237882" calcext:value-type="float">
            <text:p>13131237882</text:p>
          </table:table-cell>
          <table:table-cell table:formula="of:=[.G924]*7627" office:value-type="float" office:value="28158884" calcext:value-type="float">
            <text:p>28158884</text:p>
          </table:table-cell>
          <table:table-cell/>
          <table:table-cell table:formula="of:=[.G922]+8" office:value-type="float" office:value="3692" calcext:value-type="float">
            <text:p>3692</text:p>
          </table:table-cell>
          <table:table-cell table:number-columns-repeated="7"/>
        </table:table-row>
        <table:table-row table:style-name="ro1">
          <table:table-cell table:formula="of:=[.A924]+15295" office:value-type="float" office:value="14140106" calcext:value-type="float">
            <text:p>14140106</text:p>
          </table:table-cell>
          <table:table-cell table:formula="of:=[.B924]+131" office:value-type="float" office:value="121172" calcext:value-type="float">
            <text:p>121172</text:p>
          </table:table-cell>
          <table:table-cell/>
          <table:table-cell table:formula="of:=[.D924]+[.E925]" office:value-type="float" office:value="13159955802" calcext:value-type="float">
            <text:p>13159955802</text:p>
          </table:table-cell>
          <table:table-cell table:formula="of:=[.F925]*7770" office:value-type="float" office:value="28717920" calcext:value-type="float">
            <text:p>28717920</text:p>
          </table:table-cell>
          <table:table-cell table:formula="of:=[.F923]+8" office:value-type="float" office:value="3696" calcext:value-type="float">
            <text:p>3696</text:p>
          </table:table-cell>
          <table:table-cell table:number-columns-repeated="8"/>
        </table:table-row>
        <table:table-row table:style-name="ro1">
          <table:table-cell table:formula="of:=[.A925]+15295" office:value-type="float" office:value="14155401" calcext:value-type="float">
            <text:p>14155401</text:p>
          </table:table-cell>
          <table:table-cell table:formula="of:=[.B925]+131" office:value-type="float" office:value="121303" calcext:value-type="float">
            <text:p>121303</text:p>
          </table:table-cell>
          <table:table-cell/>
          <table:table-cell table:formula="of:=[.D925]+[.E926]" office:value-type="float" office:value="13188175702" calcext:value-type="float">
            <text:p>13188175702</text:p>
          </table:table-cell>
          <table:table-cell table:formula="of:=[.G926]*7627" office:value-type="float" office:value="28219900" calcext:value-type="float">
            <text:p>28219900</text:p>
          </table:table-cell>
          <table:table-cell/>
          <table:table-cell table:formula="of:=[.G924]+8" office:value-type="float" office:value="3700" calcext:value-type="float">
            <text:p>3700</text:p>
          </table:table-cell>
          <table:table-cell table:number-columns-repeated="7"/>
        </table:table-row>
        <table:table-row table:style-name="ro1">
          <table:table-cell table:formula="of:=[.A926]+15295" office:value-type="float" office:value="14170696" calcext:value-type="float">
            <text:p>14170696</text:p>
          </table:table-cell>
          <table:table-cell table:formula="of:=[.B926]+131" office:value-type="float" office:value="121434" calcext:value-type="float">
            <text:p>121434</text:p>
          </table:table-cell>
          <table:table-cell/>
          <table:table-cell table:formula="of:=[.D926]+[.E927]" office:value-type="float" office:value="13216955782" calcext:value-type="float">
            <text:p>13216955782</text:p>
          </table:table-cell>
          <table:table-cell table:formula="of:=[.F927]*7770" office:value-type="float" office:value="28780080" calcext:value-type="float">
            <text:p>28780080</text:p>
          </table:table-cell>
          <table:table-cell table:formula="of:=[.F925]+8" office:value-type="float" office:value="3704" calcext:value-type="float">
            <text:p>3704</text:p>
          </table:table-cell>
          <table:table-cell table:number-columns-repeated="8"/>
        </table:table-row>
        <table:table-row table:style-name="ro1">
          <table:table-cell table:formula="of:=[.A927]+15295" office:value-type="float" office:value="14185991" calcext:value-type="float">
            <text:p>14185991</text:p>
          </table:table-cell>
          <table:table-cell table:formula="of:=[.B927]+131" office:value-type="float" office:value="121565" calcext:value-type="float">
            <text:p>121565</text:p>
          </table:table-cell>
          <table:table-cell/>
          <table:table-cell table:formula="of:=[.D927]+[.E928]" office:value-type="float" office:value="13245236698" calcext:value-type="float">
            <text:p>13245236698</text:p>
          </table:table-cell>
          <table:table-cell table:formula="of:=[.G928]*7627" office:value-type="float" office:value="28280916" calcext:value-type="float">
            <text:p>28280916</text:p>
          </table:table-cell>
          <table:table-cell/>
          <table:table-cell table:formula="of:=[.G926]+8" office:value-type="float" office:value="3708" calcext:value-type="float">
            <text:p>3708</text:p>
          </table:table-cell>
          <table:table-cell table:number-columns-repeated="7"/>
        </table:table-row>
        <table:table-row table:style-name="ro1">
          <table:table-cell table:formula="of:=[.A928]+15295" office:value-type="float" office:value="14201286" calcext:value-type="float">
            <text:p>14201286</text:p>
          </table:table-cell>
          <table:table-cell table:formula="of:=[.B928]+131" office:value-type="float" office:value="121696" calcext:value-type="float">
            <text:p>121696</text:p>
          </table:table-cell>
          <table:table-cell/>
          <table:table-cell table:formula="of:=[.D928]+[.E929]" office:value-type="float" office:value="13274078938" calcext:value-type="float">
            <text:p>13274078938</text:p>
          </table:table-cell>
          <table:table-cell table:formula="of:=[.F929]*7770" office:value-type="float" office:value="28842240" calcext:value-type="float">
            <text:p>28842240</text:p>
          </table:table-cell>
          <table:table-cell table:formula="of:=[.F927]+8" office:value-type="float" office:value="3712" calcext:value-type="float">
            <text:p>3712</text:p>
          </table:table-cell>
          <table:table-cell table:number-columns-repeated="8"/>
        </table:table-row>
        <table:table-row table:style-name="ro1">
          <table:table-cell table:formula="of:=[.A929]+15295" office:value-type="float" office:value="14216581" calcext:value-type="float">
            <text:p>14216581</text:p>
          </table:table-cell>
          <table:table-cell table:formula="of:=[.B929]+131" office:value-type="float" office:value="121827" calcext:value-type="float">
            <text:p>121827</text:p>
          </table:table-cell>
          <table:table-cell/>
          <table:table-cell table:formula="of:=[.D929]+[.E930]" office:value-type="float" office:value="13302420870" calcext:value-type="float">
            <text:p>13302420870</text:p>
          </table:table-cell>
          <table:table-cell table:formula="of:=[.G930]*7627" office:value-type="float" office:value="28341932" calcext:value-type="float">
            <text:p>28341932</text:p>
          </table:table-cell>
          <table:table-cell/>
          <table:table-cell table:formula="of:=[.G928]+8" office:value-type="float" office:value="3716" calcext:value-type="float">
            <text:p>3716</text:p>
          </table:table-cell>
          <table:table-cell table:number-columns-repeated="7"/>
        </table:table-row>
        <table:table-row table:style-name="ro1">
          <table:table-cell table:formula="of:=[.A930]+15295" office:value-type="float" office:value="14231876" calcext:value-type="float">
            <text:p>14231876</text:p>
          </table:table-cell>
          <table:table-cell table:formula="of:=[.B930]+131" office:value-type="float" office:value="121958" calcext:value-type="float">
            <text:p>121958</text:p>
          </table:table-cell>
          <table:table-cell/>
          <table:table-cell table:formula="of:=[.D930]+[.E931]" office:value-type="float" office:value="13331325270" calcext:value-type="float">
            <text:p>13331325270</text:p>
          </table:table-cell>
          <table:table-cell table:formula="of:=[.F931]*7770" office:value-type="float" office:value="28904400" calcext:value-type="float">
            <text:p>28904400</text:p>
          </table:table-cell>
          <table:table-cell table:formula="of:=[.F929]+8" office:value-type="float" office:value="3720" calcext:value-type="float">
            <text:p>3720</text:p>
          </table:table-cell>
          <table:table-cell table:number-columns-repeated="8"/>
        </table:table-row>
        <table:table-row table:style-name="ro1">
          <table:table-cell table:formula="of:=[.A931]+15295" office:value-type="float" office:value="14247171" calcext:value-type="float">
            <text:p>14247171</text:p>
          </table:table-cell>
          <table:table-cell table:formula="of:=[.B931]+131" office:value-type="float" office:value="122089" calcext:value-type="float">
            <text:p>122089</text:p>
          </table:table-cell>
          <table:table-cell/>
          <table:table-cell table:formula="of:=[.D931]+[.E932]" office:value-type="float" office:value="13359728218" calcext:value-type="float">
            <text:p>13359728218</text:p>
          </table:table-cell>
          <table:table-cell table:formula="of:=[.G932]*7627" office:value-type="float" office:value="28402948" calcext:value-type="float">
            <text:p>28402948</text:p>
          </table:table-cell>
          <table:table-cell/>
          <table:table-cell table:formula="of:=[.G930]+8" office:value-type="float" office:value="3724" calcext:value-type="float">
            <text:p>3724</text:p>
          </table:table-cell>
          <table:table-cell table:number-columns-repeated="7"/>
        </table:table-row>
        <table:table-row table:style-name="ro1">
          <table:table-cell table:formula="of:=[.A932]+15295" office:value-type="float" office:value="14262466" calcext:value-type="float">
            <text:p>14262466</text:p>
          </table:table-cell>
          <table:table-cell table:formula="of:=[.B932]+131" office:value-type="float" office:value="122220" calcext:value-type="float">
            <text:p>122220</text:p>
          </table:table-cell>
          <table:table-cell/>
          <table:table-cell table:formula="of:=[.D932]+[.E933]" office:value-type="float" office:value="13388694778" calcext:value-type="float">
            <text:p>13388694778</text:p>
          </table:table-cell>
          <table:table-cell table:formula="of:=[.F933]*7770" office:value-type="float" office:value="28966560" calcext:value-type="float">
            <text:p>28966560</text:p>
          </table:table-cell>
          <table:table-cell table:formula="of:=[.F931]+8" office:value-type="float" office:value="3728" calcext:value-type="float">
            <text:p>3728</text:p>
          </table:table-cell>
          <table:table-cell table:number-columns-repeated="8"/>
        </table:table-row>
        <table:table-row table:style-name="ro1">
          <table:table-cell table:formula="of:=[.A933]+15295" office:value-type="float" office:value="14277761" calcext:value-type="float">
            <text:p>14277761</text:p>
          </table:table-cell>
          <table:table-cell table:formula="of:=[.B933]+131" office:value-type="float" office:value="122351" calcext:value-type="float">
            <text:p>122351</text:p>
          </table:table-cell>
          <table:table-cell/>
          <table:table-cell table:formula="of:=[.D933]+[.E934]" office:value-type="float" office:value="13417158742" calcext:value-type="float">
            <text:p>13417158742</text:p>
          </table:table-cell>
          <table:table-cell table:formula="of:=[.G934]*7627" office:value-type="float" office:value="28463964" calcext:value-type="float">
            <text:p>28463964</text:p>
          </table:table-cell>
          <table:table-cell/>
          <table:table-cell table:formula="of:=[.G932]+8" office:value-type="float" office:value="3732" calcext:value-type="float">
            <text:p>3732</text:p>
          </table:table-cell>
          <table:table-cell table:number-columns-repeated="7"/>
        </table:table-row>
        <table:table-row table:style-name="ro1">
          <table:table-cell table:formula="of:=[.A934]+15295" office:value-type="float" office:value="14293056" calcext:value-type="float">
            <text:p>14293056</text:p>
          </table:table-cell>
          <table:table-cell table:formula="of:=[.B934]+131" office:value-type="float" office:value="122482" calcext:value-type="float">
            <text:p>122482</text:p>
          </table:table-cell>
          <table:table-cell/>
          <table:table-cell table:formula="of:=[.D934]+[.E935]" office:value-type="float" office:value="13446187462" calcext:value-type="float">
            <text:p>13446187462</text:p>
          </table:table-cell>
          <table:table-cell table:formula="of:=[.F935]*7770" office:value-type="float" office:value="29028720" calcext:value-type="float">
            <text:p>29028720</text:p>
          </table:table-cell>
          <table:table-cell table:formula="of:=[.F933]+8" office:value-type="float" office:value="3736" calcext:value-type="float">
            <text:p>3736</text:p>
          </table:table-cell>
          <table:table-cell table:number-columns-repeated="8"/>
        </table:table-row>
        <table:table-row table:style-name="ro1">
          <table:table-cell table:formula="of:=[.A935]+15295" office:value-type="float" office:value="14308351" calcext:value-type="float">
            <text:p>14308351</text:p>
          </table:table-cell>
          <table:table-cell table:formula="of:=[.B935]+131" office:value-type="float" office:value="122613" calcext:value-type="float">
            <text:p>122613</text:p>
          </table:table-cell>
          <table:table-cell/>
          <table:table-cell table:formula="of:=[.D935]+[.E936]" office:value-type="float" office:value="13474712442" calcext:value-type="float">
            <text:p>13474712442</text:p>
          </table:table-cell>
          <table:table-cell table:formula="of:=[.G936]*7627" office:value-type="float" office:value="28524980" calcext:value-type="float">
            <text:p>28524980</text:p>
          </table:table-cell>
          <table:table-cell/>
          <table:table-cell table:formula="of:=[.G934]+8" office:value-type="float" office:value="3740" calcext:value-type="float">
            <text:p>3740</text:p>
          </table:table-cell>
          <table:table-cell table:number-columns-repeated="7"/>
        </table:table-row>
        <table:table-row table:style-name="ro1">
          <table:table-cell table:formula="of:=[.A936]+15295" office:value-type="float" office:value="14323646" calcext:value-type="float">
            <text:p>14323646</text:p>
          </table:table-cell>
          <table:table-cell table:formula="of:=[.B936]+131" office:value-type="float" office:value="122744" calcext:value-type="float">
            <text:p>122744</text:p>
          </table:table-cell>
          <table:table-cell/>
          <table:table-cell table:formula="of:=[.D936]+[.E937]" office:value-type="float" office:value="13503803322" calcext:value-type="float">
            <text:p>13503803322</text:p>
          </table:table-cell>
          <table:table-cell table:formula="of:=[.F937]*7770" office:value-type="float" office:value="29090880" calcext:value-type="float">
            <text:p>29090880</text:p>
          </table:table-cell>
          <table:table-cell table:formula="of:=[.F935]+8" office:value-type="float" office:value="3744" calcext:value-type="float">
            <text:p>3744</text:p>
          </table:table-cell>
          <table:table-cell table:number-columns-repeated="8"/>
        </table:table-row>
        <table:table-row table:style-name="ro1">
          <table:table-cell table:formula="of:=[.A937]+15295" office:value-type="float" office:value="14338941" calcext:value-type="float">
            <text:p>14338941</text:p>
          </table:table-cell>
          <table:table-cell table:formula="of:=[.B937]+131" office:value-type="float" office:value="122875" calcext:value-type="float">
            <text:p>122875</text:p>
          </table:table-cell>
          <table:table-cell/>
          <table:table-cell table:formula="of:=[.D937]+[.E938]" office:value-type="float" office:value="13532389318" calcext:value-type="float">
            <text:p>13532389318</text:p>
          </table:table-cell>
          <table:table-cell table:formula="of:=[.G938]*7627" office:value-type="float" office:value="28585996" calcext:value-type="float">
            <text:p>28585996</text:p>
          </table:table-cell>
          <table:table-cell/>
          <table:table-cell table:formula="of:=[.G936]+8" office:value-type="float" office:value="3748" calcext:value-type="float">
            <text:p>3748</text:p>
          </table:table-cell>
          <table:table-cell table:number-columns-repeated="7"/>
        </table:table-row>
        <table:table-row table:style-name="ro1">
          <table:table-cell table:formula="of:=[.A938]+15295" office:value-type="float" office:value="14354236" calcext:value-type="float">
            <text:p>14354236</text:p>
          </table:table-cell>
          <table:table-cell table:formula="of:=[.B938]+131" office:value-type="float" office:value="123006" calcext:value-type="float">
            <text:p>123006</text:p>
          </table:table-cell>
          <table:table-cell/>
          <table:table-cell table:formula="of:=[.D938]+[.E939]" office:value-type="float" office:value="13561542358" calcext:value-type="float">
            <text:p>13561542358</text:p>
          </table:table-cell>
          <table:table-cell table:formula="of:=[.F939]*7770" office:value-type="float" office:value="29153040" calcext:value-type="float">
            <text:p>29153040</text:p>
          </table:table-cell>
          <table:table-cell table:formula="of:=[.F937]+8" office:value-type="float" office:value="3752" calcext:value-type="float">
            <text:p>3752</text:p>
          </table:table-cell>
          <table:table-cell table:number-columns-repeated="8"/>
        </table:table-row>
        <table:table-row table:style-name="ro1">
          <table:table-cell table:formula="of:=[.A939]+15295" office:value-type="float" office:value="14369531" calcext:value-type="float">
            <text:p>14369531</text:p>
          </table:table-cell>
          <table:table-cell table:formula="of:=[.B939]+131" office:value-type="float" office:value="123137" calcext:value-type="float">
            <text:p>123137</text:p>
          </table:table-cell>
          <table:table-cell/>
          <table:table-cell table:formula="of:=[.D939]+[.E940]" office:value-type="float" office:value="13590189370" calcext:value-type="float">
            <text:p>13590189370</text:p>
          </table:table-cell>
          <table:table-cell table:formula="of:=[.G940]*7627" office:value-type="float" office:value="28647012" calcext:value-type="float">
            <text:p>28647012</text:p>
          </table:table-cell>
          <table:table-cell/>
          <table:table-cell table:formula="of:=[.G938]+8" office:value-type="float" office:value="3756" calcext:value-type="float">
            <text:p>3756</text:p>
          </table:table-cell>
          <table:table-cell table:number-columns-repeated="7"/>
        </table:table-row>
        <table:table-row table:style-name="ro1">
          <table:table-cell table:formula="of:=[.A940]+15295" office:value-type="float" office:value="14384826" calcext:value-type="float">
            <text:p>14384826</text:p>
          </table:table-cell>
          <table:table-cell table:formula="of:=[.B940]+131" office:value-type="float" office:value="123268" calcext:value-type="float">
            <text:p>123268</text:p>
          </table:table-cell>
          <table:table-cell/>
          <table:table-cell table:formula="of:=[.D940]+[.E941]" office:value-type="float" office:value="13619404570" calcext:value-type="float">
            <text:p>13619404570</text:p>
          </table:table-cell>
          <table:table-cell table:formula="of:=[.F941]*7770" office:value-type="float" office:value="29215200" calcext:value-type="float">
            <text:p>29215200</text:p>
          </table:table-cell>
          <table:table-cell table:formula="of:=[.F939]+8" office:value-type="float" office:value="3760" calcext:value-type="float">
            <text:p>3760</text:p>
          </table:table-cell>
          <table:table-cell table:number-columns-repeated="8"/>
        </table:table-row>
        <table:table-row table:style-name="ro1">
          <table:table-cell table:formula="of:=[.A941]+15295" office:value-type="float" office:value="14400121" calcext:value-type="float">
            <text:p>14400121</text:p>
          </table:table-cell>
          <table:table-cell table:formula="of:=[.B941]+131" office:value-type="float" office:value="123399" calcext:value-type="float">
            <text:p>123399</text:p>
          </table:table-cell>
          <table:table-cell/>
          <table:table-cell table:formula="of:=[.D941]+[.E942]" office:value-type="float" office:value="13648112598" calcext:value-type="float">
            <text:p>13648112598</text:p>
          </table:table-cell>
          <table:table-cell table:formula="of:=[.G942]*7627" office:value-type="float" office:value="28708028" calcext:value-type="float">
            <text:p>28708028</text:p>
          </table:table-cell>
          <table:table-cell/>
          <table:table-cell table:formula="of:=[.G940]+8" office:value-type="float" office:value="3764" calcext:value-type="float">
            <text:p>3764</text:p>
          </table:table-cell>
          <table:table-cell table:number-columns-repeated="7"/>
        </table:table-row>
        <table:table-row table:style-name="ro1">
          <table:table-cell table:formula="of:=[.A942]+15295" office:value-type="float" office:value="14415416" calcext:value-type="float">
            <text:p>14415416</text:p>
          </table:table-cell>
          <table:table-cell table:formula="of:=[.B942]+131" office:value-type="float" office:value="123530" calcext:value-type="float">
            <text:p>123530</text:p>
          </table:table-cell>
          <table:table-cell/>
          <table:table-cell table:formula="of:=[.D942]+[.E943]" office:value-type="float" office:value="13677389958" calcext:value-type="float">
            <text:p>13677389958</text:p>
          </table:table-cell>
          <table:table-cell table:formula="of:=[.F943]*7770" office:value-type="float" office:value="29277360" calcext:value-type="float">
            <text:p>29277360</text:p>
          </table:table-cell>
          <table:table-cell table:formula="of:=[.F941]+8" office:value-type="float" office:value="3768" calcext:value-type="float">
            <text:p>3768</text:p>
          </table:table-cell>
          <table:table-cell table:number-columns-repeated="8"/>
        </table:table-row>
        <table:table-row table:style-name="ro1">
          <table:table-cell table:formula="of:=[.A943]+15295" office:value-type="float" office:value="14430711" calcext:value-type="float">
            <text:p>14430711</text:p>
          </table:table-cell>
          <table:table-cell table:formula="of:=[.B943]+131" office:value-type="float" office:value="123661" calcext:value-type="float">
            <text:p>123661</text:p>
          </table:table-cell>
          <table:table-cell/>
          <table:table-cell table:formula="of:=[.D943]+[.E944]" office:value-type="float" office:value="13706159002" calcext:value-type="float">
            <text:p>13706159002</text:p>
          </table:table-cell>
          <table:table-cell table:formula="of:=[.G944]*7627" office:value-type="float" office:value="28769044" calcext:value-type="float">
            <text:p>28769044</text:p>
          </table:table-cell>
          <table:table-cell/>
          <table:table-cell table:formula="of:=[.G942]+8"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formula="of:=[.A944]+15295" office:value-type="float" office:value="14446006" calcext:value-type="float">
            <text:p>14446006</text:p>
          </table:table-cell>
          <table:table-cell table:formula="of:=[.B944]+131" office:value-type="float" office:value="123792" calcext:value-type="float">
            <text:p>123792</text:p>
          </table:table-cell>
          <table:table-cell/>
          <table:table-cell table:formula="of:=[.D944]+[.E945]" office:value-type="float" office:value="13735498522" calcext:value-type="float">
            <text:p>13735498522</text:p>
          </table:table-cell>
          <table:table-cell table:formula="of:=[.F945]*7770" office:value-type="float" office:value="29339520" calcext:value-type="float">
            <text:p>29339520</text:p>
          </table:table-cell>
          <table:table-cell table:formula="of:=[.F943]+8" office:value-type="float" office:value="3776" calcext:value-type="float">
            <text:p>3776</text:p>
          </table:table-cell>
          <table:table-cell table:number-columns-repeated="8"/>
        </table:table-row>
        <table:table-row table:style-name="ro1">
          <table:table-cell table:formula="of:=[.A945]+15295" office:value-type="float" office:value="14461301" calcext:value-type="float">
            <text:p>14461301</text:p>
          </table:table-cell>
          <table:table-cell table:formula="of:=[.B945]+131" office:value-type="float" office:value="123923" calcext:value-type="float">
            <text:p>123923</text:p>
          </table:table-cell>
          <table:table-cell/>
          <table:table-cell table:formula="of:=[.D945]+[.E946]" office:value-type="float" office:value="13764328582" calcext:value-type="float">
            <text:p>13764328582</text:p>
          </table:table-cell>
          <table:table-cell table:formula="of:=[.G946]*7627" office:value-type="float" office:value="28830060" calcext:value-type="float">
            <text:p>28830060</text:p>
          </table:table-cell>
          <table:table-cell/>
          <table:table-cell table:formula="of:=[.G944]+8" office:value-type="float" office:value="3780" calcext:value-type="float">
            <text:p>3780</text:p>
          </table:table-cell>
          <table:table-cell table:number-columns-repeated="7"/>
        </table:table-row>
        <table:table-row table:style-name="ro1">
          <table:table-cell table:formula="of:=[.A946]+15295" office:value-type="float" office:value="14476596" calcext:value-type="float">
            <text:p>14476596</text:p>
          </table:table-cell>
          <table:table-cell table:formula="of:=[.B946]+131" office:value-type="float" office:value="124054" calcext:value-type="float">
            <text:p>124054</text:p>
          </table:table-cell>
          <table:table-cell/>
          <table:table-cell table:formula="of:=[.D946]+[.E947]" office:value-type="float" office:value="13793730262" calcext:value-type="float">
            <text:p>13793730262</text:p>
          </table:table-cell>
          <table:table-cell table:formula="of:=[.F947]*7770" office:value-type="float" office:value="29401680" calcext:value-type="float">
            <text:p>29401680</text:p>
          </table:table-cell>
          <table:table-cell table:formula="of:=[.F945]+8" office:value-type="float" office:value="3784" calcext:value-type="float">
            <text:p>3784</text:p>
          </table:table-cell>
          <table:table-cell table:number-columns-repeated="8"/>
        </table:table-row>
        <table:table-row table:style-name="ro1">
          <table:table-cell table:formula="of:=[.A947]+15295" office:value-type="float" office:value="14491891" calcext:value-type="float">
            <text:p>14491891</text:p>
          </table:table-cell>
          <table:table-cell table:formula="of:=[.B947]+131" office:value-type="float" office:value="124185" calcext:value-type="float">
            <text:p>124185</text:p>
          </table:table-cell>
          <table:table-cell/>
          <table:table-cell table:formula="of:=[.D947]+[.E948]" office:value-type="float" office:value="13822621338" calcext:value-type="float">
            <text:p>13822621338</text:p>
          </table:table-cell>
          <table:table-cell table:formula="of:=[.G948]*7627" office:value-type="float" office:value="28891076" calcext:value-type="float">
            <text:p>28891076</text:p>
          </table:table-cell>
          <table:table-cell/>
          <table:table-cell table:formula="of:=[.G946]+8" office:value-type="float" office:value="3788" calcext:value-type="float">
            <text:p>3788</text:p>
          </table:table-cell>
          <table:table-cell table:number-columns-repeated="7"/>
        </table:table-row>
        <table:table-row table:style-name="ro1">
          <table:table-cell table:formula="of:=[.A948]+15295" office:value-type="float" office:value="14507186" calcext:value-type="float">
            <text:p>14507186</text:p>
          </table:table-cell>
          <table:table-cell table:formula="of:=[.B948]+131" office:value-type="float" office:value="124316" calcext:value-type="float">
            <text:p>124316</text:p>
          </table:table-cell>
          <table:table-cell/>
          <table:table-cell table:formula="of:=[.D948]+[.E949]" office:value-type="float" office:value="13852085178" calcext:value-type="float">
            <text:p>13852085178</text:p>
          </table:table-cell>
          <table:table-cell table:formula="of:=[.F949]*7770" office:value-type="float" office:value="29463840" calcext:value-type="float">
            <text:p>29463840</text:p>
          </table:table-cell>
          <table:table-cell table:formula="of:=[.F947]+8" office:value-type="float" office:value="3792" calcext:value-type="float">
            <text:p>3792</text:p>
          </table:table-cell>
          <table:table-cell table:number-columns-repeated="8"/>
        </table:table-row>
        <table:table-row table:style-name="ro1">
          <table:table-cell table:formula="of:=[.A949]+15295" office:value-type="float" office:value="14522481" calcext:value-type="float">
            <text:p>14522481</text:p>
          </table:table-cell>
          <table:table-cell table:formula="of:=[.B949]+131" office:value-type="float" office:value="124447" calcext:value-type="float">
            <text:p>124447</text:p>
          </table:table-cell>
          <table:table-cell/>
          <table:table-cell table:formula="of:=[.D949]+[.E950]" office:value-type="float" office:value="13881037270" calcext:value-type="float">
            <text:p>13881037270</text:p>
          </table:table-cell>
          <table:table-cell table:formula="of:=[.G950]*7627" office:value-type="float" office:value="28952092" calcext:value-type="float">
            <text:p>28952092</text:p>
          </table:table-cell>
          <table:table-cell/>
          <table:table-cell table:formula="of:=[.G948]+8" office:value-type="float" office:value="3796" calcext:value-type="float">
            <text:p>3796</text:p>
          </table:table-cell>
          <table:table-cell table:number-columns-repeated="7"/>
        </table:table-row>
        <table:table-row table:style-name="ro1">
          <table:table-cell table:formula="of:=[.A950]+15295" office:value-type="float" office:value="14537776" calcext:value-type="float">
            <text:p>14537776</text:p>
          </table:table-cell>
          <table:table-cell table:formula="of:=[.B950]+131" office:value-type="float" office:value="124578" calcext:value-type="float">
            <text:p>124578</text:p>
          </table:table-cell>
          <table:table-cell/>
          <table:table-cell table:formula="of:=[.D950]+[.E951]" office:value-type="float" office:value="13910563270" calcext:value-type="float">
            <text:p>13910563270</text:p>
          </table:table-cell>
          <table:table-cell table:formula="of:=[.F951]*7770" office:value-type="float" office:value="29526000" calcext:value-type="float">
            <text:p>29526000</text:p>
          </table:table-cell>
          <table:table-cell table:formula="of:=[.F949]+8" office:value-type="float" office:value="3800" calcext:value-type="float">
            <text:p>3800</text:p>
          </table:table-cell>
          <table:table-cell table:number-columns-repeated="8"/>
        </table:table-row>
        <table:table-row table:style-name="ro1">
          <table:table-cell table:formula="of:=[.A951]+15295" office:value-type="float" office:value="14553071" calcext:value-type="float">
            <text:p>14553071</text:p>
          </table:table-cell>
          <table:table-cell table:formula="of:=[.B951]+131" office:value-type="float" office:value="124709" calcext:value-type="float">
            <text:p>124709</text:p>
          </table:table-cell>
          <table:table-cell/>
          <table:table-cell table:formula="of:=[.D951]+[.E952]" office:value-type="float" office:value="13939576378" calcext:value-type="float">
            <text:p>13939576378</text:p>
          </table:table-cell>
          <table:table-cell table:formula="of:=[.G952]*7627" office:value-type="float" office:value="29013108" calcext:value-type="float">
            <text:p>29013108</text:p>
          </table:table-cell>
          <table:table-cell/>
          <table:table-cell table:formula="of:=[.G950]+8" office:value-type="float" office:value="3804" calcext:value-type="float">
            <text:p>3804</text:p>
          </table:table-cell>
          <table:table-cell table:number-columns-repeated="7"/>
        </table:table-row>
        <table:table-row table:style-name="ro1">
          <table:table-cell table:formula="of:=[.A952]+15295" office:value-type="float" office:value="14568366" calcext:value-type="float">
            <text:p>14568366</text:p>
          </table:table-cell>
          <table:table-cell table:formula="of:=[.B952]+131" office:value-type="float" office:value="124840" calcext:value-type="float">
            <text:p>124840</text:p>
          </table:table-cell>
          <table:table-cell/>
          <table:table-cell table:formula="of:=[.D952]+[.E953]" office:value-type="float" office:value="13969164538" calcext:value-type="float">
            <text:p>13969164538</text:p>
          </table:table-cell>
          <table:table-cell table:formula="of:=[.F953]*7770" office:value-type="float" office:value="29588160" calcext:value-type="float">
            <text:p>29588160</text:p>
          </table:table-cell>
          <table:table-cell table:formula="of:=[.F951]+8" office:value-type="float" office:value="3808" calcext:value-type="float">
            <text:p>3808</text:p>
          </table:table-cell>
          <table:table-cell table:number-columns-repeated="8"/>
        </table:table-row>
        <table:table-row table:style-name="ro1">
          <table:table-cell table:formula="of:=[.A953]+15295" office:value-type="float" office:value="14583661" calcext:value-type="float">
            <text:p>14583661</text:p>
          </table:table-cell>
          <table:table-cell table:formula="of:=[.B953]+131" office:value-type="float" office:value="124971" calcext:value-type="float">
            <text:p>124971</text:p>
          </table:table-cell>
          <table:table-cell/>
          <table:table-cell table:formula="of:=[.D953]+[.E954]" office:value-type="float" office:value="13998238662" calcext:value-type="float">
            <text:p>13998238662</text:p>
          </table:table-cell>
          <table:table-cell table:formula="of:=[.G954]*7627" office:value-type="float" office:value="29074124" calcext:value-type="float">
            <text:p>29074124</text:p>
          </table:table-cell>
          <table:table-cell/>
          <table:table-cell table:formula="of:=[.G952]+8" office:value-type="float" office:value="3812" calcext:value-type="float">
            <text:p>3812</text:p>
          </table:table-cell>
          <table:table-cell table:number-columns-repeated="7"/>
        </table:table-row>
        <table:table-row table:style-name="ro1">
          <table:table-cell table:formula="of:=[.A954]+15295" office:value-type="float" office:value="14598956" calcext:value-type="float">
            <text:p>14598956</text:p>
          </table:table-cell>
          <table:table-cell table:formula="of:=[.B954]+131" office:value-type="float" office:value="125102" calcext:value-type="float">
            <text:p>125102</text:p>
          </table:table-cell>
          <table:table-cell/>
          <table:table-cell table:formula="of:=[.D954]+[.E955]" office:value-type="float" office:value="14027888982" calcext:value-type="float">
            <text:p>14027888982</text:p>
          </table:table-cell>
          <table:table-cell table:formula="of:=[.F955]*7770" office:value-type="float" office:value="29650320" calcext:value-type="float">
            <text:p>29650320</text:p>
          </table:table-cell>
          <table:table-cell table:formula="of:=[.F953]+8" office:value-type="float" office:value="3816" calcext:value-type="float">
            <text:p>3816</text:p>
          </table:table-cell>
          <table:table-cell table:number-columns-repeated="8"/>
        </table:table-row>
        <table:table-row table:style-name="ro1">
          <table:table-cell table:formula="of:=[.A955]+15295" office:value-type="float" office:value="14614251" calcext:value-type="float">
            <text:p>14614251</text:p>
          </table:table-cell>
          <table:table-cell table:formula="of:=[.B955]+131" office:value-type="float" office:value="125233" calcext:value-type="float">
            <text:p>125233</text:p>
          </table:table-cell>
          <table:table-cell/>
          <table:table-cell table:formula="of:=[.D955]+[.E956]" office:value-type="float" office:value="14057024122" calcext:value-type="float">
            <text:p>14057024122</text:p>
          </table:table-cell>
          <table:table-cell table:formula="of:=[.G956]*7627" office:value-type="float" office:value="29135140" calcext:value-type="float">
            <text:p>29135140</text:p>
          </table:table-cell>
          <table:table-cell/>
          <table:table-cell table:formula="of:=[.G954]+8" office:value-type="float" office:value="3820" calcext:value-type="float">
            <text:p>3820</text:p>
          </table:table-cell>
          <table:table-cell table:number-columns-repeated="7"/>
        </table:table-row>
        <table:table-row table:style-name="ro1">
          <table:table-cell table:formula="of:=[.A956]+15295" office:value-type="float" office:value="14629546" calcext:value-type="float">
            <text:p>14629546</text:p>
          </table:table-cell>
          <table:table-cell table:formula="of:=[.B956]+131" office:value-type="float" office:value="125364" calcext:value-type="float">
            <text:p>125364</text:p>
          </table:table-cell>
          <table:table-cell/>
          <table:table-cell table:formula="of:=[.D956]+[.E957]" office:value-type="float" office:value="14086736602" calcext:value-type="float">
            <text:p>14086736602</text:p>
          </table:table-cell>
          <table:table-cell table:formula="of:=[.F957]*7770" office:value-type="float" office:value="29712480" calcext:value-type="float">
            <text:p>29712480</text:p>
          </table:table-cell>
          <table:table-cell table:formula="of:=[.F955]+8" office:value-type="float" office:value="3824" calcext:value-type="float">
            <text:p>3824</text:p>
          </table:table-cell>
          <table:table-cell table:number-columns-repeated="8"/>
        </table:table-row>
        <table:table-row table:style-name="ro1">
          <table:table-cell table:formula="of:=[.A957]+15295" office:value-type="float" office:value="14644841" calcext:value-type="float">
            <text:p>14644841</text:p>
          </table:table-cell>
          <table:table-cell table:formula="of:=[.B957]+131" office:value-type="float" office:value="125495" calcext:value-type="float">
            <text:p>125495</text:p>
          </table:table-cell>
          <table:table-cell/>
          <table:table-cell table:formula="of:=[.D957]+[.E958]" office:value-type="float" office:value="14115932758" calcext:value-type="float">
            <text:p>14115932758</text:p>
          </table:table-cell>
          <table:table-cell table:formula="of:=[.G958]*7627" office:value-type="float" office:value="29196156" calcext:value-type="float">
            <text:p>29196156</text:p>
          </table:table-cell>
          <table:table-cell/>
          <table:table-cell table:formula="of:=[.G956]+8" office:value-type="float" office:value="3828" calcext:value-type="float">
            <text:p>3828</text:p>
          </table:table-cell>
          <table:table-cell table:number-columns-repeated="7"/>
        </table:table-row>
        <table:table-row table:style-name="ro1">
          <table:table-cell table:formula="of:=[.A958]+15295" office:value-type="float" office:value="14660136" calcext:value-type="float">
            <text:p>14660136</text:p>
          </table:table-cell>
          <table:table-cell table:formula="of:=[.B958]+131" office:value-type="float" office:value="125626" calcext:value-type="float">
            <text:p>125626</text:p>
          </table:table-cell>
          <table:table-cell/>
          <table:table-cell table:formula="of:=[.D958]+[.E959]" office:value-type="float" office:value="14145707398" calcext:value-type="float">
            <text:p>14145707398</text:p>
          </table:table-cell>
          <table:table-cell table:formula="of:=[.F959]*7770" office:value-type="float" office:value="29774640" calcext:value-type="float">
            <text:p>29774640</text:p>
          </table:table-cell>
          <table:table-cell table:formula="of:=[.F957]+8" office:value-type="float" office:value="3832" calcext:value-type="float">
            <text:p>3832</text:p>
          </table:table-cell>
          <table:table-cell table:number-columns-repeated="8"/>
        </table:table-row>
        <table:table-row table:style-name="ro1">
          <table:table-cell table:formula="of:=[.A959]+15295" office:value-type="float" office:value="14675431" calcext:value-type="float">
            <text:p>14675431</text:p>
          </table:table-cell>
          <table:table-cell table:formula="of:=[.B959]+131" office:value-type="float" office:value="125757" calcext:value-type="float">
            <text:p>125757</text:p>
          </table:table-cell>
          <table:table-cell/>
          <table:table-cell table:formula="of:=[.D959]+[.E960]" office:value-type="float" office:value="14174964570" calcext:value-type="float">
            <text:p>14174964570</text:p>
          </table:table-cell>
          <table:table-cell table:formula="of:=[.G960]*7627" office:value-type="float" office:value="29257172" calcext:value-type="float">
            <text:p>29257172</text:p>
          </table:table-cell>
          <table:table-cell/>
          <table:table-cell table:formula="of:=[.G958]+8" office:value-type="float" office:value="3836" calcext:value-type="float">
            <text:p>3836</text:p>
          </table:table-cell>
          <table:table-cell table:number-columns-repeated="7"/>
        </table:table-row>
        <table:table-row table:style-name="ro1">
          <table:table-cell table:formula="of:=[.A960]+15295" office:value-type="float" office:value="14690726" calcext:value-type="float">
            <text:p>14690726</text:p>
          </table:table-cell>
          <table:table-cell table:formula="of:=[.B960]+131" office:value-type="float" office:value="125888" calcext:value-type="float">
            <text:p>125888</text:p>
          </table:table-cell>
          <table:table-cell/>
          <table:table-cell table:formula="of:=[.D960]+[.E961]" office:value-type="float" office:value="14204801370" calcext:value-type="float">
            <text:p>14204801370</text:p>
          </table:table-cell>
          <table:table-cell table:formula="of:=[.F961]*7770" office:value-type="float" office:value="29836800" calcext:value-type="float">
            <text:p>29836800</text:p>
          </table:table-cell>
          <table:table-cell table:formula="of:=[.F959]+8" office:value-type="float" office:value="3840" calcext:value-type="float">
            <text:p>3840</text:p>
          </table:table-cell>
          <table:table-cell table:number-columns-repeated="8"/>
        </table:table-row>
        <table:table-row table:style-name="ro1">
          <table:table-cell table:formula="of:=[.A961]+15295" office:value-type="float" office:value="14706021" calcext:value-type="float">
            <text:p>14706021</text:p>
          </table:table-cell>
          <table:table-cell table:formula="of:=[.B961]+131" office:value-type="float" office:value="126019" calcext:value-type="float">
            <text:p>126019</text:p>
          </table:table-cell>
          <table:table-cell/>
          <table:table-cell table:formula="of:=[.D961]+[.E962]" office:value-type="float" office:value="14234119558" calcext:value-type="float">
            <text:p>14234119558</text:p>
          </table:table-cell>
          <table:table-cell table:formula="of:=[.G962]*7627" office:value-type="float" office:value="29318188" calcext:value-type="float">
            <text:p>29318188</text:p>
          </table:table-cell>
          <table:table-cell/>
          <table:table-cell table:formula="of:=[.G960]+8" office:value-type="float" office:value="3844" calcext:value-type="float">
            <text:p>3844</text:p>
          </table:table-cell>
          <table:table-cell table:number-columns-repeated="7"/>
        </table:table-row>
        <table:table-row table:style-name="ro1">
          <table:table-cell table:formula="of:=[.A962]+15295" office:value-type="float" office:value="14721316" calcext:value-type="float">
            <text:p>14721316</text:p>
          </table:table-cell>
          <table:table-cell table:formula="of:=[.B962]+131" office:value-type="float" office:value="126150" calcext:value-type="float">
            <text:p>126150</text:p>
          </table:table-cell>
          <table:table-cell/>
          <table:table-cell table:formula="of:=[.D962]+[.E963]" office:value-type="float" office:value="14264018518" calcext:value-type="float">
            <text:p>14264018518</text:p>
          </table:table-cell>
          <table:table-cell table:formula="of:=[.F963]*7770" office:value-type="float" office:value="29898960" calcext:value-type="float">
            <text:p>29898960</text:p>
          </table:table-cell>
          <table:table-cell table:formula="of:=[.F961]+8" office:value-type="float" office:value="3848" calcext:value-type="float">
            <text:p>3848</text:p>
          </table:table-cell>
          <table:table-cell table:number-columns-repeated="8"/>
        </table:table-row>
        <table:table-row table:style-name="ro1">
          <table:table-cell table:formula="of:=[.A963]+15295" office:value-type="float" office:value="14736611" calcext:value-type="float">
            <text:p>14736611</text:p>
          </table:table-cell>
          <table:table-cell table:formula="of:=[.B963]+131" office:value-type="float" office:value="126281" calcext:value-type="float">
            <text:p>126281</text:p>
          </table:table-cell>
          <table:table-cell/>
          <table:table-cell table:formula="of:=[.D963]+[.E964]" office:value-type="float" office:value="14293397722" calcext:value-type="float">
            <text:p>14293397722</text:p>
          </table:table-cell>
          <table:table-cell table:formula="of:=[.G964]*7627" office:value-type="float" office:value="29379204" calcext:value-type="float">
            <text:p>29379204</text:p>
          </table:table-cell>
          <table:table-cell/>
          <table:table-cell table:formula="of:=[.G962]+8" office:value-type="float" office:value="3852" calcext:value-type="float">
            <text:p>3852</text:p>
          </table:table-cell>
          <table:table-cell table:number-columns-repeated="7"/>
        </table:table-row>
        <table:table-row table:style-name="ro1">
          <table:table-cell table:formula="of:=[.A964]+15295" office:value-type="float" office:value="14751906" calcext:value-type="float">
            <text:p>14751906</text:p>
          </table:table-cell>
          <table:table-cell table:formula="of:=[.B964]+131" office:value-type="float" office:value="126412" calcext:value-type="float">
            <text:p>126412</text:p>
          </table:table-cell>
          <table:table-cell/>
          <table:table-cell table:formula="of:=[.D964]+[.E965]" office:value-type="float" office:value="14323358842" calcext:value-type="float">
            <text:p>14323358842</text:p>
          </table:table-cell>
          <table:table-cell table:formula="of:=[.F965]*7770" office:value-type="float" office:value="29961120" calcext:value-type="float">
            <text:p>29961120</text:p>
          </table:table-cell>
          <table:table-cell table:formula="of:=[.F963]+8" office:value-type="float" office:value="3856" calcext:value-type="float">
            <text:p>3856</text:p>
          </table:table-cell>
          <table:table-cell table:number-columns-repeated="8"/>
        </table:table-row>
        <table:table-row table:style-name="ro1">
          <table:table-cell table:formula="of:=[.A965]+15295" office:value-type="float" office:value="14767201" calcext:value-type="float">
            <text:p>14767201</text:p>
          </table:table-cell>
          <table:table-cell table:formula="of:=[.B965]+131" office:value-type="float" office:value="126543" calcext:value-type="float">
            <text:p>126543</text:p>
          </table:table-cell>
          <table:table-cell/>
          <table:table-cell table:formula="of:=[.D965]+[.E966]" office:value-type="float" office:value="14352799062" calcext:value-type="float">
            <text:p>14352799062</text:p>
          </table:table-cell>
          <table:table-cell table:formula="of:=[.G966]*7627" office:value-type="float" office:value="29440220" calcext:value-type="float">
            <text:p>29440220</text:p>
          </table:table-cell>
          <table:table-cell/>
          <table:table-cell table:formula="of:=[.G964]+8" office:value-type="float" office:value="3860" calcext:value-type="float">
            <text:p>3860</text:p>
          </table:table-cell>
          <table:table-cell table:number-columns-repeated="7"/>
        </table:table-row>
        <table:table-row table:style-name="ro1">
          <table:table-cell table:formula="of:=[.A966]+15295" office:value-type="float" office:value="14782496" calcext:value-type="float">
            <text:p>14782496</text:p>
          </table:table-cell>
          <table:table-cell table:formula="of:=[.B966]+131" office:value-type="float" office:value="126674" calcext:value-type="float">
            <text:p>126674</text:p>
          </table:table-cell>
          <table:table-cell/>
          <table:table-cell table:formula="of:=[.D966]+[.E967]" office:value-type="float" office:value="14382822342" calcext:value-type="float">
            <text:p>14382822342</text:p>
          </table:table-cell>
          <table:table-cell table:formula="of:=[.F967]*7770" office:value-type="float" office:value="30023280" calcext:value-type="float">
            <text:p>30023280</text:p>
          </table:table-cell>
          <table:table-cell table:formula="of:=[.F965]+8" office:value-type="float" office:value="3864" calcext:value-type="float">
            <text:p>3864</text:p>
          </table:table-cell>
          <table:table-cell table:number-columns-repeated="8"/>
        </table:table-row>
        <table:table-row table:style-name="ro1">
          <table:table-cell table:formula="of:=[.A967]+15295" office:value-type="float" office:value="14797791" calcext:value-type="float">
            <text:p>14797791</text:p>
          </table:table-cell>
          <table:table-cell table:formula="of:=[.B967]+131" office:value-type="float" office:value="126805" calcext:value-type="float">
            <text:p>126805</text:p>
          </table:table-cell>
          <table:table-cell/>
          <table:table-cell table:formula="of:=[.D967]+[.E968]" office:value-type="float" office:value="14412323578" calcext:value-type="float">
            <text:p>14412323578</text:p>
          </table:table-cell>
          <table:table-cell table:formula="of:=[.G968]*7627" office:value-type="float" office:value="29501236" calcext:value-type="float">
            <text:p>29501236</text:p>
          </table:table-cell>
          <table:table-cell/>
          <table:table-cell table:formula="of:=[.G966]+8" office:value-type="float" office:value="3868" calcext:value-type="float">
            <text:p>3868</text:p>
          </table:table-cell>
          <table:table-cell table:number-columns-repeated="7"/>
        </table:table-row>
        <table:table-row table:style-name="ro1">
          <table:table-cell table:formula="of:=[.A968]+15295" office:value-type="float" office:value="14813086" calcext:value-type="float">
            <text:p>14813086</text:p>
          </table:table-cell>
          <table:table-cell table:formula="of:=[.B968]+131" office:value-type="float" office:value="126936" calcext:value-type="float">
            <text:p>126936</text:p>
          </table:table-cell>
          <table:table-cell/>
          <table:table-cell table:formula="of:=[.D968]+[.E969]" office:value-type="float" office:value="14442409018" calcext:value-type="float">
            <text:p>14442409018</text:p>
          </table:table-cell>
          <table:table-cell table:formula="of:=[.F969]*7770" office:value-type="float" office:value="30085440" calcext:value-type="float">
            <text:p>30085440</text:p>
          </table:table-cell>
          <table:table-cell table:formula="of:=[.F967]+8" office:value-type="float" office:value="3872" calcext:value-type="float">
            <text:p>3872</text:p>
          </table:table-cell>
          <table:table-cell table:number-columns-repeated="8"/>
        </table:table-row>
        <table:table-row table:style-name="ro1">
          <table:table-cell table:formula="of:=[.A969]+15295" office:value-type="float" office:value="14828381" calcext:value-type="float">
            <text:p>14828381</text:p>
          </table:table-cell>
          <table:table-cell table:formula="of:=[.B969]+131" office:value-type="float" office:value="127067" calcext:value-type="float">
            <text:p>127067</text:p>
          </table:table-cell>
          <table:table-cell/>
          <table:table-cell table:formula="of:=[.D969]+[.E970]" office:value-type="float" office:value="14471971270" calcext:value-type="float">
            <text:p>14471971270</text:p>
          </table:table-cell>
          <table:table-cell table:formula="of:=[.G970]*7627" office:value-type="float" office:value="29562252" calcext:value-type="float">
            <text:p>29562252</text:p>
          </table:table-cell>
          <table:table-cell/>
          <table:table-cell table:formula="of:=[.G968]+8" office:value-type="float" office:value="3876" calcext:value-type="float">
            <text:p>3876</text:p>
          </table:table-cell>
          <table:table-cell table:number-columns-repeated="7"/>
        </table:table-row>
        <table:table-row table:style-name="ro1">
          <table:table-cell table:formula="of:=[.A970]+15295" office:value-type="float" office:value="14843676" calcext:value-type="float">
            <text:p>14843676</text:p>
          </table:table-cell>
          <table:table-cell table:formula="of:=[.B970]+131" office:value-type="float" office:value="127198" calcext:value-type="float">
            <text:p>127198</text:p>
          </table:table-cell>
          <table:table-cell/>
          <table:table-cell table:formula="of:=[.D970]+[.E971]" office:value-type="float" office:value="14502118870" calcext:value-type="float">
            <text:p>14502118870</text:p>
          </table:table-cell>
          <table:table-cell table:formula="of:=[.F971]*7770" office:value-type="float" office:value="30147600" calcext:value-type="float">
            <text:p>30147600</text:p>
          </table:table-cell>
          <table:table-cell table:formula="of:=[.F969]+8" office:value-type="float" office:value="3880" calcext:value-type="float">
            <text:p>3880</text:p>
          </table:table-cell>
          <table:table-cell table:number-columns-repeated="8"/>
        </table:table-row>
        <table:table-row table:style-name="ro1">
          <table:table-cell table:formula="of:=[.A971]+15295" office:value-type="float" office:value="14858971" calcext:value-type="float">
            <text:p>14858971</text:p>
          </table:table-cell>
          <table:table-cell table:formula="of:=[.B971]+131" office:value-type="float" office:value="127329" calcext:value-type="float">
            <text:p>127329</text:p>
          </table:table-cell>
          <table:table-cell/>
          <table:table-cell table:formula="of:=[.D971]+[.E972]" office:value-type="float" office:value="14531742138" calcext:value-type="float">
            <text:p>14531742138</text:p>
          </table:table-cell>
          <table:table-cell table:formula="of:=[.G972]*7627" office:value-type="float" office:value="29623268" calcext:value-type="float">
            <text:p>29623268</text:p>
          </table:table-cell>
          <table:table-cell/>
          <table:table-cell table:formula="of:=[.G970]+8" office:value-type="float" office:value="3884" calcext:value-type="float">
            <text:p>3884</text:p>
          </table:table-cell>
          <table:table-cell table:number-columns-repeated="7"/>
        </table:table-row>
        <table:table-row table:style-name="ro1">
          <table:table-cell table:formula="of:=[.A972]+15295" office:value-type="float" office:value="14874266" calcext:value-type="float">
            <text:p>14874266</text:p>
          </table:table-cell>
          <table:table-cell table:formula="of:=[.B972]+131" office:value-type="float" office:value="127460" calcext:value-type="float">
            <text:p>127460</text:p>
          </table:table-cell>
          <table:table-cell/>
          <table:table-cell table:formula="of:=[.D972]+[.E973]" office:value-type="float" office:value="14561951898" calcext:value-type="float">
            <text:p>14561951898</text:p>
          </table:table-cell>
          <table:table-cell table:formula="of:=[.F973]*7770" office:value-type="float" office:value="30209760" calcext:value-type="float">
            <text:p>30209760</text:p>
          </table:table-cell>
          <table:table-cell table:formula="of:=[.F971]+8" office:value-type="float" office:value="3888" calcext:value-type="float">
            <text:p>3888</text:p>
          </table:table-cell>
          <table:table-cell table:number-columns-repeated="8"/>
        </table:table-row>
        <table:table-row table:style-name="ro1">
          <table:table-cell table:formula="of:=[.A973]+15295" office:value-type="float" office:value="14889561" calcext:value-type="float">
            <text:p>14889561</text:p>
          </table:table-cell>
          <table:table-cell table:formula="of:=[.B973]+131" office:value-type="float" office:value="127591" calcext:value-type="float">
            <text:p>127591</text:p>
          </table:table-cell>
          <table:table-cell/>
          <table:table-cell table:formula="of:=[.D973]+[.E974]" office:value-type="float" office:value="14591636182" calcext:value-type="float">
            <text:p>14591636182</text:p>
          </table:table-cell>
          <table:table-cell table:formula="of:=[.G974]*7627" office:value-type="float" office:value="29684284" calcext:value-type="float">
            <text:p>29684284</text:p>
          </table:table-cell>
          <table:table-cell/>
          <table:table-cell table:formula="of:=[.G972]+8" office:value-type="float" office:value="3892" calcext:value-type="float">
            <text:p>3892</text:p>
          </table:table-cell>
          <table:table-cell table:number-columns-repeated="7"/>
        </table:table-row>
        <table:table-row table:style-name="ro1">
          <table:table-cell table:formula="of:=[.A974]+15295" office:value-type="float" office:value="14904856" calcext:value-type="float">
            <text:p>14904856</text:p>
          </table:table-cell>
          <table:table-cell table:formula="of:=[.B974]+131" office:value-type="float" office:value="127722" calcext:value-type="float">
            <text:p>127722</text:p>
          </table:table-cell>
          <table:table-cell/>
          <table:table-cell table:formula="of:=[.D974]+[.E975]" office:value-type="float" office:value="14621908102" calcext:value-type="float">
            <text:p>14621908102</text:p>
          </table:table-cell>
          <table:table-cell table:formula="of:=[.F975]*7770" office:value-type="float" office:value="30271920" calcext:value-type="float">
            <text:p>30271920</text:p>
          </table:table-cell>
          <table:table-cell table:formula="of:=[.F973]+8" office:value-type="float" office:value="3896" calcext:value-type="float">
            <text:p>3896</text:p>
          </table:table-cell>
          <table:table-cell table:number-columns-repeated="8"/>
        </table:table-row>
        <table:table-row table:style-name="ro1">
          <table:table-cell table:formula="of:=[.A975]+15295" office:value-type="float" office:value="14920151" calcext:value-type="float">
            <text:p>14920151</text:p>
          </table:table-cell>
          <table:table-cell table:formula="of:=[.B975]+131" office:value-type="float" office:value="127853" calcext:value-type="float">
            <text:p>127853</text:p>
          </table:table-cell>
          <table:table-cell/>
          <table:table-cell table:formula="of:=[.D975]+[.E976]" office:value-type="float" office:value="14651653402" calcext:value-type="float">
            <text:p>14651653402</text:p>
          </table:table-cell>
          <table:table-cell table:formula="of:=[.G976]*7627" office:value-type="float" office:value="29745300" calcext:value-type="float">
            <text:p>29745300</text:p>
          </table:table-cell>
          <table:table-cell/>
          <table:table-cell table:formula="of:=[.G974]+8" office:value-type="float" office:value="3900" calcext:value-type="float">
            <text:p>3900</text:p>
          </table:table-cell>
          <table:table-cell table:number-columns-repeated="7"/>
        </table:table-row>
        <table:table-row table:style-name="ro1">
          <table:table-cell table:formula="of:=[.A976]+15295" office:value-type="float" office:value="14935446" calcext:value-type="float">
            <text:p>14935446</text:p>
          </table:table-cell>
          <table:table-cell table:formula="of:=[.B976]+131" office:value-type="float" office:value="127984" calcext:value-type="float">
            <text:p>127984</text:p>
          </table:table-cell>
          <table:table-cell/>
          <table:table-cell table:formula="of:=[.D976]+[.E977]" office:value-type="float" office:value="14681987482" calcext:value-type="float">
            <text:p>14681987482</text:p>
          </table:table-cell>
          <table:table-cell table:formula="of:=[.F977]*7770" office:value-type="float" office:value="30334080" calcext:value-type="float">
            <text:p>30334080</text:p>
          </table:table-cell>
          <table:table-cell table:formula="of:=[.F975]+8" office:value-type="float" office:value="3904" calcext:value-type="float">
            <text:p>3904</text:p>
          </table:table-cell>
          <table:table-cell table:number-columns-repeated="8"/>
        </table:table-row>
        <table:table-row table:style-name="ro1">
          <table:table-cell table:formula="of:=[.A977]+15295" office:value-type="float" office:value="14950741" calcext:value-type="float">
            <text:p>14950741</text:p>
          </table:table-cell>
          <table:table-cell table:formula="of:=[.B977]+131" office:value-type="float" office:value="128115" calcext:value-type="float">
            <text:p>128115</text:p>
          </table:table-cell>
          <table:table-cell/>
          <table:table-cell table:formula="of:=[.D977]+[.E978]" office:value-type="float" office:value="14711793798" calcext:value-type="float">
            <text:p>14711793798</text:p>
          </table:table-cell>
          <table:table-cell table:formula="of:=[.G978]*7627" office:value-type="float" office:value="29806316" calcext:value-type="float">
            <text:p>29806316</text:p>
          </table:table-cell>
          <table:table-cell/>
          <table:table-cell table:formula="of:=[.G976]+8" office:value-type="float" office:value="3908" calcext:value-type="float">
            <text:p>3908</text:p>
          </table:table-cell>
          <table:table-cell table:number-columns-repeated="7"/>
        </table:table-row>
        <table:table-row table:style-name="ro1">
          <table:table-cell table:formula="of:=[.A978]+15295" office:value-type="float" office:value="14966036" calcext:value-type="float">
            <text:p>14966036</text:p>
          </table:table-cell>
          <table:table-cell table:formula="of:=[.B978]+131" office:value-type="float" office:value="128246" calcext:value-type="float">
            <text:p>128246</text:p>
          </table:table-cell>
          <table:table-cell/>
          <table:table-cell table:formula="of:=[.D978]+[.E979]" office:value-type="float" office:value="14742190038" calcext:value-type="float">
            <text:p>14742190038</text:p>
          </table:table-cell>
          <table:table-cell table:formula="of:=[.F979]*7770" office:value-type="float" office:value="30396240" calcext:value-type="float">
            <text:p>30396240</text:p>
          </table:table-cell>
          <table:table-cell table:formula="of:=[.F977]+8" office:value-type="float" office:value="3912" calcext:value-type="float">
            <text:p>3912</text:p>
          </table:table-cell>
          <table:table-cell table:number-columns-repeated="8"/>
        </table:table-row>
        <table:table-row table:style-name="ro1">
          <table:table-cell table:formula="of:=[.A979]+15295" office:value-type="float" office:value="14981331" calcext:value-type="float">
            <text:p>14981331</text:p>
          </table:table-cell>
          <table:table-cell table:formula="of:=[.B979]+131" office:value-type="float" office:value="128377" calcext:value-type="float">
            <text:p>128377</text:p>
          </table:table-cell>
          <table:table-cell/>
          <table:table-cell table:formula="of:=[.D979]+[.E980]" office:value-type="float" office:value="14772057370" calcext:value-type="float">
            <text:p>14772057370</text:p>
          </table:table-cell>
          <table:table-cell table:formula="of:=[.G980]*7627" office:value-type="float" office:value="29867332" calcext:value-type="float">
            <text:p>29867332</text:p>
          </table:table-cell>
          <table:table-cell/>
          <table:table-cell table:formula="of:=[.G978]+8" office:value-type="float" office:value="3916" calcext:value-type="float">
            <text:p>3916</text:p>
          </table:table-cell>
          <table:table-cell table:number-columns-repeated="7"/>
        </table:table-row>
        <table:table-row table:style-name="ro1">
          <table:table-cell table:formula="of:=[.A980]+15295" office:value-type="float" office:value="14996626" calcext:value-type="float">
            <text:p>14996626</text:p>
          </table:table-cell>
          <table:table-cell table:formula="of:=[.B980]+131" office:value-type="float" office:value="128508" calcext:value-type="float">
            <text:p>128508</text:p>
          </table:table-cell>
          <table:table-cell/>
          <table:table-cell table:formula="of:=[.D980]+[.E981]" office:value-type="float" office:value="14802515770" calcext:value-type="float">
            <text:p>14802515770</text:p>
          </table:table-cell>
          <table:table-cell table:formula="of:=[.F981]*7770" office:value-type="float" office:value="30458400" calcext:value-type="float">
            <text:p>30458400</text:p>
          </table:table-cell>
          <table:table-cell table:formula="of:=[.F979]+8" office:value-type="float" office:value="3920" calcext:value-type="float">
            <text:p>3920</text:p>
          </table:table-cell>
          <table:table-cell table:number-columns-repeated="8"/>
        </table:table-row>
        <table:table-row table:style-name="ro1">
          <table:table-cell table:formula="of:=[.A981]+15295" office:value-type="float" office:value="15011921" calcext:value-type="float">
            <text:p>15011921</text:p>
          </table:table-cell>
          <table:table-cell table:formula="of:=[.B981]+131" office:value-type="float" office:value="128639" calcext:value-type="float">
            <text:p>128639</text:p>
          </table:table-cell>
          <table:table-cell/>
          <table:table-cell table:formula="of:=[.D981]+[.E982]" office:value-type="float" office:value="14832444118" calcext:value-type="float">
            <text:p>14832444118</text:p>
          </table:table-cell>
          <table:table-cell table:formula="of:=[.G982]*7627" office:value-type="float" office:value="29928348" calcext:value-type="float">
            <text:p>29928348</text:p>
          </table:table-cell>
          <table:table-cell/>
          <table:table-cell table:formula="of:=[.G980]+8" office:value-type="float" office:value="3924" calcext:value-type="float">
            <text:p>3924</text:p>
          </table:table-cell>
          <table:table-cell table:number-columns-repeated="7"/>
        </table:table-row>
        <table:table-row table:style-name="ro1">
          <table:table-cell table:formula="of:=[.A982]+15295" office:value-type="float" office:value="15027216" calcext:value-type="float">
            <text:p>15027216</text:p>
          </table:table-cell>
          <table:table-cell table:formula="of:=[.B982]+131" office:value-type="float" office:value="128770" calcext:value-type="float">
            <text:p>128770</text:p>
          </table:table-cell>
          <table:table-cell/>
          <table:table-cell table:formula="of:=[.D982]+[.E983]" office:value-type="float" office:value="14862964678" calcext:value-type="float">
            <text:p>14862964678</text:p>
          </table:table-cell>
          <table:table-cell table:formula="of:=[.F983]*7770" office:value-type="float" office:value="30520560" calcext:value-type="float">
            <text:p>30520560</text:p>
          </table:table-cell>
          <table:table-cell table:formula="of:=[.F981]+8" office:value-type="float" office:value="3928" calcext:value-type="float">
            <text:p>3928</text:p>
          </table:table-cell>
          <table:table-cell table:number-columns-repeated="8"/>
        </table:table-row>
        <table:table-row table:style-name="ro1">
          <table:table-cell table:formula="of:=[.A983]+15295" office:value-type="float" office:value="15042511" calcext:value-type="float">
            <text:p>15042511</text:p>
          </table:table-cell>
          <table:table-cell table:formula="of:=[.B983]+131" office:value-type="float" office:value="128901" calcext:value-type="float">
            <text:p>128901</text:p>
          </table:table-cell>
          <table:table-cell/>
          <table:table-cell table:formula="of:=[.D983]+[.E984]" office:value-type="float" office:value="14892954042" calcext:value-type="float">
            <text:p>14892954042</text:p>
          </table:table-cell>
          <table:table-cell table:formula="of:=[.G984]*7627" office:value-type="float" office:value="29989364" calcext:value-type="float">
            <text:p>29989364</text:p>
          </table:table-cell>
          <table:table-cell/>
          <table:table-cell table:formula="of:=[.G982]+8" office:value-type="float" office:value="3932" calcext:value-type="float">
            <text:p>3932</text:p>
          </table:table-cell>
          <table:table-cell table:number-columns-repeated="7"/>
        </table:table-row>
        <table:table-row table:style-name="ro1">
          <table:table-cell table:formula="of:=[.A984]+15295" office:value-type="float" office:value="15057806" calcext:value-type="float">
            <text:p>15057806</text:p>
          </table:table-cell>
          <table:table-cell table:formula="of:=[.B984]+131" office:value-type="float" office:value="129032" calcext:value-type="float">
            <text:p>129032</text:p>
          </table:table-cell>
          <table:table-cell/>
          <table:table-cell table:formula="of:=[.D984]+[.E985]" office:value-type="float" office:value="14923536762" calcext:value-type="float">
            <text:p>14923536762</text:p>
          </table:table-cell>
          <table:table-cell table:formula="of:=[.F985]*7770" office:value-type="float" office:value="30582720" calcext:value-type="float">
            <text:p>30582720</text:p>
          </table:table-cell>
          <table:table-cell table:formula="of:=[.F983]+8" office:value-type="float" office:value="3936" calcext:value-type="float">
            <text:p>3936</text:p>
          </table:table-cell>
          <table:table-cell table:number-columns-repeated="8"/>
        </table:table-row>
        <table:table-row table:style-name="ro1">
          <table:table-cell table:formula="of:=[.A985]+15295" office:value-type="float" office:value="15073101" calcext:value-type="float">
            <text:p>15073101</text:p>
          </table:table-cell>
          <table:table-cell table:formula="of:=[.B985]+131" office:value-type="float" office:value="129163" calcext:value-type="float">
            <text:p>129163</text:p>
          </table:table-cell>
          <table:table-cell/>
          <table:table-cell table:formula="of:=[.D985]+[.E986]" office:value-type="float" office:value="14953587142" calcext:value-type="float">
            <text:p>14953587142</text:p>
          </table:table-cell>
          <table:table-cell table:formula="of:=[.G986]*7627" office:value-type="float" office:value="30050380" calcext:value-type="float">
            <text:p>30050380</text:p>
          </table:table-cell>
          <table:table-cell/>
          <table:table-cell table:formula="of:=[.G984]+8" office:value-type="float" office:value="3940" calcext:value-type="float">
            <text:p>3940</text:p>
          </table:table-cell>
          <table:table-cell table:number-columns-repeated="7"/>
        </table:table-row>
        <table:table-row table:style-name="ro1">
          <table:table-cell table:formula="of:=[.A986]+15295" office:value-type="float" office:value="15088396" calcext:value-type="float">
            <text:p>15088396</text:p>
          </table:table-cell>
          <table:table-cell table:formula="of:=[.B986]+131" office:value-type="float" office:value="129294" calcext:value-type="float">
            <text:p>129294</text:p>
          </table:table-cell>
          <table:table-cell/>
          <table:table-cell table:formula="of:=[.D986]+[.E987]" office:value-type="float" office:value="14984232022" calcext:value-type="float">
            <text:p>14984232022</text:p>
          </table:table-cell>
          <table:table-cell table:formula="of:=[.F987]*7770" office:value-type="float" office:value="30644880" calcext:value-type="float">
            <text:p>30644880</text:p>
          </table:table-cell>
          <table:table-cell table:formula="of:=[.F985]+8" office:value-type="float" office:value="3944" calcext:value-type="float">
            <text:p>3944</text:p>
          </table:table-cell>
          <table:table-cell table:number-columns-repeated="8"/>
        </table:table-row>
        <table:table-row table:style-name="ro1">
          <table:table-cell table:formula="of:=[.A987]+15295" office:value-type="float" office:value="15103691" calcext:value-type="float">
            <text:p>15103691</text:p>
          </table:table-cell>
          <table:table-cell table:formula="of:=[.B987]+131" office:value-type="float" office:value="129425" calcext:value-type="float">
            <text:p>129425</text:p>
          </table:table-cell>
          <table:table-cell/>
          <table:table-cell table:formula="of:=[.D987]+[.E988]" office:value-type="float" office:value="15014343418" calcext:value-type="float">
            <text:p>15014343418</text:p>
          </table:table-cell>
          <table:table-cell table:formula="of:=[.G988]*7627" office:value-type="float" office:value="30111396" calcext:value-type="float">
            <text:p>30111396</text:p>
          </table:table-cell>
          <table:table-cell/>
          <table:table-cell table:formula="of:=[.G986]+8" office:value-type="float" office:value="3948" calcext:value-type="float">
            <text:p>3948</text:p>
          </table:table-cell>
          <table:table-cell table:number-columns-repeated="7"/>
        </table:table-row>
        <table:table-row table:style-name="ro1">
          <table:table-cell table:formula="of:=[.A988]+15295" office:value-type="float" office:value="15118986" calcext:value-type="float">
            <text:p>15118986</text:p>
          </table:table-cell>
          <table:table-cell table:formula="of:=[.B988]+131" office:value-type="float" office:value="129556" calcext:value-type="float">
            <text:p>129556</text:p>
          </table:table-cell>
          <table:table-cell/>
          <table:table-cell table:formula="of:=[.D988]+[.E989]" office:value-type="float" office:value="15045050458" calcext:value-type="float">
            <text:p>15045050458</text:p>
          </table:table-cell>
          <table:table-cell table:formula="of:=[.F989]*7770" office:value-type="float" office:value="30707040" calcext:value-type="float">
            <text:p>30707040</text:p>
          </table:table-cell>
          <table:table-cell table:formula="of:=[.F987]+8" office:value-type="float" office:value="3952" calcext:value-type="float">
            <text:p>3952</text:p>
          </table:table-cell>
          <table:table-cell table:number-columns-repeated="8"/>
        </table:table-row>
        <table:table-row table:style-name="ro1">
          <table:table-cell table:formula="of:=[.A989]+15295" office:value-type="float" office:value="15134281" calcext:value-type="float">
            <text:p>15134281</text:p>
          </table:table-cell>
          <table:table-cell table:formula="of:=[.B989]+131" office:value-type="float" office:value="129687" calcext:value-type="float">
            <text:p>129687</text:p>
          </table:table-cell>
          <table:table-cell/>
          <table:table-cell table:formula="of:=[.D989]+[.E990]" office:value-type="float" office:value="15075222870" calcext:value-type="float">
            <text:p>15075222870</text:p>
          </table:table-cell>
          <table:table-cell table:formula="of:=[.G990]*7627" office:value-type="float" office:value="30172412" calcext:value-type="float">
            <text:p>30172412</text:p>
          </table:table-cell>
          <table:table-cell/>
          <table:table-cell table:formula="of:=[.G988]+8" office:value-type="float" office:value="3956" calcext:value-type="float">
            <text:p>3956</text:p>
          </table:table-cell>
          <table:table-cell table:number-columns-repeated="7"/>
        </table:table-row>
        <table:table-row table:style-name="ro1">
          <table:table-cell table:formula="of:=[.A990]+15295" office:value-type="float" office:value="15149576" calcext:value-type="float">
            <text:p>15149576</text:p>
          </table:table-cell>
          <table:table-cell table:formula="of:=[.B990]+131" office:value-type="float" office:value="129818" calcext:value-type="float">
            <text:p>129818</text:p>
          </table:table-cell>
          <table:table-cell/>
          <table:table-cell table:formula="of:=[.D990]+[.E991]" office:value-type="float" office:value="15105992070" calcext:value-type="float">
            <text:p>15105992070</text:p>
          </table:table-cell>
          <table:table-cell table:formula="of:=[.F991]*7770" office:value-type="float" office:value="30769200" calcext:value-type="float">
            <text:p>30769200</text:p>
          </table:table-cell>
          <table:table-cell table:formula="of:=[.F989]+8" office:value-type="float" office:value="3960" calcext:value-type="float">
            <text:p>3960</text:p>
          </table:table-cell>
          <table:table-cell table:number-columns-repeated="8"/>
        </table:table-row>
        <table:table-row table:style-name="ro1">
          <table:table-cell table:formula="of:=[.A991]+15295" office:value-type="float" office:value="15164871" calcext:value-type="float">
            <text:p>15164871</text:p>
          </table:table-cell>
          <table:table-cell table:formula="of:=[.B991]+131" office:value-type="float" office:value="129949" calcext:value-type="float">
            <text:p>129949</text:p>
          </table:table-cell>
          <table:table-cell/>
          <table:table-cell table:formula="of:=[.D991]+[.E992]" office:value-type="float" office:value="15136225498" calcext:value-type="float">
            <text:p>15136225498</text:p>
          </table:table-cell>
          <table:table-cell table:formula="of:=[.G992]*7627" office:value-type="float" office:value="30233428" calcext:value-type="float">
            <text:p>30233428</text:p>
          </table:table-cell>
          <table:table-cell/>
          <table:table-cell table:formula="of:=[.G990]+8" office:value-type="float" office:value="3964" calcext:value-type="float">
            <text:p>3964</text:p>
          </table:table-cell>
          <table:table-cell table:number-columns-repeated="7"/>
        </table:table-row>
        <table:table-row table:style-name="ro1">
          <table:table-cell table:formula="of:=[.A992]+15295" office:value-type="float" office:value="15180166" calcext:value-type="float">
            <text:p>15180166</text:p>
          </table:table-cell>
          <table:table-cell table:formula="of:=[.B992]+131" office:value-type="float" office:value="130080" calcext:value-type="float">
            <text:p>130080</text:p>
          </table:table-cell>
          <table:table-cell/>
          <table:table-cell table:formula="of:=[.D992]+[.E993]" office:value-type="float" office:value="15167056858" calcext:value-type="float">
            <text:p>15167056858</text:p>
          </table:table-cell>
          <table:table-cell table:formula="of:=[.F993]*7770" office:value-type="float" office:value="30831360" calcext:value-type="float">
            <text:p>30831360</text:p>
          </table:table-cell>
          <table:table-cell table:formula="of:=[.F991]+8" office:value-type="float" office:value="3968" calcext:value-type="float">
            <text:p>3968</text:p>
          </table:table-cell>
          <table:table-cell table:number-columns-repeated="8"/>
        </table:table-row>
        <table:table-row table:style-name="ro1">
          <table:table-cell table:formula="of:=[.A993]+15295" office:value-type="float" office:value="15195461" calcext:value-type="float">
            <text:p>15195461</text:p>
          </table:table-cell>
          <table:table-cell table:formula="of:=[.B993]+131" office:value-type="float" office:value="130211" calcext:value-type="float">
            <text:p>130211</text:p>
          </table:table-cell>
          <table:table-cell/>
          <table:table-cell table:formula="of:=[.D993]+[.E994]" office:value-type="float" office:value="15197351302" calcext:value-type="float">
            <text:p>15197351302</text:p>
          </table:table-cell>
          <table:table-cell table:formula="of:=[.G994]*7627" office:value-type="float" office:value="30294444" calcext:value-type="float">
            <text:p>30294444</text:p>
          </table:table-cell>
          <table:table-cell/>
          <table:table-cell table:formula="of:=[.G992]+8" office:value-type="float" office:value="3972" calcext:value-type="float">
            <text:p>3972</text:p>
          </table:table-cell>
          <table:table-cell table:number-columns-repeated="7"/>
        </table:table-row>
        <table:table-row table:style-name="ro1">
          <table:table-cell table:formula="of:=[.A994]+15295" office:value-type="float" office:value="15210756" calcext:value-type="float">
            <text:p>15210756</text:p>
          </table:table-cell>
          <table:table-cell table:formula="of:=[.B994]+131" office:value-type="float" office:value="130342" calcext:value-type="float">
            <text:p>130342</text:p>
          </table:table-cell>
          <table:table-cell/>
          <table:table-cell table:formula="of:=[.D994]+[.E995]" office:value-type="float" office:value="15228244822" calcext:value-type="float">
            <text:p>15228244822</text:p>
          </table:table-cell>
          <table:table-cell table:formula="of:=[.F995]*7770" office:value-type="float" office:value="30893520" calcext:value-type="float">
            <text:p>30893520</text:p>
          </table:table-cell>
          <table:table-cell table:formula="of:=[.F993]+8" office:value-type="float" office:value="3976" calcext:value-type="float">
            <text:p>3976</text:p>
          </table:table-cell>
          <table:table-cell table:number-columns-repeated="8"/>
        </table:table-row>
        <table:table-row table:style-name="ro1">
          <table:table-cell table:formula="of:=[.A995]+15295" office:value-type="float" office:value="15226051" calcext:value-type="float">
            <text:p>15226051</text:p>
          </table:table-cell>
          <table:table-cell table:formula="of:=[.B995]+131" office:value-type="float" office:value="130473" calcext:value-type="float">
            <text:p>130473</text:p>
          </table:table-cell>
          <table:table-cell/>
          <table:table-cell table:formula="of:=[.D995]+[.E996]" office:value-type="float" office:value="15258600282" calcext:value-type="float">
            <text:p>15258600282</text:p>
          </table:table-cell>
          <table:table-cell table:formula="of:=[.G996]*7627" office:value-type="float" office:value="30355460" calcext:value-type="float">
            <text:p>30355460</text:p>
          </table:table-cell>
          <table:table-cell/>
          <table:table-cell table:formula="of:=[.G994]+8" office:value-type="float" office:value="3980" calcext:value-type="float">
            <text:p>3980</text:p>
          </table:table-cell>
          <table:table-cell table:number-columns-repeated="7"/>
        </table:table-row>
        <table:table-row table:style-name="ro1">
          <table:table-cell table:formula="of:=[.A996]+15295" office:value-type="float" office:value="15241346" calcext:value-type="float">
            <text:p>15241346</text:p>
          </table:table-cell>
          <table:table-cell table:formula="of:=[.B996]+131" office:value-type="float" office:value="130604" calcext:value-type="float">
            <text:p>130604</text:p>
          </table:table-cell>
          <table:table-cell/>
          <table:table-cell table:formula="of:=[.D996]+[.E997]" office:value-type="float" office:value="15289555962" calcext:value-type="float">
            <text:p>15289555962</text:p>
          </table:table-cell>
          <table:table-cell table:formula="of:=[.F997]*7770" office:value-type="float" office:value="30955680" calcext:value-type="float">
            <text:p>30955680</text:p>
          </table:table-cell>
          <table:table-cell table:formula="of:=[.F995]+8" office:value-type="float" office:value="3984" calcext:value-type="float">
            <text:p>3984</text:p>
          </table:table-cell>
          <table:table-cell table:number-columns-repeated="8"/>
        </table:table-row>
        <table:table-row table:style-name="ro1">
          <table:table-cell table:formula="of:=[.A997]+15295" office:value-type="float" office:value="15256641" calcext:value-type="float">
            <text:p>15256641</text:p>
          </table:table-cell>
          <table:table-cell table:formula="of:=[.B997]+131" office:value-type="float" office:value="130735" calcext:value-type="float">
            <text:p>130735</text:p>
          </table:table-cell>
          <table:table-cell/>
          <table:table-cell table:formula="of:=[.D997]+[.E998]" office:value-type="float" office:value="15319972438" calcext:value-type="float">
            <text:p>15319972438</text:p>
          </table:table-cell>
          <table:table-cell table:formula="of:=[.G998]*7627" office:value-type="float" office:value="30416476" calcext:value-type="float">
            <text:p>30416476</text:p>
          </table:table-cell>
          <table:table-cell/>
          <table:table-cell table:formula="of:=[.G996]+8" office:value-type="float" office:value="3988" calcext:value-type="float">
            <text:p>3988</text:p>
          </table:table-cell>
          <table:table-cell table:number-columns-repeated="7"/>
        </table:table-row>
        <table:table-row table:style-name="ro1">
          <table:table-cell table:formula="of:=[.A998]+15295" office:value-type="float" office:value="15271936" calcext:value-type="float">
            <text:p>15271936</text:p>
          </table:table-cell>
          <table:table-cell table:formula="of:=[.B998]+131" office:value-type="float" office:value="130866" calcext:value-type="float">
            <text:p>130866</text:p>
          </table:table-cell>
          <table:table-cell/>
          <table:table-cell table:formula="of:=[.D998]+[.E999]" office:value-type="float" office:value="15350990278" calcext:value-type="float">
            <text:p>15350990278</text:p>
          </table:table-cell>
          <table:table-cell table:formula="of:=[.F999]*7770" office:value-type="float" office:value="31017840" calcext:value-type="float">
            <text:p>31017840</text:p>
          </table:table-cell>
          <table:table-cell table:formula="of:=[.F997]+8" office:value-type="float" office:value="3992" calcext:value-type="float">
            <text:p>3992</text:p>
          </table:table-cell>
          <table:table-cell table:number-columns-repeated="8"/>
        </table:table-row>
        <table:table-row table:style-name="ro1">
          <table:table-cell table:formula="of:=[.A999]+15295" office:value-type="float" office:value="15287231" calcext:value-type="float">
            <text:p>15287231</text:p>
          </table:table-cell>
          <table:table-cell table:formula="of:=[.B999]+131" office:value-type="float" office:value="130997" calcext:value-type="float">
            <text:p>130997</text:p>
          </table:table-cell>
          <table:table-cell/>
          <table:table-cell table:formula="of:=[.D999]+[.E1000]" office:value-type="float" office:value="15381467770" calcext:value-type="float">
            <text:p>15381467770</text:p>
          </table:table-cell>
          <table:table-cell table:formula="of:=[.G1000]*7627" office:value-type="float" office:value="30477492" calcext:value-type="float">
            <text:p>30477492</text:p>
          </table:table-cell>
          <table:table-cell/>
          <table:table-cell table:formula="of:=[.G998]+8" office:value-type="float" office:value="3996" calcext:value-type="float">
            <text:p>3996</text:p>
          </table:table-cell>
          <table:table-cell table:number-columns-repeated="7"/>
        </table:table-row>
        <table:table-row table:style-name="ro1">
          <table:table-cell table:formula="of:=[.A1000]+15295" office:value-type="float" office:value="15302526" calcext:value-type="float">
            <text:p>15302526</text:p>
          </table:table-cell>
          <table:table-cell table:formula="of:=[.B1000]+131" office:value-type="float" office:value="131128" calcext:value-type="float">
            <text:p>131128</text:p>
          </table:table-cell>
          <table:table-cell/>
          <table:table-cell table:formula="of:=[.D1000]+[.E1001]" office:value-type="float" office:value="15412547770" calcext:value-type="float">
            <text:p>15412547770</text:p>
          </table:table-cell>
          <table:table-cell table:formula="of:=[.F1001]*7770" office:value-type="float" office:value="31080000" calcext:value-type="float">
            <text:p>31080000</text:p>
          </table:table-cell>
          <table:table-cell table:formula="of:=[.F999]+8" office:value-type="float" office:value="4000" calcext:value-type="float">
            <text:p>4000</text:p>
          </table:table-cell>
          <table:table-cell table:number-columns-repeated="8"/>
        </table:table-row>
        <table:table-row table:style-name="ro1">
          <table:table-cell table:formula="of:=[.A1001]+15295" office:value-type="float" office:value="15317821" calcext:value-type="float">
            <text:p>15317821</text:p>
          </table:table-cell>
          <table:table-cell table:formula="of:=[.B1001]+131" office:value-type="float" office:value="131259" calcext:value-type="float">
            <text:p>131259</text:p>
          </table:table-cell>
          <table:table-cell/>
          <table:table-cell table:formula="of:=[.D1001]+[.E1002]" office:value-type="float" office:value="15443086278" calcext:value-type="float">
            <text:p>15443086278</text:p>
          </table:table-cell>
          <table:table-cell table:formula="of:=[.G1002]*7627" office:value-type="float" office:value="30538508" calcext:value-type="float">
            <text:p>30538508</text:p>
          </table:table-cell>
          <table:table-cell/>
          <table:table-cell table:formula="of:=[.G1000]+8" office:value-type="float" office:value="4004" calcext:value-type="float">
            <text:p>4004</text:p>
          </table:table-cell>
          <table:table-cell table:number-columns-repeated="7"/>
        </table:table-row>
        <table:table-row table:style-name="ro1">
          <table:table-cell table:formula="of:=[.A1002]+15295" office:value-type="float" office:value="15333116" calcext:value-type="float">
            <text:p>15333116</text:p>
          </table:table-cell>
          <table:table-cell table:formula="of:=[.B1002]+131" office:value-type="float" office:value="131390" calcext:value-type="float">
            <text:p>131390</text:p>
          </table:table-cell>
          <table:table-cell/>
          <table:table-cell table:formula="of:=[.D1002]+[.E1003]" office:value-type="float" office:value="15474228438" calcext:value-type="float">
            <text:p>15474228438</text:p>
          </table:table-cell>
          <table:table-cell table:formula="of:=[.F1003]*7770" office:value-type="float" office:value="31142160" calcext:value-type="float">
            <text:p>31142160</text:p>
          </table:table-cell>
          <table:table-cell table:formula="of:=[.F1001]+8" office:value-type="float" office:value="4008" calcext:value-type="float">
            <text:p>4008</text:p>
          </table:table-cell>
          <table:table-cell table:number-columns-repeated="8"/>
        </table:table-row>
        <table:table-row table:style-name="ro1">
          <table:table-cell table:formula="of:=[.A1003]+15295" office:value-type="float" office:value="15348411" calcext:value-type="float">
            <text:p>15348411</text:p>
          </table:table-cell>
          <table:table-cell table:formula="of:=[.B1003]+131" office:value-type="float" office:value="131521" calcext:value-type="float">
            <text:p>131521</text:p>
          </table:table-cell>
          <table:table-cell/>
          <table:table-cell table:formula="of:=[.D1003]+[.E1004]" office:value-type="float" office:value="15504827962" calcext:value-type="float">
            <text:p>15504827962</text:p>
          </table:table-cell>
          <table:table-cell table:formula="of:=[.G1004]*7627" office:value-type="float" office:value="30599524" calcext:value-type="float">
            <text:p>30599524</text:p>
          </table:table-cell>
          <table:table-cell/>
          <table:table-cell table:formula="of:=[.G1002]+8" office:value-type="float" office:value="4012" calcext:value-type="float">
            <text:p>4012</text:p>
          </table:table-cell>
          <table:table-cell table:number-columns-repeated="7"/>
        </table:table-row>
        <table:table-row table:style-name="ro1">
          <table:table-cell table:formula="of:=[.A1004]+15295" office:value-type="float" office:value="15363706" calcext:value-type="float">
            <text:p>15363706</text:p>
          </table:table-cell>
          <table:table-cell table:formula="of:=[.B1004]+131" office:value-type="float" office:value="131652" calcext:value-type="float">
            <text:p>131652</text:p>
          </table:table-cell>
          <table:table-cell/>
          <table:table-cell table:formula="of:=[.D1004]+[.E1005]" office:value-type="float" office:value="15536032282" calcext:value-type="float">
            <text:p>15536032282</text:p>
          </table:table-cell>
          <table:table-cell table:formula="of:=[.F1005]*7770" office:value-type="float" office:value="31204320" calcext:value-type="float">
            <text:p>31204320</text:p>
          </table:table-cell>
          <table:table-cell table:formula="of:=[.F1003]+8" office:value-type="float" office:value="4016" calcext:value-type="float">
            <text:p>4016</text:p>
          </table:table-cell>
          <table:table-cell table:number-columns-repeated="8"/>
        </table:table-row>
        <table:table-row table:style-name="ro1">
          <table:table-cell table:formula="of:=[.A1005]+15295" office:value-type="float" office:value="15379001" calcext:value-type="float">
            <text:p>15379001</text:p>
          </table:table-cell>
          <table:table-cell table:formula="of:=[.B1005]+131" office:value-type="float" office:value="131783" calcext:value-type="float">
            <text:p>131783</text:p>
          </table:table-cell>
          <table:table-cell/>
          <table:table-cell table:formula="of:=[.D1005]+[.E1006]" office:value-type="float" office:value="15566692822" calcext:value-type="float">
            <text:p>15566692822</text:p>
          </table:table-cell>
          <table:table-cell table:formula="of:=[.G1006]*7627" office:value-type="float" office:value="30660540" calcext:value-type="float">
            <text:p>30660540</text:p>
          </table:table-cell>
          <table:table-cell/>
          <table:table-cell table:formula="of:=[.G1004]+8" office:value-type="float" office:value="4020" calcext:value-type="float">
            <text:p>4020</text:p>
          </table:table-cell>
          <table:table-cell table:number-columns-repeated="7"/>
        </table:table-row>
        <table:table-row table:style-name="ro1">
          <table:table-cell table:formula="of:=[.A1006]+15295" office:value-type="float" office:value="15394296" calcext:value-type="float">
            <text:p>15394296</text:p>
          </table:table-cell>
          <table:table-cell table:formula="of:=[.B1006]+131" office:value-type="float" office:value="131914" calcext:value-type="float">
            <text:p>131914</text:p>
          </table:table-cell>
          <table:table-cell/>
          <table:table-cell table:formula="of:=[.D1006]+[.E1007]" office:value-type="float" office:value="15597959302" calcext:value-type="float">
            <text:p>15597959302</text:p>
          </table:table-cell>
          <table:table-cell table:formula="of:=[.F1007]*7770" office:value-type="float" office:value="31266480" calcext:value-type="float">
            <text:p>31266480</text:p>
          </table:table-cell>
          <table:table-cell table:formula="of:=[.F1005]+8" office:value-type="float" office:value="4024" calcext:value-type="float">
            <text:p>4024</text:p>
          </table:table-cell>
          <table:table-cell table:number-columns-repeated="8"/>
        </table:table-row>
        <table:table-row table:style-name="ro1">
          <table:table-cell table:formula="of:=[.A1007]+15295" office:value-type="float" office:value="15409591" calcext:value-type="float">
            <text:p>15409591</text:p>
          </table:table-cell>
          <table:table-cell table:formula="of:=[.B1007]+131" office:value-type="float" office:value="132045" calcext:value-type="float">
            <text:p>132045</text:p>
          </table:table-cell>
          <table:table-cell/>
          <table:table-cell table:formula="of:=[.D1007]+[.E1008]" office:value-type="float" office:value="15628680858" calcext:value-type="float">
            <text:p>15628680858</text:p>
          </table:table-cell>
          <table:table-cell table:formula="of:=[.G1008]*7627" office:value-type="float" office:value="30721556" calcext:value-type="float">
            <text:p>30721556</text:p>
          </table:table-cell>
          <table:table-cell/>
          <table:table-cell table:formula="of:=[.G1006]+8" office:value-type="float" office:value="4028" calcext:value-type="float">
            <text:p>4028</text:p>
          </table:table-cell>
          <table:table-cell table:number-columns-repeated="7"/>
        </table:table-row>
        <table:table-row table:style-name="ro1">
          <table:table-cell table:formula="of:=[.A1008]+15295" office:value-type="float" office:value="15424886" calcext:value-type="float">
            <text:p>15424886</text:p>
          </table:table-cell>
          <table:table-cell table:formula="of:=[.B1008]+131" office:value-type="float" office:value="132176" calcext:value-type="float">
            <text:p>132176</text:p>
          </table:table-cell>
          <table:table-cell/>
          <table:table-cell table:formula="of:=[.D1008]+[.E1009]" office:value-type="float" office:value="15660009498" calcext:value-type="float">
            <text:p>15660009498</text:p>
          </table:table-cell>
          <table:table-cell table:formula="of:=[.F1009]*7770" office:value-type="float" office:value="31328640" calcext:value-type="float">
            <text:p>31328640</text:p>
          </table:table-cell>
          <table:table-cell table:formula="of:=[.F1007]+8" office:value-type="float" office:value="4032" calcext:value-type="float">
            <text:p>4032</text:p>
          </table:table-cell>
          <table:table-cell table:number-columns-repeated="8"/>
        </table:table-row>
        <table:table-row table:style-name="ro1">
          <table:table-cell table:formula="of:=[.A1009]+15295" office:value-type="float" office:value="15440181" calcext:value-type="float">
            <text:p>15440181</text:p>
          </table:table-cell>
          <table:table-cell table:formula="of:=[.B1009]+131" office:value-type="float" office:value="132307" calcext:value-type="float">
            <text:p>132307</text:p>
          </table:table-cell>
          <table:table-cell/>
          <table:table-cell table:formula="of:=[.D1009]+[.E1010]" office:value-type="float" office:value="15690792070" calcext:value-type="float">
            <text:p>15690792070</text:p>
          </table:table-cell>
          <table:table-cell table:formula="of:=[.G1010]*7627" office:value-type="float" office:value="30782572" calcext:value-type="float">
            <text:p>30782572</text:p>
          </table:table-cell>
          <table:table-cell/>
          <table:table-cell table:formula="of:=[.G1008]+8" office:value-type="float" office:value="4036" calcext:value-type="float">
            <text:p>4036</text:p>
          </table:table-cell>
          <table:table-cell table:number-columns-repeated="7"/>
        </table:table-row>
        <table:table-row table:style-name="ro1">
          <table:table-cell table:formula="of:=[.A1010]+15295" office:value-type="float" office:value="15455476" calcext:value-type="float">
            <text:p>15455476</text:p>
          </table:table-cell>
          <table:table-cell table:formula="of:=[.B1010]+131" office:value-type="float" office:value="132438" calcext:value-type="float">
            <text:p>132438</text:p>
          </table:table-cell>
          <table:table-cell/>
          <table:table-cell table:formula="of:=[.D1010]+[.E1011]" office:value-type="float" office:value="15722182870" calcext:value-type="float">
            <text:p>15722182870</text:p>
          </table:table-cell>
          <table:table-cell table:formula="of:=[.F1011]*7770" office:value-type="float" office:value="31390800" calcext:value-type="float">
            <text:p>31390800</text:p>
          </table:table-cell>
          <table:table-cell table:formula="of:=[.F1009]+8" office:value-type="float" office:value="4040" calcext:value-type="float">
            <text:p>4040</text:p>
          </table:table-cell>
          <table:table-cell table:number-columns-repeated="8"/>
        </table:table-row>
        <table:table-row table:style-name="ro1">
          <table:table-cell table:formula="of:=[.A1011]+15295" office:value-type="float" office:value="15470771" calcext:value-type="float">
            <text:p>15470771</text:p>
          </table:table-cell>
          <table:table-cell table:formula="of:=[.B1011]+131" office:value-type="float" office:value="132569" calcext:value-type="float">
            <text:p>132569</text:p>
          </table:table-cell>
          <table:table-cell/>
          <table:table-cell table:formula="of:=[.D1011]+[.E1012]" office:value-type="float" office:value="15753026458" calcext:value-type="float">
            <text:p>15753026458</text:p>
          </table:table-cell>
          <table:table-cell table:formula="of:=[.G1012]*7627" office:value-type="float" office:value="30843588" calcext:value-type="float">
            <text:p>30843588</text:p>
          </table:table-cell>
          <table:table-cell/>
          <table:table-cell table:formula="of:=[.G1010]+8" office:value-type="float" office:value="4044" calcext:value-type="float">
            <text:p>4044</text:p>
          </table:table-cell>
          <table:table-cell table:number-columns-repeated="7"/>
        </table:table-row>
        <table:table-row table:style-name="ro1">
          <table:table-cell table:formula="of:=[.A1012]+15295" office:value-type="float" office:value="15486066" calcext:value-type="float">
            <text:p>15486066</text:p>
          </table:table-cell>
          <table:table-cell table:formula="of:=[.B1012]+131" office:value-type="float" office:value="132700" calcext:value-type="float">
            <text:p>132700</text:p>
          </table:table-cell>
          <table:table-cell/>
          <table:table-cell table:formula="of:=[.D1012]+[.E1013]" office:value-type="float" office:value="15784479418" calcext:value-type="float">
            <text:p>15784479418</text:p>
          </table:table-cell>
          <table:table-cell table:formula="of:=[.F1013]*7770" office:value-type="float" office:value="31452960" calcext:value-type="float">
            <text:p>31452960</text:p>
          </table:table-cell>
          <table:table-cell table:formula="of:=[.F1011]+8" office:value-type="float" office:value="4048" calcext:value-type="float">
            <text:p>4048</text:p>
          </table:table-cell>
          <table:table-cell table:number-columns-repeated="8"/>
        </table:table-row>
        <table:table-row table:style-name="ro1">
          <table:table-cell table:formula="of:=[.A1013]+15295" office:value-type="float" office:value="15501361" calcext:value-type="float">
            <text:p>15501361</text:p>
          </table:table-cell>
          <table:table-cell table:formula="of:=[.B1013]+131" office:value-type="float" office:value="132831" calcext:value-type="float">
            <text:p>132831</text:p>
          </table:table-cell>
          <table:table-cell/>
          <table:table-cell table:formula="of:=[.D1013]+[.E1014]" office:value-type="float" office:value="15815384022" calcext:value-type="float">
            <text:p>15815384022</text:p>
          </table:table-cell>
          <table:table-cell table:formula="of:=[.G1014]*7627" office:value-type="float" office:value="30904604" calcext:value-type="float">
            <text:p>30904604</text:p>
          </table:table-cell>
          <table:table-cell/>
          <table:table-cell table:formula="of:=[.G1012]+8" office:value-type="float" office:value="4052" calcext:value-type="float">
            <text:p>4052</text:p>
          </table:table-cell>
          <table:table-cell table:number-columns-repeated="7"/>
        </table:table-row>
        <table:table-row table:style-name="ro1">
          <table:table-cell table:formula="of:=[.A1014]+15295" office:value-type="float" office:value="15516656" calcext:value-type="float">
            <text:p>15516656</text:p>
          </table:table-cell>
          <table:table-cell table:formula="of:=[.B1014]+131" office:value-type="float" office:value="132962" calcext:value-type="float">
            <text:p>132962</text:p>
          </table:table-cell>
          <table:table-cell/>
          <table:table-cell table:formula="of:=[.D1014]+[.E1015]" office:value-type="float" office:value="15846899142" calcext:value-type="float">
            <text:p>15846899142</text:p>
          </table:table-cell>
          <table:table-cell table:formula="of:=[.F1015]*7770" office:value-type="float" office:value="31515120" calcext:value-type="float">
            <text:p>31515120</text:p>
          </table:table-cell>
          <table:table-cell table:formula="of:=[.F1013]+8" office:value-type="float" office:value="4056" calcext:value-type="float">
            <text:p>4056</text:p>
          </table:table-cell>
          <table:table-cell table:number-columns-repeated="8"/>
        </table:table-row>
        <table:table-row table:style-name="ro1">
          <table:table-cell table:formula="of:=[.A1015]+15295" office:value-type="float" office:value="15531951" calcext:value-type="float">
            <text:p>15531951</text:p>
          </table:table-cell>
          <table:table-cell table:formula="of:=[.B1015]+131" office:value-type="float" office:value="133093" calcext:value-type="float">
            <text:p>133093</text:p>
          </table:table-cell>
          <table:table-cell/>
          <table:table-cell table:formula="of:=[.D1015]+[.E1016]" office:value-type="float" office:value="15877864762" calcext:value-type="float">
            <text:p>15877864762</text:p>
          </table:table-cell>
          <table:table-cell table:formula="of:=[.G1016]*7627" office:value-type="float" office:value="30965620" calcext:value-type="float">
            <text:p>30965620</text:p>
          </table:table-cell>
          <table:table-cell/>
          <table:table-cell table:formula="of:=[.G1014]+8" office:value-type="float" office:value="4060" calcext:value-type="float">
            <text:p>4060</text:p>
          </table:table-cell>
          <table:table-cell table:number-columns-repeated="7"/>
        </table:table-row>
        <table:table-row table:style-name="ro1">
          <table:table-cell table:formula="of:=[.A1016]+15295" office:value-type="float" office:value="15547246" calcext:value-type="float">
            <text:p>15547246</text:p>
          </table:table-cell>
          <table:table-cell table:formula="of:=[.B1016]+131" office:value-type="float" office:value="133224" calcext:value-type="float">
            <text:p>133224</text:p>
          </table:table-cell>
          <table:table-cell/>
          <table:table-cell table:formula="of:=[.D1016]+[.E1017]" office:value-type="float" office:value="15909442042" calcext:value-type="float">
            <text:p>15909442042</text:p>
          </table:table-cell>
          <table:table-cell table:formula="of:=[.F1017]*7770" office:value-type="float" office:value="31577280" calcext:value-type="float">
            <text:p>31577280</text:p>
          </table:table-cell>
          <table:table-cell table:formula="of:=[.F1015]+8" office:value-type="float" office:value="4064" calcext:value-type="float">
            <text:p>4064</text:p>
          </table:table-cell>
          <table:table-cell table:number-columns-repeated="8"/>
        </table:table-row>
        <table:table-row table:style-name="ro1">
          <table:table-cell table:formula="of:=[.A1017]+15295" office:value-type="float" office:value="15562541" calcext:value-type="float">
            <text:p>15562541</text:p>
          </table:table-cell>
          <table:table-cell table:formula="of:=[.B1017]+131" office:value-type="float" office:value="133355" calcext:value-type="float">
            <text:p>133355</text:p>
          </table:table-cell>
          <table:table-cell/>
          <table:table-cell table:formula="of:=[.D1017]+[.E1018]" office:value-type="float" office:value="15940468678" calcext:value-type="float">
            <text:p>15940468678</text:p>
          </table:table-cell>
          <table:table-cell table:formula="of:=[.G1018]*7627" office:value-type="float" office:value="31026636" calcext:value-type="float">
            <text:p>31026636</text:p>
          </table:table-cell>
          <table:table-cell/>
          <table:table-cell table:formula="of:=[.G1016]+8" office:value-type="float" office:value="4068" calcext:value-type="float">
            <text:p>4068</text:p>
          </table:table-cell>
          <table:table-cell table:number-columns-repeated="7"/>
        </table:table-row>
        <table:table-row table:style-name="ro1">
          <table:table-cell table:formula="of:=[.A1018]+15295" office:value-type="float" office:value="15577836" calcext:value-type="float">
            <text:p>15577836</text:p>
          </table:table-cell>
          <table:table-cell table:formula="of:=[.B1018]+131" office:value-type="float" office:value="133486" calcext:value-type="float">
            <text:p>133486</text:p>
          </table:table-cell>
          <table:table-cell/>
          <table:table-cell table:formula="of:=[.D1018]+[.E1019]" office:value-type="float" office:value="15972108118" calcext:value-type="float">
            <text:p>15972108118</text:p>
          </table:table-cell>
          <table:table-cell table:formula="of:=[.F1019]*7770" office:value-type="float" office:value="31639440" calcext:value-type="float">
            <text:p>31639440</text:p>
          </table:table-cell>
          <table:table-cell table:formula="of:=[.F1017]+8" office:value-type="float" office:value="4072" calcext:value-type="float">
            <text:p>4072</text:p>
          </table:table-cell>
          <table:table-cell table:number-columns-repeated="8"/>
        </table:table-row>
        <table:table-row table:style-name="ro1">
          <table:table-cell table:formula="of:=[.A1019]+15295" office:value-type="float" office:value="15593131" calcext:value-type="float">
            <text:p>15593131</text:p>
          </table:table-cell>
          <table:table-cell table:formula="of:=[.B1019]+131" office:value-type="float" office:value="133617" calcext:value-type="float">
            <text:p>133617</text:p>
          </table:table-cell>
          <table:table-cell/>
          <table:table-cell table:formula="of:=[.D1019]+[.E1020]" office:value-type="float" office:value="16003195770" calcext:value-type="float">
            <text:p>16003195770</text:p>
          </table:table-cell>
          <table:table-cell table:formula="of:=[.G1020]*7627" office:value-type="float" office:value="31087652" calcext:value-type="float">
            <text:p>31087652</text:p>
          </table:table-cell>
          <table:table-cell/>
          <table:table-cell table:formula="of:=[.G1018]+8" office:value-type="float" office:value="4076" calcext:value-type="float">
            <text:p>4076</text:p>
          </table:table-cell>
          <table:table-cell table:number-columns-repeated="7"/>
        </table:table-row>
        <table:table-row table:style-name="ro1">
          <table:table-cell table:formula="of:=[.A1020]+15295" office:value-type="float" office:value="15608426" calcext:value-type="float">
            <text:p>15608426</text:p>
          </table:table-cell>
          <table:table-cell table:formula="of:=[.B1020]+131" office:value-type="float" office:value="133748" calcext:value-type="float">
            <text:p>133748</text:p>
          </table:table-cell>
          <table:table-cell/>
          <table:table-cell table:formula="of:=[.D1020]+[.E1021]" office:value-type="float" office:value="16034897370" calcext:value-type="float">
            <text:p>16034897370</text:p>
          </table:table-cell>
          <table:table-cell table:formula="of:=[.F1021]*7770" office:value-type="float" office:value="31701600" calcext:value-type="float">
            <text:p>31701600</text:p>
          </table:table-cell>
          <table:table-cell table:formula="of:=[.F1019]+8" office:value-type="float" office:value="4080" calcext:value-type="float">
            <text:p>4080</text:p>
          </table:table-cell>
          <table:table-cell table:number-columns-repeated="8"/>
        </table:table-row>
        <table:table-row table:style-name="ro1">
          <table:table-cell table:formula="of:=[.A1021]+15295" office:value-type="float" office:value="15623721" calcext:value-type="float">
            <text:p>15623721</text:p>
          </table:table-cell>
          <table:table-cell table:formula="of:=[.B1021]+131" office:value-type="float" office:value="133879" calcext:value-type="float">
            <text:p>133879</text:p>
          </table:table-cell>
          <table:table-cell/>
          <table:table-cell table:formula="of:=[.D1021]+[.E1022]" office:value-type="float" office:value="16066046038" calcext:value-type="float">
            <text:p>16066046038</text:p>
          </table:table-cell>
          <table:table-cell table:formula="of:=[.G1022]*7627" office:value-type="float" office:value="31148668" calcext:value-type="float">
            <text:p>31148668</text:p>
          </table:table-cell>
          <table:table-cell/>
          <table:table-cell table:formula="of:=[.G1020]+8" office:value-type="float" office:value="4084" calcext:value-type="float">
            <text:p>4084</text:p>
          </table:table-cell>
          <table:table-cell table:number-columns-repeated="7"/>
        </table:table-row>
        <table:table-row table:style-name="ro1">
          <table:table-cell table:formula="of:=[.A1022]+15295" office:value-type="float" office:value="15639016" calcext:value-type="float">
            <text:p>15639016</text:p>
          </table:table-cell>
          <table:table-cell table:formula="of:=[.B1022]+131" office:value-type="float" office:value="134010" calcext:value-type="float">
            <text:p>134010</text:p>
          </table:table-cell>
          <table:table-cell/>
          <table:table-cell table:formula="of:=[.D1022]+[.E1023]" office:value-type="float" office:value="16097809798" calcext:value-type="float">
            <text:p>16097809798</text:p>
          </table:table-cell>
          <table:table-cell table:formula="of:=[.F1023]*7770" office:value-type="float" office:value="31763760" calcext:value-type="float">
            <text:p>31763760</text:p>
          </table:table-cell>
          <table:table-cell table:formula="of:=[.F1021]+8" office:value-type="float" office:value="4088" calcext:value-type="float">
            <text:p>4088</text:p>
          </table:table-cell>
          <table:table-cell table:number-columns-repeated="8"/>
        </table:table-row>
        <table:table-row table:style-name="ro1">
          <table:table-cell table:formula="of:=[.A1023]+15295" office:value-type="float" office:value="15654311" calcext:value-type="float">
            <text:p>15654311</text:p>
          </table:table-cell>
          <table:table-cell table:formula="of:=[.B1023]+131" office:value-type="float" office:value="134141" calcext:value-type="float">
            <text:p>134141</text:p>
          </table:table-cell>
          <table:table-cell/>
          <table:table-cell table:formula="of:=[.D1023]+[.E1024]" office:value-type="float" office:value="16129019482" calcext:value-type="float">
            <text:p>16129019482</text:p>
          </table:table-cell>
          <table:table-cell table:formula="of:=[.G1024]*7627" office:value-type="float" office:value="31209684" calcext:value-type="float">
            <text:p>31209684</text:p>
          </table:table-cell>
          <table:table-cell/>
          <table:table-cell table:formula="of:=[.G1022]+8" office:value-type="float" office:value="4092" calcext:value-type="float">
            <text:p>4092</text:p>
          </table:table-cell>
          <table:table-cell table:number-columns-repeated="7"/>
        </table:table-row>
        <table:table-row table:style-name="ro1">
          <table:table-cell table:formula="of:=[.A1024]+15295" office:value-type="float" office:value="15669606" calcext:value-type="float">
            <text:p>15669606</text:p>
          </table:table-cell>
          <table:table-cell table:formula="of:=[.B1024]+131" office:value-type="float" office:value="134272" calcext:value-type="float">
            <text:p>134272</text:p>
          </table:table-cell>
          <table:table-cell/>
          <table:table-cell table:formula="of:=[.D1024]+[.E1025]" office:value-type="float" office:value="16160845402" calcext:value-type="float">
            <text:p>16160845402</text:p>
          </table:table-cell>
          <table:table-cell table:formula="of:=[.F1025]*7770" office:value-type="float" office:value="31825920" calcext:value-type="float">
            <text:p>31825920</text:p>
          </table:table-cell>
          <table:table-cell table:formula="of:=[.F1023]+8" office:value-type="float" office:value="4096" calcext:value-type="float">
            <text:p>4096</text:p>
          </table:table-cell>
          <table:table-cell table:number-columns-repeated="8"/>
        </table:table-row>
        <table:table-row table:style-name="ro1">
          <table:table-cell table:formula="of:=[.A1025]+15295" office:value-type="float" office:value="15684901" calcext:value-type="float">
            <text:p>15684901</text:p>
          </table:table-cell>
          <table:table-cell table:formula="of:=[.B1025]+131" office:value-type="float" office:value="134403" calcext:value-type="float">
            <text:p>134403</text:p>
          </table:table-cell>
          <table:table-cell/>
          <table:table-cell table:formula="of:=[.D1025]+[.E1026]" office:value-type="float" office:value="16192116102" calcext:value-type="float">
            <text:p>16192116102</text:p>
          </table:table-cell>
          <table:table-cell table:formula="of:=[.G1026]*7627" office:value-type="float" office:value="31270700" calcext:value-type="float">
            <text:p>31270700</text:p>
          </table:table-cell>
          <table:table-cell/>
          <table:table-cell table:formula="of:=[.G1024]+8" office:value-type="float" office:value="4100" calcext:value-type="float">
            <text:p>4100</text:p>
          </table:table-cell>
          <table:table-cell table:number-columns-repeated="7"/>
        </table:table-row>
        <table:table-row table:style-name="ro1">
          <table:table-cell table:formula="of:=[.A1026]+15295" office:value-type="float" office:value="15700196" calcext:value-type="float">
            <text:p>15700196</text:p>
          </table:table-cell>
          <table:table-cell table:formula="of:=[.B1026]+131" office:value-type="float" office:value="134534" calcext:value-type="float">
            <text:p>134534</text:p>
          </table:table-cell>
          <table:table-cell/>
          <table:table-cell table:formula="of:=[.D1026]+[.E1027]" office:value-type="float" office:value="16224004182" calcext:value-type="float">
            <text:p>16224004182</text:p>
          </table:table-cell>
          <table:table-cell table:formula="of:=[.F1027]*7770" office:value-type="float" office:value="31888080" calcext:value-type="float">
            <text:p>31888080</text:p>
          </table:table-cell>
          <table:table-cell table:formula="of:=[.F1025]+8" office:value-type="float" office:value="4104" calcext:value-type="float">
            <text:p>4104</text:p>
          </table:table-cell>
          <table:table-cell table:number-columns-repeated="8"/>
        </table:table-row>
        <table:table-row table:style-name="ro1">
          <table:table-cell table:formula="of:=[.A1027]+15295" office:value-type="float" office:value="15715491" calcext:value-type="float">
            <text:p>15715491</text:p>
          </table:table-cell>
          <table:table-cell table:formula="of:=[.B1027]+131" office:value-type="float" office:value="134665" calcext:value-type="float">
            <text:p>134665</text:p>
          </table:table-cell>
          <table:table-cell/>
          <table:table-cell table:formula="of:=[.D1027]+[.E1028]" office:value-type="float" office:value="16255335898" calcext:value-type="float">
            <text:p>16255335898</text:p>
          </table:table-cell>
          <table:table-cell table:formula="of:=[.G1028]*7627" office:value-type="float" office:value="31331716" calcext:value-type="float">
            <text:p>31331716</text:p>
          </table:table-cell>
          <table:table-cell/>
          <table:table-cell table:formula="of:=[.G1026]+8" office:value-type="float" office:value="4108" calcext:value-type="float">
            <text:p>4108</text:p>
          </table:table-cell>
          <table:table-cell table:number-columns-repeated="7"/>
        </table:table-row>
        <table:table-row table:style-name="ro1">
          <table:table-cell table:formula="of:=[.A1028]+15295" office:value-type="float" office:value="15730786" calcext:value-type="float">
            <text:p>15730786</text:p>
          </table:table-cell>
          <table:table-cell table:formula="of:=[.B1028]+131" office:value-type="float" office:value="134796" calcext:value-type="float">
            <text:p>134796</text:p>
          </table:table-cell>
          <table:table-cell/>
          <table:table-cell table:formula="of:=[.D1028]+[.E1029]" office:value-type="float" office:value="16287286138" calcext:value-type="float">
            <text:p>16287286138</text:p>
          </table:table-cell>
          <table:table-cell table:formula="of:=[.F1029]*7770" office:value-type="float" office:value="31950240" calcext:value-type="float">
            <text:p>31950240</text:p>
          </table:table-cell>
          <table:table-cell table:formula="of:=[.F1027]+8" office:value-type="float" office:value="4112" calcext:value-type="float">
            <text:p>4112</text:p>
          </table:table-cell>
          <table:table-cell table:number-columns-repeated="8"/>
        </table:table-row>
        <table:table-row table:style-name="ro1">
          <table:table-cell table:formula="of:=[.A1029]+15295" office:value-type="float" office:value="15746081" calcext:value-type="float">
            <text:p>15746081</text:p>
          </table:table-cell>
          <table:table-cell table:formula="of:=[.B1029]+131" office:value-type="float" office:value="134927" calcext:value-type="float">
            <text:p>134927</text:p>
          </table:table-cell>
          <table:table-cell/>
          <table:table-cell table:formula="of:=[.D1029]+[.E1030]" office:value-type="float" office:value="16318678870" calcext:value-type="float">
            <text:p>16318678870</text:p>
          </table:table-cell>
          <table:table-cell table:formula="of:=[.G1030]*7627" office:value-type="float" office:value="31392732" calcext:value-type="float">
            <text:p>31392732</text:p>
          </table:table-cell>
          <table:table-cell/>
          <table:table-cell table:formula="of:=[.G1028]+8" office:value-type="float" office:value="4116" calcext:value-type="float">
            <text:p>4116</text:p>
          </table:table-cell>
          <table:table-cell table:number-columns-repeated="7"/>
        </table:table-row>
        <table:table-row table:style-name="ro1">
          <table:table-cell table:formula="of:=[.A1030]+15295" office:value-type="float" office:value="15761376" calcext:value-type="float">
            <text:p>15761376</text:p>
          </table:table-cell>
          <table:table-cell table:formula="of:=[.B1030]+131" office:value-type="float" office:value="135058" calcext:value-type="float">
            <text:p>135058</text:p>
          </table:table-cell>
          <table:table-cell/>
          <table:table-cell table:formula="of:=[.D1030]+[.E1031]" office:value-type="float" office:value="16350691270" calcext:value-type="float">
            <text:p>16350691270</text:p>
          </table:table-cell>
          <table:table-cell table:formula="of:=[.F1031]*7770" office:value-type="float" office:value="32012400" calcext:value-type="float">
            <text:p>32012400</text:p>
          </table:table-cell>
          <table:table-cell table:formula="of:=[.F1029]+8" office:value-type="float" office:value="4120" calcext:value-type="float">
            <text:p>4120</text:p>
          </table:table-cell>
          <table:table-cell table:number-columns-repeated="8"/>
        </table:table-row>
        <table:table-row table:style-name="ro1">
          <table:table-cell table:formula="of:=[.A1031]+15295" office:value-type="float" office:value="15776671" calcext:value-type="float">
            <text:p>15776671</text:p>
          </table:table-cell>
          <table:table-cell table:formula="of:=[.B1031]+131" office:value-type="float" office:value="135189" calcext:value-type="float">
            <text:p>135189</text:p>
          </table:table-cell>
          <table:table-cell/>
          <table:table-cell table:formula="of:=[.D1031]+[.E1032]" office:value-type="float" office:value="16382145018" calcext:value-type="float">
            <text:p>16382145018</text:p>
          </table:table-cell>
          <table:table-cell table:formula="of:=[.G1032]*7627" office:value-type="float" office:value="31453748" calcext:value-type="float">
            <text:p>31453748</text:p>
          </table:table-cell>
          <table:table-cell/>
          <table:table-cell table:formula="of:=[.G1030]+8" office:value-type="float" office:value="4124" calcext:value-type="float">
            <text:p>4124</text:p>
          </table:table-cell>
          <table:table-cell table:number-columns-repeated="7"/>
        </table:table-row>
        <table:table-row table:style-name="ro1">
          <table:table-cell table:formula="of:=[.A1032]+15295" office:value-type="float" office:value="15791966" calcext:value-type="float">
            <text:p>15791966</text:p>
          </table:table-cell>
          <table:table-cell table:formula="of:=[.B1032]+131" office:value-type="float" office:value="135320" calcext:value-type="float">
            <text:p>135320</text:p>
          </table:table-cell>
          <table:table-cell/>
          <table:table-cell table:formula="of:=[.D1032]+[.E1033]" office:value-type="float" office:value="16414219578" calcext:value-type="float">
            <text:p>16414219578</text:p>
          </table:table-cell>
          <table:table-cell table:formula="of:=[.F1033]*7770" office:value-type="float" office:value="32074560" calcext:value-type="float">
            <text:p>32074560</text:p>
          </table:table-cell>
          <table:table-cell table:formula="of:=[.F1031]+8" office:value-type="float" office:value="4128" calcext:value-type="float">
            <text:p>4128</text:p>
          </table:table-cell>
          <table:table-cell table:number-columns-repeated="8"/>
        </table:table-row>
        <table:table-row table:style-name="ro1">
          <table:table-cell table:formula="of:=[.A1033]+15295" office:value-type="float" office:value="15807261" calcext:value-type="float">
            <text:p>15807261</text:p>
          </table:table-cell>
          <table:table-cell table:formula="of:=[.B1033]+131" office:value-type="float" office:value="135451" calcext:value-type="float">
            <text:p>135451</text:p>
          </table:table-cell>
          <table:table-cell/>
          <table:table-cell table:formula="of:=[.D1033]+[.E1034]" office:value-type="float" office:value="16445734342" calcext:value-type="float">
            <text:p>16445734342</text:p>
          </table:table-cell>
          <table:table-cell table:formula="of:=[.G1034]*7627" office:value-type="float" office:value="31514764" calcext:value-type="float">
            <text:p>31514764</text:p>
          </table:table-cell>
          <table:table-cell/>
          <table:table-cell table:formula="of:=[.G1032]+8" office:value-type="float" office:value="4132" calcext:value-type="float">
            <text:p>4132</text:p>
          </table:table-cell>
          <table:table-cell table:number-columns-repeated="7"/>
        </table:table-row>
        <table:table-row table:style-name="ro1">
          <table:table-cell table:formula="of:=[.A1034]+15295" office:value-type="float" office:value="15822556" calcext:value-type="float">
            <text:p>15822556</text:p>
          </table:table-cell>
          <table:table-cell table:formula="of:=[.B1034]+131" office:value-type="float" office:value="135582" calcext:value-type="float">
            <text:p>135582</text:p>
          </table:table-cell>
          <table:table-cell/>
          <table:table-cell table:formula="of:=[.D1034]+[.E1035]" office:value-type="float" office:value="16477871062" calcext:value-type="float">
            <text:p>16477871062</text:p>
          </table:table-cell>
          <table:table-cell table:formula="of:=[.F1035]*7770" office:value-type="float" office:value="32136720" calcext:value-type="float">
            <text:p>32136720</text:p>
          </table:table-cell>
          <table:table-cell table:formula="of:=[.F1033]+8" office:value-type="float" office:value="4136" calcext:value-type="float">
            <text:p>4136</text:p>
          </table:table-cell>
          <table:table-cell table:number-columns-repeated="8"/>
        </table:table-row>
        <table:table-row table:style-name="ro1">
          <table:table-cell table:formula="of:=[.A1035]+15295" office:value-type="float" office:value="15837851" calcext:value-type="float">
            <text:p>15837851</text:p>
          </table:table-cell>
          <table:table-cell table:formula="of:=[.B1035]+131" office:value-type="float" office:value="135713" calcext:value-type="float">
            <text:p>135713</text:p>
          </table:table-cell>
          <table:table-cell/>
          <table:table-cell table:formula="of:=[.D1035]+[.E1036]" office:value-type="float" office:value="16509446842" calcext:value-type="float">
            <text:p>16509446842</text:p>
          </table:table-cell>
          <table:table-cell table:formula="of:=[.G1036]*7627" office:value-type="float" office:value="31575780" calcext:value-type="float">
            <text:p>31575780</text:p>
          </table:table-cell>
          <table:table-cell/>
          <table:table-cell table:formula="of:=[.G1034]+8" office:value-type="float" office:value="4140" calcext:value-type="float">
            <text:p>4140</text:p>
          </table:table-cell>
          <table:table-cell table:number-columns-repeated="7"/>
        </table:table-row>
        <table:table-row table:style-name="ro1">
          <table:table-cell table:formula="of:=[.A1036]+15295" office:value-type="float" office:value="15853146" calcext:value-type="float">
            <text:p>15853146</text:p>
          </table:table-cell>
          <table:table-cell table:formula="of:=[.B1036]+131" office:value-type="float" office:value="135844" calcext:value-type="float">
            <text:p>135844</text:p>
          </table:table-cell>
          <table:table-cell/>
          <table:table-cell table:formula="of:=[.D1036]+[.E1037]" office:value-type="float" office:value="16541645722" calcext:value-type="float">
            <text:p>16541645722</text:p>
          </table:table-cell>
          <table:table-cell table:formula="of:=[.F1037]*7770" office:value-type="float" office:value="32198880" calcext:value-type="float">
            <text:p>32198880</text:p>
          </table:table-cell>
          <table:table-cell table:formula="of:=[.F1035]+8" office:value-type="float" office:value="4144" calcext:value-type="float">
            <text:p>4144</text:p>
          </table:table-cell>
          <table:table-cell table:number-columns-repeated="8"/>
        </table:table-row>
        <table:table-row table:style-name="ro1">
          <table:table-cell table:formula="of:=[.A1037]+15295" office:value-type="float" office:value="15868441" calcext:value-type="float">
            <text:p>15868441</text:p>
          </table:table-cell>
          <table:table-cell table:formula="of:=[.B1037]+131" office:value-type="float" office:value="135975" calcext:value-type="float">
            <text:p>135975</text:p>
          </table:table-cell>
          <table:table-cell/>
          <table:table-cell table:formula="of:=[.D1037]+[.E1038]" office:value-type="float" office:value="16573282518" calcext:value-type="float">
            <text:p>16573282518</text:p>
          </table:table-cell>
          <table:table-cell table:formula="of:=[.G1038]*7627" office:value-type="float" office:value="31636796" calcext:value-type="float">
            <text:p>31636796</text:p>
          </table:table-cell>
          <table:table-cell/>
          <table:table-cell table:formula="of:=[.G1036]+8" office:value-type="float" office:value="4148" calcext:value-type="float">
            <text:p>4148</text:p>
          </table:table-cell>
          <table:table-cell table:number-columns-repeated="7"/>
        </table:table-row>
        <table:table-row table:style-name="ro1">
          <table:table-cell table:formula="of:=[.A1038]+15295" office:value-type="float" office:value="15883736" calcext:value-type="float">
            <text:p>15883736</text:p>
          </table:table-cell>
          <table:table-cell table:formula="of:=[.B1038]+131" office:value-type="float" office:value="136106" calcext:value-type="float">
            <text:p>136106</text:p>
          </table:table-cell>
          <table:table-cell/>
          <table:table-cell table:formula="of:=[.D1038]+[.E1039]" office:value-type="float" office:value="16605543558" calcext:value-type="float">
            <text:p>16605543558</text:p>
          </table:table-cell>
          <table:table-cell table:formula="of:=[.F1039]*7770" office:value-type="float" office:value="32261040" calcext:value-type="float">
            <text:p>32261040</text:p>
          </table:table-cell>
          <table:table-cell table:formula="of:=[.F1037]+8" office:value-type="float" office:value="4152" calcext:value-type="float">
            <text:p>4152</text:p>
          </table:table-cell>
          <table:table-cell table:number-columns-repeated="8"/>
        </table:table-row>
        <table:table-row table:style-name="ro1">
          <table:table-cell table:formula="of:=[.A1039]+15295" office:value-type="float" office:value="15899031" calcext:value-type="float">
            <text:p>15899031</text:p>
          </table:table-cell>
          <table:table-cell table:formula="of:=[.B1039]+131" office:value-type="float" office:value="136237" calcext:value-type="float">
            <text:p>136237</text:p>
          </table:table-cell>
          <table:table-cell/>
          <table:table-cell table:formula="of:=[.D1039]+[.E1040]" office:value-type="float" office:value="16637241370" calcext:value-type="float">
            <text:p>16637241370</text:p>
          </table:table-cell>
          <table:table-cell table:formula="of:=[.G1040]*7627" office:value-type="float" office:value="31697812" calcext:value-type="float">
            <text:p>31697812</text:p>
          </table:table-cell>
          <table:table-cell/>
          <table:table-cell table:formula="of:=[.G1038]+8" office:value-type="float" office:value="4156" calcext:value-type="float">
            <text:p>4156</text:p>
          </table:table-cell>
          <table:table-cell table:number-columns-repeated="7"/>
        </table:table-row>
        <table:table-row table:style-name="ro1">
          <table:table-cell table:formula="of:=[.A1040]+15295" office:value-type="float" office:value="15914326" calcext:value-type="float">
            <text:p>15914326</text:p>
          </table:table-cell>
          <table:table-cell table:formula="of:=[.B1040]+131" office:value-type="float" office:value="136368" calcext:value-type="float">
            <text:p>136368</text:p>
          </table:table-cell>
          <table:table-cell/>
          <table:table-cell table:formula="of:=[.D1040]+[.E1041]" office:value-type="float" office:value="16669564570" calcext:value-type="float">
            <text:p>16669564570</text:p>
          </table:table-cell>
          <table:table-cell table:formula="of:=[.F1041]*7770" office:value-type="float" office:value="32323200" calcext:value-type="float">
            <text:p>32323200</text:p>
          </table:table-cell>
          <table:table-cell table:formula="of:=[.F1039]+8" office:value-type="float" office:value="4160" calcext:value-type="float">
            <text:p>4160</text:p>
          </table:table-cell>
          <table:table-cell table:number-columns-repeated="8"/>
        </table:table-row>
        <table:table-row table:style-name="ro1">
          <table:table-cell table:formula="of:=[.A1041]+15295" office:value-type="float" office:value="15929621" calcext:value-type="float">
            <text:p>15929621</text:p>
          </table:table-cell>
          <table:table-cell table:formula="of:=[.B1041]+131" office:value-type="float" office:value="136499" calcext:value-type="float">
            <text:p>136499</text:p>
          </table:table-cell>
          <table:table-cell/>
          <table:table-cell table:formula="of:=[.D1041]+[.E1042]" office:value-type="float" office:value="16701323398" calcext:value-type="float">
            <text:p>16701323398</text:p>
          </table:table-cell>
          <table:table-cell table:formula="of:=[.G1042]*7627" office:value-type="float" office:value="31758828" calcext:value-type="float">
            <text:p>31758828</text:p>
          </table:table-cell>
          <table:table-cell/>
          <table:table-cell table:formula="of:=[.G1040]+8" office:value-type="float" office:value="4164" calcext:value-type="float">
            <text:p>4164</text:p>
          </table:table-cell>
          <table:table-cell table:number-columns-repeated="7"/>
        </table:table-row>
        <table:table-row table:style-name="ro1">
          <table:table-cell table:formula="of:=[.A1042]+15295" office:value-type="float" office:value="15944916" calcext:value-type="float">
            <text:p>15944916</text:p>
          </table:table-cell>
          <table:table-cell table:formula="of:=[.B1042]+131" office:value-type="float" office:value="136630" calcext:value-type="float">
            <text:p>136630</text:p>
          </table:table-cell>
          <table:table-cell/>
          <table:table-cell table:formula="of:=[.D1042]+[.E1043]" office:value-type="float" office:value="16733708758" calcext:value-type="float">
            <text:p>16733708758</text:p>
          </table:table-cell>
          <table:table-cell table:formula="of:=[.F1043]*7770" office:value-type="float" office:value="32385360" calcext:value-type="float">
            <text:p>32385360</text:p>
          </table:table-cell>
          <table:table-cell table:formula="of:=[.F1041]+8" office:value-type="float" office:value="4168" calcext:value-type="float">
            <text:p>4168</text:p>
          </table:table-cell>
          <table:table-cell table:number-columns-repeated="8"/>
        </table:table-row>
        <table:table-row table:style-name="ro1">
          <table:table-cell table:formula="of:=[.A1043]+15295" office:value-type="float" office:value="15960211" calcext:value-type="float">
            <text:p>15960211</text:p>
          </table:table-cell>
          <table:table-cell table:formula="of:=[.B1043]+131" office:value-type="float" office:value="136761" calcext:value-type="float">
            <text:p>136761</text:p>
          </table:table-cell>
          <table:table-cell/>
          <table:table-cell table:formula="of:=[.D1043]+[.E1044]" office:value-type="float" office:value="16765528602" calcext:value-type="float">
            <text:p>16765528602</text:p>
          </table:table-cell>
          <table:table-cell table:formula="of:=[.G1044]*7627" office:value-type="float" office:value="31819844" calcext:value-type="float">
            <text:p>31819844</text:p>
          </table:table-cell>
          <table:table-cell/>
          <table:table-cell table:formula="of:=[.G1042]+8" office:value-type="float" office:value="4172" calcext:value-type="float">
            <text:p>4172</text:p>
          </table:table-cell>
          <table:table-cell table:number-columns-repeated="7"/>
        </table:table-row>
        <table:table-row table:style-name="ro1">
          <table:table-cell table:formula="of:=[.A1044]+15295" office:value-type="float" office:value="15975506" calcext:value-type="float">
            <text:p>15975506</text:p>
          </table:table-cell>
          <table:table-cell table:formula="of:=[.B1044]+131" office:value-type="float" office:value="136892" calcext:value-type="float">
            <text:p>136892</text:p>
          </table:table-cell>
          <table:table-cell/>
          <table:table-cell table:formula="of:=[.D1044]+[.E1045]" office:value-type="float" office:value="16797976122" calcext:value-type="float">
            <text:p>16797976122</text:p>
          </table:table-cell>
          <table:table-cell table:formula="of:=[.F1045]*7770" office:value-type="float" office:value="32447520" calcext:value-type="float">
            <text:p>32447520</text:p>
          </table:table-cell>
          <table:table-cell table:formula="of:=[.F1043]+8" office:value-type="float" office:value="4176" calcext:value-type="float">
            <text:p>4176</text:p>
          </table:table-cell>
          <table:table-cell table:number-columns-repeated="8"/>
        </table:table-row>
        <table:table-row table:style-name="ro1">
          <table:table-cell table:formula="of:=[.A1045]+15295" office:value-type="float" office:value="15990801" calcext:value-type="float">
            <text:p>15990801</text:p>
          </table:table-cell>
          <table:table-cell table:formula="of:=[.B1045]+131" office:value-type="float" office:value="137023" calcext:value-type="float">
            <text:p>137023</text:p>
          </table:table-cell>
          <table:table-cell/>
          <table:table-cell table:formula="of:=[.D1045]+[.E1046]" office:value-type="float" office:value="16829856982" calcext:value-type="float">
            <text:p>16829856982</text:p>
          </table:table-cell>
          <table:table-cell table:formula="of:=[.G1046]*7627" office:value-type="float" office:value="31880860" calcext:value-type="float">
            <text:p>31880860</text:p>
          </table:table-cell>
          <table:table-cell/>
          <table:table-cell table:formula="of:=[.G1044]+8" office:value-type="float" office:value="4180" calcext:value-type="float">
            <text:p>4180</text:p>
          </table:table-cell>
          <table:table-cell table:number-columns-repeated="7"/>
        </table:table-row>
        <table:table-row table:style-name="ro1">
          <table:table-cell table:formula="of:=[.A1046]+15295" office:value-type="float" office:value="16006096" calcext:value-type="float">
            <text:p>16006096</text:p>
          </table:table-cell>
          <table:table-cell table:formula="of:=[.B1046]+131" office:value-type="float" office:value="137154" calcext:value-type="float">
            <text:p>137154</text:p>
          </table:table-cell>
          <table:table-cell/>
          <table:table-cell table:formula="of:=[.D1046]+[.E1047]" office:value-type="float" office:value="16862366662" calcext:value-type="float">
            <text:p>16862366662</text:p>
          </table:table-cell>
          <table:table-cell table:formula="of:=[.F1047]*7770" office:value-type="float" office:value="32509680" calcext:value-type="float">
            <text:p>32509680</text:p>
          </table:table-cell>
          <table:table-cell table:formula="of:=[.F1045]+8" office:value-type="float" office:value="4184" calcext:value-type="float">
            <text:p>4184</text:p>
          </table:table-cell>
          <table:table-cell table:number-columns-repeated="8"/>
        </table:table-row>
        <table:table-row table:style-name="ro1">
          <table:table-cell table:formula="of:=[.A1047]+15295" office:value-type="float" office:value="16021391" calcext:value-type="float">
            <text:p>16021391</text:p>
          </table:table-cell>
          <table:table-cell table:formula="of:=[.B1047]+131" office:value-type="float" office:value="137285" calcext:value-type="float">
            <text:p>137285</text:p>
          </table:table-cell>
          <table:table-cell/>
          <table:table-cell table:formula="of:=[.D1047]+[.E1048]" office:value-type="float" office:value="16894308538" calcext:value-type="float">
            <text:p>16894308538</text:p>
          </table:table-cell>
          <table:table-cell table:formula="of:=[.G1048]*7627" office:value-type="float" office:value="31941876" calcext:value-type="float">
            <text:p>31941876</text:p>
          </table:table-cell>
          <table:table-cell/>
          <table:table-cell table:formula="of:=[.G1046]+8" office:value-type="float" office:value="4188" calcext:value-type="float">
            <text:p>4188</text:p>
          </table:table-cell>
          <table:table-cell table:number-columns-repeated="7"/>
        </table:table-row>
        <table:table-row table:style-name="ro1">
          <table:table-cell table:formula="of:=[.A1048]+15295" office:value-type="float" office:value="16036686" calcext:value-type="float">
            <text:p>16036686</text:p>
          </table:table-cell>
          <table:table-cell table:formula="of:=[.B1048]+131" office:value-type="float" office:value="137416" calcext:value-type="float">
            <text:p>137416</text:p>
          </table:table-cell>
          <table:table-cell/>
          <table:table-cell table:formula="of:=[.D1048]+[.E1049]" office:value-type="float" office:value="16926880378" calcext:value-type="float">
            <text:p>16926880378</text:p>
          </table:table-cell>
          <table:table-cell table:formula="of:=[.F1049]*7770" office:value-type="float" office:value="32571840" calcext:value-type="float">
            <text:p>32571840</text:p>
          </table:table-cell>
          <table:table-cell table:formula="of:=[.F1047]+8" office:value-type="float" office:value="4192" calcext:value-type="float">
            <text:p>4192</text:p>
          </table:table-cell>
          <table:table-cell table:number-columns-repeated="8"/>
        </table:table-row>
        <table:table-row table:style-name="ro1">
          <table:table-cell table:formula="of:=[.A1049]+15295" office:value-type="float" office:value="16051981" calcext:value-type="float">
            <text:p>16051981</text:p>
          </table:table-cell>
          <table:table-cell table:formula="of:=[.B1049]+131" office:value-type="float" office:value="137547" calcext:value-type="float">
            <text:p>137547</text:p>
          </table:table-cell>
          <table:table-cell/>
          <table:table-cell table:formula="of:=[.D1049]+[.E1050]" office:value-type="float" office:value="16958883270" calcext:value-type="float">
            <text:p>16958883270</text:p>
          </table:table-cell>
          <table:table-cell table:formula="of:=[.G1050]*7627" office:value-type="float" office:value="32002892" calcext:value-type="float">
            <text:p>32002892</text:p>
          </table:table-cell>
          <table:table-cell/>
          <table:table-cell table:formula="of:=[.G1048]+8" office:value-type="float" office:value="4196" calcext:value-type="float">
            <text:p>4196</text:p>
          </table:table-cell>
          <table:table-cell table:number-columns-repeated="7"/>
        </table:table-row>
        <table:table-row table:style-name="ro1">
          <table:table-cell table:formula="of:=[.A1050]+15295" office:value-type="float" office:value="16067276" calcext:value-type="float">
            <text:p>16067276</text:p>
          </table:table-cell>
          <table:table-cell table:formula="of:=[.B1050]+131" office:value-type="float" office:value="137678" calcext:value-type="float">
            <text:p>137678</text:p>
          </table:table-cell>
          <table:table-cell/>
          <table:table-cell table:formula="of:=[.D1050]+[.E1051]" office:value-type="float" office:value="16991517270" calcext:value-type="float">
            <text:p>16991517270</text:p>
          </table:table-cell>
          <table:table-cell table:formula="of:=[.F1051]*7770" office:value-type="float" office:value="32634000" calcext:value-type="float">
            <text:p>32634000</text:p>
          </table:table-cell>
          <table:table-cell table:formula="of:=[.F1049]+8" office:value-type="float" office:value="4200" calcext:value-type="float">
            <text:p>4200</text:p>
          </table:table-cell>
          <table:table-cell table:number-columns-repeated="8"/>
        </table:table-row>
        <table:table-row table:style-name="ro1">
          <table:table-cell table:formula="of:=[.A1051]+15295" office:value-type="float" office:value="16082571" calcext:value-type="float">
            <text:p>16082571</text:p>
          </table:table-cell>
          <table:table-cell table:formula="of:=[.B1051]+131" office:value-type="float" office:value="137809" calcext:value-type="float">
            <text:p>137809</text:p>
          </table:table-cell>
          <table:table-cell/>
          <table:table-cell table:formula="of:=[.D1051]+[.E1052]" office:value-type="float" office:value="17023581178" calcext:value-type="float">
            <text:p>17023581178</text:p>
          </table:table-cell>
          <table:table-cell table:formula="of:=[.G1052]*7627" office:value-type="float" office:value="32063908" calcext:value-type="float">
            <text:p>32063908</text:p>
          </table:table-cell>
          <table:table-cell/>
          <table:table-cell table:formula="of:=[.G1050]+8" office:value-type="float" office:value="4204" calcext:value-type="float">
            <text:p>4204</text:p>
          </table:table-cell>
          <table:table-cell table:number-columns-repeated="7"/>
        </table:table-row>
        <table:table-row table:style-name="ro1">
          <table:table-cell table:formula="of:=[.A1052]+15295" office:value-type="float" office:value="16097866" calcext:value-type="float">
            <text:p>16097866</text:p>
          </table:table-cell>
          <table:table-cell table:formula="of:=[.B1052]+131" office:value-type="float" office:value="137940" calcext:value-type="float">
            <text:p>137940</text:p>
          </table:table-cell>
          <table:table-cell/>
          <table:table-cell table:formula="of:=[.D1052]+[.E1053]" office:value-type="float" office:value="17056277338" calcext:value-type="float">
            <text:p>17056277338</text:p>
          </table:table-cell>
          <table:table-cell table:formula="of:=[.F1053]*7770" office:value-type="float" office:value="32696160" calcext:value-type="float">
            <text:p>32696160</text:p>
          </table:table-cell>
          <table:table-cell table:formula="of:=[.F1051]+8" office:value-type="float" office:value="4208" calcext:value-type="float">
            <text:p>4208</text:p>
          </table:table-cell>
          <table:table-cell table:number-columns-repeated="8"/>
        </table:table-row>
        <table:table-row table:style-name="ro1">
          <table:table-cell table:formula="of:=[.A1053]+15295" office:value-type="float" office:value="16113161" calcext:value-type="float">
            <text:p>16113161</text:p>
          </table:table-cell>
          <table:table-cell table:formula="of:=[.B1053]+131" office:value-type="float" office:value="138071" calcext:value-type="float">
            <text:p>138071</text:p>
          </table:table-cell>
          <table:table-cell/>
          <table:table-cell table:formula="of:=[.D1053]+[.E1054]" office:value-type="float" office:value="17088402262" calcext:value-type="float">
            <text:p>17088402262</text:p>
          </table:table-cell>
          <table:table-cell table:formula="of:=[.G1054]*7627" office:value-type="float" office:value="32124924" calcext:value-type="float">
            <text:p>32124924</text:p>
          </table:table-cell>
          <table:table-cell/>
          <table:table-cell table:formula="of:=[.G1052]+8" office:value-type="float" office:value="4212" calcext:value-type="float">
            <text:p>4212</text:p>
          </table:table-cell>
          <table:table-cell table:number-columns-repeated="7"/>
        </table:table-row>
        <table:table-row table:style-name="ro1">
          <table:table-cell table:formula="of:=[.A1054]+15295" office:value-type="float" office:value="16128456" calcext:value-type="float">
            <text:p>16128456</text:p>
          </table:table-cell>
          <table:table-cell table:formula="of:=[.B1054]+131" office:value-type="float" office:value="138202" calcext:value-type="float">
            <text:p>138202</text:p>
          </table:table-cell>
          <table:table-cell/>
          <table:table-cell table:formula="of:=[.D1054]+[.E1055]" office:value-type="float" office:value="17121160582" calcext:value-type="float">
            <text:p>17121160582</text:p>
          </table:table-cell>
          <table:table-cell table:formula="of:=[.F1055]*7770" office:value-type="float" office:value="32758320" calcext:value-type="float">
            <text:p>32758320</text:p>
          </table:table-cell>
          <table:table-cell table:formula="of:=[.F1053]+8" office:value-type="float" office:value="4216" calcext:value-type="float">
            <text:p>4216</text:p>
          </table:table-cell>
          <table:table-cell table:number-columns-repeated="8"/>
        </table:table-row>
        <table:table-row table:style-name="ro1">
          <table:table-cell table:formula="of:=[.A1055]+15295" office:value-type="float" office:value="16143751" calcext:value-type="float">
            <text:p>16143751</text:p>
          </table:table-cell>
          <table:table-cell table:formula="of:=[.B1055]+131" office:value-type="float" office:value="138333" calcext:value-type="float">
            <text:p>138333</text:p>
          </table:table-cell>
          <table:table-cell/>
          <table:table-cell table:formula="of:=[.D1055]+[.E1056]" office:value-type="float" office:value="17153346522" calcext:value-type="float">
            <text:p>17153346522</text:p>
          </table:table-cell>
          <table:table-cell table:formula="of:=[.G1056]*7627" office:value-type="float" office:value="32185940" calcext:value-type="float">
            <text:p>32185940</text:p>
          </table:table-cell>
          <table:table-cell/>
          <table:table-cell table:formula="of:=[.G1054]+8" office:value-type="float" office:value="4220" calcext:value-type="float">
            <text:p>4220</text:p>
          </table:table-cell>
          <table:table-cell table:number-columns-repeated="7"/>
        </table:table-row>
        <table:table-row table:style-name="ro1">
          <table:table-cell table:formula="of:=[.A1056]+15295" office:value-type="float" office:value="16159046" calcext:value-type="float">
            <text:p>16159046</text:p>
          </table:table-cell>
          <table:table-cell table:formula="of:=[.B1056]+131" office:value-type="float" office:value="138464" calcext:value-type="float">
            <text:p>138464</text:p>
          </table:table-cell>
          <table:table-cell/>
          <table:table-cell table:formula="of:=[.D1056]+[.E1057]" office:value-type="float" office:value="17186167002" calcext:value-type="float">
            <text:p>17186167002</text:p>
          </table:table-cell>
          <table:table-cell table:formula="of:=[.F1057]*7770" office:value-type="float" office:value="32820480" calcext:value-type="float">
            <text:p>32820480</text:p>
          </table:table-cell>
          <table:table-cell table:formula="of:=[.F1055]+8" office:value-type="float" office:value="4224" calcext:value-type="float">
            <text:p>4224</text:p>
          </table:table-cell>
          <table:table-cell table:number-columns-repeated="8"/>
        </table:table-row>
        <table:table-row table:style-name="ro1">
          <table:table-cell table:formula="of:=[.A1057]+15295" office:value-type="float" office:value="16174341" calcext:value-type="float">
            <text:p>16174341</text:p>
          </table:table-cell>
          <table:table-cell table:formula="of:=[.B1057]+131" office:value-type="float" office:value="138595" calcext:value-type="float">
            <text:p>138595</text:p>
          </table:table-cell>
          <table:table-cell/>
          <table:table-cell table:formula="of:=[.D1057]+[.E1058]" office:value-type="float" office:value="17218413958" calcext:value-type="float">
            <text:p>17218413958</text:p>
          </table:table-cell>
          <table:table-cell table:formula="of:=[.G1058]*7627" office:value-type="float" office:value="32246956" calcext:value-type="float">
            <text:p>32246956</text:p>
          </table:table-cell>
          <table:table-cell/>
          <table:table-cell table:formula="of:=[.G1056]+8" office:value-type="float" office:value="4228" calcext:value-type="float">
            <text:p>4228</text:p>
          </table:table-cell>
          <table:table-cell table:number-columns-repeated="7"/>
        </table:table-row>
        <table:table-row table:style-name="ro1">
          <table:table-cell table:formula="of:=[.A1058]+15295" office:value-type="float" office:value="16189636" calcext:value-type="float">
            <text:p>16189636</text:p>
          </table:table-cell>
          <table:table-cell table:formula="of:=[.B1058]+131" office:value-type="float" office:value="138726" calcext:value-type="float">
            <text:p>138726</text:p>
          </table:table-cell>
          <table:table-cell/>
          <table:table-cell table:formula="of:=[.D1058]+[.E1059]" office:value-type="float" office:value="17251296598" calcext:value-type="float">
            <text:p>17251296598</text:p>
          </table:table-cell>
          <table:table-cell table:formula="of:=[.F1059]*7770" office:value-type="float" office:value="32882640" calcext:value-type="float">
            <text:p>32882640</text:p>
          </table:table-cell>
          <table:table-cell table:formula="of:=[.F1057]+8" office:value-type="float" office:value="4232" calcext:value-type="float">
            <text:p>4232</text:p>
          </table:table-cell>
          <table:table-cell table:number-columns-repeated="8"/>
        </table:table-row>
        <table:table-row table:style-name="ro1">
          <table:table-cell table:formula="of:=[.A1059]+15295" office:value-type="float" office:value="16204931" calcext:value-type="float">
            <text:p>16204931</text:p>
          </table:table-cell>
          <table:table-cell table:formula="of:=[.B1059]+131" office:value-type="float" office:value="138857" calcext:value-type="float">
            <text:p>138857</text:p>
          </table:table-cell>
          <table:table-cell/>
          <table:table-cell table:formula="of:=[.D1059]+[.E1060]" office:value-type="float" office:value="17283604570" calcext:value-type="float">
            <text:p>17283604570</text:p>
          </table:table-cell>
          <table:table-cell table:formula="of:=[.G1060]*7627" office:value-type="float" office:value="32307972" calcext:value-type="float">
            <text:p>32307972</text:p>
          </table:table-cell>
          <table:table-cell/>
          <table:table-cell table:formula="of:=[.G1058]+8" office:value-type="float" office:value="4236" calcext:value-type="float">
            <text:p>4236</text:p>
          </table:table-cell>
          <table:table-cell table:number-columns-repeated="7"/>
        </table:table-row>
        <table:table-row table:style-name="ro1">
          <table:table-cell table:formula="of:=[.A1060]+15295" office:value-type="float" office:value="16220226" calcext:value-type="float">
            <text:p>16220226</text:p>
          </table:table-cell>
          <table:table-cell table:formula="of:=[.B1060]+131" office:value-type="float" office:value="138988" calcext:value-type="float">
            <text:p>138988</text:p>
          </table:table-cell>
          <table:table-cell/>
          <table:table-cell table:formula="of:=[.D1060]+[.E1061]" office:value-type="float" office:value="17316549370" calcext:value-type="float">
            <text:p>17316549370</text:p>
          </table:table-cell>
          <table:table-cell table:formula="of:=[.F1061]*7770" office:value-type="float" office:value="32944800" calcext:value-type="float">
            <text:p>32944800</text:p>
          </table:table-cell>
          <table:table-cell table:formula="of:=[.F1059]+8" office:value-type="float" office:value="4240" calcext:value-type="float">
            <text:p>4240</text:p>
          </table:table-cell>
          <table:table-cell table:number-columns-repeated="8"/>
        </table:table-row>
        <table:table-row table:style-name="ro1">
          <table:table-cell table:formula="of:=[.A1061]+15295" office:value-type="float" office:value="16235521" calcext:value-type="float">
            <text:p>16235521</text:p>
          </table:table-cell>
          <table:table-cell table:formula="of:=[.B1061]+131" office:value-type="float" office:value="139119" calcext:value-type="float">
            <text:p>139119</text:p>
          </table:table-cell>
          <table:table-cell/>
          <table:table-cell table:formula="of:=[.D1061]+[.E1062]" office:value-type="float" office:value="17348918358" calcext:value-type="float">
            <text:p>17348918358</text:p>
          </table:table-cell>
          <table:table-cell table:formula="of:=[.G1062]*7627" office:value-type="float" office:value="32368988" calcext:value-type="float">
            <text:p>32368988</text:p>
          </table:table-cell>
          <table:table-cell/>
          <table:table-cell table:formula="of:=[.G1060]+8" office:value-type="float" office:value="4244" calcext:value-type="float">
            <text:p>4244</text:p>
          </table:table-cell>
          <table:table-cell table:number-columns-repeated="7"/>
        </table:table-row>
        <table:table-row table:style-name="ro1">
          <table:table-cell table:formula="of:=[.A1062]+15295" office:value-type="float" office:value="16250816" calcext:value-type="float">
            <text:p>16250816</text:p>
          </table:table-cell>
          <table:table-cell table:formula="of:=[.B1062]+131" office:value-type="float" office:value="139250" calcext:value-type="float">
            <text:p>139250</text:p>
          </table:table-cell>
          <table:table-cell/>
          <table:table-cell table:formula="of:=[.D1062]+[.E1063]" office:value-type="float" office:value="17381925318" calcext:value-type="float">
            <text:p>17381925318</text:p>
          </table:table-cell>
          <table:table-cell table:formula="of:=[.F1063]*7770" office:value-type="float" office:value="33006960" calcext:value-type="float">
            <text:p>33006960</text:p>
          </table:table-cell>
          <table:table-cell table:formula="of:=[.F1061]+8" office:value-type="float" office:value="4248" calcext:value-type="float">
            <text:p>4248</text:p>
          </table:table-cell>
          <table:table-cell table:number-columns-repeated="8"/>
        </table:table-row>
        <table:table-row table:style-name="ro1">
          <table:table-cell table:formula="of:=[.A1063]+15295" office:value-type="float" office:value="16266111" calcext:value-type="float">
            <text:p>16266111</text:p>
          </table:table-cell>
          <table:table-cell table:formula="of:=[.B1063]+131" office:value-type="float" office:value="139381" calcext:value-type="float">
            <text:p>139381</text:p>
          </table:table-cell>
          <table:table-cell/>
          <table:table-cell table:formula="of:=[.D1063]+[.E1064]" office:value-type="float" office:value="17414355322" calcext:value-type="float">
            <text:p>17414355322</text:p>
          </table:table-cell>
          <table:table-cell table:formula="of:=[.G1064]*7627" office:value-type="float" office:value="32430004" calcext:value-type="float">
            <text:p>32430004</text:p>
          </table:table-cell>
          <table:table-cell/>
          <table:table-cell table:formula="of:=[.G1062]+8" office:value-type="float" office:value="4252" calcext:value-type="float">
            <text:p>4252</text:p>
          </table:table-cell>
          <table:table-cell table:number-columns-repeated="7"/>
        </table:table-row>
        <table:table-row table:style-name="ro1">
          <table:table-cell table:formula="of:=[.A1064]+15295" office:value-type="float" office:value="16281406" calcext:value-type="float">
            <text:p>16281406</text:p>
          </table:table-cell>
          <table:table-cell table:formula="of:=[.B1064]+131" office:value-type="float" office:value="139512" calcext:value-type="float">
            <text:p>139512</text:p>
          </table:table-cell>
          <table:table-cell/>
          <table:table-cell table:formula="of:=[.D1064]+[.E1065]" office:value-type="float" office:value="17447424442" calcext:value-type="float">
            <text:p>17447424442</text:p>
          </table:table-cell>
          <table:table-cell table:formula="of:=[.F1065]*7770" office:value-type="float" office:value="33069120" calcext:value-type="float">
            <text:p>33069120</text:p>
          </table:table-cell>
          <table:table-cell table:formula="of:=[.F1063]+8" office:value-type="float" office:value="4256" calcext:value-type="float">
            <text:p>4256</text:p>
          </table:table-cell>
          <table:table-cell table:number-columns-repeated="8"/>
        </table:table-row>
        <table:table-row table:style-name="ro1">
          <table:table-cell table:formula="of:=[.A1065]+15295" office:value-type="float" office:value="16296701" calcext:value-type="float">
            <text:p>16296701</text:p>
          </table:table-cell>
          <table:table-cell table:formula="of:=[.B1065]+131" office:value-type="float" office:value="139643" calcext:value-type="float">
            <text:p>139643</text:p>
          </table:table-cell>
          <table:table-cell/>
          <table:table-cell table:formula="of:=[.D1065]+[.E1066]" office:value-type="float" office:value="17479915462" calcext:value-type="float">
            <text:p>17479915462</text:p>
          </table:table-cell>
          <table:table-cell table:formula="of:=[.G1066]*7627" office:value-type="float" office:value="32491020" calcext:value-type="float">
            <text:p>32491020</text:p>
          </table:table-cell>
          <table:table-cell/>
          <table:table-cell table:formula="of:=[.G1064]+8" office:value-type="float" office:value="4260" calcext:value-type="float">
            <text:p>4260</text:p>
          </table:table-cell>
          <table:table-cell table:number-columns-repeated="7"/>
        </table:table-row>
        <table:table-row table:style-name="ro1">
          <table:table-cell table:formula="of:=[.A1066]+15295" office:value-type="float" office:value="16311996" calcext:value-type="float">
            <text:p>16311996</text:p>
          </table:table-cell>
          <table:table-cell table:formula="of:=[.B1066]+131" office:value-type="float" office:value="139774" calcext:value-type="float">
            <text:p>139774</text:p>
          </table:table-cell>
          <table:table-cell/>
          <table:table-cell table:formula="of:=[.D1066]+[.E1067]" office:value-type="float" office:value="17513046742" calcext:value-type="float">
            <text:p>17513046742</text:p>
          </table:table-cell>
          <table:table-cell table:formula="of:=[.F1067]*7770" office:value-type="float" office:value="33131280" calcext:value-type="float">
            <text:p>33131280</text:p>
          </table:table-cell>
          <table:table-cell table:formula="of:=[.F1065]+8" office:value-type="float" office:value="4264" calcext:value-type="float">
            <text:p>4264</text:p>
          </table:table-cell>
          <table:table-cell table:number-columns-repeated="8"/>
        </table:table-row>
        <table:table-row table:style-name="ro1">
          <table:table-cell table:formula="of:=[.A1067]+15295" office:value-type="float" office:value="16327291" calcext:value-type="float">
            <text:p>16327291</text:p>
          </table:table-cell>
          <table:table-cell table:formula="of:=[.B1067]+131" office:value-type="float" office:value="139905" calcext:value-type="float">
            <text:p>139905</text:p>
          </table:table-cell>
          <table:table-cell/>
          <table:table-cell table:formula="of:=[.D1067]+[.E1068]" office:value-type="float" office:value="17545598778" calcext:value-type="float">
            <text:p>17545598778</text:p>
          </table:table-cell>
          <table:table-cell table:formula="of:=[.G1068]*7627" office:value-type="float" office:value="32552036" calcext:value-type="float">
            <text:p>32552036</text:p>
          </table:table-cell>
          <table:table-cell/>
          <table:table-cell table:formula="of:=[.G1066]+8" office:value-type="float" office:value="4268" calcext:value-type="float">
            <text:p>4268</text:p>
          </table:table-cell>
          <table:table-cell table:number-columns-repeated="7"/>
        </table:table-row>
        <table:table-row table:style-name="ro1">
          <table:table-cell table:formula="of:=[.A1068]+15295" office:value-type="float" office:value="16342586" calcext:value-type="float">
            <text:p>16342586</text:p>
          </table:table-cell>
          <table:table-cell table:formula="of:=[.B1068]+131" office:value-type="float" office:value="140036" calcext:value-type="float">
            <text:p>140036</text:p>
          </table:table-cell>
          <table:table-cell/>
          <table:table-cell table:formula="of:=[.D1068]+[.E1069]" office:value-type="float" office:value="17578792218" calcext:value-type="float">
            <text:p>17578792218</text:p>
          </table:table-cell>
          <table:table-cell table:formula="of:=[.F1069]*7770" office:value-type="float" office:value="33193440" calcext:value-type="float">
            <text:p>33193440</text:p>
          </table:table-cell>
          <table:table-cell table:formula="of:=[.F1067]+8" office:value-type="float" office:value="4272" calcext:value-type="float">
            <text:p>4272</text:p>
          </table:table-cell>
          <table:table-cell table:number-columns-repeated="8"/>
        </table:table-row>
        <table:table-row table:style-name="ro1">
          <table:table-cell table:formula="of:=[.A1069]+15295" office:value-type="float" office:value="16357881" calcext:value-type="float">
            <text:p>16357881</text:p>
          </table:table-cell>
          <table:table-cell table:formula="of:=[.B1069]+131" office:value-type="float" office:value="140167" calcext:value-type="float">
            <text:p>140167</text:p>
          </table:table-cell>
          <table:table-cell/>
          <table:table-cell table:formula="of:=[.D1069]+[.E1070]" office:value-type="float" office:value="17611405270" calcext:value-type="float">
            <text:p>17611405270</text:p>
          </table:table-cell>
          <table:table-cell table:formula="of:=[.G1070]*7627" office:value-type="float" office:value="32613052" calcext:value-type="float">
            <text:p>32613052</text:p>
          </table:table-cell>
          <table:table-cell/>
          <table:table-cell table:formula="of:=[.G1068]+8" office:value-type="float" office:value="4276" calcext:value-type="float">
            <text:p>4276</text:p>
          </table:table-cell>
          <table:table-cell table:number-columns-repeated="7"/>
        </table:table-row>
        <table:table-row table:style-name="ro1">
          <table:table-cell table:formula="of:=[.A1070]+15295" office:value-type="float" office:value="16373176" calcext:value-type="float">
            <text:p>16373176</text:p>
          </table:table-cell>
          <table:table-cell table:formula="of:=[.B1070]+131" office:value-type="float" office:value="140298" calcext:value-type="float">
            <text:p>140298</text:p>
          </table:table-cell>
          <table:table-cell/>
          <table:table-cell table:formula="of:=[.D1070]+[.E1071]" office:value-type="float" office:value="17644660870" calcext:value-type="float">
            <text:p>17644660870</text:p>
          </table:table-cell>
          <table:table-cell table:formula="of:=[.F1071]*7770" office:value-type="float" office:value="33255600" calcext:value-type="float">
            <text:p>33255600</text:p>
          </table:table-cell>
          <table:table-cell table:formula="of:=[.F1069]+8" office:value-type="float" office:value="4280" calcext:value-type="float">
            <text:p>4280</text:p>
          </table:table-cell>
          <table:table-cell table:number-columns-repeated="8"/>
        </table:table-row>
        <table:table-row table:style-name="ro1">
          <table:table-cell table:formula="of:=[.A1071]+15295" office:value-type="float" office:value="16388471" calcext:value-type="float">
            <text:p>16388471</text:p>
          </table:table-cell>
          <table:table-cell table:formula="of:=[.B1071]+131" office:value-type="float" office:value="140429" calcext:value-type="float">
            <text:p>140429</text:p>
          </table:table-cell>
          <table:table-cell/>
          <table:table-cell table:formula="of:=[.D1071]+[.E1072]" office:value-type="float" office:value="17677334938" calcext:value-type="float">
            <text:p>17677334938</text:p>
          </table:table-cell>
          <table:table-cell table:formula="of:=[.G1072]*7627" office:value-type="float" office:value="32674068" calcext:value-type="float">
            <text:p>32674068</text:p>
          </table:table-cell>
          <table:table-cell/>
          <table:table-cell table:formula="of:=[.G1070]+8" office:value-type="float" office:value="4284" calcext:value-type="float">
            <text:p>4284</text:p>
          </table:table-cell>
          <table:table-cell table:number-columns-repeated="7"/>
        </table:table-row>
        <table:table-row table:style-name="ro1">
          <table:table-cell table:formula="of:=[.A1072]+15295" office:value-type="float" office:value="16403766" calcext:value-type="float">
            <text:p>16403766</text:p>
          </table:table-cell>
          <table:table-cell table:formula="of:=[.B1072]+131" office:value-type="float" office:value="140560" calcext:value-type="float">
            <text:p>140560</text:p>
          </table:table-cell>
          <table:table-cell/>
          <table:table-cell table:formula="of:=[.D1072]+[.E1073]" office:value-type="float" office:value="17710652698" calcext:value-type="float">
            <text:p>17710652698</text:p>
          </table:table-cell>
          <table:table-cell table:formula="of:=[.F1073]*7770" office:value-type="float" office:value="33317760" calcext:value-type="float">
            <text:p>33317760</text:p>
          </table:table-cell>
          <table:table-cell table:formula="of:=[.F1071]+8" office:value-type="float" office:value="4288" calcext:value-type="float">
            <text:p>4288</text:p>
          </table:table-cell>
          <table:table-cell table:number-columns-repeated="8"/>
        </table:table-row>
        <table:table-row table:style-name="ro1">
          <table:table-cell table:formula="of:=[.A1073]+15295" office:value-type="float" office:value="16419061" calcext:value-type="float">
            <text:p>16419061</text:p>
          </table:table-cell>
          <table:table-cell table:formula="of:=[.B1073]+131" office:value-type="float" office:value="140691" calcext:value-type="float">
            <text:p>140691</text:p>
          </table:table-cell>
          <table:table-cell/>
          <table:table-cell table:formula="of:=[.D1073]+[.E1074]" office:value-type="float" office:value="17743387782" calcext:value-type="float">
            <text:p>17743387782</text:p>
          </table:table-cell>
          <table:table-cell table:formula="of:=[.G1074]*7627" office:value-type="float" office:value="32735084" calcext:value-type="float">
            <text:p>32735084</text:p>
          </table:table-cell>
          <table:table-cell/>
          <table:table-cell table:formula="of:=[.G1072]+8" office:value-type="float" office:value="4292" calcext:value-type="float">
            <text:p>4292</text:p>
          </table:table-cell>
          <table:table-cell table:number-columns-repeated="7"/>
        </table:table-row>
        <table:table-row table:style-name="ro1">
          <table:table-cell table:formula="of:=[.A1074]+15295" office:value-type="float" office:value="16434356" calcext:value-type="float">
            <text:p>16434356</text:p>
          </table:table-cell>
          <table:table-cell table:formula="of:=[.B1074]+131" office:value-type="float" office:value="140822" calcext:value-type="float">
            <text:p>140822</text:p>
          </table:table-cell>
          <table:table-cell/>
          <table:table-cell table:formula="of:=[.D1074]+[.E1075]" office:value-type="float" office:value="17776767702" calcext:value-type="float">
            <text:p>17776767702</text:p>
          </table:table-cell>
          <table:table-cell table:formula="of:=[.F1075]*7770" office:value-type="float" office:value="33379920" calcext:value-type="float">
            <text:p>33379920</text:p>
          </table:table-cell>
          <table:table-cell table:formula="of:=[.F1073]+8" office:value-type="float" office:value="4296" calcext:value-type="float">
            <text:p>4296</text:p>
          </table:table-cell>
          <table:table-cell table:number-columns-repeated="8"/>
        </table:table-row>
        <table:table-row table:style-name="ro1">
          <table:table-cell table:formula="of:=[.A1075]+15295" office:value-type="float" office:value="16449651" calcext:value-type="float">
            <text:p>16449651</text:p>
          </table:table-cell>
          <table:table-cell table:formula="of:=[.B1075]+131" office:value-type="float" office:value="140953" calcext:value-type="float">
            <text:p>140953</text:p>
          </table:table-cell>
          <table:table-cell/>
          <table:table-cell table:formula="of:=[.D1075]+[.E1076]" office:value-type="float" office:value="17809563802" calcext:value-type="float">
            <text:p>17809563802</text:p>
          </table:table-cell>
          <table:table-cell table:formula="of:=[.G1076]*7627" office:value-type="float" office:value="32796100" calcext:value-type="float">
            <text:p>32796100</text:p>
          </table:table-cell>
          <table:table-cell/>
          <table:table-cell table:formula="of:=[.G1074]+8" office:value-type="float" office:value="4300" calcext:value-type="float">
            <text:p>4300</text:p>
          </table:table-cell>
          <table:table-cell table:number-columns-repeated="7"/>
        </table:table-row>
        <table:table-row table:style-name="ro1">
          <table:table-cell table:formula="of:=[.A1076]+15295" office:value-type="float" office:value="16464946" calcext:value-type="float">
            <text:p>16464946</text:p>
          </table:table-cell>
          <table:table-cell table:formula="of:=[.B1076]+131" office:value-type="float" office:value="141084" calcext:value-type="float">
            <text:p>141084</text:p>
          </table:table-cell>
          <table:table-cell/>
          <table:table-cell table:formula="of:=[.D1076]+[.E1077]" office:value-type="float" office:value="17843005882" calcext:value-type="float">
            <text:p>17843005882</text:p>
          </table:table-cell>
          <table:table-cell table:formula="of:=[.F1077]*7770" office:value-type="float" office:value="33442080" calcext:value-type="float">
            <text:p>33442080</text:p>
          </table:table-cell>
          <table:table-cell table:formula="of:=[.F1075]+8" office:value-type="float" office:value="4304" calcext:value-type="float">
            <text:p>4304</text:p>
          </table:table-cell>
          <table:table-cell table:number-columns-repeated="8"/>
        </table:table-row>
        <table:table-row table:style-name="ro1">
          <table:table-cell table:formula="of:=[.A1077]+15295" office:value-type="float" office:value="16480241" calcext:value-type="float">
            <text:p>16480241</text:p>
          </table:table-cell>
          <table:table-cell table:formula="of:=[.B1077]+131" office:value-type="float" office:value="141215" calcext:value-type="float">
            <text:p>141215</text:p>
          </table:table-cell>
          <table:table-cell/>
          <table:table-cell table:formula="of:=[.D1077]+[.E1078]" office:value-type="float" office:value="17875862998" calcext:value-type="float">
            <text:p>17875862998</text:p>
          </table:table-cell>
          <table:table-cell table:formula="of:=[.G1078]*7627" office:value-type="float" office:value="32857116" calcext:value-type="float">
            <text:p>32857116</text:p>
          </table:table-cell>
          <table:table-cell/>
          <table:table-cell table:formula="of:=[.G1076]+8" office:value-type="float" office:value="4308" calcext:value-type="float">
            <text:p>4308</text:p>
          </table:table-cell>
          <table:table-cell table:number-columns-repeated="7"/>
        </table:table-row>
        <table:table-row table:style-name="ro1">
          <table:table-cell table:formula="of:=[.A1078]+15295" office:value-type="float" office:value="16495536" calcext:value-type="float">
            <text:p>16495536</text:p>
          </table:table-cell>
          <table:table-cell table:formula="of:=[.B1078]+131" office:value-type="float" office:value="141346" calcext:value-type="float">
            <text:p>141346</text:p>
          </table:table-cell>
          <table:table-cell/>
          <table:table-cell table:formula="of:=[.D1078]+[.E1079]" office:value-type="float" office:value="17909367238" calcext:value-type="float">
            <text:p>17909367238</text:p>
          </table:table-cell>
          <table:table-cell table:formula="of:=[.F1079]*7770" office:value-type="float" office:value="33504240" calcext:value-type="float">
            <text:p>33504240</text:p>
          </table:table-cell>
          <table:table-cell table:formula="of:=[.F1077]+8" office:value-type="float" office:value="4312" calcext:value-type="float">
            <text:p>4312</text:p>
          </table:table-cell>
          <table:table-cell table:number-columns-repeated="8"/>
        </table:table-row>
        <table:table-row table:style-name="ro1">
          <table:table-cell table:formula="of:=[.A1079]+15295" office:value-type="float" office:value="16510831" calcext:value-type="float">
            <text:p>16510831</text:p>
          </table:table-cell>
          <table:table-cell table:formula="of:=[.B1079]+131" office:value-type="float" office:value="141477" calcext:value-type="float">
            <text:p>141477</text:p>
          </table:table-cell>
          <table:table-cell/>
          <table:table-cell table:formula="of:=[.D1079]+[.E1080]" office:value-type="float" office:value="17942285370" calcext:value-type="float">
            <text:p>17942285370</text:p>
          </table:table-cell>
          <table:table-cell table:formula="of:=[.G1080]*7627" office:value-type="float" office:value="32918132" calcext:value-type="float">
            <text:p>32918132</text:p>
          </table:table-cell>
          <table:table-cell/>
          <table:table-cell table:formula="of:=[.G1078]+8" office:value-type="float" office:value="4316" calcext:value-type="float">
            <text:p>4316</text:p>
          </table:table-cell>
          <table:table-cell table:number-columns-repeated="7"/>
        </table:table-row>
        <table:table-row table:style-name="ro1">
          <table:table-cell table:formula="of:=[.A1080]+15295" office:value-type="float" office:value="16526126" calcext:value-type="float">
            <text:p>16526126</text:p>
          </table:table-cell>
          <table:table-cell table:formula="of:=[.B1080]+131" office:value-type="float" office:value="141608" calcext:value-type="float">
            <text:p>141608</text:p>
          </table:table-cell>
          <table:table-cell/>
          <table:table-cell table:formula="of:=[.D1080]+[.E1081]" office:value-type="float" office:value="17975851770" calcext:value-type="float">
            <text:p>17975851770</text:p>
          </table:table-cell>
          <table:table-cell table:formula="of:=[.F1081]*7770" office:value-type="float" office:value="33566400" calcext:value-type="float">
            <text:p>33566400</text:p>
          </table:table-cell>
          <table:table-cell table:formula="of:=[.F1079]+8" office:value-type="float" office:value="4320" calcext:value-type="float">
            <text:p>4320</text:p>
          </table:table-cell>
          <table:table-cell table:number-columns-repeated="8"/>
        </table:table-row>
        <table:table-row table:style-name="ro1">
          <table:table-cell table:formula="of:=[.A1081]+15295" office:value-type="float" office:value="16541421" calcext:value-type="float">
            <text:p>16541421</text:p>
          </table:table-cell>
          <table:table-cell table:formula="of:=[.B1081]+131" office:value-type="float" office:value="141739" calcext:value-type="float">
            <text:p>141739</text:p>
          </table:table-cell>
          <table:table-cell/>
          <table:table-cell table:formula="of:=[.D1081]+[.E1082]" office:value-type="float" office:value="18008830918" calcext:value-type="float">
            <text:p>18008830918</text:p>
          </table:table-cell>
          <table:table-cell table:formula="of:=[.G1082]*7627" office:value-type="float" office:value="32979148" calcext:value-type="float">
            <text:p>32979148</text:p>
          </table:table-cell>
          <table:table-cell/>
          <table:table-cell table:formula="of:=[.G1080]+8" office:value-type="float" office:value="4324" calcext:value-type="float">
            <text:p>4324</text:p>
          </table:table-cell>
          <table:table-cell table:number-columns-repeated="7"/>
        </table:table-row>
        <table:table-row table:style-name="ro1">
          <table:table-cell table:formula="of:=[.A1082]+15295" office:value-type="float" office:value="16556716" calcext:value-type="float">
            <text:p>16556716</text:p>
          </table:table-cell>
          <table:table-cell table:formula="of:=[.B1082]+131" office:value-type="float" office:value="141870" calcext:value-type="float">
            <text:p>141870</text:p>
          </table:table-cell>
          <table:table-cell/>
          <table:table-cell table:formula="of:=[.D1082]+[.E1083]" office:value-type="float" office:value="18042459478" calcext:value-type="float">
            <text:p>18042459478</text:p>
          </table:table-cell>
          <table:table-cell table:formula="of:=[.F1083]*7770" office:value-type="float" office:value="33628560" calcext:value-type="float">
            <text:p>33628560</text:p>
          </table:table-cell>
          <table:table-cell table:formula="of:=[.F1081]+8" office:value-type="float" office:value="4328" calcext:value-type="float">
            <text:p>4328</text:p>
          </table:table-cell>
          <table:table-cell table:number-columns-repeated="8"/>
        </table:table-row>
        <table:table-row table:style-name="ro1">
          <table:table-cell table:formula="of:=[.A1083]+15295" office:value-type="float" office:value="16572011" calcext:value-type="float">
            <text:p>16572011</text:p>
          </table:table-cell>
          <table:table-cell table:formula="of:=[.B1083]+131" office:value-type="float" office:value="142001" calcext:value-type="float">
            <text:p>142001</text:p>
          </table:table-cell>
          <table:table-cell/>
          <table:table-cell table:formula="of:=[.D1083]+[.E1084]" office:value-type="float" office:value="18075499642" calcext:value-type="float">
            <text:p>18075499642</text:p>
          </table:table-cell>
          <table:table-cell table:formula="of:=[.G1084]*7627" office:value-type="float" office:value="33040164" calcext:value-type="float">
            <text:p>33040164</text:p>
          </table:table-cell>
          <table:table-cell/>
          <table:table-cell table:formula="of:=[.G1082]+8" office:value-type="float" office:value="4332" calcext:value-type="float">
            <text:p>4332</text:p>
          </table:table-cell>
          <table:table-cell table:number-columns-repeated="7"/>
        </table:table-row>
        <table:table-row table:style-name="ro1">
          <table:table-cell table:formula="of:=[.A1084]+15295" office:value-type="float" office:value="16587306" calcext:value-type="float">
            <text:p>16587306</text:p>
          </table:table-cell>
          <table:table-cell table:formula="of:=[.B1084]+131" office:value-type="float" office:value="142132" calcext:value-type="float">
            <text:p>142132</text:p>
          </table:table-cell>
          <table:table-cell/>
          <table:table-cell table:formula="of:=[.D1084]+[.E1085]" office:value-type="float" office:value="18109190362" calcext:value-type="float">
            <text:p>18109190362</text:p>
          </table:table-cell>
          <table:table-cell table:formula="of:=[.F1085]*7770" office:value-type="float" office:value="33690720" calcext:value-type="float">
            <text:p>33690720</text:p>
          </table:table-cell>
          <table:table-cell table:formula="of:=[.F1083]+8" office:value-type="float" office:value="4336" calcext:value-type="float">
            <text:p>4336</text:p>
          </table:table-cell>
          <table:table-cell table:number-columns-repeated="8"/>
        </table:table-row>
        <table:table-row table:style-name="ro1">
          <table:table-cell table:formula="of:=[.A1085]+15295" office:value-type="float" office:value="16602601" calcext:value-type="float">
            <text:p>16602601</text:p>
          </table:table-cell>
          <table:table-cell table:formula="of:=[.B1085]+131" office:value-type="float" office:value="142263" calcext:value-type="float">
            <text:p>142263</text:p>
          </table:table-cell>
          <table:table-cell/>
          <table:table-cell table:formula="of:=[.D1085]+[.E1086]" office:value-type="float" office:value="18142291542" calcext:value-type="float">
            <text:p>18142291542</text:p>
          </table:table-cell>
          <table:table-cell table:formula="of:=[.G1086]*7627" office:value-type="float" office:value="33101180" calcext:value-type="float">
            <text:p>33101180</text:p>
          </table:table-cell>
          <table:table-cell/>
          <table:table-cell table:formula="of:=[.G1084]+8" office:value-type="float" office:value="4340" calcext:value-type="float">
            <text:p>4340</text:p>
          </table:table-cell>
          <table:table-cell table:number-columns-repeated="7"/>
        </table:table-row>
        <table:table-row table:style-name="ro1">
          <table:table-cell table:formula="of:=[.A1086]+15295" office:value-type="float" office:value="16617896" calcext:value-type="float">
            <text:p>16617896</text:p>
          </table:table-cell>
          <table:table-cell table:formula="of:=[.B1086]+131" office:value-type="float" office:value="142394" calcext:value-type="float">
            <text:p>142394</text:p>
          </table:table-cell>
          <table:table-cell/>
          <table:table-cell table:formula="of:=[.D1086]+[.E1087]" office:value-type="float" office:value="18176044422" calcext:value-type="float">
            <text:p>18176044422</text:p>
          </table:table-cell>
          <table:table-cell table:formula="of:=[.F1087]*7770" office:value-type="float" office:value="33752880" calcext:value-type="float">
            <text:p>33752880</text:p>
          </table:table-cell>
          <table:table-cell table:formula="of:=[.F1085]+8" office:value-type="float" office:value="4344" calcext:value-type="float">
            <text:p>4344</text:p>
          </table:table-cell>
          <table:table-cell table:number-columns-repeated="8"/>
        </table:table-row>
        <table:table-row table:style-name="ro1">
          <table:table-cell table:formula="of:=[.A1087]+15295" office:value-type="float" office:value="16633191" calcext:value-type="float">
            <text:p>16633191</text:p>
          </table:table-cell>
          <table:table-cell table:formula="of:=[.B1087]+131" office:value-type="float" office:value="142525" calcext:value-type="float">
            <text:p>142525</text:p>
          </table:table-cell>
          <table:table-cell/>
          <table:table-cell table:formula="of:=[.D1087]+[.E1088]" office:value-type="float" office:value="18209206618" calcext:value-type="float">
            <text:p>18209206618</text:p>
          </table:table-cell>
          <table:table-cell table:formula="of:=[.G1088]*7627" office:value-type="float" office:value="33162196" calcext:value-type="float">
            <text:p>33162196</text:p>
          </table:table-cell>
          <table:table-cell/>
          <table:table-cell table:formula="of:=[.G1086]+8" office:value-type="float" office:value="4348" calcext:value-type="float">
            <text:p>4348</text:p>
          </table:table-cell>
          <table:table-cell table:number-columns-repeated="7"/>
        </table:table-row>
        <table:table-row table:style-name="ro1">
          <table:table-cell table:formula="of:=[.A1088]+15295" office:value-type="float" office:value="16648486" calcext:value-type="float">
            <text:p>16648486</text:p>
          </table:table-cell>
          <table:table-cell table:formula="of:=[.B1088]+131" office:value-type="float" office:value="142656" calcext:value-type="float">
            <text:p>142656</text:p>
          </table:table-cell>
          <table:table-cell/>
          <table:table-cell table:formula="of:=[.D1088]+[.E1089]" office:value-type="float" office:value="18243021658" calcext:value-type="float">
            <text:p>18243021658</text:p>
          </table:table-cell>
          <table:table-cell table:formula="of:=[.F1089]*7770" office:value-type="float" office:value="33815040" calcext:value-type="float">
            <text:p>33815040</text:p>
          </table:table-cell>
          <table:table-cell table:formula="of:=[.F1087]+8" office:value-type="float" office:value="4352" calcext:value-type="float">
            <text:p>4352</text:p>
          </table:table-cell>
          <table:table-cell table:number-columns-repeated="8"/>
        </table:table-row>
        <table:table-row table:style-name="ro1">
          <table:table-cell table:formula="of:=[.A1089]+15295" office:value-type="float" office:value="16663781" calcext:value-type="float">
            <text:p>16663781</text:p>
          </table:table-cell>
          <table:table-cell table:formula="of:=[.B1089]+131" office:value-type="float" office:value="142787" calcext:value-type="float">
            <text:p>142787</text:p>
          </table:table-cell>
          <table:table-cell/>
          <table:table-cell table:formula="of:=[.D1089]+[.E1090]" office:value-type="float" office:value="18276244870" calcext:value-type="float">
            <text:p>18276244870</text:p>
          </table:table-cell>
          <table:table-cell table:formula="of:=[.G1090]*7627" office:value-type="float" office:value="33223212" calcext:value-type="float">
            <text:p>33223212</text:p>
          </table:table-cell>
          <table:table-cell/>
          <table:table-cell table:formula="of:=[.G1088]+8" office:value-type="float" office:value="4356" calcext:value-type="float">
            <text:p>4356</text:p>
          </table:table-cell>
          <table:table-cell table:number-columns-repeated="7"/>
        </table:table-row>
        <table:table-row table:style-name="ro1">
          <table:table-cell table:formula="of:=[.A1090]+15295" office:value-type="float" office:value="16679076" calcext:value-type="float">
            <text:p>16679076</text:p>
          </table:table-cell>
          <table:table-cell table:formula="of:=[.B1090]+131" office:value-type="float" office:value="142918" calcext:value-type="float">
            <text:p>142918</text:p>
          </table:table-cell>
          <table:table-cell/>
          <table:table-cell table:formula="of:=[.D1090]+[.E1091]" office:value-type="float" office:value="18310122070" calcext:value-type="float">
            <text:p>18310122070</text:p>
          </table:table-cell>
          <table:table-cell table:formula="of:=[.F1091]*7770" office:value-type="float" office:value="33877200" calcext:value-type="float">
            <text:p>33877200</text:p>
          </table:table-cell>
          <table:table-cell table:formula="of:=[.F1089]+8" office:value-type="float" office:value="4360" calcext:value-type="float">
            <text:p>4360</text:p>
          </table:table-cell>
          <table:table-cell table:number-columns-repeated="8"/>
        </table:table-row>
        <table:table-row table:style-name="ro1">
          <table:table-cell table:formula="of:=[.A1091]+15295" office:value-type="float" office:value="16694371" calcext:value-type="float">
            <text:p>16694371</text:p>
          </table:table-cell>
          <table:table-cell table:formula="of:=[.B1091]+131" office:value-type="float" office:value="143049" calcext:value-type="float">
            <text:p>143049</text:p>
          </table:table-cell>
          <table:table-cell/>
          <table:table-cell table:formula="of:=[.D1091]+[.E1092]" office:value-type="float" office:value="18343406298" calcext:value-type="float">
            <text:p>18343406298</text:p>
          </table:table-cell>
          <table:table-cell table:formula="of:=[.G1092]*7627" office:value-type="float" office:value="33284228" calcext:value-type="float">
            <text:p>33284228</text:p>
          </table:table-cell>
          <table:table-cell/>
          <table:table-cell table:formula="of:=[.G1090]+8" office:value-type="float" office:value="4364" calcext:value-type="float">
            <text:p>4364</text:p>
          </table:table-cell>
          <table:table-cell table:number-columns-repeated="7"/>
        </table:table-row>
        <table:table-row table:style-name="ro1">
          <table:table-cell table:formula="of:=[.A1092]+15295" office:value-type="float" office:value="16709666" calcext:value-type="float">
            <text:p>16709666</text:p>
          </table:table-cell>
          <table:table-cell table:formula="of:=[.B1092]+131" office:value-type="float" office:value="143180" calcext:value-type="float">
            <text:p>143180</text:p>
          </table:table-cell>
          <table:table-cell/>
          <table:table-cell table:formula="of:=[.D1092]+[.E1093]" office:value-type="float" office:value="18377345658" calcext:value-type="float">
            <text:p>18377345658</text:p>
          </table:table-cell>
          <table:table-cell table:formula="of:=[.F1093]*7770" office:value-type="float" office:value="33939360" calcext:value-type="float">
            <text:p>33939360</text:p>
          </table:table-cell>
          <table:table-cell table:formula="of:=[.F1091]+8" office:value-type="float" office:value="4368" calcext:value-type="float">
            <text:p>4368</text:p>
          </table:table-cell>
          <table:table-cell table:number-columns-repeated="8"/>
        </table:table-row>
        <table:table-row table:style-name="ro1">
          <table:table-cell table:formula="of:=[.A1093]+15295" office:value-type="float" office:value="16724961" calcext:value-type="float">
            <text:p>16724961</text:p>
          </table:table-cell>
          <table:table-cell table:formula="of:=[.B1093]+131" office:value-type="float" office:value="143311" calcext:value-type="float">
            <text:p>143311</text:p>
          </table:table-cell>
          <table:table-cell/>
          <table:table-cell table:formula="of:=[.D1093]+[.E1094]" office:value-type="float" office:value="18410690902" calcext:value-type="float">
            <text:p>18410690902</text:p>
          </table:table-cell>
          <table:table-cell table:formula="of:=[.G1094]*7627" office:value-type="float" office:value="33345244" calcext:value-type="float">
            <text:p>33345244</text:p>
          </table:table-cell>
          <table:table-cell/>
          <table:table-cell table:formula="of:=[.G1092]+8" office:value-type="float" office:value="4372" calcext:value-type="float">
            <text:p>4372</text:p>
          </table:table-cell>
          <table:table-cell table:number-columns-repeated="7"/>
        </table:table-row>
        <table:table-row table:style-name="ro1">
          <table:table-cell table:formula="of:=[.A1094]+15295" office:value-type="float" office:value="16740256" calcext:value-type="float">
            <text:p>16740256</text:p>
          </table:table-cell>
          <table:table-cell table:formula="of:=[.B1094]+131" office:value-type="float" office:value="143442" calcext:value-type="float">
            <text:p>143442</text:p>
          </table:table-cell>
          <table:table-cell/>
          <table:table-cell table:formula="of:=[.D1094]+[.E1095]" office:value-type="float" office:value="18444692422" calcext:value-type="float">
            <text:p>18444692422</text:p>
          </table:table-cell>
          <table:table-cell table:formula="of:=[.F1095]*7770" office:value-type="float" office:value="34001520" calcext:value-type="float">
            <text:p>34001520</text:p>
          </table:table-cell>
          <table:table-cell table:formula="of:=[.F1093]+8" office:value-type="float" office:value="4376" calcext:value-type="float">
            <text:p>4376</text:p>
          </table:table-cell>
          <table:table-cell table:number-columns-repeated="8"/>
        </table:table-row>
        <table:table-row table:style-name="ro1">
          <table:table-cell table:formula="of:=[.A1095]+15295" office:value-type="float" office:value="16755551" calcext:value-type="float">
            <text:p>16755551</text:p>
          </table:table-cell>
          <table:table-cell table:formula="of:=[.B1095]+131" office:value-type="float" office:value="143573" calcext:value-type="float">
            <text:p>143573</text:p>
          </table:table-cell>
          <table:table-cell/>
          <table:table-cell table:formula="of:=[.D1095]+[.E1096]" office:value-type="float" office:value="18478098682" calcext:value-type="float">
            <text:p>18478098682</text:p>
          </table:table-cell>
          <table:table-cell table:formula="of:=[.G1096]*7627" office:value-type="float" office:value="33406260" calcext:value-type="float">
            <text:p>33406260</text:p>
          </table:table-cell>
          <table:table-cell/>
          <table:table-cell table:formula="of:=[.G1094]+8" office:value-type="float" office:value="4380" calcext:value-type="float">
            <text:p>4380</text:p>
          </table:table-cell>
          <table:table-cell table:number-columns-repeated="7"/>
        </table:table-row>
        <table:table-row table:style-name="ro1">
          <table:table-cell table:formula="of:=[.A1096]+15295" office:value-type="float" office:value="16770846" calcext:value-type="float">
            <text:p>16770846</text:p>
          </table:table-cell>
          <table:table-cell table:formula="of:=[.B1096]+131" office:value-type="float" office:value="143704" calcext:value-type="float">
            <text:p>143704</text:p>
          </table:table-cell>
          <table:table-cell/>
          <table:table-cell table:formula="of:=[.D1096]+[.E1097]" office:value-type="float" office:value="18512162362" calcext:value-type="float">
            <text:p>18512162362</text:p>
          </table:table-cell>
          <table:table-cell table:formula="of:=[.F1097]*7770" office:value-type="float" office:value="34063680" calcext:value-type="float">
            <text:p>34063680</text:p>
          </table:table-cell>
          <table:table-cell table:formula="of:=[.F1095]+8" office:value-type="float" office:value="4384" calcext:value-type="float">
            <text:p>4384</text:p>
          </table:table-cell>
          <table:table-cell table:number-columns-repeated="8"/>
        </table:table-row>
        <table:table-row table:style-name="ro1">
          <table:table-cell table:formula="of:=[.A1097]+15295" office:value-type="float" office:value="16786141" calcext:value-type="float">
            <text:p>16786141</text:p>
          </table:table-cell>
          <table:table-cell table:formula="of:=[.B1097]+131" office:value-type="float" office:value="143835" calcext:value-type="float">
            <text:p>143835</text:p>
          </table:table-cell>
          <table:table-cell/>
          <table:table-cell table:formula="of:=[.D1097]+[.E1098]" office:value-type="float" office:value="18545629638" calcext:value-type="float">
            <text:p>18545629638</text:p>
          </table:table-cell>
          <table:table-cell table:formula="of:=[.G1098]*7627" office:value-type="float" office:value="33467276" calcext:value-type="float">
            <text:p>33467276</text:p>
          </table:table-cell>
          <table:table-cell/>
          <table:table-cell table:formula="of:=[.G1096]+8" office:value-type="float" office:value="4388" calcext:value-type="float">
            <text:p>4388</text:p>
          </table:table-cell>
          <table:table-cell table:number-columns-repeated="7"/>
        </table:table-row>
        <table:table-row table:style-name="ro1">
          <table:table-cell table:formula="of:=[.A1098]+15295" office:value-type="float" office:value="16801436" calcext:value-type="float">
            <text:p>16801436</text:p>
          </table:table-cell>
          <table:table-cell table:formula="of:=[.B1098]+131" office:value-type="float" office:value="143966" calcext:value-type="float">
            <text:p>143966</text:p>
          </table:table-cell>
          <table:table-cell/>
          <table:table-cell table:formula="of:=[.D1098]+[.E1099]" office:value-type="float" office:value="18579755478" calcext:value-type="float">
            <text:p>18579755478</text:p>
          </table:table-cell>
          <table:table-cell table:formula="of:=[.F1099]*7770" office:value-type="float" office:value="34125840" calcext:value-type="float">
            <text:p>34125840</text:p>
          </table:table-cell>
          <table:table-cell table:formula="of:=[.F1097]+8" office:value-type="float" office:value="4392" calcext:value-type="float">
            <text:p>4392</text:p>
          </table:table-cell>
          <table:table-cell table:number-columns-repeated="8"/>
        </table:table-row>
        <table:table-row table:style-name="ro1">
          <table:table-cell table:formula="of:=[.A1099]+15295" office:value-type="float" office:value="16816731" calcext:value-type="float">
            <text:p>16816731</text:p>
          </table:table-cell>
          <table:table-cell table:formula="of:=[.B1099]+131" office:value-type="float" office:value="144097" calcext:value-type="float">
            <text:p>144097</text:p>
          </table:table-cell>
          <table:table-cell/>
          <table:table-cell table:formula="of:=[.D1099]+[.E1100]" office:value-type="float" office:value="18613283770" calcext:value-type="float">
            <text:p>18613283770</text:p>
          </table:table-cell>
          <table:table-cell table:formula="of:=[.G1100]*7627" office:value-type="float" office:value="33528292" calcext:value-type="float">
            <text:p>33528292</text:p>
          </table:table-cell>
          <table:table-cell/>
          <table:table-cell table:formula="of:=[.G1098]+8" office:value-type="float" office:value="4396" calcext:value-type="float">
            <text:p>4396</text:p>
          </table:table-cell>
          <table:table-cell table:number-columns-repeated="7"/>
        </table:table-row>
        <table:table-row table:style-name="ro1">
          <table:table-cell table:formula="of:=[.A1100]+15295" office:value-type="float" office:value="16832026" calcext:value-type="float">
            <text:p>16832026</text:p>
          </table:table-cell>
          <table:table-cell table:formula="of:=[.B1100]+131" office:value-type="float" office:value="144228" calcext:value-type="float">
            <text:p>144228</text:p>
          </table:table-cell>
          <table:table-cell/>
          <table:table-cell table:formula="of:=[.D1100]+[.E1101]" office:value-type="float" office:value="18647471770" calcext:value-type="float">
            <text:p>18647471770</text:p>
          </table:table-cell>
          <table:table-cell table:formula="of:=[.F1101]*7770" office:value-type="float" office:value="34188000" calcext:value-type="float">
            <text:p>34188000</text:p>
          </table:table-cell>
          <table:table-cell table:formula="of:=[.F1099]+8" office:value-type="float" office:value="4400" calcext:value-type="float">
            <text:p>4400</text:p>
          </table:table-cell>
          <table:table-cell table:number-columns-repeated="8"/>
        </table:table-row>
        <table:table-row table:style-name="ro1">
          <table:table-cell table:formula="of:=[.A1101]+15295" office:value-type="float" office:value="16847321" calcext:value-type="float">
            <text:p>16847321</text:p>
          </table:table-cell>
          <table:table-cell table:formula="of:=[.B1101]+131" office:value-type="float" office:value="144359" calcext:value-type="float">
            <text:p>144359</text:p>
          </table:table-cell>
          <table:table-cell/>
          <table:table-cell table:formula="of:=[.D1101]+[.E1102]" office:value-type="float" office:value="18681061078" calcext:value-type="float">
            <text:p>18681061078</text:p>
          </table:table-cell>
          <table:table-cell table:formula="of:=[.G1102]*7627" office:value-type="float" office:value="33589308" calcext:value-type="float">
            <text:p>33589308</text:p>
          </table:table-cell>
          <table:table-cell/>
          <table:table-cell table:formula="of:=[.G1100]+8" office:value-type="float" office:value="4404" calcext:value-type="float">
            <text:p>4404</text:p>
          </table:table-cell>
          <table:table-cell table:number-columns-repeated="7"/>
        </table:table-row>
        <table:table-row table:style-name="ro1">
          <table:table-cell table:formula="of:=[.A1102]+15295" office:value-type="float" office:value="16862616" calcext:value-type="float">
            <text:p>16862616</text:p>
          </table:table-cell>
          <table:table-cell table:formula="of:=[.B1102]+131" office:value-type="float" office:value="144490" calcext:value-type="float">
            <text:p>144490</text:p>
          </table:table-cell>
          <table:table-cell/>
          <table:table-cell table:formula="of:=[.D1102]+[.E1103]" office:value-type="float" office:value="18715311238" calcext:value-type="float">
            <text:p>18715311238</text:p>
          </table:table-cell>
          <table:table-cell table:formula="of:=[.F1103]*7770" office:value-type="float" office:value="34250160" calcext:value-type="float">
            <text:p>34250160</text:p>
          </table:table-cell>
          <table:table-cell table:formula="of:=[.F1101]+8" office:value-type="float" office:value="4408" calcext:value-type="float">
            <text:p>4408</text:p>
          </table:table-cell>
          <table:table-cell table:number-columns-repeated="8"/>
        </table:table-row>
        <table:table-row table:style-name="ro1">
          <table:table-cell table:formula="of:=[.A1103]+15295" office:value-type="float" office:value="16877911" calcext:value-type="float">
            <text:p>16877911</text:p>
          </table:table-cell>
          <table:table-cell table:formula="of:=[.B1103]+131" office:value-type="float" office:value="144621" calcext:value-type="float">
            <text:p>144621</text:p>
          </table:table-cell>
          <table:table-cell/>
          <table:table-cell table:formula="of:=[.D1103]+[.E1104]" office:value-type="float" office:value="18748961562" calcext:value-type="float">
            <text:p>18748961562</text:p>
          </table:table-cell>
          <table:table-cell table:formula="of:=[.G1104]*7627" office:value-type="float" office:value="33650324" calcext:value-type="float">
            <text:p>33650324</text:p>
          </table:table-cell>
          <table:table-cell/>
          <table:table-cell table:formula="of:=[.G1102]+8" office:value-type="float" office:value="4412" calcext:value-type="float">
            <text:p>4412</text:p>
          </table:table-cell>
          <table:table-cell table:number-columns-repeated="7"/>
        </table:table-row>
        <table:table-row table:style-name="ro1">
          <table:table-cell table:formula="of:=[.A1104]+15295" office:value-type="float" office:value="16893206" calcext:value-type="float">
            <text:p>16893206</text:p>
          </table:table-cell>
          <table:table-cell table:formula="of:=[.B1104]+131" office:value-type="float" office:value="144752" calcext:value-type="float">
            <text:p>144752</text:p>
          </table:table-cell>
          <table:table-cell/>
          <table:table-cell table:formula="of:=[.D1104]+[.E1105]" office:value-type="float" office:value="18783273882" calcext:value-type="float">
            <text:p>18783273882</text:p>
          </table:table-cell>
          <table:table-cell table:formula="of:=[.F1105]*7770" office:value-type="float" office:value="34312320" calcext:value-type="float">
            <text:p>34312320</text:p>
          </table:table-cell>
          <table:table-cell table:formula="of:=[.F1103]+8" office:value-type="float" office:value="4416" calcext:value-type="float">
            <text:p>4416</text:p>
          </table:table-cell>
          <table:table-cell table:number-columns-repeated="8"/>
        </table:table-row>
        <table:table-row table:style-name="ro1">
          <table:table-cell table:formula="of:=[.A1105]+15295" office:value-type="float" office:value="16908501" calcext:value-type="float">
            <text:p>16908501</text:p>
          </table:table-cell>
          <table:table-cell table:formula="of:=[.B1105]+131" office:value-type="float" office:value="144883" calcext:value-type="float">
            <text:p>144883</text:p>
          </table:table-cell>
          <table:table-cell/>
          <table:table-cell table:formula="of:=[.D1105]+[.E1106]" office:value-type="float" office:value="18816985222" calcext:value-type="float">
            <text:p>18816985222</text:p>
          </table:table-cell>
          <table:table-cell table:formula="of:=[.G1106]*7627" office:value-type="float" office:value="33711340" calcext:value-type="float">
            <text:p>33711340</text:p>
          </table:table-cell>
          <table:table-cell/>
          <table:table-cell table:formula="of:=[.G1104]+8" office:value-type="float" office:value="4420" calcext:value-type="float">
            <text:p>4420</text:p>
          </table:table-cell>
          <table:table-cell table:number-columns-repeated="7"/>
        </table:table-row>
        <table:table-row table:style-name="ro1">
          <table:table-cell table:formula="of:=[.A1106]+15295" office:value-type="float" office:value="16923796" calcext:value-type="float">
            <text:p>16923796</text:p>
          </table:table-cell>
          <table:table-cell table:formula="of:=[.B1106]+131" office:value-type="float" office:value="145014" calcext:value-type="float">
            <text:p>145014</text:p>
          </table:table-cell>
          <table:table-cell/>
          <table:table-cell table:formula="of:=[.D1106]+[.E1107]" office:value-type="float" office:value="18851359702" calcext:value-type="float">
            <text:p>18851359702</text:p>
          </table:table-cell>
          <table:table-cell table:formula="of:=[.F1107]*7770" office:value-type="float" office:value="34374480" calcext:value-type="float">
            <text:p>34374480</text:p>
          </table:table-cell>
          <table:table-cell table:formula="of:=[.F1105]+8" office:value-type="float" office:value="4424" calcext:value-type="float">
            <text:p>4424</text:p>
          </table:table-cell>
          <table:table-cell table:number-columns-repeated="8"/>
        </table:table-row>
        <table:table-row table:style-name="ro1">
          <table:table-cell table:formula="of:=[.A1107]+15295" office:value-type="float" office:value="16939091" calcext:value-type="float">
            <text:p>16939091</text:p>
          </table:table-cell>
          <table:table-cell table:formula="of:=[.B1107]+131" office:value-type="float" office:value="145145" calcext:value-type="float">
            <text:p>145145</text:p>
          </table:table-cell>
          <table:table-cell/>
          <table:table-cell table:formula="of:=[.D1107]+[.E1108]" office:value-type="float" office:value="18885132058" calcext:value-type="float">
            <text:p>18885132058</text:p>
          </table:table-cell>
          <table:table-cell table:formula="of:=[.G1108]*7627" office:value-type="float" office:value="33772356" calcext:value-type="float">
            <text:p>33772356</text:p>
          </table:table-cell>
          <table:table-cell/>
          <table:table-cell table:formula="of:=[.G1106]+8" office:value-type="float" office:value="4428" calcext:value-type="float">
            <text:p>4428</text:p>
          </table:table-cell>
          <table:table-cell table:number-columns-repeated="7"/>
        </table:table-row>
        <table:table-row table:style-name="ro1">
          <table:table-cell table:formula="of:=[.A1108]+15295" office:value-type="float" office:value="16954386" calcext:value-type="float">
            <text:p>16954386</text:p>
          </table:table-cell>
          <table:table-cell table:formula="of:=[.B1108]+131" office:value-type="float" office:value="145276" calcext:value-type="float">
            <text:p>145276</text:p>
          </table:table-cell>
          <table:table-cell/>
          <table:table-cell table:formula="of:=[.D1108]+[.E1109]" office:value-type="float" office:value="18919568698" calcext:value-type="float">
            <text:p>18919568698</text:p>
          </table:table-cell>
          <table:table-cell table:formula="of:=[.F1109]*7770" office:value-type="float" office:value="34436640" calcext:value-type="float">
            <text:p>34436640</text:p>
          </table:table-cell>
          <table:table-cell table:formula="of:=[.F1107]+8" office:value-type="float" office:value="4432" calcext:value-type="float">
            <text:p>4432</text:p>
          </table:table-cell>
          <table:table-cell table:number-columns-repeated="8"/>
        </table:table-row>
        <table:table-row table:style-name="ro1">
          <table:table-cell table:formula="of:=[.A1109]+15295" office:value-type="float" office:value="16969681" calcext:value-type="float">
            <text:p>16969681</text:p>
          </table:table-cell>
          <table:table-cell table:formula="of:=[.B1109]+131" office:value-type="float" office:value="145407" calcext:value-type="float">
            <text:p>145407</text:p>
          </table:table-cell>
          <table:table-cell/>
          <table:table-cell table:formula="of:=[.D1109]+[.E1110]" office:value-type="float" office:value="18953402070" calcext:value-type="float">
            <text:p>18953402070</text:p>
          </table:table-cell>
          <table:table-cell table:formula="of:=[.G1110]*7627" office:value-type="float" office:value="33833372" calcext:value-type="float">
            <text:p>33833372</text:p>
          </table:table-cell>
          <table:table-cell/>
          <table:table-cell table:formula="of:=[.G1108]+8" office:value-type="float" office:value="4436" calcext:value-type="float">
            <text:p>4436</text:p>
          </table:table-cell>
          <table:table-cell table:number-columns-repeated="7"/>
        </table:table-row>
        <table:table-row table:style-name="ro1">
          <table:table-cell table:formula="of:=[.A1110]+15295" office:value-type="float" office:value="16984976" calcext:value-type="float">
            <text:p>16984976</text:p>
          </table:table-cell>
          <table:table-cell table:formula="of:=[.B1110]+131" office:value-type="float" office:value="145538" calcext:value-type="float">
            <text:p>145538</text:p>
          </table:table-cell>
          <table:table-cell/>
          <table:table-cell table:formula="of:=[.D1110]+[.E1111]" office:value-type="float" office:value="18987900870" calcext:value-type="float">
            <text:p>18987900870</text:p>
          </table:table-cell>
          <table:table-cell table:formula="of:=[.F1111]*7770" office:value-type="float" office:value="34498800" calcext:value-type="float">
            <text:p>34498800</text:p>
          </table:table-cell>
          <table:table-cell table:formula="of:=[.F1109]+8" office:value-type="float" office:value="4440" calcext:value-type="float">
            <text:p>4440</text:p>
          </table:table-cell>
          <table:table-cell table:number-columns-repeated="8"/>
        </table:table-row>
        <table:table-row table:style-name="ro1">
          <table:table-cell table:formula="of:=[.A1111]+15295" office:value-type="float" office:value="17000271" calcext:value-type="float">
            <text:p>17000271</text:p>
          </table:table-cell>
          <table:table-cell table:formula="of:=[.B1111]+131" office:value-type="float" office:value="145669" calcext:value-type="float">
            <text:p>145669</text:p>
          </table:table-cell>
          <table:table-cell/>
          <table:table-cell table:formula="of:=[.D1111]+[.E1112]" office:value-type="float" office:value="19021795258" calcext:value-type="float">
            <text:p>19021795258</text:p>
          </table:table-cell>
          <table:table-cell table:formula="of:=[.G1112]*7627" office:value-type="float" office:value="33894388" calcext:value-type="float">
            <text:p>33894388</text:p>
          </table:table-cell>
          <table:table-cell/>
          <table:table-cell table:formula="of:=[.G1110]+8" office:value-type="float" office:value="4444" calcext:value-type="float">
            <text:p>4444</text:p>
          </table:table-cell>
          <table:table-cell table:number-columns-repeated="7"/>
        </table:table-row>
        <table:table-row table:style-name="ro1">
          <table:table-cell table:formula="of:=[.A1112]+15295" office:value-type="float" office:value="17015566" calcext:value-type="float">
            <text:p>17015566</text:p>
          </table:table-cell>
          <table:table-cell table:formula="of:=[.B1112]+131" office:value-type="float" office:value="145800" calcext:value-type="float">
            <text:p>145800</text:p>
          </table:table-cell>
          <table:table-cell/>
          <table:table-cell table:formula="of:=[.D1112]+[.E1113]" office:value-type="float" office:value="19056356218" calcext:value-type="float">
            <text:p>19056356218</text:p>
          </table:table-cell>
          <table:table-cell table:formula="of:=[.F1113]*7770" office:value-type="float" office:value="34560960" calcext:value-type="float">
            <text:p>34560960</text:p>
          </table:table-cell>
          <table:table-cell table:formula="of:=[.F1111]+8" office:value-type="float" office:value="4448" calcext:value-type="float">
            <text:p>4448</text:p>
          </table:table-cell>
          <table:table-cell table:number-columns-repeated="8"/>
        </table:table-row>
        <table:table-row table:style-name="ro1">
          <table:table-cell table:formula="of:=[.A1113]+15295" office:value-type="float" office:value="17030861" calcext:value-type="float">
            <text:p>17030861</text:p>
          </table:table-cell>
          <table:table-cell table:formula="of:=[.B1113]+131" office:value-type="float" office:value="145931" calcext:value-type="float">
            <text:p>145931</text:p>
          </table:table-cell>
          <table:table-cell/>
          <table:table-cell table:formula="of:=[.D1113]+[.E1114]" office:value-type="float" office:value="19090311622" calcext:value-type="float">
            <text:p>19090311622</text:p>
          </table:table-cell>
          <table:table-cell table:formula="of:=[.G1114]*7627" office:value-type="float" office:value="33955404" calcext:value-type="float">
            <text:p>33955404</text:p>
          </table:table-cell>
          <table:table-cell/>
          <table:table-cell table:formula="of:=[.G1112]+8" office:value-type="float" office:value="4452" calcext:value-type="float">
            <text:p>4452</text:p>
          </table:table-cell>
          <table:table-cell table:number-columns-repeated="7"/>
        </table:table-row>
        <table:table-row table:style-name="ro1">
          <table:table-cell table:formula="of:=[.A1114]+15295" office:value-type="float" office:value="17046156" calcext:value-type="float">
            <text:p>17046156</text:p>
          </table:table-cell>
          <table:table-cell table:formula="of:=[.B1114]+131" office:value-type="float" office:value="146062" calcext:value-type="float">
            <text:p>146062</text:p>
          </table:table-cell>
          <table:table-cell/>
          <table:table-cell table:formula="of:=[.D1114]+[.E1115]" office:value-type="float" office:value="19124934742" calcext:value-type="float">
            <text:p>19124934742</text:p>
          </table:table-cell>
          <table:table-cell table:formula="of:=[.F1115]*7770" office:value-type="float" office:value="34623120" calcext:value-type="float">
            <text:p>34623120</text:p>
          </table:table-cell>
          <table:table-cell table:formula="of:=[.F1113]+8" office:value-type="float" office:value="4456" calcext:value-type="float">
            <text:p>4456</text:p>
          </table:table-cell>
          <table:table-cell table:number-columns-repeated="8"/>
        </table:table-row>
        <table:table-row table:style-name="ro1">
          <table:table-cell table:formula="of:=[.A1115]+15295" office:value-type="float" office:value="17061451" calcext:value-type="float">
            <text:p>17061451</text:p>
          </table:table-cell>
          <table:table-cell table:formula="of:=[.B1115]+131" office:value-type="float" office:value="146193" calcext:value-type="float">
            <text:p>146193</text:p>
          </table:table-cell>
          <table:table-cell/>
          <table:table-cell table:formula="of:=[.D1115]+[.E1116]" office:value-type="float" office:value="19158951162" calcext:value-type="float">
            <text:p>19158951162</text:p>
          </table:table-cell>
          <table:table-cell table:formula="of:=[.G1116]*7627" office:value-type="float" office:value="34016420" calcext:value-type="float">
            <text:p>34016420</text:p>
          </table:table-cell>
          <table:table-cell/>
          <table:table-cell table:formula="of:=[.G1114]+8" office:value-type="float" office:value="4460" calcext:value-type="float">
            <text:p>4460</text:p>
          </table:table-cell>
          <table:table-cell table:number-columns-repeated="7"/>
        </table:table-row>
        <table:table-row table:style-name="ro1">
          <table:table-cell table:formula="of:=[.A1116]+15295" office:value-type="float" office:value="17076746" calcext:value-type="float">
            <text:p>17076746</text:p>
          </table:table-cell>
          <table:table-cell table:formula="of:=[.B1116]+131" office:value-type="float" office:value="146324" calcext:value-type="float">
            <text:p>146324</text:p>
          </table:table-cell>
          <table:table-cell/>
          <table:table-cell table:formula="of:=[.D1116]+[.E1117]" office:value-type="float" office:value="19193636442" calcext:value-type="float">
            <text:p>19193636442</text:p>
          </table:table-cell>
          <table:table-cell table:formula="of:=[.F1117]*7770" office:value-type="float" office:value="34685280" calcext:value-type="float">
            <text:p>34685280</text:p>
          </table:table-cell>
          <table:table-cell table:formula="of:=[.F1115]+8" office:value-type="float" office:value="4464" calcext:value-type="float">
            <text:p>4464</text:p>
          </table:table-cell>
          <table:table-cell table:number-columns-repeated="8"/>
        </table:table-row>
        <table:table-row table:style-name="ro1">
          <table:table-cell table:formula="of:=[.A1117]+15295" office:value-type="float" office:value="17092041" calcext:value-type="float">
            <text:p>17092041</text:p>
          </table:table-cell>
          <table:table-cell table:formula="of:=[.B1117]+131" office:value-type="float" office:value="146455" calcext:value-type="float">
            <text:p>146455</text:p>
          </table:table-cell>
          <table:table-cell/>
          <table:table-cell table:formula="of:=[.D1117]+[.E1118]" office:value-type="float" office:value="19227713878" calcext:value-type="float">
            <text:p>19227713878</text:p>
          </table:table-cell>
          <table:table-cell table:formula="of:=[.G1118]*7627" office:value-type="float" office:value="34077436" calcext:value-type="float">
            <text:p>34077436</text:p>
          </table:table-cell>
          <table:table-cell/>
          <table:table-cell table:formula="of:=[.G1116]+8" office:value-type="float" office:value="4468" calcext:value-type="float">
            <text:p>4468</text:p>
          </table:table-cell>
          <table:table-cell table:number-columns-repeated="7"/>
        </table:table-row>
        <table:table-row table:style-name="ro1">
          <table:table-cell table:formula="of:=[.A1118]+15295" office:value-type="float" office:value="17107336" calcext:value-type="float">
            <text:p>17107336</text:p>
          </table:table-cell>
          <table:table-cell table:formula="of:=[.B1118]+131" office:value-type="float" office:value="146586" calcext:value-type="float">
            <text:p>146586</text:p>
          </table:table-cell>
          <table:table-cell/>
          <table:table-cell table:formula="of:=[.D1118]+[.E1119]" office:value-type="float" office:value="19262461318" calcext:value-type="float">
            <text:p>19262461318</text:p>
          </table:table-cell>
          <table:table-cell table:formula="of:=[.F1119]*7770" office:value-type="float" office:value="34747440" calcext:value-type="float">
            <text:p>34747440</text:p>
          </table:table-cell>
          <table:table-cell table:formula="of:=[.F1117]+8" office:value-type="float" office:value="4472" calcext:value-type="float">
            <text:p>4472</text:p>
          </table:table-cell>
          <table:table-cell table:number-columns-repeated="8"/>
        </table:table-row>
        <table:table-row table:style-name="ro1">
          <table:table-cell table:formula="of:=[.A1119]+15295" office:value-type="float" office:value="17122631" calcext:value-type="float">
            <text:p>17122631</text:p>
          </table:table-cell>
          <table:table-cell table:formula="of:=[.B1119]+131" office:value-type="float" office:value="146717" calcext:value-type="float">
            <text:p>146717</text:p>
          </table:table-cell>
          <table:table-cell/>
          <table:table-cell table:formula="of:=[.D1119]+[.E1120]" office:value-type="float" office:value="19296599770" calcext:value-type="float">
            <text:p>19296599770</text:p>
          </table:table-cell>
          <table:table-cell table:formula="of:=[.G1120]*7627" office:value-type="float" office:value="34138452" calcext:value-type="float">
            <text:p>34138452</text:p>
          </table:table-cell>
          <table:table-cell/>
          <table:table-cell table:formula="of:=[.G1118]+8" office:value-type="float" office:value="4476" calcext:value-type="float">
            <text:p>4476</text:p>
          </table:table-cell>
          <table:table-cell table:number-columns-repeated="7"/>
        </table:table-row>
        <table:table-row table:style-name="ro1">
          <table:table-cell table:formula="of:=[.A1120]+15295" office:value-type="float" office:value="17137926" calcext:value-type="float">
            <text:p>17137926</text:p>
          </table:table-cell>
          <table:table-cell table:formula="of:=[.B1120]+131" office:value-type="float" office:value="146848" calcext:value-type="float">
            <text:p>146848</text:p>
          </table:table-cell>
          <table:table-cell/>
          <table:table-cell table:formula="of:=[.D1120]+[.E1121]" office:value-type="float" office:value="19331409370" calcext:value-type="float">
            <text:p>19331409370</text:p>
          </table:table-cell>
          <table:table-cell table:formula="of:=[.F1121]*7770" office:value-type="float" office:value="34809600" calcext:value-type="float">
            <text:p>34809600</text:p>
          </table:table-cell>
          <table:table-cell table:formula="of:=[.F1119]+8" office:value-type="float" office:value="4480" calcext:value-type="float">
            <text:p>4480</text:p>
          </table:table-cell>
          <table:table-cell table:number-columns-repeated="8"/>
        </table:table-row>
        <table:table-row table:style-name="ro1">
          <table:table-cell table:formula="of:=[.A1121]+15295" office:value-type="float" office:value="17153221" calcext:value-type="float">
            <text:p>17153221</text:p>
          </table:table-cell>
          <table:table-cell table:formula="of:=[.B1121]+131" office:value-type="float" office:value="146979" calcext:value-type="float">
            <text:p>146979</text:p>
          </table:table-cell>
          <table:table-cell/>
          <table:table-cell table:formula="of:=[.D1121]+[.E1122]" office:value-type="float" office:value="19365608838" calcext:value-type="float">
            <text:p>19365608838</text:p>
          </table:table-cell>
          <table:table-cell table:formula="of:=[.G1122]*7627" office:value-type="float" office:value="34199468" calcext:value-type="float">
            <text:p>34199468</text:p>
          </table:table-cell>
          <table:table-cell/>
          <table:table-cell table:formula="of:=[.G1120]+8" office:value-type="float" office:value="4484" calcext:value-type="float">
            <text:p>4484</text:p>
          </table:table-cell>
          <table:table-cell table:number-columns-repeated="7"/>
        </table:table-row>
        <table:table-row table:style-name="ro1">
          <table:table-cell table:formula="of:=[.A1122]+15295" office:value-type="float" office:value="17168516" calcext:value-type="float">
            <text:p>17168516</text:p>
          </table:table-cell>
          <table:table-cell table:formula="of:=[.B1122]+131" office:value-type="float" office:value="147110" calcext:value-type="float">
            <text:p>147110</text:p>
          </table:table-cell>
          <table:table-cell/>
          <table:table-cell table:formula="of:=[.D1122]+[.E1123]" office:value-type="float" office:value="19400480598" calcext:value-type="float">
            <text:p>19400480598</text:p>
          </table:table-cell>
          <table:table-cell table:formula="of:=[.F1123]*7770" office:value-type="float" office:value="34871760" calcext:value-type="float">
            <text:p>34871760</text:p>
          </table:table-cell>
          <table:table-cell table:formula="of:=[.F1121]+8" office:value-type="float" office:value="4488" calcext:value-type="float">
            <text:p>4488</text:p>
          </table:table-cell>
          <table:table-cell table:number-columns-repeated="8"/>
        </table:table-row>
        <table:table-row table:style-name="ro1">
          <table:table-cell table:formula="of:=[.A1123]+15295" office:value-type="float" office:value="17183811" calcext:value-type="float">
            <text:p>17183811</text:p>
          </table:table-cell>
          <table:table-cell table:formula="of:=[.B1123]+131" office:value-type="float" office:value="147241" calcext:value-type="float">
            <text:p>147241</text:p>
          </table:table-cell>
          <table:table-cell/>
          <table:table-cell table:formula="of:=[.D1123]+[.E1124]" office:value-type="float" office:value="19434741082" calcext:value-type="float">
            <text:p>19434741082</text:p>
          </table:table-cell>
          <table:table-cell table:formula="of:=[.G1124]*7627" office:value-type="float" office:value="34260484" calcext:value-type="float">
            <text:p>34260484</text:p>
          </table:table-cell>
          <table:table-cell/>
          <table:table-cell table:formula="of:=[.G1122]+8" office:value-type="float" office:value="4492" calcext:value-type="float">
            <text:p>4492</text:p>
          </table:table-cell>
          <table:table-cell table:number-columns-repeated="7"/>
        </table:table-row>
        <table:table-row table:style-name="ro1">
          <table:table-cell table:formula="of:=[.A1124]+15295" office:value-type="float" office:value="17199106" calcext:value-type="float">
            <text:p>17199106</text:p>
          </table:table-cell>
          <table:table-cell table:formula="of:=[.B1124]+131" office:value-type="float" office:value="147372" calcext:value-type="float">
            <text:p>147372</text:p>
          </table:table-cell>
          <table:table-cell/>
          <table:table-cell table:formula="of:=[.D1124]+[.E1125]" office:value-type="float" office:value="19469675002" calcext:value-type="float">
            <text:p>19469675002</text:p>
          </table:table-cell>
          <table:table-cell table:formula="of:=[.F1125]*7770" office:value-type="float" office:value="34933920" calcext:value-type="float">
            <text:p>34933920</text:p>
          </table:table-cell>
          <table:table-cell table:formula="of:=[.F1123]+8" office:value-type="float" office:value="4496" calcext:value-type="float">
            <text:p>4496</text:p>
          </table:table-cell>
          <table:table-cell table:number-columns-repeated="8"/>
        </table:table-row>
        <table:table-row table:style-name="ro1">
          <table:table-cell table:formula="of:=[.A1125]+15295" office:value-type="float" office:value="17214401" calcext:value-type="float">
            <text:p>17214401</text:p>
          </table:table-cell>
          <table:table-cell table:formula="of:=[.B1125]+131" office:value-type="float" office:value="147503" calcext:value-type="float">
            <text:p>147503</text:p>
          </table:table-cell>
          <table:table-cell/>
          <table:table-cell table:formula="of:=[.D1125]+[.E1126]" office:value-type="float" office:value="19503996502" calcext:value-type="float">
            <text:p>19503996502</text:p>
          </table:table-cell>
          <table:table-cell table:formula="of:=[.G1126]*7627" office:value-type="float" office:value="34321500" calcext:value-type="float">
            <text:p>34321500</text:p>
          </table:table-cell>
          <table:table-cell/>
          <table:table-cell table:formula="of:=[.G1124]+8" office:value-type="float" office:value="4500" calcext:value-type="float">
            <text:p>4500</text:p>
          </table:table-cell>
          <table:table-cell table:number-columns-repeated="7"/>
        </table:table-row>
        <table:table-row table:style-name="ro1">
          <table:table-cell table:formula="of:=[.A1126]+15295" office:value-type="float" office:value="17229696" calcext:value-type="float">
            <text:p>17229696</text:p>
          </table:table-cell>
          <table:table-cell table:formula="of:=[.B1126]+131" office:value-type="float" office:value="147634" calcext:value-type="float">
            <text:p>147634</text:p>
          </table:table-cell>
          <table:table-cell/>
          <table:table-cell table:formula="of:=[.D1126]+[.E1127]" office:value-type="float" office:value="19538992582" calcext:value-type="float">
            <text:p>19538992582</text:p>
          </table:table-cell>
          <table:table-cell table:formula="of:=[.F1127]*7770" office:value-type="float" office:value="34996080" calcext:value-type="float">
            <text:p>34996080</text:p>
          </table:table-cell>
          <table:table-cell table:formula="of:=[.F1125]+8" office:value-type="float" office:value="4504" calcext:value-type="float">
            <text:p>4504</text:p>
          </table:table-cell>
          <table:table-cell table:number-columns-repeated="8"/>
        </table:table-row>
        <table:table-row table:style-name="ro1">
          <table:table-cell table:formula="of:=[.A1127]+15295" office:value-type="float" office:value="17244991" calcext:value-type="float">
            <text:p>17244991</text:p>
          </table:table-cell>
          <table:table-cell table:formula="of:=[.B1127]+131" office:value-type="float" office:value="147765" calcext:value-type="float">
            <text:p>147765</text:p>
          </table:table-cell>
          <table:table-cell/>
          <table:table-cell table:formula="of:=[.D1127]+[.E1128]" office:value-type="float" office:value="19573375098" calcext:value-type="float">
            <text:p>19573375098</text:p>
          </table:table-cell>
          <table:table-cell table:formula="of:=[.G1128]*7627" office:value-type="float" office:value="34382516" calcext:value-type="float">
            <text:p>34382516</text:p>
          </table:table-cell>
          <table:table-cell/>
          <table:table-cell table:formula="of:=[.G1126]+8" office:value-type="float" office:value="4508" calcext:value-type="float">
            <text:p>4508</text:p>
          </table:table-cell>
          <table:table-cell table:number-columns-repeated="7"/>
        </table:table-row>
        <table:table-row table:style-name="ro1">
          <table:table-cell table:formula="of:=[.A1128]+15295" office:value-type="float" office:value="17260286" calcext:value-type="float">
            <text:p>17260286</text:p>
          </table:table-cell>
          <table:table-cell table:formula="of:=[.B1128]+131" office:value-type="float" office:value="147896" calcext:value-type="float">
            <text:p>147896</text:p>
          </table:table-cell>
          <table:table-cell/>
          <table:table-cell table:formula="of:=[.D1128]+[.E1129]" office:value-type="float" office:value="19608433338" calcext:value-type="float">
            <text:p>19608433338</text:p>
          </table:table-cell>
          <table:table-cell table:formula="of:=[.F1129]*7770" office:value-type="float" office:value="35058240" calcext:value-type="float">
            <text:p>35058240</text:p>
          </table:table-cell>
          <table:table-cell table:formula="of:=[.F1127]+8" office:value-type="float" office:value="4512" calcext:value-type="float">
            <text:p>4512</text:p>
          </table:table-cell>
          <table:table-cell table:number-columns-repeated="8"/>
        </table:table-row>
        <table:table-row table:style-name="ro1">
          <table:table-cell table:formula="of:=[.A1129]+15295" office:value-type="float" office:value="17275581" calcext:value-type="float">
            <text:p>17275581</text:p>
          </table:table-cell>
          <table:table-cell table:formula="of:=[.B1129]+131" office:value-type="float" office:value="148027" calcext:value-type="float">
            <text:p>148027</text:p>
          </table:table-cell>
          <table:table-cell/>
          <table:table-cell table:formula="of:=[.D1129]+[.E1130]" office:value-type="float" office:value="19642876870" calcext:value-type="float">
            <text:p>19642876870</text:p>
          </table:table-cell>
          <table:table-cell table:formula="of:=[.G1130]*7627" office:value-type="float" office:value="34443532" calcext:value-type="float">
            <text:p>34443532</text:p>
          </table:table-cell>
          <table:table-cell/>
          <table:table-cell table:formula="of:=[.G1128]+8" office:value-type="float" office:value="4516" calcext:value-type="float">
            <text:p>4516</text:p>
          </table:table-cell>
          <table:table-cell table:number-columns-repeated="7"/>
        </table:table-row>
        <table:table-row table:style-name="ro1">
          <table:table-cell table:formula="of:=[.A1130]+15295" office:value-type="float" office:value="17290876" calcext:value-type="float">
            <text:p>17290876</text:p>
          </table:table-cell>
          <table:table-cell table:formula="of:=[.B1130]+131" office:value-type="float" office:value="148158" calcext:value-type="float">
            <text:p>148158</text:p>
          </table:table-cell>
          <table:table-cell/>
          <table:table-cell table:formula="of:=[.D1130]+[.E1131]" office:value-type="float" office:value="19677997270" calcext:value-type="float">
            <text:p>19677997270</text:p>
          </table:table-cell>
          <table:table-cell table:formula="of:=[.F1131]*7770" office:value-type="float" office:value="35120400" calcext:value-type="float">
            <text:p>35120400</text:p>
          </table:table-cell>
          <table:table-cell table:formula="of:=[.F1129]+8" office:value-type="float" office:value="4520" calcext:value-type="float">
            <text:p>4520</text:p>
          </table:table-cell>
          <table:table-cell table:number-columns-repeated="8"/>
        </table:table-row>
        <table:table-row table:style-name="ro1">
          <table:table-cell table:formula="of:=[.A1131]+15295" office:value-type="float" office:value="17306171" calcext:value-type="float">
            <text:p>17306171</text:p>
          </table:table-cell>
          <table:table-cell table:formula="of:=[.B1131]+131" office:value-type="float" office:value="148289" calcext:value-type="float">
            <text:p>148289</text:p>
          </table:table-cell>
          <table:table-cell/>
          <table:table-cell table:formula="of:=[.D1131]+[.E1132]" office:value-type="float" office:value="19712501818" calcext:value-type="float">
            <text:p>19712501818</text:p>
          </table:table-cell>
          <table:table-cell table:formula="of:=[.G1132]*7627" office:value-type="float" office:value="34504548" calcext:value-type="float">
            <text:p>34504548</text:p>
          </table:table-cell>
          <table:table-cell/>
          <table:table-cell table:formula="of:=[.G1130]+8" office:value-type="float" office:value="4524" calcext:value-type="float">
            <text:p>4524</text:p>
          </table:table-cell>
          <table:table-cell table:number-columns-repeated="7"/>
        </table:table-row>
        <table:table-row table:style-name="ro1">
          <table:table-cell table:formula="of:=[.A1132]+15295" office:value-type="float" office:value="17321466" calcext:value-type="float">
            <text:p>17321466</text:p>
          </table:table-cell>
          <table:table-cell table:formula="of:=[.B1132]+131" office:value-type="float" office:value="148420" calcext:value-type="float">
            <text:p>148420</text:p>
          </table:table-cell>
          <table:table-cell/>
          <table:table-cell table:formula="of:=[.D1132]+[.E1133]" office:value-type="float" office:value="19747684378" calcext:value-type="float">
            <text:p>19747684378</text:p>
          </table:table-cell>
          <table:table-cell table:formula="of:=[.F1133]*7770" office:value-type="float" office:value="35182560" calcext:value-type="float">
            <text:p>35182560</text:p>
          </table:table-cell>
          <table:table-cell table:formula="of:=[.F1131]+8" office:value-type="float" office:value="4528" calcext:value-type="float">
            <text:p>4528</text:p>
          </table:table-cell>
          <table:table-cell table:number-columns-repeated="8"/>
        </table:table-row>
        <table:table-row table:style-name="ro1">
          <table:table-cell table:formula="of:=[.A1133]+15295" office:value-type="float" office:value="17336761" calcext:value-type="float">
            <text:p>17336761</text:p>
          </table:table-cell>
          <table:table-cell table:formula="of:=[.B1133]+131" office:value-type="float" office:value="148551" calcext:value-type="float">
            <text:p>148551</text:p>
          </table:table-cell>
          <table:table-cell/>
          <table:table-cell table:formula="of:=[.D1133]+[.E1134]" office:value-type="float" office:value="19782249942" calcext:value-type="float">
            <text:p>19782249942</text:p>
          </table:table-cell>
          <table:table-cell table:formula="of:=[.G1134]*7627" office:value-type="float" office:value="34565564" calcext:value-type="float">
            <text:p>34565564</text:p>
          </table:table-cell>
          <table:table-cell/>
          <table:table-cell table:formula="of:=[.G1132]+8" office:value-type="float" office:value="4532" calcext:value-type="float">
            <text:p>4532</text:p>
          </table:table-cell>
          <table:table-cell table:number-columns-repeated="7"/>
        </table:table-row>
        <table:table-row table:style-name="ro1">
          <table:table-cell table:formula="of:=[.A1134]+15295" office:value-type="float" office:value="17352056" calcext:value-type="float">
            <text:p>17352056</text:p>
          </table:table-cell>
          <table:table-cell table:formula="of:=[.B1134]+131" office:value-type="float" office:value="148682" calcext:value-type="float">
            <text:p>148682</text:p>
          </table:table-cell>
          <table:table-cell/>
          <table:table-cell table:formula="of:=[.D1134]+[.E1135]" office:value-type="float" office:value="19817494662" calcext:value-type="float">
            <text:p>19817494662</text:p>
          </table:table-cell>
          <table:table-cell table:formula="of:=[.F1135]*7770" office:value-type="float" office:value="35244720" calcext:value-type="float">
            <text:p>35244720</text:p>
          </table:table-cell>
          <table:table-cell table:formula="of:=[.F1133]+8" office:value-type="float" office:value="4536" calcext:value-type="float">
            <text:p>4536</text:p>
          </table:table-cell>
          <table:table-cell table:number-columns-repeated="8"/>
        </table:table-row>
        <table:table-row table:style-name="ro1">
          <table:table-cell table:formula="of:=[.A1135]+15295" office:value-type="float" office:value="17367351" calcext:value-type="float">
            <text:p>17367351</text:p>
          </table:table-cell>
          <table:table-cell table:formula="of:=[.B1135]+131" office:value-type="float" office:value="148813" calcext:value-type="float">
            <text:p>148813</text:p>
          </table:table-cell>
          <table:table-cell/>
          <table:table-cell table:formula="of:=[.D1135]+[.E1136]" office:value-type="float" office:value="19852121242" calcext:value-type="float">
            <text:p>19852121242</text:p>
          </table:table-cell>
          <table:table-cell table:formula="of:=[.G1136]*7627" office:value-type="float" office:value="34626580" calcext:value-type="float">
            <text:p>34626580</text:p>
          </table:table-cell>
          <table:table-cell/>
          <table:table-cell table:formula="of:=[.G1134]+8" office:value-type="float" office:value="4540" calcext:value-type="float">
            <text:p>4540</text:p>
          </table:table-cell>
          <table:table-cell table:number-columns-repeated="7"/>
        </table:table-row>
        <table:table-row table:style-name="ro1">
          <table:table-cell table:formula="of:=[.A1136]+15295" office:value-type="float" office:value="17382646" calcext:value-type="float">
            <text:p>17382646</text:p>
          </table:table-cell>
          <table:table-cell table:formula="of:=[.B1136]+131" office:value-type="float" office:value="148944" calcext:value-type="float">
            <text:p>148944</text:p>
          </table:table-cell>
          <table:table-cell/>
          <table:table-cell table:formula="of:=[.D1136]+[.E1137]" office:value-type="float" office:value="19887428122" calcext:value-type="float">
            <text:p>19887428122</text:p>
          </table:table-cell>
          <table:table-cell table:formula="of:=[.F1137]*7770" office:value-type="float" office:value="35306880" calcext:value-type="float">
            <text:p>35306880</text:p>
          </table:table-cell>
          <table:table-cell table:formula="of:=[.F1135]+8" office:value-type="float" office:value="4544" calcext:value-type="float">
            <text:p>4544</text:p>
          </table:table-cell>
          <table:table-cell table:number-columns-repeated="8"/>
        </table:table-row>
        <table:table-row table:style-name="ro1">
          <table:table-cell table:formula="of:=[.A1137]+15295" office:value-type="float" office:value="17397941" calcext:value-type="float">
            <text:p>17397941</text:p>
          </table:table-cell>
          <table:table-cell table:formula="of:=[.B1137]+131" office:value-type="float" office:value="149075" calcext:value-type="float">
            <text:p>149075</text:p>
          </table:table-cell>
          <table:table-cell/>
          <table:table-cell table:formula="of:=[.D1137]+[.E1138]" office:value-type="float" office:value="19922115718" calcext:value-type="float">
            <text:p>19922115718</text:p>
          </table:table-cell>
          <table:table-cell table:formula="of:=[.G1138]*7627" office:value-type="float" office:value="34687596" calcext:value-type="float">
            <text:p>34687596</text:p>
          </table:table-cell>
          <table:table-cell/>
          <table:table-cell table:formula="of:=[.G1136]+8" office:value-type="float" office:value="4548" calcext:value-type="float">
            <text:p>4548</text:p>
          </table:table-cell>
          <table:table-cell table:number-columns-repeated="7"/>
        </table:table-row>
        <table:table-row table:style-name="ro1">
          <table:table-cell table:formula="of:=[.A1138]+15295" office:value-type="float" office:value="17413236" calcext:value-type="float">
            <text:p>17413236</text:p>
          </table:table-cell>
          <table:table-cell table:formula="of:=[.B1138]+131" office:value-type="float" office:value="149206" calcext:value-type="float">
            <text:p>149206</text:p>
          </table:table-cell>
          <table:table-cell/>
          <table:table-cell table:formula="of:=[.D1138]+[.E1139]" office:value-type="float" office:value="19957484758" calcext:value-type="float">
            <text:p>19957484758</text:p>
          </table:table-cell>
          <table:table-cell table:formula="of:=[.F1139]*7770" office:value-type="float" office:value="35369040" calcext:value-type="float">
            <text:p>35369040</text:p>
          </table:table-cell>
          <table:table-cell table:formula="of:=[.F1137]+8" office:value-type="float" office:value="4552" calcext:value-type="float">
            <text:p>4552</text:p>
          </table:table-cell>
          <table:table-cell table:number-columns-repeated="8"/>
        </table:table-row>
        <table:table-row table:style-name="ro1">
          <table:table-cell table:formula="of:=[.A1139]+15295" office:value-type="float" office:value="17428531" calcext:value-type="float">
            <text:p>17428531</text:p>
          </table:table-cell>
          <table:table-cell table:formula="of:=[.B1139]+131" office:value-type="float" office:value="149337" calcext:value-type="float">
            <text:p>149337</text:p>
          </table:table-cell>
          <table:table-cell/>
          <table:table-cell table:formula="of:=[.D1139]+[.E1140]" office:value-type="float" office:value="19992233370" calcext:value-type="float">
            <text:p>19992233370</text:p>
          </table:table-cell>
          <table:table-cell table:formula="of:=[.G1140]*7627" office:value-type="float" office:value="34748612" calcext:value-type="float">
            <text:p>34748612</text:p>
          </table:table-cell>
          <table:table-cell/>
          <table:table-cell table:formula="of:=[.G1138]+8" office:value-type="float" office:value="4556" calcext:value-type="float">
            <text:p>4556</text:p>
          </table:table-cell>
          <table:table-cell table:number-columns-repeated="7"/>
        </table:table-row>
        <table:table-row table:style-name="ro1">
          <table:table-cell table:formula="of:=[.A1140]+15295" office:value-type="float" office:value="17443826" calcext:value-type="float">
            <text:p>17443826</text:p>
          </table:table-cell>
          <table:table-cell table:formula="of:=[.B1140]+131" office:value-type="float" office:value="149468" calcext:value-type="float">
            <text:p>149468</text:p>
          </table:table-cell>
          <table:table-cell/>
          <table:table-cell table:formula="of:=[.D1140]+[.E1141]" office:value-type="float" office:value="20027664570" calcext:value-type="float">
            <text:p>20027664570</text:p>
          </table:table-cell>
          <table:table-cell table:formula="of:=[.F1141]*7770" office:value-type="float" office:value="35431200" calcext:value-type="float">
            <text:p>35431200</text:p>
          </table:table-cell>
          <table:table-cell table:formula="of:=[.F1139]+8" office:value-type="float" office:value="4560" calcext:value-type="float">
            <text:p>4560</text:p>
          </table:table-cell>
          <table:table-cell table:number-columns-repeated="8"/>
        </table:table-row>
        <table:table-row table:style-name="ro1">
          <table:table-cell table:formula="of:=[.A1141]+15295" office:value-type="float" office:value="17459121" calcext:value-type="float">
            <text:p>17459121</text:p>
          </table:table-cell>
          <table:table-cell table:formula="of:=[.B1141]+131" office:value-type="float" office:value="149599" calcext:value-type="float">
            <text:p>149599</text:p>
          </table:table-cell>
          <table:table-cell/>
          <table:table-cell table:formula="of:=[.D1141]+[.E1142]" office:value-type="float" office:value="20062474198" calcext:value-type="float">
            <text:p>20062474198</text:p>
          </table:table-cell>
          <table:table-cell table:formula="of:=[.G1142]*7627" office:value-type="float" office:value="34809628" calcext:value-type="float">
            <text:p>34809628</text:p>
          </table:table-cell>
          <table:table-cell/>
          <table:table-cell table:formula="of:=[.G1140]+8" office:value-type="float" office:value="4564" calcext:value-type="float">
            <text:p>4564</text:p>
          </table:table-cell>
          <table:table-cell table:number-columns-repeated="7"/>
        </table:table-row>
        <table:table-row table:style-name="ro1">
          <table:table-cell table:formula="of:=[.A1142]+15295" office:value-type="float" office:value="17474416" calcext:value-type="float">
            <text:p>17474416</text:p>
          </table:table-cell>
          <table:table-cell table:formula="of:=[.B1142]+131" office:value-type="float" office:value="149730" calcext:value-type="float">
            <text:p>149730</text:p>
          </table:table-cell>
          <table:table-cell/>
          <table:table-cell table:formula="of:=[.D1142]+[.E1143]" office:value-type="float" office:value="20097967558" calcext:value-type="float">
            <text:p>20097967558</text:p>
          </table:table-cell>
          <table:table-cell table:formula="of:=[.F1143]*7770" office:value-type="float" office:value="35493360" calcext:value-type="float">
            <text:p>35493360</text:p>
          </table:table-cell>
          <table:table-cell table:formula="of:=[.F1141]+8" office:value-type="float" office:value="4568" calcext:value-type="float">
            <text:p>4568</text:p>
          </table:table-cell>
          <table:table-cell table:number-columns-repeated="8"/>
        </table:table-row>
        <table:table-row table:style-name="ro1">
          <table:table-cell table:formula="of:=[.A1143]+15295" office:value-type="float" office:value="17489711" calcext:value-type="float">
            <text:p>17489711</text:p>
          </table:table-cell>
          <table:table-cell table:formula="of:=[.B1143]+131" office:value-type="float" office:value="149861" calcext:value-type="float">
            <text:p>149861</text:p>
          </table:table-cell>
          <table:table-cell/>
          <table:table-cell table:formula="of:=[.D1143]+[.E1144]" office:value-type="float" office:value="20132838202" calcext:value-type="float">
            <text:p>20132838202</text:p>
          </table:table-cell>
          <table:table-cell table:formula="of:=[.G1144]*7627" office:value-type="float" office:value="34870644" calcext:value-type="float">
            <text:p>34870644</text:p>
          </table:table-cell>
          <table:table-cell/>
          <table:table-cell table:formula="of:=[.G1142]+8" office:value-type="float" office:value="4572" calcext:value-type="float">
            <text:p>4572</text:p>
          </table:table-cell>
          <table:table-cell table:number-columns-repeated="7"/>
        </table:table-row>
        <table:table-row table:style-name="ro1">
          <table:table-cell table:formula="of:=[.A1144]+15295" office:value-type="float" office:value="17505006" calcext:value-type="float">
            <text:p>17505006</text:p>
          </table:table-cell>
          <table:table-cell table:formula="of:=[.B1144]+131" office:value-type="float" office:value="149992" calcext:value-type="float">
            <text:p>149992</text:p>
          </table:table-cell>
          <table:table-cell/>
          <table:table-cell table:formula="of:=[.D1144]+[.E1145]" office:value-type="float" office:value="20168393722" calcext:value-type="float">
            <text:p>20168393722</text:p>
          </table:table-cell>
          <table:table-cell table:formula="of:=[.F1145]*7770" office:value-type="float" office:value="35555520" calcext:value-type="float">
            <text:p>35555520</text:p>
          </table:table-cell>
          <table:table-cell table:formula="of:=[.F1143]+8" office:value-type="float" office:value="4576" calcext:value-type="float">
            <text:p>4576</text:p>
          </table:table-cell>
          <table:table-cell table:number-columns-repeated="8"/>
        </table:table-row>
        <table:table-row table:style-name="ro1">
          <table:table-cell table:formula="of:=[.A1145]+15295" office:value-type="float" office:value="17520301" calcext:value-type="float">
            <text:p>17520301</text:p>
          </table:table-cell>
          <table:table-cell table:formula="of:=[.B1145]+131" office:value-type="float" office:value="150123" calcext:value-type="float">
            <text:p>150123</text:p>
          </table:table-cell>
          <table:table-cell/>
          <table:table-cell table:formula="of:=[.D1145]+[.E1146]" office:value-type="float" office:value="20203325382" calcext:value-type="float">
            <text:p>20203325382</text:p>
          </table:table-cell>
          <table:table-cell table:formula="of:=[.G1146]*7627" office:value-type="float" office:value="34931660" calcext:value-type="float">
            <text:p>34931660</text:p>
          </table:table-cell>
          <table:table-cell/>
          <table:table-cell table:formula="of:=[.G1144]+8" office:value-type="float" office:value="4580" calcext:value-type="float">
            <text:p>4580</text:p>
          </table:table-cell>
          <table:table-cell table:number-columns-repeated="7"/>
        </table:table-row>
        <table:table-row table:style-name="ro1">
          <table:table-cell table:formula="of:=[.A1146]+15295" office:value-type="float" office:value="17535596" calcext:value-type="float">
            <text:p>17535596</text:p>
          </table:table-cell>
          <table:table-cell table:formula="of:=[.B1146]+131" office:value-type="float" office:value="150254" calcext:value-type="float">
            <text:p>150254</text:p>
          </table:table-cell>
          <table:table-cell/>
          <table:table-cell table:formula="of:=[.D1146]+[.E1147]" office:value-type="float" office:value="20238943062" calcext:value-type="float">
            <text:p>20238943062</text:p>
          </table:table-cell>
          <table:table-cell table:formula="of:=[.F1147]*7770" office:value-type="float" office:value="35617680" calcext:value-type="float">
            <text:p>35617680</text:p>
          </table:table-cell>
          <table:table-cell table:formula="of:=[.F1145]+8" office:value-type="float" office:value="4584" calcext:value-type="float">
            <text:p>4584</text:p>
          </table:table-cell>
          <table:table-cell table:number-columns-repeated="8"/>
        </table:table-row>
        <table:table-row table:style-name="ro1">
          <table:table-cell table:formula="of:=[.A1147]+15295" office:value-type="float" office:value="17550891" calcext:value-type="float">
            <text:p>17550891</text:p>
          </table:table-cell>
          <table:table-cell table:formula="of:=[.B1147]+131" office:value-type="float" office:value="150385" calcext:value-type="float">
            <text:p>150385</text:p>
          </table:table-cell>
          <table:table-cell/>
          <table:table-cell table:formula="of:=[.D1147]+[.E1148]" office:value-type="float" office:value="20273935738" calcext:value-type="float">
            <text:p>20273935738</text:p>
          </table:table-cell>
          <table:table-cell table:formula="of:=[.G1148]*7627" office:value-type="float" office:value="34992676" calcext:value-type="float">
            <text:p>34992676</text:p>
          </table:table-cell>
          <table:table-cell/>
          <table:table-cell table:formula="of:=[.G1146]+8" office:value-type="float" office:value="4588" calcext:value-type="float">
            <text:p>4588</text:p>
          </table:table-cell>
          <table:table-cell table:number-columns-repeated="7"/>
        </table:table-row>
        <table:table-row table:style-name="ro1">
          <table:table-cell table:formula="of:=[.A1148]+15295" office:value-type="float" office:value="17566186" calcext:value-type="float">
            <text:p>17566186</text:p>
          </table:table-cell>
          <table:table-cell table:formula="of:=[.B1148]+131" office:value-type="float" office:value="150516" calcext:value-type="float">
            <text:p>150516</text:p>
          </table:table-cell>
          <table:table-cell/>
          <table:table-cell table:formula="of:=[.D1148]+[.E1149]" office:value-type="float" office:value="20309615578" calcext:value-type="float">
            <text:p>20309615578</text:p>
          </table:table-cell>
          <table:table-cell table:formula="of:=[.F1149]*7770" office:value-type="float" office:value="35679840" calcext:value-type="float">
            <text:p>35679840</text:p>
          </table:table-cell>
          <table:table-cell table:formula="of:=[.F1147]+8" office:value-type="float" office:value="4592" calcext:value-type="float">
            <text:p>4592</text:p>
          </table:table-cell>
          <table:table-cell table:number-columns-repeated="8"/>
        </table:table-row>
        <table:table-row table:style-name="ro1">
          <table:table-cell table:formula="of:=[.A1149]+15295" office:value-type="float" office:value="17581481" calcext:value-type="float">
            <text:p>17581481</text:p>
          </table:table-cell>
          <table:table-cell table:formula="of:=[.B1149]+131" office:value-type="float" office:value="150647" calcext:value-type="float">
            <text:p>150647</text:p>
          </table:table-cell>
          <table:table-cell/>
          <table:table-cell table:formula="of:=[.D1149]+[.E1150]" office:value-type="float" office:value="20344669270" calcext:value-type="float">
            <text:p>20344669270</text:p>
          </table:table-cell>
          <table:table-cell table:formula="of:=[.G1150]*7627" office:value-type="float" office:value="35053692" calcext:value-type="float">
            <text:p>35053692</text:p>
          </table:table-cell>
          <table:table-cell/>
          <table:table-cell table:formula="of:=[.G1148]+8" office:value-type="float" office:value="4596" calcext:value-type="float">
            <text:p>4596</text:p>
          </table:table-cell>
          <table:table-cell table:number-columns-repeated="7"/>
        </table:table-row>
        <table:table-row table:style-name="ro1">
          <table:table-cell table:formula="of:=[.A1150]+15295" office:value-type="float" office:value="17596776" calcext:value-type="float">
            <text:p>17596776</text:p>
          </table:table-cell>
          <table:table-cell table:formula="of:=[.B1150]+131" office:value-type="float" office:value="150778" calcext:value-type="float">
            <text:p>150778</text:p>
          </table:table-cell>
          <table:table-cell/>
          <table:table-cell table:formula="of:=[.D1150]+[.E1151]" office:value-type="float" office:value="20380411270" calcext:value-type="float">
            <text:p>20380411270</text:p>
          </table:table-cell>
          <table:table-cell table:formula="of:=[.F1151]*7770" office:value-type="float" office:value="35742000" calcext:value-type="float">
            <text:p>35742000</text:p>
          </table:table-cell>
          <table:table-cell table:formula="of:=[.F1149]+8" office:value-type="float" office:value="4600" calcext:value-type="float">
            <text:p>4600</text:p>
          </table:table-cell>
          <table:table-cell table:number-columns-repeated="8"/>
        </table:table-row>
        <table:table-row table:style-name="ro1">
          <table:table-cell table:formula="of:=[.A1151]+15295" office:value-type="float" office:value="17612071" calcext:value-type="float">
            <text:p>17612071</text:p>
          </table:table-cell>
          <table:table-cell table:formula="of:=[.B1151]+131" office:value-type="float" office:value="150909" calcext:value-type="float">
            <text:p>150909</text:p>
          </table:table-cell>
          <table:table-cell/>
          <table:table-cell table:formula="of:=[.D1151]+[.E1152]" office:value-type="float" office:value="20415525978" calcext:value-type="float">
            <text:p>20415525978</text:p>
          </table:table-cell>
          <table:table-cell table:formula="of:=[.G1152]*7627" office:value-type="float" office:value="35114708" calcext:value-type="float">
            <text:p>35114708</text:p>
          </table:table-cell>
          <table:table-cell/>
          <table:table-cell table:formula="of:=[.G1150]+8" office:value-type="float" office:value="4604" calcext:value-type="float">
            <text:p>4604</text:p>
          </table:table-cell>
          <table:table-cell table:number-columns-repeated="7"/>
        </table:table-row>
        <table:table-row table:style-name="ro1">
          <table:table-cell table:formula="of:=[.A1152]+15295" office:value-type="float" office:value="17627366" calcext:value-type="float">
            <text:p>17627366</text:p>
          </table:table-cell>
          <table:table-cell table:formula="of:=[.B1152]+131" office:value-type="float" office:value="151040" calcext:value-type="float">
            <text:p>151040</text:p>
          </table:table-cell>
          <table:table-cell/>
          <table:table-cell table:formula="of:=[.D1152]+[.E1153]" office:value-type="float" office:value="20451330138" calcext:value-type="float">
            <text:p>20451330138</text:p>
          </table:table-cell>
          <table:table-cell table:formula="of:=[.F1153]*7770" office:value-type="float" office:value="35804160" calcext:value-type="float">
            <text:p>35804160</text:p>
          </table:table-cell>
          <table:table-cell table:formula="of:=[.F1151]+8" office:value-type="float" office:value="4608" calcext:value-type="float">
            <text:p>4608</text:p>
          </table:table-cell>
          <table:table-cell table:number-columns-repeated="8"/>
        </table:table-row>
        <table:table-row table:style-name="ro1">
          <table:table-cell table:formula="of:=[.A1153]+15295" office:value-type="float" office:value="17642661" calcext:value-type="float">
            <text:p>17642661</text:p>
          </table:table-cell>
          <table:table-cell table:formula="of:=[.B1153]+131" office:value-type="float" office:value="151171" calcext:value-type="float">
            <text:p>151171</text:p>
          </table:table-cell>
          <table:table-cell/>
          <table:table-cell table:formula="of:=[.D1153]+[.E1154]" office:value-type="float" office:value="20486505862" calcext:value-type="float">
            <text:p>20486505862</text:p>
          </table:table-cell>
          <table:table-cell table:formula="of:=[.G1154]*7627" office:value-type="float" office:value="35175724" calcext:value-type="float">
            <text:p>35175724</text:p>
          </table:table-cell>
          <table:table-cell/>
          <table:table-cell table:formula="of:=[.G1152]+8" office:value-type="float" office:value="4612" calcext:value-type="float">
            <text:p>4612</text:p>
          </table:table-cell>
          <table:table-cell table:number-columns-repeated="7"/>
        </table:table-row>
        <table:table-row table:style-name="ro1">
          <table:table-cell table:formula="of:=[.A1154]+15295" office:value-type="float" office:value="17657956" calcext:value-type="float">
            <text:p>17657956</text:p>
          </table:table-cell>
          <table:table-cell table:formula="of:=[.B1154]+131" office:value-type="float" office:value="151302" calcext:value-type="float">
            <text:p>151302</text:p>
          </table:table-cell>
          <table:table-cell/>
          <table:table-cell table:formula="of:=[.D1154]+[.E1155]" office:value-type="float" office:value="20522372182" calcext:value-type="float">
            <text:p>20522372182</text:p>
          </table:table-cell>
          <table:table-cell table:formula="of:=[.F1155]*7770" office:value-type="float" office:value="35866320" calcext:value-type="float">
            <text:p>35866320</text:p>
          </table:table-cell>
          <table:table-cell table:formula="of:=[.F1153]+8" office:value-type="float" office:value="4616" calcext:value-type="float">
            <text:p>4616</text:p>
          </table:table-cell>
          <table:table-cell table:number-columns-repeated="8"/>
        </table:table-row>
        <table:table-row table:style-name="ro1">
          <table:table-cell table:formula="of:=[.A1155]+15295" office:value-type="float" office:value="17673251" calcext:value-type="float">
            <text:p>17673251</text:p>
          </table:table-cell>
          <table:table-cell table:formula="of:=[.B1155]+131" office:value-type="float" office:value="151433" calcext:value-type="float">
            <text:p>151433</text:p>
          </table:table-cell>
          <table:table-cell/>
          <table:table-cell table:formula="of:=[.D1155]+[.E1156]" office:value-type="float" office:value="20557608922" calcext:value-type="float">
            <text:p>20557608922</text:p>
          </table:table-cell>
          <table:table-cell table:formula="of:=[.G1156]*7627" office:value-type="float" office:value="35236740" calcext:value-type="float">
            <text:p>35236740</text:p>
          </table:table-cell>
          <table:table-cell/>
          <table:table-cell table:formula="of:=[.G1154]+8" office:value-type="float" office:value="4620" calcext:value-type="float">
            <text:p>4620</text:p>
          </table:table-cell>
          <table:table-cell table:number-columns-repeated="7"/>
        </table:table-row>
        <table:table-row table:style-name="ro1">
          <table:table-cell table:formula="of:=[.A1156]+15295" office:value-type="float" office:value="17688546" calcext:value-type="float">
            <text:p>17688546</text:p>
          </table:table-cell>
          <table:table-cell table:formula="of:=[.B1156]+131" office:value-type="float" office:value="151564" calcext:value-type="float">
            <text:p>151564</text:p>
          </table:table-cell>
          <table:table-cell/>
          <table:table-cell table:formula="of:=[.D1156]+[.E1157]" office:value-type="float" office:value="20593537402" calcext:value-type="float">
            <text:p>20593537402</text:p>
          </table:table-cell>
          <table:table-cell table:formula="of:=[.F1157]*7770" office:value-type="float" office:value="35928480" calcext:value-type="float">
            <text:p>35928480</text:p>
          </table:table-cell>
          <table:table-cell table:formula="of:=[.F1155]+8" office:value-type="float" office:value="4624" calcext:value-type="float">
            <text:p>4624</text:p>
          </table:table-cell>
          <table:table-cell table:number-columns-repeated="8"/>
        </table:table-row>
        <table:table-row table:style-name="ro1">
          <table:table-cell table:formula="of:=[.A1157]+15295" office:value-type="float" office:value="17703841" calcext:value-type="float">
            <text:p>17703841</text:p>
          </table:table-cell>
          <table:table-cell table:formula="of:=[.B1157]+131" office:value-type="float" office:value="151695" calcext:value-type="float">
            <text:p>151695</text:p>
          </table:table-cell>
          <table:table-cell/>
          <table:table-cell table:formula="of:=[.D1157]+[.E1158]" office:value-type="float" office:value="20628835158" calcext:value-type="float">
            <text:p>20628835158</text:p>
          </table:table-cell>
          <table:table-cell table:formula="of:=[.G1158]*7627" office:value-type="float" office:value="35297756" calcext:value-type="float">
            <text:p>35297756</text:p>
          </table:table-cell>
          <table:table-cell/>
          <table:table-cell table:formula="of:=[.G1156]+8" office:value-type="float" office:value="4628" calcext:value-type="float">
            <text:p>4628</text:p>
          </table:table-cell>
          <table:table-cell table:number-columns-repeated="7"/>
        </table:table-row>
        <table:table-row table:style-name="ro1">
          <table:table-cell table:formula="of:=[.A1158]+15295" office:value-type="float" office:value="17719136" calcext:value-type="float">
            <text:p>17719136</text:p>
          </table:table-cell>
          <table:table-cell table:formula="of:=[.B1158]+131" office:value-type="float" office:value="151826" calcext:value-type="float">
            <text:p>151826</text:p>
          </table:table-cell>
          <table:table-cell/>
          <table:table-cell table:formula="of:=[.D1158]+[.E1159]" office:value-type="float" office:value="20664825798" calcext:value-type="float">
            <text:p>20664825798</text:p>
          </table:table-cell>
          <table:table-cell table:formula="of:=[.F1159]*7770" office:value-type="float" office:value="35990640" calcext:value-type="float">
            <text:p>35990640</text:p>
          </table:table-cell>
          <table:table-cell table:formula="of:=[.F1157]+8" office:value-type="float" office:value="4632" calcext:value-type="float">
            <text:p>4632</text:p>
          </table:table-cell>
          <table:table-cell table:number-columns-repeated="8"/>
        </table:table-row>
        <table:table-row table:style-name="ro1">
          <table:table-cell table:formula="of:=[.A1159]+15295" office:value-type="float" office:value="17734431" calcext:value-type="float">
            <text:p>17734431</text:p>
          </table:table-cell>
          <table:table-cell table:formula="of:=[.B1159]+131" office:value-type="float" office:value="151957" calcext:value-type="float">
            <text:p>151957</text:p>
          </table:table-cell>
          <table:table-cell/>
          <table:table-cell table:formula="of:=[.D1159]+[.E1160]" office:value-type="float" office:value="20700184570" calcext:value-type="float">
            <text:p>20700184570</text:p>
          </table:table-cell>
          <table:table-cell table:formula="of:=[.G1160]*7627" office:value-type="float" office:value="35358772" calcext:value-type="float">
            <text:p>35358772</text:p>
          </table:table-cell>
          <table:table-cell/>
          <table:table-cell table:formula="of:=[.G1158]+8" office:value-type="float" office:value="4636" calcext:value-type="float">
            <text:p>4636</text:p>
          </table:table-cell>
          <table:table-cell table:number-columns-repeated="7"/>
        </table:table-row>
        <table:table-row table:style-name="ro1">
          <table:table-cell table:formula="of:=[.A1160]+15295" office:value-type="float" office:value="17749726" calcext:value-type="float">
            <text:p>17749726</text:p>
          </table:table-cell>
          <table:table-cell table:formula="of:=[.B1160]+131" office:value-type="float" office:value="152088" calcext:value-type="float">
            <text:p>152088</text:p>
          </table:table-cell>
          <table:table-cell/>
          <table:table-cell table:formula="of:=[.D1160]+[.E1161]" office:value-type="float" office:value="20736237370" calcext:value-type="float">
            <text:p>20736237370</text:p>
          </table:table-cell>
          <table:table-cell table:formula="of:=[.F1161]*7770" office:value-type="float" office:value="36052800" calcext:value-type="float">
            <text:p>36052800</text:p>
          </table:table-cell>
          <table:table-cell table:formula="of:=[.F1159]+8" office:value-type="float" office:value="4640" calcext:value-type="float">
            <text:p>4640</text:p>
          </table:table-cell>
          <table:table-cell table:number-columns-repeated="8"/>
        </table:table-row>
        <table:table-row table:style-name="ro1">
          <table:table-cell table:formula="of:=[.A1161]+15295" office:value-type="float" office:value="17765021" calcext:value-type="float">
            <text:p>17765021</text:p>
          </table:table-cell>
          <table:table-cell table:formula="of:=[.B1161]+131" office:value-type="float" office:value="152219" calcext:value-type="float">
            <text:p>152219</text:p>
          </table:table-cell>
          <table:table-cell/>
          <table:table-cell table:formula="of:=[.D1161]+[.E1162]" office:value-type="float" office:value="20771657158" calcext:value-type="float">
            <text:p>20771657158</text:p>
          </table:table-cell>
          <table:table-cell table:formula="of:=[.G1162]*7627" office:value-type="float" office:value="35419788" calcext:value-type="float">
            <text:p>35419788</text:p>
          </table:table-cell>
          <table:table-cell/>
          <table:table-cell table:formula="of:=[.G1160]+8" office:value-type="float" office:value="4644" calcext:value-type="float">
            <text:p>4644</text:p>
          </table:table-cell>
          <table:table-cell table:number-columns-repeated="7"/>
        </table:table-row>
        <table:table-row table:style-name="ro1">
          <table:table-cell table:formula="of:=[.A1162]+15295" office:value-type="float" office:value="17780316" calcext:value-type="float">
            <text:p>17780316</text:p>
          </table:table-cell>
          <table:table-cell table:formula="of:=[.B1162]+131" office:value-type="float" office:value="152350" calcext:value-type="float">
            <text:p>152350</text:p>
          </table:table-cell>
          <table:table-cell/>
          <table:table-cell table:formula="of:=[.D1162]+[.E1163]" office:value-type="float" office:value="20807772118" calcext:value-type="float">
            <text:p>20807772118</text:p>
          </table:table-cell>
          <table:table-cell table:formula="of:=[.F1163]*7770" office:value-type="float" office:value="36114960" calcext:value-type="float">
            <text:p>36114960</text:p>
          </table:table-cell>
          <table:table-cell table:formula="of:=[.F1161]+8" office:value-type="float" office:value="4648" calcext:value-type="float">
            <text:p>4648</text:p>
          </table:table-cell>
          <table:table-cell table:number-columns-repeated="8"/>
        </table:table-row>
        <table:table-row table:style-name="ro1">
          <table:table-cell table:formula="of:=[.A1163]+15295" office:value-type="float" office:value="17795611" calcext:value-type="float">
            <text:p>17795611</text:p>
          </table:table-cell>
          <table:table-cell table:formula="of:=[.B1163]+131" office:value-type="float" office:value="152481" calcext:value-type="float">
            <text:p>152481</text:p>
          </table:table-cell>
          <table:table-cell/>
          <table:table-cell table:formula="of:=[.D1163]+[.E1164]" office:value-type="float" office:value="20843252922" calcext:value-type="float">
            <text:p>20843252922</text:p>
          </table:table-cell>
          <table:table-cell table:formula="of:=[.G1164]*7627" office:value-type="float" office:value="35480804" calcext:value-type="float">
            <text:p>35480804</text:p>
          </table:table-cell>
          <table:table-cell/>
          <table:table-cell table:formula="of:=[.G1162]+8" office:value-type="float" office:value="4652" calcext:value-type="float">
            <text:p>4652</text:p>
          </table:table-cell>
          <table:table-cell table:number-columns-repeated="7"/>
        </table:table-row>
        <table:table-row table:style-name="ro1">
          <table:table-cell table:formula="of:=[.A1164]+15295" office:value-type="float" office:value="17810906" calcext:value-type="float">
            <text:p>17810906</text:p>
          </table:table-cell>
          <table:table-cell table:formula="of:=[.B1164]+131" office:value-type="float" office:value="152612" calcext:value-type="float">
            <text:p>152612</text:p>
          </table:table-cell>
          <table:table-cell/>
          <table:table-cell table:formula="of:=[.D1164]+[.E1165]" office:value-type="float" office:value="20879430042" calcext:value-type="float">
            <text:p>20879430042</text:p>
          </table:table-cell>
          <table:table-cell table:formula="of:=[.F1165]*7770" office:value-type="float" office:value="36177120" calcext:value-type="float">
            <text:p>36177120</text:p>
          </table:table-cell>
          <table:table-cell table:formula="of:=[.F1163]+8" office:value-type="float" office:value="4656" calcext:value-type="float">
            <text:p>4656</text:p>
          </table:table-cell>
          <table:table-cell table:number-columns-repeated="8"/>
        </table:table-row>
        <table:table-row table:style-name="ro1">
          <table:table-cell table:formula="of:=[.A1165]+15295" office:value-type="float" office:value="17826201" calcext:value-type="float">
            <text:p>17826201</text:p>
          </table:table-cell>
          <table:table-cell table:formula="of:=[.B1165]+131" office:value-type="float" office:value="152743" calcext:value-type="float">
            <text:p>152743</text:p>
          </table:table-cell>
          <table:table-cell/>
          <table:table-cell table:formula="of:=[.D1165]+[.E1166]" office:value-type="float" office:value="20914971862" calcext:value-type="float">
            <text:p>20914971862</text:p>
          </table:table-cell>
          <table:table-cell table:formula="of:=[.G1166]*7627" office:value-type="float" office:value="35541820" calcext:value-type="float">
            <text:p>35541820</text:p>
          </table:table-cell>
          <table:table-cell/>
          <table:table-cell table:formula="of:=[.G1164]+8" office:value-type="float" office:value="4660" calcext:value-type="float">
            <text:p>4660</text:p>
          </table:table-cell>
          <table:table-cell table:number-columns-repeated="7"/>
        </table:table-row>
        <table:table-row table:style-name="ro1">
          <table:table-cell table:formula="of:=[.A1166]+15295" office:value-type="float" office:value="17841496" calcext:value-type="float">
            <text:p>17841496</text:p>
          </table:table-cell>
          <table:table-cell table:formula="of:=[.B1166]+131" office:value-type="float" office:value="152874" calcext:value-type="float">
            <text:p>152874</text:p>
          </table:table-cell>
          <table:table-cell/>
          <table:table-cell table:formula="of:=[.D1166]+[.E1167]" office:value-type="float" office:value="20951211142" calcext:value-type="float">
            <text:p>20951211142</text:p>
          </table:table-cell>
          <table:table-cell table:formula="of:=[.F1167]*7770" office:value-type="float" office:value="36239280" calcext:value-type="float">
            <text:p>36239280</text:p>
          </table:table-cell>
          <table:table-cell table:formula="of:=[.F1165]+8" office:value-type="float" office:value="4664" calcext:value-type="float">
            <text:p>4664</text:p>
          </table:table-cell>
          <table:table-cell table:number-columns-repeated="8"/>
        </table:table-row>
        <table:table-row table:style-name="ro1">
          <table:table-cell table:formula="of:=[.A1167]+15295" office:value-type="float" office:value="17856791" calcext:value-type="float">
            <text:p>17856791</text:p>
          </table:table-cell>
          <table:table-cell table:formula="of:=[.B1167]+131" office:value-type="float" office:value="153005" calcext:value-type="float">
            <text:p>153005</text:p>
          </table:table-cell>
          <table:table-cell/>
          <table:table-cell table:formula="of:=[.D1167]+[.E1168]" office:value-type="float" office:value="20986813978" calcext:value-type="float">
            <text:p>20986813978</text:p>
          </table:table-cell>
          <table:table-cell table:formula="of:=[.G1168]*7627" office:value-type="float" office:value="35602836" calcext:value-type="float">
            <text:p>35602836</text:p>
          </table:table-cell>
          <table:table-cell/>
          <table:table-cell table:formula="of:=[.G1166]+8" office:value-type="float" office:value="4668" calcext:value-type="float">
            <text:p>4668</text:p>
          </table:table-cell>
          <table:table-cell table:number-columns-repeated="7"/>
        </table:table-row>
        <table:table-row table:style-name="ro1">
          <table:table-cell table:formula="of:=[.A1168]+15295" office:value-type="float" office:value="17872086" calcext:value-type="float">
            <text:p>17872086</text:p>
          </table:table-cell>
          <table:table-cell table:formula="of:=[.B1168]+131" office:value-type="float" office:value="153136" calcext:value-type="float">
            <text:p>153136</text:p>
          </table:table-cell>
          <table:table-cell/>
          <table:table-cell table:formula="of:=[.D1168]+[.E1169]" office:value-type="float" office:value="21023115418" calcext:value-type="float">
            <text:p>21023115418</text:p>
          </table:table-cell>
          <table:table-cell table:formula="of:=[.F1169]*7770" office:value-type="float" office:value="36301440" calcext:value-type="float">
            <text:p>36301440</text:p>
          </table:table-cell>
          <table:table-cell table:formula="of:=[.F1167]+8" office:value-type="float" office:value="4672" calcext:value-type="float">
            <text:p>4672</text:p>
          </table:table-cell>
          <table:table-cell table:number-columns-repeated="8"/>
        </table:table-row>
        <table:table-row table:style-name="ro1">
          <table:table-cell table:formula="of:=[.A1169]+15295" office:value-type="float" office:value="17887381" calcext:value-type="float">
            <text:p>17887381</text:p>
          </table:table-cell>
          <table:table-cell table:formula="of:=[.B1169]+131" office:value-type="float" office:value="153267" calcext:value-type="float">
            <text:p>153267</text:p>
          </table:table-cell>
          <table:table-cell/>
          <table:table-cell table:formula="of:=[.D1169]+[.E1170]" office:value-type="float" office:value="21058779270" calcext:value-type="float">
            <text:p>21058779270</text:p>
          </table:table-cell>
          <table:table-cell table:formula="of:=[.G1170]*7627" office:value-type="float" office:value="35663852" calcext:value-type="float">
            <text:p>35663852</text:p>
          </table:table-cell>
          <table:table-cell/>
          <table:table-cell table:formula="of:=[.G1168]+8" office:value-type="float" office:value="4676" calcext:value-type="float">
            <text:p>4676</text:p>
          </table:table-cell>
          <table:table-cell table:number-columns-repeated="7"/>
        </table:table-row>
        <table:table-row table:style-name="ro1">
          <table:table-cell table:formula="of:=[.A1170]+15295" office:value-type="float" office:value="17902676" calcext:value-type="float">
            <text:p>17902676</text:p>
          </table:table-cell>
          <table:table-cell table:formula="of:=[.B1170]+131" office:value-type="float" office:value="153398" calcext:value-type="float">
            <text:p>153398</text:p>
          </table:table-cell>
          <table:table-cell/>
          <table:table-cell table:formula="of:=[.D1170]+[.E1171]" office:value-type="float" office:value="21095142870" calcext:value-type="float">
            <text:p>21095142870</text:p>
          </table:table-cell>
          <table:table-cell table:formula="of:=[.F1171]*7770" office:value-type="float" office:value="36363600" calcext:value-type="float">
            <text:p>36363600</text:p>
          </table:table-cell>
          <table:table-cell table:formula="of:=[.F1169]+8" office:value-type="float" office:value="4680" calcext:value-type="float">
            <text:p>4680</text:p>
          </table:table-cell>
          <table:table-cell table:number-columns-repeated="8"/>
        </table:table-row>
        <table:table-row table:style-name="ro1">
          <table:table-cell table:formula="of:=[.A1171]+15295" office:value-type="float" office:value="17917971" calcext:value-type="float">
            <text:p>17917971</text:p>
          </table:table-cell>
          <table:table-cell table:formula="of:=[.B1171]+131" office:value-type="float" office:value="153529" calcext:value-type="float">
            <text:p>153529</text:p>
          </table:table-cell>
          <table:table-cell/>
          <table:table-cell table:formula="of:=[.D1171]+[.E1172]" office:value-type="float" office:value="21130867738" calcext:value-type="float">
            <text:p>21130867738</text:p>
          </table:table-cell>
          <table:table-cell table:formula="of:=[.G1172]*7627" office:value-type="float" office:value="35724868" calcext:value-type="float">
            <text:p>35724868</text:p>
          </table:table-cell>
          <table:table-cell/>
          <table:table-cell table:formula="of:=[.G1170]+8" office:value-type="float" office:value="4684" calcext:value-type="float">
            <text:p>4684</text:p>
          </table:table-cell>
          <table:table-cell table:number-columns-repeated="7"/>
        </table:table-row>
        <table:table-row table:style-name="ro1">
          <table:table-cell table:formula="of:=[.A1172]+15295" office:value-type="float" office:value="17933266" calcext:value-type="float">
            <text:p>17933266</text:p>
          </table:table-cell>
          <table:table-cell table:formula="of:=[.B1172]+131" office:value-type="float" office:value="153660" calcext:value-type="float">
            <text:p>153660</text:p>
          </table:table-cell>
          <table:table-cell/>
          <table:table-cell table:formula="of:=[.D1172]+[.E1173]" office:value-type="float" office:value="21167293498" calcext:value-type="float">
            <text:p>21167293498</text:p>
          </table:table-cell>
          <table:table-cell table:formula="of:=[.F1173]*7770" office:value-type="float" office:value="36425760" calcext:value-type="float">
            <text:p>36425760</text:p>
          </table:table-cell>
          <table:table-cell table:formula="of:=[.F1171]+8" office:value-type="float" office:value="4688" calcext:value-type="float">
            <text:p>4688</text:p>
          </table:table-cell>
          <table:table-cell table:number-columns-repeated="8"/>
        </table:table-row>
        <table:table-row table:style-name="ro1">
          <table:table-cell table:formula="of:=[.A1173]+15295" office:value-type="float" office:value="17948561" calcext:value-type="float">
            <text:p>17948561</text:p>
          </table:table-cell>
          <table:table-cell table:formula="of:=[.B1173]+131" office:value-type="float" office:value="153791" calcext:value-type="float">
            <text:p>153791</text:p>
          </table:table-cell>
          <table:table-cell/>
          <table:table-cell table:formula="of:=[.D1173]+[.E1174]" office:value-type="float" office:value="21203079382" calcext:value-type="float">
            <text:p>21203079382</text:p>
          </table:table-cell>
          <table:table-cell table:formula="of:=[.G1174]*7627" office:value-type="float" office:value="35785884" calcext:value-type="float">
            <text:p>35785884</text:p>
          </table:table-cell>
          <table:table-cell/>
          <table:table-cell table:formula="of:=[.G1172]+8" office:value-type="float" office:value="4692" calcext:value-type="float">
            <text:p>4692</text:p>
          </table:table-cell>
          <table:table-cell table:number-columns-repeated="7"/>
        </table:table-row>
        <table:table-row table:style-name="ro1">
          <table:table-cell table:formula="of:=[.A1174]+15295" office:value-type="float" office:value="17963856" calcext:value-type="float">
            <text:p>17963856</text:p>
          </table:table-cell>
          <table:table-cell table:formula="of:=[.B1174]+131" office:value-type="float" office:value="153922" calcext:value-type="float">
            <text:p>153922</text:p>
          </table:table-cell>
          <table:table-cell/>
          <table:table-cell table:formula="of:=[.D1174]+[.E1175]" office:value-type="float" office:value="21239567302" calcext:value-type="float">
            <text:p>21239567302</text:p>
          </table:table-cell>
          <table:table-cell table:formula="of:=[.F1175]*7770" office:value-type="float" office:value="36487920" calcext:value-type="float">
            <text:p>36487920</text:p>
          </table:table-cell>
          <table:table-cell table:formula="of:=[.F1173]+8" office:value-type="float" office:value="4696" calcext:value-type="float">
            <text:p>4696</text:p>
          </table:table-cell>
          <table:table-cell table:number-columns-repeated="8"/>
        </table:table-row>
        <table:table-row table:style-name="ro1">
          <table:table-cell table:formula="of:=[.A1175]+15295" office:value-type="float" office:value="17979151" calcext:value-type="float">
            <text:p>17979151</text:p>
          </table:table-cell>
          <table:table-cell table:formula="of:=[.B1175]+131" office:value-type="float" office:value="154053" calcext:value-type="float">
            <text:p>154053</text:p>
          </table:table-cell>
          <table:table-cell/>
          <table:table-cell table:formula="of:=[.D1175]+[.E1176]" office:value-type="float" office:value="21275414202" calcext:value-type="float">
            <text:p>21275414202</text:p>
          </table:table-cell>
          <table:table-cell table:formula="of:=[.G1176]*7627" office:value-type="float" office:value="35846900" calcext:value-type="float">
            <text:p>35846900</text:p>
          </table:table-cell>
          <table:table-cell/>
          <table:table-cell table:formula="of:=[.G1174]+8" office:value-type="float" office:value="4700" calcext:value-type="float">
            <text:p>4700</text:p>
          </table:table-cell>
          <table:table-cell table:number-columns-repeated="7"/>
        </table:table-row>
        <table:table-row table:style-name="ro1">
          <table:table-cell table:formula="of:=[.A1176]+15295" office:value-type="float" office:value="17994446" calcext:value-type="float">
            <text:p>17994446</text:p>
          </table:table-cell>
          <table:table-cell table:formula="of:=[.B1176]+131" office:value-type="float" office:value="154184" calcext:value-type="float">
            <text:p>154184</text:p>
          </table:table-cell>
          <table:table-cell/>
          <table:table-cell table:formula="of:=[.D1176]+[.E1177]" office:value-type="float" office:value="21311964282" calcext:value-type="float">
            <text:p>21311964282</text:p>
          </table:table-cell>
          <table:table-cell table:formula="of:=[.F1177]*7770" office:value-type="float" office:value="36550080" calcext:value-type="float">
            <text:p>36550080</text:p>
          </table:table-cell>
          <table:table-cell table:formula="of:=[.F1175]+8" office:value-type="float" office:value="4704" calcext:value-type="float">
            <text:p>4704</text:p>
          </table:table-cell>
          <table:table-cell table:number-columns-repeated="8"/>
        </table:table-row>
        <table:table-row table:style-name="ro1">
          <table:table-cell table:formula="of:=[.A1177]+15295" office:value-type="float" office:value="18009741" calcext:value-type="float">
            <text:p>18009741</text:p>
          </table:table-cell>
          <table:table-cell table:formula="of:=[.B1177]+131" office:value-type="float" office:value="154315" calcext:value-type="float">
            <text:p>154315</text:p>
          </table:table-cell>
          <table:table-cell/>
          <table:table-cell table:formula="of:=[.D1177]+[.E1178]" office:value-type="float" office:value="21347872198" calcext:value-type="float">
            <text:p>21347872198</text:p>
          </table:table-cell>
          <table:table-cell table:formula="of:=[.G1178]*7627" office:value-type="float" office:value="35907916" calcext:value-type="float">
            <text:p>35907916</text:p>
          </table:table-cell>
          <table:table-cell/>
          <table:table-cell table:formula="of:=[.G1176]+8" office:value-type="float" office:value="4708" calcext:value-type="float">
            <text:p>4708</text:p>
          </table:table-cell>
          <table:table-cell table:number-columns-repeated="7"/>
        </table:table-row>
        <table:table-row table:style-name="ro1">
          <table:table-cell table:formula="of:=[.A1178]+15295" office:value-type="float" office:value="18025036" calcext:value-type="float">
            <text:p>18025036</text:p>
          </table:table-cell>
          <table:table-cell table:formula="of:=[.B1178]+131" office:value-type="float" office:value="154446" calcext:value-type="float">
            <text:p>154446</text:p>
          </table:table-cell>
          <table:table-cell/>
          <table:table-cell table:formula="of:=[.D1178]+[.E1179]" office:value-type="float" office:value="21384484438" calcext:value-type="float">
            <text:p>21384484438</text:p>
          </table:table-cell>
          <table:table-cell table:formula="of:=[.F1179]*7770" office:value-type="float" office:value="36612240" calcext:value-type="float">
            <text:p>36612240</text:p>
          </table:table-cell>
          <table:table-cell table:formula="of:=[.F1177]+8" office:value-type="float" office:value="4712" calcext:value-type="float">
            <text:p>4712</text:p>
          </table:table-cell>
          <table:table-cell table:number-columns-repeated="8"/>
        </table:table-row>
        <table:table-row table:style-name="ro1">
          <table:table-cell table:formula="of:=[.A1179]+15295" office:value-type="float" office:value="18040331" calcext:value-type="float">
            <text:p>18040331</text:p>
          </table:table-cell>
          <table:table-cell table:formula="of:=[.B1179]+131" office:value-type="float" office:value="154577" calcext:value-type="float">
            <text:p>154577</text:p>
          </table:table-cell>
          <table:table-cell/>
          <table:table-cell table:formula="of:=[.D1179]+[.E1180]" office:value-type="float" office:value="21420453370" calcext:value-type="float">
            <text:p>21420453370</text:p>
          </table:table-cell>
          <table:table-cell table:formula="of:=[.G1180]*7627" office:value-type="float" office:value="35968932" calcext:value-type="float">
            <text:p>35968932</text:p>
          </table:table-cell>
          <table:table-cell/>
          <table:table-cell table:formula="of:=[.G1178]+8" office:value-type="float" office:value="4716" calcext:value-type="float">
            <text:p>4716</text:p>
          </table:table-cell>
          <table:table-cell table:number-columns-repeated="7"/>
        </table:table-row>
        <table:table-row table:style-name="ro1">
          <table:table-cell table:formula="of:=[.A1180]+15295" office:value-type="float" office:value="18055626" calcext:value-type="float">
            <text:p>18055626</text:p>
          </table:table-cell>
          <table:table-cell table:formula="of:=[.B1180]+131" office:value-type="float" office:value="154708" calcext:value-type="float">
            <text:p>154708</text:p>
          </table:table-cell>
          <table:table-cell/>
          <table:table-cell table:formula="of:=[.D1180]+[.E1181]" office:value-type="float" office:value="21457127770" calcext:value-type="float">
            <text:p>21457127770</text:p>
          </table:table-cell>
          <table:table-cell table:formula="of:=[.F1181]*7770" office:value-type="float" office:value="36674400" calcext:value-type="float">
            <text:p>36674400</text:p>
          </table:table-cell>
          <table:table-cell table:formula="of:=[.F1179]+8" office:value-type="float" office:value="4720" calcext:value-type="float">
            <text:p>4720</text:p>
          </table:table-cell>
          <table:table-cell table:number-columns-repeated="8"/>
        </table:table-row>
        <table:table-row table:style-name="ro1">
          <table:table-cell table:formula="of:=[.A1181]+15295" office:value-type="float" office:value="18070921" calcext:value-type="float">
            <text:p>18070921</text:p>
          </table:table-cell>
          <table:table-cell table:formula="of:=[.B1181]+131" office:value-type="float" office:value="154839" calcext:value-type="float">
            <text:p>154839</text:p>
          </table:table-cell>
          <table:table-cell/>
          <table:table-cell table:formula="of:=[.D1181]+[.E1182]" office:value-type="float" office:value="21493157718" calcext:value-type="float">
            <text:p>21493157718</text:p>
          </table:table-cell>
          <table:table-cell table:formula="of:=[.G1182]*7627" office:value-type="float" office:value="36029948" calcext:value-type="float">
            <text:p>36029948</text:p>
          </table:table-cell>
          <table:table-cell/>
          <table:table-cell table:formula="of:=[.G1180]+8" office:value-type="float" office:value="4724" calcext:value-type="float">
            <text:p>4724</text:p>
          </table:table-cell>
          <table:table-cell table:number-columns-repeated="7"/>
        </table:table-row>
        <table:table-row table:style-name="ro1">
          <table:table-cell table:formula="of:=[.A1182]+15295" office:value-type="float" office:value="18086216" calcext:value-type="float">
            <text:p>18086216</text:p>
          </table:table-cell>
          <table:table-cell table:formula="of:=[.B1182]+131" office:value-type="float" office:value="154970" calcext:value-type="float">
            <text:p>154970</text:p>
          </table:table-cell>
          <table:table-cell/>
          <table:table-cell table:formula="of:=[.D1182]+[.E1183]" office:value-type="float" office:value="21529894278" calcext:value-type="float">
            <text:p>21529894278</text:p>
          </table:table-cell>
          <table:table-cell table:formula="of:=[.F1183]*7770" office:value-type="float" office:value="36736560" calcext:value-type="float">
            <text:p>36736560</text:p>
          </table:table-cell>
          <table:table-cell table:formula="of:=[.F1181]+8" office:value-type="float" office:value="4728" calcext:value-type="float">
            <text:p>4728</text:p>
          </table:table-cell>
          <table:table-cell table:number-columns-repeated="8"/>
        </table:table-row>
        <table:table-row table:style-name="ro1">
          <table:table-cell table:formula="of:=[.A1183]+15295" office:value-type="float" office:value="18101511" calcext:value-type="float">
            <text:p>18101511</text:p>
          </table:table-cell>
          <table:table-cell table:formula="of:=[.B1183]+131" office:value-type="float" office:value="155101" calcext:value-type="float">
            <text:p>155101</text:p>
          </table:table-cell>
          <table:table-cell/>
          <table:table-cell table:formula="of:=[.D1183]+[.E1184]" office:value-type="float" office:value="21565985242" calcext:value-type="float">
            <text:p>21565985242</text:p>
          </table:table-cell>
          <table:table-cell table:formula="of:=[.G1184]*7627" office:value-type="float" office:value="36090964" calcext:value-type="float">
            <text:p>36090964</text:p>
          </table:table-cell>
          <table:table-cell/>
          <table:table-cell table:formula="of:=[.G1182]+8" office:value-type="float" office:value="4732" calcext:value-type="float">
            <text:p>4732</text:p>
          </table:table-cell>
          <table:table-cell table:number-columns-repeated="7"/>
        </table:table-row>
        <table:table-row table:style-name="ro1">
          <table:table-cell table:formula="of:=[.A1184]+15295" office:value-type="float" office:value="18116806" calcext:value-type="float">
            <text:p>18116806</text:p>
          </table:table-cell>
          <table:table-cell table:formula="of:=[.B1184]+131" office:value-type="float" office:value="155232" calcext:value-type="float">
            <text:p>155232</text:p>
          </table:table-cell>
          <table:table-cell/>
          <table:table-cell table:formula="of:=[.D1184]+[.E1185]" office:value-type="float" office:value="21602783962" calcext:value-type="float">
            <text:p>21602783962</text:p>
          </table:table-cell>
          <table:table-cell table:formula="of:=[.F1185]*7770" office:value-type="float" office:value="36798720" calcext:value-type="float">
            <text:p>36798720</text:p>
          </table:table-cell>
          <table:table-cell table:formula="of:=[.F1183]+8" office:value-type="float" office:value="4736" calcext:value-type="float">
            <text:p>4736</text:p>
          </table:table-cell>
          <table:table-cell table:number-columns-repeated="8"/>
        </table:table-row>
        <table:table-row table:style-name="ro1">
          <table:table-cell table:formula="of:=[.A1185]+15295" office:value-type="float" office:value="18132101" calcext:value-type="float">
            <text:p>18132101</text:p>
          </table:table-cell>
          <table:table-cell table:formula="of:=[.B1185]+131" office:value-type="float" office:value="155363" calcext:value-type="float">
            <text:p>155363</text:p>
          </table:table-cell>
          <table:table-cell/>
          <table:table-cell table:formula="of:=[.D1185]+[.E1186]" office:value-type="float" office:value="21638935942" calcext:value-type="float">
            <text:p>21638935942</text:p>
          </table:table-cell>
          <table:table-cell table:formula="of:=[.G1186]*7627" office:value-type="float" office:value="36151980" calcext:value-type="float">
            <text:p>36151980</text:p>
          </table:table-cell>
          <table:table-cell/>
          <table:table-cell table:formula="of:=[.G1184]+8" office:value-type="float" office:value="4740" calcext:value-type="float">
            <text:p>4740</text:p>
          </table:table-cell>
          <table:table-cell table:number-columns-repeated="7"/>
        </table:table-row>
        <table:table-row table:style-name="ro1">
          <table:table-cell table:formula="of:=[.A1186]+15295" office:value-type="float" office:value="18147396" calcext:value-type="float">
            <text:p>18147396</text:p>
          </table:table-cell>
          <table:table-cell table:formula="of:=[.B1186]+131" office:value-type="float" office:value="155494" calcext:value-type="float">
            <text:p>155494</text:p>
          </table:table-cell>
          <table:table-cell/>
          <table:table-cell table:formula="of:=[.D1186]+[.E1187]" office:value-type="float" office:value="21675796822" calcext:value-type="float">
            <text:p>21675796822</text:p>
          </table:table-cell>
          <table:table-cell table:formula="of:=[.F1187]*7770" office:value-type="float" office:value="36860880" calcext:value-type="float">
            <text:p>36860880</text:p>
          </table:table-cell>
          <table:table-cell table:formula="of:=[.F1185]+8" office:value-type="float" office:value="4744" calcext:value-type="float">
            <text:p>4744</text:p>
          </table:table-cell>
          <table:table-cell table:number-columns-repeated="8"/>
        </table:table-row>
        <table:table-row table:style-name="ro1">
          <table:table-cell table:formula="of:=[.A1187]+15295" office:value-type="float" office:value="18162691" calcext:value-type="float">
            <text:p>18162691</text:p>
          </table:table-cell>
          <table:table-cell table:formula="of:=[.B1187]+131" office:value-type="float" office:value="155625" calcext:value-type="float">
            <text:p>155625</text:p>
          </table:table-cell>
          <table:table-cell/>
          <table:table-cell table:formula="of:=[.D1187]+[.E1188]" office:value-type="float" office:value="21712009818" calcext:value-type="float">
            <text:p>21712009818</text:p>
          </table:table-cell>
          <table:table-cell table:formula="of:=[.G1188]*7627" office:value-type="float" office:value="36212996" calcext:value-type="float">
            <text:p>36212996</text:p>
          </table:table-cell>
          <table:table-cell/>
          <table:table-cell table:formula="of:=[.G1186]+8" office:value-type="float" office:value="4748" calcext:value-type="float">
            <text:p>4748</text:p>
          </table:table-cell>
          <table:table-cell table:number-columns-repeated="7"/>
        </table:table-row>
        <table:table-row table:style-name="ro1">
          <table:table-cell table:formula="of:=[.A1188]+15295" office:value-type="float" office:value="18177986" calcext:value-type="float">
            <text:p>18177986</text:p>
          </table:table-cell>
          <table:table-cell table:formula="of:=[.B1188]+131" office:value-type="float" office:value="155756" calcext:value-type="float">
            <text:p>155756</text:p>
          </table:table-cell>
          <table:table-cell/>
          <table:table-cell table:formula="of:=[.D1188]+[.E1189]" office:value-type="float" office:value="21748932858" calcext:value-type="float">
            <text:p>21748932858</text:p>
          </table:table-cell>
          <table:table-cell table:formula="of:=[.F1189]*7770" office:value-type="float" office:value="36923040" calcext:value-type="float">
            <text:p>36923040</text:p>
          </table:table-cell>
          <table:table-cell table:formula="of:=[.F1187]+8" office:value-type="float" office:value="4752" calcext:value-type="float">
            <text:p>4752</text:p>
          </table:table-cell>
          <table:table-cell table:number-columns-repeated="8"/>
        </table:table-row>
        <table:table-row table:style-name="ro1">
          <table:table-cell table:formula="of:=[.A1189]+15295" office:value-type="float" office:value="18193281" calcext:value-type="float">
            <text:p>18193281</text:p>
          </table:table-cell>
          <table:table-cell table:formula="of:=[.B1189]+131" office:value-type="float" office:value="155887" calcext:value-type="float">
            <text:p>155887</text:p>
          </table:table-cell>
          <table:table-cell/>
          <table:table-cell table:formula="of:=[.D1189]+[.E1190]" office:value-type="float" office:value="21785206870" calcext:value-type="float">
            <text:p>21785206870</text:p>
          </table:table-cell>
          <table:table-cell table:formula="of:=[.G1190]*7627" office:value-type="float" office:value="36274012" calcext:value-type="float">
            <text:p>36274012</text:p>
          </table:table-cell>
          <table:table-cell/>
          <table:table-cell table:formula="of:=[.G1188]+8" office:value-type="float" office:value="4756" calcext:value-type="float">
            <text:p>4756</text:p>
          </table:table-cell>
          <table:table-cell table:number-columns-repeated="7"/>
        </table:table-row>
        <table:table-row table:style-name="ro1">
          <table:table-cell table:formula="of:=[.A1190]+15295" office:value-type="float" office:value="18208576" calcext:value-type="float">
            <text:p>18208576</text:p>
          </table:table-cell>
          <table:table-cell table:formula="of:=[.B1190]+131" office:value-type="float" office:value="156018" calcext:value-type="float">
            <text:p>156018</text:p>
          </table:table-cell>
          <table:table-cell/>
          <table:table-cell table:formula="of:=[.D1190]+[.E1191]" office:value-type="float" office:value="21822192070" calcext:value-type="float">
            <text:p>21822192070</text:p>
          </table:table-cell>
          <table:table-cell table:formula="of:=[.F1191]*7770" office:value-type="float" office:value="36985200" calcext:value-type="float">
            <text:p>36985200</text:p>
          </table:table-cell>
          <table:table-cell table:formula="of:=[.F1189]+8" office:value-type="float" office:value="4760" calcext:value-type="float">
            <text:p>4760</text:p>
          </table:table-cell>
          <table:table-cell table:number-columns-repeated="8"/>
        </table:table-row>
        <table:table-row table:style-name="ro1">
          <table:table-cell table:formula="of:=[.A1191]+15295" office:value-type="float" office:value="18223871" calcext:value-type="float">
            <text:p>18223871</text:p>
          </table:table-cell>
          <table:table-cell table:formula="of:=[.B1191]+131" office:value-type="float" office:value="156149" calcext:value-type="float">
            <text:p>156149</text:p>
          </table:table-cell>
          <table:table-cell/>
          <table:table-cell table:formula="of:=[.D1191]+[.E1192]" office:value-type="float" office:value="21858527098" calcext:value-type="float">
            <text:p>21858527098</text:p>
          </table:table-cell>
          <table:table-cell table:formula="of:=[.G1192]*7627" office:value-type="float" office:value="36335028" calcext:value-type="float">
            <text:p>36335028</text:p>
          </table:table-cell>
          <table:table-cell/>
          <table:table-cell table:formula="of:=[.G1190]+8" office:value-type="float" office:value="4764" calcext:value-type="float">
            <text:p>4764</text:p>
          </table:table-cell>
          <table:table-cell table:number-columns-repeated="7"/>
        </table:table-row>
        <table:table-row table:style-name="ro1">
          <table:table-cell table:formula="of:=[.A1192]+15295" office:value-type="float" office:value="18239166" calcext:value-type="float">
            <text:p>18239166</text:p>
          </table:table-cell>
          <table:table-cell table:formula="of:=[.B1192]+131" office:value-type="float" office:value="156280" calcext:value-type="float">
            <text:p>156280</text:p>
          </table:table-cell>
          <table:table-cell/>
          <table:table-cell table:formula="of:=[.D1192]+[.E1193]" office:value-type="float" office:value="21895574458" calcext:value-type="float">
            <text:p>21895574458</text:p>
          </table:table-cell>
          <table:table-cell table:formula="of:=[.F1193]*7770" office:value-type="float" office:value="37047360" calcext:value-type="float">
            <text:p>37047360</text:p>
          </table:table-cell>
          <table:table-cell table:formula="of:=[.F1191]+8" office:value-type="float" office:value="4768" calcext:value-type="float">
            <text:p>4768</text:p>
          </table:table-cell>
          <table:table-cell table:number-columns-repeated="8"/>
        </table:table-row>
        <table:table-row table:style-name="ro1">
          <table:table-cell table:formula="of:=[.A1193]+15295" office:value-type="float" office:value="18254461" calcext:value-type="float">
            <text:p>18254461</text:p>
          </table:table-cell>
          <table:table-cell table:formula="of:=[.B1193]+131" office:value-type="float" office:value="156411" calcext:value-type="float">
            <text:p>156411</text:p>
          </table:table-cell>
          <table:table-cell/>
          <table:table-cell table:formula="of:=[.D1193]+[.E1194]" office:value-type="float" office:value="21931970502" calcext:value-type="float">
            <text:p>21931970502</text:p>
          </table:table-cell>
          <table:table-cell table:formula="of:=[.G1194]*7627" office:value-type="float" office:value="36396044" calcext:value-type="float">
            <text:p>36396044</text:p>
          </table:table-cell>
          <table:table-cell/>
          <table:table-cell table:formula="of:=[.G1192]+8" office:value-type="float" office:value="4772" calcext:value-type="float">
            <text:p>4772</text:p>
          </table:table-cell>
          <table:table-cell table:number-columns-repeated="7"/>
        </table:table-row>
        <table:table-row table:style-name="ro1">
          <table:table-cell table:formula="of:=[.A1194]+15295" office:value-type="float" office:value="18269756" calcext:value-type="float">
            <text:p>18269756</text:p>
          </table:table-cell>
          <table:table-cell table:formula="of:=[.B1194]+131" office:value-type="float" office:value="156542" calcext:value-type="float">
            <text:p>156542</text:p>
          </table:table-cell>
          <table:table-cell/>
          <table:table-cell table:formula="of:=[.D1194]+[.E1195]" office:value-type="float" office:value="21969080022" calcext:value-type="float">
            <text:p>21969080022</text:p>
          </table:table-cell>
          <table:table-cell table:formula="of:=[.F1195]*7770" office:value-type="float" office:value="37109520" calcext:value-type="float">
            <text:p>37109520</text:p>
          </table:table-cell>
          <table:table-cell table:formula="of:=[.F1193]+8" office:value-type="float" office:value="4776" calcext:value-type="float">
            <text:p>4776</text:p>
          </table:table-cell>
          <table:table-cell table:number-columns-repeated="8"/>
        </table:table-row>
        <table:table-row table:style-name="ro1">
          <table:table-cell table:formula="of:=[.A1195]+15295" office:value-type="float" office:value="18285051" calcext:value-type="float">
            <text:p>18285051</text:p>
          </table:table-cell>
          <table:table-cell table:formula="of:=[.B1195]+131" office:value-type="float" office:value="156673" calcext:value-type="float">
            <text:p>156673</text:p>
          </table:table-cell>
          <table:table-cell/>
          <table:table-cell table:formula="of:=[.D1195]+[.E1196]" office:value-type="float" office:value="22005537082" calcext:value-type="float">
            <text:p>22005537082</text:p>
          </table:table-cell>
          <table:table-cell table:formula="of:=[.G1196]*7627" office:value-type="float" office:value="36457060" calcext:value-type="float">
            <text:p>36457060</text:p>
          </table:table-cell>
          <table:table-cell/>
          <table:table-cell table:formula="of:=[.G1194]+8" office:value-type="float" office:value="4780" calcext:value-type="float">
            <text:p>4780</text:p>
          </table:table-cell>
          <table:table-cell table:number-columns-repeated="7"/>
        </table:table-row>
        <table:table-row table:style-name="ro1">
          <table:table-cell table:formula="of:=[.A1196]+15295" office:value-type="float" office:value="18300346" calcext:value-type="float">
            <text:p>18300346</text:p>
          </table:table-cell>
          <table:table-cell table:formula="of:=[.B1196]+131" office:value-type="float" office:value="156804" calcext:value-type="float">
            <text:p>156804</text:p>
          </table:table-cell>
          <table:table-cell/>
          <table:table-cell table:formula="of:=[.D1196]+[.E1197]" office:value-type="float" office:value="22042708762" calcext:value-type="float">
            <text:p>22042708762</text:p>
          </table:table-cell>
          <table:table-cell table:formula="of:=[.F1197]*7770" office:value-type="float" office:value="37171680" calcext:value-type="float">
            <text:p>37171680</text:p>
          </table:table-cell>
          <table:table-cell table:formula="of:=[.F1195]+8" office:value-type="float" office:value="4784" calcext:value-type="float">
            <text:p>4784</text:p>
          </table:table-cell>
          <table:table-cell table:number-columns-repeated="8"/>
        </table:table-row>
        <table:table-row table:style-name="ro1">
          <table:table-cell table:formula="of:=[.A1197]+15295" office:value-type="float" office:value="18315641" calcext:value-type="float">
            <text:p>18315641</text:p>
          </table:table-cell>
          <table:table-cell table:formula="of:=[.B1197]+131" office:value-type="float" office:value="156935" calcext:value-type="float">
            <text:p>156935</text:p>
          </table:table-cell>
          <table:table-cell/>
          <table:table-cell table:formula="of:=[.D1197]+[.E1198]" office:value-type="float" office:value="22079226838" calcext:value-type="float">
            <text:p>22079226838</text:p>
          </table:table-cell>
          <table:table-cell table:formula="of:=[.G1198]*7627" office:value-type="float" office:value="36518076" calcext:value-type="float">
            <text:p>36518076</text:p>
          </table:table-cell>
          <table:table-cell/>
          <table:table-cell table:formula="of:=[.G1196]+8" office:value-type="float" office:value="4788" calcext:value-type="float">
            <text:p>4788</text:p>
          </table:table-cell>
          <table:table-cell table:number-columns-repeated="7"/>
        </table:table-row>
        <table:table-row table:style-name="ro1">
          <table:table-cell table:formula="of:=[.A1198]+15295" office:value-type="float" office:value="18330936" calcext:value-type="float">
            <text:p>18330936</text:p>
          </table:table-cell>
          <table:table-cell table:formula="of:=[.B1198]+131" office:value-type="float" office:value="157066" calcext:value-type="float">
            <text:p>157066</text:p>
          </table:table-cell>
          <table:table-cell/>
          <table:table-cell table:formula="of:=[.D1198]+[.E1199]" office:value-type="float" office:value="22116460678" calcext:value-type="float">
            <text:p>22116460678</text:p>
          </table:table-cell>
          <table:table-cell table:formula="of:=[.F1199]*7770" office:value-type="float" office:value="37233840" calcext:value-type="float">
            <text:p>37233840</text:p>
          </table:table-cell>
          <table:table-cell table:formula="of:=[.F1197]+8" office:value-type="float" office:value="4792" calcext:value-type="float">
            <text:p>4792</text:p>
          </table:table-cell>
          <table:table-cell table:number-columns-repeated="8"/>
        </table:table-row>
        <table:table-row table:style-name="ro1">
          <table:table-cell table:formula="of:=[.A1199]+15295" office:value-type="float" office:value="18346231" calcext:value-type="float">
            <text:p>18346231</text:p>
          </table:table-cell>
          <table:table-cell table:formula="of:=[.B1199]+131" office:value-type="float" office:value="157197" calcext:value-type="float">
            <text:p>157197</text:p>
          </table:table-cell>
          <table:table-cell/>
          <table:table-cell table:formula="of:=[.D1199]+[.E1200]" office:value-type="float" office:value="22153039770" calcext:value-type="float">
            <text:p>22153039770</text:p>
          </table:table-cell>
          <table:table-cell table:formula="of:=[.G1200]*7627" office:value-type="float" office:value="36579092" calcext:value-type="float">
            <text:p>36579092</text:p>
          </table:table-cell>
          <table:table-cell/>
          <table:table-cell table:formula="of:=[.G1198]+8" office:value-type="float" office:value="4796" calcext:value-type="float">
            <text:p>4796</text:p>
          </table:table-cell>
          <table:table-cell table:number-columns-repeated="7"/>
        </table:table-row>
        <table:table-row table:style-name="ro1">
          <table:table-cell table:formula="of:=[.A1200]+15295" office:value-type="float" office:value="18361526" calcext:value-type="float">
            <text:p>18361526</text:p>
          </table:table-cell>
          <table:table-cell table:formula="of:=[.B1200]+131" office:value-type="float" office:value="157328" calcext:value-type="float">
            <text:p>157328</text:p>
          </table:table-cell>
          <table:table-cell/>
          <table:table-cell table:formula="of:=[.D1200]+[.E1201]" office:value-type="float" office:value="22190335770" calcext:value-type="float">
            <text:p>22190335770</text:p>
          </table:table-cell>
          <table:table-cell table:formula="of:=[.F1201]*7770" office:value-type="float" office:value="37296000" calcext:value-type="float">
            <text:p>37296000</text:p>
          </table:table-cell>
          <table:table-cell table:formula="of:=[.F1199]+8" office:value-type="float" office:value="4800" calcext:value-type="float">
            <text:p>4800</text:p>
          </table:table-cell>
          <table:table-cell table:number-columns-repeated="8"/>
        </table:table-row>
        <table:table-row table:style-name="ro1">
          <table:table-cell table:formula="of:=[.A1201]+15295" office:value-type="float" office:value="18376821" calcext:value-type="float">
            <text:p>18376821</text:p>
          </table:table-cell>
          <table:table-cell table:formula="of:=[.B1201]+131" office:value-type="float" office:value="157459" calcext:value-type="float">
            <text:p>157459</text:p>
          </table:table-cell>
          <table:table-cell/>
          <table:table-cell table:formula="of:=[.D1201]+[.E1202]" office:value-type="float" office:value="22226975878" calcext:value-type="float">
            <text:p>22226975878</text:p>
          </table:table-cell>
          <table:table-cell table:formula="of:=[.G1202]*7627" office:value-type="float" office:value="36640108" calcext:value-type="float">
            <text:p>36640108</text:p>
          </table:table-cell>
          <table:table-cell/>
          <table:table-cell table:formula="of:=[.G1200]+8" office:value-type="float" office:value="4804" calcext:value-type="float">
            <text:p>4804</text:p>
          </table:table-cell>
          <table:table-cell table:number-columns-repeated="7"/>
        </table:table-row>
        <table:table-row table:style-name="ro1">
          <table:table-cell table:formula="of:=[.A1202]+15295" office:value-type="float" office:value="18392116" calcext:value-type="float">
            <text:p>18392116</text:p>
          </table:table-cell>
          <table:table-cell table:formula="of:=[.B1202]+131" office:value-type="float" office:value="157590" calcext:value-type="float">
            <text:p>157590</text:p>
          </table:table-cell>
          <table:table-cell/>
          <table:table-cell table:formula="of:=[.D1202]+[.E1203]" office:value-type="float" office:value="22264334038" calcext:value-type="float">
            <text:p>22264334038</text:p>
          </table:table-cell>
          <table:table-cell table:formula="of:=[.F1203]*7770" office:value-type="float" office:value="37358160" calcext:value-type="float">
            <text:p>37358160</text:p>
          </table:table-cell>
          <table:table-cell table:formula="of:=[.F1201]+8" office:value-type="float" office:value="4808" calcext:value-type="float">
            <text:p>4808</text:p>
          </table:table-cell>
          <table:table-cell table:number-columns-repeated="8"/>
        </table:table-row>
        <table:table-row table:style-name="ro1">
          <table:table-cell table:formula="of:=[.A1203]+15295" office:value-type="float" office:value="18407411" calcext:value-type="float">
            <text:p>18407411</text:p>
          </table:table-cell>
          <table:table-cell table:formula="of:=[.B1203]+131" office:value-type="float" office:value="157721" calcext:value-type="float">
            <text:p>157721</text:p>
          </table:table-cell>
          <table:table-cell/>
          <table:table-cell table:formula="of:=[.D1203]+[.E1204]" office:value-type="float" office:value="22301035162" calcext:value-type="float">
            <text:p>22301035162</text:p>
          </table:table-cell>
          <table:table-cell table:formula="of:=[.G1204]*7627" office:value-type="float" office:value="36701124" calcext:value-type="float">
            <text:p>36701124</text:p>
          </table:table-cell>
          <table:table-cell/>
          <table:table-cell table:formula="of:=[.G1202]+8" office:value-type="float" office:value="4812" calcext:value-type="float">
            <text:p>4812</text:p>
          </table:table-cell>
          <table:table-cell table:number-columns-repeated="7"/>
        </table:table-row>
        <table:table-row table:style-name="ro1">
          <table:table-cell table:formula="of:=[.A1204]+15295" office:value-type="float" office:value="18422706" calcext:value-type="float">
            <text:p>18422706</text:p>
          </table:table-cell>
          <table:table-cell table:formula="of:=[.B1204]+131" office:value-type="float" office:value="157852" calcext:value-type="float">
            <text:p>157852</text:p>
          </table:table-cell>
          <table:table-cell/>
          <table:table-cell table:formula="of:=[.D1204]+[.E1205]" office:value-type="float" office:value="22338455482" calcext:value-type="float">
            <text:p>22338455482</text:p>
          </table:table-cell>
          <table:table-cell table:formula="of:=[.F1205]*7770" office:value-type="float" office:value="37420320" calcext:value-type="float">
            <text:p>37420320</text:p>
          </table:table-cell>
          <table:table-cell table:formula="of:=[.F1203]+8" office:value-type="float" office:value="4816" calcext:value-type="float">
            <text:p>4816</text:p>
          </table:table-cell>
          <table:table-cell table:number-columns-repeated="8"/>
        </table:table-row>
        <table:table-row table:style-name="ro1">
          <table:table-cell table:formula="of:=[.A1205]+15295" office:value-type="float" office:value="18438001" calcext:value-type="float">
            <text:p>18438001</text:p>
          </table:table-cell>
          <table:table-cell table:formula="of:=[.B1205]+131" office:value-type="float" office:value="157983" calcext:value-type="float">
            <text:p>157983</text:p>
          </table:table-cell>
          <table:table-cell/>
          <table:table-cell table:formula="of:=[.D1205]+[.E1206]" office:value-type="float" office:value="22375217622" calcext:value-type="float">
            <text:p>22375217622</text:p>
          </table:table-cell>
          <table:table-cell table:formula="of:=[.G1206]*7627" office:value-type="float" office:value="36762140" calcext:value-type="float">
            <text:p>36762140</text:p>
          </table:table-cell>
          <table:table-cell/>
          <table:table-cell table:formula="of:=[.G1204]+8" office:value-type="float" office:value="4820" calcext:value-type="float">
            <text:p>4820</text:p>
          </table:table-cell>
          <table:table-cell table:number-columns-repeated="7"/>
        </table:table-row>
        <table:table-row table:style-name="ro1">
          <table:table-cell table:formula="of:=[.A1206]+15295" office:value-type="float" office:value="18453296" calcext:value-type="float">
            <text:p>18453296</text:p>
          </table:table-cell>
          <table:table-cell table:formula="of:=[.B1206]+131" office:value-type="float" office:value="158114" calcext:value-type="float">
            <text:p>158114</text:p>
          </table:table-cell>
          <table:table-cell/>
          <table:table-cell table:formula="of:=[.D1206]+[.E1207]" office:value-type="float" office:value="22412700102" calcext:value-type="float">
            <text:p>22412700102</text:p>
          </table:table-cell>
          <table:table-cell table:formula="of:=[.F1207]*7770" office:value-type="float" office:value="37482480" calcext:value-type="float">
            <text:p>37482480</text:p>
          </table:table-cell>
          <table:table-cell table:formula="of:=[.F1205]+8" office:value-type="float" office:value="4824" calcext:value-type="float">
            <text:p>4824</text:p>
          </table:table-cell>
          <table:table-cell table:number-columns-repeated="8"/>
        </table:table-row>
        <table:table-row table:style-name="ro1">
          <table:table-cell table:formula="of:=[.A1207]+15295" office:value-type="float" office:value="18468591" calcext:value-type="float">
            <text:p>18468591</text:p>
          </table:table-cell>
          <table:table-cell table:formula="of:=[.B1207]+131" office:value-type="float" office:value="158245" calcext:value-type="float">
            <text:p>158245</text:p>
          </table:table-cell>
          <table:table-cell/>
          <table:table-cell table:formula="of:=[.D1207]+[.E1208]" office:value-type="float" office:value="22449523258" calcext:value-type="float">
            <text:p>22449523258</text:p>
          </table:table-cell>
          <table:table-cell table:formula="of:=[.G1208]*7627" office:value-type="float" office:value="36823156" calcext:value-type="float">
            <text:p>36823156</text:p>
          </table:table-cell>
          <table:table-cell/>
          <table:table-cell table:formula="of:=[.G1206]+8" office:value-type="float" office:value="4828" calcext:value-type="float">
            <text:p>4828</text:p>
          </table:table-cell>
          <table:table-cell table:number-columns-repeated="7"/>
        </table:table-row>
        <table:table-row table:style-name="ro1">
          <table:table-cell table:formula="of:=[.A1208]+15295" office:value-type="float" office:value="18483886" calcext:value-type="float">
            <text:p>18483886</text:p>
          </table:table-cell>
          <table:table-cell table:formula="of:=[.B1208]+131" office:value-type="float" office:value="158376" calcext:value-type="float">
            <text:p>158376</text:p>
          </table:table-cell>
          <table:table-cell/>
          <table:table-cell table:formula="of:=[.D1208]+[.E1209]" office:value-type="float" office:value="22487067898" calcext:value-type="float">
            <text:p>22487067898</text:p>
          </table:table-cell>
          <table:table-cell table:formula="of:=[.F1209]*7770" office:value-type="float" office:value="37544640" calcext:value-type="float">
            <text:p>37544640</text:p>
          </table:table-cell>
          <table:table-cell table:formula="of:=[.F1207]+8" office:value-type="float" office:value="4832" calcext:value-type="float">
            <text:p>4832</text:p>
          </table:table-cell>
          <table:table-cell table:number-columns-repeated="8"/>
        </table:table-row>
        <table:table-row table:style-name="ro1">
          <table:table-cell table:formula="of:=[.A1209]+15295" office:value-type="float" office:value="18499181" calcext:value-type="float">
            <text:p>18499181</text:p>
          </table:table-cell>
          <table:table-cell table:formula="of:=[.B1209]+131" office:value-type="float" office:value="158507" calcext:value-type="float">
            <text:p>158507</text:p>
          </table:table-cell>
          <table:table-cell/>
          <table:table-cell table:formula="of:=[.D1209]+[.E1210]" office:value-type="float" office:value="22523952070" calcext:value-type="float">
            <text:p>22523952070</text:p>
          </table:table-cell>
          <table:table-cell table:formula="of:=[.G1210]*7627" office:value-type="float" office:value="36884172" calcext:value-type="float">
            <text:p>36884172</text:p>
          </table:table-cell>
          <table:table-cell/>
          <table:table-cell table:formula="of:=[.G1208]+8" office:value-type="float" office:value="4836" calcext:value-type="float">
            <text:p>4836</text:p>
          </table:table-cell>
          <table:table-cell table:number-columns-repeated="7"/>
        </table:table-row>
        <table:table-row table:style-name="ro1">
          <table:table-cell table:formula="of:=[.A1210]+15295" office:value-type="float" office:value="18514476" calcext:value-type="float">
            <text:p>18514476</text:p>
          </table:table-cell>
          <table:table-cell table:formula="of:=[.B1210]+131" office:value-type="float" office:value="158638" calcext:value-type="float">
            <text:p>158638</text:p>
          </table:table-cell>
          <table:table-cell/>
          <table:table-cell table:formula="of:=[.D1210]+[.E1211]" office:value-type="float" office:value="22561558870" calcext:value-type="float">
            <text:p>22561558870</text:p>
          </table:table-cell>
          <table:table-cell table:formula="of:=[.F1211]*7770" office:value-type="float" office:value="37606800" calcext:value-type="float">
            <text:p>37606800</text:p>
          </table:table-cell>
          <table:table-cell table:formula="of:=[.F1209]+8" office:value-type="float" office:value="4840" calcext:value-type="float">
            <text:p>4840</text:p>
          </table:table-cell>
          <table:table-cell table:number-columns-repeated="8"/>
        </table:table-row>
        <table:table-row table:style-name="ro1">
          <table:table-cell table:formula="of:=[.A1211]+15295" office:value-type="float" office:value="18529771" calcext:value-type="float">
            <text:p>18529771</text:p>
          </table:table-cell>
          <table:table-cell table:formula="of:=[.B1211]+131" office:value-type="float" office:value="158769" calcext:value-type="float">
            <text:p>158769</text:p>
          </table:table-cell>
          <table:table-cell/>
          <table:table-cell table:formula="of:=[.D1211]+[.E1212]" office:value-type="float" office:value="22598504058" calcext:value-type="float">
            <text:p>22598504058</text:p>
          </table:table-cell>
          <table:table-cell table:formula="of:=[.G1212]*7627" office:value-type="float" office:value="36945188" calcext:value-type="float">
            <text:p>36945188</text:p>
          </table:table-cell>
          <table:table-cell/>
          <table:table-cell table:formula="of:=[.G1210]+8" office:value-type="float" office:value="4844" calcext:value-type="float">
            <text:p>4844</text:p>
          </table:table-cell>
          <table:table-cell table:number-columns-repeated="7"/>
        </table:table-row>
        <table:table-row table:style-name="ro1">
          <table:table-cell table:formula="of:=[.A1212]+15295" office:value-type="float" office:value="18545066" calcext:value-type="float">
            <text:p>18545066</text:p>
          </table:table-cell>
          <table:table-cell table:formula="of:=[.B1212]+131" office:value-type="float" office:value="158900" calcext:value-type="float">
            <text:p>158900</text:p>
          </table:table-cell>
          <table:table-cell/>
          <table:table-cell table:formula="of:=[.D1212]+[.E1213]" office:value-type="float" office:value="22636173018" calcext:value-type="float">
            <text:p>22636173018</text:p>
          </table:table-cell>
          <table:table-cell table:formula="of:=[.F1213]*7770" office:value-type="float" office:value="37668960" calcext:value-type="float">
            <text:p>37668960</text:p>
          </table:table-cell>
          <table:table-cell table:formula="of:=[.F1211]+8" office:value-type="float" office:value="4848" calcext:value-type="float">
            <text:p>4848</text:p>
          </table:table-cell>
          <table:table-cell table:number-columns-repeated="8"/>
        </table:table-row>
        <table:table-row table:style-name="ro1">
          <table:table-cell table:formula="of:=[.A1213]+15295" office:value-type="float" office:value="18560361" calcext:value-type="float">
            <text:p>18560361</text:p>
          </table:table-cell>
          <table:table-cell table:formula="of:=[.B1213]+131" office:value-type="float" office:value="159031" calcext:value-type="float">
            <text:p>159031</text:p>
          </table:table-cell>
          <table:table-cell/>
          <table:table-cell table:formula="of:=[.D1213]+[.E1214]" office:value-type="float" office:value="22673179222" calcext:value-type="float">
            <text:p>22673179222</text:p>
          </table:table-cell>
          <table:table-cell table:formula="of:=[.G1214]*7627" office:value-type="float" office:value="37006204" calcext:value-type="float">
            <text:p>37006204</text:p>
          </table:table-cell>
          <table:table-cell/>
          <table:table-cell table:formula="of:=[.G1212]+8" office:value-type="float" office:value="4852" calcext:value-type="float">
            <text:p>4852</text:p>
          </table:table-cell>
          <table:table-cell table:number-columns-repeated="7"/>
        </table:table-row>
        <table:table-row table:style-name="ro1">
          <table:table-cell table:formula="of:=[.A1214]+15295" office:value-type="float" office:value="18575656" calcext:value-type="float">
            <text:p>18575656</text:p>
          </table:table-cell>
          <table:table-cell table:formula="of:=[.B1214]+131" office:value-type="float" office:value="159162" calcext:value-type="float">
            <text:p>159162</text:p>
          </table:table-cell>
          <table:table-cell/>
          <table:table-cell table:formula="of:=[.D1214]+[.E1215]" office:value-type="float" office:value="22710910342" calcext:value-type="float">
            <text:p>22710910342</text:p>
          </table:table-cell>
          <table:table-cell table:formula="of:=[.F1215]*7770" office:value-type="float" office:value="37731120" calcext:value-type="float">
            <text:p>37731120</text:p>
          </table:table-cell>
          <table:table-cell table:formula="of:=[.F1213]+8" office:value-type="float" office:value="4856" calcext:value-type="float">
            <text:p>4856</text:p>
          </table:table-cell>
          <table:table-cell table:number-columns-repeated="8"/>
        </table:table-row>
        <table:table-row table:style-name="ro1">
          <table:table-cell table:formula="of:=[.A1215]+15295" office:value-type="float" office:value="18590951" calcext:value-type="float">
            <text:p>18590951</text:p>
          </table:table-cell>
          <table:table-cell table:formula="of:=[.B1215]+131" office:value-type="float" office:value="159293" calcext:value-type="float">
            <text:p>159293</text:p>
          </table:table-cell>
          <table:table-cell/>
          <table:table-cell table:formula="of:=[.D1215]+[.E1216]" office:value-type="float" office:value="22747977562" calcext:value-type="float">
            <text:p>22747977562</text:p>
          </table:table-cell>
          <table:table-cell table:formula="of:=[.G1216]*7627" office:value-type="float" office:value="37067220" calcext:value-type="float">
            <text:p>37067220</text:p>
          </table:table-cell>
          <table:table-cell/>
          <table:table-cell table:formula="of:=[.G1214]+8" office:value-type="float" office:value="4860" calcext:value-type="float">
            <text:p>4860</text:p>
          </table:table-cell>
          <table:table-cell table:number-columns-repeated="7"/>
        </table:table-row>
        <table:table-row table:style-name="ro1">
          <table:table-cell table:formula="of:=[.A1216]+15295" office:value-type="float" office:value="18606246" calcext:value-type="float">
            <text:p>18606246</text:p>
          </table:table-cell>
          <table:table-cell table:formula="of:=[.B1216]+131" office:value-type="float" office:value="159424" calcext:value-type="float">
            <text:p>159424</text:p>
          </table:table-cell>
          <table:table-cell/>
          <table:table-cell table:formula="of:=[.D1216]+[.E1217]" office:value-type="float" office:value="22785770842" calcext:value-type="float">
            <text:p>22785770842</text:p>
          </table:table-cell>
          <table:table-cell table:formula="of:=[.F1217]*7770" office:value-type="float" office:value="37793280" calcext:value-type="float">
            <text:p>37793280</text:p>
          </table:table-cell>
          <table:table-cell table:formula="of:=[.F1215]+8" office:value-type="float" office:value="4864" calcext:value-type="float">
            <text:p>4864</text:p>
          </table:table-cell>
          <table:table-cell table:number-columns-repeated="8"/>
        </table:table-row>
        <table:table-row table:style-name="ro1">
          <table:table-cell table:formula="of:=[.A1217]+15295" office:value-type="float" office:value="18621541" calcext:value-type="float">
            <text:p>18621541</text:p>
          </table:table-cell>
          <table:table-cell table:formula="of:=[.B1217]+131" office:value-type="float" office:value="159555" calcext:value-type="float">
            <text:p>159555</text:p>
          </table:table-cell>
          <table:table-cell/>
          <table:table-cell table:formula="of:=[.D1217]+[.E1218]" office:value-type="float" office:value="22822899078" calcext:value-type="float">
            <text:p>22822899078</text:p>
          </table:table-cell>
          <table:table-cell table:formula="of:=[.G1218]*7627" office:value-type="float" office:value="37128236" calcext:value-type="float">
            <text:p>37128236</text:p>
          </table:table-cell>
          <table:table-cell/>
          <table:table-cell table:formula="of:=[.G1216]+8" office:value-type="float" office:value="4868" calcext:value-type="float">
            <text:p>4868</text:p>
          </table:table-cell>
          <table:table-cell table:number-columns-repeated="7"/>
        </table:table-row>
        <table:table-row table:style-name="ro1">
          <table:table-cell table:formula="of:=[.A1218]+15295" office:value-type="float" office:value="18636836" calcext:value-type="float">
            <text:p>18636836</text:p>
          </table:table-cell>
          <table:table-cell table:formula="of:=[.B1218]+131" office:value-type="float" office:value="159686" calcext:value-type="float">
            <text:p>159686</text:p>
          </table:table-cell>
          <table:table-cell/>
          <table:table-cell table:formula="of:=[.D1218]+[.E1219]" office:value-type="float" office:value="22860754518" calcext:value-type="float">
            <text:p>22860754518</text:p>
          </table:table-cell>
          <table:table-cell table:formula="of:=[.F1219]*7770" office:value-type="float" office:value="37855440" calcext:value-type="float">
            <text:p>37855440</text:p>
          </table:table-cell>
          <table:table-cell table:formula="of:=[.F1217]+8" office:value-type="float" office:value="4872" calcext:value-type="float">
            <text:p>4872</text:p>
          </table:table-cell>
          <table:table-cell table:number-columns-repeated="8"/>
        </table:table-row>
        <table:table-row table:style-name="ro1">
          <table:table-cell table:formula="of:=[.A1219]+15295" office:value-type="float" office:value="18652131" calcext:value-type="float">
            <text:p>18652131</text:p>
          </table:table-cell>
          <table:table-cell table:formula="of:=[.B1219]+131" office:value-type="float" office:value="159817" calcext:value-type="float">
            <text:p>159817</text:p>
          </table:table-cell>
          <table:table-cell/>
          <table:table-cell table:formula="of:=[.D1219]+[.E1220]" office:value-type="float" office:value="22897943770" calcext:value-type="float">
            <text:p>22897943770</text:p>
          </table:table-cell>
          <table:table-cell table:formula="of:=[.G1220]*7627" office:value-type="float" office:value="37189252" calcext:value-type="float">
            <text:p>37189252</text:p>
          </table:table-cell>
          <table:table-cell/>
          <table:table-cell table:formula="of:=[.G1218]+8" office:value-type="float" office:value="4876" calcext:value-type="float">
            <text:p>4876</text:p>
          </table:table-cell>
          <table:table-cell table:number-columns-repeated="7"/>
        </table:table-row>
        <table:table-row table:style-name="ro1">
          <table:table-cell table:formula="of:=[.A1220]+15295" office:value-type="float" office:value="18667426" calcext:value-type="float">
            <text:p>18667426</text:p>
          </table:table-cell>
          <table:table-cell table:formula="of:=[.B1220]+131" office:value-type="float" office:value="159948" calcext:value-type="float">
            <text:p>159948</text:p>
          </table:table-cell>
          <table:table-cell/>
          <table:table-cell table:formula="of:=[.D1220]+[.E1221]" office:value-type="float" office:value="22935861370" calcext:value-type="float">
            <text:p>22935861370</text:p>
          </table:table-cell>
          <table:table-cell table:formula="of:=[.F1221]*7770" office:value-type="float" office:value="37917600" calcext:value-type="float">
            <text:p>37917600</text:p>
          </table:table-cell>
          <table:table-cell table:formula="of:=[.F1219]+8" office:value-type="float" office:value="4880" calcext:value-type="float">
            <text:p>4880</text:p>
          </table:table-cell>
          <table:table-cell table:number-columns-repeated="8"/>
        </table:table-row>
        <table:table-row table:style-name="ro1">
          <table:table-cell table:formula="of:=[.A1221]+15295" office:value-type="float" office:value="18682721" calcext:value-type="float">
            <text:p>18682721</text:p>
          </table:table-cell>
          <table:table-cell table:formula="of:=[.B1221]+131" office:value-type="float" office:value="160079" calcext:value-type="float">
            <text:p>160079</text:p>
          </table:table-cell>
          <table:table-cell/>
          <table:table-cell table:formula="of:=[.D1221]+[.E1222]" office:value-type="float" office:value="22973111638" calcext:value-type="float">
            <text:p>22973111638</text:p>
          </table:table-cell>
          <table:table-cell table:formula="of:=[.G1222]*7627" office:value-type="float" office:value="37250268" calcext:value-type="float">
            <text:p>37250268</text:p>
          </table:table-cell>
          <table:table-cell/>
          <table:table-cell table:formula="of:=[.G1220]+8" office:value-type="float" office:value="4884" calcext:value-type="float">
            <text:p>4884</text:p>
          </table:table-cell>
          <table:table-cell table:number-columns-repeated="7"/>
        </table:table-row>
        <table:table-row table:style-name="ro1">
          <table:table-cell table:formula="of:=[.A1222]+15295" office:value-type="float" office:value="18698016" calcext:value-type="float">
            <text:p>18698016</text:p>
          </table:table-cell>
          <table:table-cell table:formula="of:=[.B1222]+131" office:value-type="float" office:value="160210" calcext:value-type="float">
            <text:p>160210</text:p>
          </table:table-cell>
          <table:table-cell/>
          <table:table-cell table:formula="of:=[.D1222]+[.E1223]" office:value-type="float" office:value="23011091398" calcext:value-type="float">
            <text:p>23011091398</text:p>
          </table:table-cell>
          <table:table-cell table:formula="of:=[.F1223]*7770" office:value-type="float" office:value="37979760" calcext:value-type="float">
            <text:p>37979760</text:p>
          </table:table-cell>
          <table:table-cell table:formula="of:=[.F1221]+8" office:value-type="float" office:value="4888" calcext:value-type="float">
            <text:p>4888</text:p>
          </table:table-cell>
          <table:table-cell table:number-columns-repeated="8"/>
        </table:table-row>
        <table:table-row table:style-name="ro1">
          <table:table-cell table:formula="of:=[.A1223]+15295" office:value-type="float" office:value="18713311" calcext:value-type="float">
            <text:p>18713311</text:p>
          </table:table-cell>
          <table:table-cell table:formula="of:=[.B1223]+131" office:value-type="float" office:value="160341" calcext:value-type="float">
            <text:p>160341</text:p>
          </table:table-cell>
          <table:table-cell/>
          <table:table-cell table:formula="of:=[.D1223]+[.E1224]" office:value-type="float" office:value="23048402682" calcext:value-type="float">
            <text:p>23048402682</text:p>
          </table:table-cell>
          <table:table-cell table:formula="of:=[.G1224]*7627" office:value-type="float" office:value="37311284" calcext:value-type="float">
            <text:p>37311284</text:p>
          </table:table-cell>
          <table:table-cell/>
          <table:table-cell table:formula="of:=[.G1222]+8" office:value-type="float" office:value="4892" calcext:value-type="float">
            <text:p>4892</text:p>
          </table:table-cell>
          <table:table-cell table:number-columns-repeated="7"/>
        </table:table-row>
        <table:table-row table:style-name="ro1">
          <table:table-cell table:formula="of:=[.A1224]+15295" office:value-type="float" office:value="18728606" calcext:value-type="float">
            <text:p>18728606</text:p>
          </table:table-cell>
          <table:table-cell table:formula="of:=[.B1224]+131" office:value-type="float" office:value="160472" calcext:value-type="float">
            <text:p>160472</text:p>
          </table:table-cell>
          <table:table-cell/>
          <table:table-cell table:formula="of:=[.D1224]+[.E1225]" office:value-type="float" office:value="23086444602" calcext:value-type="float">
            <text:p>23086444602</text:p>
          </table:table-cell>
          <table:table-cell table:formula="of:=[.F1225]*7770" office:value-type="float" office:value="38041920" calcext:value-type="float">
            <text:p>38041920</text:p>
          </table:table-cell>
          <table:table-cell table:formula="of:=[.F1223]+8" office:value-type="float" office:value="4896" calcext:value-type="float">
            <text:p>4896</text:p>
          </table:table-cell>
          <table:table-cell table:number-columns-repeated="8"/>
        </table:table-row>
        <table:table-row table:style-name="ro1">
          <table:table-cell table:formula="of:=[.A1225]+15295" office:value-type="float" office:value="18743901" calcext:value-type="float">
            <text:p>18743901</text:p>
          </table:table-cell>
          <table:table-cell table:formula="of:=[.B1225]+131" office:value-type="float" office:value="160603" calcext:value-type="float">
            <text:p>160603</text:p>
          </table:table-cell>
          <table:table-cell/>
          <table:table-cell table:formula="of:=[.D1225]+[.E1226]" office:value-type="float" office:value="23123816902" calcext:value-type="float">
            <text:p>23123816902</text:p>
          </table:table-cell>
          <table:table-cell table:formula="of:=[.G1226]*7627" office:value-type="float" office:value="37372300" calcext:value-type="float">
            <text:p>37372300</text:p>
          </table:table-cell>
          <table:table-cell/>
          <table:table-cell table:formula="of:=[.G1224]+8" office:value-type="float" office:value="4900" calcext:value-type="float">
            <text:p>4900</text:p>
          </table:table-cell>
          <table:table-cell table:number-columns-repeated="7"/>
        </table:table-row>
        <table:table-row table:style-name="ro1">
          <table:table-cell table:formula="of:=[.A1226]+15295" office:value-type="float" office:value="18759196" calcext:value-type="float">
            <text:p>18759196</text:p>
          </table:table-cell>
          <table:table-cell table:formula="of:=[.B1226]+131" office:value-type="float" office:value="160734" calcext:value-type="float">
            <text:p>160734</text:p>
          </table:table-cell>
          <table:table-cell/>
          <table:table-cell table:formula="of:=[.D1226]+[.E1227]" office:value-type="float" office:value="23161920982" calcext:value-type="float">
            <text:p>23161920982</text:p>
          </table:table-cell>
          <table:table-cell table:formula="of:=[.F1227]*7770" office:value-type="float" office:value="38104080" calcext:value-type="float">
            <text:p>38104080</text:p>
          </table:table-cell>
          <table:table-cell table:formula="of:=[.F1225]+8" office:value-type="float" office:value="4904" calcext:value-type="float">
            <text:p>4904</text:p>
          </table:table-cell>
          <table:table-cell table:number-columns-repeated="8"/>
        </table:table-row>
        <table:table-row table:style-name="ro1">
          <table:table-cell table:formula="of:=[.A1227]+15295" office:value-type="float" office:value="18774491" calcext:value-type="float">
            <text:p>18774491</text:p>
          </table:table-cell>
          <table:table-cell table:formula="of:=[.B1227]+131" office:value-type="float" office:value="160865" calcext:value-type="float">
            <text:p>160865</text:p>
          </table:table-cell>
          <table:table-cell/>
          <table:table-cell table:formula="of:=[.D1227]+[.E1228]" office:value-type="float" office:value="23199354298" calcext:value-type="float">
            <text:p>23199354298</text:p>
          </table:table-cell>
          <table:table-cell table:formula="of:=[.G1228]*7627" office:value-type="float" office:value="37433316" calcext:value-type="float">
            <text:p>37433316</text:p>
          </table:table-cell>
          <table:table-cell/>
          <table:table-cell table:formula="of:=[.G1226]+8" office:value-type="float" office:value="4908" calcext:value-type="float">
            <text:p>4908</text:p>
          </table:table-cell>
          <table:table-cell table:number-columns-repeated="7"/>
        </table:table-row>
        <table:table-row table:style-name="ro1">
          <table:table-cell table:formula="of:=[.A1228]+15295" office:value-type="float" office:value="18789786" calcext:value-type="float">
            <text:p>18789786</text:p>
          </table:table-cell>
          <table:table-cell table:formula="of:=[.B1228]+131" office:value-type="float" office:value="160996" calcext:value-type="float">
            <text:p>160996</text:p>
          </table:table-cell>
          <table:table-cell/>
          <table:table-cell table:formula="of:=[.D1228]+[.E1229]" office:value-type="float" office:value="23237520538" calcext:value-type="float">
            <text:p>23237520538</text:p>
          </table:table-cell>
          <table:table-cell table:formula="of:=[.F1229]*7770" office:value-type="float" office:value="38166240" calcext:value-type="float">
            <text:p>38166240</text:p>
          </table:table-cell>
          <table:table-cell table:formula="of:=[.F1227]+8" office:value-type="float" office:value="4912" calcext:value-type="float">
            <text:p>4912</text:p>
          </table:table-cell>
          <table:table-cell table:number-columns-repeated="8"/>
        </table:table-row>
        <table:table-row table:style-name="ro1">
          <table:table-cell table:formula="of:=[.A1229]+15295" office:value-type="float" office:value="18805081" calcext:value-type="float">
            <text:p>18805081</text:p>
          </table:table-cell>
          <table:table-cell table:formula="of:=[.B1229]+131" office:value-type="float" office:value="161127" calcext:value-type="float">
            <text:p>161127</text:p>
          </table:table-cell>
          <table:table-cell/>
          <table:table-cell table:formula="of:=[.D1229]+[.E1230]" office:value-type="float" office:value="23275014870" calcext:value-type="float">
            <text:p>23275014870</text:p>
          </table:table-cell>
          <table:table-cell table:formula="of:=[.G1230]*7627" office:value-type="float" office:value="37494332" calcext:value-type="float">
            <text:p>37494332</text:p>
          </table:table-cell>
          <table:table-cell/>
          <table:table-cell table:formula="of:=[.G1228]+8" office:value-type="float" office:value="4916" calcext:value-type="float">
            <text:p>4916</text:p>
          </table:table-cell>
          <table:table-cell table:number-columns-repeated="7"/>
        </table:table-row>
        <table:table-row table:style-name="ro1">
          <table:table-cell table:formula="of:=[.A1230]+15295" office:value-type="float" office:value="18820376" calcext:value-type="float">
            <text:p>18820376</text:p>
          </table:table-cell>
          <table:table-cell table:formula="of:=[.B1230]+131" office:value-type="float" office:value="161258" calcext:value-type="float">
            <text:p>161258</text:p>
          </table:table-cell>
          <table:table-cell/>
          <table:table-cell table:formula="of:=[.D1230]+[.E1231]" office:value-type="float" office:value="23313243270" calcext:value-type="float">
            <text:p>23313243270</text:p>
          </table:table-cell>
          <table:table-cell table:formula="of:=[.F1231]*7770" office:value-type="float" office:value="38228400" calcext:value-type="float">
            <text:p>38228400</text:p>
          </table:table-cell>
          <table:table-cell table:formula="of:=[.F1229]+8" office:value-type="float" office:value="4920" calcext:value-type="float">
            <text:p>4920</text:p>
          </table:table-cell>
          <table:table-cell table:number-columns-repeated="8"/>
        </table:table-row>
        <table:table-row table:style-name="ro1">
          <table:table-cell table:formula="of:=[.A1231]+15295" office:value-type="float" office:value="18835671" calcext:value-type="float">
            <text:p>18835671</text:p>
          </table:table-cell>
          <table:table-cell table:formula="of:=[.B1231]+131" office:value-type="float" office:value="161389" calcext:value-type="float">
            <text:p>161389</text:p>
          </table:table-cell>
          <table:table-cell/>
          <table:table-cell table:formula="of:=[.D1231]+[.E1232]" office:value-type="float" office:value="23350798618" calcext:value-type="float">
            <text:p>23350798618</text:p>
          </table:table-cell>
          <table:table-cell table:formula="of:=[.G1232]*7627" office:value-type="float" office:value="37555348" calcext:value-type="float">
            <text:p>37555348</text:p>
          </table:table-cell>
          <table:table-cell/>
          <table:table-cell table:formula="of:=[.G1230]+8" office:value-type="float" office:value="4924" calcext:value-type="float">
            <text:p>4924</text:p>
          </table:table-cell>
          <table:table-cell table:number-columns-repeated="7"/>
        </table:table-row>
        <table:table-row table:style-name="ro1">
          <table:table-cell table:formula="of:=[.A1232]+15295" office:value-type="float" office:value="18850966" calcext:value-type="float">
            <text:p>18850966</text:p>
          </table:table-cell>
          <table:table-cell table:formula="of:=[.B1232]+131" office:value-type="float" office:value="161520" calcext:value-type="float">
            <text:p>161520</text:p>
          </table:table-cell>
          <table:table-cell/>
          <table:table-cell table:formula="of:=[.D1232]+[.E1233]" office:value-type="float" office:value="23389089178" calcext:value-type="float">
            <text:p>23389089178</text:p>
          </table:table-cell>
          <table:table-cell table:formula="of:=[.F1233]*7770" office:value-type="float" office:value="38290560" calcext:value-type="float">
            <text:p>38290560</text:p>
          </table:table-cell>
          <table:table-cell table:formula="of:=[.F1231]+8" office:value-type="float" office:value="4928" calcext:value-type="float">
            <text:p>4928</text:p>
          </table:table-cell>
          <table:table-cell table:number-columns-repeated="8"/>
        </table:table-row>
        <table:table-row table:style-name="ro1">
          <table:table-cell table:formula="of:=[.A1233]+15295" office:value-type="float" office:value="18866261" calcext:value-type="float">
            <text:p>18866261</text:p>
          </table:table-cell>
          <table:table-cell table:formula="of:=[.B1233]+131" office:value-type="float" office:value="161651" calcext:value-type="float">
            <text:p>161651</text:p>
          </table:table-cell>
          <table:table-cell/>
          <table:table-cell table:formula="of:=[.D1233]+[.E1234]" office:value-type="float" office:value="23426705542" calcext:value-type="float">
            <text:p>23426705542</text:p>
          </table:table-cell>
          <table:table-cell table:formula="of:=[.G1234]*7627" office:value-type="float" office:value="37616364" calcext:value-type="float">
            <text:p>37616364</text:p>
          </table:table-cell>
          <table:table-cell/>
          <table:table-cell table:formula="of:=[.G1232]+8" office:value-type="float" office:value="4932" calcext:value-type="float">
            <text:p>4932</text:p>
          </table:table-cell>
          <table:table-cell table:number-columns-repeated="7"/>
        </table:table-row>
        <table:table-row table:style-name="ro1">
          <table:table-cell table:formula="of:=[.A1234]+15295" office:value-type="float" office:value="18881556" calcext:value-type="float">
            <text:p>18881556</text:p>
          </table:table-cell>
          <table:table-cell table:formula="of:=[.B1234]+131" office:value-type="float" office:value="161782" calcext:value-type="float">
            <text:p>161782</text:p>
          </table:table-cell>
          <table:table-cell/>
          <table:table-cell table:formula="of:=[.D1234]+[.E1235]" office:value-type="float" office:value="23465058262" calcext:value-type="float">
            <text:p>23465058262</text:p>
          </table:table-cell>
          <table:table-cell table:formula="of:=[.F1235]*7770" office:value-type="float" office:value="38352720" calcext:value-type="float">
            <text:p>38352720</text:p>
          </table:table-cell>
          <table:table-cell table:formula="of:=[.F1233]+8" office:value-type="float" office:value="4936" calcext:value-type="float">
            <text:p>4936</text:p>
          </table:table-cell>
          <table:table-cell table:number-columns-repeated="8"/>
        </table:table-row>
        <table:table-row table:style-name="ro1">
          <table:table-cell table:formula="of:=[.A1235]+15295" office:value-type="float" office:value="18896851" calcext:value-type="float">
            <text:p>18896851</text:p>
          </table:table-cell>
          <table:table-cell table:formula="of:=[.B1235]+131" office:value-type="float" office:value="161913" calcext:value-type="float">
            <text:p>161913</text:p>
          </table:table-cell>
          <table:table-cell/>
          <table:table-cell table:formula="of:=[.D1235]+[.E1236]" office:value-type="float" office:value="23502735642" calcext:value-type="float">
            <text:p>23502735642</text:p>
          </table:table-cell>
          <table:table-cell table:formula="of:=[.G1236]*7627" office:value-type="float" office:value="37677380" calcext:value-type="float">
            <text:p>37677380</text:p>
          </table:table-cell>
          <table:table-cell/>
          <table:table-cell table:formula="of:=[.G1234]+8" office:value-type="float" office:value="4940" calcext:value-type="float">
            <text:p>4940</text:p>
          </table:table-cell>
          <table:table-cell table:number-columns-repeated="7"/>
        </table:table-row>
        <table:table-row table:style-name="ro1">
          <table:table-cell table:formula="of:=[.A1236]+15295" office:value-type="float" office:value="18912146" calcext:value-type="float">
            <text:p>18912146</text:p>
          </table:table-cell>
          <table:table-cell table:formula="of:=[.B1236]+131" office:value-type="float" office:value="162044" calcext:value-type="float">
            <text:p>162044</text:p>
          </table:table-cell>
          <table:table-cell/>
          <table:table-cell table:formula="of:=[.D1236]+[.E1237]" office:value-type="float" office:value="23541150522" calcext:value-type="float">
            <text:p>23541150522</text:p>
          </table:table-cell>
          <table:table-cell table:formula="of:=[.F1237]*7770" office:value-type="float" office:value="38414880" calcext:value-type="float">
            <text:p>38414880</text:p>
          </table:table-cell>
          <table:table-cell table:formula="of:=[.F1235]+8" office:value-type="float" office:value="4944" calcext:value-type="float">
            <text:p>4944</text:p>
          </table:table-cell>
          <table:table-cell table:number-columns-repeated="8"/>
        </table:table-row>
        <table:table-row table:style-name="ro1">
          <table:table-cell table:formula="of:=[.A1237]+15295" office:value-type="float" office:value="18927441" calcext:value-type="float">
            <text:p>18927441</text:p>
          </table:table-cell>
          <table:table-cell table:formula="of:=[.B1237]+131" office:value-type="float" office:value="162175" calcext:value-type="float">
            <text:p>162175</text:p>
          </table:table-cell>
          <table:table-cell/>
          <table:table-cell table:formula="of:=[.D1237]+[.E1238]" office:value-type="float" office:value="23578888918" calcext:value-type="float">
            <text:p>23578888918</text:p>
          </table:table-cell>
          <table:table-cell table:formula="of:=[.G1238]*7627" office:value-type="float" office:value="37738396" calcext:value-type="float">
            <text:p>37738396</text:p>
          </table:table-cell>
          <table:table-cell/>
          <table:table-cell table:formula="of:=[.G1236]+8" office:value-type="float" office:value="4948" calcext:value-type="float">
            <text:p>4948</text:p>
          </table:table-cell>
          <table:table-cell table:number-columns-repeated="7"/>
        </table:table-row>
        <table:table-row table:style-name="ro1">
          <table:table-cell table:formula="of:=[.A1238]+15295" office:value-type="float" office:value="18942736" calcext:value-type="float">
            <text:p>18942736</text:p>
          </table:table-cell>
          <table:table-cell table:formula="of:=[.B1238]+131" office:value-type="float" office:value="162306" calcext:value-type="float">
            <text:p>162306</text:p>
          </table:table-cell>
          <table:table-cell/>
          <table:table-cell table:formula="of:=[.D1238]+[.E1239]" office:value-type="float" office:value="23617365958" calcext:value-type="float">
            <text:p>23617365958</text:p>
          </table:table-cell>
          <table:table-cell table:formula="of:=[.F1239]*7770" office:value-type="float" office:value="38477040" calcext:value-type="float">
            <text:p>38477040</text:p>
          </table:table-cell>
          <table:table-cell table:formula="of:=[.F1237]+8" office:value-type="float" office:value="4952" calcext:value-type="float">
            <text:p>4952</text:p>
          </table:table-cell>
          <table:table-cell table:number-columns-repeated="8"/>
        </table:table-row>
        <table:table-row table:style-name="ro1">
          <table:table-cell table:formula="of:=[.A1239]+15295" office:value-type="float" office:value="18958031" calcext:value-type="float">
            <text:p>18958031</text:p>
          </table:table-cell>
          <table:table-cell table:formula="of:=[.B1239]+131" office:value-type="float" office:value="162437" calcext:value-type="float">
            <text:p>162437</text:p>
          </table:table-cell>
          <table:table-cell/>
          <table:table-cell table:formula="of:=[.D1239]+[.E1240]" office:value-type="float" office:value="23655165370" calcext:value-type="float">
            <text:p>23655165370</text:p>
          </table:table-cell>
          <table:table-cell table:formula="of:=[.G1240]*7627" office:value-type="float" office:value="37799412" calcext:value-type="float">
            <text:p>37799412</text:p>
          </table:table-cell>
          <table:table-cell/>
          <table:table-cell table:formula="of:=[.G1238]+8" office:value-type="float" office:value="4956" calcext:value-type="float">
            <text:p>4956</text:p>
          </table:table-cell>
          <table:table-cell table:number-columns-repeated="7"/>
        </table:table-row>
        <table:table-row table:style-name="ro1">
          <table:table-cell table:formula="of:=[.A1240]+15295" office:value-type="float" office:value="18973326" calcext:value-type="float">
            <text:p>18973326</text:p>
          </table:table-cell>
          <table:table-cell table:formula="of:=[.B1240]+131" office:value-type="float" office:value="162568" calcext:value-type="float">
            <text:p>162568</text:p>
          </table:table-cell>
          <table:table-cell/>
          <table:table-cell table:formula="of:=[.D1240]+[.E1241]" office:value-type="float" office:value="23693704570" calcext:value-type="float">
            <text:p>23693704570</text:p>
          </table:table-cell>
          <table:table-cell table:formula="of:=[.F1241]*7770" office:value-type="float" office:value="38539200" calcext:value-type="float">
            <text:p>38539200</text:p>
          </table:table-cell>
          <table:table-cell table:formula="of:=[.F1239]+8" office:value-type="float" office:value="4960" calcext:value-type="float">
            <text:p>4960</text:p>
          </table:table-cell>
          <table:table-cell table:number-columns-repeated="8"/>
        </table:table-row>
        <table:table-row table:style-name="ro1">
          <table:table-cell table:formula="of:=[.A1241]+15295" office:value-type="float" office:value="18988621" calcext:value-type="float">
            <text:p>18988621</text:p>
          </table:table-cell>
          <table:table-cell table:formula="of:=[.B1241]+131" office:value-type="float" office:value="162699" calcext:value-type="float">
            <text:p>162699</text:p>
          </table:table-cell>
          <table:table-cell/>
          <table:table-cell table:formula="of:=[.D1241]+[.E1242]" office:value-type="float" office:value="23731564998" calcext:value-type="float">
            <text:p>23731564998</text:p>
          </table:table-cell>
          <table:table-cell table:formula="of:=[.G1242]*7627" office:value-type="float" office:value="37860428" calcext:value-type="float">
            <text:p>37860428</text:p>
          </table:table-cell>
          <table:table-cell/>
          <table:table-cell table:formula="of:=[.G1240]+8" office:value-type="float" office:value="4964" calcext:value-type="float">
            <text:p>4964</text:p>
          </table:table-cell>
          <table:table-cell table:number-columns-repeated="7"/>
        </table:table-row>
        <table:table-row table:style-name="ro1">
          <table:table-cell table:formula="of:=[.A1242]+15295" office:value-type="float" office:value="19003916" calcext:value-type="float">
            <text:p>19003916</text:p>
          </table:table-cell>
          <table:table-cell table:formula="of:=[.B1242]+131" office:value-type="float" office:value="162830" calcext:value-type="float">
            <text:p>162830</text:p>
          </table:table-cell>
          <table:table-cell/>
          <table:table-cell table:formula="of:=[.D1242]+[.E1243]" office:value-type="float" office:value="23770166358" calcext:value-type="float">
            <text:p>23770166358</text:p>
          </table:table-cell>
          <table:table-cell table:formula="of:=[.F1243]*7770" office:value-type="float" office:value="38601360" calcext:value-type="float">
            <text:p>38601360</text:p>
          </table:table-cell>
          <table:table-cell table:formula="of:=[.F1241]+8" office:value-type="float" office:value="4968" calcext:value-type="float">
            <text:p>4968</text:p>
          </table:table-cell>
          <table:table-cell table:number-columns-repeated="8"/>
        </table:table-row>
        <table:table-row table:style-name="ro1">
          <table:table-cell table:formula="of:=[.A1243]+15295" office:value-type="float" office:value="19019211" calcext:value-type="float">
            <text:p>19019211</text:p>
          </table:table-cell>
          <table:table-cell table:formula="of:=[.B1243]+131" office:value-type="float" office:value="162961" calcext:value-type="float">
            <text:p>162961</text:p>
          </table:table-cell>
          <table:table-cell/>
          <table:table-cell table:formula="of:=[.D1243]+[.E1244]" office:value-type="float" office:value="23808087802" calcext:value-type="float">
            <text:p>23808087802</text:p>
          </table:table-cell>
          <table:table-cell table:formula="of:=[.G1244]*7627" office:value-type="float" office:value="37921444" calcext:value-type="float">
            <text:p>37921444</text:p>
          </table:table-cell>
          <table:table-cell/>
          <table:table-cell table:formula="of:=[.G1242]+8" office:value-type="float" office:value="4972" calcext:value-type="float">
            <text:p>4972</text:p>
          </table:table-cell>
          <table:table-cell table:number-columns-repeated="7"/>
        </table:table-row>
        <table:table-row table:style-name="ro1">
          <table:table-cell table:formula="of:=[.A1244]+15295" office:value-type="float" office:value="19034506" calcext:value-type="float">
            <text:p>19034506</text:p>
          </table:table-cell>
          <table:table-cell table:formula="of:=[.B1244]+131" office:value-type="float" office:value="163092" calcext:value-type="float">
            <text:p>163092</text:p>
          </table:table-cell>
          <table:table-cell/>
          <table:table-cell table:formula="of:=[.D1244]+[.E1245]" office:value-type="float" office:value="23846751322" calcext:value-type="float">
            <text:p>23846751322</text:p>
          </table:table-cell>
          <table:table-cell table:formula="of:=[.F1245]*7770" office:value-type="float" office:value="38663520" calcext:value-type="float">
            <text:p>38663520</text:p>
          </table:table-cell>
          <table:table-cell table:formula="of:=[.F1243]+8" office:value-type="float" office:value="4976" calcext:value-type="float">
            <text:p>4976</text:p>
          </table:table-cell>
          <table:table-cell table:number-columns-repeated="8"/>
        </table:table-row>
        <table:table-row table:style-name="ro1">
          <table:table-cell table:formula="of:=[.A1245]+15295" office:value-type="float" office:value="19049801" calcext:value-type="float">
            <text:p>19049801</text:p>
          </table:table-cell>
          <table:table-cell table:formula="of:=[.B1245]+131" office:value-type="float" office:value="163223" calcext:value-type="float">
            <text:p>163223</text:p>
          </table:table-cell>
          <table:table-cell/>
          <table:table-cell table:formula="of:=[.D1245]+[.E1246]" office:value-type="float" office:value="23884733782" calcext:value-type="float">
            <text:p>23884733782</text:p>
          </table:table-cell>
          <table:table-cell table:formula="of:=[.G1246]*7627" office:value-type="float" office:value="37982460" calcext:value-type="float">
            <text:p>37982460</text:p>
          </table:table-cell>
          <table:table-cell/>
          <table:table-cell table:formula="of:=[.G1244]+8" office:value-type="float" office:value="4980" calcext:value-type="float">
            <text:p>4980</text:p>
          </table:table-cell>
          <table:table-cell table:number-columns-repeated="7"/>
        </table:table-row>
        <table:table-row table:style-name="ro1">
          <table:table-cell table:formula="of:=[.A1246]+15295" office:value-type="float" office:value="19065096" calcext:value-type="float">
            <text:p>19065096</text:p>
          </table:table-cell>
          <table:table-cell table:formula="of:=[.B1246]+131" office:value-type="float" office:value="163354" calcext:value-type="float">
            <text:p>163354</text:p>
          </table:table-cell>
          <table:table-cell/>
          <table:table-cell table:formula="of:=[.D1246]+[.E1247]" office:value-type="float" office:value="23923459462" calcext:value-type="float">
            <text:p>23923459462</text:p>
          </table:table-cell>
          <table:table-cell table:formula="of:=[.F1247]*7770" office:value-type="float" office:value="38725680" calcext:value-type="float">
            <text:p>38725680</text:p>
          </table:table-cell>
          <table:table-cell table:formula="of:=[.F1245]+8" office:value-type="float" office:value="4984" calcext:value-type="float">
            <text:p>4984</text:p>
          </table:table-cell>
          <table:table-cell table:number-columns-repeated="8"/>
        </table:table-row>
        <table:table-row table:style-name="ro1">
          <table:table-cell table:formula="of:=[.A1247]+15295" office:value-type="float" office:value="19080391" calcext:value-type="float">
            <text:p>19080391</text:p>
          </table:table-cell>
          <table:table-cell table:formula="of:=[.B1247]+131" office:value-type="float" office:value="163485" calcext:value-type="float">
            <text:p>163485</text:p>
          </table:table-cell>
          <table:table-cell/>
          <table:table-cell table:formula="of:=[.D1247]+[.E1248]" office:value-type="float" office:value="23961502938" calcext:value-type="float">
            <text:p>23961502938</text:p>
          </table:table-cell>
          <table:table-cell table:formula="of:=[.G1248]*7627" office:value-type="float" office:value="38043476" calcext:value-type="float">
            <text:p>38043476</text:p>
          </table:table-cell>
          <table:table-cell/>
          <table:table-cell table:formula="of:=[.G1246]+8" office:value-type="float" office:value="4988" calcext:value-type="float">
            <text:p>4988</text:p>
          </table:table-cell>
          <table:table-cell table:number-columns-repeated="7"/>
        </table:table-row>
        <table:table-row table:style-name="ro1">
          <table:table-cell table:formula="of:=[.A1248]+15295" office:value-type="float" office:value="19095686" calcext:value-type="float">
            <text:p>19095686</text:p>
          </table:table-cell>
          <table:table-cell table:formula="of:=[.B1248]+131" office:value-type="float" office:value="163616" calcext:value-type="float">
            <text:p>163616</text:p>
          </table:table-cell>
          <table:table-cell/>
          <table:table-cell table:formula="of:=[.D1248]+[.E1249]" office:value-type="float" office:value="24000290778" calcext:value-type="float">
            <text:p>24000290778</text:p>
          </table:table-cell>
          <table:table-cell table:formula="of:=[.F1249]*7770" office:value-type="float" office:value="38787840" calcext:value-type="float">
            <text:p>38787840</text:p>
          </table:table-cell>
          <table:table-cell table:formula="of:=[.F1247]+8" office:value-type="float" office:value="4992" calcext:value-type="float">
            <text:p>4992</text:p>
          </table:table-cell>
          <table:table-cell table:number-columns-repeated="8"/>
        </table:table-row>
        <table:table-row table:style-name="ro1">
          <table:table-cell table:formula="of:=[.A1249]+15295" office:value-type="float" office:value="19110981" calcext:value-type="float">
            <text:p>19110981</text:p>
          </table:table-cell>
          <table:table-cell table:formula="of:=[.B1249]+131" office:value-type="float" office:value="163747" calcext:value-type="float">
            <text:p>163747</text:p>
          </table:table-cell>
          <table:table-cell/>
          <table:table-cell table:formula="of:=[.D1249]+[.E1250]" office:value-type="float" office:value="24038395270" calcext:value-type="float">
            <text:p>24038395270</text:p>
          </table:table-cell>
          <table:table-cell table:formula="of:=[.G1250]*7627" office:value-type="float" office:value="38104492" calcext:value-type="float">
            <text:p>38104492</text:p>
          </table:table-cell>
          <table:table-cell/>
          <table:table-cell table:formula="of:=[.G1248]+8" office:value-type="float" office:value="4996" calcext:value-type="float">
            <text:p>4996</text:p>
          </table:table-cell>
          <table:table-cell table:number-columns-repeated="7"/>
        </table:table-row>
        <table:table-row table:style-name="ro1">
          <table:table-cell table:formula="of:=[.A1250]+15295" office:value-type="float" office:value="19126276" calcext:value-type="float">
            <text:p>19126276</text:p>
          </table:table-cell>
          <table:table-cell table:formula="of:=[.B1250]+131" office:value-type="float" office:value="163878" calcext:value-type="float">
            <text:p>163878</text:p>
          </table:table-cell>
          <table:table-cell/>
          <table:table-cell table:formula="of:=[.D1250]+[.E1251]" office:value-type="float" office:value="24077245270" calcext:value-type="float">
            <text:p>24077245270</text:p>
          </table:table-cell>
          <table:table-cell table:formula="of:=[.F1251]*7770" office:value-type="float" office:value="38850000" calcext:value-type="float">
            <text:p>38850000</text:p>
          </table:table-cell>
          <table:table-cell table:formula="of:=[.F1249]+8" office:value-type="float" office:value="5000" calcext:value-type="float">
            <text:p>5000</text:p>
          </table:table-cell>
          <table:table-cell table:number-columns-repeated="8"/>
        </table:table-row>
        <table:table-row table:style-name="ro1">
          <table:table-cell table:formula="of:=[.A1251]+15295" office:value-type="float" office:value="19141571" calcext:value-type="float">
            <text:p>19141571</text:p>
          </table:table-cell>
          <table:table-cell table:formula="of:=[.B1251]+131" office:value-type="float" office:value="164009" calcext:value-type="float">
            <text:p>164009</text:p>
          </table:table-cell>
          <table:table-cell/>
          <table:table-cell table:formula="of:=[.D1251]+[.E1252]" office:value-type="float" office:value="24115410778" calcext:value-type="float">
            <text:p>24115410778</text:p>
          </table:table-cell>
          <table:table-cell table:formula="of:=[.G1252]*7627" office:value-type="float" office:value="38165508" calcext:value-type="float">
            <text:p>38165508</text:p>
          </table:table-cell>
          <table:table-cell/>
          <table:table-cell table:formula="of:=[.G1250]+8" office:value-type="float" office:value="5004" calcext:value-type="float">
            <text:p>5004</text:p>
          </table:table-cell>
          <table:table-cell table:number-columns-repeated="7"/>
        </table:table-row>
        <table:table-row table:style-name="ro1">
          <table:table-cell table:formula="of:=[.A1252]+15295" office:value-type="float" office:value="19156866" calcext:value-type="float">
            <text:p>19156866</text:p>
          </table:table-cell>
          <table:table-cell table:formula="of:=[.B1252]+131" office:value-type="float" office:value="164140" calcext:value-type="float">
            <text:p>164140</text:p>
          </table:table-cell>
          <table:table-cell/>
          <table:table-cell table:formula="of:=[.D1252]+[.E1253]" office:value-type="float" office:value="24154322938" calcext:value-type="float">
            <text:p>24154322938</text:p>
          </table:table-cell>
          <table:table-cell table:formula="of:=[.F1253]*7770" office:value-type="float" office:value="38912160" calcext:value-type="float">
            <text:p>38912160</text:p>
          </table:table-cell>
          <table:table-cell table:formula="of:=[.F1251]+8" office:value-type="float" office:value="5008" calcext:value-type="float">
            <text:p>5008</text:p>
          </table:table-cell>
          <table:table-cell table:number-columns-repeated="8"/>
        </table:table-row>
        <table:table-row table:style-name="ro1">
          <table:table-cell table:formula="of:=[.A1253]+15295" office:value-type="float" office:value="19172161" calcext:value-type="float">
            <text:p>19172161</text:p>
          </table:table-cell>
          <table:table-cell table:formula="of:=[.B1253]+131" office:value-type="float" office:value="164271" calcext:value-type="float">
            <text:p>164271</text:p>
          </table:table-cell>
          <table:table-cell/>
          <table:table-cell table:formula="of:=[.D1253]+[.E1254]" office:value-type="float" office:value="24192549462" calcext:value-type="float">
            <text:p>24192549462</text:p>
          </table:table-cell>
          <table:table-cell table:formula="of:=[.G1254]*7627" office:value-type="float" office:value="38226524" calcext:value-type="float">
            <text:p>38226524</text:p>
          </table:table-cell>
          <table:table-cell/>
          <table:table-cell table:formula="of:=[.G1252]+8" office:value-type="float" office:value="5012" calcext:value-type="float">
            <text:p>5012</text:p>
          </table:table-cell>
          <table:table-cell table:number-columns-repeated="7"/>
        </table:table-row>
        <table:table-row table:style-name="ro1">
          <table:table-cell table:formula="of:=[.A1254]+15295" office:value-type="float" office:value="19187456" calcext:value-type="float">
            <text:p>19187456</text:p>
          </table:table-cell>
          <table:table-cell table:formula="of:=[.B1254]+131" office:value-type="float" office:value="164402" calcext:value-type="float">
            <text:p>164402</text:p>
          </table:table-cell>
          <table:table-cell/>
          <table:table-cell table:formula="of:=[.D1254]+[.E1255]" office:value-type="float" office:value="24231523782" calcext:value-type="float">
            <text:p>24231523782</text:p>
          </table:table-cell>
          <table:table-cell table:formula="of:=[.F1255]*7770" office:value-type="float" office:value="38974320" calcext:value-type="float">
            <text:p>38974320</text:p>
          </table:table-cell>
          <table:table-cell table:formula="of:=[.F1253]+8" office:value-type="float" office:value="5016" calcext:value-type="float">
            <text:p>5016</text:p>
          </table:table-cell>
          <table:table-cell table:number-columns-repeated="8"/>
        </table:table-row>
        <table:table-row table:style-name="ro1">
          <table:table-cell table:formula="of:=[.A1255]+15295" office:value-type="float" office:value="19202751" calcext:value-type="float">
            <text:p>19202751</text:p>
          </table:table-cell>
          <table:table-cell table:formula="of:=[.B1255]+131" office:value-type="float" office:value="164533" calcext:value-type="float">
            <text:p>164533</text:p>
          </table:table-cell>
          <table:table-cell/>
          <table:table-cell table:formula="of:=[.D1255]+[.E1256]" office:value-type="float" office:value="24269811322" calcext:value-type="float">
            <text:p>24269811322</text:p>
          </table:table-cell>
          <table:table-cell table:formula="of:=[.G1256]*7627" office:value-type="float" office:value="38287540" calcext:value-type="float">
            <text:p>38287540</text:p>
          </table:table-cell>
          <table:table-cell/>
          <table:table-cell table:formula="of:=[.G1254]+8" office:value-type="float" office:value="5020" calcext:value-type="float">
            <text:p>5020</text:p>
          </table:table-cell>
          <table:table-cell table:number-columns-repeated="7"/>
        </table:table-row>
        <table:table-row table:style-name="ro1">
          <table:table-cell table:formula="of:=[.A1256]+15295" office:value-type="float" office:value="19218046" calcext:value-type="float">
            <text:p>19218046</text:p>
          </table:table-cell>
          <table:table-cell table:formula="of:=[.B1256]+131" office:value-type="float" office:value="164664" calcext:value-type="float">
            <text:p>164664</text:p>
          </table:table-cell>
          <table:table-cell/>
          <table:table-cell table:formula="of:=[.D1256]+[.E1257]" office:value-type="float" office:value="24308847802" calcext:value-type="float">
            <text:p>24308847802</text:p>
          </table:table-cell>
          <table:table-cell table:formula="of:=[.F1257]*7770" office:value-type="float" office:value="39036480" calcext:value-type="float">
            <text:p>39036480</text:p>
          </table:table-cell>
          <table:table-cell table:formula="of:=[.F1255]+8" office:value-type="float" office:value="5024" calcext:value-type="float">
            <text:p>5024</text:p>
          </table:table-cell>
          <table:table-cell table:number-columns-repeated="8"/>
        </table:table-row>
        <table:table-row table:style-name="ro1">
          <table:table-cell table:formula="of:=[.A1257]+15295" office:value-type="float" office:value="19233341" calcext:value-type="float">
            <text:p>19233341</text:p>
          </table:table-cell>
          <table:table-cell table:formula="of:=[.B1257]+131" office:value-type="float" office:value="164795" calcext:value-type="float">
            <text:p>164795</text:p>
          </table:table-cell>
          <table:table-cell/>
          <table:table-cell table:formula="of:=[.D1257]+[.E1258]" office:value-type="float" office:value="24347196358" calcext:value-type="float">
            <text:p>24347196358</text:p>
          </table:table-cell>
          <table:table-cell table:formula="of:=[.G1258]*7627" office:value-type="float" office:value="38348556" calcext:value-type="float">
            <text:p>38348556</text:p>
          </table:table-cell>
          <table:table-cell/>
          <table:table-cell table:formula="of:=[.G1256]+8" office:value-type="float" office:value="5028" calcext:value-type="float">
            <text:p>5028</text:p>
          </table:table-cell>
          <table:table-cell table:number-columns-repeated="7"/>
        </table:table-row>
        <table:table-row table:style-name="ro1">
          <table:table-cell table:formula="of:=[.A1258]+15295" office:value-type="float" office:value="19248636" calcext:value-type="float">
            <text:p>19248636</text:p>
          </table:table-cell>
          <table:table-cell table:formula="of:=[.B1258]+131" office:value-type="float" office:value="164926" calcext:value-type="float">
            <text:p>164926</text:p>
          </table:table-cell>
          <table:table-cell/>
          <table:table-cell table:formula="of:=[.D1258]+[.E1259]" office:value-type="float" office:value="24386294998" calcext:value-type="float">
            <text:p>24386294998</text:p>
          </table:table-cell>
          <table:table-cell table:formula="of:=[.F1259]*7770" office:value-type="float" office:value="39098640" calcext:value-type="float">
            <text:p>39098640</text:p>
          </table:table-cell>
          <table:table-cell table:formula="of:=[.F1257]+8" office:value-type="float" office:value="5032" calcext:value-type="float">
            <text:p>5032</text:p>
          </table:table-cell>
          <table:table-cell table:number-columns-repeated="8"/>
        </table:table-row>
        <table:table-row table:style-name="ro1">
          <table:table-cell table:formula="of:=[.A1259]+15295" office:value-type="float" office:value="19263931" calcext:value-type="float">
            <text:p>19263931</text:p>
          </table:table-cell>
          <table:table-cell table:formula="of:=[.B1259]+131" office:value-type="float" office:value="165057" calcext:value-type="float">
            <text:p>165057</text:p>
          </table:table-cell>
          <table:table-cell/>
          <table:table-cell table:formula="of:=[.D1259]+[.E1260]" office:value-type="float" office:value="24424704570" calcext:value-type="float">
            <text:p>24424704570</text:p>
          </table:table-cell>
          <table:table-cell table:formula="of:=[.G1260]*7627" office:value-type="float" office:value="38409572" calcext:value-type="float">
            <text:p>38409572</text:p>
          </table:table-cell>
          <table:table-cell/>
          <table:table-cell table:formula="of:=[.G1258]+8" office:value-type="float" office:value="5036" calcext:value-type="float">
            <text:p>5036</text:p>
          </table:table-cell>
          <table:table-cell table:number-columns-repeated="7"/>
        </table:table-row>
        <table:table-row table:style-name="ro1">
          <table:table-cell table:formula="of:=[.A1260]+15295" office:value-type="float" office:value="19279226" calcext:value-type="float">
            <text:p>19279226</text:p>
          </table:table-cell>
          <table:table-cell table:formula="of:=[.B1260]+131" office:value-type="float" office:value="165188" calcext:value-type="float">
            <text:p>165188</text:p>
          </table:table-cell>
          <table:table-cell/>
          <table:table-cell table:formula="of:=[.D1260]+[.E1261]" office:value-type="float" office:value="24463865370" calcext:value-type="float">
            <text:p>24463865370</text:p>
          </table:table-cell>
          <table:table-cell table:formula="of:=[.F1261]*7770" office:value-type="float" office:value="39160800" calcext:value-type="float">
            <text:p>39160800</text:p>
          </table:table-cell>
          <table:table-cell table:formula="of:=[.F1259]+8" office:value-type="float" office:value="5040" calcext:value-type="float">
            <text:p>5040</text:p>
          </table:table-cell>
          <table:table-cell table:number-columns-repeated="8"/>
        </table:table-row>
        <table:table-row table:style-name="ro1">
          <table:table-cell table:formula="of:=[.A1261]+15295" office:value-type="float" office:value="19294521" calcext:value-type="float">
            <text:p>19294521</text:p>
          </table:table-cell>
          <table:table-cell table:formula="of:=[.B1261]+131" office:value-type="float" office:value="165319" calcext:value-type="float">
            <text:p>165319</text:p>
          </table:table-cell>
          <table:table-cell/>
          <table:table-cell table:formula="of:=[.D1261]+[.E1262]" office:value-type="float" office:value="24502335958" calcext:value-type="float">
            <text:p>24502335958</text:p>
          </table:table-cell>
          <table:table-cell table:formula="of:=[.G1262]*7627" office:value-type="float" office:value="38470588" calcext:value-type="float">
            <text:p>38470588</text:p>
          </table:table-cell>
          <table:table-cell/>
          <table:table-cell table:formula="of:=[.G1260]+8" office:value-type="float" office:value="5044" calcext:value-type="float">
            <text:p>5044</text:p>
          </table:table-cell>
          <table:table-cell table:number-columns-repeated="7"/>
        </table:table-row>
        <table:table-row table:style-name="ro1">
          <table:table-cell table:formula="of:=[.A1262]+15295" office:value-type="float" office:value="19309816" calcext:value-type="float">
            <text:p>19309816</text:p>
          </table:table-cell>
          <table:table-cell table:formula="of:=[.B1262]+131" office:value-type="float" office:value="165450" calcext:value-type="float">
            <text:p>165450</text:p>
          </table:table-cell>
          <table:table-cell/>
          <table:table-cell table:formula="of:=[.D1262]+[.E1263]" office:value-type="float" office:value="24541558918" calcext:value-type="float">
            <text:p>24541558918</text:p>
          </table:table-cell>
          <table:table-cell table:formula="of:=[.F1263]*7770" office:value-type="float" office:value="39222960" calcext:value-type="float">
            <text:p>39222960</text:p>
          </table:table-cell>
          <table:table-cell table:formula="of:=[.F1261]+8" office:value-type="float" office:value="5048" calcext:value-type="float">
            <text:p>5048</text:p>
          </table:table-cell>
          <table:table-cell table:number-columns-repeated="8"/>
        </table:table-row>
        <table:table-row table:style-name="ro1">
          <table:table-cell table:formula="of:=[.A1263]+15295" office:value-type="float" office:value="19325111" calcext:value-type="float">
            <text:p>19325111</text:p>
          </table:table-cell>
          <table:table-cell table:formula="of:=[.B1263]+131" office:value-type="float" office:value="165581" calcext:value-type="float">
            <text:p>165581</text:p>
          </table:table-cell>
          <table:table-cell/>
          <table:table-cell table:formula="of:=[.D1263]+[.E1264]" office:value-type="float" office:value="24580090522" calcext:value-type="float">
            <text:p>24580090522</text:p>
          </table:table-cell>
          <table:table-cell table:formula="of:=[.G1264]*7627" office:value-type="float" office:value="38531604" calcext:value-type="float">
            <text:p>38531604</text:p>
          </table:table-cell>
          <table:table-cell/>
          <table:table-cell table:formula="of:=[.G1262]+8" office:value-type="float" office:value="5052" calcext:value-type="float">
            <text:p>5052</text:p>
          </table:table-cell>
          <table:table-cell table:number-columns-repeated="7"/>
        </table:table-row>
        <table:table-row table:style-name="ro1">
          <table:table-cell table:formula="of:=[.A1264]+15295" office:value-type="float" office:value="19340406" calcext:value-type="float">
            <text:p>19340406</text:p>
          </table:table-cell>
          <table:table-cell table:formula="of:=[.B1264]+131" office:value-type="float" office:value="165712" calcext:value-type="float">
            <text:p>165712</text:p>
          </table:table-cell>
          <table:table-cell/>
          <table:table-cell table:formula="of:=[.D1264]+[.E1265]" office:value-type="float" office:value="24619375642" calcext:value-type="float">
            <text:p>24619375642</text:p>
          </table:table-cell>
          <table:table-cell table:formula="of:=[.F1265]*7770" office:value-type="float" office:value="39285120" calcext:value-type="float">
            <text:p>39285120</text:p>
          </table:table-cell>
          <table:table-cell table:formula="of:=[.F1263]+8" office:value-type="float" office:value="5056" calcext:value-type="float">
            <text:p>5056</text:p>
          </table:table-cell>
          <table:table-cell table:number-columns-repeated="8"/>
        </table:table-row>
        <table:table-row table:style-name="ro1">
          <table:table-cell table:formula="of:=[.A1265]+15295" office:value-type="float" office:value="19355701" calcext:value-type="float">
            <text:p>19355701</text:p>
          </table:table-cell>
          <table:table-cell table:formula="of:=[.B1265]+131" office:value-type="float" office:value="165843" calcext:value-type="float">
            <text:p>165843</text:p>
          </table:table-cell>
          <table:table-cell/>
          <table:table-cell table:formula="of:=[.D1265]+[.E1266]" office:value-type="float" office:value="24657968262" calcext:value-type="float">
            <text:p>24657968262</text:p>
          </table:table-cell>
          <table:table-cell table:formula="of:=[.G1266]*7627" office:value-type="float" office:value="38592620" calcext:value-type="float">
            <text:p>38592620</text:p>
          </table:table-cell>
          <table:table-cell/>
          <table:table-cell table:formula="of:=[.G1264]+8" office:value-type="float" office:value="5060" calcext:value-type="float">
            <text:p>5060</text:p>
          </table:table-cell>
          <table:table-cell table:number-columns-repeated="7"/>
        </table:table-row>
        <table:table-row table:style-name="ro1">
          <table:table-cell table:formula="of:=[.A1266]+15295" office:value-type="float" office:value="19370996" calcext:value-type="float">
            <text:p>19370996</text:p>
          </table:table-cell>
          <table:table-cell table:formula="of:=[.B1266]+131" office:value-type="float" office:value="165974" calcext:value-type="float">
            <text:p>165974</text:p>
          </table:table-cell>
          <table:table-cell/>
          <table:table-cell table:formula="of:=[.D1266]+[.E1267]" office:value-type="float" office:value="24697315542" calcext:value-type="float">
            <text:p>24697315542</text:p>
          </table:table-cell>
          <table:table-cell table:formula="of:=[.F1267]*7770" office:value-type="float" office:value="39347280" calcext:value-type="float">
            <text:p>39347280</text:p>
          </table:table-cell>
          <table:table-cell table:formula="of:=[.F1265]+8" office:value-type="float" office:value="5064" calcext:value-type="float">
            <text:p>5064</text:p>
          </table:table-cell>
          <table:table-cell table:number-columns-repeated="8"/>
        </table:table-row>
        <table:table-row table:style-name="ro1">
          <table:table-cell table:formula="of:=[.A1267]+15295" office:value-type="float" office:value="19386291" calcext:value-type="float">
            <text:p>19386291</text:p>
          </table:table-cell>
          <table:table-cell table:formula="of:=[.B1267]+131" office:value-type="float" office:value="166105" calcext:value-type="float">
            <text:p>166105</text:p>
          </table:table-cell>
          <table:table-cell/>
          <table:table-cell table:formula="of:=[.D1267]+[.E1268]" office:value-type="float" office:value="24735969178" calcext:value-type="float">
            <text:p>24735969178</text:p>
          </table:table-cell>
          <table:table-cell table:formula="of:=[.G1268]*7627" office:value-type="float" office:value="38653636" calcext:value-type="float">
            <text:p>38653636</text:p>
          </table:table-cell>
          <table:table-cell/>
          <table:table-cell table:formula="of:=[.G1266]+8" office:value-type="float" office:value="5068" calcext:value-type="float">
            <text:p>5068</text:p>
          </table:table-cell>
          <table:table-cell table:number-columns-repeated="7"/>
        </table:table-row>
        <table:table-row table:style-name="ro1">
          <table:table-cell table:formula="of:=[.A1268]+15295" office:value-type="float" office:value="19401586" calcext:value-type="float">
            <text:p>19401586</text:p>
          </table:table-cell>
          <table:table-cell table:formula="of:=[.B1268]+131" office:value-type="float" office:value="166236" calcext:value-type="float">
            <text:p>166236</text:p>
          </table:table-cell>
          <table:table-cell/>
          <table:table-cell table:formula="of:=[.D1268]+[.E1269]" office:value-type="float" office:value="24775378618" calcext:value-type="float">
            <text:p>24775378618</text:p>
          </table:table-cell>
          <table:table-cell table:formula="of:=[.F1269]*7770" office:value-type="float" office:value="39409440" calcext:value-type="float">
            <text:p>39409440</text:p>
          </table:table-cell>
          <table:table-cell table:formula="of:=[.F1267]+8" office:value-type="float" office:value="5072" calcext:value-type="float">
            <text:p>5072</text:p>
          </table:table-cell>
          <table:table-cell table:number-columns-repeated="8"/>
        </table:table-row>
        <table:table-row table:style-name="ro1">
          <table:table-cell table:formula="of:=[.A1269]+15295" office:value-type="float" office:value="19416881" calcext:value-type="float">
            <text:p>19416881</text:p>
          </table:table-cell>
          <table:table-cell table:formula="of:=[.B1269]+131" office:value-type="float" office:value="166367" calcext:value-type="float">
            <text:p>166367</text:p>
          </table:table-cell>
          <table:table-cell/>
          <table:table-cell table:formula="of:=[.D1269]+[.E1270]" office:value-type="float" office:value="24814093270" calcext:value-type="float">
            <text:p>24814093270</text:p>
          </table:table-cell>
          <table:table-cell table:formula="of:=[.G1270]*7627" office:value-type="float" office:value="38714652" calcext:value-type="float">
            <text:p>38714652</text:p>
          </table:table-cell>
          <table:table-cell/>
          <table:table-cell table:formula="of:=[.G1268]+8" office:value-type="float" office:value="5076" calcext:value-type="float">
            <text:p>5076</text:p>
          </table:table-cell>
          <table:table-cell table:number-columns-repeated="7"/>
        </table:table-row>
        <table:table-row table:style-name="ro1">
          <table:table-cell table:formula="of:=[.A1270]+15295" office:value-type="float" office:value="19432176" calcext:value-type="float">
            <text:p>19432176</text:p>
          </table:table-cell>
          <table:table-cell table:formula="of:=[.B1270]+131" office:value-type="float" office:value="166498" calcext:value-type="float">
            <text:p>166498</text:p>
          </table:table-cell>
          <table:table-cell/>
          <table:table-cell table:formula="of:=[.D1270]+[.E1271]" office:value-type="float" office:value="24853564870" calcext:value-type="float">
            <text:p>24853564870</text:p>
          </table:table-cell>
          <table:table-cell table:formula="of:=[.F1271]*7770" office:value-type="float" office:value="39471600" calcext:value-type="float">
            <text:p>39471600</text:p>
          </table:table-cell>
          <table:table-cell table:formula="of:=[.F1269]+8" office:value-type="float" office:value="5080" calcext:value-type="float">
            <text:p>5080</text:p>
          </table:table-cell>
          <table:table-cell table:number-columns-repeated="8"/>
        </table:table-row>
        <table:table-row table:style-name="ro1">
          <table:table-cell table:formula="of:=[.A1271]+15295" office:value-type="float" office:value="19447471" calcext:value-type="float">
            <text:p>19447471</text:p>
          </table:table-cell>
          <table:table-cell table:formula="of:=[.B1271]+131" office:value-type="float" office:value="166629" calcext:value-type="float">
            <text:p>166629</text:p>
          </table:table-cell>
          <table:table-cell/>
          <table:table-cell table:formula="of:=[.D1271]+[.E1272]" office:value-type="float" office:value="24892340538" calcext:value-type="float">
            <text:p>24892340538</text:p>
          </table:table-cell>
          <table:table-cell table:formula="of:=[.G1272]*7627" office:value-type="float" office:value="38775668" calcext:value-type="float">
            <text:p>38775668</text:p>
          </table:table-cell>
          <table:table-cell/>
          <table:table-cell table:formula="of:=[.G1270]+8" office:value-type="float" office:value="5084" calcext:value-type="float">
            <text:p>5084</text:p>
          </table:table-cell>
          <table:table-cell table:number-columns-repeated="7"/>
        </table:table-row>
        <table:table-row table:style-name="ro1">
          <table:table-cell table:formula="of:=[.A1272]+15295" office:value-type="float" office:value="19462766" calcext:value-type="float">
            <text:p>19462766</text:p>
          </table:table-cell>
          <table:table-cell table:formula="of:=[.B1272]+131" office:value-type="float" office:value="166760" calcext:value-type="float">
            <text:p>166760</text:p>
          </table:table-cell>
          <table:table-cell/>
          <table:table-cell table:formula="of:=[.D1272]+[.E1273]" office:value-type="float" office:value="24931874298" calcext:value-type="float">
            <text:p>24931874298</text:p>
          </table:table-cell>
          <table:table-cell table:formula="of:=[.F1273]*7770" office:value-type="float" office:value="39533760" calcext:value-type="float">
            <text:p>39533760</text:p>
          </table:table-cell>
          <table:table-cell table:formula="of:=[.F1271]+8" office:value-type="float" office:value="5088" calcext:value-type="float">
            <text:p>5088</text:p>
          </table:table-cell>
          <table:table-cell table:number-columns-repeated="8"/>
        </table:table-row>
        <table:table-row table:style-name="ro1">
          <table:table-cell table:formula="of:=[.A1273]+15295" office:value-type="float" office:value="19478061" calcext:value-type="float">
            <text:p>19478061</text:p>
          </table:table-cell>
          <table:table-cell table:formula="of:=[.B1273]+131" office:value-type="float" office:value="166891" calcext:value-type="float">
            <text:p>166891</text:p>
          </table:table-cell>
          <table:table-cell/>
          <table:table-cell table:formula="of:=[.D1273]+[.E1274]" office:value-type="float" office:value="24970710982" calcext:value-type="float">
            <text:p>24970710982</text:p>
          </table:table-cell>
          <table:table-cell table:formula="of:=[.G1274]*7627" office:value-type="float" office:value="38836684" calcext:value-type="float">
            <text:p>38836684</text:p>
          </table:table-cell>
          <table:table-cell/>
          <table:table-cell table:formula="of:=[.G1272]+8" office:value-type="float" office:value="5092" calcext:value-type="float">
            <text:p>5092</text:p>
          </table:table-cell>
          <table:table-cell table:number-columns-repeated="7"/>
        </table:table-row>
        <table:table-row table:style-name="ro1">
          <table:table-cell table:formula="of:=[.A1274]+15295" office:value-type="float" office:value="19493356" calcext:value-type="float">
            <text:p>19493356</text:p>
          </table:table-cell>
          <table:table-cell table:formula="of:=[.B1274]+131" office:value-type="float" office:value="167022" calcext:value-type="float">
            <text:p>167022</text:p>
          </table:table-cell>
          <table:table-cell/>
          <table:table-cell table:formula="of:=[.D1274]+[.E1275]" office:value-type="float" office:value="25010306902" calcext:value-type="float">
            <text:p>25010306902</text:p>
          </table:table-cell>
          <table:table-cell table:formula="of:=[.F1275]*7770" office:value-type="float" office:value="39595920" calcext:value-type="float">
            <text:p>39595920</text:p>
          </table:table-cell>
          <table:table-cell table:formula="of:=[.F1273]+8" office:value-type="float" office:value="5096" calcext:value-type="float">
            <text:p>5096</text:p>
          </table:table-cell>
          <table:table-cell table:number-columns-repeated="8"/>
        </table:table-row>
        <table:table-row table:style-name="ro1">
          <table:table-cell table:formula="of:=[.A1275]+15295" office:value-type="float" office:value="19508651" calcext:value-type="float">
            <text:p>19508651</text:p>
          </table:table-cell>
          <table:table-cell table:formula="of:=[.B1275]+131" office:value-type="float" office:value="167153" calcext:value-type="float">
            <text:p>167153</text:p>
          </table:table-cell>
          <table:table-cell/>
          <table:table-cell table:formula="of:=[.D1275]+[.E1276]" office:value-type="float" office:value="25049204602" calcext:value-type="float">
            <text:p>25049204602</text:p>
          </table:table-cell>
          <table:table-cell table:formula="of:=[.G1276]*7627" office:value-type="float" office:value="38897700" calcext:value-type="float">
            <text:p>38897700</text:p>
          </table:table-cell>
          <table:table-cell/>
          <table:table-cell table:formula="of:=[.G1274]+8" office:value-type="float" office:value="5100" calcext:value-type="float">
            <text:p>5100</text:p>
          </table:table-cell>
          <table:table-cell table:number-columns-repeated="7"/>
        </table:table-row>
        <table:table-row table:style-name="ro1">
          <table:table-cell table:formula="of:=[.A1276]+15295" office:value-type="float" office:value="19523946" calcext:value-type="float">
            <text:p>19523946</text:p>
          </table:table-cell>
          <table:table-cell table:formula="of:=[.B1276]+131" office:value-type="float" office:value="167284" calcext:value-type="float">
            <text:p>167284</text:p>
          </table:table-cell>
          <table:table-cell/>
          <table:table-cell table:formula="of:=[.D1276]+[.E1277]" office:value-type="float" office:value="25088862682" calcext:value-type="float">
            <text:p>25088862682</text:p>
          </table:table-cell>
          <table:table-cell table:formula="of:=[.F1277]*7770" office:value-type="float" office:value="39658080" calcext:value-type="float">
            <text:p>39658080</text:p>
          </table:table-cell>
          <table:table-cell table:formula="of:=[.F1275]+8" office:value-type="float" office:value="5104" calcext:value-type="float">
            <text:p>5104</text:p>
          </table:table-cell>
          <table:table-cell table:number-columns-repeated="8"/>
        </table:table-row>
        <table:table-row table:style-name="ro1">
          <table:table-cell table:formula="of:=[.A1277]+15295" office:value-type="float" office:value="19539241" calcext:value-type="float">
            <text:p>19539241</text:p>
          </table:table-cell>
          <table:table-cell table:formula="of:=[.B1277]+131" office:value-type="float" office:value="167415" calcext:value-type="float">
            <text:p>167415</text:p>
          </table:table-cell>
          <table:table-cell/>
          <table:table-cell table:formula="of:=[.D1277]+[.E1278]" office:value-type="float" office:value="25127821398" calcext:value-type="float">
            <text:p>25127821398</text:p>
          </table:table-cell>
          <table:table-cell table:formula="of:=[.G1278]*7627" office:value-type="float" office:value="38958716" calcext:value-type="float">
            <text:p>38958716</text:p>
          </table:table-cell>
          <table:table-cell/>
          <table:table-cell table:formula="of:=[.G1276]+8" office:value-type="float" office:value="5108" calcext:value-type="float">
            <text:p>5108</text:p>
          </table:table-cell>
          <table:table-cell table:number-columns-repeated="7"/>
        </table:table-row>
        <table:table-row table:style-name="ro1">
          <table:table-cell table:formula="of:=[.A1278]+15295" office:value-type="float" office:value="19554536" calcext:value-type="float">
            <text:p>19554536</text:p>
          </table:table-cell>
          <table:table-cell table:formula="of:=[.B1278]+131" office:value-type="float" office:value="167546" calcext:value-type="float">
            <text:p>167546</text:p>
          </table:table-cell>
          <table:table-cell/>
          <table:table-cell table:formula="of:=[.D1278]+[.E1279]" office:value-type="float" office:value="25167541638" calcext:value-type="float">
            <text:p>25167541638</text:p>
          </table:table-cell>
          <table:table-cell table:formula="of:=[.F1279]*7770" office:value-type="float" office:value="39720240" calcext:value-type="float">
            <text:p>39720240</text:p>
          </table:table-cell>
          <table:table-cell table:formula="of:=[.F1277]+8" office:value-type="float" office:value="5112" calcext:value-type="float">
            <text:p>5112</text:p>
          </table:table-cell>
          <table:table-cell table:number-columns-repeated="8"/>
        </table:table-row>
        <table:table-row table:style-name="ro1">
          <table:table-cell table:formula="of:=[.A1279]+15295" office:value-type="float" office:value="19569831" calcext:value-type="float">
            <text:p>19569831</text:p>
          </table:table-cell>
          <table:table-cell table:formula="of:=[.B1279]+131" office:value-type="float" office:value="167677" calcext:value-type="float">
            <text:p>167677</text:p>
          </table:table-cell>
          <table:table-cell/>
          <table:table-cell table:formula="of:=[.D1279]+[.E1280]" office:value-type="float" office:value="25206561370" calcext:value-type="float">
            <text:p>25206561370</text:p>
          </table:table-cell>
          <table:table-cell table:formula="of:=[.G1280]*7627" office:value-type="float" office:value="39019732" calcext:value-type="float">
            <text:p>39019732</text:p>
          </table:table-cell>
          <table:table-cell/>
          <table:table-cell table:formula="of:=[.G1278]+8" office:value-type="float" office:value="5116" calcext:value-type="float">
            <text:p>5116</text:p>
          </table:table-cell>
          <table:table-cell table:number-columns-repeated="7"/>
        </table:table-row>
        <table:table-row table:style-name="ro1">
          <table:table-cell table:formula="of:=[.A1280]+15295" office:value-type="float" office:value="19585126" calcext:value-type="float">
            <text:p>19585126</text:p>
          </table:table-cell>
          <table:table-cell table:formula="of:=[.B1280]+131" office:value-type="float" office:value="167808" calcext:value-type="float">
            <text:p>167808</text:p>
          </table:table-cell>
          <table:table-cell/>
          <table:table-cell table:formula="of:=[.D1280]+[.E1281]" office:value-type="float" office:value="25246343770" calcext:value-type="float">
            <text:p>25246343770</text:p>
          </table:table-cell>
          <table:table-cell table:formula="of:=[.F1281]*7770" office:value-type="float" office:value="39782400" calcext:value-type="float">
            <text:p>39782400</text:p>
          </table:table-cell>
          <table:table-cell table:formula="of:=[.F1279]+8" office:value-type="float" office:value="5120" calcext:value-type="float">
            <text:p>5120</text:p>
          </table:table-cell>
          <table:table-cell table:number-columns-repeated="8"/>
        </table:table-row>
        <table:table-row table:style-name="ro1">
          <table:table-cell table:formula="of:=[.A1281]+15295" office:value-type="float" office:value="19600421" calcext:value-type="float">
            <text:p>19600421</text:p>
          </table:table-cell>
          <table:table-cell table:formula="of:=[.B1281]+131" office:value-type="float" office:value="167939" calcext:value-type="float">
            <text:p>167939</text:p>
          </table:table-cell>
          <table:table-cell/>
          <table:table-cell table:formula="of:=[.D1281]+[.E1282]" office:value-type="float" office:value="25285424518" calcext:value-type="float">
            <text:p>25285424518</text:p>
          </table:table-cell>
          <table:table-cell table:formula="of:=[.G1282]*7627" office:value-type="float" office:value="39080748" calcext:value-type="float">
            <text:p>39080748</text:p>
          </table:table-cell>
          <table:table-cell/>
          <table:table-cell table:formula="of:=[.G1280]+8" office:value-type="float" office:value="5124" calcext:value-type="float">
            <text:p>5124</text:p>
          </table:table-cell>
          <table:table-cell table:number-columns-repeated="7"/>
        </table:table-row>
        <table:table-row table:style-name="ro1">
          <table:table-cell table:formula="of:=[.A1282]+15295" office:value-type="float" office:value="19615716" calcext:value-type="float">
            <text:p>19615716</text:p>
          </table:table-cell>
          <table:table-cell table:formula="of:=[.B1282]+131" office:value-type="float" office:value="168070" calcext:value-type="float">
            <text:p>168070</text:p>
          </table:table-cell>
          <table:table-cell/>
          <table:table-cell table:formula="of:=[.D1282]+[.E1283]" office:value-type="float" office:value="25325269078" calcext:value-type="float">
            <text:p>25325269078</text:p>
          </table:table-cell>
          <table:table-cell table:formula="of:=[.F1283]*7770" office:value-type="float" office:value="39844560" calcext:value-type="float">
            <text:p>39844560</text:p>
          </table:table-cell>
          <table:table-cell table:formula="of:=[.F1281]+8" office:value-type="float" office:value="5128" calcext:value-type="float">
            <text:p>5128</text:p>
          </table:table-cell>
          <table:table-cell table:number-columns-repeated="8"/>
        </table:table-row>
        <table:table-row table:style-name="ro1">
          <table:table-cell table:formula="of:=[.A1283]+15295" office:value-type="float" office:value="19631011" calcext:value-type="float">
            <text:p>19631011</text:p>
          </table:table-cell>
          <table:table-cell table:formula="of:=[.B1283]+131" office:value-type="float" office:value="168201" calcext:value-type="float">
            <text:p>168201</text:p>
          </table:table-cell>
          <table:table-cell/>
          <table:table-cell table:formula="of:=[.D1283]+[.E1284]" office:value-type="float" office:value="25364410842" calcext:value-type="float">
            <text:p>25364410842</text:p>
          </table:table-cell>
          <table:table-cell table:formula="of:=[.G1284]*7627" office:value-type="float" office:value="39141764" calcext:value-type="float">
            <text:p>39141764</text:p>
          </table:table-cell>
          <table:table-cell/>
          <table:table-cell table:formula="of:=[.G1282]+8" office:value-type="float" office:value="5132" calcext:value-type="float">
            <text:p>5132</text:p>
          </table:table-cell>
          <table:table-cell table:number-columns-repeated="7"/>
        </table:table-row>
        <table:table-row table:style-name="ro1">
          <table:table-cell table:formula="of:=[.A1284]+15295" office:value-type="float" office:value="19646306" calcext:value-type="float">
            <text:p>19646306</text:p>
          </table:table-cell>
          <table:table-cell table:formula="of:=[.B1284]+131" office:value-type="float" office:value="168332" calcext:value-type="float">
            <text:p>168332</text:p>
          </table:table-cell>
          <table:table-cell/>
          <table:table-cell table:formula="of:=[.D1284]+[.E1285]" office:value-type="float" office:value="25404317562" calcext:value-type="float">
            <text:p>25404317562</text:p>
          </table:table-cell>
          <table:table-cell table:formula="of:=[.F1285]*7770" office:value-type="float" office:value="39906720" calcext:value-type="float">
            <text:p>39906720</text:p>
          </table:table-cell>
          <table:table-cell table:formula="of:=[.F1283]+8" office:value-type="float" office:value="5136" calcext:value-type="float">
            <text:p>5136</text:p>
          </table:table-cell>
          <table:table-cell table:number-columns-repeated="8"/>
        </table:table-row>
        <table:table-row table:style-name="ro1">
          <table:table-cell table:formula="of:=[.A1285]+15295" office:value-type="float" office:value="19661601" calcext:value-type="float">
            <text:p>19661601</text:p>
          </table:table-cell>
          <table:table-cell table:formula="of:=[.B1285]+131" office:value-type="float" office:value="168463" calcext:value-type="float">
            <text:p>168463</text:p>
          </table:table-cell>
          <table:table-cell/>
          <table:table-cell table:formula="of:=[.D1285]+[.E1286]" office:value-type="float" office:value="25443520342" calcext:value-type="float">
            <text:p>25443520342</text:p>
          </table:table-cell>
          <table:table-cell table:formula="of:=[.G1286]*7627" office:value-type="float" office:value="39202780" calcext:value-type="float">
            <text:p>39202780</text:p>
          </table:table-cell>
          <table:table-cell/>
          <table:table-cell table:formula="of:=[.G1284]+8" office:value-type="float" office:value="5140" calcext:value-type="float">
            <text:p>5140</text:p>
          </table:table-cell>
          <table:table-cell table:number-columns-repeated="7"/>
        </table:table-row>
        <table:table-row table:style-name="ro1">
          <table:table-cell table:formula="of:=[.A1286]+15295" office:value-type="float" office:value="19676896" calcext:value-type="float">
            <text:p>19676896</text:p>
          </table:table-cell>
          <table:table-cell table:formula="of:=[.B1286]+131" office:value-type="float" office:value="168594" calcext:value-type="float">
            <text:p>168594</text:p>
          </table:table-cell>
          <table:table-cell/>
          <table:table-cell table:formula="of:=[.D1286]+[.E1287]" office:value-type="float" office:value="25483489222" calcext:value-type="float">
            <text:p>25483489222</text:p>
          </table:table-cell>
          <table:table-cell table:formula="of:=[.F1287]*7770" office:value-type="float" office:value="39968880" calcext:value-type="float">
            <text:p>39968880</text:p>
          </table:table-cell>
          <table:table-cell table:formula="of:=[.F1285]+8" office:value-type="float" office:value="5144" calcext:value-type="float">
            <text:p>5144</text:p>
          </table:table-cell>
          <table:table-cell table:number-columns-repeated="8"/>
        </table:table-row>
        <table:table-row table:style-name="ro1">
          <table:table-cell table:formula="of:=[.A1287]+15295" office:value-type="float" office:value="19692191" calcext:value-type="float">
            <text:p>19692191</text:p>
          </table:table-cell>
          <table:table-cell table:formula="of:=[.B1287]+131" office:value-type="float" office:value="168725" calcext:value-type="float">
            <text:p>168725</text:p>
          </table:table-cell>
          <table:table-cell/>
          <table:table-cell table:formula="of:=[.D1287]+[.E1288]" office:value-type="float" office:value="25522753018" calcext:value-type="float">
            <text:p>25522753018</text:p>
          </table:table-cell>
          <table:table-cell table:formula="of:=[.G1288]*7627" office:value-type="float" office:value="39263796" calcext:value-type="float">
            <text:p>39263796</text:p>
          </table:table-cell>
          <table:table-cell/>
          <table:table-cell table:formula="of:=[.G1286]+8" office:value-type="float" office:value="5148" calcext:value-type="float">
            <text:p>5148</text:p>
          </table:table-cell>
          <table:table-cell table:number-columns-repeated="7"/>
        </table:table-row>
        <table:table-row table:style-name="ro1">
          <table:table-cell table:formula="of:=[.A1288]+15295" office:value-type="float" office:value="19707486" calcext:value-type="float">
            <text:p>19707486</text:p>
          </table:table-cell>
          <table:table-cell table:formula="of:=[.B1288]+131" office:value-type="float" office:value="168856" calcext:value-type="float">
            <text:p>168856</text:p>
          </table:table-cell>
          <table:table-cell/>
          <table:table-cell table:formula="of:=[.D1288]+[.E1289]" office:value-type="float" office:value="25562784058" calcext:value-type="float">
            <text:p>25562784058</text:p>
          </table:table-cell>
          <table:table-cell table:formula="of:=[.F1289]*7770" office:value-type="float" office:value="40031040" calcext:value-type="float">
            <text:p>40031040</text:p>
          </table:table-cell>
          <table:table-cell table:formula="of:=[.F1287]+8" office:value-type="float" office:value="5152" calcext:value-type="float">
            <text:p>5152</text:p>
          </table:table-cell>
          <table:table-cell table:number-columns-repeated="8"/>
        </table:table-row>
        <table:table-row table:style-name="ro1">
          <table:table-cell table:formula="of:=[.A1289]+15295" office:value-type="float" office:value="19722781" calcext:value-type="float">
            <text:p>19722781</text:p>
          </table:table-cell>
          <table:table-cell table:formula="of:=[.B1289]+131" office:value-type="float" office:value="168987" calcext:value-type="float">
            <text:p>168987</text:p>
          </table:table-cell>
          <table:table-cell/>
          <table:table-cell table:formula="of:=[.D1289]+[.E1290]" office:value-type="float" office:value="25602108870" calcext:value-type="float">
            <text:p>25602108870</text:p>
          </table:table-cell>
          <table:table-cell table:formula="of:=[.G1290]*7627" office:value-type="float" office:value="39324812" calcext:value-type="float">
            <text:p>39324812</text:p>
          </table:table-cell>
          <table:table-cell/>
          <table:table-cell table:formula="of:=[.G1288]+8" office:value-type="float" office:value="5156" calcext:value-type="float">
            <text:p>5156</text:p>
          </table:table-cell>
          <table:table-cell table:number-columns-repeated="7"/>
        </table:table-row>
        <table:table-row table:style-name="ro1">
          <table:table-cell table:formula="of:=[.A1290]+15295" office:value-type="float" office:value="19738076" calcext:value-type="float">
            <text:p>19738076</text:p>
          </table:table-cell>
          <table:table-cell table:formula="of:=[.B1290]+131" office:value-type="float" office:value="169118" calcext:value-type="float">
            <text:p>169118</text:p>
          </table:table-cell>
          <table:table-cell/>
          <table:table-cell table:formula="of:=[.D1290]+[.E1291]" office:value-type="float" office:value="25642202070" calcext:value-type="float">
            <text:p>25642202070</text:p>
          </table:table-cell>
          <table:table-cell table:formula="of:=[.F1291]*7770" office:value-type="float" office:value="40093200" calcext:value-type="float">
            <text:p>40093200</text:p>
          </table:table-cell>
          <table:table-cell table:formula="of:=[.F1289]+8" office:value-type="float" office:value="5160" calcext:value-type="float">
            <text:p>5160</text:p>
          </table:table-cell>
          <table:table-cell table:number-columns-repeated="8"/>
        </table:table-row>
        <table:table-row table:style-name="ro1">
          <table:table-cell table:formula="of:=[.A1291]+15295" office:value-type="float" office:value="19753371" calcext:value-type="float">
            <text:p>19753371</text:p>
          </table:table-cell>
          <table:table-cell table:formula="of:=[.B1291]+131" office:value-type="float" office:value="169249" calcext:value-type="float">
            <text:p>169249</text:p>
          </table:table-cell>
          <table:table-cell/>
          <table:table-cell table:formula="of:=[.D1291]+[.E1292]" office:value-type="float" office:value="25681587898" calcext:value-type="float">
            <text:p>25681587898</text:p>
          </table:table-cell>
          <table:table-cell table:formula="of:=[.G1292]*7627" office:value-type="float" office:value="39385828" calcext:value-type="float">
            <text:p>39385828</text:p>
          </table:table-cell>
          <table:table-cell/>
          <table:table-cell table:formula="of:=[.G1290]+8" office:value-type="float" office:value="5164" calcext:value-type="float">
            <text:p>5164</text:p>
          </table:table-cell>
          <table:table-cell table:number-columns-repeated="7"/>
        </table:table-row>
        <table:table-row table:style-name="ro1">
          <table:table-cell table:formula="of:=[.A1292]+15295" office:value-type="float" office:value="19768666" calcext:value-type="float">
            <text:p>19768666</text:p>
          </table:table-cell>
          <table:table-cell table:formula="of:=[.B1292]+131" office:value-type="float" office:value="169380" calcext:value-type="float">
            <text:p>169380</text:p>
          </table:table-cell>
          <table:table-cell/>
          <table:table-cell table:formula="of:=[.D1292]+[.E1293]" office:value-type="float" office:value="25721743258" calcext:value-type="float">
            <text:p>25721743258</text:p>
          </table:table-cell>
          <table:table-cell table:formula="of:=[.F1293]*7770" office:value-type="float" office:value="40155360" calcext:value-type="float">
            <text:p>40155360</text:p>
          </table:table-cell>
          <table:table-cell table:formula="of:=[.F1291]+8" office:value-type="float" office:value="5168" calcext:value-type="float">
            <text:p>5168</text:p>
          </table:table-cell>
          <table:table-cell table:number-columns-repeated="8"/>
        </table:table-row>
        <table:table-row table:style-name="ro1">
          <table:table-cell table:formula="of:=[.A1293]+15295" office:value-type="float" office:value="19783961" calcext:value-type="float">
            <text:p>19783961</text:p>
          </table:table-cell>
          <table:table-cell table:formula="of:=[.B1293]+131" office:value-type="float" office:value="169511" calcext:value-type="float">
            <text:p>169511</text:p>
          </table:table-cell>
          <table:table-cell/>
          <table:table-cell table:formula="of:=[.D1293]+[.E1294]" office:value-type="float" office:value="25761190102" calcext:value-type="float">
            <text:p>25761190102</text:p>
          </table:table-cell>
          <table:table-cell table:formula="of:=[.G1294]*7627" office:value-type="float" office:value="39446844" calcext:value-type="float">
            <text:p>39446844</text:p>
          </table:table-cell>
          <table:table-cell/>
          <table:table-cell table:formula="of:=[.G1292]+8" office:value-type="float" office:value="5172" calcext:value-type="float">
            <text:p>5172</text:p>
          </table:table-cell>
          <table:table-cell table:number-columns-repeated="7"/>
        </table:table-row>
        <table:table-row table:style-name="ro1">
          <table:table-cell table:formula="of:=[.A1294]+15295" office:value-type="float" office:value="19799256" calcext:value-type="float">
            <text:p>19799256</text:p>
          </table:table-cell>
          <table:table-cell table:formula="of:=[.B1294]+131" office:value-type="float" office:value="169642" calcext:value-type="float">
            <text:p>169642</text:p>
          </table:table-cell>
          <table:table-cell/>
          <table:table-cell table:formula="of:=[.D1294]+[.E1295]" office:value-type="float" office:value="25801407622" calcext:value-type="float">
            <text:p>25801407622</text:p>
          </table:table-cell>
          <table:table-cell table:formula="of:=[.F1295]*7770" office:value-type="float" office:value="40217520" calcext:value-type="float">
            <text:p>40217520</text:p>
          </table:table-cell>
          <table:table-cell table:formula="of:=[.F1293]+8" office:value-type="float" office:value="5176" calcext:value-type="float">
            <text:p>5176</text:p>
          </table:table-cell>
          <table:table-cell table:number-columns-repeated="8"/>
        </table:table-row>
        <table:table-row table:style-name="ro1">
          <table:table-cell table:formula="of:=[.A1295]+15295" office:value-type="float" office:value="19814551" calcext:value-type="float">
            <text:p>19814551</text:p>
          </table:table-cell>
          <table:table-cell table:formula="of:=[.B1295]+131" office:value-type="float" office:value="169773" calcext:value-type="float">
            <text:p>169773</text:p>
          </table:table-cell>
          <table:table-cell/>
          <table:table-cell table:formula="of:=[.D1295]+[.E1296]" office:value-type="float" office:value="25840915482" calcext:value-type="float">
            <text:p>25840915482</text:p>
          </table:table-cell>
          <table:table-cell table:formula="of:=[.G1296]*7627" office:value-type="float" office:value="39507860" calcext:value-type="float">
            <text:p>39507860</text:p>
          </table:table-cell>
          <table:table-cell/>
          <table:table-cell table:formula="of:=[.G1294]+8" office:value-type="float" office:value="5180" calcext:value-type="float">
            <text:p>5180</text:p>
          </table:table-cell>
          <table:table-cell table:number-columns-repeated="7"/>
        </table:table-row>
        <table:table-row table:style-name="ro1">
          <table:table-cell table:formula="of:=[.A1296]+15295" office:value-type="float" office:value="19829846" calcext:value-type="float">
            <text:p>19829846</text:p>
          </table:table-cell>
          <table:table-cell table:formula="of:=[.B1296]+131" office:value-type="float" office:value="169904" calcext:value-type="float">
            <text:p>169904</text:p>
          </table:table-cell>
          <table:table-cell/>
          <table:table-cell table:formula="of:=[.D1296]+[.E1297]" office:value-type="float" office:value="25881195162" calcext:value-type="float">
            <text:p>25881195162</text:p>
          </table:table-cell>
          <table:table-cell table:formula="of:=[.F1297]*7770" office:value-type="float" office:value="40279680" calcext:value-type="float">
            <text:p>40279680</text:p>
          </table:table-cell>
          <table:table-cell table:formula="of:=[.F1295]+8" office:value-type="float" office:value="5184" calcext:value-type="float">
            <text:p>5184</text:p>
          </table:table-cell>
          <table:table-cell table:number-columns-repeated="8"/>
        </table:table-row>
        <table:table-row table:style-name="ro1">
          <table:table-cell table:formula="of:=[.A1297]+15295" office:value-type="float" office:value="19845141" calcext:value-type="float">
            <text:p>19845141</text:p>
          </table:table-cell>
          <table:table-cell table:formula="of:=[.B1297]+131" office:value-type="float" office:value="170035" calcext:value-type="float">
            <text:p>170035</text:p>
          </table:table-cell>
          <table:table-cell/>
          <table:table-cell table:formula="of:=[.D1297]+[.E1298]" office:value-type="float" office:value="25920764038" calcext:value-type="float">
            <text:p>25920764038</text:p>
          </table:table-cell>
          <table:table-cell table:formula="of:=[.G1298]*7627" office:value-type="float" office:value="39568876" calcext:value-type="float">
            <text:p>39568876</text:p>
          </table:table-cell>
          <table:table-cell/>
          <table:table-cell table:formula="of:=[.G1296]+8" office:value-type="float" office:value="5188" calcext:value-type="float">
            <text:p>5188</text:p>
          </table:table-cell>
          <table:table-cell table:number-columns-repeated="7"/>
        </table:table-row>
        <table:table-row table:style-name="ro1">
          <table:table-cell table:formula="of:=[.A1298]+15295" office:value-type="float" office:value="19860436" calcext:value-type="float">
            <text:p>19860436</text:p>
          </table:table-cell>
          <table:table-cell table:formula="of:=[.B1298]+131" office:value-type="float" office:value="170166" calcext:value-type="float">
            <text:p>170166</text:p>
          </table:table-cell>
          <table:table-cell/>
          <table:table-cell table:formula="of:=[.D1298]+[.E1299]" office:value-type="float" office:value="25961105878" calcext:value-type="float">
            <text:p>25961105878</text:p>
          </table:table-cell>
          <table:table-cell table:formula="of:=[.F1299]*7770" office:value-type="float" office:value="40341840" calcext:value-type="float">
            <text:p>40341840</text:p>
          </table:table-cell>
          <table:table-cell table:formula="of:=[.F1297]+8" office:value-type="float" office:value="5192" calcext:value-type="float">
            <text:p>5192</text:p>
          </table:table-cell>
          <table:table-cell table:number-columns-repeated="8"/>
        </table:table-row>
        <table:table-row table:style-name="ro1">
          <table:table-cell table:formula="of:=[.A1299]+15295" office:value-type="float" office:value="19875731" calcext:value-type="float">
            <text:p>19875731</text:p>
          </table:table-cell>
          <table:table-cell table:formula="of:=[.B1299]+131" office:value-type="float" office:value="170297" calcext:value-type="float">
            <text:p>170297</text:p>
          </table:table-cell>
          <table:table-cell/>
          <table:table-cell table:formula="of:=[.D1299]+[.E1300]" office:value-type="float" office:value="26000735770" calcext:value-type="float">
            <text:p>26000735770</text:p>
          </table:table-cell>
          <table:table-cell table:formula="of:=[.G1300]*7627" office:value-type="float" office:value="39629892" calcext:value-type="float">
            <text:p>39629892</text:p>
          </table:table-cell>
          <table:table-cell/>
          <table:table-cell table:formula="of:=[.G1298]+8" office:value-type="float" office:value="5196" calcext:value-type="float">
            <text:p>5196</text:p>
          </table:table-cell>
          <table:table-cell table:number-columns-repeated="7"/>
        </table:table-row>
        <table:table-row table:style-name="ro1">
          <table:table-cell table:formula="of:=[.A1300]+15295" office:value-type="float" office:value="19891026" calcext:value-type="float">
            <text:p>19891026</text:p>
          </table:table-cell>
          <table:table-cell table:formula="of:=[.B1300]+131" office:value-type="float" office:value="170428" calcext:value-type="float">
            <text:p>170428</text:p>
          </table:table-cell>
          <table:table-cell/>
          <table:table-cell table:formula="of:=[.D1300]+[.E1301]" office:value-type="float" office:value="26041139770" calcext:value-type="float">
            <text:p>26041139770</text:p>
          </table:table-cell>
          <table:table-cell table:formula="of:=[.F1301]*7770" office:value-type="float" office:value="40404000" calcext:value-type="float">
            <text:p>40404000</text:p>
          </table:table-cell>
          <table:table-cell table:formula="of:=[.F1299]+8" office:value-type="float" office:value="5200" calcext:value-type="float">
            <text:p>5200</text:p>
          </table:table-cell>
          <table:table-cell table:number-columns-repeated="8"/>
        </table:table-row>
        <table:table-row table:style-name="ro1">
          <table:table-cell table:formula="of:=[.A1301]+15295" office:value-type="float" office:value="19906321" calcext:value-type="float">
            <text:p>19906321</text:p>
          </table:table-cell>
          <table:table-cell table:formula="of:=[.B1301]+131" office:value-type="float" office:value="170559" calcext:value-type="float">
            <text:p>170559</text:p>
          </table:table-cell>
          <table:table-cell/>
          <table:table-cell table:formula="of:=[.D1301]+[.E1302]" office:value-type="float" office:value="26080830678" calcext:value-type="float">
            <text:p>26080830678</text:p>
          </table:table-cell>
          <table:table-cell table:formula="of:=[.G1302]*7627" office:value-type="float" office:value="39690908" calcext:value-type="float">
            <text:p>39690908</text:p>
          </table:table-cell>
          <table:table-cell/>
          <table:table-cell table:formula="of:=[.G1300]+8" office:value-type="float" office:value="5204" calcext:value-type="float">
            <text:p>5204</text:p>
          </table:table-cell>
          <table:table-cell table:number-columns-repeated="7"/>
        </table:table-row>
        <table:table-row table:style-name="ro1">
          <table:table-cell table:formula="of:=[.A1302]+15295" office:value-type="float" office:value="19921616" calcext:value-type="float">
            <text:p>19921616</text:p>
          </table:table-cell>
          <table:table-cell table:formula="of:=[.B1302]+131" office:value-type="float" office:value="170690" calcext:value-type="float">
            <text:p>170690</text:p>
          </table:table-cell>
          <table:table-cell/>
          <table:table-cell table:formula="of:=[.D1302]+[.E1303]" office:value-type="float" office:value="26121296838" calcext:value-type="float">
            <text:p>26121296838</text:p>
          </table:table-cell>
          <table:table-cell table:formula="of:=[.F1303]*7770" office:value-type="float" office:value="40466160" calcext:value-type="float">
            <text:p>40466160</text:p>
          </table:table-cell>
          <table:table-cell table:formula="of:=[.F1301]+8" office:value-type="float" office:value="5208" calcext:value-type="float">
            <text:p>5208</text:p>
          </table:table-cell>
          <table:table-cell table:number-columns-repeated="8"/>
        </table:table-row>
        <table:table-row table:style-name="ro1">
          <table:table-cell table:formula="of:=[.A1303]+15295" office:value-type="float" office:value="19936911" calcext:value-type="float">
            <text:p>19936911</text:p>
          </table:table-cell>
          <table:table-cell table:formula="of:=[.B1303]+131" office:value-type="float" office:value="170821" calcext:value-type="float">
            <text:p>170821</text:p>
          </table:table-cell>
          <table:table-cell/>
          <table:table-cell table:formula="of:=[.D1303]+[.E1304]" office:value-type="float" office:value="26161048762" calcext:value-type="float">
            <text:p>26161048762</text:p>
          </table:table-cell>
          <table:table-cell table:formula="of:=[.G1304]*7627" office:value-type="float" office:value="39751924" calcext:value-type="float">
            <text:p>39751924</text:p>
          </table:table-cell>
          <table:table-cell/>
          <table:table-cell table:formula="of:=[.G1302]+8" office:value-type="float" office:value="5212" calcext:value-type="float">
            <text:p>5212</text:p>
          </table:table-cell>
          <table:table-cell table:number-columns-repeated="7"/>
        </table:table-row>
        <table:table-row table:style-name="ro1">
          <table:table-cell table:formula="of:=[.A1304]+15295" office:value-type="float" office:value="19952206" calcext:value-type="float">
            <text:p>19952206</text:p>
          </table:table-cell>
          <table:table-cell table:formula="of:=[.B1304]+131" office:value-type="float" office:value="170952" calcext:value-type="float">
            <text:p>170952</text:p>
          </table:table-cell>
          <table:table-cell/>
          <table:table-cell table:formula="of:=[.D1304]+[.E1305]" office:value-type="float" office:value="26201577082" calcext:value-type="float">
            <text:p>26201577082</text:p>
          </table:table-cell>
          <table:table-cell table:formula="of:=[.F1305]*7770" office:value-type="float" office:value="40528320" calcext:value-type="float">
            <text:p>40528320</text:p>
          </table:table-cell>
          <table:table-cell table:formula="of:=[.F1303]+8" office:value-type="float" office:value="5216" calcext:value-type="float">
            <text:p>5216</text:p>
          </table:table-cell>
          <table:table-cell table:number-columns-repeated="8"/>
        </table:table-row>
        <table:table-row table:style-name="ro1">
          <table:table-cell table:formula="of:=[.A1305]+15295" office:value-type="float" office:value="19967501" calcext:value-type="float">
            <text:p>19967501</text:p>
          </table:table-cell>
          <table:table-cell table:formula="of:=[.B1305]+131" office:value-type="float" office:value="171083" calcext:value-type="float">
            <text:p>171083</text:p>
          </table:table-cell>
          <table:table-cell/>
          <table:table-cell table:formula="of:=[.D1305]+[.E1306]" office:value-type="float" office:value="26241390022" calcext:value-type="float">
            <text:p>26241390022</text:p>
          </table:table-cell>
          <table:table-cell table:formula="of:=[.G1306]*7627" office:value-type="float" office:value="39812940" calcext:value-type="float">
            <text:p>39812940</text:p>
          </table:table-cell>
          <table:table-cell/>
          <table:table-cell table:formula="of:=[.G1304]+8" office:value-type="float" office:value="5220" calcext:value-type="float">
            <text:p>5220</text:p>
          </table:table-cell>
          <table:table-cell table:number-columns-repeated="7"/>
        </table:table-row>
        <table:table-row table:style-name="ro1">
          <table:table-cell table:formula="of:=[.A1306]+15295" office:value-type="float" office:value="19982796" calcext:value-type="float">
            <text:p>19982796</text:p>
          </table:table-cell>
          <table:table-cell table:formula="of:=[.B1306]+131" office:value-type="float" office:value="171214" calcext:value-type="float">
            <text:p>171214</text:p>
          </table:table-cell>
          <table:table-cell/>
          <table:table-cell table:formula="of:=[.D1306]+[.E1307]" office:value-type="float" office:value="26281980502" calcext:value-type="float">
            <text:p>26281980502</text:p>
          </table:table-cell>
          <table:table-cell table:formula="of:=[.F1307]*7770" office:value-type="float" office:value="40590480" calcext:value-type="float">
            <text:p>40590480</text:p>
          </table:table-cell>
          <table:table-cell table:formula="of:=[.F1305]+8" office:value-type="float" office:value="5224" calcext:value-type="float">
            <text:p>5224</text:p>
          </table:table-cell>
          <table:table-cell table:number-columns-repeated="8"/>
        </table:table-row>
        <table:table-row table:style-name="ro1">
          <table:table-cell table:formula="of:=[.A1307]+15295" office:value-type="float" office:value="19998091" calcext:value-type="float">
            <text:p>19998091</text:p>
          </table:table-cell>
          <table:table-cell table:formula="of:=[.B1307]+131" office:value-type="float" office:value="171345" calcext:value-type="float">
            <text:p>171345</text:p>
          </table:table-cell>
          <table:table-cell/>
          <table:table-cell table:formula="of:=[.D1307]+[.E1308]" office:value-type="float" office:value="26321854458" calcext:value-type="float">
            <text:p>26321854458</text:p>
          </table:table-cell>
          <table:table-cell table:formula="of:=[.G1308]*7627" office:value-type="float" office:value="39873956" calcext:value-type="float">
            <text:p>39873956</text:p>
          </table:table-cell>
          <table:table-cell/>
          <table:table-cell table:formula="of:=[.G1306]+8" office:value-type="float" office:value="5228" calcext:value-type="float">
            <text:p>5228</text:p>
          </table:table-cell>
          <table:table-cell table:number-columns-repeated="7"/>
        </table:table-row>
        <table:table-row table:style-name="ro1">
          <table:table-cell table:formula="of:=[.A1308]+15295" office:value-type="float" office:value="20013386" calcext:value-type="float">
            <text:p>20013386</text:p>
          </table:table-cell>
          <table:table-cell table:formula="of:=[.B1308]+131" office:value-type="float" office:value="171476" calcext:value-type="float">
            <text:p>171476</text:p>
          </table:table-cell>
          <table:table-cell/>
          <table:table-cell table:formula="of:=[.D1308]+[.E1309]" office:value-type="float" office:value="26362507098" calcext:value-type="float">
            <text:p>26362507098</text:p>
          </table:table-cell>
          <table:table-cell table:formula="of:=[.F1309]*7770" office:value-type="float" office:value="40652640" calcext:value-type="float">
            <text:p>40652640</text:p>
          </table:table-cell>
          <table:table-cell table:formula="of:=[.F1307]+8" office:value-type="float" office:value="5232" calcext:value-type="float">
            <text:p>5232</text:p>
          </table:table-cell>
          <table:table-cell table:number-columns-repeated="8"/>
        </table:table-row>
        <table:table-row table:style-name="ro1">
          <table:table-cell table:formula="of:=[.A1309]+15295" office:value-type="float" office:value="20028681" calcext:value-type="float">
            <text:p>20028681</text:p>
          </table:table-cell>
          <table:table-cell table:formula="of:=[.B1309]+131" office:value-type="float" office:value="171607" calcext:value-type="float">
            <text:p>171607</text:p>
          </table:table-cell>
          <table:table-cell/>
          <table:table-cell table:formula="of:=[.D1309]+[.E1310]" office:value-type="float" office:value="26402442070" calcext:value-type="float">
            <text:p>26402442070</text:p>
          </table:table-cell>
          <table:table-cell table:formula="of:=[.G1310]*7627" office:value-type="float" office:value="39934972" calcext:value-type="float">
            <text:p>39934972</text:p>
          </table:table-cell>
          <table:table-cell/>
          <table:table-cell table:formula="of:=[.G1308]+8" office:value-type="float" office:value="5236" calcext:value-type="float">
            <text:p>5236</text:p>
          </table:table-cell>
          <table:table-cell table:number-columns-repeated="7"/>
        </table:table-row>
        <table:table-row table:style-name="ro1">
          <table:table-cell table:formula="of:=[.A1310]+15295" office:value-type="float" office:value="20043976" calcext:value-type="float">
            <text:p>20043976</text:p>
          </table:table-cell>
          <table:table-cell table:formula="of:=[.B1310]+131" office:value-type="float" office:value="171738" calcext:value-type="float">
            <text:p>171738</text:p>
          </table:table-cell>
          <table:table-cell/>
          <table:table-cell table:formula="of:=[.D1310]+[.E1311]" office:value-type="float" office:value="26443156870" calcext:value-type="float">
            <text:p>26443156870</text:p>
          </table:table-cell>
          <table:table-cell table:formula="of:=[.F1311]*7770" office:value-type="float" office:value="40714800" calcext:value-type="float">
            <text:p>40714800</text:p>
          </table:table-cell>
          <table:table-cell table:formula="of:=[.F1309]+8" office:value-type="float" office:value="5240" calcext:value-type="float">
            <text:p>5240</text:p>
          </table:table-cell>
          <table:table-cell table:number-columns-repeated="8"/>
        </table:table-row>
        <table:table-row table:style-name="ro1">
          <table:table-cell table:formula="of:=[.A1311]+15295" office:value-type="float" office:value="20059271" calcext:value-type="float">
            <text:p>20059271</text:p>
          </table:table-cell>
          <table:table-cell table:formula="of:=[.B1311]+131" office:value-type="float" office:value="171869" calcext:value-type="float">
            <text:p>171869</text:p>
          </table:table-cell>
          <table:table-cell/>
          <table:table-cell table:formula="of:=[.D1311]+[.E1312]" office:value-type="float" office:value="26483152858" calcext:value-type="float">
            <text:p>26483152858</text:p>
          </table:table-cell>
          <table:table-cell table:formula="of:=[.G1312]*7627" office:value-type="float" office:value="39995988" calcext:value-type="float">
            <text:p>39995988</text:p>
          </table:table-cell>
          <table:table-cell/>
          <table:table-cell table:formula="of:=[.G1310]+8" office:value-type="float" office:value="5244" calcext:value-type="float">
            <text:p>5244</text:p>
          </table:table-cell>
          <table:table-cell table:number-columns-repeated="7"/>
        </table:table-row>
        <table:table-row table:style-name="ro1">
          <table:table-cell table:formula="of:=[.A1312]+15295" office:value-type="float" office:value="20074566" calcext:value-type="float">
            <text:p>20074566</text:p>
          </table:table-cell>
          <table:table-cell table:formula="of:=[.B1312]+131" office:value-type="float" office:value="172000" calcext:value-type="float">
            <text:p>172000</text:p>
          </table:table-cell>
          <table:table-cell/>
          <table:table-cell table:formula="of:=[.D1312]+[.E1313]" office:value-type="float" office:value="26523929818" calcext:value-type="float">
            <text:p>26523929818</text:p>
          </table:table-cell>
          <table:table-cell table:formula="of:=[.F1313]*7770" office:value-type="float" office:value="40776960" calcext:value-type="float">
            <text:p>40776960</text:p>
          </table:table-cell>
          <table:table-cell table:formula="of:=[.F1311]+8" office:value-type="float" office:value="5248" calcext:value-type="float">
            <text:p>5248</text:p>
          </table:table-cell>
          <table:table-cell table:number-columns-repeated="8"/>
        </table:table-row>
        <table:table-row table:style-name="ro1">
          <table:table-cell table:formula="of:=[.A1313]+15295" office:value-type="float" office:value="20089861" calcext:value-type="float">
            <text:p>20089861</text:p>
          </table:table-cell>
          <table:table-cell table:formula="of:=[.B1313]+131" office:value-type="float" office:value="172131" calcext:value-type="float">
            <text:p>172131</text:p>
          </table:table-cell>
          <table:table-cell/>
          <table:table-cell table:formula="of:=[.D1313]+[.E1314]" office:value-type="float" office:value="26563986822" calcext:value-type="float">
            <text:p>26563986822</text:p>
          </table:table-cell>
          <table:table-cell table:formula="of:=[.G1314]*7627" office:value-type="float" office:value="40057004" calcext:value-type="float">
            <text:p>40057004</text:p>
          </table:table-cell>
          <table:table-cell/>
          <table:table-cell table:formula="of:=[.G1312]+8" office:value-type="float" office:value="5252" calcext:value-type="float">
            <text:p>5252</text:p>
          </table:table-cell>
          <table:table-cell table:number-columns-repeated="7"/>
        </table:table-row>
        <table:table-row table:style-name="ro1">
          <table:table-cell table:formula="of:=[.A1314]+15295" office:value-type="float" office:value="20105156" calcext:value-type="float">
            <text:p>20105156</text:p>
          </table:table-cell>
          <table:table-cell table:formula="of:=[.B1314]+131" office:value-type="float" office:value="172262" calcext:value-type="float">
            <text:p>172262</text:p>
          </table:table-cell>
          <table:table-cell/>
          <table:table-cell table:formula="of:=[.D1314]+[.E1315]" office:value-type="float" office:value="26604825942" calcext:value-type="float">
            <text:p>26604825942</text:p>
          </table:table-cell>
          <table:table-cell table:formula="of:=[.F1315]*7770" office:value-type="float" office:value="40839120" calcext:value-type="float">
            <text:p>40839120</text:p>
          </table:table-cell>
          <table:table-cell table:formula="of:=[.F1313]+8" office:value-type="float" office:value="5256" calcext:value-type="float">
            <text:p>5256</text:p>
          </table:table-cell>
          <table:table-cell table:number-columns-repeated="8"/>
        </table:table-row>
        <table:table-row table:style-name="ro1">
          <table:table-cell table:formula="of:=[.A1315]+15295" office:value-type="float" office:value="20120451" calcext:value-type="float">
            <text:p>20120451</text:p>
          </table:table-cell>
          <table:table-cell table:formula="of:=[.B1315]+131" office:value-type="float" office:value="172393" calcext:value-type="float">
            <text:p>172393</text:p>
          </table:table-cell>
          <table:table-cell/>
          <table:table-cell table:formula="of:=[.D1315]+[.E1316]" office:value-type="float" office:value="26644943962" calcext:value-type="float">
            <text:p>26644943962</text:p>
          </table:table-cell>
          <table:table-cell table:formula="of:=[.G1316]*7627" office:value-type="float" office:value="40118020" calcext:value-type="float">
            <text:p>40118020</text:p>
          </table:table-cell>
          <table:table-cell/>
          <table:table-cell table:formula="of:=[.G1314]+8" office:value-type="float" office:value="5260" calcext:value-type="float">
            <text:p>5260</text:p>
          </table:table-cell>
          <table:table-cell table:number-columns-repeated="7"/>
        </table:table-row>
        <table:table-row table:style-name="ro1">
          <table:table-cell table:formula="of:=[.A1316]+15295" office:value-type="float" office:value="20135746" calcext:value-type="float">
            <text:p>20135746</text:p>
          </table:table-cell>
          <table:table-cell table:formula="of:=[.B1316]+131" office:value-type="float" office:value="172524" calcext:value-type="float">
            <text:p>172524</text:p>
          </table:table-cell>
          <table:table-cell/>
          <table:table-cell table:formula="of:=[.D1316]+[.E1317]" office:value-type="float" office:value="26685845242" calcext:value-type="float">
            <text:p>26685845242</text:p>
          </table:table-cell>
          <table:table-cell table:formula="of:=[.F1317]*7770" office:value-type="float" office:value="40901280" calcext:value-type="float">
            <text:p>40901280</text:p>
          </table:table-cell>
          <table:table-cell table:formula="of:=[.F1315]+8" office:value-type="float" office:value="5264" calcext:value-type="float">
            <text:p>5264</text:p>
          </table:table-cell>
          <table:table-cell table:number-columns-repeated="8"/>
        </table:table-row>
        <table:table-row table:style-name="ro1">
          <table:table-cell table:formula="of:=[.A1317]+15295" office:value-type="float" office:value="20151041" calcext:value-type="float">
            <text:p>20151041</text:p>
          </table:table-cell>
          <table:table-cell table:formula="of:=[.B1317]+131" office:value-type="float" office:value="172655" calcext:value-type="float">
            <text:p>172655</text:p>
          </table:table-cell>
          <table:table-cell/>
          <table:table-cell table:formula="of:=[.D1317]+[.E1318]" office:value-type="float" office:value="26726024278" calcext:value-type="float">
            <text:p>26726024278</text:p>
          </table:table-cell>
          <table:table-cell table:formula="of:=[.G1318]*7627" office:value-type="float" office:value="40179036" calcext:value-type="float">
            <text:p>40179036</text:p>
          </table:table-cell>
          <table:table-cell/>
          <table:table-cell table:formula="of:=[.G1316]+8" office:value-type="float" office:value="5268" calcext:value-type="float">
            <text:p>5268</text:p>
          </table:table-cell>
          <table:table-cell table:number-columns-repeated="7"/>
        </table:table-row>
        <table:table-row table:style-name="ro1">
          <table:table-cell table:formula="of:=[.A1318]+15295" office:value-type="float" office:value="20166336" calcext:value-type="float">
            <text:p>20166336</text:p>
          </table:table-cell>
          <table:table-cell table:formula="of:=[.B1318]+131" office:value-type="float" office:value="172786" calcext:value-type="float">
            <text:p>172786</text:p>
          </table:table-cell>
          <table:table-cell/>
          <table:table-cell table:formula="of:=[.D1318]+[.E1319]" office:value-type="float" office:value="26766987718" calcext:value-type="float">
            <text:p>26766987718</text:p>
          </table:table-cell>
          <table:table-cell table:formula="of:=[.F1319]*7770" office:value-type="float" office:value="40963440" calcext:value-type="float">
            <text:p>40963440</text:p>
          </table:table-cell>
          <table:table-cell table:formula="of:=[.F1317]+8" office:value-type="float" office:value="5272" calcext:value-type="float">
            <text:p>5272</text:p>
          </table:table-cell>
          <table:table-cell table:number-columns-repeated="8"/>
        </table:table-row>
        <table:table-row table:style-name="ro1">
          <table:table-cell table:formula="of:=[.A1319]+15295" office:value-type="float" office:value="20181631" calcext:value-type="float">
            <text:p>20181631</text:p>
          </table:table-cell>
          <table:table-cell table:formula="of:=[.B1319]+131" office:value-type="float" office:value="172917" calcext:value-type="float">
            <text:p>172917</text:p>
          </table:table-cell>
          <table:table-cell/>
          <table:table-cell table:formula="of:=[.D1319]+[.E1320]" office:value-type="float" office:value="26807227770" calcext:value-type="float">
            <text:p>26807227770</text:p>
          </table:table-cell>
          <table:table-cell table:formula="of:=[.G1320]*7627" office:value-type="float" office:value="40240052" calcext:value-type="float">
            <text:p>40240052</text:p>
          </table:table-cell>
          <table:table-cell/>
          <table:table-cell table:formula="of:=[.G1318]+8" office:value-type="float" office:value="5276" calcext:value-type="float">
            <text:p>5276</text:p>
          </table:table-cell>
          <table:table-cell table:number-columns-repeated="7"/>
        </table:table-row>
        <table:table-row table:style-name="ro1">
          <table:table-cell table:formula="of:=[.A1320]+15295" office:value-type="float" office:value="20196926" calcext:value-type="float">
            <text:p>20196926</text:p>
          </table:table-cell>
          <table:table-cell table:formula="of:=[.B1320]+131" office:value-type="float" office:value="173048" calcext:value-type="float">
            <text:p>173048</text:p>
          </table:table-cell>
          <table:table-cell/>
          <table:table-cell table:formula="of:=[.D1320]+[.E1321]" office:value-type="float" office:value="26848253370" calcext:value-type="float">
            <text:p>26848253370</text:p>
          </table:table-cell>
          <table:table-cell table:formula="of:=[.F1321]*7770" office:value-type="float" office:value="41025600" calcext:value-type="float">
            <text:p>41025600</text:p>
          </table:table-cell>
          <table:table-cell table:formula="of:=[.F1319]+8" office:value-type="float" office:value="5280" calcext:value-type="float">
            <text:p>5280</text:p>
          </table:table-cell>
          <table:table-cell table:number-columns-repeated="8"/>
        </table:table-row>
        <table:table-row table:style-name="ro1">
          <table:table-cell table:formula="of:=[.A1321]+15295" office:value-type="float" office:value="20212221" calcext:value-type="float">
            <text:p>20212221</text:p>
          </table:table-cell>
          <table:table-cell table:formula="of:=[.B1321]+131" office:value-type="float" office:value="173179" calcext:value-type="float">
            <text:p>173179</text:p>
          </table:table-cell>
          <table:table-cell/>
          <table:table-cell table:formula="of:=[.D1321]+[.E1322]" office:value-type="float" office:value="26888554438" calcext:value-type="float">
            <text:p>26888554438</text:p>
          </table:table-cell>
          <table:table-cell table:formula="of:=[.G1322]*7627" office:value-type="float" office:value="40301068" calcext:value-type="float">
            <text:p>40301068</text:p>
          </table:table-cell>
          <table:table-cell/>
          <table:table-cell table:formula="of:=[.G1320]+8" office:value-type="float" office:value="5284" calcext:value-type="float">
            <text:p>5284</text:p>
          </table:table-cell>
          <table:table-cell table:number-columns-repeated="7"/>
        </table:table-row>
        <table:table-row table:style-name="ro1">
          <table:table-cell table:formula="of:=[.A1322]+15295" office:value-type="float" office:value="20227516" calcext:value-type="float">
            <text:p>20227516</text:p>
          </table:table-cell>
          <table:table-cell table:formula="of:=[.B1322]+131" office:value-type="float" office:value="173310" calcext:value-type="float">
            <text:p>173310</text:p>
          </table:table-cell>
          <table:table-cell/>
          <table:table-cell table:formula="of:=[.D1322]+[.E1323]" office:value-type="float" office:value="26929642198" calcext:value-type="float">
            <text:p>26929642198</text:p>
          </table:table-cell>
          <table:table-cell table:formula="of:=[.F1323]*7770" office:value-type="float" office:value="41087760" calcext:value-type="float">
            <text:p>41087760</text:p>
          </table:table-cell>
          <table:table-cell table:formula="of:=[.F1321]+8" office:value-type="float" office:value="5288" calcext:value-type="float">
            <text:p>5288</text:p>
          </table:table-cell>
          <table:table-cell table:number-columns-repeated="8"/>
        </table:table-row>
        <table:table-row table:style-name="ro1">
          <table:table-cell table:formula="of:=[.A1323]+15295" office:value-type="float" office:value="20242811" calcext:value-type="float">
            <text:p>20242811</text:p>
          </table:table-cell>
          <table:table-cell table:formula="of:=[.B1323]+131" office:value-type="float" office:value="173441" calcext:value-type="float">
            <text:p>173441</text:p>
          </table:table-cell>
          <table:table-cell/>
          <table:table-cell table:formula="of:=[.D1323]+[.E1324]" office:value-type="float" office:value="26970004282" calcext:value-type="float">
            <text:p>26970004282</text:p>
          </table:table-cell>
          <table:table-cell table:formula="of:=[.G1324]*7627" office:value-type="float" office:value="40362084" calcext:value-type="float">
            <text:p>40362084</text:p>
          </table:table-cell>
          <table:table-cell/>
          <table:table-cell table:formula="of:=[.G1322]+8" office:value-type="float" office:value="5292" calcext:value-type="float">
            <text:p>5292</text:p>
          </table:table-cell>
          <table:table-cell table:number-columns-repeated="7"/>
        </table:table-row>
        <table:table-row table:style-name="ro1">
          <table:table-cell table:formula="of:=[.A1324]+15295" office:value-type="float" office:value="20258106" calcext:value-type="float">
            <text:p>20258106</text:p>
          </table:table-cell>
          <table:table-cell table:formula="of:=[.B1324]+131" office:value-type="float" office:value="173572" calcext:value-type="float">
            <text:p>173572</text:p>
          </table:table-cell>
          <table:table-cell/>
          <table:table-cell table:formula="of:=[.D1324]+[.E1325]" office:value-type="float" office:value="27011154202" calcext:value-type="float">
            <text:p>27011154202</text:p>
          </table:table-cell>
          <table:table-cell table:formula="of:=[.F1325]*7770" office:value-type="float" office:value="41149920" calcext:value-type="float">
            <text:p>41149920</text:p>
          </table:table-cell>
          <table:table-cell table:formula="of:=[.F1323]+8" office:value-type="float" office:value="5296" calcext:value-type="float">
            <text:p>5296</text:p>
          </table:table-cell>
          <table:table-cell table:number-columns-repeated="8"/>
        </table:table-row>
        <table:table-row table:style-name="ro1">
          <table:table-cell table:formula="of:=[.A1325]+15295" office:value-type="float" office:value="20273401" calcext:value-type="float">
            <text:p>20273401</text:p>
          </table:table-cell>
          <table:table-cell table:formula="of:=[.B1325]+131" office:value-type="float" office:value="173703" calcext:value-type="float">
            <text:p>173703</text:p>
          </table:table-cell>
          <table:table-cell/>
          <table:table-cell table:formula="of:=[.D1325]+[.E1326]" office:value-type="float" office:value="27051577302" calcext:value-type="float">
            <text:p>27051577302</text:p>
          </table:table-cell>
          <table:table-cell table:formula="of:=[.G1326]*7627" office:value-type="float" office:value="40423100" calcext:value-type="float">
            <text:p>40423100</text:p>
          </table:table-cell>
          <table:table-cell/>
          <table:table-cell table:formula="of:=[.G1324]+8" office:value-type="float" office:value="5300" calcext:value-type="float">
            <text:p>5300</text:p>
          </table:table-cell>
          <table:table-cell table:number-columns-repeated="7"/>
        </table:table-row>
        <table:table-row table:style-name="ro1">
          <table:table-cell table:formula="of:=[.A1326]+15295" office:value-type="float" office:value="20288696" calcext:value-type="float">
            <text:p>20288696</text:p>
          </table:table-cell>
          <table:table-cell table:formula="of:=[.B1326]+131" office:value-type="float" office:value="173834" calcext:value-type="float">
            <text:p>173834</text:p>
          </table:table-cell>
          <table:table-cell/>
          <table:table-cell table:formula="of:=[.D1326]+[.E1327]" office:value-type="float" office:value="27092789382" calcext:value-type="float">
            <text:p>27092789382</text:p>
          </table:table-cell>
          <table:table-cell table:formula="of:=[.F1327]*7770" office:value-type="float" office:value="41212080" calcext:value-type="float">
            <text:p>41212080</text:p>
          </table:table-cell>
          <table:table-cell table:formula="of:=[.F1325]+8" office:value-type="float" office:value="5304" calcext:value-type="float">
            <text:p>5304</text:p>
          </table:table-cell>
          <table:table-cell table:number-columns-repeated="8"/>
        </table:table-row>
        <table:table-row table:style-name="ro1">
          <table:table-cell table:formula="of:=[.A1327]+15295" office:value-type="float" office:value="20303991" calcext:value-type="float">
            <text:p>20303991</text:p>
          </table:table-cell>
          <table:table-cell table:formula="of:=[.B1327]+131" office:value-type="float" office:value="173965" calcext:value-type="float">
            <text:p>173965</text:p>
          </table:table-cell>
          <table:table-cell/>
          <table:table-cell table:formula="of:=[.D1327]+[.E1328]" office:value-type="float" office:value="27133273498" calcext:value-type="float">
            <text:p>27133273498</text:p>
          </table:table-cell>
          <table:table-cell table:formula="of:=[.G1328]*7627" office:value-type="float" office:value="40484116" calcext:value-type="float">
            <text:p>40484116</text:p>
          </table:table-cell>
          <table:table-cell/>
          <table:table-cell table:formula="of:=[.G1326]+8" office:value-type="float" office:value="5308" calcext:value-type="float">
            <text:p>5308</text:p>
          </table:table-cell>
          <table:table-cell table:number-columns-repeated="7"/>
        </table:table-row>
        <table:table-row table:style-name="ro1">
          <table:table-cell table:formula="of:=[.A1328]+15295" office:value-type="float" office:value="20319286" calcext:value-type="float">
            <text:p>20319286</text:p>
          </table:table-cell>
          <table:table-cell table:formula="of:=[.B1328]+131" office:value-type="float" office:value="174096" calcext:value-type="float">
            <text:p>174096</text:p>
          </table:table-cell>
          <table:table-cell/>
          <table:table-cell table:formula="of:=[.D1328]+[.E1329]" office:value-type="float" office:value="27174547738" calcext:value-type="float">
            <text:p>27174547738</text:p>
          </table:table-cell>
          <table:table-cell table:formula="of:=[.F1329]*7770" office:value-type="float" office:value="41274240" calcext:value-type="float">
            <text:p>41274240</text:p>
          </table:table-cell>
          <table:table-cell table:formula="of:=[.F1327]+8" office:value-type="float" office:value="5312" calcext:value-type="float">
            <text:p>5312</text:p>
          </table:table-cell>
          <table:table-cell table:number-columns-repeated="8"/>
        </table:table-row>
        <table:table-row table:style-name="ro1">
          <table:table-cell table:formula="of:=[.A1329]+15295" office:value-type="float" office:value="20334581" calcext:value-type="float">
            <text:p>20334581</text:p>
          </table:table-cell>
          <table:table-cell table:formula="of:=[.B1329]+131" office:value-type="float" office:value="174227" calcext:value-type="float">
            <text:p>174227</text:p>
          </table:table-cell>
          <table:table-cell/>
          <table:table-cell table:formula="of:=[.D1329]+[.E1330]" office:value-type="float" office:value="27215092870" calcext:value-type="float">
            <text:p>27215092870</text:p>
          </table:table-cell>
          <table:table-cell table:formula="of:=[.G1330]*7627" office:value-type="float" office:value="40545132" calcext:value-type="float">
            <text:p>40545132</text:p>
          </table:table-cell>
          <table:table-cell/>
          <table:table-cell table:formula="of:=[.G1328]+8" office:value-type="float" office:value="5316" calcext:value-type="float">
            <text:p>5316</text:p>
          </table:table-cell>
          <table:table-cell table:number-columns-repeated="7"/>
        </table:table-row>
        <table:table-row table:style-name="ro1">
          <table:table-cell table:formula="of:=[.A1330]+15295" office:value-type="float" office:value="20349876" calcext:value-type="float">
            <text:p>20349876</text:p>
          </table:table-cell>
          <table:table-cell table:formula="of:=[.B1330]+131" office:value-type="float" office:value="174358" calcext:value-type="float">
            <text:p>174358</text:p>
          </table:table-cell>
          <table:table-cell/>
          <table:table-cell table:formula="of:=[.D1330]+[.E1331]" office:value-type="float" office:value="27256429270" calcext:value-type="float">
            <text:p>27256429270</text:p>
          </table:table-cell>
          <table:table-cell table:formula="of:=[.F1331]*7770" office:value-type="float" office:value="41336400" calcext:value-type="float">
            <text:p>41336400</text:p>
          </table:table-cell>
          <table:table-cell table:formula="of:=[.F1329]+8" office:value-type="float" office:value="5320" calcext:value-type="float">
            <text:p>5320</text:p>
          </table:table-cell>
          <table:table-cell table:number-columns-repeated="8"/>
        </table:table-row>
        <table:table-row table:style-name="ro1">
          <table:table-cell table:formula="of:=[.A1331]+15295" office:value-type="float" office:value="20365171" calcext:value-type="float">
            <text:p>20365171</text:p>
          </table:table-cell>
          <table:table-cell table:formula="of:=[.B1331]+131" office:value-type="float" office:value="174489" calcext:value-type="float">
            <text:p>174489</text:p>
          </table:table-cell>
          <table:table-cell/>
          <table:table-cell table:formula="of:=[.D1331]+[.E1332]" office:value-type="float" office:value="27297035418" calcext:value-type="float">
            <text:p>27297035418</text:p>
          </table:table-cell>
          <table:table-cell table:formula="of:=[.G1332]*7627" office:value-type="float" office:value="40606148" calcext:value-type="float">
            <text:p>40606148</text:p>
          </table:table-cell>
          <table:table-cell/>
          <table:table-cell table:formula="of:=[.G1330]+8" office:value-type="float" office:value="5324" calcext:value-type="float">
            <text:p>5324</text:p>
          </table:table-cell>
          <table:table-cell table:number-columns-repeated="7"/>
        </table:table-row>
        <table:table-row table:style-name="ro1">
          <table:table-cell table:formula="of:=[.A1332]+15295" office:value-type="float" office:value="20380466" calcext:value-type="float">
            <text:p>20380466</text:p>
          </table:table-cell>
          <table:table-cell table:formula="of:=[.B1332]+131" office:value-type="float" office:value="174620" calcext:value-type="float">
            <text:p>174620</text:p>
          </table:table-cell>
          <table:table-cell/>
          <table:table-cell table:formula="of:=[.D1332]+[.E1333]" office:value-type="float" office:value="27338433978" calcext:value-type="float">
            <text:p>27338433978</text:p>
          </table:table-cell>
          <table:table-cell table:formula="of:=[.F1333]*7770" office:value-type="float" office:value="41398560" calcext:value-type="float">
            <text:p>41398560</text:p>
          </table:table-cell>
          <table:table-cell table:formula="of:=[.F1331]+8" office:value-type="float" office:value="5328" calcext:value-type="float">
            <text:p>5328</text:p>
          </table:table-cell>
          <table:table-cell table:number-columns-repeated="8"/>
        </table:table-row>
        <table:table-row table:style-name="ro1">
          <table:table-cell table:formula="of:=[.A1333]+15295" office:value-type="float" office:value="20395761" calcext:value-type="float">
            <text:p>20395761</text:p>
          </table:table-cell>
          <table:table-cell table:formula="of:=[.B1333]+131" office:value-type="float" office:value="174751" calcext:value-type="float">
            <text:p>174751</text:p>
          </table:table-cell>
          <table:table-cell/>
          <table:table-cell table:formula="of:=[.D1333]+[.E1334]" office:value-type="float" office:value="27379101142" calcext:value-type="float">
            <text:p>27379101142</text:p>
          </table:table-cell>
          <table:table-cell table:formula="of:=[.G1334]*7627" office:value-type="float" office:value="40667164" calcext:value-type="float">
            <text:p>40667164</text:p>
          </table:table-cell>
          <table:table-cell/>
          <table:table-cell table:formula="of:=[.G1332]+8" office:value-type="float" office:value="5332" calcext:value-type="float">
            <text:p>5332</text:p>
          </table:table-cell>
          <table:table-cell table:number-columns-repeated="7"/>
        </table:table-row>
        <table:table-row table:style-name="ro1">
          <table:table-cell table:formula="of:=[.A1334]+15295" office:value-type="float" office:value="20411056" calcext:value-type="float">
            <text:p>20411056</text:p>
          </table:table-cell>
          <table:table-cell table:formula="of:=[.B1334]+131" office:value-type="float" office:value="174882" calcext:value-type="float">
            <text:p>174882</text:p>
          </table:table-cell>
          <table:table-cell/>
          <table:table-cell table:formula="of:=[.D1334]+[.E1335]" office:value-type="float" office:value="27420561862" calcext:value-type="float">
            <text:p>27420561862</text:p>
          </table:table-cell>
          <table:table-cell table:formula="of:=[.F1335]*7770" office:value-type="float" office:value="41460720" calcext:value-type="float">
            <text:p>41460720</text:p>
          </table:table-cell>
          <table:table-cell table:formula="of:=[.F1333]+8" office:value-type="float" office:value="5336" calcext:value-type="float">
            <text:p>5336</text:p>
          </table:table-cell>
          <table:table-cell table:number-columns-repeated="8"/>
        </table:table-row>
        <table:table-row table:style-name="ro1">
          <table:table-cell table:formula="of:=[.A1335]+15295" office:value-type="float" office:value="20426351" calcext:value-type="float">
            <text:p>20426351</text:p>
          </table:table-cell>
          <table:table-cell table:formula="of:=[.B1335]+131" office:value-type="float" office:value="175013" calcext:value-type="float">
            <text:p>175013</text:p>
          </table:table-cell>
          <table:table-cell/>
          <table:table-cell table:formula="of:=[.D1335]+[.E1336]" office:value-type="float" office:value="27461290042" calcext:value-type="float">
            <text:p>27461290042</text:p>
          </table:table-cell>
          <table:table-cell table:formula="of:=[.G1336]*7627" office:value-type="float" office:value="40728180" calcext:value-type="float">
            <text:p>40728180</text:p>
          </table:table-cell>
          <table:table-cell/>
          <table:table-cell table:formula="of:=[.G1334]+8" office:value-type="float" office:value="5340" calcext:value-type="float">
            <text:p>5340</text:p>
          </table:table-cell>
          <table:table-cell table:number-columns-repeated="7"/>
        </table:table-row>
        <table:table-row table:style-name="ro1">
          <table:table-cell table:formula="of:=[.A1336]+15295" office:value-type="float" office:value="20441646" calcext:value-type="float">
            <text:p>20441646</text:p>
          </table:table-cell>
          <table:table-cell table:formula="of:=[.B1336]+131" office:value-type="float" office:value="175144" calcext:value-type="float">
            <text:p>175144</text:p>
          </table:table-cell>
          <table:table-cell/>
          <table:table-cell table:formula="of:=[.D1336]+[.E1337]" office:value-type="float" office:value="27502812922" calcext:value-type="float">
            <text:p>27502812922</text:p>
          </table:table-cell>
          <table:table-cell table:formula="of:=[.F1337]*7770" office:value-type="float" office:value="41522880" calcext:value-type="float">
            <text:p>41522880</text:p>
          </table:table-cell>
          <table:table-cell table:formula="of:=[.F1335]+8" office:value-type="float" office:value="5344" calcext:value-type="float">
            <text:p>5344</text:p>
          </table:table-cell>
          <table:table-cell table:number-columns-repeated="8"/>
        </table:table-row>
        <table:table-row table:style-name="ro1">
          <table:table-cell table:formula="of:=[.A1337]+15295" office:value-type="float" office:value="20456941" calcext:value-type="float">
            <text:p>20456941</text:p>
          </table:table-cell>
          <table:table-cell table:formula="of:=[.B1337]+131" office:value-type="float" office:value="175275" calcext:value-type="float">
            <text:p>175275</text:p>
          </table:table-cell>
          <table:table-cell/>
          <table:table-cell table:formula="of:=[.D1337]+[.E1338]" office:value-type="float" office:value="27543602118" calcext:value-type="float">
            <text:p>27543602118</text:p>
          </table:table-cell>
          <table:table-cell table:formula="of:=[.G1338]*7627" office:value-type="float" office:value="40789196" calcext:value-type="float">
            <text:p>40789196</text:p>
          </table:table-cell>
          <table:table-cell/>
          <table:table-cell table:formula="of:=[.G1336]+8" office:value-type="float" office:value="5348" calcext:value-type="float">
            <text:p>5348</text:p>
          </table:table-cell>
          <table:table-cell table:number-columns-repeated="7"/>
        </table:table-row>
        <table:table-row table:style-name="ro1">
          <table:table-cell table:formula="of:=[.A1338]+15295" office:value-type="float" office:value="20472236" calcext:value-type="float">
            <text:p>20472236</text:p>
          </table:table-cell>
          <table:table-cell table:formula="of:=[.B1338]+131" office:value-type="float" office:value="175406" calcext:value-type="float">
            <text:p>175406</text:p>
          </table:table-cell>
          <table:table-cell/>
          <table:table-cell table:formula="of:=[.D1338]+[.E1339]" office:value-type="float" office:value="27585187158" calcext:value-type="float">
            <text:p>27585187158</text:p>
          </table:table-cell>
          <table:table-cell table:formula="of:=[.F1339]*7770" office:value-type="float" office:value="41585040" calcext:value-type="float">
            <text:p>41585040</text:p>
          </table:table-cell>
          <table:table-cell table:formula="of:=[.F1337]+8" office:value-type="float" office:value="5352" calcext:value-type="float">
            <text:p>5352</text:p>
          </table:table-cell>
          <table:table-cell table:number-columns-repeated="8"/>
        </table:table-row>
        <table:table-row table:style-name="ro1">
          <table:table-cell table:formula="of:=[.A1339]+15295" office:value-type="float" office:value="20487531" calcext:value-type="float">
            <text:p>20487531</text:p>
          </table:table-cell>
          <table:table-cell table:formula="of:=[.B1339]+131" office:value-type="float" office:value="175537" calcext:value-type="float">
            <text:p>175537</text:p>
          </table:table-cell>
          <table:table-cell/>
          <table:table-cell table:formula="of:=[.D1339]+[.E1340]" office:value-type="float" office:value="27626037370" calcext:value-type="float">
            <text:p>27626037370</text:p>
          </table:table-cell>
          <table:table-cell table:formula="of:=[.G1340]*7627" office:value-type="float" office:value="40850212" calcext:value-type="float">
            <text:p>40850212</text:p>
          </table:table-cell>
          <table:table-cell/>
          <table:table-cell table:formula="of:=[.G1338]+8" office:value-type="float" office:value="5356" calcext:value-type="float">
            <text:p>5356</text:p>
          </table:table-cell>
          <table:table-cell table:number-columns-repeated="7"/>
        </table:table-row>
        <table:table-row table:style-name="ro1">
          <table:table-cell table:formula="of:=[.A1340]+15295" office:value-type="float" office:value="20502826" calcext:value-type="float">
            <text:p>20502826</text:p>
          </table:table-cell>
          <table:table-cell table:formula="of:=[.B1340]+131" office:value-type="float" office:value="175668" calcext:value-type="float">
            <text:p>175668</text:p>
          </table:table-cell>
          <table:table-cell/>
          <table:table-cell table:formula="of:=[.D1340]+[.E1341]" office:value-type="float" office:value="27667684570" calcext:value-type="float">
            <text:p>27667684570</text:p>
          </table:table-cell>
          <table:table-cell table:formula="of:=[.F1341]*7770" office:value-type="float" office:value="41647200" calcext:value-type="float">
            <text:p>41647200</text:p>
          </table:table-cell>
          <table:table-cell table:formula="of:=[.F1339]+8" office:value-type="float" office:value="5360" calcext:value-type="float">
            <text:p>5360</text:p>
          </table:table-cell>
          <table:table-cell table:number-columns-repeated="8"/>
        </table:table-row>
        <table:table-row table:style-name="ro1">
          <table:table-cell table:formula="of:=[.A1341]+15295" office:value-type="float" office:value="20518121" calcext:value-type="float">
            <text:p>20518121</text:p>
          </table:table-cell>
          <table:table-cell table:formula="of:=[.B1341]+131" office:value-type="float" office:value="175799" calcext:value-type="float">
            <text:p>175799</text:p>
          </table:table-cell>
          <table:table-cell/>
          <table:table-cell table:formula="of:=[.D1341]+[.E1342]" office:value-type="float" office:value="27708595798" calcext:value-type="float">
            <text:p>27708595798</text:p>
          </table:table-cell>
          <table:table-cell table:formula="of:=[.G1342]*7627" office:value-type="float" office:value="40911228" calcext:value-type="float">
            <text:p>40911228</text:p>
          </table:table-cell>
          <table:table-cell/>
          <table:table-cell table:formula="of:=[.G1340]+8" office:value-type="float" office:value="5364" calcext:value-type="float">
            <text:p>5364</text:p>
          </table:table-cell>
          <table:table-cell table:number-columns-repeated="7"/>
        </table:table-row>
        <table:table-row table:style-name="ro1">
          <table:table-cell table:formula="of:=[.A1342]+15295" office:value-type="float" office:value="20533416" calcext:value-type="float">
            <text:p>20533416</text:p>
          </table:table-cell>
          <table:table-cell table:formula="of:=[.B1342]+131" office:value-type="float" office:value="175930" calcext:value-type="float">
            <text:p>175930</text:p>
          </table:table-cell>
          <table:table-cell/>
          <table:table-cell table:formula="of:=[.D1342]+[.E1343]" office:value-type="float" office:value="27750305158" calcext:value-type="float">
            <text:p>27750305158</text:p>
          </table:table-cell>
          <table:table-cell table:formula="of:=[.F1343]*7770" office:value-type="float" office:value="41709360" calcext:value-type="float">
            <text:p>41709360</text:p>
          </table:table-cell>
          <table:table-cell table:formula="of:=[.F1341]+8" office:value-type="float" office:value="5368" calcext:value-type="float">
            <text:p>5368</text:p>
          </table:table-cell>
          <table:table-cell table:number-columns-repeated="8"/>
        </table:table-row>
        <table:table-row table:style-name="ro1">
          <table:table-cell table:formula="of:=[.A1343]+15295" office:value-type="float" office:value="20548711" calcext:value-type="float">
            <text:p>20548711</text:p>
          </table:table-cell>
          <table:table-cell table:formula="of:=[.B1343]+131" office:value-type="float" office:value="176061" calcext:value-type="float">
            <text:p>176061</text:p>
          </table:table-cell>
          <table:table-cell/>
          <table:table-cell table:formula="of:=[.D1343]+[.E1344]" office:value-type="float" office:value="27791277402" calcext:value-type="float">
            <text:p>27791277402</text:p>
          </table:table-cell>
          <table:table-cell table:formula="of:=[.G1344]*7627" office:value-type="float" office:value="40972244" calcext:value-type="float">
            <text:p>40972244</text:p>
          </table:table-cell>
          <table:table-cell/>
          <table:table-cell table:formula="of:=[.G1342]+8" office:value-type="float" office:value="5372" calcext:value-type="float">
            <text:p>5372</text:p>
          </table:table-cell>
          <table:table-cell table:number-columns-repeated="7"/>
        </table:table-row>
        <table:table-row table:style-name="ro1">
          <table:table-cell table:formula="of:=[.A1344]+15295" office:value-type="float" office:value="20564006" calcext:value-type="float">
            <text:p>20564006</text:p>
          </table:table-cell>
          <table:table-cell table:formula="of:=[.B1344]+131" office:value-type="float" office:value="176192" calcext:value-type="float">
            <text:p>176192</text:p>
          </table:table-cell>
          <table:table-cell/>
          <table:table-cell table:formula="of:=[.D1344]+[.E1345]" office:value-type="float" office:value="27833048922" calcext:value-type="float">
            <text:p>27833048922</text:p>
          </table:table-cell>
          <table:table-cell table:formula="of:=[.F1345]*7770" office:value-type="float" office:value="41771520" calcext:value-type="float">
            <text:p>41771520</text:p>
          </table:table-cell>
          <table:table-cell table:formula="of:=[.F1343]+8" office:value-type="float" office:value="5376" calcext:value-type="float">
            <text:p>5376</text:p>
          </table:table-cell>
          <table:table-cell table:number-columns-repeated="8"/>
        </table:table-row>
        <table:table-row table:style-name="ro1">
          <table:table-cell table:formula="of:=[.A1345]+15295" office:value-type="float" office:value="20579301" calcext:value-type="float">
            <text:p>20579301</text:p>
          </table:table-cell>
          <table:table-cell table:formula="of:=[.B1345]+131" office:value-type="float" office:value="176323" calcext:value-type="float">
            <text:p>176323</text:p>
          </table:table-cell>
          <table:table-cell/>
          <table:table-cell table:formula="of:=[.D1345]+[.E1346]" office:value-type="float" office:value="27874082182" calcext:value-type="float">
            <text:p>27874082182</text:p>
          </table:table-cell>
          <table:table-cell table:formula="of:=[.G1346]*7627" office:value-type="float" office:value="41033260" calcext:value-type="float">
            <text:p>41033260</text:p>
          </table:table-cell>
          <table:table-cell/>
          <table:table-cell table:formula="of:=[.G1344]+8" office:value-type="float" office:value="5380" calcext:value-type="float">
            <text:p>5380</text:p>
          </table:table-cell>
          <table:table-cell table:number-columns-repeated="7"/>
        </table:table-row>
        <table:table-row table:style-name="ro1">
          <table:table-cell table:formula="of:=[.A1346]+15295" office:value-type="float" office:value="20594596" calcext:value-type="float">
            <text:p>20594596</text:p>
          </table:table-cell>
          <table:table-cell table:formula="of:=[.B1346]+131" office:value-type="float" office:value="176454" calcext:value-type="float">
            <text:p>176454</text:p>
          </table:table-cell>
          <table:table-cell/>
          <table:table-cell table:formula="of:=[.D1346]+[.E1347]" office:value-type="float" office:value="27915915862" calcext:value-type="float">
            <text:p>27915915862</text:p>
          </table:table-cell>
          <table:table-cell table:formula="of:=[.F1347]*7770" office:value-type="float" office:value="41833680" calcext:value-type="float">
            <text:p>41833680</text:p>
          </table:table-cell>
          <table:table-cell table:formula="of:=[.F1345]+8" office:value-type="float" office:value="5384" calcext:value-type="float">
            <text:p>5384</text:p>
          </table:table-cell>
          <table:table-cell table:number-columns-repeated="8"/>
        </table:table-row>
        <table:table-row table:style-name="ro1">
          <table:table-cell table:formula="of:=[.A1347]+15295" office:value-type="float" office:value="20609891" calcext:value-type="float">
            <text:p>20609891</text:p>
          </table:table-cell>
          <table:table-cell table:formula="of:=[.B1347]+131" office:value-type="float" office:value="176585" calcext:value-type="float">
            <text:p>176585</text:p>
          </table:table-cell>
          <table:table-cell/>
          <table:table-cell table:formula="of:=[.D1347]+[.E1348]" office:value-type="float" office:value="27957010138" calcext:value-type="float">
            <text:p>27957010138</text:p>
          </table:table-cell>
          <table:table-cell table:formula="of:=[.G1348]*7627" office:value-type="float" office:value="41094276" calcext:value-type="float">
            <text:p>41094276</text:p>
          </table:table-cell>
          <table:table-cell/>
          <table:table-cell table:formula="of:=[.G1346]+8" office:value-type="float" office:value="5388" calcext:value-type="float">
            <text:p>5388</text:p>
          </table:table-cell>
          <table:table-cell table:number-columns-repeated="7"/>
        </table:table-row>
        <table:table-row table:style-name="ro1">
          <table:table-cell table:formula="of:=[.A1348]+15295" office:value-type="float" office:value="20625186" calcext:value-type="float">
            <text:p>20625186</text:p>
          </table:table-cell>
          <table:table-cell table:formula="of:=[.B1348]+131" office:value-type="float" office:value="176716" calcext:value-type="float">
            <text:p>176716</text:p>
          </table:table-cell>
          <table:table-cell/>
          <table:table-cell table:formula="of:=[.D1348]+[.E1349]" office:value-type="float" office:value="27998905978" calcext:value-type="float">
            <text:p>27998905978</text:p>
          </table:table-cell>
          <table:table-cell table:formula="of:=[.F1349]*7770" office:value-type="float" office:value="41895840" calcext:value-type="float">
            <text:p>41895840</text:p>
          </table:table-cell>
          <table:table-cell table:formula="of:=[.F1347]+8" office:value-type="float" office:value="5392" calcext:value-type="float">
            <text:p>5392</text:p>
          </table:table-cell>
          <table:table-cell table:number-columns-repeated="8"/>
        </table:table-row>
        <table:table-row table:style-name="ro1">
          <table:table-cell table:formula="of:=[.A1349]+15295" office:value-type="float" office:value="20640481" calcext:value-type="float">
            <text:p>20640481</text:p>
          </table:table-cell>
          <table:table-cell table:formula="of:=[.B1349]+131" office:value-type="float" office:value="176847" calcext:value-type="float">
            <text:p>176847</text:p>
          </table:table-cell>
          <table:table-cell/>
          <table:table-cell table:formula="of:=[.D1349]+[.E1350]" office:value-type="float" office:value="28040061270" calcext:value-type="float">
            <text:p>28040061270</text:p>
          </table:table-cell>
          <table:table-cell table:formula="of:=[.G1350]*7627" office:value-type="float" office:value="41155292" calcext:value-type="float">
            <text:p>41155292</text:p>
          </table:table-cell>
          <table:table-cell/>
          <table:table-cell table:formula="of:=[.G1348]+8" office:value-type="float" office:value="5396" calcext:value-type="float">
            <text:p>5396</text:p>
          </table:table-cell>
          <table:table-cell table:number-columns-repeated="7"/>
        </table:table-row>
        <table:table-row table:style-name="ro1">
          <table:table-cell table:formula="of:=[.A1350]+15295" office:value-type="float" office:value="20655776" calcext:value-type="float">
            <text:p>20655776</text:p>
          </table:table-cell>
          <table:table-cell table:formula="of:=[.B1350]+131" office:value-type="float" office:value="176978" calcext:value-type="float">
            <text:p>176978</text:p>
          </table:table-cell>
          <table:table-cell/>
          <table:table-cell table:formula="of:=[.D1350]+[.E1351]" office:value-type="float" office:value="28082019270" calcext:value-type="float">
            <text:p>28082019270</text:p>
          </table:table-cell>
          <table:table-cell table:formula="of:=[.F1351]*7770" office:value-type="float" office:value="41958000" calcext:value-type="float">
            <text:p>41958000</text:p>
          </table:table-cell>
          <table:table-cell table:formula="of:=[.F1349]+8" office:value-type="float" office:value="5400" calcext:value-type="float">
            <text:p>5400</text:p>
          </table:table-cell>
          <table:table-cell table:number-columns-repeated="8"/>
        </table:table-row>
        <table:table-row table:style-name="ro1">
          <table:table-cell table:formula="of:=[.A1351]+15295" office:value-type="float" office:value="20671071" calcext:value-type="float">
            <text:p>20671071</text:p>
          </table:table-cell>
          <table:table-cell table:formula="of:=[.B1351]+131" office:value-type="float" office:value="177109" calcext:value-type="float">
            <text:p>177109</text:p>
          </table:table-cell>
          <table:table-cell/>
          <table:table-cell table:formula="of:=[.D1351]+[.E1352]" office:value-type="float" office:value="28123235578" calcext:value-type="float">
            <text:p>28123235578</text:p>
          </table:table-cell>
          <table:table-cell table:formula="of:=[.G1352]*7627" office:value-type="float" office:value="41216308" calcext:value-type="float">
            <text:p>41216308</text:p>
          </table:table-cell>
          <table:table-cell/>
          <table:table-cell table:formula="of:=[.G1350]+8" office:value-type="float" office:value="5404" calcext:value-type="float">
            <text:p>5404</text:p>
          </table:table-cell>
          <table:table-cell table:number-columns-repeated="7"/>
        </table:table-row>
        <table:table-row table:style-name="ro1">
          <table:table-cell table:formula="of:=[.A1352]+15295" office:value-type="float" office:value="20686366" calcext:value-type="float">
            <text:p>20686366</text:p>
          </table:table-cell>
          <table:table-cell table:formula="of:=[.B1352]+131" office:value-type="float" office:value="177240" calcext:value-type="float">
            <text:p>177240</text:p>
          </table:table-cell>
          <table:table-cell/>
          <table:table-cell table:formula="of:=[.D1352]+[.E1353]" office:value-type="float" office:value="28165255738" calcext:value-type="float">
            <text:p>28165255738</text:p>
          </table:table-cell>
          <table:table-cell table:formula="of:=[.F1353]*7770" office:value-type="float" office:value="42020160" calcext:value-type="float">
            <text:p>42020160</text:p>
          </table:table-cell>
          <table:table-cell table:formula="of:=[.F1351]+8" office:value-type="float" office:value="5408" calcext:value-type="float">
            <text:p>5408</text:p>
          </table:table-cell>
          <table:table-cell table:number-columns-repeated="8"/>
        </table:table-row>
        <table:table-row table:style-name="ro1">
          <table:table-cell table:formula="of:=[.A1353]+15295" office:value-type="float" office:value="20701661" calcext:value-type="float">
            <text:p>20701661</text:p>
          </table:table-cell>
          <table:table-cell table:formula="of:=[.B1353]+131" office:value-type="float" office:value="177371" calcext:value-type="float">
            <text:p>177371</text:p>
          </table:table-cell>
          <table:table-cell/>
          <table:table-cell table:formula="of:=[.D1353]+[.E1354]" office:value-type="float" office:value="28206533062" calcext:value-type="float">
            <text:p>28206533062</text:p>
          </table:table-cell>
          <table:table-cell table:formula="of:=[.G1354]*7627" office:value-type="float" office:value="41277324" calcext:value-type="float">
            <text:p>41277324</text:p>
          </table:table-cell>
          <table:table-cell/>
          <table:table-cell table:formula="of:=[.G1352]+8" office:value-type="float" office:value="5412" calcext:value-type="float">
            <text:p>5412</text:p>
          </table:table-cell>
          <table:table-cell table:number-columns-repeated="7"/>
        </table:table-row>
        <table:table-row table:style-name="ro1">
          <table:table-cell table:formula="of:=[.A1354]+15295" office:value-type="float" office:value="20716956" calcext:value-type="float">
            <text:p>20716956</text:p>
          </table:table-cell>
          <table:table-cell table:formula="of:=[.B1354]+131" office:value-type="float" office:value="177502" calcext:value-type="float">
            <text:p>177502</text:p>
          </table:table-cell>
          <table:table-cell/>
          <table:table-cell table:formula="of:=[.D1354]+[.E1355]" office:value-type="float" office:value="28248615382" calcext:value-type="float">
            <text:p>28248615382</text:p>
          </table:table-cell>
          <table:table-cell table:formula="of:=[.F1355]*7770" office:value-type="float" office:value="42082320" calcext:value-type="float">
            <text:p>42082320</text:p>
          </table:table-cell>
          <table:table-cell table:formula="of:=[.F1353]+8" office:value-type="float" office:value="5416" calcext:value-type="float">
            <text:p>5416</text:p>
          </table:table-cell>
          <table:table-cell table:number-columns-repeated="8"/>
        </table:table-row>
        <table:table-row table:style-name="ro1">
          <table:table-cell table:formula="of:=[.A1355]+15295" office:value-type="float" office:value="20732251" calcext:value-type="float">
            <text:p>20732251</text:p>
          </table:table-cell>
          <table:table-cell table:formula="of:=[.B1355]+131" office:value-type="float" office:value="177633" calcext:value-type="float">
            <text:p>177633</text:p>
          </table:table-cell>
          <table:table-cell/>
          <table:table-cell table:formula="of:=[.D1355]+[.E1356]" office:value-type="float" office:value="28289953722" calcext:value-type="float">
            <text:p>28289953722</text:p>
          </table:table-cell>
          <table:table-cell table:formula="of:=[.G1356]*7627" office:value-type="float" office:value="41338340" calcext:value-type="float">
            <text:p>41338340</text:p>
          </table:table-cell>
          <table:table-cell/>
          <table:table-cell table:formula="of:=[.G1354]+8" office:value-type="float" office:value="5420" calcext:value-type="float">
            <text:p>5420</text:p>
          </table:table-cell>
          <table:table-cell table:number-columns-repeated="7"/>
        </table:table-row>
        <table:table-row table:style-name="ro1">
          <table:table-cell table:formula="of:=[.A1356]+15295" office:value-type="float" office:value="20747546" calcext:value-type="float">
            <text:p>20747546</text:p>
          </table:table-cell>
          <table:table-cell table:formula="of:=[.B1356]+131" office:value-type="float" office:value="177764" calcext:value-type="float">
            <text:p>177764</text:p>
          </table:table-cell>
          <table:table-cell/>
          <table:table-cell table:formula="of:=[.D1356]+[.E1357]" office:value-type="float" office:value="28332098202" calcext:value-type="float">
            <text:p>28332098202</text:p>
          </table:table-cell>
          <table:table-cell table:formula="of:=[.F1357]*7770" office:value-type="float" office:value="42144480" calcext:value-type="float">
            <text:p>42144480</text:p>
          </table:table-cell>
          <table:table-cell table:formula="of:=[.F1355]+8" office:value-type="float" office:value="5424" calcext:value-type="float">
            <text:p>5424</text:p>
          </table:table-cell>
          <table:table-cell table:number-columns-repeated="8"/>
        </table:table-row>
        <table:table-row table:style-name="ro1">
          <table:table-cell table:formula="of:=[.A1357]+15295" office:value-type="float" office:value="20762841" calcext:value-type="float">
            <text:p>20762841</text:p>
          </table:table-cell>
          <table:table-cell table:formula="of:=[.B1357]+131" office:value-type="float" office:value="177895" calcext:value-type="float">
            <text:p>177895</text:p>
          </table:table-cell>
          <table:table-cell/>
          <table:table-cell table:formula="of:=[.D1357]+[.E1358]" office:value-type="float" office:value="28373497558" calcext:value-type="float">
            <text:p>28373497558</text:p>
          </table:table-cell>
          <table:table-cell table:formula="of:=[.G1358]*7627" office:value-type="float" office:value="41399356" calcext:value-type="float">
            <text:p>41399356</text:p>
          </table:table-cell>
          <table:table-cell/>
          <table:table-cell table:formula="of:=[.G1356]+8" office:value-type="float" office:value="5428" calcext:value-type="float">
            <text:p>5428</text:p>
          </table:table-cell>
          <table:table-cell table:number-columns-repeated="7"/>
        </table:table-row>
        <table:table-row table:style-name="ro1">
          <table:table-cell table:formula="of:=[.A1358]+15295" office:value-type="float" office:value="20778136" calcext:value-type="float">
            <text:p>20778136</text:p>
          </table:table-cell>
          <table:table-cell table:formula="of:=[.B1358]+131" office:value-type="float" office:value="178026" calcext:value-type="float">
            <text:p>178026</text:p>
          </table:table-cell>
          <table:table-cell/>
          <table:table-cell table:formula="of:=[.D1358]+[.E1359]" office:value-type="float" office:value="28415704198" calcext:value-type="float">
            <text:p>28415704198</text:p>
          </table:table-cell>
          <table:table-cell table:formula="of:=[.F1359]*7770" office:value-type="float" office:value="42206640" calcext:value-type="float">
            <text:p>42206640</text:p>
          </table:table-cell>
          <table:table-cell table:formula="of:=[.F1357]+8" office:value-type="float" office:value="5432" calcext:value-type="float">
            <text:p>5432</text:p>
          </table:table-cell>
          <table:table-cell table:number-columns-repeated="8"/>
        </table:table-row>
        <table:table-row table:style-name="ro1">
          <table:table-cell table:formula="of:=[.A1359]+15295" office:value-type="float" office:value="20793431" calcext:value-type="float">
            <text:p>20793431</text:p>
          </table:table-cell>
          <table:table-cell table:formula="of:=[.B1359]+131" office:value-type="float" office:value="178157" calcext:value-type="float">
            <text:p>178157</text:p>
          </table:table-cell>
          <table:table-cell/>
          <table:table-cell table:formula="of:=[.D1359]+[.E1360]" office:value-type="float" office:value="28457164570" calcext:value-type="float">
            <text:p>28457164570</text:p>
          </table:table-cell>
          <table:table-cell table:formula="of:=[.G1360]*7627" office:value-type="float" office:value="41460372" calcext:value-type="float">
            <text:p>41460372</text:p>
          </table:table-cell>
          <table:table-cell/>
          <table:table-cell table:formula="of:=[.G1358]+8" office:value-type="float" office:value="5436" calcext:value-type="float">
            <text:p>5436</text:p>
          </table:table-cell>
          <table:table-cell table:number-columns-repeated="7"/>
        </table:table-row>
        <table:table-row table:style-name="ro1">
          <table:table-cell table:formula="of:=[.A1360]+15295" office:value-type="float" office:value="20808726" calcext:value-type="float">
            <text:p>20808726</text:p>
          </table:table-cell>
          <table:table-cell table:formula="of:=[.B1360]+131" office:value-type="float" office:value="178288" calcext:value-type="float">
            <text:p>178288</text:p>
          </table:table-cell>
          <table:table-cell/>
          <table:table-cell table:formula="of:=[.D1360]+[.E1361]" office:value-type="float" office:value="28499433370" calcext:value-type="float">
            <text:p>28499433370</text:p>
          </table:table-cell>
          <table:table-cell table:formula="of:=[.F1361]*7770" office:value-type="float" office:value="42268800" calcext:value-type="float">
            <text:p>42268800</text:p>
          </table:table-cell>
          <table:table-cell table:formula="of:=[.F1359]+8" office:value-type="float" office:value="5440" calcext:value-type="float">
            <text:p>5440</text:p>
          </table:table-cell>
          <table:table-cell table:number-columns-repeated="8"/>
        </table:table-row>
        <table:table-row table:style-name="ro1">
          <table:table-cell table:formula="of:=[.A1361]+15295" office:value-type="float" office:value="20824021" calcext:value-type="float">
            <text:p>20824021</text:p>
          </table:table-cell>
          <table:table-cell table:formula="of:=[.B1361]+131" office:value-type="float" office:value="178419" calcext:value-type="float">
            <text:p>178419</text:p>
          </table:table-cell>
          <table:table-cell/>
          <table:table-cell table:formula="of:=[.D1361]+[.E1362]" office:value-type="float" office:value="28540954758" calcext:value-type="float">
            <text:p>28540954758</text:p>
          </table:table-cell>
          <table:table-cell table:formula="of:=[.G1362]*7627" office:value-type="float" office:value="41521388" calcext:value-type="float">
            <text:p>41521388</text:p>
          </table:table-cell>
          <table:table-cell/>
          <table:table-cell table:formula="of:=[.G1360]+8" office:value-type="float" office:value="5444" calcext:value-type="float">
            <text:p>5444</text:p>
          </table:table-cell>
          <table:table-cell table:number-columns-repeated="7"/>
        </table:table-row>
        <table:table-row table:style-name="ro1">
          <table:table-cell table:formula="of:=[.A1362]+15295" office:value-type="float" office:value="20839316" calcext:value-type="float">
            <text:p>20839316</text:p>
          </table:table-cell>
          <table:table-cell table:formula="of:=[.B1362]+131" office:value-type="float" office:value="178550" calcext:value-type="float">
            <text:p>178550</text:p>
          </table:table-cell>
          <table:table-cell/>
          <table:table-cell table:formula="of:=[.D1362]+[.E1363]" office:value-type="float" office:value="28583285718" calcext:value-type="float">
            <text:p>28583285718</text:p>
          </table:table-cell>
          <table:table-cell table:formula="of:=[.F1363]*7770" office:value-type="float" office:value="42330960" calcext:value-type="float">
            <text:p>42330960</text:p>
          </table:table-cell>
          <table:table-cell table:formula="of:=[.F1361]+8" office:value-type="float" office:value="5448" calcext:value-type="float">
            <text:p>5448</text:p>
          </table:table-cell>
          <table:table-cell table:number-columns-repeated="8"/>
        </table:table-row>
        <table:table-row table:style-name="ro1">
          <table:table-cell table:formula="of:=[.A1363]+15295" office:value-type="float" office:value="20854611" calcext:value-type="float">
            <text:p>20854611</text:p>
          </table:table-cell>
          <table:table-cell table:formula="of:=[.B1363]+131" office:value-type="float" office:value="178681" calcext:value-type="float">
            <text:p>178681</text:p>
          </table:table-cell>
          <table:table-cell/>
          <table:table-cell table:formula="of:=[.D1363]+[.E1364]" office:value-type="float" office:value="28624868122" calcext:value-type="float">
            <text:p>28624868122</text:p>
          </table:table-cell>
          <table:table-cell table:formula="of:=[.G1364]*7627" office:value-type="float" office:value="41582404" calcext:value-type="float">
            <text:p>41582404</text:p>
          </table:table-cell>
          <table:table-cell/>
          <table:table-cell table:formula="of:=[.G1362]+8" office:value-type="float" office:value="5452" calcext:value-type="float">
            <text:p>5452</text:p>
          </table:table-cell>
          <table:table-cell table:number-columns-repeated="7"/>
        </table:table-row>
        <table:table-row table:style-name="ro1">
          <table:table-cell table:formula="of:=[.A1364]+15295" office:value-type="float" office:value="20869906" calcext:value-type="float">
            <text:p>20869906</text:p>
          </table:table-cell>
          <table:table-cell table:formula="of:=[.B1364]+131" office:value-type="float" office:value="178812" calcext:value-type="float">
            <text:p>178812</text:p>
          </table:table-cell>
          <table:table-cell/>
          <table:table-cell table:formula="of:=[.D1364]+[.E1365]" office:value-type="float" office:value="28667261242" calcext:value-type="float">
            <text:p>28667261242</text:p>
          </table:table-cell>
          <table:table-cell table:formula="of:=[.F1365]*7770" office:value-type="float" office:value="42393120" calcext:value-type="float">
            <text:p>42393120</text:p>
          </table:table-cell>
          <table:table-cell table:formula="of:=[.F1363]+8" office:value-type="float" office:value="5456" calcext:value-type="float">
            <text:p>5456</text:p>
          </table:table-cell>
          <table:table-cell table:number-columns-repeated="8"/>
        </table:table-row>
        <table:table-row table:style-name="ro1">
          <table:table-cell table:formula="of:=[.A1365]+15295" office:value-type="float" office:value="20885201" calcext:value-type="float">
            <text:p>20885201</text:p>
          </table:table-cell>
          <table:table-cell table:formula="of:=[.B1365]+131" office:value-type="float" office:value="178943" calcext:value-type="float">
            <text:p>178943</text:p>
          </table:table-cell>
          <table:table-cell/>
          <table:table-cell table:formula="of:=[.D1365]+[.E1366]" office:value-type="float" office:value="28708904662" calcext:value-type="float">
            <text:p>28708904662</text:p>
          </table:table-cell>
          <table:table-cell table:formula="of:=[.G1366]*7627" office:value-type="float" office:value="41643420" calcext:value-type="float">
            <text:p>41643420</text:p>
          </table:table-cell>
          <table:table-cell/>
          <table:table-cell table:formula="of:=[.G1364]+8" office:value-type="float" office:value="5460" calcext:value-type="float">
            <text:p>5460</text:p>
          </table:table-cell>
          <table:table-cell table:number-columns-repeated="7"/>
        </table:table-row>
        <table:table-row table:style-name="ro1">
          <table:table-cell table:formula="of:=[.A1366]+15295" office:value-type="float" office:value="20900496" calcext:value-type="float">
            <text:p>20900496</text:p>
          </table:table-cell>
          <table:table-cell table:formula="of:=[.B1366]+131" office:value-type="float" office:value="179074" calcext:value-type="float">
            <text:p>179074</text:p>
          </table:table-cell>
          <table:table-cell/>
          <table:table-cell table:formula="of:=[.D1366]+[.E1367]" office:value-type="float" office:value="28751359942" calcext:value-type="float">
            <text:p>28751359942</text:p>
          </table:table-cell>
          <table:table-cell table:formula="of:=[.F1367]*7770" office:value-type="float" office:value="42455280" calcext:value-type="float">
            <text:p>42455280</text:p>
          </table:table-cell>
          <table:table-cell table:formula="of:=[.F1365]+8" office:value-type="float" office:value="5464" calcext:value-type="float">
            <text:p>5464</text:p>
          </table:table-cell>
          <table:table-cell table:number-columns-repeated="8"/>
        </table:table-row>
        <table:table-row table:style-name="ro1">
          <table:table-cell table:formula="of:=[.A1367]+15295" office:value-type="float" office:value="20915791" calcext:value-type="float">
            <text:p>20915791</text:p>
          </table:table-cell>
          <table:table-cell table:formula="of:=[.B1367]+131" office:value-type="float" office:value="179205" calcext:value-type="float">
            <text:p>179205</text:p>
          </table:table-cell>
          <table:table-cell/>
          <table:table-cell table:formula="of:=[.D1367]+[.E1368]" office:value-type="float" office:value="28793064378" calcext:value-type="float">
            <text:p>28793064378</text:p>
          </table:table-cell>
          <table:table-cell table:formula="of:=[.G1368]*7627" office:value-type="float" office:value="41704436" calcext:value-type="float">
            <text:p>41704436</text:p>
          </table:table-cell>
          <table:table-cell/>
          <table:table-cell table:formula="of:=[.G1366]+8" office:value-type="float" office:value="5468" calcext:value-type="float">
            <text:p>5468</text:p>
          </table:table-cell>
          <table:table-cell table:number-columns-repeated="7"/>
        </table:table-row>
        <table:table-row table:style-name="ro1">
          <table:table-cell table:formula="of:=[.A1368]+15295" office:value-type="float" office:value="20931086" calcext:value-type="float">
            <text:p>20931086</text:p>
          </table:table-cell>
          <table:table-cell table:formula="of:=[.B1368]+131" office:value-type="float" office:value="179336" calcext:value-type="float">
            <text:p>179336</text:p>
          </table:table-cell>
          <table:table-cell/>
          <table:table-cell table:formula="of:=[.D1368]+[.E1369]" office:value-type="float" office:value="28835581818" calcext:value-type="float">
            <text:p>28835581818</text:p>
          </table:table-cell>
          <table:table-cell table:formula="of:=[.F1369]*7770" office:value-type="float" office:value="42517440" calcext:value-type="float">
            <text:p>42517440</text:p>
          </table:table-cell>
          <table:table-cell table:formula="of:=[.F1367]+8" office:value-type="float" office:value="5472" calcext:value-type="float">
            <text:p>5472</text:p>
          </table:table-cell>
          <table:table-cell table:number-columns-repeated="8"/>
        </table:table-row>
        <table:table-row table:style-name="ro1">
          <table:table-cell table:formula="of:=[.A1369]+15295" office:value-type="float" office:value="20946381" calcext:value-type="float">
            <text:p>20946381</text:p>
          </table:table-cell>
          <table:table-cell table:formula="of:=[.B1369]+131" office:value-type="float" office:value="179467" calcext:value-type="float">
            <text:p>179467</text:p>
          </table:table-cell>
          <table:table-cell/>
          <table:table-cell table:formula="of:=[.D1369]+[.E1370]" office:value-type="float" office:value="28877347270" calcext:value-type="float">
            <text:p>28877347270</text:p>
          </table:table-cell>
          <table:table-cell table:formula="of:=[.G1370]*7627" office:value-type="float" office:value="41765452" calcext:value-type="float">
            <text:p>41765452</text:p>
          </table:table-cell>
          <table:table-cell/>
          <table:table-cell table:formula="of:=[.G1368]+8" office:value-type="float" office:value="5476" calcext:value-type="float">
            <text:p>5476</text:p>
          </table:table-cell>
          <table:table-cell table:number-columns-repeated="7"/>
        </table:table-row>
        <table:table-row table:style-name="ro1">
          <table:table-cell table:formula="of:=[.A1370]+15295" office:value-type="float" office:value="20961676" calcext:value-type="float">
            <text:p>20961676</text:p>
          </table:table-cell>
          <table:table-cell table:formula="of:=[.B1370]+131" office:value-type="float" office:value="179598" calcext:value-type="float">
            <text:p>179598</text:p>
          </table:table-cell>
          <table:table-cell/>
          <table:table-cell table:formula="of:=[.D1370]+[.E1371]" office:value-type="float" office:value="28919926870" calcext:value-type="float">
            <text:p>28919926870</text:p>
          </table:table-cell>
          <table:table-cell table:formula="of:=[.F1371]*7770" office:value-type="float" office:value="42579600" calcext:value-type="float">
            <text:p>42579600</text:p>
          </table:table-cell>
          <table:table-cell table:formula="of:=[.F1369]+8" office:value-type="float" office:value="5480" calcext:value-type="float">
            <text:p>5480</text:p>
          </table:table-cell>
          <table:table-cell table:number-columns-repeated="8"/>
        </table:table-row>
        <table:table-row table:style-name="ro1">
          <table:table-cell table:formula="of:=[.A1371]+15295" office:value-type="float" office:value="20976971" calcext:value-type="float">
            <text:p>20976971</text:p>
          </table:table-cell>
          <table:table-cell table:formula="of:=[.B1371]+131" office:value-type="float" office:value="179729" calcext:value-type="float">
            <text:p>179729</text:p>
          </table:table-cell>
          <table:table-cell/>
          <table:table-cell table:formula="of:=[.D1371]+[.E1372]" office:value-type="float" office:value="28961753338" calcext:value-type="float">
            <text:p>28961753338</text:p>
          </table:table-cell>
          <table:table-cell table:formula="of:=[.G1372]*7627" office:value-type="float" office:value="41826468" calcext:value-type="float">
            <text:p>41826468</text:p>
          </table:table-cell>
          <table:table-cell/>
          <table:table-cell table:formula="of:=[.G1370]+8" office:value-type="float" office:value="5484" calcext:value-type="float">
            <text:p>5484</text:p>
          </table:table-cell>
          <table:table-cell table:number-columns-repeated="7"/>
        </table:table-row>
        <table:table-row table:style-name="ro1">
          <table:table-cell table:formula="of:=[.A1372]+15295" office:value-type="float" office:value="20992266" calcext:value-type="float">
            <text:p>20992266</text:p>
          </table:table-cell>
          <table:table-cell table:formula="of:=[.B1372]+131" office:value-type="float" office:value="179860" calcext:value-type="float">
            <text:p>179860</text:p>
          </table:table-cell>
          <table:table-cell/>
          <table:table-cell table:formula="of:=[.D1372]+[.E1373]" office:value-type="float" office:value="29004395098" calcext:value-type="float">
            <text:p>29004395098</text:p>
          </table:table-cell>
          <table:table-cell table:formula="of:=[.F1373]*7770" office:value-type="float" office:value="42641760" calcext:value-type="float">
            <text:p>42641760</text:p>
          </table:table-cell>
          <table:table-cell table:formula="of:=[.F1371]+8" office:value-type="float" office:value="5488" calcext:value-type="float">
            <text:p>5488</text:p>
          </table:table-cell>
          <table:table-cell table:number-columns-repeated="8"/>
        </table:table-row>
        <table:table-row table:style-name="ro1">
          <table:table-cell table:formula="of:=[.A1373]+15295" office:value-type="float" office:value="21007561" calcext:value-type="float">
            <text:p>21007561</text:p>
          </table:table-cell>
          <table:table-cell table:formula="of:=[.B1373]+131" office:value-type="float" office:value="179991" calcext:value-type="float">
            <text:p>179991</text:p>
          </table:table-cell>
          <table:table-cell/>
          <table:table-cell table:formula="of:=[.D1373]+[.E1374]" office:value-type="float" office:value="29046282582" calcext:value-type="float">
            <text:p>29046282582</text:p>
          </table:table-cell>
          <table:table-cell table:formula="of:=[.G1374]*7627" office:value-type="float" office:value="41887484" calcext:value-type="float">
            <text:p>41887484</text:p>
          </table:table-cell>
          <table:table-cell/>
          <table:table-cell table:formula="of:=[.G1372]+8" office:value-type="float" office:value="5492" calcext:value-type="float">
            <text:p>5492</text:p>
          </table:table-cell>
          <table:table-cell table:number-columns-repeated="7"/>
        </table:table-row>
        <table:table-row table:style-name="ro1">
          <table:table-cell table:formula="of:=[.A1374]+15295" office:value-type="float" office:value="21022856" calcext:value-type="float">
            <text:p>21022856</text:p>
          </table:table-cell>
          <table:table-cell table:formula="of:=[.B1374]+131" office:value-type="float" office:value="180122" calcext:value-type="float">
            <text:p>180122</text:p>
          </table:table-cell>
          <table:table-cell/>
          <table:table-cell table:formula="of:=[.D1374]+[.E1375]" office:value-type="float" office:value="29088986502" calcext:value-type="float">
            <text:p>29088986502</text:p>
          </table:table-cell>
          <table:table-cell table:formula="of:=[.F1375]*7770" office:value-type="float" office:value="42703920" calcext:value-type="float">
            <text:p>42703920</text:p>
          </table:table-cell>
          <table:table-cell table:formula="of:=[.F1373]+8" office:value-type="float" office:value="5496" calcext:value-type="float">
            <text:p>5496</text:p>
          </table:table-cell>
          <table:table-cell table:number-columns-repeated="8"/>
        </table:table-row>
        <table:table-row table:style-name="ro1">
          <table:table-cell table:formula="of:=[.A1375]+15295" office:value-type="float" office:value="21038151" calcext:value-type="float">
            <text:p>21038151</text:p>
          </table:table-cell>
          <table:table-cell table:formula="of:=[.B1375]+131" office:value-type="float" office:value="180253" calcext:value-type="float">
            <text:p>180253</text:p>
          </table:table-cell>
          <table:table-cell/>
          <table:table-cell table:formula="of:=[.D1375]+[.E1376]" office:value-type="float" office:value="29130935002" calcext:value-type="float">
            <text:p>29130935002</text:p>
          </table:table-cell>
          <table:table-cell table:formula="of:=[.G1376]*7627" office:value-type="float" office:value="41948500" calcext:value-type="float">
            <text:p>41948500</text:p>
          </table:table-cell>
          <table:table-cell/>
          <table:table-cell table:formula="of:=[.G1374]+8" office:value-type="float" office:value="5500" calcext:value-type="float">
            <text:p>5500</text:p>
          </table:table-cell>
          <table:table-cell table:number-columns-repeated="7"/>
        </table:table-row>
        <table:table-row table:style-name="ro1">
          <table:table-cell table:formula="of:=[.A1376]+15295" office:value-type="float" office:value="21053446" calcext:value-type="float">
            <text:p>21053446</text:p>
          </table:table-cell>
          <table:table-cell table:formula="of:=[.B1376]+131" office:value-type="float" office:value="180384" calcext:value-type="float">
            <text:p>180384</text:p>
          </table:table-cell>
          <table:table-cell/>
          <table:table-cell table:formula="of:=[.D1376]+[.E1377]" office:value-type="float" office:value="29173701082" calcext:value-type="float">
            <text:p>29173701082</text:p>
          </table:table-cell>
          <table:table-cell table:formula="of:=[.F1377]*7770" office:value-type="float" office:value="42766080" calcext:value-type="float">
            <text:p>42766080</text:p>
          </table:table-cell>
          <table:table-cell table:formula="of:=[.F1375]+8" office:value-type="float" office:value="5504" calcext:value-type="float">
            <text:p>5504</text:p>
          </table:table-cell>
          <table:table-cell table:number-columns-repeated="8"/>
        </table:table-row>
        <table:table-row table:style-name="ro1">
          <table:table-cell table:formula="of:=[.A1377]+15295" office:value-type="float" office:value="21068741" calcext:value-type="float">
            <text:p>21068741</text:p>
          </table:table-cell>
          <table:table-cell table:formula="of:=[.B1377]+131" office:value-type="float" office:value="180515" calcext:value-type="float">
            <text:p>180515</text:p>
          </table:table-cell>
          <table:table-cell/>
          <table:table-cell table:formula="of:=[.D1377]+[.E1378]" office:value-type="float" office:value="29215710598" calcext:value-type="float">
            <text:p>29215710598</text:p>
          </table:table-cell>
          <table:table-cell table:formula="of:=[.G1378]*7627" office:value-type="float" office:value="42009516" calcext:value-type="float">
            <text:p>42009516</text:p>
          </table:table-cell>
          <table:table-cell/>
          <table:table-cell table:formula="of:=[.G1376]+8" office:value-type="float" office:value="5508" calcext:value-type="float">
            <text:p>5508</text:p>
          </table:table-cell>
          <table:table-cell table:number-columns-repeated="7"/>
        </table:table-row>
        <table:table-row table:style-name="ro1">
          <table:table-cell table:formula="of:=[.A1378]+15295" office:value-type="float" office:value="21084036" calcext:value-type="float">
            <text:p>21084036</text:p>
          </table:table-cell>
          <table:table-cell table:formula="of:=[.B1378]+131" office:value-type="float" office:value="180646" calcext:value-type="float">
            <text:p>180646</text:p>
          </table:table-cell>
          <table:table-cell/>
          <table:table-cell table:formula="of:=[.D1378]+[.E1379]" office:value-type="float" office:value="29258538838" calcext:value-type="float">
            <text:p>29258538838</text:p>
          </table:table-cell>
          <table:table-cell table:formula="of:=[.F1379]*7770" office:value-type="float" office:value="42828240" calcext:value-type="float">
            <text:p>42828240</text:p>
          </table:table-cell>
          <table:table-cell table:formula="of:=[.F1377]+8" office:value-type="float" office:value="5512" calcext:value-type="float">
            <text:p>5512</text:p>
          </table:table-cell>
          <table:table-cell table:number-columns-repeated="8"/>
        </table:table-row>
        <table:table-row table:style-name="ro1">
          <table:table-cell table:formula="of:=[.A1379]+15295" office:value-type="float" office:value="21099331" calcext:value-type="float">
            <text:p>21099331</text:p>
          </table:table-cell>
          <table:table-cell table:formula="of:=[.B1379]+131" office:value-type="float" office:value="180777" calcext:value-type="float">
            <text:p>180777</text:p>
          </table:table-cell>
          <table:table-cell/>
          <table:table-cell table:formula="of:=[.D1379]+[.E1380]" office:value-type="float" office:value="29300609370" calcext:value-type="float">
            <text:p>29300609370</text:p>
          </table:table-cell>
          <table:table-cell table:formula="of:=[.G1380]*7627" office:value-type="float" office:value="42070532" calcext:value-type="float">
            <text:p>42070532</text:p>
          </table:table-cell>
          <table:table-cell/>
          <table:table-cell table:formula="of:=[.G1378]+8" office:value-type="float" office:value="5516" calcext:value-type="float">
            <text:p>5516</text:p>
          </table:table-cell>
          <table:table-cell table:number-columns-repeated="7"/>
        </table:table-row>
        <table:table-row table:style-name="ro1">
          <table:table-cell table:formula="of:=[.A1380]+15295" office:value-type="float" office:value="21114626" calcext:value-type="float">
            <text:p>21114626</text:p>
          </table:table-cell>
          <table:table-cell table:formula="of:=[.B1380]+131" office:value-type="float" office:value="180908" calcext:value-type="float">
            <text:p>180908</text:p>
          </table:table-cell>
          <table:table-cell/>
          <table:table-cell table:formula="of:=[.D1380]+[.E1381]" office:value-type="float" office:value="29343499770" calcext:value-type="float">
            <text:p>29343499770</text:p>
          </table:table-cell>
          <table:table-cell table:formula="of:=[.F1381]*7770" office:value-type="float" office:value="42890400" calcext:value-type="float">
            <text:p>42890400</text:p>
          </table:table-cell>
          <table:table-cell table:formula="of:=[.F1379]+8" office:value-type="float" office:value="5520" calcext:value-type="float">
            <text:p>5520</text:p>
          </table:table-cell>
          <table:table-cell table:number-columns-repeated="8"/>
        </table:table-row>
        <table:table-row table:style-name="ro1">
          <table:table-cell table:formula="of:=[.A1381]+15295" office:value-type="float" office:value="21129921" calcext:value-type="float">
            <text:p>21129921</text:p>
          </table:table-cell>
          <table:table-cell table:formula="of:=[.B1381]+131" office:value-type="float" office:value="181039" calcext:value-type="float">
            <text:p>181039</text:p>
          </table:table-cell>
          <table:table-cell/>
          <table:table-cell table:formula="of:=[.D1381]+[.E1382]" office:value-type="float" office:value="29385631318" calcext:value-type="float">
            <text:p>29385631318</text:p>
          </table:table-cell>
          <table:table-cell table:formula="of:=[.G1382]*7627" office:value-type="float" office:value="42131548" calcext:value-type="float">
            <text:p>42131548</text:p>
          </table:table-cell>
          <table:table-cell/>
          <table:table-cell table:formula="of:=[.G1380]+8" office:value-type="float" office:value="5524" calcext:value-type="float">
            <text:p>5524</text:p>
          </table:table-cell>
          <table:table-cell table:number-columns-repeated="7"/>
        </table:table-row>
        <table:table-row table:style-name="ro1">
          <table:table-cell table:formula="of:=[.A1382]+15295" office:value-type="float" office:value="21145216" calcext:value-type="float">
            <text:p>21145216</text:p>
          </table:table-cell>
          <table:table-cell table:formula="of:=[.B1382]+131" office:value-type="float" office:value="181170" calcext:value-type="float">
            <text:p>181170</text:p>
          </table:table-cell>
          <table:table-cell/>
          <table:table-cell table:formula="of:=[.D1382]+[.E1383]" office:value-type="float" office:value="29428583878" calcext:value-type="float">
            <text:p>29428583878</text:p>
          </table:table-cell>
          <table:table-cell table:formula="of:=[.F1383]*7770" office:value-type="float" office:value="42952560" calcext:value-type="float">
            <text:p>42952560</text:p>
          </table:table-cell>
          <table:table-cell table:formula="of:=[.F1381]+8" office:value-type="float" office:value="5528" calcext:value-type="float">
            <text:p>5528</text:p>
          </table:table-cell>
          <table:table-cell table:number-columns-repeated="8"/>
        </table:table-row>
        <table:table-row table:style-name="ro1">
          <table:table-cell table:formula="of:=[.A1383]+15295" office:value-type="float" office:value="21160511" calcext:value-type="float">
            <text:p>21160511</text:p>
          </table:table-cell>
          <table:table-cell table:formula="of:=[.B1383]+131" office:value-type="float" office:value="181301" calcext:value-type="float">
            <text:p>181301</text:p>
          </table:table-cell>
          <table:table-cell/>
          <table:table-cell table:formula="of:=[.D1383]+[.E1384]" office:value-type="float" office:value="29470776442" calcext:value-type="float">
            <text:p>29470776442</text:p>
          </table:table-cell>
          <table:table-cell table:formula="of:=[.G1384]*7627" office:value-type="float" office:value="42192564" calcext:value-type="float">
            <text:p>42192564</text:p>
          </table:table-cell>
          <table:table-cell/>
          <table:table-cell table:formula="of:=[.G1382]+8" office:value-type="float" office:value="5532" calcext:value-type="float">
            <text:p>5532</text:p>
          </table:table-cell>
          <table:table-cell table:number-columns-repeated="7"/>
        </table:table-row>
        <table:table-row table:style-name="ro1">
          <table:table-cell table:formula="of:=[.A1384]+15295" office:value-type="float" office:value="21175806" calcext:value-type="float">
            <text:p>21175806</text:p>
          </table:table-cell>
          <table:table-cell table:formula="of:=[.B1384]+131" office:value-type="float" office:value="181432" calcext:value-type="float">
            <text:p>181432</text:p>
          </table:table-cell>
          <table:table-cell/>
          <table:table-cell table:formula="of:=[.D1384]+[.E1385]" office:value-type="float" office:value="29513791162" calcext:value-type="float">
            <text:p>29513791162</text:p>
          </table:table-cell>
          <table:table-cell table:formula="of:=[.F1385]*7770" office:value-type="float" office:value="43014720" calcext:value-type="float">
            <text:p>43014720</text:p>
          </table:table-cell>
          <table:table-cell table:formula="of:=[.F1383]+8" office:value-type="float" office:value="5536" calcext:value-type="float">
            <text:p>5536</text:p>
          </table:table-cell>
          <table:table-cell table:number-columns-repeated="8"/>
        </table:table-row>
        <table:table-row table:style-name="ro1">
          <table:table-cell table:formula="of:=[.A1385]+15295" office:value-type="float" office:value="21191101" calcext:value-type="float">
            <text:p>21191101</text:p>
          </table:table-cell>
          <table:table-cell table:formula="of:=[.B1385]+131" office:value-type="float" office:value="181563" calcext:value-type="float">
            <text:p>181563</text:p>
          </table:table-cell>
          <table:table-cell/>
          <table:table-cell table:formula="of:=[.D1385]+[.E1386]" office:value-type="float" office:value="29556044742" calcext:value-type="float">
            <text:p>29556044742</text:p>
          </table:table-cell>
          <table:table-cell table:formula="of:=[.G1386]*7627" office:value-type="float" office:value="42253580" calcext:value-type="float">
            <text:p>42253580</text:p>
          </table:table-cell>
          <table:table-cell/>
          <table:table-cell table:formula="of:=[.G1384]+8" office:value-type="float" office:value="5540" calcext:value-type="float">
            <text:p>5540</text:p>
          </table:table-cell>
          <table:table-cell table:number-columns-repeated="7"/>
        </table:table-row>
        <table:table-row table:style-name="ro1">
          <table:table-cell table:formula="of:=[.A1386]+15295" office:value-type="float" office:value="21206396" calcext:value-type="float">
            <text:p>21206396</text:p>
          </table:table-cell>
          <table:table-cell table:formula="of:=[.B1386]+131" office:value-type="float" office:value="181694" calcext:value-type="float">
            <text:p>181694</text:p>
          </table:table-cell>
          <table:table-cell/>
          <table:table-cell table:formula="of:=[.D1386]+[.E1387]" office:value-type="float" office:value="29599121622" calcext:value-type="float">
            <text:p>29599121622</text:p>
          </table:table-cell>
          <table:table-cell table:formula="of:=[.F1387]*7770" office:value-type="float" office:value="43076880" calcext:value-type="float">
            <text:p>43076880</text:p>
          </table:table-cell>
          <table:table-cell table:formula="of:=[.F1385]+8" office:value-type="float" office:value="5544" calcext:value-type="float">
            <text:p>5544</text:p>
          </table:table-cell>
          <table:table-cell table:number-columns-repeated="8"/>
        </table:table-row>
        <table:table-row table:style-name="ro1">
          <table:table-cell table:formula="of:=[.A1387]+15295" office:value-type="float" office:value="21221691" calcext:value-type="float">
            <text:p>21221691</text:p>
          </table:table-cell>
          <table:table-cell table:formula="of:=[.B1387]+131" office:value-type="float" office:value="181825" calcext:value-type="float">
            <text:p>181825</text:p>
          </table:table-cell>
          <table:table-cell/>
          <table:table-cell table:formula="of:=[.D1387]+[.E1388]" office:value-type="float" office:value="29641436218" calcext:value-type="float">
            <text:p>29641436218</text:p>
          </table:table-cell>
          <table:table-cell table:formula="of:=[.G1388]*7627" office:value-type="float" office:value="42314596" calcext:value-type="float">
            <text:p>42314596</text:p>
          </table:table-cell>
          <table:table-cell/>
          <table:table-cell table:formula="of:=[.G1386]+8" office:value-type="float" office:value="5548" calcext:value-type="float">
            <text:p>5548</text:p>
          </table:table-cell>
          <table:table-cell table:number-columns-repeated="7"/>
        </table:table-row>
        <table:table-row table:style-name="ro1">
          <table:table-cell table:formula="of:=[.A1388]+15295" office:value-type="float" office:value="21236986" calcext:value-type="float">
            <text:p>21236986</text:p>
          </table:table-cell>
          <table:table-cell table:formula="of:=[.B1388]+131" office:value-type="float" office:value="181956" calcext:value-type="float">
            <text:p>181956</text:p>
          </table:table-cell>
          <table:table-cell/>
          <table:table-cell table:formula="of:=[.D1388]+[.E1389]" office:value-type="float" office:value="29684575258" calcext:value-type="float">
            <text:p>29684575258</text:p>
          </table:table-cell>
          <table:table-cell table:formula="of:=[.F1389]*7770" office:value-type="float" office:value="43139040" calcext:value-type="float">
            <text:p>43139040</text:p>
          </table:table-cell>
          <table:table-cell table:formula="of:=[.F1387]+8" office:value-type="float" office:value="5552" calcext:value-type="float">
            <text:p>5552</text:p>
          </table:table-cell>
          <table:table-cell table:number-columns-repeated="8"/>
        </table:table-row>
        <table:table-row table:style-name="ro1">
          <table:table-cell table:formula="of:=[.A1389]+15295" office:value-type="float" office:value="21252281" calcext:value-type="float">
            <text:p>21252281</text:p>
          </table:table-cell>
          <table:table-cell table:formula="of:=[.B1389]+131" office:value-type="float" office:value="182087" calcext:value-type="float">
            <text:p>182087</text:p>
          </table:table-cell>
          <table:table-cell/>
          <table:table-cell table:formula="of:=[.D1389]+[.E1390]" office:value-type="float" office:value="29726950870" calcext:value-type="float">
            <text:p>29726950870</text:p>
          </table:table-cell>
          <table:table-cell table:formula="of:=[.G1390]*7627" office:value-type="float" office:value="42375612" calcext:value-type="float">
            <text:p>42375612</text:p>
          </table:table-cell>
          <table:table-cell/>
          <table:table-cell table:formula="of:=[.G1388]+8" office:value-type="float" office:value="5556" calcext:value-type="float">
            <text:p>5556</text:p>
          </table:table-cell>
          <table:table-cell table:number-columns-repeated="7"/>
        </table:table-row>
        <table:table-row table:style-name="ro1">
          <table:table-cell table:formula="of:=[.A1390]+15295" office:value-type="float" office:value="21267576" calcext:value-type="float">
            <text:p>21267576</text:p>
          </table:table-cell>
          <table:table-cell table:formula="of:=[.B1390]+131" office:value-type="float" office:value="182218" calcext:value-type="float">
            <text:p>182218</text:p>
          </table:table-cell>
          <table:table-cell/>
          <table:table-cell table:formula="of:=[.D1390]+[.E1391]" office:value-type="float" office:value="29770152070" calcext:value-type="float">
            <text:p>29770152070</text:p>
          </table:table-cell>
          <table:table-cell table:formula="of:=[.F1391]*7770" office:value-type="float" office:value="43201200" calcext:value-type="float">
            <text:p>43201200</text:p>
          </table:table-cell>
          <table:table-cell table:formula="of:=[.F1389]+8" office:value-type="float" office:value="5560" calcext:value-type="float">
            <text:p>5560</text:p>
          </table:table-cell>
          <table:table-cell table:number-columns-repeated="8"/>
        </table:table-row>
        <table:table-row table:style-name="ro1">
          <table:table-cell table:formula="of:=[.A1391]+15295" office:value-type="float" office:value="21282871" calcext:value-type="float">
            <text:p>21282871</text:p>
          </table:table-cell>
          <table:table-cell table:formula="of:=[.B1391]+131" office:value-type="float" office:value="182349" calcext:value-type="float">
            <text:p>182349</text:p>
          </table:table-cell>
          <table:table-cell/>
          <table:table-cell table:formula="of:=[.D1391]+[.E1392]" office:value-type="float" office:value="29812588698" calcext:value-type="float">
            <text:p>29812588698</text:p>
          </table:table-cell>
          <table:table-cell table:formula="of:=[.G1392]*7627" office:value-type="float" office:value="42436628" calcext:value-type="float">
            <text:p>42436628</text:p>
          </table:table-cell>
          <table:table-cell/>
          <table:table-cell table:formula="of:=[.G1390]+8" office:value-type="float" office:value="5564" calcext:value-type="float">
            <text:p>5564</text:p>
          </table:table-cell>
          <table:table-cell table:number-columns-repeated="7"/>
        </table:table-row>
        <table:table-row table:style-name="ro1">
          <table:table-cell table:formula="of:=[.A1392]+15295" office:value-type="float" office:value="21298166" calcext:value-type="float">
            <text:p>21298166</text:p>
          </table:table-cell>
          <table:table-cell table:formula="of:=[.B1392]+131" office:value-type="float" office:value="182480" calcext:value-type="float">
            <text:p>182480</text:p>
          </table:table-cell>
          <table:table-cell/>
          <table:table-cell table:formula="of:=[.D1392]+[.E1393]" office:value-type="float" office:value="29855852058" calcext:value-type="float">
            <text:p>29855852058</text:p>
          </table:table-cell>
          <table:table-cell table:formula="of:=[.F1393]*7770" office:value-type="float" office:value="43263360" calcext:value-type="float">
            <text:p>43263360</text:p>
          </table:table-cell>
          <table:table-cell table:formula="of:=[.F1391]+8" office:value-type="float" office:value="5568" calcext:value-type="float">
            <text:p>5568</text:p>
          </table:table-cell>
          <table:table-cell table:number-columns-repeated="8"/>
        </table:table-row>
        <table:table-row table:style-name="ro1">
          <table:table-cell table:formula="of:=[.A1393]+15295" office:value-type="float" office:value="21313461" calcext:value-type="float">
            <text:p>21313461</text:p>
          </table:table-cell>
          <table:table-cell table:formula="of:=[.B1393]+131" office:value-type="float" office:value="182611" calcext:value-type="float">
            <text:p>182611</text:p>
          </table:table-cell>
          <table:table-cell/>
          <table:table-cell table:formula="of:=[.D1393]+[.E1394]" office:value-type="float" office:value="29898349702" calcext:value-type="float">
            <text:p>29898349702</text:p>
          </table:table-cell>
          <table:table-cell table:formula="of:=[.G1394]*7627" office:value-type="float" office:value="42497644" calcext:value-type="float">
            <text:p>42497644</text:p>
          </table:table-cell>
          <table:table-cell/>
          <table:table-cell table:formula="of:=[.G1392]+8" office:value-type="float" office:value="5572" calcext:value-type="float">
            <text:p>5572</text:p>
          </table:table-cell>
          <table:table-cell table:number-columns-repeated="7"/>
        </table:table-row>
        <table:table-row table:style-name="ro1">
          <table:table-cell table:formula="of:=[.A1394]+15295" office:value-type="float" office:value="21328756" calcext:value-type="float">
            <text:p>21328756</text:p>
          </table:table-cell>
          <table:table-cell table:formula="of:=[.B1394]+131" office:value-type="float" office:value="182742" calcext:value-type="float">
            <text:p>182742</text:p>
          </table:table-cell>
          <table:table-cell/>
          <table:table-cell table:formula="of:=[.D1394]+[.E1395]" office:value-type="float" office:value="29941675222" calcext:value-type="float">
            <text:p>29941675222</text:p>
          </table:table-cell>
          <table:table-cell table:formula="of:=[.F1395]*7770" office:value-type="float" office:value="43325520" calcext:value-type="float">
            <text:p>43325520</text:p>
          </table:table-cell>
          <table:table-cell table:formula="of:=[.F1393]+8" office:value-type="float" office:value="5576" calcext:value-type="float">
            <text:p>5576</text:p>
          </table:table-cell>
          <table:table-cell table:number-columns-repeated="8"/>
        </table:table-row>
        <table:table-row table:style-name="ro1">
          <table:table-cell table:formula="of:=[.A1395]+15295" office:value-type="float" office:value="21344051" calcext:value-type="float">
            <text:p>21344051</text:p>
          </table:table-cell>
          <table:table-cell table:formula="of:=[.B1395]+131" office:value-type="float" office:value="182873" calcext:value-type="float">
            <text:p>182873</text:p>
          </table:table-cell>
          <table:table-cell/>
          <table:table-cell table:formula="of:=[.D1395]+[.E1396]" office:value-type="float" office:value="29984233882" calcext:value-type="float">
            <text:p>29984233882</text:p>
          </table:table-cell>
          <table:table-cell table:formula="of:=[.G1396]*7627" office:value-type="float" office:value="42558660" calcext:value-type="float">
            <text:p>42558660</text:p>
          </table:table-cell>
          <table:table-cell/>
          <table:table-cell table:formula="of:=[.G1394]+8" office:value-type="float" office:value="5580" calcext:value-type="float">
            <text:p>5580</text:p>
          </table:table-cell>
          <table:table-cell table:number-columns-repeated="7"/>
        </table:table-row>
        <table:table-row table:style-name="ro1">
          <table:table-cell table:formula="of:=[.A1396]+15295" office:value-type="float" office:value="21359346" calcext:value-type="float">
            <text:p>21359346</text:p>
          </table:table-cell>
          <table:table-cell table:formula="of:=[.B1396]+131" office:value-type="float" office:value="183004" calcext:value-type="float">
            <text:p>183004</text:p>
          </table:table-cell>
          <table:table-cell/>
          <table:table-cell table:formula="of:=[.D1396]+[.E1397]" office:value-type="float" office:value="30027621562" calcext:value-type="float">
            <text:p>30027621562</text:p>
          </table:table-cell>
          <table:table-cell table:formula="of:=[.F1397]*7770" office:value-type="float" office:value="43387680" calcext:value-type="float">
            <text:p>43387680</text:p>
          </table:table-cell>
          <table:table-cell table:formula="of:=[.F1395]+8" office:value-type="float" office:value="5584" calcext:value-type="float">
            <text:p>5584</text:p>
          </table:table-cell>
          <table:table-cell table:number-columns-repeated="8"/>
        </table:table-row>
        <table:table-row table:style-name="ro1">
          <table:table-cell table:formula="of:=[.A1397]+15295" office:value-type="float" office:value="21374641" calcext:value-type="float">
            <text:p>21374641</text:p>
          </table:table-cell>
          <table:table-cell table:formula="of:=[.B1397]+131" office:value-type="float" office:value="183135" calcext:value-type="float">
            <text:p>183135</text:p>
          </table:table-cell>
          <table:table-cell/>
          <table:table-cell table:formula="of:=[.D1397]+[.E1398]" office:value-type="float" office:value="30070241238" calcext:value-type="float">
            <text:p>30070241238</text:p>
          </table:table-cell>
          <table:table-cell table:formula="of:=[.G1398]*7627" office:value-type="float" office:value="42619676" calcext:value-type="float">
            <text:p>42619676</text:p>
          </table:table-cell>
          <table:table-cell/>
          <table:table-cell table:formula="of:=[.G1396]+8" office:value-type="float" office:value="5588" calcext:value-type="float">
            <text:p>5588</text:p>
          </table:table-cell>
          <table:table-cell table:number-columns-repeated="7"/>
        </table:table-row>
        <table:table-row table:style-name="ro1">
          <table:table-cell table:formula="of:=[.A1398]+15295" office:value-type="float" office:value="21389936" calcext:value-type="float">
            <text:p>21389936</text:p>
          </table:table-cell>
          <table:table-cell table:formula="of:=[.B1398]+131" office:value-type="float" office:value="183266" calcext:value-type="float">
            <text:p>183266</text:p>
          </table:table-cell>
          <table:table-cell/>
          <table:table-cell table:formula="of:=[.D1398]+[.E1399]" office:value-type="float" office:value="30113691078" calcext:value-type="float">
            <text:p>30113691078</text:p>
          </table:table-cell>
          <table:table-cell table:formula="of:=[.F1399]*7770" office:value-type="float" office:value="43449840" calcext:value-type="float">
            <text:p>43449840</text:p>
          </table:table-cell>
          <table:table-cell table:formula="of:=[.F1397]+8" office:value-type="float" office:value="5592" calcext:value-type="float">
            <text:p>5592</text:p>
          </table:table-cell>
          <table:table-cell table:number-columns-repeated="8"/>
        </table:table-row>
        <table:table-row table:style-name="ro1">
          <table:table-cell table:formula="of:=[.A1399]+15295" office:value-type="float" office:value="21405231" calcext:value-type="float">
            <text:p>21405231</text:p>
          </table:table-cell>
          <table:table-cell table:formula="of:=[.B1399]+131" office:value-type="float" office:value="183397" calcext:value-type="float">
            <text:p>183397</text:p>
          </table:table-cell>
          <table:table-cell/>
          <table:table-cell table:formula="of:=[.D1399]+[.E1400]" office:value-type="float" office:value="30156371770" calcext:value-type="float">
            <text:p>30156371770</text:p>
          </table:table-cell>
          <table:table-cell table:formula="of:=[.G1400]*7627" office:value-type="float" office:value="42680692" calcext:value-type="float">
            <text:p>42680692</text:p>
          </table:table-cell>
          <table:table-cell/>
          <table:table-cell table:formula="of:=[.G1398]+8" office:value-type="float" office:value="5596" calcext:value-type="float">
            <text:p>5596</text:p>
          </table:table-cell>
          <table:table-cell table:number-columns-repeated="7"/>
        </table:table-row>
        <table:table-row table:style-name="ro1">
          <table:table-cell table:formula="of:=[.A1400]+15295" office:value-type="float" office:value="21420526" calcext:value-type="float">
            <text:p>21420526</text:p>
          </table:table-cell>
          <table:table-cell table:formula="of:=[.B1400]+131" office:value-type="float" office:value="183528" calcext:value-type="float">
            <text:p>183528</text:p>
          </table:table-cell>
          <table:table-cell/>
          <table:table-cell table:formula="of:=[.D1400]+[.E1401]" office:value-type="float" office:value="30199883770" calcext:value-type="float">
            <text:p>30199883770</text:p>
          </table:table-cell>
          <table:table-cell table:formula="of:=[.F1401]*7770" office:value-type="float" office:value="43512000" calcext:value-type="float">
            <text:p>43512000</text:p>
          </table:table-cell>
          <table:table-cell table:formula="of:=[.F1399]+8" office:value-type="float" office:value="5600" calcext:value-type="float">
            <text:p>5600</text:p>
          </table:table-cell>
          <table:table-cell table:number-columns-repeated="8"/>
        </table:table-row>
        <table:table-row table:style-name="ro1">
          <table:table-cell table:formula="of:=[.A1401]+15295" office:value-type="float" office:value="21435821" calcext:value-type="float">
            <text:p>21435821</text:p>
          </table:table-cell>
          <table:table-cell table:formula="of:=[.B1401]+131" office:value-type="float" office:value="183659" calcext:value-type="float">
            <text:p>183659</text:p>
          </table:table-cell>
          <table:table-cell/>
          <table:table-cell table:formula="of:=[.D1401]+[.E1402]" office:value-type="float" office:value="30242625478" calcext:value-type="float">
            <text:p>30242625478</text:p>
          </table:table-cell>
          <table:table-cell table:formula="of:=[.G1402]*7627" office:value-type="float" office:value="42741708" calcext:value-type="float">
            <text:p>42741708</text:p>
          </table:table-cell>
          <table:table-cell/>
          <table:table-cell table:formula="of:=[.G1400]+8" office:value-type="float" office:value="5604" calcext:value-type="float">
            <text:p>5604</text:p>
          </table:table-cell>
          <table:table-cell table:number-columns-repeated="7"/>
        </table:table-row>
        <table:table-row table:style-name="ro1">
          <table:table-cell table:formula="of:=[.A1402]+15295" office:value-type="float" office:value="21451116" calcext:value-type="float">
            <text:p>21451116</text:p>
          </table:table-cell>
          <table:table-cell table:formula="of:=[.B1402]+131" office:value-type="float" office:value="183790" calcext:value-type="float">
            <text:p>183790</text:p>
          </table:table-cell>
          <table:table-cell/>
          <table:table-cell table:formula="of:=[.D1402]+[.E1403]" office:value-type="float" office:value="30286199638" calcext:value-type="float">
            <text:p>30286199638</text:p>
          </table:table-cell>
          <table:table-cell table:formula="of:=[.F1403]*7770" office:value-type="float" office:value="43574160" calcext:value-type="float">
            <text:p>43574160</text:p>
          </table:table-cell>
          <table:table-cell table:formula="of:=[.F1401]+8" office:value-type="float" office:value="5608" calcext:value-type="float">
            <text:p>5608</text:p>
          </table:table-cell>
          <table:table-cell table:number-columns-repeated="8"/>
        </table:table-row>
        <table:table-row table:style-name="ro1">
          <table:table-cell table:formula="of:=[.A1403]+15295" office:value-type="float" office:value="21466411" calcext:value-type="float">
            <text:p>21466411</text:p>
          </table:table-cell>
          <table:table-cell table:formula="of:=[.B1403]+131" office:value-type="float" office:value="183921" calcext:value-type="float">
            <text:p>183921</text:p>
          </table:table-cell>
          <table:table-cell/>
          <table:table-cell table:formula="of:=[.D1403]+[.E1404]" office:value-type="float" office:value="30329002362" calcext:value-type="float">
            <text:p>30329002362</text:p>
          </table:table-cell>
          <table:table-cell table:formula="of:=[.G1404]*7627" office:value-type="float" office:value="42802724" calcext:value-type="float">
            <text:p>42802724</text:p>
          </table:table-cell>
          <table:table-cell/>
          <table:table-cell table:formula="of:=[.G1402]+8" office:value-type="float" office:value="5612" calcext:value-type="float">
            <text:p>5612</text:p>
          </table:table-cell>
          <table:table-cell table:number-columns-repeated="7"/>
        </table:table-row>
        <table:table-row table:style-name="ro1">
          <table:table-cell table:formula="of:=[.A1404]+15295" office:value-type="float" office:value="21481706" calcext:value-type="float">
            <text:p>21481706</text:p>
          </table:table-cell>
          <table:table-cell table:formula="of:=[.B1404]+131" office:value-type="float" office:value="184052" calcext:value-type="float">
            <text:p>184052</text:p>
          </table:table-cell>
          <table:table-cell/>
          <table:table-cell table:formula="of:=[.D1404]+[.E1405]" office:value-type="float" office:value="30372638682" calcext:value-type="float">
            <text:p>30372638682</text:p>
          </table:table-cell>
          <table:table-cell table:formula="of:=[.F1405]*7770" office:value-type="float" office:value="43636320" calcext:value-type="float">
            <text:p>43636320</text:p>
          </table:table-cell>
          <table:table-cell table:formula="of:=[.F1403]+8" office:value-type="float" office:value="5616" calcext:value-type="float">
            <text:p>5616</text:p>
          </table:table-cell>
          <table:table-cell table:number-columns-repeated="8"/>
        </table:table-row>
        <table:table-row table:style-name="ro1">
          <table:table-cell table:formula="of:=[.A1405]+15295" office:value-type="float" office:value="21497001" calcext:value-type="float">
            <text:p>21497001</text:p>
          </table:table-cell>
          <table:table-cell table:formula="of:=[.B1405]+131" office:value-type="float" office:value="184183" calcext:value-type="float">
            <text:p>184183</text:p>
          </table:table-cell>
          <table:table-cell/>
          <table:table-cell table:formula="of:=[.D1405]+[.E1406]" office:value-type="float" office:value="30415502422" calcext:value-type="float">
            <text:p>30415502422</text:p>
          </table:table-cell>
          <table:table-cell table:formula="of:=[.G1406]*7627" office:value-type="float" office:value="42863740" calcext:value-type="float">
            <text:p>42863740</text:p>
          </table:table-cell>
          <table:table-cell/>
          <table:table-cell table:formula="of:=[.G1404]+8" office:value-type="float" office:value="5620" calcext:value-type="float">
            <text:p>5620</text:p>
          </table:table-cell>
          <table:table-cell table:number-columns-repeated="7"/>
        </table:table-row>
        <table:table-row table:style-name="ro1">
          <table:table-cell table:formula="of:=[.A1406]+15295" office:value-type="float" office:value="21512296" calcext:value-type="float">
            <text:p>21512296</text:p>
          </table:table-cell>
          <table:table-cell table:formula="of:=[.B1406]+131" office:value-type="float" office:value="184314" calcext:value-type="float">
            <text:p>184314</text:p>
          </table:table-cell>
          <table:table-cell/>
          <table:table-cell table:formula="of:=[.D1406]+[.E1407]" office:value-type="float" office:value="30459200902" calcext:value-type="float">
            <text:p>30459200902</text:p>
          </table:table-cell>
          <table:table-cell table:formula="of:=[.F1407]*7770" office:value-type="float" office:value="43698480" calcext:value-type="float">
            <text:p>43698480</text:p>
          </table:table-cell>
          <table:table-cell table:formula="of:=[.F1405]+8" office:value-type="float" office:value="5624" calcext:value-type="float">
            <text:p>5624</text:p>
          </table:table-cell>
          <table:table-cell table:number-columns-repeated="8"/>
        </table:table-row>
        <table:table-row table:style-name="ro1">
          <table:table-cell table:formula="of:=[.A1407]+15295" office:value-type="float" office:value="21527591" calcext:value-type="float">
            <text:p>21527591</text:p>
          </table:table-cell>
          <table:table-cell table:formula="of:=[.B1407]+131" office:value-type="float" office:value="184445" calcext:value-type="float">
            <text:p>184445</text:p>
          </table:table-cell>
          <table:table-cell/>
          <table:table-cell table:formula="of:=[.D1407]+[.E1408]" office:value-type="float" office:value="30502125658" calcext:value-type="float">
            <text:p>30502125658</text:p>
          </table:table-cell>
          <table:table-cell table:formula="of:=[.G1408]*7627" office:value-type="float" office:value="42924756" calcext:value-type="float">
            <text:p>42924756</text:p>
          </table:table-cell>
          <table:table-cell/>
          <table:table-cell table:formula="of:=[.G1406]+8" office:value-type="float" office:value="5628" calcext:value-type="float">
            <text:p>5628</text:p>
          </table:table-cell>
          <table:table-cell table:number-columns-repeated="7"/>
        </table:table-row>
        <table:table-row table:style-name="ro1">
          <table:table-cell table:formula="of:=[.A1408]+15295" office:value-type="float" office:value="21542886" calcext:value-type="float">
            <text:p>21542886</text:p>
          </table:table-cell>
          <table:table-cell table:formula="of:=[.B1408]+131" office:value-type="float" office:value="184576" calcext:value-type="float">
            <text:p>184576</text:p>
          </table:table-cell>
          <table:table-cell/>
          <table:table-cell table:formula="of:=[.D1408]+[.E1409]" office:value-type="float" office:value="30545886298" calcext:value-type="float">
            <text:p>30545886298</text:p>
          </table:table-cell>
          <table:table-cell table:formula="of:=[.F1409]*7770" office:value-type="float" office:value="43760640" calcext:value-type="float">
            <text:p>43760640</text:p>
          </table:table-cell>
          <table:table-cell table:formula="of:=[.F1407]+8" office:value-type="float" office:value="5632" calcext:value-type="float">
            <text:p>5632</text:p>
          </table:table-cell>
          <table:table-cell table:number-columns-repeated="8"/>
        </table:table-row>
        <table:table-row table:style-name="ro1">
          <table:table-cell table:formula="of:=[.A1409]+15295" office:value-type="float" office:value="21558181" calcext:value-type="float">
            <text:p>21558181</text:p>
          </table:table-cell>
          <table:table-cell table:formula="of:=[.B1409]+131" office:value-type="float" office:value="184707" calcext:value-type="float">
            <text:p>184707</text:p>
          </table:table-cell>
          <table:table-cell/>
          <table:table-cell table:formula="of:=[.D1409]+[.E1410]" office:value-type="float" office:value="30588872070" calcext:value-type="float">
            <text:p>30588872070</text:p>
          </table:table-cell>
          <table:table-cell table:formula="of:=[.G1410]*7627" office:value-type="float" office:value="42985772" calcext:value-type="float">
            <text:p>42985772</text:p>
          </table:table-cell>
          <table:table-cell/>
          <table:table-cell table:formula="of:=[.G1408]+8" office:value-type="float" office:value="5636" calcext:value-type="float">
            <text:p>5636</text:p>
          </table:table-cell>
          <table:table-cell table:number-columns-repeated="7"/>
        </table:table-row>
        <table:table-row table:style-name="ro1">
          <table:table-cell table:formula="of:=[.A1410]+15295" office:value-type="float" office:value="21573476" calcext:value-type="float">
            <text:p>21573476</text:p>
          </table:table-cell>
          <table:table-cell table:formula="of:=[.B1410]+131" office:value-type="float" office:value="184838" calcext:value-type="float">
            <text:p>184838</text:p>
          </table:table-cell>
          <table:table-cell/>
          <table:table-cell table:formula="of:=[.D1410]+[.E1411]" office:value-type="float" office:value="30632694870" calcext:value-type="float">
            <text:p>30632694870</text:p>
          </table:table-cell>
          <table:table-cell table:formula="of:=[.F1411]*7770" office:value-type="float" office:value="43822800" calcext:value-type="float">
            <text:p>43822800</text:p>
          </table:table-cell>
          <table:table-cell table:formula="of:=[.F1409]+8" office:value-type="float" office:value="5640" calcext:value-type="float">
            <text:p>5640</text:p>
          </table:table-cell>
          <table:table-cell table:number-columns-repeated="8"/>
        </table:table-row>
        <table:table-row table:style-name="ro1">
          <table:table-cell table:formula="of:=[.A1411]+15295" office:value-type="float" office:value="21588771" calcext:value-type="float">
            <text:p>21588771</text:p>
          </table:table-cell>
          <table:table-cell table:formula="of:=[.B1411]+131" office:value-type="float" office:value="184969" calcext:value-type="float">
            <text:p>184969</text:p>
          </table:table-cell>
          <table:table-cell/>
          <table:table-cell table:formula="of:=[.D1411]+[.E1412]" office:value-type="float" office:value="30675741658" calcext:value-type="float">
            <text:p>30675741658</text:p>
          </table:table-cell>
          <table:table-cell table:formula="of:=[.G1412]*7627" office:value-type="float" office:value="43046788" calcext:value-type="float">
            <text:p>43046788</text:p>
          </table:table-cell>
          <table:table-cell/>
          <table:table-cell table:formula="of:=[.G1410]+8" office:value-type="float" office:value="5644" calcext:value-type="float">
            <text:p>5644</text:p>
          </table:table-cell>
          <table:table-cell table:number-columns-repeated="7"/>
        </table:table-row>
        <table:table-row table:style-name="ro1">
          <table:table-cell table:formula="of:=[.A1412]+15295" office:value-type="float" office:value="21604066" calcext:value-type="float">
            <text:p>21604066</text:p>
          </table:table-cell>
          <table:table-cell table:formula="of:=[.B1412]+131" office:value-type="float" office:value="185100" calcext:value-type="float">
            <text:p>185100</text:p>
          </table:table-cell>
          <table:table-cell/>
          <table:table-cell table:formula="of:=[.D1412]+[.E1413]" office:value-type="float" office:value="30719626618" calcext:value-type="float">
            <text:p>30719626618</text:p>
          </table:table-cell>
          <table:table-cell table:formula="of:=[.F1413]*7770" office:value-type="float" office:value="43884960" calcext:value-type="float">
            <text:p>43884960</text:p>
          </table:table-cell>
          <table:table-cell table:formula="of:=[.F1411]+8" office:value-type="float" office:value="5648" calcext:value-type="float">
            <text:p>5648</text:p>
          </table:table-cell>
          <table:table-cell table:number-columns-repeated="8"/>
        </table:table-row>
        <table:table-row table:style-name="ro1">
          <table:table-cell table:formula="of:=[.A1413]+15295" office:value-type="float" office:value="21619361" calcext:value-type="float">
            <text:p>21619361</text:p>
          </table:table-cell>
          <table:table-cell table:formula="of:=[.B1413]+131" office:value-type="float" office:value="185231" calcext:value-type="float">
            <text:p>185231</text:p>
          </table:table-cell>
          <table:table-cell/>
          <table:table-cell table:formula="of:=[.D1413]+[.E1414]" office:value-type="float" office:value="30762734422" calcext:value-type="float">
            <text:p>30762734422</text:p>
          </table:table-cell>
          <table:table-cell table:formula="of:=[.G1414]*7627" office:value-type="float" office:value="43107804" calcext:value-type="float">
            <text:p>43107804</text:p>
          </table:table-cell>
          <table:table-cell/>
          <table:table-cell table:formula="of:=[.G1412]+8" office:value-type="float" office:value="5652" calcext:value-type="float">
            <text:p>5652</text:p>
          </table:table-cell>
          <table:table-cell table:number-columns-repeated="7"/>
        </table:table-row>
        <table:table-row table:style-name="ro1">
          <table:table-cell table:formula="of:=[.A1414]+15295" office:value-type="float" office:value="21634656" calcext:value-type="float">
            <text:p>21634656</text:p>
          </table:table-cell>
          <table:table-cell table:formula="of:=[.B1414]+131" office:value-type="float" office:value="185362" calcext:value-type="float">
            <text:p>185362</text:p>
          </table:table-cell>
          <table:table-cell/>
          <table:table-cell table:formula="of:=[.D1414]+[.E1415]" office:value-type="float" office:value="30806681542" calcext:value-type="float">
            <text:p>30806681542</text:p>
          </table:table-cell>
          <table:table-cell table:formula="of:=[.F1415]*7770" office:value-type="float" office:value="43947120" calcext:value-type="float">
            <text:p>43947120</text:p>
          </table:table-cell>
          <table:table-cell table:formula="of:=[.F1413]+8" office:value-type="float" office:value="5656" calcext:value-type="float">
            <text:p>5656</text:p>
          </table:table-cell>
          <table:table-cell table:number-columns-repeated="8"/>
        </table:table-row>
        <table:table-row table:style-name="ro1">
          <table:table-cell table:formula="of:=[.A1415]+15295" office:value-type="float" office:value="21649951" calcext:value-type="float">
            <text:p>21649951</text:p>
          </table:table-cell>
          <table:table-cell table:formula="of:=[.B1415]+131" office:value-type="float" office:value="185493" calcext:value-type="float">
            <text:p>185493</text:p>
          </table:table-cell>
          <table:table-cell/>
          <table:table-cell table:formula="of:=[.D1415]+[.E1416]" office:value-type="float" office:value="30849850362" calcext:value-type="float">
            <text:p>30849850362</text:p>
          </table:table-cell>
          <table:table-cell table:formula="of:=[.G1416]*7627" office:value-type="float" office:value="43168820" calcext:value-type="float">
            <text:p>43168820</text:p>
          </table:table-cell>
          <table:table-cell/>
          <table:table-cell table:formula="of:=[.G1414]+8" office:value-type="float" office:value="5660" calcext:value-type="float">
            <text:p>5660</text:p>
          </table:table-cell>
          <table:table-cell table:number-columns-repeated="7"/>
        </table:table-row>
        <table:table-row table:style-name="ro1">
          <table:table-cell table:formula="of:=[.A1416]+15295" office:value-type="float" office:value="21665246" calcext:value-type="float">
            <text:p>21665246</text:p>
          </table:table-cell>
          <table:table-cell table:formula="of:=[.B1416]+131" office:value-type="float" office:value="185624" calcext:value-type="float">
            <text:p>185624</text:p>
          </table:table-cell>
          <table:table-cell/>
          <table:table-cell table:formula="of:=[.D1416]+[.E1417]" office:value-type="float" office:value="30893859642" calcext:value-type="float">
            <text:p>30893859642</text:p>
          </table:table-cell>
          <table:table-cell table:formula="of:=[.F1417]*7770" office:value-type="float" office:value="44009280" calcext:value-type="float">
            <text:p>44009280</text:p>
          </table:table-cell>
          <table:table-cell table:formula="of:=[.F1415]+8" office:value-type="float" office:value="5664" calcext:value-type="float">
            <text:p>5664</text:p>
          </table:table-cell>
          <table:table-cell table:number-columns-repeated="8"/>
        </table:table-row>
        <table:table-row table:style-name="ro1">
          <table:table-cell table:formula="of:=[.A1417]+15295" office:value-type="float" office:value="21680541" calcext:value-type="float">
            <text:p>21680541</text:p>
          </table:table-cell>
          <table:table-cell table:formula="of:=[.B1417]+131" office:value-type="float" office:value="185755" calcext:value-type="float">
            <text:p>185755</text:p>
          </table:table-cell>
          <table:table-cell/>
          <table:table-cell table:formula="of:=[.D1417]+[.E1418]" office:value-type="float" office:value="30937089478" calcext:value-type="float">
            <text:p>30937089478</text:p>
          </table:table-cell>
          <table:table-cell table:formula="of:=[.G1418]*7627" office:value-type="float" office:value="43229836" calcext:value-type="float">
            <text:p>43229836</text:p>
          </table:table-cell>
          <table:table-cell/>
          <table:table-cell table:formula="of:=[.G1416]+8" office:value-type="float" office:value="5668" calcext:value-type="float">
            <text:p>5668</text:p>
          </table:table-cell>
          <table:table-cell table:number-columns-repeated="7"/>
        </table:table-row>
        <table:table-row table:style-name="ro1">
          <table:table-cell table:formula="of:=[.A1418]+15295" office:value-type="float" office:value="21695836" calcext:value-type="float">
            <text:p>21695836</text:p>
          </table:table-cell>
          <table:table-cell table:formula="of:=[.B1418]+131" office:value-type="float" office:value="185886" calcext:value-type="float">
            <text:p>185886</text:p>
          </table:table-cell>
          <table:table-cell/>
          <table:table-cell table:formula="of:=[.D1418]+[.E1419]" office:value-type="float" office:value="30981160918" calcext:value-type="float">
            <text:p>30981160918</text:p>
          </table:table-cell>
          <table:table-cell table:formula="of:=[.F1419]*7770" office:value-type="float" office:value="44071440" calcext:value-type="float">
            <text:p>44071440</text:p>
          </table:table-cell>
          <table:table-cell table:formula="of:=[.F1417]+8" office:value-type="float" office:value="5672" calcext:value-type="float">
            <text:p>5672</text:p>
          </table:table-cell>
          <table:table-cell table:number-columns-repeated="8"/>
        </table:table-row>
        <table:table-row table:style-name="ro1">
          <table:table-cell table:formula="of:=[.A1419]+15295" office:value-type="float" office:value="21711131" calcext:value-type="float">
            <text:p>21711131</text:p>
          </table:table-cell>
          <table:table-cell table:formula="of:=[.B1419]+131" office:value-type="float" office:value="186017" calcext:value-type="float">
            <text:p>186017</text:p>
          </table:table-cell>
          <table:table-cell/>
          <table:table-cell table:formula="of:=[.D1419]+[.E1420]" office:value-type="float" office:value="31024451770" calcext:value-type="float">
            <text:p>31024451770</text:p>
          </table:table-cell>
          <table:table-cell table:formula="of:=[.G1420]*7627" office:value-type="float" office:value="43290852" calcext:value-type="float">
            <text:p>43290852</text:p>
          </table:table-cell>
          <table:table-cell/>
          <table:table-cell table:formula="of:=[.G1418]+8" office:value-type="float" office:value="5676" calcext:value-type="float">
            <text:p>5676</text:p>
          </table:table-cell>
          <table:table-cell table:number-columns-repeated="7"/>
        </table:table-row>
        <table:table-row table:style-name="ro1">
          <table:table-cell table:formula="of:=[.A1420]+15295" office:value-type="float" office:value="21726426" calcext:value-type="float">
            <text:p>21726426</text:p>
          </table:table-cell>
          <table:table-cell table:formula="of:=[.B1420]+131" office:value-type="float" office:value="186148" calcext:value-type="float">
            <text:p>186148</text:p>
          </table:table-cell>
          <table:table-cell/>
          <table:table-cell table:formula="of:=[.D1420]+[.E1421]" office:value-type="float" office:value="31068585370" calcext:value-type="float">
            <text:p>31068585370</text:p>
          </table:table-cell>
          <table:table-cell table:formula="of:=[.F1421]*7770" office:value-type="float" office:value="44133600" calcext:value-type="float">
            <text:p>44133600</text:p>
          </table:table-cell>
          <table:table-cell table:formula="of:=[.F1419]+8" office:value-type="float" office:value="5680" calcext:value-type="float">
            <text:p>5680</text:p>
          </table:table-cell>
          <table:table-cell table:number-columns-repeated="8"/>
        </table:table-row>
        <table:table-row table:style-name="ro1">
          <table:table-cell table:formula="of:=[.A1421]+15295" office:value-type="float" office:value="21741721" calcext:value-type="float">
            <text:p>21741721</text:p>
          </table:table-cell>
          <table:table-cell table:formula="of:=[.B1421]+131" office:value-type="float" office:value="186279" calcext:value-type="float">
            <text:p>186279</text:p>
          </table:table-cell>
          <table:table-cell/>
          <table:table-cell table:formula="of:=[.D1421]+[.E1422]" office:value-type="float" office:value="31111937238" calcext:value-type="float">
            <text:p>31111937238</text:p>
          </table:table-cell>
          <table:table-cell table:formula="of:=[.G1422]*7627" office:value-type="float" office:value="43351868" calcext:value-type="float">
            <text:p>43351868</text:p>
          </table:table-cell>
          <table:table-cell/>
          <table:table-cell table:formula="of:=[.G1420]+8" office:value-type="float" office:value="5684" calcext:value-type="float">
            <text:p>5684</text:p>
          </table:table-cell>
          <table:table-cell table:number-columns-repeated="7"/>
        </table:table-row>
        <table:table-row table:style-name="ro1">
          <table:table-cell table:formula="of:=[.A1422]+15295" office:value-type="float" office:value="21757016" calcext:value-type="float">
            <text:p>21757016</text:p>
          </table:table-cell>
          <table:table-cell table:formula="of:=[.B1422]+131" office:value-type="float" office:value="186410" calcext:value-type="float">
            <text:p>186410</text:p>
          </table:table-cell>
          <table:table-cell/>
          <table:table-cell table:formula="of:=[.D1422]+[.E1423]" office:value-type="float" office:value="31156132998" calcext:value-type="float">
            <text:p>31156132998</text:p>
          </table:table-cell>
          <table:table-cell table:formula="of:=[.F1423]*7770" office:value-type="float" office:value="44195760" calcext:value-type="float">
            <text:p>44195760</text:p>
          </table:table-cell>
          <table:table-cell table:formula="of:=[.F1421]+8" office:value-type="float" office:value="5688" calcext:value-type="float">
            <text:p>5688</text:p>
          </table:table-cell>
          <table:table-cell table:number-columns-repeated="8"/>
        </table:table-row>
        <table:table-row table:style-name="ro1">
          <table:table-cell table:formula="of:=[.A1423]+15295" office:value-type="float" office:value="21772311" calcext:value-type="float">
            <text:p>21772311</text:p>
          </table:table-cell>
          <table:table-cell table:formula="of:=[.B1423]+131" office:value-type="float" office:value="186541" calcext:value-type="float">
            <text:p>186541</text:p>
          </table:table-cell>
          <table:table-cell/>
          <table:table-cell table:formula="of:=[.D1423]+[.E1424]" office:value-type="float" office:value="31199545882" calcext:value-type="float">
            <text:p>31199545882</text:p>
          </table:table-cell>
          <table:table-cell table:formula="of:=[.G1424]*7627" office:value-type="float" office:value="43412884" calcext:value-type="float">
            <text:p>43412884</text:p>
          </table:table-cell>
          <table:table-cell/>
          <table:table-cell table:formula="of:=[.G1422]+8" office:value-type="float" office:value="5692" calcext:value-type="float">
            <text:p>5692</text:p>
          </table:table-cell>
          <table:table-cell table:number-columns-repeated="7"/>
        </table:table-row>
        <table:table-row table:style-name="ro1">
          <table:table-cell table:formula="of:=[.A1424]+15295" office:value-type="float" office:value="21787606" calcext:value-type="float">
            <text:p>21787606</text:p>
          </table:table-cell>
          <table:table-cell table:formula="of:=[.B1424]+131" office:value-type="float" office:value="186672" calcext:value-type="float">
            <text:p>186672</text:p>
          </table:table-cell>
          <table:table-cell/>
          <table:table-cell table:formula="of:=[.D1424]+[.E1425]" office:value-type="float" office:value="31243803802" calcext:value-type="float">
            <text:p>31243803802</text:p>
          </table:table-cell>
          <table:table-cell table:formula="of:=[.F1425]*7770" office:value-type="float" office:value="44257920" calcext:value-type="float">
            <text:p>44257920</text:p>
          </table:table-cell>
          <table:table-cell table:formula="of:=[.F1423]+8" office:value-type="float" office:value="5696" calcext:value-type="float">
            <text:p>5696</text:p>
          </table:table-cell>
          <table:table-cell table:number-columns-repeated="8"/>
        </table:table-row>
        <table:table-row table:style-name="ro1">
          <table:table-cell table:formula="of:=[.A1425]+15295" office:value-type="float" office:value="21802901" calcext:value-type="float">
            <text:p>21802901</text:p>
          </table:table-cell>
          <table:table-cell table:formula="of:=[.B1425]+131" office:value-type="float" office:value="186803" calcext:value-type="float">
            <text:p>186803</text:p>
          </table:table-cell>
          <table:table-cell/>
          <table:table-cell table:formula="of:=[.D1425]+[.E1426]" office:value-type="float" office:value="31287277702" calcext:value-type="float">
            <text:p>31287277702</text:p>
          </table:table-cell>
          <table:table-cell table:formula="of:=[.G1426]*7627" office:value-type="float" office:value="43473900" calcext:value-type="float">
            <text:p>43473900</text:p>
          </table:table-cell>
          <table:table-cell/>
          <table:table-cell table:formula="of:=[.G1424]+8" office:value-type="float" office:value="5700" calcext:value-type="float">
            <text:p>5700</text:p>
          </table:table-cell>
          <table:table-cell table:number-columns-repeated="7"/>
        </table:table-row>
        <table:table-row table:style-name="ro1">
          <table:table-cell table:formula="of:=[.A1426]+15295" office:value-type="float" office:value="21818196" calcext:value-type="float">
            <text:p>21818196</text:p>
          </table:table-cell>
          <table:table-cell table:formula="of:=[.B1426]+131" office:value-type="float" office:value="186934" calcext:value-type="float">
            <text:p>186934</text:p>
          </table:table-cell>
          <table:table-cell/>
          <table:table-cell table:formula="of:=[.D1426]+[.E1427]" office:value-type="float" office:value="31331597782" calcext:value-type="float">
            <text:p>31331597782</text:p>
          </table:table-cell>
          <table:table-cell table:formula="of:=[.F1427]*7770" office:value-type="float" office:value="44320080" calcext:value-type="float">
            <text:p>44320080</text:p>
          </table:table-cell>
          <table:table-cell table:formula="of:=[.F1425]+8" office:value-type="float" office:value="5704" calcext:value-type="float">
            <text:p>5704</text:p>
          </table:table-cell>
          <table:table-cell table:number-columns-repeated="8"/>
        </table:table-row>
        <table:table-row table:style-name="ro1">
          <table:table-cell table:formula="of:=[.A1427]+15295" office:value-type="float" office:value="21833491" calcext:value-type="float">
            <text:p>21833491</text:p>
          </table:table-cell>
          <table:table-cell table:formula="of:=[.B1427]+131" office:value-type="float" office:value="187065" calcext:value-type="float">
            <text:p>187065</text:p>
          </table:table-cell>
          <table:table-cell/>
          <table:table-cell table:formula="of:=[.D1427]+[.E1428]" office:value-type="float" office:value="31375132698" calcext:value-type="float">
            <text:p>31375132698</text:p>
          </table:table-cell>
          <table:table-cell table:formula="of:=[.G1428]*7627" office:value-type="float" office:value="43534916" calcext:value-type="float">
            <text:p>43534916</text:p>
          </table:table-cell>
          <table:table-cell/>
          <table:table-cell table:formula="of:=[.G1426]+8" office:value-type="float" office:value="5708" calcext:value-type="float">
            <text:p>5708</text:p>
          </table:table-cell>
          <table:table-cell table:number-columns-repeated="7"/>
        </table:table-row>
        <table:table-row table:style-name="ro1">
          <table:table-cell table:formula="of:=[.A1428]+15295" office:value-type="float" office:value="21848786" calcext:value-type="float">
            <text:p>21848786</text:p>
          </table:table-cell>
          <table:table-cell table:formula="of:=[.B1428]+131" office:value-type="float" office:value="187196" calcext:value-type="float">
            <text:p>187196</text:p>
          </table:table-cell>
          <table:table-cell/>
          <table:table-cell table:formula="of:=[.D1428]+[.E1429]" office:value-type="float" office:value="31419514938" calcext:value-type="float">
            <text:p>31419514938</text:p>
          </table:table-cell>
          <table:table-cell table:formula="of:=[.F1429]*7770" office:value-type="float" office:value="44382240" calcext:value-type="float">
            <text:p>44382240</text:p>
          </table:table-cell>
          <table:table-cell table:formula="of:=[.F1427]+8" office:value-type="float" office:value="5712" calcext:value-type="float">
            <text:p>5712</text:p>
          </table:table-cell>
          <table:table-cell table:number-columns-repeated="8"/>
        </table:table-row>
        <table:table-row table:style-name="ro1">
          <table:table-cell table:formula="of:=[.A1429]+15295" office:value-type="float" office:value="21864081" calcext:value-type="float">
            <text:p>21864081</text:p>
          </table:table-cell>
          <table:table-cell table:formula="of:=[.B1429]+131" office:value-type="float" office:value="187327" calcext:value-type="float">
            <text:p>187327</text:p>
          </table:table-cell>
          <table:table-cell/>
          <table:table-cell table:formula="of:=[.D1429]+[.E1430]" office:value-type="float" office:value="31463110870" calcext:value-type="float">
            <text:p>31463110870</text:p>
          </table:table-cell>
          <table:table-cell table:formula="of:=[.G1430]*7627" office:value-type="float" office:value="43595932" calcext:value-type="float">
            <text:p>43595932</text:p>
          </table:table-cell>
          <table:table-cell/>
          <table:table-cell table:formula="of:=[.G1428]+8" office:value-type="float" office:value="5716" calcext:value-type="float">
            <text:p>5716</text:p>
          </table:table-cell>
          <table:table-cell table:number-columns-repeated="7"/>
        </table:table-row>
        <table:table-row table:style-name="ro1">
          <table:table-cell table:formula="of:=[.A1430]+15295" office:value-type="float" office:value="21879376" calcext:value-type="float">
            <text:p>21879376</text:p>
          </table:table-cell>
          <table:table-cell table:formula="of:=[.B1430]+131" office:value-type="float" office:value="187458" calcext:value-type="float">
            <text:p>187458</text:p>
          </table:table-cell>
          <table:table-cell/>
          <table:table-cell table:formula="of:=[.D1430]+[.E1431]" office:value-type="float" office:value="31507555270" calcext:value-type="float">
            <text:p>31507555270</text:p>
          </table:table-cell>
          <table:table-cell table:formula="of:=[.F1431]*7770" office:value-type="float" office:value="44444400" calcext:value-type="float">
            <text:p>44444400</text:p>
          </table:table-cell>
          <table:table-cell table:formula="of:=[.F1429]+8" office:value-type="float" office:value="5720" calcext:value-type="float">
            <text:p>5720</text:p>
          </table:table-cell>
          <table:table-cell table:number-columns-repeated="8"/>
        </table:table-row>
        <table:table-row table:style-name="ro1">
          <table:table-cell table:formula="of:=[.A1431]+15295" office:value-type="float" office:value="21894671" calcext:value-type="float">
            <text:p>21894671</text:p>
          </table:table-cell>
          <table:table-cell table:formula="of:=[.B1431]+131" office:value-type="float" office:value="187589" calcext:value-type="float">
            <text:p>187589</text:p>
          </table:table-cell>
          <table:table-cell/>
          <table:table-cell table:formula="of:=[.D1431]+[.E1432]" office:value-type="float" office:value="31551212218" calcext:value-type="float">
            <text:p>31551212218</text:p>
          </table:table-cell>
          <table:table-cell table:formula="of:=[.G1432]*7627" office:value-type="float" office:value="43656948" calcext:value-type="float">
            <text:p>43656948</text:p>
          </table:table-cell>
          <table:table-cell/>
          <table:table-cell table:formula="of:=[.G1430]+8" office:value-type="float" office:value="5724" calcext:value-type="float">
            <text:p>5724</text:p>
          </table:table-cell>
          <table:table-cell table:number-columns-repeated="7"/>
        </table:table-row>
        <table:table-row table:style-name="ro1">
          <table:table-cell table:formula="of:=[.A1432]+15295" office:value-type="float" office:value="21909966" calcext:value-type="float">
            <text:p>21909966</text:p>
          </table:table-cell>
          <table:table-cell table:formula="of:=[.B1432]+131" office:value-type="float" office:value="187720" calcext:value-type="float">
            <text:p>187720</text:p>
          </table:table-cell>
          <table:table-cell/>
          <table:table-cell table:formula="of:=[.D1432]+[.E1433]" office:value-type="float" office:value="31595718778" calcext:value-type="float">
            <text:p>31595718778</text:p>
          </table:table-cell>
          <table:table-cell table:formula="of:=[.F1433]*7770" office:value-type="float" office:value="44506560" calcext:value-type="float">
            <text:p>44506560</text:p>
          </table:table-cell>
          <table:table-cell table:formula="of:=[.F1431]+8" office:value-type="float" office:value="5728" calcext:value-type="float">
            <text:p>5728</text:p>
          </table:table-cell>
          <table:table-cell table:number-columns-repeated="8"/>
        </table:table-row>
        <table:table-row table:style-name="ro1">
          <table:table-cell table:formula="of:=[.A1433]+15295" office:value-type="float" office:value="21925261" calcext:value-type="float">
            <text:p>21925261</text:p>
          </table:table-cell>
          <table:table-cell table:formula="of:=[.B1433]+131" office:value-type="float" office:value="187851" calcext:value-type="float">
            <text:p>187851</text:p>
          </table:table-cell>
          <table:table-cell/>
          <table:table-cell table:formula="of:=[.D1433]+[.E1434]" office:value-type="float" office:value="31639436742" calcext:value-type="float">
            <text:p>31639436742</text:p>
          </table:table-cell>
          <table:table-cell table:formula="of:=[.G1434]*7627" office:value-type="float" office:value="43717964" calcext:value-type="float">
            <text:p>43717964</text:p>
          </table:table-cell>
          <table:table-cell/>
          <table:table-cell table:formula="of:=[.G1432]+8" office:value-type="float" office:value="5732" calcext:value-type="float">
            <text:p>5732</text:p>
          </table:table-cell>
          <table:table-cell table:number-columns-repeated="7"/>
        </table:table-row>
        <table:table-row table:style-name="ro1">
          <table:table-cell table:formula="of:=[.A1434]+15295" office:value-type="float" office:value="21940556" calcext:value-type="float">
            <text:p>21940556</text:p>
          </table:table-cell>
          <table:table-cell table:formula="of:=[.B1434]+131" office:value-type="float" office:value="187982" calcext:value-type="float">
            <text:p>187982</text:p>
          </table:table-cell>
          <table:table-cell/>
          <table:table-cell table:formula="of:=[.D1434]+[.E1435]" office:value-type="float" office:value="31684005462" calcext:value-type="float">
            <text:p>31684005462</text:p>
          </table:table-cell>
          <table:table-cell table:formula="of:=[.F1435]*7770" office:value-type="float" office:value="44568720" calcext:value-type="float">
            <text:p>44568720</text:p>
          </table:table-cell>
          <table:table-cell table:formula="of:=[.F1433]+8" office:value-type="float" office:value="5736" calcext:value-type="float">
            <text:p>5736</text:p>
          </table:table-cell>
          <table:table-cell table:number-columns-repeated="8"/>
        </table:table-row>
        <table:table-row table:style-name="ro1">
          <table:table-cell table:formula="of:=[.A1435]+15295" office:value-type="float" office:value="21955851" calcext:value-type="float">
            <text:p>21955851</text:p>
          </table:table-cell>
          <table:table-cell table:formula="of:=[.B1435]+131" office:value-type="float" office:value="188113" calcext:value-type="float">
            <text:p>188113</text:p>
          </table:table-cell>
          <table:table-cell/>
          <table:table-cell table:formula="of:=[.D1435]+[.E1436]" office:value-type="float" office:value="31727784442" calcext:value-type="float">
            <text:p>31727784442</text:p>
          </table:table-cell>
          <table:table-cell table:formula="of:=[.G1436]*7627" office:value-type="float" office:value="43778980" calcext:value-type="float">
            <text:p>43778980</text:p>
          </table:table-cell>
          <table:table-cell/>
          <table:table-cell table:formula="of:=[.G1434]+8" office:value-type="float" office:value="5740" calcext:value-type="float">
            <text:p>5740</text:p>
          </table:table-cell>
          <table:table-cell table:number-columns-repeated="7"/>
        </table:table-row>
        <table:table-row table:style-name="ro1">
          <table:table-cell table:formula="of:=[.A1436]+15295" office:value-type="float" office:value="21971146" calcext:value-type="float">
            <text:p>21971146</text:p>
          </table:table-cell>
          <table:table-cell table:formula="of:=[.B1436]+131" office:value-type="float" office:value="188244" calcext:value-type="float">
            <text:p>188244</text:p>
          </table:table-cell>
          <table:table-cell/>
          <table:table-cell table:formula="of:=[.D1436]+[.E1437]" office:value-type="float" office:value="31772415322" calcext:value-type="float">
            <text:p>31772415322</text:p>
          </table:table-cell>
          <table:table-cell table:formula="of:=[.F1437]*7770" office:value-type="float" office:value="44630880" calcext:value-type="float">
            <text:p>44630880</text:p>
          </table:table-cell>
          <table:table-cell table:formula="of:=[.F1435]+8" office:value-type="float" office:value="5744" calcext:value-type="float">
            <text:p>5744</text:p>
          </table:table-cell>
          <table:table-cell table:number-columns-repeated="8"/>
        </table:table-row>
        <table:table-row table:style-name="ro1">
          <table:table-cell table:formula="of:=[.A1437]+15295" office:value-type="float" office:value="21986441" calcext:value-type="float">
            <text:p>21986441</text:p>
          </table:table-cell>
          <table:table-cell table:formula="of:=[.B1437]+131" office:value-type="float" office:value="188375" calcext:value-type="float">
            <text:p>188375</text:p>
          </table:table-cell>
          <table:table-cell/>
          <table:table-cell table:formula="of:=[.D1437]+[.E1438]" office:value-type="float" office:value="31816255318" calcext:value-type="float">
            <text:p>31816255318</text:p>
          </table:table-cell>
          <table:table-cell table:formula="of:=[.G1438]*7627" office:value-type="float" office:value="43839996" calcext:value-type="float">
            <text:p>43839996</text:p>
          </table:table-cell>
          <table:table-cell/>
          <table:table-cell table:formula="of:=[.G1436]+8" office:value-type="float" office:value="5748" calcext:value-type="float">
            <text:p>5748</text:p>
          </table:table-cell>
          <table:table-cell table:number-columns-repeated="7"/>
        </table:table-row>
        <table:table-row table:style-name="ro1">
          <table:table-cell table:formula="of:=[.A1438]+15295" office:value-type="float" office:value="22001736" calcext:value-type="float">
            <text:p>22001736</text:p>
          </table:table-cell>
          <table:table-cell table:formula="of:=[.B1438]+131" office:value-type="float" office:value="188506" calcext:value-type="float">
            <text:p>188506</text:p>
          </table:table-cell>
          <table:table-cell/>
          <table:table-cell table:formula="of:=[.D1438]+[.E1439]" office:value-type="float" office:value="31860948358" calcext:value-type="float">
            <text:p>31860948358</text:p>
          </table:table-cell>
          <table:table-cell table:formula="of:=[.F1439]*7770" office:value-type="float" office:value="44693040" calcext:value-type="float">
            <text:p>44693040</text:p>
          </table:table-cell>
          <table:table-cell table:formula="of:=[.F1437]+8" office:value-type="float" office:value="5752" calcext:value-type="float">
            <text:p>5752</text:p>
          </table:table-cell>
          <table:table-cell table:number-columns-repeated="8"/>
        </table:table-row>
        <table:table-row table:style-name="ro1">
          <table:table-cell table:formula="of:=[.A1439]+15295" office:value-type="float" office:value="22017031" calcext:value-type="float">
            <text:p>22017031</text:p>
          </table:table-cell>
          <table:table-cell table:formula="of:=[.B1439]+131" office:value-type="float" office:value="188637" calcext:value-type="float">
            <text:p>188637</text:p>
          </table:table-cell>
          <table:table-cell/>
          <table:table-cell table:formula="of:=[.D1439]+[.E1440]" office:value-type="float" office:value="31904849370" calcext:value-type="float">
            <text:p>31904849370</text:p>
          </table:table-cell>
          <table:table-cell table:formula="of:=[.G1440]*7627" office:value-type="float" office:value="43901012" calcext:value-type="float">
            <text:p>43901012</text:p>
          </table:table-cell>
          <table:table-cell/>
          <table:table-cell table:formula="of:=[.G1438]+8" office:value-type="float" office:value="5756" calcext:value-type="float">
            <text:p>5756</text:p>
          </table:table-cell>
          <table:table-cell table:number-columns-repeated="7"/>
        </table:table-row>
        <table:table-row table:style-name="ro1">
          <table:table-cell table:formula="of:=[.A1440]+15295" office:value-type="float" office:value="22032326" calcext:value-type="float">
            <text:p>22032326</text:p>
          </table:table-cell>
          <table:table-cell table:formula="of:=[.B1440]+131" office:value-type="float" office:value="188768" calcext:value-type="float">
            <text:p>188768</text:p>
          </table:table-cell>
          <table:table-cell/>
          <table:table-cell table:formula="of:=[.D1440]+[.E1441]" office:value-type="float" office:value="31949604570" calcext:value-type="float">
            <text:p>31949604570</text:p>
          </table:table-cell>
          <table:table-cell table:formula="of:=[.F1441]*7770" office:value-type="float" office:value="44755200" calcext:value-type="float">
            <text:p>44755200</text:p>
          </table:table-cell>
          <table:table-cell table:formula="of:=[.F1439]+8" office:value-type="float" office:value="5760" calcext:value-type="float">
            <text:p>5760</text:p>
          </table:table-cell>
          <table:table-cell table:number-columns-repeated="8"/>
        </table:table-row>
        <table:table-row table:style-name="ro1">
          <table:table-cell table:formula="of:=[.A1441]+15295" office:value-type="float" office:value="22047621" calcext:value-type="float">
            <text:p>22047621</text:p>
          </table:table-cell>
          <table:table-cell table:formula="of:=[.B1441]+131" office:value-type="float" office:value="188899" calcext:value-type="float">
            <text:p>188899</text:p>
          </table:table-cell>
          <table:table-cell/>
          <table:table-cell table:formula="of:=[.D1441]+[.E1442]" office:value-type="float" office:value="31993566598" calcext:value-type="float">
            <text:p>31993566598</text:p>
          </table:table-cell>
          <table:table-cell table:formula="of:=[.G1442]*7627" office:value-type="float" office:value="43962028" calcext:value-type="float">
            <text:p>43962028</text:p>
          </table:table-cell>
          <table:table-cell/>
          <table:table-cell table:formula="of:=[.G1440]+8" office:value-type="float" office:value="5764" calcext:value-type="float">
            <text:p>5764</text:p>
          </table:table-cell>
          <table:table-cell table:number-columns-repeated="7"/>
        </table:table-row>
        <table:table-row table:style-name="ro1">
          <table:table-cell table:formula="of:=[.A1442]+15295" office:value-type="float" office:value="22062916" calcext:value-type="float">
            <text:p>22062916</text:p>
          </table:table-cell>
          <table:table-cell table:formula="of:=[.B1442]+131" office:value-type="float" office:value="189030" calcext:value-type="float">
            <text:p>189030</text:p>
          </table:table-cell>
          <table:table-cell/>
          <table:table-cell table:formula="of:=[.D1442]+[.E1443]" office:value-type="float" office:value="32038383958" calcext:value-type="float">
            <text:p>32038383958</text:p>
          </table:table-cell>
          <table:table-cell table:formula="of:=[.F1443]*7770" office:value-type="float" office:value="44817360" calcext:value-type="float">
            <text:p>44817360</text:p>
          </table:table-cell>
          <table:table-cell table:formula="of:=[.F1441]+8" office:value-type="float" office:value="5768" calcext:value-type="float">
            <text:p>5768</text:p>
          </table:table-cell>
          <table:table-cell table:number-columns-repeated="8"/>
        </table:table-row>
        <table:table-row table:style-name="ro1">
          <table:table-cell table:formula="of:=[.A1443]+15295" office:value-type="float" office:value="22078211" calcext:value-type="float">
            <text:p>22078211</text:p>
          </table:table-cell>
          <table:table-cell table:formula="of:=[.B1443]+131" office:value-type="float" office:value="189161" calcext:value-type="float">
            <text:p>189161</text:p>
          </table:table-cell>
          <table:table-cell/>
          <table:table-cell table:formula="of:=[.D1443]+[.E1444]" office:value-type="float" office:value="32082407002" calcext:value-type="float">
            <text:p>32082407002</text:p>
          </table:table-cell>
          <table:table-cell table:formula="of:=[.G1444]*7627" office:value-type="float" office:value="44023044" calcext:value-type="float">
            <text:p>44023044</text:p>
          </table:table-cell>
          <table:table-cell/>
          <table:table-cell table:formula="of:=[.G1442]+8" office:value-type="float" office:value="5772" calcext:value-type="float">
            <text:p>5772</text:p>
          </table:table-cell>
          <table:table-cell table:number-columns-repeated="7"/>
        </table:table-row>
        <table:table-row table:style-name="ro1">
          <table:table-cell table:formula="of:=[.A1444]+15295" office:value-type="float" office:value="22093506" calcext:value-type="float">
            <text:p>22093506</text:p>
          </table:table-cell>
          <table:table-cell table:formula="of:=[.B1444]+131" office:value-type="float" office:value="189292" calcext:value-type="float">
            <text:p>189292</text:p>
          </table:table-cell>
          <table:table-cell/>
          <table:table-cell table:formula="of:=[.D1444]+[.E1445]" office:value-type="float" office:value="32127286522" calcext:value-type="float">
            <text:p>32127286522</text:p>
          </table:table-cell>
          <table:table-cell table:formula="of:=[.F1445]*7770" office:value-type="float" office:value="44879520" calcext:value-type="float">
            <text:p>44879520</text:p>
          </table:table-cell>
          <table:table-cell table:formula="of:=[.F1443]+8" office:value-type="float" office:value="5776" calcext:value-type="float">
            <text:p>5776</text:p>
          </table:table-cell>
          <table:table-cell table:number-columns-repeated="8"/>
        </table:table-row>
        <table:table-row table:style-name="ro1">
          <table:table-cell table:formula="of:=[.A1445]+15295" office:value-type="float" office:value="22108801" calcext:value-type="float">
            <text:p>22108801</text:p>
          </table:table-cell>
          <table:table-cell table:formula="of:=[.B1445]+131" office:value-type="float" office:value="189423" calcext:value-type="float">
            <text:p>189423</text:p>
          </table:table-cell>
          <table:table-cell/>
          <table:table-cell table:formula="of:=[.D1445]+[.E1446]" office:value-type="float" office:value="32171370582" calcext:value-type="float">
            <text:p>32171370582</text:p>
          </table:table-cell>
          <table:table-cell table:formula="of:=[.G1446]*7627" office:value-type="float" office:value="44084060" calcext:value-type="float">
            <text:p>44084060</text:p>
          </table:table-cell>
          <table:table-cell/>
          <table:table-cell table:formula="of:=[.G1444]+8" office:value-type="float" office:value="5780" calcext:value-type="float">
            <text:p>5780</text:p>
          </table:table-cell>
          <table:table-cell table:number-columns-repeated="7"/>
        </table:table-row>
        <table:table-row table:style-name="ro1">
          <table:table-cell table:formula="of:=[.A1446]+15295" office:value-type="float" office:value="22124096" calcext:value-type="float">
            <text:p>22124096</text:p>
          </table:table-cell>
          <table:table-cell table:formula="of:=[.B1446]+131" office:value-type="float" office:value="189554" calcext:value-type="float">
            <text:p>189554</text:p>
          </table:table-cell>
          <table:table-cell/>
          <table:table-cell table:formula="of:=[.D1446]+[.E1447]" office:value-type="float" office:value="32216312262" calcext:value-type="float">
            <text:p>32216312262</text:p>
          </table:table-cell>
          <table:table-cell table:formula="of:=[.F1447]*7770" office:value-type="float" office:value="44941680" calcext:value-type="float">
            <text:p>44941680</text:p>
          </table:table-cell>
          <table:table-cell table:formula="of:=[.F1445]+8" office:value-type="float" office:value="5784" calcext:value-type="float">
            <text:p>5784</text:p>
          </table:table-cell>
          <table:table-cell table:number-columns-repeated="8"/>
        </table:table-row>
        <table:table-row table:style-name="ro1">
          <table:table-cell table:formula="of:=[.A1447]+15295" office:value-type="float" office:value="22139391" calcext:value-type="float">
            <text:p>22139391</text:p>
          </table:table-cell>
          <table:table-cell table:formula="of:=[.B1447]+131" office:value-type="float" office:value="189685" calcext:value-type="float">
            <text:p>189685</text:p>
          </table:table-cell>
          <table:table-cell/>
          <table:table-cell table:formula="of:=[.D1447]+[.E1448]" office:value-type="float" office:value="32260457338" calcext:value-type="float">
            <text:p>32260457338</text:p>
          </table:table-cell>
          <table:table-cell table:formula="of:=[.G1448]*7627" office:value-type="float" office:value="44145076" calcext:value-type="float">
            <text:p>44145076</text:p>
          </table:table-cell>
          <table:table-cell/>
          <table:table-cell table:formula="of:=[.G1446]+8" office:value-type="float" office:value="5788" calcext:value-type="float">
            <text:p>5788</text:p>
          </table:table-cell>
          <table:table-cell table:number-columns-repeated="7"/>
        </table:table-row>
        <table:table-row table:style-name="ro1">
          <table:table-cell table:formula="of:=[.A1448]+15295" office:value-type="float" office:value="22154686" calcext:value-type="float">
            <text:p>22154686</text:p>
          </table:table-cell>
          <table:table-cell table:formula="of:=[.B1448]+131" office:value-type="float" office:value="189816" calcext:value-type="float">
            <text:p>189816</text:p>
          </table:table-cell>
          <table:table-cell/>
          <table:table-cell table:formula="of:=[.D1448]+[.E1449]" office:value-type="float" office:value="32305461178" calcext:value-type="float">
            <text:p>32305461178</text:p>
          </table:table-cell>
          <table:table-cell table:formula="of:=[.F1449]*7770" office:value-type="float" office:value="45003840" calcext:value-type="float">
            <text:p>45003840</text:p>
          </table:table-cell>
          <table:table-cell table:formula="of:=[.F1447]+8" office:value-type="float" office:value="5792" calcext:value-type="float">
            <text:p>5792</text:p>
          </table:table-cell>
          <table:table-cell table:number-columns-repeated="8"/>
        </table:table-row>
        <table:table-row table:style-name="ro1">
          <table:table-cell table:formula="of:=[.A1449]+15295" office:value-type="float" office:value="22169981" calcext:value-type="float">
            <text:p>22169981</text:p>
          </table:table-cell>
          <table:table-cell table:formula="of:=[.B1449]+131" office:value-type="float" office:value="189947" calcext:value-type="float">
            <text:p>189947</text:p>
          </table:table-cell>
          <table:table-cell/>
          <table:table-cell table:formula="of:=[.D1449]+[.E1450]" office:value-type="float" office:value="32349667270" calcext:value-type="float">
            <text:p>32349667270</text:p>
          </table:table-cell>
          <table:table-cell table:formula="of:=[.G1450]*7627" office:value-type="float" office:value="44206092" calcext:value-type="float">
            <text:p>44206092</text:p>
          </table:table-cell>
          <table:table-cell/>
          <table:table-cell table:formula="of:=[.G1448]+8" office:value-type="float" office:value="5796" calcext:value-type="float">
            <text:p>5796</text:p>
          </table:table-cell>
          <table:table-cell table:number-columns-repeated="7"/>
        </table:table-row>
        <table:table-row table:style-name="ro1">
          <table:table-cell table:formula="of:=[.A1450]+15295" office:value-type="float" office:value="22185276" calcext:value-type="float">
            <text:p>22185276</text:p>
          </table:table-cell>
          <table:table-cell table:formula="of:=[.B1450]+131" office:value-type="float" office:value="190078" calcext:value-type="float">
            <text:p>190078</text:p>
          </table:table-cell>
          <table:table-cell/>
          <table:table-cell table:formula="of:=[.D1450]+[.E1451]" office:value-type="float" office:value="32394733270" calcext:value-type="float">
            <text:p>32394733270</text:p>
          </table:table-cell>
          <table:table-cell table:formula="of:=[.F1451]*7770" office:value-type="float" office:value="45066000" calcext:value-type="float">
            <text:p>45066000</text:p>
          </table:table-cell>
          <table:table-cell table:formula="of:=[.F1449]+8" office:value-type="float" office:value="5800" calcext:value-type="float">
            <text:p>5800</text:p>
          </table:table-cell>
          <table:table-cell table:number-columns-repeated="8"/>
        </table:table-row>
        <table:table-row table:style-name="ro1">
          <table:table-cell table:formula="of:=[.A1451]+15295" office:value-type="float" office:value="22200571" calcext:value-type="float">
            <text:p>22200571</text:p>
          </table:table-cell>
          <table:table-cell table:formula="of:=[.B1451]+131" office:value-type="float" office:value="190209" calcext:value-type="float">
            <text:p>190209</text:p>
          </table:table-cell>
          <table:table-cell/>
          <table:table-cell table:formula="of:=[.D1451]+[.E1452]" office:value-type="float" office:value="32439000378" calcext:value-type="float">
            <text:p>32439000378</text:p>
          </table:table-cell>
          <table:table-cell table:formula="of:=[.G1452]*7627" office:value-type="float" office:value="44267108" calcext:value-type="float">
            <text:p>44267108</text:p>
          </table:table-cell>
          <table:table-cell/>
          <table:table-cell table:formula="of:=[.G1450]+8" office:value-type="float" office:value="5804" calcext:value-type="float">
            <text:p>5804</text:p>
          </table:table-cell>
          <table:table-cell table:number-columns-repeated="7"/>
        </table:table-row>
        <table:table-row table:style-name="ro1">
          <table:table-cell table:formula="of:=[.A1452]+15295" office:value-type="float" office:value="22215866" calcext:value-type="float">
            <text:p>22215866</text:p>
          </table:table-cell>
          <table:table-cell table:formula="of:=[.B1452]+131" office:value-type="float" office:value="190340" calcext:value-type="float">
            <text:p>190340</text:p>
          </table:table-cell>
          <table:table-cell/>
          <table:table-cell table:formula="of:=[.D1452]+[.E1453]" office:value-type="float" office:value="32484128538" calcext:value-type="float">
            <text:p>32484128538</text:p>
          </table:table-cell>
          <table:table-cell table:formula="of:=[.F1453]*7770" office:value-type="float" office:value="45128160" calcext:value-type="float">
            <text:p>45128160</text:p>
          </table:table-cell>
          <table:table-cell table:formula="of:=[.F1451]+8" office:value-type="float" office:value="5808" calcext:value-type="float">
            <text:p>5808</text:p>
          </table:table-cell>
          <table:table-cell table:number-columns-repeated="8"/>
        </table:table-row>
        <table:table-row table:style-name="ro1">
          <table:table-cell table:formula="of:=[.A1453]+15295" office:value-type="float" office:value="22231161" calcext:value-type="float">
            <text:p>22231161</text:p>
          </table:table-cell>
          <table:table-cell table:formula="of:=[.B1453]+131" office:value-type="float" office:value="190471" calcext:value-type="float">
            <text:p>190471</text:p>
          </table:table-cell>
          <table:table-cell/>
          <table:table-cell table:formula="of:=[.D1453]+[.E1454]" office:value-type="float" office:value="32528456662" calcext:value-type="float">
            <text:p>32528456662</text:p>
          </table:table-cell>
          <table:table-cell table:formula="of:=[.G1454]*7627" office:value-type="float" office:value="44328124" calcext:value-type="float">
            <text:p>44328124</text:p>
          </table:table-cell>
          <table:table-cell/>
          <table:table-cell table:formula="of:=[.G1452]+8" office:value-type="float" office:value="5812" calcext:value-type="float">
            <text:p>5812</text:p>
          </table:table-cell>
          <table:table-cell table:number-columns-repeated="7"/>
        </table:table-row>
        <table:table-row table:style-name="ro1">
          <table:table-cell table:formula="of:=[.A1454]+15295" office:value-type="float" office:value="22246456" calcext:value-type="float">
            <text:p>22246456</text:p>
          </table:table-cell>
          <table:table-cell table:formula="of:=[.B1454]+131" office:value-type="float" office:value="190602" calcext:value-type="float">
            <text:p>190602</text:p>
          </table:table-cell>
          <table:table-cell/>
          <table:table-cell table:formula="of:=[.D1454]+[.E1455]" office:value-type="float" office:value="32573646982" calcext:value-type="float">
            <text:p>32573646982</text:p>
          </table:table-cell>
          <table:table-cell table:formula="of:=[.F1455]*7770" office:value-type="float" office:value="45190320" calcext:value-type="float">
            <text:p>45190320</text:p>
          </table:table-cell>
          <table:table-cell table:formula="of:=[.F1453]+8" office:value-type="float" office:value="5816" calcext:value-type="float">
            <text:p>5816</text:p>
          </table:table-cell>
          <table:table-cell table:number-columns-repeated="8"/>
        </table:table-row>
        <table:table-row table:style-name="ro1">
          <table:table-cell table:formula="of:=[.A1455]+15295" office:value-type="float" office:value="22261751" calcext:value-type="float">
            <text:p>22261751</text:p>
          </table:table-cell>
          <table:table-cell table:formula="of:=[.B1455]+131" office:value-type="float" office:value="190733" calcext:value-type="float">
            <text:p>190733</text:p>
          </table:table-cell>
          <table:table-cell/>
          <table:table-cell table:formula="of:=[.D1455]+[.E1456]" office:value-type="float" office:value="32618036122" calcext:value-type="float">
            <text:p>32618036122</text:p>
          </table:table-cell>
          <table:table-cell table:formula="of:=[.G1456]*7627" office:value-type="float" office:value="44389140" calcext:value-type="float">
            <text:p>44389140</text:p>
          </table:table-cell>
          <table:table-cell/>
          <table:table-cell table:formula="of:=[.G1454]+8" office:value-type="float" office:value="5820" calcext:value-type="float">
            <text:p>5820</text:p>
          </table:table-cell>
          <table:table-cell table:number-columns-repeated="7"/>
        </table:table-row>
        <table:table-row table:style-name="ro1">
          <table:table-cell table:formula="of:=[.A1456]+15295" office:value-type="float" office:value="22277046" calcext:value-type="float">
            <text:p>22277046</text:p>
          </table:table-cell>
          <table:table-cell table:formula="of:=[.B1456]+131" office:value-type="float" office:value="190864" calcext:value-type="float">
            <text:p>190864</text:p>
          </table:table-cell>
          <table:table-cell/>
          <table:table-cell table:formula="of:=[.D1456]+[.E1457]" office:value-type="float" office:value="32663288602" calcext:value-type="float">
            <text:p>32663288602</text:p>
          </table:table-cell>
          <table:table-cell table:formula="of:=[.F1457]*7770" office:value-type="float" office:value="45252480" calcext:value-type="float">
            <text:p>45252480</text:p>
          </table:table-cell>
          <table:table-cell table:formula="of:=[.F1455]+8" office:value-type="float" office:value="5824" calcext:value-type="float">
            <text:p>5824</text:p>
          </table:table-cell>
          <table:table-cell table:number-columns-repeated="8"/>
        </table:table-row>
        <table:table-row table:style-name="ro1">
          <table:table-cell table:formula="of:=[.A1457]+15295" office:value-type="float" office:value="22292341" calcext:value-type="float">
            <text:p>22292341</text:p>
          </table:table-cell>
          <table:table-cell table:formula="of:=[.B1457]+131" office:value-type="float" office:value="190995" calcext:value-type="float">
            <text:p>190995</text:p>
          </table:table-cell>
          <table:table-cell/>
          <table:table-cell table:formula="of:=[.D1457]+[.E1458]" office:value-type="float" office:value="32707738758" calcext:value-type="float">
            <text:p>32707738758</text:p>
          </table:table-cell>
          <table:table-cell table:formula="of:=[.G1458]*7627" office:value-type="float" office:value="44450156" calcext:value-type="float">
            <text:p>44450156</text:p>
          </table:table-cell>
          <table:table-cell/>
          <table:table-cell table:formula="of:=[.G1456]+8" office:value-type="float" office:value="5828" calcext:value-type="float">
            <text:p>5828</text:p>
          </table:table-cell>
          <table:table-cell table:number-columns-repeated="7"/>
        </table:table-row>
        <table:table-row table:style-name="ro1">
          <table:table-cell table:formula="of:=[.A1458]+15295" office:value-type="float" office:value="22307636" calcext:value-type="float">
            <text:p>22307636</text:p>
          </table:table-cell>
          <table:table-cell table:formula="of:=[.B1458]+131" office:value-type="float" office:value="191126" calcext:value-type="float">
            <text:p>191126</text:p>
          </table:table-cell>
          <table:table-cell/>
          <table:table-cell table:formula="of:=[.D1458]+[.E1459]" office:value-type="float" office:value="32753053398" calcext:value-type="float">
            <text:p>32753053398</text:p>
          </table:table-cell>
          <table:table-cell table:formula="of:=[.F1459]*7770" office:value-type="float" office:value="45314640" calcext:value-type="float">
            <text:p>45314640</text:p>
          </table:table-cell>
          <table:table-cell table:formula="of:=[.F1457]+8" office:value-type="float" office:value="5832" calcext:value-type="float">
            <text:p>5832</text:p>
          </table:table-cell>
          <table:table-cell table:number-columns-repeated="8"/>
        </table:table-row>
        <table:table-row table:style-name="ro1">
          <table:table-cell table:formula="of:=[.A1459]+15295" office:value-type="float" office:value="22322931" calcext:value-type="float">
            <text:p>22322931</text:p>
          </table:table-cell>
          <table:table-cell table:formula="of:=[.B1459]+131" office:value-type="float" office:value="191257" calcext:value-type="float">
            <text:p>191257</text:p>
          </table:table-cell>
          <table:table-cell/>
          <table:table-cell table:formula="of:=[.D1459]+[.E1460]" office:value-type="float" office:value="32797564570" calcext:value-type="float">
            <text:p>32797564570</text:p>
          </table:table-cell>
          <table:table-cell table:formula="of:=[.G1460]*7627" office:value-type="float" office:value="44511172" calcext:value-type="float">
            <text:p>44511172</text:p>
          </table:table-cell>
          <table:table-cell/>
          <table:table-cell table:formula="of:=[.G1458]+8" office:value-type="float" office:value="5836" calcext:value-type="float">
            <text:p>5836</text:p>
          </table:table-cell>
          <table:table-cell table:number-columns-repeated="7"/>
        </table:table-row>
        <table:table-row table:style-name="ro1">
          <table:table-cell table:formula="of:=[.A1460]+15295" office:value-type="float" office:value="22338226" calcext:value-type="float">
            <text:p>22338226</text:p>
          </table:table-cell>
          <table:table-cell table:formula="of:=[.B1460]+131" office:value-type="float" office:value="191388" calcext:value-type="float">
            <text:p>191388</text:p>
          </table:table-cell>
          <table:table-cell/>
          <table:table-cell table:formula="of:=[.D1460]+[.E1461]" office:value-type="float" office:value="32842941370" calcext:value-type="float">
            <text:p>32842941370</text:p>
          </table:table-cell>
          <table:table-cell table:formula="of:=[.F1461]*7770" office:value-type="float" office:value="45376800" calcext:value-type="float">
            <text:p>45376800</text:p>
          </table:table-cell>
          <table:table-cell table:formula="of:=[.F1459]+8" office:value-type="float" office:value="5840" calcext:value-type="float">
            <text:p>5840</text:p>
          </table:table-cell>
          <table:table-cell table:number-columns-repeated="8"/>
        </table:table-row>
        <table:table-row table:style-name="ro1">
          <table:table-cell table:formula="of:=[.A1461]+15295" office:value-type="float" office:value="22353521" calcext:value-type="float">
            <text:p>22353521</text:p>
          </table:table-cell>
          <table:table-cell table:formula="of:=[.B1461]+131" office:value-type="float" office:value="191519" calcext:value-type="float">
            <text:p>191519</text:p>
          </table:table-cell>
          <table:table-cell/>
          <table:table-cell table:formula="of:=[.D1461]+[.E1462]" office:value-type="float" office:value="32887513558" calcext:value-type="float">
            <text:p>32887513558</text:p>
          </table:table-cell>
          <table:table-cell table:formula="of:=[.G1462]*7627" office:value-type="float" office:value="44572188" calcext:value-type="float">
            <text:p>44572188</text:p>
          </table:table-cell>
          <table:table-cell/>
          <table:table-cell table:formula="of:=[.G1460]+8" office:value-type="float" office:value="5844" calcext:value-type="float">
            <text:p>5844</text:p>
          </table:table-cell>
          <table:table-cell table:number-columns-repeated="7"/>
        </table:table-row>
        <table:table-row table:style-name="ro1">
          <table:table-cell table:formula="of:=[.A1462]+15295" office:value-type="float" office:value="22368816" calcext:value-type="float">
            <text:p>22368816</text:p>
          </table:table-cell>
          <table:table-cell table:formula="of:=[.B1462]+131" office:value-type="float" office:value="191650" calcext:value-type="float">
            <text:p>191650</text:p>
          </table:table-cell>
          <table:table-cell/>
          <table:table-cell table:formula="of:=[.D1462]+[.E1463]" office:value-type="float" office:value="32932952518" calcext:value-type="float">
            <text:p>32932952518</text:p>
          </table:table-cell>
          <table:table-cell table:formula="of:=[.F1463]*7770" office:value-type="float" office:value="45438960" calcext:value-type="float">
            <text:p>45438960</text:p>
          </table:table-cell>
          <table:table-cell table:formula="of:=[.F1461]+8" office:value-type="float" office:value="5848" calcext:value-type="float">
            <text:p>5848</text:p>
          </table:table-cell>
          <table:table-cell table:number-columns-repeated="8"/>
        </table:table-row>
        <table:table-row table:style-name="ro1">
          <table:table-cell table:formula="of:=[.A1463]+15295" office:value-type="float" office:value="22384111" calcext:value-type="float">
            <text:p>22384111</text:p>
          </table:table-cell>
          <table:table-cell table:formula="of:=[.B1463]+131" office:value-type="float" office:value="191781" calcext:value-type="float">
            <text:p>191781</text:p>
          </table:table-cell>
          <table:table-cell/>
          <table:table-cell table:formula="of:=[.D1463]+[.E1464]" office:value-type="float" office:value="32977585722" calcext:value-type="float">
            <text:p>32977585722</text:p>
          </table:table-cell>
          <table:table-cell table:formula="of:=[.G1464]*7627" office:value-type="float" office:value="44633204" calcext:value-type="float">
            <text:p>44633204</text:p>
          </table:table-cell>
          <table:table-cell/>
          <table:table-cell table:formula="of:=[.G1462]+8" office:value-type="float" office:value="5852" calcext:value-type="float">
            <text:p>5852</text:p>
          </table:table-cell>
          <table:table-cell table:number-columns-repeated="7"/>
        </table:table-row>
        <table:table-row table:style-name="ro1">
          <table:table-cell table:formula="of:=[.A1464]+15295" office:value-type="float" office:value="22399406" calcext:value-type="float">
            <text:p>22399406</text:p>
          </table:table-cell>
          <table:table-cell table:formula="of:=[.B1464]+131" office:value-type="float" office:value="191912" calcext:value-type="float">
            <text:p>191912</text:p>
          </table:table-cell>
          <table:table-cell/>
          <table:table-cell table:formula="of:=[.D1464]+[.E1465]" office:value-type="float" office:value="33023086842" calcext:value-type="float">
            <text:p>33023086842</text:p>
          </table:table-cell>
          <table:table-cell table:formula="of:=[.F1465]*7770" office:value-type="float" office:value="45501120" calcext:value-type="float">
            <text:p>45501120</text:p>
          </table:table-cell>
          <table:table-cell table:formula="of:=[.F1463]+8" office:value-type="float" office:value="5856" calcext:value-type="float">
            <text:p>5856</text:p>
          </table:table-cell>
          <table:table-cell table:number-columns-repeated="8"/>
        </table:table-row>
        <table:table-row table:style-name="ro1">
          <table:table-cell table:formula="of:=[.A1465]+15295" office:value-type="float" office:value="22414701" calcext:value-type="float">
            <text:p>22414701</text:p>
          </table:table-cell>
          <table:table-cell table:formula="of:=[.B1465]+131" office:value-type="float" office:value="192043" calcext:value-type="float">
            <text:p>192043</text:p>
          </table:table-cell>
          <table:table-cell/>
          <table:table-cell table:formula="of:=[.D1465]+[.E1466]" office:value-type="float" office:value="33067781062" calcext:value-type="float">
            <text:p>33067781062</text:p>
          </table:table-cell>
          <table:table-cell table:formula="of:=[.G1466]*7627" office:value-type="float" office:value="44694220" calcext:value-type="float">
            <text:p>44694220</text:p>
          </table:table-cell>
          <table:table-cell/>
          <table:table-cell table:formula="of:=[.G1464]+8" office:value-type="float" office:value="5860" calcext:value-type="float">
            <text:p>5860</text:p>
          </table:table-cell>
          <table:table-cell table:number-columns-repeated="7"/>
        </table:table-row>
        <table:table-row table:style-name="ro1">
          <table:table-cell table:formula="of:=[.A1466]+15295" office:value-type="float" office:value="22429996" calcext:value-type="float">
            <text:p>22429996</text:p>
          </table:table-cell>
          <table:table-cell table:formula="of:=[.B1466]+131" office:value-type="float" office:value="192174" calcext:value-type="float">
            <text:p>192174</text:p>
          </table:table-cell>
          <table:table-cell/>
          <table:table-cell table:formula="of:=[.D1466]+[.E1467]" office:value-type="float" office:value="33113344342" calcext:value-type="float">
            <text:p>33113344342</text:p>
          </table:table-cell>
          <table:table-cell table:formula="of:=[.F1467]*7770" office:value-type="float" office:value="45563280" calcext:value-type="float">
            <text:p>45563280</text:p>
          </table:table-cell>
          <table:table-cell table:formula="of:=[.F1465]+8" office:value-type="float" office:value="5864" calcext:value-type="float">
            <text:p>5864</text:p>
          </table:table-cell>
          <table:table-cell table:number-columns-repeated="8"/>
        </table:table-row>
        <table:table-row table:style-name="ro1">
          <table:table-cell table:formula="of:=[.A1467]+15295" office:value-type="float" office:value="22445291" calcext:value-type="float">
            <text:p>22445291</text:p>
          </table:table-cell>
          <table:table-cell table:formula="of:=[.B1467]+131" office:value-type="float" office:value="192305" calcext:value-type="float">
            <text:p>192305</text:p>
          </table:table-cell>
          <table:table-cell/>
          <table:table-cell table:formula="of:=[.D1467]+[.E1468]" office:value-type="float" office:value="33158099578" calcext:value-type="float">
            <text:p>33158099578</text:p>
          </table:table-cell>
          <table:table-cell table:formula="of:=[.G1468]*7627" office:value-type="float" office:value="44755236" calcext:value-type="float">
            <text:p>44755236</text:p>
          </table:table-cell>
          <table:table-cell/>
          <table:table-cell table:formula="of:=[.G1466]+8" office:value-type="float" office:value="5868" calcext:value-type="float">
            <text:p>5868</text:p>
          </table:table-cell>
          <table:table-cell table:number-columns-repeated="7"/>
        </table:table-row>
        <table:table-row table:style-name="ro1">
          <table:table-cell table:formula="of:=[.A1468]+15295" office:value-type="float" office:value="22460586" calcext:value-type="float">
            <text:p>22460586</text:p>
          </table:table-cell>
          <table:table-cell table:formula="of:=[.B1468]+131" office:value-type="float" office:value="192436" calcext:value-type="float">
            <text:p>192436</text:p>
          </table:table-cell>
          <table:table-cell/>
          <table:table-cell table:formula="of:=[.D1468]+[.E1469]" office:value-type="float" office:value="33203725018" calcext:value-type="float">
            <text:p>33203725018</text:p>
          </table:table-cell>
          <table:table-cell table:formula="of:=[.F1469]*7770" office:value-type="float" office:value="45625440" calcext:value-type="float">
            <text:p>45625440</text:p>
          </table:table-cell>
          <table:table-cell table:formula="of:=[.F1467]+8" office:value-type="float" office:value="5872" calcext:value-type="float">
            <text:p>5872</text:p>
          </table:table-cell>
          <table:table-cell table:number-columns-repeated="8"/>
        </table:table-row>
        <table:table-row table:style-name="ro1">
          <table:table-cell table:formula="of:=[.A1469]+15295" office:value-type="float" office:value="22475881" calcext:value-type="float">
            <text:p>22475881</text:p>
          </table:table-cell>
          <table:table-cell table:formula="of:=[.B1469]+131" office:value-type="float" office:value="192567" calcext:value-type="float">
            <text:p>192567</text:p>
          </table:table-cell>
          <table:table-cell/>
          <table:table-cell table:formula="of:=[.D1469]+[.E1470]" office:value-type="float" office:value="33248541270" calcext:value-type="float">
            <text:p>33248541270</text:p>
          </table:table-cell>
          <table:table-cell table:formula="of:=[.G1470]*7627" office:value-type="float" office:value="44816252" calcext:value-type="float">
            <text:p>44816252</text:p>
          </table:table-cell>
          <table:table-cell/>
          <table:table-cell table:formula="of:=[.G1468]+8" office:value-type="float" office:value="5876" calcext:value-type="float">
            <text:p>5876</text:p>
          </table:table-cell>
          <table:table-cell table:number-columns-repeated="7"/>
        </table:table-row>
        <table:table-row table:style-name="ro1">
          <table:table-cell table:formula="of:=[.A1470]+15295" office:value-type="float" office:value="22491176" calcext:value-type="float">
            <text:p>22491176</text:p>
          </table:table-cell>
          <table:table-cell table:formula="of:=[.B1470]+131" office:value-type="float" office:value="192698" calcext:value-type="float">
            <text:p>192698</text:p>
          </table:table-cell>
          <table:table-cell/>
          <table:table-cell table:formula="of:=[.D1470]+[.E1471]" office:value-type="float" office:value="33294228870" calcext:value-type="float">
            <text:p>33294228870</text:p>
          </table:table-cell>
          <table:table-cell table:formula="of:=[.F1471]*7770" office:value-type="float" office:value="45687600" calcext:value-type="float">
            <text:p>45687600</text:p>
          </table:table-cell>
          <table:table-cell table:formula="of:=[.F1469]+8" office:value-type="float" office:value="5880" calcext:value-type="float">
            <text:p>5880</text:p>
          </table:table-cell>
          <table:table-cell table:number-columns-repeated="8"/>
        </table:table-row>
        <table:table-row table:style-name="ro1">
          <table:table-cell table:formula="of:=[.A1471]+15295" office:value-type="float" office:value="22506471" calcext:value-type="float">
            <text:p>22506471</text:p>
          </table:table-cell>
          <table:table-cell table:formula="of:=[.B1471]+131" office:value-type="float" office:value="192829" calcext:value-type="float">
            <text:p>192829</text:p>
          </table:table-cell>
          <table:table-cell/>
          <table:table-cell table:formula="of:=[.D1471]+[.E1472]" office:value-type="float" office:value="33339106138" calcext:value-type="float">
            <text:p>33339106138</text:p>
          </table:table-cell>
          <table:table-cell table:formula="of:=[.G1472]*7627" office:value-type="float" office:value="44877268" calcext:value-type="float">
            <text:p>44877268</text:p>
          </table:table-cell>
          <table:table-cell/>
          <table:table-cell table:formula="of:=[.G1470]+8" office:value-type="float" office:value="5884" calcext:value-type="float">
            <text:p>5884</text:p>
          </table:table-cell>
          <table:table-cell table:number-columns-repeated="7"/>
        </table:table-row>
        <table:table-row table:style-name="ro1">
          <table:table-cell table:formula="of:=[.A1472]+15295" office:value-type="float" office:value="22521766" calcext:value-type="float">
            <text:p>22521766</text:p>
          </table:table-cell>
          <table:table-cell table:formula="of:=[.B1472]+131" office:value-type="float" office:value="192960" calcext:value-type="float">
            <text:p>192960</text:p>
          </table:table-cell>
          <table:table-cell/>
          <table:table-cell table:formula="of:=[.D1472]+[.E1473]" office:value-type="float" office:value="33384855898" calcext:value-type="float">
            <text:p>33384855898</text:p>
          </table:table-cell>
          <table:table-cell table:formula="of:=[.F1473]*7770" office:value-type="float" office:value="45749760" calcext:value-type="float">
            <text:p>45749760</text:p>
          </table:table-cell>
          <table:table-cell table:formula="of:=[.F1471]+8" office:value-type="float" office:value="5888" calcext:value-type="float">
            <text:p>5888</text:p>
          </table:table-cell>
          <table:table-cell table:number-columns-repeated="8"/>
        </table:table-row>
        <table:table-row table:style-name="ro1">
          <table:table-cell table:formula="of:=[.A1473]+15295" office:value-type="float" office:value="22537061" calcext:value-type="float">
            <text:p>22537061</text:p>
          </table:table-cell>
          <table:table-cell table:formula="of:=[.B1473]+131" office:value-type="float" office:value="193091" calcext:value-type="float">
            <text:p>193091</text:p>
          </table:table-cell>
          <table:table-cell/>
          <table:table-cell table:formula="of:=[.D1473]+[.E1474]" office:value-type="float" office:value="33429794182" calcext:value-type="float">
            <text:p>33429794182</text:p>
          </table:table-cell>
          <table:table-cell table:formula="of:=[.G1474]*7627" office:value-type="float" office:value="44938284" calcext:value-type="float">
            <text:p>44938284</text:p>
          </table:table-cell>
          <table:table-cell/>
          <table:table-cell table:formula="of:=[.G1472]+8" office:value-type="float" office:value="5892" calcext:value-type="float">
            <text:p>5892</text:p>
          </table:table-cell>
          <table:table-cell table:number-columns-repeated="7"/>
        </table:table-row>
        <table:table-row table:style-name="ro1">
          <table:table-cell table:formula="of:=[.A1474]+15295" office:value-type="float" office:value="22552356" calcext:value-type="float">
            <text:p>22552356</text:p>
          </table:table-cell>
          <table:table-cell table:formula="of:=[.B1474]+131" office:value-type="float" office:value="193222" calcext:value-type="float">
            <text:p>193222</text:p>
          </table:table-cell>
          <table:table-cell/>
          <table:table-cell table:formula="of:=[.D1474]+[.E1475]" office:value-type="float" office:value="33475606102" calcext:value-type="float">
            <text:p>33475606102</text:p>
          </table:table-cell>
          <table:table-cell table:formula="of:=[.F1475]*7770" office:value-type="float" office:value="45811920" calcext:value-type="float">
            <text:p>45811920</text:p>
          </table:table-cell>
          <table:table-cell table:formula="of:=[.F1473]+8" office:value-type="float" office:value="5896" calcext:value-type="float">
            <text:p>5896</text:p>
          </table:table-cell>
          <table:table-cell table:number-columns-repeated="8"/>
        </table:table-row>
        <table:table-row table:style-name="ro1">
          <table:table-cell table:formula="of:=[.A1475]+15295" office:value-type="float" office:value="22567651" calcext:value-type="float">
            <text:p>22567651</text:p>
          </table:table-cell>
          <table:table-cell table:formula="of:=[.B1475]+131" office:value-type="float" office:value="193353" calcext:value-type="float">
            <text:p>193353</text:p>
          </table:table-cell>
          <table:table-cell/>
          <table:table-cell table:formula="of:=[.D1475]+[.E1476]" office:value-type="float" office:value="33520605402" calcext:value-type="float">
            <text:p>33520605402</text:p>
          </table:table-cell>
          <table:table-cell table:formula="of:=[.G1476]*7627" office:value-type="float" office:value="44999300" calcext:value-type="float">
            <text:p>44999300</text:p>
          </table:table-cell>
          <table:table-cell/>
          <table:table-cell table:formula="of:=[.G1474]+8" office:value-type="float" office:value="5900" calcext:value-type="float">
            <text:p>5900</text:p>
          </table:table-cell>
          <table:table-cell table:number-columns-repeated="7"/>
        </table:table-row>
        <table:table-row table:style-name="ro1">
          <table:table-cell table:formula="of:=[.A1476]+15295" office:value-type="float" office:value="22582946" calcext:value-type="float">
            <text:p>22582946</text:p>
          </table:table-cell>
          <table:table-cell table:formula="of:=[.B1476]+131" office:value-type="float" office:value="193484" calcext:value-type="float">
            <text:p>193484</text:p>
          </table:table-cell>
          <table:table-cell/>
          <table:table-cell table:formula="of:=[.D1476]+[.E1477]" office:value-type="float" office:value="33566479482" calcext:value-type="float">
            <text:p>33566479482</text:p>
          </table:table-cell>
          <table:table-cell table:formula="of:=[.F1477]*7770" office:value-type="float" office:value="45874080" calcext:value-type="float">
            <text:p>45874080</text:p>
          </table:table-cell>
          <table:table-cell table:formula="of:=[.F1475]+8" office:value-type="float" office:value="5904" calcext:value-type="float">
            <text:p>5904</text:p>
          </table:table-cell>
          <table:table-cell table:number-columns-repeated="8"/>
        </table:table-row>
        <table:table-row table:style-name="ro1">
          <table:table-cell table:formula="of:=[.A1477]+15295" office:value-type="float" office:value="22598241" calcext:value-type="float">
            <text:p>22598241</text:p>
          </table:table-cell>
          <table:table-cell table:formula="of:=[.B1477]+131" office:value-type="float" office:value="193615" calcext:value-type="float">
            <text:p>193615</text:p>
          </table:table-cell>
          <table:table-cell/>
          <table:table-cell table:formula="of:=[.D1477]+[.E1478]" office:value-type="float" office:value="33611539798" calcext:value-type="float">
            <text:p>33611539798</text:p>
          </table:table-cell>
          <table:table-cell table:formula="of:=[.G1478]*7627" office:value-type="float" office:value="45060316" calcext:value-type="float">
            <text:p>45060316</text:p>
          </table:table-cell>
          <table:table-cell/>
          <table:table-cell table:formula="of:=[.G1476]+8" office:value-type="float" office:value="5908" calcext:value-type="float">
            <text:p>5908</text:p>
          </table:table-cell>
          <table:table-cell table:number-columns-repeated="7"/>
        </table:table-row>
        <table:table-row table:style-name="ro1">
          <table:table-cell table:formula="of:=[.A1478]+15295" office:value-type="float" office:value="22613536" calcext:value-type="float">
            <text:p>22613536</text:p>
          </table:table-cell>
          <table:table-cell table:formula="of:=[.B1478]+131" office:value-type="float" office:value="193746" calcext:value-type="float">
            <text:p>193746</text:p>
          </table:table-cell>
          <table:table-cell/>
          <table:table-cell table:formula="of:=[.D1478]+[.E1479]" office:value-type="float" office:value="33657476038" calcext:value-type="float">
            <text:p>33657476038</text:p>
          </table:table-cell>
          <table:table-cell table:formula="of:=[.F1479]*7770" office:value-type="float" office:value="45936240" calcext:value-type="float">
            <text:p>45936240</text:p>
          </table:table-cell>
          <table:table-cell table:formula="of:=[.F1477]+8" office:value-type="float" office:value="5912" calcext:value-type="float">
            <text:p>5912</text:p>
          </table:table-cell>
          <table:table-cell table:number-columns-repeated="8"/>
        </table:table-row>
        <table:table-row table:style-name="ro1">
          <table:table-cell table:formula="of:=[.A1479]+15295" office:value-type="float" office:value="22628831" calcext:value-type="float">
            <text:p>22628831</text:p>
          </table:table-cell>
          <table:table-cell table:formula="of:=[.B1479]+131" office:value-type="float" office:value="193877" calcext:value-type="float">
            <text:p>193877</text:p>
          </table:table-cell>
          <table:table-cell/>
          <table:table-cell table:formula="of:=[.D1479]+[.E1480]" office:value-type="float" office:value="33702597370" calcext:value-type="float">
            <text:p>33702597370</text:p>
          </table:table-cell>
          <table:table-cell table:formula="of:=[.G1480]*7627" office:value-type="float" office:value="45121332" calcext:value-type="float">
            <text:p>45121332</text:p>
          </table:table-cell>
          <table:table-cell/>
          <table:table-cell table:formula="of:=[.G1478]+8" office:value-type="float" office:value="5916" calcext:value-type="float">
            <text:p>5916</text:p>
          </table:table-cell>
          <table:table-cell table:number-columns-repeated="7"/>
        </table:table-row>
        <table:table-row table:style-name="ro1">
          <table:table-cell table:formula="of:=[.A1480]+15295" office:value-type="float" office:value="22644126" calcext:value-type="float">
            <text:p>22644126</text:p>
          </table:table-cell>
          <table:table-cell table:formula="of:=[.B1480]+131" office:value-type="float" office:value="194008" calcext:value-type="float">
            <text:p>194008</text:p>
          </table:table-cell>
          <table:table-cell/>
          <table:table-cell table:formula="of:=[.D1480]+[.E1481]" office:value-type="float" office:value="33748595770" calcext:value-type="float">
            <text:p>33748595770</text:p>
          </table:table-cell>
          <table:table-cell table:formula="of:=[.F1481]*7770" office:value-type="float" office:value="45998400" calcext:value-type="float">
            <text:p>45998400</text:p>
          </table:table-cell>
          <table:table-cell table:formula="of:=[.F1479]+8" office:value-type="float" office:value="5920" calcext:value-type="float">
            <text:p>5920</text:p>
          </table:table-cell>
          <table:table-cell table:number-columns-repeated="8"/>
        </table:table-row>
        <table:table-row table:style-name="ro1">
          <table:table-cell table:formula="of:=[.A1481]+15295" office:value-type="float" office:value="22659421" calcext:value-type="float">
            <text:p>22659421</text:p>
          </table:table-cell>
          <table:table-cell table:formula="of:=[.B1481]+131" office:value-type="float" office:value="194139" calcext:value-type="float">
            <text:p>194139</text:p>
          </table:table-cell>
          <table:table-cell/>
          <table:table-cell table:formula="of:=[.D1481]+[.E1482]" office:value-type="float" office:value="33793778118" calcext:value-type="float">
            <text:p>33793778118</text:p>
          </table:table-cell>
          <table:table-cell table:formula="of:=[.G1482]*7627" office:value-type="float" office:value="45182348" calcext:value-type="float">
            <text:p>45182348</text:p>
          </table:table-cell>
          <table:table-cell/>
          <table:table-cell table:formula="of:=[.G1480]+8" office:value-type="float" office:value="5924" calcext:value-type="float">
            <text:p>5924</text:p>
          </table:table-cell>
          <table:table-cell table:number-columns-repeated="7"/>
        </table:table-row>
        <table:table-row table:style-name="ro1">
          <table:table-cell table:formula="of:=[.A1482]+15295" office:value-type="float" office:value="22674716" calcext:value-type="float">
            <text:p>22674716</text:p>
          </table:table-cell>
          <table:table-cell table:formula="of:=[.B1482]+131" office:value-type="float" office:value="194270" calcext:value-type="float">
            <text:p>194270</text:p>
          </table:table-cell>
          <table:table-cell/>
          <table:table-cell table:formula="of:=[.D1482]+[.E1483]" office:value-type="float" office:value="33839838678" calcext:value-type="float">
            <text:p>33839838678</text:p>
          </table:table-cell>
          <table:table-cell table:formula="of:=[.F1483]*7770" office:value-type="float" office:value="46060560" calcext:value-type="float">
            <text:p>46060560</text:p>
          </table:table-cell>
          <table:table-cell table:formula="of:=[.F1481]+8" office:value-type="float" office:value="5928" calcext:value-type="float">
            <text:p>5928</text:p>
          </table:table-cell>
          <table:table-cell table:number-columns-repeated="8"/>
        </table:table-row>
        <table:table-row table:style-name="ro1">
          <table:table-cell table:formula="of:=[.A1483]+15295" office:value-type="float" office:value="22690011" calcext:value-type="float">
            <text:p>22690011</text:p>
          </table:table-cell>
          <table:table-cell table:formula="of:=[.B1483]+131" office:value-type="float" office:value="194401" calcext:value-type="float">
            <text:p>194401</text:p>
          </table:table-cell>
          <table:table-cell/>
          <table:table-cell table:formula="of:=[.D1483]+[.E1484]" office:value-type="float" office:value="33885082042" calcext:value-type="float">
            <text:p>33885082042</text:p>
          </table:table-cell>
          <table:table-cell table:formula="of:=[.G1484]*7627" office:value-type="float" office:value="45243364" calcext:value-type="float">
            <text:p>45243364</text:p>
          </table:table-cell>
          <table:table-cell/>
          <table:table-cell table:formula="of:=[.G1482]+8" office:value-type="float" office:value="5932" calcext:value-type="float">
            <text:p>5932</text:p>
          </table:table-cell>
          <table:table-cell table:number-columns-repeated="7"/>
        </table:table-row>
        <table:table-row table:style-name="ro1">
          <table:table-cell table:formula="of:=[.A1484]+15295" office:value-type="float" office:value="22705306" calcext:value-type="float">
            <text:p>22705306</text:p>
          </table:table-cell>
          <table:table-cell table:formula="of:=[.B1484]+131" office:value-type="float" office:value="194532" calcext:value-type="float">
            <text:p>194532</text:p>
          </table:table-cell>
          <table:table-cell/>
          <table:table-cell table:formula="of:=[.D1484]+[.E1485]" office:value-type="float" office:value="33931204762" calcext:value-type="float">
            <text:p>33931204762</text:p>
          </table:table-cell>
          <table:table-cell table:formula="of:=[.F1485]*7770" office:value-type="float" office:value="46122720" calcext:value-type="float">
            <text:p>46122720</text:p>
          </table:table-cell>
          <table:table-cell table:formula="of:=[.F1483]+8" office:value-type="float" office:value="5936" calcext:value-type="float">
            <text:p>5936</text:p>
          </table:table-cell>
          <table:table-cell table:number-columns-repeated="8"/>
        </table:table-row>
        <table:table-row table:style-name="ro1">
          <table:table-cell table:formula="of:=[.A1485]+15295" office:value-type="float" office:value="22720601" calcext:value-type="float">
            <text:p>22720601</text:p>
          </table:table-cell>
          <table:table-cell table:formula="of:=[.B1485]+131" office:value-type="float" office:value="194663" calcext:value-type="float">
            <text:p>194663</text:p>
          </table:table-cell>
          <table:table-cell/>
          <table:table-cell table:formula="of:=[.D1485]+[.E1486]" office:value-type="float" office:value="33976509142" calcext:value-type="float">
            <text:p>33976509142</text:p>
          </table:table-cell>
          <table:table-cell table:formula="of:=[.G1486]*7627" office:value-type="float" office:value="45304380" calcext:value-type="float">
            <text:p>45304380</text:p>
          </table:table-cell>
          <table:table-cell/>
          <table:table-cell table:formula="of:=[.G1484]+8" office:value-type="float" office:value="5940" calcext:value-type="float">
            <text:p>5940</text:p>
          </table:table-cell>
          <table:table-cell table:number-columns-repeated="7"/>
        </table:table-row>
        <table:table-row table:style-name="ro1">
          <table:table-cell table:formula="of:=[.A1486]+15295" office:value-type="float" office:value="22735896" calcext:value-type="float">
            <text:p>22735896</text:p>
          </table:table-cell>
          <table:table-cell table:formula="of:=[.B1486]+131" office:value-type="float" office:value="194794" calcext:value-type="float">
            <text:p>194794</text:p>
          </table:table-cell>
          <table:table-cell/>
          <table:table-cell table:formula="of:=[.D1486]+[.E1487]" office:value-type="float" office:value="34022694022" calcext:value-type="float">
            <text:p>34022694022</text:p>
          </table:table-cell>
          <table:table-cell table:formula="of:=[.F1487]*7770" office:value-type="float" office:value="46184880" calcext:value-type="float">
            <text:p>46184880</text:p>
          </table:table-cell>
          <table:table-cell table:formula="of:=[.F1485]+8" office:value-type="float" office:value="5944" calcext:value-type="float">
            <text:p>5944</text:p>
          </table:table-cell>
          <table:table-cell table:number-columns-repeated="8"/>
        </table:table-row>
        <table:table-row table:style-name="ro1">
          <table:table-cell table:formula="of:=[.A1487]+15295" office:value-type="float" office:value="22751191" calcext:value-type="float">
            <text:p>22751191</text:p>
          </table:table-cell>
          <table:table-cell table:formula="of:=[.B1487]+131" office:value-type="float" office:value="194925" calcext:value-type="float">
            <text:p>194925</text:p>
          </table:table-cell>
          <table:table-cell/>
          <table:table-cell table:formula="of:=[.D1487]+[.E1488]" office:value-type="float" office:value="34068059418" calcext:value-type="float">
            <text:p>34068059418</text:p>
          </table:table-cell>
          <table:table-cell table:formula="of:=[.G1488]*7627" office:value-type="float" office:value="45365396" calcext:value-type="float">
            <text:p>45365396</text:p>
          </table:table-cell>
          <table:table-cell/>
          <table:table-cell table:formula="of:=[.G1486]+8" office:value-type="float" office:value="5948" calcext:value-type="float">
            <text:p>5948</text:p>
          </table:table-cell>
          <table:table-cell table:number-columns-repeated="7"/>
        </table:table-row>
        <table:table-row table:style-name="ro1">
          <table:table-cell table:formula="of:=[.A1488]+15295" office:value-type="float" office:value="22766486" calcext:value-type="float">
            <text:p>22766486</text:p>
          </table:table-cell>
          <table:table-cell table:formula="of:=[.B1488]+131" office:value-type="float" office:value="195056" calcext:value-type="float">
            <text:p>195056</text:p>
          </table:table-cell>
          <table:table-cell/>
          <table:table-cell table:formula="of:=[.D1488]+[.E1489]" office:value-type="float" office:value="34114306458" calcext:value-type="float">
            <text:p>34114306458</text:p>
          </table:table-cell>
          <table:table-cell table:formula="of:=[.F1489]*7770" office:value-type="float" office:value="46247040" calcext:value-type="float">
            <text:p>46247040</text:p>
          </table:table-cell>
          <table:table-cell table:formula="of:=[.F1487]+8" office:value-type="float" office:value="5952" calcext:value-type="float">
            <text:p>5952</text:p>
          </table:table-cell>
          <table:table-cell table:number-columns-repeated="8"/>
        </table:table-row>
        <table:table-row table:style-name="ro1">
          <table:table-cell table:formula="of:=[.A1489]+15295" office:value-type="float" office:value="22781781" calcext:value-type="float">
            <text:p>22781781</text:p>
          </table:table-cell>
          <table:table-cell table:formula="of:=[.B1489]+131" office:value-type="float" office:value="195187" calcext:value-type="float">
            <text:p>195187</text:p>
          </table:table-cell>
          <table:table-cell/>
          <table:table-cell table:formula="of:=[.D1489]+[.E1490]" office:value-type="float" office:value="34159732870" calcext:value-type="float">
            <text:p>34159732870</text:p>
          </table:table-cell>
          <table:table-cell table:formula="of:=[.G1490]*7627" office:value-type="float" office:value="45426412" calcext:value-type="float">
            <text:p>45426412</text:p>
          </table:table-cell>
          <table:table-cell/>
          <table:table-cell table:formula="of:=[.G1488]+8" office:value-type="float" office:value="5956" calcext:value-type="float">
            <text:p>5956</text:p>
          </table:table-cell>
          <table:table-cell table:number-columns-repeated="7"/>
        </table:table-row>
        <table:table-row table:style-name="ro1">
          <table:table-cell table:formula="of:=[.A1490]+15295" office:value-type="float" office:value="22797076" calcext:value-type="float">
            <text:p>22797076</text:p>
          </table:table-cell>
          <table:table-cell table:formula="of:=[.B1490]+131" office:value-type="float" office:value="195318" calcext:value-type="float">
            <text:p>195318</text:p>
          </table:table-cell>
          <table:table-cell/>
          <table:table-cell table:formula="of:=[.D1490]+[.E1491]" office:value-type="float" office:value="34206042070" calcext:value-type="float">
            <text:p>34206042070</text:p>
          </table:table-cell>
          <table:table-cell table:formula="of:=[.F1491]*7770" office:value-type="float" office:value="46309200" calcext:value-type="float">
            <text:p>46309200</text:p>
          </table:table-cell>
          <table:table-cell table:formula="of:=[.F1489]+8" office:value-type="float" office:value="5960" calcext:value-type="float">
            <text:p>5960</text:p>
          </table:table-cell>
          <table:table-cell table:number-columns-repeated="8"/>
        </table:table-row>
        <table:table-row table:style-name="ro1">
          <table:table-cell table:formula="of:=[.A1491]+15295" office:value-type="float" office:value="22812371" calcext:value-type="float">
            <text:p>22812371</text:p>
          </table:table-cell>
          <table:table-cell table:formula="of:=[.B1491]+131" office:value-type="float" office:value="195449" calcext:value-type="float">
            <text:p>195449</text:p>
          </table:table-cell>
          <table:table-cell/>
          <table:table-cell table:formula="of:=[.D1491]+[.E1492]" office:value-type="float" office:value="34251529498" calcext:value-type="float">
            <text:p>34251529498</text:p>
          </table:table-cell>
          <table:table-cell table:formula="of:=[.G1492]*7627" office:value-type="float" office:value="45487428" calcext:value-type="float">
            <text:p>45487428</text:p>
          </table:table-cell>
          <table:table-cell/>
          <table:table-cell table:formula="of:=[.G1490]+8" office:value-type="float" office:value="5964" calcext:value-type="float">
            <text:p>5964</text:p>
          </table:table-cell>
          <table:table-cell table:number-columns-repeated="7"/>
        </table:table-row>
        <table:table-row table:style-name="ro1">
          <table:table-cell table:formula="of:=[.A1492]+15295" office:value-type="float" office:value="22827666" calcext:value-type="float">
            <text:p>22827666</text:p>
          </table:table-cell>
          <table:table-cell table:formula="of:=[.B1492]+131" office:value-type="float" office:value="195580" calcext:value-type="float">
            <text:p>195580</text:p>
          </table:table-cell>
          <table:table-cell/>
          <table:table-cell table:formula="of:=[.D1492]+[.E1493]" office:value-type="float" office:value="34297900858" calcext:value-type="float">
            <text:p>34297900858</text:p>
          </table:table-cell>
          <table:table-cell table:formula="of:=[.F1493]*7770" office:value-type="float" office:value="46371360" calcext:value-type="float">
            <text:p>46371360</text:p>
          </table:table-cell>
          <table:table-cell table:formula="of:=[.F1491]+8" office:value-type="float" office:value="5968" calcext:value-type="float">
            <text:p>5968</text:p>
          </table:table-cell>
          <table:table-cell table:number-columns-repeated="8"/>
        </table:table-row>
        <table:table-row table:style-name="ro1">
          <table:table-cell table:formula="of:=[.A1493]+15295" office:value-type="float" office:value="22842961" calcext:value-type="float">
            <text:p>22842961</text:p>
          </table:table-cell>
          <table:table-cell table:formula="of:=[.B1493]+131" office:value-type="float" office:value="195711" calcext:value-type="float">
            <text:p>195711</text:p>
          </table:table-cell>
          <table:table-cell/>
          <table:table-cell table:formula="of:=[.D1493]+[.E1494]" office:value-type="float" office:value="34343449302" calcext:value-type="float">
            <text:p>34343449302</text:p>
          </table:table-cell>
          <table:table-cell table:formula="of:=[.G1494]*7627" office:value-type="float" office:value="45548444" calcext:value-type="float">
            <text:p>45548444</text:p>
          </table:table-cell>
          <table:table-cell/>
          <table:table-cell table:formula="of:=[.G1492]+8" office:value-type="float" office:value="5972" calcext:value-type="float">
            <text:p>5972</text:p>
          </table:table-cell>
          <table:table-cell table:number-columns-repeated="7"/>
        </table:table-row>
        <table:table-row table:style-name="ro1">
          <table:table-cell table:formula="of:=[.A1494]+15295" office:value-type="float" office:value="22858256" calcext:value-type="float">
            <text:p>22858256</text:p>
          </table:table-cell>
          <table:table-cell table:formula="of:=[.B1494]+131" office:value-type="float" office:value="195842" calcext:value-type="float">
            <text:p>195842</text:p>
          </table:table-cell>
          <table:table-cell/>
          <table:table-cell table:formula="of:=[.D1494]+[.E1495]" office:value-type="float" office:value="34389882822" calcext:value-type="float">
            <text:p>34389882822</text:p>
          </table:table-cell>
          <table:table-cell table:formula="of:=[.F1495]*7770" office:value-type="float" office:value="46433520" calcext:value-type="float">
            <text:p>46433520</text:p>
          </table:table-cell>
          <table:table-cell table:formula="of:=[.F1493]+8" office:value-type="float" office:value="5976" calcext:value-type="float">
            <text:p>5976</text:p>
          </table:table-cell>
          <table:table-cell table:number-columns-repeated="8"/>
        </table:table-row>
        <table:table-row table:style-name="ro1">
          <table:table-cell table:formula="of:=[.A1495]+15295" office:value-type="float" office:value="22873551" calcext:value-type="float">
            <text:p>22873551</text:p>
          </table:table-cell>
          <table:table-cell table:formula="of:=[.B1495]+131" office:value-type="float" office:value="195973" calcext:value-type="float">
            <text:p>195973</text:p>
          </table:table-cell>
          <table:table-cell/>
          <table:table-cell table:formula="of:=[.D1495]+[.E1496]" office:value-type="float" office:value="34435492282" calcext:value-type="float">
            <text:p>34435492282</text:p>
          </table:table-cell>
          <table:table-cell table:formula="of:=[.G1496]*7627" office:value-type="float" office:value="45609460" calcext:value-type="float">
            <text:p>45609460</text:p>
          </table:table-cell>
          <table:table-cell/>
          <table:table-cell table:formula="of:=[.G1494]+8" office:value-type="float" office:value="5980" calcext:value-type="float">
            <text:p>5980</text:p>
          </table:table-cell>
          <table:table-cell table:number-columns-repeated="7"/>
        </table:table-row>
        <table:table-row table:style-name="ro1">
          <table:table-cell table:formula="of:=[.A1496]+15295" office:value-type="float" office:value="22888846" calcext:value-type="float">
            <text:p>22888846</text:p>
          </table:table-cell>
          <table:table-cell table:formula="of:=[.B1496]+131" office:value-type="float" office:value="196104" calcext:value-type="float">
            <text:p>196104</text:p>
          </table:table-cell>
          <table:table-cell/>
          <table:table-cell table:formula="of:=[.D1496]+[.E1497]" office:value-type="float" office:value="34481987962" calcext:value-type="float">
            <text:p>34481987962</text:p>
          </table:table-cell>
          <table:table-cell table:formula="of:=[.F1497]*7770" office:value-type="float" office:value="46495680" calcext:value-type="float">
            <text:p>46495680</text:p>
          </table:table-cell>
          <table:table-cell table:formula="of:=[.F1495]+8" office:value-type="float" office:value="5984" calcext:value-type="float">
            <text:p>5984</text:p>
          </table:table-cell>
          <table:table-cell table:number-columns-repeated="8"/>
        </table:table-row>
        <table:table-row table:style-name="ro1">
          <table:table-cell table:formula="of:=[.A1497]+15295" office:value-type="float" office:value="22904141" calcext:value-type="float">
            <text:p>22904141</text:p>
          </table:table-cell>
          <table:table-cell table:formula="of:=[.B1497]+131" office:value-type="float" office:value="196235" calcext:value-type="float">
            <text:p>196235</text:p>
          </table:table-cell>
          <table:table-cell/>
          <table:table-cell table:formula="of:=[.D1497]+[.E1498]" office:value-type="float" office:value="34527658438" calcext:value-type="float">
            <text:p>34527658438</text:p>
          </table:table-cell>
          <table:table-cell table:formula="of:=[.G1498]*7627" office:value-type="float" office:value="45670476" calcext:value-type="float">
            <text:p>45670476</text:p>
          </table:table-cell>
          <table:table-cell/>
          <table:table-cell table:formula="of:=[.G1496]+8" office:value-type="float" office:value="5988" calcext:value-type="float">
            <text:p>5988</text:p>
          </table:table-cell>
          <table:table-cell table:number-columns-repeated="7"/>
        </table:table-row>
        <table:table-row table:style-name="ro1">
          <table:table-cell table:formula="of:=[.A1498]+15295" office:value-type="float" office:value="22919436" calcext:value-type="float">
            <text:p>22919436</text:p>
          </table:table-cell>
          <table:table-cell table:formula="of:=[.B1498]+131" office:value-type="float" office:value="196366" calcext:value-type="float">
            <text:p>196366</text:p>
          </table:table-cell>
          <table:table-cell/>
          <table:table-cell table:formula="of:=[.D1498]+[.E1499]" office:value-type="float" office:value="34574216278" calcext:value-type="float">
            <text:p>34574216278</text:p>
          </table:table-cell>
          <table:table-cell table:formula="of:=[.F1499]*7770" office:value-type="float" office:value="46557840" calcext:value-type="float">
            <text:p>46557840</text:p>
          </table:table-cell>
          <table:table-cell table:formula="of:=[.F1497]+8" office:value-type="float" office:value="5992" calcext:value-type="float">
            <text:p>5992</text:p>
          </table:table-cell>
          <table:table-cell table:number-columns-repeated="8"/>
        </table:table-row>
        <table:table-row table:style-name="ro1">
          <table:table-cell table:formula="of:=[.A1499]+15295" office:value-type="float" office:value="22934731" calcext:value-type="float">
            <text:p>22934731</text:p>
          </table:table-cell>
          <table:table-cell table:formula="of:=[.B1499]+131" office:value-type="float" office:value="196497" calcext:value-type="float">
            <text:p>196497</text:p>
          </table:table-cell>
          <table:table-cell/>
          <table:table-cell table:formula="of:=[.D1499]+[.E1500]" office:value-type="float" office:value="34619947770" calcext:value-type="float">
            <text:p>34619947770</text:p>
          </table:table-cell>
          <table:table-cell table:formula="of:=[.G1500]*7627" office:value-type="float" office:value="45731492" calcext:value-type="float">
            <text:p>45731492</text:p>
          </table:table-cell>
          <table:table-cell/>
          <table:table-cell table:formula="of:=[.G1498]+8" office:value-type="float" office:value="5996" calcext:value-type="float">
            <text:p>5996</text:p>
          </table:table-cell>
          <table:table-cell table:number-columns-repeated="7"/>
        </table:table-row>
        <table:table-row table:style-name="ro1">
          <table:table-cell table:formula="of:=[.A1500]+15295" office:value-type="float" office:value="22950026" calcext:value-type="float">
            <text:p>22950026</text:p>
          </table:table-cell>
          <table:table-cell table:formula="of:=[.B1500]+131" office:value-type="float" office:value="196628" calcext:value-type="float">
            <text:p>196628</text:p>
          </table:table-cell>
          <table:table-cell/>
          <table:table-cell table:formula="of:=[.D1500]+[.E1501]" office:value-type="float" office:value="34666567770" calcext:value-type="float">
            <text:p>34666567770</text:p>
          </table:table-cell>
          <table:table-cell table:formula="of:=[.F1501]*7770" office:value-type="float" office:value="46620000" calcext:value-type="float">
            <text:p>46620000</text:p>
          </table:table-cell>
          <table:table-cell table:formula="of:=[.F1499]+8" office:value-type="float" office:value="6000" calcext:value-type="float">
            <text:p>6000</text:p>
          </table:table-cell>
          <table:table-cell table:number-columns-repeated="8"/>
        </table:table-row>
        <table:table-row table:style-name="ro1">
          <table:table-cell table:formula="of:=[.A1501]+15295" office:value-type="float" office:value="22965321" calcext:value-type="float">
            <text:p>22965321</text:p>
          </table:table-cell>
          <table:table-cell table:formula="of:=[.B1501]+131" office:value-type="float" office:value="196759" calcext:value-type="float">
            <text:p>196759</text:p>
          </table:table-cell>
          <table:table-cell/>
          <table:table-cell table:formula="of:=[.D1501]+[.E1502]" office:value-type="float" office:value="34712360278" calcext:value-type="float">
            <text:p>34712360278</text:p>
          </table:table-cell>
          <table:table-cell table:formula="of:=[.G1502]*7627" office:value-type="float" office:value="45792508" calcext:value-type="float">
            <text:p>45792508</text:p>
          </table:table-cell>
          <table:table-cell/>
          <table:table-cell table:formula="of:=[.G1500]+8" office:value-type="float" office:value="6004" calcext:value-type="float">
            <text:p>6004</text:p>
          </table:table-cell>
          <table:table-cell table:number-columns-repeated="7"/>
        </table:table-row>
        <table:table-row table:style-name="ro1">
          <table:table-cell table:formula="of:=[.A1502]+15295" office:value-type="float" office:value="22980616" calcext:value-type="float">
            <text:p>22980616</text:p>
          </table:table-cell>
          <table:table-cell table:formula="of:=[.B1502]+131" office:value-type="float" office:value="196890" calcext:value-type="float">
            <text:p>196890</text:p>
          </table:table-cell>
          <table:table-cell/>
          <table:table-cell table:formula="of:=[.D1502]+[.E1503]" office:value-type="float" office:value="34759042438" calcext:value-type="float">
            <text:p>34759042438</text:p>
          </table:table-cell>
          <table:table-cell table:formula="of:=[.F1503]*7770" office:value-type="float" office:value="46682160" calcext:value-type="float">
            <text:p>46682160</text:p>
          </table:table-cell>
          <table:table-cell table:formula="of:=[.F1501]+8" office:value-type="float" office:value="6008" calcext:value-type="float">
            <text:p>6008</text:p>
          </table:table-cell>
          <table:table-cell table:number-columns-repeated="8"/>
        </table:table-row>
        <table:table-row table:style-name="ro1">
          <table:table-cell table:formula="of:=[.A1503]+15295" office:value-type="float" office:value="22995911" calcext:value-type="float">
            <text:p>22995911</text:p>
          </table:table-cell>
          <table:table-cell table:formula="of:=[.B1503]+131" office:value-type="float" office:value="197021" calcext:value-type="float">
            <text:p>197021</text:p>
          </table:table-cell>
          <table:table-cell/>
          <table:table-cell table:formula="of:=[.D1503]+[.E1504]" office:value-type="float" office:value="34804895962" calcext:value-type="float">
            <text:p>34804895962</text:p>
          </table:table-cell>
          <table:table-cell table:formula="of:=[.G1504]*7627" office:value-type="float" office:value="45853524" calcext:value-type="float">
            <text:p>45853524</text:p>
          </table:table-cell>
          <table:table-cell/>
          <table:table-cell table:formula="of:=[.G1502]+8" office:value-type="float" office:value="6012" calcext:value-type="float">
            <text:p>6012</text:p>
          </table:table-cell>
          <table:table-cell table:number-columns-repeated="7"/>
        </table:table-row>
        <table:table-row table:style-name="ro1">
          <table:table-cell table:formula="of:=[.A1504]+15295" office:value-type="float" office:value="23011206" calcext:value-type="float">
            <text:p>23011206</text:p>
          </table:table-cell>
          <table:table-cell table:formula="of:=[.B1504]+131" office:value-type="float" office:value="197152" calcext:value-type="float">
            <text:p>197152</text:p>
          </table:table-cell>
          <table:table-cell/>
          <table:table-cell table:formula="of:=[.D1504]+[.E1505]" office:value-type="float" office:value="34851640282" calcext:value-type="float">
            <text:p>34851640282</text:p>
          </table:table-cell>
          <table:table-cell table:formula="of:=[.F1505]*7770" office:value-type="float" office:value="46744320" calcext:value-type="float">
            <text:p>46744320</text:p>
          </table:table-cell>
          <table:table-cell table:formula="of:=[.F1503]+8" office:value-type="float" office:value="6016" calcext:value-type="float">
            <text:p>6016</text:p>
          </table:table-cell>
          <table:table-cell table:number-columns-repeated="8"/>
        </table:table-row>
        <table:table-row table:style-name="ro1">
          <table:table-cell table:formula="of:=[.A1505]+15295" office:value-type="float" office:value="23026501" calcext:value-type="float">
            <text:p>23026501</text:p>
          </table:table-cell>
          <table:table-cell table:formula="of:=[.B1505]+131" office:value-type="float" office:value="197283" calcext:value-type="float">
            <text:p>197283</text:p>
          </table:table-cell>
          <table:table-cell/>
          <table:table-cell table:formula="of:=[.D1505]+[.E1506]" office:value-type="float" office:value="34897554822" calcext:value-type="float">
            <text:p>34897554822</text:p>
          </table:table-cell>
          <table:table-cell table:formula="of:=[.G1506]*7627" office:value-type="float" office:value="45914540" calcext:value-type="float">
            <text:p>45914540</text:p>
          </table:table-cell>
          <table:table-cell/>
          <table:table-cell table:formula="of:=[.G1504]+8" office:value-type="float" office:value="6020" calcext:value-type="float">
            <text:p>6020</text:p>
          </table:table-cell>
          <table:table-cell table:number-columns-repeated="7"/>
        </table:table-row>
        <table:table-row table:style-name="ro1">
          <table:table-cell table:formula="of:=[.A1506]+15295" office:value-type="float" office:value="23041796" calcext:value-type="float">
            <text:p>23041796</text:p>
          </table:table-cell>
          <table:table-cell table:formula="of:=[.B1506]+131" office:value-type="float" office:value="197414" calcext:value-type="float">
            <text:p>197414</text:p>
          </table:table-cell>
          <table:table-cell/>
          <table:table-cell table:formula="of:=[.D1506]+[.E1507]" office:value-type="float" office:value="34944361302" calcext:value-type="float">
            <text:p>34944361302</text:p>
          </table:table-cell>
          <table:table-cell table:formula="of:=[.F1507]*7770" office:value-type="float" office:value="46806480" calcext:value-type="float">
            <text:p>46806480</text:p>
          </table:table-cell>
          <table:table-cell table:formula="of:=[.F1505]+8" office:value-type="float" office:value="6024" calcext:value-type="float">
            <text:p>6024</text:p>
          </table:table-cell>
          <table:table-cell table:number-columns-repeated="8"/>
        </table:table-row>
        <table:table-row table:style-name="ro1">
          <table:table-cell table:formula="of:=[.A1507]+15295" office:value-type="float" office:value="23057091" calcext:value-type="float">
            <text:p>23057091</text:p>
          </table:table-cell>
          <table:table-cell table:formula="of:=[.B1507]+131" office:value-type="float" office:value="197545" calcext:value-type="float">
            <text:p>197545</text:p>
          </table:table-cell>
          <table:table-cell/>
          <table:table-cell table:formula="of:=[.D1507]+[.E1508]" office:value-type="float" office:value="34990336858" calcext:value-type="float">
            <text:p>34990336858</text:p>
          </table:table-cell>
          <table:table-cell table:formula="of:=[.G1508]*7627" office:value-type="float" office:value="45975556" calcext:value-type="float">
            <text:p>45975556</text:p>
          </table:table-cell>
          <table:table-cell/>
          <table:table-cell table:formula="of:=[.G1506]+8" office:value-type="float" office:value="6028" calcext:value-type="float">
            <text:p>6028</text:p>
          </table:table-cell>
          <table:table-cell table:number-columns-repeated="7"/>
        </table:table-row>
        <table:table-row table:style-name="ro1">
          <table:table-cell table:formula="of:=[.A1508]+15295" office:value-type="float" office:value="23072386" calcext:value-type="float">
            <text:p>23072386</text:p>
          </table:table-cell>
          <table:table-cell table:formula="of:=[.B1508]+131" office:value-type="float" office:value="197676" calcext:value-type="float">
            <text:p>197676</text:p>
          </table:table-cell>
          <table:table-cell/>
          <table:table-cell table:formula="of:=[.D1508]+[.E1509]" office:value-type="float" office:value="35037205498" calcext:value-type="float">
            <text:p>35037205498</text:p>
          </table:table-cell>
          <table:table-cell table:formula="of:=[.F1509]*7770" office:value-type="float" office:value="46868640" calcext:value-type="float">
            <text:p>46868640</text:p>
          </table:table-cell>
          <table:table-cell table:formula="of:=[.F1507]+8" office:value-type="float" office:value="6032" calcext:value-type="float">
            <text:p>6032</text:p>
          </table:table-cell>
          <table:table-cell table:number-columns-repeated="8"/>
        </table:table-row>
        <table:table-row table:style-name="ro1">
          <table:table-cell table:formula="of:=[.A1509]+15295" office:value-type="float" office:value="23087681" calcext:value-type="float">
            <text:p>23087681</text:p>
          </table:table-cell>
          <table:table-cell table:formula="of:=[.B1509]+131" office:value-type="float" office:value="197807" calcext:value-type="float">
            <text:p>197807</text:p>
          </table:table-cell>
          <table:table-cell/>
          <table:table-cell table:formula="of:=[.D1509]+[.E1510]" office:value-type="float" office:value="35083242070" calcext:value-type="float">
            <text:p>35083242070</text:p>
          </table:table-cell>
          <table:table-cell table:formula="of:=[.G1510]*7627" office:value-type="float" office:value="46036572" calcext:value-type="float">
            <text:p>46036572</text:p>
          </table:table-cell>
          <table:table-cell/>
          <table:table-cell table:formula="of:=[.G1508]+8" office:value-type="float" office:value="6036" calcext:value-type="float">
            <text:p>6036</text:p>
          </table:table-cell>
          <table:table-cell table:number-columns-repeated="7"/>
        </table:table-row>
        <table:table-row table:style-name="ro1">
          <table:table-cell table:formula="of:=[.A1510]+15295" office:value-type="float" office:value="23102976" calcext:value-type="float">
            <text:p>23102976</text:p>
          </table:table-cell>
          <table:table-cell table:formula="of:=[.B1510]+131" office:value-type="float" office:value="197938" calcext:value-type="float">
            <text:p>197938</text:p>
          </table:table-cell>
          <table:table-cell/>
          <table:table-cell table:formula="of:=[.D1510]+[.E1511]" office:value-type="float" office:value="35130172870" calcext:value-type="float">
            <text:p>35130172870</text:p>
          </table:table-cell>
          <table:table-cell table:formula="of:=[.F1511]*7770" office:value-type="float" office:value="46930800" calcext:value-type="float">
            <text:p>46930800</text:p>
          </table:table-cell>
          <table:table-cell table:formula="of:=[.F1509]+8" office:value-type="float" office:value="6040" calcext:value-type="float">
            <text:p>6040</text:p>
          </table:table-cell>
          <table:table-cell table:number-columns-repeated="8"/>
        </table:table-row>
        <table:table-row table:style-name="ro1">
          <table:table-cell table:formula="of:=[.A1511]+15295" office:value-type="float" office:value="23118271" calcext:value-type="float">
            <text:p>23118271</text:p>
          </table:table-cell>
          <table:table-cell table:formula="of:=[.B1511]+131" office:value-type="float" office:value="198069" calcext:value-type="float">
            <text:p>198069</text:p>
          </table:table-cell>
          <table:table-cell/>
          <table:table-cell table:formula="of:=[.D1511]+[.E1512]" office:value-type="float" office:value="35176270458" calcext:value-type="float">
            <text:p>35176270458</text:p>
          </table:table-cell>
          <table:table-cell table:formula="of:=[.G1512]*7627" office:value-type="float" office:value="46097588" calcext:value-type="float">
            <text:p>46097588</text:p>
          </table:table-cell>
          <table:table-cell/>
          <table:table-cell table:formula="of:=[.G1510]+8" office:value-type="float" office:value="6044" calcext:value-type="float">
            <text:p>6044</text:p>
          </table:table-cell>
          <table:table-cell table:number-columns-repeated="7"/>
        </table:table-row>
        <table:table-row table:style-name="ro1">
          <table:table-cell table:formula="of:=[.A1512]+15295" office:value-type="float" office:value="23133566" calcext:value-type="float">
            <text:p>23133566</text:p>
          </table:table-cell>
          <table:table-cell table:formula="of:=[.B1512]+131" office:value-type="float" office:value="198200" calcext:value-type="float">
            <text:p>198200</text:p>
          </table:table-cell>
          <table:table-cell/>
          <table:table-cell table:formula="of:=[.D1512]+[.E1513]" office:value-type="float" office:value="35223263418" calcext:value-type="float">
            <text:p>35223263418</text:p>
          </table:table-cell>
          <table:table-cell table:formula="of:=[.F1513]*7770" office:value-type="float" office:value="46992960" calcext:value-type="float">
            <text:p>46992960</text:p>
          </table:table-cell>
          <table:table-cell table:formula="of:=[.F1511]+8" office:value-type="float" office:value="6048" calcext:value-type="float">
            <text:p>6048</text:p>
          </table:table-cell>
          <table:table-cell table:number-columns-repeated="8"/>
        </table:table-row>
        <table:table-row table:style-name="ro1">
          <table:table-cell table:formula="of:=[.A1513]+15295" office:value-type="float" office:value="23148861" calcext:value-type="float">
            <text:p>23148861</text:p>
          </table:table-cell>
          <table:table-cell table:formula="of:=[.B1513]+131" office:value-type="float" office:value="198331" calcext:value-type="float">
            <text:p>198331</text:p>
          </table:table-cell>
          <table:table-cell/>
          <table:table-cell table:formula="of:=[.D1513]+[.E1514]" office:value-type="float" office:value="35269422022" calcext:value-type="float">
            <text:p>35269422022</text:p>
          </table:table-cell>
          <table:table-cell table:formula="of:=[.G1514]*7627" office:value-type="float" office:value="46158604" calcext:value-type="float">
            <text:p>46158604</text:p>
          </table:table-cell>
          <table:table-cell/>
          <table:table-cell table:formula="of:=[.G1512]+8" office:value-type="float" office:value="6052" calcext:value-type="float">
            <text:p>6052</text:p>
          </table:table-cell>
          <table:table-cell table:number-columns-repeated="7"/>
        </table:table-row>
        <table:table-row table:style-name="ro1">
          <table:table-cell table:formula="of:=[.A1514]+15295" office:value-type="float" office:value="23164156" calcext:value-type="float">
            <text:p>23164156</text:p>
          </table:table-cell>
          <table:table-cell table:formula="of:=[.B1514]+131" office:value-type="float" office:value="198462" calcext:value-type="float">
            <text:p>198462</text:p>
          </table:table-cell>
          <table:table-cell/>
          <table:table-cell table:formula="of:=[.D1514]+[.E1515]" office:value-type="float" office:value="35316477142" calcext:value-type="float">
            <text:p>35316477142</text:p>
          </table:table-cell>
          <table:table-cell table:formula="of:=[.F1515]*7770" office:value-type="float" office:value="47055120" calcext:value-type="float">
            <text:p>47055120</text:p>
          </table:table-cell>
          <table:table-cell table:formula="of:=[.F1513]+8" office:value-type="float" office:value="6056" calcext:value-type="float">
            <text:p>6056</text:p>
          </table:table-cell>
          <table:table-cell table:number-columns-repeated="8"/>
        </table:table-row>
        <table:table-row table:style-name="ro1">
          <table:table-cell table:formula="of:=[.A1515]+15295" office:value-type="float" office:value="23179451" calcext:value-type="float">
            <text:p>23179451</text:p>
          </table:table-cell>
          <table:table-cell table:formula="of:=[.B1515]+131" office:value-type="float" office:value="198593" calcext:value-type="float">
            <text:p>198593</text:p>
          </table:table-cell>
          <table:table-cell/>
          <table:table-cell table:formula="of:=[.D1515]+[.E1516]" office:value-type="float" office:value="35362696762" calcext:value-type="float">
            <text:p>35362696762</text:p>
          </table:table-cell>
          <table:table-cell table:formula="of:=[.G1516]*7627" office:value-type="float" office:value="46219620" calcext:value-type="float">
            <text:p>46219620</text:p>
          </table:table-cell>
          <table:table-cell/>
          <table:table-cell table:formula="of:=[.G1514]+8" office:value-type="float" office:value="6060" calcext:value-type="float">
            <text:p>6060</text:p>
          </table:table-cell>
          <table:table-cell table:number-columns-repeated="7"/>
        </table:table-row>
        <table:table-row table:style-name="ro1">
          <table:table-cell table:formula="of:=[.A1516]+15295" office:value-type="float" office:value="23194746" calcext:value-type="float">
            <text:p>23194746</text:p>
          </table:table-cell>
          <table:table-cell table:formula="of:=[.B1516]+131" office:value-type="float" office:value="198724" calcext:value-type="float">
            <text:p>198724</text:p>
          </table:table-cell>
          <table:table-cell/>
          <table:table-cell table:formula="of:=[.D1516]+[.E1517]" office:value-type="float" office:value="35409814042" calcext:value-type="float">
            <text:p>35409814042</text:p>
          </table:table-cell>
          <table:table-cell table:formula="of:=[.F1517]*7770" office:value-type="float" office:value="47117280" calcext:value-type="float">
            <text:p>47117280</text:p>
          </table:table-cell>
          <table:table-cell table:formula="of:=[.F1515]+8" office:value-type="float" office:value="6064" calcext:value-type="float">
            <text:p>6064</text:p>
          </table:table-cell>
          <table:table-cell table:number-columns-repeated="8"/>
        </table:table-row>
        <table:table-row table:style-name="ro1">
          <table:table-cell table:formula="of:=[.A1517]+15295" office:value-type="float" office:value="23210041" calcext:value-type="float">
            <text:p>23210041</text:p>
          </table:table-cell>
          <table:table-cell table:formula="of:=[.B1517]+131" office:value-type="float" office:value="198855" calcext:value-type="float">
            <text:p>198855</text:p>
          </table:table-cell>
          <table:table-cell/>
          <table:table-cell table:formula="of:=[.D1517]+[.E1518]" office:value-type="float" office:value="35456094678" calcext:value-type="float">
            <text:p>35456094678</text:p>
          </table:table-cell>
          <table:table-cell table:formula="of:=[.G1518]*7627" office:value-type="float" office:value="46280636" calcext:value-type="float">
            <text:p>46280636</text:p>
          </table:table-cell>
          <table:table-cell/>
          <table:table-cell table:formula="of:=[.G1516]+8" office:value-type="float" office:value="6068" calcext:value-type="float">
            <text:p>6068</text:p>
          </table:table-cell>
          <table:table-cell table:number-columns-repeated="7"/>
        </table:table-row>
        <table:table-row table:style-name="ro1">
          <table:table-cell table:formula="of:=[.A1518]+15295" office:value-type="float" office:value="23225336" calcext:value-type="float">
            <text:p>23225336</text:p>
          </table:table-cell>
          <table:table-cell table:formula="of:=[.B1518]+131" office:value-type="float" office:value="198986" calcext:value-type="float">
            <text:p>198986</text:p>
          </table:table-cell>
          <table:table-cell/>
          <table:table-cell table:formula="of:=[.D1518]+[.E1519]" office:value-type="float" office:value="35503274118" calcext:value-type="float">
            <text:p>35503274118</text:p>
          </table:table-cell>
          <table:table-cell table:formula="of:=[.F1519]*7770" office:value-type="float" office:value="47179440" calcext:value-type="float">
            <text:p>47179440</text:p>
          </table:table-cell>
          <table:table-cell table:formula="of:=[.F1517]+8" office:value-type="float" office:value="6072" calcext:value-type="float">
            <text:p>6072</text:p>
          </table:table-cell>
          <table:table-cell table:number-columns-repeated="8"/>
        </table:table-row>
        <table:table-row table:style-name="ro1">
          <table:table-cell table:formula="of:=[.A1519]+15295" office:value-type="float" office:value="23240631" calcext:value-type="float">
            <text:p>23240631</text:p>
          </table:table-cell>
          <table:table-cell table:formula="of:=[.B1519]+131" office:value-type="float" office:value="199117" calcext:value-type="float">
            <text:p>199117</text:p>
          </table:table-cell>
          <table:table-cell/>
          <table:table-cell table:formula="of:=[.D1519]+[.E1520]" office:value-type="float" office:value="35549615770" calcext:value-type="float">
            <text:p>35549615770</text:p>
          </table:table-cell>
          <table:table-cell table:formula="of:=[.G1520]*7627" office:value-type="float" office:value="46341652" calcext:value-type="float">
            <text:p>46341652</text:p>
          </table:table-cell>
          <table:table-cell/>
          <table:table-cell table:formula="of:=[.G1518]+8" office:value-type="float" office:value="6076" calcext:value-type="float">
            <text:p>6076</text:p>
          </table:table-cell>
          <table:table-cell table:number-columns-repeated="7"/>
        </table:table-row>
        <table:table-row table:style-name="ro1">
          <table:table-cell table:formula="of:=[.A1520]+15295" office:value-type="float" office:value="23255926" calcext:value-type="float">
            <text:p>23255926</text:p>
          </table:table-cell>
          <table:table-cell table:formula="of:=[.B1520]+131" office:value-type="float" office:value="199248" calcext:value-type="float">
            <text:p>199248</text:p>
          </table:table-cell>
          <table:table-cell/>
          <table:table-cell table:formula="of:=[.D1520]+[.E1521]" office:value-type="float" office:value="35596857370" calcext:value-type="float">
            <text:p>35596857370</text:p>
          </table:table-cell>
          <table:table-cell table:formula="of:=[.F1521]*7770" office:value-type="float" office:value="47241600" calcext:value-type="float">
            <text:p>47241600</text:p>
          </table:table-cell>
          <table:table-cell table:formula="of:=[.F1519]+8" office:value-type="float" office:value="6080" calcext:value-type="float">
            <text:p>6080</text:p>
          </table:table-cell>
          <table:table-cell table:number-columns-repeated="8"/>
        </table:table-row>
        <table:table-row table:style-name="ro1">
          <table:table-cell table:formula="of:=[.A1521]+15295" office:value-type="float" office:value="23271221" calcext:value-type="float">
            <text:p>23271221</text:p>
          </table:table-cell>
          <table:table-cell table:formula="of:=[.B1521]+131" office:value-type="float" office:value="199379" calcext:value-type="float">
            <text:p>199379</text:p>
          </table:table-cell>
          <table:table-cell/>
          <table:table-cell table:formula="of:=[.D1521]+[.E1522]" office:value-type="float" office:value="35643260038" calcext:value-type="float">
            <text:p>35643260038</text:p>
          </table:table-cell>
          <table:table-cell table:formula="of:=[.G1522]*7627" office:value-type="float" office:value="46402668" calcext:value-type="float">
            <text:p>46402668</text:p>
          </table:table-cell>
          <table:table-cell/>
          <table:table-cell table:formula="of:=[.G1520]+8" office:value-type="float" office:value="6084" calcext:value-type="float">
            <text:p>6084</text:p>
          </table:table-cell>
          <table:table-cell table:number-columns-repeated="7"/>
        </table:table-row>
        <table:table-row table:style-name="ro1">
          <table:table-cell table:formula="of:=[.A1522]+15295" office:value-type="float" office:value="23286516" calcext:value-type="float">
            <text:p>23286516</text:p>
          </table:table-cell>
          <table:table-cell table:formula="of:=[.B1522]+131" office:value-type="float" office:value="199510" calcext:value-type="float">
            <text:p>199510</text:p>
          </table:table-cell>
          <table:table-cell/>
          <table:table-cell table:formula="of:=[.D1522]+[.E1523]" office:value-type="float" office:value="35690563798" calcext:value-type="float">
            <text:p>35690563798</text:p>
          </table:table-cell>
          <table:table-cell table:formula="of:=[.F1523]*7770" office:value-type="float" office:value="47303760" calcext:value-type="float">
            <text:p>47303760</text:p>
          </table:table-cell>
          <table:table-cell table:formula="of:=[.F1521]+8" office:value-type="float" office:value="6088" calcext:value-type="float">
            <text:p>6088</text:p>
          </table:table-cell>
          <table:table-cell table:number-columns-repeated="8"/>
        </table:table-row>
        <table:table-row table:style-name="ro1">
          <table:table-cell table:formula="of:=[.A1523]+15295" office:value-type="float" office:value="23301811" calcext:value-type="float">
            <text:p>23301811</text:p>
          </table:table-cell>
          <table:table-cell table:formula="of:=[.B1523]+131" office:value-type="float" office:value="199641" calcext:value-type="float">
            <text:p>199641</text:p>
          </table:table-cell>
          <table:table-cell/>
          <table:table-cell table:formula="of:=[.D1523]+[.E1524]" office:value-type="float" office:value="35737027482" calcext:value-type="float">
            <text:p>35737027482</text:p>
          </table:table-cell>
          <table:table-cell table:formula="of:=[.G1524]*7627" office:value-type="float" office:value="46463684" calcext:value-type="float">
            <text:p>46463684</text:p>
          </table:table-cell>
          <table:table-cell/>
          <table:table-cell table:formula="of:=[.G1522]+8" office:value-type="float" office:value="6092" calcext:value-type="float">
            <text:p>6092</text:p>
          </table:table-cell>
          <table:table-cell table:number-columns-repeated="7"/>
        </table:table-row>
        <table:table-row table:style-name="ro1">
          <table:table-cell table:formula="of:=[.A1524]+15295" office:value-type="float" office:value="23317106" calcext:value-type="float">
            <text:p>23317106</text:p>
          </table:table-cell>
          <table:table-cell table:formula="of:=[.B1524]+131" office:value-type="float" office:value="199772" calcext:value-type="float">
            <text:p>199772</text:p>
          </table:table-cell>
          <table:table-cell/>
          <table:table-cell table:formula="of:=[.D1524]+[.E1525]" office:value-type="float" office:value="35784393402" calcext:value-type="float">
            <text:p>35784393402</text:p>
          </table:table-cell>
          <table:table-cell table:formula="of:=[.F1525]*7770" office:value-type="float" office:value="47365920" calcext:value-type="float">
            <text:p>47365920</text:p>
          </table:table-cell>
          <table:table-cell table:formula="of:=[.F1523]+8" office:value-type="float" office:value="6096" calcext:value-type="float">
            <text:p>6096</text:p>
          </table:table-cell>
          <table:table-cell table:number-columns-repeated="8"/>
        </table:table-row>
        <table:table-row table:style-name="ro1">
          <table:table-cell table:formula="of:=[.A1525]+15295" office:value-type="float" office:value="23332401" calcext:value-type="float">
            <text:p>23332401</text:p>
          </table:table-cell>
          <table:table-cell table:formula="of:=[.B1525]+131" office:value-type="float" office:value="199903" calcext:value-type="float">
            <text:p>199903</text:p>
          </table:table-cell>
          <table:table-cell/>
          <table:table-cell table:formula="of:=[.D1525]+[.E1526]" office:value-type="float" office:value="35830918102" calcext:value-type="float">
            <text:p>35830918102</text:p>
          </table:table-cell>
          <table:table-cell table:formula="of:=[.G1526]*7627" office:value-type="float" office:value="46524700" calcext:value-type="float">
            <text:p>46524700</text:p>
          </table:table-cell>
          <table:table-cell/>
          <table:table-cell table:formula="of:=[.G1524]+8" office:value-type="float" office:value="6100" calcext:value-type="float">
            <text:p>6100</text:p>
          </table:table-cell>
          <table:table-cell table:number-columns-repeated="7"/>
        </table:table-row>
        <table:table-row table:style-name="ro1">
          <table:table-cell table:formula="of:=[.A1526]+15295" office:value-type="float" office:value="23347696" calcext:value-type="float">
            <text:p>23347696</text:p>
          </table:table-cell>
          <table:table-cell table:formula="of:=[.B1526]+131" office:value-type="float" office:value="200034" calcext:value-type="float">
            <text:p>200034</text:p>
          </table:table-cell>
          <table:table-cell/>
          <table:table-cell table:formula="of:=[.D1526]+[.E1527]" office:value-type="float" office:value="35878346182" calcext:value-type="float">
            <text:p>35878346182</text:p>
          </table:table-cell>
          <table:table-cell table:formula="of:=[.F1527]*7770" office:value-type="float" office:value="47428080" calcext:value-type="float">
            <text:p>47428080</text:p>
          </table:table-cell>
          <table:table-cell table:formula="of:=[.F1525]+8" office:value-type="float" office:value="6104" calcext:value-type="float">
            <text:p>6104</text:p>
          </table:table-cell>
          <table:table-cell table:number-columns-repeated="8"/>
        </table:table-row>
        <table:table-row table:style-name="ro1">
          <table:table-cell table:formula="of:=[.A1527]+15295" office:value-type="float" office:value="23362991" calcext:value-type="float">
            <text:p>23362991</text:p>
          </table:table-cell>
          <table:table-cell table:formula="of:=[.B1527]+131" office:value-type="float" office:value="200165" calcext:value-type="float">
            <text:p>200165</text:p>
          </table:table-cell>
          <table:table-cell/>
          <table:table-cell table:formula="of:=[.D1527]+[.E1528]" office:value-type="float" office:value="35924931898" calcext:value-type="float">
            <text:p>35924931898</text:p>
          </table:table-cell>
          <table:table-cell table:formula="of:=[.G1528]*7627" office:value-type="float" office:value="46585716" calcext:value-type="float">
            <text:p>46585716</text:p>
          </table:table-cell>
          <table:table-cell/>
          <table:table-cell table:formula="of:=[.G1526]+8" office:value-type="float" office:value="6108" calcext:value-type="float">
            <text:p>6108</text:p>
          </table:table-cell>
          <table:table-cell table:number-columns-repeated="7"/>
        </table:table-row>
        <table:table-row table:style-name="ro1">
          <table:table-cell table:formula="of:=[.A1528]+15295" office:value-type="float" office:value="23378286" calcext:value-type="float">
            <text:p>23378286</text:p>
          </table:table-cell>
          <table:table-cell table:formula="of:=[.B1528]+131" office:value-type="float" office:value="200296" calcext:value-type="float">
            <text:p>200296</text:p>
          </table:table-cell>
          <table:table-cell/>
          <table:table-cell table:formula="of:=[.D1528]+[.E1529]" office:value-type="float" office:value="35972422138" calcext:value-type="float">
            <text:p>35972422138</text:p>
          </table:table-cell>
          <table:table-cell table:formula="of:=[.F1529]*7770" office:value-type="float" office:value="47490240" calcext:value-type="float">
            <text:p>47490240</text:p>
          </table:table-cell>
          <table:table-cell table:formula="of:=[.F1527]+8" office:value-type="float" office:value="6112" calcext:value-type="float">
            <text:p>6112</text:p>
          </table:table-cell>
          <table:table-cell table:number-columns-repeated="8"/>
        </table:table-row>
        <table:table-row table:style-name="ro1">
          <table:table-cell table:formula="of:=[.A1529]+15295" office:value-type="float" office:value="23393581" calcext:value-type="float">
            <text:p>23393581</text:p>
          </table:table-cell>
          <table:table-cell table:formula="of:=[.B1529]+131" office:value-type="float" office:value="200427" calcext:value-type="float">
            <text:p>200427</text:p>
          </table:table-cell>
          <table:table-cell/>
          <table:table-cell table:formula="of:=[.D1529]+[.E1530]" office:value-type="float" office:value="36019068870" calcext:value-type="float">
            <text:p>36019068870</text:p>
          </table:table-cell>
          <table:table-cell table:formula="of:=[.G1530]*7627" office:value-type="float" office:value="46646732" calcext:value-type="float">
            <text:p>46646732</text:p>
          </table:table-cell>
          <table:table-cell/>
          <table:table-cell table:formula="of:=[.G1528]+8" office:value-type="float" office:value="6116" calcext:value-type="float">
            <text:p>6116</text:p>
          </table:table-cell>
          <table:table-cell table:number-columns-repeated="7"/>
        </table:table-row>
        <table:table-row table:style-name="ro1">
          <table:table-cell table:formula="of:=[.A1530]+15295" office:value-type="float" office:value="23408876" calcext:value-type="float">
            <text:p>23408876</text:p>
          </table:table-cell>
          <table:table-cell table:formula="of:=[.B1530]+131" office:value-type="float" office:value="200558" calcext:value-type="float">
            <text:p>200558</text:p>
          </table:table-cell>
          <table:table-cell/>
          <table:table-cell table:formula="of:=[.D1530]+[.E1531]" office:value-type="float" office:value="36066621270" calcext:value-type="float">
            <text:p>36066621270</text:p>
          </table:table-cell>
          <table:table-cell table:formula="of:=[.F1531]*7770" office:value-type="float" office:value="47552400" calcext:value-type="float">
            <text:p>47552400</text:p>
          </table:table-cell>
          <table:table-cell table:formula="of:=[.F1529]+8" office:value-type="float" office:value="6120" calcext:value-type="float">
            <text:p>6120</text:p>
          </table:table-cell>
          <table:table-cell table:number-columns-repeated="8"/>
        </table:table-row>
        <table:table-row table:style-name="ro1">
          <table:table-cell table:formula="of:=[.A1531]+15295" office:value-type="float" office:value="23424171" calcext:value-type="float">
            <text:p>23424171</text:p>
          </table:table-cell>
          <table:table-cell table:formula="of:=[.B1531]+131" office:value-type="float" office:value="200689" calcext:value-type="float">
            <text:p>200689</text:p>
          </table:table-cell>
          <table:table-cell/>
          <table:table-cell table:formula="of:=[.D1531]+[.E1532]" office:value-type="float" office:value="36113329018" calcext:value-type="float">
            <text:p>36113329018</text:p>
          </table:table-cell>
          <table:table-cell table:formula="of:=[.G1532]*7627" office:value-type="float" office:value="46707748" calcext:value-type="float">
            <text:p>46707748</text:p>
          </table:table-cell>
          <table:table-cell/>
          <table:table-cell table:formula="of:=[.G1530]+8" office:value-type="float" office:value="6124" calcext:value-type="float">
            <text:p>6124</text:p>
          </table:table-cell>
          <table:table-cell table:number-columns-repeated="7"/>
        </table:table-row>
        <table:table-row table:style-name="ro1">
          <table:table-cell table:formula="of:=[.A1532]+15295" office:value-type="float" office:value="23439466" calcext:value-type="float">
            <text:p>23439466</text:p>
          </table:table-cell>
          <table:table-cell table:formula="of:=[.B1532]+131" office:value-type="float" office:value="200820" calcext:value-type="float">
            <text:p>200820</text:p>
          </table:table-cell>
          <table:table-cell/>
          <table:table-cell table:formula="of:=[.D1532]+[.E1533]" office:value-type="float" office:value="36160943578" calcext:value-type="float">
            <text:p>36160943578</text:p>
          </table:table-cell>
          <table:table-cell table:formula="of:=[.F1533]*7770" office:value-type="float" office:value="47614560" calcext:value-type="float">
            <text:p>47614560</text:p>
          </table:table-cell>
          <table:table-cell table:formula="of:=[.F1531]+8" office:value-type="float" office:value="6128" calcext:value-type="float">
            <text:p>6128</text:p>
          </table:table-cell>
          <table:table-cell table:number-columns-repeated="8"/>
        </table:table-row>
        <table:table-row table:style-name="ro1">
          <table:table-cell table:formula="of:=[.A1533]+15295" office:value-type="float" office:value="23454761" calcext:value-type="float">
            <text:p>23454761</text:p>
          </table:table-cell>
          <table:table-cell table:formula="of:=[.B1533]+131" office:value-type="float" office:value="200951" calcext:value-type="float">
            <text:p>200951</text:p>
          </table:table-cell>
          <table:table-cell/>
          <table:table-cell table:formula="of:=[.D1533]+[.E1534]" office:value-type="float" office:value="36207712342" calcext:value-type="float">
            <text:p>36207712342</text:p>
          </table:table-cell>
          <table:table-cell table:formula="of:=[.G1534]*7627" office:value-type="float" office:value="46768764" calcext:value-type="float">
            <text:p>46768764</text:p>
          </table:table-cell>
          <table:table-cell/>
          <table:table-cell table:formula="of:=[.G1532]+8" office:value-type="float" office:value="6132" calcext:value-type="float">
            <text:p>6132</text:p>
          </table:table-cell>
          <table:table-cell table:number-columns-repeated="7"/>
        </table:table-row>
        <table:table-row table:style-name="ro1">
          <table:table-cell table:formula="of:=[.A1534]+15295" office:value-type="float" office:value="23470056" calcext:value-type="float">
            <text:p>23470056</text:p>
          </table:table-cell>
          <table:table-cell table:formula="of:=[.B1534]+131" office:value-type="float" office:value="201082" calcext:value-type="float">
            <text:p>201082</text:p>
          </table:table-cell>
          <table:table-cell/>
          <table:table-cell table:formula="of:=[.D1534]+[.E1535]" office:value-type="float" office:value="36255389062" calcext:value-type="float">
            <text:p>36255389062</text:p>
          </table:table-cell>
          <table:table-cell table:formula="of:=[.F1535]*7770" office:value-type="float" office:value="47676720" calcext:value-type="float">
            <text:p>47676720</text:p>
          </table:table-cell>
          <table:table-cell table:formula="of:=[.F1533]+8" office:value-type="float" office:value="6136" calcext:value-type="float">
            <text:p>6136</text:p>
          </table:table-cell>
          <table:table-cell table:number-columns-repeated="8"/>
        </table:table-row>
        <table:table-row table:style-name="ro1">
          <table:table-cell table:formula="of:=[.A1535]+15295" office:value-type="float" office:value="23485351" calcext:value-type="float">
            <text:p>23485351</text:p>
          </table:table-cell>
          <table:table-cell table:formula="of:=[.B1535]+131" office:value-type="float" office:value="201213" calcext:value-type="float">
            <text:p>201213</text:p>
          </table:table-cell>
          <table:table-cell/>
          <table:table-cell table:formula="of:=[.D1535]+[.E1536]" office:value-type="float" office:value="36302218842" calcext:value-type="float">
            <text:p>36302218842</text:p>
          </table:table-cell>
          <table:table-cell table:formula="of:=[.G1536]*7627" office:value-type="float" office:value="46829780" calcext:value-type="float">
            <text:p>46829780</text:p>
          </table:table-cell>
          <table:table-cell/>
          <table:table-cell table:formula="of:=[.G1534]+8" office:value-type="float" office:value="6140" calcext:value-type="float">
            <text:p>6140</text:p>
          </table:table-cell>
          <table:table-cell table:number-columns-repeated="7"/>
        </table:table-row>
        <table:table-row table:style-name="ro1">
          <table:table-cell table:formula="of:=[.A1536]+15295" office:value-type="float" office:value="23500646" calcext:value-type="float">
            <text:p>23500646</text:p>
          </table:table-cell>
          <table:table-cell table:formula="of:=[.B1536]+131" office:value-type="float" office:value="201344" calcext:value-type="float">
            <text:p>201344</text:p>
          </table:table-cell>
          <table:table-cell/>
          <table:table-cell table:formula="of:=[.D1536]+[.E1537]" office:value-type="float" office:value="36349957722" calcext:value-type="float">
            <text:p>36349957722</text:p>
          </table:table-cell>
          <table:table-cell table:formula="of:=[.F1537]*7770" office:value-type="float" office:value="47738880" calcext:value-type="float">
            <text:p>47738880</text:p>
          </table:table-cell>
          <table:table-cell table:formula="of:=[.F1535]+8" office:value-type="float" office:value="6144" calcext:value-type="float">
            <text:p>6144</text:p>
          </table:table-cell>
          <table:table-cell table:number-columns-repeated="8"/>
        </table:table-row>
        <table:table-row table:style-name="ro1">
          <table:table-cell table:formula="of:=[.A1537]+15295" office:value-type="float" office:value="23515941" calcext:value-type="float">
            <text:p>23515941</text:p>
          </table:table-cell>
          <table:table-cell table:formula="of:=[.B1537]+131" office:value-type="float" office:value="201475" calcext:value-type="float">
            <text:p>201475</text:p>
          </table:table-cell>
          <table:table-cell/>
          <table:table-cell table:formula="of:=[.D1537]+[.E1538]" office:value-type="float" office:value="36396848518" calcext:value-type="float">
            <text:p>36396848518</text:p>
          </table:table-cell>
          <table:table-cell table:formula="of:=[.G1538]*7627" office:value-type="float" office:value="46890796" calcext:value-type="float">
            <text:p>46890796</text:p>
          </table:table-cell>
          <table:table-cell/>
          <table:table-cell table:formula="of:=[.G1536]+8" office:value-type="float" office:value="6148" calcext:value-type="float">
            <text:p>6148</text:p>
          </table:table-cell>
          <table:table-cell table:number-columns-repeated="7"/>
        </table:table-row>
        <table:table-row table:style-name="ro1">
          <table:table-cell table:formula="of:=[.A1538]+15295" office:value-type="float" office:value="23531236" calcext:value-type="float">
            <text:p>23531236</text:p>
          </table:table-cell>
          <table:table-cell table:formula="of:=[.B1538]+131" office:value-type="float" office:value="201606" calcext:value-type="float">
            <text:p>201606</text:p>
          </table:table-cell>
          <table:table-cell/>
          <table:table-cell table:formula="of:=[.D1538]+[.E1539]" office:value-type="float" office:value="36444649558" calcext:value-type="float">
            <text:p>36444649558</text:p>
          </table:table-cell>
          <table:table-cell table:formula="of:=[.F1539]*7770" office:value-type="float" office:value="47801040" calcext:value-type="float">
            <text:p>47801040</text:p>
          </table:table-cell>
          <table:table-cell table:formula="of:=[.F1537]+8" office:value-type="float" office:value="6152" calcext:value-type="float">
            <text:p>6152</text:p>
          </table:table-cell>
          <table:table-cell table:number-columns-repeated="8"/>
        </table:table-row>
        <table:table-row table:style-name="ro1">
          <table:table-cell table:formula="of:=[.A1539]+15295" office:value-type="float" office:value="23546531" calcext:value-type="float">
            <text:p>23546531</text:p>
          </table:table-cell>
          <table:table-cell table:formula="of:=[.B1539]+131" office:value-type="float" office:value="201737" calcext:value-type="float">
            <text:p>201737</text:p>
          </table:table-cell>
          <table:table-cell/>
          <table:table-cell table:formula="of:=[.D1539]+[.E1540]" office:value-type="float" office:value="36491601370" calcext:value-type="float">
            <text:p>36491601370</text:p>
          </table:table-cell>
          <table:table-cell table:formula="of:=[.G1540]*7627" office:value-type="float" office:value="46951812" calcext:value-type="float">
            <text:p>46951812</text:p>
          </table:table-cell>
          <table:table-cell/>
          <table:table-cell table:formula="of:=[.G1538]+8" office:value-type="float" office:value="6156" calcext:value-type="float">
            <text:p>6156</text:p>
          </table:table-cell>
          <table:table-cell table:number-columns-repeated="7"/>
        </table:table-row>
        <table:table-row table:style-name="ro1">
          <table:table-cell table:formula="of:=[.A1540]+15295" office:value-type="float" office:value="23561826" calcext:value-type="float">
            <text:p>23561826</text:p>
          </table:table-cell>
          <table:table-cell table:formula="of:=[.B1540]+131" office:value-type="float" office:value="201868" calcext:value-type="float">
            <text:p>201868</text:p>
          </table:table-cell>
          <table:table-cell/>
          <table:table-cell table:formula="of:=[.D1540]+[.E1541]" office:value-type="float" office:value="36539464570" calcext:value-type="float">
            <text:p>36539464570</text:p>
          </table:table-cell>
          <table:table-cell table:formula="of:=[.F1541]*7770" office:value-type="float" office:value="47863200" calcext:value-type="float">
            <text:p>47863200</text:p>
          </table:table-cell>
          <table:table-cell table:formula="of:=[.F1539]+8" office:value-type="float" office:value="6160" calcext:value-type="float">
            <text:p>6160</text:p>
          </table:table-cell>
          <table:table-cell table:number-columns-repeated="8"/>
        </table:table-row>
        <table:table-row table:style-name="ro1">
          <table:table-cell table:formula="of:=[.A1541]+15295" office:value-type="float" office:value="23577121" calcext:value-type="float">
            <text:p>23577121</text:p>
          </table:table-cell>
          <table:table-cell table:formula="of:=[.B1541]+131" office:value-type="float" office:value="201999" calcext:value-type="float">
            <text:p>201999</text:p>
          </table:table-cell>
          <table:table-cell/>
          <table:table-cell table:formula="of:=[.D1541]+[.E1542]" office:value-type="float" office:value="36586477398" calcext:value-type="float">
            <text:p>36586477398</text:p>
          </table:table-cell>
          <table:table-cell table:formula="of:=[.G1542]*7627" office:value-type="float" office:value="47012828" calcext:value-type="float">
            <text:p>47012828</text:p>
          </table:table-cell>
          <table:table-cell/>
          <table:table-cell table:formula="of:=[.G1540]+8" office:value-type="float" office:value="6164" calcext:value-type="float">
            <text:p>6164</text:p>
          </table:table-cell>
          <table:table-cell table:number-columns-repeated="7"/>
        </table:table-row>
        <table:table-row table:style-name="ro1">
          <table:table-cell table:formula="of:=[.A1542]+15295" office:value-type="float" office:value="23592416" calcext:value-type="float">
            <text:p>23592416</text:p>
          </table:table-cell>
          <table:table-cell table:formula="of:=[.B1542]+131" office:value-type="float" office:value="202130" calcext:value-type="float">
            <text:p>202130</text:p>
          </table:table-cell>
          <table:table-cell/>
          <table:table-cell table:formula="of:=[.D1542]+[.E1543]" office:value-type="float" office:value="36634402758" calcext:value-type="float">
            <text:p>36634402758</text:p>
          </table:table-cell>
          <table:table-cell table:formula="of:=[.F1543]*7770" office:value-type="float" office:value="47925360" calcext:value-type="float">
            <text:p>47925360</text:p>
          </table:table-cell>
          <table:table-cell table:formula="of:=[.F1541]+8" office:value-type="float" office:value="6168" calcext:value-type="float">
            <text:p>6168</text:p>
          </table:table-cell>
          <table:table-cell table:number-columns-repeated="8"/>
        </table:table-row>
        <table:table-row table:style-name="ro1">
          <table:table-cell table:formula="of:=[.A1543]+15295" office:value-type="float" office:value="23607711" calcext:value-type="float">
            <text:p>23607711</text:p>
          </table:table-cell>
          <table:table-cell table:formula="of:=[.B1543]+131" office:value-type="float" office:value="202261" calcext:value-type="float">
            <text:p>202261</text:p>
          </table:table-cell>
          <table:table-cell/>
          <table:table-cell table:formula="of:=[.D1543]+[.E1544]" office:value-type="float" office:value="36681476602" calcext:value-type="float">
            <text:p>36681476602</text:p>
          </table:table-cell>
          <table:table-cell table:formula="of:=[.G1544]*7627" office:value-type="float" office:value="47073844" calcext:value-type="float">
            <text:p>47073844</text:p>
          </table:table-cell>
          <table:table-cell/>
          <table:table-cell table:formula="of:=[.G1542]+8" office:value-type="float" office:value="6172" calcext:value-type="float">
            <text:p>6172</text:p>
          </table:table-cell>
          <table:table-cell table:number-columns-repeated="7"/>
        </table:table-row>
        <table:table-row table:style-name="ro1">
          <table:table-cell table:formula="of:=[.A1544]+15295" office:value-type="float" office:value="23623006" calcext:value-type="float">
            <text:p>23623006</text:p>
          </table:table-cell>
          <table:table-cell table:formula="of:=[.B1544]+131" office:value-type="float" office:value="202392" calcext:value-type="float">
            <text:p>202392</text:p>
          </table:table-cell>
          <table:table-cell/>
          <table:table-cell table:formula="of:=[.D1544]+[.E1545]" office:value-type="float" office:value="36729464122" calcext:value-type="float">
            <text:p>36729464122</text:p>
          </table:table-cell>
          <table:table-cell table:formula="of:=[.F1545]*7770" office:value-type="float" office:value="47987520" calcext:value-type="float">
            <text:p>47987520</text:p>
          </table:table-cell>
          <table:table-cell table:formula="of:=[.F1543]+8" office:value-type="float" office:value="6176" calcext:value-type="float">
            <text:p>6176</text:p>
          </table:table-cell>
          <table:table-cell table:number-columns-repeated="8"/>
        </table:table-row>
        <table:table-row table:style-name="ro1">
          <table:table-cell table:formula="of:=[.A1545]+15295" office:value-type="float" office:value="23638301" calcext:value-type="float">
            <text:p>23638301</text:p>
          </table:table-cell>
          <table:table-cell table:formula="of:=[.B1545]+131" office:value-type="float" office:value="202523" calcext:value-type="float">
            <text:p>202523</text:p>
          </table:table-cell>
          <table:table-cell/>
          <table:table-cell table:formula="of:=[.D1545]+[.E1546]" office:value-type="float" office:value="36776598982" calcext:value-type="float">
            <text:p>36776598982</text:p>
          </table:table-cell>
          <table:table-cell table:formula="of:=[.G1546]*7627" office:value-type="float" office:value="47134860" calcext:value-type="float">
            <text:p>47134860</text:p>
          </table:table-cell>
          <table:table-cell/>
          <table:table-cell table:formula="of:=[.G1544]+8" office:value-type="float" office:value="6180" calcext:value-type="float">
            <text:p>6180</text:p>
          </table:table-cell>
          <table:table-cell table:number-columns-repeated="7"/>
        </table:table-row>
        <table:table-row table:style-name="ro1">
          <table:table-cell table:formula="of:=[.A1546]+15295" office:value-type="float" office:value="23653596" calcext:value-type="float">
            <text:p>23653596</text:p>
          </table:table-cell>
          <table:table-cell table:formula="of:=[.B1546]+131" office:value-type="float" office:value="202654" calcext:value-type="float">
            <text:p>202654</text:p>
          </table:table-cell>
          <table:table-cell/>
          <table:table-cell table:formula="of:=[.D1546]+[.E1547]" office:value-type="float" office:value="36824648662" calcext:value-type="float">
            <text:p>36824648662</text:p>
          </table:table-cell>
          <table:table-cell table:formula="of:=[.F1547]*7770" office:value-type="float" office:value="48049680" calcext:value-type="float">
            <text:p>48049680</text:p>
          </table:table-cell>
          <table:table-cell table:formula="of:=[.F1545]+8" office:value-type="float" office:value="6184" calcext:value-type="float">
            <text:p>6184</text:p>
          </table:table-cell>
          <table:table-cell table:number-columns-repeated="8"/>
        </table:table-row>
        <table:table-row table:style-name="ro1">
          <table:table-cell table:formula="of:=[.A1547]+15295" office:value-type="float" office:value="23668891" calcext:value-type="float">
            <text:p>23668891</text:p>
          </table:table-cell>
          <table:table-cell table:formula="of:=[.B1547]+131" office:value-type="float" office:value="202785" calcext:value-type="float">
            <text:p>202785</text:p>
          </table:table-cell>
          <table:table-cell/>
          <table:table-cell table:formula="of:=[.D1547]+[.E1548]" office:value-type="float" office:value="36871844538" calcext:value-type="float">
            <text:p>36871844538</text:p>
          </table:table-cell>
          <table:table-cell table:formula="of:=[.G1548]*7627" office:value-type="float" office:value="47195876" calcext:value-type="float">
            <text:p>47195876</text:p>
          </table:table-cell>
          <table:table-cell/>
          <table:table-cell table:formula="of:=[.G1546]+8" office:value-type="float" office:value="6188" calcext:value-type="float">
            <text:p>6188</text:p>
          </table:table-cell>
          <table:table-cell table:number-columns-repeated="7"/>
        </table:table-row>
        <table:table-row table:style-name="ro1">
          <table:table-cell table:formula="of:=[.A1548]+15295" office:value-type="float" office:value="23684186" calcext:value-type="float">
            <text:p>23684186</text:p>
          </table:table-cell>
          <table:table-cell table:formula="of:=[.B1548]+131" office:value-type="float" office:value="202916" calcext:value-type="float">
            <text:p>202916</text:p>
          </table:table-cell>
          <table:table-cell/>
          <table:table-cell table:formula="of:=[.D1548]+[.E1549]" office:value-type="float" office:value="36919956378" calcext:value-type="float">
            <text:p>36919956378</text:p>
          </table:table-cell>
          <table:table-cell table:formula="of:=[.F1549]*7770" office:value-type="float" office:value="48111840" calcext:value-type="float">
            <text:p>48111840</text:p>
          </table:table-cell>
          <table:table-cell table:formula="of:=[.F1547]+8" office:value-type="float" office:value="6192" calcext:value-type="float">
            <text:p>6192</text:p>
          </table:table-cell>
          <table:table-cell table:number-columns-repeated="8"/>
        </table:table-row>
        <table:table-row table:style-name="ro1">
          <table:table-cell table:formula="of:=[.A1549]+15295" office:value-type="float" office:value="23699481" calcext:value-type="float">
            <text:p>23699481</text:p>
          </table:table-cell>
          <table:table-cell table:formula="of:=[.B1549]+131" office:value-type="float" office:value="203047" calcext:value-type="float">
            <text:p>203047</text:p>
          </table:table-cell>
          <table:table-cell/>
          <table:table-cell table:formula="of:=[.D1549]+[.E1550]" office:value-type="float" office:value="36967213270" calcext:value-type="float">
            <text:p>36967213270</text:p>
          </table:table-cell>
          <table:table-cell table:formula="of:=[.G1550]*7627" office:value-type="float" office:value="47256892" calcext:value-type="float">
            <text:p>47256892</text:p>
          </table:table-cell>
          <table:table-cell/>
          <table:table-cell table:formula="of:=[.G1548]+8" office:value-type="float" office:value="6196" calcext:value-type="float">
            <text:p>6196</text:p>
          </table:table-cell>
          <table:table-cell table:number-columns-repeated="7"/>
        </table:table-row>
        <table:table-row table:style-name="ro1">
          <table:table-cell table:formula="of:=[.A1550]+15295" office:value-type="float" office:value="23714776" calcext:value-type="float">
            <text:p>23714776</text:p>
          </table:table-cell>
          <table:table-cell table:formula="of:=[.B1550]+131" office:value-type="float" office:value="203178" calcext:value-type="float">
            <text:p>203178</text:p>
          </table:table-cell>
          <table:table-cell/>
          <table:table-cell table:formula="of:=[.D1550]+[.E1551]" office:value-type="float" office:value="37015387270" calcext:value-type="float">
            <text:p>37015387270</text:p>
          </table:table-cell>
          <table:table-cell table:formula="of:=[.F1551]*7770" office:value-type="float" office:value="48174000" calcext:value-type="float">
            <text:p>48174000</text:p>
          </table:table-cell>
          <table:table-cell table:formula="of:=[.F1549]+8" office:value-type="float" office:value="6200" calcext:value-type="float">
            <text:p>6200</text:p>
          </table:table-cell>
          <table:table-cell table:number-columns-repeated="8"/>
        </table:table-row>
        <table:table-row table:style-name="ro1">
          <table:table-cell table:formula="of:=[.A1551]+15295" office:value-type="float" office:value="23730071" calcext:value-type="float">
            <text:p>23730071</text:p>
          </table:table-cell>
          <table:table-cell table:formula="of:=[.B1551]+131" office:value-type="float" office:value="203309" calcext:value-type="float">
            <text:p>203309</text:p>
          </table:table-cell>
          <table:table-cell/>
          <table:table-cell table:formula="of:=[.D1551]+[.E1552]" office:value-type="float" office:value="37062705178" calcext:value-type="float">
            <text:p>37062705178</text:p>
          </table:table-cell>
          <table:table-cell table:formula="of:=[.G1552]*7627" office:value-type="float" office:value="47317908" calcext:value-type="float">
            <text:p>47317908</text:p>
          </table:table-cell>
          <table:table-cell/>
          <table:table-cell table:formula="of:=[.G1550]+8" office:value-type="float" office:value="6204" calcext:value-type="float">
            <text:p>6204</text:p>
          </table:table-cell>
          <table:table-cell table:number-columns-repeated="7"/>
        </table:table-row>
        <table:table-row table:style-name="ro1">
          <table:table-cell table:formula="of:=[.A1552]+15295" office:value-type="float" office:value="23745366" calcext:value-type="float">
            <text:p>23745366</text:p>
          </table:table-cell>
          <table:table-cell table:formula="of:=[.B1552]+131" office:value-type="float" office:value="203440" calcext:value-type="float">
            <text:p>203440</text:p>
          </table:table-cell>
          <table:table-cell/>
          <table:table-cell table:formula="of:=[.D1552]+[.E1553]" office:value-type="float" office:value="37110941338" calcext:value-type="float">
            <text:p>37110941338</text:p>
          </table:table-cell>
          <table:table-cell table:formula="of:=[.F1553]*7770" office:value-type="float" office:value="48236160" calcext:value-type="float">
            <text:p>48236160</text:p>
          </table:table-cell>
          <table:table-cell table:formula="of:=[.F1551]+8" office:value-type="float" office:value="6208" calcext:value-type="float">
            <text:p>6208</text:p>
          </table:table-cell>
          <table:table-cell table:number-columns-repeated="8"/>
        </table:table-row>
        <table:table-row table:style-name="ro1">
          <table:table-cell table:formula="of:=[.A1553]+15295" office:value-type="float" office:value="23760661" calcext:value-type="float">
            <text:p>23760661</text:p>
          </table:table-cell>
          <table:table-cell table:formula="of:=[.B1553]+131" office:value-type="float" office:value="203571" calcext:value-type="float">
            <text:p>203571</text:p>
          </table:table-cell>
          <table:table-cell/>
          <table:table-cell table:formula="of:=[.D1553]+[.E1554]" office:value-type="float" office:value="37158320262" calcext:value-type="float">
            <text:p>37158320262</text:p>
          </table:table-cell>
          <table:table-cell table:formula="of:=[.G1554]*7627" office:value-type="float" office:value="47378924" calcext:value-type="float">
            <text:p>47378924</text:p>
          </table:table-cell>
          <table:table-cell/>
          <table:table-cell table:formula="of:=[.G1552]+8" office:value-type="float" office:value="6212" calcext:value-type="float">
            <text:p>6212</text:p>
          </table:table-cell>
          <table:table-cell table:number-columns-repeated="7"/>
        </table:table-row>
        <table:table-row table:style-name="ro1">
          <table:table-cell table:formula="of:=[.A1554]+15295" office:value-type="float" office:value="23775956" calcext:value-type="float">
            <text:p>23775956</text:p>
          </table:table-cell>
          <table:table-cell table:formula="of:=[.B1554]+131" office:value-type="float" office:value="203702" calcext:value-type="float">
            <text:p>203702</text:p>
          </table:table-cell>
          <table:table-cell/>
          <table:table-cell table:formula="of:=[.D1554]+[.E1555]" office:value-type="float" office:value="37206618582" calcext:value-type="float">
            <text:p>37206618582</text:p>
          </table:table-cell>
          <table:table-cell table:formula="of:=[.F1555]*7770" office:value-type="float" office:value="48298320" calcext:value-type="float">
            <text:p>48298320</text:p>
          </table:table-cell>
          <table:table-cell table:formula="of:=[.F1553]+8" office:value-type="float" office:value="6216" calcext:value-type="float">
            <text:p>6216</text:p>
          </table:table-cell>
          <table:table-cell table:number-columns-repeated="8"/>
        </table:table-row>
        <table:table-row table:style-name="ro1">
          <table:table-cell table:formula="of:=[.A1555]+15295" office:value-type="float" office:value="23791251" calcext:value-type="float">
            <text:p>23791251</text:p>
          </table:table-cell>
          <table:table-cell table:formula="of:=[.B1555]+131" office:value-type="float" office:value="203833" calcext:value-type="float">
            <text:p>203833</text:p>
          </table:table-cell>
          <table:table-cell/>
          <table:table-cell table:formula="of:=[.D1555]+[.E1556]" office:value-type="float" office:value="37254058522" calcext:value-type="float">
            <text:p>37254058522</text:p>
          </table:table-cell>
          <table:table-cell table:formula="of:=[.G1556]*7627" office:value-type="float" office:value="47439940" calcext:value-type="float">
            <text:p>47439940</text:p>
          </table:table-cell>
          <table:table-cell/>
          <table:table-cell table:formula="of:=[.G1554]+8" office:value-type="float" office:value="6220" calcext:value-type="float">
            <text:p>6220</text:p>
          </table:table-cell>
          <table:table-cell table:number-columns-repeated="7"/>
        </table:table-row>
        <table:table-row table:style-name="ro1">
          <table:table-cell table:formula="of:=[.A1556]+15295" office:value-type="float" office:value="23806546" calcext:value-type="float">
            <text:p>23806546</text:p>
          </table:table-cell>
          <table:table-cell table:formula="of:=[.B1556]+131" office:value-type="float" office:value="203964" calcext:value-type="float">
            <text:p>203964</text:p>
          </table:table-cell>
          <table:table-cell/>
          <table:table-cell table:formula="of:=[.D1556]+[.E1557]" office:value-type="float" office:value="37302419002" calcext:value-type="float">
            <text:p>37302419002</text:p>
          </table:table-cell>
          <table:table-cell table:formula="of:=[.F1557]*7770" office:value-type="float" office:value="48360480" calcext:value-type="float">
            <text:p>48360480</text:p>
          </table:table-cell>
          <table:table-cell table:formula="of:=[.F1555]+8" office:value-type="float" office:value="6224" calcext:value-type="float">
            <text:p>6224</text:p>
          </table:table-cell>
          <table:table-cell table:number-columns-repeated="8"/>
        </table:table-row>
        <table:table-row table:style-name="ro1">
          <table:table-cell table:formula="of:=[.A1557]+15295" office:value-type="float" office:value="23821841" calcext:value-type="float">
            <text:p>23821841</text:p>
          </table:table-cell>
          <table:table-cell table:formula="of:=[.B1557]+131" office:value-type="float" office:value="204095" calcext:value-type="float">
            <text:p>204095</text:p>
          </table:table-cell>
          <table:table-cell/>
          <table:table-cell table:formula="of:=[.D1557]+[.E1558]" office:value-type="float" office:value="37349919958" calcext:value-type="float">
            <text:p>37349919958</text:p>
          </table:table-cell>
          <table:table-cell table:formula="of:=[.G1558]*7627" office:value-type="float" office:value="47500956" calcext:value-type="float">
            <text:p>47500956</text:p>
          </table:table-cell>
          <table:table-cell/>
          <table:table-cell table:formula="of:=[.G1556]+8" office:value-type="float" office:value="6228" calcext:value-type="float">
            <text:p>6228</text:p>
          </table:table-cell>
          <table:table-cell table:number-columns-repeated="7"/>
        </table:table-row>
        <table:table-row table:style-name="ro1">
          <table:table-cell table:formula="of:=[.A1558]+15295" office:value-type="float" office:value="23837136" calcext:value-type="float">
            <text:p>23837136</text:p>
          </table:table-cell>
          <table:table-cell table:formula="of:=[.B1558]+131" office:value-type="float" office:value="204226" calcext:value-type="float">
            <text:p>204226</text:p>
          </table:table-cell>
          <table:table-cell/>
          <table:table-cell table:formula="of:=[.D1558]+[.E1559]" office:value-type="float" office:value="37398342598" calcext:value-type="float">
            <text:p>37398342598</text:p>
          </table:table-cell>
          <table:table-cell table:formula="of:=[.F1559]*7770" office:value-type="float" office:value="48422640" calcext:value-type="float">
            <text:p>48422640</text:p>
          </table:table-cell>
          <table:table-cell table:formula="of:=[.F1557]+8" office:value-type="float" office:value="6232" calcext:value-type="float">
            <text:p>6232</text:p>
          </table:table-cell>
          <table:table-cell table:number-columns-repeated="8"/>
        </table:table-row>
        <table:table-row table:style-name="ro1">
          <table:table-cell table:formula="of:=[.A1559]+15295" office:value-type="float" office:value="23852431" calcext:value-type="float">
            <text:p>23852431</text:p>
          </table:table-cell>
          <table:table-cell table:formula="of:=[.B1559]+131" office:value-type="float" office:value="204357" calcext:value-type="float">
            <text:p>204357</text:p>
          </table:table-cell>
          <table:table-cell/>
          <table:table-cell table:formula="of:=[.D1559]+[.E1560]" office:value-type="float" office:value="37445904570" calcext:value-type="float">
            <text:p>37445904570</text:p>
          </table:table-cell>
          <table:table-cell table:formula="of:=[.G1560]*7627" office:value-type="float" office:value="47561972" calcext:value-type="float">
            <text:p>47561972</text:p>
          </table:table-cell>
          <table:table-cell/>
          <table:table-cell table:formula="of:=[.G1558]+8" office:value-type="float" office:value="6236" calcext:value-type="float">
            <text:p>6236</text:p>
          </table:table-cell>
          <table:table-cell table:number-columns-repeated="7"/>
        </table:table-row>
        <table:table-row table:style-name="ro1">
          <table:table-cell table:formula="of:=[.A1560]+15295" office:value-type="float" office:value="23867726" calcext:value-type="float">
            <text:p>23867726</text:p>
          </table:table-cell>
          <table:table-cell table:formula="of:=[.B1560]+131" office:value-type="float" office:value="204488" calcext:value-type="float">
            <text:p>204488</text:p>
          </table:table-cell>
          <table:table-cell/>
          <table:table-cell table:formula="of:=[.D1560]+[.E1561]" office:value-type="float" office:value="37494389370" calcext:value-type="float">
            <text:p>37494389370</text:p>
          </table:table-cell>
          <table:table-cell table:formula="of:=[.F1561]*7770" office:value-type="float" office:value="48484800" calcext:value-type="float">
            <text:p>48484800</text:p>
          </table:table-cell>
          <table:table-cell table:formula="of:=[.F1559]+8" office:value-type="float" office:value="6240" calcext:value-type="float">
            <text:p>6240</text:p>
          </table:table-cell>
          <table:table-cell table:number-columns-repeated="8"/>
        </table:table-row>
        <table:table-row table:style-name="ro1">
          <table:table-cell table:formula="of:=[.A1561]+15295" office:value-type="float" office:value="23883021" calcext:value-type="float">
            <text:p>23883021</text:p>
          </table:table-cell>
          <table:table-cell table:formula="of:=[.B1561]+131" office:value-type="float" office:value="204619" calcext:value-type="float">
            <text:p>204619</text:p>
          </table:table-cell>
          <table:table-cell/>
          <table:table-cell table:formula="of:=[.D1561]+[.E1562]" office:value-type="float" office:value="37542012358" calcext:value-type="float">
            <text:p>37542012358</text:p>
          </table:table-cell>
          <table:table-cell table:formula="of:=[.G1562]*7627" office:value-type="float" office:value="47622988" calcext:value-type="float">
            <text:p>47622988</text:p>
          </table:table-cell>
          <table:table-cell/>
          <table:table-cell table:formula="of:=[.G1560]+8" office:value-type="float" office:value="6244" calcext:value-type="float">
            <text:p>6244</text:p>
          </table:table-cell>
          <table:table-cell table:number-columns-repeated="7"/>
        </table:table-row>
        <table:table-row table:style-name="ro1">
          <table:table-cell table:formula="of:=[.A1562]+15295" office:value-type="float" office:value="23898316" calcext:value-type="float">
            <text:p>23898316</text:p>
          </table:table-cell>
          <table:table-cell table:formula="of:=[.B1562]+131" office:value-type="float" office:value="204750" calcext:value-type="float">
            <text:p>204750</text:p>
          </table:table-cell>
          <table:table-cell/>
          <table:table-cell table:formula="of:=[.D1562]+[.E1563]" office:value-type="float" office:value="37590559318" calcext:value-type="float">
            <text:p>37590559318</text:p>
          </table:table-cell>
          <table:table-cell table:formula="of:=[.F1563]*7770" office:value-type="float" office:value="48546960" calcext:value-type="float">
            <text:p>48546960</text:p>
          </table:table-cell>
          <table:table-cell table:formula="of:=[.F1561]+8" office:value-type="float" office:value="6248" calcext:value-type="float">
            <text:p>6248</text:p>
          </table:table-cell>
          <table:table-cell table:number-columns-repeated="8"/>
        </table:table-row>
        <table:table-row table:style-name="ro1">
          <table:table-cell table:formula="of:=[.A1563]+15295" office:value-type="float" office:value="23913611" calcext:value-type="float">
            <text:p>23913611</text:p>
          </table:table-cell>
          <table:table-cell table:formula="of:=[.B1563]+131" office:value-type="float" office:value="204881" calcext:value-type="float">
            <text:p>204881</text:p>
          </table:table-cell>
          <table:table-cell/>
          <table:table-cell table:formula="of:=[.D1563]+[.E1564]" office:value-type="float" office:value="37638243322" calcext:value-type="float">
            <text:p>37638243322</text:p>
          </table:table-cell>
          <table:table-cell table:formula="of:=[.G1564]*7627" office:value-type="float" office:value="47684004" calcext:value-type="float">
            <text:p>47684004</text:p>
          </table:table-cell>
          <table:table-cell/>
          <table:table-cell table:formula="of:=[.G1562]+8" office:value-type="float" office:value="6252" calcext:value-type="float">
            <text:p>6252</text:p>
          </table:table-cell>
          <table:table-cell table:number-columns-repeated="7"/>
        </table:table-row>
        <table:table-row table:style-name="ro1">
          <table:table-cell table:formula="of:=[.A1564]+15295" office:value-type="float" office:value="23928906" calcext:value-type="float">
            <text:p>23928906</text:p>
          </table:table-cell>
          <table:table-cell table:formula="of:=[.B1564]+131" office:value-type="float" office:value="205012" calcext:value-type="float">
            <text:p>205012</text:p>
          </table:table-cell>
          <table:table-cell/>
          <table:table-cell table:formula="of:=[.D1564]+[.E1565]" office:value-type="float" office:value="37686852442" calcext:value-type="float">
            <text:p>37686852442</text:p>
          </table:table-cell>
          <table:table-cell table:formula="of:=[.F1565]*7770" office:value-type="float" office:value="48609120" calcext:value-type="float">
            <text:p>48609120</text:p>
          </table:table-cell>
          <table:table-cell table:formula="of:=[.F1563]+8" office:value-type="float" office:value="6256" calcext:value-type="float">
            <text:p>6256</text:p>
          </table:table-cell>
          <table:table-cell table:number-columns-repeated="8"/>
        </table:table-row>
        <table:table-row table:style-name="ro1">
          <table:table-cell table:formula="of:=[.A1565]+15295" office:value-type="float" office:value="23944201" calcext:value-type="float">
            <text:p>23944201</text:p>
          </table:table-cell>
          <table:table-cell table:formula="of:=[.B1565]+131" office:value-type="float" office:value="205143" calcext:value-type="float">
            <text:p>205143</text:p>
          </table:table-cell>
          <table:table-cell/>
          <table:table-cell table:formula="of:=[.D1565]+[.E1566]" office:value-type="float" office:value="37734597462" calcext:value-type="float">
            <text:p>37734597462</text:p>
          </table:table-cell>
          <table:table-cell table:formula="of:=[.G1566]*7627" office:value-type="float" office:value="47745020" calcext:value-type="float">
            <text:p>47745020</text:p>
          </table:table-cell>
          <table:table-cell/>
          <table:table-cell table:formula="of:=[.G1564]+8" office:value-type="float" office:value="6260" calcext:value-type="float">
            <text:p>6260</text:p>
          </table:table-cell>
          <table:table-cell table:number-columns-repeated="7"/>
        </table:table-row>
        <table:table-row table:style-name="ro1">
          <table:table-cell table:formula="of:=[.A1566]+15295" office:value-type="float" office:value="23959496" calcext:value-type="float">
            <text:p>23959496</text:p>
          </table:table-cell>
          <table:table-cell table:formula="of:=[.B1566]+131" office:value-type="float" office:value="205274" calcext:value-type="float">
            <text:p>205274</text:p>
          </table:table-cell>
          <table:table-cell/>
          <table:table-cell table:formula="of:=[.D1566]+[.E1567]" office:value-type="float" office:value="37783268742" calcext:value-type="float">
            <text:p>37783268742</text:p>
          </table:table-cell>
          <table:table-cell table:formula="of:=[.F1567]*7770" office:value-type="float" office:value="48671280" calcext:value-type="float">
            <text:p>48671280</text:p>
          </table:table-cell>
          <table:table-cell table:formula="of:=[.F1565]+8" office:value-type="float" office:value="6264" calcext:value-type="float">
            <text:p>6264</text:p>
          </table:table-cell>
          <table:table-cell table:number-columns-repeated="8"/>
        </table:table-row>
        <table:table-row table:style-name="ro1">
          <table:table-cell table:formula="of:=[.A1567]+15295" office:value-type="float" office:value="23974791" calcext:value-type="float">
            <text:p>23974791</text:p>
          </table:table-cell>
          <table:table-cell table:formula="of:=[.B1567]+131" office:value-type="float" office:value="205405" calcext:value-type="float">
            <text:p>205405</text:p>
          </table:table-cell>
          <table:table-cell/>
          <table:table-cell table:formula="of:=[.D1567]+[.E1568]" office:value-type="float" office:value="37831074778" calcext:value-type="float">
            <text:p>37831074778</text:p>
          </table:table-cell>
          <table:table-cell table:formula="of:=[.G1568]*7627" office:value-type="float" office:value="47806036" calcext:value-type="float">
            <text:p>47806036</text:p>
          </table:table-cell>
          <table:table-cell/>
          <table:table-cell table:formula="of:=[.G1566]+8" office:value-type="float" office:value="6268" calcext:value-type="float">
            <text:p>6268</text:p>
          </table:table-cell>
          <table:table-cell table:number-columns-repeated="7"/>
        </table:table-row>
        <table:table-row table:style-name="ro1">
          <table:table-cell table:formula="of:=[.A1568]+15295" office:value-type="float" office:value="23990086" calcext:value-type="float">
            <text:p>23990086</text:p>
          </table:table-cell>
          <table:table-cell table:formula="of:=[.B1568]+131" office:value-type="float" office:value="205536" calcext:value-type="float">
            <text:p>205536</text:p>
          </table:table-cell>
          <table:table-cell/>
          <table:table-cell table:formula="of:=[.D1568]+[.E1569]" office:value-type="float" office:value="37879808218" calcext:value-type="float">
            <text:p>37879808218</text:p>
          </table:table-cell>
          <table:table-cell table:formula="of:=[.F1569]*7770" office:value-type="float" office:value="48733440" calcext:value-type="float">
            <text:p>48733440</text:p>
          </table:table-cell>
          <table:table-cell table:formula="of:=[.F1567]+8" office:value-type="float" office:value="6272" calcext:value-type="float">
            <text:p>6272</text:p>
          </table:table-cell>
          <table:table-cell table:number-columns-repeated="8"/>
        </table:table-row>
        <table:table-row table:style-name="ro1">
          <table:table-cell table:formula="of:=[.A1569]+15295" office:value-type="float" office:value="24005381" calcext:value-type="float">
            <text:p>24005381</text:p>
          </table:table-cell>
          <table:table-cell table:formula="of:=[.B1569]+131" office:value-type="float" office:value="205667" calcext:value-type="float">
            <text:p>205667</text:p>
          </table:table-cell>
          <table:table-cell/>
          <table:table-cell table:formula="of:=[.D1569]+[.E1570]" office:value-type="float" office:value="37927675270" calcext:value-type="float">
            <text:p>37927675270</text:p>
          </table:table-cell>
          <table:table-cell table:formula="of:=[.G1570]*7627" office:value-type="float" office:value="47867052" calcext:value-type="float">
            <text:p>47867052</text:p>
          </table:table-cell>
          <table:table-cell/>
          <table:table-cell table:formula="of:=[.G1568]+8" office:value-type="float" office:value="6276" calcext:value-type="float">
            <text:p>6276</text:p>
          </table:table-cell>
          <table:table-cell table:number-columns-repeated="7"/>
        </table:table-row>
        <table:table-row table:style-name="ro1">
          <table:table-cell table:formula="of:=[.A1570]+15295" office:value-type="float" office:value="24020676" calcext:value-type="float">
            <text:p>24020676</text:p>
          </table:table-cell>
          <table:table-cell table:formula="of:=[.B1570]+131" office:value-type="float" office:value="205798" calcext:value-type="float">
            <text:p>205798</text:p>
          </table:table-cell>
          <table:table-cell/>
          <table:table-cell table:formula="of:=[.D1570]+[.E1571]" office:value-type="float" office:value="37976470870" calcext:value-type="float">
            <text:p>37976470870</text:p>
          </table:table-cell>
          <table:table-cell table:formula="of:=[.F1571]*7770" office:value-type="float" office:value="48795600" calcext:value-type="float">
            <text:p>48795600</text:p>
          </table:table-cell>
          <table:table-cell table:formula="of:=[.F1569]+8" office:value-type="float" office:value="6280" calcext:value-type="float">
            <text:p>6280</text:p>
          </table:table-cell>
          <table:table-cell table:number-columns-repeated="8"/>
        </table:table-row>
        <table:table-row table:style-name="ro1">
          <table:table-cell table:formula="of:=[.A1571]+15295" office:value-type="float" office:value="24035971" calcext:value-type="float">
            <text:p>24035971</text:p>
          </table:table-cell>
          <table:table-cell table:formula="of:=[.B1571]+131" office:value-type="float" office:value="205929" calcext:value-type="float">
            <text:p>205929</text:p>
          </table:table-cell>
          <table:table-cell/>
          <table:table-cell table:formula="of:=[.D1571]+[.E1572]" office:value-type="float" office:value="38024398938" calcext:value-type="float">
            <text:p>38024398938</text:p>
          </table:table-cell>
          <table:table-cell table:formula="of:=[.G1572]*7627" office:value-type="float" office:value="47928068" calcext:value-type="float">
            <text:p>47928068</text:p>
          </table:table-cell>
          <table:table-cell/>
          <table:table-cell table:formula="of:=[.G1570]+8" office:value-type="float" office:value="6284" calcext:value-type="float">
            <text:p>6284</text:p>
          </table:table-cell>
          <table:table-cell table:number-columns-repeated="7"/>
        </table:table-row>
        <table:table-row table:style-name="ro1">
          <table:table-cell table:formula="of:=[.A1572]+15295" office:value-type="float" office:value="24051266" calcext:value-type="float">
            <text:p>24051266</text:p>
          </table:table-cell>
          <table:table-cell table:formula="of:=[.B1572]+131" office:value-type="float" office:value="206060" calcext:value-type="float">
            <text:p>206060</text:p>
          </table:table-cell>
          <table:table-cell/>
          <table:table-cell table:formula="of:=[.D1572]+[.E1573]" office:value-type="float" office:value="38073256698" calcext:value-type="float">
            <text:p>38073256698</text:p>
          </table:table-cell>
          <table:table-cell table:formula="of:=[.F1573]*7770" office:value-type="float" office:value="48857760" calcext:value-type="float">
            <text:p>48857760</text:p>
          </table:table-cell>
          <table:table-cell table:formula="of:=[.F1571]+8" office:value-type="float" office:value="6288" calcext:value-type="float">
            <text:p>6288</text:p>
          </table:table-cell>
          <table:table-cell table:number-columns-repeated="8"/>
        </table:table-row>
        <table:table-row table:style-name="ro1">
          <table:table-cell table:formula="of:=[.A1573]+15295" office:value-type="float" office:value="24066561" calcext:value-type="float">
            <text:p>24066561</text:p>
          </table:table-cell>
          <table:table-cell table:formula="of:=[.B1573]+131" office:value-type="float" office:value="206191" calcext:value-type="float">
            <text:p>206191</text:p>
          </table:table-cell>
          <table:table-cell/>
          <table:table-cell table:formula="of:=[.D1573]+[.E1574]" office:value-type="float" office:value="38121245782" calcext:value-type="float">
            <text:p>38121245782</text:p>
          </table:table-cell>
          <table:table-cell table:formula="of:=[.G1574]*7627" office:value-type="float" office:value="47989084" calcext:value-type="float">
            <text:p>47989084</text:p>
          </table:table-cell>
          <table:table-cell/>
          <table:table-cell table:formula="of:=[.G1572]+8" office:value-type="float" office:value="6292" calcext:value-type="float">
            <text:p>6292</text:p>
          </table:table-cell>
          <table:table-cell table:number-columns-repeated="7"/>
        </table:table-row>
        <table:table-row table:style-name="ro1">
          <table:table-cell table:formula="of:=[.A1574]+15295" office:value-type="float" office:value="24081856" calcext:value-type="float">
            <text:p>24081856</text:p>
          </table:table-cell>
          <table:table-cell table:formula="of:=[.B1574]+131" office:value-type="float" office:value="206322" calcext:value-type="float">
            <text:p>206322</text:p>
          </table:table-cell>
          <table:table-cell/>
          <table:table-cell table:formula="of:=[.D1574]+[.E1575]" office:value-type="float" office:value="38170165702" calcext:value-type="float">
            <text:p>38170165702</text:p>
          </table:table-cell>
          <table:table-cell table:formula="of:=[.F1575]*7770" office:value-type="float" office:value="48919920" calcext:value-type="float">
            <text:p>48919920</text:p>
          </table:table-cell>
          <table:table-cell table:formula="of:=[.F1573]+8" office:value-type="float" office:value="6296" calcext:value-type="float">
            <text:p>6296</text:p>
          </table:table-cell>
          <table:table-cell table:number-columns-repeated="8"/>
        </table:table-row>
        <table:table-row table:style-name="ro1">
          <table:table-cell table:formula="of:=[.A1575]+15295" office:value-type="float" office:value="24097151" calcext:value-type="float">
            <text:p>24097151</text:p>
          </table:table-cell>
          <table:table-cell table:formula="of:=[.B1575]+131" office:value-type="float" office:value="206453" calcext:value-type="float">
            <text:p>206453</text:p>
          </table:table-cell>
          <table:table-cell/>
          <table:table-cell table:formula="of:=[.D1575]+[.E1576]" office:value-type="float" office:value="38218215802" calcext:value-type="float">
            <text:p>38218215802</text:p>
          </table:table-cell>
          <table:table-cell table:formula="of:=[.G1576]*7627" office:value-type="float" office:value="48050100" calcext:value-type="float">
            <text:p>48050100</text:p>
          </table:table-cell>
          <table:table-cell/>
          <table:table-cell table:formula="of:=[.G1574]+8" office:value-type="float" office:value="6300" calcext:value-type="float">
            <text:p>6300</text:p>
          </table:table-cell>
          <table:table-cell table:number-columns-repeated="7"/>
        </table:table-row>
        <table:table-row table:style-name="ro1">
          <table:table-cell table:formula="of:=[.A1576]+15295" office:value-type="float" office:value="24112446" calcext:value-type="float">
            <text:p>24112446</text:p>
          </table:table-cell>
          <table:table-cell table:formula="of:=[.B1576]+131" office:value-type="float" office:value="206584" calcext:value-type="float">
            <text:p>206584</text:p>
          </table:table-cell>
          <table:table-cell/>
          <table:table-cell table:formula="of:=[.D1576]+[.E1577]" office:value-type="float" office:value="38267197882" calcext:value-type="float">
            <text:p>38267197882</text:p>
          </table:table-cell>
          <table:table-cell table:formula="of:=[.F1577]*7770" office:value-type="float" office:value="48982080" calcext:value-type="float">
            <text:p>48982080</text:p>
          </table:table-cell>
          <table:table-cell table:formula="of:=[.F1575]+8" office:value-type="float" office:value="6304" calcext:value-type="float">
            <text:p>6304</text:p>
          </table:table-cell>
          <table:table-cell table:number-columns-repeated="8"/>
        </table:table-row>
        <table:table-row table:style-name="ro1">
          <table:table-cell table:formula="of:=[.A1577]+15295" office:value-type="float" office:value="24127741" calcext:value-type="float">
            <text:p>24127741</text:p>
          </table:table-cell>
          <table:table-cell table:formula="of:=[.B1577]+131" office:value-type="float" office:value="206715" calcext:value-type="float">
            <text:p>206715</text:p>
          </table:table-cell>
          <table:table-cell/>
          <table:table-cell table:formula="of:=[.D1577]+[.E1578]" office:value-type="float" office:value="38315308998" calcext:value-type="float">
            <text:p>38315308998</text:p>
          </table:table-cell>
          <table:table-cell table:formula="of:=[.G1578]*7627" office:value-type="float" office:value="48111116" calcext:value-type="float">
            <text:p>48111116</text:p>
          </table:table-cell>
          <table:table-cell/>
          <table:table-cell table:formula="of:=[.G1576]+8" office:value-type="float" office:value="6308" calcext:value-type="float">
            <text:p>6308</text:p>
          </table:table-cell>
          <table:table-cell table:number-columns-repeated="7"/>
        </table:table-row>
        <table:table-row table:style-name="ro1">
          <table:table-cell table:formula="of:=[.A1578]+15295" office:value-type="float" office:value="24143036" calcext:value-type="float">
            <text:p>24143036</text:p>
          </table:table-cell>
          <table:table-cell table:formula="of:=[.B1578]+131" office:value-type="float" office:value="206846" calcext:value-type="float">
            <text:p>206846</text:p>
          </table:table-cell>
          <table:table-cell/>
          <table:table-cell table:formula="of:=[.D1578]+[.E1579]" office:value-type="float" office:value="38364353238" calcext:value-type="float">
            <text:p>38364353238</text:p>
          </table:table-cell>
          <table:table-cell table:formula="of:=[.F1579]*7770" office:value-type="float" office:value="49044240" calcext:value-type="float">
            <text:p>49044240</text:p>
          </table:table-cell>
          <table:table-cell table:formula="of:=[.F1577]+8" office:value-type="float" office:value="6312" calcext:value-type="float">
            <text:p>6312</text:p>
          </table:table-cell>
          <table:table-cell table:number-columns-repeated="8"/>
        </table:table-row>
        <table:table-row table:style-name="ro1">
          <table:table-cell table:formula="of:=[.A1579]+15295" office:value-type="float" office:value="24158331" calcext:value-type="float">
            <text:p>24158331</text:p>
          </table:table-cell>
          <table:table-cell table:formula="of:=[.B1579]+131" office:value-type="float" office:value="206977" calcext:value-type="float">
            <text:p>206977</text:p>
          </table:table-cell>
          <table:table-cell/>
          <table:table-cell table:formula="of:=[.D1579]+[.E1580]" office:value-type="float" office:value="38412525370" calcext:value-type="float">
            <text:p>38412525370</text:p>
          </table:table-cell>
          <table:table-cell table:formula="of:=[.G1580]*7627" office:value-type="float" office:value="48172132" calcext:value-type="float">
            <text:p>48172132</text:p>
          </table:table-cell>
          <table:table-cell/>
          <table:table-cell table:formula="of:=[.G1578]+8" office:value-type="float" office:value="6316" calcext:value-type="float">
            <text:p>6316</text:p>
          </table:table-cell>
          <table:table-cell table:number-columns-repeated="7"/>
        </table:table-row>
        <table:table-row table:style-name="ro1">
          <table:table-cell table:formula="of:=[.A1580]+15295" office:value-type="float" office:value="24173626" calcext:value-type="float">
            <text:p>24173626</text:p>
          </table:table-cell>
          <table:table-cell table:formula="of:=[.B1580]+131" office:value-type="float" office:value="207108" calcext:value-type="float">
            <text:p>207108</text:p>
          </table:table-cell>
          <table:table-cell/>
          <table:table-cell table:formula="of:=[.D1580]+[.E1581]" office:value-type="float" office:value="38461631770" calcext:value-type="float">
            <text:p>38461631770</text:p>
          </table:table-cell>
          <table:table-cell table:formula="of:=[.F1581]*7770" office:value-type="float" office:value="49106400" calcext:value-type="float">
            <text:p>49106400</text:p>
          </table:table-cell>
          <table:table-cell table:formula="of:=[.F1579]+8" office:value-type="float" office:value="6320" calcext:value-type="float">
            <text:p>6320</text:p>
          </table:table-cell>
          <table:table-cell table:number-columns-repeated="8"/>
        </table:table-row>
        <table:table-row table:style-name="ro1">
          <table:table-cell table:formula="of:=[.A1581]+15295" office:value-type="float" office:value="24188921" calcext:value-type="float">
            <text:p>24188921</text:p>
          </table:table-cell>
          <table:table-cell table:formula="of:=[.B1581]+131" office:value-type="float" office:value="207239" calcext:value-type="float">
            <text:p>207239</text:p>
          </table:table-cell>
          <table:table-cell/>
          <table:table-cell table:formula="of:=[.D1581]+[.E1582]" office:value-type="float" office:value="38509864918" calcext:value-type="float">
            <text:p>38509864918</text:p>
          </table:table-cell>
          <table:table-cell table:formula="of:=[.G1582]*7627" office:value-type="float" office:value="48233148" calcext:value-type="float">
            <text:p>48233148</text:p>
          </table:table-cell>
          <table:table-cell/>
          <table:table-cell table:formula="of:=[.G1580]+8" office:value-type="float" office:value="6324" calcext:value-type="float">
            <text:p>6324</text:p>
          </table:table-cell>
          <table:table-cell table:number-columns-repeated="7"/>
        </table:table-row>
        <table:table-row table:style-name="ro1">
          <table:table-cell table:formula="of:=[.A1582]+15295" office:value-type="float" office:value="24204216" calcext:value-type="float">
            <text:p>24204216</text:p>
          </table:table-cell>
          <table:table-cell table:formula="of:=[.B1582]+131" office:value-type="float" office:value="207370" calcext:value-type="float">
            <text:p>207370</text:p>
          </table:table-cell>
          <table:table-cell/>
          <table:table-cell table:formula="of:=[.D1582]+[.E1583]" office:value-type="float" office:value="38559033478" calcext:value-type="float">
            <text:p>38559033478</text:p>
          </table:table-cell>
          <table:table-cell table:formula="of:=[.F1583]*7770" office:value-type="float" office:value="49168560" calcext:value-type="float">
            <text:p>49168560</text:p>
          </table:table-cell>
          <table:table-cell table:formula="of:=[.F1581]+8" office:value-type="float" office:value="6328" calcext:value-type="float">
            <text:p>6328</text:p>
          </table:table-cell>
          <table:table-cell table:number-columns-repeated="8"/>
        </table:table-row>
        <table:table-row table:style-name="ro1">
          <table:table-cell table:formula="of:=[.A1583]+15295" office:value-type="float" office:value="24219511" calcext:value-type="float">
            <text:p>24219511</text:p>
          </table:table-cell>
          <table:table-cell table:formula="of:=[.B1583]+131" office:value-type="float" office:value="207501" calcext:value-type="float">
            <text:p>207501</text:p>
          </table:table-cell>
          <table:table-cell/>
          <table:table-cell table:formula="of:=[.D1583]+[.E1584]" office:value-type="float" office:value="38607327642" calcext:value-type="float">
            <text:p>38607327642</text:p>
          </table:table-cell>
          <table:table-cell table:formula="of:=[.G1584]*7627" office:value-type="float" office:value="48294164" calcext:value-type="float">
            <text:p>48294164</text:p>
          </table:table-cell>
          <table:table-cell/>
          <table:table-cell table:formula="of:=[.G1582]+8" office:value-type="float" office:value="6332" calcext:value-type="float">
            <text:p>6332</text:p>
          </table:table-cell>
          <table:table-cell table:number-columns-repeated="7"/>
        </table:table-row>
        <table:table-row table:style-name="ro1">
          <table:table-cell table:formula="of:=[.A1584]+15295" office:value-type="float" office:value="24234806" calcext:value-type="float">
            <text:p>24234806</text:p>
          </table:table-cell>
          <table:table-cell table:formula="of:=[.B1584]+131" office:value-type="float" office:value="207632" calcext:value-type="float">
            <text:p>207632</text:p>
          </table:table-cell>
          <table:table-cell/>
          <table:table-cell table:formula="of:=[.D1584]+[.E1585]" office:value-type="float" office:value="38656558362" calcext:value-type="float">
            <text:p>38656558362</text:p>
          </table:table-cell>
          <table:table-cell table:formula="of:=[.F1585]*7770" office:value-type="float" office:value="49230720" calcext:value-type="float">
            <text:p>49230720</text:p>
          </table:table-cell>
          <table:table-cell table:formula="of:=[.F1583]+8" office:value-type="float" office:value="6336" calcext:value-type="float">
            <text:p>6336</text:p>
          </table:table-cell>
          <table:table-cell table:number-columns-repeated="8"/>
        </table:table-row>
        <table:table-row table:style-name="ro1">
          <table:table-cell table:formula="of:=[.A1585]+15295" office:value-type="float" office:value="24250101" calcext:value-type="float">
            <text:p>24250101</text:p>
          </table:table-cell>
          <table:table-cell table:formula="of:=[.B1585]+131" office:value-type="float" office:value="207763" calcext:value-type="float">
            <text:p>207763</text:p>
          </table:table-cell>
          <table:table-cell/>
          <table:table-cell table:formula="of:=[.D1585]+[.E1586]" office:value-type="float" office:value="38704913542" calcext:value-type="float">
            <text:p>38704913542</text:p>
          </table:table-cell>
          <table:table-cell table:formula="of:=[.G1586]*7627" office:value-type="float" office:value="48355180" calcext:value-type="float">
            <text:p>48355180</text:p>
          </table:table-cell>
          <table:table-cell/>
          <table:table-cell table:formula="of:=[.G1584]+8" office:value-type="float" office:value="6340" calcext:value-type="float">
            <text:p>6340</text:p>
          </table:table-cell>
          <table:table-cell table:number-columns-repeated="7"/>
        </table:table-row>
        <table:table-row table:style-name="ro1">
          <table:table-cell table:formula="of:=[.A1586]+15295" office:value-type="float" office:value="24265396" calcext:value-type="float">
            <text:p>24265396</text:p>
          </table:table-cell>
          <table:table-cell table:formula="of:=[.B1586]+131" office:value-type="float" office:value="207894" calcext:value-type="float">
            <text:p>207894</text:p>
          </table:table-cell>
          <table:table-cell/>
          <table:table-cell table:formula="of:=[.D1586]+[.E1587]" office:value-type="float" office:value="38754206422" calcext:value-type="float">
            <text:p>38754206422</text:p>
          </table:table-cell>
          <table:table-cell table:formula="of:=[.F1587]*7770" office:value-type="float" office:value="49292880" calcext:value-type="float">
            <text:p>49292880</text:p>
          </table:table-cell>
          <table:table-cell table:formula="of:=[.F1585]+8" office:value-type="float" office:value="6344" calcext:value-type="float">
            <text:p>6344</text:p>
          </table:table-cell>
          <table:table-cell table:number-columns-repeated="8"/>
        </table:table-row>
        <table:table-row table:style-name="ro1">
          <table:table-cell table:formula="of:=[.A1587]+15295" office:value-type="float" office:value="24280691" calcext:value-type="float">
            <text:p>24280691</text:p>
          </table:table-cell>
          <table:table-cell table:formula="of:=[.B1587]+131" office:value-type="float" office:value="208025" calcext:value-type="float">
            <text:p>208025</text:p>
          </table:table-cell>
          <table:table-cell/>
          <table:table-cell table:formula="of:=[.D1587]+[.E1588]" office:value-type="float" office:value="38802622618" calcext:value-type="float">
            <text:p>38802622618</text:p>
          </table:table-cell>
          <table:table-cell table:formula="of:=[.G1588]*7627" office:value-type="float" office:value="48416196" calcext:value-type="float">
            <text:p>48416196</text:p>
          </table:table-cell>
          <table:table-cell/>
          <table:table-cell table:formula="of:=[.G1586]+8" office:value-type="float" office:value="6348" calcext:value-type="float">
            <text:p>6348</text:p>
          </table:table-cell>
          <table:table-cell table:number-columns-repeated="7"/>
        </table:table-row>
        <table:table-row table:style-name="ro1">
          <table:table-cell table:formula="of:=[.A1588]+15295" office:value-type="float" office:value="24295986" calcext:value-type="float">
            <text:p>24295986</text:p>
          </table:table-cell>
          <table:table-cell table:formula="of:=[.B1588]+131" office:value-type="float" office:value="208156" calcext:value-type="float">
            <text:p>208156</text:p>
          </table:table-cell>
          <table:table-cell/>
          <table:table-cell table:formula="of:=[.D1588]+[.E1589]" office:value-type="float" office:value="38851977658" calcext:value-type="float">
            <text:p>38851977658</text:p>
          </table:table-cell>
          <table:table-cell table:formula="of:=[.F1589]*7770" office:value-type="float" office:value="49355040" calcext:value-type="float">
            <text:p>49355040</text:p>
          </table:table-cell>
          <table:table-cell table:formula="of:=[.F1587]+8" office:value-type="float" office:value="6352" calcext:value-type="float">
            <text:p>6352</text:p>
          </table:table-cell>
          <table:table-cell table:number-columns-repeated="8"/>
        </table:table-row>
        <table:table-row table:style-name="ro1">
          <table:table-cell table:formula="of:=[.A1589]+15295" office:value-type="float" office:value="24311281" calcext:value-type="float">
            <text:p>24311281</text:p>
          </table:table-cell>
          <table:table-cell table:formula="of:=[.B1589]+131" office:value-type="float" office:value="208287" calcext:value-type="float">
            <text:p>208287</text:p>
          </table:table-cell>
          <table:table-cell/>
          <table:table-cell table:formula="of:=[.D1589]+[.E1590]" office:value-type="float" office:value="38900454870" calcext:value-type="float">
            <text:p>38900454870</text:p>
          </table:table-cell>
          <table:table-cell table:formula="of:=[.G1590]*7627" office:value-type="float" office:value="48477212" calcext:value-type="float">
            <text:p>48477212</text:p>
          </table:table-cell>
          <table:table-cell/>
          <table:table-cell table:formula="of:=[.G1588]+8" office:value-type="float" office:value="6356" calcext:value-type="float">
            <text:p>6356</text:p>
          </table:table-cell>
          <table:table-cell table:number-columns-repeated="7"/>
        </table:table-row>
        <table:table-row table:style-name="ro1">
          <table:table-cell table:formula="of:=[.A1590]+15295" office:value-type="float" office:value="24326576" calcext:value-type="float">
            <text:p>24326576</text:p>
          </table:table-cell>
          <table:table-cell table:formula="of:=[.B1590]+131" office:value-type="float" office:value="208418" calcext:value-type="float">
            <text:p>208418</text:p>
          </table:table-cell>
          <table:table-cell/>
          <table:table-cell table:formula="of:=[.D1590]+[.E1591]" office:value-type="float" office:value="38949872070" calcext:value-type="float">
            <text:p>38949872070</text:p>
          </table:table-cell>
          <table:table-cell table:formula="of:=[.F1591]*7770" office:value-type="float" office:value="49417200" calcext:value-type="float">
            <text:p>49417200</text:p>
          </table:table-cell>
          <table:table-cell table:formula="of:=[.F1589]+8" office:value-type="float" office:value="6360" calcext:value-type="float">
            <text:p>6360</text:p>
          </table:table-cell>
          <table:table-cell table:number-columns-repeated="8"/>
        </table:table-row>
        <table:table-row table:style-name="ro1">
          <table:table-cell table:formula="of:=[.A1591]+15295" office:value-type="float" office:value="24341871" calcext:value-type="float">
            <text:p>24341871</text:p>
          </table:table-cell>
          <table:table-cell table:formula="of:=[.B1591]+131" office:value-type="float" office:value="208549" calcext:value-type="float">
            <text:p>208549</text:p>
          </table:table-cell>
          <table:table-cell/>
          <table:table-cell table:formula="of:=[.D1591]+[.E1592]" office:value-type="float" office:value="38998410298" calcext:value-type="float">
            <text:p>38998410298</text:p>
          </table:table-cell>
          <table:table-cell table:formula="of:=[.G1592]*7627" office:value-type="float" office:value="48538228" calcext:value-type="float">
            <text:p>48538228</text:p>
          </table:table-cell>
          <table:table-cell/>
          <table:table-cell table:formula="of:=[.G1590]+8" office:value-type="float" office:value="6364" calcext:value-type="float">
            <text:p>6364</text:p>
          </table:table-cell>
          <table:table-cell table:number-columns-repeated="7"/>
        </table:table-row>
        <table:table-row table:style-name="ro1">
          <table:table-cell table:formula="of:=[.A1592]+15295" office:value-type="float" office:value="24357166" calcext:value-type="float">
            <text:p>24357166</text:p>
          </table:table-cell>
          <table:table-cell table:formula="of:=[.B1592]+131" office:value-type="float" office:value="208680" calcext:value-type="float">
            <text:p>208680</text:p>
          </table:table-cell>
          <table:table-cell/>
          <table:table-cell table:formula="of:=[.D1592]+[.E1593]" office:value-type="float" office:value="39047889658" calcext:value-type="float">
            <text:p>39047889658</text:p>
          </table:table-cell>
          <table:table-cell table:formula="of:=[.F1593]*7770" office:value-type="float" office:value="49479360" calcext:value-type="float">
            <text:p>49479360</text:p>
          </table:table-cell>
          <table:table-cell table:formula="of:=[.F1591]+8" office:value-type="float" office:value="6368" calcext:value-type="float">
            <text:p>6368</text:p>
          </table:table-cell>
          <table:table-cell table:number-columns-repeated="8"/>
        </table:table-row>
        <table:table-row table:style-name="ro1">
          <table:table-cell table:formula="of:=[.A1593]+15295" office:value-type="float" office:value="24372461" calcext:value-type="float">
            <text:p>24372461</text:p>
          </table:table-cell>
          <table:table-cell table:formula="of:=[.B1593]+131" office:value-type="float" office:value="208811" calcext:value-type="float">
            <text:p>208811</text:p>
          </table:table-cell>
          <table:table-cell/>
          <table:table-cell table:formula="of:=[.D1593]+[.E1594]" office:value-type="float" office:value="39096488902" calcext:value-type="float">
            <text:p>39096488902</text:p>
          </table:table-cell>
          <table:table-cell table:formula="of:=[.G1594]*7627" office:value-type="float" office:value="48599244" calcext:value-type="float">
            <text:p>48599244</text:p>
          </table:table-cell>
          <table:table-cell/>
          <table:table-cell table:formula="of:=[.G1592]+8" office:value-type="float" office:value="6372" calcext:value-type="float">
            <text:p>6372</text:p>
          </table:table-cell>
          <table:table-cell table:number-columns-repeated="7"/>
        </table:table-row>
        <table:table-row table:style-name="ro1">
          <table:table-cell table:formula="of:=[.A1594]+15295" office:value-type="float" office:value="24387756" calcext:value-type="float">
            <text:p>24387756</text:p>
          </table:table-cell>
          <table:table-cell table:formula="of:=[.B1594]+131" office:value-type="float" office:value="208942" calcext:value-type="float">
            <text:p>208942</text:p>
          </table:table-cell>
          <table:table-cell/>
          <table:table-cell table:formula="of:=[.D1594]+[.E1595]" office:value-type="float" office:value="39146030422" calcext:value-type="float">
            <text:p>39146030422</text:p>
          </table:table-cell>
          <table:table-cell table:formula="of:=[.F1595]*7770" office:value-type="float" office:value="49541520" calcext:value-type="float">
            <text:p>49541520</text:p>
          </table:table-cell>
          <table:table-cell table:formula="of:=[.F1593]+8" office:value-type="float" office:value="6376" calcext:value-type="float">
            <text:p>6376</text:p>
          </table:table-cell>
          <table:table-cell table:number-columns-repeated="8"/>
        </table:table-row>
        <table:table-row table:style-name="ro1">
          <table:table-cell table:formula="of:=[.A1595]+15295" office:value-type="float" office:value="24403051" calcext:value-type="float">
            <text:p>24403051</text:p>
          </table:table-cell>
          <table:table-cell table:formula="of:=[.B1595]+131" office:value-type="float" office:value="209073" calcext:value-type="float">
            <text:p>209073</text:p>
          </table:table-cell>
          <table:table-cell/>
          <table:table-cell table:formula="of:=[.D1595]+[.E1596]" office:value-type="float" office:value="39194690682" calcext:value-type="float">
            <text:p>39194690682</text:p>
          </table:table-cell>
          <table:table-cell table:formula="of:=[.G1596]*7627" office:value-type="float" office:value="48660260" calcext:value-type="float">
            <text:p>48660260</text:p>
          </table:table-cell>
          <table:table-cell/>
          <table:table-cell table:formula="of:=[.G1594]+8" office:value-type="float" office:value="6380" calcext:value-type="float">
            <text:p>6380</text:p>
          </table:table-cell>
          <table:table-cell table:number-columns-repeated="7"/>
        </table:table-row>
        <table:table-row table:style-name="ro1">
          <table:table-cell table:formula="of:=[.A1596]+15295" office:value-type="float" office:value="24418346" calcext:value-type="float">
            <text:p>24418346</text:p>
          </table:table-cell>
          <table:table-cell table:formula="of:=[.B1596]+131" office:value-type="float" office:value="209204" calcext:value-type="float">
            <text:p>209204</text:p>
          </table:table-cell>
          <table:table-cell/>
          <table:table-cell table:formula="of:=[.D1596]+[.E1597]" office:value-type="float" office:value="39244294362" calcext:value-type="float">
            <text:p>39244294362</text:p>
          </table:table-cell>
          <table:table-cell table:formula="of:=[.F1597]*7770" office:value-type="float" office:value="49603680" calcext:value-type="float">
            <text:p>49603680</text:p>
          </table:table-cell>
          <table:table-cell table:formula="of:=[.F1595]+8" office:value-type="float" office:value="6384" calcext:value-type="float">
            <text:p>6384</text:p>
          </table:table-cell>
          <table:table-cell table:number-columns-repeated="8"/>
        </table:table-row>
        <table:table-row table:style-name="ro1">
          <table:table-cell table:formula="of:=[.A1597]+15295" office:value-type="float" office:value="24433641" calcext:value-type="float">
            <text:p>24433641</text:p>
          </table:table-cell>
          <table:table-cell table:formula="of:=[.B1597]+131" office:value-type="float" office:value="209335" calcext:value-type="float">
            <text:p>209335</text:p>
          </table:table-cell>
          <table:table-cell/>
          <table:table-cell table:formula="of:=[.D1597]+[.E1598]" office:value-type="float" office:value="39293015638" calcext:value-type="float">
            <text:p>39293015638</text:p>
          </table:table-cell>
          <table:table-cell table:formula="of:=[.G1598]*7627" office:value-type="float" office:value="48721276" calcext:value-type="float">
            <text:p>48721276</text:p>
          </table:table-cell>
          <table:table-cell/>
          <table:table-cell table:formula="of:=[.G1596]+8" office:value-type="float" office:value="6388" calcext:value-type="float">
            <text:p>6388</text:p>
          </table:table-cell>
          <table:table-cell table:number-columns-repeated="7"/>
        </table:table-row>
        <table:table-row table:style-name="ro1">
          <table:table-cell table:formula="of:=[.A1598]+15295" office:value-type="float" office:value="24448936" calcext:value-type="float">
            <text:p>24448936</text:p>
          </table:table-cell>
          <table:table-cell table:formula="of:=[.B1598]+131" office:value-type="float" office:value="209466" calcext:value-type="float">
            <text:p>209466</text:p>
          </table:table-cell>
          <table:table-cell/>
          <table:table-cell table:formula="of:=[.D1598]+[.E1599]" office:value-type="float" office:value="39342681478" calcext:value-type="float">
            <text:p>39342681478</text:p>
          </table:table-cell>
          <table:table-cell table:formula="of:=[.F1599]*7770" office:value-type="float" office:value="49665840" calcext:value-type="float">
            <text:p>49665840</text:p>
          </table:table-cell>
          <table:table-cell table:formula="of:=[.F1597]+8" office:value-type="float" office:value="6392" calcext:value-type="float">
            <text:p>6392</text:p>
          </table:table-cell>
          <table:table-cell table:number-columns-repeated="8"/>
        </table:table-row>
        <table:table-row table:style-name="ro1">
          <table:table-cell table:formula="of:=[.A1599]+15295" office:value-type="float" office:value="24464231" calcext:value-type="float">
            <text:p>24464231</text:p>
          </table:table-cell>
          <table:table-cell table:formula="of:=[.B1599]+131" office:value-type="float" office:value="209597" calcext:value-type="float">
            <text:p>209597</text:p>
          </table:table-cell>
          <table:table-cell/>
          <table:table-cell table:formula="of:=[.D1599]+[.E1600]" office:value-type="float" office:value="39391463770" calcext:value-type="float">
            <text:p>39391463770</text:p>
          </table:table-cell>
          <table:table-cell table:formula="of:=[.G1600]*7627" office:value-type="float" office:value="48782292" calcext:value-type="float">
            <text:p>48782292</text:p>
          </table:table-cell>
          <table:table-cell/>
          <table:table-cell table:formula="of:=[.G1598]+8" office:value-type="float" office:value="6396" calcext:value-type="float">
            <text:p>6396</text:p>
          </table:table-cell>
          <table:table-cell table:number-columns-repeated="7"/>
        </table:table-row>
        <table:table-row table:style-name="ro1">
          <table:table-cell table:formula="of:=[.A1600]+15295" office:value-type="float" office:value="24479526" calcext:value-type="float">
            <text:p>24479526</text:p>
          </table:table-cell>
          <table:table-cell table:formula="of:=[.B1600]+131" office:value-type="float" office:value="209728" calcext:value-type="float">
            <text:p>209728</text:p>
          </table:table-cell>
          <table:table-cell/>
          <table:table-cell table:formula="of:=[.D1600]+[.E1601]" office:value-type="float" office:value="39441191770" calcext:value-type="float">
            <text:p>39441191770</text:p>
          </table:table-cell>
          <table:table-cell table:formula="of:=[.F1601]*7770" office:value-type="float" office:value="49728000" calcext:value-type="float">
            <text:p>49728000</text:p>
          </table:table-cell>
          <table:table-cell table:formula="of:=[.F1599]+8" office:value-type="float" office:value="6400" calcext:value-type="float">
            <text:p>6400</text:p>
          </table:table-cell>
          <table:table-cell table:number-columns-repeated="8"/>
        </table:table-row>
        <table:table-row table:style-name="ro1">
          <table:table-cell table:formula="of:=[.A1601]+15295" office:value-type="float" office:value="24494821" calcext:value-type="float">
            <text:p>24494821</text:p>
          </table:table-cell>
          <table:table-cell table:formula="of:=[.B1601]+131" office:value-type="float" office:value="209859" calcext:value-type="float">
            <text:p>209859</text:p>
          </table:table-cell>
          <table:table-cell/>
          <table:table-cell table:formula="of:=[.D1601]+[.E1602]" office:value-type="float" office:value="39490035078" calcext:value-type="float">
            <text:p>39490035078</text:p>
          </table:table-cell>
          <table:table-cell table:formula="of:=[.G1602]*7627" office:value-type="float" office:value="48843308" calcext:value-type="float">
            <text:p>48843308</text:p>
          </table:table-cell>
          <table:table-cell/>
          <table:table-cell table:formula="of:=[.G1600]+8" office:value-type="float" office:value="6404" calcext:value-type="float">
            <text:p>6404</text:p>
          </table:table-cell>
          <table:table-cell table:number-columns-repeated="7"/>
        </table:table-row>
        <table:table-row table:style-name="ro1">
          <table:table-cell table:formula="of:=[.A1602]+15295" office:value-type="float" office:value="24510116" calcext:value-type="float">
            <text:p>24510116</text:p>
          </table:table-cell>
          <table:table-cell table:formula="of:=[.B1602]+131" office:value-type="float" office:value="209990" calcext:value-type="float">
            <text:p>209990</text:p>
          </table:table-cell>
          <table:table-cell/>
          <table:table-cell table:formula="of:=[.D1602]+[.E1603]" office:value-type="float" office:value="39539825238" calcext:value-type="float">
            <text:p>39539825238</text:p>
          </table:table-cell>
          <table:table-cell table:formula="of:=[.F1603]*7770" office:value-type="float" office:value="49790160" calcext:value-type="float">
            <text:p>49790160</text:p>
          </table:table-cell>
          <table:table-cell table:formula="of:=[.F1601]+8" office:value-type="float" office:value="6408" calcext:value-type="float">
            <text:p>6408</text:p>
          </table:table-cell>
          <table:table-cell table:number-columns-repeated="8"/>
        </table:table-row>
        <table:table-row table:style-name="ro1">
          <table:table-cell table:formula="of:=[.A1603]+15295" office:value-type="float" office:value="24525411" calcext:value-type="float">
            <text:p>24525411</text:p>
          </table:table-cell>
          <table:table-cell table:formula="of:=[.B1603]+131" office:value-type="float" office:value="210121" calcext:value-type="float">
            <text:p>210121</text:p>
          </table:table-cell>
          <table:table-cell/>
          <table:table-cell table:formula="of:=[.D1603]+[.E1604]" office:value-type="float" office:value="39588729562" calcext:value-type="float">
            <text:p>39588729562</text:p>
          </table:table-cell>
          <table:table-cell table:formula="of:=[.G1604]*7627" office:value-type="float" office:value="48904324" calcext:value-type="float">
            <text:p>48904324</text:p>
          </table:table-cell>
          <table:table-cell/>
          <table:table-cell table:formula="of:=[.G1602]+8" office:value-type="float" office:value="6412" calcext:value-type="float">
            <text:p>6412</text:p>
          </table:table-cell>
          <table:table-cell table:number-columns-repeated="7"/>
        </table:table-row>
        <table:table-row table:style-name="ro1">
          <table:table-cell table:formula="of:=[.A1604]+15295" office:value-type="float" office:value="24540706" calcext:value-type="float">
            <text:p>24540706</text:p>
          </table:table-cell>
          <table:table-cell table:formula="of:=[.B1604]+131" office:value-type="float" office:value="210252" calcext:value-type="float">
            <text:p>210252</text:p>
          </table:table-cell>
          <table:table-cell/>
          <table:table-cell table:formula="of:=[.D1604]+[.E1605]" office:value-type="float" office:value="39638581882" calcext:value-type="float">
            <text:p>39638581882</text:p>
          </table:table-cell>
          <table:table-cell table:formula="of:=[.F1605]*7770" office:value-type="float" office:value="49852320" calcext:value-type="float">
            <text:p>49852320</text:p>
          </table:table-cell>
          <table:table-cell table:formula="of:=[.F1603]+8" office:value-type="float" office:value="6416" calcext:value-type="float">
            <text:p>6416</text:p>
          </table:table-cell>
          <table:table-cell table:number-columns-repeated="8"/>
        </table:table-row>
        <table:table-row table:style-name="ro1">
          <table:table-cell table:formula="of:=[.A1605]+15295" office:value-type="float" office:value="24556001" calcext:value-type="float">
            <text:p>24556001</text:p>
          </table:table-cell>
          <table:table-cell table:formula="of:=[.B1605]+131" office:value-type="float" office:value="210383" calcext:value-type="float">
            <text:p>210383</text:p>
          </table:table-cell>
          <table:table-cell/>
          <table:table-cell table:formula="of:=[.D1605]+[.E1606]" office:value-type="float" office:value="39687547222" calcext:value-type="float">
            <text:p>39687547222</text:p>
          </table:table-cell>
          <table:table-cell table:formula="of:=[.G1606]*7627" office:value-type="float" office:value="48965340" calcext:value-type="float">
            <text:p>48965340</text:p>
          </table:table-cell>
          <table:table-cell/>
          <table:table-cell table:formula="of:=[.G1604]+8" office:value-type="float" office:value="6420" calcext:value-type="float">
            <text:p>6420</text:p>
          </table:table-cell>
          <table:table-cell table:number-columns-repeated="7"/>
        </table:table-row>
        <table:table-row table:style-name="ro1">
          <table:table-cell table:formula="of:=[.A1606]+15295" office:value-type="float" office:value="24571296" calcext:value-type="float">
            <text:p>24571296</text:p>
          </table:table-cell>
          <table:table-cell table:formula="of:=[.B1606]+131" office:value-type="float" office:value="210514" calcext:value-type="float">
            <text:p>210514</text:p>
          </table:table-cell>
          <table:table-cell/>
          <table:table-cell table:formula="of:=[.D1606]+[.E1607]" office:value-type="float" office:value="39737461702" calcext:value-type="float">
            <text:p>39737461702</text:p>
          </table:table-cell>
          <table:table-cell table:formula="of:=[.F1607]*7770" office:value-type="float" office:value="49914480" calcext:value-type="float">
            <text:p>49914480</text:p>
          </table:table-cell>
          <table:table-cell table:formula="of:=[.F1605]+8" office:value-type="float" office:value="6424" calcext:value-type="float">
            <text:p>6424</text:p>
          </table:table-cell>
          <table:table-cell table:number-columns-repeated="8"/>
        </table:table-row>
        <table:table-row table:style-name="ro1">
          <table:table-cell table:formula="of:=[.A1607]+15295" office:value-type="float" office:value="24586591" calcext:value-type="float">
            <text:p>24586591</text:p>
          </table:table-cell>
          <table:table-cell table:formula="of:=[.B1607]+131" office:value-type="float" office:value="210645" calcext:value-type="float">
            <text:p>210645</text:p>
          </table:table-cell>
          <table:table-cell/>
          <table:table-cell table:formula="of:=[.D1607]+[.E1608]" office:value-type="float" office:value="39786488058" calcext:value-type="float">
            <text:p>39786488058</text:p>
          </table:table-cell>
          <table:table-cell table:formula="of:=[.G1608]*7627" office:value-type="float" office:value="49026356" calcext:value-type="float">
            <text:p>49026356</text:p>
          </table:table-cell>
          <table:table-cell/>
          <table:table-cell table:formula="of:=[.G1606]+8" office:value-type="float" office:value="6428" calcext:value-type="float">
            <text:p>6428</text:p>
          </table:table-cell>
          <table:table-cell table:number-columns-repeated="7"/>
        </table:table-row>
        <table:table-row table:style-name="ro1">
          <table:table-cell table:formula="of:=[.A1608]+15295" office:value-type="float" office:value="24601886" calcext:value-type="float">
            <text:p>24601886</text:p>
          </table:table-cell>
          <table:table-cell table:formula="of:=[.B1608]+131" office:value-type="float" office:value="210776" calcext:value-type="float">
            <text:p>210776</text:p>
          </table:table-cell>
          <table:table-cell/>
          <table:table-cell table:formula="of:=[.D1608]+[.E1609]" office:value-type="float" office:value="39836464698" calcext:value-type="float">
            <text:p>39836464698</text:p>
          </table:table-cell>
          <table:table-cell table:formula="of:=[.F1609]*7770" office:value-type="float" office:value="49976640" calcext:value-type="float">
            <text:p>49976640</text:p>
          </table:table-cell>
          <table:table-cell table:formula="of:=[.F1607]+8" office:value-type="float" office:value="6432" calcext:value-type="float">
            <text:p>6432</text:p>
          </table:table-cell>
          <table:table-cell table:number-columns-repeated="8"/>
        </table:table-row>
        <table:table-row table:style-name="ro1">
          <table:table-cell table:formula="of:=[.A1609]+15295" office:value-type="float" office:value="24617181" calcext:value-type="float">
            <text:p>24617181</text:p>
          </table:table-cell>
          <table:table-cell table:formula="of:=[.B1609]+131" office:value-type="float" office:value="210907" calcext:value-type="float">
            <text:p>210907</text:p>
          </table:table-cell>
          <table:table-cell/>
          <table:table-cell table:formula="of:=[.D1609]+[.E1610]" office:value-type="float" office:value="39885552070" calcext:value-type="float">
            <text:p>39885552070</text:p>
          </table:table-cell>
          <table:table-cell table:formula="of:=[.G1610]*7627" office:value-type="float" office:value="49087372" calcext:value-type="float">
            <text:p>49087372</text:p>
          </table:table-cell>
          <table:table-cell/>
          <table:table-cell table:formula="of:=[.G1608]+8" office:value-type="float" office:value="6436" calcext:value-type="float">
            <text:p>6436</text:p>
          </table:table-cell>
          <table:table-cell table:number-columns-repeated="7"/>
        </table:table-row>
        <table:table-row table:style-name="ro1">
          <table:table-cell table:formula="of:=[.A1610]+15295" office:value-type="float" office:value="24632476" calcext:value-type="float">
            <text:p>24632476</text:p>
          </table:table-cell>
          <table:table-cell table:formula="of:=[.B1610]+131" office:value-type="float" office:value="211038" calcext:value-type="float">
            <text:p>211038</text:p>
          </table:table-cell>
          <table:table-cell/>
          <table:table-cell table:formula="of:=[.D1610]+[.E1611]" office:value-type="float" office:value="39935590870" calcext:value-type="float">
            <text:p>39935590870</text:p>
          </table:table-cell>
          <table:table-cell table:formula="of:=[.F1611]*7770" office:value-type="float" office:value="50038800" calcext:value-type="float">
            <text:p>50038800</text:p>
          </table:table-cell>
          <table:table-cell table:formula="of:=[.F1609]+8" office:value-type="float" office:value="6440" calcext:value-type="float">
            <text:p>6440</text:p>
          </table:table-cell>
          <table:table-cell table:number-columns-repeated="8"/>
        </table:table-row>
        <table:table-row table:style-name="ro1">
          <table:table-cell table:formula="of:=[.A1611]+15295" office:value-type="float" office:value="24647771" calcext:value-type="float">
            <text:p>24647771</text:p>
          </table:table-cell>
          <table:table-cell table:formula="of:=[.B1611]+131" office:value-type="float" office:value="211169" calcext:value-type="float">
            <text:p>211169</text:p>
          </table:table-cell>
          <table:table-cell/>
          <table:table-cell table:formula="of:=[.D1611]+[.E1612]" office:value-type="float" office:value="39984739258" calcext:value-type="float">
            <text:p>39984739258</text:p>
          </table:table-cell>
          <table:table-cell table:formula="of:=[.G1612]*7627" office:value-type="float" office:value="49148388" calcext:value-type="float">
            <text:p>49148388</text:p>
          </table:table-cell>
          <table:table-cell/>
          <table:table-cell table:formula="of:=[.G1610]+8" office:value-type="float" office:value="6444" calcext:value-type="float">
            <text:p>6444</text:p>
          </table:table-cell>
          <table:table-cell table:number-columns-repeated="7"/>
        </table:table-row>
        <table:table-row table:style-name="ro1">
          <table:table-cell table:formula="of:=[.A1612]+15295" office:value-type="float" office:value="24663066" calcext:value-type="float">
            <text:p>24663066</text:p>
          </table:table-cell>
          <table:table-cell table:formula="of:=[.B1612]+131" office:value-type="float" office:value="211300" calcext:value-type="float">
            <text:p>211300</text:p>
          </table:table-cell>
          <table:table-cell/>
          <table:table-cell table:formula="of:=[.D1612]+[.E1613]" office:value-type="float" office:value="40034840218" calcext:value-type="float">
            <text:p>40034840218</text:p>
          </table:table-cell>
          <table:table-cell table:formula="of:=[.F1613]*7770" office:value-type="float" office:value="50100960" calcext:value-type="float">
            <text:p>50100960</text:p>
          </table:table-cell>
          <table:table-cell table:formula="of:=[.F1611]+8" office:value-type="float" office:value="6448" calcext:value-type="float">
            <text:p>6448</text:p>
          </table:table-cell>
          <table:table-cell table:number-columns-repeated="8"/>
        </table:table-row>
        <table:table-row table:style-name="ro1">
          <table:table-cell table:formula="of:=[.A1613]+15295" office:value-type="float" office:value="24678361" calcext:value-type="float">
            <text:p>24678361</text:p>
          </table:table-cell>
          <table:table-cell table:formula="of:=[.B1613]+131" office:value-type="float" office:value="211431" calcext:value-type="float">
            <text:p>211431</text:p>
          </table:table-cell>
          <table:table-cell/>
          <table:table-cell table:formula="of:=[.D1613]+[.E1614]" office:value-type="float" office:value="40084049622" calcext:value-type="float">
            <text:p>40084049622</text:p>
          </table:table-cell>
          <table:table-cell table:formula="of:=[.G1614]*7627" office:value-type="float" office:value="49209404" calcext:value-type="float">
            <text:p>49209404</text:p>
          </table:table-cell>
          <table:table-cell/>
          <table:table-cell table:formula="of:=[.G1612]+8" office:value-type="float" office:value="6452" calcext:value-type="float">
            <text:p>6452</text:p>
          </table:table-cell>
          <table:table-cell table:number-columns-repeated="7"/>
        </table:table-row>
        <table:table-row table:style-name="ro1">
          <table:table-cell table:formula="of:=[.A1614]+15295" office:value-type="float" office:value="24693656" calcext:value-type="float">
            <text:p>24693656</text:p>
          </table:table-cell>
          <table:table-cell table:formula="of:=[.B1614]+131" office:value-type="float" office:value="211562" calcext:value-type="float">
            <text:p>211562</text:p>
          </table:table-cell>
          <table:table-cell/>
          <table:table-cell table:formula="of:=[.D1614]+[.E1615]" office:value-type="float" office:value="40134212742" calcext:value-type="float">
            <text:p>40134212742</text:p>
          </table:table-cell>
          <table:table-cell table:formula="of:=[.F1615]*7770" office:value-type="float" office:value="50163120" calcext:value-type="float">
            <text:p>50163120</text:p>
          </table:table-cell>
          <table:table-cell table:formula="of:=[.F1613]+8" office:value-type="float" office:value="6456" calcext:value-type="float">
            <text:p>6456</text:p>
          </table:table-cell>
          <table:table-cell table:number-columns-repeated="8"/>
        </table:table-row>
        <table:table-row table:style-name="ro1">
          <table:table-cell table:formula="of:=[.A1615]+15295" office:value-type="float" office:value="24708951" calcext:value-type="float">
            <text:p>24708951</text:p>
          </table:table-cell>
          <table:table-cell table:formula="of:=[.B1615]+131" office:value-type="float" office:value="211693" calcext:value-type="float">
            <text:p>211693</text:p>
          </table:table-cell>
          <table:table-cell/>
          <table:table-cell table:formula="of:=[.D1615]+[.E1616]" office:value-type="float" office:value="40183483162" calcext:value-type="float">
            <text:p>40183483162</text:p>
          </table:table-cell>
          <table:table-cell table:formula="of:=[.G1616]*7627" office:value-type="float" office:value="49270420" calcext:value-type="float">
            <text:p>49270420</text:p>
          </table:table-cell>
          <table:table-cell/>
          <table:table-cell table:formula="of:=[.G1614]+8" office:value-type="float" office:value="6460" calcext:value-type="float">
            <text:p>6460</text:p>
          </table:table-cell>
          <table:table-cell table:number-columns-repeated="7"/>
        </table:table-row>
        <table:table-row table:style-name="ro1">
          <table:table-cell table:formula="of:=[.A1616]+15295" office:value-type="float" office:value="24724246" calcext:value-type="float">
            <text:p>24724246</text:p>
          </table:table-cell>
          <table:table-cell table:formula="of:=[.B1616]+131" office:value-type="float" office:value="211824" calcext:value-type="float">
            <text:p>211824</text:p>
          </table:table-cell>
          <table:table-cell/>
          <table:table-cell table:formula="of:=[.D1616]+[.E1617]" office:value-type="float" office:value="40233708442" calcext:value-type="float">
            <text:p>40233708442</text:p>
          </table:table-cell>
          <table:table-cell table:formula="of:=[.F1617]*7770" office:value-type="float" office:value="50225280" calcext:value-type="float">
            <text:p>50225280</text:p>
          </table:table-cell>
          <table:table-cell table:formula="of:=[.F1615]+8" office:value-type="float" office:value="6464" calcext:value-type="float">
            <text:p>6464</text:p>
          </table:table-cell>
          <table:table-cell table:number-columns-repeated="8"/>
        </table:table-row>
        <table:table-row table:style-name="ro1">
          <table:table-cell table:formula="of:=[.A1617]+15295" office:value-type="float" office:value="24739541" calcext:value-type="float">
            <text:p>24739541</text:p>
          </table:table-cell>
          <table:table-cell table:formula="of:=[.B1617]+131" office:value-type="float" office:value="211955" calcext:value-type="float">
            <text:p>211955</text:p>
          </table:table-cell>
          <table:table-cell/>
          <table:table-cell table:formula="of:=[.D1617]+[.E1618]" office:value-type="float" office:value="40283039878" calcext:value-type="float">
            <text:p>40283039878</text:p>
          </table:table-cell>
          <table:table-cell table:formula="of:=[.G1618]*7627" office:value-type="float" office:value="49331436" calcext:value-type="float">
            <text:p>49331436</text:p>
          </table:table-cell>
          <table:table-cell/>
          <table:table-cell table:formula="of:=[.G1616]+8" office:value-type="float" office:value="6468" calcext:value-type="float">
            <text:p>6468</text:p>
          </table:table-cell>
          <table:table-cell table:number-columns-repeated="7"/>
        </table:table-row>
        <table:table-row table:style-name="ro1">
          <table:table-cell table:formula="of:=[.A1618]+15295" office:value-type="float" office:value="24754836" calcext:value-type="float">
            <text:p>24754836</text:p>
          </table:table-cell>
          <table:table-cell table:formula="of:=[.B1618]+131" office:value-type="float" office:value="212086" calcext:value-type="float">
            <text:p>212086</text:p>
          </table:table-cell>
          <table:table-cell/>
          <table:table-cell table:formula="of:=[.D1618]+[.E1619]" office:value-type="float" office:value="40333327318" calcext:value-type="float">
            <text:p>40333327318</text:p>
          </table:table-cell>
          <table:table-cell table:formula="of:=[.F1619]*7770" office:value-type="float" office:value="50287440" calcext:value-type="float">
            <text:p>50287440</text:p>
          </table:table-cell>
          <table:table-cell table:formula="of:=[.F1617]+8" office:value-type="float" office:value="6472" calcext:value-type="float">
            <text:p>6472</text:p>
          </table:table-cell>
          <table:table-cell table:number-columns-repeated="8"/>
        </table:table-row>
        <table:table-row table:style-name="ro1">
          <table:table-cell table:formula="of:=[.A1619]+15295" office:value-type="float" office:value="24770131" calcext:value-type="float">
            <text:p>24770131</text:p>
          </table:table-cell>
          <table:table-cell table:formula="of:=[.B1619]+131" office:value-type="float" office:value="212217" calcext:value-type="float">
            <text:p>212217</text:p>
          </table:table-cell>
          <table:table-cell/>
          <table:table-cell table:formula="of:=[.D1619]+[.E1620]" office:value-type="float" office:value="40382719770" calcext:value-type="float">
            <text:p>40382719770</text:p>
          </table:table-cell>
          <table:table-cell table:formula="of:=[.G1620]*7627" office:value-type="float" office:value="49392452" calcext:value-type="float">
            <text:p>49392452</text:p>
          </table:table-cell>
          <table:table-cell/>
          <table:table-cell table:formula="of:=[.G1618]+8" office:value-type="float" office:value="6476" calcext:value-type="float">
            <text:p>6476</text:p>
          </table:table-cell>
          <table:table-cell table:number-columns-repeated="7"/>
        </table:table-row>
        <table:table-row table:style-name="ro1">
          <table:table-cell table:formula="of:=[.A1620]+15295" office:value-type="float" office:value="24785426" calcext:value-type="float">
            <text:p>24785426</text:p>
          </table:table-cell>
          <table:table-cell table:formula="of:=[.B1620]+131" office:value-type="float" office:value="212348" calcext:value-type="float">
            <text:p>212348</text:p>
          </table:table-cell>
          <table:table-cell/>
          <table:table-cell table:formula="of:=[.D1620]+[.E1621]" office:value-type="float" office:value="40433069370" calcext:value-type="float">
            <text:p>40433069370</text:p>
          </table:table-cell>
          <table:table-cell table:formula="of:=[.F1621]*7770" office:value-type="float" office:value="50349600" calcext:value-type="float">
            <text:p>50349600</text:p>
          </table:table-cell>
          <table:table-cell table:formula="of:=[.F1619]+8" office:value-type="float" office:value="6480" calcext:value-type="float">
            <text:p>6480</text:p>
          </table:table-cell>
          <table:table-cell table:number-columns-repeated="8"/>
        </table:table-row>
        <table:table-row table:style-name="ro1">
          <table:table-cell table:formula="of:=[.A1621]+15295" office:value-type="float" office:value="24800721" calcext:value-type="float">
            <text:p>24800721</text:p>
          </table:table-cell>
          <table:table-cell table:formula="of:=[.B1621]+131" office:value-type="float" office:value="212479" calcext:value-type="float">
            <text:p>212479</text:p>
          </table:table-cell>
          <table:table-cell/>
          <table:table-cell table:formula="of:=[.D1621]+[.E1622]" office:value-type="float" office:value="40482522838" calcext:value-type="float">
            <text:p>40482522838</text:p>
          </table:table-cell>
          <table:table-cell table:formula="of:=[.G1622]*7627" office:value-type="float" office:value="49453468" calcext:value-type="float">
            <text:p>49453468</text:p>
          </table:table-cell>
          <table:table-cell/>
          <table:table-cell table:formula="of:=[.G1620]+8" office:value-type="float" office:value="6484" calcext:value-type="float">
            <text:p>6484</text:p>
          </table:table-cell>
          <table:table-cell table:number-columns-repeated="7"/>
        </table:table-row>
        <table:table-row table:style-name="ro1">
          <table:table-cell table:formula="of:=[.A1622]+15295" office:value-type="float" office:value="24816016" calcext:value-type="float">
            <text:p>24816016</text:p>
          </table:table-cell>
          <table:table-cell table:formula="of:=[.B1622]+131" office:value-type="float" office:value="212610" calcext:value-type="float">
            <text:p>212610</text:p>
          </table:table-cell>
          <table:table-cell/>
          <table:table-cell table:formula="of:=[.D1622]+[.E1623]" office:value-type="float" office:value="40532934598" calcext:value-type="float">
            <text:p>40532934598</text:p>
          </table:table-cell>
          <table:table-cell table:formula="of:=[.F1623]*7770" office:value-type="float" office:value="50411760" calcext:value-type="float">
            <text:p>50411760</text:p>
          </table:table-cell>
          <table:table-cell table:formula="of:=[.F1621]+8" office:value-type="float" office:value="6488" calcext:value-type="float">
            <text:p>6488</text:p>
          </table:table-cell>
          <table:table-cell table:number-columns-repeated="8"/>
        </table:table-row>
        <table:table-row table:style-name="ro1">
          <table:table-cell table:formula="of:=[.A1623]+15295" office:value-type="float" office:value="24831311" calcext:value-type="float">
            <text:p>24831311</text:p>
          </table:table-cell>
          <table:table-cell table:formula="of:=[.B1623]+131" office:value-type="float" office:value="212741" calcext:value-type="float">
            <text:p>212741</text:p>
          </table:table-cell>
          <table:table-cell/>
          <table:table-cell table:formula="of:=[.D1623]+[.E1624]" office:value-type="float" office:value="40582449082" calcext:value-type="float">
            <text:p>40582449082</text:p>
          </table:table-cell>
          <table:table-cell table:formula="of:=[.G1624]*7627" office:value-type="float" office:value="49514484" calcext:value-type="float">
            <text:p>49514484</text:p>
          </table:table-cell>
          <table:table-cell/>
          <table:table-cell table:formula="of:=[.G1622]+8" office:value-type="float" office:value="6492" calcext:value-type="float">
            <text:p>6492</text:p>
          </table:table-cell>
          <table:table-cell table:number-columns-repeated="7"/>
        </table:table-row>
        <table:table-row table:style-name="ro1">
          <table:table-cell table:formula="of:=[.A1624]+15295" office:value-type="float" office:value="24846606" calcext:value-type="float">
            <text:p>24846606</text:p>
          </table:table-cell>
          <table:table-cell table:formula="of:=[.B1624]+131" office:value-type="float" office:value="212872" calcext:value-type="float">
            <text:p>212872</text:p>
          </table:table-cell>
          <table:table-cell/>
          <table:table-cell table:formula="of:=[.D1624]+[.E1625]" office:value-type="float" office:value="40632923002" calcext:value-type="float">
            <text:p>40632923002</text:p>
          </table:table-cell>
          <table:table-cell table:formula="of:=[.F1625]*7770" office:value-type="float" office:value="50473920" calcext:value-type="float">
            <text:p>50473920</text:p>
          </table:table-cell>
          <table:table-cell table:formula="of:=[.F1623]+8" office:value-type="float" office:value="6496" calcext:value-type="float">
            <text:p>6496</text:p>
          </table:table-cell>
          <table:table-cell table:number-columns-repeated="8"/>
        </table:table-row>
        <table:table-row table:style-name="ro1">
          <table:table-cell table:formula="of:=[.A1625]+15295" office:value-type="float" office:value="24861901" calcext:value-type="float">
            <text:p>24861901</text:p>
          </table:table-cell>
          <table:table-cell table:formula="of:=[.B1625]+131" office:value-type="float" office:value="213003" calcext:value-type="float">
            <text:p>213003</text:p>
          </table:table-cell>
          <table:table-cell/>
          <table:table-cell table:formula="of:=[.D1625]+[.E1626]" office:value-type="float" office:value="40682498502" calcext:value-type="float">
            <text:p>40682498502</text:p>
          </table:table-cell>
          <table:table-cell table:formula="of:=[.G1626]*7627" office:value-type="float" office:value="49575500" calcext:value-type="float">
            <text:p>49575500</text:p>
          </table:table-cell>
          <table:table-cell/>
          <table:table-cell table:formula="of:=[.G1624]+8" office:value-type="float" office:value="6500" calcext:value-type="float">
            <text:p>6500</text:p>
          </table:table-cell>
          <table:table-cell table:number-columns-repeated="7"/>
        </table:table-row>
        <table:table-row table:style-name="ro1">
          <table:table-cell table:formula="of:=[.A1626]+15295" office:value-type="float" office:value="24877196" calcext:value-type="float">
            <text:p>24877196</text:p>
          </table:table-cell>
          <table:table-cell table:formula="of:=[.B1626]+131" office:value-type="float" office:value="213134" calcext:value-type="float">
            <text:p>213134</text:p>
          </table:table-cell>
          <table:table-cell/>
          <table:table-cell table:formula="of:=[.D1626]+[.E1627]" office:value-type="float" office:value="40733034582" calcext:value-type="float">
            <text:p>40733034582</text:p>
          </table:table-cell>
          <table:table-cell table:formula="of:=[.F1627]*7770" office:value-type="float" office:value="50536080" calcext:value-type="float">
            <text:p>50536080</text:p>
          </table:table-cell>
          <table:table-cell table:formula="of:=[.F1625]+8" office:value-type="float" office:value="6504" calcext:value-type="float">
            <text:p>6504</text:p>
          </table:table-cell>
          <table:table-cell table:number-columns-repeated="8"/>
        </table:table-row>
        <table:table-row table:style-name="ro1">
          <table:table-cell table:formula="of:=[.A1627]+15295" office:value-type="float" office:value="24892491" calcext:value-type="float">
            <text:p>24892491</text:p>
          </table:table-cell>
          <table:table-cell table:formula="of:=[.B1627]+131" office:value-type="float" office:value="213265" calcext:value-type="float">
            <text:p>213265</text:p>
          </table:table-cell>
          <table:table-cell/>
          <table:table-cell table:formula="of:=[.D1627]+[.E1628]" office:value-type="float" office:value="40782671098" calcext:value-type="float">
            <text:p>40782671098</text:p>
          </table:table-cell>
          <table:table-cell table:formula="of:=[.G1628]*7627" office:value-type="float" office:value="49636516" calcext:value-type="float">
            <text:p>49636516</text:p>
          </table:table-cell>
          <table:table-cell/>
          <table:table-cell table:formula="of:=[.G1626]+8" office:value-type="float" office:value="6508" calcext:value-type="float">
            <text:p>6508</text:p>
          </table:table-cell>
          <table:table-cell table:number-columns-repeated="7"/>
        </table:table-row>
        <table:table-row table:style-name="ro1">
          <table:table-cell table:formula="of:=[.A1628]+15295" office:value-type="float" office:value="24907786" calcext:value-type="float">
            <text:p>24907786</text:p>
          </table:table-cell>
          <table:table-cell table:formula="of:=[.B1628]+131" office:value-type="float" office:value="213396" calcext:value-type="float">
            <text:p>213396</text:p>
          </table:table-cell>
          <table:table-cell/>
          <table:table-cell table:formula="of:=[.D1628]+[.E1629]" office:value-type="float" office:value="40833269338" calcext:value-type="float">
            <text:p>40833269338</text:p>
          </table:table-cell>
          <table:table-cell table:formula="of:=[.F1629]*7770" office:value-type="float" office:value="50598240" calcext:value-type="float">
            <text:p>50598240</text:p>
          </table:table-cell>
          <table:table-cell table:formula="of:=[.F1627]+8" office:value-type="float" office:value="6512" calcext:value-type="float">
            <text:p>6512</text:p>
          </table:table-cell>
          <table:table-cell table:number-columns-repeated="8"/>
        </table:table-row>
        <table:table-row table:style-name="ro1">
          <table:table-cell table:formula="of:=[.A1629]+15295" office:value-type="float" office:value="24923081" calcext:value-type="float">
            <text:p>24923081</text:p>
          </table:table-cell>
          <table:table-cell table:formula="of:=[.B1629]+131" office:value-type="float" office:value="213527" calcext:value-type="float">
            <text:p>213527</text:p>
          </table:table-cell>
          <table:table-cell/>
          <table:table-cell table:formula="of:=[.D1629]+[.E1630]" office:value-type="float" office:value="40882966870" calcext:value-type="float">
            <text:p>40882966870</text:p>
          </table:table-cell>
          <table:table-cell table:formula="of:=[.G1630]*7627" office:value-type="float" office:value="49697532" calcext:value-type="float">
            <text:p>49697532</text:p>
          </table:table-cell>
          <table:table-cell/>
          <table:table-cell table:formula="of:=[.G1628]+8" office:value-type="float" office:value="6516" calcext:value-type="float">
            <text:p>6516</text:p>
          </table:table-cell>
          <table:table-cell table:number-columns-repeated="7"/>
        </table:table-row>
        <table:table-row table:style-name="ro1">
          <table:table-cell table:formula="of:=[.A1630]+15295" office:value-type="float" office:value="24938376" calcext:value-type="float">
            <text:p>24938376</text:p>
          </table:table-cell>
          <table:table-cell table:formula="of:=[.B1630]+131" office:value-type="float" office:value="213658" calcext:value-type="float">
            <text:p>213658</text:p>
          </table:table-cell>
          <table:table-cell/>
          <table:table-cell table:formula="of:=[.D1630]+[.E1631]" office:value-type="float" office:value="40933627270" calcext:value-type="float">
            <text:p>40933627270</text:p>
          </table:table-cell>
          <table:table-cell table:formula="of:=[.F1631]*7770" office:value-type="float" office:value="50660400" calcext:value-type="float">
            <text:p>50660400</text:p>
          </table:table-cell>
          <table:table-cell table:formula="of:=[.F1629]+8" office:value-type="float" office:value="6520" calcext:value-type="float">
            <text:p>6520</text:p>
          </table:table-cell>
          <table:table-cell table:number-columns-repeated="8"/>
        </table:table-row>
        <table:table-row table:style-name="ro1">
          <table:table-cell table:formula="of:=[.A1631]+15295" office:value-type="float" office:value="24953671" calcext:value-type="float">
            <text:p>24953671</text:p>
          </table:table-cell>
          <table:table-cell table:formula="of:=[.B1631]+131" office:value-type="float" office:value="213789" calcext:value-type="float">
            <text:p>213789</text:p>
          </table:table-cell>
          <table:table-cell/>
          <table:table-cell table:formula="of:=[.D1631]+[.E1632]" office:value-type="float" office:value="40983385818" calcext:value-type="float">
            <text:p>40983385818</text:p>
          </table:table-cell>
          <table:table-cell table:formula="of:=[.G1632]*7627" office:value-type="float" office:value="49758548" calcext:value-type="float">
            <text:p>49758548</text:p>
          </table:table-cell>
          <table:table-cell/>
          <table:table-cell table:formula="of:=[.G1630]+8" office:value-type="float" office:value="6524" calcext:value-type="float">
            <text:p>6524</text:p>
          </table:table-cell>
          <table:table-cell table:number-columns-repeated="7"/>
        </table:table-row>
        <table:table-row table:style-name="ro1">
          <table:table-cell table:formula="of:=[.A1632]+15295" office:value-type="float" office:value="24968966" calcext:value-type="float">
            <text:p>24968966</text:p>
          </table:table-cell>
          <table:table-cell table:formula="of:=[.B1632]+131" office:value-type="float" office:value="213920" calcext:value-type="float">
            <text:p>213920</text:p>
          </table:table-cell>
          <table:table-cell/>
          <table:table-cell table:formula="of:=[.D1632]+[.E1633]" office:value-type="float" office:value="41034108378" calcext:value-type="float">
            <text:p>41034108378</text:p>
          </table:table-cell>
          <table:table-cell table:formula="of:=[.F1633]*7770" office:value-type="float" office:value="50722560" calcext:value-type="float">
            <text:p>50722560</text:p>
          </table:table-cell>
          <table:table-cell table:formula="of:=[.F1631]+8" office:value-type="float" office:value="6528" calcext:value-type="float">
            <text:p>6528</text:p>
          </table:table-cell>
          <table:table-cell table:number-columns-repeated="8"/>
        </table:table-row>
        <table:table-row table:style-name="ro1">
          <table:table-cell table:formula="of:=[.A1633]+15295" office:value-type="float" office:value="24984261" calcext:value-type="float">
            <text:p>24984261</text:p>
          </table:table-cell>
          <table:table-cell table:formula="of:=[.B1633]+131" office:value-type="float" office:value="214051" calcext:value-type="float">
            <text:p>214051</text:p>
          </table:table-cell>
          <table:table-cell/>
          <table:table-cell table:formula="of:=[.D1633]+[.E1634]" office:value-type="float" office:value="41083927942" calcext:value-type="float">
            <text:p>41083927942</text:p>
          </table:table-cell>
          <table:table-cell table:formula="of:=[.G1634]*7627" office:value-type="float" office:value="49819564" calcext:value-type="float">
            <text:p>49819564</text:p>
          </table:table-cell>
          <table:table-cell/>
          <table:table-cell table:formula="of:=[.G1632]+8" office:value-type="float" office:value="6532" calcext:value-type="float">
            <text:p>6532</text:p>
          </table:table-cell>
          <table:table-cell table:number-columns-repeated="7"/>
        </table:table-row>
        <table:table-row table:style-name="ro1">
          <table:table-cell table:formula="of:=[.A1634]+15295" office:value-type="float" office:value="24999556" calcext:value-type="float">
            <text:p>24999556</text:p>
          </table:table-cell>
          <table:table-cell table:formula="of:=[.B1634]+131" office:value-type="float" office:value="214182" calcext:value-type="float">
            <text:p>214182</text:p>
          </table:table-cell>
          <table:table-cell/>
          <table:table-cell table:formula="of:=[.D1634]+[.E1635]" office:value-type="float" office:value="41134712662" calcext:value-type="float">
            <text:p>41134712662</text:p>
          </table:table-cell>
          <table:table-cell table:formula="of:=[.F1635]*7770" office:value-type="float" office:value="50784720" calcext:value-type="float">
            <text:p>50784720</text:p>
          </table:table-cell>
          <table:table-cell table:formula="of:=[.F1633]+8" office:value-type="float" office:value="6536" calcext:value-type="float">
            <text:p>6536</text:p>
          </table:table-cell>
          <table:table-cell table:number-columns-repeated="8"/>
        </table:table-row>
        <table:table-row table:style-name="ro1">
          <table:table-cell table:formula="of:=[.A1635]+15295" office:value-type="float" office:value="25014851" calcext:value-type="float">
            <text:p>25014851</text:p>
          </table:table-cell>
          <table:table-cell table:formula="of:=[.B1635]+131" office:value-type="float" office:value="214313" calcext:value-type="float">
            <text:p>214313</text:p>
          </table:table-cell>
          <table:table-cell/>
          <table:table-cell table:formula="of:=[.D1635]+[.E1636]" office:value-type="float" office:value="41184593242" calcext:value-type="float">
            <text:p>41184593242</text:p>
          </table:table-cell>
          <table:table-cell table:formula="of:=[.G1636]*7627" office:value-type="float" office:value="49880580" calcext:value-type="float">
            <text:p>49880580</text:p>
          </table:table-cell>
          <table:table-cell/>
          <table:table-cell table:formula="of:=[.G1634]+8" office:value-type="float" office:value="6540" calcext:value-type="float">
            <text:p>6540</text:p>
          </table:table-cell>
          <table:table-cell table:number-columns-repeated="7"/>
        </table:table-row>
        <table:table-row table:style-name="ro1">
          <table:table-cell table:formula="of:=[.A1636]+15295" office:value-type="float" office:value="25030146" calcext:value-type="float">
            <text:p>25030146</text:p>
          </table:table-cell>
          <table:table-cell table:formula="of:=[.B1636]+131" office:value-type="float" office:value="214444" calcext:value-type="float">
            <text:p>214444</text:p>
          </table:table-cell>
          <table:table-cell/>
          <table:table-cell table:formula="of:=[.D1636]+[.E1637]" office:value-type="float" office:value="41235440122" calcext:value-type="float">
            <text:p>41235440122</text:p>
          </table:table-cell>
          <table:table-cell table:formula="of:=[.F1637]*7770" office:value-type="float" office:value="50846880" calcext:value-type="float">
            <text:p>50846880</text:p>
          </table:table-cell>
          <table:table-cell table:formula="of:=[.F1635]+8" office:value-type="float" office:value="6544" calcext:value-type="float">
            <text:p>6544</text:p>
          </table:table-cell>
          <table:table-cell table:number-columns-repeated="8"/>
        </table:table-row>
        <table:table-row table:style-name="ro1">
          <table:table-cell table:formula="of:=[.A1637]+15295" office:value-type="float" office:value="25045441" calcext:value-type="float">
            <text:p>25045441</text:p>
          </table:table-cell>
          <table:table-cell table:formula="of:=[.B1637]+131" office:value-type="float" office:value="214575" calcext:value-type="float">
            <text:p>214575</text:p>
          </table:table-cell>
          <table:table-cell/>
          <table:table-cell table:formula="of:=[.D1637]+[.E1638]" office:value-type="float" office:value="41285381718" calcext:value-type="float">
            <text:p>41285381718</text:p>
          </table:table-cell>
          <table:table-cell table:formula="of:=[.G1638]*7627" office:value-type="float" office:value="49941596" calcext:value-type="float">
            <text:p>49941596</text:p>
          </table:table-cell>
          <table:table-cell/>
          <table:table-cell table:formula="of:=[.G1636]+8" office:value-type="float" office:value="6548" calcext:value-type="float">
            <text:p>6548</text:p>
          </table:table-cell>
          <table:table-cell table:number-columns-repeated="7"/>
        </table:table-row>
        <table:table-row table:style-name="ro1">
          <table:table-cell table:formula="of:=[.A1638]+15295" office:value-type="float" office:value="25060736" calcext:value-type="float">
            <text:p>25060736</text:p>
          </table:table-cell>
          <table:table-cell table:formula="of:=[.B1638]+131" office:value-type="float" office:value="214706" calcext:value-type="float">
            <text:p>214706</text:p>
          </table:table-cell>
          <table:table-cell/>
          <table:table-cell table:formula="of:=[.D1638]+[.E1639]" office:value-type="float" office:value="41336290758" calcext:value-type="float">
            <text:p>41336290758</text:p>
          </table:table-cell>
          <table:table-cell table:formula="of:=[.F1639]*7770" office:value-type="float" office:value="50909040" calcext:value-type="float">
            <text:p>50909040</text:p>
          </table:table-cell>
          <table:table-cell table:formula="of:=[.F1637]+8" office:value-type="float" office:value="6552" calcext:value-type="float">
            <text:p>6552</text:p>
          </table:table-cell>
          <table:table-cell table:number-columns-repeated="8"/>
        </table:table-row>
        <table:table-row table:style-name="ro1">
          <table:table-cell table:formula="of:=[.A1639]+15295" office:value-type="float" office:value="25076031" calcext:value-type="float">
            <text:p>25076031</text:p>
          </table:table-cell>
          <table:table-cell table:formula="of:=[.B1639]+131" office:value-type="float" office:value="214837" calcext:value-type="float">
            <text:p>214837</text:p>
          </table:table-cell>
          <table:table-cell/>
          <table:table-cell table:formula="of:=[.D1639]+[.E1640]" office:value-type="float" office:value="41386293370" calcext:value-type="float">
            <text:p>41386293370</text:p>
          </table:table-cell>
          <table:table-cell table:formula="of:=[.G1640]*7627" office:value-type="float" office:value="50002612" calcext:value-type="float">
            <text:p>50002612</text:p>
          </table:table-cell>
          <table:table-cell/>
          <table:table-cell table:formula="of:=[.G1638]+8" office:value-type="float" office:value="6556" calcext:value-type="float">
            <text:p>6556</text:p>
          </table:table-cell>
          <table:table-cell table:number-columns-repeated="7"/>
        </table:table-row>
        <table:table-row table:style-name="ro1">
          <table:table-cell table:formula="of:=[.A1640]+15295" office:value-type="float" office:value="25091326" calcext:value-type="float">
            <text:p>25091326</text:p>
          </table:table-cell>
          <table:table-cell table:formula="of:=[.B1640]+131" office:value-type="float" office:value="214968" calcext:value-type="float">
            <text:p>214968</text:p>
          </table:table-cell>
          <table:table-cell/>
          <table:table-cell table:formula="of:=[.D1640]+[.E1641]" office:value-type="float" office:value="41437264570" calcext:value-type="float">
            <text:p>41437264570</text:p>
          </table:table-cell>
          <table:table-cell table:formula="of:=[.F1641]*7770" office:value-type="float" office:value="50971200" calcext:value-type="float">
            <text:p>50971200</text:p>
          </table:table-cell>
          <table:table-cell table:formula="of:=[.F1639]+8" office:value-type="float" office:value="6560" calcext:value-type="float">
            <text:p>6560</text:p>
          </table:table-cell>
          <table:table-cell table:number-columns-repeated="8"/>
        </table:table-row>
        <table:table-row table:style-name="ro1">
          <table:table-cell table:formula="of:=[.A1641]+15295" office:value-type="float" office:value="25106621" calcext:value-type="float">
            <text:p>25106621</text:p>
          </table:table-cell>
          <table:table-cell table:formula="of:=[.B1641]+131" office:value-type="float" office:value="215099" calcext:value-type="float">
            <text:p>215099</text:p>
          </table:table-cell>
          <table:table-cell/>
          <table:table-cell table:formula="of:=[.D1641]+[.E1642]" office:value-type="float" office:value="41487328198" calcext:value-type="float">
            <text:p>41487328198</text:p>
          </table:table-cell>
          <table:table-cell table:formula="of:=[.G1642]*7627" office:value-type="float" office:value="50063628" calcext:value-type="float">
            <text:p>50063628</text:p>
          </table:table-cell>
          <table:table-cell/>
          <table:table-cell table:formula="of:=[.G1640]+8" office:value-type="float" office:value="6564" calcext:value-type="float">
            <text:p>6564</text:p>
          </table:table-cell>
          <table:table-cell table:number-columns-repeated="7"/>
        </table:table-row>
        <table:table-row table:style-name="ro1">
          <table:table-cell table:formula="of:=[.A1642]+15295" office:value-type="float" office:value="25121916" calcext:value-type="float">
            <text:p>25121916</text:p>
          </table:table-cell>
          <table:table-cell table:formula="of:=[.B1642]+131" office:value-type="float" office:value="215230" calcext:value-type="float">
            <text:p>215230</text:p>
          </table:table-cell>
          <table:table-cell/>
          <table:table-cell table:formula="of:=[.D1642]+[.E1643]" office:value-type="float" office:value="41538361558" calcext:value-type="float">
            <text:p>41538361558</text:p>
          </table:table-cell>
          <table:table-cell table:formula="of:=[.F1643]*7770" office:value-type="float" office:value="51033360" calcext:value-type="float">
            <text:p>51033360</text:p>
          </table:table-cell>
          <table:table-cell table:formula="of:=[.F1641]+8" office:value-type="float" office:value="6568" calcext:value-type="float">
            <text:p>6568</text:p>
          </table:table-cell>
          <table:table-cell table:number-columns-repeated="8"/>
        </table:table-row>
        <table:table-row table:style-name="ro1">
          <table:table-cell table:formula="of:=[.A1643]+15295" office:value-type="float" office:value="25137211" calcext:value-type="float">
            <text:p>25137211</text:p>
          </table:table-cell>
          <table:table-cell table:formula="of:=[.B1643]+131" office:value-type="float" office:value="215361" calcext:value-type="float">
            <text:p>215361</text:p>
          </table:table-cell>
          <table:table-cell/>
          <table:table-cell table:formula="of:=[.D1643]+[.E1644]" office:value-type="float" office:value="41588486202" calcext:value-type="float">
            <text:p>41588486202</text:p>
          </table:table-cell>
          <table:table-cell table:formula="of:=[.G1644]*7627" office:value-type="float" office:value="50124644" calcext:value-type="float">
            <text:p>50124644</text:p>
          </table:table-cell>
          <table:table-cell/>
          <table:table-cell table:formula="of:=[.G1642]+8" office:value-type="float" office:value="6572" calcext:value-type="float">
            <text:p>6572</text:p>
          </table:table-cell>
          <table:table-cell table:number-columns-repeated="7"/>
        </table:table-row>
        <table:table-row table:style-name="ro1">
          <table:table-cell table:formula="of:=[.A1644]+15295" office:value-type="float" office:value="25152506" calcext:value-type="float">
            <text:p>25152506</text:p>
          </table:table-cell>
          <table:table-cell table:formula="of:=[.B1644]+131" office:value-type="float" office:value="215492" calcext:value-type="float">
            <text:p>215492</text:p>
          </table:table-cell>
          <table:table-cell/>
          <table:table-cell table:formula="of:=[.D1644]+[.E1645]" office:value-type="float" office:value="41639581722" calcext:value-type="float">
            <text:p>41639581722</text:p>
          </table:table-cell>
          <table:table-cell table:formula="of:=[.F1645]*7770" office:value-type="float" office:value="51095520" calcext:value-type="float">
            <text:p>51095520</text:p>
          </table:table-cell>
          <table:table-cell table:formula="of:=[.F1643]+8" office:value-type="float" office:value="6576" calcext:value-type="float">
            <text:p>6576</text:p>
          </table:table-cell>
          <table:table-cell table:number-columns-repeated="8"/>
        </table:table-row>
        <table:table-row table:style-name="ro1">
          <table:table-cell table:formula="of:=[.A1645]+15295" office:value-type="float" office:value="25167801" calcext:value-type="float">
            <text:p>25167801</text:p>
          </table:table-cell>
          <table:table-cell table:formula="of:=[.B1645]+131" office:value-type="float" office:value="215623" calcext:value-type="float">
            <text:p>215623</text:p>
          </table:table-cell>
          <table:table-cell/>
          <table:table-cell table:formula="of:=[.D1645]+[.E1646]" office:value-type="float" office:value="41689767382" calcext:value-type="float">
            <text:p>41689767382</text:p>
          </table:table-cell>
          <table:table-cell table:formula="of:=[.G1646]*7627" office:value-type="float" office:value="50185660" calcext:value-type="float">
            <text:p>50185660</text:p>
          </table:table-cell>
          <table:table-cell/>
          <table:table-cell table:formula="of:=[.G1644]+8" office:value-type="float" office:value="6580" calcext:value-type="float">
            <text:p>6580</text:p>
          </table:table-cell>
          <table:table-cell table:number-columns-repeated="7"/>
        </table:table-row>
        <table:table-row table:style-name="ro1">
          <table:table-cell table:formula="of:=[.A1646]+15295" office:value-type="float" office:value="25183096" calcext:value-type="float">
            <text:p>25183096</text:p>
          </table:table-cell>
          <table:table-cell table:formula="of:=[.B1646]+131" office:value-type="float" office:value="215754" calcext:value-type="float">
            <text:p>215754</text:p>
          </table:table-cell>
          <table:table-cell/>
          <table:table-cell table:formula="of:=[.D1646]+[.E1647]" office:value-type="float" office:value="41740925062" calcext:value-type="float">
            <text:p>41740925062</text:p>
          </table:table-cell>
          <table:table-cell table:formula="of:=[.F1647]*7770" office:value-type="float" office:value="51157680" calcext:value-type="float">
            <text:p>51157680</text:p>
          </table:table-cell>
          <table:table-cell table:formula="of:=[.F1645]+8" office:value-type="float" office:value="6584" calcext:value-type="float">
            <text:p>6584</text:p>
          </table:table-cell>
          <table:table-cell table:number-columns-repeated="8"/>
        </table:table-row>
        <table:table-row table:style-name="ro1">
          <table:table-cell table:formula="of:=[.A1647]+15295" office:value-type="float" office:value="25198391" calcext:value-type="float">
            <text:p>25198391</text:p>
          </table:table-cell>
          <table:table-cell table:formula="of:=[.B1647]+131" office:value-type="float" office:value="215885" calcext:value-type="float">
            <text:p>215885</text:p>
          </table:table-cell>
          <table:table-cell/>
          <table:table-cell table:formula="of:=[.D1647]+[.E1648]" office:value-type="float" office:value="41791171738" calcext:value-type="float">
            <text:p>41791171738</text:p>
          </table:table-cell>
          <table:table-cell table:formula="of:=[.G1648]*7627" office:value-type="float" office:value="50246676" calcext:value-type="float">
            <text:p>50246676</text:p>
          </table:table-cell>
          <table:table-cell/>
          <table:table-cell table:formula="of:=[.G1646]+8" office:value-type="float" office:value="6588" calcext:value-type="float">
            <text:p>6588</text:p>
          </table:table-cell>
          <table:table-cell table:number-columns-repeated="7"/>
        </table:table-row>
        <table:table-row table:style-name="ro1">
          <table:table-cell table:formula="of:=[.A1648]+15295" office:value-type="float" office:value="25213686" calcext:value-type="float">
            <text:p>25213686</text:p>
          </table:table-cell>
          <table:table-cell table:formula="of:=[.B1648]+131" office:value-type="float" office:value="216016" calcext:value-type="float">
            <text:p>216016</text:p>
          </table:table-cell>
          <table:table-cell/>
          <table:table-cell table:formula="of:=[.D1648]+[.E1649]" office:value-type="float" office:value="41842391578" calcext:value-type="float">
            <text:p>41842391578</text:p>
          </table:table-cell>
          <table:table-cell table:formula="of:=[.F1649]*7770" office:value-type="float" office:value="51219840" calcext:value-type="float">
            <text:p>51219840</text:p>
          </table:table-cell>
          <table:table-cell table:formula="of:=[.F1647]+8" office:value-type="float" office:value="6592" calcext:value-type="float">
            <text:p>6592</text:p>
          </table:table-cell>
          <table:table-cell table:number-columns-repeated="8"/>
        </table:table-row>
        <table:table-row table:style-name="ro1">
          <table:table-cell table:formula="of:=[.A1649]+15295" office:value-type="float" office:value="25228981" calcext:value-type="float">
            <text:p>25228981</text:p>
          </table:table-cell>
          <table:table-cell table:formula="of:=[.B1649]+131" office:value-type="float" office:value="216147" calcext:value-type="float">
            <text:p>216147</text:p>
          </table:table-cell>
          <table:table-cell/>
          <table:table-cell table:formula="of:=[.D1649]+[.E1650]" office:value-type="float" office:value="41892699270" calcext:value-type="float">
            <text:p>41892699270</text:p>
          </table:table-cell>
          <table:table-cell table:formula="of:=[.G1650]*7627" office:value-type="float" office:value="50307692" calcext:value-type="float">
            <text:p>50307692</text:p>
          </table:table-cell>
          <table:table-cell/>
          <table:table-cell table:formula="of:=[.G1648]+8" office:value-type="float" office:value="6596" calcext:value-type="float">
            <text:p>6596</text:p>
          </table:table-cell>
          <table:table-cell table:number-columns-repeated="7"/>
        </table:table-row>
        <table:table-row table:style-name="ro1">
          <table:table-cell table:formula="of:=[.A1650]+15295" office:value-type="float" office:value="25244276" calcext:value-type="float">
            <text:p>25244276</text:p>
          </table:table-cell>
          <table:table-cell table:formula="of:=[.B1650]+131" office:value-type="float" office:value="216278" calcext:value-type="float">
            <text:p>216278</text:p>
          </table:table-cell>
          <table:table-cell/>
          <table:table-cell table:formula="of:=[.D1650]+[.E1651]" office:value-type="float" office:value="41943981270" calcext:value-type="float">
            <text:p>41943981270</text:p>
          </table:table-cell>
          <table:table-cell table:formula="of:=[.F1651]*7770" office:value-type="float" office:value="51282000" calcext:value-type="float">
            <text:p>51282000</text:p>
          </table:table-cell>
          <table:table-cell table:formula="of:=[.F1649]+8" office:value-type="float" office:value="6600" calcext:value-type="float">
            <text:p>6600</text:p>
          </table:table-cell>
          <table:table-cell table:number-columns-repeated="8"/>
        </table:table-row>
        <table:table-row table:style-name="ro1">
          <table:table-cell table:formula="of:=[.A1651]+15295" office:value-type="float" office:value="25259571" calcext:value-type="float">
            <text:p>25259571</text:p>
          </table:table-cell>
          <table:table-cell table:formula="of:=[.B1651]+131" office:value-type="float" office:value="216409" calcext:value-type="float">
            <text:p>216409</text:p>
          </table:table-cell>
          <table:table-cell/>
          <table:table-cell table:formula="of:=[.D1651]+[.E1652]" office:value-type="float" office:value="41994349978" calcext:value-type="float">
            <text:p>41994349978</text:p>
          </table:table-cell>
          <table:table-cell table:formula="of:=[.G1652]*7627" office:value-type="float" office:value="50368708" calcext:value-type="float">
            <text:p>50368708</text:p>
          </table:table-cell>
          <table:table-cell/>
          <table:table-cell table:formula="of:=[.G1650]+8" office:value-type="float" office:value="6604" calcext:value-type="float">
            <text:p>6604</text:p>
          </table:table-cell>
          <table:table-cell table:number-columns-repeated="7"/>
        </table:table-row>
        <table:table-row table:style-name="ro1">
          <table:table-cell table:formula="of:=[.A1652]+15295" office:value-type="float" office:value="25274866" calcext:value-type="float">
            <text:p>25274866</text:p>
          </table:table-cell>
          <table:table-cell table:formula="of:=[.B1652]+131" office:value-type="float" office:value="216540" calcext:value-type="float">
            <text:p>216540</text:p>
          </table:table-cell>
          <table:table-cell/>
          <table:table-cell table:formula="of:=[.D1652]+[.E1653]" office:value-type="float" office:value="42045694138" calcext:value-type="float">
            <text:p>42045694138</text:p>
          </table:table-cell>
          <table:table-cell table:formula="of:=[.F1653]*7770" office:value-type="float" office:value="51344160" calcext:value-type="float">
            <text:p>51344160</text:p>
          </table:table-cell>
          <table:table-cell table:formula="of:=[.F1651]+8" office:value-type="float" office:value="6608" calcext:value-type="float">
            <text:p>6608</text:p>
          </table:table-cell>
          <table:table-cell table:number-columns-repeated="8"/>
        </table:table-row>
        <table:table-row table:style-name="ro1">
          <table:table-cell table:formula="of:=[.A1653]+15295" office:value-type="float" office:value="25290161" calcext:value-type="float">
            <text:p>25290161</text:p>
          </table:table-cell>
          <table:table-cell table:formula="of:=[.B1653]+131" office:value-type="float" office:value="216671" calcext:value-type="float">
            <text:p>216671</text:p>
          </table:table-cell>
          <table:table-cell/>
          <table:table-cell table:formula="of:=[.D1653]+[.E1654]" office:value-type="float" office:value="42096123862" calcext:value-type="float">
            <text:p>42096123862</text:p>
          </table:table-cell>
          <table:table-cell table:formula="of:=[.G1654]*7627" office:value-type="float" office:value="50429724" calcext:value-type="float">
            <text:p>50429724</text:p>
          </table:table-cell>
          <table:table-cell/>
          <table:table-cell table:formula="of:=[.G1652]+8" office:value-type="float" office:value="6612" calcext:value-type="float">
            <text:p>6612</text:p>
          </table:table-cell>
          <table:table-cell table:number-columns-repeated="7"/>
        </table:table-row>
        <table:table-row table:style-name="ro1">
          <table:table-cell table:formula="of:=[.A1654]+15295" office:value-type="float" office:value="25305456" calcext:value-type="float">
            <text:p>25305456</text:p>
          </table:table-cell>
          <table:table-cell table:formula="of:=[.B1654]+131" office:value-type="float" office:value="216802" calcext:value-type="float">
            <text:p>216802</text:p>
          </table:table-cell>
          <table:table-cell/>
          <table:table-cell table:formula="of:=[.D1654]+[.E1655]" office:value-type="float" office:value="42147530182" calcext:value-type="float">
            <text:p>42147530182</text:p>
          </table:table-cell>
          <table:table-cell table:formula="of:=[.F1655]*7770" office:value-type="float" office:value="51406320" calcext:value-type="float">
            <text:p>51406320</text:p>
          </table:table-cell>
          <table:table-cell table:formula="of:=[.F1653]+8" office:value-type="float" office:value="6616" calcext:value-type="float">
            <text:p>6616</text:p>
          </table:table-cell>
          <table:table-cell table:number-columns-repeated="8"/>
        </table:table-row>
        <table:table-row table:style-name="ro1">
          <table:table-cell table:formula="of:=[.A1655]+15295" office:value-type="float" office:value="25320751" calcext:value-type="float">
            <text:p>25320751</text:p>
          </table:table-cell>
          <table:table-cell table:formula="of:=[.B1655]+131" office:value-type="float" office:value="216933" calcext:value-type="float">
            <text:p>216933</text:p>
          </table:table-cell>
          <table:table-cell/>
          <table:table-cell table:formula="of:=[.D1655]+[.E1656]" office:value-type="float" office:value="42198020922" calcext:value-type="float">
            <text:p>42198020922</text:p>
          </table:table-cell>
          <table:table-cell table:formula="of:=[.G1656]*7627" office:value-type="float" office:value="50490740" calcext:value-type="float">
            <text:p>50490740</text:p>
          </table:table-cell>
          <table:table-cell/>
          <table:table-cell table:formula="of:=[.G1654]+8" office:value-type="float" office:value="6620" calcext:value-type="float">
            <text:p>6620</text:p>
          </table:table-cell>
          <table:table-cell table:number-columns-repeated="7"/>
        </table:table-row>
        <table:table-row table:style-name="ro1">
          <table:table-cell table:formula="of:=[.A1656]+15295" office:value-type="float" office:value="25336046" calcext:value-type="float">
            <text:p>25336046</text:p>
          </table:table-cell>
          <table:table-cell table:formula="of:=[.B1656]+131" office:value-type="float" office:value="217064" calcext:value-type="float">
            <text:p>217064</text:p>
          </table:table-cell>
          <table:table-cell/>
          <table:table-cell table:formula="of:=[.D1656]+[.E1657]" office:value-type="float" office:value="42249489402" calcext:value-type="float">
            <text:p>42249489402</text:p>
          </table:table-cell>
          <table:table-cell table:formula="of:=[.F1657]*7770" office:value-type="float" office:value="51468480" calcext:value-type="float">
            <text:p>51468480</text:p>
          </table:table-cell>
          <table:table-cell table:formula="of:=[.F1655]+8" office:value-type="float" office:value="6624" calcext:value-type="float">
            <text:p>6624</text:p>
          </table:table-cell>
          <table:table-cell table:number-columns-repeated="8"/>
        </table:table-row>
        <table:table-row table:style-name="ro1">
          <table:table-cell table:formula="of:=[.A1657]+15295" office:value-type="float" office:value="25351341" calcext:value-type="float">
            <text:p>25351341</text:p>
          </table:table-cell>
          <table:table-cell table:formula="of:=[.B1657]+131" office:value-type="float" office:value="217195" calcext:value-type="float">
            <text:p>217195</text:p>
          </table:table-cell>
          <table:table-cell/>
          <table:table-cell table:formula="of:=[.D1657]+[.E1658]" office:value-type="float" office:value="42300041158" calcext:value-type="float">
            <text:p>42300041158</text:p>
          </table:table-cell>
          <table:table-cell table:formula="of:=[.G1658]*7627" office:value-type="float" office:value="50551756" calcext:value-type="float">
            <text:p>50551756</text:p>
          </table:table-cell>
          <table:table-cell/>
          <table:table-cell table:formula="of:=[.G1656]+8" office:value-type="float" office:value="6628" calcext:value-type="float">
            <text:p>6628</text:p>
          </table:table-cell>
          <table:table-cell table:number-columns-repeated="7"/>
        </table:table-row>
        <table:table-row table:style-name="ro1">
          <table:table-cell table:formula="of:=[.A1658]+15295" office:value-type="float" office:value="25366636" calcext:value-type="float">
            <text:p>25366636</text:p>
          </table:table-cell>
          <table:table-cell table:formula="of:=[.B1658]+131" office:value-type="float" office:value="217326" calcext:value-type="float">
            <text:p>217326</text:p>
          </table:table-cell>
          <table:table-cell/>
          <table:table-cell table:formula="of:=[.D1658]+[.E1659]" office:value-type="float" office:value="42351571798" calcext:value-type="float">
            <text:p>42351571798</text:p>
          </table:table-cell>
          <table:table-cell table:formula="of:=[.F1659]*7770" office:value-type="float" office:value="51530640" calcext:value-type="float">
            <text:p>51530640</text:p>
          </table:table-cell>
          <table:table-cell table:formula="of:=[.F1657]+8" office:value-type="float" office:value="6632" calcext:value-type="float">
            <text:p>6632</text:p>
          </table:table-cell>
          <table:table-cell table:number-columns-repeated="8"/>
        </table:table-row>
        <table:table-row table:style-name="ro1">
          <table:table-cell table:formula="of:=[.A1659]+15295" office:value-type="float" office:value="25381931" calcext:value-type="float">
            <text:p>25381931</text:p>
          </table:table-cell>
          <table:table-cell table:formula="of:=[.B1659]+131" office:value-type="float" office:value="217457" calcext:value-type="float">
            <text:p>217457</text:p>
          </table:table-cell>
          <table:table-cell/>
          <table:table-cell table:formula="of:=[.D1659]+[.E1660]" office:value-type="float" office:value="42402184570" calcext:value-type="float">
            <text:p>42402184570</text:p>
          </table:table-cell>
          <table:table-cell table:formula="of:=[.G1660]*7627" office:value-type="float" office:value="50612772" calcext:value-type="float">
            <text:p>50612772</text:p>
          </table:table-cell>
          <table:table-cell/>
          <table:table-cell table:formula="of:=[.G1658]+8" office:value-type="float" office:value="6636" calcext:value-type="float">
            <text:p>6636</text:p>
          </table:table-cell>
          <table:table-cell table:number-columns-repeated="7"/>
        </table:table-row>
        <table:table-row table:style-name="ro1">
          <table:table-cell table:formula="of:=[.A1660]+15295" office:value-type="float" office:value="25397226" calcext:value-type="float">
            <text:p>25397226</text:p>
          </table:table-cell>
          <table:table-cell table:formula="of:=[.B1660]+131" office:value-type="float" office:value="217588" calcext:value-type="float">
            <text:p>217588</text:p>
          </table:table-cell>
          <table:table-cell/>
          <table:table-cell table:formula="of:=[.D1660]+[.E1661]" office:value-type="float" office:value="42453777370" calcext:value-type="float">
            <text:p>42453777370</text:p>
          </table:table-cell>
          <table:table-cell table:formula="of:=[.F1661]*7770" office:value-type="float" office:value="51592800" calcext:value-type="float">
            <text:p>51592800</text:p>
          </table:table-cell>
          <table:table-cell table:formula="of:=[.F1659]+8" office:value-type="float" office:value="6640" calcext:value-type="float">
            <text:p>6640</text:p>
          </table:table-cell>
          <table:table-cell table:number-columns-repeated="8"/>
        </table:table-row>
        <table:table-row table:style-name="ro1">
          <table:table-cell table:formula="of:=[.A1661]+15295" office:value-type="float" office:value="25412521" calcext:value-type="float">
            <text:p>25412521</text:p>
          </table:table-cell>
          <table:table-cell table:formula="of:=[.B1661]+131" office:value-type="float" office:value="217719" calcext:value-type="float">
            <text:p>217719</text:p>
          </table:table-cell>
          <table:table-cell/>
          <table:table-cell table:formula="of:=[.D1661]+[.E1662]" office:value-type="float" office:value="42504451158" calcext:value-type="float">
            <text:p>42504451158</text:p>
          </table:table-cell>
          <table:table-cell table:formula="of:=[.G1662]*7627" office:value-type="float" office:value="50673788" calcext:value-type="float">
            <text:p>50673788</text:p>
          </table:table-cell>
          <table:table-cell/>
          <table:table-cell table:formula="of:=[.G1660]+8" office:value-type="float" office:value="6644" calcext:value-type="float">
            <text:p>6644</text:p>
          </table:table-cell>
          <table:table-cell table:number-columns-repeated="7"/>
        </table:table-row>
        <table:table-row table:style-name="ro1">
          <table:table-cell table:formula="of:=[.A1662]+15295" office:value-type="float" office:value="25427816" calcext:value-type="float">
            <text:p>25427816</text:p>
          </table:table-cell>
          <table:table-cell table:formula="of:=[.B1662]+131" office:value-type="float" office:value="217850" calcext:value-type="float">
            <text:p>217850</text:p>
          </table:table-cell>
          <table:table-cell/>
          <table:table-cell table:formula="of:=[.D1662]+[.E1663]" office:value-type="float" office:value="42556106118" calcext:value-type="float">
            <text:p>42556106118</text:p>
          </table:table-cell>
          <table:table-cell table:formula="of:=[.F1663]*7770" office:value-type="float" office:value="51654960" calcext:value-type="float">
            <text:p>51654960</text:p>
          </table:table-cell>
          <table:table-cell table:formula="of:=[.F1661]+8" office:value-type="float" office:value="6648" calcext:value-type="float">
            <text:p>6648</text:p>
          </table:table-cell>
          <table:table-cell table:number-columns-repeated="8"/>
        </table:table-row>
        <table:table-row table:style-name="ro1">
          <table:table-cell table:formula="of:=[.A1663]+15295" office:value-type="float" office:value="25443111" calcext:value-type="float">
            <text:p>25443111</text:p>
          </table:table-cell>
          <table:table-cell table:formula="of:=[.B1663]+131" office:value-type="float" office:value="217981" calcext:value-type="float">
            <text:p>217981</text:p>
          </table:table-cell>
          <table:table-cell/>
          <table:table-cell table:formula="of:=[.D1663]+[.E1664]" office:value-type="float" office:value="42606840922" calcext:value-type="float">
            <text:p>42606840922</text:p>
          </table:table-cell>
          <table:table-cell table:formula="of:=[.G1664]*7627" office:value-type="float" office:value="50734804" calcext:value-type="float">
            <text:p>50734804</text:p>
          </table:table-cell>
          <table:table-cell/>
          <table:table-cell table:formula="of:=[.G1662]+8" office:value-type="float" office:value="6652" calcext:value-type="float">
            <text:p>6652</text:p>
          </table:table-cell>
          <table:table-cell table:number-columns-repeated="7"/>
        </table:table-row>
        <table:table-row table:style-name="ro1">
          <table:table-cell table:formula="of:=[.A1664]+15295" office:value-type="float" office:value="25458406" calcext:value-type="float">
            <text:p>25458406</text:p>
          </table:table-cell>
          <table:table-cell table:formula="of:=[.B1664]+131" office:value-type="float" office:value="218112" calcext:value-type="float">
            <text:p>218112</text:p>
          </table:table-cell>
          <table:table-cell/>
          <table:table-cell table:formula="of:=[.D1664]+[.E1665]" office:value-type="float" office:value="42658558042" calcext:value-type="float">
            <text:p>42658558042</text:p>
          </table:table-cell>
          <table:table-cell table:formula="of:=[.F1665]*7770" office:value-type="float" office:value="51717120" calcext:value-type="float">
            <text:p>51717120</text:p>
          </table:table-cell>
          <table:table-cell table:formula="of:=[.F1663]+8" office:value-type="float" office:value="6656" calcext:value-type="float">
            <text:p>6656</text:p>
          </table:table-cell>
          <table:table-cell table:number-columns-repeated="8"/>
        </table:table-row>
        <table:table-row table:style-name="ro1">
          <table:table-cell table:formula="of:=[.A1665]+15295" office:value-type="float" office:value="25473701" calcext:value-type="float">
            <text:p>25473701</text:p>
          </table:table-cell>
          <table:table-cell table:formula="of:=[.B1665]+131" office:value-type="float" office:value="218243" calcext:value-type="float">
            <text:p>218243</text:p>
          </table:table-cell>
          <table:table-cell/>
          <table:table-cell table:formula="of:=[.D1665]+[.E1666]" office:value-type="float" office:value="42709353862" calcext:value-type="float">
            <text:p>42709353862</text:p>
          </table:table-cell>
          <table:table-cell table:formula="of:=[.G1666]*7627" office:value-type="float" office:value="50795820" calcext:value-type="float">
            <text:p>50795820</text:p>
          </table:table-cell>
          <table:table-cell/>
          <table:table-cell table:formula="of:=[.G1664]+8" office:value-type="float" office:value="6660" calcext:value-type="float">
            <text:p>6660</text:p>
          </table:table-cell>
          <table:table-cell table:number-columns-repeated="7"/>
        </table:table-row>
        <table:table-row table:style-name="ro1">
          <table:table-cell table:formula="of:=[.A1666]+15295" office:value-type="float" office:value="25488996" calcext:value-type="float">
            <text:p>25488996</text:p>
          </table:table-cell>
          <table:table-cell table:formula="of:=[.B1666]+131" office:value-type="float" office:value="218374" calcext:value-type="float">
            <text:p>218374</text:p>
          </table:table-cell>
          <table:table-cell/>
          <table:table-cell table:formula="of:=[.D1666]+[.E1667]" office:value-type="float" office:value="42761133142" calcext:value-type="float">
            <text:p>42761133142</text:p>
          </table:table-cell>
          <table:table-cell table:formula="of:=[.F1667]*7770" office:value-type="float" office:value="51779280" calcext:value-type="float">
            <text:p>51779280</text:p>
          </table:table-cell>
          <table:table-cell table:formula="of:=[.F1665]+8" office:value-type="float" office:value="6664" calcext:value-type="float">
            <text:p>6664</text:p>
          </table:table-cell>
          <table:table-cell table:number-columns-repeated="8"/>
        </table:table-row>
        <table:table-row table:style-name="ro1">
          <table:table-cell table:formula="of:=[.A1667]+15295" office:value-type="float" office:value="25504291" calcext:value-type="float">
            <text:p>25504291</text:p>
          </table:table-cell>
          <table:table-cell table:formula="of:=[.B1667]+131" office:value-type="float" office:value="218505" calcext:value-type="float">
            <text:p>218505</text:p>
          </table:table-cell>
          <table:table-cell/>
          <table:table-cell table:formula="of:=[.D1667]+[.E1668]" office:value-type="float" office:value="42811989978" calcext:value-type="float">
            <text:p>42811989978</text:p>
          </table:table-cell>
          <table:table-cell table:formula="of:=[.G1668]*7627" office:value-type="float" office:value="50856836" calcext:value-type="float">
            <text:p>50856836</text:p>
          </table:table-cell>
          <table:table-cell/>
          <table:table-cell table:formula="of:=[.G1666]+8" office:value-type="float" office:value="6668" calcext:value-type="float">
            <text:p>6668</text:p>
          </table:table-cell>
          <table:table-cell table:number-columns-repeated="7"/>
        </table:table-row>
        <table:table-row table:style-name="ro1">
          <table:table-cell table:formula="of:=[.A1668]+15295" office:value-type="float" office:value="25519586" calcext:value-type="float">
            <text:p>25519586</text:p>
          </table:table-cell>
          <table:table-cell table:formula="of:=[.B1668]+131" office:value-type="float" office:value="218636" calcext:value-type="float">
            <text:p>218636</text:p>
          </table:table-cell>
          <table:table-cell/>
          <table:table-cell table:formula="of:=[.D1668]+[.E1669]" office:value-type="float" office:value="42863831418" calcext:value-type="float">
            <text:p>42863831418</text:p>
          </table:table-cell>
          <table:table-cell table:formula="of:=[.F1669]*7770" office:value-type="float" office:value="51841440" calcext:value-type="float">
            <text:p>51841440</text:p>
          </table:table-cell>
          <table:table-cell table:formula="of:=[.F1667]+8" office:value-type="float" office:value="6672" calcext:value-type="float">
            <text:p>6672</text:p>
          </table:table-cell>
          <table:table-cell table:number-columns-repeated="8"/>
        </table:table-row>
        <table:table-row table:style-name="ro1">
          <table:table-cell table:formula="of:=[.A1669]+15295" office:value-type="float" office:value="25534881" calcext:value-type="float">
            <text:p>25534881</text:p>
          </table:table-cell>
          <table:table-cell table:formula="of:=[.B1669]+131" office:value-type="float" office:value="218767" calcext:value-type="float">
            <text:p>218767</text:p>
          </table:table-cell>
          <table:table-cell/>
          <table:table-cell table:formula="of:=[.D1669]+[.E1670]" office:value-type="float" office:value="42914749270" calcext:value-type="float">
            <text:p>42914749270</text:p>
          </table:table-cell>
          <table:table-cell table:formula="of:=[.G1670]*7627" office:value-type="float" office:value="50917852" calcext:value-type="float">
            <text:p>50917852</text:p>
          </table:table-cell>
          <table:table-cell/>
          <table:table-cell table:formula="of:=[.G1668]+8" office:value-type="float" office:value="6676" calcext:value-type="float">
            <text:p>6676</text:p>
          </table:table-cell>
          <table:table-cell table:number-columns-repeated="7"/>
        </table:table-row>
        <table:table-row table:style-name="ro1">
          <table:table-cell table:formula="of:=[.A1670]+15295" office:value-type="float" office:value="25550176" calcext:value-type="float">
            <text:p>25550176</text:p>
          </table:table-cell>
          <table:table-cell table:formula="of:=[.B1670]+131" office:value-type="float" office:value="218898" calcext:value-type="float">
            <text:p>218898</text:p>
          </table:table-cell>
          <table:table-cell/>
          <table:table-cell table:formula="of:=[.D1670]+[.E1671]" office:value-type="float" office:value="42966652870" calcext:value-type="float">
            <text:p>42966652870</text:p>
          </table:table-cell>
          <table:table-cell table:formula="of:=[.F1671]*7770" office:value-type="float" office:value="51903600" calcext:value-type="float">
            <text:p>51903600</text:p>
          </table:table-cell>
          <table:table-cell table:formula="of:=[.F1669]+8" office:value-type="float" office:value="6680" calcext:value-type="float">
            <text:p>6680</text:p>
          </table:table-cell>
          <table:table-cell table:number-columns-repeated="8"/>
        </table:table-row>
        <table:table-row table:style-name="ro1">
          <table:table-cell table:formula="of:=[.A1671]+15295" office:value-type="float" office:value="25565471" calcext:value-type="float">
            <text:p>25565471</text:p>
          </table:table-cell>
          <table:table-cell table:formula="of:=[.B1671]+131" office:value-type="float" office:value="219029" calcext:value-type="float">
            <text:p>219029</text:p>
          </table:table-cell>
          <table:table-cell/>
          <table:table-cell table:formula="of:=[.D1671]+[.E1672]" office:value-type="float" office:value="43017631738" calcext:value-type="float">
            <text:p>43017631738</text:p>
          </table:table-cell>
          <table:table-cell table:formula="of:=[.G1672]*7627" office:value-type="float" office:value="50978868" calcext:value-type="float">
            <text:p>50978868</text:p>
          </table:table-cell>
          <table:table-cell/>
          <table:table-cell table:formula="of:=[.G1670]+8" office:value-type="float" office:value="6684" calcext:value-type="float">
            <text:p>6684</text:p>
          </table:table-cell>
          <table:table-cell table:number-columns-repeated="7"/>
        </table:table-row>
        <table:table-row table:style-name="ro1">
          <table:table-cell table:formula="of:=[.A1672]+15295" office:value-type="float" office:value="25580766" calcext:value-type="float">
            <text:p>25580766</text:p>
          </table:table-cell>
          <table:table-cell table:formula="of:=[.B1672]+131" office:value-type="float" office:value="219160" calcext:value-type="float">
            <text:p>219160</text:p>
          </table:table-cell>
          <table:table-cell/>
          <table:table-cell table:formula="of:=[.D1672]+[.E1673]" office:value-type="float" office:value="43069597498" calcext:value-type="float">
            <text:p>43069597498</text:p>
          </table:table-cell>
          <table:table-cell table:formula="of:=[.F1673]*7770" office:value-type="float" office:value="51965760" calcext:value-type="float">
            <text:p>51965760</text:p>
          </table:table-cell>
          <table:table-cell table:formula="of:=[.F1671]+8" office:value-type="float" office:value="6688" calcext:value-type="float">
            <text:p>6688</text:p>
          </table:table-cell>
          <table:table-cell table:number-columns-repeated="8"/>
        </table:table-row>
        <table:table-row table:style-name="ro1">
          <table:table-cell table:formula="of:=[.A1673]+15295" office:value-type="float" office:value="25596061" calcext:value-type="float">
            <text:p>25596061</text:p>
          </table:table-cell>
          <table:table-cell table:formula="of:=[.B1673]+131" office:value-type="float" office:value="219291" calcext:value-type="float">
            <text:p>219291</text:p>
          </table:table-cell>
          <table:table-cell/>
          <table:table-cell table:formula="of:=[.D1673]+[.E1674]" office:value-type="float" office:value="43120637382" calcext:value-type="float">
            <text:p>43120637382</text:p>
          </table:table-cell>
          <table:table-cell table:formula="of:=[.G1674]*7627" office:value-type="float" office:value="51039884" calcext:value-type="float">
            <text:p>51039884</text:p>
          </table:table-cell>
          <table:table-cell/>
          <table:table-cell table:formula="of:=[.G1672]+8" office:value-type="float" office:value="6692" calcext:value-type="float">
            <text:p>6692</text:p>
          </table:table-cell>
          <table:table-cell table:number-columns-repeated="7"/>
        </table:table-row>
        <table:table-row table:style-name="ro1">
          <table:table-cell table:formula="of:=[.A1674]+15295" office:value-type="float" office:value="25611356" calcext:value-type="float">
            <text:p>25611356</text:p>
          </table:table-cell>
          <table:table-cell table:formula="of:=[.B1674]+131" office:value-type="float" office:value="219422" calcext:value-type="float">
            <text:p>219422</text:p>
          </table:table-cell>
          <table:table-cell/>
          <table:table-cell table:formula="of:=[.D1674]+[.E1675]" office:value-type="float" office:value="43172665302" calcext:value-type="float">
            <text:p>43172665302</text:p>
          </table:table-cell>
          <table:table-cell table:formula="of:=[.F1675]*7770" office:value-type="float" office:value="52027920" calcext:value-type="float">
            <text:p>52027920</text:p>
          </table:table-cell>
          <table:table-cell table:formula="of:=[.F1673]+8" office:value-type="float" office:value="6696" calcext:value-type="float">
            <text:p>6696</text:p>
          </table:table-cell>
          <table:table-cell table:number-columns-repeated="8"/>
        </table:table-row>
        <table:table-row table:style-name="ro1">
          <table:table-cell table:formula="of:=[.A1675]+15295" office:value-type="float" office:value="25626651" calcext:value-type="float">
            <text:p>25626651</text:p>
          </table:table-cell>
          <table:table-cell table:formula="of:=[.B1675]+131" office:value-type="float" office:value="219553" calcext:value-type="float">
            <text:p>219553</text:p>
          </table:table-cell>
          <table:table-cell/>
          <table:table-cell table:formula="of:=[.D1675]+[.E1676]" office:value-type="float" office:value="43223766202" calcext:value-type="float">
            <text:p>43223766202</text:p>
          </table:table-cell>
          <table:table-cell table:formula="of:=[.G1676]*7627" office:value-type="float" office:value="51100900" calcext:value-type="float">
            <text:p>51100900</text:p>
          </table:table-cell>
          <table:table-cell/>
          <table:table-cell table:formula="of:=[.G1674]+8" office:value-type="float" office:value="6700" calcext:value-type="float">
            <text:p>6700</text:p>
          </table:table-cell>
          <table:table-cell table:number-columns-repeated="7"/>
        </table:table-row>
        <table:table-row table:style-name="ro1">
          <table:table-cell table:formula="of:=[.A1676]+15295" office:value-type="float" office:value="25641946" calcext:value-type="float">
            <text:p>25641946</text:p>
          </table:table-cell>
          <table:table-cell table:formula="of:=[.B1676]+131" office:value-type="float" office:value="219684" calcext:value-type="float">
            <text:p>219684</text:p>
          </table:table-cell>
          <table:table-cell/>
          <table:table-cell table:formula="of:=[.D1676]+[.E1677]" office:value-type="float" office:value="43275856282" calcext:value-type="float">
            <text:p>43275856282</text:p>
          </table:table-cell>
          <table:table-cell table:formula="of:=[.F1677]*7770" office:value-type="float" office:value="52090080" calcext:value-type="float">
            <text:p>52090080</text:p>
          </table:table-cell>
          <table:table-cell table:formula="of:=[.F1675]+8" office:value-type="float" office:value="6704" calcext:value-type="float">
            <text:p>6704</text:p>
          </table:table-cell>
          <table:table-cell table:number-columns-repeated="8"/>
        </table:table-row>
        <table:table-row table:style-name="ro1">
          <table:table-cell table:formula="of:=[.A1677]+15295" office:value-type="float" office:value="25657241" calcext:value-type="float">
            <text:p>25657241</text:p>
          </table:table-cell>
          <table:table-cell table:formula="of:=[.B1677]+131" office:value-type="float" office:value="219815" calcext:value-type="float">
            <text:p>219815</text:p>
          </table:table-cell>
          <table:table-cell/>
          <table:table-cell table:formula="of:=[.D1677]+[.E1678]" office:value-type="float" office:value="43327018198" calcext:value-type="float">
            <text:p>43327018198</text:p>
          </table:table-cell>
          <table:table-cell table:formula="of:=[.G1678]*7627" office:value-type="float" office:value="51161916" calcext:value-type="float">
            <text:p>51161916</text:p>
          </table:table-cell>
          <table:table-cell/>
          <table:table-cell table:formula="of:=[.G1676]+8" office:value-type="float" office:value="6708" calcext:value-type="float">
            <text:p>6708</text:p>
          </table:table-cell>
          <table:table-cell table:number-columns-repeated="7"/>
        </table:table-row>
        <table:table-row table:style-name="ro1">
          <table:table-cell table:formula="of:=[.A1678]+15295" office:value-type="float" office:value="25672536" calcext:value-type="float">
            <text:p>25672536</text:p>
          </table:table-cell>
          <table:table-cell table:formula="of:=[.B1678]+131" office:value-type="float" office:value="219946" calcext:value-type="float">
            <text:p>219946</text:p>
          </table:table-cell>
          <table:table-cell/>
          <table:table-cell table:formula="of:=[.D1678]+[.E1679]" office:value-type="float" office:value="43379170438" calcext:value-type="float">
            <text:p>43379170438</text:p>
          </table:table-cell>
          <table:table-cell table:formula="of:=[.F1679]*7770" office:value-type="float" office:value="52152240" calcext:value-type="float">
            <text:p>52152240</text:p>
          </table:table-cell>
          <table:table-cell table:formula="of:=[.F1677]+8" office:value-type="float" office:value="6712" calcext:value-type="float">
            <text:p>6712</text:p>
          </table:table-cell>
          <table:table-cell table:number-columns-repeated="8"/>
        </table:table-row>
        <table:table-row table:style-name="ro1">
          <table:table-cell table:formula="of:=[.A1679]+15295" office:value-type="float" office:value="25687831" calcext:value-type="float">
            <text:p>25687831</text:p>
          </table:table-cell>
          <table:table-cell table:formula="of:=[.B1679]+131" office:value-type="float" office:value="220077" calcext:value-type="float">
            <text:p>220077</text:p>
          </table:table-cell>
          <table:table-cell/>
          <table:table-cell table:formula="of:=[.D1679]+[.E1680]" office:value-type="float" office:value="43430393370" calcext:value-type="float">
            <text:p>43430393370</text:p>
          </table:table-cell>
          <table:table-cell table:formula="of:=[.G1680]*7627" office:value-type="float" office:value="51222932" calcext:value-type="float">
            <text:p>51222932</text:p>
          </table:table-cell>
          <table:table-cell/>
          <table:table-cell table:formula="of:=[.G1678]+8" office:value-type="float" office:value="6716" calcext:value-type="float">
            <text:p>6716</text:p>
          </table:table-cell>
          <table:table-cell table:number-columns-repeated="7"/>
        </table:table-row>
        <table:table-row table:style-name="ro1">
          <table:table-cell table:formula="of:=[.A1680]+15295" office:value-type="float" office:value="25703126" calcext:value-type="float">
            <text:p>25703126</text:p>
          </table:table-cell>
          <table:table-cell table:formula="of:=[.B1680]+131" office:value-type="float" office:value="220208" calcext:value-type="float">
            <text:p>220208</text:p>
          </table:table-cell>
          <table:table-cell/>
          <table:table-cell table:formula="of:=[.D1680]+[.E1681]" office:value-type="float" office:value="43482607770" calcext:value-type="float">
            <text:p>43482607770</text:p>
          </table:table-cell>
          <table:table-cell table:formula="of:=[.F1681]*7770" office:value-type="float" office:value="52214400" calcext:value-type="float">
            <text:p>52214400</text:p>
          </table:table-cell>
          <table:table-cell table:formula="of:=[.F1679]+8" office:value-type="float" office:value="6720" calcext:value-type="float">
            <text:p>6720</text:p>
          </table:table-cell>
          <table:table-cell table:number-columns-repeated="8"/>
        </table:table-row>
        <table:table-row table:style-name="ro1">
          <table:table-cell table:formula="of:=[.A1681]+15295" office:value-type="float" office:value="25718421" calcext:value-type="float">
            <text:p>25718421</text:p>
          </table:table-cell>
          <table:table-cell table:formula="of:=[.B1681]+131" office:value-type="float" office:value="220339" calcext:value-type="float">
            <text:p>220339</text:p>
          </table:table-cell>
          <table:table-cell/>
          <table:table-cell table:formula="of:=[.D1681]+[.E1682]" office:value-type="float" office:value="43533891718" calcext:value-type="float">
            <text:p>43533891718</text:p>
          </table:table-cell>
          <table:table-cell table:formula="of:=[.G1682]*7627" office:value-type="float" office:value="51283948" calcext:value-type="float">
            <text:p>51283948</text:p>
          </table:table-cell>
          <table:table-cell/>
          <table:table-cell table:formula="of:=[.G1680]+8" office:value-type="float" office:value="6724" calcext:value-type="float">
            <text:p>6724</text:p>
          </table:table-cell>
          <table:table-cell table:number-columns-repeated="7"/>
        </table:table-row>
        <table:table-row table:style-name="ro1">
          <table:table-cell table:formula="of:=[.A1682]+15295" office:value-type="float" office:value="25733716" calcext:value-type="float">
            <text:p>25733716</text:p>
          </table:table-cell>
          <table:table-cell table:formula="of:=[.B1682]+131" office:value-type="float" office:value="220470" calcext:value-type="float">
            <text:p>220470</text:p>
          </table:table-cell>
          <table:table-cell/>
          <table:table-cell table:formula="of:=[.D1682]+[.E1683]" office:value-type="float" office:value="43586168278" calcext:value-type="float">
            <text:p>43586168278</text:p>
          </table:table-cell>
          <table:table-cell table:formula="of:=[.F1683]*7770" office:value-type="float" office:value="52276560" calcext:value-type="float">
            <text:p>52276560</text:p>
          </table:table-cell>
          <table:table-cell table:formula="of:=[.F1681]+8" office:value-type="float" office:value="6728" calcext:value-type="float">
            <text:p>6728</text:p>
          </table:table-cell>
          <table:table-cell table:number-columns-repeated="8"/>
        </table:table-row>
        <table:table-row table:style-name="ro1">
          <table:table-cell table:formula="of:=[.A1683]+15295" office:value-type="float" office:value="25749011" calcext:value-type="float">
            <text:p>25749011</text:p>
          </table:table-cell>
          <table:table-cell table:formula="of:=[.B1683]+131" office:value-type="float" office:value="220601" calcext:value-type="float">
            <text:p>220601</text:p>
          </table:table-cell>
          <table:table-cell/>
          <table:table-cell table:formula="of:=[.D1683]+[.E1684]" office:value-type="float" office:value="43637513242" calcext:value-type="float">
            <text:p>43637513242</text:p>
          </table:table-cell>
          <table:table-cell table:formula="of:=[.G1684]*7627" office:value-type="float" office:value="51344964" calcext:value-type="float">
            <text:p>51344964</text:p>
          </table:table-cell>
          <table:table-cell/>
          <table:table-cell table:formula="of:=[.G1682]+8" office:value-type="float" office:value="6732" calcext:value-type="float">
            <text:p>6732</text:p>
          </table:table-cell>
          <table:table-cell table:number-columns-repeated="7"/>
        </table:table-row>
        <table:table-row table:style-name="ro1">
          <table:table-cell table:formula="of:=[.A1684]+15295" office:value-type="float" office:value="25764306" calcext:value-type="float">
            <text:p>25764306</text:p>
          </table:table-cell>
          <table:table-cell table:formula="of:=[.B1684]+131" office:value-type="float" office:value="220732" calcext:value-type="float">
            <text:p>220732</text:p>
          </table:table-cell>
          <table:table-cell/>
          <table:table-cell table:formula="of:=[.D1684]+[.E1685]" office:value-type="float" office:value="43689851962" calcext:value-type="float">
            <text:p>43689851962</text:p>
          </table:table-cell>
          <table:table-cell table:formula="of:=[.F1685]*7770" office:value-type="float" office:value="52338720" calcext:value-type="float">
            <text:p>52338720</text:p>
          </table:table-cell>
          <table:table-cell table:formula="of:=[.F1683]+8" office:value-type="float" office:value="6736" calcext:value-type="float">
            <text:p>6736</text:p>
          </table:table-cell>
          <table:table-cell table:number-columns-repeated="8"/>
        </table:table-row>
        <table:table-row table:style-name="ro1">
          <table:table-cell table:formula="of:=[.A1685]+15295" office:value-type="float" office:value="25779601" calcext:value-type="float">
            <text:p>25779601</text:p>
          </table:table-cell>
          <table:table-cell table:formula="of:=[.B1685]+131" office:value-type="float" office:value="220863" calcext:value-type="float">
            <text:p>220863</text:p>
          </table:table-cell>
          <table:table-cell/>
          <table:table-cell table:formula="of:=[.D1685]+[.E1686]" office:value-type="float" office:value="43741257942" calcext:value-type="float">
            <text:p>43741257942</text:p>
          </table:table-cell>
          <table:table-cell table:formula="of:=[.G1686]*7627" office:value-type="float" office:value="51405980" calcext:value-type="float">
            <text:p>51405980</text:p>
          </table:table-cell>
          <table:table-cell/>
          <table:table-cell table:formula="of:=[.G1684]+8" office:value-type="float" office:value="6740" calcext:value-type="float">
            <text:p>6740</text:p>
          </table:table-cell>
          <table:table-cell table:number-columns-repeated="7"/>
        </table:table-row>
        <table:table-row table:style-name="ro1">
          <table:table-cell table:formula="of:=[.A1686]+15295" office:value-type="float" office:value="25794896" calcext:value-type="float">
            <text:p>25794896</text:p>
          </table:table-cell>
          <table:table-cell table:formula="of:=[.B1686]+131" office:value-type="float" office:value="220994" calcext:value-type="float">
            <text:p>220994</text:p>
          </table:table-cell>
          <table:table-cell/>
          <table:table-cell table:formula="of:=[.D1686]+[.E1687]" office:value-type="float" office:value="43793658822" calcext:value-type="float">
            <text:p>43793658822</text:p>
          </table:table-cell>
          <table:table-cell table:formula="of:=[.F1687]*7770" office:value-type="float" office:value="52400880" calcext:value-type="float">
            <text:p>52400880</text:p>
          </table:table-cell>
          <table:table-cell table:formula="of:=[.F1685]+8" office:value-type="float" office:value="6744" calcext:value-type="float">
            <text:p>6744</text:p>
          </table:table-cell>
          <table:table-cell table:number-columns-repeated="8"/>
        </table:table-row>
        <table:table-row table:style-name="ro1">
          <table:table-cell table:formula="of:=[.A1687]+15295" office:value-type="float" office:value="25810191" calcext:value-type="float">
            <text:p>25810191</text:p>
          </table:table-cell>
          <table:table-cell table:formula="of:=[.B1687]+131" office:value-type="float" office:value="221125" calcext:value-type="float">
            <text:p>221125</text:p>
          </table:table-cell>
          <table:table-cell/>
          <table:table-cell table:formula="of:=[.D1687]+[.E1688]" office:value-type="float" office:value="43845125818" calcext:value-type="float">
            <text:p>43845125818</text:p>
          </table:table-cell>
          <table:table-cell table:formula="of:=[.G1688]*7627" office:value-type="float" office:value="51466996" calcext:value-type="float">
            <text:p>51466996</text:p>
          </table:table-cell>
          <table:table-cell/>
          <table:table-cell table:formula="of:=[.G1686]+8" office:value-type="float" office:value="6748" calcext:value-type="float">
            <text:p>6748</text:p>
          </table:table-cell>
          <table:table-cell table:number-columns-repeated="7"/>
        </table:table-row>
        <table:table-row table:style-name="ro1">
          <table:table-cell table:formula="of:=[.A1688]+15295" office:value-type="float" office:value="25825486" calcext:value-type="float">
            <text:p>25825486</text:p>
          </table:table-cell>
          <table:table-cell table:formula="of:=[.B1688]+131" office:value-type="float" office:value="221256" calcext:value-type="float">
            <text:p>221256</text:p>
          </table:table-cell>
          <table:table-cell/>
          <table:table-cell table:formula="of:=[.D1688]+[.E1689]" office:value-type="float" office:value="43897588858" calcext:value-type="float">
            <text:p>43897588858</text:p>
          </table:table-cell>
          <table:table-cell table:formula="of:=[.F1689]*7770" office:value-type="float" office:value="52463040" calcext:value-type="float">
            <text:p>52463040</text:p>
          </table:table-cell>
          <table:table-cell table:formula="of:=[.F1687]+8" office:value-type="float" office:value="6752" calcext:value-type="float">
            <text:p>6752</text:p>
          </table:table-cell>
          <table:table-cell table:number-columns-repeated="8"/>
        </table:table-row>
        <table:table-row table:style-name="ro1">
          <table:table-cell table:formula="of:=[.A1689]+15295" office:value-type="float" office:value="25840781" calcext:value-type="float">
            <text:p>25840781</text:p>
          </table:table-cell>
          <table:table-cell table:formula="of:=[.B1689]+131" office:value-type="float" office:value="221387" calcext:value-type="float">
            <text:p>221387</text:p>
          </table:table-cell>
          <table:table-cell/>
          <table:table-cell table:formula="of:=[.D1689]+[.E1690]" office:value-type="float" office:value="43949116870" calcext:value-type="float">
            <text:p>43949116870</text:p>
          </table:table-cell>
          <table:table-cell table:formula="of:=[.G1690]*7627" office:value-type="float" office:value="51528012" calcext:value-type="float">
            <text:p>51528012</text:p>
          </table:table-cell>
          <table:table-cell/>
          <table:table-cell table:formula="of:=[.G1688]+8" office:value-type="float" office:value="6756" calcext:value-type="float">
            <text:p>6756</text:p>
          </table:table-cell>
          <table:table-cell table:number-columns-repeated="7"/>
        </table:table-row>
        <table:table-row table:style-name="ro1">
          <table:table-cell table:formula="of:=[.A1690]+15295" office:value-type="float" office:value="25856076" calcext:value-type="float">
            <text:p>25856076</text:p>
          </table:table-cell>
          <table:table-cell table:formula="of:=[.B1690]+131" office:value-type="float" office:value="221518" calcext:value-type="float">
            <text:p>221518</text:p>
          </table:table-cell>
          <table:table-cell/>
          <table:table-cell table:formula="of:=[.D1690]+[.E1691]" office:value-type="float" office:value="44001642070" calcext:value-type="float">
            <text:p>44001642070</text:p>
          </table:table-cell>
          <table:table-cell table:formula="of:=[.F1691]*7770" office:value-type="float" office:value="52525200" calcext:value-type="float">
            <text:p>52525200</text:p>
          </table:table-cell>
          <table:table-cell table:formula="of:=[.F1689]+8" office:value-type="float" office:value="6760" calcext:value-type="float">
            <text:p>6760</text:p>
          </table:table-cell>
          <table:table-cell table:number-columns-repeated="8"/>
        </table:table-row>
        <table:table-row table:style-name="ro1">
          <table:table-cell table:formula="of:=[.A1691]+15295" office:value-type="float" office:value="25871371" calcext:value-type="float">
            <text:p>25871371</text:p>
          </table:table-cell>
          <table:table-cell table:formula="of:=[.B1691]+131" office:value-type="float" office:value="221649" calcext:value-type="float">
            <text:p>221649</text:p>
          </table:table-cell>
          <table:table-cell/>
          <table:table-cell table:formula="of:=[.D1691]+[.E1692]" office:value-type="float" office:value="44053231098" calcext:value-type="float">
            <text:p>44053231098</text:p>
          </table:table-cell>
          <table:table-cell table:formula="of:=[.G1692]*7627" office:value-type="float" office:value="51589028" calcext:value-type="float">
            <text:p>51589028</text:p>
          </table:table-cell>
          <table:table-cell/>
          <table:table-cell table:formula="of:=[.G1690]+8" office:value-type="float" office:value="6764" calcext:value-type="float">
            <text:p>6764</text:p>
          </table:table-cell>
          <table:table-cell table:number-columns-repeated="7"/>
        </table:table-row>
        <table:table-row table:style-name="ro1">
          <table:table-cell table:formula="of:=[.A1692]+15295" office:value-type="float" office:value="25886666" calcext:value-type="float">
            <text:p>25886666</text:p>
          </table:table-cell>
          <table:table-cell table:formula="of:=[.B1692]+131" office:value-type="float" office:value="221780" calcext:value-type="float">
            <text:p>221780</text:p>
          </table:table-cell>
          <table:table-cell/>
          <table:table-cell table:formula="of:=[.D1692]+[.E1693]" office:value-type="float" office:value="44105818458" calcext:value-type="float">
            <text:p>44105818458</text:p>
          </table:table-cell>
          <table:table-cell table:formula="of:=[.F1693]*7770" office:value-type="float" office:value="52587360" calcext:value-type="float">
            <text:p>52587360</text:p>
          </table:table-cell>
          <table:table-cell table:formula="of:=[.F1691]+8" office:value-type="float" office:value="6768" calcext:value-type="float">
            <text:p>6768</text:p>
          </table:table-cell>
          <table:table-cell table:number-columns-repeated="8"/>
        </table:table-row>
        <table:table-row table:style-name="ro1">
          <table:table-cell table:formula="of:=[.A1693]+15295" office:value-type="float" office:value="25901961" calcext:value-type="float">
            <text:p>25901961</text:p>
          </table:table-cell>
          <table:table-cell table:formula="of:=[.B1693]+131" office:value-type="float" office:value="221911" calcext:value-type="float">
            <text:p>221911</text:p>
          </table:table-cell>
          <table:table-cell/>
          <table:table-cell table:formula="of:=[.D1693]+[.E1694]" office:value-type="float" office:value="44157468502" calcext:value-type="float">
            <text:p>44157468502</text:p>
          </table:table-cell>
          <table:table-cell table:formula="of:=[.G1694]*7627" office:value-type="float" office:value="51650044" calcext:value-type="float">
            <text:p>51650044</text:p>
          </table:table-cell>
          <table:table-cell/>
          <table:table-cell table:formula="of:=[.G1692]+8" office:value-type="float" office:value="6772" calcext:value-type="float">
            <text:p>6772</text:p>
          </table:table-cell>
          <table:table-cell table:number-columns-repeated="7"/>
        </table:table-row>
        <table:table-row table:style-name="ro1">
          <table:table-cell table:formula="of:=[.A1694]+15295" office:value-type="float" office:value="25917256" calcext:value-type="float">
            <text:p>25917256</text:p>
          </table:table-cell>
          <table:table-cell table:formula="of:=[.B1694]+131" office:value-type="float" office:value="222042" calcext:value-type="float">
            <text:p>222042</text:p>
          </table:table-cell>
          <table:table-cell/>
          <table:table-cell table:formula="of:=[.D1694]+[.E1695]" office:value-type="float" office:value="44210118022" calcext:value-type="float">
            <text:p>44210118022</text:p>
          </table:table-cell>
          <table:table-cell table:formula="of:=[.F1695]*7770" office:value-type="float" office:value="52649520" calcext:value-type="float">
            <text:p>52649520</text:p>
          </table:table-cell>
          <table:table-cell table:formula="of:=[.F1693]+8" office:value-type="float" office:value="6776" calcext:value-type="float">
            <text:p>6776</text:p>
          </table:table-cell>
          <table:table-cell table:number-columns-repeated="8"/>
        </table:table-row>
        <table:table-row table:style-name="ro1">
          <table:table-cell table:formula="of:=[.A1695]+15295" office:value-type="float" office:value="25932551" calcext:value-type="float">
            <text:p>25932551</text:p>
          </table:table-cell>
          <table:table-cell table:formula="of:=[.B1695]+131" office:value-type="float" office:value="222173" calcext:value-type="float">
            <text:p>222173</text:p>
          </table:table-cell>
          <table:table-cell/>
          <table:table-cell table:formula="of:=[.D1695]+[.E1696]" office:value-type="float" office:value="44261829082" calcext:value-type="float">
            <text:p>44261829082</text:p>
          </table:table-cell>
          <table:table-cell table:formula="of:=[.G1696]*7627" office:value-type="float" office:value="51711060" calcext:value-type="float">
            <text:p>51711060</text:p>
          </table:table-cell>
          <table:table-cell/>
          <table:table-cell table:formula="of:=[.G1694]+8" office:value-type="float" office:value="6780" calcext:value-type="float">
            <text:p>6780</text:p>
          </table:table-cell>
          <table:table-cell table:number-columns-repeated="7"/>
        </table:table-row>
        <table:table-row table:style-name="ro1">
          <table:table-cell table:formula="of:=[.A1696]+15295" office:value-type="float" office:value="25947846" calcext:value-type="float">
            <text:p>25947846</text:p>
          </table:table-cell>
          <table:table-cell table:formula="of:=[.B1696]+131" office:value-type="float" office:value="222304" calcext:value-type="float">
            <text:p>222304</text:p>
          </table:table-cell>
          <table:table-cell/>
          <table:table-cell table:formula="of:=[.D1696]+[.E1697]" office:value-type="float" office:value="44314540762" calcext:value-type="float">
            <text:p>44314540762</text:p>
          </table:table-cell>
          <table:table-cell table:formula="of:=[.F1697]*7770" office:value-type="float" office:value="52711680" calcext:value-type="float">
            <text:p>52711680</text:p>
          </table:table-cell>
          <table:table-cell table:formula="of:=[.F1695]+8" office:value-type="float" office:value="6784" calcext:value-type="float">
            <text:p>6784</text:p>
          </table:table-cell>
          <table:table-cell table:number-columns-repeated="8"/>
        </table:table-row>
        <table:table-row table:style-name="ro1">
          <table:table-cell table:formula="of:=[.A1697]+15295" office:value-type="float" office:value="25963141" calcext:value-type="float">
            <text:p>25963141</text:p>
          </table:table-cell>
          <table:table-cell table:formula="of:=[.B1697]+131" office:value-type="float" office:value="222435" calcext:value-type="float">
            <text:p>222435</text:p>
          </table:table-cell>
          <table:table-cell/>
          <table:table-cell table:formula="of:=[.D1697]+[.E1698]" office:value-type="float" office:value="44366312838" calcext:value-type="float">
            <text:p>44366312838</text:p>
          </table:table-cell>
          <table:table-cell table:formula="of:=[.G1698]*7627" office:value-type="float" office:value="51772076" calcext:value-type="float">
            <text:p>51772076</text:p>
          </table:table-cell>
          <table:table-cell/>
          <table:table-cell table:formula="of:=[.G1696]+8" office:value-type="float" office:value="6788" calcext:value-type="float">
            <text:p>6788</text:p>
          </table:table-cell>
          <table:table-cell table:number-columns-repeated="7"/>
        </table:table-row>
        <table:table-row table:style-name="ro1">
          <table:table-cell table:formula="of:=[.A1698]+15295" office:value-type="float" office:value="25978436" calcext:value-type="float">
            <text:p>25978436</text:p>
          </table:table-cell>
          <table:table-cell table:formula="of:=[.B1698]+131" office:value-type="float" office:value="222566" calcext:value-type="float">
            <text:p>222566</text:p>
          </table:table-cell>
          <table:table-cell/>
          <table:table-cell table:formula="of:=[.D1698]+[.E1699]" office:value-type="float" office:value="44419086678" calcext:value-type="float">
            <text:p>44419086678</text:p>
          </table:table-cell>
          <table:table-cell table:formula="of:=[.F1699]*7770" office:value-type="float" office:value="52773840" calcext:value-type="float">
            <text:p>52773840</text:p>
          </table:table-cell>
          <table:table-cell table:formula="of:=[.F1697]+8" office:value-type="float" office:value="6792" calcext:value-type="float">
            <text:p>6792</text:p>
          </table:table-cell>
          <table:table-cell table:number-columns-repeated="8"/>
        </table:table-row>
        <table:table-row table:style-name="ro1">
          <table:table-cell table:formula="of:=[.A1699]+15295" office:value-type="float" office:value="25993731" calcext:value-type="float">
            <text:p>25993731</text:p>
          </table:table-cell>
          <table:table-cell table:formula="of:=[.B1699]+131" office:value-type="float" office:value="222697" calcext:value-type="float">
            <text:p>222697</text:p>
          </table:table-cell>
          <table:table-cell/>
          <table:table-cell table:formula="of:=[.D1699]+[.E1700]" office:value-type="float" office:value="44470919770" calcext:value-type="float">
            <text:p>44470919770</text:p>
          </table:table-cell>
          <table:table-cell table:formula="of:=[.G1700]*7627" office:value-type="float" office:value="51833092" calcext:value-type="float">
            <text:p>51833092</text:p>
          </table:table-cell>
          <table:table-cell/>
          <table:table-cell table:formula="of:=[.G1698]+8" office:value-type="float" office:value="6796" calcext:value-type="float">
            <text:p>6796</text:p>
          </table:table-cell>
          <table:table-cell table:number-columns-repeated="7"/>
        </table:table-row>
        <table:table-row table:style-name="ro1">
          <table:table-cell table:formula="of:=[.A1700]+15295" office:value-type="float" office:value="26009026" calcext:value-type="float">
            <text:p>26009026</text:p>
          </table:table-cell>
          <table:table-cell table:formula="of:=[.B1700]+131" office:value-type="float" office:value="222828" calcext:value-type="float">
            <text:p>222828</text:p>
          </table:table-cell>
          <table:table-cell/>
          <table:table-cell table:formula="of:=[.D1700]+[.E1701]" office:value-type="float" office:value="44523755770" calcext:value-type="float">
            <text:p>44523755770</text:p>
          </table:table-cell>
          <table:table-cell table:formula="of:=[.F1701]*7770" office:value-type="float" office:value="52836000" calcext:value-type="float">
            <text:p>52836000</text:p>
          </table:table-cell>
          <table:table-cell table:formula="of:=[.F1699]+8" office:value-type="float" office:value="6800" calcext:value-type="float">
            <text:p>6800</text:p>
          </table:table-cell>
          <table:table-cell table:number-columns-repeated="8"/>
        </table:table-row>
        <table:table-row table:style-name="ro1">
          <table:table-cell table:formula="of:=[.A1701]+15295" office:value-type="float" office:value="26024321" calcext:value-type="float">
            <text:p>26024321</text:p>
          </table:table-cell>
          <table:table-cell table:formula="of:=[.B1701]+131" office:value-type="float" office:value="222959" calcext:value-type="float">
            <text:p>222959</text:p>
          </table:table-cell>
          <table:table-cell/>
          <table:table-cell table:formula="of:=[.D1701]+[.E1702]" office:value-type="float" office:value="44575649878" calcext:value-type="float">
            <text:p>44575649878</text:p>
          </table:table-cell>
          <table:table-cell table:formula="of:=[.G1702]*7627" office:value-type="float" office:value="51894108" calcext:value-type="float">
            <text:p>51894108</text:p>
          </table:table-cell>
          <table:table-cell/>
          <table:table-cell table:formula="of:=[.G1700]+8" office:value-type="float" office:value="6804" calcext:value-type="float">
            <text:p>6804</text:p>
          </table:table-cell>
          <table:table-cell table:number-columns-repeated="7"/>
        </table:table-row>
        <table:table-row table:style-name="ro1">
          <table:table-cell table:formula="of:=[.A1702]+15295" office:value-type="float" office:value="26039616" calcext:value-type="float">
            <text:p>26039616</text:p>
          </table:table-cell>
          <table:table-cell table:formula="of:=[.B1702]+131" office:value-type="float" office:value="223090" calcext:value-type="float">
            <text:p>223090</text:p>
          </table:table-cell>
          <table:table-cell/>
          <table:table-cell table:formula="of:=[.D1702]+[.E1703]" office:value-type="float" office:value="44628548038" calcext:value-type="float">
            <text:p>44628548038</text:p>
          </table:table-cell>
          <table:table-cell table:formula="of:=[.F1703]*7770" office:value-type="float" office:value="52898160" calcext:value-type="float">
            <text:p>52898160</text:p>
          </table:table-cell>
          <table:table-cell table:formula="of:=[.F1701]+8" office:value-type="float" office:value="6808" calcext:value-type="float">
            <text:p>6808</text:p>
          </table:table-cell>
          <table:table-cell table:number-columns-repeated="8"/>
        </table:table-row>
        <table:table-row table:style-name="ro1">
          <table:table-cell table:formula="of:=[.A1703]+15295" office:value-type="float" office:value="26054911" calcext:value-type="float">
            <text:p>26054911</text:p>
          </table:table-cell>
          <table:table-cell table:formula="of:=[.B1703]+131" office:value-type="float" office:value="223221" calcext:value-type="float">
            <text:p>223221</text:p>
          </table:table-cell>
          <table:table-cell/>
          <table:table-cell table:formula="of:=[.D1703]+[.E1704]" office:value-type="float" office:value="44680503162" calcext:value-type="float">
            <text:p>44680503162</text:p>
          </table:table-cell>
          <table:table-cell table:formula="of:=[.G1704]*7627" office:value-type="float" office:value="51955124" calcext:value-type="float">
            <text:p>51955124</text:p>
          </table:table-cell>
          <table:table-cell/>
          <table:table-cell table:formula="of:=[.G1702]+8" office:value-type="float" office:value="6812" calcext:value-type="float">
            <text:p>6812</text:p>
          </table:table-cell>
          <table:table-cell table:number-columns-repeated="7"/>
        </table:table-row>
        <table:table-row table:style-name="ro1">
          <table:table-cell table:formula="of:=[.A1704]+15295" office:value-type="float" office:value="26070206" calcext:value-type="float">
            <text:p>26070206</text:p>
          </table:table-cell>
          <table:table-cell table:formula="of:=[.B1704]+131" office:value-type="float" office:value="223352" calcext:value-type="float">
            <text:p>223352</text:p>
          </table:table-cell>
          <table:table-cell/>
          <table:table-cell table:formula="of:=[.D1704]+[.E1705]" office:value-type="float" office:value="44733463482" calcext:value-type="float">
            <text:p>44733463482</text:p>
          </table:table-cell>
          <table:table-cell table:formula="of:=[.F1705]*7770" office:value-type="float" office:value="52960320" calcext:value-type="float">
            <text:p>52960320</text:p>
          </table:table-cell>
          <table:table-cell table:formula="of:=[.F1703]+8" office:value-type="float" office:value="6816" calcext:value-type="float">
            <text:p>6816</text:p>
          </table:table-cell>
          <table:table-cell table:number-columns-repeated="8"/>
        </table:table-row>
        <table:table-row table:style-name="ro1">
          <table:table-cell table:formula="of:=[.A1705]+15295" office:value-type="float" office:value="26085501" calcext:value-type="float">
            <text:p>26085501</text:p>
          </table:table-cell>
          <table:table-cell table:formula="of:=[.B1705]+131" office:value-type="float" office:value="223483" calcext:value-type="float">
            <text:p>223483</text:p>
          </table:table-cell>
          <table:table-cell/>
          <table:table-cell table:formula="of:=[.D1705]+[.E1706]" office:value-type="float" office:value="44785479622" calcext:value-type="float">
            <text:p>44785479622</text:p>
          </table:table-cell>
          <table:table-cell table:formula="of:=[.G1706]*7627" office:value-type="float" office:value="52016140" calcext:value-type="float">
            <text:p>52016140</text:p>
          </table:table-cell>
          <table:table-cell/>
          <table:table-cell table:formula="of:=[.G1704]+8" office:value-type="float" office:value="6820" calcext:value-type="float">
            <text:p>6820</text:p>
          </table:table-cell>
          <table:table-cell table:number-columns-repeated="7"/>
        </table:table-row>
        <table:table-row table:style-name="ro1">
          <table:table-cell table:formula="of:=[.A1706]+15295" office:value-type="float" office:value="26100796" calcext:value-type="float">
            <text:p>26100796</text:p>
          </table:table-cell>
          <table:table-cell table:formula="of:=[.B1706]+131" office:value-type="float" office:value="223614" calcext:value-type="float">
            <text:p>223614</text:p>
          </table:table-cell>
          <table:table-cell/>
          <table:table-cell table:formula="of:=[.D1706]+[.E1707]" office:value-type="float" office:value="44838502102" calcext:value-type="float">
            <text:p>44838502102</text:p>
          </table:table-cell>
          <table:table-cell table:formula="of:=[.F1707]*7770" office:value-type="float" office:value="53022480" calcext:value-type="float">
            <text:p>53022480</text:p>
          </table:table-cell>
          <table:table-cell table:formula="of:=[.F1705]+8" office:value-type="float" office:value="6824" calcext:value-type="float">
            <text:p>6824</text:p>
          </table:table-cell>
          <table:table-cell table:number-columns-repeated="8"/>
        </table:table-row>
        <table:table-row table:style-name="ro1">
          <table:table-cell table:formula="of:=[.A1707]+15295" office:value-type="float" office:value="26116091" calcext:value-type="float">
            <text:p>26116091</text:p>
          </table:table-cell>
          <table:table-cell table:formula="of:=[.B1707]+131" office:value-type="float" office:value="223745" calcext:value-type="float">
            <text:p>223745</text:p>
          </table:table-cell>
          <table:table-cell/>
          <table:table-cell table:formula="of:=[.D1707]+[.E1708]" office:value-type="float" office:value="44890579258" calcext:value-type="float">
            <text:p>44890579258</text:p>
          </table:table-cell>
          <table:table-cell table:formula="of:=[.G1708]*7627" office:value-type="float" office:value="52077156" calcext:value-type="float">
            <text:p>52077156</text:p>
          </table:table-cell>
          <table:table-cell/>
          <table:table-cell table:formula="of:=[.G1706]+8" office:value-type="float" office:value="6828" calcext:value-type="float">
            <text:p>6828</text:p>
          </table:table-cell>
          <table:table-cell table:number-columns-repeated="7"/>
        </table:table-row>
        <table:table-row table:style-name="ro1">
          <table:table-cell table:formula="of:=[.A1708]+15295" office:value-type="float" office:value="26131386" calcext:value-type="float">
            <text:p>26131386</text:p>
          </table:table-cell>
          <table:table-cell table:formula="of:=[.B1708]+131" office:value-type="float" office:value="223876" calcext:value-type="float">
            <text:p>223876</text:p>
          </table:table-cell>
          <table:table-cell/>
          <table:table-cell table:formula="of:=[.D1708]+[.E1709]" office:value-type="float" office:value="44943663898" calcext:value-type="float">
            <text:p>44943663898</text:p>
          </table:table-cell>
          <table:table-cell table:formula="of:=[.F1709]*7770" office:value-type="float" office:value="53084640" calcext:value-type="float">
            <text:p>53084640</text:p>
          </table:table-cell>
          <table:table-cell table:formula="of:=[.F1707]+8" office:value-type="float" office:value="6832" calcext:value-type="float">
            <text:p>6832</text:p>
          </table:table-cell>
          <table:table-cell table:number-columns-repeated="8"/>
        </table:table-row>
        <table:table-row table:style-name="ro1">
          <table:table-cell table:formula="of:=[.A1709]+15295" office:value-type="float" office:value="26146681" calcext:value-type="float">
            <text:p>26146681</text:p>
          </table:table-cell>
          <table:table-cell table:formula="of:=[.B1709]+131" office:value-type="float" office:value="224007" calcext:value-type="float">
            <text:p>224007</text:p>
          </table:table-cell>
          <table:table-cell/>
          <table:table-cell table:formula="of:=[.D1709]+[.E1710]" office:value-type="float" office:value="44995802070" calcext:value-type="float">
            <text:p>44995802070</text:p>
          </table:table-cell>
          <table:table-cell table:formula="of:=[.G1710]*7627" office:value-type="float" office:value="52138172" calcext:value-type="float">
            <text:p>52138172</text:p>
          </table:table-cell>
          <table:table-cell/>
          <table:table-cell table:formula="of:=[.G1708]+8" office:value-type="float" office:value="6836" calcext:value-type="float">
            <text:p>6836</text:p>
          </table:table-cell>
          <table:table-cell table:number-columns-repeated="7"/>
        </table:table-row>
        <table:table-row table:style-name="ro1">
          <table:table-cell table:formula="of:=[.A1710]+15295" office:value-type="float" office:value="26161976" calcext:value-type="float">
            <text:p>26161976</text:p>
          </table:table-cell>
          <table:table-cell table:formula="of:=[.B1710]+131" office:value-type="float" office:value="224138" calcext:value-type="float">
            <text:p>224138</text:p>
          </table:table-cell>
          <table:table-cell/>
          <table:table-cell table:formula="of:=[.D1710]+[.E1711]" office:value-type="float" office:value="45048948870" calcext:value-type="float">
            <text:p>45048948870</text:p>
          </table:table-cell>
          <table:table-cell table:formula="of:=[.F1711]*7770" office:value-type="float" office:value="53146800" calcext:value-type="float">
            <text:p>53146800</text:p>
          </table:table-cell>
          <table:table-cell table:formula="of:=[.F1709]+8" office:value-type="float" office:value="6840" calcext:value-type="float">
            <text:p>6840</text:p>
          </table:table-cell>
          <table:table-cell table:number-columns-repeated="8"/>
        </table:table-row>
        <table:table-row table:style-name="ro1">
          <table:table-cell table:formula="of:=[.A1711]+15295" office:value-type="float" office:value="26177271" calcext:value-type="float">
            <text:p>26177271</text:p>
          </table:table-cell>
          <table:table-cell table:formula="of:=[.B1711]+131" office:value-type="float" office:value="224269" calcext:value-type="float">
            <text:p>224269</text:p>
          </table:table-cell>
          <table:table-cell/>
          <table:table-cell table:formula="of:=[.D1711]+[.E1712]" office:value-type="float" office:value="45101148058" calcext:value-type="float">
            <text:p>45101148058</text:p>
          </table:table-cell>
          <table:table-cell table:formula="of:=[.G1712]*7627" office:value-type="float" office:value="52199188" calcext:value-type="float">
            <text:p>52199188</text:p>
          </table:table-cell>
          <table:table-cell/>
          <table:table-cell table:formula="of:=[.G1710]+8" office:value-type="float" office:value="6844" calcext:value-type="float">
            <text:p>6844</text:p>
          </table:table-cell>
          <table:table-cell table:number-columns-repeated="7"/>
        </table:table-row>
        <table:table-row table:style-name="ro1">
          <table:table-cell table:formula="of:=[.A1712]+15295" office:value-type="float" office:value="26192566" calcext:value-type="float">
            <text:p>26192566</text:p>
          </table:table-cell>
          <table:table-cell table:formula="of:=[.B1712]+131" office:value-type="float" office:value="224400" calcext:value-type="float">
            <text:p>224400</text:p>
          </table:table-cell>
          <table:table-cell/>
          <table:table-cell table:formula="of:=[.D1712]+[.E1713]" office:value-type="float" office:value="45154357018" calcext:value-type="float">
            <text:p>45154357018</text:p>
          </table:table-cell>
          <table:table-cell table:formula="of:=[.F1713]*7770" office:value-type="float" office:value="53208960" calcext:value-type="float">
            <text:p>53208960</text:p>
          </table:table-cell>
          <table:table-cell table:formula="of:=[.F1711]+8" office:value-type="float" office:value="6848" calcext:value-type="float">
            <text:p>6848</text:p>
          </table:table-cell>
          <table:table-cell table:number-columns-repeated="8"/>
        </table:table-row>
        <table:table-row table:style-name="ro1">
          <table:table-cell table:formula="of:=[.A1713]+15295" office:value-type="float" office:value="26207861" calcext:value-type="float">
            <text:p>26207861</text:p>
          </table:table-cell>
          <table:table-cell table:formula="of:=[.B1713]+131" office:value-type="float" office:value="224531" calcext:value-type="float">
            <text:p>224531</text:p>
          </table:table-cell>
          <table:table-cell/>
          <table:table-cell table:formula="of:=[.D1713]+[.E1714]" office:value-type="float" office:value="45206617222" calcext:value-type="float">
            <text:p>45206617222</text:p>
          </table:table-cell>
          <table:table-cell table:formula="of:=[.G1714]*7627" office:value-type="float" office:value="52260204" calcext:value-type="float">
            <text:p>52260204</text:p>
          </table:table-cell>
          <table:table-cell/>
          <table:table-cell table:formula="of:=[.G1712]+8" office:value-type="float" office:value="6852" calcext:value-type="float">
            <text:p>6852</text:p>
          </table:table-cell>
          <table:table-cell table:number-columns-repeated="7"/>
        </table:table-row>
        <table:table-row table:style-name="ro1">
          <table:table-cell table:formula="of:=[.A1714]+15295" office:value-type="float" office:value="26223156" calcext:value-type="float">
            <text:p>26223156</text:p>
          </table:table-cell>
          <table:table-cell table:formula="of:=[.B1714]+131" office:value-type="float" office:value="224662" calcext:value-type="float">
            <text:p>224662</text:p>
          </table:table-cell>
          <table:table-cell/>
          <table:table-cell table:formula="of:=[.D1714]+[.E1715]" office:value-type="float" office:value="45259888342" calcext:value-type="float">
            <text:p>45259888342</text:p>
          </table:table-cell>
          <table:table-cell table:formula="of:=[.F1715]*7770" office:value-type="float" office:value="53271120" calcext:value-type="float">
            <text:p>53271120</text:p>
          </table:table-cell>
          <table:table-cell table:formula="of:=[.F1713]+8" office:value-type="float" office:value="6856" calcext:value-type="float">
            <text:p>6856</text:p>
          </table:table-cell>
          <table:table-cell table:number-columns-repeated="8"/>
        </table:table-row>
        <table:table-row table:style-name="ro1">
          <table:table-cell table:formula="of:=[.A1715]+15295" office:value-type="float" office:value="26238451" calcext:value-type="float">
            <text:p>26238451</text:p>
          </table:table-cell>
          <table:table-cell table:formula="of:=[.B1715]+131" office:value-type="float" office:value="224793" calcext:value-type="float">
            <text:p>224793</text:p>
          </table:table-cell>
          <table:table-cell/>
          <table:table-cell table:formula="of:=[.D1715]+[.E1716]" office:value-type="float" office:value="45312209562" calcext:value-type="float">
            <text:p>45312209562</text:p>
          </table:table-cell>
          <table:table-cell table:formula="of:=[.G1716]*7627" office:value-type="float" office:value="52321220" calcext:value-type="float">
            <text:p>52321220</text:p>
          </table:table-cell>
          <table:table-cell/>
          <table:table-cell table:formula="of:=[.G1714]+8" office:value-type="float" office:value="6860" calcext:value-type="float">
            <text:p>6860</text:p>
          </table:table-cell>
          <table:table-cell table:number-columns-repeated="7"/>
        </table:table-row>
        <table:table-row table:style-name="ro1">
          <table:table-cell table:formula="of:=[.A1716]+15295" office:value-type="float" office:value="26253746" calcext:value-type="float">
            <text:p>26253746</text:p>
          </table:table-cell>
          <table:table-cell table:formula="of:=[.B1716]+131" office:value-type="float" office:value="224924" calcext:value-type="float">
            <text:p>224924</text:p>
          </table:table-cell>
          <table:table-cell/>
          <table:table-cell table:formula="of:=[.D1716]+[.E1717]" office:value-type="float" office:value="45365542842" calcext:value-type="float">
            <text:p>45365542842</text:p>
          </table:table-cell>
          <table:table-cell table:formula="of:=[.F1717]*7770" office:value-type="float" office:value="53333280" calcext:value-type="float">
            <text:p>53333280</text:p>
          </table:table-cell>
          <table:table-cell table:formula="of:=[.F1715]+8" office:value-type="float" office:value="6864" calcext:value-type="float">
            <text:p>6864</text:p>
          </table:table-cell>
          <table:table-cell table:number-columns-repeated="8"/>
        </table:table-row>
        <table:table-row table:style-name="ro1">
          <table:table-cell table:formula="of:=[.A1717]+15295" office:value-type="float" office:value="26269041" calcext:value-type="float">
            <text:p>26269041</text:p>
          </table:table-cell>
          <table:table-cell table:formula="of:=[.B1717]+131" office:value-type="float" office:value="225055" calcext:value-type="float">
            <text:p>225055</text:p>
          </table:table-cell>
          <table:table-cell/>
          <table:table-cell table:formula="of:=[.D1717]+[.E1718]" office:value-type="float" office:value="45417925078" calcext:value-type="float">
            <text:p>45417925078</text:p>
          </table:table-cell>
          <table:table-cell table:formula="of:=[.G1718]*7627" office:value-type="float" office:value="52382236" calcext:value-type="float">
            <text:p>52382236</text:p>
          </table:table-cell>
          <table:table-cell/>
          <table:table-cell table:formula="of:=[.G1716]+8" office:value-type="float" office:value="6868" calcext:value-type="float">
            <text:p>6868</text:p>
          </table:table-cell>
          <table:table-cell table:number-columns-repeated="7"/>
        </table:table-row>
        <table:table-row table:style-name="ro1">
          <table:table-cell table:formula="of:=[.A1718]+15295" office:value-type="float" office:value="26284336" calcext:value-type="float">
            <text:p>26284336</text:p>
          </table:table-cell>
          <table:table-cell table:formula="of:=[.B1718]+131" office:value-type="float" office:value="225186" calcext:value-type="float">
            <text:p>225186</text:p>
          </table:table-cell>
          <table:table-cell/>
          <table:table-cell table:formula="of:=[.D1718]+[.E1719]" office:value-type="float" office:value="45471320518" calcext:value-type="float">
            <text:p>45471320518</text:p>
          </table:table-cell>
          <table:table-cell table:formula="of:=[.F1719]*7770" office:value-type="float" office:value="53395440" calcext:value-type="float">
            <text:p>53395440</text:p>
          </table:table-cell>
          <table:table-cell table:formula="of:=[.F1717]+8" office:value-type="float" office:value="6872" calcext:value-type="float">
            <text:p>6872</text:p>
          </table:table-cell>
          <table:table-cell table:number-columns-repeated="8"/>
        </table:table-row>
        <table:table-row table:style-name="ro1">
          <table:table-cell table:formula="of:=[.A1719]+15295" office:value-type="float" office:value="26299631" calcext:value-type="float">
            <text:p>26299631</text:p>
          </table:table-cell>
          <table:table-cell table:formula="of:=[.B1719]+131" office:value-type="float" office:value="225317" calcext:value-type="float">
            <text:p>225317</text:p>
          </table:table-cell>
          <table:table-cell/>
          <table:table-cell table:formula="of:=[.D1719]+[.E1720]" office:value-type="float" office:value="45523763770" calcext:value-type="float">
            <text:p>45523763770</text:p>
          </table:table-cell>
          <table:table-cell table:formula="of:=[.G1720]*7627" office:value-type="float" office:value="52443252" calcext:value-type="float">
            <text:p>52443252</text:p>
          </table:table-cell>
          <table:table-cell/>
          <table:table-cell table:formula="of:=[.G1718]+8" office:value-type="float" office:value="6876" calcext:value-type="float">
            <text:p>6876</text:p>
          </table:table-cell>
          <table:table-cell table:number-columns-repeated="7"/>
        </table:table-row>
        <table:table-row table:style-name="ro1">
          <table:table-cell table:formula="of:=[.A1720]+15295" office:value-type="float" office:value="26314926" calcext:value-type="float">
            <text:p>26314926</text:p>
          </table:table-cell>
          <table:table-cell table:formula="of:=[.B1720]+131" office:value-type="float" office:value="225448" calcext:value-type="float">
            <text:p>225448</text:p>
          </table:table-cell>
          <table:table-cell/>
          <table:table-cell table:formula="of:=[.D1720]+[.E1721]" office:value-type="float" office:value="45577221370" calcext:value-type="float">
            <text:p>45577221370</text:p>
          </table:table-cell>
          <table:table-cell table:formula="of:=[.F1721]*7770" office:value-type="float" office:value="53457600" calcext:value-type="float">
            <text:p>53457600</text:p>
          </table:table-cell>
          <table:table-cell table:formula="of:=[.F1719]+8" office:value-type="float" office:value="6880" calcext:value-type="float">
            <text:p>6880</text:p>
          </table:table-cell>
          <table:table-cell table:number-columns-repeated="8"/>
        </table:table-row>
        <table:table-row table:style-name="ro1">
          <table:table-cell table:formula="of:=[.A1721]+15295" office:value-type="float" office:value="26330221" calcext:value-type="float">
            <text:p>26330221</text:p>
          </table:table-cell>
          <table:table-cell table:formula="of:=[.B1721]+131" office:value-type="float" office:value="225579" calcext:value-type="float">
            <text:p>225579</text:p>
          </table:table-cell>
          <table:table-cell/>
          <table:table-cell table:formula="of:=[.D1721]+[.E1722]" office:value-type="float" office:value="45629725638" calcext:value-type="float">
            <text:p>45629725638</text:p>
          </table:table-cell>
          <table:table-cell table:formula="of:=[.G1722]*7627" office:value-type="float" office:value="52504268" calcext:value-type="float">
            <text:p>52504268</text:p>
          </table:table-cell>
          <table:table-cell/>
          <table:table-cell table:formula="of:=[.G1720]+8" office:value-type="float" office:value="6884" calcext:value-type="float">
            <text:p>6884</text:p>
          </table:table-cell>
          <table:table-cell table:number-columns-repeated="7"/>
        </table:table-row>
        <table:table-row table:style-name="ro1">
          <table:table-cell table:formula="of:=[.A1722]+15295" office:value-type="float" office:value="26345516" calcext:value-type="float">
            <text:p>26345516</text:p>
          </table:table-cell>
          <table:table-cell table:formula="of:=[.B1722]+131" office:value-type="float" office:value="225710" calcext:value-type="float">
            <text:p>225710</text:p>
          </table:table-cell>
          <table:table-cell/>
          <table:table-cell table:formula="of:=[.D1722]+[.E1723]" office:value-type="float" office:value="45683245398" calcext:value-type="float">
            <text:p>45683245398</text:p>
          </table:table-cell>
          <table:table-cell table:formula="of:=[.F1723]*7770" office:value-type="float" office:value="53519760" calcext:value-type="float">
            <text:p>53519760</text:p>
          </table:table-cell>
          <table:table-cell table:formula="of:=[.F1721]+8" office:value-type="float" office:value="6888" calcext:value-type="float">
            <text:p>6888</text:p>
          </table:table-cell>
          <table:table-cell table:number-columns-repeated="8"/>
        </table:table-row>
        <table:table-row table:style-name="ro1">
          <table:table-cell table:formula="of:=[.A1723]+15295" office:value-type="float" office:value="26360811" calcext:value-type="float">
            <text:p>26360811</text:p>
          </table:table-cell>
          <table:table-cell table:formula="of:=[.B1723]+131" office:value-type="float" office:value="225841" calcext:value-type="float">
            <text:p>225841</text:p>
          </table:table-cell>
          <table:table-cell/>
          <table:table-cell table:formula="of:=[.D1723]+[.E1724]" office:value-type="float" office:value="45735810682" calcext:value-type="float">
            <text:p>45735810682</text:p>
          </table:table-cell>
          <table:table-cell table:formula="of:=[.G1724]*7627" office:value-type="float" office:value="52565284" calcext:value-type="float">
            <text:p>52565284</text:p>
          </table:table-cell>
          <table:table-cell/>
          <table:table-cell table:formula="of:=[.G1722]+8" office:value-type="float" office:value="6892" calcext:value-type="float">
            <text:p>6892</text:p>
          </table:table-cell>
          <table:table-cell table:number-columns-repeated="7"/>
        </table:table-row>
        <table:table-row table:style-name="ro1">
          <table:table-cell table:formula="of:=[.A1724]+15295" office:value-type="float" office:value="26376106" calcext:value-type="float">
            <text:p>26376106</text:p>
          </table:table-cell>
          <table:table-cell table:formula="of:=[.B1724]+131" office:value-type="float" office:value="225972" calcext:value-type="float">
            <text:p>225972</text:p>
          </table:table-cell>
          <table:table-cell/>
          <table:table-cell table:formula="of:=[.D1724]+[.E1725]" office:value-type="float" office:value="45789392602" calcext:value-type="float">
            <text:p>45789392602</text:p>
          </table:table-cell>
          <table:table-cell table:formula="of:=[.F1725]*7770" office:value-type="float" office:value="53581920" calcext:value-type="float">
            <text:p>53581920</text:p>
          </table:table-cell>
          <table:table-cell table:formula="of:=[.F1723]+8" office:value-type="float" office:value="6896" calcext:value-type="float">
            <text:p>6896</text:p>
          </table:table-cell>
          <table:table-cell table:number-columns-repeated="8"/>
        </table:table-row>
        <table:table-row table:style-name="ro1">
          <table:table-cell table:formula="of:=[.A1725]+15295" office:value-type="float" office:value="26391401" calcext:value-type="float">
            <text:p>26391401</text:p>
          </table:table-cell>
          <table:table-cell table:formula="of:=[.B1725]+131" office:value-type="float" office:value="226103" calcext:value-type="float">
            <text:p>226103</text:p>
          </table:table-cell>
          <table:table-cell/>
          <table:table-cell table:formula="of:=[.D1725]+[.E1726]" office:value-type="float" office:value="45842018902" calcext:value-type="float">
            <text:p>45842018902</text:p>
          </table:table-cell>
          <table:table-cell table:formula="of:=[.G1726]*7627" office:value-type="float" office:value="52626300" calcext:value-type="float">
            <text:p>52626300</text:p>
          </table:table-cell>
          <table:table-cell/>
          <table:table-cell table:formula="of:=[.G1724]+8" office:value-type="float" office:value="6900" calcext:value-type="float">
            <text:p>6900</text:p>
          </table:table-cell>
          <table:table-cell table:number-columns-repeated="7"/>
        </table:table-row>
        <table:table-row table:style-name="ro1">
          <table:table-cell table:formula="of:=[.A1726]+15295" office:value-type="float" office:value="26406696" calcext:value-type="float">
            <text:p>26406696</text:p>
          </table:table-cell>
          <table:table-cell table:formula="of:=[.B1726]+131" office:value-type="float" office:value="226234" calcext:value-type="float">
            <text:p>226234</text:p>
          </table:table-cell>
          <table:table-cell/>
          <table:table-cell table:formula="of:=[.D1726]+[.E1727]" office:value-type="float" office:value="45895662982" calcext:value-type="float">
            <text:p>45895662982</text:p>
          </table:table-cell>
          <table:table-cell table:formula="of:=[.F1727]*7770" office:value-type="float" office:value="53644080" calcext:value-type="float">
            <text:p>53644080</text:p>
          </table:table-cell>
          <table:table-cell table:formula="of:=[.F1725]+8" office:value-type="float" office:value="6904" calcext:value-type="float">
            <text:p>6904</text:p>
          </table:table-cell>
          <table:table-cell table:number-columns-repeated="8"/>
        </table:table-row>
        <table:table-row table:style-name="ro1">
          <table:table-cell table:formula="of:=[.A1727]+15295" office:value-type="float" office:value="26421991" calcext:value-type="float">
            <text:p>26421991</text:p>
          </table:table-cell>
          <table:table-cell table:formula="of:=[.B1727]+131" office:value-type="float" office:value="226365" calcext:value-type="float">
            <text:p>226365</text:p>
          </table:table-cell>
          <table:table-cell/>
          <table:table-cell table:formula="of:=[.D1727]+[.E1728]" office:value-type="float" office:value="45948350298" calcext:value-type="float">
            <text:p>45948350298</text:p>
          </table:table-cell>
          <table:table-cell table:formula="of:=[.G1728]*7627" office:value-type="float" office:value="52687316" calcext:value-type="float">
            <text:p>52687316</text:p>
          </table:table-cell>
          <table:table-cell/>
          <table:table-cell table:formula="of:=[.G1726]+8" office:value-type="float" office:value="6908" calcext:value-type="float">
            <text:p>6908</text:p>
          </table:table-cell>
          <table:table-cell table:number-columns-repeated="7"/>
        </table:table-row>
        <table:table-row table:style-name="ro1">
          <table:table-cell table:formula="of:=[.A1728]+15295" office:value-type="float" office:value="26437286" calcext:value-type="float">
            <text:p>26437286</text:p>
          </table:table-cell>
          <table:table-cell table:formula="of:=[.B1728]+131" office:value-type="float" office:value="226496" calcext:value-type="float">
            <text:p>226496</text:p>
          </table:table-cell>
          <table:table-cell/>
          <table:table-cell table:formula="of:=[.D1728]+[.E1729]" office:value-type="float" office:value="46002056538" calcext:value-type="float">
            <text:p>46002056538</text:p>
          </table:table-cell>
          <table:table-cell table:formula="of:=[.F1729]*7770" office:value-type="float" office:value="53706240" calcext:value-type="float">
            <text:p>53706240</text:p>
          </table:table-cell>
          <table:table-cell table:formula="of:=[.F1727]+8" office:value-type="float" office:value="6912" calcext:value-type="float">
            <text:p>6912</text:p>
          </table:table-cell>
          <table:table-cell table:number-columns-repeated="8"/>
        </table:table-row>
        <table:table-row table:style-name="ro1">
          <table:table-cell table:formula="of:=[.A1729]+15295" office:value-type="float" office:value="26452581" calcext:value-type="float">
            <text:p>26452581</text:p>
          </table:table-cell>
          <table:table-cell table:formula="of:=[.B1729]+131" office:value-type="float" office:value="226627" calcext:value-type="float">
            <text:p>226627</text:p>
          </table:table-cell>
          <table:table-cell/>
          <table:table-cell table:formula="of:=[.D1729]+[.E1730]" office:value-type="float" office:value="46054804870" calcext:value-type="float">
            <text:p>46054804870</text:p>
          </table:table-cell>
          <table:table-cell table:formula="of:=[.G1730]*7627" office:value-type="float" office:value="52748332" calcext:value-type="float">
            <text:p>52748332</text:p>
          </table:table-cell>
          <table:table-cell/>
          <table:table-cell table:formula="of:=[.G1728]+8" office:value-type="float" office:value="6916" calcext:value-type="float">
            <text:p>6916</text:p>
          </table:table-cell>
          <table:table-cell table:number-columns-repeated="7"/>
        </table:table-row>
        <table:table-row table:style-name="ro1">
          <table:table-cell table:formula="of:=[.A1730]+15295" office:value-type="float" office:value="26467876" calcext:value-type="float">
            <text:p>26467876</text:p>
          </table:table-cell>
          <table:table-cell table:formula="of:=[.B1730]+131" office:value-type="float" office:value="226758" calcext:value-type="float">
            <text:p>226758</text:p>
          </table:table-cell>
          <table:table-cell/>
          <table:table-cell table:formula="of:=[.D1730]+[.E1731]" office:value-type="float" office:value="46108573270" calcext:value-type="float">
            <text:p>46108573270</text:p>
          </table:table-cell>
          <table:table-cell table:formula="of:=[.F1731]*7770" office:value-type="float" office:value="53768400" calcext:value-type="float">
            <text:p>53768400</text:p>
          </table:table-cell>
          <table:table-cell table:formula="of:=[.F1729]+8" office:value-type="float" office:value="6920" calcext:value-type="float">
            <text:p>6920</text:p>
          </table:table-cell>
          <table:table-cell table:number-columns-repeated="8"/>
        </table:table-row>
        <table:table-row table:style-name="ro1">
          <table:table-cell table:formula="of:=[.A1731]+15295" office:value-type="float" office:value="26483171" calcext:value-type="float">
            <text:p>26483171</text:p>
          </table:table-cell>
          <table:table-cell table:formula="of:=[.B1731]+131" office:value-type="float" office:value="226889" calcext:value-type="float">
            <text:p>226889</text:p>
          </table:table-cell>
          <table:table-cell/>
          <table:table-cell table:formula="of:=[.D1731]+[.E1732]" office:value-type="float" office:value="46161382618" calcext:value-type="float">
            <text:p>46161382618</text:p>
          </table:table-cell>
          <table:table-cell table:formula="of:=[.G1732]*7627" office:value-type="float" office:value="52809348" calcext:value-type="float">
            <text:p>52809348</text:p>
          </table:table-cell>
          <table:table-cell/>
          <table:table-cell table:formula="of:=[.G1730]+8" office:value-type="float" office:value="6924" calcext:value-type="float">
            <text:p>6924</text:p>
          </table:table-cell>
          <table:table-cell table:number-columns-repeated="7"/>
        </table:table-row>
        <table:table-row table:style-name="ro1">
          <table:table-cell table:formula="of:=[.A1732]+15295" office:value-type="float" office:value="26498466" calcext:value-type="float">
            <text:p>26498466</text:p>
          </table:table-cell>
          <table:table-cell table:formula="of:=[.B1732]+131" office:value-type="float" office:value="227020" calcext:value-type="float">
            <text:p>227020</text:p>
          </table:table-cell>
          <table:table-cell/>
          <table:table-cell table:formula="of:=[.D1732]+[.E1733]" office:value-type="float" office:value="46215213178" calcext:value-type="float">
            <text:p>46215213178</text:p>
          </table:table-cell>
          <table:table-cell table:formula="of:=[.F1733]*7770" office:value-type="float" office:value="53830560" calcext:value-type="float">
            <text:p>53830560</text:p>
          </table:table-cell>
          <table:table-cell table:formula="of:=[.F1731]+8" office:value-type="float" office:value="6928" calcext:value-type="float">
            <text:p>6928</text:p>
          </table:table-cell>
          <table:table-cell table:number-columns-repeated="2"/>
          <table:table-cell table:style-name="ce5"/>
          <table:table-cell table:number-columns-repeated="5"/>
        </table:table-row>
        <table:table-row table:style-name="ro1">
          <table:table-cell table:formula="of:=[.A1733]+15295" office:value-type="float" office:value="26513761" calcext:value-type="float">
            <text:p>26513761</text:p>
          </table:table-cell>
          <table:table-cell table:formula="of:=[.B1733]+131" office:value-type="float" office:value="227151" calcext:value-type="float">
            <text:p>227151</text:p>
          </table:table-cell>
          <table:table-cell/>
          <table:table-cell table:formula="of:=[.D1733]+[.E1734]" office:value-type="float" office:value="46268083542" calcext:value-type="float">
            <text:p>46268083542</text:p>
          </table:table-cell>
          <table:table-cell table:formula="of:=[.G1734]*7627" office:value-type="float" office:value="52870364" calcext:value-type="float">
            <text:p>52870364</text:p>
          </table:table-cell>
          <table:table-cell/>
          <table:table-cell table:formula="of:=[.G1732]+8" office:value-type="float" office:value="6932" calcext:value-type="float">
            <text:p>6932</text:p>
          </table:table-cell>
          <table:table-cell table:number-columns-repeated="7"/>
        </table:table-row>
        <table:table-row table:style-name="ro1">
          <table:table-cell table:formula="of:=[.A1734]+15295" office:value-type="float" office:value="26529056" calcext:value-type="float">
            <text:p>26529056</text:p>
          </table:table-cell>
          <table:table-cell table:formula="of:=[.B1734]+131" office:value-type="float" office:value="227282" calcext:value-type="float">
            <text:p>227282</text:p>
          </table:table-cell>
          <table:table-cell/>
          <table:table-cell table:formula="of:=[.D1734]+[.E1735]" office:value-type="float" office:value="46321976262" calcext:value-type="float">
            <text:p>46321976262</text:p>
          </table:table-cell>
          <table:table-cell table:formula="of:=[.F1735]*7770" office:value-type="float" office:value="53892720" calcext:value-type="float">
            <text:p>53892720</text:p>
          </table:table-cell>
          <table:table-cell table:formula="of:=[.F1733]+8" office:value-type="float" office:value="6936" calcext:value-type="float">
            <text:p>6936</text:p>
          </table:table-cell>
          <table:table-cell table:number-columns-repeated="8"/>
        </table:table-row>
        <table:table-row table:style-name="ro1">
          <table:table-cell table:formula="of:=[.A1735]+15295" office:value-type="float" office:value="26544351" calcext:value-type="float">
            <text:p>26544351</text:p>
          </table:table-cell>
          <table:table-cell table:formula="of:=[.B1735]+131" office:value-type="float" office:value="227413" calcext:value-type="float">
            <text:p>227413</text:p>
          </table:table-cell>
          <table:table-cell/>
          <table:table-cell table:formula="of:=[.D1735]+[.E1736]" office:value-type="float" office:value="46374907642" calcext:value-type="float">
            <text:p>46374907642</text:p>
          </table:table-cell>
          <table:table-cell table:formula="of:=[.G1736]*7627" office:value-type="float" office:value="52931380" calcext:value-type="float">
            <text:p>52931380</text:p>
          </table:table-cell>
          <table:table-cell/>
          <table:table-cell table:formula="of:=[.G1734]+8" office:value-type="float" office:value="6940" calcext:value-type="float">
            <text:p>6940</text:p>
          </table:table-cell>
          <table:table-cell table:number-columns-repeated="7"/>
        </table:table-row>
        <table:table-row table:style-name="ro1">
          <table:table-cell table:formula="of:=[.A1736]+15295" office:value-type="float" office:value="26559646" calcext:value-type="float">
            <text:p>26559646</text:p>
          </table:table-cell>
          <table:table-cell table:formula="of:=[.B1736]+131" office:value-type="float" office:value="227544" calcext:value-type="float">
            <text:p>227544</text:p>
          </table:table-cell>
          <table:table-cell/>
          <table:table-cell table:formula="of:=[.D1736]+[.E1737]" office:value-type="float" office:value="46428862522" calcext:value-type="float">
            <text:p>46428862522</text:p>
          </table:table-cell>
          <table:table-cell table:formula="of:=[.F1737]*7770" office:value-type="float" office:value="53954880" calcext:value-type="float">
            <text:p>53954880</text:p>
          </table:table-cell>
          <table:table-cell table:formula="of:=[.F1735]+8" office:value-type="float" office:value="6944" calcext:value-type="float">
            <text:p>6944</text:p>
          </table:table-cell>
          <table:table-cell table:number-columns-repeated="8"/>
        </table:table-row>
        <table:table-row table:style-name="ro1">
          <table:table-cell table:formula="of:=[.A1737]+15295" office:value-type="float" office:value="26574941" calcext:value-type="float">
            <text:p>26574941</text:p>
          </table:table-cell>
          <table:table-cell table:formula="of:=[.B1737]+131" office:value-type="float" office:value="227675" calcext:value-type="float">
            <text:p>227675</text:p>
          </table:table-cell>
          <table:table-cell/>
          <table:table-cell table:formula="of:=[.D1737]+[.E1738]" office:value-type="float" office:value="46481854918" calcext:value-type="float">
            <text:p>46481854918</text:p>
          </table:table-cell>
          <table:table-cell table:formula="of:=[.G1738]*7627" office:value-type="float" office:value="52992396" calcext:value-type="float">
            <text:p>52992396</text:p>
          </table:table-cell>
          <table:table-cell/>
          <table:table-cell table:formula="of:=[.G1736]+8" office:value-type="float" office:value="6948" calcext:value-type="float">
            <text:p>6948</text:p>
          </table:table-cell>
          <table:table-cell table:number-columns-repeated="7"/>
        </table:table-row>
        <table:table-row table:style-name="ro1">
          <table:table-cell table:formula="of:=[.A1738]+15295" office:value-type="float" office:value="26590236" calcext:value-type="float">
            <text:p>26590236</text:p>
          </table:table-cell>
          <table:table-cell table:formula="of:=[.B1738]+131" office:value-type="float" office:value="227806" calcext:value-type="float">
            <text:p>227806</text:p>
          </table:table-cell>
          <table:table-cell/>
          <table:table-cell table:formula="of:=[.D1738]+[.E1739]" office:value-type="float" office:value="46535871958" calcext:value-type="float">
            <text:p>46535871958</text:p>
          </table:table-cell>
          <table:table-cell table:formula="of:=[.F1739]*7770" office:value-type="float" office:value="54017040" calcext:value-type="float">
            <text:p>54017040</text:p>
          </table:table-cell>
          <table:table-cell table:formula="of:=[.F1737]+8" office:value-type="float" office:value="6952" calcext:value-type="float">
            <text:p>6952</text:p>
          </table:table-cell>
          <table:table-cell table:number-columns-repeated="8"/>
        </table:table-row>
        <table:table-row table:style-name="ro1">
          <table:table-cell table:formula="of:=[.A1739]+15295" office:value-type="float" office:value="26605531" calcext:value-type="float">
            <text:p>26605531</text:p>
          </table:table-cell>
          <table:table-cell table:formula="of:=[.B1739]+131" office:value-type="float" office:value="227937" calcext:value-type="float">
            <text:p>227937</text:p>
          </table:table-cell>
          <table:table-cell/>
          <table:table-cell table:formula="of:=[.D1739]+[.E1740]" office:value-type="float" office:value="46588925370" calcext:value-type="float">
            <text:p>46588925370</text:p>
          </table:table-cell>
          <table:table-cell table:formula="of:=[.G1740]*7627" office:value-type="float" office:value="53053412" calcext:value-type="float">
            <text:p>53053412</text:p>
          </table:table-cell>
          <table:table-cell/>
          <table:table-cell table:formula="of:=[.G1738]+8" office:value-type="float" office:value="6956" calcext:value-type="float">
            <text:p>6956</text:p>
          </table:table-cell>
          <table:table-cell table:number-columns-repeated="7"/>
        </table:table-row>
        <table:table-row table:style-name="ro1">
          <table:table-cell table:formula="of:=[.A1740]+15295" office:value-type="float" office:value="26620826" calcext:value-type="float">
            <text:p>26620826</text:p>
          </table:table-cell>
          <table:table-cell table:formula="of:=[.B1740]+131" office:value-type="float" office:value="228068" calcext:value-type="float">
            <text:p>228068</text:p>
          </table:table-cell>
          <table:table-cell/>
          <table:table-cell table:formula="of:=[.D1740]+[.E1741]" office:value-type="float" office:value="46643004570" calcext:value-type="float">
            <text:p>46643004570</text:p>
          </table:table-cell>
          <table:table-cell table:formula="of:=[.F1741]*7770" office:value-type="float" office:value="54079200" calcext:value-type="float">
            <text:p>54079200</text:p>
          </table:table-cell>
          <table:table-cell table:formula="of:=[.F1739]+8" office:value-type="float" office:value="6960" calcext:value-type="float">
            <text:p>6960</text:p>
          </table:table-cell>
          <table:table-cell table:number-columns-repeated="8"/>
        </table:table-row>
        <table:table-row table:style-name="ro1">
          <table:table-cell table:formula="of:=[.A1741]+15295" office:value-type="float" office:value="26636121" calcext:value-type="float">
            <text:p>26636121</text:p>
          </table:table-cell>
          <table:table-cell table:formula="of:=[.B1741]+131" office:value-type="float" office:value="228199" calcext:value-type="float">
            <text:p>228199</text:p>
          </table:table-cell>
          <table:table-cell/>
          <table:table-cell table:formula="of:=[.D1741]+[.E1742]" office:value-type="float" office:value="46696118998" calcext:value-type="float">
            <text:p>46696118998</text:p>
          </table:table-cell>
          <table:table-cell table:formula="of:=[.G1742]*7627" office:value-type="float" office:value="53114428" calcext:value-type="float">
            <text:p>53114428</text:p>
          </table:table-cell>
          <table:table-cell/>
          <table:table-cell table:formula="of:=[.G1740]+8" office:value-type="float" office:value="6964" calcext:value-type="float">
            <text:p>6964</text:p>
          </table:table-cell>
          <table:table-cell table:number-columns-repeated="7"/>
        </table:table-row>
        <table:table-row table:style-name="ro1">
          <table:table-cell table:formula="of:=[.A1742]+15295" office:value-type="float" office:value="26651416" calcext:value-type="float">
            <text:p>26651416</text:p>
          </table:table-cell>
          <table:table-cell table:formula="of:=[.B1742]+131" office:value-type="float" office:value="228330" calcext:value-type="float">
            <text:p>228330</text:p>
          </table:table-cell>
          <table:table-cell/>
          <table:table-cell table:formula="of:=[.D1742]+[.E1743]" office:value-type="float" office:value="46750260358" calcext:value-type="float">
            <text:p>46750260358</text:p>
          </table:table-cell>
          <table:table-cell table:formula="of:=[.F1743]*7770" office:value-type="float" office:value="54141360" calcext:value-type="float">
            <text:p>54141360</text:p>
          </table:table-cell>
          <table:table-cell table:formula="of:=[.F1741]+8" office:value-type="float" office:value="6968" calcext:value-type="float">
            <text:p>6968</text:p>
          </table:table-cell>
          <table:table-cell table:number-columns-repeated="8"/>
        </table:table-row>
        <table:table-row table:style-name="ro1">
          <table:table-cell table:formula="of:=[.A1743]+15295" office:value-type="float" office:value="26666711" calcext:value-type="float">
            <text:p>26666711</text:p>
          </table:table-cell>
          <table:table-cell table:formula="of:=[.B1743]+131" office:value-type="float" office:value="228461" calcext:value-type="float">
            <text:p>228461</text:p>
          </table:table-cell>
          <table:table-cell/>
          <table:table-cell table:formula="of:=[.D1743]+[.E1744]" office:value-type="float" office:value="46803435802" calcext:value-type="float">
            <text:p>46803435802</text:p>
          </table:table-cell>
          <table:table-cell table:formula="of:=[.G1744]*7627" office:value-type="float" office:value="53175444" calcext:value-type="float">
            <text:p>53175444</text:p>
          </table:table-cell>
          <table:table-cell/>
          <table:table-cell table:formula="of:=[.G1742]+8" office:value-type="float" office:value="6972" calcext:value-type="float">
            <text:p>6972</text:p>
          </table:table-cell>
          <table:table-cell table:number-columns-repeated="7"/>
        </table:table-row>
        <table:table-row table:style-name="ro1">
          <table:table-cell table:formula="of:=[.A1744]+15295" office:value-type="float" office:value="26682006" calcext:value-type="float">
            <text:p>26682006</text:p>
          </table:table-cell>
          <table:table-cell table:formula="of:=[.B1744]+131" office:value-type="float" office:value="228592" calcext:value-type="float">
            <text:p>228592</text:p>
          </table:table-cell>
          <table:table-cell/>
          <table:table-cell table:formula="of:=[.D1744]+[.E1745]" office:value-type="float" office:value="46857639322" calcext:value-type="float">
            <text:p>46857639322</text:p>
          </table:table-cell>
          <table:table-cell table:formula="of:=[.F1745]*7770" office:value-type="float" office:value="54203520" calcext:value-type="float">
            <text:p>54203520</text:p>
          </table:table-cell>
          <table:table-cell table:formula="of:=[.F1743]+8" office:value-type="float" office:value="6976" calcext:value-type="float">
            <text:p>6976</text:p>
          </table:table-cell>
          <table:table-cell table:number-columns-repeated="8"/>
        </table:table-row>
        <table:table-row table:style-name="ro1">
          <table:table-cell table:formula="of:=[.A1745]+15295" office:value-type="float" office:value="26697301" calcext:value-type="float">
            <text:p>26697301</text:p>
          </table:table-cell>
          <table:table-cell table:formula="of:=[.B1745]+131" office:value-type="float" office:value="228723" calcext:value-type="float">
            <text:p>228723</text:p>
          </table:table-cell>
          <table:table-cell/>
          <table:table-cell table:formula="of:=[.D1745]+[.E1746]" office:value-type="float" office:value="46910875782" calcext:value-type="float">
            <text:p>46910875782</text:p>
          </table:table-cell>
          <table:table-cell table:formula="of:=[.G1746]*7627" office:value-type="float" office:value="53236460" calcext:value-type="float">
            <text:p>53236460</text:p>
          </table:table-cell>
          <table:table-cell/>
          <table:table-cell table:formula="of:=[.G1744]+8" office:value-type="float" office:value="6980" calcext:value-type="float">
            <text:p>6980</text:p>
          </table:table-cell>
          <table:table-cell table:number-columns-repeated="7"/>
        </table:table-row>
        <table:table-row table:style-name="ro1">
          <table:table-cell table:formula="of:=[.A1746]+15295" office:value-type="float" office:value="26712596" calcext:value-type="float">
            <text:p>26712596</text:p>
          </table:table-cell>
          <table:table-cell table:formula="of:=[.B1746]+131" office:value-type="float" office:value="228854" calcext:value-type="float">
            <text:p>228854</text:p>
          </table:table-cell>
          <table:table-cell/>
          <table:table-cell table:formula="of:=[.D1746]+[.E1747]" office:value-type="float" office:value="46965141462" calcext:value-type="float">
            <text:p>46965141462</text:p>
          </table:table-cell>
          <table:table-cell table:formula="of:=[.F1747]*7770" office:value-type="float" office:value="54265680" calcext:value-type="float">
            <text:p>54265680</text:p>
          </table:table-cell>
          <table:table-cell table:formula="of:=[.F1745]+8" office:value-type="float" office:value="6984" calcext:value-type="float">
            <text:p>6984</text:p>
          </table:table-cell>
          <table:table-cell table:number-columns-repeated="8"/>
        </table:table-row>
        <table:table-row table:style-name="ro1">
          <table:table-cell table:formula="of:=[.A1747]+15295" office:value-type="float" office:value="26727891" calcext:value-type="float">
            <text:p>26727891</text:p>
          </table:table-cell>
          <table:table-cell table:formula="of:=[.B1747]+131" office:value-type="float" office:value="228985" calcext:value-type="float">
            <text:p>228985</text:p>
          </table:table-cell>
          <table:table-cell/>
          <table:table-cell table:formula="of:=[.D1747]+[.E1748]" office:value-type="float" office:value="47018438938" calcext:value-type="float">
            <text:p>47018438938</text:p>
          </table:table-cell>
          <table:table-cell table:formula="of:=[.G1748]*7627" office:value-type="float" office:value="53297476" calcext:value-type="float">
            <text:p>53297476</text:p>
          </table:table-cell>
          <table:table-cell/>
          <table:table-cell table:formula="of:=[.G1746]+8" office:value-type="float" office:value="6988" calcext:value-type="float">
            <text:p>6988</text:p>
          </table:table-cell>
          <table:table-cell table:number-columns-repeated="7"/>
        </table:table-row>
        <table:table-row table:style-name="ro1">
          <table:table-cell table:formula="of:=[.A1748]+15295" office:value-type="float" office:value="26743186" calcext:value-type="float">
            <text:p>26743186</text:p>
          </table:table-cell>
          <table:table-cell table:formula="of:=[.B1748]+131" office:value-type="float" office:value="229116" calcext:value-type="float">
            <text:p>229116</text:p>
          </table:table-cell>
          <table:table-cell/>
          <table:table-cell table:formula="of:=[.D1748]+[.E1749]" office:value-type="float" office:value="47072766778" calcext:value-type="float">
            <text:p>47072766778</text:p>
          </table:table-cell>
          <table:table-cell table:formula="of:=[.F1749]*7770" office:value-type="float" office:value="54327840" calcext:value-type="float">
            <text:p>54327840</text:p>
          </table:table-cell>
          <table:table-cell table:formula="of:=[.F1747]+8" office:value-type="float" office:value="6992" calcext:value-type="float">
            <text:p>6992</text:p>
          </table:table-cell>
          <table:table-cell table:number-columns-repeated="8"/>
        </table:table-row>
        <table:table-row table:style-name="ro1">
          <table:table-cell table:formula="of:=[.A1749]+15295" office:value-type="float" office:value="26758481" calcext:value-type="float">
            <text:p>26758481</text:p>
          </table:table-cell>
          <table:table-cell table:formula="of:=[.B1749]+131" office:value-type="float" office:value="229247" calcext:value-type="float">
            <text:p>229247</text:p>
          </table:table-cell>
          <table:table-cell/>
          <table:table-cell table:formula="of:=[.D1749]+[.E1750]" office:value-type="float" office:value="47126125270" calcext:value-type="float">
            <text:p>47126125270</text:p>
          </table:table-cell>
          <table:table-cell table:formula="of:=[.G1750]*7627" office:value-type="float" office:value="53358492" calcext:value-type="float">
            <text:p>53358492</text:p>
          </table:table-cell>
          <table:table-cell/>
          <table:table-cell table:formula="of:=[.G1748]+8" office:value-type="float" office:value="6996" calcext:value-type="float">
            <text:p>6996</text:p>
          </table:table-cell>
          <table:table-cell table:number-columns-repeated="7"/>
        </table:table-row>
        <table:table-row table:style-name="ro1">
          <table:table-cell table:formula="of:=[.A1750]+15295" office:value-type="float" office:value="26773776" calcext:value-type="float">
            <text:p>26773776</text:p>
          </table:table-cell>
          <table:table-cell table:formula="of:=[.B1750]+131" office:value-type="float" office:value="229378" calcext:value-type="float">
            <text:p>229378</text:p>
          </table:table-cell>
          <table:table-cell/>
          <table:table-cell table:formula="of:=[.D1750]+[.E1751]" office:value-type="float" office:value="47180515270" calcext:value-type="float">
            <text:p>47180515270</text:p>
          </table:table-cell>
          <table:table-cell table:formula="of:=[.F1751]*7770" office:value-type="float" office:value="54390000" calcext:value-type="float">
            <text:p>54390000</text:p>
          </table:table-cell>
          <table:table-cell table:formula="of:=[.F1749]+8" office:value-type="float" office:value="7000" calcext:value-type="float">
            <text:p>7000</text:p>
          </table:table-cell>
          <table:table-cell table:number-columns-repeated="8"/>
        </table:table-row>
        <table:table-row table:style-name="ro1">
          <table:table-cell table:formula="of:=[.A1751]+15295" office:value-type="float" office:value="26789071" calcext:value-type="float">
            <text:p>26789071</text:p>
          </table:table-cell>
          <table:table-cell table:formula="of:=[.B1751]+131" office:value-type="float" office:value="229509" calcext:value-type="float">
            <text:p>229509</text:p>
          </table:table-cell>
          <table:table-cell/>
          <table:table-cell table:formula="of:=[.D1751]+[.E1752]" office:value-type="float" office:value="47233934778" calcext:value-type="float">
            <text:p>47233934778</text:p>
          </table:table-cell>
          <table:table-cell table:formula="of:=[.G1752]*7627" office:value-type="float" office:value="53419508" calcext:value-type="float">
            <text:p>53419508</text:p>
          </table:table-cell>
          <table:table-cell/>
          <table:table-cell table:formula="of:=[.G1750]+8" office:value-type="float" office:value="7004" calcext:value-type="float">
            <text:p>7004</text:p>
          </table:table-cell>
          <table:table-cell table:number-columns-repeated="7"/>
        </table:table-row>
        <table:table-row table:style-name="ro1">
          <table:table-cell table:formula="of:=[.A1752]+15295" office:value-type="float" office:value="26804366" calcext:value-type="float">
            <text:p>26804366</text:p>
          </table:table-cell>
          <table:table-cell table:formula="of:=[.B1752]+131" office:value-type="float" office:value="229640" calcext:value-type="float">
            <text:p>229640</text:p>
          </table:table-cell>
          <table:table-cell/>
          <table:table-cell table:formula="of:=[.D1752]+[.E1753]" office:value-type="float" office:value="47288386938" calcext:value-type="float">
            <text:p>47288386938</text:p>
          </table:table-cell>
          <table:table-cell table:formula="of:=[.F1753]*7770" office:value-type="float" office:value="54452160" calcext:value-type="float">
            <text:p>54452160</text:p>
          </table:table-cell>
          <table:table-cell table:formula="of:=[.F1751]+8" office:value-type="float" office:value="7008" calcext:value-type="float">
            <text:p>7008</text:p>
          </table:table-cell>
          <table:table-cell table:number-columns-repeated="8"/>
        </table:table-row>
        <table:table-row table:style-name="ro1">
          <table:table-cell table:formula="of:=[.A1753]+15295" office:value-type="float" office:value="26819661" calcext:value-type="float">
            <text:p>26819661</text:p>
          </table:table-cell>
          <table:table-cell table:formula="of:=[.B1753]+131" office:value-type="float" office:value="229771" calcext:value-type="float">
            <text:p>229771</text:p>
          </table:table-cell>
          <table:table-cell/>
          <table:table-cell table:formula="of:=[.D1753]+[.E1754]" office:value-type="float" office:value="47341867462" calcext:value-type="float">
            <text:p>47341867462</text:p>
          </table:table-cell>
          <table:table-cell table:formula="of:=[.G1754]*7627" office:value-type="float" office:value="53480524" calcext:value-type="float">
            <text:p>53480524</text:p>
          </table:table-cell>
          <table:table-cell/>
          <table:table-cell table:formula="of:=[.G1752]+8" office:value-type="float" office:value="7012" calcext:value-type="float">
            <text:p>7012</text:p>
          </table:table-cell>
          <table:table-cell table:number-columns-repeated="7"/>
        </table:table-row>
        <table:table-row table:style-name="ro1">
          <table:table-cell table:formula="of:=[.A1754]+15295" office:value-type="float" office:value="26834956" calcext:value-type="float">
            <text:p>26834956</text:p>
          </table:table-cell>
          <table:table-cell table:formula="of:=[.B1754]+131" office:value-type="float" office:value="229902" calcext:value-type="float">
            <text:p>229902</text:p>
          </table:table-cell>
          <table:table-cell/>
          <table:table-cell table:formula="of:=[.D1754]+[.E1755]" office:value-type="float" office:value="47396381782" calcext:value-type="float">
            <text:p>47396381782</text:p>
          </table:table-cell>
          <table:table-cell table:formula="of:=[.F1755]*7770" office:value-type="float" office:value="54514320" calcext:value-type="float">
            <text:p>54514320</text:p>
          </table:table-cell>
          <table:table-cell table:formula="of:=[.F1753]+8" office:value-type="float" office:value="7016" calcext:value-type="float">
            <text:p>7016</text:p>
          </table:table-cell>
          <table:table-cell table:number-columns-repeated="8"/>
        </table:table-row>
        <table:table-row table:style-name="ro1">
          <table:table-cell table:formula="of:=[.A1755]+15295" office:value-type="float" office:value="26850251" calcext:value-type="float">
            <text:p>26850251</text:p>
          </table:table-cell>
          <table:table-cell table:formula="of:=[.B1755]+131" office:value-type="float" office:value="230033" calcext:value-type="float">
            <text:p>230033</text:p>
          </table:table-cell>
          <table:table-cell/>
          <table:table-cell table:formula="of:=[.D1755]+[.E1756]" office:value-type="float" office:value="47449923322" calcext:value-type="float">
            <text:p>47449923322</text:p>
          </table:table-cell>
          <table:table-cell table:formula="of:=[.G1756]*7627" office:value-type="float" office:value="53541540" calcext:value-type="float">
            <text:p>53541540</text:p>
          </table:table-cell>
          <table:table-cell/>
          <table:table-cell table:formula="of:=[.G1754]+8" office:value-type="float" office:value="7020" calcext:value-type="float">
            <text:p>7020</text:p>
          </table:table-cell>
          <table:table-cell table:number-columns-repeated="7"/>
        </table:table-row>
        <table:table-row table:style-name="ro1">
          <table:table-cell table:formula="of:=[.A1756]+15295" office:value-type="float" office:value="26865546" calcext:value-type="float">
            <text:p>26865546</text:p>
          </table:table-cell>
          <table:table-cell table:formula="of:=[.B1756]+131" office:value-type="float" office:value="230164" calcext:value-type="float">
            <text:p>230164</text:p>
          </table:table-cell>
          <table:table-cell/>
          <table:table-cell table:formula="of:=[.D1756]+[.E1757]" office:value-type="float" office:value="47504499802" calcext:value-type="float">
            <text:p>47504499802</text:p>
          </table:table-cell>
          <table:table-cell table:formula="of:=[.F1757]*7770" office:value-type="float" office:value="54576480" calcext:value-type="float">
            <text:p>54576480</text:p>
          </table:table-cell>
          <table:table-cell table:formula="of:=[.F1755]+8" office:value-type="float" office:value="7024" calcext:value-type="float">
            <text:p>7024</text:p>
          </table:table-cell>
          <table:table-cell table:number-columns-repeated="8"/>
        </table:table-row>
        <table:table-row table:style-name="ro1">
          <table:table-cell table:formula="of:=[.A1757]+15295" office:value-type="float" office:value="26880841" calcext:value-type="float">
            <text:p>26880841</text:p>
          </table:table-cell>
          <table:table-cell table:formula="of:=[.B1757]+131" office:value-type="float" office:value="230295" calcext:value-type="float">
            <text:p>230295</text:p>
          </table:table-cell>
          <table:table-cell/>
          <table:table-cell table:formula="of:=[.D1757]+[.E1758]" office:value-type="float" office:value="47558102358" calcext:value-type="float">
            <text:p>47558102358</text:p>
          </table:table-cell>
          <table:table-cell table:formula="of:=[.G1758]*7627" office:value-type="float" office:value="53602556" calcext:value-type="float">
            <text:p>53602556</text:p>
          </table:table-cell>
          <table:table-cell/>
          <table:table-cell table:formula="of:=[.G1756]+8" office:value-type="float" office:value="7028" calcext:value-type="float">
            <text:p>7028</text:p>
          </table:table-cell>
          <table:table-cell table:number-columns-repeated="7"/>
        </table:table-row>
        <table:table-row table:style-name="ro1">
          <table:table-cell table:formula="of:=[.A1758]+15295" office:value-type="float" office:value="26896136" calcext:value-type="float">
            <text:p>26896136</text:p>
          </table:table-cell>
          <table:table-cell table:formula="of:=[.B1758]+131" office:value-type="float" office:value="230426" calcext:value-type="float">
            <text:p>230426</text:p>
          </table:table-cell>
          <table:table-cell/>
          <table:table-cell table:formula="of:=[.D1758]+[.E1759]" office:value-type="float" office:value="47612740998" calcext:value-type="float">
            <text:p>47612740998</text:p>
          </table:table-cell>
          <table:table-cell table:formula="of:=[.F1759]*7770" office:value-type="float" office:value="54638640" calcext:value-type="float">
            <text:p>54638640</text:p>
          </table:table-cell>
          <table:table-cell table:formula="of:=[.F1757]+8" office:value-type="float" office:value="7032" calcext:value-type="float">
            <text:p>7032</text:p>
          </table:table-cell>
          <table:table-cell table:number-columns-repeated="8"/>
        </table:table-row>
        <table:table-row table:style-name="ro1">
          <table:table-cell table:formula="of:=[.A1759]+15295" office:value-type="float" office:value="26911431" calcext:value-type="float">
            <text:p>26911431</text:p>
          </table:table-cell>
          <table:table-cell table:formula="of:=[.B1759]+131" office:value-type="float" office:value="230557" calcext:value-type="float">
            <text:p>230557</text:p>
          </table:table-cell>
          <table:table-cell/>
          <table:table-cell table:formula="of:=[.D1759]+[.E1760]" office:value-type="float" office:value="47666404570" calcext:value-type="float">
            <text:p>47666404570</text:p>
          </table:table-cell>
          <table:table-cell table:formula="of:=[.G1760]*7627" office:value-type="float" office:value="53663572" calcext:value-type="float">
            <text:p>53663572</text:p>
          </table:table-cell>
          <table:table-cell/>
          <table:table-cell table:formula="of:=[.G1758]+8" office:value-type="float" office:value="7036" calcext:value-type="float">
            <text:p>7036</text:p>
          </table:table-cell>
          <table:table-cell table:number-columns-repeated="7"/>
        </table:table-row>
        <table:table-row table:style-name="ro1">
          <table:table-cell table:formula="of:=[.A1760]+15295" office:value-type="float" office:value="26926726" calcext:value-type="float">
            <text:p>26926726</text:p>
          </table:table-cell>
          <table:table-cell table:formula="of:=[.B1760]+131" office:value-type="float" office:value="230688" calcext:value-type="float">
            <text:p>230688</text:p>
          </table:table-cell>
          <table:table-cell/>
          <table:table-cell table:formula="of:=[.D1760]+[.E1761]" office:value-type="float" office:value="47721105370" calcext:value-type="float">
            <text:p>47721105370</text:p>
          </table:table-cell>
          <table:table-cell table:formula="of:=[.F1761]*7770" office:value-type="float" office:value="54700800" calcext:value-type="float">
            <text:p>54700800</text:p>
          </table:table-cell>
          <table:table-cell table:formula="of:=[.F1759]+8" office:value-type="float" office:value="7040" calcext:value-type="float">
            <text:p>7040</text:p>
          </table:table-cell>
          <table:table-cell table:number-columns-repeated="8"/>
        </table:table-row>
        <table:table-row table:style-name="ro1">
          <table:table-cell table:formula="of:=[.A1761]+15295" office:value-type="float" office:value="26942021" calcext:value-type="float">
            <text:p>26942021</text:p>
          </table:table-cell>
          <table:table-cell table:formula="of:=[.B1761]+131" office:value-type="float" office:value="230819" calcext:value-type="float">
            <text:p>230819</text:p>
          </table:table-cell>
          <table:table-cell/>
          <table:table-cell table:formula="of:=[.D1761]+[.E1762]" office:value-type="float" office:value="47774829958" calcext:value-type="float">
            <text:p>47774829958</text:p>
          </table:table-cell>
          <table:table-cell table:formula="of:=[.G1762]*7627" office:value-type="float" office:value="53724588" calcext:value-type="float">
            <text:p>53724588</text:p>
          </table:table-cell>
          <table:table-cell/>
          <table:table-cell table:formula="of:=[.G1760]+8" office:value-type="float" office:value="7044" calcext:value-type="float">
            <text:p>7044</text:p>
          </table:table-cell>
          <table:table-cell table:number-columns-repeated="7"/>
        </table:table-row>
        <table:table-row table:style-name="ro1">
          <table:table-cell table:formula="of:=[.A1762]+15295" office:value-type="float" office:value="26957316" calcext:value-type="float">
            <text:p>26957316</text:p>
          </table:table-cell>
          <table:table-cell table:formula="of:=[.B1762]+131" office:value-type="float" office:value="230950" calcext:value-type="float">
            <text:p>230950</text:p>
          </table:table-cell>
          <table:table-cell/>
          <table:table-cell table:formula="of:=[.D1762]+[.E1763]" office:value-type="float" office:value="47829592918" calcext:value-type="float">
            <text:p>47829592918</text:p>
          </table:table-cell>
          <table:table-cell table:formula="of:=[.F1763]*7770" office:value-type="float" office:value="54762960" calcext:value-type="float">
            <text:p>54762960</text:p>
          </table:table-cell>
          <table:table-cell table:formula="of:=[.F1761]+8" office:value-type="float" office:value="7048" calcext:value-type="float">
            <text:p>7048</text:p>
          </table:table-cell>
          <table:table-cell table:number-columns-repeated="8"/>
        </table:table-row>
        <table:table-row table:style-name="ro1">
          <table:table-cell table:formula="of:=[.A1763]+15295" office:value-type="float" office:value="26972611" calcext:value-type="float">
            <text:p>26972611</text:p>
          </table:table-cell>
          <table:table-cell table:formula="of:=[.B1763]+131" office:value-type="float" office:value="231081" calcext:value-type="float">
            <text:p>231081</text:p>
          </table:table-cell>
          <table:table-cell/>
          <table:table-cell table:formula="of:=[.D1763]+[.E1764]" office:value-type="float" office:value="47883378522" calcext:value-type="float">
            <text:p>47883378522</text:p>
          </table:table-cell>
          <table:table-cell table:formula="of:=[.G1764]*7627" office:value-type="float" office:value="53785604" calcext:value-type="float">
            <text:p>53785604</text:p>
          </table:table-cell>
          <table:table-cell/>
          <table:table-cell table:formula="of:=[.G1762]+8" office:value-type="float" office:value="7052" calcext:value-type="float">
            <text:p>7052</text:p>
          </table:table-cell>
          <table:table-cell table:number-columns-repeated="7"/>
        </table:table-row>
        <table:table-row table:style-name="ro1">
          <table:table-cell table:formula="of:=[.A1764]+15295" office:value-type="float" office:value="26987906" calcext:value-type="float">
            <text:p>26987906</text:p>
          </table:table-cell>
          <table:table-cell table:formula="of:=[.B1764]+131" office:value-type="float" office:value="231212" calcext:value-type="float">
            <text:p>231212</text:p>
          </table:table-cell>
          <table:table-cell/>
          <table:table-cell table:formula="of:=[.D1764]+[.E1765]" office:value-type="float" office:value="47938203642" calcext:value-type="float">
            <text:p>47938203642</text:p>
          </table:table-cell>
          <table:table-cell table:formula="of:=[.F1765]*7770" office:value-type="float" office:value="54825120" calcext:value-type="float">
            <text:p>54825120</text:p>
          </table:table-cell>
          <table:table-cell table:formula="of:=[.F1763]+8" office:value-type="float" office:value="7056" calcext:value-type="float">
            <text:p>7056</text:p>
          </table:table-cell>
          <table:table-cell table:number-columns-repeated="8"/>
        </table:table-row>
        <table:table-row table:style-name="ro1">
          <table:table-cell table:formula="of:=[.A1765]+15295" office:value-type="float" office:value="27003201" calcext:value-type="float">
            <text:p>27003201</text:p>
          </table:table-cell>
          <table:table-cell table:formula="of:=[.B1765]+131" office:value-type="float" office:value="231343" calcext:value-type="float">
            <text:p>231343</text:p>
          </table:table-cell>
          <table:table-cell/>
          <table:table-cell table:formula="of:=[.D1765]+[.E1766]" office:value-type="float" office:value="47992050262" calcext:value-type="float">
            <text:p>47992050262</text:p>
          </table:table-cell>
          <table:table-cell table:formula="of:=[.G1766]*7627" office:value-type="float" office:value="53846620" calcext:value-type="float">
            <text:p>53846620</text:p>
          </table:table-cell>
          <table:table-cell/>
          <table:table-cell table:formula="of:=[.G1764]+8" office:value-type="float" office:value="7060" calcext:value-type="float">
            <text:p>7060</text:p>
          </table:table-cell>
          <table:table-cell table:number-columns-repeated="7"/>
        </table:table-row>
        <table:table-row table:style-name="ro1">
          <table:table-cell table:formula="of:=[.A1766]+15295" office:value-type="float" office:value="27018496" calcext:value-type="float">
            <text:p>27018496</text:p>
          </table:table-cell>
          <table:table-cell table:formula="of:=[.B1766]+131" office:value-type="float" office:value="231474" calcext:value-type="float">
            <text:p>231474</text:p>
          </table:table-cell>
          <table:table-cell/>
          <table:table-cell table:formula="of:=[.D1766]+[.E1767]" office:value-type="float" office:value="48046937542" calcext:value-type="float">
            <text:p>48046937542</text:p>
          </table:table-cell>
          <table:table-cell table:formula="of:=[.F1767]*7770" office:value-type="float" office:value="54887280" calcext:value-type="float">
            <text:p>54887280</text:p>
          </table:table-cell>
          <table:table-cell table:formula="of:=[.F1765]+8" office:value-type="float" office:value="7064" calcext:value-type="float">
            <text:p>7064</text:p>
          </table:table-cell>
          <table:table-cell table:number-columns-repeated="8"/>
        </table:table-row>
        <table:table-row table:style-name="ro1">
          <table:table-cell table:formula="of:=[.A1767]+15295" office:value-type="float" office:value="27033791" calcext:value-type="float">
            <text:p>27033791</text:p>
          </table:table-cell>
          <table:table-cell table:formula="of:=[.B1767]+131" office:value-type="float" office:value="231605" calcext:value-type="float">
            <text:p>231605</text:p>
          </table:table-cell>
          <table:table-cell/>
          <table:table-cell table:formula="of:=[.D1767]+[.E1768]" office:value-type="float" office:value="48100845178" calcext:value-type="float">
            <text:p>48100845178</text:p>
          </table:table-cell>
          <table:table-cell table:formula="of:=[.G1768]*7627" office:value-type="float" office:value="53907636" calcext:value-type="float">
            <text:p>53907636</text:p>
          </table:table-cell>
          <table:table-cell/>
          <table:table-cell table:formula="of:=[.G1766]+8" office:value-type="float" office:value="7068" calcext:value-type="float">
            <text:p>7068</text:p>
          </table:table-cell>
          <table:table-cell table:number-columns-repeated="7"/>
        </table:table-row>
        <table:table-row table:style-name="ro1">
          <table:table-cell table:formula="of:=[.A1768]+15295" office:value-type="float" office:value="27049086" calcext:value-type="float">
            <text:p>27049086</text:p>
          </table:table-cell>
          <table:table-cell table:formula="of:=[.B1768]+131" office:value-type="float" office:value="231736" calcext:value-type="float">
            <text:p>231736</text:p>
          </table:table-cell>
          <table:table-cell/>
          <table:table-cell table:formula="of:=[.D1768]+[.E1769]" office:value-type="float" office:value="48155794618" calcext:value-type="float">
            <text:p>48155794618</text:p>
          </table:table-cell>
          <table:table-cell table:formula="of:=[.F1769]*7770" office:value-type="float" office:value="54949440" calcext:value-type="float">
            <text:p>54949440</text:p>
          </table:table-cell>
          <table:table-cell table:formula="of:=[.F1767]+8" office:value-type="float" office:value="7072" calcext:value-type="float">
            <text:p>7072</text:p>
          </table:table-cell>
          <table:table-cell table:number-columns-repeated="8"/>
        </table:table-row>
        <table:table-row table:style-name="ro1">
          <table:table-cell table:formula="of:=[.A1769]+15295" office:value-type="float" office:value="27064381" calcext:value-type="float">
            <text:p>27064381</text:p>
          </table:table-cell>
          <table:table-cell table:formula="of:=[.B1769]+131" office:value-type="float" office:value="231867" calcext:value-type="float">
            <text:p>231867</text:p>
          </table:table-cell>
          <table:table-cell/>
          <table:table-cell table:formula="of:=[.D1769]+[.E1770]" office:value-type="float" office:value="48209763270" calcext:value-type="float">
            <text:p>48209763270</text:p>
          </table:table-cell>
          <table:table-cell table:formula="of:=[.G1770]*7627" office:value-type="float" office:value="53968652" calcext:value-type="float">
            <text:p>53968652</text:p>
          </table:table-cell>
          <table:table-cell/>
          <table:table-cell table:formula="of:=[.G1768]+8" office:value-type="float" office:value="7076" calcext:value-type="float">
            <text:p>7076</text:p>
          </table:table-cell>
          <table:table-cell table:number-columns-repeated="7"/>
        </table:table-row>
        <table:table-row table:style-name="ro1">
          <table:table-cell table:formula="of:=[.A1770]+15295" office:value-type="float" office:value="27079676" calcext:value-type="float">
            <text:p>27079676</text:p>
          </table:table-cell>
          <table:table-cell table:formula="of:=[.B1770]+131" office:value-type="float" office:value="231998" calcext:value-type="float">
            <text:p>231998</text:p>
          </table:table-cell>
          <table:table-cell/>
          <table:table-cell table:formula="of:=[.D1770]+[.E1771]" office:value-type="float" office:value="48264774870" calcext:value-type="float">
            <text:p>48264774870</text:p>
          </table:table-cell>
          <table:table-cell table:formula="of:=[.F1771]*7770" office:value-type="float" office:value="55011600" calcext:value-type="float">
            <text:p>55011600</text:p>
          </table:table-cell>
          <table:table-cell table:formula="of:=[.F1769]+8" office:value-type="float" office:value="7080" calcext:value-type="float">
            <text:p>7080</text:p>
          </table:table-cell>
          <table:table-cell table:number-columns-repeated="8"/>
        </table:table-row>
        <table:table-row table:style-name="ro1">
          <table:table-cell table:formula="of:=[.A1771]+15295" office:value-type="float" office:value="27094971" calcext:value-type="float">
            <text:p>27094971</text:p>
          </table:table-cell>
          <table:table-cell table:formula="of:=[.B1771]+131" office:value-type="float" office:value="232129" calcext:value-type="float">
            <text:p>232129</text:p>
          </table:table-cell>
          <table:table-cell/>
          <table:table-cell table:formula="of:=[.D1771]+[.E1772]" office:value-type="float" office:value="48318804538" calcext:value-type="float">
            <text:p>48318804538</text:p>
          </table:table-cell>
          <table:table-cell table:formula="of:=[.G1772]*7627" office:value-type="float" office:value="54029668" calcext:value-type="float">
            <text:p>54029668</text:p>
          </table:table-cell>
          <table:table-cell/>
          <table:table-cell table:formula="of:=[.G1770]+8" office:value-type="float" office:value="7084" calcext:value-type="float">
            <text:p>7084</text:p>
          </table:table-cell>
          <table:table-cell table:number-columns-repeated="7"/>
        </table:table-row>
        <table:table-row table:style-name="ro1">
          <table:table-cell table:formula="of:=[.A1772]+15295" office:value-type="float" office:value="27110266" calcext:value-type="float">
            <text:p>27110266</text:p>
          </table:table-cell>
          <table:table-cell table:formula="of:=[.B1772]+131" office:value-type="float" office:value="232260" calcext:value-type="float">
            <text:p>232260</text:p>
          </table:table-cell>
          <table:table-cell/>
          <table:table-cell table:formula="of:=[.D1772]+[.E1773]" office:value-type="float" office:value="48373878298" calcext:value-type="float">
            <text:p>48373878298</text:p>
          </table:table-cell>
          <table:table-cell table:formula="of:=[.F1773]*7770" office:value-type="float" office:value="55073760" calcext:value-type="float">
            <text:p>55073760</text:p>
          </table:table-cell>
          <table:table-cell table:formula="of:=[.F1771]+8" office:value-type="float" office:value="7088" calcext:value-type="float">
            <text:p>7088</text:p>
          </table:table-cell>
          <table:table-cell table:number-columns-repeated="8"/>
        </table:table-row>
        <table:table-row table:style-name="ro1">
          <table:table-cell table:formula="of:=[.A1773]+15295" office:value-type="float" office:value="27125561" calcext:value-type="float">
            <text:p>27125561</text:p>
          </table:table-cell>
          <table:table-cell table:formula="of:=[.B1773]+131" office:value-type="float" office:value="232391" calcext:value-type="float">
            <text:p>232391</text:p>
          </table:table-cell>
          <table:table-cell/>
          <table:table-cell table:formula="of:=[.D1773]+[.E1774]" office:value-type="float" office:value="48427968982" calcext:value-type="float">
            <text:p>48427968982</text:p>
          </table:table-cell>
          <table:table-cell table:formula="of:=[.G1774]*7627" office:value-type="float" office:value="54090684" calcext:value-type="float">
            <text:p>54090684</text:p>
          </table:table-cell>
          <table:table-cell/>
          <table:table-cell table:formula="of:=[.G1772]+8" office:value-type="float" office:value="7092" calcext:value-type="float">
            <text:p>7092</text:p>
          </table:table-cell>
          <table:table-cell table:number-columns-repeated="7"/>
        </table:table-row>
        <table:table-row table:style-name="ro1">
          <table:table-cell table:formula="of:=[.A1774]+15295" office:value-type="float" office:value="27140856" calcext:value-type="float">
            <text:p>27140856</text:p>
          </table:table-cell>
          <table:table-cell table:formula="of:=[.B1774]+131" office:value-type="float" office:value="232522" calcext:value-type="float">
            <text:p>232522</text:p>
          </table:table-cell>
          <table:table-cell/>
          <table:table-cell table:formula="of:=[.D1774]+[.E1775]" office:value-type="float" office:value="48483104902" calcext:value-type="float">
            <text:p>48483104902</text:p>
          </table:table-cell>
          <table:table-cell table:formula="of:=[.F1775]*7770" office:value-type="float" office:value="55135920" calcext:value-type="float">
            <text:p>55135920</text:p>
          </table:table-cell>
          <table:table-cell table:formula="of:=[.F1773]+8" office:value-type="float" office:value="7096" calcext:value-type="float">
            <text:p>7096</text:p>
          </table:table-cell>
          <table:table-cell table:number-columns-repeated="8"/>
        </table:table-row>
        <table:table-row table:style-name="ro1">
          <table:table-cell table:formula="of:=[.A1775]+15295" office:value-type="float" office:value="27156151" calcext:value-type="float">
            <text:p>27156151</text:p>
          </table:table-cell>
          <table:table-cell table:formula="of:=[.B1775]+131" office:value-type="float" office:value="232653" calcext:value-type="float">
            <text:p>232653</text:p>
          </table:table-cell>
          <table:table-cell/>
          <table:table-cell table:formula="of:=[.D1775]+[.E1776]" office:value-type="float" office:value="48537256602" calcext:value-type="float">
            <text:p>48537256602</text:p>
          </table:table-cell>
          <table:table-cell table:formula="of:=[.G1776]*7627" office:value-type="float" office:value="54151700" calcext:value-type="float">
            <text:p>54151700</text:p>
          </table:table-cell>
          <table:table-cell/>
          <table:table-cell table:formula="of:=[.G1774]+8" office:value-type="float" office:value="7100" calcext:value-type="float">
            <text:p>7100</text:p>
          </table:table-cell>
          <table:table-cell table:number-columns-repeated="7"/>
        </table:table-row>
        <table:table-row table:style-name="ro1">
          <table:table-cell table:formula="of:=[.A1776]+15295" office:value-type="float" office:value="27171446" calcext:value-type="float">
            <text:p>27171446</text:p>
          </table:table-cell>
          <table:table-cell table:formula="of:=[.B1776]+131" office:value-type="float" office:value="232784" calcext:value-type="float">
            <text:p>232784</text:p>
          </table:table-cell>
          <table:table-cell/>
          <table:table-cell table:formula="of:=[.D1776]+[.E1777]" office:value-type="float" office:value="48592454682" calcext:value-type="float">
            <text:p>48592454682</text:p>
          </table:table-cell>
          <table:table-cell table:formula="of:=[.F1777]*7770" office:value-type="float" office:value="55198080" calcext:value-type="float">
            <text:p>55198080</text:p>
          </table:table-cell>
          <table:table-cell table:formula="of:=[.F1775]+8" office:value-type="float" office:value="7104" calcext:value-type="float">
            <text:p>7104</text:p>
          </table:table-cell>
          <table:table-cell table:number-columns-repeated="8"/>
        </table:table-row>
        <table:table-row table:style-name="ro1">
          <table:table-cell table:formula="of:=[.A1777]+15295" office:value-type="float" office:value="27186741" calcext:value-type="float">
            <text:p>27186741</text:p>
          </table:table-cell>
          <table:table-cell table:formula="of:=[.B1777]+131" office:value-type="float" office:value="232915" calcext:value-type="float">
            <text:p>232915</text:p>
          </table:table-cell>
          <table:table-cell/>
          <table:table-cell table:formula="of:=[.D1777]+[.E1778]" office:value-type="float" office:value="48646667398" calcext:value-type="float">
            <text:p>48646667398</text:p>
          </table:table-cell>
          <table:table-cell table:formula="of:=[.G1778]*7627" office:value-type="float" office:value="54212716" calcext:value-type="float">
            <text:p>54212716</text:p>
          </table:table-cell>
          <table:table-cell/>
          <table:table-cell table:formula="of:=[.G1776]+8" office:value-type="float" office:value="7108" calcext:value-type="float">
            <text:p>7108</text:p>
          </table:table-cell>
          <table:table-cell table:number-columns-repeated="7"/>
        </table:table-row>
        <table:table-row table:style-name="ro1">
          <table:table-cell table:formula="of:=[.A1778]+15295" office:value-type="float" office:value="27202036" calcext:value-type="float">
            <text:p>27202036</text:p>
          </table:table-cell>
          <table:table-cell table:formula="of:=[.B1778]+131" office:value-type="float" office:value="233046" calcext:value-type="float">
            <text:p>233046</text:p>
          </table:table-cell>
          <table:table-cell/>
          <table:table-cell table:formula="of:=[.D1778]+[.E1779]" office:value-type="float" office:value="48701927638" calcext:value-type="float">
            <text:p>48701927638</text:p>
          </table:table-cell>
          <table:table-cell table:formula="of:=[.F1779]*7770" office:value-type="float" office:value="55260240" calcext:value-type="float">
            <text:p>55260240</text:p>
          </table:table-cell>
          <table:table-cell table:formula="of:=[.F1777]+8" office:value-type="float" office:value="7112" calcext:value-type="float">
            <text:p>7112</text:p>
          </table:table-cell>
          <table:table-cell table:number-columns-repeated="8"/>
        </table:table-row>
        <table:table-row table:style-name="ro1">
          <table:table-cell table:formula="of:=[.A1779]+15295" office:value-type="float" office:value="27217331" calcext:value-type="float">
            <text:p>27217331</text:p>
          </table:table-cell>
          <table:table-cell table:formula="of:=[.B1779]+131" office:value-type="float" office:value="233177" calcext:value-type="float">
            <text:p>233177</text:p>
          </table:table-cell>
          <table:table-cell/>
          <table:table-cell table:formula="of:=[.D1779]+[.E1780]" office:value-type="float" office:value="48756201370" calcext:value-type="float">
            <text:p>48756201370</text:p>
          </table:table-cell>
          <table:table-cell table:formula="of:=[.G1780]*7627" office:value-type="float" office:value="54273732" calcext:value-type="float">
            <text:p>54273732</text:p>
          </table:table-cell>
          <table:table-cell/>
          <table:table-cell table:formula="of:=[.G1778]+8" office:value-type="float" office:value="7116" calcext:value-type="float">
            <text:p>7116</text:p>
          </table:table-cell>
          <table:table-cell table:number-columns-repeated="7"/>
        </table:table-row>
        <table:table-row table:style-name="ro1">
          <table:table-cell table:formula="of:=[.A1780]+15295" office:value-type="float" office:value="27232626" calcext:value-type="float">
            <text:p>27232626</text:p>
          </table:table-cell>
          <table:table-cell table:formula="of:=[.B1780]+131" office:value-type="float" office:value="233308" calcext:value-type="float">
            <text:p>233308</text:p>
          </table:table-cell>
          <table:table-cell/>
          <table:table-cell table:formula="of:=[.D1780]+[.E1781]" office:value-type="float" office:value="48811523770" calcext:value-type="float">
            <text:p>48811523770</text:p>
          </table:table-cell>
          <table:table-cell table:formula="of:=[.F1781]*7770" office:value-type="float" office:value="55322400" calcext:value-type="float">
            <text:p>55322400</text:p>
          </table:table-cell>
          <table:table-cell table:formula="of:=[.F1779]+8" office:value-type="float" office:value="7120" calcext:value-type="float">
            <text:p>7120</text:p>
          </table:table-cell>
          <table:table-cell table:number-columns-repeated="8"/>
        </table:table-row>
        <table:table-row table:style-name="ro1">
          <table:table-cell table:formula="of:=[.A1781]+15295" office:value-type="float" office:value="27247921" calcext:value-type="float">
            <text:p>27247921</text:p>
          </table:table-cell>
          <table:table-cell table:formula="of:=[.B1781]+131" office:value-type="float" office:value="233439" calcext:value-type="float">
            <text:p>233439</text:p>
          </table:table-cell>
          <table:table-cell/>
          <table:table-cell table:formula="of:=[.D1781]+[.E1782]" office:value-type="float" office:value="48865858518" calcext:value-type="float">
            <text:p>48865858518</text:p>
          </table:table-cell>
          <table:table-cell table:formula="of:=[.G1782]*7627" office:value-type="float" office:value="54334748" calcext:value-type="float">
            <text:p>54334748</text:p>
          </table:table-cell>
          <table:table-cell/>
          <table:table-cell table:formula="of:=[.G1780]+8" office:value-type="float" office:value="7124" calcext:value-type="float">
            <text:p>7124</text:p>
          </table:table-cell>
          <table:table-cell table:number-columns-repeated="7"/>
        </table:table-row>
        <table:table-row table:style-name="ro1">
          <table:table-cell table:formula="of:=[.A1782]+15295" office:value-type="float" office:value="27263216" calcext:value-type="float">
            <text:p>27263216</text:p>
          </table:table-cell>
          <table:table-cell table:formula="of:=[.B1782]+131" office:value-type="float" office:value="233570" calcext:value-type="float">
            <text:p>233570</text:p>
          </table:table-cell>
          <table:table-cell/>
          <table:table-cell table:formula="of:=[.D1782]+[.E1783]" office:value-type="float" office:value="48921243078" calcext:value-type="float">
            <text:p>48921243078</text:p>
          </table:table-cell>
          <table:table-cell table:formula="of:=[.F1783]*7770" office:value-type="float" office:value="55384560" calcext:value-type="float">
            <text:p>55384560</text:p>
          </table:table-cell>
          <table:table-cell table:formula="of:=[.F1781]+8" office:value-type="float" office:value="7128" calcext:value-type="float">
            <text:p>7128</text:p>
          </table:table-cell>
          <table:table-cell table:number-columns-repeated="8"/>
        </table:table-row>
        <table:table-row table:style-name="ro1">
          <table:table-cell table:formula="of:=[.A1783]+15295" office:value-type="float" office:value="27278511" calcext:value-type="float">
            <text:p>27278511</text:p>
          </table:table-cell>
          <table:table-cell table:formula="of:=[.B1783]+131" office:value-type="float" office:value="233701" calcext:value-type="float">
            <text:p>233701</text:p>
          </table:table-cell>
          <table:table-cell/>
          <table:table-cell table:formula="of:=[.D1783]+[.E1784]" office:value-type="float" office:value="48975638842" calcext:value-type="float">
            <text:p>48975638842</text:p>
          </table:table-cell>
          <table:table-cell table:formula="of:=[.G1784]*7627" office:value-type="float" office:value="54395764" calcext:value-type="float">
            <text:p>54395764</text:p>
          </table:table-cell>
          <table:table-cell/>
          <table:table-cell table:formula="of:=[.G1782]+8" office:value-type="float" office:value="7132" calcext:value-type="float">
            <text:p>7132</text:p>
          </table:table-cell>
          <table:table-cell table:number-columns-repeated="7"/>
        </table:table-row>
        <table:table-row table:style-name="ro1">
          <table:table-cell table:formula="of:=[.A1784]+15295" office:value-type="float" office:value="27293806" calcext:value-type="float">
            <text:p>27293806</text:p>
          </table:table-cell>
          <table:table-cell table:formula="of:=[.B1784]+131" office:value-type="float" office:value="233832" calcext:value-type="float">
            <text:p>233832</text:p>
          </table:table-cell>
          <table:table-cell/>
          <table:table-cell table:formula="of:=[.D1784]+[.E1785]" office:value-type="float" office:value="49031085562" calcext:value-type="float">
            <text:p>49031085562</text:p>
          </table:table-cell>
          <table:table-cell table:formula="of:=[.F1785]*7770" office:value-type="float" office:value="55446720" calcext:value-type="float">
            <text:p>55446720</text:p>
          </table:table-cell>
          <table:table-cell table:formula="of:=[.F1783]+8" office:value-type="float" office:value="7136" calcext:value-type="float">
            <text:p>7136</text:p>
          </table:table-cell>
          <table:table-cell table:number-columns-repeated="8"/>
        </table:table-row>
        <table:table-row table:style-name="ro1">
          <table:table-cell table:formula="of:=[.A1785]+15295" office:value-type="float" office:value="27309101" calcext:value-type="float">
            <text:p>27309101</text:p>
          </table:table-cell>
          <table:table-cell table:formula="of:=[.B1785]+131" office:value-type="float" office:value="233963" calcext:value-type="float">
            <text:p>233963</text:p>
          </table:table-cell>
          <table:table-cell/>
          <table:table-cell table:formula="of:=[.D1785]+[.E1786]" office:value-type="float" office:value="49085542342" calcext:value-type="float">
            <text:p>49085542342</text:p>
          </table:table-cell>
          <table:table-cell table:formula="of:=[.G1786]*7627" office:value-type="float" office:value="54456780" calcext:value-type="float">
            <text:p>54456780</text:p>
          </table:table-cell>
          <table:table-cell/>
          <table:table-cell table:formula="of:=[.G1784]+8" office:value-type="float" office:value="7140" calcext:value-type="float">
            <text:p>7140</text:p>
          </table:table-cell>
          <table:table-cell table:number-columns-repeated="7"/>
        </table:table-row>
        <table:table-row table:style-name="ro1">
          <table:table-cell table:formula="of:=[.A1786]+15295" office:value-type="float" office:value="27324396" calcext:value-type="float">
            <text:p>27324396</text:p>
          </table:table-cell>
          <table:table-cell table:formula="of:=[.B1786]+131" office:value-type="float" office:value="234094" calcext:value-type="float">
            <text:p>234094</text:p>
          </table:table-cell>
          <table:table-cell/>
          <table:table-cell table:formula="of:=[.D1786]+[.E1787]" office:value-type="float" office:value="49141051222" calcext:value-type="float">
            <text:p>49141051222</text:p>
          </table:table-cell>
          <table:table-cell table:formula="of:=[.F1787]*7770" office:value-type="float" office:value="55508880" calcext:value-type="float">
            <text:p>55508880</text:p>
          </table:table-cell>
          <table:table-cell table:formula="of:=[.F1785]+8" office:value-type="float" office:value="7144" calcext:value-type="float">
            <text:p>7144</text:p>
          </table:table-cell>
          <table:table-cell table:number-columns-repeated="8"/>
        </table:table-row>
        <table:table-row table:style-name="ro1">
          <table:table-cell table:formula="of:=[.A1787]+15295" office:value-type="float" office:value="27339691" calcext:value-type="float">
            <text:p>27339691</text:p>
          </table:table-cell>
          <table:table-cell table:formula="of:=[.B1787]+131" office:value-type="float" office:value="234225" calcext:value-type="float">
            <text:p>234225</text:p>
          </table:table-cell>
          <table:table-cell/>
          <table:table-cell table:formula="of:=[.D1787]+[.E1788]" office:value-type="float" office:value="49195569018" calcext:value-type="float">
            <text:p>49195569018</text:p>
          </table:table-cell>
          <table:table-cell table:formula="of:=[.G1788]*7627" office:value-type="float" office:value="54517796" calcext:value-type="float">
            <text:p>54517796</text:p>
          </table:table-cell>
          <table:table-cell/>
          <table:table-cell table:formula="of:=[.G1786]+8" office:value-type="float" office:value="7148" calcext:value-type="float">
            <text:p>7148</text:p>
          </table:table-cell>
          <table:table-cell table:number-columns-repeated="7"/>
        </table:table-row>
        <table:table-row table:style-name="ro1">
          <table:table-cell table:formula="of:=[.A1788]+15295" office:value-type="float" office:value="27354986" calcext:value-type="float">
            <text:p>27354986</text:p>
          </table:table-cell>
          <table:table-cell table:formula="of:=[.B1788]+131" office:value-type="float" office:value="234356" calcext:value-type="float">
            <text:p>234356</text:p>
          </table:table-cell>
          <table:table-cell/>
          <table:table-cell table:formula="of:=[.D1788]+[.E1789]" office:value-type="float" office:value="49251140058" calcext:value-type="float">
            <text:p>49251140058</text:p>
          </table:table-cell>
          <table:table-cell table:formula="of:=[.F1789]*7770" office:value-type="float" office:value="55571040" calcext:value-type="float">
            <text:p>55571040</text:p>
          </table:table-cell>
          <table:table-cell table:formula="of:=[.F1787]+8" office:value-type="float" office:value="7152" calcext:value-type="float">
            <text:p>7152</text:p>
          </table:table-cell>
          <table:table-cell table:number-columns-repeated="8"/>
        </table:table-row>
        <table:table-row table:style-name="ro1">
          <table:table-cell table:formula="of:=[.A1789]+15295" office:value-type="float" office:value="27370281" calcext:value-type="float">
            <text:p>27370281</text:p>
          </table:table-cell>
          <table:table-cell table:formula="of:=[.B1789]+131" office:value-type="float" office:value="234487" calcext:value-type="float">
            <text:p>234487</text:p>
          </table:table-cell>
          <table:table-cell/>
          <table:table-cell table:formula="of:=[.D1789]+[.E1790]" office:value-type="float" office:value="49305718870" calcext:value-type="float">
            <text:p>49305718870</text:p>
          </table:table-cell>
          <table:table-cell table:formula="of:=[.G1790]*7627" office:value-type="float" office:value="54578812" calcext:value-type="float">
            <text:p>54578812</text:p>
          </table:table-cell>
          <table:table-cell/>
          <table:table-cell table:formula="of:=[.G1788]+8" office:value-type="float" office:value="7156" calcext:value-type="float">
            <text:p>7156</text:p>
          </table:table-cell>
          <table:table-cell table:number-columns-repeated="7"/>
        </table:table-row>
        <table:table-row table:style-name="ro1">
          <table:table-cell table:formula="of:=[.A1790]+15295" office:value-type="float" office:value="27385576" calcext:value-type="float">
            <text:p>27385576</text:p>
          </table:table-cell>
          <table:table-cell table:formula="of:=[.B1790]+131" office:value-type="float" office:value="234618" calcext:value-type="float">
            <text:p>234618</text:p>
          </table:table-cell>
          <table:table-cell/>
          <table:table-cell table:formula="of:=[.D1790]+[.E1791]" office:value-type="float" office:value="49361352070" calcext:value-type="float">
            <text:p>49361352070</text:p>
          </table:table-cell>
          <table:table-cell table:formula="of:=[.F1791]*7770" office:value-type="float" office:value="55633200" calcext:value-type="float">
            <text:p>55633200</text:p>
          </table:table-cell>
          <table:table-cell table:formula="of:=[.F1789]+8" office:value-type="float" office:value="7160" calcext:value-type="float">
            <text:p>7160</text:p>
          </table:table-cell>
          <table:table-cell table:number-columns-repeated="8"/>
        </table:table-row>
        <table:table-row table:style-name="ro1">
          <table:table-cell table:formula="of:=[.A1791]+15295" office:value-type="float" office:value="27400871" calcext:value-type="float">
            <text:p>27400871</text:p>
          </table:table-cell>
          <table:table-cell table:formula="of:=[.B1791]+131" office:value-type="float" office:value="234749" calcext:value-type="float">
            <text:p>234749</text:p>
          </table:table-cell>
          <table:table-cell/>
          <table:table-cell table:formula="of:=[.D1791]+[.E1792]" office:value-type="float" office:value="49415991898" calcext:value-type="float">
            <text:p>49415991898</text:p>
          </table:table-cell>
          <table:table-cell table:formula="of:=[.G1792]*7627" office:value-type="float" office:value="54639828" calcext:value-type="float">
            <text:p>54639828</text:p>
          </table:table-cell>
          <table:table-cell/>
          <table:table-cell table:formula="of:=[.G1790]+8" office:value-type="float" office:value="7164" calcext:value-type="float">
            <text:p>7164</text:p>
          </table:table-cell>
          <table:table-cell table:number-columns-repeated="7"/>
        </table:table-row>
        <table:table-row table:style-name="ro1">
          <table:table-cell table:formula="of:=[.A1792]+15295" office:value-type="float" office:value="27416166" calcext:value-type="float">
            <text:p>27416166</text:p>
          </table:table-cell>
          <table:table-cell table:formula="of:=[.B1792]+131" office:value-type="float" office:value="234880" calcext:value-type="float">
            <text:p>234880</text:p>
          </table:table-cell>
          <table:table-cell/>
          <table:table-cell table:formula="of:=[.D1792]+[.E1793]" office:value-type="float" office:value="49471687258" calcext:value-type="float">
            <text:p>49471687258</text:p>
          </table:table-cell>
          <table:table-cell table:formula="of:=[.F1793]*7770" office:value-type="float" office:value="55695360" calcext:value-type="float">
            <text:p>55695360</text:p>
          </table:table-cell>
          <table:table-cell table:formula="of:=[.F1791]+8" office:value-type="float" office:value="7168" calcext:value-type="float">
            <text:p>7168</text:p>
          </table:table-cell>
          <table:table-cell table:number-columns-repeated="8"/>
        </table:table-row>
        <table:table-row table:style-name="ro1">
          <table:table-cell table:formula="of:=[.A1793]+15295" office:value-type="float" office:value="27431461" calcext:value-type="float">
            <text:p>27431461</text:p>
          </table:table-cell>
          <table:table-cell table:formula="of:=[.B1793]+131" office:value-type="float" office:value="235011" calcext:value-type="float">
            <text:p>235011</text:p>
          </table:table-cell>
          <table:table-cell/>
          <table:table-cell table:formula="of:=[.D1793]+[.E1794]" office:value-type="float" office:value="49526388102" calcext:value-type="float">
            <text:p>49526388102</text:p>
          </table:table-cell>
          <table:table-cell table:formula="of:=[.G1794]*7627" office:value-type="float" office:value="54700844" calcext:value-type="float">
            <text:p>54700844</text:p>
          </table:table-cell>
          <table:table-cell/>
          <table:table-cell table:formula="of:=[.G1792]+8" office:value-type="float" office:value="7172" calcext:value-type="float">
            <text:p>7172</text:p>
          </table:table-cell>
          <table:table-cell table:number-columns-repeated="7"/>
        </table:table-row>
        <table:table-row table:style-name="ro1">
          <table:table-cell table:formula="of:=[.A1794]+15295" office:value-type="float" office:value="27446756" calcext:value-type="float">
            <text:p>27446756</text:p>
          </table:table-cell>
          <table:table-cell table:formula="of:=[.B1794]+131" office:value-type="float" office:value="235142" calcext:value-type="float">
            <text:p>235142</text:p>
          </table:table-cell>
          <table:table-cell/>
          <table:table-cell table:formula="of:=[.D1794]+[.E1795]" office:value-type="float" office:value="49582145622" calcext:value-type="float">
            <text:p>49582145622</text:p>
          </table:table-cell>
          <table:table-cell table:formula="of:=[.F1795]*7770" office:value-type="float" office:value="55757520" calcext:value-type="float">
            <text:p>55757520</text:p>
          </table:table-cell>
          <table:table-cell table:formula="of:=[.F1793]+8" office:value-type="float" office:value="7176" calcext:value-type="float">
            <text:p>7176</text:p>
          </table:table-cell>
          <table:table-cell table:number-columns-repeated="8"/>
        </table:table-row>
        <table:table-row table:style-name="ro1">
          <table:table-cell table:formula="of:=[.A1795]+15295" office:value-type="float" office:value="27462051" calcext:value-type="float">
            <text:p>27462051</text:p>
          </table:table-cell>
          <table:table-cell table:formula="of:=[.B1795]+131" office:value-type="float" office:value="235273" calcext:value-type="float">
            <text:p>235273</text:p>
          </table:table-cell>
          <table:table-cell/>
          <table:table-cell table:formula="of:=[.D1795]+[.E1796]" office:value-type="float" office:value="49636907482" calcext:value-type="float">
            <text:p>49636907482</text:p>
          </table:table-cell>
          <table:table-cell table:formula="of:=[.G1796]*7627" office:value-type="float" office:value="54761860" calcext:value-type="float">
            <text:p>54761860</text:p>
          </table:table-cell>
          <table:table-cell/>
          <table:table-cell table:formula="of:=[.G1794]+8" office:value-type="float" office:value="7180" calcext:value-type="float">
            <text:p>7180</text:p>
          </table:table-cell>
          <table:table-cell table:number-columns-repeated="7"/>
        </table:table-row>
        <table:table-row table:style-name="ro1">
          <table:table-cell table:formula="of:=[.A1796]+15295" office:value-type="float" office:value="27477346" calcext:value-type="float">
            <text:p>27477346</text:p>
          </table:table-cell>
          <table:table-cell table:formula="of:=[.B1796]+131" office:value-type="float" office:value="235404" calcext:value-type="float">
            <text:p>235404</text:p>
          </table:table-cell>
          <table:table-cell/>
          <table:table-cell table:formula="of:=[.D1796]+[.E1797]" office:value-type="float" office:value="49692727162" calcext:value-type="float">
            <text:p>49692727162</text:p>
          </table:table-cell>
          <table:table-cell table:formula="of:=[.F1797]*7770" office:value-type="float" office:value="55819680" calcext:value-type="float">
            <text:p>55819680</text:p>
          </table:table-cell>
          <table:table-cell table:formula="of:=[.F1795]+8" office:value-type="float" office:value="7184" calcext:value-type="float">
            <text:p>7184</text:p>
          </table:table-cell>
          <table:table-cell table:number-columns-repeated="8"/>
        </table:table-row>
        <table:table-row table:style-name="ro1">
          <table:table-cell table:formula="of:=[.A1797]+15295" office:value-type="float" office:value="27492641" calcext:value-type="float">
            <text:p>27492641</text:p>
          </table:table-cell>
          <table:table-cell table:formula="of:=[.B1797]+131" office:value-type="float" office:value="235535" calcext:value-type="float">
            <text:p>235535</text:p>
          </table:table-cell>
          <table:table-cell/>
          <table:table-cell table:formula="of:=[.D1797]+[.E1798]" office:value-type="float" office:value="49747550038" calcext:value-type="float">
            <text:p>49747550038</text:p>
          </table:table-cell>
          <table:table-cell table:formula="of:=[.G1798]*7627" office:value-type="float" office:value="54822876" calcext:value-type="float">
            <text:p>54822876</text:p>
          </table:table-cell>
          <table:table-cell/>
          <table:table-cell table:formula="of:=[.G1796]+8" office:value-type="float" office:value="7188" calcext:value-type="float">
            <text:p>7188</text:p>
          </table:table-cell>
          <table:table-cell table:number-columns-repeated="7"/>
        </table:table-row>
        <table:table-row table:style-name="ro1">
          <table:table-cell table:formula="of:=[.A1798]+15295" office:value-type="float" office:value="27507936" calcext:value-type="float">
            <text:p>27507936</text:p>
          </table:table-cell>
          <table:table-cell table:formula="of:=[.B1798]+131" office:value-type="float" office:value="235666" calcext:value-type="float">
            <text:p>235666</text:p>
          </table:table-cell>
          <table:table-cell/>
          <table:table-cell table:formula="of:=[.D1798]+[.E1799]" office:value-type="float" office:value="49803431878" calcext:value-type="float">
            <text:p>49803431878</text:p>
          </table:table-cell>
          <table:table-cell table:formula="of:=[.F1799]*7770" office:value-type="float" office:value="55881840" calcext:value-type="float">
            <text:p>55881840</text:p>
          </table:table-cell>
          <table:table-cell table:formula="of:=[.F1797]+8" office:value-type="float" office:value="7192" calcext:value-type="float">
            <text:p>7192</text:p>
          </table:table-cell>
          <table:table-cell table:number-columns-repeated="8"/>
        </table:table-row>
        <table:table-row table:style-name="ro1">
          <table:table-cell table:formula="of:=[.A1799]+15295" office:value-type="float" office:value="27523231" calcext:value-type="float">
            <text:p>27523231</text:p>
          </table:table-cell>
          <table:table-cell table:formula="of:=[.B1799]+131" office:value-type="float" office:value="235797" calcext:value-type="float">
            <text:p>235797</text:p>
          </table:table-cell>
          <table:table-cell/>
          <table:table-cell table:formula="of:=[.D1799]+[.E1800]" office:value-type="float" office:value="49858315770" calcext:value-type="float">
            <text:p>49858315770</text:p>
          </table:table-cell>
          <table:table-cell table:formula="of:=[.G1800]*7627" office:value-type="float" office:value="54883892" calcext:value-type="float">
            <text:p>54883892</text:p>
          </table:table-cell>
          <table:table-cell/>
          <table:table-cell table:formula="of:=[.G1798]+8" office:value-type="float" office:value="7196" calcext:value-type="float">
            <text:p>7196</text:p>
          </table:table-cell>
          <table:table-cell table:number-columns-repeated="7"/>
        </table:table-row>
        <table:table-row table:style-name="ro1">
          <table:table-cell table:formula="of:=[.A1800]+15295" office:value-type="float" office:value="27538526" calcext:value-type="float">
            <text:p>27538526</text:p>
          </table:table-cell>
          <table:table-cell table:formula="of:=[.B1800]+131" office:value-type="float" office:value="235928" calcext:value-type="float">
            <text:p>235928</text:p>
          </table:table-cell>
          <table:table-cell/>
          <table:table-cell table:formula="of:=[.D1800]+[.E1801]" office:value-type="float" office:value="49914259770" calcext:value-type="float">
            <text:p>49914259770</text:p>
          </table:table-cell>
          <table:table-cell table:formula="of:=[.F1801]*7770" office:value-type="float" office:value="55944000" calcext:value-type="float">
            <text:p>55944000</text:p>
          </table:table-cell>
          <table:table-cell table:formula="of:=[.F1799]+8" office:value-type="float" office:value="7200" calcext:value-type="float">
            <text:p>7200</text:p>
          </table:table-cell>
          <table:table-cell table:number-columns-repeated="8"/>
        </table:table-row>
        <table:table-row table:style-name="ro1">
          <table:table-cell table:formula="of:=[.A1801]+15295" office:value-type="float" office:value="27553821" calcext:value-type="float">
            <text:p>27553821</text:p>
          </table:table-cell>
          <table:table-cell table:formula="of:=[.B1801]+131" office:value-type="float" office:value="236059" calcext:value-type="float">
            <text:p>236059</text:p>
          </table:table-cell>
          <table:table-cell/>
          <table:table-cell table:formula="of:=[.D1801]+[.E1802]" office:value-type="float" office:value="49969204678" calcext:value-type="float">
            <text:p>49969204678</text:p>
          </table:table-cell>
          <table:table-cell table:formula="of:=[.G1802]*7627" office:value-type="float" office:value="54944908" calcext:value-type="float">
            <text:p>54944908</text:p>
          </table:table-cell>
          <table:table-cell/>
          <table:table-cell table:formula="of:=[.G1800]+8" office:value-type="float" office:value="7204" calcext:value-type="float">
            <text:p>7204</text:p>
          </table:table-cell>
          <table:table-cell table:number-columns-repeated="7"/>
        </table:table-row>
        <table:table-row table:style-name="ro1">
          <table:table-cell table:formula="of:=[.A1802]+15295" office:value-type="float" office:value="27569116" calcext:value-type="float">
            <text:p>27569116</text:p>
          </table:table-cell>
          <table:table-cell table:formula="of:=[.B1802]+131" office:value-type="float" office:value="236190" calcext:value-type="float">
            <text:p>236190</text:p>
          </table:table-cell>
          <table:table-cell/>
          <table:table-cell table:formula="of:=[.D1802]+[.E1803]" office:value-type="float" office:value="50025210838" calcext:value-type="float">
            <text:p>50025210838</text:p>
          </table:table-cell>
          <table:table-cell table:formula="of:=[.F1803]*7770" office:value-type="float" office:value="56006160" calcext:value-type="float">
            <text:p>56006160</text:p>
          </table:table-cell>
          <table:table-cell table:formula="of:=[.F1801]+8" office:value-type="float" office:value="7208" calcext:value-type="float">
            <text:p>7208</text:p>
          </table:table-cell>
          <table:table-cell table:number-columns-repeated="8"/>
        </table:table-row>
        <table:table-row table:style-name="ro1">
          <table:table-cell table:formula="of:=[.A1803]+15295" office:value-type="float" office:value="27584411" calcext:value-type="float">
            <text:p>27584411</text:p>
          </table:table-cell>
          <table:table-cell table:formula="of:=[.B1803]+131" office:value-type="float" office:value="236321" calcext:value-type="float">
            <text:p>236321</text:p>
          </table:table-cell>
          <table:table-cell/>
          <table:table-cell table:formula="of:=[.D1803]+[.E1804]" office:value-type="float" office:value="50080216762" calcext:value-type="float">
            <text:p>50080216762</text:p>
          </table:table-cell>
          <table:table-cell table:formula="of:=[.G1804]*7627" office:value-type="float" office:value="55005924" calcext:value-type="float">
            <text:p>55005924</text:p>
          </table:table-cell>
          <table:table-cell/>
          <table:table-cell table:formula="of:=[.G1802]+8" office:value-type="float" office:value="7212" calcext:value-type="float">
            <text:p>7212</text:p>
          </table:table-cell>
          <table:table-cell table:number-columns-repeated="7"/>
        </table:table-row>
        <table:table-row table:style-name="ro1">
          <table:table-cell table:formula="of:=[.A1804]+15295" office:value-type="float" office:value="27599706" calcext:value-type="float">
            <text:p>27599706</text:p>
          </table:table-cell>
          <table:table-cell table:formula="of:=[.B1804]+131" office:value-type="float" office:value="236452" calcext:value-type="float">
            <text:p>236452</text:p>
          </table:table-cell>
          <table:table-cell/>
          <table:table-cell table:formula="of:=[.D1804]+[.E1805]" office:value-type="float" office:value="50136285082" calcext:value-type="float">
            <text:p>50136285082</text:p>
          </table:table-cell>
          <table:table-cell table:formula="of:=[.F1805]*7770" office:value-type="float" office:value="56068320" calcext:value-type="float">
            <text:p>56068320</text:p>
          </table:table-cell>
          <table:table-cell table:formula="of:=[.F1803]+8" office:value-type="float" office:value="7216" calcext:value-type="float">
            <text:p>7216</text:p>
          </table:table-cell>
          <table:table-cell table:number-columns-repeated="8"/>
        </table:table-row>
        <table:table-row table:style-name="ro1">
          <table:table-cell table:formula="of:=[.A1805]+15295" office:value-type="float" office:value="27615001" calcext:value-type="float">
            <text:p>27615001</text:p>
          </table:table-cell>
          <table:table-cell table:formula="of:=[.B1805]+131" office:value-type="float" office:value="236583" calcext:value-type="float">
            <text:p>236583</text:p>
          </table:table-cell>
          <table:table-cell/>
          <table:table-cell table:formula="of:=[.D1805]+[.E1806]" office:value-type="float" office:value="50191352022" calcext:value-type="float">
            <text:p>50191352022</text:p>
          </table:table-cell>
          <table:table-cell table:formula="of:=[.G1806]*7627" office:value-type="float" office:value="55066940" calcext:value-type="float">
            <text:p>55066940</text:p>
          </table:table-cell>
          <table:table-cell/>
          <table:table-cell table:formula="of:=[.G1804]+8" office:value-type="float" office:value="7220" calcext:value-type="float">
            <text:p>7220</text:p>
          </table:table-cell>
          <table:table-cell table:number-columns-repeated="7"/>
        </table:table-row>
        <table:table-row table:style-name="ro1">
          <table:table-cell table:formula="of:=[.A1806]+15295" office:value-type="float" office:value="27630296" calcext:value-type="float">
            <text:p>27630296</text:p>
          </table:table-cell>
          <table:table-cell table:formula="of:=[.B1806]+131" office:value-type="float" office:value="236714" calcext:value-type="float">
            <text:p>236714</text:p>
          </table:table-cell>
          <table:table-cell/>
          <table:table-cell table:formula="of:=[.D1806]+[.E1807]" office:value-type="float" office:value="50247482502" calcext:value-type="float">
            <text:p>50247482502</text:p>
          </table:table-cell>
          <table:table-cell table:formula="of:=[.F1807]*7770" office:value-type="float" office:value="56130480" calcext:value-type="float">
            <text:p>56130480</text:p>
          </table:table-cell>
          <table:table-cell table:formula="of:=[.F1805]+8" office:value-type="float" office:value="7224" calcext:value-type="float">
            <text:p>7224</text:p>
          </table:table-cell>
          <table:table-cell table:number-columns-repeated="8"/>
        </table:table-row>
        <table:table-row table:style-name="ro1">
          <table:table-cell table:formula="of:=[.A1807]+15295" office:value-type="float" office:value="27645591" calcext:value-type="float">
            <text:p>27645591</text:p>
          </table:table-cell>
          <table:table-cell table:formula="of:=[.B1807]+131" office:value-type="float" office:value="236845" calcext:value-type="float">
            <text:p>236845</text:p>
          </table:table-cell>
          <table:table-cell/>
          <table:table-cell table:formula="of:=[.D1807]+[.E1808]" office:value-type="float" office:value="50302610458" calcext:value-type="float">
            <text:p>50302610458</text:p>
          </table:table-cell>
          <table:table-cell table:formula="of:=[.G1808]*7627" office:value-type="float" office:value="55127956" calcext:value-type="float">
            <text:p>55127956</text:p>
          </table:table-cell>
          <table:table-cell/>
          <table:table-cell table:formula="of:=[.G1806]+8" office:value-type="float" office:value="7228" calcext:value-type="float">
            <text:p>7228</text:p>
          </table:table-cell>
          <table:table-cell table:number-columns-repeated="7"/>
        </table:table-row>
        <table:table-row table:style-name="ro1">
          <table:table-cell table:formula="of:=[.A1808]+15295" office:value-type="float" office:value="27660886" calcext:value-type="float">
            <text:p>27660886</text:p>
          </table:table-cell>
          <table:table-cell table:formula="of:=[.B1808]+131" office:value-type="float" office:value="236976" calcext:value-type="float">
            <text:p>236976</text:p>
          </table:table-cell>
          <table:table-cell/>
          <table:table-cell table:formula="of:=[.D1808]+[.E1809]" office:value-type="float" office:value="50358803098" calcext:value-type="float">
            <text:p>50358803098</text:p>
          </table:table-cell>
          <table:table-cell table:formula="of:=[.F1809]*7770" office:value-type="float" office:value="56192640" calcext:value-type="float">
            <text:p>56192640</text:p>
          </table:table-cell>
          <table:table-cell table:formula="of:=[.F1807]+8" office:value-type="float" office:value="7232" calcext:value-type="float">
            <text:p>7232</text:p>
          </table:table-cell>
          <table:table-cell table:number-columns-repeated="8"/>
        </table:table-row>
        <table:table-row table:style-name="ro1">
          <table:table-cell table:formula="of:=[.A1809]+15295" office:value-type="float" office:value="27676181" calcext:value-type="float">
            <text:p>27676181</text:p>
          </table:table-cell>
          <table:table-cell table:formula="of:=[.B1809]+131" office:value-type="float" office:value="237107" calcext:value-type="float">
            <text:p>237107</text:p>
          </table:table-cell>
          <table:table-cell/>
          <table:table-cell table:formula="of:=[.D1809]+[.E1810]" office:value-type="float" office:value="50413992070" calcext:value-type="float">
            <text:p>50413992070</text:p>
          </table:table-cell>
          <table:table-cell table:formula="of:=[.G1810]*7627" office:value-type="float" office:value="55188972" calcext:value-type="float">
            <text:p>55188972</text:p>
          </table:table-cell>
          <table:table-cell/>
          <table:table-cell table:formula="of:=[.G1808]+8" office:value-type="float" office:value="7236" calcext:value-type="float">
            <text:p>7236</text:p>
          </table:table-cell>
          <table:table-cell table:number-columns-repeated="7"/>
        </table:table-row>
        <table:table-row table:style-name="ro1">
          <table:table-cell table:formula="of:=[.A1810]+15295" office:value-type="float" office:value="27691476" calcext:value-type="float">
            <text:p>27691476</text:p>
          </table:table-cell>
          <table:table-cell table:formula="of:=[.B1810]+131" office:value-type="float" office:value="237238" calcext:value-type="float">
            <text:p>237238</text:p>
          </table:table-cell>
          <table:table-cell/>
          <table:table-cell table:formula="of:=[.D1810]+[.E1811]" office:value-type="float" office:value="50470246870" calcext:value-type="float">
            <text:p>50470246870</text:p>
          </table:table-cell>
          <table:table-cell table:formula="of:=[.F1811]*7770" office:value-type="float" office:value="56254800" calcext:value-type="float">
            <text:p>56254800</text:p>
          </table:table-cell>
          <table:table-cell table:formula="of:=[.F1809]+8" office:value-type="float" office:value="7240" calcext:value-type="float">
            <text:p>7240</text:p>
          </table:table-cell>
          <table:table-cell table:number-columns-repeated="8"/>
        </table:table-row>
        <table:table-row table:style-name="ro1">
          <table:table-cell table:formula="of:=[.A1811]+15295" office:value-type="float" office:value="27706771" calcext:value-type="float">
            <text:p>27706771</text:p>
          </table:table-cell>
          <table:table-cell table:formula="of:=[.B1811]+131" office:value-type="float" office:value="237369" calcext:value-type="float">
            <text:p>237369</text:p>
          </table:table-cell>
          <table:table-cell/>
          <table:table-cell table:formula="of:=[.D1811]+[.E1812]" office:value-type="float" office:value="50525496858" calcext:value-type="float">
            <text:p>50525496858</text:p>
          </table:table-cell>
          <table:table-cell table:formula="of:=[.G1812]*7627" office:value-type="float" office:value="55249988" calcext:value-type="float">
            <text:p>55249988</text:p>
          </table:table-cell>
          <table:table-cell/>
          <table:table-cell table:formula="of:=[.G1810]+8" office:value-type="float" office:value="7244" calcext:value-type="float">
            <text:p>7244</text:p>
          </table:table-cell>
          <table:table-cell table:number-columns-repeated="7"/>
        </table:table-row>
        <table:table-row table:style-name="ro1">
          <table:table-cell table:formula="of:=[.A1812]+15295" office:value-type="float" office:value="27722066" calcext:value-type="float">
            <text:p>27722066</text:p>
          </table:table-cell>
          <table:table-cell table:formula="of:=[.B1812]+131" office:value-type="float" office:value="237500" calcext:value-type="float">
            <text:p>237500</text:p>
          </table:table-cell>
          <table:table-cell/>
          <table:table-cell table:formula="of:=[.D1812]+[.E1813]" office:value-type="float" office:value="50581813818" calcext:value-type="float">
            <text:p>50581813818</text:p>
          </table:table-cell>
          <table:table-cell table:formula="of:=[.F1813]*7770" office:value-type="float" office:value="56316960" calcext:value-type="float">
            <text:p>56316960</text:p>
          </table:table-cell>
          <table:table-cell table:formula="of:=[.F1811]+8" office:value-type="float" office:value="7248" calcext:value-type="float">
            <text:p>7248</text:p>
          </table:table-cell>
          <table:table-cell table:number-columns-repeated="8"/>
        </table:table-row>
        <table:table-row table:style-name="ro1">
          <table:table-cell table:formula="of:=[.A1813]+15295" office:value-type="float" office:value="27737361" calcext:value-type="float">
            <text:p>27737361</text:p>
          </table:table-cell>
          <table:table-cell table:formula="of:=[.B1813]+131" office:value-type="float" office:value="237631" calcext:value-type="float">
            <text:p>237631</text:p>
          </table:table-cell>
          <table:table-cell/>
          <table:table-cell table:formula="of:=[.D1813]+[.E1814]" office:value-type="float" office:value="50637124822" calcext:value-type="float">
            <text:p>50637124822</text:p>
          </table:table-cell>
          <table:table-cell table:formula="of:=[.G1814]*7627" office:value-type="float" office:value="55311004" calcext:value-type="float">
            <text:p>55311004</text:p>
          </table:table-cell>
          <table:table-cell/>
          <table:table-cell table:formula="of:=[.G1812]+8" office:value-type="float" office:value="7252" calcext:value-type="float">
            <text:p>7252</text:p>
          </table:table-cell>
          <table:table-cell table:number-columns-repeated="7"/>
        </table:table-row>
        <table:table-row table:style-name="ro1">
          <table:table-cell table:formula="of:=[.A1814]+15295" office:value-type="float" office:value="27752656" calcext:value-type="float">
            <text:p>27752656</text:p>
          </table:table-cell>
          <table:table-cell table:formula="of:=[.B1814]+131" office:value-type="float" office:value="237762" calcext:value-type="float">
            <text:p>237762</text:p>
          </table:table-cell>
          <table:table-cell/>
          <table:table-cell table:formula="of:=[.D1814]+[.E1815]" office:value-type="float" office:value="50693503942" calcext:value-type="float">
            <text:p>50693503942</text:p>
          </table:table-cell>
          <table:table-cell table:formula="of:=[.F1815]*7770" office:value-type="float" office:value="56379120" calcext:value-type="float">
            <text:p>56379120</text:p>
          </table:table-cell>
          <table:table-cell table:formula="of:=[.F1813]+8" office:value-type="float" office:value="7256" calcext:value-type="float">
            <text:p>7256</text:p>
          </table:table-cell>
          <table:table-cell table:number-columns-repeated="8"/>
        </table:table-row>
        <table:table-row table:style-name="ro1">
          <table:table-cell table:formula="of:=[.A1815]+15295" office:value-type="float" office:value="27767951" calcext:value-type="float">
            <text:p>27767951</text:p>
          </table:table-cell>
          <table:table-cell table:formula="of:=[.B1815]+131" office:value-type="float" office:value="237893" calcext:value-type="float">
            <text:p>237893</text:p>
          </table:table-cell>
          <table:table-cell/>
          <table:table-cell table:formula="of:=[.D1815]+[.E1816]" office:value-type="float" office:value="50748875962" calcext:value-type="float">
            <text:p>50748875962</text:p>
          </table:table-cell>
          <table:table-cell table:formula="of:=[.G1816]*7627" office:value-type="float" office:value="55372020" calcext:value-type="float">
            <text:p>55372020</text:p>
          </table:table-cell>
          <table:table-cell/>
          <table:table-cell table:formula="of:=[.G1814]+8" office:value-type="float" office:value="7260" calcext:value-type="float">
            <text:p>7260</text:p>
          </table:table-cell>
          <table:table-cell table:number-columns-repeated="7"/>
        </table:table-row>
        <table:table-row table:style-name="ro1">
          <table:table-cell table:formula="of:=[.A1816]+15295" office:value-type="float" office:value="27783246" calcext:value-type="float">
            <text:p>27783246</text:p>
          </table:table-cell>
          <table:table-cell table:formula="of:=[.B1816]+131" office:value-type="float" office:value="238024" calcext:value-type="float">
            <text:p>238024</text:p>
          </table:table-cell>
          <table:table-cell/>
          <table:table-cell table:formula="of:=[.D1816]+[.E1817]" office:value-type="float" office:value="50805317242" calcext:value-type="float">
            <text:p>50805317242</text:p>
          </table:table-cell>
          <table:table-cell table:formula="of:=[.F1817]*7770" office:value-type="float" office:value="56441280" calcext:value-type="float">
            <text:p>56441280</text:p>
          </table:table-cell>
          <table:table-cell table:formula="of:=[.F1815]+8" office:value-type="float" office:value="7264" calcext:value-type="float">
            <text:p>7264</text:p>
          </table:table-cell>
          <table:table-cell table:number-columns-repeated="8"/>
        </table:table-row>
        <table:table-row table:style-name="ro1">
          <table:table-cell table:formula="of:=[.A1817]+15295" office:value-type="float" office:value="27798541" calcext:value-type="float">
            <text:p>27798541</text:p>
          </table:table-cell>
          <table:table-cell table:formula="of:=[.B1817]+131" office:value-type="float" office:value="238155" calcext:value-type="float">
            <text:p>238155</text:p>
          </table:table-cell>
          <table:table-cell/>
          <table:table-cell table:formula="of:=[.D1817]+[.E1818]" office:value-type="float" office:value="50860750278" calcext:value-type="float">
            <text:p>50860750278</text:p>
          </table:table-cell>
          <table:table-cell table:formula="of:=[.G1818]*7627" office:value-type="float" office:value="55433036" calcext:value-type="float">
            <text:p>55433036</text:p>
          </table:table-cell>
          <table:table-cell/>
          <table:table-cell table:formula="of:=[.G1816]+8" office:value-type="float" office:value="7268" calcext:value-type="float">
            <text:p>7268</text:p>
          </table:table-cell>
          <table:table-cell table:number-columns-repeated="7"/>
        </table:table-row>
        <table:table-row table:style-name="ro1">
          <table:table-cell table:formula="of:=[.A1818]+15295" office:value-type="float" office:value="27813836" calcext:value-type="float">
            <text:p>27813836</text:p>
          </table:table-cell>
          <table:table-cell table:formula="of:=[.B1818]+131" office:value-type="float" office:value="238286" calcext:value-type="float">
            <text:p>238286</text:p>
          </table:table-cell>
          <table:table-cell/>
          <table:table-cell table:formula="of:=[.D1818]+[.E1819]" office:value-type="float" office:value="50917253718" calcext:value-type="float">
            <text:p>50917253718</text:p>
          </table:table-cell>
          <table:table-cell table:formula="of:=[.F1819]*7770" office:value-type="float" office:value="56503440" calcext:value-type="float">
            <text:p>56503440</text:p>
          </table:table-cell>
          <table:table-cell table:formula="of:=[.F1817]+8" office:value-type="float" office:value="7272" calcext:value-type="float">
            <text:p>7272</text:p>
          </table:table-cell>
          <table:table-cell table:number-columns-repeated="8"/>
        </table:table-row>
        <table:table-row table:style-name="ro1">
          <table:table-cell table:formula="of:=[.A1819]+15295" office:value-type="float" office:value="27829131" calcext:value-type="float">
            <text:p>27829131</text:p>
          </table:table-cell>
          <table:table-cell table:formula="of:=[.B1819]+131" office:value-type="float" office:value="238417" calcext:value-type="float">
            <text:p>238417</text:p>
          </table:table-cell>
          <table:table-cell/>
          <table:table-cell table:formula="of:=[.D1819]+[.E1820]" office:value-type="float" office:value="50972747770" calcext:value-type="float">
            <text:p>50972747770</text:p>
          </table:table-cell>
          <table:table-cell table:formula="of:=[.G1820]*7627" office:value-type="float" office:value="55494052" calcext:value-type="float">
            <text:p>55494052</text:p>
          </table:table-cell>
          <table:table-cell/>
          <table:table-cell table:formula="of:=[.G1818]+8" office:value-type="float" office:value="7276" calcext:value-type="float">
            <text:p>7276</text:p>
          </table:table-cell>
          <table:table-cell table:number-columns-repeated="7"/>
        </table:table-row>
        <table:table-row table:style-name="ro1">
          <table:table-cell table:formula="of:=[.A1820]+15295" office:value-type="float" office:value="27844426" calcext:value-type="float">
            <text:p>27844426</text:p>
          </table:table-cell>
          <table:table-cell table:formula="of:=[.B1820]+131" office:value-type="float" office:value="238548" calcext:value-type="float">
            <text:p>238548</text:p>
          </table:table-cell>
          <table:table-cell/>
          <table:table-cell table:formula="of:=[.D1820]+[.E1821]" office:value-type="float" office:value="51029313370" calcext:value-type="float">
            <text:p>51029313370</text:p>
          </table:table-cell>
          <table:table-cell table:formula="of:=[.F1821]*7770" office:value-type="float" office:value="56565600" calcext:value-type="float">
            <text:p>56565600</text:p>
          </table:table-cell>
          <table:table-cell table:formula="of:=[.F1819]+8" office:value-type="float" office:value="7280" calcext:value-type="float">
            <text:p>7280</text:p>
          </table:table-cell>
          <table:table-cell table:number-columns-repeated="8"/>
        </table:table-row>
        <table:table-row table:style-name="ro1">
          <table:table-cell table:formula="of:=[.A1821]+15295" office:value-type="float" office:value="27859721" calcext:value-type="float">
            <text:p>27859721</text:p>
          </table:table-cell>
          <table:table-cell table:formula="of:=[.B1821]+131" office:value-type="float" office:value="238679" calcext:value-type="float">
            <text:p>238679</text:p>
          </table:table-cell>
          <table:table-cell/>
          <table:table-cell table:formula="of:=[.D1821]+[.E1822]" office:value-type="float" office:value="51084868438" calcext:value-type="float">
            <text:p>51084868438</text:p>
          </table:table-cell>
          <table:table-cell table:formula="of:=[.G1822]*7627" office:value-type="float" office:value="55555068" calcext:value-type="float">
            <text:p>55555068</text:p>
          </table:table-cell>
          <table:table-cell/>
          <table:table-cell table:formula="of:=[.G1820]+8" office:value-type="float" office:value="7284" calcext:value-type="float">
            <text:p>7284</text:p>
          </table:table-cell>
          <table:table-cell table:number-columns-repeated="7"/>
        </table:table-row>
        <table:table-row table:style-name="ro1">
          <table:table-cell table:formula="of:=[.A1822]+15295" office:value-type="float" office:value="27875016" calcext:value-type="float">
            <text:p>27875016</text:p>
          </table:table-cell>
          <table:table-cell table:formula="of:=[.B1822]+131" office:value-type="float" office:value="238810" calcext:value-type="float">
            <text:p>238810</text:p>
          </table:table-cell>
          <table:table-cell/>
          <table:table-cell table:formula="of:=[.D1822]+[.E1823]" office:value-type="float" office:value="51141496198" calcext:value-type="float">
            <text:p>51141496198</text:p>
          </table:table-cell>
          <table:table-cell table:formula="of:=[.F1823]*7770" office:value-type="float" office:value="56627760" calcext:value-type="float">
            <text:p>56627760</text:p>
          </table:table-cell>
          <table:table-cell table:formula="of:=[.F1821]+8" office:value-type="float" office:value="7288" calcext:value-type="float">
            <text:p>7288</text:p>
          </table:table-cell>
          <table:table-cell table:number-columns-repeated="8"/>
        </table:table-row>
        <table:table-row table:style-name="ro1">
          <table:table-cell table:formula="of:=[.A1823]+15295" office:value-type="float" office:value="27890311" calcext:value-type="float">
            <text:p>27890311</text:p>
          </table:table-cell>
          <table:table-cell table:formula="of:=[.B1823]+131" office:value-type="float" office:value="238941" calcext:value-type="float">
            <text:p>238941</text:p>
          </table:table-cell>
          <table:table-cell/>
          <table:table-cell table:formula="of:=[.D1823]+[.E1824]" office:value-type="float" office:value="51197112282" calcext:value-type="float">
            <text:p>51197112282</text:p>
          </table:table-cell>
          <table:table-cell table:formula="of:=[.G1824]*7627" office:value-type="float" office:value="55616084" calcext:value-type="float">
            <text:p>55616084</text:p>
          </table:table-cell>
          <table:table-cell/>
          <table:table-cell table:formula="of:=[.G1822]+8" office:value-type="float" office:value="7292" calcext:value-type="float">
            <text:p>7292</text:p>
          </table:table-cell>
          <table:table-cell table:number-columns-repeated="7"/>
        </table:table-row>
        <table:table-row table:style-name="ro1">
          <table:table-cell table:formula="of:=[.A1824]+15295" office:value-type="float" office:value="27905606" calcext:value-type="float">
            <text:p>27905606</text:p>
          </table:table-cell>
          <table:table-cell table:formula="of:=[.B1824]+131" office:value-type="float" office:value="239072" calcext:value-type="float">
            <text:p>239072</text:p>
          </table:table-cell>
          <table:table-cell/>
          <table:table-cell table:formula="of:=[.D1824]+[.E1825]" office:value-type="float" office:value="51253802202" calcext:value-type="float">
            <text:p>51253802202</text:p>
          </table:table-cell>
          <table:table-cell table:formula="of:=[.F1825]*7770" office:value-type="float" office:value="56689920" calcext:value-type="float">
            <text:p>56689920</text:p>
          </table:table-cell>
          <table:table-cell table:formula="of:=[.F1823]+8" office:value-type="float" office:value="7296" calcext:value-type="float">
            <text:p>7296</text:p>
          </table:table-cell>
          <table:table-cell table:number-columns-repeated="8"/>
        </table:table-row>
        <table:table-row table:style-name="ro1">
          <table:table-cell table:formula="of:=[.A1825]+15295" office:value-type="float" office:value="27920901" calcext:value-type="float">
            <text:p>27920901</text:p>
          </table:table-cell>
          <table:table-cell table:formula="of:=[.B1825]+131" office:value-type="float" office:value="239203" calcext:value-type="float">
            <text:p>239203</text:p>
          </table:table-cell>
          <table:table-cell/>
          <table:table-cell table:formula="of:=[.D1825]+[.E1826]" office:value-type="float" office:value="51309479302" calcext:value-type="float">
            <text:p>51309479302</text:p>
          </table:table-cell>
          <table:table-cell table:formula="of:=[.G1826]*7627" office:value-type="float" office:value="55677100" calcext:value-type="float">
            <text:p>55677100</text:p>
          </table:table-cell>
          <table:table-cell/>
          <table:table-cell table:formula="of:=[.G1824]+8" office:value-type="float" office:value="7300" calcext:value-type="float">
            <text:p>7300</text:p>
          </table:table-cell>
          <table:table-cell table:number-columns-repeated="7"/>
        </table:table-row>
        <table:table-row table:style-name="ro1">
          <table:table-cell table:formula="of:=[.A1826]+15295" office:value-type="float" office:value="27936196" calcext:value-type="float">
            <text:p>27936196</text:p>
          </table:table-cell>
          <table:table-cell table:formula="of:=[.B1826]+131" office:value-type="float" office:value="239334" calcext:value-type="float">
            <text:p>239334</text:p>
          </table:table-cell>
          <table:table-cell/>
          <table:table-cell table:formula="of:=[.D1826]+[.E1827]" office:value-type="float" office:value="51366231382" calcext:value-type="float">
            <text:p>51366231382</text:p>
          </table:table-cell>
          <table:table-cell table:formula="of:=[.F1827]*7770" office:value-type="float" office:value="56752080" calcext:value-type="float">
            <text:p>56752080</text:p>
          </table:table-cell>
          <table:table-cell table:formula="of:=[.F1825]+8" office:value-type="float" office:value="7304" calcext:value-type="float">
            <text:p>7304</text:p>
          </table:table-cell>
          <table:table-cell table:number-columns-repeated="8"/>
        </table:table-row>
        <table:table-row table:style-name="ro1">
          <table:table-cell table:formula="of:=[.A1827]+15295" office:value-type="float" office:value="27951491" calcext:value-type="float">
            <text:p>27951491</text:p>
          </table:table-cell>
          <table:table-cell table:formula="of:=[.B1827]+131" office:value-type="float" office:value="239465" calcext:value-type="float">
            <text:p>239465</text:p>
          </table:table-cell>
          <table:table-cell/>
          <table:table-cell table:formula="of:=[.D1827]+[.E1828]" office:value-type="float" office:value="51421969498" calcext:value-type="float">
            <text:p>51421969498</text:p>
          </table:table-cell>
          <table:table-cell table:formula="of:=[.G1828]*7627" office:value-type="float" office:value="55738116" calcext:value-type="float">
            <text:p>55738116</text:p>
          </table:table-cell>
          <table:table-cell/>
          <table:table-cell table:formula="of:=[.G1826]+8" office:value-type="float" office:value="7308" calcext:value-type="float">
            <text:p>7308</text:p>
          </table:table-cell>
          <table:table-cell table:number-columns-repeated="7"/>
        </table:table-row>
        <table:table-row table:style-name="ro1">
          <table:table-cell table:formula="of:=[.A1828]+15295" office:value-type="float" office:value="27966786" calcext:value-type="float">
            <text:p>27966786</text:p>
          </table:table-cell>
          <table:table-cell table:formula="of:=[.B1828]+131" office:value-type="float" office:value="239596" calcext:value-type="float">
            <text:p>239596</text:p>
          </table:table-cell>
          <table:table-cell/>
          <table:table-cell table:formula="of:=[.D1828]+[.E1829]" office:value-type="float" office:value="51478783738" calcext:value-type="float">
            <text:p>51478783738</text:p>
          </table:table-cell>
          <table:table-cell table:formula="of:=[.F1829]*7770" office:value-type="float" office:value="56814240" calcext:value-type="float">
            <text:p>56814240</text:p>
          </table:table-cell>
          <table:table-cell table:formula="of:=[.F1827]+8" office:value-type="float" office:value="7312" calcext:value-type="float">
            <text:p>7312</text:p>
          </table:table-cell>
          <table:table-cell table:number-columns-repeated="8"/>
        </table:table-row>
        <table:table-row table:style-name="ro1">
          <table:table-cell table:formula="of:=[.A1829]+15295" office:value-type="float" office:value="27982081" calcext:value-type="float">
            <text:p>27982081</text:p>
          </table:table-cell>
          <table:table-cell table:formula="of:=[.B1829]+131" office:value-type="float" office:value="239727" calcext:value-type="float">
            <text:p>239727</text:p>
          </table:table-cell>
          <table:table-cell/>
          <table:table-cell table:formula="of:=[.D1829]+[.E1830]" office:value-type="float" office:value="51534582870" calcext:value-type="float">
            <text:p>51534582870</text:p>
          </table:table-cell>
          <table:table-cell table:formula="of:=[.G1830]*7627" office:value-type="float" office:value="55799132" calcext:value-type="float">
            <text:p>55799132</text:p>
          </table:table-cell>
          <table:table-cell/>
          <table:table-cell table:formula="of:=[.G1828]+8" office:value-type="float" office:value="7316" calcext:value-type="float">
            <text:p>7316</text:p>
          </table:table-cell>
          <table:table-cell table:number-columns-repeated="7"/>
        </table:table-row>
        <table:table-row table:style-name="ro1">
          <table:table-cell table:formula="of:=[.A1830]+15295" office:value-type="float" office:value="27997376" calcext:value-type="float">
            <text:p>27997376</text:p>
          </table:table-cell>
          <table:table-cell table:formula="of:=[.B1830]+131" office:value-type="float" office:value="239858" calcext:value-type="float">
            <text:p>239858</text:p>
          </table:table-cell>
          <table:table-cell/>
          <table:table-cell table:formula="of:=[.D1830]+[.E1831]" office:value-type="float" office:value="51591459270" calcext:value-type="float">
            <text:p>51591459270</text:p>
          </table:table-cell>
          <table:table-cell table:formula="of:=[.F1831]*7770" office:value-type="float" office:value="56876400" calcext:value-type="float">
            <text:p>56876400</text:p>
          </table:table-cell>
          <table:table-cell table:formula="of:=[.F1829]+8" office:value-type="float" office:value="7320" calcext:value-type="float">
            <text:p>7320</text:p>
          </table:table-cell>
          <table:table-cell table:number-columns-repeated="8"/>
        </table:table-row>
        <table:table-row table:style-name="ro1">
          <table:table-cell table:formula="of:=[.A1831]+15295" office:value-type="float" office:value="28012671" calcext:value-type="float">
            <text:p>28012671</text:p>
          </table:table-cell>
          <table:table-cell table:formula="of:=[.B1831]+131" office:value-type="float" office:value="239989" calcext:value-type="float">
            <text:p>239989</text:p>
          </table:table-cell>
          <table:table-cell/>
          <table:table-cell table:formula="of:=[.D1831]+[.E1832]" office:value-type="float" office:value="51647319418" calcext:value-type="float">
            <text:p>51647319418</text:p>
          </table:table-cell>
          <table:table-cell table:formula="of:=[.G1832]*7627" office:value-type="float" office:value="55860148" calcext:value-type="float">
            <text:p>55860148</text:p>
          </table:table-cell>
          <table:table-cell/>
          <table:table-cell table:formula="of:=[.G1830]+8" office:value-type="float" office:value="7324" calcext:value-type="float">
            <text:p>7324</text:p>
          </table:table-cell>
          <table:table-cell table:number-columns-repeated="7"/>
        </table:table-row>
        <table:table-row table:style-name="ro1">
          <table:table-cell table:formula="of:=[.A1832]+15295" office:value-type="float" office:value="28027966" calcext:value-type="float">
            <text:p>28027966</text:p>
          </table:table-cell>
          <table:table-cell table:formula="of:=[.B1832]+131" office:value-type="float" office:value="240120" calcext:value-type="float">
            <text:p>240120</text:p>
          </table:table-cell>
          <table:table-cell/>
          <table:table-cell table:formula="of:=[.D1832]+[.E1833]" office:value-type="float" office:value="51704257978" calcext:value-type="float">
            <text:p>51704257978</text:p>
          </table:table-cell>
          <table:table-cell table:formula="of:=[.F1833]*7770" office:value-type="float" office:value="56938560" calcext:value-type="float">
            <text:p>56938560</text:p>
          </table:table-cell>
          <table:table-cell table:formula="of:=[.F1831]+8" office:value-type="float" office:value="7328" calcext:value-type="float">
            <text:p>7328</text:p>
          </table:table-cell>
          <table:table-cell table:number-columns-repeated="8"/>
        </table:table-row>
        <table:table-row table:style-name="ro1">
          <table:table-cell table:formula="of:=[.A1833]+15295" office:value-type="float" office:value="28043261" calcext:value-type="float">
            <text:p>28043261</text:p>
          </table:table-cell>
          <table:table-cell table:formula="of:=[.B1833]+131" office:value-type="float" office:value="240251" calcext:value-type="float">
            <text:p>240251</text:p>
          </table:table-cell>
          <table:table-cell/>
          <table:table-cell table:formula="of:=[.D1833]+[.E1834]" office:value-type="float" office:value="51760179142" calcext:value-type="float">
            <text:p>51760179142</text:p>
          </table:table-cell>
          <table:table-cell table:formula="of:=[.G1834]*7627" office:value-type="float" office:value="55921164" calcext:value-type="float">
            <text:p>55921164</text:p>
          </table:table-cell>
          <table:table-cell/>
          <table:table-cell table:formula="of:=[.G1832]+8" office:value-type="float" office:value="7332" calcext:value-type="float">
            <text:p>7332</text:p>
          </table:table-cell>
          <table:table-cell table:number-columns-repeated="7"/>
        </table:table-row>
        <table:table-row table:style-name="ro1">
          <table:table-cell table:formula="of:=[.A1834]+15295" office:value-type="float" office:value="28058556" calcext:value-type="float">
            <text:p>28058556</text:p>
          </table:table-cell>
          <table:table-cell table:formula="of:=[.B1834]+131" office:value-type="float" office:value="240382" calcext:value-type="float">
            <text:p>240382</text:p>
          </table:table-cell>
          <table:table-cell/>
          <table:table-cell table:formula="of:=[.D1834]+[.E1835]" office:value-type="float" office:value="51817179862" calcext:value-type="float">
            <text:p>51817179862</text:p>
          </table:table-cell>
          <table:table-cell table:formula="of:=[.F1835]*7770" office:value-type="float" office:value="57000720" calcext:value-type="float">
            <text:p>57000720</text:p>
          </table:table-cell>
          <table:table-cell table:formula="of:=[.F1833]+8" office:value-type="float" office:value="7336" calcext:value-type="float">
            <text:p>7336</text:p>
          </table:table-cell>
          <table:table-cell table:number-columns-repeated="8"/>
        </table:table-row>
        <table:table-row table:style-name="ro1">
          <table:table-cell table:formula="of:=[.A1835]+15295" office:value-type="float" office:value="28073851" calcext:value-type="float">
            <text:p>28073851</text:p>
          </table:table-cell>
          <table:table-cell table:formula="of:=[.B1835]+131" office:value-type="float" office:value="240513" calcext:value-type="float">
            <text:p>240513</text:p>
          </table:table-cell>
          <table:table-cell/>
          <table:table-cell table:formula="of:=[.D1835]+[.E1836]" office:value-type="float" office:value="51873162042" calcext:value-type="float">
            <text:p>51873162042</text:p>
          </table:table-cell>
          <table:table-cell table:formula="of:=[.G1836]*7627" office:value-type="float" office:value="55982180" calcext:value-type="float">
            <text:p>55982180</text:p>
          </table:table-cell>
          <table:table-cell/>
          <table:table-cell table:formula="of:=[.G1834]+8" office:value-type="float" office:value="7340" calcext:value-type="float">
            <text:p>7340</text:p>
          </table:table-cell>
          <table:table-cell table:number-columns-repeated="7"/>
        </table:table-row>
        <table:table-row table:style-name="ro1">
          <table:table-cell table:formula="of:=[.A1836]+15295" office:value-type="float" office:value="28089146" calcext:value-type="float">
            <text:p>28089146</text:p>
          </table:table-cell>
          <table:table-cell table:formula="of:=[.B1836]+131" office:value-type="float" office:value="240644" calcext:value-type="float">
            <text:p>240644</text:p>
          </table:table-cell>
          <table:table-cell/>
          <table:table-cell table:formula="of:=[.D1836]+[.E1837]" office:value-type="float" office:value="51930224922" calcext:value-type="float">
            <text:p>51930224922</text:p>
          </table:table-cell>
          <table:table-cell table:formula="of:=[.F1837]*7770" office:value-type="float" office:value="57062880" calcext:value-type="float">
            <text:p>57062880</text:p>
          </table:table-cell>
          <table:table-cell table:formula="of:=[.F1835]+8" office:value-type="float" office:value="7344" calcext:value-type="float">
            <text:p>7344</text:p>
          </table:table-cell>
          <table:table-cell table:number-columns-repeated="8"/>
        </table:table-row>
        <table:table-row table:style-name="ro1">
          <table:table-cell table:formula="of:=[.A1837]+15295" office:value-type="float" office:value="28104441" calcext:value-type="float">
            <text:p>28104441</text:p>
          </table:table-cell>
          <table:table-cell table:formula="of:=[.B1837]+131" office:value-type="float" office:value="240775" calcext:value-type="float">
            <text:p>240775</text:p>
          </table:table-cell>
          <table:table-cell/>
          <table:table-cell table:formula="of:=[.D1837]+[.E1838]" office:value-type="float" office:value="51986268118" calcext:value-type="float">
            <text:p>51986268118</text:p>
          </table:table-cell>
          <table:table-cell table:formula="of:=[.G1838]*7627" office:value-type="float" office:value="56043196" calcext:value-type="float">
            <text:p>56043196</text:p>
          </table:table-cell>
          <table:table-cell/>
          <table:table-cell table:formula="of:=[.G1836]+8" office:value-type="float" office:value="7348" calcext:value-type="float">
            <text:p>7348</text:p>
          </table:table-cell>
          <table:table-cell table:number-columns-repeated="7"/>
        </table:table-row>
        <table:table-row table:style-name="ro1">
          <table:table-cell table:formula="of:=[.A1838]+15295" office:value-type="float" office:value="28119736" calcext:value-type="float">
            <text:p>28119736</text:p>
          </table:table-cell>
          <table:table-cell table:formula="of:=[.B1838]+131" office:value-type="float" office:value="240906" calcext:value-type="float">
            <text:p>240906</text:p>
          </table:table-cell>
          <table:table-cell/>
          <table:table-cell table:formula="of:=[.D1838]+[.E1839]" office:value-type="float" office:value="52043393158" calcext:value-type="float">
            <text:p>52043393158</text:p>
          </table:table-cell>
          <table:table-cell table:formula="of:=[.F1839]*7770" office:value-type="float" office:value="57125040" calcext:value-type="float">
            <text:p>57125040</text:p>
          </table:table-cell>
          <table:table-cell table:formula="of:=[.F1837]+8" office:value-type="float" office:value="7352" calcext:value-type="float">
            <text:p>7352</text:p>
          </table:table-cell>
          <table:table-cell table:number-columns-repeated="8"/>
        </table:table-row>
        <table:table-row table:style-name="ro1">
          <table:table-cell table:formula="of:=[.A1839]+15295" office:value-type="float" office:value="28135031" calcext:value-type="float">
            <text:p>28135031</text:p>
          </table:table-cell>
          <table:table-cell table:formula="of:=[.B1839]+131" office:value-type="float" office:value="241037" calcext:value-type="float">
            <text:p>241037</text:p>
          </table:table-cell>
          <table:table-cell/>
          <table:table-cell table:formula="of:=[.D1839]+[.E1840]" office:value-type="float" office:value="52099497370" calcext:value-type="float">
            <text:p>52099497370</text:p>
          </table:table-cell>
          <table:table-cell table:formula="of:=[.G1840]*7627" office:value-type="float" office:value="56104212" calcext:value-type="float">
            <text:p>56104212</text:p>
          </table:table-cell>
          <table:table-cell/>
          <table:table-cell table:formula="of:=[.G1838]+8" office:value-type="float" office:value="7356" calcext:value-type="float">
            <text:p>7356</text:p>
          </table:table-cell>
          <table:table-cell table:number-columns-repeated="7"/>
        </table:table-row>
        <table:table-row table:style-name="ro1">
          <table:table-cell table:formula="of:=[.A1840]+15295" office:value-type="float" office:value="28150326" calcext:value-type="float">
            <text:p>28150326</text:p>
          </table:table-cell>
          <table:table-cell table:formula="of:=[.B1840]+131" office:value-type="float" office:value="241168" calcext:value-type="float">
            <text:p>241168</text:p>
          </table:table-cell>
          <table:table-cell/>
          <table:table-cell table:formula="of:=[.D1840]+[.E1841]" office:value-type="float" office:value="52156684570" calcext:value-type="float">
            <text:p>52156684570</text:p>
          </table:table-cell>
          <table:table-cell table:formula="of:=[.F1841]*7770" office:value-type="float" office:value="57187200" calcext:value-type="float">
            <text:p>57187200</text:p>
          </table:table-cell>
          <table:table-cell table:formula="of:=[.F1839]+8" office:value-type="float" office:value="7360" calcext:value-type="float">
            <text:p>7360</text:p>
          </table:table-cell>
          <table:table-cell table:number-columns-repeated="8"/>
        </table:table-row>
        <table:table-row table:style-name="ro1">
          <table:table-cell table:formula="of:=[.A1841]+15295" office:value-type="float" office:value="28165621" calcext:value-type="float">
            <text:p>28165621</text:p>
          </table:table-cell>
          <table:table-cell table:formula="of:=[.B1841]+131" office:value-type="float" office:value="241299" calcext:value-type="float">
            <text:p>241299</text:p>
          </table:table-cell>
          <table:table-cell/>
          <table:table-cell table:formula="of:=[.D1841]+[.E1842]" office:value-type="float" office:value="52212849798" calcext:value-type="float">
            <text:p>52212849798</text:p>
          </table:table-cell>
          <table:table-cell table:formula="of:=[.G1842]*7627" office:value-type="float" office:value="56165228" calcext:value-type="float">
            <text:p>56165228</text:p>
          </table:table-cell>
          <table:table-cell/>
          <table:table-cell table:formula="of:=[.G1840]+8" office:value-type="float" office:value="7364" calcext:value-type="float">
            <text:p>7364</text:p>
          </table:table-cell>
          <table:table-cell table:number-columns-repeated="7"/>
        </table:table-row>
        <table:table-row table:style-name="ro1">
          <table:table-cell table:formula="of:=[.A1842]+15295" office:value-type="float" office:value="28180916" calcext:value-type="float">
            <text:p>28180916</text:p>
          </table:table-cell>
          <table:table-cell table:formula="of:=[.B1842]+131" office:value-type="float" office:value="241430" calcext:value-type="float">
            <text:p>241430</text:p>
          </table:table-cell>
          <table:table-cell/>
          <table:table-cell table:formula="of:=[.D1842]+[.E1843]" office:value-type="float" office:value="52270099158" calcext:value-type="float">
            <text:p>52270099158</text:p>
          </table:table-cell>
          <table:table-cell table:formula="of:=[.F1843]*7770" office:value-type="float" office:value="57249360" calcext:value-type="float">
            <text:p>57249360</text:p>
          </table:table-cell>
          <table:table-cell table:formula="of:=[.F1841]+8" office:value-type="float" office:value="7368" calcext:value-type="float">
            <text:p>7368</text:p>
          </table:table-cell>
          <table:table-cell table:number-columns-repeated="8"/>
        </table:table-row>
        <table:table-row table:style-name="ro1">
          <table:table-cell table:formula="of:=[.A1843]+15295" office:value-type="float" office:value="28196211" calcext:value-type="float">
            <text:p>28196211</text:p>
          </table:table-cell>
          <table:table-cell table:formula="of:=[.B1843]+131" office:value-type="float" office:value="241561" calcext:value-type="float">
            <text:p>241561</text:p>
          </table:table-cell>
          <table:table-cell/>
          <table:table-cell table:formula="of:=[.D1843]+[.E1844]" office:value-type="float" office:value="52326325402" calcext:value-type="float">
            <text:p>52326325402</text:p>
          </table:table-cell>
          <table:table-cell table:formula="of:=[.G1844]*7627" office:value-type="float" office:value="56226244" calcext:value-type="float">
            <text:p>56226244</text:p>
          </table:table-cell>
          <table:table-cell/>
          <table:table-cell table:formula="of:=[.G1842]+8" office:value-type="float" office:value="7372" calcext:value-type="float">
            <text:p>7372</text:p>
          </table:table-cell>
          <table:table-cell table:number-columns-repeated="7"/>
        </table:table-row>
        <table:table-row table:style-name="ro1">
          <table:table-cell table:formula="of:=[.A1844]+15295" office:value-type="float" office:value="28211506" calcext:value-type="float">
            <text:p>28211506</text:p>
          </table:table-cell>
          <table:table-cell table:formula="of:=[.B1844]+131" office:value-type="float" office:value="241692" calcext:value-type="float">
            <text:p>241692</text:p>
          </table:table-cell>
          <table:table-cell/>
          <table:table-cell table:formula="of:=[.D1844]+[.E1845]" office:value-type="float" office:value="52383636922" calcext:value-type="float">
            <text:p>52383636922</text:p>
          </table:table-cell>
          <table:table-cell table:formula="of:=[.F1845]*7770" office:value-type="float" office:value="57311520" calcext:value-type="float">
            <text:p>57311520</text:p>
          </table:table-cell>
          <table:table-cell table:formula="of:=[.F1843]+8" office:value-type="float" office:value="7376" calcext:value-type="float">
            <text:p>7376</text:p>
          </table:table-cell>
          <table:table-cell table:number-columns-repeated="8"/>
        </table:table-row>
        <table:table-row table:style-name="ro1">
          <table:table-cell table:formula="of:=[.A1845]+15295" office:value-type="float" office:value="28226801" calcext:value-type="float">
            <text:p>28226801</text:p>
          </table:table-cell>
          <table:table-cell table:formula="of:=[.B1845]+131" office:value-type="float" office:value="241823" calcext:value-type="float">
            <text:p>241823</text:p>
          </table:table-cell>
          <table:table-cell/>
          <table:table-cell table:formula="of:=[.D1845]+[.E1846]" office:value-type="float" office:value="52439924182" calcext:value-type="float">
            <text:p>52439924182</text:p>
          </table:table-cell>
          <table:table-cell table:formula="of:=[.G1846]*7627" office:value-type="float" office:value="56287260" calcext:value-type="float">
            <text:p>56287260</text:p>
          </table:table-cell>
          <table:table-cell/>
          <table:table-cell table:formula="of:=[.G1844]+8" office:value-type="float" office:value="7380" calcext:value-type="float">
            <text:p>7380</text:p>
          </table:table-cell>
          <table:table-cell table:number-columns-repeated="7"/>
        </table:table-row>
        <table:table-row table:style-name="ro1">
          <table:table-cell table:formula="of:=[.A1846]+15295" office:value-type="float" office:value="28242096" calcext:value-type="float">
            <text:p>28242096</text:p>
          </table:table-cell>
          <table:table-cell table:formula="of:=[.B1846]+131" office:value-type="float" office:value="241954" calcext:value-type="float">
            <text:p>241954</text:p>
          </table:table-cell>
          <table:table-cell/>
          <table:table-cell table:formula="of:=[.D1846]+[.E1847]" office:value-type="float" office:value="52497297862" calcext:value-type="float">
            <text:p>52497297862</text:p>
          </table:table-cell>
          <table:table-cell table:formula="of:=[.F1847]*7770" office:value-type="float" office:value="57373680" calcext:value-type="float">
            <text:p>57373680</text:p>
          </table:table-cell>
          <table:table-cell table:formula="of:=[.F1845]+8" office:value-type="float" office:value="7384" calcext:value-type="float">
            <text:p>7384</text:p>
          </table:table-cell>
          <table:table-cell table:number-columns-repeated="8"/>
        </table:table-row>
        <table:table-row table:style-name="ro1">
          <table:table-cell table:formula="of:=[.A1847]+15295" office:value-type="float" office:value="28257391" calcext:value-type="float">
            <text:p>28257391</text:p>
          </table:table-cell>
          <table:table-cell table:formula="of:=[.B1847]+131" office:value-type="float" office:value="242085" calcext:value-type="float">
            <text:p>242085</text:p>
          </table:table-cell>
          <table:table-cell/>
          <table:table-cell table:formula="of:=[.D1847]+[.E1848]" office:value-type="float" office:value="52553646138" calcext:value-type="float">
            <text:p>52553646138</text:p>
          </table:table-cell>
          <table:table-cell table:formula="of:=[.G1848]*7627" office:value-type="float" office:value="56348276" calcext:value-type="float">
            <text:p>56348276</text:p>
          </table:table-cell>
          <table:table-cell/>
          <table:table-cell table:formula="of:=[.G1846]+8" office:value-type="float" office:value="7388" calcext:value-type="float">
            <text:p>7388</text:p>
          </table:table-cell>
          <table:table-cell table:number-columns-repeated="7"/>
        </table:table-row>
        <table:table-row table:style-name="ro1">
          <table:table-cell table:formula="of:=[.A1848]+15295" office:value-type="float" office:value="28272686" calcext:value-type="float">
            <text:p>28272686</text:p>
          </table:table-cell>
          <table:table-cell table:formula="of:=[.B1848]+131" office:value-type="float" office:value="242216" calcext:value-type="float">
            <text:p>242216</text:p>
          </table:table-cell>
          <table:table-cell/>
          <table:table-cell table:formula="of:=[.D1848]+[.E1849]" office:value-type="float" office:value="52611081978" calcext:value-type="float">
            <text:p>52611081978</text:p>
          </table:table-cell>
          <table:table-cell table:formula="of:=[.F1849]*7770" office:value-type="float" office:value="57435840" calcext:value-type="float">
            <text:p>57435840</text:p>
          </table:table-cell>
          <table:table-cell table:formula="of:=[.F1847]+8" office:value-type="float" office:value="7392" calcext:value-type="float">
            <text:p>7392</text:p>
          </table:table-cell>
          <table:table-cell table:number-columns-repeated="8"/>
        </table:table-row>
        <table:table-row table:style-name="ro1">
          <table:table-cell table:formula="of:=[.A1849]+15295" office:value-type="float" office:value="28287981" calcext:value-type="float">
            <text:p>28287981</text:p>
          </table:table-cell>
          <table:table-cell table:formula="of:=[.B1849]+131" office:value-type="float" office:value="242347" calcext:value-type="float">
            <text:p>242347</text:p>
          </table:table-cell>
          <table:table-cell/>
          <table:table-cell table:formula="of:=[.D1849]+[.E1850]" office:value-type="float" office:value="52667491270" calcext:value-type="float">
            <text:p>52667491270</text:p>
          </table:table-cell>
          <table:table-cell table:formula="of:=[.G1850]*7627" office:value-type="float" office:value="56409292" calcext:value-type="float">
            <text:p>56409292</text:p>
          </table:table-cell>
          <table:table-cell/>
          <table:table-cell table:formula="of:=[.G1848]+8" office:value-type="float" office:value="7396" calcext:value-type="float">
            <text:p>7396</text:p>
          </table:table-cell>
          <table:table-cell table:number-columns-repeated="7"/>
        </table:table-row>
        <table:table-row table:style-name="ro1">
          <table:table-cell table:formula="of:=[.A1850]+15295" office:value-type="float" office:value="28303276" calcext:value-type="float">
            <text:p>28303276</text:p>
          </table:table-cell>
          <table:table-cell table:formula="of:=[.B1850]+131" office:value-type="float" office:value="242478" calcext:value-type="float">
            <text:p>242478</text:p>
          </table:table-cell>
          <table:table-cell/>
          <table:table-cell table:formula="of:=[.D1850]+[.E1851]" office:value-type="float" office:value="52724989270" calcext:value-type="float">
            <text:p>52724989270</text:p>
          </table:table-cell>
          <table:table-cell table:formula="of:=[.F1851]*7770" office:value-type="float" office:value="57498000" calcext:value-type="float">
            <text:p>57498000</text:p>
          </table:table-cell>
          <table:table-cell table:formula="of:=[.F1849]+8" office:value-type="float" office:value="7400" calcext:value-type="float">
            <text:p>7400</text:p>
          </table:table-cell>
          <table:table-cell table:number-columns-repeated="8"/>
        </table:table-row>
        <table:table-row table:style-name="ro1">
          <table:table-cell table:formula="of:=[.A1851]+15295" office:value-type="float" office:value="28318571" calcext:value-type="float">
            <text:p>28318571</text:p>
          </table:table-cell>
          <table:table-cell table:formula="of:=[.B1851]+131" office:value-type="float" office:value="242609" calcext:value-type="float">
            <text:p>242609</text:p>
          </table:table-cell>
          <table:table-cell/>
          <table:table-cell table:formula="of:=[.D1851]+[.E1852]" office:value-type="float" office:value="52781459578" calcext:value-type="float">
            <text:p>52781459578</text:p>
          </table:table-cell>
          <table:table-cell table:formula="of:=[.G1852]*7627" office:value-type="float" office:value="56470308" calcext:value-type="float">
            <text:p>56470308</text:p>
          </table:table-cell>
          <table:table-cell/>
          <table:table-cell table:formula="of:=[.G1850]+8" office:value-type="float" office:value="7404" calcext:value-type="float">
            <text:p>7404</text:p>
          </table:table-cell>
          <table:table-cell table:number-columns-repeated="7"/>
        </table:table-row>
        <table:table-row table:style-name="ro1">
          <table:table-cell table:formula="of:=[.A1852]+15295" office:value-type="float" office:value="28333866" calcext:value-type="float">
            <text:p>28333866</text:p>
          </table:table-cell>
          <table:table-cell table:formula="of:=[.B1852]+131" office:value-type="float" office:value="242740" calcext:value-type="float">
            <text:p>242740</text:p>
          </table:table-cell>
          <table:table-cell/>
          <table:table-cell table:formula="of:=[.D1852]+[.E1853]" office:value-type="float" office:value="52839019738" calcext:value-type="float">
            <text:p>52839019738</text:p>
          </table:table-cell>
          <table:table-cell table:formula="of:=[.F1853]*7770" office:value-type="float" office:value="57560160" calcext:value-type="float">
            <text:p>57560160</text:p>
          </table:table-cell>
          <table:table-cell table:formula="of:=[.F1851]+8" office:value-type="float" office:value="7408" calcext:value-type="float">
            <text:p>7408</text:p>
          </table:table-cell>
          <table:table-cell table:number-columns-repeated="8"/>
        </table:table-row>
        <table:table-row table:style-name="ro1">
          <table:table-cell table:formula="of:=[.A1853]+15295" office:value-type="float" office:value="28349161" calcext:value-type="float">
            <text:p>28349161</text:p>
          </table:table-cell>
          <table:table-cell table:formula="of:=[.B1853]+131" office:value-type="float" office:value="242871" calcext:value-type="float">
            <text:p>242871</text:p>
          </table:table-cell>
          <table:table-cell/>
          <table:table-cell table:formula="of:=[.D1853]+[.E1854]" office:value-type="float" office:value="52895551062" calcext:value-type="float">
            <text:p>52895551062</text:p>
          </table:table-cell>
          <table:table-cell table:formula="of:=[.G1854]*7627" office:value-type="float" office:value="56531324" calcext:value-type="float">
            <text:p>56531324</text:p>
          </table:table-cell>
          <table:table-cell/>
          <table:table-cell table:formula="of:=[.G1852]+8" office:value-type="float" office:value="7412" calcext:value-type="float">
            <text:p>7412</text:p>
          </table:table-cell>
          <table:table-cell table:number-columns-repeated="7"/>
        </table:table-row>
        <table:table-row table:style-name="ro1">
          <table:table-cell table:formula="of:=[.A1854]+15295" office:value-type="float" office:value="28364456" calcext:value-type="float">
            <text:p>28364456</text:p>
          </table:table-cell>
          <table:table-cell table:formula="of:=[.B1854]+131" office:value-type="float" office:value="243002" calcext:value-type="float">
            <text:p>243002</text:p>
          </table:table-cell>
          <table:table-cell/>
          <table:table-cell table:formula="of:=[.D1854]+[.E1855]" office:value-type="float" office:value="52953173382" calcext:value-type="float">
            <text:p>52953173382</text:p>
          </table:table-cell>
          <table:table-cell table:formula="of:=[.F1855]*7770" office:value-type="float" office:value="57622320" calcext:value-type="float">
            <text:p>57622320</text:p>
          </table:table-cell>
          <table:table-cell table:formula="of:=[.F1853]+8" office:value-type="float" office:value="7416" calcext:value-type="float">
            <text:p>7416</text:p>
          </table:table-cell>
          <table:table-cell table:number-columns-repeated="8"/>
        </table:table-row>
        <table:table-row table:style-name="ro1">
          <table:table-cell table:formula="of:=[.A1855]+15295" office:value-type="float" office:value="28379751" calcext:value-type="float">
            <text:p>28379751</text:p>
          </table:table-cell>
          <table:table-cell table:formula="of:=[.B1855]+131" office:value-type="float" office:value="243133" calcext:value-type="float">
            <text:p>243133</text:p>
          </table:table-cell>
          <table:table-cell/>
          <table:table-cell table:formula="of:=[.D1855]+[.E1856]" office:value-type="float" office:value="53009765722" calcext:value-type="float">
            <text:p>53009765722</text:p>
          </table:table-cell>
          <table:table-cell table:formula="of:=[.G1856]*7627" office:value-type="float" office:value="56592340" calcext:value-type="float">
            <text:p>56592340</text:p>
          </table:table-cell>
          <table:table-cell/>
          <table:table-cell table:formula="of:=[.G1854]+8" office:value-type="float" office:value="7420" calcext:value-type="float">
            <text:p>7420</text:p>
          </table:table-cell>
          <table:table-cell table:number-columns-repeated="7"/>
        </table:table-row>
        <table:table-row table:style-name="ro1">
          <table:table-cell table:formula="of:=[.A1856]+15295" office:value-type="float" office:value="28395046" calcext:value-type="float">
            <text:p>28395046</text:p>
          </table:table-cell>
          <table:table-cell table:formula="of:=[.B1856]+131" office:value-type="float" office:value="243264" calcext:value-type="float">
            <text:p>243264</text:p>
          </table:table-cell>
          <table:table-cell/>
          <table:table-cell table:formula="of:=[.D1856]+[.E1857]" office:value-type="float" office:value="53067450202" calcext:value-type="float">
            <text:p>53067450202</text:p>
          </table:table-cell>
          <table:table-cell table:formula="of:=[.F1857]*7770" office:value-type="float" office:value="57684480" calcext:value-type="float">
            <text:p>57684480</text:p>
          </table:table-cell>
          <table:table-cell table:formula="of:=[.F1855]+8" office:value-type="float" office:value="7424" calcext:value-type="float">
            <text:p>7424</text:p>
          </table:table-cell>
          <table:table-cell table:number-columns-repeated="8"/>
        </table:table-row>
        <table:table-row table:style-name="ro1">
          <table:table-cell table:formula="of:=[.A1857]+15295" office:value-type="float" office:value="28410341" calcext:value-type="float">
            <text:p>28410341</text:p>
          </table:table-cell>
          <table:table-cell table:formula="of:=[.B1857]+131" office:value-type="float" office:value="243395" calcext:value-type="float">
            <text:p>243395</text:p>
          </table:table-cell>
          <table:table-cell/>
          <table:table-cell table:formula="of:=[.D1857]+[.E1858]" office:value-type="float" office:value="53124103558" calcext:value-type="float">
            <text:p>53124103558</text:p>
          </table:table-cell>
          <table:table-cell table:formula="of:=[.G1858]*7627" office:value-type="float" office:value="56653356" calcext:value-type="float">
            <text:p>56653356</text:p>
          </table:table-cell>
          <table:table-cell/>
          <table:table-cell table:formula="of:=[.G1856]+8" office:value-type="float" office:value="7428" calcext:value-type="float">
            <text:p>7428</text:p>
          </table:table-cell>
          <table:table-cell table:number-columns-repeated="7"/>
        </table:table-row>
        <table:table-row table:style-name="ro1">
          <table:table-cell table:formula="of:=[.A1858]+15295" office:value-type="float" office:value="28425636" calcext:value-type="float">
            <text:p>28425636</text:p>
          </table:table-cell>
          <table:table-cell table:formula="of:=[.B1858]+131" office:value-type="float" office:value="243526" calcext:value-type="float">
            <text:p>243526</text:p>
          </table:table-cell>
          <table:table-cell/>
          <table:table-cell table:formula="of:=[.D1858]+[.E1859]" office:value-type="float" office:value="53181850198" calcext:value-type="float">
            <text:p>53181850198</text:p>
          </table:table-cell>
          <table:table-cell table:formula="of:=[.F1859]*7770" office:value-type="float" office:value="57746640" calcext:value-type="float">
            <text:p>57746640</text:p>
          </table:table-cell>
          <table:table-cell table:formula="of:=[.F1857]+8" office:value-type="float" office:value="7432" calcext:value-type="float">
            <text:p>7432</text:p>
          </table:table-cell>
          <table:table-cell table:number-columns-repeated="8"/>
        </table:table-row>
        <table:table-row table:style-name="ro1">
          <table:table-cell table:formula="of:=[.A1859]+15295" office:value-type="float" office:value="28440931" calcext:value-type="float">
            <text:p>28440931</text:p>
          </table:table-cell>
          <table:table-cell table:formula="of:=[.B1859]+131" office:value-type="float" office:value="243657" calcext:value-type="float">
            <text:p>243657</text:p>
          </table:table-cell>
          <table:table-cell/>
          <table:table-cell table:formula="of:=[.D1859]+[.E1860]" office:value-type="float" office:value="53238564570" calcext:value-type="float">
            <text:p>53238564570</text:p>
          </table:table-cell>
          <table:table-cell table:formula="of:=[.G1860]*7627" office:value-type="float" office:value="56714372" calcext:value-type="float">
            <text:p>56714372</text:p>
          </table:table-cell>
          <table:table-cell/>
          <table:table-cell table:formula="of:=[.G1858]+8" office:value-type="float" office:value="7436" calcext:value-type="float">
            <text:p>7436</text:p>
          </table:table-cell>
          <table:table-cell table:number-columns-repeated="7"/>
        </table:table-row>
        <table:table-row table:style-name="ro1">
          <table:table-cell table:formula="of:=[.A1860]+15295" office:value-type="float" office:value="28456226" calcext:value-type="float">
            <text:p>28456226</text:p>
          </table:table-cell>
          <table:table-cell table:formula="of:=[.B1860]+131" office:value-type="float" office:value="243788" calcext:value-type="float">
            <text:p>243788</text:p>
          </table:table-cell>
          <table:table-cell/>
          <table:table-cell table:formula="of:=[.D1860]+[.E1861]" office:value-type="float" office:value="53296373370" calcext:value-type="float">
            <text:p>53296373370</text:p>
          </table:table-cell>
          <table:table-cell table:formula="of:=[.F1861]*7770" office:value-type="float" office:value="57808800" calcext:value-type="float">
            <text:p>57808800</text:p>
          </table:table-cell>
          <table:table-cell table:formula="of:=[.F1859]+8" office:value-type="float" office:value="7440" calcext:value-type="float">
            <text:p>7440</text:p>
          </table:table-cell>
          <table:table-cell table:number-columns-repeated="8"/>
        </table:table-row>
        <table:table-row table:style-name="ro1">
          <table:table-cell table:formula="of:=[.A1861]+15295" office:value-type="float" office:value="28471521" calcext:value-type="float">
            <text:p>28471521</text:p>
          </table:table-cell>
          <table:table-cell table:formula="of:=[.B1861]+131" office:value-type="float" office:value="243919" calcext:value-type="float">
            <text:p>243919</text:p>
          </table:table-cell>
          <table:table-cell/>
          <table:table-cell table:formula="of:=[.D1861]+[.E1862]" office:value-type="float" office:value="53353148758" calcext:value-type="float">
            <text:p>53353148758</text:p>
          </table:table-cell>
          <table:table-cell table:formula="of:=[.G1862]*7627" office:value-type="float" office:value="56775388" calcext:value-type="float">
            <text:p>56775388</text:p>
          </table:table-cell>
          <table:table-cell/>
          <table:table-cell table:formula="of:=[.G1860]+8" office:value-type="float" office:value="7444" calcext:value-type="float">
            <text:p>7444</text:p>
          </table:table-cell>
          <table:table-cell table:number-columns-repeated="7"/>
        </table:table-row>
        <table:table-row table:style-name="ro1">
          <table:table-cell table:formula="of:=[.A1862]+15295" office:value-type="float" office:value="28486816" calcext:value-type="float">
            <text:p>28486816</text:p>
          </table:table-cell>
          <table:table-cell table:formula="of:=[.B1862]+131" office:value-type="float" office:value="244050" calcext:value-type="float">
            <text:p>244050</text:p>
          </table:table-cell>
          <table:table-cell/>
          <table:table-cell table:formula="of:=[.D1862]+[.E1863]" office:value-type="float" office:value="53411019718" calcext:value-type="float">
            <text:p>53411019718</text:p>
          </table:table-cell>
          <table:table-cell table:formula="of:=[.F1863]*7770" office:value-type="float" office:value="57870960" calcext:value-type="float">
            <text:p>57870960</text:p>
          </table:table-cell>
          <table:table-cell table:formula="of:=[.F1861]+8" office:value-type="float" office:value="7448" calcext:value-type="float">
            <text:p>7448</text:p>
          </table:table-cell>
          <table:table-cell table:number-columns-repeated="8"/>
        </table:table-row>
        <table:table-row table:style-name="ro1">
          <table:table-cell table:formula="of:=[.A1863]+15295" office:value-type="float" office:value="28502111" calcext:value-type="float">
            <text:p>28502111</text:p>
          </table:table-cell>
          <table:table-cell table:formula="of:=[.B1863]+131" office:value-type="float" office:value="244181" calcext:value-type="float">
            <text:p>244181</text:p>
          </table:table-cell>
          <table:table-cell/>
          <table:table-cell table:formula="of:=[.D1863]+[.E1864]" office:value-type="float" office:value="53467856122" calcext:value-type="float">
            <text:p>53467856122</text:p>
          </table:table-cell>
          <table:table-cell table:formula="of:=[.G1864]*7627" office:value-type="float" office:value="56836404" calcext:value-type="float">
            <text:p>56836404</text:p>
          </table:table-cell>
          <table:table-cell/>
          <table:table-cell table:formula="of:=[.G1862]+8" office:value-type="float" office:value="7452" calcext:value-type="float">
            <text:p>7452</text:p>
          </table:table-cell>
          <table:table-cell table:number-columns-repeated="7"/>
        </table:table-row>
        <table:table-row table:style-name="ro1">
          <table:table-cell table:formula="of:=[.A1864]+15295" office:value-type="float" office:value="28517406" calcext:value-type="float">
            <text:p>28517406</text:p>
          </table:table-cell>
          <table:table-cell table:formula="of:=[.B1864]+131" office:value-type="float" office:value="244312" calcext:value-type="float">
            <text:p>244312</text:p>
          </table:table-cell>
          <table:table-cell/>
          <table:table-cell table:formula="of:=[.D1864]+[.E1865]" office:value-type="float" office:value="53525789242" calcext:value-type="float">
            <text:p>53525789242</text:p>
          </table:table-cell>
          <table:table-cell table:formula="of:=[.F1865]*7770" office:value-type="float" office:value="57933120" calcext:value-type="float">
            <text:p>57933120</text:p>
          </table:table-cell>
          <table:table-cell table:formula="of:=[.F1863]+8" office:value-type="float" office:value="7456" calcext:value-type="float">
            <text:p>7456</text:p>
          </table:table-cell>
          <table:table-cell table:number-columns-repeated="8"/>
        </table:table-row>
        <table:table-row table:style-name="ro1">
          <table:table-cell table:formula="of:=[.A1865]+15295" office:value-type="float" office:value="28532701" calcext:value-type="float">
            <text:p>28532701</text:p>
          </table:table-cell>
          <table:table-cell table:formula="of:=[.B1865]+131" office:value-type="float" office:value="244443" calcext:value-type="float">
            <text:p>244443</text:p>
          </table:table-cell>
          <table:table-cell/>
          <table:table-cell table:formula="of:=[.D1865]+[.E1866]" office:value-type="float" office:value="53582686662" calcext:value-type="float">
            <text:p>53582686662</text:p>
          </table:table-cell>
          <table:table-cell table:formula="of:=[.G1866]*7627" office:value-type="float" office:value="56897420" calcext:value-type="float">
            <text:p>56897420</text:p>
          </table:table-cell>
          <table:table-cell/>
          <table:table-cell table:formula="of:=[.G1864]+8" office:value-type="float" office:value="7460" calcext:value-type="float">
            <text:p>7460</text:p>
          </table:table-cell>
          <table:table-cell table:number-columns-repeated="7"/>
        </table:table-row>
        <table:table-row table:style-name="ro1">
          <table:table-cell table:formula="of:=[.A1866]+15295" office:value-type="float" office:value="28547996" calcext:value-type="float">
            <text:p>28547996</text:p>
          </table:table-cell>
          <table:table-cell table:formula="of:=[.B1866]+131" office:value-type="float" office:value="244574" calcext:value-type="float">
            <text:p>244574</text:p>
          </table:table-cell>
          <table:table-cell/>
          <table:table-cell table:formula="of:=[.D1866]+[.E1867]" office:value-type="float" office:value="53640681942" calcext:value-type="float">
            <text:p>53640681942</text:p>
          </table:table-cell>
          <table:table-cell table:formula="of:=[.F1867]*7770" office:value-type="float" office:value="57995280" calcext:value-type="float">
            <text:p>57995280</text:p>
          </table:table-cell>
          <table:table-cell table:formula="of:=[.F1865]+8" office:value-type="float" office:value="7464" calcext:value-type="float">
            <text:p>7464</text:p>
          </table:table-cell>
          <table:table-cell table:number-columns-repeated="8"/>
        </table:table-row>
        <table:table-row table:style-name="ro1">
          <table:table-cell table:formula="of:=[.A1867]+15295" office:value-type="float" office:value="28563291" calcext:value-type="float">
            <text:p>28563291</text:p>
          </table:table-cell>
          <table:table-cell table:formula="of:=[.B1867]+131" office:value-type="float" office:value="244705" calcext:value-type="float">
            <text:p>244705</text:p>
          </table:table-cell>
          <table:table-cell/>
          <table:table-cell table:formula="of:=[.D1867]+[.E1868]" office:value-type="float" office:value="53697640378" calcext:value-type="float">
            <text:p>53697640378</text:p>
          </table:table-cell>
          <table:table-cell table:formula="of:=[.G1868]*7627" office:value-type="float" office:value="56958436" calcext:value-type="float">
            <text:p>56958436</text:p>
          </table:table-cell>
          <table:table-cell/>
          <table:table-cell table:formula="of:=[.G1866]+8" office:value-type="float" office:value="7468" calcext:value-type="float">
            <text:p>7468</text:p>
          </table:table-cell>
          <table:table-cell table:number-columns-repeated="7"/>
        </table:table-row>
        <table:table-row table:style-name="ro1">
          <table:table-cell table:formula="of:=[.A1868]+15295" office:value-type="float" office:value="28578586" calcext:value-type="float">
            <text:p>28578586</text:p>
          </table:table-cell>
          <table:table-cell table:formula="of:=[.B1868]+131" office:value-type="float" office:value="244836" calcext:value-type="float">
            <text:p>244836</text:p>
          </table:table-cell>
          <table:table-cell/>
          <table:table-cell table:formula="of:=[.D1868]+[.E1869]" office:value-type="float" office:value="53755697818" calcext:value-type="float">
            <text:p>53755697818</text:p>
          </table:table-cell>
          <table:table-cell table:formula="of:=[.F1869]*7770" office:value-type="float" office:value="58057440" calcext:value-type="float">
            <text:p>58057440</text:p>
          </table:table-cell>
          <table:table-cell table:formula="of:=[.F1867]+8" office:value-type="float" office:value="7472" calcext:value-type="float">
            <text:p>7472</text:p>
          </table:table-cell>
          <table:table-cell table:number-columns-repeated="8"/>
        </table:table-row>
        <table:table-row table:style-name="ro1">
          <table:table-cell table:formula="of:=[.A1869]+15295" office:value-type="float" office:value="28593881" calcext:value-type="float">
            <text:p>28593881</text:p>
          </table:table-cell>
          <table:table-cell table:formula="of:=[.B1869]+131" office:value-type="float" office:value="244967" calcext:value-type="float">
            <text:p>244967</text:p>
          </table:table-cell>
          <table:table-cell/>
          <table:table-cell table:formula="of:=[.D1869]+[.E1870]" office:value-type="float" office:value="53812717270" calcext:value-type="float">
            <text:p>53812717270</text:p>
          </table:table-cell>
          <table:table-cell table:formula="of:=[.G1870]*7627" office:value-type="float" office:value="57019452" calcext:value-type="float">
            <text:p>57019452</text:p>
          </table:table-cell>
          <table:table-cell/>
          <table:table-cell table:formula="of:=[.G1868]+8" office:value-type="float" office:value="7476" calcext:value-type="float">
            <text:p>7476</text:p>
          </table:table-cell>
          <table:table-cell table:number-columns-repeated="7"/>
        </table:table-row>
        <table:table-row table:style-name="ro1">
          <table:table-cell table:formula="of:=[.A1870]+15295" office:value-type="float" office:value="28609176" calcext:value-type="float">
            <text:p>28609176</text:p>
          </table:table-cell>
          <table:table-cell table:formula="of:=[.B1870]+131" office:value-type="float" office:value="245098" calcext:value-type="float">
            <text:p>245098</text:p>
          </table:table-cell>
          <table:table-cell/>
          <table:table-cell table:formula="of:=[.D1870]+[.E1871]" office:value-type="float" office:value="53870836870" calcext:value-type="float">
            <text:p>53870836870</text:p>
          </table:table-cell>
          <table:table-cell table:formula="of:=[.F1871]*7770" office:value-type="float" office:value="58119600" calcext:value-type="float">
            <text:p>58119600</text:p>
          </table:table-cell>
          <table:table-cell table:formula="of:=[.F1869]+8" office:value-type="float" office:value="7480" calcext:value-type="float">
            <text:p>7480</text:p>
          </table:table-cell>
          <table:table-cell table:number-columns-repeated="8"/>
        </table:table-row>
        <table:table-row table:style-name="ro1">
          <table:table-cell table:formula="of:=[.A1871]+15295" office:value-type="float" office:value="28624471" calcext:value-type="float">
            <text:p>28624471</text:p>
          </table:table-cell>
          <table:table-cell table:formula="of:=[.B1871]+131" office:value-type="float" office:value="245229" calcext:value-type="float">
            <text:p>245229</text:p>
          </table:table-cell>
          <table:table-cell/>
          <table:table-cell table:formula="of:=[.D1871]+[.E1872]" office:value-type="float" office:value="53927917338" calcext:value-type="float">
            <text:p>53927917338</text:p>
          </table:table-cell>
          <table:table-cell table:formula="of:=[.G1872]*7627" office:value-type="float" office:value="57080468" calcext:value-type="float">
            <text:p>57080468</text:p>
          </table:table-cell>
          <table:table-cell/>
          <table:table-cell table:formula="of:=[.G1870]+8" office:value-type="float" office:value="7484" calcext:value-type="float">
            <text:p>7484</text:p>
          </table:table-cell>
          <table:table-cell table:number-columns-repeated="7"/>
        </table:table-row>
        <table:table-row table:style-name="ro1">
          <table:table-cell table:formula="of:=[.A1872]+15295" office:value-type="float" office:value="28639766" calcext:value-type="float">
            <text:p>28639766</text:p>
          </table:table-cell>
          <table:table-cell table:formula="of:=[.B1872]+131" office:value-type="float" office:value="245360" calcext:value-type="float">
            <text:p>245360</text:p>
          </table:table-cell>
          <table:table-cell/>
          <table:table-cell table:formula="of:=[.D1872]+[.E1873]" office:value-type="float" office:value="53986099098" calcext:value-type="float">
            <text:p>53986099098</text:p>
          </table:table-cell>
          <table:table-cell table:formula="of:=[.F1873]*7770" office:value-type="float" office:value="58181760" calcext:value-type="float">
            <text:p>58181760</text:p>
          </table:table-cell>
          <table:table-cell table:formula="of:=[.F1871]+8" office:value-type="float" office:value="7488" calcext:value-type="float">
            <text:p>7488</text:p>
          </table:table-cell>
          <table:table-cell table:number-columns-repeated="8"/>
        </table:table-row>
        <table:table-row table:style-name="ro1">
          <table:table-cell table:formula="of:=[.A1873]+15295" office:value-type="float" office:value="28655061" calcext:value-type="float">
            <text:p>28655061</text:p>
          </table:table-cell>
          <table:table-cell table:formula="of:=[.B1873]+131" office:value-type="float" office:value="245491" calcext:value-type="float">
            <text:p>245491</text:p>
          </table:table-cell>
          <table:table-cell/>
          <table:table-cell table:formula="of:=[.D1873]+[.E1874]" office:value-type="float" office:value="54043240582" calcext:value-type="float">
            <text:p>54043240582</text:p>
          </table:table-cell>
          <table:table-cell table:formula="of:=[.G1874]*7627" office:value-type="float" office:value="57141484" calcext:value-type="float">
            <text:p>57141484</text:p>
          </table:table-cell>
          <table:table-cell/>
          <table:table-cell table:formula="of:=[.G1872]+8" office:value-type="float" office:value="7492" calcext:value-type="float">
            <text:p>7492</text:p>
          </table:table-cell>
          <table:table-cell table:number-columns-repeated="7"/>
        </table:table-row>
        <table:table-row table:style-name="ro1">
          <table:table-cell table:formula="of:=[.A1874]+15295" office:value-type="float" office:value="28670356" calcext:value-type="float">
            <text:p>28670356</text:p>
          </table:table-cell>
          <table:table-cell table:formula="of:=[.B1874]+131" office:value-type="float" office:value="245622" calcext:value-type="float">
            <text:p>245622</text:p>
          </table:table-cell>
          <table:table-cell/>
          <table:table-cell table:formula="of:=[.D1874]+[.E1875]" office:value-type="float" office:value="54101484502" calcext:value-type="float">
            <text:p>54101484502</text:p>
          </table:table-cell>
          <table:table-cell table:formula="of:=[.F1875]*7770" office:value-type="float" office:value="58243920" calcext:value-type="float">
            <text:p>58243920</text:p>
          </table:table-cell>
          <table:table-cell table:formula="of:=[.F1873]+8" office:value-type="float" office:value="7496" calcext:value-type="float">
            <text:p>7496</text:p>
          </table:table-cell>
          <table:table-cell table:number-columns-repeated="8"/>
        </table:table-row>
        <table:table-row table:style-name="ro1">
          <table:table-cell table:formula="of:=[.A1875]+15295" office:value-type="float" office:value="28685651" calcext:value-type="float">
            <text:p>28685651</text:p>
          </table:table-cell>
          <table:table-cell table:formula="of:=[.B1875]+131" office:value-type="float" office:value="245753" calcext:value-type="float">
            <text:p>245753</text:p>
          </table:table-cell>
          <table:table-cell/>
          <table:table-cell table:formula="of:=[.D1875]+[.E1876]" office:value-type="float" office:value="54158687002" calcext:value-type="float">
            <text:p>54158687002</text:p>
          </table:table-cell>
          <table:table-cell table:formula="of:=[.G1876]*7627" office:value-type="float" office:value="57202500" calcext:value-type="float">
            <text:p>57202500</text:p>
          </table:table-cell>
          <table:table-cell/>
          <table:table-cell table:formula="of:=[.G1874]+8" office:value-type="float" office:value="7500" calcext:value-type="float">
            <text:p>7500</text:p>
          </table:table-cell>
          <table:table-cell table:number-columns-repeated="7"/>
        </table:table-row>
        <table:table-row table:style-name="ro1">
          <table:table-cell table:formula="of:=[.A1876]+15295" office:value-type="float" office:value="28700946" calcext:value-type="float">
            <text:p>28700946</text:p>
          </table:table-cell>
          <table:table-cell table:formula="of:=[.B1876]+131" office:value-type="float" office:value="245884" calcext:value-type="float">
            <text:p>245884</text:p>
          </table:table-cell>
          <table:table-cell/>
          <table:table-cell table:formula="of:=[.D1876]+[.E1877]" office:value-type="float" office:value="54216993082" calcext:value-type="float">
            <text:p>54216993082</text:p>
          </table:table-cell>
          <table:table-cell table:formula="of:=[.F1877]*7770" office:value-type="float" office:value="58306080" calcext:value-type="float">
            <text:p>58306080</text:p>
          </table:table-cell>
          <table:table-cell table:formula="of:=[.F1875]+8" office:value-type="float" office:value="7504" calcext:value-type="float">
            <text:p>7504</text:p>
          </table:table-cell>
          <table:table-cell table:number-columns-repeated="8"/>
        </table:table-row>
        <table:table-row table:style-name="ro1">
          <table:table-cell table:formula="of:=[.A1877]+15295" office:value-type="float" office:value="28716241" calcext:value-type="float">
            <text:p>28716241</text:p>
          </table:table-cell>
          <table:table-cell table:formula="of:=[.B1877]+131" office:value-type="float" office:value="246015" calcext:value-type="float">
            <text:p>246015</text:p>
          </table:table-cell>
          <table:table-cell/>
          <table:table-cell table:formula="of:=[.D1877]+[.E1878]" office:value-type="float" office:value="54274256598" calcext:value-type="float">
            <text:p>54274256598</text:p>
          </table:table-cell>
          <table:table-cell table:formula="of:=[.G1878]*7627" office:value-type="float" office:value="57263516" calcext:value-type="float">
            <text:p>57263516</text:p>
          </table:table-cell>
          <table:table-cell/>
          <table:table-cell table:formula="of:=[.G1876]+8" office:value-type="float" office:value="7508" calcext:value-type="float">
            <text:p>7508</text:p>
          </table:table-cell>
          <table:table-cell table:number-columns-repeated="7"/>
        </table:table-row>
        <table:table-row table:style-name="ro1">
          <table:table-cell table:formula="of:=[.A1878]+15295" office:value-type="float" office:value="28731536" calcext:value-type="float">
            <text:p>28731536</text:p>
          </table:table-cell>
          <table:table-cell table:formula="of:=[.B1878]+131" office:value-type="float" office:value="246146" calcext:value-type="float">
            <text:p>246146</text:p>
          </table:table-cell>
          <table:table-cell/>
          <table:table-cell table:formula="of:=[.D1878]+[.E1879]" office:value-type="float" office:value="54332624838" calcext:value-type="float">
            <text:p>54332624838</text:p>
          </table:table-cell>
          <table:table-cell table:formula="of:=[.F1879]*7770" office:value-type="float" office:value="58368240" calcext:value-type="float">
            <text:p>58368240</text:p>
          </table:table-cell>
          <table:table-cell table:formula="of:=[.F1877]+8" office:value-type="float" office:value="7512" calcext:value-type="float">
            <text:p>7512</text:p>
          </table:table-cell>
          <table:table-cell table:number-columns-repeated="8"/>
        </table:table-row>
        <table:table-row table:style-name="ro1">
          <table:table-cell table:formula="of:=[.A1879]+15295" office:value-type="float" office:value="28746831" calcext:value-type="float">
            <text:p>28746831</text:p>
          </table:table-cell>
          <table:table-cell table:formula="of:=[.B1879]+131" office:value-type="float" office:value="246277" calcext:value-type="float">
            <text:p>246277</text:p>
          </table:table-cell>
          <table:table-cell/>
          <table:table-cell table:formula="of:=[.D1879]+[.E1880]" office:value-type="float" office:value="54389949370" calcext:value-type="float">
            <text:p>54389949370</text:p>
          </table:table-cell>
          <table:table-cell table:formula="of:=[.G1880]*7627" office:value-type="float" office:value="57324532" calcext:value-type="float">
            <text:p>57324532</text:p>
          </table:table-cell>
          <table:table-cell/>
          <table:table-cell table:formula="of:=[.G1878]+8"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 table:formula="of:=[.A1880]+15295" office:value-type="float" office:value="28762126" calcext:value-type="float">
            <text:p>28762126</text:p>
          </table:table-cell>
          <table:table-cell table:formula="of:=[.B1880]+131" office:value-type="float" office:value="246408" calcext:value-type="float">
            <text:p>246408</text:p>
          </table:table-cell>
          <table:table-cell/>
          <table:table-cell table:formula="of:=[.D1880]+[.E1881]" office:value-type="float" office:value="54448379770" calcext:value-type="float">
            <text:p>54448379770</text:p>
          </table:table-cell>
          <table:table-cell table:formula="of:=[.F1881]*7770" office:value-type="float" office:value="58430400" calcext:value-type="float">
            <text:p>58430400</text:p>
          </table:table-cell>
          <table:table-cell table:formula="of:=[.F1879]+8" office:value-type="float" office:value="7520" calcext:value-type="float">
            <text:p>7520</text:p>
          </table:table-cell>
          <table:table-cell table:number-columns-repeated="8"/>
        </table:table-row>
        <table:table-row table:style-name="ro1">
          <table:table-cell table:formula="of:=[.A1881]+15295" office:value-type="float" office:value="28777421" calcext:value-type="float">
            <text:p>28777421</text:p>
          </table:table-cell>
          <table:table-cell table:formula="of:=[.B1881]+131" office:value-type="float" office:value="246539" calcext:value-type="float">
            <text:p>246539</text:p>
          </table:table-cell>
          <table:table-cell/>
          <table:table-cell table:formula="of:=[.D1881]+[.E1882]" office:value-type="float" office:value="54505765318" calcext:value-type="float">
            <text:p>54505765318</text:p>
          </table:table-cell>
          <table:table-cell table:formula="of:=[.G1882]*7627" office:value-type="float" office:value="57385548" calcext:value-type="float">
            <text:p>57385548</text:p>
          </table:table-cell>
          <table:table-cell/>
          <table:table-cell table:formula="of:=[.G1880]+8" office:value-type="float" office:value="7524" calcext:value-type="float">
            <text:p>7524</text:p>
          </table:table-cell>
          <table:table-cell table:number-columns-repeated="7"/>
        </table:table-row>
        <table:table-row table:style-name="ro1">
          <table:table-cell table:formula="of:=[.A1882]+15295" office:value-type="float" office:value="28792716" calcext:value-type="float">
            <text:p>28792716</text:p>
          </table:table-cell>
          <table:table-cell table:formula="of:=[.B1882]+131" office:value-type="float" office:value="246670" calcext:value-type="float">
            <text:p>246670</text:p>
          </table:table-cell>
          <table:table-cell/>
          <table:table-cell table:formula="of:=[.D1882]+[.E1883]" office:value-type="float" office:value="54564257878" calcext:value-type="float">
            <text:p>54564257878</text:p>
          </table:table-cell>
          <table:table-cell table:formula="of:=[.F1883]*7770" office:value-type="float" office:value="58492560" calcext:value-type="float">
            <text:p>58492560</text:p>
          </table:table-cell>
          <table:table-cell table:formula="of:=[.F1881]+8" office:value-type="float" office:value="7528" calcext:value-type="float">
            <text:p>7528</text:p>
          </table:table-cell>
          <table:table-cell table:number-columns-repeated="8"/>
        </table:table-row>
        <table:table-row table:style-name="ro1">
          <table:table-cell table:formula="of:=[.A1883]+15295" office:value-type="float" office:value="28808011" calcext:value-type="float">
            <text:p>28808011</text:p>
          </table:table-cell>
          <table:table-cell table:formula="of:=[.B1883]+131" office:value-type="float" office:value="246801" calcext:value-type="float">
            <text:p>246801</text:p>
          </table:table-cell>
          <table:table-cell/>
          <table:table-cell table:formula="of:=[.D1883]+[.E1884]" office:value-type="float" office:value="54621704442" calcext:value-type="float">
            <text:p>54621704442</text:p>
          </table:table-cell>
          <table:table-cell table:formula="of:=[.G1884]*7627" office:value-type="float" office:value="57446564" calcext:value-type="float">
            <text:p>57446564</text:p>
          </table:table-cell>
          <table:table-cell/>
          <table:table-cell table:formula="of:=[.G1882]+8" office:value-type="float" office:value="7532" calcext:value-type="float">
            <text:p>7532</text:p>
          </table:table-cell>
          <table:table-cell table:number-columns-repeated="7"/>
        </table:table-row>
        <table:table-row table:style-name="ro1">
          <table:table-cell table:formula="of:=[.A1884]+15295" office:value-type="float" office:value="28823306" calcext:value-type="float">
            <text:p>28823306</text:p>
          </table:table-cell>
          <table:table-cell table:formula="of:=[.B1884]+131" office:value-type="float" office:value="246932" calcext:value-type="float">
            <text:p>246932</text:p>
          </table:table-cell>
          <table:table-cell/>
          <table:table-cell table:formula="of:=[.D1884]+[.E1885]" office:value-type="float" office:value="54680259162" calcext:value-type="float">
            <text:p>54680259162</text:p>
          </table:table-cell>
          <table:table-cell table:formula="of:=[.F1885]*7770" office:value-type="float" office:value="58554720" calcext:value-type="float">
            <text:p>58554720</text:p>
          </table:table-cell>
          <table:table-cell table:formula="of:=[.F1883]+8" office:value-type="float" office:value="7536" calcext:value-type="float">
            <text:p>7536</text:p>
          </table:table-cell>
          <table:table-cell table:number-columns-repeated="8"/>
        </table:table-row>
        <table:table-row table:style-name="ro1">
          <table:table-cell table:formula="of:=[.A1885]+15295" office:value-type="float" office:value="28838601" calcext:value-type="float">
            <text:p>28838601</text:p>
          </table:table-cell>
          <table:table-cell table:formula="of:=[.B1885]+131" office:value-type="float" office:value="247063" calcext:value-type="float">
            <text:p>247063</text:p>
          </table:table-cell>
          <table:table-cell/>
          <table:table-cell table:formula="of:=[.D1885]+[.E1886]" office:value-type="float" office:value="54737766742" calcext:value-type="float">
            <text:p>54737766742</text:p>
          </table:table-cell>
          <table:table-cell table:formula="of:=[.G1886]*7627" office:value-type="float" office:value="57507580" calcext:value-type="float">
            <text:p>57507580</text:p>
          </table:table-cell>
          <table:table-cell/>
          <table:table-cell table:formula="of:=[.G1884]+8" office:value-type="float" office:value="7540" calcext:value-type="float">
            <text:p>7540</text:p>
          </table:table-cell>
          <table:table-cell table:number-columns-repeated="7"/>
        </table:table-row>
        <table:table-row table:style-name="ro1">
          <table:table-cell table:formula="of:=[.A1886]+15295" office:value-type="float" office:value="28853896" calcext:value-type="float">
            <text:p>28853896</text:p>
          </table:table-cell>
          <table:table-cell table:formula="of:=[.B1886]+131" office:value-type="float" office:value="247194" calcext:value-type="float">
            <text:p>247194</text:p>
          </table:table-cell>
          <table:table-cell/>
          <table:table-cell table:formula="of:=[.D1886]+[.E1887]" office:value-type="float" office:value="54796383622" calcext:value-type="float">
            <text:p>54796383622</text:p>
          </table:table-cell>
          <table:table-cell table:formula="of:=[.F1887]*7770" office:value-type="float" office:value="58616880" calcext:value-type="float">
            <text:p>58616880</text:p>
          </table:table-cell>
          <table:table-cell table:formula="of:=[.F1885]+8" office:value-type="float" office:value="7544" calcext:value-type="float">
            <text:p>7544</text:p>
          </table:table-cell>
          <table:table-cell table:number-columns-repeated="8"/>
        </table:table-row>
        <table:table-row table:style-name="ro1">
          <table:table-cell table:formula="of:=[.A1887]+15295" office:value-type="float" office:value="28869191" calcext:value-type="float">
            <text:p>28869191</text:p>
          </table:table-cell>
          <table:table-cell table:formula="of:=[.B1887]+131" office:value-type="float" office:value="247325" calcext:value-type="float">
            <text:p>247325</text:p>
          </table:table-cell>
          <table:table-cell/>
          <table:table-cell table:formula="of:=[.D1887]+[.E1888]" office:value-type="float" office:value="54853952218" calcext:value-type="float">
            <text:p>54853952218</text:p>
          </table:table-cell>
          <table:table-cell table:formula="of:=[.G1888]*7627" office:value-type="float" office:value="57568596" calcext:value-type="float">
            <text:p>57568596</text:p>
          </table:table-cell>
          <table:table-cell/>
          <table:table-cell table:formula="of:=[.G1886]+8" office:value-type="float" office:value="7548" calcext:value-type="float">
            <text:p>7548</text:p>
          </table:table-cell>
          <table:table-cell table:number-columns-repeated="7"/>
        </table:table-row>
        <table:table-row table:style-name="ro1">
          <table:table-cell table:formula="of:=[.A1888]+15295" office:value-type="float" office:value="28884486" calcext:value-type="float">
            <text:p>28884486</text:p>
          </table:table-cell>
          <table:table-cell table:formula="of:=[.B1888]+131" office:value-type="float" office:value="247456" calcext:value-type="float">
            <text:p>247456</text:p>
          </table:table-cell>
          <table:table-cell/>
          <table:table-cell table:formula="of:=[.D1888]+[.E1889]" office:value-type="float" office:value="54912631258" calcext:value-type="float">
            <text:p>54912631258</text:p>
          </table:table-cell>
          <table:table-cell table:formula="of:=[.F1889]*7770" office:value-type="float" office:value="58679040" calcext:value-type="float">
            <text:p>58679040</text:p>
          </table:table-cell>
          <table:table-cell table:formula="of:=[.F1887]+8" office:value-type="float" office:value="7552" calcext:value-type="float">
            <text:p>7552</text:p>
          </table:table-cell>
          <table:table-cell table:number-columns-repeated="8"/>
        </table:table-row>
        <table:table-row table:style-name="ro1">
          <table:table-cell table:formula="of:=[.A1889]+15295" office:value-type="float" office:value="28899781" calcext:value-type="float">
            <text:p>28899781</text:p>
          </table:table-cell>
          <table:table-cell table:formula="of:=[.B1889]+131" office:value-type="float" office:value="247587" calcext:value-type="float">
            <text:p>247587</text:p>
          </table:table-cell>
          <table:table-cell/>
          <table:table-cell table:formula="of:=[.D1889]+[.E1890]" office:value-type="float" office:value="54970260870" calcext:value-type="float">
            <text:p>54970260870</text:p>
          </table:table-cell>
          <table:table-cell table:formula="of:=[.G1890]*7627" office:value-type="float" office:value="57629612" calcext:value-type="float">
            <text:p>57629612</text:p>
          </table:table-cell>
          <table:table-cell/>
          <table:table-cell table:formula="of:=[.G1888]+8" office:value-type="float" office:value="7556" calcext:value-type="float">
            <text:p>7556</text:p>
          </table:table-cell>
          <table:table-cell table:number-columns-repeated="7"/>
        </table:table-row>
        <table:table-row table:style-name="ro1">
          <table:table-cell table:formula="of:=[.A1890]+15295" office:value-type="float" office:value="28915076" calcext:value-type="float">
            <text:p>28915076</text:p>
          </table:table-cell>
          <table:table-cell table:formula="of:=[.B1890]+131" office:value-type="float" office:value="247718" calcext:value-type="float">
            <text:p>247718</text:p>
          </table:table-cell>
          <table:table-cell/>
          <table:table-cell table:formula="of:=[.D1890]+[.E1891]" office:value-type="float" office:value="55029002070" calcext:value-type="float">
            <text:p>55029002070</text:p>
          </table:table-cell>
          <table:table-cell table:formula="of:=[.F1891]*7770" office:value-type="float" office:value="58741200" calcext:value-type="float">
            <text:p>58741200</text:p>
          </table:table-cell>
          <table:table-cell table:formula="of:=[.F1889]+8" office:value-type="float" office:value="7560" calcext:value-type="float">
            <text:p>7560</text:p>
          </table:table-cell>
          <table:table-cell table:number-columns-repeated="8"/>
        </table:table-row>
        <table:table-row table:style-name="ro1">
          <table:table-cell table:formula="of:=[.A1891]+15295" office:value-type="float" office:value="28930371" calcext:value-type="float">
            <text:p>28930371</text:p>
          </table:table-cell>
          <table:table-cell table:formula="of:=[.B1891]+131" office:value-type="float" office:value="247849" calcext:value-type="float">
            <text:p>247849</text:p>
          </table:table-cell>
          <table:table-cell/>
          <table:table-cell table:formula="of:=[.D1891]+[.E1892]" office:value-type="float" office:value="55086692698" calcext:value-type="float">
            <text:p>55086692698</text:p>
          </table:table-cell>
          <table:table-cell table:formula="of:=[.G1892]*7627" office:value-type="float" office:value="57690628" calcext:value-type="float">
            <text:p>57690628</text:p>
          </table:table-cell>
          <table:table-cell/>
          <table:table-cell table:formula="of:=[.G1890]+8" office:value-type="float" office:value="7564" calcext:value-type="float">
            <text:p>7564</text:p>
          </table:table-cell>
          <table:table-cell table:number-columns-repeated="7"/>
        </table:table-row>
        <table:table-row table:style-name="ro1">
          <table:table-cell table:formula="of:=[.A1892]+15295" office:value-type="float" office:value="28945666" calcext:value-type="float">
            <text:p>28945666</text:p>
          </table:table-cell>
          <table:table-cell table:formula="of:=[.B1892]+131" office:value-type="float" office:value="247980" calcext:value-type="float">
            <text:p>247980</text:p>
          </table:table-cell>
          <table:table-cell/>
          <table:table-cell table:formula="of:=[.D1892]+[.E1893]" office:value-type="float" office:value="55145496058" calcext:value-type="float">
            <text:p>55145496058</text:p>
          </table:table-cell>
          <table:table-cell table:formula="of:=[.F1893]*7770" office:value-type="float" office:value="58803360" calcext:value-type="float">
            <text:p>58803360</text:p>
          </table:table-cell>
          <table:table-cell table:formula="of:=[.F1891]+8" office:value-type="float" office:value="7568" calcext:value-type="float">
            <text:p>7568</text:p>
          </table:table-cell>
          <table:table-cell table:number-columns-repeated="8"/>
        </table:table-row>
        <table:table-row table:style-name="ro1">
          <table:table-cell table:formula="of:=[.A1893]+15295" office:value-type="float" office:value="28960961" calcext:value-type="float">
            <text:p>28960961</text:p>
          </table:table-cell>
          <table:table-cell table:formula="of:=[.B1893]+131" office:value-type="float" office:value="248111" calcext:value-type="float">
            <text:p>248111</text:p>
          </table:table-cell>
          <table:table-cell/>
          <table:table-cell table:formula="of:=[.D1893]+[.E1894]" office:value-type="float" office:value="55203247702" calcext:value-type="float">
            <text:p>55203247702</text:p>
          </table:table-cell>
          <table:table-cell table:formula="of:=[.G1894]*7627" office:value-type="float" office:value="57751644" calcext:value-type="float">
            <text:p>57751644</text:p>
          </table:table-cell>
          <table:table-cell/>
          <table:table-cell table:formula="of:=[.G1892]+8" office:value-type="float" office:value="7572" calcext:value-type="float">
            <text:p>7572</text:p>
          </table:table-cell>
          <table:table-cell table:number-columns-repeated="7"/>
        </table:table-row>
        <table:table-row table:style-name="ro1">
          <table:table-cell table:formula="of:=[.A1894]+15295" office:value-type="float" office:value="28976256" calcext:value-type="float">
            <text:p>28976256</text:p>
          </table:table-cell>
          <table:table-cell table:formula="of:=[.B1894]+131" office:value-type="float" office:value="248242" calcext:value-type="float">
            <text:p>248242</text:p>
          </table:table-cell>
          <table:table-cell/>
          <table:table-cell table:formula="of:=[.D1894]+[.E1895]" office:value-type="float" office:value="55262113222" calcext:value-type="float">
            <text:p>55262113222</text:p>
          </table:table-cell>
          <table:table-cell table:formula="of:=[.F1895]*7770" office:value-type="float" office:value="58865520" calcext:value-type="float">
            <text:p>58865520</text:p>
          </table:table-cell>
          <table:table-cell table:formula="of:=[.F1893]+8" office:value-type="float" office:value="7576" calcext:value-type="float">
            <text:p>7576</text:p>
          </table:table-cell>
          <table:table-cell table:number-columns-repeated="8"/>
        </table:table-row>
        <table:table-row table:style-name="ro1">
          <table:table-cell table:formula="of:=[.A1895]+15295" office:value-type="float" office:value="28991551" calcext:value-type="float">
            <text:p>28991551</text:p>
          </table:table-cell>
          <table:table-cell table:formula="of:=[.B1895]+131" office:value-type="float" office:value="248373" calcext:value-type="float">
            <text:p>248373</text:p>
          </table:table-cell>
          <table:table-cell/>
          <table:table-cell table:formula="of:=[.D1895]+[.E1896]" office:value-type="float" office:value="55319925882" calcext:value-type="float">
            <text:p>55319925882</text:p>
          </table:table-cell>
          <table:table-cell table:formula="of:=[.G1896]*7627" office:value-type="float" office:value="57812660" calcext:value-type="float">
            <text:p>57812660</text:p>
          </table:table-cell>
          <table:table-cell/>
          <table:table-cell table:formula="of:=[.G1894]+8" office:value-type="float" office:value="7580" calcext:value-type="float">
            <text:p>7580</text:p>
          </table:table-cell>
          <table:table-cell table:number-columns-repeated="7"/>
        </table:table-row>
        <table:table-row table:style-name="ro1">
          <table:table-cell table:formula="of:=[.A1896]+15295" office:value-type="float" office:value="29006846" calcext:value-type="float">
            <text:p>29006846</text:p>
          </table:table-cell>
          <table:table-cell table:formula="of:=[.B1896]+131" office:value-type="float" office:value="248504" calcext:value-type="float">
            <text:p>248504</text:p>
          </table:table-cell>
          <table:table-cell/>
          <table:table-cell table:formula="of:=[.D1896]+[.E1897]" office:value-type="float" office:value="55378853562" calcext:value-type="float">
            <text:p>55378853562</text:p>
          </table:table-cell>
          <table:table-cell table:formula="of:=[.F1897]*7770" office:value-type="float" office:value="58927680" calcext:value-type="float">
            <text:p>58927680</text:p>
          </table:table-cell>
          <table:table-cell table:formula="of:=[.F1895]+8" office:value-type="float" office:value="7584" calcext:value-type="float">
            <text:p>7584</text:p>
          </table:table-cell>
          <table:table-cell table:number-columns-repeated="8"/>
        </table:table-row>
        <table:table-row table:style-name="ro1">
          <table:table-cell table:formula="of:=[.A1897]+15295" office:value-type="float" office:value="29022141" calcext:value-type="float">
            <text:p>29022141</text:p>
          </table:table-cell>
          <table:table-cell table:formula="of:=[.B1897]+131" office:value-type="float" office:value="248635" calcext:value-type="float">
            <text:p>248635</text:p>
          </table:table-cell>
          <table:table-cell/>
          <table:table-cell table:formula="of:=[.D1897]+[.E1898]" office:value-type="float" office:value="55436727238" calcext:value-type="float">
            <text:p>55436727238</text:p>
          </table:table-cell>
          <table:table-cell table:formula="of:=[.G1898]*7627" office:value-type="float" office:value="57873676" calcext:value-type="float">
            <text:p>57873676</text:p>
          </table:table-cell>
          <table:table-cell/>
          <table:table-cell table:formula="of:=[.G1896]+8" office:value-type="float" office:value="7588" calcext:value-type="float">
            <text:p>7588</text:p>
          </table:table-cell>
          <table:table-cell table:number-columns-repeated="7"/>
        </table:table-row>
        <table:table-row table:style-name="ro1">
          <table:table-cell table:formula="of:=[.A1898]+15295" office:value-type="float" office:value="29037436" calcext:value-type="float">
            <text:p>29037436</text:p>
          </table:table-cell>
          <table:table-cell table:formula="of:=[.B1898]+131" office:value-type="float" office:value="248766" calcext:value-type="float">
            <text:p>248766</text:p>
          </table:table-cell>
          <table:table-cell/>
          <table:table-cell table:formula="of:=[.D1898]+[.E1899]" office:value-type="float" office:value="55495717078" calcext:value-type="float">
            <text:p>55495717078</text:p>
          </table:table-cell>
          <table:table-cell table:formula="of:=[.F1899]*7770" office:value-type="float" office:value="58989840" calcext:value-type="float">
            <text:p>58989840</text:p>
          </table:table-cell>
          <table:table-cell table:formula="of:=[.F1897]+8" office:value-type="float" office:value="7592" calcext:value-type="float">
            <text:p>7592</text:p>
          </table:table-cell>
          <table:table-cell table:number-columns-repeated="8"/>
        </table:table-row>
        <table:table-row table:style-name="ro1">
          <table:table-cell table:formula="of:=[.A1899]+15295" office:value-type="float" office:value="29052731" calcext:value-type="float">
            <text:p>29052731</text:p>
          </table:table-cell>
          <table:table-cell table:formula="of:=[.B1899]+131" office:value-type="float" office:value="248897" calcext:value-type="float">
            <text:p>248897</text:p>
          </table:table-cell>
          <table:table-cell/>
          <table:table-cell table:formula="of:=[.D1899]+[.E1900]" office:value-type="float" office:value="55553651770" calcext:value-type="float">
            <text:p>55553651770</text:p>
          </table:table-cell>
          <table:table-cell table:formula="of:=[.G1900]*7627" office:value-type="float" office:value="57934692" calcext:value-type="float">
            <text:p>57934692</text:p>
          </table:table-cell>
          <table:table-cell/>
          <table:table-cell table:formula="of:=[.G1898]+8" office:value-type="float" office:value="7596" calcext:value-type="float">
            <text:p>7596</text:p>
          </table:table-cell>
          <table:table-cell table:number-columns-repeated="7"/>
        </table:table-row>
        <table:table-row table:style-name="ro1">
          <table:table-cell table:formula="of:=[.A1900]+15295" office:value-type="float" office:value="29068026" calcext:value-type="float">
            <text:p>29068026</text:p>
          </table:table-cell>
          <table:table-cell table:formula="of:=[.B1900]+131" office:value-type="float" office:value="249028" calcext:value-type="float">
            <text:p>249028</text:p>
          </table:table-cell>
          <table:table-cell/>
          <table:table-cell table:formula="of:=[.D1900]+[.E1901]" office:value-type="float" office:value="55612703770" calcext:value-type="float">
            <text:p>55612703770</text:p>
          </table:table-cell>
          <table:table-cell table:formula="of:=[.F1901]*7770" office:value-type="float" office:value="59052000" calcext:value-type="float">
            <text:p>59052000</text:p>
          </table:table-cell>
          <table:table-cell table:formula="of:=[.F1899]+8" office:value-type="float" office:value="7600" calcext:value-type="float">
            <text:p>7600</text:p>
          </table:table-cell>
          <table:table-cell table:number-columns-repeated="8"/>
        </table:table-row>
        <table:table-row table:style-name="ro1">
          <table:table-cell table:formula="of:=[.A1901]+15295" office:value-type="float" office:value="29083321" calcext:value-type="float">
            <text:p>29083321</text:p>
          </table:table-cell>
          <table:table-cell table:formula="of:=[.B1901]+131" office:value-type="float" office:value="249159" calcext:value-type="float">
            <text:p>249159</text:p>
          </table:table-cell>
          <table:table-cell/>
          <table:table-cell table:formula="of:=[.D1901]+[.E1902]" office:value-type="float" office:value="55670699478" calcext:value-type="float">
            <text:p>55670699478</text:p>
          </table:table-cell>
          <table:table-cell table:formula="of:=[.G1902]*7627" office:value-type="float" office:value="57995708" calcext:value-type="float">
            <text:p>57995708</text:p>
          </table:table-cell>
          <table:table-cell/>
          <table:table-cell table:formula="of:=[.G1900]+8" office:value-type="float" office:value="7604" calcext:value-type="float">
            <text:p>7604</text:p>
          </table:table-cell>
          <table:table-cell table:number-columns-repeated="7"/>
        </table:table-row>
        <table:table-row table:style-name="ro1">
          <table:table-cell table:formula="of:=[.A1902]+15295" office:value-type="float" office:value="29098616" calcext:value-type="float">
            <text:p>29098616</text:p>
          </table:table-cell>
          <table:table-cell table:formula="of:=[.B1902]+131" office:value-type="float" office:value="249290" calcext:value-type="float">
            <text:p>249290</text:p>
          </table:table-cell>
          <table:table-cell/>
          <table:table-cell table:formula="of:=[.D1902]+[.E1903]" office:value-type="float" office:value="55729813638" calcext:value-type="float">
            <text:p>55729813638</text:p>
          </table:table-cell>
          <table:table-cell table:formula="of:=[.F1903]*7770" office:value-type="float" office:value="59114160" calcext:value-type="float">
            <text:p>59114160</text:p>
          </table:table-cell>
          <table:table-cell table:formula="of:=[.F1901]+8" office:value-type="float" office:value="7608" calcext:value-type="float">
            <text:p>7608</text:p>
          </table:table-cell>
          <table:table-cell table:number-columns-repeated="8"/>
        </table:table-row>
        <table:table-row table:style-name="ro1">
          <table:table-cell table:formula="of:=[.A1903]+15295" office:value-type="float" office:value="29113911" calcext:value-type="float">
            <text:p>29113911</text:p>
          </table:table-cell>
          <table:table-cell table:formula="of:=[.B1903]+131" office:value-type="float" office:value="249421" calcext:value-type="float">
            <text:p>249421</text:p>
          </table:table-cell>
          <table:table-cell/>
          <table:table-cell table:formula="of:=[.D1903]+[.E1904]" office:value-type="float" office:value="55787870362" calcext:value-type="float">
            <text:p>55787870362</text:p>
          </table:table-cell>
          <table:table-cell table:formula="of:=[.G1904]*7627" office:value-type="float" office:value="58056724" calcext:value-type="float">
            <text:p>58056724</text:p>
          </table:table-cell>
          <table:table-cell/>
          <table:table-cell table:formula="of:=[.G1902]+8" office:value-type="float" office:value="7612" calcext:value-type="float">
            <text:p>7612</text:p>
          </table:table-cell>
          <table:table-cell table:number-columns-repeated="7"/>
        </table:table-row>
        <table:table-row table:style-name="ro1">
          <table:table-cell table:formula="of:=[.A1904]+15295" office:value-type="float" office:value="29129206" calcext:value-type="float">
            <text:p>29129206</text:p>
          </table:table-cell>
          <table:table-cell table:formula="of:=[.B1904]+131" office:value-type="float" office:value="249552" calcext:value-type="float">
            <text:p>249552</text:p>
          </table:table-cell>
          <table:table-cell/>
          <table:table-cell table:formula="of:=[.D1904]+[.E1905]" office:value-type="float" office:value="55847046682" calcext:value-type="float">
            <text:p>55847046682</text:p>
          </table:table-cell>
          <table:table-cell table:formula="of:=[.F1905]*7770" office:value-type="float" office:value="59176320" calcext:value-type="float">
            <text:p>59176320</text:p>
          </table:table-cell>
          <table:table-cell table:formula="of:=[.F1903]+8" office:value-type="float" office:value="7616" calcext:value-type="float">
            <text:p>7616</text:p>
          </table:table-cell>
          <table:table-cell table:number-columns-repeated="8"/>
        </table:table-row>
        <table:table-row table:style-name="ro1">
          <table:table-cell table:formula="of:=[.A1905]+15295" office:value-type="float" office:value="29144501" calcext:value-type="float">
            <text:p>29144501</text:p>
          </table:table-cell>
          <table:table-cell table:formula="of:=[.B1905]+131" office:value-type="float" office:value="249683" calcext:value-type="float">
            <text:p>249683</text:p>
          </table:table-cell>
          <table:table-cell/>
          <table:table-cell table:formula="of:=[.D1905]+[.E1906]" office:value-type="float" office:value="55905164422" calcext:value-type="float">
            <text:p>55905164422</text:p>
          </table:table-cell>
          <table:table-cell table:formula="of:=[.G1906]*7627" office:value-type="float" office:value="58117740" calcext:value-type="float">
            <text:p>58117740</text:p>
          </table:table-cell>
          <table:table-cell/>
          <table:table-cell table:formula="of:=[.G1904]+8" office:value-type="float" office:value="7620" calcext:value-type="float">
            <text:p>7620</text:p>
          </table:table-cell>
          <table:table-cell table:number-columns-repeated="7"/>
        </table:table-row>
        <table:table-row table:style-name="ro1">
          <table:table-cell table:formula="of:=[.A1906]+15295" office:value-type="float" office:value="29159796" calcext:value-type="float">
            <text:p>29159796</text:p>
          </table:table-cell>
          <table:table-cell table:formula="of:=[.B1906]+131" office:value-type="float" office:value="249814" calcext:value-type="float">
            <text:p>249814</text:p>
          </table:table-cell>
          <table:table-cell/>
          <table:table-cell table:formula="of:=[.D1906]+[.E1907]" office:value-type="float" office:value="55964402902" calcext:value-type="float">
            <text:p>55964402902</text:p>
          </table:table-cell>
          <table:table-cell table:formula="of:=[.F1907]*7770" office:value-type="float" office:value="59238480" calcext:value-type="float">
            <text:p>59238480</text:p>
          </table:table-cell>
          <table:table-cell table:formula="of:=[.F1905]+8" office:value-type="float" office:value="7624" calcext:value-type="float">
            <text:p>7624</text:p>
          </table:table-cell>
          <table:table-cell table:number-columns-repeated="8"/>
        </table:table-row>
        <table:table-row table:style-name="ro1">
          <table:table-cell table:formula="of:=[.A1907]+15295" office:value-type="float" office:value="29175091" calcext:value-type="float">
            <text:p>29175091</text:p>
          </table:table-cell>
          <table:table-cell table:formula="of:=[.B1907]+131" office:value-type="float" office:value="249945" calcext:value-type="float">
            <text:p>249945</text:p>
          </table:table-cell>
          <table:table-cell/>
          <table:table-cell table:formula="of:=[.D1907]+[.E1908]" office:value-type="float" office:value="56022581658" calcext:value-type="float">
            <text:p>56022581658</text:p>
          </table:table-cell>
          <table:table-cell table:formula="of:=[.G1908]*7627" office:value-type="float" office:value="58178756" calcext:value-type="float">
            <text:p>58178756</text:p>
          </table:table-cell>
          <table:table-cell/>
          <table:table-cell table:formula="of:=[.G1906]+8" office:value-type="float" office:value="7628" calcext:value-type="float">
            <text:p>7628</text:p>
          </table:table-cell>
          <table:table-cell table:number-columns-repeated="7"/>
        </table:table-row>
        <table:table-row table:style-name="ro1">
          <table:table-cell table:formula="of:=[.A1908]+15295" office:value-type="float" office:value="29190386" calcext:value-type="float">
            <text:p>29190386</text:p>
          </table:table-cell>
          <table:table-cell table:formula="of:=[.B1908]+131" office:value-type="float" office:value="250076" calcext:value-type="float">
            <text:p>250076</text:p>
          </table:table-cell>
          <table:table-cell/>
          <table:table-cell table:formula="of:=[.D1908]+[.E1909]" office:value-type="float" office:value="56081882298" calcext:value-type="float">
            <text:p>56081882298</text:p>
          </table:table-cell>
          <table:table-cell table:formula="of:=[.F1909]*7770" office:value-type="float" office:value="59300640" calcext:value-type="float">
            <text:p>59300640</text:p>
          </table:table-cell>
          <table:table-cell table:formula="of:=[.F1907]+8" office:value-type="float" office:value="7632" calcext:value-type="float">
            <text:p>7632</text:p>
          </table:table-cell>
          <table:table-cell table:number-columns-repeated="8"/>
        </table:table-row>
        <table:table-row table:style-name="ro1">
          <table:table-cell table:formula="of:=[.A1909]+15295" office:value-type="float" office:value="29205681" calcext:value-type="float">
            <text:p>29205681</text:p>
          </table:table-cell>
          <table:table-cell table:formula="of:=[.B1909]+131" office:value-type="float" office:value="250207" calcext:value-type="float">
            <text:p>250207</text:p>
          </table:table-cell>
          <table:table-cell/>
          <table:table-cell table:formula="of:=[.D1909]+[.E1910]" office:value-type="float" office:value="56140122070" calcext:value-type="float">
            <text:p>56140122070</text:p>
          </table:table-cell>
          <table:table-cell table:formula="of:=[.G1910]*7627" office:value-type="float" office:value="58239772" calcext:value-type="float">
            <text:p>58239772</text:p>
          </table:table-cell>
          <table:table-cell/>
          <table:table-cell table:formula="of:=[.G1908]+8" office:value-type="float" office:value="7636" calcext:value-type="float">
            <text:p>7636</text:p>
          </table:table-cell>
          <table:table-cell table:number-columns-repeated="7"/>
        </table:table-row>
        <table:table-row table:style-name="ro1">
          <table:table-cell table:formula="of:=[.A1910]+15295" office:value-type="float" office:value="29220976" calcext:value-type="float">
            <text:p>29220976</text:p>
          </table:table-cell>
          <table:table-cell table:formula="of:=[.B1910]+131" office:value-type="float" office:value="250338" calcext:value-type="float">
            <text:p>250338</text:p>
          </table:table-cell>
          <table:table-cell/>
          <table:table-cell table:formula="of:=[.D1910]+[.E1911]" office:value-type="float" office:value="56199484870" calcext:value-type="float">
            <text:p>56199484870</text:p>
          </table:table-cell>
          <table:table-cell table:formula="of:=[.F1911]*7770" office:value-type="float" office:value="59362800" calcext:value-type="float">
            <text:p>59362800</text:p>
          </table:table-cell>
          <table:table-cell table:formula="of:=[.F1909]+8" office:value-type="float" office:value="7640" calcext:value-type="float">
            <text:p>7640</text:p>
          </table:table-cell>
          <table:table-cell table:number-columns-repeated="8"/>
        </table:table-row>
        <table:table-row table:style-name="ro1">
          <table:table-cell table:formula="of:=[.A1911]+15295" office:value-type="float" office:value="29236271" calcext:value-type="float">
            <text:p>29236271</text:p>
          </table:table-cell>
          <table:table-cell table:formula="of:=[.B1911]+131" office:value-type="float" office:value="250469" calcext:value-type="float">
            <text:p>250469</text:p>
          </table:table-cell>
          <table:table-cell/>
          <table:table-cell table:formula="of:=[.D1911]+[.E1912]" office:value-type="float" office:value="56257785658" calcext:value-type="float">
            <text:p>56257785658</text:p>
          </table:table-cell>
          <table:table-cell table:formula="of:=[.G1912]*7627" office:value-type="float" office:value="58300788" calcext:value-type="float">
            <text:p>58300788</text:p>
          </table:table-cell>
          <table:table-cell/>
          <table:table-cell table:formula="of:=[.G1910]+8" office:value-type="float" office:value="7644" calcext:value-type="float">
            <text:p>7644</text:p>
          </table:table-cell>
          <table:table-cell table:number-columns-repeated="7"/>
        </table:table-row>
        <table:table-row table:style-name="ro1">
          <table:table-cell table:formula="of:=[.A1912]+15295" office:value-type="float" office:value="29251566" calcext:value-type="float">
            <text:p>29251566</text:p>
          </table:table-cell>
          <table:table-cell table:formula="of:=[.B1912]+131" office:value-type="float" office:value="250600" calcext:value-type="float">
            <text:p>250600</text:p>
          </table:table-cell>
          <table:table-cell/>
          <table:table-cell table:formula="of:=[.D1912]+[.E1913]" office:value-type="float" office:value="56317210618" calcext:value-type="float">
            <text:p>56317210618</text:p>
          </table:table-cell>
          <table:table-cell table:formula="of:=[.F1913]*7770" office:value-type="float" office:value="59424960" calcext:value-type="float">
            <text:p>59424960</text:p>
          </table:table-cell>
          <table:table-cell table:formula="of:=[.F1911]+8" office:value-type="float" office:value="7648" calcext:value-type="float">
            <text:p>7648</text:p>
          </table:table-cell>
          <table:table-cell table:number-columns-repeated="8"/>
        </table:table-row>
        <table:table-row table:style-name="ro1">
          <table:table-cell table:formula="of:=[.A1913]+15295" office:value-type="float" office:value="29266861" calcext:value-type="float">
            <text:p>29266861</text:p>
          </table:table-cell>
          <table:table-cell table:formula="of:=[.B1913]+131" office:value-type="float" office:value="250731" calcext:value-type="float">
            <text:p>250731</text:p>
          </table:table-cell>
          <table:table-cell/>
          <table:table-cell table:formula="of:=[.D1913]+[.E1914]" office:value-type="float" office:value="56375572422" calcext:value-type="float">
            <text:p>56375572422</text:p>
          </table:table-cell>
          <table:table-cell table:formula="of:=[.G1914]*7627" office:value-type="float" office:value="58361804" calcext:value-type="float">
            <text:p>58361804</text:p>
          </table:table-cell>
          <table:table-cell/>
          <table:table-cell table:formula="of:=[.G1912]+8" office:value-type="float" office:value="7652" calcext:value-type="float">
            <text:p>7652</text:p>
          </table:table-cell>
          <table:table-cell table:number-columns-repeated="7"/>
        </table:table-row>
        <table:table-row table:style-name="ro1">
          <table:table-cell table:formula="of:=[.A1914]+15295" office:value-type="float" office:value="29282156" calcext:value-type="float">
            <text:p>29282156</text:p>
          </table:table-cell>
          <table:table-cell table:formula="of:=[.B1914]+131" office:value-type="float" office:value="250862" calcext:value-type="float">
            <text:p>250862</text:p>
          </table:table-cell>
          <table:table-cell/>
          <table:table-cell table:formula="of:=[.D1914]+[.E1915]" office:value-type="float" office:value="56435059542" calcext:value-type="float">
            <text:p>56435059542</text:p>
          </table:table-cell>
          <table:table-cell table:formula="of:=[.F1915]*7770" office:value-type="float" office:value="59487120" calcext:value-type="float">
            <text:p>59487120</text:p>
          </table:table-cell>
          <table:table-cell table:formula="of:=[.F1913]+8" office:value-type="float" office:value="7656" calcext:value-type="float">
            <text:p>7656</text:p>
          </table:table-cell>
          <table:table-cell table:number-columns-repeated="8"/>
        </table:table-row>
        <table:table-row table:style-name="ro1">
          <table:table-cell table:formula="of:=[.A1915]+15295" office:value-type="float" office:value="29297451" calcext:value-type="float">
            <text:p>29297451</text:p>
          </table:table-cell>
          <table:table-cell table:formula="of:=[.B1915]+131" office:value-type="float" office:value="250993" calcext:value-type="float">
            <text:p>250993</text:p>
          </table:table-cell>
          <table:table-cell/>
          <table:table-cell table:formula="of:=[.D1915]+[.E1916]" office:value-type="float" office:value="56493482362" calcext:value-type="float">
            <text:p>56493482362</text:p>
          </table:table-cell>
          <table:table-cell table:formula="of:=[.G1916]*7627" office:value-type="float" office:value="58422820" calcext:value-type="float">
            <text:p>58422820</text:p>
          </table:table-cell>
          <table:table-cell/>
          <table:table-cell table:formula="of:=[.G1914]+8" office:value-type="float" office:value="7660" calcext:value-type="float">
            <text:p>7660</text:p>
          </table:table-cell>
          <table:table-cell table:number-columns-repeated="7"/>
        </table:table-row>
        <table:table-row table:style-name="ro1">
          <table:table-cell table:formula="of:=[.A1916]+15295" office:value-type="float" office:value="29312746" calcext:value-type="float">
            <text:p>29312746</text:p>
          </table:table-cell>
          <table:table-cell table:formula="of:=[.B1916]+131" office:value-type="float" office:value="251124" calcext:value-type="float">
            <text:p>251124</text:p>
          </table:table-cell>
          <table:table-cell/>
          <table:table-cell table:formula="of:=[.D1916]+[.E1917]" office:value-type="float" office:value="56553031642" calcext:value-type="float">
            <text:p>56553031642</text:p>
          </table:table-cell>
          <table:table-cell table:formula="of:=[.F1917]*7770" office:value-type="float" office:value="59549280" calcext:value-type="float">
            <text:p>59549280</text:p>
          </table:table-cell>
          <table:table-cell table:formula="of:=[.F1915]+8" office:value-type="float" office:value="7664" calcext:value-type="float">
            <text:p>7664</text:p>
          </table:table-cell>
          <table:table-cell table:number-columns-repeated="8"/>
        </table:table-row>
        <table:table-row table:style-name="ro1">
          <table:table-cell table:formula="of:=[.A1917]+15295" office:value-type="float" office:value="29328041" calcext:value-type="float">
            <text:p>29328041</text:p>
          </table:table-cell>
          <table:table-cell table:formula="of:=[.B1917]+131" office:value-type="float" office:value="251255" calcext:value-type="float">
            <text:p>251255</text:p>
          </table:table-cell>
          <table:table-cell/>
          <table:table-cell table:formula="of:=[.D1917]+[.E1918]" office:value-type="float" office:value="56611515478" calcext:value-type="float">
            <text:p>56611515478</text:p>
          </table:table-cell>
          <table:table-cell table:formula="of:=[.G1918]*7627" office:value-type="float" office:value="58483836" calcext:value-type="float">
            <text:p>58483836</text:p>
          </table:table-cell>
          <table:table-cell/>
          <table:table-cell table:formula="of:=[.G1916]+8" office:value-type="float" office:value="7668" calcext:value-type="float">
            <text:p>7668</text:p>
          </table:table-cell>
          <table:table-cell table:number-columns-repeated="7"/>
        </table:table-row>
        <table:table-row table:style-name="ro1">
          <table:table-cell table:formula="of:=[.A1918]+15295" office:value-type="float" office:value="29343336" calcext:value-type="float">
            <text:p>29343336</text:p>
          </table:table-cell>
          <table:table-cell table:formula="of:=[.B1918]+131" office:value-type="float" office:value="251386" calcext:value-type="float">
            <text:p>251386</text:p>
          </table:table-cell>
          <table:table-cell/>
          <table:table-cell table:formula="of:=[.D1918]+[.E1919]" office:value-type="float" office:value="56671126918" calcext:value-type="float">
            <text:p>56671126918</text:p>
          </table:table-cell>
          <table:table-cell table:formula="of:=[.F1919]*7770" office:value-type="float" office:value="59611440" calcext:value-type="float">
            <text:p>59611440</text:p>
          </table:table-cell>
          <table:table-cell table:formula="of:=[.F1917]+8" office:value-type="float" office:value="7672" calcext:value-type="float">
            <text:p>7672</text:p>
          </table:table-cell>
          <table:table-cell table:number-columns-repeated="8"/>
        </table:table-row>
        <table:table-row table:style-name="ro1">
          <table:table-cell table:formula="of:=[.A1919]+15295" office:value-type="float" office:value="29358631" calcext:value-type="float">
            <text:p>29358631</text:p>
          </table:table-cell>
          <table:table-cell table:formula="of:=[.B1919]+131" office:value-type="float" office:value="251517" calcext:value-type="float">
            <text:p>251517</text:p>
          </table:table-cell>
          <table:table-cell/>
          <table:table-cell table:formula="of:=[.D1919]+[.E1920]" office:value-type="float" office:value="56729671770" calcext:value-type="float">
            <text:p>56729671770</text:p>
          </table:table-cell>
          <table:table-cell table:formula="of:=[.G1920]*7627" office:value-type="float" office:value="58544852" calcext:value-type="float">
            <text:p>58544852</text:p>
          </table:table-cell>
          <table:table-cell/>
          <table:table-cell table:formula="of:=[.G1918]+8" office:value-type="float" office:value="7676" calcext:value-type="float">
            <text:p>7676</text:p>
          </table:table-cell>
          <table:table-cell table:number-columns-repeated="7"/>
        </table:table-row>
        <table:table-row table:style-name="ro1">
          <table:table-cell table:formula="of:=[.A1920]+15295" office:value-type="float" office:value="29373926" calcext:value-type="float">
            <text:p>29373926</text:p>
          </table:table-cell>
          <table:table-cell table:formula="of:=[.B1920]+131" office:value-type="float" office:value="251648" calcext:value-type="float">
            <text:p>251648</text:p>
          </table:table-cell>
          <table:table-cell/>
          <table:table-cell table:formula="of:=[.D1920]+[.E1921]" office:value-type="float" office:value="56789345370" calcext:value-type="float">
            <text:p>56789345370</text:p>
          </table:table-cell>
          <table:table-cell table:formula="of:=[.F1921]*7770" office:value-type="float" office:value="59673600" calcext:value-type="float">
            <text:p>59673600</text:p>
          </table:table-cell>
          <table:table-cell table:formula="of:=[.F1919]+8" office:value-type="float" office:value="7680" calcext:value-type="float">
            <text:p>7680</text:p>
          </table:table-cell>
          <table:table-cell table:number-columns-repeated="8"/>
        </table:table-row>
        <table:table-row table:style-name="ro1">
          <table:table-cell table:formula="of:=[.A1921]+15295" office:value-type="float" office:value="29389221" calcext:value-type="float">
            <text:p>29389221</text:p>
          </table:table-cell>
          <table:table-cell table:formula="of:=[.B1921]+131" office:value-type="float" office:value="251779" calcext:value-type="float">
            <text:p>251779</text:p>
          </table:table-cell>
          <table:table-cell/>
          <table:table-cell table:formula="of:=[.D1921]+[.E1922]" office:value-type="float" office:value="56847951238" calcext:value-type="float">
            <text:p>56847951238</text:p>
          </table:table-cell>
          <table:table-cell table:formula="of:=[.G1922]*7627" office:value-type="float" office:value="58605868" calcext:value-type="float">
            <text:p>58605868</text:p>
          </table:table-cell>
          <table:table-cell/>
          <table:table-cell table:formula="of:=[.G1920]+8" office:value-type="float" office:value="7684" calcext:value-type="float">
            <text:p>7684</text:p>
          </table:table-cell>
          <table:table-cell table:number-columns-repeated="7"/>
        </table:table-row>
        <table:table-row table:style-name="ro1">
          <table:table-cell table:formula="of:=[.A1922]+15295" office:value-type="float" office:value="29404516" calcext:value-type="float">
            <text:p>29404516</text:p>
          </table:table-cell>
          <table:table-cell table:formula="of:=[.B1922]+131" office:value-type="float" office:value="251910" calcext:value-type="float">
            <text:p>251910</text:p>
          </table:table-cell>
          <table:table-cell/>
          <table:table-cell table:formula="of:=[.D1922]+[.E1923]" office:value-type="float" office:value="56907686998" calcext:value-type="float">
            <text:p>56907686998</text:p>
          </table:table-cell>
          <table:table-cell table:formula="of:=[.F1923]*7770" office:value-type="float" office:value="59735760" calcext:value-type="float">
            <text:p>59735760</text:p>
          </table:table-cell>
          <table:table-cell table:formula="of:=[.F1921]+8" office:value-type="float" office:value="7688" calcext:value-type="float">
            <text:p>7688</text:p>
          </table:table-cell>
          <table:table-cell table:number-columns-repeated="8"/>
        </table:table-row>
        <table:table-row table:style-name="ro1">
          <table:table-cell table:formula="of:=[.A1923]+15295" office:value-type="float" office:value="29419811" calcext:value-type="float">
            <text:p>29419811</text:p>
          </table:table-cell>
          <table:table-cell table:formula="of:=[.B1923]+131" office:value-type="float" office:value="252041" calcext:value-type="float">
            <text:p>252041</text:p>
          </table:table-cell>
          <table:table-cell/>
          <table:table-cell table:formula="of:=[.D1923]+[.E1924]" office:value-type="float" office:value="56966353882" calcext:value-type="float">
            <text:p>56966353882</text:p>
          </table:table-cell>
          <table:table-cell table:formula="of:=[.G1924]*7627" office:value-type="float" office:value="58666884" calcext:value-type="float">
            <text:p>58666884</text:p>
          </table:table-cell>
          <table:table-cell/>
          <table:table-cell table:formula="of:=[.G1922]+8" office:value-type="float" office:value="7692" calcext:value-type="float">
            <text:p>7692</text:p>
          </table:table-cell>
          <table:table-cell table:number-columns-repeated="7"/>
        </table:table-row>
        <table:table-row table:style-name="ro1">
          <table:table-cell table:formula="of:=[.A1924]+15295" office:value-type="float" office:value="29435106" calcext:value-type="float">
            <text:p>29435106</text:p>
          </table:table-cell>
          <table:table-cell table:formula="of:=[.B1924]+131" office:value-type="float" office:value="252172" calcext:value-type="float">
            <text:p>252172</text:p>
          </table:table-cell>
          <table:table-cell/>
          <table:table-cell table:formula="of:=[.D1924]+[.E1925]" office:value-type="float" office:value="57026151802" calcext:value-type="float">
            <text:p>57026151802</text:p>
          </table:table-cell>
          <table:table-cell table:formula="of:=[.F1925]*7770" office:value-type="float" office:value="59797920" calcext:value-type="float">
            <text:p>59797920</text:p>
          </table:table-cell>
          <table:table-cell table:formula="of:=[.F1923]+8" office:value-type="float" office:value="7696" calcext:value-type="float">
            <text:p>7696</text:p>
          </table:table-cell>
          <table:table-cell table:number-columns-repeated="8"/>
        </table:table-row>
        <table:table-row table:style-name="ro1">
          <table:table-cell table:formula="of:=[.A1925]+15295" office:value-type="float" office:value="29450401" calcext:value-type="float">
            <text:p>29450401</text:p>
          </table:table-cell>
          <table:table-cell table:formula="of:=[.B1925]+131" office:value-type="float" office:value="252303" calcext:value-type="float">
            <text:p>252303</text:p>
          </table:table-cell>
          <table:table-cell/>
          <table:table-cell table:formula="of:=[.D1925]+[.E1926]" office:value-type="float" office:value="57084879702" calcext:value-type="float">
            <text:p>57084879702</text:p>
          </table:table-cell>
          <table:table-cell table:formula="of:=[.G1926]*7627" office:value-type="float" office:value="58727900" calcext:value-type="float">
            <text:p>58727900</text:p>
          </table:table-cell>
          <table:table-cell/>
          <table:table-cell table:formula="of:=[.G1924]+8" office:value-type="float" office:value="7700" calcext:value-type="float">
            <text:p>7700</text:p>
          </table:table-cell>
          <table:table-cell table:number-columns-repeated="7"/>
        </table:table-row>
        <table:table-row table:style-name="ro1">
          <table:table-cell table:formula="of:=[.A1926]+15295" office:value-type="float" office:value="29465696" calcext:value-type="float">
            <text:p>29465696</text:p>
          </table:table-cell>
          <table:table-cell table:formula="of:=[.B1926]+131" office:value-type="float" office:value="252434" calcext:value-type="float">
            <text:p>252434</text:p>
          </table:table-cell>
          <table:table-cell/>
          <table:table-cell table:formula="of:=[.D1926]+[.E1927]" office:value-type="float" office:value="57144739782" calcext:value-type="float">
            <text:p>57144739782</text:p>
          </table:table-cell>
          <table:table-cell table:formula="of:=[.F1927]*7770" office:value-type="float" office:value="59860080" calcext:value-type="float">
            <text:p>59860080</text:p>
          </table:table-cell>
          <table:table-cell table:formula="of:=[.F1925]+8" office:value-type="float" office:value="7704" calcext:value-type="float">
            <text:p>7704</text:p>
          </table:table-cell>
          <table:table-cell table:number-columns-repeated="8"/>
        </table:table-row>
        <table:table-row table:style-name="ro1">
          <table:table-cell table:formula="of:=[.A1927]+15295" office:value-type="float" office:value="29480991" calcext:value-type="float">
            <text:p>29480991</text:p>
          </table:table-cell>
          <table:table-cell table:formula="of:=[.B1927]+131" office:value-type="float" office:value="252565" calcext:value-type="float">
            <text:p>252565</text:p>
          </table:table-cell>
          <table:table-cell/>
          <table:table-cell table:formula="of:=[.D1927]+[.E1928]" office:value-type="float" office:value="57203528698" calcext:value-type="float">
            <text:p>57203528698</text:p>
          </table:table-cell>
          <table:table-cell table:formula="of:=[.G1928]*7627" office:value-type="float" office:value="58788916" calcext:value-type="float">
            <text:p>58788916</text:p>
          </table:table-cell>
          <table:table-cell/>
          <table:table-cell table:formula="of:=[.G1926]+8" office:value-type="float" office:value="7708" calcext:value-type="float">
            <text:p>7708</text:p>
          </table:table-cell>
          <table:table-cell table:number-columns-repeated="7"/>
        </table:table-row>
        <table:table-row table:style-name="ro1">
          <table:table-cell table:formula="of:=[.A1928]+15295" office:value-type="float" office:value="29496286" calcext:value-type="float">
            <text:p>29496286</text:p>
          </table:table-cell>
          <table:table-cell table:formula="of:=[.B1928]+131" office:value-type="float" office:value="252696" calcext:value-type="float">
            <text:p>252696</text:p>
          </table:table-cell>
          <table:table-cell/>
          <table:table-cell table:formula="of:=[.D1928]+[.E1929]" office:value-type="float" office:value="57263450938" calcext:value-type="float">
            <text:p>57263450938</text:p>
          </table:table-cell>
          <table:table-cell table:formula="of:=[.F1929]*7770" office:value-type="float" office:value="59922240" calcext:value-type="float">
            <text:p>59922240</text:p>
          </table:table-cell>
          <table:table-cell table:formula="of:=[.F1927]+8" office:value-type="float" office:value="7712" calcext:value-type="float">
            <text:p>7712</text:p>
          </table:table-cell>
          <table:table-cell table:number-columns-repeated="8"/>
        </table:table-row>
        <table:table-row table:style-name="ro1">
          <table:table-cell table:formula="of:=[.A1929]+15295" office:value-type="float" office:value="29511581" calcext:value-type="float">
            <text:p>29511581</text:p>
          </table:table-cell>
          <table:table-cell table:formula="of:=[.B1929]+131" office:value-type="float" office:value="252827" calcext:value-type="float">
            <text:p>252827</text:p>
          </table:table-cell>
          <table:table-cell/>
          <table:table-cell table:formula="of:=[.D1929]+[.E1930]" office:value-type="float" office:value="57322300870" calcext:value-type="float">
            <text:p>57322300870</text:p>
          </table:table-cell>
          <table:table-cell table:formula="of:=[.G1930]*7627" office:value-type="float" office:value="58849932" calcext:value-type="float">
            <text:p>58849932</text:p>
          </table:table-cell>
          <table:table-cell/>
          <table:table-cell table:formula="of:=[.G1928]+8" office:value-type="float" office:value="7716" calcext:value-type="float">
            <text:p>7716</text:p>
          </table:table-cell>
          <table:table-cell table:number-columns-repeated="7"/>
        </table:table-row>
        <table:table-row table:style-name="ro1">
          <table:table-cell table:formula="of:=[.A1930]+15295" office:value-type="float" office:value="29526876" calcext:value-type="float">
            <text:p>29526876</text:p>
          </table:table-cell>
          <table:table-cell table:formula="of:=[.B1930]+131" office:value-type="float" office:value="252958" calcext:value-type="float">
            <text:p>252958</text:p>
          </table:table-cell>
          <table:table-cell/>
          <table:table-cell table:formula="of:=[.D1930]+[.E1931]" office:value-type="float" office:value="57382285270" calcext:value-type="float">
            <text:p>57382285270</text:p>
          </table:table-cell>
          <table:table-cell table:formula="of:=[.F1931]*7770" office:value-type="float" office:value="59984400" calcext:value-type="float">
            <text:p>59984400</text:p>
          </table:table-cell>
          <table:table-cell table:formula="of:=[.F1929]+8" office:value-type="float" office:value="7720" calcext:value-type="float">
            <text:p>7720</text:p>
          </table:table-cell>
          <table:table-cell table:number-columns-repeated="8"/>
        </table:table-row>
        <table:table-row table:style-name="ro1">
          <table:table-cell table:formula="of:=[.A1931]+15295" office:value-type="float" office:value="29542171" calcext:value-type="float">
            <text:p>29542171</text:p>
          </table:table-cell>
          <table:table-cell table:formula="of:=[.B1931]+131" office:value-type="float" office:value="253089" calcext:value-type="float">
            <text:p>253089</text:p>
          </table:table-cell>
          <table:table-cell/>
          <table:table-cell table:formula="of:=[.D1931]+[.E1932]" office:value-type="float" office:value="57441196218" calcext:value-type="float">
            <text:p>57441196218</text:p>
          </table:table-cell>
          <table:table-cell table:formula="of:=[.G1932]*7627" office:value-type="float" office:value="58910948" calcext:value-type="float">
            <text:p>58910948</text:p>
          </table:table-cell>
          <table:table-cell/>
          <table:table-cell table:formula="of:=[.G1930]+8" office:value-type="float" office:value="7724" calcext:value-type="float">
            <text:p>7724</text:p>
          </table:table-cell>
          <table:table-cell table:number-columns-repeated="7"/>
        </table:table-row>
        <table:table-row table:style-name="ro1">
          <table:table-cell table:formula="of:=[.A1932]+15295" office:value-type="float" office:value="29557466" calcext:value-type="float">
            <text:p>29557466</text:p>
          </table:table-cell>
          <table:table-cell table:formula="of:=[.B1932]+131" office:value-type="float" office:value="253220" calcext:value-type="float">
            <text:p>253220</text:p>
          </table:table-cell>
          <table:table-cell/>
          <table:table-cell table:formula="of:=[.D1932]+[.E1933]" office:value-type="float" office:value="57501242778" calcext:value-type="float">
            <text:p>57501242778</text:p>
          </table:table-cell>
          <table:table-cell table:formula="of:=[.F1933]*7770" office:value-type="float" office:value="60046560" calcext:value-type="float">
            <text:p>60046560</text:p>
          </table:table-cell>
          <table:table-cell table:formula="of:=[.F1931]+8" office:value-type="float" office:value="7728" calcext:value-type="float">
            <text:p>7728</text:p>
          </table:table-cell>
          <table:table-cell table:number-columns-repeated="8"/>
        </table:table-row>
        <table:table-row table:style-name="ro1">
          <table:table-cell table:formula="of:=[.A1933]+15295" office:value-type="float" office:value="29572761" calcext:value-type="float">
            <text:p>29572761</text:p>
          </table:table-cell>
          <table:table-cell table:formula="of:=[.B1933]+131" office:value-type="float" office:value="253351" calcext:value-type="float">
            <text:p>253351</text:p>
          </table:table-cell>
          <table:table-cell/>
          <table:table-cell table:formula="of:=[.D1933]+[.E1934]" office:value-type="float" office:value="57560214742" calcext:value-type="float">
            <text:p>57560214742</text:p>
          </table:table-cell>
          <table:table-cell table:formula="of:=[.G1934]*7627" office:value-type="float" office:value="58971964" calcext:value-type="float">
            <text:p>58971964</text:p>
          </table:table-cell>
          <table:table-cell/>
          <table:table-cell table:formula="of:=[.G1932]+8" office:value-type="float" office:value="7732" calcext:value-type="float">
            <text:p>7732</text:p>
          </table:table-cell>
          <table:table-cell table:number-columns-repeated="7"/>
        </table:table-row>
        <table:table-row table:style-name="ro1">
          <table:table-cell table:formula="of:=[.A1934]+15295" office:value-type="float" office:value="29588056" calcext:value-type="float">
            <text:p>29588056</text:p>
          </table:table-cell>
          <table:table-cell table:formula="of:=[.B1934]+131" office:value-type="float" office:value="253482" calcext:value-type="float">
            <text:p>253482</text:p>
          </table:table-cell>
          <table:table-cell/>
          <table:table-cell table:formula="of:=[.D1934]+[.E1935]" office:value-type="float" office:value="57620323462" calcext:value-type="float">
            <text:p>57620323462</text:p>
          </table:table-cell>
          <table:table-cell table:formula="of:=[.F1935]*7770" office:value-type="float" office:value="60108720" calcext:value-type="float">
            <text:p>60108720</text:p>
          </table:table-cell>
          <table:table-cell table:formula="of:=[.F1933]+8" office:value-type="float" office:value="7736" calcext:value-type="float">
            <text:p>7736</text:p>
          </table:table-cell>
          <table:table-cell table:number-columns-repeated="8"/>
        </table:table-row>
        <table:table-row table:style-name="ro1">
          <table:table-cell table:formula="of:=[.A1935]+15295" office:value-type="float" office:value="29603351" calcext:value-type="float">
            <text:p>29603351</text:p>
          </table:table-cell>
          <table:table-cell table:formula="of:=[.B1935]+131" office:value-type="float" office:value="253613" calcext:value-type="float">
            <text:p>253613</text:p>
          </table:table-cell>
          <table:table-cell/>
          <table:table-cell table:formula="of:=[.D1935]+[.E1936]" office:value-type="float" office:value="57679356442" calcext:value-type="float">
            <text:p>57679356442</text:p>
          </table:table-cell>
          <table:table-cell table:formula="of:=[.G1936]*7627" office:value-type="float" office:value="59032980" calcext:value-type="float">
            <text:p>59032980</text:p>
          </table:table-cell>
          <table:table-cell/>
          <table:table-cell table:formula="of:=[.G1934]+8" office:value-type="float" office:value="7740" calcext:value-type="float">
            <text:p>7740</text:p>
          </table:table-cell>
          <table:table-cell table:number-columns-repeated="7"/>
        </table:table-row>
        <table:table-row table:style-name="ro1">
          <table:table-cell table:formula="of:=[.A1936]+15295" office:value-type="float" office:value="29618646" calcext:value-type="float">
            <text:p>29618646</text:p>
          </table:table-cell>
          <table:table-cell table:formula="of:=[.B1936]+131" office:value-type="float" office:value="253744" calcext:value-type="float">
            <text:p>253744</text:p>
          </table:table-cell>
          <table:table-cell/>
          <table:table-cell table:formula="of:=[.D1936]+[.E1937]" office:value-type="float" office:value="57739527322" calcext:value-type="float">
            <text:p>57739527322</text:p>
          </table:table-cell>
          <table:table-cell table:formula="of:=[.F1937]*7770" office:value-type="float" office:value="60170880" calcext:value-type="float">
            <text:p>60170880</text:p>
          </table:table-cell>
          <table:table-cell table:formula="of:=[.F1935]+8" office:value-type="float" office:value="7744" calcext:value-type="float">
            <text:p>7744</text:p>
          </table:table-cell>
          <table:table-cell table:number-columns-repeated="8"/>
        </table:table-row>
        <table:table-row table:style-name="ro1">
          <table:table-cell table:formula="of:=[.A1937]+15295" office:value-type="float" office:value="29633941" calcext:value-type="float">
            <text:p>29633941</text:p>
          </table:table-cell>
          <table:table-cell table:formula="of:=[.B1937]+131" office:value-type="float" office:value="253875" calcext:value-type="float">
            <text:p>253875</text:p>
          </table:table-cell>
          <table:table-cell/>
          <table:table-cell table:formula="of:=[.D1937]+[.E1938]" office:value-type="float" office:value="57798621318" calcext:value-type="float">
            <text:p>57798621318</text:p>
          </table:table-cell>
          <table:table-cell table:formula="of:=[.G1938]*7627" office:value-type="float" office:value="59093996" calcext:value-type="float">
            <text:p>59093996</text:p>
          </table:table-cell>
          <table:table-cell/>
          <table:table-cell table:formula="of:=[.G1936]+8" office:value-type="float" office:value="7748" calcext:value-type="float">
            <text:p>7748</text:p>
          </table:table-cell>
          <table:table-cell table:number-columns-repeated="7"/>
        </table:table-row>
        <table:table-row table:style-name="ro1">
          <table:table-cell table:formula="of:=[.A1938]+15295" office:value-type="float" office:value="29649236" calcext:value-type="float">
            <text:p>29649236</text:p>
          </table:table-cell>
          <table:table-cell table:formula="of:=[.B1938]+131" office:value-type="float" office:value="254006" calcext:value-type="float">
            <text:p>254006</text:p>
          </table:table-cell>
          <table:table-cell/>
          <table:table-cell table:formula="of:=[.D1938]+[.E1939]" office:value-type="float" office:value="57858854358" calcext:value-type="float">
            <text:p>57858854358</text:p>
          </table:table-cell>
          <table:table-cell table:formula="of:=[.F1939]*7770" office:value-type="float" office:value="60233040" calcext:value-type="float">
            <text:p>60233040</text:p>
          </table:table-cell>
          <table:table-cell table:formula="of:=[.F1937]+8" office:value-type="float" office:value="7752" calcext:value-type="float">
            <text:p>7752</text:p>
          </table:table-cell>
          <table:table-cell table:number-columns-repeated="8"/>
        </table:table-row>
        <table:table-row table:style-name="ro1">
          <table:table-cell table:formula="of:=[.A1939]+15295" office:value-type="float" office:value="29664531" calcext:value-type="float">
            <text:p>29664531</text:p>
          </table:table-cell>
          <table:table-cell table:formula="of:=[.B1939]+131" office:value-type="float" office:value="254137" calcext:value-type="float">
            <text:p>254137</text:p>
          </table:table-cell>
          <table:table-cell/>
          <table:table-cell table:formula="of:=[.D1939]+[.E1940]" office:value-type="float" office:value="57918009370" calcext:value-type="float">
            <text:p>57918009370</text:p>
          </table:table-cell>
          <table:table-cell table:formula="of:=[.G1940]*7627" office:value-type="float" office:value="59155012" calcext:value-type="float">
            <text:p>59155012</text:p>
          </table:table-cell>
          <table:table-cell/>
          <table:table-cell table:formula="of:=[.G1938]+8" office:value-type="float" office:value="7756" calcext:value-type="float">
            <text:p>7756</text:p>
          </table:table-cell>
          <table:table-cell table:number-columns-repeated="7"/>
        </table:table-row>
        <table:table-row table:style-name="ro1">
          <table:table-cell table:formula="of:=[.A1940]+15295" office:value-type="float" office:value="29679826" calcext:value-type="float">
            <text:p>29679826</text:p>
          </table:table-cell>
          <table:table-cell table:formula="of:=[.B1940]+131" office:value-type="float" office:value="254268" calcext:value-type="float">
            <text:p>254268</text:p>
          </table:table-cell>
          <table:table-cell/>
          <table:table-cell table:formula="of:=[.D1940]+[.E1941]" office:value-type="float" office:value="57978304570" calcext:value-type="float">
            <text:p>57978304570</text:p>
          </table:table-cell>
          <table:table-cell table:formula="of:=[.F1941]*7770" office:value-type="float" office:value="60295200" calcext:value-type="float">
            <text:p>60295200</text:p>
          </table:table-cell>
          <table:table-cell table:formula="of:=[.F1939]+8" office:value-type="float" office:value="7760" calcext:value-type="float">
            <text:p>7760</text:p>
          </table:table-cell>
          <table:table-cell table:number-columns-repeated="8"/>
        </table:table-row>
        <table:table-row table:style-name="ro1">
          <table:table-cell table:formula="of:=[.A1941]+15295" office:value-type="float" office:value="29695121" calcext:value-type="float">
            <text:p>29695121</text:p>
          </table:table-cell>
          <table:table-cell table:formula="of:=[.B1941]+131" office:value-type="float" office:value="254399" calcext:value-type="float">
            <text:p>254399</text:p>
          </table:table-cell>
          <table:table-cell/>
          <table:table-cell table:formula="of:=[.D1941]+[.E1942]" office:value-type="float" office:value="58037520598" calcext:value-type="float">
            <text:p>58037520598</text:p>
          </table:table-cell>
          <table:table-cell table:formula="of:=[.G1942]*7627" office:value-type="float" office:value="59216028" calcext:value-type="float">
            <text:p>59216028</text:p>
          </table:table-cell>
          <table:table-cell/>
          <table:table-cell table:formula="of:=[.G1940]+8" office:value-type="float" office:value="7764" calcext:value-type="float">
            <text:p>7764</text:p>
          </table:table-cell>
          <table:table-cell table:number-columns-repeated="7"/>
        </table:table-row>
        <table:table-row table:style-name="ro1">
          <table:table-cell table:formula="of:=[.A1942]+15295" office:value-type="float" office:value="29710416" calcext:value-type="float">
            <text:p>29710416</text:p>
          </table:table-cell>
          <table:table-cell table:formula="of:=[.B1942]+131" office:value-type="float" office:value="254530" calcext:value-type="float">
            <text:p>254530</text:p>
          </table:table-cell>
          <table:table-cell/>
          <table:table-cell table:formula="of:=[.D1942]+[.E1943]" office:value-type="float" office:value="58097877958" calcext:value-type="float">
            <text:p>58097877958</text:p>
          </table:table-cell>
          <table:table-cell table:formula="of:=[.F1943]*7770" office:value-type="float" office:value="60357360" calcext:value-type="float">
            <text:p>60357360</text:p>
          </table:table-cell>
          <table:table-cell table:formula="of:=[.F1941]+8" office:value-type="float" office:value="7768" calcext:value-type="float">
            <text:p>7768</text:p>
          </table:table-cell>
          <table:table-cell table:number-columns-repeated="8"/>
        </table:table-row>
        <table:table-row table:style-name="ro1">
          <table:table-cell table:formula="of:=[.A1943]+15295" office:value-type="float" office:value="29725711" calcext:value-type="float">
            <text:p>29725711</text:p>
          </table:table-cell>
          <table:table-cell table:formula="of:=[.B1943]+131" office:value-type="float" office:value="254661" calcext:value-type="float">
            <text:p>254661</text:p>
          </table:table-cell>
          <table:table-cell/>
          <table:table-cell table:formula="of:=[.D1943]+[.E1944]" office:value-type="float" office:value="58157155002" calcext:value-type="float">
            <text:p>58157155002</text:p>
          </table:table-cell>
          <table:table-cell table:formula="of:=[.G1944]*7627" office:value-type="float" office:value="59277044" calcext:value-type="float">
            <text:p>59277044</text:p>
          </table:table-cell>
          <table:table-cell/>
          <table:table-cell table:formula="of:=[.G1942]+8" office:value-type="float" office:value="7772" calcext:value-type="float">
            <text:p>7772</text:p>
          </table:table-cell>
          <table:table-cell table:number-columns-repeated="7"/>
        </table:table-row>
        <table:table-row table:style-name="ro1">
          <table:table-cell table:formula="of:=[.A1944]+15295" office:value-type="float" office:value="29741006" calcext:value-type="float">
            <text:p>29741006</text:p>
          </table:table-cell>
          <table:table-cell table:formula="of:=[.B1944]+131" office:value-type="float" office:value="254792" calcext:value-type="float">
            <text:p>254792</text:p>
          </table:table-cell>
          <table:table-cell/>
          <table:table-cell table:formula="of:=[.D1944]+[.E1945]" office:value-type="float" office:value="58217574522" calcext:value-type="float">
            <text:p>58217574522</text:p>
          </table:table-cell>
          <table:table-cell table:formula="of:=[.F1945]*7770" office:value-type="float" office:value="60419520" calcext:value-type="float">
            <text:p>60419520</text:p>
          </table:table-cell>
          <table:table-cell table:formula="of:=[.F1943]+8" office:value-type="float" office:value="7776" calcext:value-type="float">
            <text:p>7776</text:p>
          </table:table-cell>
          <table:table-cell table:number-columns-repeated="8"/>
        </table:table-row>
        <table:table-row table:style-name="ro1">
          <table:table-cell table:formula="of:=[.A1945]+15295" office:value-type="float" office:value="29756301" calcext:value-type="float">
            <text:p>29756301</text:p>
          </table:table-cell>
          <table:table-cell table:formula="of:=[.B1945]+131" office:value-type="float" office:value="254923" calcext:value-type="float">
            <text:p>254923</text:p>
          </table:table-cell>
          <table:table-cell/>
          <table:table-cell table:formula="of:=[.D1945]+[.E1946]" office:value-type="float" office:value="58276912582" calcext:value-type="float">
            <text:p>58276912582</text:p>
          </table:table-cell>
          <table:table-cell table:formula="of:=[.G1946]*7627" office:value-type="float" office:value="59338060" calcext:value-type="float">
            <text:p>59338060</text:p>
          </table:table-cell>
          <table:table-cell/>
          <table:table-cell table:formula="of:=[.G1944]+8" office:value-type="float" office:value="7780" calcext:value-type="float">
            <text:p>7780</text:p>
          </table:table-cell>
          <table:table-cell table:number-columns-repeated="7"/>
        </table:table-row>
        <table:table-row table:style-name="ro1">
          <table:table-cell table:formula="of:=[.A1946]+15295" office:value-type="float" office:value="29771596" calcext:value-type="float">
            <text:p>29771596</text:p>
          </table:table-cell>
          <table:table-cell table:formula="of:=[.B1946]+131" office:value-type="float" office:value="255054" calcext:value-type="float">
            <text:p>255054</text:p>
          </table:table-cell>
          <table:table-cell/>
          <table:table-cell table:formula="of:=[.D1946]+[.E1947]" office:value-type="float" office:value="58337394262" calcext:value-type="float">
            <text:p>58337394262</text:p>
          </table:table-cell>
          <table:table-cell table:formula="of:=[.F1947]*7770" office:value-type="float" office:value="60481680" calcext:value-type="float">
            <text:p>60481680</text:p>
          </table:table-cell>
          <table:table-cell table:formula="of:=[.F1945]+8" office:value-type="float" office:value="7784" calcext:value-type="float">
            <text:p>7784</text:p>
          </table:table-cell>
          <table:table-cell table:number-columns-repeated="8"/>
        </table:table-row>
        <table:table-row table:style-name="ro1">
          <table:table-cell table:formula="of:=[.A1947]+15295" office:value-type="float" office:value="29786891" calcext:value-type="float">
            <text:p>29786891</text:p>
          </table:table-cell>
          <table:table-cell table:formula="of:=[.B1947]+131" office:value-type="float" office:value="255185" calcext:value-type="float">
            <text:p>255185</text:p>
          </table:table-cell>
          <table:table-cell/>
          <table:table-cell table:formula="of:=[.D1947]+[.E1948]" office:value-type="float" office:value="58396793338" calcext:value-type="float">
            <text:p>58396793338</text:p>
          </table:table-cell>
          <table:table-cell table:formula="of:=[.G1948]*7627" office:value-type="float" office:value="59399076" calcext:value-type="float">
            <text:p>59399076</text:p>
          </table:table-cell>
          <table:table-cell/>
          <table:table-cell table:formula="of:=[.G1946]+8" office:value-type="float" office:value="7788" calcext:value-type="float">
            <text:p>7788</text:p>
          </table:table-cell>
          <table:table-cell table:number-columns-repeated="7"/>
        </table:table-row>
        <table:table-row table:style-name="ro1">
          <table:table-cell table:formula="of:=[.A1948]+15295" office:value-type="float" office:value="29802186" calcext:value-type="float">
            <text:p>29802186</text:p>
          </table:table-cell>
          <table:table-cell table:formula="of:=[.B1948]+131" office:value-type="float" office:value="255316" calcext:value-type="float">
            <text:p>255316</text:p>
          </table:table-cell>
          <table:table-cell/>
          <table:table-cell table:formula="of:=[.D1948]+[.E1949]" office:value-type="float" office:value="58457337178" calcext:value-type="float">
            <text:p>58457337178</text:p>
          </table:table-cell>
          <table:table-cell table:formula="of:=[.F1949]*7770" office:value-type="float" office:value="60543840" calcext:value-type="float">
            <text:p>60543840</text:p>
          </table:table-cell>
          <table:table-cell table:formula="of:=[.F1947]+8" office:value-type="float" office:value="7792" calcext:value-type="float">
            <text:p>7792</text:p>
          </table:table-cell>
          <table:table-cell table:number-columns-repeated="8"/>
        </table:table-row>
        <table:table-row table:style-name="ro1">
          <table:table-cell table:formula="of:=[.A1949]+15295" office:value-type="float" office:value="29817481" calcext:value-type="float">
            <text:p>29817481</text:p>
          </table:table-cell>
          <table:table-cell table:formula="of:=[.B1949]+131" office:value-type="float" office:value="255447" calcext:value-type="float">
            <text:p>255447</text:p>
          </table:table-cell>
          <table:table-cell/>
          <table:table-cell table:formula="of:=[.D1949]+[.E1950]" office:value-type="float" office:value="58516797270" calcext:value-type="float">
            <text:p>58516797270</text:p>
          </table:table-cell>
          <table:table-cell table:formula="of:=[.G1950]*7627" office:value-type="float" office:value="59460092" calcext:value-type="float">
            <text:p>59460092</text:p>
          </table:table-cell>
          <table:table-cell/>
          <table:table-cell table:formula="of:=[.G1948]+8" office:value-type="float" office:value="7796" calcext:value-type="float">
            <text:p>7796</text:p>
          </table:table-cell>
          <table:table-cell table:number-columns-repeated="7"/>
        </table:table-row>
        <table:table-row table:style-name="ro1">
          <table:table-cell table:formula="of:=[.A1950]+15295" office:value-type="float" office:value="29832776" calcext:value-type="float">
            <text:p>29832776</text:p>
          </table:table-cell>
          <table:table-cell table:formula="of:=[.B1950]+131" office:value-type="float" office:value="255578" calcext:value-type="float">
            <text:p>255578</text:p>
          </table:table-cell>
          <table:table-cell/>
          <table:table-cell table:formula="of:=[.D1950]+[.E1951]" office:value-type="float" office:value="58577403270" calcext:value-type="float">
            <text:p>58577403270</text:p>
          </table:table-cell>
          <table:table-cell table:formula="of:=[.F1951]*7770" office:value-type="float" office:value="60606000" calcext:value-type="float">
            <text:p>60606000</text:p>
          </table:table-cell>
          <table:table-cell table:formula="of:=[.F1949]+8" office:value-type="float" office:value="7800" calcext:value-type="float">
            <text:p>7800</text:p>
          </table:table-cell>
          <table:table-cell table:number-columns-repeated="8"/>
        </table:table-row>
        <table:table-row table:style-name="ro1">
          <table:table-cell table:formula="of:=[.A1951]+15295" office:value-type="float" office:value="29848071" calcext:value-type="float">
            <text:p>29848071</text:p>
          </table:table-cell>
          <table:table-cell table:formula="of:=[.B1951]+131" office:value-type="float" office:value="255709" calcext:value-type="float">
            <text:p>255709</text:p>
          </table:table-cell>
          <table:table-cell/>
          <table:table-cell table:formula="of:=[.D1951]+[.E1952]" office:value-type="float" office:value="58636924378" calcext:value-type="float">
            <text:p>58636924378</text:p>
          </table:table-cell>
          <table:table-cell table:formula="of:=[.G1952]*7627" office:value-type="float" office:value="59521108" calcext:value-type="float">
            <text:p>59521108</text:p>
          </table:table-cell>
          <table:table-cell/>
          <table:table-cell table:formula="of:=[.G1950]+8" office:value-type="float" office:value="7804" calcext:value-type="float">
            <text:p>7804</text:p>
          </table:table-cell>
          <table:table-cell table:number-columns-repeated="7"/>
        </table:table-row>
        <table:table-row table:style-name="ro1">
          <table:table-cell table:formula="of:=[.A1952]+15295" office:value-type="float" office:value="29863366" calcext:value-type="float">
            <text:p>29863366</text:p>
          </table:table-cell>
          <table:table-cell table:formula="of:=[.B1952]+131" office:value-type="float" office:value="255840" calcext:value-type="float">
            <text:p>255840</text:p>
          </table:table-cell>
          <table:table-cell/>
          <table:table-cell table:formula="of:=[.D1952]+[.E1953]" office:value-type="float" office:value="58697592538" calcext:value-type="float">
            <text:p>58697592538</text:p>
          </table:table-cell>
          <table:table-cell table:formula="of:=[.F1953]*7770" office:value-type="float" office:value="60668160" calcext:value-type="float">
            <text:p>60668160</text:p>
          </table:table-cell>
          <table:table-cell table:formula="of:=[.F1951]+8" office:value-type="float" office:value="7808" calcext:value-type="float">
            <text:p>7808</text:p>
          </table:table-cell>
          <table:table-cell table:number-columns-repeated="8"/>
        </table:table-row>
        <table:table-row table:style-name="ro1">
          <table:table-cell table:formula="of:=[.A1953]+15295" office:value-type="float" office:value="29878661" calcext:value-type="float">
            <text:p>29878661</text:p>
          </table:table-cell>
          <table:table-cell table:formula="of:=[.B1953]+131" office:value-type="float" office:value="255971" calcext:value-type="float">
            <text:p>255971</text:p>
          </table:table-cell>
          <table:table-cell/>
          <table:table-cell table:formula="of:=[.D1953]+[.E1954]" office:value-type="float" office:value="58757174662" calcext:value-type="float">
            <text:p>58757174662</text:p>
          </table:table-cell>
          <table:table-cell table:formula="of:=[.G1954]*7627" office:value-type="float" office:value="59582124" calcext:value-type="float">
            <text:p>59582124</text:p>
          </table:table-cell>
          <table:table-cell/>
          <table:table-cell table:formula="of:=[.G1952]+8" office:value-type="float" office:value="7812" calcext:value-type="float">
            <text:p>7812</text:p>
          </table:table-cell>
          <table:table-cell table:number-columns-repeated="7"/>
        </table:table-row>
        <table:table-row table:style-name="ro1">
          <table:table-cell table:formula="of:=[.A1954]+15295" office:value-type="float" office:value="29893956" calcext:value-type="float">
            <text:p>29893956</text:p>
          </table:table-cell>
          <table:table-cell table:formula="of:=[.B1954]+131" office:value-type="float" office:value="256102" calcext:value-type="float">
            <text:p>256102</text:p>
          </table:table-cell>
          <table:table-cell/>
          <table:table-cell table:formula="of:=[.D1954]+[.E1955]" office:value-type="float" office:value="58817904982" calcext:value-type="float">
            <text:p>58817904982</text:p>
          </table:table-cell>
          <table:table-cell table:formula="of:=[.F1955]*7770" office:value-type="float" office:value="60730320" calcext:value-type="float">
            <text:p>60730320</text:p>
          </table:table-cell>
          <table:table-cell table:formula="of:=[.F1953]+8" office:value-type="float" office:value="7816" calcext:value-type="float">
            <text:p>7816</text:p>
          </table:table-cell>
          <table:table-cell table:number-columns-repeated="8"/>
        </table:table-row>
        <table:table-row table:style-name="ro1">
          <table:table-cell table:formula="of:=[.A1955]+15295" office:value-type="float" office:value="29909251" calcext:value-type="float">
            <text:p>29909251</text:p>
          </table:table-cell>
          <table:table-cell table:formula="of:=[.B1955]+131" office:value-type="float" office:value="256233" calcext:value-type="float">
            <text:p>256233</text:p>
          </table:table-cell>
          <table:table-cell/>
          <table:table-cell table:formula="of:=[.D1955]+[.E1956]" office:value-type="float" office:value="58877548122" calcext:value-type="float">
            <text:p>58877548122</text:p>
          </table:table-cell>
          <table:table-cell table:formula="of:=[.G1956]*7627" office:value-type="float" office:value="59643140" calcext:value-type="float">
            <text:p>59643140</text:p>
          </table:table-cell>
          <table:table-cell/>
          <table:table-cell table:formula="of:=[.G1954]+8" office:value-type="float" office:value="7820" calcext:value-type="float">
            <text:p>7820</text:p>
          </table:table-cell>
          <table:table-cell table:number-columns-repeated="7"/>
        </table:table-row>
        <table:table-row table:style-name="ro1">
          <table:table-cell table:formula="of:=[.A1956]+15295" office:value-type="float" office:value="29924546" calcext:value-type="float">
            <text:p>29924546</text:p>
          </table:table-cell>
          <table:table-cell table:formula="of:=[.B1956]+131" office:value-type="float" office:value="256364" calcext:value-type="float">
            <text:p>256364</text:p>
          </table:table-cell>
          <table:table-cell/>
          <table:table-cell table:formula="of:=[.D1956]+[.E1957]" office:value-type="float" office:value="58938340602" calcext:value-type="float">
            <text:p>58938340602</text:p>
          </table:table-cell>
          <table:table-cell table:formula="of:=[.F1957]*7770" office:value-type="float" office:value="60792480" calcext:value-type="float">
            <text:p>60792480</text:p>
          </table:table-cell>
          <table:table-cell table:formula="of:=[.F1955]+8" office:value-type="float" office:value="7824" calcext:value-type="float">
            <text:p>7824</text:p>
          </table:table-cell>
          <table:table-cell table:number-columns-repeated="8"/>
        </table:table-row>
        <table:table-row table:style-name="ro1">
          <table:table-cell table:formula="of:=[.A1957]+15295" office:value-type="float" office:value="29939841" calcext:value-type="float">
            <text:p>29939841</text:p>
          </table:table-cell>
          <table:table-cell table:formula="of:=[.B1957]+131" office:value-type="float" office:value="256495" calcext:value-type="float">
            <text:p>256495</text:p>
          </table:table-cell>
          <table:table-cell/>
          <table:table-cell table:formula="of:=[.D1957]+[.E1958]" office:value-type="float" office:value="58998044758" calcext:value-type="float">
            <text:p>58998044758</text:p>
          </table:table-cell>
          <table:table-cell table:formula="of:=[.G1958]*7627" office:value-type="float" office:value="59704156" calcext:value-type="float">
            <text:p>59704156</text:p>
          </table:table-cell>
          <table:table-cell/>
          <table:table-cell table:formula="of:=[.G1956]+8" office:value-type="float" office:value="7828" calcext:value-type="float">
            <text:p>7828</text:p>
          </table:table-cell>
          <table:table-cell table:number-columns-repeated="7"/>
        </table:table-row>
        <table:table-row table:style-name="ro1">
          <table:table-cell table:formula="of:=[.A1958]+15295" office:value-type="float" office:value="29955136" calcext:value-type="float">
            <text:p>29955136</text:p>
          </table:table-cell>
          <table:table-cell table:formula="of:=[.B1958]+131" office:value-type="float" office:value="256626" calcext:value-type="float">
            <text:p>256626</text:p>
          </table:table-cell>
          <table:table-cell/>
          <table:table-cell table:formula="of:=[.D1958]+[.E1959]" office:value-type="float" office:value="59058899398" calcext:value-type="float">
            <text:p>59058899398</text:p>
          </table:table-cell>
          <table:table-cell table:formula="of:=[.F1959]*7770" office:value-type="float" office:value="60854640" calcext:value-type="float">
            <text:p>60854640</text:p>
          </table:table-cell>
          <table:table-cell table:formula="of:=[.F1957]+8" office:value-type="float" office:value="7832" calcext:value-type="float">
            <text:p>7832</text:p>
          </table:table-cell>
          <table:table-cell table:number-columns-repeated="8"/>
        </table:table-row>
        <table:table-row table:style-name="ro1">
          <table:table-cell table:formula="of:=[.A1959]+15295" office:value-type="float" office:value="29970431" calcext:value-type="float">
            <text:p>29970431</text:p>
          </table:table-cell>
          <table:table-cell table:formula="of:=[.B1959]+131" office:value-type="float" office:value="256757" calcext:value-type="float">
            <text:p>256757</text:p>
          </table:table-cell>
          <table:table-cell/>
          <table:table-cell table:formula="of:=[.D1959]+[.E1960]" office:value-type="float" office:value="59118664570" calcext:value-type="float">
            <text:p>59118664570</text:p>
          </table:table-cell>
          <table:table-cell table:formula="of:=[.G1960]*7627" office:value-type="float" office:value="59765172" calcext:value-type="float">
            <text:p>59765172</text:p>
          </table:table-cell>
          <table:table-cell/>
          <table:table-cell table:formula="of:=[.G1958]+8" office:value-type="float" office:value="7836" calcext:value-type="float">
            <text:p>7836</text:p>
          </table:table-cell>
          <table:table-cell table:number-columns-repeated="7"/>
        </table:table-row>
        <table:table-row table:style-name="ro1">
          <table:table-cell table:formula="of:=[.A1960]+15295" office:value-type="float" office:value="29985726" calcext:value-type="float">
            <text:p>29985726</text:p>
          </table:table-cell>
          <table:table-cell table:formula="of:=[.B1960]+131" office:value-type="float" office:value="256888" calcext:value-type="float">
            <text:p>256888</text:p>
          </table:table-cell>
          <table:table-cell/>
          <table:table-cell table:formula="of:=[.D1960]+[.E1961]" office:value-type="float" office:value="59179581370" calcext:value-type="float">
            <text:p>59179581370</text:p>
          </table:table-cell>
          <table:table-cell table:formula="of:=[.F1961]*7770" office:value-type="float" office:value="60916800" calcext:value-type="float">
            <text:p>60916800</text:p>
          </table:table-cell>
          <table:table-cell table:formula="of:=[.F1959]+8" office:value-type="float" office:value="7840" calcext:value-type="float">
            <text:p>7840</text:p>
          </table:table-cell>
          <table:table-cell table:number-columns-repeated="8"/>
        </table:table-row>
        <table:table-row table:style-name="ro1">
          <table:table-cell table:formula="of:=[.A1961]+15295" office:value-type="float" office:value="30001021" calcext:value-type="float">
            <text:p>30001021</text:p>
          </table:table-cell>
          <table:table-cell table:formula="of:=[.B1961]+131" office:value-type="float" office:value="257019" calcext:value-type="float">
            <text:p>257019</text:p>
          </table:table-cell>
          <table:table-cell/>
          <table:table-cell table:formula="of:=[.D1961]+[.E1962]" office:value-type="float" office:value="59239407558" calcext:value-type="float">
            <text:p>59239407558</text:p>
          </table:table-cell>
          <table:table-cell table:formula="of:=[.G1962]*7627" office:value-type="float" office:value="59826188" calcext:value-type="float">
            <text:p>59826188</text:p>
          </table:table-cell>
          <table:table-cell/>
          <table:table-cell table:formula="of:=[.G1960]+8" office:value-type="float" office:value="7844" calcext:value-type="float">
            <text:p>7844</text:p>
          </table:table-cell>
          <table:table-cell table:number-columns-repeated="7"/>
        </table:table-row>
        <table:table-row table:style-name="ro1">
          <table:table-cell table:formula="of:=[.A1962]+15295" office:value-type="float" office:value="30016316" calcext:value-type="float">
            <text:p>30016316</text:p>
          </table:table-cell>
          <table:table-cell table:formula="of:=[.B1962]+131" office:value-type="float" office:value="257150" calcext:value-type="float">
            <text:p>257150</text:p>
          </table:table-cell>
          <table:table-cell/>
          <table:table-cell table:formula="of:=[.D1962]+[.E1963]" office:value-type="float" office:value="59300386518" calcext:value-type="float">
            <text:p>59300386518</text:p>
          </table:table-cell>
          <table:table-cell table:formula="of:=[.F1963]*7770" office:value-type="float" office:value="60978960" calcext:value-type="float">
            <text:p>60978960</text:p>
          </table:table-cell>
          <table:table-cell table:formula="of:=[.F1961]+8" office:value-type="float" office:value="7848" calcext:value-type="float">
            <text:p>7848</text:p>
          </table:table-cell>
          <table:table-cell table:number-columns-repeated="8"/>
        </table:table-row>
        <table:table-row table:style-name="ro1">
          <table:table-cell table:formula="of:=[.A1963]+15295" office:value-type="float" office:value="30031611" calcext:value-type="float">
            <text:p>30031611</text:p>
          </table:table-cell>
          <table:table-cell table:formula="of:=[.B1963]+131" office:value-type="float" office:value="257281" calcext:value-type="float">
            <text:p>257281</text:p>
          </table:table-cell>
          <table:table-cell/>
          <table:table-cell table:formula="of:=[.D1963]+[.E1964]" office:value-type="float" office:value="59360273722" calcext:value-type="float">
            <text:p>59360273722</text:p>
          </table:table-cell>
          <table:table-cell table:formula="of:=[.G1964]*7627" office:value-type="float" office:value="59887204" calcext:value-type="float">
            <text:p>59887204</text:p>
          </table:table-cell>
          <table:table-cell/>
          <table:table-cell table:formula="of:=[.G1962]+8" office:value-type="float" office:value="7852" calcext:value-type="float">
            <text:p>7852</text:p>
          </table:table-cell>
          <table:table-cell table:number-columns-repeated="7"/>
        </table:table-row>
        <table:table-row table:style-name="ro1">
          <table:table-cell table:formula="of:=[.A1964]+15295" office:value-type="float" office:value="30046906" calcext:value-type="float">
            <text:p>30046906</text:p>
          </table:table-cell>
          <table:table-cell table:formula="of:=[.B1964]+131" office:value-type="float" office:value="257412" calcext:value-type="float">
            <text:p>257412</text:p>
          </table:table-cell>
          <table:table-cell/>
          <table:table-cell table:formula="of:=[.D1964]+[.E1965]" office:value-type="float" office:value="59421314842" calcext:value-type="float">
            <text:p>59421314842</text:p>
          </table:table-cell>
          <table:table-cell table:formula="of:=[.F1965]*7770" office:value-type="float" office:value="61041120" calcext:value-type="float">
            <text:p>61041120</text:p>
          </table:table-cell>
          <table:table-cell table:formula="of:=[.F1963]+8" office:value-type="float" office:value="7856" calcext:value-type="float">
            <text:p>7856</text:p>
          </table:table-cell>
          <table:table-cell table:number-columns-repeated="8"/>
        </table:table-row>
        <table:table-row table:style-name="ro1">
          <table:table-cell table:formula="of:=[.A1965]+15295" office:value-type="float" office:value="30062201" calcext:value-type="float">
            <text:p>30062201</text:p>
          </table:table-cell>
          <table:table-cell table:formula="of:=[.B1965]+131" office:value-type="float" office:value="257543" calcext:value-type="float">
            <text:p>257543</text:p>
          </table:table-cell>
          <table:table-cell/>
          <table:table-cell table:formula="of:=[.D1965]+[.E1966]" office:value-type="float" office:value="59481263062" calcext:value-type="float">
            <text:p>59481263062</text:p>
          </table:table-cell>
          <table:table-cell table:formula="of:=[.G1966]*7627" office:value-type="float" office:value="59948220" calcext:value-type="float">
            <text:p>59948220</text:p>
          </table:table-cell>
          <table:table-cell/>
          <table:table-cell table:formula="of:=[.G1964]+8" office:value-type="float" office:value="7860" calcext:value-type="float">
            <text:p>7860</text:p>
          </table:table-cell>
          <table:table-cell table:number-columns-repeated="7"/>
        </table:table-row>
        <table:table-row table:style-name="ro1">
          <table:table-cell table:formula="of:=[.A1966]+15295" office:value-type="float" office:value="30077496" calcext:value-type="float">
            <text:p>30077496</text:p>
          </table:table-cell>
          <table:table-cell table:formula="of:=[.B1966]+131" office:value-type="float" office:value="257674" calcext:value-type="float">
            <text:p>257674</text:p>
          </table:table-cell>
          <table:table-cell/>
          <table:table-cell table:formula="of:=[.D1966]+[.E1967]" office:value-type="float" office:value="59542366342" calcext:value-type="float">
            <text:p>59542366342</text:p>
          </table:table-cell>
          <table:table-cell table:formula="of:=[.F1967]*7770" office:value-type="float" office:value="61103280" calcext:value-type="float">
            <text:p>61103280</text:p>
          </table:table-cell>
          <table:table-cell table:formula="of:=[.F1965]+8" office:value-type="float" office:value="7864" calcext:value-type="float">
            <text:p>7864</text:p>
          </table:table-cell>
          <table:table-cell table:number-columns-repeated="8"/>
        </table:table-row>
        <table:table-row table:style-name="ro1">
          <table:table-cell table:formula="of:=[.A1967]+15295" office:value-type="float" office:value="30092791" calcext:value-type="float">
            <text:p>30092791</text:p>
          </table:table-cell>
          <table:table-cell table:formula="of:=[.B1967]+131" office:value-type="float" office:value="257805" calcext:value-type="float">
            <text:p>257805</text:p>
          </table:table-cell>
          <table:table-cell/>
          <table:table-cell table:formula="of:=[.D1967]+[.E1968]" office:value-type="float" office:value="59602375578" calcext:value-type="float">
            <text:p>59602375578</text:p>
          </table:table-cell>
          <table:table-cell table:formula="of:=[.G1968]*7627" office:value-type="float" office:value="60009236" calcext:value-type="float">
            <text:p>60009236</text:p>
          </table:table-cell>
          <table:table-cell/>
          <table:table-cell table:formula="of:=[.G1966]+8" office:value-type="float" office:value="7868" calcext:value-type="float">
            <text:p>7868</text:p>
          </table:table-cell>
          <table:table-cell table:number-columns-repeated="7"/>
        </table:table-row>
        <table:table-row table:style-name="ro1">
          <table:table-cell table:formula="of:=[.A1968]+15295" office:value-type="float" office:value="30108086" calcext:value-type="float">
            <text:p>30108086</text:p>
          </table:table-cell>
          <table:table-cell table:formula="of:=[.B1968]+131" office:value-type="float" office:value="257936" calcext:value-type="float">
            <text:p>257936</text:p>
          </table:table-cell>
          <table:table-cell/>
          <table:table-cell table:formula="of:=[.D1968]+[.E1969]" office:value-type="float" office:value="59663541018" calcext:value-type="float">
            <text:p>59663541018</text:p>
          </table:table-cell>
          <table:table-cell table:formula="of:=[.F1969]*7770" office:value-type="float" office:value="61165440" calcext:value-type="float">
            <text:p>61165440</text:p>
          </table:table-cell>
          <table:table-cell table:formula="of:=[.F1967]+8" office:value-type="float" office:value="7872" calcext:value-type="float">
            <text:p>7872</text:p>
          </table:table-cell>
          <table:table-cell table:number-columns-repeated="8"/>
        </table:table-row>
        <table:table-row table:style-name="ro1">
          <table:table-cell table:formula="of:=[.A1969]+15295" office:value-type="float" office:value="30123381" calcext:value-type="float">
            <text:p>30123381</text:p>
          </table:table-cell>
          <table:table-cell table:formula="of:=[.B1969]+131" office:value-type="float" office:value="258067" calcext:value-type="float">
            <text:p>258067</text:p>
          </table:table-cell>
          <table:table-cell/>
          <table:table-cell table:formula="of:=[.D1969]+[.E1970]" office:value-type="float" office:value="59723611270" calcext:value-type="float">
            <text:p>59723611270</text:p>
          </table:table-cell>
          <table:table-cell table:formula="of:=[.G1970]*7627" office:value-type="float" office:value="60070252" calcext:value-type="float">
            <text:p>60070252</text:p>
          </table:table-cell>
          <table:table-cell/>
          <table:table-cell table:formula="of:=[.G1968]+8" office:value-type="float" office:value="7876" calcext:value-type="float">
            <text:p>7876</text:p>
          </table:table-cell>
          <table:table-cell table:number-columns-repeated="7"/>
        </table:table-row>
        <table:table-row table:style-name="ro1">
          <table:table-cell table:formula="of:=[.A1970]+15295" office:value-type="float" office:value="30138676" calcext:value-type="float">
            <text:p>30138676</text:p>
          </table:table-cell>
          <table:table-cell table:formula="of:=[.B1970]+131" office:value-type="float" office:value="258198" calcext:value-type="float">
            <text:p>258198</text:p>
          </table:table-cell>
          <table:table-cell/>
          <table:table-cell table:formula="of:=[.D1970]+[.E1971]" office:value-type="float" office:value="59784838870" calcext:value-type="float">
            <text:p>59784838870</text:p>
          </table:table-cell>
          <table:table-cell table:formula="of:=[.F1971]*7770" office:value-type="float" office:value="61227600" calcext:value-type="float">
            <text:p>61227600</text:p>
          </table:table-cell>
          <table:table-cell table:formula="of:=[.F1969]+8" office:value-type="float" office:value="7880" calcext:value-type="float">
            <text:p>7880</text:p>
          </table:table-cell>
          <table:table-cell table:number-columns-repeated="8"/>
        </table:table-row>
        <table:table-row table:style-name="ro1">
          <table:table-cell table:formula="of:=[.A1971]+15295" office:value-type="float" office:value="30153971" calcext:value-type="float">
            <text:p>30153971</text:p>
          </table:table-cell>
          <table:table-cell table:formula="of:=[.B1971]+131" office:value-type="float" office:value="258329" calcext:value-type="float">
            <text:p>258329</text:p>
          </table:table-cell>
          <table:table-cell/>
          <table:table-cell table:formula="of:=[.D1971]+[.E1972]" office:value-type="float" office:value="59844970138" calcext:value-type="float">
            <text:p>59844970138</text:p>
          </table:table-cell>
          <table:table-cell table:formula="of:=[.G1972]*7627" office:value-type="float" office:value="60131268" calcext:value-type="float">
            <text:p>60131268</text:p>
          </table:table-cell>
          <table:table-cell/>
          <table:table-cell table:formula="of:=[.G1970]+8" office:value-type="float" office:value="7884" calcext:value-type="float">
            <text:p>7884</text:p>
          </table:table-cell>
          <table:table-cell table:number-columns-repeated="7"/>
        </table:table-row>
        <table:table-row table:style-name="ro1">
          <table:table-cell table:formula="of:=[.A1972]+15295" office:value-type="float" office:value="30169266" calcext:value-type="float">
            <text:p>30169266</text:p>
          </table:table-cell>
          <table:table-cell table:formula="of:=[.B1972]+131" office:value-type="float" office:value="258460" calcext:value-type="float">
            <text:p>258460</text:p>
          </table:table-cell>
          <table:table-cell/>
          <table:table-cell table:formula="of:=[.D1972]+[.E1973]" office:value-type="float" office:value="59906259898" calcext:value-type="float">
            <text:p>59906259898</text:p>
          </table:table-cell>
          <table:table-cell table:formula="of:=[.F1973]*7770" office:value-type="float" office:value="61289760" calcext:value-type="float">
            <text:p>61289760</text:p>
          </table:table-cell>
          <table:table-cell table:formula="of:=[.F1971]+8" office:value-type="float" office:value="7888" calcext:value-type="float">
            <text:p>7888</text:p>
          </table:table-cell>
          <table:table-cell table:number-columns-repeated="8"/>
        </table:table-row>
        <table:table-row table:style-name="ro1">
          <table:table-cell table:formula="of:=[.A1973]+15295" office:value-type="float" office:value="30184561" calcext:value-type="float">
            <text:p>30184561</text:p>
          </table:table-cell>
          <table:table-cell table:formula="of:=[.B1973]+131" office:value-type="float" office:value="258591" calcext:value-type="float">
            <text:p>258591</text:p>
          </table:table-cell>
          <table:table-cell/>
          <table:table-cell table:formula="of:=[.D1973]+[.E1974]" office:value-type="float" office:value="59966452182" calcext:value-type="float">
            <text:p>59966452182</text:p>
          </table:table-cell>
          <table:table-cell table:formula="of:=[.G1974]*7627" office:value-type="float" office:value="60192284" calcext:value-type="float">
            <text:p>60192284</text:p>
          </table:table-cell>
          <table:table-cell/>
          <table:table-cell table:formula="of:=[.G1972]+8" office:value-type="float" office:value="7892" calcext:value-type="float">
            <text:p>7892</text:p>
          </table:table-cell>
          <table:table-cell table:number-columns-repeated="7"/>
        </table:table-row>
        <table:table-row table:style-name="ro1">
          <table:table-cell table:formula="of:=[.A1974]+15295" office:value-type="float" office:value="30199856" calcext:value-type="float">
            <text:p>30199856</text:p>
          </table:table-cell>
          <table:table-cell table:formula="of:=[.B1974]+131" office:value-type="float" office:value="258722" calcext:value-type="float">
            <text:p>258722</text:p>
          </table:table-cell>
          <table:table-cell/>
          <table:table-cell table:formula="of:=[.D1974]+[.E1975]" office:value-type="float" office:value="60027804102" calcext:value-type="float">
            <text:p>60027804102</text:p>
          </table:table-cell>
          <table:table-cell table:formula="of:=[.F1975]*7770" office:value-type="float" office:value="61351920" calcext:value-type="float">
            <text:p>61351920</text:p>
          </table:table-cell>
          <table:table-cell table:formula="of:=[.F1973]+8" office:value-type="float" office:value="7896" calcext:value-type="float">
            <text:p>7896</text:p>
          </table:table-cell>
          <table:table-cell table:number-columns-repeated="8"/>
        </table:table-row>
        <table:table-row table:style-name="ro1">
          <table:table-cell table:formula="of:=[.A1975]+15295" office:value-type="float" office:value="30215151" calcext:value-type="float">
            <text:p>30215151</text:p>
          </table:table-cell>
          <table:table-cell table:formula="of:=[.B1975]+131" office:value-type="float" office:value="258853" calcext:value-type="float">
            <text:p>258853</text:p>
          </table:table-cell>
          <table:table-cell/>
          <table:table-cell table:formula="of:=[.D1975]+[.E1976]" office:value-type="float" office:value="60088057402" calcext:value-type="float">
            <text:p>60088057402</text:p>
          </table:table-cell>
          <table:table-cell table:formula="of:=[.G1976]*7627" office:value-type="float" office:value="60253300" calcext:value-type="float">
            <text:p>60253300</text:p>
          </table:table-cell>
          <table:table-cell/>
          <table:table-cell table:formula="of:=[.G1974]+8" office:value-type="float" office:value="7900" calcext:value-type="float">
            <text:p>7900</text:p>
          </table:table-cell>
          <table:table-cell table:number-columns-repeated="7"/>
        </table:table-row>
        <table:table-row table:style-name="ro1">
          <table:table-cell table:formula="of:=[.A1976]+15295" office:value-type="float" office:value="30230446" calcext:value-type="float">
            <text:p>30230446</text:p>
          </table:table-cell>
          <table:table-cell table:formula="of:=[.B1976]+131" office:value-type="float" office:value="258984" calcext:value-type="float">
            <text:p>258984</text:p>
          </table:table-cell>
          <table:table-cell/>
          <table:table-cell table:formula="of:=[.D1976]+[.E1977]" office:value-type="float" office:value="60149471482" calcext:value-type="float">
            <text:p>60149471482</text:p>
          </table:table-cell>
          <table:table-cell table:formula="of:=[.F1977]*7770" office:value-type="float" office:value="61414080" calcext:value-type="float">
            <text:p>61414080</text:p>
          </table:table-cell>
          <table:table-cell table:formula="of:=[.F1975]+8" office:value-type="float" office:value="7904" calcext:value-type="float">
            <text:p>7904</text:p>
          </table:table-cell>
          <table:table-cell table:number-columns-repeated="8"/>
        </table:table-row>
        <table:table-row table:style-name="ro1">
          <table:table-cell table:formula="of:=[.A1977]+15295" office:value-type="float" office:value="30245741" calcext:value-type="float">
            <text:p>30245741</text:p>
          </table:table-cell>
          <table:table-cell table:formula="of:=[.B1977]+131" office:value-type="float" office:value="259115" calcext:value-type="float">
            <text:p>259115</text:p>
          </table:table-cell>
          <table:table-cell/>
          <table:table-cell table:formula="of:=[.D1977]+[.E1978]" office:value-type="float" office:value="60209785798" calcext:value-type="float">
            <text:p>60209785798</text:p>
          </table:table-cell>
          <table:table-cell table:formula="of:=[.G1978]*7627" office:value-type="float" office:value="60314316" calcext:value-type="float">
            <text:p>60314316</text:p>
          </table:table-cell>
          <table:table-cell/>
          <table:table-cell table:formula="of:=[.G1976]+8" office:value-type="float" office:value="7908" calcext:value-type="float">
            <text:p>7908</text:p>
          </table:table-cell>
          <table:table-cell table:number-columns-repeated="7"/>
        </table:table-row>
        <table:table-row table:style-name="ro1">
          <table:table-cell table:formula="of:=[.A1978]+15295" office:value-type="float" office:value="30261036" calcext:value-type="float">
            <text:p>30261036</text:p>
          </table:table-cell>
          <table:table-cell table:formula="of:=[.B1978]+131" office:value-type="float" office:value="259246" calcext:value-type="float">
            <text:p>259246</text:p>
          </table:table-cell>
          <table:table-cell/>
          <table:table-cell table:formula="of:=[.D1978]+[.E1979]" office:value-type="float" office:value="60271262038" calcext:value-type="float">
            <text:p>60271262038</text:p>
          </table:table-cell>
          <table:table-cell table:formula="of:=[.F1979]*7770" office:value-type="float" office:value="61476240" calcext:value-type="float">
            <text:p>61476240</text:p>
          </table:table-cell>
          <table:table-cell table:formula="of:=[.F1977]+8" office:value-type="float" office:value="7912" calcext:value-type="float">
            <text:p>7912</text:p>
          </table:table-cell>
          <table:table-cell table:number-columns-repeated="8"/>
        </table:table-row>
        <table:table-row table:style-name="ro1">
          <table:table-cell table:formula="of:=[.A1979]+15295" office:value-type="float" office:value="30276331" calcext:value-type="float">
            <text:p>30276331</text:p>
          </table:table-cell>
          <table:table-cell table:formula="of:=[.B1979]+131" office:value-type="float" office:value="259377" calcext:value-type="float">
            <text:p>259377</text:p>
          </table:table-cell>
          <table:table-cell/>
          <table:table-cell table:formula="of:=[.D1979]+[.E1980]" office:value-type="float" office:value="60331637370" calcext:value-type="float">
            <text:p>60331637370</text:p>
          </table:table-cell>
          <table:table-cell table:formula="of:=[.G1980]*7627" office:value-type="float" office:value="60375332" calcext:value-type="float">
            <text:p>60375332</text:p>
          </table:table-cell>
          <table:table-cell/>
          <table:table-cell table:formula="of:=[.G1978]+8" office:value-type="float" office:value="7916" calcext:value-type="float">
            <text:p>7916</text:p>
          </table:table-cell>
          <table:table-cell table:number-columns-repeated="7"/>
        </table:table-row>
        <table:table-row table:style-name="ro1">
          <table:table-cell table:formula="of:=[.A1980]+15295" office:value-type="float" office:value="30291626" calcext:value-type="float">
            <text:p>30291626</text:p>
          </table:table-cell>
          <table:table-cell table:formula="of:=[.B1980]+131" office:value-type="float" office:value="259508" calcext:value-type="float">
            <text:p>259508</text:p>
          </table:table-cell>
          <table:table-cell/>
          <table:table-cell table:formula="of:=[.D1980]+[.E1981]" office:value-type="float" office:value="60393175770" calcext:value-type="float">
            <text:p>60393175770</text:p>
          </table:table-cell>
          <table:table-cell table:formula="of:=[.F1981]*7770" office:value-type="float" office:value="61538400" calcext:value-type="float">
            <text:p>61538400</text:p>
          </table:table-cell>
          <table:table-cell table:formula="of:=[.F1979]+8" office:value-type="float" office:value="7920" calcext:value-type="float">
            <text:p>7920</text:p>
          </table:table-cell>
          <table:table-cell table:number-columns-repeated="8"/>
        </table:table-row>
        <table:table-row table:style-name="ro1">
          <table:table-cell table:formula="of:=[.A1981]+15295" office:value-type="float" office:value="30306921" calcext:value-type="float">
            <text:p>30306921</text:p>
          </table:table-cell>
          <table:table-cell table:formula="of:=[.B1981]+131" office:value-type="float" office:value="259639" calcext:value-type="float">
            <text:p>259639</text:p>
          </table:table-cell>
          <table:table-cell/>
          <table:table-cell table:formula="of:=[.D1981]+[.E1982]" office:value-type="float" office:value="60453612118" calcext:value-type="float">
            <text:p>60453612118</text:p>
          </table:table-cell>
          <table:table-cell table:formula="of:=[.G1982]*7627" office:value-type="float" office:value="60436348" calcext:value-type="float">
            <text:p>60436348</text:p>
          </table:table-cell>
          <table:table-cell/>
          <table:table-cell table:formula="of:=[.G1980]+8" office:value-type="float" office:value="7924" calcext:value-type="float">
            <text:p>7924</text:p>
          </table:table-cell>
          <table:table-cell table:number-columns-repeated="7"/>
        </table:table-row>
        <table:table-row table:style-name="ro1">
          <table:table-cell table:formula="of:=[.A1982]+15295" office:value-type="float" office:value="30322216" calcext:value-type="float">
            <text:p>30322216</text:p>
          </table:table-cell>
          <table:table-cell table:formula="of:=[.B1982]+131" office:value-type="float" office:value="259770" calcext:value-type="float">
            <text:p>259770</text:p>
          </table:table-cell>
          <table:table-cell/>
          <table:table-cell table:formula="of:=[.D1982]+[.E1983]" office:value-type="float" office:value="60515212678" calcext:value-type="float">
            <text:p>60515212678</text:p>
          </table:table-cell>
          <table:table-cell table:formula="of:=[.F1983]*7770" office:value-type="float" office:value="61600560" calcext:value-type="float">
            <text:p>61600560</text:p>
          </table:table-cell>
          <table:table-cell table:formula="of:=[.F1981]+8" office:value-type="float" office:value="7928" calcext:value-type="float">
            <text:p>7928</text:p>
          </table:table-cell>
          <table:table-cell table:number-columns-repeated="8"/>
        </table:table-row>
        <table:table-row table:style-name="ro1">
          <table:table-cell table:formula="of:=[.A1983]+15295" office:value-type="float" office:value="30337511" calcext:value-type="float">
            <text:p>30337511</text:p>
          </table:table-cell>
          <table:table-cell table:formula="of:=[.B1983]+131" office:value-type="float" office:value="259901" calcext:value-type="float">
            <text:p>259901</text:p>
          </table:table-cell>
          <table:table-cell/>
          <table:table-cell table:formula="of:=[.D1983]+[.E1984]" office:value-type="float" office:value="60575710042" calcext:value-type="float">
            <text:p>60575710042</text:p>
          </table:table-cell>
          <table:table-cell table:formula="of:=[.G1984]*7627" office:value-type="float" office:value="60497364" calcext:value-type="float">
            <text:p>60497364</text:p>
          </table:table-cell>
          <table:table-cell/>
          <table:table-cell table:formula="of:=[.G1982]+8" office:value-type="float" office:value="7932" calcext:value-type="float">
            <text:p>7932</text:p>
          </table:table-cell>
          <table:table-cell table:number-columns-repeated="7"/>
        </table:table-row>
        <table:table-row table:style-name="ro1">
          <table:table-cell table:formula="of:=[.A1984]+15295" office:value-type="float" office:value="30352806" calcext:value-type="float">
            <text:p>30352806</text:p>
          </table:table-cell>
          <table:table-cell table:formula="of:=[.B1984]+131" office:value-type="float" office:value="260032" calcext:value-type="float">
            <text:p>260032</text:p>
          </table:table-cell>
          <table:table-cell/>
          <table:table-cell table:formula="of:=[.D1984]+[.E1985]" office:value-type="float" office:value="60637372762" calcext:value-type="float">
            <text:p>60637372762</text:p>
          </table:table-cell>
          <table:table-cell table:formula="of:=[.F1985]*7770" office:value-type="float" office:value="61662720" calcext:value-type="float">
            <text:p>61662720</text:p>
          </table:table-cell>
          <table:table-cell table:formula="of:=[.F1983]+8" office:value-type="float" office:value="7936" calcext:value-type="float">
            <text:p>7936</text:p>
          </table:table-cell>
          <table:table-cell table:number-columns-repeated="8"/>
        </table:table-row>
        <table:table-row table:style-name="ro1">
          <table:table-cell table:formula="of:=[.A1985]+15295" office:value-type="float" office:value="30368101" calcext:value-type="float">
            <text:p>30368101</text:p>
          </table:table-cell>
          <table:table-cell table:formula="of:=[.B1985]+131" office:value-type="float" office:value="260163" calcext:value-type="float">
            <text:p>260163</text:p>
          </table:table-cell>
          <table:table-cell/>
          <table:table-cell table:formula="of:=[.D1985]+[.E1986]" office:value-type="float" office:value="60697931142" calcext:value-type="float">
            <text:p>60697931142</text:p>
          </table:table-cell>
          <table:table-cell table:formula="of:=[.G1986]*7627" office:value-type="float" office:value="60558380" calcext:value-type="float">
            <text:p>60558380</text:p>
          </table:table-cell>
          <table:table-cell/>
          <table:table-cell table:formula="of:=[.G1984]+8" office:value-type="float" office:value="7940" calcext:value-type="float">
            <text:p>7940</text:p>
          </table:table-cell>
          <table:table-cell table:number-columns-repeated="7"/>
        </table:table-row>
        <table:table-row table:style-name="ro1">
          <table:table-cell table:formula="of:=[.A1986]+15295" office:value-type="float" office:value="30383396" calcext:value-type="float">
            <text:p>30383396</text:p>
          </table:table-cell>
          <table:table-cell table:formula="of:=[.B1986]+131" office:value-type="float" office:value="260294" calcext:value-type="float">
            <text:p>260294</text:p>
          </table:table-cell>
          <table:table-cell/>
          <table:table-cell table:formula="of:=[.D1986]+[.E1987]" office:value-type="float" office:value="60759656022" calcext:value-type="float">
            <text:p>60759656022</text:p>
          </table:table-cell>
          <table:table-cell table:formula="of:=[.F1987]*7770" office:value-type="float" office:value="61724880" calcext:value-type="float">
            <text:p>61724880</text:p>
          </table:table-cell>
          <table:table-cell table:formula="of:=[.F1985]+8" office:value-type="float" office:value="7944" calcext:value-type="float">
            <text:p>7944</text:p>
          </table:table-cell>
          <table:table-cell table:number-columns-repeated="8"/>
        </table:table-row>
        <table:table-row table:style-name="ro1">
          <table:table-cell table:formula="of:=[.A1987]+15295" office:value-type="float" office:value="30398691" calcext:value-type="float">
            <text:p>30398691</text:p>
          </table:table-cell>
          <table:table-cell table:formula="of:=[.B1987]+131" office:value-type="float" office:value="260425" calcext:value-type="float">
            <text:p>260425</text:p>
          </table:table-cell>
          <table:table-cell/>
          <table:table-cell table:formula="of:=[.D1987]+[.E1988]" office:value-type="float" office:value="60820275418" calcext:value-type="float">
            <text:p>60820275418</text:p>
          </table:table-cell>
          <table:table-cell table:formula="of:=[.G1988]*7627" office:value-type="float" office:value="60619396" calcext:value-type="float">
            <text:p>60619396</text:p>
          </table:table-cell>
          <table:table-cell/>
          <table:table-cell table:formula="of:=[.G1986]+8" office:value-type="float" office:value="7948" calcext:value-type="float">
            <text:p>7948</text:p>
          </table:table-cell>
          <table:table-cell table:number-columns-repeated="7"/>
        </table:table-row>
        <table:table-row table:style-name="ro1">
          <table:table-cell table:formula="of:=[.A1988]+15295" office:value-type="float" office:value="30413986" calcext:value-type="float">
            <text:p>30413986</text:p>
          </table:table-cell>
          <table:table-cell table:formula="of:=[.B1988]+131" office:value-type="float" office:value="260556" calcext:value-type="float">
            <text:p>260556</text:p>
          </table:table-cell>
          <table:table-cell/>
          <table:table-cell table:formula="of:=[.D1988]+[.E1989]" office:value-type="float" office:value="60882062458" calcext:value-type="float">
            <text:p>60882062458</text:p>
          </table:table-cell>
          <table:table-cell table:formula="of:=[.F1989]*7770" office:value-type="float" office:value="61787040" calcext:value-type="float">
            <text:p>61787040</text:p>
          </table:table-cell>
          <table:table-cell table:formula="of:=[.F1987]+8" office:value-type="float" office:value="7952" calcext:value-type="float">
            <text:p>7952</text:p>
          </table:table-cell>
          <table:table-cell table:number-columns-repeated="8"/>
        </table:table-row>
        <table:table-row table:style-name="ro1">
          <table:table-cell table:formula="of:=[.A1989]+15295" office:value-type="float" office:value="30429281" calcext:value-type="float">
            <text:p>30429281</text:p>
          </table:table-cell>
          <table:table-cell table:formula="of:=[.B1989]+131" office:value-type="float" office:value="260687" calcext:value-type="float">
            <text:p>260687</text:p>
          </table:table-cell>
          <table:table-cell/>
          <table:table-cell table:formula="of:=[.D1989]+[.E1990]" office:value-type="float" office:value="60942742870" calcext:value-type="float">
            <text:p>60942742870</text:p>
          </table:table-cell>
          <table:table-cell table:formula="of:=[.G1990]*7627" office:value-type="float" office:value="60680412" calcext:value-type="float">
            <text:p>60680412</text:p>
          </table:table-cell>
          <table:table-cell/>
          <table:table-cell table:formula="of:=[.G1988]+8" office:value-type="float" office:value="7956" calcext:value-type="float">
            <text:p>7956</text:p>
          </table:table-cell>
          <table:table-cell table:number-columns-repeated="7"/>
        </table:table-row>
        <table:table-row table:style-name="ro1">
          <table:table-cell table:formula="of:=[.A1990]+15295" office:value-type="float" office:value="30444576" calcext:value-type="float">
            <text:p>30444576</text:p>
          </table:table-cell>
          <table:table-cell table:formula="of:=[.B1990]+131" office:value-type="float" office:value="260818" calcext:value-type="float">
            <text:p>260818</text:p>
          </table:table-cell>
          <table:table-cell/>
          <table:table-cell table:formula="of:=[.D1990]+[.E1991]" office:value-type="float" office:value="61004592070" calcext:value-type="float">
            <text:p>61004592070</text:p>
          </table:table-cell>
          <table:table-cell table:formula="of:=[.F1991]*7770" office:value-type="float" office:value="61849200" calcext:value-type="float">
            <text:p>61849200</text:p>
          </table:table-cell>
          <table:table-cell table:formula="of:=[.F1989]+8" office:value-type="float" office:value="7960" calcext:value-type="float">
            <text:p>7960</text:p>
          </table:table-cell>
          <table:table-cell table:number-columns-repeated="8"/>
        </table:table-row>
        <table:table-row table:style-name="ro1">
          <table:table-cell table:formula="of:=[.A1991]+15295" office:value-type="float" office:value="30459871" calcext:value-type="float">
            <text:p>30459871</text:p>
          </table:table-cell>
          <table:table-cell table:formula="of:=[.B1991]+131" office:value-type="float" office:value="260949" calcext:value-type="float">
            <text:p>260949</text:p>
          </table:table-cell>
          <table:table-cell/>
          <table:table-cell table:formula="of:=[.D1991]+[.E1992]" office:value-type="float" office:value="61065333498" calcext:value-type="float">
            <text:p>61065333498</text:p>
          </table:table-cell>
          <table:table-cell table:formula="of:=[.G1992]*7627" office:value-type="float" office:value="60741428" calcext:value-type="float">
            <text:p>60741428</text:p>
          </table:table-cell>
          <table:table-cell/>
          <table:table-cell table:formula="of:=[.G1990]+8" office:value-type="float" office:value="7964" calcext:value-type="float">
            <text:p>7964</text:p>
          </table:table-cell>
          <table:table-cell table:number-columns-repeated="7"/>
        </table:table-row>
        <table:table-row table:style-name="ro1">
          <table:table-cell table:formula="of:=[.A1992]+15295" office:value-type="float" office:value="30475166" calcext:value-type="float">
            <text:p>30475166</text:p>
          </table:table-cell>
          <table:table-cell table:formula="of:=[.B1992]+131" office:value-type="float" office:value="261080" calcext:value-type="float">
            <text:p>261080</text:p>
          </table:table-cell>
          <table:table-cell/>
          <table:table-cell table:formula="of:=[.D1992]+[.E1993]" office:value-type="float" office:value="61127244858" calcext:value-type="float">
            <text:p>61127244858</text:p>
          </table:table-cell>
          <table:table-cell table:formula="of:=[.F1993]*7770" office:value-type="float" office:value="61911360" calcext:value-type="float">
            <text:p>61911360</text:p>
          </table:table-cell>
          <table:table-cell table:formula="of:=[.F1991]+8" office:value-type="float" office:value="7968" calcext:value-type="float">
            <text:p>7968</text:p>
          </table:table-cell>
          <table:table-cell table:number-columns-repeated="8"/>
        </table:table-row>
        <table:table-row table:style-name="ro1">
          <table:table-cell table:formula="of:=[.A1993]+15295" office:value-type="float" office:value="30490461" calcext:value-type="float">
            <text:p>30490461</text:p>
          </table:table-cell>
          <table:table-cell table:formula="of:=[.B1993]+131" office:value-type="float" office:value="261211" calcext:value-type="float">
            <text:p>261211</text:p>
          </table:table-cell>
          <table:table-cell/>
          <table:table-cell table:formula="of:=[.D1993]+[.E1994]" office:value-type="float" office:value="61188047302" calcext:value-type="float">
            <text:p>61188047302</text:p>
          </table:table-cell>
          <table:table-cell table:formula="of:=[.G1994]*7627" office:value-type="float" office:value="60802444" calcext:value-type="float">
            <text:p>60802444</text:p>
          </table:table-cell>
          <table:table-cell/>
          <table:table-cell table:formula="of:=[.G1992]+8" office:value-type="float" office:value="7972" calcext:value-type="float">
            <text:p>7972</text:p>
          </table:table-cell>
          <table:table-cell table:number-columns-repeated="7"/>
        </table:table-row>
        <table:table-row table:style-name="ro1">
          <table:table-cell table:formula="of:=[.A1994]+15295" office:value-type="float" office:value="30505756" calcext:value-type="float">
            <text:p>30505756</text:p>
          </table:table-cell>
          <table:table-cell table:formula="of:=[.B1994]+131" office:value-type="float" office:value="261342" calcext:value-type="float">
            <text:p>261342</text:p>
          </table:table-cell>
          <table:table-cell/>
          <table:table-cell table:formula="of:=[.D1994]+[.E1995]" office:value-type="float" office:value="61250020822" calcext:value-type="float">
            <text:p>61250020822</text:p>
          </table:table-cell>
          <table:table-cell table:formula="of:=[.F1995]*7770" office:value-type="float" office:value="61973520" calcext:value-type="float">
            <text:p>61973520</text:p>
          </table:table-cell>
          <table:table-cell table:formula="of:=[.F1993]+8" office:value-type="float" office:value="7976" calcext:value-type="float">
            <text:p>7976</text:p>
          </table:table-cell>
          <table:table-cell table:number-columns-repeated="8"/>
        </table:table-row>
        <table:table-row table:style-name="ro1">
          <table:table-cell table:formula="of:=[.A1995]+15295" office:value-type="float" office:value="30521051" calcext:value-type="float">
            <text:p>30521051</text:p>
          </table:table-cell>
          <table:table-cell table:formula="of:=[.B1995]+131" office:value-type="float" office:value="261473" calcext:value-type="float">
            <text:p>261473</text:p>
          </table:table-cell>
          <table:table-cell/>
          <table:table-cell table:formula="of:=[.D1995]+[.E1996]" office:value-type="float" office:value="61310884282" calcext:value-type="float">
            <text:p>61310884282</text:p>
          </table:table-cell>
          <table:table-cell table:formula="of:=[.G1996]*7627" office:value-type="float" office:value="60863460" calcext:value-type="float">
            <text:p>60863460</text:p>
          </table:table-cell>
          <table:table-cell/>
          <table:table-cell table:formula="of:=[.G1994]+8" office:value-type="float" office:value="7980" calcext:value-type="float">
            <text:p>7980</text:p>
          </table:table-cell>
          <table:table-cell table:number-columns-repeated="7"/>
        </table:table-row>
        <table:table-row table:style-name="ro1">
          <table:table-cell table:formula="of:=[.A1996]+15295" office:value-type="float" office:value="30536346" calcext:value-type="float">
            <text:p>30536346</text:p>
          </table:table-cell>
          <table:table-cell table:formula="of:=[.B1996]+131" office:value-type="float" office:value="261604" calcext:value-type="float">
            <text:p>261604</text:p>
          </table:table-cell>
          <table:table-cell/>
          <table:table-cell table:formula="of:=[.D1996]+[.E1997]" office:value-type="float" office:value="61372919962" calcext:value-type="float">
            <text:p>61372919962</text:p>
          </table:table-cell>
          <table:table-cell table:formula="of:=[.F1997]*7770" office:value-type="float" office:value="62035680" calcext:value-type="float">
            <text:p>62035680</text:p>
          </table:table-cell>
          <table:table-cell table:formula="of:=[.F1995]+8" office:value-type="float" office:value="7984" calcext:value-type="float">
            <text:p>7984</text:p>
          </table:table-cell>
          <table:table-cell table:number-columns-repeated="8"/>
        </table:table-row>
        <table:table-row table:style-name="ro1">
          <table:table-cell table:formula="of:=[.A1997]+15295" office:value-type="float" office:value="30551641" calcext:value-type="float">
            <text:p>30551641</text:p>
          </table:table-cell>
          <table:table-cell table:formula="of:=[.B1997]+131" office:value-type="float" office:value="261735" calcext:value-type="float">
            <text:p>261735</text:p>
          </table:table-cell>
          <table:table-cell/>
          <table:table-cell table:formula="of:=[.D1997]+[.E1998]" office:value-type="float" office:value="61433844438" calcext:value-type="float">
            <text:p>61433844438</text:p>
          </table:table-cell>
          <table:table-cell table:formula="of:=[.G1998]*7627" office:value-type="float" office:value="60924476" calcext:value-type="float">
            <text:p>60924476</text:p>
          </table:table-cell>
          <table:table-cell/>
          <table:table-cell table:formula="of:=[.G1996]+8" office:value-type="float" office:value="7988" calcext:value-type="float">
            <text:p>7988</text:p>
          </table:table-cell>
          <table:table-cell table:number-columns-repeated="7"/>
        </table:table-row>
        <table:table-row table:style-name="ro1">
          <table:table-cell table:formula="of:=[.A1998]+15295" office:value-type="float" office:value="30566936" calcext:value-type="float">
            <text:p>30566936</text:p>
          </table:table-cell>
          <table:table-cell table:formula="of:=[.B1998]+131" office:value-type="float" office:value="261866" calcext:value-type="float">
            <text:p>261866</text:p>
          </table:table-cell>
          <table:table-cell/>
          <table:table-cell table:formula="of:=[.D1998]+[.E1999]" office:value-type="float" office:value="61495942278" calcext:value-type="float">
            <text:p>61495942278</text:p>
          </table:table-cell>
          <table:table-cell table:formula="of:=[.F1999]*7770" office:value-type="float" office:value="62097840" calcext:value-type="float">
            <text:p>62097840</text:p>
          </table:table-cell>
          <table:table-cell table:formula="of:=[.F1997]+8" office:value-type="float" office:value="7992" calcext:value-type="float">
            <text:p>7992</text:p>
          </table:table-cell>
          <table:table-cell table:number-columns-repeated="8"/>
        </table:table-row>
        <table:table-row table:style-name="ro1">
          <table:table-cell table:formula="of:=[.A1999]+15295" office:value-type="float" office:value="30582231" calcext:value-type="float">
            <text:p>30582231</text:p>
          </table:table-cell>
          <table:table-cell table:formula="of:=[.B1999]+131" office:value-type="float" office:value="261997" calcext:value-type="float">
            <text:p>261997</text:p>
          </table:table-cell>
          <table:table-cell/>
          <table:table-cell table:formula="of:=[.D1999]+[.E2000]" office:value-type="float" office:value="61556927770" calcext:value-type="float">
            <text:p>61556927770</text:p>
          </table:table-cell>
          <table:table-cell table:formula="of:=[.G2000]*7627" office:value-type="float" office:value="60985492" calcext:value-type="float">
            <text:p>60985492</text:p>
          </table:table-cell>
          <table:table-cell/>
          <table:table-cell table:formula="of:=[.G1998]+8" office:value-type="float" office:value="7996" calcext:value-type="float">
            <text:p>7996</text:p>
          </table:table-cell>
          <table:table-cell table:number-columns-repeated="7"/>
        </table:table-row>
        <table:table-row table:style-name="ro1">
          <table:table-cell table:formula="of:=[.A2000]+15295" office:value-type="float" office:value="30597526" calcext:value-type="float">
            <text:p>30597526</text:p>
          </table:table-cell>
          <table:table-cell table:formula="of:=[.B2000]+131" office:value-type="float" office:value="262128" calcext:value-type="float">
            <text:p>262128</text:p>
          </table:table-cell>
          <table:table-cell/>
          <table:table-cell table:formula="of:=[.D2000]+[.E2001]" office:value-type="float" office:value="61619087770" calcext:value-type="float">
            <text:p>61619087770</text:p>
          </table:table-cell>
          <table:table-cell table:formula="of:=[.F2001]*7770" office:value-type="float" office:value="62160000" calcext:value-type="float">
            <text:p>62160000</text:p>
          </table:table-cell>
          <table:table-cell table:formula="of:=[.F1999]+8" office:value-type="float" office:value="8000" calcext:value-type="float">
            <text:p>8000</text:p>
          </table:table-cell>
          <table:table-cell table:number-columns-repeated="8"/>
        </table:table-row>
        <table:table-row table:style-name="ro1">
          <table:table-cell table:formula="of:=[.A2001]+15295" office:value-type="float" office:value="30612821" calcext:value-type="float">
            <text:p>30612821</text:p>
          </table:table-cell>
          <table:table-cell table:formula="of:=[.B2001]+131" office:value-type="float" office:value="262259" calcext:value-type="float">
            <text:p>262259</text:p>
          </table:table-cell>
          <table:table-cell/>
          <table:table-cell table:formula="of:=[.D2001]+[.E2002]" office:value-type="float" office:value="61680134278" calcext:value-type="float">
            <text:p>61680134278</text:p>
          </table:table-cell>
          <table:table-cell table:formula="of:=[.G2002]*7627" office:value-type="float" office:value="61046508" calcext:value-type="float">
            <text:p>61046508</text:p>
          </table:table-cell>
          <table:table-cell/>
          <table:table-cell table:formula="of:=[.G2000]+8" office:value-type="float" office:value="8004" calcext:value-type="float">
            <text:p>8004</text:p>
          </table:table-cell>
          <table:table-cell table:number-columns-repeated="7"/>
        </table:table-row>
        <table:table-row table:style-name="ro1">
          <table:table-cell table:formula="of:=[.A2002]+15295" office:value-type="float" office:value="30628116" calcext:value-type="float">
            <text:p>30628116</text:p>
          </table:table-cell>
          <table:table-cell table:formula="of:=[.B2002]+131" office:value-type="float" office:value="262390" calcext:value-type="float">
            <text:p>262390</text:p>
          </table:table-cell>
          <table:table-cell/>
          <table:table-cell table:formula="of:=[.D2002]+[.E2003]" office:value-type="float" office:value="61742356438" calcext:value-type="float">
            <text:p>61742356438</text:p>
          </table:table-cell>
          <table:table-cell table:formula="of:=[.F2003]*7770" office:value-type="float" office:value="62222160" calcext:value-type="float">
            <text:p>62222160</text:p>
          </table:table-cell>
          <table:table-cell table:formula="of:=[.F2001]+8" office:value-type="float" office:value="8008" calcext:value-type="float">
            <text:p>8008</text:p>
          </table:table-cell>
          <table:table-cell table:number-columns-repeated="8"/>
        </table:table-row>
        <table:table-row table:style-name="ro1">
          <table:table-cell table:formula="of:=[.A2003]+15295" office:value-type="float" office:value="30643411" calcext:value-type="float">
            <text:p>30643411</text:p>
          </table:table-cell>
          <table:table-cell table:formula="of:=[.B2003]+131" office:value-type="float" office:value="262521" calcext:value-type="float">
            <text:p>262521</text:p>
          </table:table-cell>
          <table:table-cell/>
          <table:table-cell table:formula="of:=[.D2003]+[.E2004]" office:value-type="float" office:value="61803463962" calcext:value-type="float">
            <text:p>61803463962</text:p>
          </table:table-cell>
          <table:table-cell table:formula="of:=[.G2004]*7627" office:value-type="float" office:value="61107524" calcext:value-type="float">
            <text:p>61107524</text:p>
          </table:table-cell>
          <table:table-cell/>
          <table:table-cell table:formula="of:=[.G2002]+8" office:value-type="float" office:value="8012" calcext:value-type="float">
            <text:p>8012</text:p>
          </table:table-cell>
          <table:table-cell table:number-columns-repeated="7"/>
        </table:table-row>
        <table:table-row table:style-name="ro1">
          <table:table-cell table:formula="of:=[.A2004]+15295" office:value-type="float" office:value="30658706" calcext:value-type="float">
            <text:p>30658706</text:p>
          </table:table-cell>
          <table:table-cell table:formula="of:=[.B2004]+131" office:value-type="float" office:value="262652" calcext:value-type="float">
            <text:p>262652</text:p>
          </table:table-cell>
          <table:table-cell/>
          <table:table-cell table:formula="of:=[.D2004]+[.E2005]" office:value-type="float" office:value="61865748282" calcext:value-type="float">
            <text:p>61865748282</text:p>
          </table:table-cell>
          <table:table-cell table:formula="of:=[.F2005]*7770" office:value-type="float" office:value="62284320" calcext:value-type="float">
            <text:p>62284320</text:p>
          </table:table-cell>
          <table:table-cell table:formula="of:=[.F2003]+8" office:value-type="float" office:value="8016" calcext:value-type="float">
            <text:p>8016</text:p>
          </table:table-cell>
          <table:table-cell table:number-columns-repeated="8"/>
        </table:table-row>
        <table:table-row table:style-name="ro1">
          <table:table-cell table:formula="of:=[.A2005]+15295" office:value-type="float" office:value="30674001" calcext:value-type="float">
            <text:p>30674001</text:p>
          </table:table-cell>
          <table:table-cell table:formula="of:=[.B2005]+131" office:value-type="float" office:value="262783" calcext:value-type="float">
            <text:p>262783</text:p>
          </table:table-cell>
          <table:table-cell/>
          <table:table-cell table:formula="of:=[.D2005]+[.E2006]" office:value-type="float" office:value="61926916822" calcext:value-type="float">
            <text:p>61926916822</text:p>
          </table:table-cell>
          <table:table-cell table:formula="of:=[.G2006]*7627" office:value-type="float" office:value="61168540" calcext:value-type="float">
            <text:p>61168540</text:p>
          </table:table-cell>
          <table:table-cell/>
          <table:table-cell table:formula="of:=[.G2004]+8" office:value-type="float" office:value="8020" calcext:value-type="float">
            <text:p>8020</text:p>
          </table:table-cell>
          <table:table-cell table:number-columns-repeated="7"/>
        </table:table-row>
        <table:table-row table:style-name="ro1">
          <table:table-cell table:formula="of:=[.A2006]+15295" office:value-type="float" office:value="30689296" calcext:value-type="float">
            <text:p>30689296</text:p>
          </table:table-cell>
          <table:table-cell table:formula="of:=[.B2006]+131" office:value-type="float" office:value="262914" calcext:value-type="float">
            <text:p>262914</text:p>
          </table:table-cell>
          <table:table-cell/>
          <table:table-cell table:formula="of:=[.D2006]+[.E2007]" office:value-type="float" office:value="61989263302" calcext:value-type="float">
            <text:p>61989263302</text:p>
          </table:table-cell>
          <table:table-cell table:formula="of:=[.F2007]*7770" office:value-type="float" office:value="62346480" calcext:value-type="float">
            <text:p>62346480</text:p>
          </table:table-cell>
          <table:table-cell table:formula="of:=[.F2005]+8" office:value-type="float" office:value="8024" calcext:value-type="float">
            <text:p>8024</text:p>
          </table:table-cell>
          <table:table-cell table:number-columns-repeated="8"/>
        </table:table-row>
        <table:table-row table:style-name="ro1">
          <table:table-cell table:formula="of:=[.A2007]+15295" office:value-type="float" office:value="30704591" calcext:value-type="float">
            <text:p>30704591</text:p>
          </table:table-cell>
          <table:table-cell table:formula="of:=[.B2007]+131" office:value-type="float" office:value="263045" calcext:value-type="float">
            <text:p>263045</text:p>
          </table:table-cell>
          <table:table-cell/>
          <table:table-cell table:formula="of:=[.D2007]+[.E2008]" office:value-type="float" office:value="62050492858" calcext:value-type="float">
            <text:p>62050492858</text:p>
          </table:table-cell>
          <table:table-cell table:formula="of:=[.G2008]*7627" office:value-type="float" office:value="61229556" calcext:value-type="float">
            <text:p>61229556</text:p>
          </table:table-cell>
          <table:table-cell/>
          <table:table-cell table:formula="of:=[.G2006]+8" office:value-type="float" office:value="8028" calcext:value-type="float">
            <text:p>8028</text:p>
          </table:table-cell>
          <table:table-cell table:number-columns-repeated="7"/>
        </table:table-row>
        <table:table-row table:style-name="ro1">
          <table:table-cell table:formula="of:=[.A2008]+15295" office:value-type="float" office:value="30719886" calcext:value-type="float">
            <text:p>30719886</text:p>
          </table:table-cell>
          <table:table-cell table:formula="of:=[.B2008]+131" office:value-type="float" office:value="263176" calcext:value-type="float">
            <text:p>263176</text:p>
          </table:table-cell>
          <table:table-cell/>
          <table:table-cell table:formula="of:=[.D2008]+[.E2009]" office:value-type="float" office:value="62112901498" calcext:value-type="float">
            <text:p>62112901498</text:p>
          </table:table-cell>
          <table:table-cell table:formula="of:=[.F2009]*7770" office:value-type="float" office:value="62408640" calcext:value-type="float">
            <text:p>62408640</text:p>
          </table:table-cell>
          <table:table-cell table:formula="of:=[.F2007]+8" office:value-type="float" office:value="8032" calcext:value-type="float">
            <text:p>8032</text:p>
          </table:table-cell>
          <table:table-cell table:number-columns-repeated="8"/>
        </table:table-row>
        <table:table-row table:style-name="ro1">
          <table:table-cell table:formula="of:=[.A2009]+15295" office:value-type="float" office:value="30735181" calcext:value-type="float">
            <text:p>30735181</text:p>
          </table:table-cell>
          <table:table-cell table:formula="of:=[.B2009]+131" office:value-type="float" office:value="263307" calcext:value-type="float">
            <text:p>263307</text:p>
          </table:table-cell>
          <table:table-cell/>
          <table:table-cell table:formula="of:=[.D2009]+[.E2010]" office:value-type="float" office:value="62174192070" calcext:value-type="float">
            <text:p>62174192070</text:p>
          </table:table-cell>
          <table:table-cell table:formula="of:=[.G2010]*7627" office:value-type="float" office:value="61290572" calcext:value-type="float">
            <text:p>61290572</text:p>
          </table:table-cell>
          <table:table-cell/>
          <table:table-cell table:formula="of:=[.G2008]+8" office:value-type="float" office:value="8036" calcext:value-type="float">
            <text:p>8036</text:p>
          </table:table-cell>
          <table:table-cell table:number-columns-repeated="7"/>
        </table:table-row>
        <table:table-row table:style-name="ro1">
          <table:table-cell table:formula="of:=[.A2010]+15295" office:value-type="float" office:value="30750476" calcext:value-type="float">
            <text:p>30750476</text:p>
          </table:table-cell>
          <table:table-cell table:formula="of:=[.B2010]+131" office:value-type="float" office:value="263438" calcext:value-type="float">
            <text:p>263438</text:p>
          </table:table-cell>
          <table:table-cell/>
          <table:table-cell table:formula="of:=[.D2010]+[.E2011]" office:value-type="float" office:value="62236662870" calcext:value-type="float">
            <text:p>62236662870</text:p>
          </table:table-cell>
          <table:table-cell table:formula="of:=[.F2011]*7770" office:value-type="float" office:value="62470800" calcext:value-type="float">
            <text:p>62470800</text:p>
          </table:table-cell>
          <table:table-cell table:formula="of:=[.F2009]+8" office:value-type="float" office:value="8040" calcext:value-type="float">
            <text:p>8040</text:p>
          </table:table-cell>
          <table:table-cell table:number-columns-repeated="8"/>
        </table:table-row>
        <table:table-row table:style-name="ro1">
          <table:table-cell table:formula="of:=[.A2011]+15295" office:value-type="float" office:value="30765771" calcext:value-type="float">
            <text:p>30765771</text:p>
          </table:table-cell>
          <table:table-cell table:formula="of:=[.B2011]+131" office:value-type="float" office:value="263569" calcext:value-type="float">
            <text:p>263569</text:p>
          </table:table-cell>
          <table:table-cell/>
          <table:table-cell table:formula="of:=[.D2011]+[.E2012]" office:value-type="float" office:value="62298014458" calcext:value-type="float">
            <text:p>62298014458</text:p>
          </table:table-cell>
          <table:table-cell table:formula="of:=[.G2012]*7627" office:value-type="float" office:value="61351588" calcext:value-type="float">
            <text:p>61351588</text:p>
          </table:table-cell>
          <table:table-cell/>
          <table:table-cell table:formula="of:=[.G2010]+8" office:value-type="float" office:value="8044" calcext:value-type="float">
            <text:p>8044</text:p>
          </table:table-cell>
          <table:table-cell table:number-columns-repeated="7"/>
        </table:table-row>
        <table:table-row table:style-name="ro1">
          <table:table-cell table:formula="of:=[.A2012]+15295" office:value-type="float" office:value="30781066" calcext:value-type="float">
            <text:p>30781066</text:p>
          </table:table-cell>
          <table:table-cell table:formula="of:=[.B2012]+131" office:value-type="float" office:value="263700" calcext:value-type="float">
            <text:p>263700</text:p>
          </table:table-cell>
          <table:table-cell/>
          <table:table-cell table:formula="of:=[.D2012]+[.E2013]" office:value-type="float" office:value="62360547418" calcext:value-type="float">
            <text:p>62360547418</text:p>
          </table:table-cell>
          <table:table-cell table:formula="of:=[.F2013]*7770" office:value-type="float" office:value="62532960" calcext:value-type="float">
            <text:p>62532960</text:p>
          </table:table-cell>
          <table:table-cell table:formula="of:=[.F2011]+8" office:value-type="float" office:value="8048" calcext:value-type="float">
            <text:p>8048</text:p>
          </table:table-cell>
          <table:table-cell table:number-columns-repeated="8"/>
        </table:table-row>
        <table:table-row table:style-name="ro1">
          <table:table-cell table:formula="of:=[.A2013]+15295" office:value-type="float" office:value="30796361" calcext:value-type="float">
            <text:p>30796361</text:p>
          </table:table-cell>
          <table:table-cell table:formula="of:=[.B2013]+131" office:value-type="float" office:value="263831" calcext:value-type="float">
            <text:p>263831</text:p>
          </table:table-cell>
          <table:table-cell/>
          <table:table-cell table:formula="of:=[.D2013]+[.E2014]" office:value-type="float" office:value="62421960022" calcext:value-type="float">
            <text:p>62421960022</text:p>
          </table:table-cell>
          <table:table-cell table:formula="of:=[.G2014]*7627" office:value-type="float" office:value="61412604" calcext:value-type="float">
            <text:p>61412604</text:p>
          </table:table-cell>
          <table:table-cell/>
          <table:table-cell table:formula="of:=[.G2012]+8" office:value-type="float" office:value="8052" calcext:value-type="float">
            <text:p>8052</text:p>
          </table:table-cell>
          <table:table-cell table:number-columns-repeated="7"/>
        </table:table-row>
        <table:table-row table:style-name="ro1">
          <table:table-cell table:formula="of:=[.A2014]+15295" office:value-type="float" office:value="30811656" calcext:value-type="float">
            <text:p>30811656</text:p>
          </table:table-cell>
          <table:table-cell table:formula="of:=[.B2014]+131" office:value-type="float" office:value="263962" calcext:value-type="float">
            <text:p>263962</text:p>
          </table:table-cell>
          <table:table-cell/>
          <table:table-cell table:formula="of:=[.D2014]+[.E2015]" office:value-type="float" office:value="62484555142" calcext:value-type="float">
            <text:p>62484555142</text:p>
          </table:table-cell>
          <table:table-cell table:formula="of:=[.F2015]*7770" office:value-type="float" office:value="62595120" calcext:value-type="float">
            <text:p>62595120</text:p>
          </table:table-cell>
          <table:table-cell table:formula="of:=[.F2013]+8" office:value-type="float" office:value="8056" calcext:value-type="float">
            <text:p>8056</text:p>
          </table:table-cell>
          <table:table-cell table:number-columns-repeated="8"/>
        </table:table-row>
        <table:table-row table:style-name="ro1">
          <table:table-cell table:formula="of:=[.A2015]+15295" office:value-type="float" office:value="30826951" calcext:value-type="float">
            <text:p>30826951</text:p>
          </table:table-cell>
          <table:table-cell table:formula="of:=[.B2015]+131" office:value-type="float" office:value="264093" calcext:value-type="float">
            <text:p>264093</text:p>
          </table:table-cell>
          <table:table-cell/>
          <table:table-cell table:formula="of:=[.D2015]+[.E2016]" office:value-type="float" office:value="62546028762" calcext:value-type="float">
            <text:p>62546028762</text:p>
          </table:table-cell>
          <table:table-cell table:formula="of:=[.G2016]*7627" office:value-type="float" office:value="61473620" calcext:value-type="float">
            <text:p>61473620</text:p>
          </table:table-cell>
          <table:table-cell/>
          <table:table-cell table:formula="of:=[.G2014]+8" office:value-type="float" office:value="8060" calcext:value-type="float">
            <text:p>8060</text:p>
          </table:table-cell>
          <table:table-cell table:number-columns-repeated="7"/>
        </table:table-row>
        <table:table-row table:style-name="ro1">
          <table:table-cell table:formula="of:=[.A2016]+15295" office:value-type="float" office:value="30842246" calcext:value-type="float">
            <text:p>30842246</text:p>
          </table:table-cell>
          <table:table-cell table:formula="of:=[.B2016]+131" office:value-type="float" office:value="264224" calcext:value-type="float">
            <text:p>264224</text:p>
          </table:table-cell>
          <table:table-cell/>
          <table:table-cell table:formula="of:=[.D2016]+[.E2017]" office:value-type="float" office:value="62608686042" calcext:value-type="float">
            <text:p>62608686042</text:p>
          </table:table-cell>
          <table:table-cell table:formula="of:=[.F2017]*7770" office:value-type="float" office:value="62657280" calcext:value-type="float">
            <text:p>62657280</text:p>
          </table:table-cell>
          <table:table-cell table:formula="of:=[.F2015]+8" office:value-type="float" office:value="8064" calcext:value-type="float">
            <text:p>8064</text:p>
          </table:table-cell>
          <table:table-cell table:number-columns-repeated="8"/>
        </table:table-row>
        <table:table-row table:style-name="ro1">
          <table:table-cell table:formula="of:=[.A2017]+15295" office:value-type="float" office:value="30857541" calcext:value-type="float">
            <text:p>30857541</text:p>
          </table:table-cell>
          <table:table-cell table:formula="of:=[.B2017]+131" office:value-type="float" office:value="264355" calcext:value-type="float">
            <text:p>264355</text:p>
          </table:table-cell>
          <table:table-cell/>
          <table:table-cell table:formula="of:=[.D2017]+[.E2018]" office:value-type="float" office:value="62670220678" calcext:value-type="float">
            <text:p>62670220678</text:p>
          </table:table-cell>
          <table:table-cell table:formula="of:=[.G2018]*7627" office:value-type="float" office:value="61534636" calcext:value-type="float">
            <text:p>61534636</text:p>
          </table:table-cell>
          <table:table-cell/>
          <table:table-cell table:formula="of:=[.G2016]+8" office:value-type="float" office:value="8068" calcext:value-type="float">
            <text:p>8068</text:p>
          </table:table-cell>
          <table:table-cell table:number-columns-repeated="7"/>
        </table:table-row>
        <table:table-row table:style-name="ro1">
          <table:table-cell table:formula="of:=[.A2018]+15295" office:value-type="float" office:value="30872836" calcext:value-type="float">
            <text:p>30872836</text:p>
          </table:table-cell>
          <table:table-cell table:formula="of:=[.B2018]+131" office:value-type="float" office:value="264486" calcext:value-type="float">
            <text:p>264486</text:p>
          </table:table-cell>
          <table:table-cell/>
          <table:table-cell table:formula="of:=[.D2018]+[.E2019]" office:value-type="float" office:value="62732940118" calcext:value-type="float">
            <text:p>62732940118</text:p>
          </table:table-cell>
          <table:table-cell table:formula="of:=[.F2019]*7770" office:value-type="float" office:value="62719440" calcext:value-type="float">
            <text:p>62719440</text:p>
          </table:table-cell>
          <table:table-cell table:formula="of:=[.F2017]+8" office:value-type="float" office:value="8072" calcext:value-type="float">
            <text:p>8072</text:p>
          </table:table-cell>
          <table:table-cell table:number-columns-repeated="8"/>
        </table:table-row>
        <table:table-row table:style-name="ro1">
          <table:table-cell table:formula="of:=[.A2019]+15295" office:value-type="float" office:value="30888131" calcext:value-type="float">
            <text:p>30888131</text:p>
          </table:table-cell>
          <table:table-cell table:formula="of:=[.B2019]+131" office:value-type="float" office:value="264617" calcext:value-type="float">
            <text:p>264617</text:p>
          </table:table-cell>
          <table:table-cell/>
          <table:table-cell table:formula="of:=[.D2019]+[.E2020]" office:value-type="float" office:value="62794535770" calcext:value-type="float">
            <text:p>62794535770</text:p>
          </table:table-cell>
          <table:table-cell table:formula="of:=[.G2020]*7627" office:value-type="float" office:value="61595652" calcext:value-type="float">
            <text:p>61595652</text:p>
          </table:table-cell>
          <table:table-cell/>
          <table:table-cell table:formula="of:=[.G2018]+8" office:value-type="float" office:value="8076" calcext:value-type="float">
            <text:p>8076</text:p>
          </table:table-cell>
          <table:table-cell table:number-columns-repeated="7"/>
        </table:table-row>
        <table:table-row table:style-name="ro1">
          <table:table-cell table:formula="of:=[.A2020]+15295" office:value-type="float" office:value="30903426" calcext:value-type="float">
            <text:p>30903426</text:p>
          </table:table-cell>
          <table:table-cell table:formula="of:=[.B2020]+131" office:value-type="float" office:value="264748" calcext:value-type="float">
            <text:p>264748</text:p>
          </table:table-cell>
          <table:table-cell/>
          <table:table-cell table:formula="of:=[.D2020]+[.E2021]" office:value-type="float" office:value="62857317370" calcext:value-type="float">
            <text:p>62857317370</text:p>
          </table:table-cell>
          <table:table-cell table:formula="of:=[.F2021]*7770" office:value-type="float" office:value="62781600" calcext:value-type="float">
            <text:p>62781600</text:p>
          </table:table-cell>
          <table:table-cell table:formula="of:=[.F2019]+8" office:value-type="float" office:value="8080" calcext:value-type="float">
            <text:p>8080</text:p>
          </table:table-cell>
          <table:table-cell table:number-columns-repeated="8"/>
        </table:table-row>
        <table:table-row table:style-name="ro1">
          <table:table-cell table:formula="of:=[.A2021]+15295" office:value-type="float" office:value="30918721" calcext:value-type="float">
            <text:p>30918721</text:p>
          </table:table-cell>
          <table:table-cell table:formula="of:=[.B2021]+131" office:value-type="float" office:value="264879" calcext:value-type="float">
            <text:p>264879</text:p>
          </table:table-cell>
          <table:table-cell/>
          <table:table-cell table:formula="of:=[.D2021]+[.E2022]" office:value-type="float" office:value="62918974038" calcext:value-type="float">
            <text:p>62918974038</text:p>
          </table:table-cell>
          <table:table-cell table:formula="of:=[.G2022]*7627" office:value-type="float" office:value="61656668" calcext:value-type="float">
            <text:p>61656668</text:p>
          </table:table-cell>
          <table:table-cell/>
          <table:table-cell table:formula="of:=[.G2020]+8" office:value-type="float" office:value="8084" calcext:value-type="float">
            <text:p>8084</text:p>
          </table:table-cell>
          <table:table-cell table:number-columns-repeated="7"/>
        </table:table-row>
        <table:table-row table:style-name="ro1">
          <table:table-cell table:formula="of:=[.A2022]+15295" office:value-type="float" office:value="30934016" calcext:value-type="float">
            <text:p>30934016</text:p>
          </table:table-cell>
          <table:table-cell table:formula="of:=[.B2022]+131" office:value-type="float" office:value="265010" calcext:value-type="float">
            <text:p>265010</text:p>
          </table:table-cell>
          <table:table-cell/>
          <table:table-cell table:formula="of:=[.D2022]+[.E2023]" office:value-type="float" office:value="62981817798" calcext:value-type="float">
            <text:p>62981817798</text:p>
          </table:table-cell>
          <table:table-cell table:formula="of:=[.F2023]*7770" office:value-type="float" office:value="62843760" calcext:value-type="float">
            <text:p>62843760</text:p>
          </table:table-cell>
          <table:table-cell table:formula="of:=[.F2021]+8" office:value-type="float" office:value="8088" calcext:value-type="float">
            <text:p>8088</text:p>
          </table:table-cell>
          <table:table-cell table:number-columns-repeated="8"/>
        </table:table-row>
        <table:table-row table:style-name="ro1">
          <table:table-cell table:formula="of:=[.A2023]+15295" office:value-type="float" office:value="30949311" calcext:value-type="float">
            <text:p>30949311</text:p>
          </table:table-cell>
          <table:table-cell table:formula="of:=[.B2023]+131" office:value-type="float" office:value="265141" calcext:value-type="float">
            <text:p>265141</text:p>
          </table:table-cell>
          <table:table-cell/>
          <table:table-cell table:formula="of:=[.D2023]+[.E2024]" office:value-type="float" office:value="63043535482" calcext:value-type="float">
            <text:p>63043535482</text:p>
          </table:table-cell>
          <table:table-cell table:formula="of:=[.G2024]*7627" office:value-type="float" office:value="61717684" calcext:value-type="float">
            <text:p>61717684</text:p>
          </table:table-cell>
          <table:table-cell/>
          <table:table-cell table:formula="of:=[.G2022]+8" office:value-type="float" office:value="8092" calcext:value-type="float">
            <text:p>8092</text:p>
          </table:table-cell>
          <table:table-cell table:number-columns-repeated="7"/>
        </table:table-row>
        <table:table-row table:style-name="ro1">
          <table:table-cell table:formula="of:=[.A2024]+15295" office:value-type="float" office:value="30964606" calcext:value-type="float">
            <text:p>30964606</text:p>
          </table:table-cell>
          <table:table-cell table:formula="of:=[.B2024]+131" office:value-type="float" office:value="265272" calcext:value-type="float">
            <text:p>265272</text:p>
          </table:table-cell>
          <table:table-cell/>
          <table:table-cell table:formula="of:=[.D2024]+[.E2025]" office:value-type="float" office:value="63106441402" calcext:value-type="float">
            <text:p>63106441402</text:p>
          </table:table-cell>
          <table:table-cell table:formula="of:=[.F2025]*7770" office:value-type="float" office:value="62905920" calcext:value-type="float">
            <text:p>62905920</text:p>
          </table:table-cell>
          <table:table-cell table:formula="of:=[.F2023]+8" office:value-type="float" office:value="8096" calcext:value-type="float">
            <text:p>8096</text:p>
          </table:table-cell>
          <table:table-cell table:number-columns-repeated="8"/>
        </table:table-row>
        <table:table-row table:style-name="ro1">
          <table:table-cell table:formula="of:=[.A2025]+15295" office:value-type="float" office:value="30979901" calcext:value-type="float">
            <text:p>30979901</text:p>
          </table:table-cell>
          <table:table-cell table:formula="of:=[.B2025]+131" office:value-type="float" office:value="265403" calcext:value-type="float">
            <text:p>265403</text:p>
          </table:table-cell>
          <table:table-cell/>
          <table:table-cell table:formula="of:=[.D2025]+[.E2026]" office:value-type="float" office:value="63168220102" calcext:value-type="float">
            <text:p>63168220102</text:p>
          </table:table-cell>
          <table:table-cell table:formula="of:=[.G2026]*7627" office:value-type="float" office:value="61778700" calcext:value-type="float">
            <text:p>61778700</text:p>
          </table:table-cell>
          <table:table-cell/>
          <table:table-cell table:formula="of:=[.G2024]+8" office:value-type="float" office:value="8100" calcext:value-type="float">
            <text:p>8100</text:p>
          </table:table-cell>
          <table:table-cell table:number-columns-repeated="7"/>
        </table:table-row>
        <table:table-row table:style-name="ro1">
          <table:table-cell table:formula="of:=[.A2026]+15295" office:value-type="float" office:value="30995196" calcext:value-type="float">
            <text:p>30995196</text:p>
          </table:table-cell>
          <table:table-cell table:formula="of:=[.B2026]+131" office:value-type="float" office:value="265534" calcext:value-type="float">
            <text:p>265534</text:p>
          </table:table-cell>
          <table:table-cell/>
          <table:table-cell table:formula="of:=[.D2026]+[.E2027]" office:value-type="float" office:value="63231188182" calcext:value-type="float">
            <text:p>63231188182</text:p>
          </table:table-cell>
          <table:table-cell table:formula="of:=[.F2027]*7770" office:value-type="float" office:value="62968080" calcext:value-type="float">
            <text:p>62968080</text:p>
          </table:table-cell>
          <table:table-cell table:formula="of:=[.F2025]+8" office:value-type="float" office:value="8104" calcext:value-type="float">
            <text:p>8104</text:p>
          </table:table-cell>
          <table:table-cell table:number-columns-repeated="8"/>
        </table:table-row>
        <table:table-row table:style-name="ro1">
          <table:table-cell table:formula="of:=[.A2027]+15295" office:value-type="float" office:value="31010491" calcext:value-type="float">
            <text:p>31010491</text:p>
          </table:table-cell>
          <table:table-cell table:formula="of:=[.B2027]+131" office:value-type="float" office:value="265665" calcext:value-type="float">
            <text:p>265665</text:p>
          </table:table-cell>
          <table:table-cell/>
          <table:table-cell table:formula="of:=[.D2027]+[.E2028]" office:value-type="float" office:value="63293027898" calcext:value-type="float">
            <text:p>63293027898</text:p>
          </table:table-cell>
          <table:table-cell table:formula="of:=[.G2028]*7627" office:value-type="float" office:value="61839716" calcext:value-type="float">
            <text:p>61839716</text:p>
          </table:table-cell>
          <table:table-cell/>
          <table:table-cell table:formula="of:=[.G2026]+8" office:value-type="float" office:value="8108" calcext:value-type="float">
            <text:p>8108</text:p>
          </table:table-cell>
          <table:table-cell table:number-columns-repeated="7"/>
        </table:table-row>
        <table:table-row table:style-name="ro1">
          <table:table-cell table:formula="of:=[.A2028]+15295" office:value-type="float" office:value="31025786" calcext:value-type="float">
            <text:p>31025786</text:p>
          </table:table-cell>
          <table:table-cell table:formula="of:=[.B2028]+131" office:value-type="float" office:value="265796" calcext:value-type="float">
            <text:p>265796</text:p>
          </table:table-cell>
          <table:table-cell/>
          <table:table-cell table:formula="of:=[.D2028]+[.E2029]" office:value-type="float" office:value="63356058138" calcext:value-type="float">
            <text:p>63356058138</text:p>
          </table:table-cell>
          <table:table-cell table:formula="of:=[.F2029]*7770" office:value-type="float" office:value="63030240" calcext:value-type="float">
            <text:p>63030240</text:p>
          </table:table-cell>
          <table:table-cell table:formula="of:=[.F2027]+8" office:value-type="float" office:value="8112" calcext:value-type="float">
            <text:p>8112</text:p>
          </table:table-cell>
          <table:table-cell table:number-columns-repeated="8"/>
        </table:table-row>
        <table:table-row table:style-name="ro1">
          <table:table-cell table:formula="of:=[.A2029]+15295" office:value-type="float" office:value="31041081" calcext:value-type="float">
            <text:p>31041081</text:p>
          </table:table-cell>
          <table:table-cell table:formula="of:=[.B2029]+131" office:value-type="float" office:value="265927" calcext:value-type="float">
            <text:p>265927</text:p>
          </table:table-cell>
          <table:table-cell/>
          <table:table-cell table:formula="of:=[.D2029]+[.E2030]" office:value-type="float" office:value="63417958870" calcext:value-type="float">
            <text:p>63417958870</text:p>
          </table:table-cell>
          <table:table-cell table:formula="of:=[.G2030]*7627" office:value-type="float" office:value="61900732" calcext:value-type="float">
            <text:p>61900732</text:p>
          </table:table-cell>
          <table:table-cell/>
          <table:table-cell table:formula="of:=[.G2028]+8" office:value-type="float" office:value="8116" calcext:value-type="float">
            <text:p>8116</text:p>
          </table:table-cell>
          <table:table-cell table:number-columns-repeated="7"/>
        </table:table-row>
        <table:table-row table:style-name="ro1">
          <table:table-cell table:formula="of:=[.A2030]+15295" office:value-type="float" office:value="31056376" calcext:value-type="float">
            <text:p>31056376</text:p>
          </table:table-cell>
          <table:table-cell table:formula="of:=[.B2030]+131" office:value-type="float" office:value="266058" calcext:value-type="float">
            <text:p>266058</text:p>
          </table:table-cell>
          <table:table-cell/>
          <table:table-cell table:formula="of:=[.D2030]+[.E2031]" office:value-type="float" office:value="63481051270" calcext:value-type="float">
            <text:p>63481051270</text:p>
          </table:table-cell>
          <table:table-cell table:formula="of:=[.F2031]*7770" office:value-type="float" office:value="63092400" calcext:value-type="float">
            <text:p>63092400</text:p>
          </table:table-cell>
          <table:table-cell table:formula="of:=[.F2029]+8" office:value-type="float" office:value="8120" calcext:value-type="float">
            <text:p>8120</text:p>
          </table:table-cell>
          <table:table-cell table:number-columns-repeated="8"/>
        </table:table-row>
        <table:table-row table:style-name="ro1">
          <table:table-cell table:formula="of:=[.A2031]+15295" office:value-type="float" office:value="31071671" calcext:value-type="float">
            <text:p>31071671</text:p>
          </table:table-cell>
          <table:table-cell table:formula="of:=[.B2031]+131" office:value-type="float" office:value="266189" calcext:value-type="float">
            <text:p>266189</text:p>
          </table:table-cell>
          <table:table-cell/>
          <table:table-cell table:formula="of:=[.D2031]+[.E2032]" office:value-type="float" office:value="63543013018" calcext:value-type="float">
            <text:p>63543013018</text:p>
          </table:table-cell>
          <table:table-cell table:formula="of:=[.G2032]*7627" office:value-type="float" office:value="61961748" calcext:value-type="float">
            <text:p>61961748</text:p>
          </table:table-cell>
          <table:table-cell/>
          <table:table-cell table:formula="of:=[.G2030]+8" office:value-type="float" office:value="8124" calcext:value-type="float">
            <text:p>8124</text:p>
          </table:table-cell>
          <table:table-cell table:number-columns-repeated="7"/>
        </table:table-row>
        <table:table-row table:style-name="ro1">
          <table:table-cell table:formula="of:=[.A2032]+15295" office:value-type="float" office:value="31086966" calcext:value-type="float">
            <text:p>31086966</text:p>
          </table:table-cell>
          <table:table-cell table:formula="of:=[.B2032]+131" office:value-type="float" office:value="266320" calcext:value-type="float">
            <text:p>266320</text:p>
          </table:table-cell>
          <table:table-cell/>
          <table:table-cell table:formula="of:=[.D2032]+[.E2033]" office:value-type="float" office:value="63606167578" calcext:value-type="float">
            <text:p>63606167578</text:p>
          </table:table-cell>
          <table:table-cell table:formula="of:=[.F2033]*7770" office:value-type="float" office:value="63154560" calcext:value-type="float">
            <text:p>63154560</text:p>
          </table:table-cell>
          <table:table-cell table:formula="of:=[.F2031]+8" office:value-type="float" office:value="8128" calcext:value-type="float">
            <text:p>8128</text:p>
          </table:table-cell>
          <table:table-cell table:number-columns-repeated="8"/>
        </table:table-row>
        <table:table-row table:style-name="ro1">
          <table:table-cell table:formula="of:=[.A2033]+15295" office:value-type="float" office:value="31102261" calcext:value-type="float">
            <text:p>31102261</text:p>
          </table:table-cell>
          <table:table-cell table:formula="of:=[.B2033]+131" office:value-type="float" office:value="266451" calcext:value-type="float">
            <text:p>266451</text:p>
          </table:table-cell>
          <table:table-cell/>
          <table:table-cell table:formula="of:=[.D2033]+[.E2034]" office:value-type="float" office:value="63668190342" calcext:value-type="float">
            <text:p>63668190342</text:p>
          </table:table-cell>
          <table:table-cell table:formula="of:=[.G2034]*7627" office:value-type="float" office:value="62022764" calcext:value-type="float">
            <text:p>62022764</text:p>
          </table:table-cell>
          <table:table-cell/>
          <table:table-cell table:formula="of:=[.G2032]+8" office:value-type="float" office:value="8132" calcext:value-type="float">
            <text:p>8132</text:p>
          </table:table-cell>
          <table:table-cell table:number-columns-repeated="7"/>
        </table:table-row>
        <table:table-row table:style-name="ro1">
          <table:table-cell table:formula="of:=[.A2034]+15295" office:value-type="float" office:value="31117556" calcext:value-type="float">
            <text:p>31117556</text:p>
          </table:table-cell>
          <table:table-cell table:formula="of:=[.B2034]+131" office:value-type="float" office:value="266582" calcext:value-type="float">
            <text:p>266582</text:p>
          </table:table-cell>
          <table:table-cell/>
          <table:table-cell table:formula="of:=[.D2034]+[.E2035]" office:value-type="float" office:value="63731407062" calcext:value-type="float">
            <text:p>63731407062</text:p>
          </table:table-cell>
          <table:table-cell table:formula="of:=[.F2035]*7770" office:value-type="float" office:value="63216720" calcext:value-type="float">
            <text:p>63216720</text:p>
          </table:table-cell>
          <table:table-cell table:formula="of:=[.F2033]+8" office:value-type="float" office:value="8136" calcext:value-type="float">
            <text:p>8136</text:p>
          </table:table-cell>
          <table:table-cell table:number-columns-repeated="8"/>
        </table:table-row>
        <table:table-row table:style-name="ro1">
          <table:table-cell table:formula="of:=[.A2035]+15295" office:value-type="float" office:value="31132851" calcext:value-type="float">
            <text:p>31132851</text:p>
          </table:table-cell>
          <table:table-cell table:formula="of:=[.B2035]+131" office:value-type="float" office:value="266713" calcext:value-type="float">
            <text:p>266713</text:p>
          </table:table-cell>
          <table:table-cell/>
          <table:table-cell table:formula="of:=[.D2035]+[.E2036]" office:value-type="float" office:value="63793490842" calcext:value-type="float">
            <text:p>63793490842</text:p>
          </table:table-cell>
          <table:table-cell table:formula="of:=[.G2036]*7627" office:value-type="float" office:value="62083780" calcext:value-type="float">
            <text:p>62083780</text:p>
          </table:table-cell>
          <table:table-cell/>
          <table:table-cell table:formula="of:=[.G2034]+8" office:value-type="float" office:value="8140" calcext:value-type="float">
            <text:p>8140</text:p>
          </table:table-cell>
          <table:table-cell table:number-columns-repeated="7"/>
        </table:table-row>
        <table:table-row table:style-name="ro1">
          <table:table-cell table:formula="of:=[.A2036]+15295" office:value-type="float" office:value="31148146" calcext:value-type="float">
            <text:p>31148146</text:p>
          </table:table-cell>
          <table:table-cell table:formula="of:=[.B2036]+131" office:value-type="float" office:value="266844" calcext:value-type="float">
            <text:p>266844</text:p>
          </table:table-cell>
          <table:table-cell/>
          <table:table-cell table:formula="of:=[.D2036]+[.E2037]" office:value-type="float" office:value="63856769722" calcext:value-type="float">
            <text:p>63856769722</text:p>
          </table:table-cell>
          <table:table-cell table:formula="of:=[.F2037]*7770" office:value-type="float" office:value="63278880" calcext:value-type="float">
            <text:p>63278880</text:p>
          </table:table-cell>
          <table:table-cell table:formula="of:=[.F2035]+8" office:value-type="float" office:value="8144" calcext:value-type="float">
            <text:p>8144</text:p>
          </table:table-cell>
          <table:table-cell table:number-columns-repeated="8"/>
        </table:table-row>
        <table:table-row table:style-name="ro1">
          <table:table-cell table:formula="of:=[.A2037]+15295" office:value-type="float" office:value="31163441" calcext:value-type="float">
            <text:p>31163441</text:p>
          </table:table-cell>
          <table:table-cell table:formula="of:=[.B2037]+131" office:value-type="float" office:value="266975" calcext:value-type="float">
            <text:p>266975</text:p>
          </table:table-cell>
          <table:table-cell/>
          <table:table-cell table:formula="of:=[.D2037]+[.E2038]" office:value-type="float" office:value="63918914518" calcext:value-type="float">
            <text:p>63918914518</text:p>
          </table:table-cell>
          <table:table-cell table:formula="of:=[.G2038]*7627" office:value-type="float" office:value="62144796" calcext:value-type="float">
            <text:p>62144796</text:p>
          </table:table-cell>
          <table:table-cell/>
          <table:table-cell table:formula="of:=[.G2036]+8" office:value-type="float" office:value="8148" calcext:value-type="float">
            <text:p>8148</text:p>
          </table:table-cell>
          <table:table-cell table:number-columns-repeated="7"/>
        </table:table-row>
        <table:table-row table:style-name="ro1">
          <table:table-cell table:formula="of:=[.A2038]+15295" office:value-type="float" office:value="31178736" calcext:value-type="float">
            <text:p>31178736</text:p>
          </table:table-cell>
          <table:table-cell table:formula="of:=[.B2038]+131" office:value-type="float" office:value="267106" calcext:value-type="float">
            <text:p>267106</text:p>
          </table:table-cell>
          <table:table-cell/>
          <table:table-cell table:formula="of:=[.D2038]+[.E2039]" office:value-type="float" office:value="63982255558" calcext:value-type="float">
            <text:p>63982255558</text:p>
          </table:table-cell>
          <table:table-cell table:formula="of:=[.F2039]*7770" office:value-type="float" office:value="63341040" calcext:value-type="float">
            <text:p>63341040</text:p>
          </table:table-cell>
          <table:table-cell table:formula="of:=[.F2037]+8" office:value-type="float" office:value="8152" calcext:value-type="float">
            <text:p>8152</text:p>
          </table:table-cell>
          <table:table-cell table:number-columns-repeated="8"/>
        </table:table-row>
        <table:table-row table:style-name="ro1">
          <table:table-cell table:formula="of:=[.A2039]+15295" office:value-type="float" office:value="31194031" calcext:value-type="float">
            <text:p>31194031</text:p>
          </table:table-cell>
          <table:table-cell table:formula="of:=[.B2039]+131" office:value-type="float" office:value="267237" calcext:value-type="float">
            <text:p>267237</text:p>
          </table:table-cell>
          <table:table-cell/>
          <table:table-cell table:formula="of:=[.D2039]+[.E2040]" office:value-type="float" office:value="64044461370" calcext:value-type="float">
            <text:p>64044461370</text:p>
          </table:table-cell>
          <table:table-cell table:formula="of:=[.G2040]*7627" office:value-type="float" office:value="62205812" calcext:value-type="float">
            <text:p>62205812</text:p>
          </table:table-cell>
          <table:table-cell/>
          <table:table-cell table:formula="of:=[.G2038]+8" office:value-type="float" office:value="8156" calcext:value-type="float">
            <text:p>8156</text:p>
          </table:table-cell>
          <table:table-cell table:number-columns-repeated="7"/>
        </table:table-row>
        <table:table-row table:style-name="ro1">
          <table:table-cell table:formula="of:=[.A2040]+15295" office:value-type="float" office:value="31209326" calcext:value-type="float">
            <text:p>31209326</text:p>
          </table:table-cell>
          <table:table-cell table:formula="of:=[.B2040]+131" office:value-type="float" office:value="267368" calcext:value-type="float">
            <text:p>267368</text:p>
          </table:table-cell>
          <table:table-cell/>
          <table:table-cell table:formula="of:=[.D2040]+[.E2041]" office:value-type="float" office:value="64107864570" calcext:value-type="float">
            <text:p>64107864570</text:p>
          </table:table-cell>
          <table:table-cell table:formula="of:=[.F2041]*7770" office:value-type="float" office:value="63403200" calcext:value-type="float">
            <text:p>63403200</text:p>
          </table:table-cell>
          <table:table-cell table:formula="of:=[.F2039]+8" office:value-type="float" office:value="8160" calcext:value-type="float">
            <text:p>8160</text:p>
          </table:table-cell>
          <table:table-cell table:number-columns-repeated="8"/>
        </table:table-row>
        <table:table-row table:style-name="ro1">
          <table:table-cell table:formula="of:=[.A2041]+15295" office:value-type="float" office:value="31224621" calcext:value-type="float">
            <text:p>31224621</text:p>
          </table:table-cell>
          <table:table-cell table:formula="of:=[.B2041]+131" office:value-type="float" office:value="267499" calcext:value-type="float">
            <text:p>267499</text:p>
          </table:table-cell>
          <table:table-cell/>
          <table:table-cell table:formula="of:=[.D2041]+[.E2042]" office:value-type="float" office:value="64170131398" calcext:value-type="float">
            <text:p>64170131398</text:p>
          </table:table-cell>
          <table:table-cell table:formula="of:=[.G2042]*7627" office:value-type="float" office:value="62266828" calcext:value-type="float">
            <text:p>62266828</text:p>
          </table:table-cell>
          <table:table-cell/>
          <table:table-cell table:formula="of:=[.G2040]+8" office:value-type="float" office:value="8164" calcext:value-type="float">
            <text:p>8164</text:p>
          </table:table-cell>
          <table:table-cell table:number-columns-repeated="7"/>
        </table:table-row>
        <table:table-row table:style-name="ro1">
          <table:table-cell table:formula="of:=[.A2042]+15295" office:value-type="float" office:value="31239916" calcext:value-type="float">
            <text:p>31239916</text:p>
          </table:table-cell>
          <table:table-cell table:formula="of:=[.B2042]+131" office:value-type="float" office:value="267630" calcext:value-type="float">
            <text:p>267630</text:p>
          </table:table-cell>
          <table:table-cell/>
          <table:table-cell table:formula="of:=[.D2042]+[.E2043]" office:value-type="float" office:value="64233596758" calcext:value-type="float">
            <text:p>64233596758</text:p>
          </table:table-cell>
          <table:table-cell table:formula="of:=[.F2043]*7770" office:value-type="float" office:value="63465360" calcext:value-type="float">
            <text:p>63465360</text:p>
          </table:table-cell>
          <table:table-cell table:formula="of:=[.F2041]+8" office:value-type="float" office:value="8168" calcext:value-type="float">
            <text:p>8168</text:p>
          </table:table-cell>
          <table:table-cell table:number-columns-repeated="8"/>
        </table:table-row>
        <table:table-row table:style-name="ro1">
          <table:table-cell table:formula="of:=[.A2043]+15295" office:value-type="float" office:value="31255211" calcext:value-type="float">
            <text:p>31255211</text:p>
          </table:table-cell>
          <table:table-cell table:formula="of:=[.B2043]+131" office:value-type="float" office:value="267761" calcext:value-type="float">
            <text:p>267761</text:p>
          </table:table-cell>
          <table:table-cell/>
          <table:table-cell table:formula="of:=[.D2043]+[.E2044]" office:value-type="float" office:value="64295924602" calcext:value-type="float">
            <text:p>64295924602</text:p>
          </table:table-cell>
          <table:table-cell table:formula="of:=[.G2044]*7627" office:value-type="float" office:value="62327844" calcext:value-type="float">
            <text:p>62327844</text:p>
          </table:table-cell>
          <table:table-cell/>
          <table:table-cell table:formula="of:=[.G2042]+8" office:value-type="float" office:value="8172" calcext:value-type="float">
            <text:p>8172</text:p>
          </table:table-cell>
          <table:table-cell table:number-columns-repeated="7"/>
        </table:table-row>
        <table:table-row table:style-name="ro1">
          <table:table-cell table:formula="of:=[.A2044]+15295" office:value-type="float" office:value="31270506" calcext:value-type="float">
            <text:p>31270506</text:p>
          </table:table-cell>
          <table:table-cell table:formula="of:=[.B2044]+131" office:value-type="float" office:value="267892" calcext:value-type="float">
            <text:p>267892</text:p>
          </table:table-cell>
          <table:table-cell/>
          <table:table-cell table:formula="of:=[.D2044]+[.E2045]" office:value-type="float" office:value="64359452122" calcext:value-type="float">
            <text:p>64359452122</text:p>
          </table:table-cell>
          <table:table-cell table:formula="of:=[.F2045]*7770" office:value-type="float" office:value="63527520" calcext:value-type="float">
            <text:p>63527520</text:p>
          </table:table-cell>
          <table:table-cell table:formula="of:=[.F2043]+8" office:value-type="float" office:value="8176" calcext:value-type="float">
            <text:p>8176</text:p>
          </table:table-cell>
          <table:table-cell table:number-columns-repeated="8"/>
        </table:table-row>
        <table:table-row table:style-name="ro1">
          <table:table-cell table:formula="of:=[.A2045]+15295" office:value-type="float" office:value="31285801" calcext:value-type="float">
            <text:p>31285801</text:p>
          </table:table-cell>
          <table:table-cell table:formula="of:=[.B2045]+131" office:value-type="float" office:value="268023" calcext:value-type="float">
            <text:p>268023</text:p>
          </table:table-cell>
          <table:table-cell/>
          <table:table-cell table:formula="of:=[.D2045]+[.E2046]" office:value-type="float" office:value="64421840982" calcext:value-type="float">
            <text:p>64421840982</text:p>
          </table:table-cell>
          <table:table-cell table:formula="of:=[.G2046]*7627" office:value-type="float" office:value="62388860" calcext:value-type="float">
            <text:p>62388860</text:p>
          </table:table-cell>
          <table:table-cell/>
          <table:table-cell table:formula="of:=[.G2044]+8" office:value-type="float" office:value="8180" calcext:value-type="float">
            <text:p>8180</text:p>
          </table:table-cell>
          <table:table-cell table:number-columns-repeated="7"/>
        </table:table-row>
        <table:table-row table:style-name="ro1">
          <table:table-cell table:formula="of:=[.A2046]+15295" office:value-type="float" office:value="31301096" calcext:value-type="float">
            <text:p>31301096</text:p>
          </table:table-cell>
          <table:table-cell table:formula="of:=[.B2046]+131" office:value-type="float" office:value="268154" calcext:value-type="float">
            <text:p>268154</text:p>
          </table:table-cell>
          <table:table-cell/>
          <table:table-cell table:formula="of:=[.D2046]+[.E2047]" office:value-type="float" office:value="64485430662" calcext:value-type="float">
            <text:p>64485430662</text:p>
          </table:table-cell>
          <table:table-cell table:formula="of:=[.F2047]*7770" office:value-type="float" office:value="63589680" calcext:value-type="float">
            <text:p>63589680</text:p>
          </table:table-cell>
          <table:table-cell table:formula="of:=[.F2045]+8" office:value-type="float" office:value="8184" calcext:value-type="float">
            <text:p>8184</text:p>
          </table:table-cell>
          <table:table-cell table:number-columns-repeated="8"/>
        </table:table-row>
        <table:table-row table:style-name="ro1">
          <table:table-cell table:formula="of:=[.A2047]+15295" office:value-type="float" office:value="31316391" calcext:value-type="float">
            <text:p>31316391</text:p>
          </table:table-cell>
          <table:table-cell table:formula="of:=[.B2047]+131" office:value-type="float" office:value="268285" calcext:value-type="float">
            <text:p>268285</text:p>
          </table:table-cell>
          <table:table-cell/>
          <table:table-cell table:formula="of:=[.D2047]+[.E2048]" office:value-type="float" office:value="64547880538" calcext:value-type="float">
            <text:p>64547880538</text:p>
          </table:table-cell>
          <table:table-cell table:formula="of:=[.G2048]*7627" office:value-type="float" office:value="62449876" calcext:value-type="float">
            <text:p>62449876</text:p>
          </table:table-cell>
          <table:table-cell/>
          <table:table-cell table:formula="of:=[.G2046]+8" office:value-type="float" office:value="8188" calcext:value-type="float">
            <text:p>8188</text:p>
          </table:table-cell>
          <table:table-cell table:number-columns-repeated="7"/>
        </table:table-row>
        <table:table-row table:style-name="ro1">
          <table:table-cell table:formula="of:=[.A2048]+15295" office:value-type="float" office:value="31331686" calcext:value-type="float">
            <text:p>31331686</text:p>
          </table:table-cell>
          <table:table-cell table:formula="of:=[.B2048]+131" office:value-type="float" office:value="268416" calcext:value-type="float">
            <text:p>268416</text:p>
          </table:table-cell>
          <table:table-cell/>
          <table:table-cell table:formula="of:=[.D2048]+[.E2049]" office:value-type="float" office:value="64611532378" calcext:value-type="float">
            <text:p>64611532378</text:p>
          </table:table-cell>
          <table:table-cell table:formula="of:=[.F2049]*7770" office:value-type="float" office:value="63651840" calcext:value-type="float">
            <text:p>63651840</text:p>
          </table:table-cell>
          <table:table-cell table:formula="of:=[.F2047]+8" office:value-type="float" office:value="8192" calcext:value-type="float">
            <text:p>8192</text:p>
          </table:table-cell>
          <table:table-cell table:number-columns-repeated="8"/>
        </table:table-row>
        <table:table-row table:style-name="ro1">
          <table:table-cell table:formula="of:=[.A2049]+15295" office:value-type="float" office:value="31346981" calcext:value-type="float">
            <text:p>31346981</text:p>
          </table:table-cell>
          <table:table-cell table:formula="of:=[.B2049]+131" office:value-type="float" office:value="268547" calcext:value-type="float">
            <text:p>268547</text:p>
          </table:table-cell>
          <table:table-cell/>
          <table:table-cell table:formula="of:=[.D2049]+[.E2050]" office:value-type="float" office:value="64674043270" calcext:value-type="float">
            <text:p>64674043270</text:p>
          </table:table-cell>
          <table:table-cell table:formula="of:=[.G2050]*7627" office:value-type="float" office:value="62510892" calcext:value-type="float">
            <text:p>62510892</text:p>
          </table:table-cell>
          <table:table-cell/>
          <table:table-cell table:formula="of:=[.G2048]+8" office:value-type="float" office:value="8196" calcext:value-type="float">
            <text:p>8196</text:p>
          </table:table-cell>
          <table:table-cell table:number-columns-repeated="7"/>
        </table:table-row>
        <table:table-row table:style-name="ro1">
          <table:table-cell table:formula="of:=[.A2050]+15295" office:value-type="float" office:value="31362276" calcext:value-type="float">
            <text:p>31362276</text:p>
          </table:table-cell>
          <table:table-cell table:formula="of:=[.B2050]+131" office:value-type="float" office:value="268678" calcext:value-type="float">
            <text:p>268678</text:p>
          </table:table-cell>
          <table:table-cell/>
          <table:table-cell table:formula="of:=[.D2050]+[.E2051]" office:value-type="float" office:value="64737757270" calcext:value-type="float">
            <text:p>64737757270</text:p>
          </table:table-cell>
          <table:table-cell table:formula="of:=[.F2051]*7770" office:value-type="float" office:value="63714000" calcext:value-type="float">
            <text:p>63714000</text:p>
          </table:table-cell>
          <table:table-cell table:formula="of:=[.F2049]+8" office:value-type="float" office:value="8200" calcext:value-type="float">
            <text:p>8200</text:p>
          </table:table-cell>
          <table:table-cell table:number-columns-repeated="8"/>
        </table:table-row>
        <table:table-row table:style-name="ro1">
          <table:table-cell table:formula="of:=[.A2051]+15295" office:value-type="float" office:value="31377571" calcext:value-type="float">
            <text:p>31377571</text:p>
          </table:table-cell>
          <table:table-cell table:formula="of:=[.B2051]+131" office:value-type="float" office:value="268809" calcext:value-type="float">
            <text:p>268809</text:p>
          </table:table-cell>
          <table:table-cell/>
          <table:table-cell table:formula="of:=[.D2051]+[.E2052]" office:value-type="float" office:value="64800329178" calcext:value-type="float">
            <text:p>64800329178</text:p>
          </table:table-cell>
          <table:table-cell table:formula="of:=[.G2052]*7627" office:value-type="float" office:value="62571908" calcext:value-type="float">
            <text:p>62571908</text:p>
          </table:table-cell>
          <table:table-cell/>
          <table:table-cell table:formula="of:=[.G2050]+8" office:value-type="float" office:value="8204" calcext:value-type="float">
            <text:p>8204</text:p>
          </table:table-cell>
          <table:table-cell table:number-columns-repeated="7"/>
        </table:table-row>
        <table:table-row table:style-name="ro1">
          <table:table-cell table:formula="of:=[.A2052]+15295" office:value-type="float" office:value="31392866" calcext:value-type="float">
            <text:p>31392866</text:p>
          </table:table-cell>
          <table:table-cell table:formula="of:=[.B2052]+131" office:value-type="float" office:value="268940" calcext:value-type="float">
            <text:p>268940</text:p>
          </table:table-cell>
          <table:table-cell/>
          <table:table-cell table:formula="of:=[.D2052]+[.E2053]" office:value-type="float" office:value="64864105338" calcext:value-type="float">
            <text:p>64864105338</text:p>
          </table:table-cell>
          <table:table-cell table:formula="of:=[.F2053]*7770" office:value-type="float" office:value="63776160" calcext:value-type="float">
            <text:p>63776160</text:p>
          </table:table-cell>
          <table:table-cell table:formula="of:=[.F2051]+8" office:value-type="float" office:value="8208" calcext:value-type="float">
            <text:p>8208</text:p>
          </table:table-cell>
          <table:table-cell table:number-columns-repeated="8"/>
        </table:table-row>
        <table:table-row table:style-name="ro1">
          <table:table-cell table:formula="of:=[.A2053]+15295" office:value-type="float" office:value="31408161" calcext:value-type="float">
            <text:p>31408161</text:p>
          </table:table-cell>
          <table:table-cell table:formula="of:=[.B2053]+131" office:value-type="float" office:value="269071" calcext:value-type="float">
            <text:p>269071</text:p>
          </table:table-cell>
          <table:table-cell/>
          <table:table-cell table:formula="of:=[.D2053]+[.E2054]" office:value-type="float" office:value="64926738262" calcext:value-type="float">
            <text:p>64926738262</text:p>
          </table:table-cell>
          <table:table-cell table:formula="of:=[.G2054]*7627" office:value-type="float" office:value="62632924" calcext:value-type="float">
            <text:p>62632924</text:p>
          </table:table-cell>
          <table:table-cell/>
          <table:table-cell table:formula="of:=[.G2052]+8" office:value-type="float" office:value="8212" calcext:value-type="float">
            <text:p>8212</text:p>
          </table:table-cell>
          <table:table-cell table:number-columns-repeated="7"/>
        </table:table-row>
        <table:table-row table:style-name="ro1">
          <table:table-cell table:formula="of:=[.A2054]+15295" office:value-type="float" office:value="31423456" calcext:value-type="float">
            <text:p>31423456</text:p>
          </table:table-cell>
          <table:table-cell table:formula="of:=[.B2054]+131" office:value-type="float" office:value="269202" calcext:value-type="float">
            <text:p>269202</text:p>
          </table:table-cell>
          <table:table-cell/>
          <table:table-cell table:formula="of:=[.D2054]+[.E2055]" office:value-type="float" office:value="64990576582" calcext:value-type="float">
            <text:p>64990576582</text:p>
          </table:table-cell>
          <table:table-cell table:formula="of:=[.F2055]*7770" office:value-type="float" office:value="63838320" calcext:value-type="float">
            <text:p>63838320</text:p>
          </table:table-cell>
          <table:table-cell table:formula="of:=[.F2053]+8" office:value-type="float" office:value="8216" calcext:value-type="float">
            <text:p>8216</text:p>
          </table:table-cell>
          <table:table-cell table:number-columns-repeated="8"/>
        </table:table-row>
        <table:table-row table:style-name="ro1">
          <table:table-cell table:formula="of:=[.A2055]+15295" office:value-type="float" office:value="31438751" calcext:value-type="float">
            <text:p>31438751</text:p>
          </table:table-cell>
          <table:table-cell table:formula="of:=[.B2055]+131" office:value-type="float" office:value="269333" calcext:value-type="float">
            <text:p>269333</text:p>
          </table:table-cell>
          <table:table-cell/>
          <table:table-cell table:formula="of:=[.D2055]+[.E2056]" office:value-type="float" office:value="65053270522" calcext:value-type="float">
            <text:p>65053270522</text:p>
          </table:table-cell>
          <table:table-cell table:formula="of:=[.G2056]*7627" office:value-type="float" office:value="62693940" calcext:value-type="float">
            <text:p>62693940</text:p>
          </table:table-cell>
          <table:table-cell/>
          <table:table-cell table:formula="of:=[.G2054]+8" office:value-type="float" office:value="8220" calcext:value-type="float">
            <text:p>8220</text:p>
          </table:table-cell>
          <table:table-cell table:number-columns-repeated="7"/>
        </table:table-row>
        <table:table-row table:style-name="ro1">
          <table:table-cell table:formula="of:=[.A2056]+15295" office:value-type="float" office:value="31454046" calcext:value-type="float">
            <text:p>31454046</text:p>
          </table:table-cell>
          <table:table-cell table:formula="of:=[.B2056]+131" office:value-type="float" office:value="269464" calcext:value-type="float">
            <text:p>269464</text:p>
          </table:table-cell>
          <table:table-cell/>
          <table:table-cell table:formula="of:=[.D2056]+[.E2057]" office:value-type="float" office:value="65117171002" calcext:value-type="float">
            <text:p>65117171002</text:p>
          </table:table-cell>
          <table:table-cell table:formula="of:=[.F2057]*7770" office:value-type="float" office:value="63900480" calcext:value-type="float">
            <text:p>63900480</text:p>
          </table:table-cell>
          <table:table-cell table:formula="of:=[.F2055]+8" office:value-type="float" office:value="8224" calcext:value-type="float">
            <text:p>8224</text:p>
          </table:table-cell>
          <table:table-cell table:number-columns-repeated="8"/>
        </table:table-row>
        <table:table-row table:style-name="ro1">
          <table:table-cell table:formula="of:=[.A2057]+15295" office:value-type="float" office:value="31469341" calcext:value-type="float">
            <text:p>31469341</text:p>
          </table:table-cell>
          <table:table-cell table:formula="of:=[.B2057]+131" office:value-type="float" office:value="269595" calcext:value-type="float">
            <text:p>269595</text:p>
          </table:table-cell>
          <table:table-cell/>
          <table:table-cell table:formula="of:=[.D2057]+[.E2058]" office:value-type="float" office:value="65179925958" calcext:value-type="float">
            <text:p>65179925958</text:p>
          </table:table-cell>
          <table:table-cell table:formula="of:=[.G2058]*7627" office:value-type="float" office:value="62754956" calcext:value-type="float">
            <text:p>62754956</text:p>
          </table:table-cell>
          <table:table-cell/>
          <table:table-cell table:formula="of:=[.G2056]+8" office:value-type="float" office:value="8228" calcext:value-type="float">
            <text:p>8228</text:p>
          </table:table-cell>
          <table:table-cell table:number-columns-repeated="7"/>
        </table:table-row>
        <table:table-row table:style-name="ro1">
          <table:table-cell table:formula="of:=[.A2058]+15295" office:value-type="float" office:value="31484636" calcext:value-type="float">
            <text:p>31484636</text:p>
          </table:table-cell>
          <table:table-cell table:formula="of:=[.B2058]+131" office:value-type="float" office:value="269726" calcext:value-type="float">
            <text:p>269726</text:p>
          </table:table-cell>
          <table:table-cell/>
          <table:table-cell table:formula="of:=[.D2058]+[.E2059]" office:value-type="float" office:value="65243888598" calcext:value-type="float">
            <text:p>65243888598</text:p>
          </table:table-cell>
          <table:table-cell table:formula="of:=[.F2059]*7770" office:value-type="float" office:value="63962640" calcext:value-type="float">
            <text:p>63962640</text:p>
          </table:table-cell>
          <table:table-cell table:formula="of:=[.F2057]+8" office:value-type="float" office:value="8232" calcext:value-type="float">
            <text:p>8232</text:p>
          </table:table-cell>
          <table:table-cell table:number-columns-repeated="8"/>
        </table:table-row>
        <table:table-row table:style-name="ro1">
          <table:table-cell table:formula="of:=[.A2059]+15295" office:value-type="float" office:value="31499931" calcext:value-type="float">
            <text:p>31499931</text:p>
          </table:table-cell>
          <table:table-cell table:formula="of:=[.B2059]+131" office:value-type="float" office:value="269857" calcext:value-type="float">
            <text:p>269857</text:p>
          </table:table-cell>
          <table:table-cell/>
          <table:table-cell table:formula="of:=[.D2059]+[.E2060]" office:value-type="float" office:value="65306704570" calcext:value-type="float">
            <text:p>65306704570</text:p>
          </table:table-cell>
          <table:table-cell table:formula="of:=[.G2060]*7627" office:value-type="float" office:value="62815972" calcext:value-type="float">
            <text:p>62815972</text:p>
          </table:table-cell>
          <table:table-cell/>
          <table:table-cell table:formula="of:=[.G2058]+8" office:value-type="float" office:value="8236" calcext:value-type="float">
            <text:p>8236</text:p>
          </table:table-cell>
          <table:table-cell table:number-columns-repeated="7"/>
        </table:table-row>
        <table:table-row table:style-name="ro1">
          <table:table-cell table:formula="of:=[.A2060]+15295" office:value-type="float" office:value="31515226" calcext:value-type="float">
            <text:p>31515226</text:p>
          </table:table-cell>
          <table:table-cell table:formula="of:=[.B2060]+131" office:value-type="float" office:value="269988" calcext:value-type="float">
            <text:p>269988</text:p>
          </table:table-cell>
          <table:table-cell/>
          <table:table-cell table:formula="of:=[.D2060]+[.E2061]" office:value-type="float" office:value="65370729370" calcext:value-type="float">
            <text:p>65370729370</text:p>
          </table:table-cell>
          <table:table-cell table:formula="of:=[.F2061]*7770" office:value-type="float" office:value="64024800" calcext:value-type="float">
            <text:p>64024800</text:p>
          </table:table-cell>
          <table:table-cell table:formula="of:=[.F2059]+8" office:value-type="float" office:value="8240" calcext:value-type="float">
            <text:p>8240</text:p>
          </table:table-cell>
          <table:table-cell table:number-columns-repeated="8"/>
        </table:table-row>
        <table:table-row table:style-name="ro1">
          <table:table-cell table:formula="of:=[.A2061]+15295" office:value-type="float" office:value="31530521" calcext:value-type="float">
            <text:p>31530521</text:p>
          </table:table-cell>
          <table:table-cell table:formula="of:=[.B2061]+131" office:value-type="float" office:value="270119" calcext:value-type="float">
            <text:p>270119</text:p>
          </table:table-cell>
          <table:table-cell/>
          <table:table-cell table:formula="of:=[.D2061]+[.E2062]" office:value-type="float" office:value="65433606358" calcext:value-type="float">
            <text:p>65433606358</text:p>
          </table:table-cell>
          <table:table-cell table:formula="of:=[.G2062]*7627" office:value-type="float" office:value="62876988" calcext:value-type="float">
            <text:p>62876988</text:p>
          </table:table-cell>
          <table:table-cell/>
          <table:table-cell table:formula="of:=[.G2060]+8" office:value-type="float" office:value="8244" calcext:value-type="float">
            <text:p>8244</text:p>
          </table:table-cell>
          <table:table-cell table:number-columns-repeated="7"/>
        </table:table-row>
        <table:table-row table:style-name="ro1">
          <table:table-cell table:formula="of:=[.A2062]+15295" office:value-type="float" office:value="31545816" calcext:value-type="float">
            <text:p>31545816</text:p>
          </table:table-cell>
          <table:table-cell table:formula="of:=[.B2062]+131" office:value-type="float" office:value="270250" calcext:value-type="float">
            <text:p>270250</text:p>
          </table:table-cell>
          <table:table-cell/>
          <table:table-cell table:formula="of:=[.D2062]+[.E2063]" office:value-type="float" office:value="65497693318" calcext:value-type="float">
            <text:p>65497693318</text:p>
          </table:table-cell>
          <table:table-cell table:formula="of:=[.F2063]*7770" office:value-type="float" office:value="64086960" calcext:value-type="float">
            <text:p>64086960</text:p>
          </table:table-cell>
          <table:table-cell table:formula="of:=[.F2061]+8" office:value-type="float" office:value="8248" calcext:value-type="float">
            <text:p>8248</text:p>
          </table:table-cell>
          <table:table-cell table:number-columns-repeated="8"/>
        </table:table-row>
        <table:table-row table:style-name="ro1">
          <table:table-cell table:formula="of:=[.A2063]+15295" office:value-type="float" office:value="31561111" calcext:value-type="float">
            <text:p>31561111</text:p>
          </table:table-cell>
          <table:table-cell table:formula="of:=[.B2063]+131" office:value-type="float" office:value="270381" calcext:value-type="float">
            <text:p>270381</text:p>
          </table:table-cell>
          <table:table-cell/>
          <table:table-cell table:formula="of:=[.D2063]+[.E2064]" office:value-type="float" office:value="65560631322" calcext:value-type="float">
            <text:p>65560631322</text:p>
          </table:table-cell>
          <table:table-cell table:formula="of:=[.G2064]*7627" office:value-type="float" office:value="62938004" calcext:value-type="float">
            <text:p>62938004</text:p>
          </table:table-cell>
          <table:table-cell/>
          <table:table-cell table:formula="of:=[.G2062]+8" office:value-type="float" office:value="8252" calcext:value-type="float">
            <text:p>8252</text:p>
          </table:table-cell>
          <table:table-cell table:number-columns-repeated="7"/>
        </table:table-row>
        <table:table-row table:style-name="ro1">
          <table:table-cell table:formula="of:=[.A2064]+15295" office:value-type="float" office:value="31576406" calcext:value-type="float">
            <text:p>31576406</text:p>
          </table:table-cell>
          <table:table-cell table:formula="of:=[.B2064]+131" office:value-type="float" office:value="270512" calcext:value-type="float">
            <text:p>270512</text:p>
          </table:table-cell>
          <table:table-cell/>
          <table:table-cell table:formula="of:=[.D2064]+[.E2065]" office:value-type="float" office:value="65624780442" calcext:value-type="float">
            <text:p>65624780442</text:p>
          </table:table-cell>
          <table:table-cell table:formula="of:=[.F2065]*7770" office:value-type="float" office:value="64149120" calcext:value-type="float">
            <text:p>64149120</text:p>
          </table:table-cell>
          <table:table-cell table:formula="of:=[.F2063]+8" office:value-type="float" office:value="8256" calcext:value-type="float">
            <text:p>8256</text:p>
          </table:table-cell>
          <table:table-cell table:number-columns-repeated="8"/>
        </table:table-row>
        <table:table-row table:style-name="ro1">
          <table:table-cell table:formula="of:=[.A2065]+15295" office:value-type="float" office:value="31591701" calcext:value-type="float">
            <text:p>31591701</text:p>
          </table:table-cell>
          <table:table-cell table:formula="of:=[.B2065]+131" office:value-type="float" office:value="270643" calcext:value-type="float">
            <text:p>270643</text:p>
          </table:table-cell>
          <table:table-cell/>
          <table:table-cell table:formula="of:=[.D2065]+[.E2066]" office:value-type="float" office:value="65687779462" calcext:value-type="float">
            <text:p>65687779462</text:p>
          </table:table-cell>
          <table:table-cell table:formula="of:=[.G2066]*7627" office:value-type="float" office:value="62999020" calcext:value-type="float">
            <text:p>62999020</text:p>
          </table:table-cell>
          <table:table-cell/>
          <table:table-cell table:formula="of:=[.G2064]+8" office:value-type="float" office:value="8260" calcext:value-type="float">
            <text:p>8260</text:p>
          </table:table-cell>
          <table:table-cell table:number-columns-repeated="7"/>
        </table:table-row>
        <table:table-row table:style-name="ro1">
          <table:table-cell table:formula="of:=[.A2066]+15295" office:value-type="float" office:value="31606996" calcext:value-type="float">
            <text:p>31606996</text:p>
          </table:table-cell>
          <table:table-cell table:formula="of:=[.B2066]+131" office:value-type="float" office:value="270774" calcext:value-type="float">
            <text:p>270774</text:p>
          </table:table-cell>
          <table:table-cell/>
          <table:table-cell table:formula="of:=[.D2066]+[.E2067]" office:value-type="float" office:value="65751990742" calcext:value-type="float">
            <text:p>65751990742</text:p>
          </table:table-cell>
          <table:table-cell table:formula="of:=[.F2067]*7770" office:value-type="float" office:value="64211280" calcext:value-type="float">
            <text:p>64211280</text:p>
          </table:table-cell>
          <table:table-cell table:formula="of:=[.F2065]+8" office:value-type="float" office:value="8264" calcext:value-type="float">
            <text:p>8264</text:p>
          </table:table-cell>
          <table:table-cell table:number-columns-repeated="8"/>
        </table:table-row>
        <table:table-row table:style-name="ro1">
          <table:table-cell table:formula="of:=[.A2067]+15295" office:value-type="float" office:value="31622291" calcext:value-type="float">
            <text:p>31622291</text:p>
          </table:table-cell>
          <table:table-cell table:formula="of:=[.B2067]+131" office:value-type="float" office:value="270905" calcext:value-type="float">
            <text:p>270905</text:p>
          </table:table-cell>
          <table:table-cell/>
          <table:table-cell table:formula="of:=[.D2067]+[.E2068]" office:value-type="float" office:value="65815050778" calcext:value-type="float">
            <text:p>65815050778</text:p>
          </table:table-cell>
          <table:table-cell table:formula="of:=[.G2068]*7627" office:value-type="float" office:value="63060036" calcext:value-type="float">
            <text:p>63060036</text:p>
          </table:table-cell>
          <table:table-cell/>
          <table:table-cell table:formula="of:=[.G2066]+8" office:value-type="float" office:value="8268" calcext:value-type="float">
            <text:p>8268</text:p>
          </table:table-cell>
          <table:table-cell table:number-columns-repeated="7"/>
        </table:table-row>
        <table:table-row table:style-name="ro1">
          <table:table-cell table:formula="of:=[.A2068]+15295" office:value-type="float" office:value="31637586" calcext:value-type="float">
            <text:p>31637586</text:p>
          </table:table-cell>
          <table:table-cell table:formula="of:=[.B2068]+131" office:value-type="float" office:value="271036" calcext:value-type="float">
            <text:p>271036</text:p>
          </table:table-cell>
          <table:table-cell/>
          <table:table-cell table:formula="of:=[.D2068]+[.E2069]" office:value-type="float" office:value="65879324218" calcext:value-type="float">
            <text:p>65879324218</text:p>
          </table:table-cell>
          <table:table-cell table:formula="of:=[.F2069]*7770" office:value-type="float" office:value="64273440" calcext:value-type="float">
            <text:p>64273440</text:p>
          </table:table-cell>
          <table:table-cell table:formula="of:=[.F2067]+8" office:value-type="float" office:value="8272" calcext:value-type="float">
            <text:p>8272</text:p>
          </table:table-cell>
          <table:table-cell table:number-columns-repeated="8"/>
        </table:table-row>
        <table:table-row table:style-name="ro1">
          <table:table-cell table:formula="of:=[.A2069]+15295" office:value-type="float" office:value="31652881" calcext:value-type="float">
            <text:p>31652881</text:p>
          </table:table-cell>
          <table:table-cell table:formula="of:=[.B2069]+131" office:value-type="float" office:value="271167" calcext:value-type="float">
            <text:p>271167</text:p>
          </table:table-cell>
          <table:table-cell/>
          <table:table-cell table:formula="of:=[.D2069]+[.E2070]" office:value-type="float" office:value="65942445270" calcext:value-type="float">
            <text:p>65942445270</text:p>
          </table:table-cell>
          <table:table-cell table:formula="of:=[.G2070]*7627" office:value-type="float" office:value="63121052" calcext:value-type="float">
            <text:p>63121052</text:p>
          </table:table-cell>
          <table:table-cell/>
          <table:table-cell table:formula="of:=[.G2068]+8" office:value-type="float" office:value="8276" calcext:value-type="float">
            <text:p>8276</text:p>
          </table:table-cell>
          <table:table-cell table:number-columns-repeated="7"/>
        </table:table-row>
        <table:table-row table:style-name="ro1">
          <table:table-cell table:formula="of:=[.A2070]+15295" office:value-type="float" office:value="31668176" calcext:value-type="float">
            <text:p>31668176</text:p>
          </table:table-cell>
          <table:table-cell table:formula="of:=[.B2070]+131" office:value-type="float" office:value="271298" calcext:value-type="float">
            <text:p>271298</text:p>
          </table:table-cell>
          <table:table-cell/>
          <table:table-cell table:formula="of:=[.D2070]+[.E2071]" office:value-type="float" office:value="66006780870" calcext:value-type="float">
            <text:p>66006780870</text:p>
          </table:table-cell>
          <table:table-cell table:formula="of:=[.F2071]*7770" office:value-type="float" office:value="64335600" calcext:value-type="float">
            <text:p>64335600</text:p>
          </table:table-cell>
          <table:table-cell table:formula="of:=[.F2069]+8" office:value-type="float" office:value="8280" calcext:value-type="float">
            <text:p>8280</text:p>
          </table:table-cell>
          <table:table-cell table:number-columns-repeated="8"/>
        </table:table-row>
        <table:table-row table:style-name="ro1">
          <table:table-cell table:formula="of:=[.A2071]+15295" office:value-type="float" office:value="31683471" calcext:value-type="float">
            <text:p>31683471</text:p>
          </table:table-cell>
          <table:table-cell table:formula="of:=[.B2071]+131" office:value-type="float" office:value="271429" calcext:value-type="float">
            <text:p>271429</text:p>
          </table:table-cell>
          <table:table-cell/>
          <table:table-cell table:formula="of:=[.D2071]+[.E2072]" office:value-type="float" office:value="66069962938" calcext:value-type="float">
            <text:p>66069962938</text:p>
          </table:table-cell>
          <table:table-cell table:formula="of:=[.G2072]*7627" office:value-type="float" office:value="63182068" calcext:value-type="float">
            <text:p>63182068</text:p>
          </table:table-cell>
          <table:table-cell/>
          <table:table-cell table:formula="of:=[.G2070]+8" office:value-type="float" office:value="8284" calcext:value-type="float">
            <text:p>8284</text:p>
          </table:table-cell>
          <table:table-cell table:number-columns-repeated="7"/>
        </table:table-row>
        <table:table-row table:style-name="ro1">
          <table:table-cell table:formula="of:=[.A2072]+15295" office:value-type="float" office:value="31698766" calcext:value-type="float">
            <text:p>31698766</text:p>
          </table:table-cell>
          <table:table-cell table:formula="of:=[.B2072]+131" office:value-type="float" office:value="271560" calcext:value-type="float">
            <text:p>271560</text:p>
          </table:table-cell>
          <table:table-cell/>
          <table:table-cell table:formula="of:=[.D2072]+[.E2073]" office:value-type="float" office:value="66134360698" calcext:value-type="float">
            <text:p>66134360698</text:p>
          </table:table-cell>
          <table:table-cell table:formula="of:=[.F2073]*7770" office:value-type="float" office:value="64397760" calcext:value-type="float">
            <text:p>64397760</text:p>
          </table:table-cell>
          <table:table-cell table:formula="of:=[.F2071]+8" office:value-type="float" office:value="8288" calcext:value-type="float">
            <text:p>8288</text:p>
          </table:table-cell>
          <table:table-cell table:number-columns-repeated="8"/>
        </table:table-row>
        <table:table-row table:style-name="ro1">
          <table:table-cell table:formula="of:=[.A2073]+15295" office:value-type="float" office:value="31714061" calcext:value-type="float">
            <text:p>31714061</text:p>
          </table:table-cell>
          <table:table-cell table:formula="of:=[.B2073]+131" office:value-type="float" office:value="271691" calcext:value-type="float">
            <text:p>271691</text:p>
          </table:table-cell>
          <table:table-cell/>
          <table:table-cell table:formula="of:=[.D2073]+[.E2074]" office:value-type="float" office:value="66197603782" calcext:value-type="float">
            <text:p>66197603782</text:p>
          </table:table-cell>
          <table:table-cell table:formula="of:=[.G2074]*7627" office:value-type="float" office:value="63243084" calcext:value-type="float">
            <text:p>63243084</text:p>
          </table:table-cell>
          <table:table-cell/>
          <table:table-cell table:formula="of:=[.G2072]+8" office:value-type="float" office:value="8292" calcext:value-type="float">
            <text:p>8292</text:p>
          </table:table-cell>
          <table:table-cell table:number-columns-repeated="7"/>
        </table:table-row>
        <table:table-row table:style-name="ro1">
          <table:table-cell table:formula="of:=[.A2074]+15295" office:value-type="float" office:value="31729356" calcext:value-type="float">
            <text:p>31729356</text:p>
          </table:table-cell>
          <table:table-cell table:formula="of:=[.B2074]+131" office:value-type="float" office:value="271822" calcext:value-type="float">
            <text:p>271822</text:p>
          </table:table-cell>
          <table:table-cell/>
          <table:table-cell table:formula="of:=[.D2074]+[.E2075]" office:value-type="float" office:value="66262063702" calcext:value-type="float">
            <text:p>66262063702</text:p>
          </table:table-cell>
          <table:table-cell table:formula="of:=[.F2075]*7770" office:value-type="float" office:value="64459920" calcext:value-type="float">
            <text:p>64459920</text:p>
          </table:table-cell>
          <table:table-cell table:formula="of:=[.F2073]+8" office:value-type="float" office:value="8296" calcext:value-type="float">
            <text:p>8296</text:p>
          </table:table-cell>
          <table:table-cell table:number-columns-repeated="8"/>
        </table:table-row>
        <table:table-row table:style-name="ro1">
          <table:table-cell table:formula="of:=[.A2075]+15295" office:value-type="float" office:value="31744651" calcext:value-type="float">
            <text:p>31744651</text:p>
          </table:table-cell>
          <table:table-cell table:formula="of:=[.B2075]+131" office:value-type="float" office:value="271953" calcext:value-type="float">
            <text:p>271953</text:p>
          </table:table-cell>
          <table:table-cell/>
          <table:table-cell table:formula="of:=[.D2075]+[.E2076]" office:value-type="float" office:value="66325367802" calcext:value-type="float">
            <text:p>66325367802</text:p>
          </table:table-cell>
          <table:table-cell table:formula="of:=[.G2076]*7627" office:value-type="float" office:value="63304100" calcext:value-type="float">
            <text:p>63304100</text:p>
          </table:table-cell>
          <table:table-cell/>
          <table:table-cell table:formula="of:=[.G2074]+8" office:value-type="float" office:value="8300" calcext:value-type="float">
            <text:p>8300</text:p>
          </table:table-cell>
          <table:table-cell table:number-columns-repeated="7"/>
        </table:table-row>
        <table:table-row table:style-name="ro1">
          <table:table-cell table:formula="of:=[.A2076]+15295" office:value-type="float" office:value="31759946" calcext:value-type="float">
            <text:p>31759946</text:p>
          </table:table-cell>
          <table:table-cell table:formula="of:=[.B2076]+131" office:value-type="float" office:value="272084" calcext:value-type="float">
            <text:p>272084</text:p>
          </table:table-cell>
          <table:table-cell/>
          <table:table-cell table:formula="of:=[.D2076]+[.E2077]" office:value-type="float" office:value="66389889882" calcext:value-type="float">
            <text:p>66389889882</text:p>
          </table:table-cell>
          <table:table-cell table:formula="of:=[.F2077]*7770" office:value-type="float" office:value="64522080" calcext:value-type="float">
            <text:p>64522080</text:p>
          </table:table-cell>
          <table:table-cell table:formula="of:=[.F2075]+8" office:value-type="float" office:value="8304" calcext:value-type="float">
            <text:p>8304</text:p>
          </table:table-cell>
          <table:table-cell table:number-columns-repeated="8"/>
        </table:table-row>
        <table:table-row table:style-name="ro1">
          <table:table-cell table:formula="of:=[.A2077]+15295" office:value-type="float" office:value="31775241" calcext:value-type="float">
            <text:p>31775241</text:p>
          </table:table-cell>
          <table:table-cell table:formula="of:=[.B2077]+131" office:value-type="float" office:value="272215" calcext:value-type="float">
            <text:p>272215</text:p>
          </table:table-cell>
          <table:table-cell/>
          <table:table-cell table:formula="of:=[.D2077]+[.E2078]" office:value-type="float" office:value="66453254998" calcext:value-type="float">
            <text:p>66453254998</text:p>
          </table:table-cell>
          <table:table-cell table:formula="of:=[.G2078]*7627" office:value-type="float" office:value="63365116" calcext:value-type="float">
            <text:p>63365116</text:p>
          </table:table-cell>
          <table:table-cell/>
          <table:table-cell table:formula="of:=[.G2076]+8" office:value-type="float" office:value="8308" calcext:value-type="float">
            <text:p>8308</text:p>
          </table:table-cell>
          <table:table-cell table:number-columns-repeated="7"/>
        </table:table-row>
        <table:table-row table:style-name="ro1">
          <table:table-cell table:formula="of:=[.A2078]+15295" office:value-type="float" office:value="31790536" calcext:value-type="float">
            <text:p>31790536</text:p>
          </table:table-cell>
          <table:table-cell table:formula="of:=[.B2078]+131" office:value-type="float" office:value="272346" calcext:value-type="float">
            <text:p>272346</text:p>
          </table:table-cell>
          <table:table-cell/>
          <table:table-cell table:formula="of:=[.D2078]+[.E2079]" office:value-type="float" office:value="66517839238" calcext:value-type="float">
            <text:p>66517839238</text:p>
          </table:table-cell>
          <table:table-cell table:formula="of:=[.F2079]*7770" office:value-type="float" office:value="64584240" calcext:value-type="float">
            <text:p>64584240</text:p>
          </table:table-cell>
          <table:table-cell table:formula="of:=[.F2077]+8" office:value-type="float" office:value="8312" calcext:value-type="float">
            <text:p>8312</text:p>
          </table:table-cell>
          <table:table-cell table:number-columns-repeated="8"/>
        </table:table-row>
        <table:table-row table:style-name="ro1">
          <table:table-cell table:formula="of:=[.A2079]+15295" office:value-type="float" office:value="31805831" calcext:value-type="float">
            <text:p>31805831</text:p>
          </table:table-cell>
          <table:table-cell table:formula="of:=[.B2079]+131" office:value-type="float" office:value="272477" calcext:value-type="float">
            <text:p>272477</text:p>
          </table:table-cell>
          <table:table-cell/>
          <table:table-cell table:formula="of:=[.D2079]+[.E2080]" office:value-type="float" office:value="66581265370" calcext:value-type="float">
            <text:p>66581265370</text:p>
          </table:table-cell>
          <table:table-cell table:formula="of:=[.G2080]*7627" office:value-type="float" office:value="63426132" calcext:value-type="float">
            <text:p>63426132</text:p>
          </table:table-cell>
          <table:table-cell/>
          <table:table-cell table:formula="of:=[.G2078]+8" office:value-type="float" office:value="8316" calcext:value-type="float">
            <text:p>8316</text:p>
          </table:table-cell>
          <table:table-cell table:number-columns-repeated="7"/>
        </table:table-row>
        <table:table-row table:style-name="ro1">
          <table:table-cell table:formula="of:=[.A2080]+15295" office:value-type="float" office:value="31821126" calcext:value-type="float">
            <text:p>31821126</text:p>
          </table:table-cell>
          <table:table-cell table:formula="of:=[.B2080]+131" office:value-type="float" office:value="272608" calcext:value-type="float">
            <text:p>272608</text:p>
          </table:table-cell>
          <table:table-cell/>
          <table:table-cell table:formula="of:=[.D2080]+[.E2081]" office:value-type="float" office:value="66645911770" calcext:value-type="float">
            <text:p>66645911770</text:p>
          </table:table-cell>
          <table:table-cell table:formula="of:=[.F2081]*7770" office:value-type="float" office:value="64646400" calcext:value-type="float">
            <text:p>64646400</text:p>
          </table:table-cell>
          <table:table-cell table:formula="of:=[.F2079]+8" office:value-type="float" office:value="8320" calcext:value-type="float">
            <text:p>8320</text:p>
          </table:table-cell>
          <table:table-cell table:number-columns-repeated="8"/>
        </table:table-row>
        <table:table-row table:style-name="ro1">
          <table:table-cell table:formula="of:=[.A2081]+15295" office:value-type="float" office:value="31836421" calcext:value-type="float">
            <text:p>31836421</text:p>
          </table:table-cell>
          <table:table-cell table:formula="of:=[.B2081]+131" office:value-type="float" office:value="272739" calcext:value-type="float">
            <text:p>272739</text:p>
          </table:table-cell>
          <table:table-cell/>
          <table:table-cell table:formula="of:=[.D2081]+[.E2082]" office:value-type="float" office:value="66709398918" calcext:value-type="float">
            <text:p>66709398918</text:p>
          </table:table-cell>
          <table:table-cell table:formula="of:=[.G2082]*7627" office:value-type="float" office:value="63487148" calcext:value-type="float">
            <text:p>63487148</text:p>
          </table:table-cell>
          <table:table-cell/>
          <table:table-cell table:formula="of:=[.G2080]+8" office:value-type="float" office:value="8324" calcext:value-type="float">
            <text:p>8324</text:p>
          </table:table-cell>
          <table:table-cell table:number-columns-repeated="7"/>
        </table:table-row>
        <table:table-row table:style-name="ro1">
          <table:table-cell table:formula="of:=[.A2082]+15295" office:value-type="float" office:value="31851716" calcext:value-type="float">
            <text:p>31851716</text:p>
          </table:table-cell>
          <table:table-cell table:formula="of:=[.B2082]+131" office:value-type="float" office:value="272870" calcext:value-type="float">
            <text:p>272870</text:p>
          </table:table-cell>
          <table:table-cell/>
          <table:table-cell table:formula="of:=[.D2082]+[.E2083]" office:value-type="float" office:value="66774107478" calcext:value-type="float">
            <text:p>66774107478</text:p>
          </table:table-cell>
          <table:table-cell table:formula="of:=[.F2083]*7770" office:value-type="float" office:value="64708560" calcext:value-type="float">
            <text:p>64708560</text:p>
          </table:table-cell>
          <table:table-cell table:formula="of:=[.F2081]+8" office:value-type="float" office:value="8328" calcext:value-type="float">
            <text:p>8328</text:p>
          </table:table-cell>
          <table:table-cell table:number-columns-repeated="8"/>
        </table:table-row>
        <table:table-row table:style-name="ro1">
          <table:table-cell table:formula="of:=[.A2083]+15295" office:value-type="float" office:value="31867011" calcext:value-type="float">
            <text:p>31867011</text:p>
          </table:table-cell>
          <table:table-cell table:formula="of:=[.B2083]+131" office:value-type="float" office:value="273001" calcext:value-type="float">
            <text:p>273001</text:p>
          </table:table-cell>
          <table:table-cell/>
          <table:table-cell table:formula="of:=[.D2083]+[.E2084]" office:value-type="float" office:value="66837655642" calcext:value-type="float">
            <text:p>66837655642</text:p>
          </table:table-cell>
          <table:table-cell table:formula="of:=[.G2084]*7627" office:value-type="float" office:value="63548164" calcext:value-type="float">
            <text:p>63548164</text:p>
          </table:table-cell>
          <table:table-cell/>
          <table:table-cell table:formula="of:=[.G2082]+8" office:value-type="float" office:value="8332" calcext:value-type="float">
            <text:p>8332</text:p>
          </table:table-cell>
          <table:table-cell table:number-columns-repeated="7"/>
        </table:table-row>
        <table:table-row table:style-name="ro1">
          <table:table-cell table:formula="of:=[.A2084]+15295" office:value-type="float" office:value="31882306" calcext:value-type="float">
            <text:p>31882306</text:p>
          </table:table-cell>
          <table:table-cell table:formula="of:=[.B2084]+131" office:value-type="float" office:value="273132" calcext:value-type="float">
            <text:p>273132</text:p>
          </table:table-cell>
          <table:table-cell/>
          <table:table-cell table:formula="of:=[.D2084]+[.E2085]" office:value-type="float" office:value="66902426362" calcext:value-type="float">
            <text:p>66902426362</text:p>
          </table:table-cell>
          <table:table-cell table:formula="of:=[.F2085]*7770" office:value-type="float" office:value="64770720" calcext:value-type="float">
            <text:p>64770720</text:p>
          </table:table-cell>
          <table:table-cell table:formula="of:=[.F2083]+8" office:value-type="float" office:value="8336" calcext:value-type="float">
            <text:p>8336</text:p>
          </table:table-cell>
          <table:table-cell table:number-columns-repeated="8"/>
        </table:table-row>
        <table:table-row table:style-name="ro1">
          <table:table-cell table:formula="of:=[.A2085]+15295" office:value-type="float" office:value="31897601" calcext:value-type="float">
            <text:p>31897601</text:p>
          </table:table-cell>
          <table:table-cell table:formula="of:=[.B2085]+131" office:value-type="float" office:value="273263" calcext:value-type="float">
            <text:p>273263</text:p>
          </table:table-cell>
          <table:table-cell/>
          <table:table-cell table:formula="of:=[.D2085]+[.E2086]" office:value-type="float" office:value="66966035542" calcext:value-type="float">
            <text:p>66966035542</text:p>
          </table:table-cell>
          <table:table-cell table:formula="of:=[.G2086]*7627" office:value-type="float" office:value="63609180" calcext:value-type="float">
            <text:p>63609180</text:p>
          </table:table-cell>
          <table:table-cell/>
          <table:table-cell table:formula="of:=[.G2084]+8" office:value-type="float" office:value="8340" calcext:value-type="float">
            <text:p>8340</text:p>
          </table:table-cell>
          <table:table-cell table:number-columns-repeated="7"/>
        </table:table-row>
        <table:table-row table:style-name="ro1">
          <table:table-cell table:formula="of:=[.A2086]+15295" office:value-type="float" office:value="31912896" calcext:value-type="float">
            <text:p>31912896</text:p>
          </table:table-cell>
          <table:table-cell table:formula="of:=[.B2086]+131" office:value-type="float" office:value="273394" calcext:value-type="float">
            <text:p>273394</text:p>
          </table:table-cell>
          <table:table-cell/>
          <table:table-cell table:formula="of:=[.D2086]+[.E2087]" office:value-type="float" office:value="67030868422" calcext:value-type="float">
            <text:p>67030868422</text:p>
          </table:table-cell>
          <table:table-cell table:formula="of:=[.F2087]*7770" office:value-type="float" office:value="64832880" calcext:value-type="float">
            <text:p>64832880</text:p>
          </table:table-cell>
          <table:table-cell table:formula="of:=[.F2085]+8" office:value-type="float" office:value="8344" calcext:value-type="float">
            <text:p>8344</text:p>
          </table:table-cell>
          <table:table-cell table:number-columns-repeated="8"/>
        </table:table-row>
        <table:table-row table:style-name="ro1">
          <table:table-cell table:formula="of:=[.A2087]+15295" office:value-type="float" office:value="31928191" calcext:value-type="float">
            <text:p>31928191</text:p>
          </table:table-cell>
          <table:table-cell table:formula="of:=[.B2087]+131" office:value-type="float" office:value="273525" calcext:value-type="float">
            <text:p>273525</text:p>
          </table:table-cell>
          <table:table-cell/>
          <table:table-cell table:formula="of:=[.D2087]+[.E2088]" office:value-type="float" office:value="67094538618" calcext:value-type="float">
            <text:p>67094538618</text:p>
          </table:table-cell>
          <table:table-cell table:formula="of:=[.G2088]*7627" office:value-type="float" office:value="63670196" calcext:value-type="float">
            <text:p>63670196</text:p>
          </table:table-cell>
          <table:table-cell/>
          <table:table-cell table:formula="of:=[.G2086]+8" office:value-type="float" office:value="8348" calcext:value-type="float">
            <text:p>8348</text:p>
          </table:table-cell>
          <table:table-cell table:number-columns-repeated="7"/>
        </table:table-row>
        <table:table-row table:style-name="ro1">
          <table:table-cell table:formula="of:=[.A2088]+15295" office:value-type="float" office:value="31943486" calcext:value-type="float">
            <text:p>31943486</text:p>
          </table:table-cell>
          <table:table-cell table:formula="of:=[.B2088]+131" office:value-type="float" office:value="273656" calcext:value-type="float">
            <text:p>273656</text:p>
          </table:table-cell>
          <table:table-cell/>
          <table:table-cell table:formula="of:=[.D2088]+[.E2089]" office:value-type="float" office:value="67159433658" calcext:value-type="float">
            <text:p>67159433658</text:p>
          </table:table-cell>
          <table:table-cell table:formula="of:=[.F2089]*7770" office:value-type="float" office:value="64895040" calcext:value-type="float">
            <text:p>64895040</text:p>
          </table:table-cell>
          <table:table-cell table:formula="of:=[.F2087]+8" office:value-type="float" office:value="8352" calcext:value-type="float">
            <text:p>8352</text:p>
          </table:table-cell>
          <table:table-cell table:number-columns-repeated="8"/>
        </table:table-row>
        <table:table-row table:style-name="ro1">
          <table:table-cell table:formula="of:=[.A2089]+15295" office:value-type="float" office:value="31958781" calcext:value-type="float">
            <text:p>31958781</text:p>
          </table:table-cell>
          <table:table-cell table:formula="of:=[.B2089]+131" office:value-type="float" office:value="273787" calcext:value-type="float">
            <text:p>273787</text:p>
          </table:table-cell>
          <table:table-cell/>
          <table:table-cell table:formula="of:=[.D2089]+[.E2090]" office:value-type="float" office:value="67223164870" calcext:value-type="float">
            <text:p>67223164870</text:p>
          </table:table-cell>
          <table:table-cell table:formula="of:=[.G2090]*7627" office:value-type="float" office:value="63731212" calcext:value-type="float">
            <text:p>63731212</text:p>
          </table:table-cell>
          <table:table-cell/>
          <table:table-cell table:formula="of:=[.G2088]+8" office:value-type="float" office:value="8356" calcext:value-type="float">
            <text:p>8356</text:p>
          </table:table-cell>
          <table:table-cell table:number-columns-repeated="7"/>
        </table:table-row>
        <table:table-row table:style-name="ro1">
          <table:table-cell table:formula="of:=[.A2090]+15295" office:value-type="float" office:value="31974076" calcext:value-type="float">
            <text:p>31974076</text:p>
          </table:table-cell>
          <table:table-cell table:formula="of:=[.B2090]+131" office:value-type="float" office:value="273918" calcext:value-type="float">
            <text:p>273918</text:p>
          </table:table-cell>
          <table:table-cell/>
          <table:table-cell table:formula="of:=[.D2090]+[.E2091]" office:value-type="float" office:value="67288122070" calcext:value-type="float">
            <text:p>67288122070</text:p>
          </table:table-cell>
          <table:table-cell table:formula="of:=[.F2091]*7770" office:value-type="float" office:value="64957200" calcext:value-type="float">
            <text:p>64957200</text:p>
          </table:table-cell>
          <table:table-cell table:formula="of:=[.F2089]+8" office:value-type="float" office:value="8360" calcext:value-type="float">
            <text:p>8360</text:p>
          </table:table-cell>
          <table:table-cell table:number-columns-repeated="8"/>
        </table:table-row>
        <table:table-row table:style-name="ro1">
          <table:table-cell table:formula="of:=[.A2091]+15295" office:value-type="float" office:value="31989371" calcext:value-type="float">
            <text:p>31989371</text:p>
          </table:table-cell>
          <table:table-cell table:formula="of:=[.B2091]+131" office:value-type="float" office:value="274049" calcext:value-type="float">
            <text:p>274049</text:p>
          </table:table-cell>
          <table:table-cell/>
          <table:table-cell table:formula="of:=[.D2091]+[.E2092]" office:value-type="float" office:value="67351914298" calcext:value-type="float">
            <text:p>67351914298</text:p>
          </table:table-cell>
          <table:table-cell table:formula="of:=[.G2092]*7627" office:value-type="float" office:value="63792228" calcext:value-type="float">
            <text:p>63792228</text:p>
          </table:table-cell>
          <table:table-cell/>
          <table:table-cell table:formula="of:=[.G2090]+8" office:value-type="float" office:value="8364" calcext:value-type="float">
            <text:p>8364</text:p>
          </table:table-cell>
          <table:table-cell table:number-columns-repeated="7"/>
        </table:table-row>
        <table:table-row table:style-name="ro1">
          <table:table-cell table:formula="of:=[.A2092]+15295" office:value-type="float" office:value="32004666" calcext:value-type="float">
            <text:p>32004666</text:p>
          </table:table-cell>
          <table:table-cell table:formula="of:=[.B2092]+131" office:value-type="float" office:value="274180" calcext:value-type="float">
            <text:p>274180</text:p>
          </table:table-cell>
          <table:table-cell/>
          <table:table-cell table:formula="of:=[.D2092]+[.E2093]" office:value-type="float" office:value="67416933658" calcext:value-type="float">
            <text:p>67416933658</text:p>
          </table:table-cell>
          <table:table-cell table:formula="of:=[.F2093]*7770" office:value-type="float" office:value="65019360" calcext:value-type="float">
            <text:p>65019360</text:p>
          </table:table-cell>
          <table:table-cell table:formula="of:=[.F2091]+8" office:value-type="float" office:value="8368" calcext:value-type="float">
            <text:p>8368</text:p>
          </table:table-cell>
          <table:table-cell table:number-columns-repeated="8"/>
        </table:table-row>
        <table:table-row table:style-name="ro1">
          <table:table-cell table:formula="of:=[.A2093]+15295" office:value-type="float" office:value="32019961" calcext:value-type="float">
            <text:p>32019961</text:p>
          </table:table-cell>
          <table:table-cell table:formula="of:=[.B2093]+131" office:value-type="float" office:value="274311" calcext:value-type="float">
            <text:p>274311</text:p>
          </table:table-cell>
          <table:table-cell/>
          <table:table-cell table:formula="of:=[.D2093]+[.E2094]" office:value-type="float" office:value="67480786902" calcext:value-type="float">
            <text:p>67480786902</text:p>
          </table:table-cell>
          <table:table-cell table:formula="of:=[.G2094]*7627" office:value-type="float" office:value="63853244" calcext:value-type="float">
            <text:p>63853244</text:p>
          </table:table-cell>
          <table:table-cell/>
          <table:table-cell table:formula="of:=[.G2092]+8" office:value-type="float" office:value="8372" calcext:value-type="float">
            <text:p>8372</text:p>
          </table:table-cell>
          <table:table-cell table:number-columns-repeated="7"/>
        </table:table-row>
        <table:table-row table:style-name="ro1">
          <table:table-cell table:formula="of:=[.A2094]+15295" office:value-type="float" office:value="32035256" calcext:value-type="float">
            <text:p>32035256</text:p>
          </table:table-cell>
          <table:table-cell table:formula="of:=[.B2094]+131" office:value-type="float" office:value="274442" calcext:value-type="float">
            <text:p>274442</text:p>
          </table:table-cell>
          <table:table-cell/>
          <table:table-cell table:formula="of:=[.D2094]+[.E2095]" office:value-type="float" office:value="67545868422" calcext:value-type="float">
            <text:p>67545868422</text:p>
          </table:table-cell>
          <table:table-cell table:formula="of:=[.F2095]*7770" office:value-type="float" office:value="65081520" calcext:value-type="float">
            <text:p>65081520</text:p>
          </table:table-cell>
          <table:table-cell table:formula="of:=[.F2093]+8" office:value-type="float" office:value="8376" calcext:value-type="float">
            <text:p>8376</text:p>
          </table:table-cell>
          <table:table-cell table:number-columns-repeated="8"/>
        </table:table-row>
        <table:table-row table:style-name="ro1">
          <table:table-cell table:formula="of:=[.A2095]+15295" office:value-type="float" office:value="32050551" calcext:value-type="float">
            <text:p>32050551</text:p>
          </table:table-cell>
          <table:table-cell table:formula="of:=[.B2095]+131" office:value-type="float" office:value="274573" calcext:value-type="float">
            <text:p>274573</text:p>
          </table:table-cell>
          <table:table-cell/>
          <table:table-cell table:formula="of:=[.D2095]+[.E2096]" office:value-type="float" office:value="67609782682" calcext:value-type="float">
            <text:p>67609782682</text:p>
          </table:table-cell>
          <table:table-cell table:formula="of:=[.G2096]*7627" office:value-type="float" office:value="63914260" calcext:value-type="float">
            <text:p>63914260</text:p>
          </table:table-cell>
          <table:table-cell/>
          <table:table-cell table:formula="of:=[.G2094]+8" office:value-type="float" office:value="8380" calcext:value-type="float">
            <text:p>8380</text:p>
          </table:table-cell>
          <table:table-cell table:number-columns-repeated="7"/>
        </table:table-row>
        <table:table-row table:style-name="ro1">
          <table:table-cell table:formula="of:=[.A2096]+15295" office:value-type="float" office:value="32065846" calcext:value-type="float">
            <text:p>32065846</text:p>
          </table:table-cell>
          <table:table-cell table:formula="of:=[.B2096]+131" office:value-type="float" office:value="274704" calcext:value-type="float">
            <text:p>274704</text:p>
          </table:table-cell>
          <table:table-cell/>
          <table:table-cell table:formula="of:=[.D2096]+[.E2097]" office:value-type="float" office:value="67674926362" calcext:value-type="float">
            <text:p>67674926362</text:p>
          </table:table-cell>
          <table:table-cell table:formula="of:=[.F2097]*7770" office:value-type="float" office:value="65143680" calcext:value-type="float">
            <text:p>65143680</text:p>
          </table:table-cell>
          <table:table-cell table:formula="of:=[.F2095]+8" office:value-type="float" office:value="8384" calcext:value-type="float">
            <text:p>8384</text:p>
          </table:table-cell>
          <table:table-cell table:number-columns-repeated="8"/>
        </table:table-row>
        <table:table-row table:style-name="ro1">
          <table:table-cell table:formula="of:=[.A2097]+15295" office:value-type="float" office:value="32081141" calcext:value-type="float">
            <text:p>32081141</text:p>
          </table:table-cell>
          <table:table-cell table:formula="of:=[.B2097]+131" office:value-type="float" office:value="274835" calcext:value-type="float">
            <text:p>274835</text:p>
          </table:table-cell>
          <table:table-cell/>
          <table:table-cell table:formula="of:=[.D2097]+[.E2098]" office:value-type="float" office:value="67738901638" calcext:value-type="float">
            <text:p>67738901638</text:p>
          </table:table-cell>
          <table:table-cell table:formula="of:=[.G2098]*7627" office:value-type="float" office:value="63975276" calcext:value-type="float">
            <text:p>63975276</text:p>
          </table:table-cell>
          <table:table-cell/>
          <table:table-cell table:formula="of:=[.G2096]+8" office:value-type="float" office:value="8388" calcext:value-type="float">
            <text:p>8388</text:p>
          </table:table-cell>
          <table:table-cell table:number-columns-repeated="7"/>
        </table:table-row>
        <table:table-row table:style-name="ro1">
          <table:table-cell table:formula="of:=[.A2098]+15295" office:value-type="float" office:value="32096436" calcext:value-type="float">
            <text:p>32096436</text:p>
          </table:table-cell>
          <table:table-cell table:formula="of:=[.B2098]+131" office:value-type="float" office:value="274966" calcext:value-type="float">
            <text:p>274966</text:p>
          </table:table-cell>
          <table:table-cell/>
          <table:table-cell table:formula="of:=[.D2098]+[.E2099]" office:value-type="float" office:value="67804107478" calcext:value-type="float">
            <text:p>67804107478</text:p>
          </table:table-cell>
          <table:table-cell table:formula="of:=[.F2099]*7770" office:value-type="float" office:value="65205840" calcext:value-type="float">
            <text:p>65205840</text:p>
          </table:table-cell>
          <table:table-cell table:formula="of:=[.F2097]+8" office:value-type="float" office:value="8392" calcext:value-type="float">
            <text:p>8392</text:p>
          </table:table-cell>
          <table:table-cell table:number-columns-repeated="8"/>
        </table:table-row>
        <table:table-row table:style-name="ro1">
          <table:table-cell table:formula="of:=[.A2099]+15295" office:value-type="float" office:value="32111731" calcext:value-type="float">
            <text:p>32111731</text:p>
          </table:table-cell>
          <table:table-cell table:formula="of:=[.B2099]+131" office:value-type="float" office:value="275097" calcext:value-type="float">
            <text:p>275097</text:p>
          </table:table-cell>
          <table:table-cell/>
          <table:table-cell table:formula="of:=[.D2099]+[.E2100]" office:value-type="float" office:value="67868143770" calcext:value-type="float">
            <text:p>67868143770</text:p>
          </table:table-cell>
          <table:table-cell table:formula="of:=[.G2100]*7627" office:value-type="float" office:value="64036292" calcext:value-type="float">
            <text:p>64036292</text:p>
          </table:table-cell>
          <table:table-cell/>
          <table:table-cell table:formula="of:=[.G2098]+8" office:value-type="float" office:value="8396" calcext:value-type="float">
            <text:p>8396</text:p>
          </table:table-cell>
          <table:table-cell table:number-columns-repeated="7"/>
        </table:table-row>
        <table:table-row table:style-name="ro1">
          <table:table-cell table:formula="of:=[.A2100]+15295" office:value-type="float" office:value="32127026" calcext:value-type="float">
            <text:p>32127026</text:p>
          </table:table-cell>
          <table:table-cell table:formula="of:=[.B2100]+131" office:value-type="float" office:value="275228" calcext:value-type="float">
            <text:p>275228</text:p>
          </table:table-cell>
          <table:table-cell/>
          <table:table-cell table:formula="of:=[.D2100]+[.E2101]" office:value-type="float" office:value="67933411770" calcext:value-type="float">
            <text:p>67933411770</text:p>
          </table:table-cell>
          <table:table-cell table:formula="of:=[.F2101]*7770" office:value-type="float" office:value="65268000" calcext:value-type="float">
            <text:p>65268000</text:p>
          </table:table-cell>
          <table:table-cell table:formula="of:=[.F2099]+8" office:value-type="float" office:value="8400" calcext:value-type="float">
            <text:p>8400</text:p>
          </table:table-cell>
          <table:table-cell table:number-columns-repeated="8"/>
        </table:table-row>
        <table:table-row table:style-name="ro1">
          <table:table-cell table:formula="of:=[.A2101]+15295" office:value-type="float" office:value="32142321" calcext:value-type="float">
            <text:p>32142321</text:p>
          </table:table-cell>
          <table:table-cell table:formula="of:=[.B2101]+131" office:value-type="float" office:value="275359" calcext:value-type="float">
            <text:p>275359</text:p>
          </table:table-cell>
          <table:table-cell/>
          <table:table-cell table:formula="of:=[.D2101]+[.E2102]" office:value-type="float" office:value="67997509078" calcext:value-type="float">
            <text:p>67997509078</text:p>
          </table:table-cell>
          <table:table-cell table:formula="of:=[.G2102]*7627" office:value-type="float" office:value="64097308" calcext:value-type="float">
            <text:p>64097308</text:p>
          </table:table-cell>
          <table:table-cell/>
          <table:table-cell table:formula="of:=[.G2100]+8" office:value-type="float" office:value="8404" calcext:value-type="float">
            <text:p>8404</text:p>
          </table:table-cell>
          <table:table-cell table:number-columns-repeated="7"/>
        </table:table-row>
        <table:table-row table:style-name="ro1">
          <table:table-cell table:formula="of:=[.A2102]+15295" office:value-type="float" office:value="32157616" calcext:value-type="float">
            <text:p>32157616</text:p>
          </table:table-cell>
          <table:table-cell table:formula="of:=[.B2102]+131" office:value-type="float" office:value="275490" calcext:value-type="float">
            <text:p>275490</text:p>
          </table:table-cell>
          <table:table-cell/>
          <table:table-cell table:formula="of:=[.D2102]+[.E2103]" office:value-type="float" office:value="68062839238" calcext:value-type="float">
            <text:p>68062839238</text:p>
          </table:table-cell>
          <table:table-cell table:formula="of:=[.F2103]*7770" office:value-type="float" office:value="65330160" calcext:value-type="float">
            <text:p>65330160</text:p>
          </table:table-cell>
          <table:table-cell table:formula="of:=[.F2101]+8" office:value-type="float" office:value="8408" calcext:value-type="float">
            <text:p>8408</text:p>
          </table:table-cell>
          <table:table-cell table:number-columns-repeated="8"/>
        </table:table-row>
        <table:table-row table:style-name="ro1">
          <table:table-cell table:formula="of:=[.A2103]+15295" office:value-type="float" office:value="32172911" calcext:value-type="float">
            <text:p>32172911</text:p>
          </table:table-cell>
          <table:table-cell table:formula="of:=[.B2103]+131" office:value-type="float" office:value="275621" calcext:value-type="float">
            <text:p>275621</text:p>
          </table:table-cell>
          <table:table-cell/>
          <table:table-cell table:formula="of:=[.D2103]+[.E2104]" office:value-type="float" office:value="68126997562" calcext:value-type="float">
            <text:p>68126997562</text:p>
          </table:table-cell>
          <table:table-cell table:formula="of:=[.G2104]*7627" office:value-type="float" office:value="64158324" calcext:value-type="float">
            <text:p>64158324</text:p>
          </table:table-cell>
          <table:table-cell/>
          <table:table-cell table:formula="of:=[.G2102]+8" office:value-type="float" office:value="8412" calcext:value-type="float">
            <text:p>8412</text:p>
          </table:table-cell>
          <table:table-cell table:number-columns-repeated="7"/>
        </table:table-row>
        <table:table-row table:style-name="ro1">
          <table:table-cell table:formula="of:=[.A2104]+15295" office:value-type="float" office:value="32188206" calcext:value-type="float">
            <text:p>32188206</text:p>
          </table:table-cell>
          <table:table-cell table:formula="of:=[.B2104]+131" office:value-type="float" office:value="275752" calcext:value-type="float">
            <text:p>275752</text:p>
          </table:table-cell>
          <table:table-cell/>
          <table:table-cell table:formula="of:=[.D2104]+[.E2105]" office:value-type="float" office:value="68192389882" calcext:value-type="float">
            <text:p>68192389882</text:p>
          </table:table-cell>
          <table:table-cell table:formula="of:=[.F2105]*7770" office:value-type="float" office:value="65392320" calcext:value-type="float">
            <text:p>65392320</text:p>
          </table:table-cell>
          <table:table-cell table:formula="of:=[.F2103]+8" office:value-type="float" office:value="8416" calcext:value-type="float">
            <text:p>8416</text:p>
          </table:table-cell>
          <table:table-cell table:number-columns-repeated="8"/>
        </table:table-row>
        <table:table-row table:style-name="ro1">
          <table:table-cell table:formula="of:=[.A2105]+15295" office:value-type="float" office:value="32203501" calcext:value-type="float">
            <text:p>32203501</text:p>
          </table:table-cell>
          <table:table-cell table:formula="of:=[.B2105]+131" office:value-type="float" office:value="275883" calcext:value-type="float">
            <text:p>275883</text:p>
          </table:table-cell>
          <table:table-cell/>
          <table:table-cell table:formula="of:=[.D2105]+[.E2106]" office:value-type="float" office:value="68256609222" calcext:value-type="float">
            <text:p>68256609222</text:p>
          </table:table-cell>
          <table:table-cell table:formula="of:=[.G2106]*7627" office:value-type="float" office:value="64219340" calcext:value-type="float">
            <text:p>64219340</text:p>
          </table:table-cell>
          <table:table-cell/>
          <table:table-cell table:formula="of:=[.G2104]+8" office:value-type="float" office:value="8420" calcext:value-type="float">
            <text:p>8420</text:p>
          </table:table-cell>
          <table:table-cell table:number-columns-repeated="7"/>
        </table:table-row>
        <table:table-row table:style-name="ro1">
          <table:table-cell table:formula="of:=[.A2106]+15295" office:value-type="float" office:value="32218796" calcext:value-type="float">
            <text:p>32218796</text:p>
          </table:table-cell>
          <table:table-cell table:formula="of:=[.B2106]+131" office:value-type="float" office:value="276014" calcext:value-type="float">
            <text:p>276014</text:p>
          </table:table-cell>
          <table:table-cell/>
          <table:table-cell table:formula="of:=[.D2106]+[.E2107]" office:value-type="float" office:value="68322063702" calcext:value-type="float">
            <text:p>68322063702</text:p>
          </table:table-cell>
          <table:table-cell table:formula="of:=[.F2107]*7770" office:value-type="float" office:value="65454480" calcext:value-type="float">
            <text:p>65454480</text:p>
          </table:table-cell>
          <table:table-cell table:formula="of:=[.F2105]+8" office:value-type="float" office:value="8424" calcext:value-type="float">
            <text:p>8424</text:p>
          </table:table-cell>
          <table:table-cell table:number-columns-repeated="8"/>
        </table:table-row>
        <table:table-row table:style-name="ro1">
          <table:table-cell table:formula="of:=[.A2107]+15295" office:value-type="float" office:value="32234091" calcext:value-type="float">
            <text:p>32234091</text:p>
          </table:table-cell>
          <table:table-cell table:formula="of:=[.B2107]+131" office:value-type="float" office:value="276145" calcext:value-type="float">
            <text:p>276145</text:p>
          </table:table-cell>
          <table:table-cell/>
          <table:table-cell table:formula="of:=[.D2107]+[.E2108]" office:value-type="float" office:value="68386344058" calcext:value-type="float">
            <text:p>68386344058</text:p>
          </table:table-cell>
          <table:table-cell table:formula="of:=[.G2108]*7627" office:value-type="float" office:value="64280356" calcext:value-type="float">
            <text:p>64280356</text:p>
          </table:table-cell>
          <table:table-cell/>
          <table:table-cell table:formula="of:=[.G2106]+8" office:value-type="float" office:value="8428" calcext:value-type="float">
            <text:p>8428</text:p>
          </table:table-cell>
          <table:table-cell table:number-columns-repeated="7"/>
        </table:table-row>
        <table:table-row table:style-name="ro1">
          <table:table-cell table:formula="of:=[.A2108]+15295" office:value-type="float" office:value="32249386" calcext:value-type="float">
            <text:p>32249386</text:p>
          </table:table-cell>
          <table:table-cell table:formula="of:=[.B2108]+131" office:value-type="float" office:value="276276" calcext:value-type="float">
            <text:p>276276</text:p>
          </table:table-cell>
          <table:table-cell/>
          <table:table-cell table:formula="of:=[.D2108]+[.E2109]" office:value-type="float" office:value="68451860698" calcext:value-type="float">
            <text:p>68451860698</text:p>
          </table:table-cell>
          <table:table-cell table:formula="of:=[.F2109]*7770" office:value-type="float" office:value="65516640" calcext:value-type="float">
            <text:p>65516640</text:p>
          </table:table-cell>
          <table:table-cell table:formula="of:=[.F2107]+8" office:value-type="float" office:value="8432" calcext:value-type="float">
            <text:p>8432</text:p>
          </table:table-cell>
          <table:table-cell table:number-columns-repeated="8"/>
        </table:table-row>
        <table:table-row table:style-name="ro1">
          <table:table-cell table:formula="of:=[.A2109]+15295" office:value-type="float" office:value="32264681" calcext:value-type="float">
            <text:p>32264681</text:p>
          </table:table-cell>
          <table:table-cell table:formula="of:=[.B2109]+131" office:value-type="float" office:value="276407" calcext:value-type="float">
            <text:p>276407</text:p>
          </table:table-cell>
          <table:table-cell/>
          <table:table-cell table:formula="of:=[.D2109]+[.E2110]" office:value-type="float" office:value="68516202070" calcext:value-type="float">
            <text:p>68516202070</text:p>
          </table:table-cell>
          <table:table-cell table:formula="of:=[.G2110]*7627" office:value-type="float" office:value="64341372" calcext:value-type="float">
            <text:p>64341372</text:p>
          </table:table-cell>
          <table:table-cell/>
          <table:table-cell table:formula="of:=[.G2108]+8" office:value-type="float" office:value="8436" calcext:value-type="float">
            <text:p>8436</text:p>
          </table:table-cell>
          <table:table-cell table:number-columns-repeated="7"/>
        </table:table-row>
        <table:table-row table:style-name="ro1">
          <table:table-cell table:formula="of:=[.A2110]+15295" office:value-type="float" office:value="32279976" calcext:value-type="float">
            <text:p>32279976</text:p>
          </table:table-cell>
          <table:table-cell table:formula="of:=[.B2110]+131" office:value-type="float" office:value="276538" calcext:value-type="float">
            <text:p>276538</text:p>
          </table:table-cell>
          <table:table-cell/>
          <table:table-cell table:formula="of:=[.D2110]+[.E2111]" office:value-type="float" office:value="68581780870" calcext:value-type="float">
            <text:p>68581780870</text:p>
          </table:table-cell>
          <table:table-cell table:formula="of:=[.F2111]*7770" office:value-type="float" office:value="65578800" calcext:value-type="float">
            <text:p>65578800</text:p>
          </table:table-cell>
          <table:table-cell table:formula="of:=[.F2109]+8" office:value-type="float" office:value="8440" calcext:value-type="float">
            <text:p>8440</text:p>
          </table:table-cell>
          <table:table-cell table:number-columns-repeated="8"/>
        </table:table-row>
        <table:table-row table:style-name="ro1">
          <table:table-cell table:formula="of:=[.A2111]+15295" office:value-type="float" office:value="32295271" calcext:value-type="float">
            <text:p>32295271</text:p>
          </table:table-cell>
          <table:table-cell table:formula="of:=[.B2111]+131" office:value-type="float" office:value="276669" calcext:value-type="float">
            <text:p>276669</text:p>
          </table:table-cell>
          <table:table-cell/>
          <table:table-cell table:formula="of:=[.D2111]+[.E2112]" office:value-type="float" office:value="68646183258" calcext:value-type="float">
            <text:p>68646183258</text:p>
          </table:table-cell>
          <table:table-cell table:formula="of:=[.G2112]*7627" office:value-type="float" office:value="64402388" calcext:value-type="float">
            <text:p>64402388</text:p>
          </table:table-cell>
          <table:table-cell/>
          <table:table-cell table:formula="of:=[.G2110]+8" office:value-type="float" office:value="8444" calcext:value-type="float">
            <text:p>8444</text:p>
          </table:table-cell>
          <table:table-cell table:number-columns-repeated="7"/>
        </table:table-row>
        <table:table-row table:style-name="ro1">
          <table:table-cell table:formula="of:=[.A2112]+15295" office:value-type="float" office:value="32310566" calcext:value-type="float">
            <text:p>32310566</text:p>
          </table:table-cell>
          <table:table-cell table:formula="of:=[.B2112]+131" office:value-type="float" office:value="276800" calcext:value-type="float">
            <text:p>276800</text:p>
          </table:table-cell>
          <table:table-cell/>
          <table:table-cell table:formula="of:=[.D2112]+[.E2113]" office:value-type="float" office:value="68711824218" calcext:value-type="float">
            <text:p>68711824218</text:p>
          </table:table-cell>
          <table:table-cell table:formula="of:=[.F2113]*7770" office:value-type="float" office:value="65640960" calcext:value-type="float">
            <text:p>65640960</text:p>
          </table:table-cell>
          <table:table-cell table:formula="of:=[.F2111]+8" office:value-type="float" office:value="8448" calcext:value-type="float">
            <text:p>8448</text:p>
          </table:table-cell>
          <table:table-cell table:number-columns-repeated="8"/>
        </table:table-row>
        <table:table-row table:style-name="ro1">
          <table:table-cell table:formula="of:=[.A2113]+15295" office:value-type="float" office:value="32325861" calcext:value-type="float">
            <text:p>32325861</text:p>
          </table:table-cell>
          <table:table-cell table:formula="of:=[.B2113]+131" office:value-type="float" office:value="276931" calcext:value-type="float">
            <text:p>276931</text:p>
          </table:table-cell>
          <table:table-cell/>
          <table:table-cell table:formula="of:=[.D2113]+[.E2114]" office:value-type="float" office:value="68776287622" calcext:value-type="float">
            <text:p>68776287622</text:p>
          </table:table-cell>
          <table:table-cell table:formula="of:=[.G2114]*7627" office:value-type="float" office:value="64463404" calcext:value-type="float">
            <text:p>64463404</text:p>
          </table:table-cell>
          <table:table-cell/>
          <table:table-cell table:formula="of:=[.G2112]+8" office:value-type="float" office:value="8452" calcext:value-type="float">
            <text:p>8452</text:p>
          </table:table-cell>
          <table:table-cell table:number-columns-repeated="7"/>
        </table:table-row>
        <table:table-row table:style-name="ro1">
          <table:table-cell table:formula="of:=[.A2114]+15295" office:value-type="float" office:value="32341156" calcext:value-type="float">
            <text:p>32341156</text:p>
          </table:table-cell>
          <table:table-cell table:formula="of:=[.B2114]+131" office:value-type="float" office:value="277062" calcext:value-type="float">
            <text:p>277062</text:p>
          </table:table-cell>
          <table:table-cell/>
          <table:table-cell table:formula="of:=[.D2114]+[.E2115]" office:value-type="float" office:value="68841990742" calcext:value-type="float">
            <text:p>68841990742</text:p>
          </table:table-cell>
          <table:table-cell table:formula="of:=[.F2115]*7770" office:value-type="float" office:value="65703120" calcext:value-type="float">
            <text:p>65703120</text:p>
          </table:table-cell>
          <table:table-cell table:formula="of:=[.F2113]+8" office:value-type="float" office:value="8456" calcext:value-type="float">
            <text:p>8456</text:p>
          </table:table-cell>
          <table:table-cell table:number-columns-repeated="8"/>
        </table:table-row>
        <table:table-row table:style-name="ro1">
          <table:table-cell table:formula="of:=[.A2115]+15295" office:value-type="float" office:value="32356451" calcext:value-type="float">
            <text:p>32356451</text:p>
          </table:table-cell>
          <table:table-cell table:formula="of:=[.B2115]+131" office:value-type="float" office:value="277193" calcext:value-type="float">
            <text:p>277193</text:p>
          </table:table-cell>
          <table:table-cell/>
          <table:table-cell table:formula="of:=[.D2115]+[.E2116]" office:value-type="float" office:value="68906515162" calcext:value-type="float">
            <text:p>68906515162</text:p>
          </table:table-cell>
          <table:table-cell table:formula="of:=[.G2116]*7627" office:value-type="float" office:value="64524420" calcext:value-type="float">
            <text:p>64524420</text:p>
          </table:table-cell>
          <table:table-cell/>
          <table:table-cell table:formula="of:=[.G2114]+8" office:value-type="float" office:value="8460" calcext:value-type="float">
            <text:p>8460</text:p>
          </table:table-cell>
          <table:table-cell table:number-columns-repeated="7"/>
        </table:table-row>
        <table:table-row table:style-name="ro1">
          <table:table-cell table:formula="of:=[.A2116]+15295" office:value-type="float" office:value="32371746" calcext:value-type="float">
            <text:p>32371746</text:p>
          </table:table-cell>
          <table:table-cell table:formula="of:=[.B2116]+131" office:value-type="float" office:value="277324" calcext:value-type="float">
            <text:p>277324</text:p>
          </table:table-cell>
          <table:table-cell/>
          <table:table-cell table:formula="of:=[.D2116]+[.E2117]" office:value-type="float" office:value="68972280442" calcext:value-type="float">
            <text:p>68972280442</text:p>
          </table:table-cell>
          <table:table-cell table:formula="of:=[.F2117]*7770" office:value-type="float" office:value="65765280" calcext:value-type="float">
            <text:p>65765280</text:p>
          </table:table-cell>
          <table:table-cell table:formula="of:=[.F2115]+8" office:value-type="float" office:value="8464" calcext:value-type="float">
            <text:p>8464</text:p>
          </table:table-cell>
          <table:table-cell table:number-columns-repeated="8"/>
        </table:table-row>
        <table:table-row table:style-name="ro1">
          <table:table-cell table:formula="of:=[.A2117]+15295" office:value-type="float" office:value="32387041" calcext:value-type="float">
            <text:p>32387041</text:p>
          </table:table-cell>
          <table:table-cell table:formula="of:=[.B2117]+131" office:value-type="float" office:value="277455" calcext:value-type="float">
            <text:p>277455</text:p>
          </table:table-cell>
          <table:table-cell/>
          <table:table-cell table:formula="of:=[.D2117]+[.E2118]" office:value-type="float" office:value="69036865878" calcext:value-type="float">
            <text:p>69036865878</text:p>
          </table:table-cell>
          <table:table-cell table:formula="of:=[.G2118]*7627" office:value-type="float" office:value="64585436" calcext:value-type="float">
            <text:p>64585436</text:p>
          </table:table-cell>
          <table:table-cell/>
          <table:table-cell table:formula="of:=[.G2116]+8" office:value-type="float" office:value="8468" calcext:value-type="float">
            <text:p>8468</text:p>
          </table:table-cell>
          <table:table-cell table:number-columns-repeated="7"/>
        </table:table-row>
        <table:table-row table:style-name="ro1">
          <table:table-cell table:formula="of:=[.A2118]+15295" office:value-type="float" office:value="32402336" calcext:value-type="float">
            <text:p>32402336</text:p>
          </table:table-cell>
          <table:table-cell table:formula="of:=[.B2118]+131" office:value-type="float" office:value="277586" calcext:value-type="float">
            <text:p>277586</text:p>
          </table:table-cell>
          <table:table-cell/>
          <table:table-cell table:formula="of:=[.D2118]+[.E2119]" office:value-type="float" office:value="69102693318" calcext:value-type="float">
            <text:p>69102693318</text:p>
          </table:table-cell>
          <table:table-cell table:formula="of:=[.F2119]*7770" office:value-type="float" office:value="65827440" calcext:value-type="float">
            <text:p>65827440</text:p>
          </table:table-cell>
          <table:table-cell table:formula="of:=[.F2117]+8" office:value-type="float" office:value="8472" calcext:value-type="float">
            <text:p>8472</text:p>
          </table:table-cell>
          <table:table-cell table:number-columns-repeated="8"/>
        </table:table-row>
        <table:table-row table:style-name="ro1">
          <table:table-cell table:formula="of:=[.A2119]+15295" office:value-type="float" office:value="32417631" calcext:value-type="float">
            <text:p>32417631</text:p>
          </table:table-cell>
          <table:table-cell table:formula="of:=[.B2119]+131" office:value-type="float" office:value="277717" calcext:value-type="float">
            <text:p>277717</text:p>
          </table:table-cell>
          <table:table-cell/>
          <table:table-cell table:formula="of:=[.D2119]+[.E2120]" office:value-type="float" office:value="69167339770" calcext:value-type="float">
            <text:p>69167339770</text:p>
          </table:table-cell>
          <table:table-cell table:formula="of:=[.G2120]*7627" office:value-type="float" office:value="64646452" calcext:value-type="float">
            <text:p>64646452</text:p>
          </table:table-cell>
          <table:table-cell/>
          <table:table-cell table:formula="of:=[.G2118]+8" office:value-type="float" office:value="8476" calcext:value-type="float">
            <text:p>8476</text:p>
          </table:table-cell>
          <table:table-cell table:number-columns-repeated="7"/>
        </table:table-row>
        <table:table-row table:style-name="ro1">
          <table:table-cell table:formula="of:=[.A2120]+15295" office:value-type="float" office:value="32432926" calcext:value-type="float">
            <text:p>32432926</text:p>
          </table:table-cell>
          <table:table-cell table:formula="of:=[.B2120]+131" office:value-type="float" office:value="277848" calcext:value-type="float">
            <text:p>277848</text:p>
          </table:table-cell>
          <table:table-cell/>
          <table:table-cell table:formula="of:=[.D2120]+[.E2121]" office:value-type="float" office:value="69233229370" calcext:value-type="float">
            <text:p>69233229370</text:p>
          </table:table-cell>
          <table:table-cell table:formula="of:=[.F2121]*7770" office:value-type="float" office:value="65889600" calcext:value-type="float">
            <text:p>65889600</text:p>
          </table:table-cell>
          <table:table-cell table:formula="of:=[.F2119]+8" office:value-type="float" office:value="8480" calcext:value-type="float">
            <text:p>8480</text:p>
          </table:table-cell>
          <table:table-cell table:number-columns-repeated="8"/>
        </table:table-row>
        <table:table-row table:style-name="ro1">
          <table:table-cell table:formula="of:=[.A2121]+15295" office:value-type="float" office:value="32448221" calcext:value-type="float">
            <text:p>32448221</text:p>
          </table:table-cell>
          <table:table-cell table:formula="of:=[.B2121]+131" office:value-type="float" office:value="277979" calcext:value-type="float">
            <text:p>277979</text:p>
          </table:table-cell>
          <table:table-cell/>
          <table:table-cell table:formula="of:=[.D2121]+[.E2122]" office:value-type="float" office:value="69297936838" calcext:value-type="float">
            <text:p>69297936838</text:p>
          </table:table-cell>
          <table:table-cell table:formula="of:=[.G2122]*7627" office:value-type="float" office:value="64707468" calcext:value-type="float">
            <text:p>64707468</text:p>
          </table:table-cell>
          <table:table-cell/>
          <table:table-cell table:formula="of:=[.G2120]+8" office:value-type="float" office:value="8484" calcext:value-type="float">
            <text:p>8484</text:p>
          </table:table-cell>
          <table:table-cell table:number-columns-repeated="7"/>
        </table:table-row>
        <table:table-row table:style-name="ro1">
          <table:table-cell table:formula="of:=[.A2122]+15295" office:value-type="float" office:value="32463516" calcext:value-type="float">
            <text:p>32463516</text:p>
          </table:table-cell>
          <table:table-cell table:formula="of:=[.B2122]+131" office:value-type="float" office:value="278110" calcext:value-type="float">
            <text:p>278110</text:p>
          </table:table-cell>
          <table:table-cell/>
          <table:table-cell table:formula="of:=[.D2122]+[.E2123]" office:value-type="float" office:value="69363888598" calcext:value-type="float">
            <text:p>69363888598</text:p>
          </table:table-cell>
          <table:table-cell table:formula="of:=[.F2123]*7770" office:value-type="float" office:value="65951760" calcext:value-type="float">
            <text:p>65951760</text:p>
          </table:table-cell>
          <table:table-cell table:formula="of:=[.F2121]+8" office:value-type="float" office:value="8488" calcext:value-type="float">
            <text:p>8488</text:p>
          </table:table-cell>
          <table:table-cell table:number-columns-repeated="8"/>
        </table:table-row>
        <table:table-row table:style-name="ro1">
          <table:table-cell table:formula="of:=[.A2123]+15295" office:value-type="float" office:value="32478811" calcext:value-type="float">
            <text:p>32478811</text:p>
          </table:table-cell>
          <table:table-cell table:formula="of:=[.B2123]+131" office:value-type="float" office:value="278241" calcext:value-type="float">
            <text:p>278241</text:p>
          </table:table-cell>
          <table:table-cell/>
          <table:table-cell table:formula="of:=[.D2123]+[.E2124]" office:value-type="float" office:value="69428657082" calcext:value-type="float">
            <text:p>69428657082</text:p>
          </table:table-cell>
          <table:table-cell table:formula="of:=[.G2124]*7627" office:value-type="float" office:value="64768484" calcext:value-type="float">
            <text:p>64768484</text:p>
          </table:table-cell>
          <table:table-cell/>
          <table:table-cell table:formula="of:=[.G2122]+8" office:value-type="float" office:value="8492" calcext:value-type="float">
            <text:p>8492</text:p>
          </table:table-cell>
          <table:table-cell table:number-columns-repeated="7"/>
        </table:table-row>
        <table:table-row table:style-name="ro1">
          <table:table-cell table:formula="of:=[.A2124]+15295" office:value-type="float" office:value="32494106" calcext:value-type="float">
            <text:p>32494106</text:p>
          </table:table-cell>
          <table:table-cell table:formula="of:=[.B2124]+131" office:value-type="float" office:value="278372" calcext:value-type="float">
            <text:p>278372</text:p>
          </table:table-cell>
          <table:table-cell/>
          <table:table-cell table:formula="of:=[.D2124]+[.E2125]" office:value-type="float" office:value="69494671002" calcext:value-type="float">
            <text:p>69494671002</text:p>
          </table:table-cell>
          <table:table-cell table:formula="of:=[.F2125]*7770" office:value-type="float" office:value="66013920" calcext:value-type="float">
            <text:p>66013920</text:p>
          </table:table-cell>
          <table:table-cell table:formula="of:=[.F2123]+8" office:value-type="float" office:value="8496" calcext:value-type="float">
            <text:p>8496</text:p>
          </table:table-cell>
          <table:table-cell table:number-columns-repeated="8"/>
        </table:table-row>
        <table:table-row table:style-name="ro1">
          <table:table-cell table:formula="of:=[.A2125]+15295" office:value-type="float" office:value="32509401" calcext:value-type="float">
            <text:p>32509401</text:p>
          </table:table-cell>
          <table:table-cell table:formula="of:=[.B2125]+131" office:value-type="float" office:value="278503" calcext:value-type="float">
            <text:p>278503</text:p>
          </table:table-cell>
          <table:table-cell/>
          <table:table-cell table:formula="of:=[.D2125]+[.E2126]" office:value-type="float" office:value="69559500502" calcext:value-type="float">
            <text:p>69559500502</text:p>
          </table:table-cell>
          <table:table-cell table:formula="of:=[.G2126]*7627" office:value-type="float" office:value="64829500" calcext:value-type="float">
            <text:p>64829500</text:p>
          </table:table-cell>
          <table:table-cell/>
          <table:table-cell table:formula="of:=[.G2124]+8" office:value-type="float" office:value="8500" calcext:value-type="float">
            <text:p>8500</text:p>
          </table:table-cell>
          <table:table-cell table:number-columns-repeated="7"/>
        </table:table-row>
        <table:table-row table:style-name="ro1">
          <table:table-cell table:formula="of:=[.A2126]+15295" office:value-type="float" office:value="32524696" calcext:value-type="float">
            <text:p>32524696</text:p>
          </table:table-cell>
          <table:table-cell table:formula="of:=[.B2126]+131" office:value-type="float" office:value="278634" calcext:value-type="float">
            <text:p>278634</text:p>
          </table:table-cell>
          <table:table-cell/>
          <table:table-cell table:formula="of:=[.D2126]+[.E2127]" office:value-type="float" office:value="69625576582" calcext:value-type="float">
            <text:p>69625576582</text:p>
          </table:table-cell>
          <table:table-cell table:formula="of:=[.F2127]*7770" office:value-type="float" office:value="66076080" calcext:value-type="float">
            <text:p>66076080</text:p>
          </table:table-cell>
          <table:table-cell table:formula="of:=[.F2125]+8" office:value-type="float" office:value="8504" calcext:value-type="float">
            <text:p>8504</text:p>
          </table:table-cell>
          <table:table-cell table:number-columns-repeated="8"/>
        </table:table-row>
        <table:table-row table:style-name="ro1">
          <table:table-cell table:formula="of:=[.A2127]+15295" office:value-type="float" office:value="32539991" calcext:value-type="float">
            <text:p>32539991</text:p>
          </table:table-cell>
          <table:table-cell table:formula="of:=[.B2127]+131" office:value-type="float" office:value="278765" calcext:value-type="float">
            <text:p>278765</text:p>
          </table:table-cell>
          <table:table-cell/>
          <table:table-cell table:formula="of:=[.D2127]+[.E2128]" office:value-type="float" office:value="69690467098" calcext:value-type="float">
            <text:p>69690467098</text:p>
          </table:table-cell>
          <table:table-cell table:formula="of:=[.G2128]*7627" office:value-type="float" office:value="64890516" calcext:value-type="float">
            <text:p>64890516</text:p>
          </table:table-cell>
          <table:table-cell/>
          <table:table-cell table:formula="of:=[.G2126]+8" office:value-type="float" office:value="8508" calcext:value-type="float">
            <text:p>8508</text:p>
          </table:table-cell>
          <table:table-cell table:number-columns-repeated="7"/>
        </table:table-row>
        <table:table-row table:style-name="ro1">
          <table:table-cell table:formula="of:=[.A2128]+15295" office:value-type="float" office:value="32555286" calcext:value-type="float">
            <text:p>32555286</text:p>
          </table:table-cell>
          <table:table-cell table:formula="of:=[.B2128]+131" office:value-type="float" office:value="278896" calcext:value-type="float">
            <text:p>278896</text:p>
          </table:table-cell>
          <table:table-cell/>
          <table:table-cell table:formula="of:=[.D2128]+[.E2129]" office:value-type="float" office:value="69756605338" calcext:value-type="float">
            <text:p>69756605338</text:p>
          </table:table-cell>
          <table:table-cell table:formula="of:=[.F2129]*7770" office:value-type="float" office:value="66138240" calcext:value-type="float">
            <text:p>66138240</text:p>
          </table:table-cell>
          <table:table-cell table:formula="of:=[.F2127]+8" office:value-type="float" office:value="8512" calcext:value-type="float">
            <text:p>8512</text:p>
          </table:table-cell>
          <table:table-cell table:number-columns-repeated="8"/>
        </table:table-row>
        <table:table-row table:style-name="ro1">
          <table:table-cell table:formula="of:=[.A2129]+15295" office:value-type="float" office:value="32570581" calcext:value-type="float">
            <text:p>32570581</text:p>
          </table:table-cell>
          <table:table-cell table:formula="of:=[.B2129]+131" office:value-type="float" office:value="279027" calcext:value-type="float">
            <text:p>279027</text:p>
          </table:table-cell>
          <table:table-cell/>
          <table:table-cell table:formula="of:=[.D2129]+[.E2130]" office:value-type="float" office:value="69821556870" calcext:value-type="float">
            <text:p>69821556870</text:p>
          </table:table-cell>
          <table:table-cell table:formula="of:=[.G2130]*7627" office:value-type="float" office:value="64951532" calcext:value-type="float">
            <text:p>64951532</text:p>
          </table:table-cell>
          <table:table-cell/>
          <table:table-cell table:formula="of:=[.G2128]+8" office:value-type="float" office:value="8516" calcext:value-type="float">
            <text:p>8516</text:p>
          </table:table-cell>
          <table:table-cell table:number-columns-repeated="7"/>
        </table:table-row>
        <table:table-row table:style-name="ro1">
          <table:table-cell table:formula="of:=[.A2130]+15295" office:value-type="float" office:value="32585876" calcext:value-type="float">
            <text:p>32585876</text:p>
          </table:table-cell>
          <table:table-cell table:formula="of:=[.B2130]+131" office:value-type="float" office:value="279158" calcext:value-type="float">
            <text:p>279158</text:p>
          </table:table-cell>
          <table:table-cell/>
          <table:table-cell table:formula="of:=[.D2130]+[.E2131]" office:value-type="float" office:value="69887757270" calcext:value-type="float">
            <text:p>69887757270</text:p>
          </table:table-cell>
          <table:table-cell table:formula="of:=[.F2131]*7770" office:value-type="float" office:value="66200400" calcext:value-type="float">
            <text:p>66200400</text:p>
          </table:table-cell>
          <table:table-cell table:formula="of:=[.F2129]+8" office:value-type="float" office:value="8520" calcext:value-type="float">
            <text:p>8520</text:p>
          </table:table-cell>
          <table:table-cell table:number-columns-repeated="8"/>
        </table:table-row>
        <table:table-row table:style-name="ro1">
          <table:table-cell table:formula="of:=[.A2131]+15295" office:value-type="float" office:value="32601171" calcext:value-type="float">
            <text:p>32601171</text:p>
          </table:table-cell>
          <table:table-cell table:formula="of:=[.B2131]+131" office:value-type="float" office:value="279289" calcext:value-type="float">
            <text:p>279289</text:p>
          </table:table-cell>
          <table:table-cell/>
          <table:table-cell table:formula="of:=[.D2131]+[.E2132]" office:value-type="float" office:value="69952769818" calcext:value-type="float">
            <text:p>69952769818</text:p>
          </table:table-cell>
          <table:table-cell table:formula="of:=[.G2132]*7627" office:value-type="float" office:value="65012548" calcext:value-type="float">
            <text:p>65012548</text:p>
          </table:table-cell>
          <table:table-cell/>
          <table:table-cell table:formula="of:=[.G2130]+8" office:value-type="float" office:value="8524" calcext:value-type="float">
            <text:p>8524</text:p>
          </table:table-cell>
          <table:table-cell table:number-columns-repeated="7"/>
        </table:table-row>
        <table:table-row table:style-name="ro1">
          <table:table-cell table:formula="of:=[.A2132]+15295" office:value-type="float" office:value="32616466" calcext:value-type="float">
            <text:p>32616466</text:p>
          </table:table-cell>
          <table:table-cell table:formula="of:=[.B2132]+131" office:value-type="float" office:value="279420" calcext:value-type="float">
            <text:p>279420</text:p>
          </table:table-cell>
          <table:table-cell/>
          <table:table-cell table:formula="of:=[.D2132]+[.E2133]" office:value-type="float" office:value="70019032378" calcext:value-type="float">
            <text:p>70019032378</text:p>
          </table:table-cell>
          <table:table-cell table:formula="of:=[.F2133]*7770" office:value-type="float" office:value="66262560" calcext:value-type="float">
            <text:p>66262560</text:p>
          </table:table-cell>
          <table:table-cell table:formula="of:=[.F2131]+8" office:value-type="float" office:value="8528" calcext:value-type="float">
            <text:p>8528</text:p>
          </table:table-cell>
          <table:table-cell table:number-columns-repeated="8"/>
        </table:table-row>
        <table:table-row table:style-name="ro1">
          <table:table-cell table:formula="of:=[.A2133]+15295" office:value-type="float" office:value="32631761" calcext:value-type="float">
            <text:p>32631761</text:p>
          </table:table-cell>
          <table:table-cell table:formula="of:=[.B2133]+131" office:value-type="float" office:value="279551" calcext:value-type="float">
            <text:p>279551</text:p>
          </table:table-cell>
          <table:table-cell/>
          <table:table-cell table:formula="of:=[.D2133]+[.E2134]" office:value-type="float" office:value="70084105942" calcext:value-type="float">
            <text:p>70084105942</text:p>
          </table:table-cell>
          <table:table-cell table:formula="of:=[.G2134]*7627" office:value-type="float" office:value="65073564" calcext:value-type="float">
            <text:p>65073564</text:p>
          </table:table-cell>
          <table:table-cell/>
          <table:table-cell table:formula="of:=[.G2132]+8" office:value-type="float" office:value="8532" calcext:value-type="float">
            <text:p>8532</text:p>
          </table:table-cell>
          <table:table-cell table:number-columns-repeated="7"/>
        </table:table-row>
        <table:table-row table:style-name="ro1">
          <table:table-cell table:formula="of:=[.A2134]+15295" office:value-type="float" office:value="32647056" calcext:value-type="float">
            <text:p>32647056</text:p>
          </table:table-cell>
          <table:table-cell table:formula="of:=[.B2134]+131" office:value-type="float" office:value="279682" calcext:value-type="float">
            <text:p>279682</text:p>
          </table:table-cell>
          <table:table-cell/>
          <table:table-cell table:formula="of:=[.D2134]+[.E2135]" office:value-type="float" office:value="70150430662" calcext:value-type="float">
            <text:p>70150430662</text:p>
          </table:table-cell>
          <table:table-cell table:formula="of:=[.F2135]*7770" office:value-type="float" office:value="66324720" calcext:value-type="float">
            <text:p>66324720</text:p>
          </table:table-cell>
          <table:table-cell table:formula="of:=[.F2133]+8" office:value-type="float" office:value="8536" calcext:value-type="float">
            <text:p>8536</text:p>
          </table:table-cell>
          <table:table-cell table:number-columns-repeated="8"/>
        </table:table-row>
        <table:table-row table:style-name="ro1">
          <table:table-cell table:formula="of:=[.A2135]+15295" office:value-type="float" office:value="32662351" calcext:value-type="float">
            <text:p>32662351</text:p>
          </table:table-cell>
          <table:table-cell table:formula="of:=[.B2135]+131" office:value-type="float" office:value="279813" calcext:value-type="float">
            <text:p>279813</text:p>
          </table:table-cell>
          <table:table-cell/>
          <table:table-cell table:formula="of:=[.D2135]+[.E2136]" office:value-type="float" office:value="70215565242" calcext:value-type="float">
            <text:p>70215565242</text:p>
          </table:table-cell>
          <table:table-cell table:formula="of:=[.G2136]*7627" office:value-type="float" office:value="65134580" calcext:value-type="float">
            <text:p>65134580</text:p>
          </table:table-cell>
          <table:table-cell/>
          <table:table-cell table:formula="of:=[.G2134]+8" office:value-type="float" office:value="8540" calcext:value-type="float">
            <text:p>8540</text:p>
          </table:table-cell>
          <table:table-cell table:number-columns-repeated="7"/>
        </table:table-row>
        <table:table-row table:style-name="ro1">
          <table:table-cell table:formula="of:=[.A2136]+15295" office:value-type="float" office:value="32677646" calcext:value-type="float">
            <text:p>32677646</text:p>
          </table:table-cell>
          <table:table-cell table:formula="of:=[.B2136]+131" office:value-type="float" office:value="279944" calcext:value-type="float">
            <text:p>279944</text:p>
          </table:table-cell>
          <table:table-cell/>
          <table:table-cell table:formula="of:=[.D2136]+[.E2137]" office:value-type="float" office:value="70281952122" calcext:value-type="float">
            <text:p>70281952122</text:p>
          </table:table-cell>
          <table:table-cell table:formula="of:=[.F2137]*7770" office:value-type="float" office:value="66386880" calcext:value-type="float">
            <text:p>66386880</text:p>
          </table:table-cell>
          <table:table-cell table:formula="of:=[.F2135]+8" office:value-type="float" office:value="8544" calcext:value-type="float">
            <text:p>8544</text:p>
          </table:table-cell>
          <table:table-cell table:number-columns-repeated="8"/>
        </table:table-row>
        <table:table-row table:style-name="ro1">
          <table:table-cell table:formula="of:=[.A2137]+15295" office:value-type="float" office:value="32692941" calcext:value-type="float">
            <text:p>32692941</text:p>
          </table:table-cell>
          <table:table-cell table:formula="of:=[.B2137]+131" office:value-type="float" office:value="280075" calcext:value-type="float">
            <text:p>280075</text:p>
          </table:table-cell>
          <table:table-cell/>
          <table:table-cell table:formula="of:=[.D2137]+[.E2138]" office:value-type="float" office:value="70347147718" calcext:value-type="float">
            <text:p>70347147718</text:p>
          </table:table-cell>
          <table:table-cell table:formula="of:=[.G2138]*7627" office:value-type="float" office:value="65195596" calcext:value-type="float">
            <text:p>65195596</text:p>
          </table:table-cell>
          <table:table-cell/>
          <table:table-cell table:formula="of:=[.G2136]+8" office:value-type="float" office:value="8548" calcext:value-type="float">
            <text:p>8548</text:p>
          </table:table-cell>
          <table:table-cell table:number-columns-repeated="7"/>
        </table:table-row>
        <table:table-row table:style-name="ro1">
          <table:table-cell table:formula="of:=[.A2138]+15295" office:value-type="float" office:value="32708236" calcext:value-type="float">
            <text:p>32708236</text:p>
          </table:table-cell>
          <table:table-cell table:formula="of:=[.B2138]+131" office:value-type="float" office:value="280206" calcext:value-type="float">
            <text:p>280206</text:p>
          </table:table-cell>
          <table:table-cell/>
          <table:table-cell table:formula="of:=[.D2138]+[.E2139]" office:value-type="float" office:value="70413596758" calcext:value-type="float">
            <text:p>70413596758</text:p>
          </table:table-cell>
          <table:table-cell table:formula="of:=[.F2139]*7770" office:value-type="float" office:value="66449040" calcext:value-type="float">
            <text:p>66449040</text:p>
          </table:table-cell>
          <table:table-cell table:formula="of:=[.F2137]+8" office:value-type="float" office:value="8552" calcext:value-type="float">
            <text:p>8552</text:p>
          </table:table-cell>
          <table:table-cell table:number-columns-repeated="8"/>
        </table:table-row>
        <table:table-row table:style-name="ro1">
          <table:table-cell table:formula="of:=[.A2139]+15295" office:value-type="float" office:value="32723531" calcext:value-type="float">
            <text:p>32723531</text:p>
          </table:table-cell>
          <table:table-cell table:formula="of:=[.B2139]+131" office:value-type="float" office:value="280337" calcext:value-type="float">
            <text:p>280337</text:p>
          </table:table-cell>
          <table:table-cell/>
          <table:table-cell table:formula="of:=[.D2139]+[.E2140]" office:value-type="float" office:value="70478853370" calcext:value-type="float">
            <text:p>70478853370</text:p>
          </table:table-cell>
          <table:table-cell table:formula="of:=[.G2140]*7627" office:value-type="float" office:value="65256612" calcext:value-type="float">
            <text:p>65256612</text:p>
          </table:table-cell>
          <table:table-cell/>
          <table:table-cell table:formula="of:=[.G2138]+8" office:value-type="float" office:value="8556" calcext:value-type="float">
            <text:p>8556</text:p>
          </table:table-cell>
          <table:table-cell table:number-columns-repeated="7"/>
        </table:table-row>
        <table:table-row table:style-name="ro1">
          <table:table-cell table:formula="of:=[.A2140]+15295" office:value-type="float" office:value="32738826" calcext:value-type="float">
            <text:p>32738826</text:p>
          </table:table-cell>
          <table:table-cell table:formula="of:=[.B2140]+131" office:value-type="float" office:value="280468" calcext:value-type="float">
            <text:p>280468</text:p>
          </table:table-cell>
          <table:table-cell/>
          <table:table-cell table:formula="of:=[.D2140]+[.E2141]" office:value-type="float" office:value="70545364570" calcext:value-type="float">
            <text:p>70545364570</text:p>
          </table:table-cell>
          <table:table-cell table:formula="of:=[.F2141]*7770" office:value-type="float" office:value="66511200" calcext:value-type="float">
            <text:p>66511200</text:p>
          </table:table-cell>
          <table:table-cell table:formula="of:=[.F2139]+8" office:value-type="float" office:value="8560" calcext:value-type="float">
            <text:p>8560</text:p>
          </table:table-cell>
          <table:table-cell table:number-columns-repeated="8"/>
        </table:table-row>
        <table:table-row table:style-name="ro1">
          <table:table-cell table:formula="of:=[.A2141]+15295" office:value-type="float" office:value="32754121" calcext:value-type="float">
            <text:p>32754121</text:p>
          </table:table-cell>
          <table:table-cell table:formula="of:=[.B2141]+131" office:value-type="float" office:value="280599" calcext:value-type="float">
            <text:p>280599</text:p>
          </table:table-cell>
          <table:table-cell/>
          <table:table-cell table:formula="of:=[.D2141]+[.E2142]" office:value-type="float" office:value="70610682198" calcext:value-type="float">
            <text:p>70610682198</text:p>
          </table:table-cell>
          <table:table-cell table:formula="of:=[.G2142]*7627" office:value-type="float" office:value="65317628" calcext:value-type="float">
            <text:p>65317628</text:p>
          </table:table-cell>
          <table:table-cell/>
          <table:table-cell table:formula="of:=[.G2140]+8" office:value-type="float" office:value="8564" calcext:value-type="float">
            <text:p>8564</text:p>
          </table:table-cell>
          <table:table-cell table:number-columns-repeated="7"/>
        </table:table-row>
        <table:table-row table:style-name="ro1">
          <table:table-cell table:formula="of:=[.A2142]+15295" office:value-type="float" office:value="32769416" calcext:value-type="float">
            <text:p>32769416</text:p>
          </table:table-cell>
          <table:table-cell table:formula="of:=[.B2142]+131" office:value-type="float" office:value="280730" calcext:value-type="float">
            <text:p>280730</text:p>
          </table:table-cell>
          <table:table-cell/>
          <table:table-cell table:formula="of:=[.D2142]+[.E2143]" office:value-type="float" office:value="70677255558" calcext:value-type="float">
            <text:p>70677255558</text:p>
          </table:table-cell>
          <table:table-cell table:formula="of:=[.F2143]*7770" office:value-type="float" office:value="66573360" calcext:value-type="float">
            <text:p>66573360</text:p>
          </table:table-cell>
          <table:table-cell table:formula="of:=[.F2141]+8" office:value-type="float" office:value="8568" calcext:value-type="float">
            <text:p>8568</text:p>
          </table:table-cell>
          <table:table-cell table:number-columns-repeated="8"/>
        </table:table-row>
        <table:table-row table:style-name="ro1">
          <table:table-cell table:formula="of:=[.A2143]+15295" office:value-type="float" office:value="32784711" calcext:value-type="float">
            <text:p>32784711</text:p>
          </table:table-cell>
          <table:table-cell table:formula="of:=[.B2143]+131" office:value-type="float" office:value="280861" calcext:value-type="float">
            <text:p>280861</text:p>
          </table:table-cell>
          <table:table-cell/>
          <table:table-cell table:formula="of:=[.D2143]+[.E2144]" office:value-type="float" office:value="70742634202" calcext:value-type="float">
            <text:p>70742634202</text:p>
          </table:table-cell>
          <table:table-cell table:formula="of:=[.G2144]*7627" office:value-type="float" office:value="65378644" calcext:value-type="float">
            <text:p>65378644</text:p>
          </table:table-cell>
          <table:table-cell/>
          <table:table-cell table:formula="of:=[.G2142]+8" office:value-type="float" office:value="8572" calcext:value-type="float">
            <text:p>8572</text:p>
          </table:table-cell>
          <table:table-cell table:number-columns-repeated="7"/>
        </table:table-row>
        <table:table-row table:style-name="ro1">
          <table:table-cell table:formula="of:=[.A2144]+15295" office:value-type="float" office:value="32800006" calcext:value-type="float">
            <text:p>32800006</text:p>
          </table:table-cell>
          <table:table-cell table:formula="of:=[.B2144]+131" office:value-type="float" office:value="280992" calcext:value-type="float">
            <text:p>280992</text:p>
          </table:table-cell>
          <table:table-cell/>
          <table:table-cell table:formula="of:=[.D2144]+[.E2145]" office:value-type="float" office:value="70809269722" calcext:value-type="float">
            <text:p>70809269722</text:p>
          </table:table-cell>
          <table:table-cell table:formula="of:=[.F2145]*7770" office:value-type="float" office:value="66635520" calcext:value-type="float">
            <text:p>66635520</text:p>
          </table:table-cell>
          <table:table-cell table:formula="of:=[.F2143]+8" office:value-type="float" office:value="8576" calcext:value-type="float">
            <text:p>8576</text:p>
          </table:table-cell>
          <table:table-cell table:number-columns-repeated="8"/>
        </table:table-row>
        <table:table-row table:style-name="ro1">
          <table:table-cell table:formula="of:=[.A2145]+15295" office:value-type="float" office:value="32815301" calcext:value-type="float">
            <text:p>32815301</text:p>
          </table:table-cell>
          <table:table-cell table:formula="of:=[.B2145]+131" office:value-type="float" office:value="281123" calcext:value-type="float">
            <text:p>281123</text:p>
          </table:table-cell>
          <table:table-cell/>
          <table:table-cell table:formula="of:=[.D2145]+[.E2146]" office:value-type="float" office:value="70874709382" calcext:value-type="float">
            <text:p>70874709382</text:p>
          </table:table-cell>
          <table:table-cell table:formula="of:=[.G2146]*7627" office:value-type="float" office:value="65439660" calcext:value-type="float">
            <text:p>65439660</text:p>
          </table:table-cell>
          <table:table-cell/>
          <table:table-cell table:formula="of:=[.G2144]+8" office:value-type="float" office:value="8580" calcext:value-type="float">
            <text:p>8580</text:p>
          </table:table-cell>
          <table:table-cell table:number-columns-repeated="7"/>
        </table:table-row>
        <table:table-row table:style-name="ro1">
          <table:table-cell table:formula="of:=[.A2146]+15295" office:value-type="float" office:value="32830596" calcext:value-type="float">
            <text:p>32830596</text:p>
          </table:table-cell>
          <table:table-cell table:formula="of:=[.B2146]+131" office:value-type="float" office:value="281254" calcext:value-type="float">
            <text:p>281254</text:p>
          </table:table-cell>
          <table:table-cell/>
          <table:table-cell table:formula="of:=[.D2146]+[.E2147]" office:value-type="float" office:value="70941407062" calcext:value-type="float">
            <text:p>70941407062</text:p>
          </table:table-cell>
          <table:table-cell table:formula="of:=[.F2147]*7770" office:value-type="float" office:value="66697680" calcext:value-type="float">
            <text:p>66697680</text:p>
          </table:table-cell>
          <table:table-cell table:formula="of:=[.F2145]+8" office:value-type="float" office:value="8584" calcext:value-type="float">
            <text:p>8584</text:p>
          </table:table-cell>
          <table:table-cell table:number-columns-repeated="8"/>
        </table:table-row>
        <table:table-row table:style-name="ro1">
          <table:table-cell table:formula="of:=[.A2147]+15295" office:value-type="float" office:value="32845891" calcext:value-type="float">
            <text:p>32845891</text:p>
          </table:table-cell>
          <table:table-cell table:formula="of:=[.B2147]+131" office:value-type="float" office:value="281385" calcext:value-type="float">
            <text:p>281385</text:p>
          </table:table-cell>
          <table:table-cell/>
          <table:table-cell table:formula="of:=[.D2147]+[.E2148]" office:value-type="float" office:value="71006907738" calcext:value-type="float">
            <text:p>71006907738</text:p>
          </table:table-cell>
          <table:table-cell table:formula="of:=[.G2148]*7627" office:value-type="float" office:value="65500676" calcext:value-type="float">
            <text:p>65500676</text:p>
          </table:table-cell>
          <table:table-cell/>
          <table:table-cell table:formula="of:=[.G2146]+8" office:value-type="float" office:value="8588" calcext:value-type="float">
            <text:p>8588</text:p>
          </table:table-cell>
          <table:table-cell table:number-columns-repeated="7"/>
        </table:table-row>
        <table:table-row table:style-name="ro1">
          <table:table-cell table:formula="of:=[.A2148]+15295" office:value-type="float" office:value="32861186" calcext:value-type="float">
            <text:p>32861186</text:p>
          </table:table-cell>
          <table:table-cell table:formula="of:=[.B2148]+131" office:value-type="float" office:value="281516" calcext:value-type="float">
            <text:p>281516</text:p>
          </table:table-cell>
          <table:table-cell/>
          <table:table-cell table:formula="of:=[.D2148]+[.E2149]" office:value-type="float" office:value="71073667578" calcext:value-type="float">
            <text:p>71073667578</text:p>
          </table:table-cell>
          <table:table-cell table:formula="of:=[.F2149]*7770" office:value-type="float" office:value="66759840" calcext:value-type="float">
            <text:p>66759840</text:p>
          </table:table-cell>
          <table:table-cell table:formula="of:=[.F2147]+8" office:value-type="float" office:value="8592" calcext:value-type="float">
            <text:p>8592</text:p>
          </table:table-cell>
          <table:table-cell table:number-columns-repeated="8"/>
        </table:table-row>
        <table:table-row table:style-name="ro1">
          <table:table-cell table:formula="of:=[.A2149]+15295" office:value-type="float" office:value="32876481" calcext:value-type="float">
            <text:p>32876481</text:p>
          </table:table-cell>
          <table:table-cell table:formula="of:=[.B2149]+131" office:value-type="float" office:value="281647" calcext:value-type="float">
            <text:p>281647</text:p>
          </table:table-cell>
          <table:table-cell/>
          <table:table-cell table:formula="of:=[.D2149]+[.E2150]" office:value-type="float" office:value="71139229270" calcext:value-type="float">
            <text:p>71139229270</text:p>
          </table:table-cell>
          <table:table-cell table:formula="of:=[.G2150]*7627" office:value-type="float" office:value="65561692" calcext:value-type="float">
            <text:p>65561692</text:p>
          </table:table-cell>
          <table:table-cell/>
          <table:table-cell table:formula="of:=[.G2148]+8" office:value-type="float" office:value="8596" calcext:value-type="float">
            <text:p>8596</text:p>
          </table:table-cell>
          <table:table-cell table:number-columns-repeated="7"/>
        </table:table-row>
        <table:table-row table:style-name="ro1">
          <table:table-cell table:formula="of:=[.A2150]+15295" office:value-type="float" office:value="32891776" calcext:value-type="float">
            <text:p>32891776</text:p>
          </table:table-cell>
          <table:table-cell table:formula="of:=[.B2150]+131" office:value-type="float" office:value="281778" calcext:value-type="float">
            <text:p>281778</text:p>
          </table:table-cell>
          <table:table-cell/>
          <table:table-cell table:formula="of:=[.D2150]+[.E2151]" office:value-type="float" office:value="71206051270" calcext:value-type="float">
            <text:p>71206051270</text:p>
          </table:table-cell>
          <table:table-cell table:formula="of:=[.F2151]*7770" office:value-type="float" office:value="66822000" calcext:value-type="float">
            <text:p>66822000</text:p>
          </table:table-cell>
          <table:table-cell table:formula="of:=[.F2149]+8" office:value-type="float" office:value="8600" calcext:value-type="float">
            <text:p>8600</text:p>
          </table:table-cell>
          <table:table-cell table:number-columns-repeated="8"/>
        </table:table-row>
        <table:table-row table:style-name="ro1">
          <table:table-cell table:formula="of:=[.A2151]+15295" office:value-type="float" office:value="32907071" calcext:value-type="float">
            <text:p>32907071</text:p>
          </table:table-cell>
          <table:table-cell table:formula="of:=[.B2151]+131" office:value-type="float" office:value="281909" calcext:value-type="float">
            <text:p>281909</text:p>
          </table:table-cell>
          <table:table-cell/>
          <table:table-cell table:formula="of:=[.D2151]+[.E2152]" office:value-type="float" office:value="71271673978" calcext:value-type="float">
            <text:p>71271673978</text:p>
          </table:table-cell>
          <table:table-cell table:formula="of:=[.G2152]*7627" office:value-type="float" office:value="65622708" calcext:value-type="float">
            <text:p>65622708</text:p>
          </table:table-cell>
          <table:table-cell/>
          <table:table-cell table:formula="of:=[.G2150]+8" office:value-type="float" office:value="8604" calcext:value-type="float">
            <text:p>8604</text:p>
          </table:table-cell>
          <table:table-cell table:number-columns-repeated="7"/>
        </table:table-row>
        <table:table-row table:style-name="ro1">
          <table:table-cell table:formula="of:=[.A2152]+15295" office:value-type="float" office:value="32922366" calcext:value-type="float">
            <text:p>32922366</text:p>
          </table:table-cell>
          <table:table-cell table:formula="of:=[.B2152]+131" office:value-type="float" office:value="282040" calcext:value-type="float">
            <text:p>282040</text:p>
          </table:table-cell>
          <table:table-cell/>
          <table:table-cell table:formula="of:=[.D2152]+[.E2153]" office:value-type="float" office:value="71338558138" calcext:value-type="float">
            <text:p>71338558138</text:p>
          </table:table-cell>
          <table:table-cell table:formula="of:=[.F2153]*7770" office:value-type="float" office:value="66884160" calcext:value-type="float">
            <text:p>66884160</text:p>
          </table:table-cell>
          <table:table-cell table:formula="of:=[.F2151]+8" office:value-type="float" office:value="8608" calcext:value-type="float">
            <text:p>8608</text:p>
          </table:table-cell>
          <table:table-cell table:number-columns-repeated="8"/>
        </table:table-row>
        <table:table-row table:style-name="ro1">
          <table:table-cell table:formula="of:=[.A2153]+15295" office:value-type="float" office:value="32937661" calcext:value-type="float">
            <text:p>32937661</text:p>
          </table:table-cell>
          <table:table-cell table:formula="of:=[.B2153]+131" office:value-type="float" office:value="282171" calcext:value-type="float">
            <text:p>282171</text:p>
          </table:table-cell>
          <table:table-cell/>
          <table:table-cell table:formula="of:=[.D2153]+[.E2154]" office:value-type="float" office:value="71404241862" calcext:value-type="float">
            <text:p>71404241862</text:p>
          </table:table-cell>
          <table:table-cell table:formula="of:=[.G2154]*7627" office:value-type="float" office:value="65683724" calcext:value-type="float">
            <text:p>65683724</text:p>
          </table:table-cell>
          <table:table-cell/>
          <table:table-cell table:formula="of:=[.G2152]+8" office:value-type="float" office:value="8612" calcext:value-type="float">
            <text:p>8612</text:p>
          </table:table-cell>
          <table:table-cell table:number-columns-repeated="7"/>
        </table:table-row>
        <table:table-row table:style-name="ro1">
          <table:table-cell table:formula="of:=[.A2154]+15295" office:value-type="float" office:value="32952956" calcext:value-type="float">
            <text:p>32952956</text:p>
          </table:table-cell>
          <table:table-cell table:formula="of:=[.B2154]+131" office:value-type="float" office:value="282302" calcext:value-type="float">
            <text:p>282302</text:p>
          </table:table-cell>
          <table:table-cell/>
          <table:table-cell table:formula="of:=[.D2154]+[.E2155]" office:value-type="float" office:value="71471188182" calcext:value-type="float">
            <text:p>71471188182</text:p>
          </table:table-cell>
          <table:table-cell table:formula="of:=[.F2155]*7770" office:value-type="float" office:value="66946320" calcext:value-type="float">
            <text:p>66946320</text:p>
          </table:table-cell>
          <table:table-cell table:formula="of:=[.F2153]+8" office:value-type="float" office:value="8616" calcext:value-type="float">
            <text:p>8616</text:p>
          </table:table-cell>
          <table:table-cell table:number-columns-repeated="8"/>
        </table:table-row>
        <table:table-row table:style-name="ro1">
          <table:table-cell table:formula="of:=[.A2155]+15295" office:value-type="float" office:value="32968251" calcext:value-type="float">
            <text:p>32968251</text:p>
          </table:table-cell>
          <table:table-cell table:formula="of:=[.B2155]+131" office:value-type="float" office:value="282433" calcext:value-type="float">
            <text:p>282433</text:p>
          </table:table-cell>
          <table:table-cell/>
          <table:table-cell table:formula="of:=[.D2155]+[.E2156]" office:value-type="float" office:value="71536932922" calcext:value-type="float">
            <text:p>71536932922</text:p>
          </table:table-cell>
          <table:table-cell table:formula="of:=[.G2156]*7627" office:value-type="float" office:value="65744740" calcext:value-type="float">
            <text:p>65744740</text:p>
          </table:table-cell>
          <table:table-cell/>
          <table:table-cell table:formula="of:=[.G2154]+8" office:value-type="float" office:value="8620" calcext:value-type="float">
            <text:p>8620</text:p>
          </table:table-cell>
          <table:table-cell table:number-columns-repeated="7"/>
        </table:table-row>
        <table:table-row table:style-name="ro1">
          <table:table-cell table:formula="of:=[.A2156]+15295" office:value-type="float" office:value="32983546" calcext:value-type="float">
            <text:p>32983546</text:p>
          </table:table-cell>
          <table:table-cell table:formula="of:=[.B2156]+131" office:value-type="float" office:value="282564" calcext:value-type="float">
            <text:p>282564</text:p>
          </table:table-cell>
          <table:table-cell/>
          <table:table-cell table:formula="of:=[.D2156]+[.E2157]" office:value-type="float" office:value="71603941402" calcext:value-type="float">
            <text:p>71603941402</text:p>
          </table:table-cell>
          <table:table-cell table:formula="of:=[.F2157]*7770" office:value-type="float" office:value="67008480" calcext:value-type="float">
            <text:p>67008480</text:p>
          </table:table-cell>
          <table:table-cell table:formula="of:=[.F2155]+8" office:value-type="float" office:value="8624" calcext:value-type="float">
            <text:p>8624</text:p>
          </table:table-cell>
          <table:table-cell table:number-columns-repeated="8"/>
        </table:table-row>
        <table:table-row table:style-name="ro1">
          <table:table-cell table:formula="of:=[.A2157]+15295" office:value-type="float" office:value="32998841" calcext:value-type="float">
            <text:p>32998841</text:p>
          </table:table-cell>
          <table:table-cell table:formula="of:=[.B2157]+131" office:value-type="float" office:value="282695" calcext:value-type="float">
            <text:p>282695</text:p>
          </table:table-cell>
          <table:table-cell/>
          <table:table-cell table:formula="of:=[.D2157]+[.E2158]" office:value-type="float" office:value="71669747158" calcext:value-type="float">
            <text:p>71669747158</text:p>
          </table:table-cell>
          <table:table-cell table:formula="of:=[.G2158]*7627" office:value-type="float" office:value="65805756" calcext:value-type="float">
            <text:p>65805756</text:p>
          </table:table-cell>
          <table:table-cell/>
          <table:table-cell table:formula="of:=[.G2156]+8" office:value-type="float" office:value="8628" calcext:value-type="float">
            <text:p>8628</text:p>
          </table:table-cell>
          <table:table-cell table:number-columns-repeated="7"/>
        </table:table-row>
        <table:table-row table:style-name="ro1">
          <table:table-cell table:formula="of:=[.A2158]+15295" office:value-type="float" office:value="33014136" calcext:value-type="float">
            <text:p>33014136</text:p>
          </table:table-cell>
          <table:table-cell table:formula="of:=[.B2158]+131" office:value-type="float" office:value="282826" calcext:value-type="float">
            <text:p>282826</text:p>
          </table:table-cell>
          <table:table-cell/>
          <table:table-cell table:formula="of:=[.D2158]+[.E2159]" office:value-type="float" office:value="71736817798" calcext:value-type="float">
            <text:p>71736817798</text:p>
          </table:table-cell>
          <table:table-cell table:formula="of:=[.F2159]*7770" office:value-type="float" office:value="67070640" calcext:value-type="float">
            <text:p>67070640</text:p>
          </table:table-cell>
          <table:table-cell table:formula="of:=[.F2157]+8" office:value-type="float" office:value="8632" calcext:value-type="float">
            <text:p>8632</text:p>
          </table:table-cell>
          <table:table-cell table:number-columns-repeated="8"/>
        </table:table-row>
        <table:table-row table:style-name="ro1">
          <table:table-cell table:formula="of:=[.A2159]+15295" office:value-type="float" office:value="33029431" calcext:value-type="float">
            <text:p>33029431</text:p>
          </table:table-cell>
          <table:table-cell table:formula="of:=[.B2159]+131" office:value-type="float" office:value="282957" calcext:value-type="float">
            <text:p>282957</text:p>
          </table:table-cell>
          <table:table-cell/>
          <table:table-cell table:formula="of:=[.D2159]+[.E2160]" office:value-type="float" office:value="71802684570" calcext:value-type="float">
            <text:p>71802684570</text:p>
          </table:table-cell>
          <table:table-cell table:formula="of:=[.G2160]*7627" office:value-type="float" office:value="65866772" calcext:value-type="float">
            <text:p>65866772</text:p>
          </table:table-cell>
          <table:table-cell/>
          <table:table-cell table:formula="of:=[.G2158]+8" office:value-type="float" office:value="8636" calcext:value-type="float">
            <text:p>8636</text:p>
          </table:table-cell>
          <table:table-cell table:number-columns-repeated="7"/>
        </table:table-row>
        <table:table-row table:style-name="ro1">
          <table:table-cell table:formula="of:=[.A2160]+15295" office:value-type="float" office:value="33044726" calcext:value-type="float">
            <text:p>33044726</text:p>
          </table:table-cell>
          <table:table-cell table:formula="of:=[.B2160]+131" office:value-type="float" office:value="283088" calcext:value-type="float">
            <text:p>283088</text:p>
          </table:table-cell>
          <table:table-cell/>
          <table:table-cell table:formula="of:=[.D2160]+[.E2161]" office:value-type="float" office:value="71869817370" calcext:value-type="float">
            <text:p>71869817370</text:p>
          </table:table-cell>
          <table:table-cell table:formula="of:=[.F2161]*7770" office:value-type="float" office:value="67132800" calcext:value-type="float">
            <text:p>67132800</text:p>
          </table:table-cell>
          <table:table-cell table:formula="of:=[.F2159]+8" office:value-type="float" office:value="8640" calcext:value-type="float">
            <text:p>8640</text:p>
          </table:table-cell>
          <table:table-cell table:number-columns-repeated="8"/>
        </table:table-row>
        <table:table-row table:style-name="ro1">
          <table:table-cell table:formula="of:=[.A2161]+15295" office:value-type="float" office:value="33060021" calcext:value-type="float">
            <text:p>33060021</text:p>
          </table:table-cell>
          <table:table-cell table:formula="of:=[.B2161]+131" office:value-type="float" office:value="283219" calcext:value-type="float">
            <text:p>283219</text:p>
          </table:table-cell>
          <table:table-cell/>
          <table:table-cell table:formula="of:=[.D2161]+[.E2162]" office:value-type="float" office:value="71935745158" calcext:value-type="float">
            <text:p>71935745158</text:p>
          </table:table-cell>
          <table:table-cell table:formula="of:=[.G2162]*7627" office:value-type="float" office:value="65927788" calcext:value-type="float">
            <text:p>65927788</text:p>
          </table:table-cell>
          <table:table-cell/>
          <table:table-cell table:formula="of:=[.G2160]+8" office:value-type="float" office:value="8644" calcext:value-type="float">
            <text:p>8644</text:p>
          </table:table-cell>
          <table:table-cell table:number-columns-repeated="7"/>
        </table:table-row>
        <table:table-row table:style-name="ro1">
          <table:table-cell table:formula="of:=[.A2162]+15295" office:value-type="float" office:value="33075316" calcext:value-type="float">
            <text:p>33075316</text:p>
          </table:table-cell>
          <table:table-cell table:formula="of:=[.B2162]+131" office:value-type="float" office:value="283350" calcext:value-type="float">
            <text:p>283350</text:p>
          </table:table-cell>
          <table:table-cell/>
          <table:table-cell table:formula="of:=[.D2162]+[.E2163]" office:value-type="float" office:value="72002940118" calcext:value-type="float">
            <text:p>72002940118</text:p>
          </table:table-cell>
          <table:table-cell table:formula="of:=[.F2163]*7770" office:value-type="float" office:value="67194960" calcext:value-type="float">
            <text:p>67194960</text:p>
          </table:table-cell>
          <table:table-cell table:formula="of:=[.F2161]+8" office:value-type="float" office:value="8648" calcext:value-type="float">
            <text:p>8648</text:p>
          </table:table-cell>
          <table:table-cell table:number-columns-repeated="8"/>
        </table:table-row>
        <table:table-row table:style-name="ro1">
          <table:table-cell table:formula="of:=[.A2163]+15295" office:value-type="float" office:value="33090611" calcext:value-type="float">
            <text:p>33090611</text:p>
          </table:table-cell>
          <table:table-cell table:formula="of:=[.B2163]+131" office:value-type="float" office:value="283481" calcext:value-type="float">
            <text:p>283481</text:p>
          </table:table-cell>
          <table:table-cell/>
          <table:table-cell table:formula="of:=[.D2163]+[.E2164]" office:value-type="float" office:value="72068928922" calcext:value-type="float">
            <text:p>72068928922</text:p>
          </table:table-cell>
          <table:table-cell table:formula="of:=[.G2164]*7627" office:value-type="float" office:value="65988804" calcext:value-type="float">
            <text:p>65988804</text:p>
          </table:table-cell>
          <table:table-cell/>
          <table:table-cell table:formula="of:=[.G2162]+8" office:value-type="float" office:value="8652" calcext:value-type="float">
            <text:p>8652</text:p>
          </table:table-cell>
          <table:table-cell table:number-columns-repeated="7"/>
        </table:table-row>
        <table:table-row table:style-name="ro1">
          <table:table-cell table:formula="of:=[.A2164]+15295" office:value-type="float" office:value="33105906" calcext:value-type="float">
            <text:p>33105906</text:p>
          </table:table-cell>
          <table:table-cell table:formula="of:=[.B2164]+131" office:value-type="float" office:value="283612" calcext:value-type="float">
            <text:p>283612</text:p>
          </table:table-cell>
          <table:table-cell/>
          <table:table-cell table:formula="of:=[.D2164]+[.E2165]" office:value-type="float" office:value="72136186042" calcext:value-type="float">
            <text:p>72136186042</text:p>
          </table:table-cell>
          <table:table-cell table:formula="of:=[.F2165]*7770" office:value-type="float" office:value="67257120" calcext:value-type="float">
            <text:p>67257120</text:p>
          </table:table-cell>
          <table:table-cell table:formula="of:=[.F2163]+8" office:value-type="float" office:value="8656" calcext:value-type="float">
            <text:p>8656</text:p>
          </table:table-cell>
          <table:table-cell table:number-columns-repeated="8"/>
        </table:table-row>
        <table:table-row table:style-name="ro1">
          <table:table-cell table:formula="of:=[.A2165]+15295" office:value-type="float" office:value="33121201" calcext:value-type="float">
            <text:p>33121201</text:p>
          </table:table-cell>
          <table:table-cell table:formula="of:=[.B2165]+131" office:value-type="float" office:value="283743" calcext:value-type="float">
            <text:p>283743</text:p>
          </table:table-cell>
          <table:table-cell/>
          <table:table-cell table:formula="of:=[.D2165]+[.E2166]" office:value-type="float" office:value="72202235862" calcext:value-type="float">
            <text:p>72202235862</text:p>
          </table:table-cell>
          <table:table-cell table:formula="of:=[.G2166]*7627" office:value-type="float" office:value="66049820" calcext:value-type="float">
            <text:p>66049820</text:p>
          </table:table-cell>
          <table:table-cell/>
          <table:table-cell table:formula="of:=[.G2164]+8" office:value-type="float" office:value="8660" calcext:value-type="float">
            <text:p>8660</text:p>
          </table:table-cell>
          <table:table-cell table:number-columns-repeated="7"/>
        </table:table-row>
        <table:table-row table:style-name="ro1">
          <table:table-cell table:formula="of:=[.A2166]+15295" office:value-type="float" office:value="33136496" calcext:value-type="float">
            <text:p>33136496</text:p>
          </table:table-cell>
          <table:table-cell table:formula="of:=[.B2166]+131" office:value-type="float" office:value="283874" calcext:value-type="float">
            <text:p>283874</text:p>
          </table:table-cell>
          <table:table-cell/>
          <table:table-cell table:formula="of:=[.D2166]+[.E2167]" office:value-type="float" office:value="72269555142" calcext:value-type="float">
            <text:p>72269555142</text:p>
          </table:table-cell>
          <table:table-cell table:formula="of:=[.F2167]*7770" office:value-type="float" office:value="67319280" calcext:value-type="float">
            <text:p>67319280</text:p>
          </table:table-cell>
          <table:table-cell table:formula="of:=[.F2165]+8" office:value-type="float" office:value="8664" calcext:value-type="float">
            <text:p>8664</text:p>
          </table:table-cell>
          <table:table-cell table:number-columns-repeated="8"/>
        </table:table-row>
        <table:table-row table:style-name="ro1">
          <table:table-cell table:formula="of:=[.A2167]+15295" office:value-type="float" office:value="33151791" calcext:value-type="float">
            <text:p>33151791</text:p>
          </table:table-cell>
          <table:table-cell table:formula="of:=[.B2167]+131" office:value-type="float" office:value="284005" calcext:value-type="float">
            <text:p>284005</text:p>
          </table:table-cell>
          <table:table-cell/>
          <table:table-cell table:formula="of:=[.D2167]+[.E2168]" office:value-type="float" office:value="72335665978" calcext:value-type="float">
            <text:p>72335665978</text:p>
          </table:table-cell>
          <table:table-cell table:formula="of:=[.G2168]*7627" office:value-type="float" office:value="66110836" calcext:value-type="float">
            <text:p>66110836</text:p>
          </table:table-cell>
          <table:table-cell/>
          <table:table-cell table:formula="of:=[.G2166]+8" office:value-type="float" office:value="8668" calcext:value-type="float">
            <text:p>8668</text:p>
          </table:table-cell>
          <table:table-cell table:number-columns-repeated="7"/>
        </table:table-row>
        <table:table-row table:style-name="ro1">
          <table:table-cell table:formula="of:=[.A2168]+15295" office:value-type="float" office:value="33167086" calcext:value-type="float">
            <text:p>33167086</text:p>
          </table:table-cell>
          <table:table-cell table:formula="of:=[.B2168]+131" office:value-type="float" office:value="284136" calcext:value-type="float">
            <text:p>284136</text:p>
          </table:table-cell>
          <table:table-cell/>
          <table:table-cell table:formula="of:=[.D2168]+[.E2169]" office:value-type="float" office:value="72403047418" calcext:value-type="float">
            <text:p>72403047418</text:p>
          </table:table-cell>
          <table:table-cell table:formula="of:=[.F2169]*7770" office:value-type="float" office:value="67381440" calcext:value-type="float">
            <text:p>67381440</text:p>
          </table:table-cell>
          <table:table-cell table:formula="of:=[.F2167]+8" office:value-type="float" office:value="8672" calcext:value-type="float">
            <text:p>8672</text:p>
          </table:table-cell>
          <table:table-cell table:number-columns-repeated="8"/>
        </table:table-row>
        <table:table-row table:style-name="ro1">
          <table:table-cell table:formula="of:=[.A2169]+15295" office:value-type="float" office:value="33182381" calcext:value-type="float">
            <text:p>33182381</text:p>
          </table:table-cell>
          <table:table-cell table:formula="of:=[.B2169]+131" office:value-type="float" office:value="284267" calcext:value-type="float">
            <text:p>284267</text:p>
          </table:table-cell>
          <table:table-cell/>
          <table:table-cell table:formula="of:=[.D2169]+[.E2170]" office:value-type="float" office:value="72469219270" calcext:value-type="float">
            <text:p>72469219270</text:p>
          </table:table-cell>
          <table:table-cell table:formula="of:=[.G2170]*7627" office:value-type="float" office:value="66171852" calcext:value-type="float">
            <text:p>66171852</text:p>
          </table:table-cell>
          <table:table-cell/>
          <table:table-cell table:formula="of:=[.G2168]+8" office:value-type="float" office:value="8676" calcext:value-type="float">
            <text:p>8676</text:p>
          </table:table-cell>
          <table:table-cell table:number-columns-repeated="7"/>
        </table:table-row>
        <table:table-row table:style-name="ro1">
          <table:table-cell table:formula="of:=[.A2170]+15295" office:value-type="float" office:value="33197676" calcext:value-type="float">
            <text:p>33197676</text:p>
          </table:table-cell>
          <table:table-cell table:formula="of:=[.B2170]+131" office:value-type="float" office:value="284398" calcext:value-type="float">
            <text:p>284398</text:p>
          </table:table-cell>
          <table:table-cell/>
          <table:table-cell table:formula="of:=[.D2170]+[.E2171]" office:value-type="float" office:value="72536662870" calcext:value-type="float">
            <text:p>72536662870</text:p>
          </table:table-cell>
          <table:table-cell table:formula="of:=[.F2171]*7770" office:value-type="float" office:value="67443600" calcext:value-type="float">
            <text:p>67443600</text:p>
          </table:table-cell>
          <table:table-cell table:formula="of:=[.F2169]+8" office:value-type="float" office:value="8680" calcext:value-type="float">
            <text:p>8680</text:p>
          </table:table-cell>
          <table:table-cell table:number-columns-repeated="8"/>
        </table:table-row>
        <table:table-row table:style-name="ro1">
          <table:table-cell table:formula="of:=[.A2171]+15295" office:value-type="float" office:value="33212971" calcext:value-type="float">
            <text:p>33212971</text:p>
          </table:table-cell>
          <table:table-cell table:formula="of:=[.B2171]+131" office:value-type="float" office:value="284529" calcext:value-type="float">
            <text:p>284529</text:p>
          </table:table-cell>
          <table:table-cell/>
          <table:table-cell table:formula="of:=[.D2171]+[.E2172]" office:value-type="float" office:value="72602895738" calcext:value-type="float">
            <text:p>72602895738</text:p>
          </table:table-cell>
          <table:table-cell table:formula="of:=[.G2172]*7627" office:value-type="float" office:value="66232868" calcext:value-type="float">
            <text:p>66232868</text:p>
          </table:table-cell>
          <table:table-cell/>
          <table:table-cell table:formula="of:=[.G2170]+8" office:value-type="float" office:value="8684" calcext:value-type="float">
            <text:p>8684</text:p>
          </table:table-cell>
          <table:table-cell table:number-columns-repeated="7"/>
        </table:table-row>
        <table:table-row table:style-name="ro1">
          <table:table-cell table:formula="of:=[.A2172]+15295" office:value-type="float" office:value="33228266" calcext:value-type="float">
            <text:p>33228266</text:p>
          </table:table-cell>
          <table:table-cell table:formula="of:=[.B2172]+131" office:value-type="float" office:value="284660" calcext:value-type="float">
            <text:p>284660</text:p>
          </table:table-cell>
          <table:table-cell/>
          <table:table-cell table:formula="of:=[.D2172]+[.E2173]" office:value-type="float" office:value="72670401498" calcext:value-type="float">
            <text:p>72670401498</text:p>
          </table:table-cell>
          <table:table-cell table:formula="of:=[.F2173]*7770" office:value-type="float" office:value="67505760" calcext:value-type="float">
            <text:p>67505760</text:p>
          </table:table-cell>
          <table:table-cell table:formula="of:=[.F2171]+8" office:value-type="float" office:value="8688" calcext:value-type="float">
            <text:p>8688</text:p>
          </table:table-cell>
          <table:table-cell table:number-columns-repeated="8"/>
        </table:table-row>
        <table:table-row table:style-name="ro1">
          <table:table-cell table:formula="of:=[.A2173]+15295" office:value-type="float" office:value="33243561" calcext:value-type="float">
            <text:p>33243561</text:p>
          </table:table-cell>
          <table:table-cell table:formula="of:=[.B2173]+131" office:value-type="float" office:value="284791" calcext:value-type="float">
            <text:p>284791</text:p>
          </table:table-cell>
          <table:table-cell/>
          <table:table-cell table:formula="of:=[.D2173]+[.E2174]" office:value-type="float" office:value="72736695382" calcext:value-type="float">
            <text:p>72736695382</text:p>
          </table:table-cell>
          <table:table-cell table:formula="of:=[.G2174]*7627" office:value-type="float" office:value="66293884" calcext:value-type="float">
            <text:p>66293884</text:p>
          </table:table-cell>
          <table:table-cell/>
          <table:table-cell table:formula="of:=[.G2172]+8" office:value-type="float" office:value="8692" calcext:value-type="float">
            <text:p>8692</text:p>
          </table:table-cell>
          <table:table-cell table:number-columns-repeated="7"/>
        </table:table-row>
        <table:table-row table:style-name="ro1">
          <table:table-cell table:formula="of:=[.A2174]+15295" office:value-type="float" office:value="33258856" calcext:value-type="float">
            <text:p>33258856</text:p>
          </table:table-cell>
          <table:table-cell table:formula="of:=[.B2174]+131" office:value-type="float" office:value="284922" calcext:value-type="float">
            <text:p>284922</text:p>
          </table:table-cell>
          <table:table-cell/>
          <table:table-cell table:formula="of:=[.D2174]+[.E2175]" office:value-type="float" office:value="72804263302" calcext:value-type="float">
            <text:p>72804263302</text:p>
          </table:table-cell>
          <table:table-cell table:formula="of:=[.F2175]*7770" office:value-type="float" office:value="67567920" calcext:value-type="float">
            <text:p>67567920</text:p>
          </table:table-cell>
          <table:table-cell table:formula="of:=[.F2173]+8" office:value-type="float" office:value="8696" calcext:value-type="float">
            <text:p>8696</text:p>
          </table:table-cell>
          <table:table-cell table:number-columns-repeated="8"/>
        </table:table-row>
        <table:table-row table:style-name="ro1">
          <table:table-cell table:formula="of:=[.A2175]+15295" office:value-type="float" office:value="33274151" calcext:value-type="float">
            <text:p>33274151</text:p>
          </table:table-cell>
          <table:table-cell table:formula="of:=[.B2175]+131" office:value-type="float" office:value="285053" calcext:value-type="float">
            <text:p>285053</text:p>
          </table:table-cell>
          <table:table-cell/>
          <table:table-cell table:formula="of:=[.D2175]+[.E2176]" office:value-type="float" office:value="72870618202" calcext:value-type="float">
            <text:p>72870618202</text:p>
          </table:table-cell>
          <table:table-cell table:formula="of:=[.G2176]*7627" office:value-type="float" office:value="66354900" calcext:value-type="float">
            <text:p>66354900</text:p>
          </table:table-cell>
          <table:table-cell/>
          <table:table-cell table:formula="of:=[.G2174]+8" office:value-type="float" office:value="8700" calcext:value-type="float">
            <text:p>8700</text:p>
          </table:table-cell>
          <table:table-cell table:number-columns-repeated="7"/>
        </table:table-row>
        <table:table-row table:style-name="ro1">
          <table:table-cell table:formula="of:=[.A2176]+15295" office:value-type="float" office:value="33289446" calcext:value-type="float">
            <text:p>33289446</text:p>
          </table:table-cell>
          <table:table-cell table:formula="of:=[.B2176]+131" office:value-type="float" office:value="285184" calcext:value-type="float">
            <text:p>285184</text:p>
          </table:table-cell>
          <table:table-cell/>
          <table:table-cell table:formula="of:=[.D2176]+[.E2177]" office:value-type="float" office:value="72938248282" calcext:value-type="float">
            <text:p>72938248282</text:p>
          </table:table-cell>
          <table:table-cell table:formula="of:=[.F2177]*7770" office:value-type="float" office:value="67630080" calcext:value-type="float">
            <text:p>67630080</text:p>
          </table:table-cell>
          <table:table-cell table:formula="of:=[.F2175]+8" office:value-type="float" office:value="8704" calcext:value-type="float">
            <text:p>8704</text:p>
          </table:table-cell>
          <table:table-cell table:number-columns-repeated="8"/>
        </table:table-row>
        <table:table-row table:style-name="ro1">
          <table:table-cell table:formula="of:=[.A2177]+15295" office:value-type="float" office:value="33304741" calcext:value-type="float">
            <text:p>33304741</text:p>
          </table:table-cell>
          <table:table-cell table:formula="of:=[.B2177]+131" office:value-type="float" office:value="285315" calcext:value-type="float">
            <text:p>285315</text:p>
          </table:table-cell>
          <table:table-cell/>
          <table:table-cell table:formula="of:=[.D2177]+[.E2178]" office:value-type="float" office:value="73004664198" calcext:value-type="float">
            <text:p>73004664198</text:p>
          </table:table-cell>
          <table:table-cell table:formula="of:=[.G2178]*7627" office:value-type="float" office:value="66415916" calcext:value-type="float">
            <text:p>66415916</text:p>
          </table:table-cell>
          <table:table-cell/>
          <table:table-cell table:formula="of:=[.G2176]+8" office:value-type="float" office:value="8708" calcext:value-type="float">
            <text:p>8708</text:p>
          </table:table-cell>
          <table:table-cell table:number-columns-repeated="7"/>
        </table:table-row>
        <table:table-row table:style-name="ro1">
          <table:table-cell table:formula="of:=[.A2178]+15295" office:value-type="float" office:value="33320036" calcext:value-type="float">
            <text:p>33320036</text:p>
          </table:table-cell>
          <table:table-cell table:formula="of:=[.B2178]+131" office:value-type="float" office:value="285446" calcext:value-type="float">
            <text:p>285446</text:p>
          </table:table-cell>
          <table:table-cell/>
          <table:table-cell table:formula="of:=[.D2178]+[.E2179]" office:value-type="float" office:value="73072356438" calcext:value-type="float">
            <text:p>73072356438</text:p>
          </table:table-cell>
          <table:table-cell table:formula="of:=[.F2179]*7770" office:value-type="float" office:value="67692240" calcext:value-type="float">
            <text:p>67692240</text:p>
          </table:table-cell>
          <table:table-cell table:formula="of:=[.F2177]+8" office:value-type="float" office:value="8712" calcext:value-type="float">
            <text:p>8712</text:p>
          </table:table-cell>
          <table:table-cell table:number-columns-repeated="8"/>
        </table:table-row>
        <table:table-row table:style-name="ro1">
          <table:table-cell table:formula="of:=[.A2179]+15295" office:value-type="float" office:value="33335331" calcext:value-type="float">
            <text:p>33335331</text:p>
          </table:table-cell>
          <table:table-cell table:formula="of:=[.B2179]+131" office:value-type="float" office:value="285577" calcext:value-type="float">
            <text:p>285577</text:p>
          </table:table-cell>
          <table:table-cell/>
          <table:table-cell table:formula="of:=[.D2179]+[.E2180]" office:value-type="float" office:value="73138833370" calcext:value-type="float">
            <text:p>73138833370</text:p>
          </table:table-cell>
          <table:table-cell table:formula="of:=[.G2180]*7627" office:value-type="float" office:value="66476932" calcext:value-type="float">
            <text:p>66476932</text:p>
          </table:table-cell>
          <table:table-cell/>
          <table:table-cell table:formula="of:=[.G2178]+8" office:value-type="float" office:value="8716" calcext:value-type="float">
            <text:p>8716</text:p>
          </table:table-cell>
          <table:table-cell table:number-columns-repeated="7"/>
        </table:table-row>
        <table:table-row table:style-name="ro1">
          <table:table-cell table:formula="of:=[.A2180]+15295" office:value-type="float" office:value="33350626" calcext:value-type="float">
            <text:p>33350626</text:p>
          </table:table-cell>
          <table:table-cell table:formula="of:=[.B2180]+131" office:value-type="float" office:value="285708" calcext:value-type="float">
            <text:p>285708</text:p>
          </table:table-cell>
          <table:table-cell/>
          <table:table-cell table:formula="of:=[.D2180]+[.E2181]" office:value-type="float" office:value="73206587770" calcext:value-type="float">
            <text:p>73206587770</text:p>
          </table:table-cell>
          <table:table-cell table:formula="of:=[.F2181]*7770" office:value-type="float" office:value="67754400" calcext:value-type="float">
            <text:p>67754400</text:p>
          </table:table-cell>
          <table:table-cell table:formula="of:=[.F2179]+8" office:value-type="float" office:value="8720" calcext:value-type="float">
            <text:p>8720</text:p>
          </table:table-cell>
          <table:table-cell table:number-columns-repeated="8"/>
        </table:table-row>
        <table:table-row table:style-name="ro1">
          <table:table-cell table:formula="of:=[.A2181]+15295" office:value-type="float" office:value="33365921" calcext:value-type="float">
            <text:p>33365921</text:p>
          </table:table-cell>
          <table:table-cell table:formula="of:=[.B2181]+131" office:value-type="float" office:value="285839" calcext:value-type="float">
            <text:p>285839</text:p>
          </table:table-cell>
          <table:table-cell/>
          <table:table-cell table:formula="of:=[.D2181]+[.E2182]" office:value-type="float" office:value="73273125718" calcext:value-type="float">
            <text:p>73273125718</text:p>
          </table:table-cell>
          <table:table-cell table:formula="of:=[.G2182]*7627" office:value-type="float" office:value="66537948" calcext:value-type="float">
            <text:p>66537948</text:p>
          </table:table-cell>
          <table:table-cell/>
          <table:table-cell table:formula="of:=[.G2180]+8" office:value-type="float" office:value="8724" calcext:value-type="float">
            <text:p>8724</text:p>
          </table:table-cell>
          <table:table-cell table:number-columns-repeated="7"/>
        </table:table-row>
        <table:table-row table:style-name="ro1">
          <table:table-cell table:formula="of:=[.A2182]+15295" office:value-type="float" office:value="33381216" calcext:value-type="float">
            <text:p>33381216</text:p>
          </table:table-cell>
          <table:table-cell table:formula="of:=[.B2182]+131" office:value-type="float" office:value="285970" calcext:value-type="float">
            <text:p>285970</text:p>
          </table:table-cell>
          <table:table-cell/>
          <table:table-cell table:formula="of:=[.D2182]+[.E2183]" office:value-type="float" office:value="73340942278" calcext:value-type="float">
            <text:p>73340942278</text:p>
          </table:table-cell>
          <table:table-cell table:formula="of:=[.F2183]*7770" office:value-type="float" office:value="67816560" calcext:value-type="float">
            <text:p>67816560</text:p>
          </table:table-cell>
          <table:table-cell table:formula="of:=[.F2181]+8" office:value-type="float" office:value="8728" calcext:value-type="float">
            <text:p>8728</text:p>
          </table:table-cell>
          <table:table-cell table:number-columns-repeated="8"/>
        </table:table-row>
        <table:table-row table:style-name="ro1">
          <table:table-cell table:formula="of:=[.A2183]+15295" office:value-type="float" office:value="33396511" calcext:value-type="float">
            <text:p>33396511</text:p>
          </table:table-cell>
          <table:table-cell table:formula="of:=[.B2183]+131" office:value-type="float" office:value="286101" calcext:value-type="float">
            <text:p>286101</text:p>
          </table:table-cell>
          <table:table-cell/>
          <table:table-cell table:formula="of:=[.D2183]+[.E2184]" office:value-type="float" office:value="73407541242" calcext:value-type="float">
            <text:p>73407541242</text:p>
          </table:table-cell>
          <table:table-cell table:formula="of:=[.G2184]*7627" office:value-type="float" office:value="66598964" calcext:value-type="float">
            <text:p>66598964</text:p>
          </table:table-cell>
          <table:table-cell/>
          <table:table-cell table:formula="of:=[.G2182]+8" office:value-type="float" office:value="8732" calcext:value-type="float">
            <text:p>8732</text:p>
          </table:table-cell>
          <table:table-cell table:number-columns-repeated="7"/>
        </table:table-row>
        <table:table-row table:style-name="ro1">
          <table:table-cell table:formula="of:=[.A2184]+15295" office:value-type="float" office:value="33411806" calcext:value-type="float">
            <text:p>33411806</text:p>
          </table:table-cell>
          <table:table-cell table:formula="of:=[.B2184]+131" office:value-type="float" office:value="286232" calcext:value-type="float">
            <text:p>286232</text:p>
          </table:table-cell>
          <table:table-cell/>
          <table:table-cell table:formula="of:=[.D2184]+[.E2185]" office:value-type="float" office:value="73475419962" calcext:value-type="float">
            <text:p>73475419962</text:p>
          </table:table-cell>
          <table:table-cell table:formula="of:=[.F2185]*7770" office:value-type="float" office:value="67878720" calcext:value-type="float">
            <text:p>67878720</text:p>
          </table:table-cell>
          <table:table-cell table:formula="of:=[.F2183]+8" office:value-type="float" office:value="8736" calcext:value-type="float">
            <text:p>8736</text:p>
          </table:table-cell>
          <table:table-cell table:number-columns-repeated="8"/>
        </table:table-row>
        <table:table-row table:style-name="ro1">
          <table:table-cell table:formula="of:=[.A2185]+15295" office:value-type="float" office:value="33427101" calcext:value-type="float">
            <text:p>33427101</text:p>
          </table:table-cell>
          <table:table-cell table:formula="of:=[.B2185]+131" office:value-type="float" office:value="286363" calcext:value-type="float">
            <text:p>286363</text:p>
          </table:table-cell>
          <table:table-cell/>
          <table:table-cell table:formula="of:=[.D2185]+[.E2186]" office:value-type="float" office:value="73542079942" calcext:value-type="float">
            <text:p>73542079942</text:p>
          </table:table-cell>
          <table:table-cell table:formula="of:=[.G2186]*7627" office:value-type="float" office:value="66659980" calcext:value-type="float">
            <text:p>66659980</text:p>
          </table:table-cell>
          <table:table-cell/>
          <table:table-cell table:formula="of:=[.G2184]+8" office:value-type="float" office:value="8740" calcext:value-type="float">
            <text:p>8740</text:p>
          </table:table-cell>
          <table:table-cell table:number-columns-repeated="7"/>
        </table:table-row>
        <table:table-row table:style-name="ro1">
          <table:table-cell table:formula="of:=[.A2186]+15295" office:value-type="float" office:value="33442396" calcext:value-type="float">
            <text:p>33442396</text:p>
          </table:table-cell>
          <table:table-cell table:formula="of:=[.B2186]+131" office:value-type="float" office:value="286494" calcext:value-type="float">
            <text:p>286494</text:p>
          </table:table-cell>
          <table:table-cell/>
          <table:table-cell table:formula="of:=[.D2186]+[.E2187]" office:value-type="float" office:value="73610020822" calcext:value-type="float">
            <text:p>73610020822</text:p>
          </table:table-cell>
          <table:table-cell table:formula="of:=[.F2187]*7770" office:value-type="float" office:value="67940880" calcext:value-type="float">
            <text:p>67940880</text:p>
          </table:table-cell>
          <table:table-cell table:formula="of:=[.F2185]+8" office:value-type="float" office:value="8744" calcext:value-type="float">
            <text:p>8744</text:p>
          </table:table-cell>
          <table:table-cell table:number-columns-repeated="8"/>
        </table:table-row>
        <table:table-row table:style-name="ro1">
          <table:table-cell table:formula="of:=[.A2187]+15295" office:value-type="float" office:value="33457691" calcext:value-type="float">
            <text:p>33457691</text:p>
          </table:table-cell>
          <table:table-cell table:formula="of:=[.B2187]+131" office:value-type="float" office:value="286625" calcext:value-type="float">
            <text:p>286625</text:p>
          </table:table-cell>
          <table:table-cell/>
          <table:table-cell table:formula="of:=[.D2187]+[.E2188]" office:value-type="float" office:value="73676741818" calcext:value-type="float">
            <text:p>73676741818</text:p>
          </table:table-cell>
          <table:table-cell table:formula="of:=[.G2188]*7627" office:value-type="float" office:value="66720996" calcext:value-type="float">
            <text:p>66720996</text:p>
          </table:table-cell>
          <table:table-cell/>
          <table:table-cell table:formula="of:=[.G2186]+8" office:value-type="float" office:value="8748" calcext:value-type="float">
            <text:p>8748</text:p>
          </table:table-cell>
          <table:table-cell table:number-columns-repeated="7"/>
        </table:table-row>
        <table:table-row table:style-name="ro1">
          <table:table-cell table:formula="of:=[.A2188]+15295" office:value-type="float" office:value="33472986" calcext:value-type="float">
            <text:p>33472986</text:p>
          </table:table-cell>
          <table:table-cell table:formula="of:=[.B2188]+131" office:value-type="float" office:value="286756" calcext:value-type="float">
            <text:p>286756</text:p>
          </table:table-cell>
          <table:table-cell/>
          <table:table-cell table:formula="of:=[.D2188]+[.E2189]" office:value-type="float" office:value="73744744858" calcext:value-type="float">
            <text:p>73744744858</text:p>
          </table:table-cell>
          <table:table-cell table:formula="of:=[.F2189]*7770" office:value-type="float" office:value="68003040" calcext:value-type="float">
            <text:p>68003040</text:p>
          </table:table-cell>
          <table:table-cell table:formula="of:=[.F2187]+8" office:value-type="float" office:value="8752" calcext:value-type="float">
            <text:p>8752</text:p>
          </table:table-cell>
          <table:table-cell table:number-columns-repeated="8"/>
        </table:table-row>
        <table:table-row table:style-name="ro1">
          <table:table-cell table:formula="of:=[.A2189]+15295" office:value-type="float" office:value="33488281" calcext:value-type="float">
            <text:p>33488281</text:p>
          </table:table-cell>
          <table:table-cell table:formula="of:=[.B2189]+131" office:value-type="float" office:value="286887" calcext:value-type="float">
            <text:p>286887</text:p>
          </table:table-cell>
          <table:table-cell/>
          <table:table-cell table:formula="of:=[.D2189]+[.E2190]" office:value-type="float" office:value="73811526870" calcext:value-type="float">
            <text:p>73811526870</text:p>
          </table:table-cell>
          <table:table-cell table:formula="of:=[.G2190]*7627" office:value-type="float" office:value="66782012" calcext:value-type="float">
            <text:p>66782012</text:p>
          </table:table-cell>
          <table:table-cell/>
          <table:table-cell table:formula="of:=[.G2188]+8" office:value-type="float" office:value="8756" calcext:value-type="float">
            <text:p>8756</text:p>
          </table:table-cell>
          <table:table-cell table:number-columns-repeated="7"/>
        </table:table-row>
        <table:table-row table:style-name="ro1">
          <table:table-cell table:formula="of:=[.A2190]+15295" office:value-type="float" office:value="33503576" calcext:value-type="float">
            <text:p>33503576</text:p>
          </table:table-cell>
          <table:table-cell table:formula="of:=[.B2190]+131" office:value-type="float" office:value="287018" calcext:value-type="float">
            <text:p>287018</text:p>
          </table:table-cell>
          <table:table-cell/>
          <table:table-cell table:formula="of:=[.D2190]+[.E2191]" office:value-type="float" office:value="73879592070" calcext:value-type="float">
            <text:p>73879592070</text:p>
          </table:table-cell>
          <table:table-cell table:formula="of:=[.F2191]*7770" office:value-type="float" office:value="68065200" calcext:value-type="float">
            <text:p>68065200</text:p>
          </table:table-cell>
          <table:table-cell table:formula="of:=[.F2189]+8" office:value-type="float" office:value="8760" calcext:value-type="float">
            <text:p>8760</text:p>
          </table:table-cell>
          <table:table-cell table:number-columns-repeated="8"/>
        </table:table-row>
        <table:table-row table:style-name="ro1">
          <table:table-cell table:formula="of:=[.A2191]+15295" office:value-type="float" office:value="33518871" calcext:value-type="float">
            <text:p>33518871</text:p>
          </table:table-cell>
          <table:table-cell table:formula="of:=[.B2191]+131" office:value-type="float" office:value="287149" calcext:value-type="float">
            <text:p>287149</text:p>
          </table:table-cell>
          <table:table-cell/>
          <table:table-cell table:formula="of:=[.D2191]+[.E2192]" office:value-type="float" office:value="73946435098" calcext:value-type="float">
            <text:p>73946435098</text:p>
          </table:table-cell>
          <table:table-cell table:formula="of:=[.G2192]*7627" office:value-type="float" office:value="66843028" calcext:value-type="float">
            <text:p>66843028</text:p>
          </table:table-cell>
          <table:table-cell/>
          <table:table-cell table:formula="of:=[.G2190]+8" office:value-type="float" office:value="8764" calcext:value-type="float">
            <text:p>8764</text:p>
          </table:table-cell>
          <table:table-cell table:number-columns-repeated="7"/>
        </table:table-row>
        <table:table-row table:style-name="ro1">
          <table:table-cell table:formula="of:=[.A2192]+15295" office:value-type="float" office:value="33534166" calcext:value-type="float">
            <text:p>33534166</text:p>
          </table:table-cell>
          <table:table-cell table:formula="of:=[.B2192]+131" office:value-type="float" office:value="287280" calcext:value-type="float">
            <text:p>287280</text:p>
          </table:table-cell>
          <table:table-cell/>
          <table:table-cell table:formula="of:=[.D2192]+[.E2193]" office:value-type="float" office:value="74014562458" calcext:value-type="float">
            <text:p>74014562458</text:p>
          </table:table-cell>
          <table:table-cell table:formula="of:=[.F2193]*7770" office:value-type="float" office:value="68127360" calcext:value-type="float">
            <text:p>68127360</text:p>
          </table:table-cell>
          <table:table-cell table:formula="of:=[.F2191]+8" office:value-type="float" office:value="8768" calcext:value-type="float">
            <text:p>8768</text:p>
          </table:table-cell>
          <table:table-cell table:number-columns-repeated="8"/>
        </table:table-row>
        <table:table-row table:style-name="ro1">
          <table:table-cell table:formula="of:=[.A2193]+15295" office:value-type="float" office:value="33549461" calcext:value-type="float">
            <text:p>33549461</text:p>
          </table:table-cell>
          <table:table-cell table:formula="of:=[.B2193]+131" office:value-type="float" office:value="287411" calcext:value-type="float">
            <text:p>287411</text:p>
          </table:table-cell>
          <table:table-cell/>
          <table:table-cell table:formula="of:=[.D2193]+[.E2194]" office:value-type="float" office:value="74081466502" calcext:value-type="float">
            <text:p>74081466502</text:p>
          </table:table-cell>
          <table:table-cell table:formula="of:=[.G2194]*7627" office:value-type="float" office:value="66904044" calcext:value-type="float">
            <text:p>66904044</text:p>
          </table:table-cell>
          <table:table-cell/>
          <table:table-cell table:formula="of:=[.G2192]+8" office:value-type="float" office:value="8772" calcext:value-type="float">
            <text:p>8772</text:p>
          </table:table-cell>
          <table:table-cell table:number-columns-repeated="7"/>
        </table:table-row>
        <table:table-row table:style-name="ro1">
          <table:table-cell table:formula="of:=[.A2194]+15295" office:value-type="float" office:value="33564756" calcext:value-type="float">
            <text:p>33564756</text:p>
          </table:table-cell>
          <table:table-cell table:formula="of:=[.B2194]+131" office:value-type="float" office:value="287542" calcext:value-type="float">
            <text:p>287542</text:p>
          </table:table-cell>
          <table:table-cell/>
          <table:table-cell table:formula="of:=[.D2194]+[.E2195]" office:value-type="float" office:value="74149656022" calcext:value-type="float">
            <text:p>74149656022</text:p>
          </table:table-cell>
          <table:table-cell table:formula="of:=[.F2195]*7770" office:value-type="float" office:value="68189520" calcext:value-type="float">
            <text:p>68189520</text:p>
          </table:table-cell>
          <table:table-cell table:formula="of:=[.F2193]+8" office:value-type="float" office:value="8776" calcext:value-type="float">
            <text:p>8776</text:p>
          </table:table-cell>
          <table:table-cell table:number-columns-repeated="8"/>
        </table:table-row>
        <table:table-row table:style-name="ro1">
          <table:table-cell table:formula="of:=[.A2195]+15295" office:value-type="float" office:value="33580051" calcext:value-type="float">
            <text:p>33580051</text:p>
          </table:table-cell>
          <table:table-cell table:formula="of:=[.B2195]+131" office:value-type="float" office:value="287673" calcext:value-type="float">
            <text:p>287673</text:p>
          </table:table-cell>
          <table:table-cell/>
          <table:table-cell table:formula="of:=[.D2195]+[.E2196]" office:value-type="float" office:value="74216621082" calcext:value-type="float">
            <text:p>74216621082</text:p>
          </table:table-cell>
          <table:table-cell table:formula="of:=[.G2196]*7627" office:value-type="float" office:value="66965060" calcext:value-type="float">
            <text:p>66965060</text:p>
          </table:table-cell>
          <table:table-cell/>
          <table:table-cell table:formula="of:=[.G2194]+8" office:value-type="float" office:value="8780" calcext:value-type="float">
            <text:p>8780</text:p>
          </table:table-cell>
          <table:table-cell table:number-columns-repeated="7"/>
        </table:table-row>
        <table:table-row table:style-name="ro1">
          <table:table-cell table:formula="of:=[.A2196]+15295" office:value-type="float" office:value="33595346" calcext:value-type="float">
            <text:p>33595346</text:p>
          </table:table-cell>
          <table:table-cell table:formula="of:=[.B2196]+131" office:value-type="float" office:value="287804" calcext:value-type="float">
            <text:p>287804</text:p>
          </table:table-cell>
          <table:table-cell/>
          <table:table-cell table:formula="of:=[.D2196]+[.E2197]" office:value-type="float" office:value="74284872762" calcext:value-type="float">
            <text:p>74284872762</text:p>
          </table:table-cell>
          <table:table-cell table:formula="of:=[.F2197]*7770" office:value-type="float" office:value="68251680" calcext:value-type="float">
            <text:p>68251680</text:p>
          </table:table-cell>
          <table:table-cell table:formula="of:=[.F2195]+8" office:value-type="float" office:value="8784" calcext:value-type="float">
            <text:p>8784</text:p>
          </table:table-cell>
          <table:table-cell table:number-columns-repeated="8"/>
        </table:table-row>
        <table:table-row table:style-name="ro1">
          <table:table-cell table:formula="of:=[.A2197]+15295" office:value-type="float" office:value="33610641" calcext:value-type="float">
            <text:p>33610641</text:p>
          </table:table-cell>
          <table:table-cell table:formula="of:=[.B2197]+131" office:value-type="float" office:value="287935" calcext:value-type="float">
            <text:p>287935</text:p>
          </table:table-cell>
          <table:table-cell/>
          <table:table-cell table:formula="of:=[.D2197]+[.E2198]" office:value-type="float" office:value="74351898838" calcext:value-type="float">
            <text:p>74351898838</text:p>
          </table:table-cell>
          <table:table-cell table:formula="of:=[.G2198]*7627" office:value-type="float" office:value="67026076" calcext:value-type="float">
            <text:p>67026076</text:p>
          </table:table-cell>
          <table:table-cell/>
          <table:table-cell table:formula="of:=[.G2196]+8" office:value-type="float" office:value="8788" calcext:value-type="float">
            <text:p>8788</text:p>
          </table:table-cell>
          <table:table-cell table:number-columns-repeated="7"/>
        </table:table-row>
        <table:table-row table:style-name="ro1">
          <table:table-cell table:formula="of:=[.A2198]+15295" office:value-type="float" office:value="33625936" calcext:value-type="float">
            <text:p>33625936</text:p>
          </table:table-cell>
          <table:table-cell table:formula="of:=[.B2198]+131" office:value-type="float" office:value="288066" calcext:value-type="float">
            <text:p>288066</text:p>
          </table:table-cell>
          <table:table-cell/>
          <table:table-cell table:formula="of:=[.D2198]+[.E2199]" office:value-type="float" office:value="74420212678" calcext:value-type="float">
            <text:p>74420212678</text:p>
          </table:table-cell>
          <table:table-cell table:formula="of:=[.F2199]*7770" office:value-type="float" office:value="68313840" calcext:value-type="float">
            <text:p>68313840</text:p>
          </table:table-cell>
          <table:table-cell table:formula="of:=[.F2197]+8" office:value-type="float" office:value="8792" calcext:value-type="float">
            <text:p>8792</text:p>
          </table:table-cell>
          <table:table-cell table:number-columns-repeated="8"/>
        </table:table-row>
        <table:table-row table:style-name="ro1">
          <table:table-cell table:formula="of:=[.A2199]+15295" office:value-type="float" office:value="33641231" calcext:value-type="float">
            <text:p>33641231</text:p>
          </table:table-cell>
          <table:table-cell table:formula="of:=[.B2199]+131" office:value-type="float" office:value="288197" calcext:value-type="float">
            <text:p>288197</text:p>
          </table:table-cell>
          <table:table-cell/>
          <table:table-cell table:formula="of:=[.D2199]+[.E2200]" office:value-type="float" office:value="74487299770" calcext:value-type="float">
            <text:p>74487299770</text:p>
          </table:table-cell>
          <table:table-cell table:formula="of:=[.G2200]*7627" office:value-type="float" office:value="67087092" calcext:value-type="float">
            <text:p>67087092</text:p>
          </table:table-cell>
          <table:table-cell/>
          <table:table-cell table:formula="of:=[.G2198]+8" office:value-type="float" office:value="8796" calcext:value-type="float">
            <text:p>8796</text:p>
          </table:table-cell>
          <table:table-cell table:number-columns-repeated="7"/>
        </table:table-row>
        <table:table-row table:style-name="ro1">
          <table:table-cell table:formula="of:=[.A2200]+15295" office:value-type="float" office:value="33656526" calcext:value-type="float">
            <text:p>33656526</text:p>
          </table:table-cell>
          <table:table-cell table:formula="of:=[.B2200]+131" office:value-type="float" office:value="288328" calcext:value-type="float">
            <text:p>288328</text:p>
          </table:table-cell>
          <table:table-cell/>
          <table:table-cell table:formula="of:=[.D2200]+[.E2201]" office:value-type="float" office:value="74555675770" calcext:value-type="float">
            <text:p>74555675770</text:p>
          </table:table-cell>
          <table:table-cell table:formula="of:=[.F2201]*7770" office:value-type="float" office:value="68376000" calcext:value-type="float">
            <text:p>68376000</text:p>
          </table:table-cell>
          <table:table-cell table:formula="of:=[.F2199]+8" office:value-type="float" office:value="8800" calcext:value-type="float">
            <text:p>8800</text:p>
          </table:table-cell>
          <table:table-cell table:number-columns-repeated="8"/>
        </table:table-row>
        <table:table-row table:style-name="ro1">
          <table:table-cell table:formula="of:=[.A2201]+15295" office:value-type="float" office:value="33671821" calcext:value-type="float">
            <text:p>33671821</text:p>
          </table:table-cell>
          <table:table-cell table:formula="of:=[.B2201]+131" office:value-type="float" office:value="288459" calcext:value-type="float">
            <text:p>288459</text:p>
          </table:table-cell>
          <table:table-cell/>
          <table:table-cell table:formula="of:=[.D2201]+[.E2202]" office:value-type="float" office:value="74622823878" calcext:value-type="float">
            <text:p>74622823878</text:p>
          </table:table-cell>
          <table:table-cell table:formula="of:=[.G2202]*7627" office:value-type="float" office:value="67148108" calcext:value-type="float">
            <text:p>67148108</text:p>
          </table:table-cell>
          <table:table-cell/>
          <table:table-cell table:formula="of:=[.G2200]+8" office:value-type="float" office:value="8804" calcext:value-type="float">
            <text:p>8804</text:p>
          </table:table-cell>
          <table:table-cell table:number-columns-repeated="7"/>
        </table:table-row>
        <table:table-row table:style-name="ro1">
          <table:table-cell table:formula="of:=[.A2202]+15295" office:value-type="float" office:value="33687116" calcext:value-type="float">
            <text:p>33687116</text:p>
          </table:table-cell>
          <table:table-cell table:formula="of:=[.B2202]+131" office:value-type="float" office:value="288590" calcext:value-type="float">
            <text:p>288590</text:p>
          </table:table-cell>
          <table:table-cell/>
          <table:table-cell table:formula="of:=[.D2202]+[.E2203]" office:value-type="float" office:value="74691262038" calcext:value-type="float">
            <text:p>74691262038</text:p>
          </table:table-cell>
          <table:table-cell table:formula="of:=[.F2203]*7770" office:value-type="float" office:value="68438160" calcext:value-type="float">
            <text:p>68438160</text:p>
          </table:table-cell>
          <table:table-cell table:formula="of:=[.F2201]+8" office:value-type="float" office:value="8808" calcext:value-type="float">
            <text:p>8808</text:p>
          </table:table-cell>
          <table:table-cell table:number-columns-repeated="8"/>
        </table:table-row>
        <table:table-row table:style-name="ro1">
          <table:table-cell table:formula="of:=[.A2203]+15295" office:value-type="float" office:value="33702411" calcext:value-type="float">
            <text:p>33702411</text:p>
          </table:table-cell>
          <table:table-cell table:formula="of:=[.B2203]+131" office:value-type="float" office:value="288721" calcext:value-type="float">
            <text:p>288721</text:p>
          </table:table-cell>
          <table:table-cell/>
          <table:table-cell table:formula="of:=[.D2203]+[.E2204]" office:value-type="float" office:value="74758471162" calcext:value-type="float">
            <text:p>74758471162</text:p>
          </table:table-cell>
          <table:table-cell table:formula="of:=[.G2204]*7627" office:value-type="float" office:value="67209124" calcext:value-type="float">
            <text:p>67209124</text:p>
          </table:table-cell>
          <table:table-cell/>
          <table:table-cell table:formula="of:=[.G2202]+8" office:value-type="float" office:value="8812" calcext:value-type="float">
            <text:p>8812</text:p>
          </table:table-cell>
          <table:table-cell table:number-columns-repeated="7"/>
        </table:table-row>
        <table:table-row table:style-name="ro1">
          <table:table-cell table:formula="of:=[.A2204]+15295" office:value-type="float" office:value="33717706" calcext:value-type="float">
            <text:p>33717706</text:p>
          </table:table-cell>
          <table:table-cell table:formula="of:=[.B2204]+131" office:value-type="float" office:value="288852" calcext:value-type="float">
            <text:p>288852</text:p>
          </table:table-cell>
          <table:table-cell/>
          <table:table-cell table:formula="of:=[.D2204]+[.E2205]" office:value-type="float" office:value="74826971482" calcext:value-type="float">
            <text:p>74826971482</text:p>
          </table:table-cell>
          <table:table-cell table:formula="of:=[.F2205]*7770" office:value-type="float" office:value="68500320" calcext:value-type="float">
            <text:p>68500320</text:p>
          </table:table-cell>
          <table:table-cell table:formula="of:=[.F2203]+8" office:value-type="float" office:value="8816" calcext:value-type="float">
            <text:p>8816</text:p>
          </table:table-cell>
          <table:table-cell table:number-columns-repeated="8"/>
        </table:table-row>
        <table:table-row table:style-name="ro1">
          <table:table-cell table:formula="of:=[.A2205]+15295" office:value-type="float" office:value="33733001" calcext:value-type="float">
            <text:p>33733001</text:p>
          </table:table-cell>
          <table:table-cell table:formula="of:=[.B2205]+131" office:value-type="float" office:value="288983" calcext:value-type="float">
            <text:p>288983</text:p>
          </table:table-cell>
          <table:table-cell/>
          <table:table-cell table:formula="of:=[.D2205]+[.E2206]" office:value-type="float" office:value="74894241622" calcext:value-type="float">
            <text:p>74894241622</text:p>
          </table:table-cell>
          <table:table-cell table:formula="of:=[.G2206]*7627" office:value-type="float" office:value="67270140" calcext:value-type="float">
            <text:p>67270140</text:p>
          </table:table-cell>
          <table:table-cell/>
          <table:table-cell table:formula="of:=[.G2204]+8" office:value-type="float" office:value="8820" calcext:value-type="float">
            <text:p>8820</text:p>
          </table:table-cell>
          <table:table-cell table:number-columns-repeated="7"/>
        </table:table-row>
        <table:table-row table:style-name="ro1">
          <table:table-cell table:formula="of:=[.A2206]+15295" office:value-type="float" office:value="33748296" calcext:value-type="float">
            <text:p>33748296</text:p>
          </table:table-cell>
          <table:table-cell table:formula="of:=[.B2206]+131" office:value-type="float" office:value="289114" calcext:value-type="float">
            <text:p>289114</text:p>
          </table:table-cell>
          <table:table-cell/>
          <table:table-cell table:formula="of:=[.D2206]+[.E2207]" office:value-type="float" office:value="74962804102" calcext:value-type="float">
            <text:p>74962804102</text:p>
          </table:table-cell>
          <table:table-cell table:formula="of:=[.F2207]*7770" office:value-type="float" office:value="68562480" calcext:value-type="float">
            <text:p>68562480</text:p>
          </table:table-cell>
          <table:table-cell table:formula="of:=[.F2205]+8" office:value-type="float" office:value="8824" calcext:value-type="float">
            <text:p>8824</text:p>
          </table:table-cell>
          <table:table-cell table:number-columns-repeated="8"/>
        </table:table-row>
      </table:table>
      <table:table table:name="Basé_0_deltas" table:style-name="ta1">
        <table:table-column table:style-name="co1" table:number-columns-repeated="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93" calcext:value-type="float">
            <text:p>3893</text:p>
          </table:table-cell>
          <table:table-cell table:number-columns-repeated="7"/>
        </table:table-row>
        <table:table-row table:style-name="ro1">
          <table:table-cell table:formula="of:=[.A1]+131" office:value-type="float" office:value="195" calcext:value-type="float">
            <text:p>195</text:p>
          </table:table-cell>
          <table:table-cell office:value-type="float" office:value="27015" calcext:value-type="float">
            <text:p>27015</text:p>
          </table:table-cell>
          <table:table-cell table:formula="of:=[.B2]-[.B1]" office:value-type="float" office:value="23122" calcext:value-type="float">
            <text:p>23122</text:p>
          </table:table-cell>
          <table:table-cell table:number-columns-repeated="6"/>
        </table:table-row>
        <table:table-row table:style-name="ro1">
          <table:table-cell table:formula="of:=[.A2]+131" office:value-type="float" office:value="326" calcext:value-type="float">
            <text:p>326</text:p>
          </table:table-cell>
          <table:table-cell office:value-type="float" office:value="57764" calcext:value-type="float">
            <text:p>57764</text:p>
          </table:table-cell>
          <table:table-cell table:formula="of:=[.B3]-[.B2]" office:value-type="float" office:value="30749" calcext:value-type="float">
            <text:p>30749</text:p>
          </table:table-cell>
          <table:table-cell/>
          <table:table-cell office:value-type="float" office:value="26501365" calcext:value-type="float">
            <text:p>26501365</text:p>
          </table:table-cell>
          <table:table-cell office:value-type="string" calcext:value-type="string">
            <text:p>/!\ index basé sur 1 au lieu de 0</text:p>
          </table:table-cell>
          <table:table-cell table:number-columns-repeated="3"/>
        </table:table-row>
        <table:table-row table:style-name="ro1">
          <table:table-cell table:formula="of:=[.A3]+131" office:value-type="float" office:value="457" calcext:value-type="float">
            <text:p>457</text:p>
          </table:table-cell>
          <table:table-cell office:value-type="float" office:value="88513" calcext:value-type="float">
            <text:p>88513</text:p>
          </table:table-cell>
          <table:table-cell table:formula="of:=[.B4]-[.B3]" office:value-type="float" office:value="30749" calcext:value-type="float">
            <text:p>30749</text:p>
          </table:table-cell>
          <table:table-cell table:number-columns-repeated="6"/>
        </table:table-row>
        <table:table-row table:style-name="ro1">
          <table:table-cell table:formula="of:=[.A4]+131" office:value-type="float" office:value="588" calcext:value-type="float">
            <text:p>588</text:p>
          </table:table-cell>
          <table:table-cell office:value-type="float" office:value="119262" calcext:value-type="float">
            <text:p>119262</text:p>
          </table:table-cell>
          <table:table-cell table:formula="of:=[.B5]-[.B4]" office:value-type="float" office:value="30749" calcext:value-type="float">
            <text:p>30749</text:p>
          </table:table-cell>
          <table:table-cell table:number-columns-repeated="6"/>
        </table:table-row>
        <table:table-row table:style-name="ro1">
          <table:table-cell table:formula="of:=[.A5]+131" office:value-type="float" office:value="719" calcext:value-type="float">
            <text:p>719</text:p>
          </table:table-cell>
          <table:table-cell office:value-type="float" office:value="150011" calcext:value-type="float">
            <text:p>150011</text:p>
          </table:table-cell>
          <table:table-cell table:formula="of:=[.B6]-[.B5]" office:value-type="float" office:value="30749" calcext:value-type="float">
            <text:p>30749</text:p>
          </table:table-cell>
          <table:table-cell table:number-columns-repeated="6"/>
        </table:table-row>
        <table:table-row table:style-name="ro1">
          <table:table-cell table:formula="of:=[.A6]+131" office:value-type="float" office:value="850" calcext:value-type="float">
            <text:p>850</text:p>
          </table:table-cell>
          <table:table-cell office:value-type="float" office:value="180760" calcext:value-type="float">
            <text:p>180760</text:p>
          </table:table-cell>
          <table:table-cell table:formula="of:=[.B7]-[.B6]" office:value-type="float" office:value="30749" calcext:value-type="float">
            <text:p>30749</text:p>
          </table:table-cell>
          <table:table-cell table:number-columns-repeated="6"/>
        </table:table-row>
        <table:table-row table:style-name="ro1">
          <table:table-cell table:formula="of:=[.A7]+131" office:value-type="float" office:value="981" calcext:value-type="float">
            <text:p>981</text:p>
          </table:table-cell>
          <table:table-cell office:value-type="float" office:value="211509" calcext:value-type="float">
            <text:p>211509</text:p>
          </table:table-cell>
          <table:table-cell table:formula="of:=[.B8]-[.B7]" office:value-type="float" office:value="30749" calcext:value-type="float">
            <text:p>30749</text:p>
          </table:table-cell>
          <table:table-cell table:number-columns-repeated="6"/>
        </table:table-row>
        <table:table-row table:style-name="ro1">
          <table:table-cell table:formula="of:=[.A8]+131" office:value-type="float" office:value="1112" calcext:value-type="float">
            <text:p>1112</text:p>
          </table:table-cell>
          <table:table-cell office:value-type="float" office:value="242258" calcext:value-type="float">
            <text:p>242258</text:p>
          </table:table-cell>
          <table:table-cell table:formula="of:=[.B9]-[.B8]" office:value-type="float" office:value="30749" calcext:value-type="float">
            <text:p>30749</text:p>
          </table:table-cell>
          <table:table-cell table:number-columns-repeated="4"/>
          <table:table-cell office:value-type="string" calcext:value-type="string">
            <text:p>nbActive projectés</text:p>
          </table:table-cell>
          <table:table-cell/>
        </table:table-row>
        <table:table-row table:style-name="ro1">
          <table:table-cell table:formula="of:=[.A9]+131" office:value-type="float" office:value="1243" calcext:value-type="float">
            <text:p>1243</text:p>
          </table:table-cell>
          <table:table-cell office:value-type="float" office:value="273007" calcext:value-type="float">
            <text:p>273007</text:p>
          </table:table-cell>
          <table:table-cell table:formula="of:=[.B10]-[.B9]" office:value-type="float" office:value="30749" calcext:value-type="float">
            <text:p>30749</text:p>
          </table:table-cell>
          <table:table-cell/>
          <table:table-cell table:style-name="ce6" table:formula="of:=[$Basé_0_main.I13]" office:value-type="float" office:value="26501364" calcext:value-type="float">
            <text:p>26501364</text:p>
          </table:table-cell>
          <table:table-cell table:formula="of:=[.E10]-[.A10]" office:value-type="float" office:value="26500121" calcext:value-type="float">
            <text:p>26500121</text:p>
          </table:table-cell>
          <table:table-cell table:formula="of:=[.F10]/131" office:value-type="float" office:value="202291" calcext:value-type="float">
            <text:p>202291</text:p>
          </table:table-cell>
          <table:table-cell table:formula="of:=[.C10]*[.G10]+[.B10]" office:value-type="float" office:value="6220518966" calcext:value-type="float">
            <text:p>6220518966</text:p>
          </table:table-cell>
          <table:table-cell/>
        </table:table-row>
        <table:table-row table:style-name="ro1">
          <table:table-cell table:formula="of:=[.A10]+131" office:value-type="float" office:value="1374" calcext:value-type="float">
            <text:p>1374</text:p>
          </table:table-cell>
          <table:table-cell office:value-type="float" office:value="303756" calcext:value-type="float">
            <text:p>303756</text:p>
          </table:table-cell>
          <table:table-cell table:formula="of:=[.B11]-[.B10]" office:value-type="float" office:value="30749" calcext:value-type="float">
            <text:p>30749</text:p>
          </table:table-cell>
          <table:table-cell table:number-columns-repeated="6"/>
        </table:table-row>
        <table:table-row table:style-name="ro1">
          <table:table-cell table:formula="of:=[.A11]+131" office:value-type="float" office:value="1505" calcext:value-type="float">
            <text:p>1505</text:p>
          </table:table-cell>
          <table:table-cell office:value-type="float" office:value="334505" calcext:value-type="float">
            <text:p>334505</text:p>
          </table:table-cell>
          <table:table-cell table:formula="of:=[.B12]-[.B11]" office:value-type="float" office:value="30749" calcext:value-type="float">
            <text:p>30749</text:p>
          </table:table-cell>
          <table:table-cell table:number-columns-repeated="6"/>
        </table:table-row>
        <table:table-row table:style-name="ro1">
          <table:table-cell table:formula="of:=[.A12]+131" office:value-type="float" office:value="1636" calcext:value-type="float">
            <text:p>1636</text:p>
          </table:table-cell>
          <table:table-cell office:value-type="float" office:value="365254" calcext:value-type="float">
            <text:p>365254</text:p>
          </table:table-cell>
          <table:table-cell table:formula="of:=[.B13]-[.B12]" office:value-type="float" office:value="30749" calcext:value-type="float">
            <text:p>30749</text:p>
          </table:table-cell>
          <table:table-cell table:number-columns-repeated="4"/>
          <table:table-cell office:value-type="string" calcext:value-type="string">
            <text:p>nbStable projetés</text:p>
          </table:table-cell>
          <table:table-cell/>
        </table:table-row>
        <table:table-row table:style-name="ro1">
          <table:table-cell table:formula="of:=[.A13]+131" office:value-type="float" office:value="1767" calcext:value-type="float">
            <text:p>1767</text:p>
          </table:table-cell>
          <table:table-cell office:value-type="float" office:value="396003" calcext:value-type="float">
            <text:p>396003</text:p>
          </table:table-cell>
          <table:table-cell table:formula="of:=[.B14]-[.B13]" office:value-type="float" office:value="30749" calcext:value-type="float">
            <text:p>30749</text:p>
          </table:table-cell>
          <table:table-cell table:number-columns-repeated="4"/>
          <table:table-cell table:formula="of:=[$Basé_0_main.$K$17]" office:value-type="float" office:value="630123546395770" calcext:value-type="float">
            <text:p>630123546395770</text:p>
          </table:table-cell>
          <table:table-cell/>
        </table:table-row>
        <table:table-row table:style-name="ro1">
          <table:table-cell table:formula="of:=[.A14]+131" office:value-type="float" office:value="1898" calcext:value-type="float">
            <text:p>1898</text:p>
          </table:table-cell>
          <table:table-cell/>
          <table:table-cell table:formula="of:=[.B15]-[.B14]" office:value-type="float" office:value="-396003" calcext:value-type="float">
            <text:p>-396003</text:p>
          </table:table-cell>
          <table:table-cell table:number-columns-repeated="6"/>
        </table:table-row>
        <table:table-row table:style-name="ro1">
          <table:table-cell table:formula="of:=[.A15]+131" office:value-type="float" office:value="2029" calcext:value-type="float">
            <text:p>2029</text:p>
          </table:table-cell>
          <table:table-cell/>
          <table:table-cell table:formula="of:=[.B16]-[.B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16]+131" office:value-type="float" office:value="2160" calcext:value-type="float">
            <text:p>2160</text:p>
          </table:table-cell>
          <table:table-cell/>
          <table:table-cell table:formula="of:=[.B17]-[.B16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formula="of:=[.H14]+[.H10]" office:value-type="float" office:value="630129766914736" calcext:value-type="float">
            <text:p>630129766914736</text:p>
          </table:table-cell>
          <table:table-cell/>
        </table:table-row>
        <table:table-row table:style-name="ro1">
          <table:table-cell table:formula="of:=[.A17]+131" office:value-type="float" office:value="2291" calcext:value-type="float">
            <text:p>2291</text:p>
          </table:table-cell>
          <table:table-cell/>
          <table:table-cell table:formula="of:=[.B18]-[.B17]" office:value-type="float" office:value="0" calcext:value-type="float">
            <text:p>0</text:p>
          </table:table-cell>
          <table:table-cell table:number-columns-repeated="4"/>
          <table:table-cell office:value-type="float" office:value="630136178610959" calcext:value-type="float">
            <text:p>630136178610959</text:p>
          </table:table-cell>
          <table:table-cell office:value-type="string" calcext:value-type="string">
            <text:p>too high</text:p>
          </table:table-cell>
        </table:table-row>
        <table:table-row table:style-name="ro1">
          <table:table-cell table:formula="of:=[.A18]+131" office:value-type="float" office:value="2422" calcext:value-type="float">
            <text:p>2422</text:p>
          </table:table-cell>
          <table:table-cell/>
          <table:table-cell table:formula="of:=[.B19]-[.B18]" office:value-type="float" office:value="0" calcext:value-type="float">
            <text:p>0</text:p>
          </table:table-cell>
          <table:table-cell table:number-columns-repeated="4"/>
          <table:table-cell office:value-type="float" office:value="630129891126959" calcext:value-type="float">
            <text:p>630129891126959</text:p>
          </table:table-cell>
          <table:table-cell office:value-type="string" calcext:value-type="string">
            <text:p>too high</text:p>
          </table:table-cell>
        </table:table-row>
        <table:table-row table:style-name="ro1">
          <table:table-cell table:formula="of:=[.A19]+131" office:value-type="float" office:value="2553" calcext:value-type="float">
            <text:p>2553</text:p>
          </table:table-cell>
          <table:table-cell/>
          <table:table-cell table:formula="of:=[.B20]-[.B19]" office:value-type="float" office:value="0" calcext:value-type="float">
            <text:p>0</text:p>
          </table:table-cell>
          <table:table-cell table:number-columns-repeated="4"/>
          <table:table-cell office:value-type="float" office:value="630129891126720" calcext:value-type="float">
            <text:p>630129891126720</text:p>
          </table:table-cell>
          <table:table-cell office:value-type="string" calcext:value-type="string">
            <text:p>too high</text:p>
          </table:table-cell>
        </table:table-row>
        <table:table-row table:style-name="ro1">
          <table:table-cell table:formula="of:=[.A20]+131" office:value-type="float" office:value="2684" calcext:value-type="float">
            <text:p>2684</text:p>
          </table:table-cell>
          <table:table-cell/>
          <table:table-cell table:formula="of:=[.B21]-[.B20]" office:value-type="float" office:value="0" calcext:value-type="float">
            <text:p>0</text:p>
          </table:table-cell>
          <table:table-cell table:number-columns-repeated="4"/>
          <table:table-cell office:value-type="float" office:value="630129766914736" calcext:value-type="float">
            <text:p>630129766914736</text:p>
          </table:table-cell>
          <table:table-cell office:value-type="string" calcext:value-type="string">
            <text:p>not right</text:p>
          </table:table-cell>
        </table:table-row>
        <table:table-row table:style-name="ro1">
          <table:table-cell table:formula="of:=[.A21]+131" office:value-type="float" office:value="2815" calcext:value-type="float">
            <text:p>2815</text:p>
          </table:table-cell>
          <table:table-cell/>
          <table:table-cell table:formula="of:=[.B22]-[.B2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22]+131" office:value-type="float" office:value="2946" calcext:value-type="float">
            <text:p>2946</text:p>
          </table:table-cell>
          <table:table-cell table:number-columns-repeated="5"/>
          <table:table-cell office:value-type="string" calcext:value-type="string">
            <text:p>basé sur 1</text:p>
          </table:table-cell>
          <table:table-cell office:value-type="float" office:value="630129824772393" calcext:value-type="float">
            <text:p>630129824772393</text:p>
          </table:table-cell>
          <table:table-cell/>
        </table:table-row>
        <table:table-row table:style-name="ro1">
          <table:table-cell table:formula="of:=[.A23]+131" office:value-type="float" office:value="3077" calcext:value-type="float">
            <text:p>3077</text:p>
          </table:table-cell>
          <table:table-cell table:number-columns-repeated="8"/>
        </table:table-row>
        <table:table-row table:style-name="ro1">
          <table:table-cell table:formula="of:=[.A24]+131" office:value-type="float" office:value="3208" calcext:value-type="float">
            <text:p>3208</text:p>
          </table:table-cell>
          <table:table-cell table:number-columns-repeated="8"/>
        </table:table-row>
        <table:table-row table:style-name="ro1">
          <table:table-cell table:formula="of:=[.A25]+131" office:value-type="float" office:value="3339" calcext:value-type="float">
            <text:p>3339</text:p>
          </table:table-cell>
          <table:table-cell table:number-columns-repeated="8"/>
        </table:table-row>
        <table:table-row table:style-name="ro1">
          <table:table-cell table:formula="of:=[.A26]+131" office:value-type="float" office:value="3470" calcext:value-type="float">
            <text:p>3470</text:p>
          </table:table-cell>
          <table:table-cell table:number-columns-repeated="8"/>
        </table:table-row>
        <table:table-row table:style-name="ro1">
          <table:table-cell table:formula="of:=[.A27]+131" office:value-type="float" office:value="3601" calcext:value-type="float">
            <text:p>3601</text:p>
          </table:table-cell>
          <table:table-cell table:number-columns-repeated="8"/>
        </table:table-row>
        <table:table-row table:style-name="ro1">
          <table:table-cell table:formula="of:=[.A28]+131" office:value-type="float" office:value="3732" calcext:value-type="float">
            <text:p>3732</text:p>
          </table:table-cell>
          <table:table-cell table:number-columns-repeated="8"/>
        </table:table-row>
        <table:table-row table:style-name="ro1">
          <table:table-cell table:formula="of:=[.A29]+131" office:value-type="float" office:value="3863" calcext:value-type="float">
            <text:p>3863</text:p>
          </table:table-cell>
          <table:table-cell table:number-columns-repeated="8"/>
        </table:table-row>
        <table:table-row table:style-name="ro1">
          <table:table-cell table:formula="of:=[.A30]+131" office:value-type="float" office:value="3994" calcext:value-type="float">
            <text:p>3994</text:p>
          </table:table-cell>
          <table:table-cell table:number-columns-repeated="8"/>
        </table:table-row>
        <table:table-row table:style-name="ro1">
          <table:table-cell table:formula="of:=[.A31]+131" office:value-type="float" office:value="4125" calcext:value-type="float">
            <text:p>4125</text:p>
          </table:table-cell>
          <table:table-cell table:number-columns-repeated="8"/>
        </table:table-row>
        <table:table-row table:style-name="ro1">
          <table:table-cell table:formula="of:=[.A32]+131" office:value-type="float" office:value="4256" calcext:value-type="float">
            <text:p>4256</text:p>
          </table:table-cell>
          <table:table-cell table:number-columns-repeated="8"/>
        </table:table-row>
        <table:table-row table:style-name="ro1">
          <table:table-cell table:formula="of:=[.A33]+131" office:value-type="float" office:value="4387" calcext:value-type="float">
            <text:p>4387</text:p>
          </table:table-cell>
          <table:table-cell table:number-columns-repeated="8"/>
        </table:table-row>
        <table:table-row table:style-name="ro1">
          <table:table-cell table:formula="of:=[.A34]+131" office:value-type="float" office:value="4518" calcext:value-type="float">
            <text:p>4518</text:p>
          </table:table-cell>
          <table:table-cell table:number-columns-repeated="8"/>
        </table:table-row>
        <table:table-row table:style-name="ro1">
          <table:table-cell table:formula="of:=[.A35]+131" office:value-type="float" office:value="4649" calcext:value-type="float">
            <text:p>4649</text:p>
          </table:table-cell>
          <table:table-cell table:number-columns-repeated="8"/>
        </table:table-row>
        <table:table-row table:style-name="ro1">
          <table:table-cell table:formula="of:=[.A36]+131" office:value-type="float" office:value="4780" calcext:value-type="float">
            <text:p>4780</text:p>
          </table:table-cell>
          <table:table-cell table:number-columns-repeated="8"/>
        </table:table-row>
        <table:table-row table:style-name="ro1">
          <table:table-cell table:formula="of:=[.A37]+131" office:value-type="float" office:value="4911" calcext:value-type="float">
            <text:p>4911</text:p>
          </table:table-cell>
          <table:table-cell table:number-columns-repeated="8"/>
        </table:table-row>
      </table:table>
      <table:table table:name="Basé_1_complet" table:style-name="ta1">
        <table:table-column table:style-name="co1" table:number-columns-repeated="1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actifs</text:p>
          </table:table-cell>
          <table:table-cell office:value-type="string" calcext:value-type="string">
            <text:p>stabl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elta actifs</text:p>
          </table:table-cell>
          <table:table-cell office:value-type="string" calcext:value-type="string">
            <text:p>delta stables</text:p>
          </table:table-cell>
          <table:table-cell office:value-type="string" calcext:value-type="string">
            <text:p>D2/7627</text:p>
          </table:table-cell>
          <table:table-cell office:value-type="string" calcext:value-type="string">
            <text:p>D2/777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GainP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actifsP</text:p>
          </table:table-cell>
          <table:table-cell office:value-type="string" calcext:value-type="string">
            <text:p>SumGainPP</text:p>
          </table:table-cell>
          <table:table-cell office:value-type="string" calcext:value-type="string">
            <text:p>stablesP</text:p>
          </table:table-cell>
          <table:table-cell office:value-type="string" calcext:value-type="string">
            <text:p>totalP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795" calcext:value-type="float">
            <text:p>3795</text:p>
          </table:table-cell>
          <table:table-cell office:value-type="float" office:value="0" calcext:value-type="float">
            <text:p>0</text:p>
          </table:table-cell>
          <table:table-cell office:value-type="float" office:value="3795" calcext:value-type="float">
            <text:p>3795</text:p>
          </table:table-cell>
          <table:table-cell table:number-columns-repeated="4"/>
          <table:table-cell table:formula="of:=([.A2]-196)/131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7015" calcext:value-type="float">
            <text:p>27015</text:p>
          </table:table-cell>
          <table:table-cell office:value-type="float" office:value="7627" calcext:value-type="float">
            <text:p>7627</text:p>
          </table:table-cell>
          <table:table-cell office:value-type="float" office:value="34642" calcext:value-type="float">
            <text:p>34642</text:p>
          </table:table-cell>
          <table:table-cell table:formula="of:=[.B3]-[.B2]" office:value-type="float" office:value="23220" calcext:value-type="float">
            <text:p>23220</text:p>
          </table:table-cell>
          <table:table-cell table:formula="of:=[.C3]-[.C2]" office:value-type="float" office:value="7627" calcext:value-type="float">
            <text:p>7627</text:p>
          </table:table-cell>
          <table:table-cell table:formula="of:=[.F3]/7627" office:value-type="float" office:value="1" calcext:value-type="float">
            <text:p>1</text:p>
          </table:table-cell>
          <table:table-cell table:formula="of:=[.F3]/7770" office:value-type="float" office:value="0.981595881595882" calcext:value-type="float">
            <text:p>0,981595881595882</text:p>
          </table:table-cell>
          <table:table-cell table:formula="of:=([.A3]-196)/131" office:value-type="float" office:value="0" calcext:value-type="float">
            <text:p>0</text:p>
          </table:table-cell>
          <table:table-cell table:number-columns-repeated="2"/>
          <table:table-cell table:formula="of:=[.$B$3]+[.$E$4]*[.I3]" office:value-type="float" office:value="27015" calcext:value-type="float">
            <text:p>27015</text:p>
          </table:table-cell>
          <table:table-cell table:formula="of:=[.I3]/2*([.I3]/2+1)*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]+131" office:value-type="float" office:value="327" calcext:value-type="float">
            <text:p>327</text:p>
          </table:table-cell>
          <table:table-cell office:value-type="float" office:value="57764" calcext:value-type="float">
            <text:p>57764</text:p>
          </table:table-cell>
          <table:table-cell office:value-type="float" office:value="38707" calcext:value-type="float">
            <text:p>38707</text:p>
          </table:table-cell>
          <table:table-cell office:value-type="float" office:value="96471" calcext:value-type="float">
            <text:p>96471</text:p>
          </table:table-cell>
          <table:table-cell table:formula="of:=[.B4]-[.B3]" office:value-type="float" office:value="30749" calcext:value-type="float">
            <text:p>30749</text:p>
          </table:table-cell>
          <table:table-cell table:formula="of:=[.C4]-[.C3]" office:value-type="float" office:value="31080" calcext:value-type="float">
            <text:p>31080</text:p>
          </table:table-cell>
          <table:table-cell table:formula="of:=[.F4]/7627" office:value-type="float" office:value="4.07499672217123" calcext:value-type="float">
            <text:p>4,07499672217123</text:p>
          </table:table-cell>
          <table:table-cell table:formula="of:=[.F4]/7770" office:value-type="float" office:value="4" calcext:value-type="float">
            <text:p>4</text:p>
          </table:table-cell>
          <table:table-cell table:formula="of:=([.A4]-196)/131" office:value-type="float" office:value="1" calcext:value-type="float">
            <text:p>1</text:p>
          </table:table-cell>
          <table:table-cell table:formula="of:=4*[.I4]" office:value-type="float" office:value="4" calcext:value-type="float">
            <text:p>4</text:p>
          </table:table-cell>
          <table:table-cell table:formula="of:=[.J4]*7770" office:value-type="float" office:value="31080" calcext:value-type="float">
            <text:p>31080</text:p>
          </table:table-cell>
          <table:table-cell table:formula="of:=[.$B$3]+[.$E$4]*[.I4]" office:value-type="float" office:value="57764" calcext:value-type="float">
            <text:p>57764</text:p>
          </table:table-cell>
          <table:table-cell table:formula="of:=4*([.I4]+1)/2*([.I4]+1)/2" office:value-type="float" office:value="4" calcext:value-type="float">
            <text:p>4</text:p>
          </table:table-cell>
          <table:table-cell table:formula="of:=[.$C$3]+[.M4]*7770+[.M3]*7627" office:value-type="float" office:value="38707" calcext:value-type="float">
            <text:p>38707</text:p>
          </table:table-cell>
          <table:table-cell table:formula="of:=[.N4]+[.L4]" office:value-type="float" office:value="96471" calcext:value-type="float">
            <text:p>96471</text:p>
          </table:table-cell>
        </table:table-row>
        <table:table-row table:style-name="ro1">
          <table:table-cell table:formula="of:=[.A4]+131" office:value-type="float" office:value="458" calcext:value-type="float">
            <text:p>458</text:p>
          </table:table-cell>
          <table:table-cell office:value-type="float" office:value="88513" calcext:value-type="float">
            <text:p>88513</text:p>
          </table:table-cell>
          <table:table-cell office:value-type="float" office:value="99723" calcext:value-type="float">
            <text:p>99723</text:p>
          </table:table-cell>
          <table:table-cell office:value-type="float" office:value="188236" calcext:value-type="float">
            <text:p>188236</text:p>
          </table:table-cell>
          <table:table-cell table:formula="of:=[.B5]-[.B4]" office:value-type="float" office:value="30749" calcext:value-type="float">
            <text:p>30749</text:p>
          </table:table-cell>
          <table:table-cell table:formula="of:=[.C5]-[.C4]" office:value-type="float" office:value="61016" calcext:value-type="float">
            <text:p>61016</text:p>
          </table:table-cell>
          <table:table-cell table:formula="of:=[.F5]/7627" office:value-type="float" office:value="8" calcext:value-type="float">
            <text:p>8</text:p>
          </table:table-cell>
          <table:table-cell table:formula="of:=[.F5]/7770" office:value-type="float" office:value="7.85276705276705" calcext:value-type="float">
            <text:p>7,85276705276705</text:p>
          </table:table-cell>
          <table:table-cell table:formula="of:=([.A5]-196)/131" office:value-type="float" office:value="2" calcext:value-type="float">
            <text:p>2</text:p>
          </table:table-cell>
          <table:table-cell table:formula="of:=4*[.I5]" office:value-type="float" office:value="8" calcext:value-type="float">
            <text:p>8</text:p>
          </table:table-cell>
          <table:table-cell table:formula="of:=[.J5]*7627" office:value-type="float" office:value="61016" calcext:value-type="float">
            <text:p>61016</text:p>
          </table:table-cell>
          <table:table-cell table:formula="of:=[.$B$3]+[.$E$4]*[.I5]" office:value-type="float" office:value="88513" calcext:value-type="float">
            <text:p>88513</text:p>
          </table:table-cell>
          <table:table-cell table:formula="of:=[.I5]/2*([.I5]/2+1)*4" office:value-type="float" office:value="8" calcext:value-type="float">
            <text:p>8</text:p>
          </table:table-cell>
          <table:table-cell table:formula="of:=[.$C$3]+[.M4]*7770+[.M5]*7627" office:value-type="float" office:value="99723" calcext:value-type="float">
            <text:p>99723</text:p>
          </table:table-cell>
          <table:table-cell table:formula="of:=[.N5]+[.L5]" office:value-type="float" office:value="188236" calcext:value-type="float">
            <text:p>188236</text:p>
          </table:table-cell>
        </table:table-row>
        <table:table-row table:style-name="ro1">
          <table:table-cell table:formula="of:=[.A5]+131" office:value-type="float" office:value="589" calcext:value-type="float">
            <text:p>589</text:p>
          </table:table-cell>
          <table:table-cell office:value-type="float" office:value="119262" calcext:value-type="float">
            <text:p>119262</text:p>
          </table:table-cell>
          <table:table-cell office:value-type="float" office:value="192963" calcext:value-type="float">
            <text:p>192963</text:p>
          </table:table-cell>
          <table:table-cell office:value-type="float" office:value="312225" calcext:value-type="float">
            <text:p>312225</text:p>
          </table:table-cell>
          <table:table-cell table:formula="of:=[.B6]-[.B5]" office:value-type="float" office:value="30749" calcext:value-type="float">
            <text:p>30749</text:p>
          </table:table-cell>
          <table:table-cell table:formula="of:=[.C6]-[.C5]" office:value-type="float" office:value="93240" calcext:value-type="float">
            <text:p>93240</text:p>
          </table:table-cell>
          <table:table-cell table:formula="of:=[.F6]/7627" office:value-type="float" office:value="12.2249901665137" calcext:value-type="float">
            <text:p>12,2249901665137</text:p>
          </table:table-cell>
          <table:table-cell table:formula="of:=[.F6]/7770" office:value-type="float" office:value="12" calcext:value-type="float">
            <text:p>12</text:p>
          </table:table-cell>
          <table:table-cell table:formula="of:=([.A6]-196)/131" office:value-type="float" office:value="3" calcext:value-type="float">
            <text:p>3</text:p>
          </table:table-cell>
          <table:table-cell table:formula="of:=4*[.I6]" office:value-type="float" office:value="12" calcext:value-type="float">
            <text:p>12</text:p>
          </table:table-cell>
          <table:table-cell table:formula="of:=[.J6]*7770" office:value-type="float" office:value="93240" calcext:value-type="float">
            <text:p>93240</text:p>
          </table:table-cell>
          <table:table-cell table:formula="of:=[.$B$3]+[.$E$4]*[.I6]" office:value-type="float" office:value="119262" calcext:value-type="float">
            <text:p>119262</text:p>
          </table:table-cell>
          <table:table-cell table:formula="of:=4*([.I6]+1)/2*([.I6]+1)/2" office:value-type="float" office:value="16" calcext:value-type="float">
            <text:p>16</text:p>
          </table:table-cell>
          <table:table-cell table:formula="of:=[.$C$3]+[.M6]*7770+[.M5]*7627" office:value-type="float" office:value="192963" calcext:value-type="float">
            <text:p>192963</text:p>
          </table:table-cell>
          <table:table-cell table:formula="of:=[.N6]+[.L6]" office:value-type="float" office:value="312225" calcext:value-type="float">
            <text:p>312225</text:p>
          </table:table-cell>
        </table:table-row>
        <table:table-row table:style-name="ro1">
          <table:table-cell table:formula="of:=[.A6]+131" office:value-type="float" office:value="720" calcext:value-type="float">
            <text:p>720</text:p>
          </table:table-cell>
          <table:table-cell office:value-type="float" office:value="150011" calcext:value-type="float">
            <text:p>150011</text:p>
          </table:table-cell>
          <table:table-cell office:value-type="float" office:value="314995" calcext:value-type="float">
            <text:p>314995</text:p>
          </table:table-cell>
          <table:table-cell office:value-type="float" office:value="465006" calcext:value-type="float">
            <text:p>465006</text:p>
          </table:table-cell>
          <table:table-cell table:formula="of:=[.B7]-[.B6]" office:value-type="float" office:value="30749" calcext:value-type="float">
            <text:p>30749</text:p>
          </table:table-cell>
          <table:table-cell table:formula="of:=[.C7]-[.C6]" office:value-type="float" office:value="122032" calcext:value-type="float">
            <text:p>122032</text:p>
          </table:table-cell>
          <table:table-cell table:formula="of:=[.F7]/7627" office:value-type="float" office:value="16" calcext:value-type="float">
            <text:p>16</text:p>
          </table:table-cell>
          <table:table-cell table:formula="of:=[.F7]/7770" office:value-type="float" office:value="15.7055341055341" calcext:value-type="float">
            <text:p>15,7055341055341</text:p>
          </table:table-cell>
          <table:table-cell table:formula="of:=([.A7]-196)/131" office:value-type="float" office:value="4" calcext:value-type="float">
            <text:p>4</text:p>
          </table:table-cell>
          <table:table-cell table:formula="of:=4*[.I7]" office:value-type="float" office:value="16" calcext:value-type="float">
            <text:p>16</text:p>
          </table:table-cell>
          <table:table-cell table:formula="of:=[.J7]*7627" office:value-type="float" office:value="122032" calcext:value-type="float">
            <text:p>122032</text:p>
          </table:table-cell>
          <table:table-cell table:formula="of:=[.$B$3]+[.$E$4]*[.I7]" office:value-type="float" office:value="150011" calcext:value-type="float">
            <text:p>150011</text:p>
          </table:table-cell>
          <table:table-cell table:formula="of:=[.I7]/2*([.I7]/2+1)*4" office:value-type="float" office:value="24" calcext:value-type="float">
            <text:p>24</text:p>
          </table:table-cell>
          <table:table-cell table:formula="of:=[.$C$3]+[.M6]*7770+[.M7]*7627" office:value-type="float" office:value="314995" calcext:value-type="float">
            <text:p>314995</text:p>
          </table:table-cell>
          <table:table-cell table:formula="of:=[.N7]+[.L7]" office:value-type="float" office:value="465006" calcext:value-type="float">
            <text:p>465006</text:p>
          </table:table-cell>
        </table:table-row>
        <table:table-row table:style-name="ro1">
          <table:table-cell table:formula="of:=[.A7]+131" office:value-type="float" office:value="851" calcext:value-type="float">
            <text:p>851</text:p>
          </table:table-cell>
          <table:table-cell office:value-type="float" office:value="180760" calcext:value-type="float">
            <text:p>180760</text:p>
          </table:table-cell>
          <table:table-cell office:value-type="float" office:value="470395" calcext:value-type="float">
            <text:p>470395</text:p>
          </table:table-cell>
          <table:table-cell office:value-type="float" office:value="651155" calcext:value-type="float">
            <text:p>651155</text:p>
          </table:table-cell>
          <table:table-cell table:formula="of:=[.B8]-[.B7]" office:value-type="float" office:value="30749" calcext:value-type="float">
            <text:p>30749</text:p>
          </table:table-cell>
          <table:table-cell table:formula="of:=[.C8]-[.C7]" office:value-type="float" office:value="155400" calcext:value-type="float">
            <text:p>155400</text:p>
          </table:table-cell>
          <table:table-cell table:formula="of:=[.F8]/7627" office:value-type="float" office:value="20.3749836108562" calcext:value-type="float">
            <text:p>20,3749836108562</text:p>
          </table:table-cell>
          <table:table-cell table:formula="of:=[.F8]/7770" office:value-type="float" office:value="20" calcext:value-type="float">
            <text:p>20</text:p>
          </table:table-cell>
          <table:table-cell table:formula="of:=([.A8]-196)/131" office:value-type="float" office:value="5" calcext:value-type="float">
            <text:p>5</text:p>
          </table:table-cell>
          <table:table-cell table:formula="of:=4*[.I8]" office:value-type="float" office:value="20" calcext:value-type="float">
            <text:p>20</text:p>
          </table:table-cell>
          <table:table-cell table:formula="of:=[.J8]*7770" office:value-type="float" office:value="155400" calcext:value-type="float">
            <text:p>155400</text:p>
          </table:table-cell>
          <table:table-cell table:formula="of:=[.$B$3]+[.$E$4]*[.I8]" office:value-type="float" office:value="180760" calcext:value-type="float">
            <text:p>180760</text:p>
          </table:table-cell>
          <table:table-cell table:formula="of:=4*([.I8]+1)/2*([.I8]+1)/2" office:value-type="float" office:value="36" calcext:value-type="float">
            <text:p>36</text:p>
          </table:table-cell>
          <table:table-cell table:formula="of:=[.$C$3]+[.M8]*7770+[.M7]*7627" office:value-type="float" office:value="470395" calcext:value-type="float">
            <text:p>470395</text:p>
          </table:table-cell>
          <table:table-cell table:formula="of:=[.N8]+[.L8]" office:value-type="float" office:value="651155" calcext:value-type="float">
            <text:p>651155</text:p>
          </table:table-cell>
        </table:table-row>
        <table:table-row table:style-name="ro1">
          <table:table-cell table:formula="of:=[.A8]+131" office:value-type="float" office:value="982" calcext:value-type="float">
            <text:p>982</text:p>
          </table:table-cell>
          <table:table-cell office:value-type="float" office:value="211509" calcext:value-type="float">
            <text:p>211509</text:p>
          </table:table-cell>
          <table:table-cell office:value-type="float" office:value="653443" calcext:value-type="float">
            <text:p>653443</text:p>
          </table:table-cell>
          <table:table-cell office:value-type="float" office:value="864952" calcext:value-type="float">
            <text:p>864952</text:p>
          </table:table-cell>
          <table:table-cell table:formula="of:=[.B9]-[.B8]" office:value-type="float" office:value="30749" calcext:value-type="float">
            <text:p>30749</text:p>
          </table:table-cell>
          <table:table-cell table:formula="of:=[.C9]-[.C8]" office:value-type="float" office:value="183048" calcext:value-type="float">
            <text:p>183048</text:p>
          </table:table-cell>
          <table:table-cell table:formula="of:=[.F9]/7627" office:value-type="float" office:value="24" calcext:value-type="float">
            <text:p>24</text:p>
          </table:table-cell>
          <table:table-cell table:formula="of:=[.F9]/7770" office:value-type="float" office:value="23.5583011583012" calcext:value-type="float">
            <text:p>23,5583011583012</text:p>
          </table:table-cell>
          <table:table-cell table:formula="of:=([.A9]-196)/131" office:value-type="float" office:value="6" calcext:value-type="float">
            <text:p>6</text:p>
          </table:table-cell>
          <table:table-cell table:formula="of:=4*[.I9]" office:value-type="float" office:value="24" calcext:value-type="float">
            <text:p>24</text:p>
          </table:table-cell>
          <table:table-cell table:formula="of:=[.J9]*7627" office:value-type="float" office:value="183048" calcext:value-type="float">
            <text:p>183048</text:p>
          </table:table-cell>
          <table:table-cell table:formula="of:=[.$B$3]+[.$E$4]*[.I9]" office:value-type="float" office:value="211509" calcext:value-type="float">
            <text:p>211509</text:p>
          </table:table-cell>
          <table:table-cell table:formula="of:=[.I9]/2*([.I9]/2+1)*4" office:value-type="float" office:value="48" calcext:value-type="float">
            <text:p>48</text:p>
          </table:table-cell>
          <table:table-cell table:formula="of:=[.$C$3]+[.M8]*7770+[.M9]*7627" office:value-type="float" office:value="653443" calcext:value-type="float">
            <text:p>653443</text:p>
          </table:table-cell>
          <table:table-cell table:formula="of:=[.N9]+[.L9]" office:value-type="float" office:value="864952" calcext:value-type="float">
            <text:p>864952</text:p>
          </table:table-cell>
        </table:table-row>
        <table:table-row table:style-name="ro1">
          <table:table-cell table:formula="of:=[.A9]+131" office:value-type="float" office:value="1113" calcext:value-type="float">
            <text:p>1113</text:p>
          </table:table-cell>
          <table:table-cell office:value-type="float" office:value="242258" calcext:value-type="float">
            <text:p>242258</text:p>
          </table:table-cell>
          <table:table-cell office:value-type="float" office:value="871003" calcext:value-type="float">
            <text:p>871003</text:p>
          </table:table-cell>
          <table:table-cell office:value-type="float" office:value="1113261" calcext:value-type="float">
            <text:p>1113261</text:p>
          </table:table-cell>
          <table:table-cell table:formula="of:=[.B10]-[.B9]" office:value-type="float" office:value="30749" calcext:value-type="float">
            <text:p>30749</text:p>
          </table:table-cell>
          <table:table-cell table:formula="of:=[.C10]-[.C9]" office:value-type="float" office:value="217560" calcext:value-type="float">
            <text:p>217560</text:p>
          </table:table-cell>
          <table:table-cell table:formula="of:=[.F10]/7627" office:value-type="float" office:value="28.5249770551986" calcext:value-type="float">
            <text:p>28,5249770551986</text:p>
          </table:table-cell>
          <table:table-cell table:formula="of:=[.F10]/7770" office:value-type="float" office:value="28" calcext:value-type="float">
            <text:p>28</text:p>
          </table:table-cell>
          <table:table-cell table:formula="of:=([.A10]-196)/131" office:value-type="float" office:value="7" calcext:value-type="float">
            <text:p>7</text:p>
          </table:table-cell>
          <table:table-cell table:formula="of:=4*[.I10]" office:value-type="float" office:value="28" calcext:value-type="float">
            <text:p>28</text:p>
          </table:table-cell>
          <table:table-cell table:formula="of:=[.J10]*7770" office:value-type="float" office:value="217560" calcext:value-type="float">
            <text:p>217560</text:p>
          </table:table-cell>
          <table:table-cell table:formula="of:=[.$B$3]+[.$E$4]*[.I10]" office:value-type="float" office:value="242258" calcext:value-type="float">
            <text:p>242258</text:p>
          </table:table-cell>
          <table:table-cell table:formula="of:=4*([.I10]+1)/2*([.I10]+1)/2" office:value-type="float" office:value="64" calcext:value-type="float">
            <text:p>64</text:p>
          </table:table-cell>
          <table:table-cell table:formula="of:=[.$C$3]+[.M10]*7770+[.M9]*7627" office:value-type="float" office:value="871003" calcext:value-type="float">
            <text:p>871003</text:p>
          </table:table-cell>
          <table:table-cell table:formula="of:=[.N10]+[.L10]" office:value-type="float" office:value="1113261" calcext:value-type="float">
            <text:p>1113261</text:p>
          </table:table-cell>
        </table:table-row>
        <table:table-row table:style-name="ro1">
          <table:table-cell table:formula="of:=[.A10]+131" office:value-type="float" office:value="1244" calcext:value-type="float">
            <text:p>1244</text:p>
          </table:table-cell>
          <table:table-cell office:value-type="float" office:value="273007" calcext:value-type="float">
            <text:p>273007</text:p>
          </table:table-cell>
          <table:table-cell office:value-type="float" office:value="1115067" calcext:value-type="float">
            <text:p>1115067</text:p>
          </table:table-cell>
          <table:table-cell office:value-type="float" office:value="1388074" calcext:value-type="float">
            <text:p>1388074</text:p>
          </table:table-cell>
          <table:table-cell table:formula="of:=[.B11]-[.B10]" office:value-type="float" office:value="30749" calcext:value-type="float">
            <text:p>30749</text:p>
          </table:table-cell>
          <table:table-cell table:formula="of:=[.C11]-[.C10]" office:value-type="float" office:value="244064" calcext:value-type="float">
            <text:p>244064</text:p>
          </table:table-cell>
          <table:table-cell table:formula="of:=[.F11]/7627" office:value-type="float" office:value="32" calcext:value-type="float">
            <text:p>32</text:p>
          </table:table-cell>
          <table:table-cell table:formula="of:=[.F11]/7770" office:value-type="float" office:value="31.4110682110682" calcext:value-type="float">
            <text:p>31,4110682110682</text:p>
          </table:table-cell>
          <table:table-cell table:formula="of:=([.A11]-196)/131" office:value-type="float" office:value="8" calcext:value-type="float">
            <text:p>8</text:p>
          </table:table-cell>
          <table:table-cell table:formula="of:=4*[.I11]" office:value-type="float" office:value="32" calcext:value-type="float">
            <text:p>32</text:p>
          </table:table-cell>
          <table:table-cell table:formula="of:=[.J11]*7770" office:value-type="float" office:value="248640" calcext:value-type="float">
            <text:p>248640</text:p>
          </table:table-cell>
          <table:table-cell table:formula="of:=[.$B$3]+[.$E$4]*[.I11]" office:value-type="float" office:value="273007" calcext:value-type="float">
            <text:p>273007</text:p>
          </table:table-cell>
          <table:table-cell table:formula="of:=[.I11]/2*([.I11]/2+1)*4" office:value-type="float" office:value="80" calcext:value-type="float">
            <text:p>80</text:p>
          </table:table-cell>
          <table:table-cell table:formula="of:=[.$C$3]+[.M10]*7770+[.M11]*7627" office:value-type="float" office:value="1115067" calcext:value-type="float">
            <text:p>1115067</text:p>
          </table:table-cell>
          <table:table-cell table:formula="of:=[.N11]+[.L11]" office:value-type="float" office:value="1388074" calcext:value-type="float">
            <text:p>1388074</text:p>
          </table:table-cell>
        </table:table-row>
        <table:table-row table:style-name="ro1">
          <table:table-cell table:formula="of:=[.A11]+131" office:value-type="float" office:value="1375" calcext:value-type="float">
            <text:p>1375</text:p>
          </table:table-cell>
          <table:table-cell office:value-type="float" office:value="303756" calcext:value-type="float">
            <text:p>303756</text:p>
          </table:table-cell>
          <table:table-cell office:value-type="float" office:value="1394787" calcext:value-type="float">
            <text:p>1394787</text:p>
          </table:table-cell>
          <table:table-cell office:value-type="float" office:value="1698543" calcext:value-type="float">
            <text:p>1698543</text:p>
          </table:table-cell>
          <table:table-cell table:formula="of:=[.B12]-[.B11]" office:value-type="float" office:value="30749" calcext:value-type="float">
            <text:p>30749</text:p>
          </table:table-cell>
          <table:table-cell table:formula="of:=[.C12]-[.C11]" office:value-type="float" office:value="279720" calcext:value-type="float">
            <text:p>279720</text:p>
          </table:table-cell>
          <table:table-cell table:formula="of:=[.F12]/7627" office:value-type="float" office:value="36.6749704995411" calcext:value-type="float">
            <text:p>36,6749704995411</text:p>
          </table:table-cell>
          <table:table-cell table:formula="of:=[.F12]/7770" office:value-type="float" office:value="36" calcext:value-type="float">
            <text:p>36</text:p>
          </table:table-cell>
          <table:table-cell table:formula="of:=([.A12]-196)/131" office:value-type="float" office:value="9" calcext:value-type="float">
            <text:p>9</text:p>
          </table:table-cell>
          <table:table-cell table:formula="of:=4*[.I12]" office:value-type="float" office:value="36" calcext:value-type="float">
            <text:p>36</text:p>
          </table:table-cell>
          <table:table-cell table:formula="of:=[.J12]*7770" office:value-type="float" office:value="279720" calcext:value-type="float">
            <text:p>279720</text:p>
          </table:table-cell>
          <table:table-cell table:formula="of:=[.$B$3]+[.$E$4]*[.I12]" office:value-type="float" office:value="303756" calcext:value-type="float">
            <text:p>303756</text:p>
          </table:table-cell>
          <table:table-cell table:formula="of:=4*([.I12]+1)/2*([.I12]+1)/2" office:value-type="float" office:value="100" calcext:value-type="float">
            <text:p>100</text:p>
          </table:table-cell>
          <table:table-cell table:formula="of:=[.$C$3]+[.M12]*7770+[.M11]*7627" office:value-type="float" office:value="1394787" calcext:value-type="float">
            <text:p>1394787</text:p>
          </table:table-cell>
          <table:table-cell table:formula="of:=[.N12]+[.L12]" office:value-type="float" office:value="1698543" calcext:value-type="float">
            <text:p>1698543</text:p>
          </table:table-cell>
        </table:table-row>
        <table:table-row table:style-name="ro1">
          <table:table-cell table:formula="of:=[.A12]+131" office:value-type="float" office:value="1506" calcext:value-type="float">
            <text:p>1506</text:p>
          </table:table-cell>
          <table:table-cell office:value-type="float" office:value="334505" calcext:value-type="float">
            <text:p>334505</text:p>
          </table:table-cell>
          <table:table-cell office:value-type="float" office:value="1699867" calcext:value-type="float">
            <text:p>1699867</text:p>
          </table:table-cell>
          <table:table-cell office:value-type="float" office:value="2034372" calcext:value-type="float">
            <text:p>2034372</text:p>
          </table:table-cell>
          <table:table-cell table:formula="of:=[.B13]-[.B12]" office:value-type="float" office:value="30749" calcext:value-type="float">
            <text:p>30749</text:p>
          </table:table-cell>
          <table:table-cell table:formula="of:=[.C13]-[.C12]" office:value-type="float" office:value="305080" calcext:value-type="float">
            <text:p>305080</text:p>
          </table:table-cell>
          <table:table-cell table:formula="of:=[.F13]/7627" office:value-type="float" office:value="40" calcext:value-type="float">
            <text:p>40</text:p>
          </table:table-cell>
          <table:table-cell table:formula="of:=[.F13]/7770" office:value-type="float" office:value="39.2638352638353" calcext:value-type="float">
            <text:p>39,2638352638353</text:p>
          </table:table-cell>
          <table:table-cell table:formula="of:=([.A13]-196)/131" office:value-type="float" office:value="10" calcext:value-type="float">
            <text:p>10</text:p>
          </table:table-cell>
          <table:table-cell table:formula="of:=4*[.I13]" office:value-type="float" office:value="40" calcext:value-type="float">
            <text:p>40</text:p>
          </table:table-cell>
          <table:table-cell table:formula="of:=[.J13]*7770" office:value-type="float" office:value="310800" calcext:value-type="float">
            <text:p>310800</text:p>
          </table:table-cell>
          <table:table-cell table:formula="of:=[.$B$3]+[.$E$4]*[.I13]" office:value-type="float" office:value="334505" calcext:value-type="float">
            <text:p>334505</text:p>
          </table:table-cell>
          <table:table-cell table:formula="of:=[.I13]/2*([.I13]/2+1)*4" office:value-type="float" office:value="120" calcext:value-type="float">
            <text:p>120</text:p>
          </table:table-cell>
          <table:table-cell table:formula="of:=[.$C$3]+[.M12]*7770+[.M13]*7627" office:value-type="float" office:value="1699867" calcext:value-type="float">
            <text:p>1699867</text:p>
          </table:table-cell>
          <table:table-cell table:formula="of:=[.N13]+[.L13]" office:value-type="float" office:value="2034372" calcext:value-type="float">
            <text:p>2034372</text:p>
          </table:table-cell>
        </table:table-row>
        <table:table-row table:style-name="ro1">
          <table:table-cell table:formula="of:=[.A13]+131" office:value-type="float" office:value="1637" calcext:value-type="float">
            <text:p>1637</text:p>
          </table:table-cell>
          <table:table-cell office:value-type="float" office:value="365254" calcext:value-type="float">
            <text:p>365254</text:p>
          </table:table-cell>
          <table:table-cell office:value-type="float" office:value="2041747" calcext:value-type="float">
            <text:p>2041747</text:p>
          </table:table-cell>
          <table:table-cell office:value-type="float" office:value="2407001" calcext:value-type="float">
            <text:p>2407001</text:p>
          </table:table-cell>
          <table:table-cell table:formula="of:=[.B14]-[.B13]" office:value-type="float" office:value="30749" calcext:value-type="float">
            <text:p>30749</text:p>
          </table:table-cell>
          <table:table-cell table:formula="of:=[.C14]-[.C13]" office:value-type="float" office:value="341880" calcext:value-type="float">
            <text:p>341880</text:p>
          </table:table-cell>
          <table:table-cell table:formula="of:=[.F14]/7627" office:value-type="float" office:value="44.8249639438836" calcext:value-type="float">
            <text:p>44,8249639438836</text:p>
          </table:table-cell>
          <table:table-cell table:formula="of:=[.F14]/7770" office:value-type="float" office:value="44" calcext:value-type="float">
            <text:p>44</text:p>
          </table:table-cell>
          <table:table-cell table:formula="of:=([.A14]-196)/131" office:value-type="float" office:value="11" calcext:value-type="float">
            <text:p>11</text:p>
          </table:table-cell>
          <table:table-cell table:formula="of:=4*[.I14]" office:value-type="float" office:value="44" calcext:value-type="float">
            <text:p>44</text:p>
          </table:table-cell>
          <table:table-cell table:formula="of:=[.J14]*7770" office:value-type="float" office:value="341880" calcext:value-type="float">
            <text:p>341880</text:p>
          </table:table-cell>
          <table:table-cell table:formula="of:=[.$B$3]+[.$E$4]*[.I14]" office:value-type="float" office:value="365254" calcext:value-type="float">
            <text:p>365254</text:p>
          </table:table-cell>
          <table:table-cell table:formula="of:=4*([.I14]+1)/2*([.I14]+1)/2" office:value-type="float" office:value="144" calcext:value-type="float">
            <text:p>144</text:p>
          </table:table-cell>
          <table:table-cell table:formula="of:=[.$C$3]+[.M14]*7770+[.M13]*7627" office:value-type="float" office:value="2041747" calcext:value-type="float">
            <text:p>2041747</text:p>
          </table:table-cell>
          <table:table-cell table:formula="of:=[.N14]+[.L14]" office:value-type="float" office:value="2407001" calcext:value-type="float">
            <text:p>2407001</text:p>
          </table:table-cell>
        </table:table-row>
        <table:table-row table:style-name="ro1">
          <table:table-cell table:formula="of:=[.A14]+131" office:value-type="float" office:value="1768" calcext:value-type="float">
            <text:p>1768</text:p>
          </table:table-cell>
          <table:table-cell office:value-type="float" office:value="396003" calcext:value-type="float">
            <text:p>396003</text:p>
          </table:table-cell>
          <table:table-cell office:value-type="float" office:value="2407843" calcext:value-type="float">
            <text:p>2407843</text:p>
          </table:table-cell>
          <table:table-cell office:value-type="float" office:value="2803846" calcext:value-type="float">
            <text:p>2803846</text:p>
          </table:table-cell>
          <table:table-cell table:formula="of:=[.B15]-[.B14]" office:value-type="float" office:value="30749" calcext:value-type="float">
            <text:p>30749</text:p>
          </table:table-cell>
          <table:table-cell table:formula="of:=[.C15]-[.C14]" office:value-type="float" office:value="366096" calcext:value-type="float">
            <text:p>366096</text:p>
          </table:table-cell>
          <table:table-cell table:formula="of:=[.F15]/7627" office:value-type="float" office:value="48" calcext:value-type="float">
            <text:p>48</text:p>
          </table:table-cell>
          <table:table-cell table:formula="of:=[.F15]/7770" office:value-type="float" office:value="47.1166023166023" calcext:value-type="float">
            <text:p>47,1166023166023</text:p>
          </table:table-cell>
          <table:table-cell table:formula="of:=([.A15]-196)/131" office:value-type="float" office:value="12" calcext:value-type="float">
            <text:p>12</text:p>
          </table:table-cell>
          <table:table-cell table:formula="of:=4*[.I15]" office:value-type="float" office:value="48" calcext:value-type="float">
            <text:p>48</text:p>
          </table:table-cell>
          <table:table-cell table:formula="of:=[.J15]*7770" office:value-type="float" office:value="372960" calcext:value-type="float">
            <text:p>372960</text:p>
          </table:table-cell>
          <table:table-cell table:formula="of:=[.$B$3]+[.$E$4]*[.I15]" office:value-type="float" office:value="396003" calcext:value-type="float">
            <text:p>396003</text:p>
          </table:table-cell>
          <table:table-cell table:formula="of:=[.I15]/2*([.I15]/2+1)*4" office:value-type="float" office:value="168" calcext:value-type="float">
            <text:p>168</text:p>
          </table:table-cell>
          <table:table-cell table:formula="of:=[.$C$3]+[.M14]*7770+[.M15]*7627" office:value-type="float" office:value="2407843" calcext:value-type="float">
            <text:p>2407843</text:p>
          </table:table-cell>
          <table:table-cell table:formula="of:=[.N15]+[.L15]" office:value-type="float" office:value="2803846" calcext:value-type="float">
            <text:p>2803846</text:p>
          </table:table-cell>
        </table:table-row>
        <table:table-row table:style-name="ro1" table:number-rows-repeated="7">
          <table:table-cell table:number-columns-repeated="15"/>
        </table:table-row>
        <table:table-row table:style-name="ro1">
          <table:table-cell table:number-columns-repeated="8"/>
          <table:table-cell table:formula="of:=[.I24]-1" office:value-type="float" office:value="14" calcext:value-type="float">
            <text:p>14</text:p>
          </table:table-cell>
          <table:table-cell table:formula="of:=4*[.I23]" office:value-type="float" office:value="56" calcext:value-type="float">
            <text:p>56</text:p>
          </table:table-cell>
          <table:table-cell table:formula="of:=[.J23]*7770" office:value-type="float" office:value="435120" calcext:value-type="float">
            <text:p>435120</text:p>
          </table:table-cell>
          <table:table-cell table:formula="of:=[.$B$3]+[.$E$4]*[.I23]" office:value-type="float" office:value="457501" calcext:value-type="float">
            <text:p>457501</text:p>
          </table:table-cell>
          <table:table-cell table:formula="of:=[.I23]/2*([.I23]/2+1)*4" office:value-type="float" office:value="224" calcext:value-type="float">
            <text:p>224</text:p>
          </table:table-cell>
          <table:table-cell table:formula="of:=[.$C$3]+[.M22]*7770+[.M23]*7627" office:value-type="float" office:value="1716075" calcext:value-type="float">
            <text:p>1716075</text:p>
          </table:table-cell>
          <table:table-cell table:formula="of:=[.N23]+[.L23]" office:value-type="float" office:value="2173576" calcext:value-type="float">
            <text:p>2173576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488250" calcext:value-type="float">
            <text:p>488250</text:p>
          </table:table-cell>
          <table:table-cell office:value-type="float" office:value="3705195" calcext:value-type="float">
            <text:p>3705195</text:p>
          </table:table-cell>
          <table:table-cell office:value-type="float" office:value="4193445" calcext:value-type="float">
            <text:p>4193445</text:p>
          </table:table-cell>
          <table:table-cell table:number-columns-repeated="4"/>
          <table:table-cell table:formula="of:=([.A24]-196)/131" office:value-type="float" office:value="15" calcext:value-type="float">
            <text:p>15</text:p>
          </table:table-cell>
          <table:table-cell table:formula="of:=4*[.I24]" office:value-type="float" office:value="60" calcext:value-type="float">
            <text:p>60</text:p>
          </table:table-cell>
          <table:table-cell table:formula="of:=[.J24]*7770" office:value-type="float" office:value="466200" calcext:value-type="float">
            <text:p>466200</text:p>
          </table:table-cell>
          <table:table-cell table:formula="of:=[.$B$3]+[.$E$4]*[.I24]" office:value-type="float" office:value="488250" calcext:value-type="float">
            <text:p>488250</text:p>
          </table:table-cell>
          <table:table-cell table:formula="of:=4*([.I24]+1)/2*([.I24]+1)/2" office:value-type="float" office:value="256" calcext:value-type="float">
            <text:p>256</text:p>
          </table:table-cell>
          <table:table-cell table:formula="of:=[.$C$3]+[.M24]*7770+[.M23]*7627" office:value-type="float" office:value="3705195" calcext:value-type="float">
            <text:p>3705195</text:p>
          </table:table-cell>
          <table:table-cell table:formula="of:=[.N24]+[.L24]" office:value-type="float" office:value="4193445" calcext:value-type="float">
            <text:p>4193445</text:p>
          </table:table-cell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8"/>
          <table:table-cell table:formula="of:=[.I31]-1" office:value-type="float" office:value="38.9923664122137" calcext:value-type="float">
            <text:p>38,9923664122137</text:p>
          </table:table-cell>
          <table:table-cell table:formula="of:=4*[.I30]" office:value-type="float" office:value="155.969465648855" calcext:value-type="float">
            <text:p>155,969465648855</text:p>
          </table:table-cell>
          <table:table-cell table:formula="of:=[.J30]*7770" office:value-type="float" office:value="1211882.7480916" calcext:value-type="float">
            <text:p>1211882,7480916</text:p>
          </table:table-cell>
          <table:table-cell table:formula="of:=[.$B$3]+[.$E$4]*[.I30]" office:value-type="float" office:value="1225991.27480916" calcext:value-type="float">
            <text:p>1225991,27480916</text:p>
          </table:table-cell>
          <table:table-cell table:formula="of:=4*([.I30]+1)/2*([.I30]+1)/2" office:value-type="float" office:value="1599.38937124876" calcext:value-type="float">
            <text:p>1599,38937124876</text:p>
          </table:table-cell>
          <table:table-cell table:formula="of:=[.$C$3]+[.M30]*7770+[.M29]*7627" office:value-type="float" office:value="12434882.4146029" calcext:value-type="float">
            <text:p>12434882,4146029</text:p>
          </table:table-cell>
          <table:table-cell table:formula="of:=[.N30]+[.L30]" office:value-type="float" office:value="13660873.689412" calcext:value-type="float">
            <text:p>13660873,689412</text:p>
          </table:table-cell>
        </table:table-row>
        <table:table-row table:style-name="ro1">
          <table:table-cell office:value-type="float" office:value="5435" calcext:value-type="float">
            <text:p>5435</text:p>
          </table:table-cell>
          <table:table-cell office:value-type="float" office:value="1260424" calcext:value-type="float">
            <text:p>1260424</text:p>
          </table:table-cell>
          <table:table-cell office:value-type="float" office:value="25252987" calcext:value-type="float">
            <text:p>25252987</text:p>
          </table:table-cell>
          <table:table-cell office:value-type="float" office:value="26513411" calcext:value-type="float">
            <text:p>26513411</text:p>
          </table:table-cell>
          <table:table-cell table:number-columns-repeated="4"/>
          <table:table-cell table:formula="of:=([.A31]-196)/131" office:value-type="float" office:value="39.9923664122137" calcext:value-type="float">
            <text:p>39,9923664122137</text:p>
          </table:table-cell>
          <table:table-cell table:formula="of:=4*[.I31]" office:value-type="float" office:value="159.969465648855" calcext:value-type="float">
            <text:p>159,969465648855</text:p>
          </table:table-cell>
          <table:table-cell table:formula="of:=[.J31]*7770" office:value-type="float" office:value="1242962.7480916" calcext:value-type="float">
            <text:p>1242962,7480916</text:p>
          </table:table-cell>
          <table:table-cell table:formula="of:=[.$B$3]+[.$E$4]*[.I31]" office:value-type="float" office:value="1256740.27480916" calcext:value-type="float">
            <text:p>1256740,27480916</text:p>
          </table:table-cell>
          <table:table-cell table:formula="of:=[.I31]/2*([.I31]/2+1)*4" office:value-type="float" office:value="1679.37410407319" calcext:value-type="float">
            <text:p>1679,37410407319</text:p>
          </table:table-cell>
          <table:table-cell table:formula="of:=[.$C$3]+[.M30]*7770+[.M31]*7627" office:value-type="float" office:value="25243468.7063691" calcext:value-type="float">
            <text:p>25243468,7063691</text:p>
          </table:table-cell>
          <table:table-cell table:formula="of:=[.N31]+[.L31]" office:value-type="float" office:value="26500208.9811783" calcext:value-type="float">
            <text:p>26500208,9811783</text:p>
          </table:table-cell>
        </table:table-row>
        <table:table-row table:style-name="ro1">
          <table:table-cell table:number-columns-repeated="8"/>
          <table:table-cell table:formula="of:=[.I33]-1" office:value-type="float" office:value="202298" calcext:value-type="float">
            <text:p>202298</text:p>
          </table:table-cell>
          <table:table-cell table:formula="of:=4*[.I32]" office:value-type="float" office:value="809192" calcext:value-type="float">
            <text:p>809192</text:p>
          </table:table-cell>
          <table:table-cell table:formula="of:=[.J32]*7770" office:value-type="float" office:value="6287421840" calcext:value-type="float">
            <text:p>6287421840</text:p>
          </table:table-cell>
          <table:table-cell table:formula="of:=[.$B$3]+[.$E$4]*[.I32]" office:value-type="float" office:value="6220488217" calcext:value-type="float">
            <text:p>6220488217</text:p>
          </table:table-cell>
          <table:table-cell table:formula="of:=[.I32]/2*([.I32]/2+1)*4" office:value-type="float" office:value="40924885400" calcext:value-type="float">
            <text:p>40924885400</text:p>
          </table:table-cell>
          <table:table-cell table:formula="of:=[.$C$3]+[.M31]*7770+[.M32]*7627" office:value-type="float" office:value="312134114002164" calcext:value-type="float">
            <text:p>312134114002164</text:p>
          </table:table-cell>
          <table:table-cell table:formula="of:=[.N32]+[.L32]" office:value-type="float" office:value="312140334490381" calcext:value-type="float">
            <text:p>312140334490381</text:p>
          </table:table-cell>
        </table:table-row>
        <table:table-row table:style-name="ro1">
          <table:table-cell office:value-type="float" office:value="26501365" calcext:value-type="float">
            <text:p>26501365</text:p>
          </table:table-cell>
          <table:table-cell table:number-columns-repeated="7"/>
          <table:table-cell table:formula="of:=([.A33]-196)/131" office:value-type="float" office:value="202299" calcext:value-type="float">
            <text:p>202299</text:p>
          </table:table-cell>
          <table:table-cell table:formula="of:=4*[.I33]" office:value-type="float" office:value="809196" calcext:value-type="float">
            <text:p>809196</text:p>
          </table:table-cell>
          <table:table-cell table:formula="of:=[.J33]*7770" office:value-type="float" office:value="6287452920" calcext:value-type="float">
            <text:p>6287452920</text:p>
          </table:table-cell>
          <table:table-cell table:formula="of:=[.$B$3]+[.$E$4]*[.I33]" office:value-type="float" office:value="6220518966" calcext:value-type="float">
            <text:p>6220518966</text:p>
          </table:table-cell>
          <table:table-cell table:formula="of:=4*([.I33]+1)/2*([.I33]+1)/2" office:value-type="float" office:value="40925290000" calcext:value-type="float">
            <text:p>40925290000</text:p>
          </table:table-cell>
          <table:table-cell table:formula="of:=[.$C$3]+[.M33]*7770+[.M32]*7627" office:value-type="float" office:value="630123604253427" calcext:value-type="float">
            <text:p>630123604253427</text:p>
          </table:table-cell>
          <table:table-cell table:formula="of:=[.N33]+[.L33]" office:value-type="float" office:value="630129824772393" calcext:value-type="float">
            <text:p>6301298247723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15:14:25.033000000</meta:creation-date>
    <dc:date>2023-12-21T18:57:52.831000000</dc:date>
    <meta:editing-duration>PT3H43M27S</meta:editing-duration>
    <meta:editing-cycles>2</meta:editing-cycles>
    <meta:generator>LibreOffice/7.6.4.1$Windows_X86_64 LibreOffice_project/e19e193f88cd6c0525a17fb7a176ed8e6a3e2aa1</meta:generator>
    <meta:document-statistic meta:table-count="3" meta:cell-count="11544" meta:object-count="0"/>
  </office:meta>
</office:document-meta>
</file>